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0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201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5945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9291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1.0689in"/>
    </style:style>
    <style:style style:name="co13" style:family="table-column">
      <style:table-column-properties fo:break-before="auto" style:column-width="0.919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able-cell-properties fo:wrap-option="wrap" style:vertical-align="bottom"/>
    </style:style>
    <style:style style:name="ce2" style:family="table-cell" style:parent-style-name="Default" style:data-style-name="N1">
      <style:table-cell-properties fo:wrap-option="wrap" style:vertical-align="bottom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wrap-option="wrap" style:vertical-align="bottom"/>
    </style:style>
    <style:style style:name="ce6" style:family="table-cell" style:parent-style-name="Default" style:data-style-name="N121">
      <style:table-cell-properties fo:wrap-option="wrap" style:vertical-align="bottom"/>
    </style:style>
    <style:style style:name="ce7" style:family="table-cell" style:parent-style-name="Default" style:data-style-name="N121"/>
    <style:style style:name="ce8" style:family="table-cell" style:parent-style-name="Default" style:data-style-name="N118"/>
    <style:style style:name="ce9" style:family="table-cell" style:parent-style-name="Default" style:data-style-name="N128"/>
    <style:style style:name="ce10" style:family="table-cell" style:parent-style-name="Default" style:data-style-name="N101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7"/>
        <table:table-column table:style-name="co10" table:default-cell-style-name="ce7"/>
        <table:table-column table:style-name="co9" table:default-cell-style-name="ce7"/>
        <table:table-column table:style-name="co11" table:number-columns-repeated="3" table:default-cell-style-name="Default"/>
        <table:table-column table:style-name="co12" table:default-cell-style-name="ce8"/>
        <table:table-column table:style-name="co11" table:default-cell-style-name="ce3"/>
        <table:table-column table:style-name="co11" table:default-cell-style-name="Default"/>
        <table:table-column table:style-name="co11" table:number-columns-repeated="2" table:default-cell-style-name="ce3"/>
        <table:table-column table:style-name="co11" table:number-columns-repeated="2" table:default-cell-style-name="Default"/>
        <table:table-column table:style-name="co11" table:number-columns-repeated="2" table:default-cell-style-name="ce10"/>
        <table:table-column table:style-name="co13" table:number-columns-repeated="2" table:default-cell-style-name="ce3"/>
        <table:table-column table:style-name="co13" table:default-cell-style-name="ce7"/>
        <table:table-column table:style-name="co11" table:number-columns-repeated="997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State</text:p>
          </table:table-cell>
          <table:table-cell table:style-name="ce1" office:value-type="string">
            <text:p>County</text:p>
          </table:table-cell>
          <table:table-cell table:style-name="ce2" office:value-type="string">
            <text:p>DistrictCode</text:p>
          </table:table-cell>
          <table:table-cell table:style-name="ce1" office:value-type="string">
            <text:p>District</text:p>
          </table:table-cell>
          <table:table-cell office:value-type="string">
            <text:p>Poverty Pupils Fy2010</text:p>
          </table:table-cell>
          <table:table-cell table:style-name="ce5" office:value-type="string">
            <text:p>At Risk Pupils Fy2010</text:p>
          </table:table-cell>
          <table:table-cell table:style-name="ce5" office:value-type="string">
            <text:p>Total Funded Pupils Fy2010</text:p>
          </table:table-cell>
          <table:table-cell table:style-name="ce6" office:value-type="string">
            <text:p>Ses Allocation Fy2010</text:p>
          </table:table-cell>
          <table:table-cell table:style-name="ce6" office:value-type="string">
            <text:p>Arra Allocation Fy2010</text:p>
          </table:table-cell>
          <table:table-cell office:value-type="string">
            <text:p>Total Allocation Fy2010</text:p>
          </table:table-cell>
          <table:table-cell office:value-type="string">
            <text:p>Per Pupil Allocation Fy2010</text:p>
          </table:table-cell>
          <table:table-cell office:value-type="string">
            <text:p>PovertyPupilsFy2011</text:p>
          </table:table-cell>
          <table:table-cell office:value-type="string">
            <text:p>AtRiskPupilsFy2011</text:p>
          </table:table-cell>
          <table:table-cell office:value-type="string">
            <text:p>TotalFundedPupilsFy2011</text:p>
          </table:table-cell>
          <table:table-cell office:value-type="string">
            <text:p>SesAllocationFy2011</text:p>
          </table:table-cell>
          <table:table-cell office:value-type="string">
            <text:p>PerPupilAllocationFy2011</text:p>
          </table:table-cell>
          <table:table-cell office:value-type="string">
            <text:p>Exceptions</text:p>
          </table:table-cell>
          <table:table-cell office:value-type="string">
            <text:p>AfterSchoolHours</text:p>
          </table:table-cell>
          <table:table-cell office:value-type="string">
            <text:p>AtHomeHours</text:p>
          </table:table-cell>
          <table:table-cell office:value-type="string">
            <text:p>AfterSchoolAttendanceBonus</text:p>
          </table:table-cell>
          <table:table-cell office:value-type="string">
            <text:p>AtHomeAttendanceBonus</text:p>
          </table:table-cell>
          <table:table-cell office:value-type="string">
            <text:p>AfterSchoolCommission</text:p>
          </table:table-cell>
          <table:table-cell office:value-type="string">
            <text:p>AtHomeCommission</text:p>
          </table:table-cell>
          <table:table-cell office:value-type="string">
            <text:p>AfterSchoolWeeks</text:p>
          </table:table-cell>
          <table:table-cell office:value-type="string">
            <text:p>AtHomeWeeks</text:p>
          </table:table-cell>
          <table:table-cell office:value-type="string">
            <text:p>TotalAvail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ABSECON_CITY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table:formula="of:=SUM([.F2:.G2])" office:value-type="float" office:value="156">
            <text:p>156</text:p>
          </table:table-cell>
          <table:table-cell table:style-name="ce6" office:value-type="float" office:value="133000">
            <text:p>$ 133,000 </text:p>
          </table:table-cell>
          <table:table-cell table:style-name="ce6" office:value-type="float" office:value="42514">
            <text:p>$ 42,514 </text:p>
          </table:table-cell>
          <table:table-cell table:formula="of:=SUM([.I2:.J2])" office:value-type="float" office:value="175514">
            <text:p>$ 175,514 </text:p>
          </table:table-cell>
          <table:table-cell table:formula="of:=[.K2]/[.H2]" office:value-type="float" office:value="1125.08974358974">
            <text:p>$ 1,125 </text:p>
          </table:table-cell>
          <table:table-cell/>
          <table:table-cell office:value-type="float" office:value="145">
            <text:p>145</text:p>
          </table:table-cell>
          <table:table-cell table:formula="of:=SUM([.M2:.N2])" office:value-type="float" office:value="145">
            <text:p>145</text:p>
          </table:table-cell>
          <table:table-cell table:style-name="ce9" office:value-type="float" office:value="118423">
            <text:p>118,423 </text:p>
          </table:table-cell>
          <table:table-cell table:formula="of:=[.P2]/[.O2]" office:value-type="float" office:value="816.710344827586">
            <text:p>817</text:p>
          </table:table-cell>
          <table:table-cell/>
          <table:table-cell table:formula="of:=[.Q2]/43.67" office:value-type="float" office:value="18.7018627164549">
            <text:p>19</text:p>
          </table:table-cell>
          <table:table-cell table:formula="of:=[.Q2]/81.88" office:value-type="float" office:value="9.97447905260853">
            <text:p>10</text:p>
          </table:table-cell>
          <table:table-cell table:style-name="ce10" table:formula="of:=[.S2]*4" office:value-type="currency" office:currency="USD" office:value="74.8074508658197">
            <text:p>$75</text:p>
          </table:table-cell>
          <table:table-cell table:style-name="ce10" table:formula="of:=[.T2]*4" office:value-type="currency" office:currency="USD" office:value="39.8979162104341">
            <text:p>$40</text:p>
          </table:table-cell>
          <table:table-cell table:formula="of:=[.S2]*4" office:value-type="currency" office:currency="USD" office:value="74.8074508658197">
            <text:p>$75</text:p>
          </table:table-cell>
          <table:table-cell table:formula="of:=[.T2]*4" office:value-type="currency" office:currency="USD" office:value="39.8979162104341">
            <text:p>$40</text:p>
          </table:table-cell>
          <table:table-cell table:formula="of:=[.S2]/2" office:value-type="float" office:value="9.35093135822746">
            <text:p>9</text:p>
          </table:table-cell>
          <table:table-cell table:formula="of:=[.T2]/2" office:value-type="float" office:value="4.98723952630426">
            <text:p>5</text:p>
          </table:table-cell>
          <table:table-cell table:formula="of:=[.P2]*0.183" office:value-type="float" office:value="21671.409">
            <text:p>$ 21,67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10">
            <text:p>110</text:p>
          </table:table-cell>
          <table:table-cell table:style-name="ce1" office:value-type="string">
            <text:p>ATLANTIC_CITY</text:p>
          </table:table-cell>
          <table:table-cell table:style-name="ce5" office:value-type="float" office:value="1857">
            <text:p>1,857</text:p>
          </table:table-cell>
          <table:table-cell table:style-name="ce5"/>
          <table:table-cell table:style-name="ce5" table:formula="of:=SUM([.F3:.G3])" office:value-type="float" office:value="1857">
            <text:p>1,857</text:p>
          </table:table-cell>
          <table:table-cell table:style-name="ce6" office:value-type="float" office:value="2713057">
            <text:p>$ 2,713,057 </text:p>
          </table:table-cell>
          <table:table-cell table:style-name="ce6" office:value-type="float" office:value="2320751">
            <text:p>$ 2,320,751 </text:p>
          </table:table-cell>
          <table:table-cell table:formula="of:=SUM([.I3:.J3])" office:value-type="float" office:value="5033808">
            <text:p>$ 5,033,808 </text:p>
          </table:table-cell>
          <table:table-cell table:formula="of:=[.K3]/[.H3]" office:value-type="float" office:value="2710.72051696284">
            <text:p>$ 2,711 </text:p>
          </table:table-cell>
          <table:table-cell office:value-type="float" office:value="1982">
            <text:p>1982</text:p>
          </table:table-cell>
          <table:table-cell/>
          <table:table-cell table:formula="of:=SUM([.M3:.N3])" office:value-type="float" office:value="1982">
            <text:p>1982</text:p>
          </table:table-cell>
          <table:table-cell table:style-name="ce9" office:value-type="float" office:value="3410166">
            <text:p>3,410,166 </text:p>
          </table:table-cell>
          <table:table-cell table:formula="of:=[.P3]/[.O3]" office:value-type="float" office:value="1720.56811301715">
            <text:p>1721</text:p>
          </table:table-cell>
          <table:table-cell/>
          <table:table-cell table:formula="of:=[.Q3]/43.67" office:value-type="float" office:value="39.3993156175213">
            <text:p>39</text:p>
          </table:table-cell>
          <table:table-cell table:formula="of:=[.Q3]/81.88" office:value-type="float" office:value="21.0132891184313">
            <text:p>21</text:p>
          </table:table-cell>
          <table:table-cell table:style-name="ce10" table:formula="of:=[.S3]*4" office:value-type="currency" office:currency="USD" office:value="157.597262470085">
            <text:p>$158</text:p>
          </table:table-cell>
          <table:table-cell table:style-name="ce10" table:formula="of:=[.T3]*4" office:value-type="currency" office:currency="USD" office:value="84.0531564737252">
            <text:p>$84</text:p>
          </table:table-cell>
          <table:table-cell table:formula="of:=[.S3]*4" office:value-type="currency" office:currency="USD" office:value="157.597262470085">
            <text:p>$158</text:p>
          </table:table-cell>
          <table:table-cell table:formula="of:=[.T3]*4" office:value-type="currency" office:currency="USD" office:value="84.0531564737252">
            <text:p>$84</text:p>
          </table:table-cell>
          <table:table-cell table:formula="of:=[.S3]/2" office:value-type="float" office:value="19.6996578087606">
            <text:p>20</text:p>
          </table:table-cell>
          <table:table-cell table:formula="of:=[.T3]/2" office:value-type="float" office:value="10.5066445592156">
            <text:p>11</text:p>
          </table:table-cell>
          <table:table-cell table:formula="of:=[.P3]*0.183" office:value-type="float" office:value="624060.378">
            <text:p>$ 624,06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ATLANTIC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4:.G4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4:.J4])" office:value-type="float" office:value="170838">
            <text:p>$ 170,838 </text:p>
          </table:table-cell>
          <table:table-cell table:formula="of:=[.K4]/[.H4]" office:value-type="float" office:value="1366.704">
            <text:p>$ 1,367 </text:p>
          </table:table-cell>
          <table:table-cell/>
          <table:table-cell office:value-type="float" office:value="242">
            <text:p>242</text:p>
          </table:table-cell>
          <table:table-cell table:formula="of:=SUM([.M4:.N4])" office:value-type="float" office:value="242">
            <text:p>242</text:p>
          </table:table-cell>
          <table:table-cell table:style-name="ce9" office:value-type="float" office:value="226595">
            <text:p>226,595 </text:p>
          </table:table-cell>
          <table:table-cell table:formula="of:=[.P4]/[.O4]" office:value-type="float" office:value="936.342975206612">
            <text:p>936</text:p>
          </table:table-cell>
          <table:table-cell/>
          <table:table-cell table:formula="of:=[.Q4]/43.67" office:value-type="float" office:value="21.4413321549487">
            <text:p>21</text:p>
          </table:table-cell>
          <table:table-cell table:formula="of:=[.Q4]/81.88" office:value-type="float" office:value="11.4355517245556">
            <text:p>11</text:p>
          </table:table-cell>
          <table:table-cell table:style-name="ce10" table:formula="of:=[.S4]*4" office:value-type="currency" office:currency="USD" office:value="85.765328619795">
            <text:p>$86</text:p>
          </table:table-cell>
          <table:table-cell table:style-name="ce10" table:formula="of:=[.T4]*4" office:value-type="currency" office:currency="USD" office:value="45.7422068982224">
            <text:p>$46</text:p>
          </table:table-cell>
          <table:table-cell table:formula="of:=[.S4]*4" office:value-type="currency" office:currency="USD" office:value="85.765328619795">
            <text:p>$86</text:p>
          </table:table-cell>
          <table:table-cell table:formula="of:=[.T4]*4" office:value-type="currency" office:currency="USD" office:value="45.7422068982224">
            <text:p>$46</text:p>
          </table:table-cell>
          <table:table-cell table:formula="of:=[.S4]/2" office:value-type="float" office:value="10.7206660774744">
            <text:p>11</text:p>
          </table:table-cell>
          <table:table-cell table:formula="of:=[.T4]/2" office:value-type="float" office:value="5.71777586227779">
            <text:p>6</text:p>
          </table:table-cell>
          <table:table-cell table:formula="of:=[.P4]*0.183" office:value-type="float" office:value="41466.885">
            <text:p>$ 41,46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70">
            <text:p>570</text:p>
          </table:table-cell>
          <table:table-cell table:style-name="ce1" office:value-type="string">
            <text:p>BRIGANTINE_CITY</text:p>
          </table:table-cell>
          <table:table-cell/>
          <table:table-cell table:style-name="ce5" office:value-type="float" office:value="187">
            <text:p>187</text:p>
          </table:table-cell>
          <table:table-cell table:style-name="ce5" table:formula="of:=SUM([.F5:.G5])" office:value-type="float" office:value="187">
            <text:p>187</text:p>
          </table:table-cell>
          <table:table-cell table:style-name="ce6" office:value-type="float" office:value="187806">
            <text:p>$ 187,806 </text:p>
          </table:table-cell>
          <table:table-cell table:style-name="ce6" office:value-type="float" office:value="61673">
            <text:p>$ 61,673 </text:p>
          </table:table-cell>
          <table:table-cell table:formula="of:=SUM([.I5:.J5])" office:value-type="float" office:value="249479">
            <text:p>$ 249,479 </text:p>
          </table:table-cell>
          <table:table-cell table:formula="of:=[.K5]/[.H5]" office:value-type="float" office:value="1334.11229946524">
            <text:p>$ 1,334 </text:p>
          </table:table-cell>
          <table:table-cell/>
          <table:table-cell office:value-type="float" office:value="219">
            <text:p>219</text:p>
          </table:table-cell>
          <table:table-cell table:formula="of:=SUM([.M5:.N5])" office:value-type="float" office:value="219">
            <text:p>219</text:p>
          </table:table-cell>
          <table:table-cell table:style-name="ce9" office:value-type="float" office:value="190747">
            <text:p>190,747 </text:p>
          </table:table-cell>
          <table:table-cell table:formula="of:=[.P5]/[.O5]" office:value-type="float" office:value="870.990867579909">
            <text:p>871</text:p>
          </table:table-cell>
          <table:table-cell/>
          <table:table-cell table:formula="of:=[.Q5]/43.67" office:value-type="float" office:value="19.9448332397506">
            <text:p>20</text:p>
          </table:table-cell>
          <table:table-cell table:formula="of:=[.Q5]/81.88" office:value-type="float" office:value="10.6374067852944">
            <text:p>11</text:p>
          </table:table-cell>
          <table:table-cell table:style-name="ce10" table:formula="of:=[.S5]*4" office:value-type="currency" office:currency="USD" office:value="79.7793329590024">
            <text:p>$80</text:p>
          </table:table-cell>
          <table:table-cell table:style-name="ce10" table:formula="of:=[.T5]*4" office:value-type="currency" office:currency="USD" office:value="42.5496271411778">
            <text:p>$43</text:p>
          </table:table-cell>
          <table:table-cell table:formula="of:=[.S5]*4" office:value-type="currency" office:currency="USD" office:value="79.7793329590024">
            <text:p>$80</text:p>
          </table:table-cell>
          <table:table-cell table:formula="of:=[.T5]*4" office:value-type="currency" office:currency="USD" office:value="42.5496271411778">
            <text:p>$43</text:p>
          </table:table-cell>
          <table:table-cell table:formula="of:=[.S5]/2" office:value-type="float" office:value="9.9724166198753">
            <text:p>10</text:p>
          </table:table-cell>
          <table:table-cell table:formula="of:=[.T5]/2" office:value-type="float" office:value="5.31870339264722">
            <text:p>5</text:p>
          </table:table-cell>
          <table:table-cell table:formula="of:=[.P5]*0.183" office:value-type="float" office:value="34906.701">
            <text:p>$ 34,90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90">
            <text:p>590</text:p>
          </table:table-cell>
          <table:table-cell table:style-name="ce1" office:value-type="string">
            <text:p>BUENA_REGIONAL</text:p>
          </table:table-cell>
          <table:table-cell/>
          <table:table-cell table:style-name="ce5" office:value-type="float" office:value="816">
            <text:p>816</text:p>
          </table:table-cell>
          <table:table-cell table:style-name="ce5" table:formula="of:=SUM([.F6:.G6])" office:value-type="float" office:value="816">
            <text:p>816</text:p>
          </table:table-cell>
          <table:table-cell table:style-name="ce6" office:value-type="float" office:value="813289">
            <text:p>$ 813,289 </text:p>
          </table:table-cell>
          <table:table-cell table:style-name="ce6" office:value-type="float" office:value="370802">
            <text:p>$ 370,802 </text:p>
          </table:table-cell>
          <table:table-cell table:formula="of:=SUM([.I6:.J6])" office:value-type="float" office:value="1184091">
            <text:p>$ 1,184,091 </text:p>
          </table:table-cell>
          <table:table-cell table:formula="of:=[.K6]/[.H6]" office:value-type="float" office:value="1451.09191176471">
            <text:p>$ 1,451 </text:p>
          </table:table-cell>
          <table:table-cell/>
          <table:table-cell office:value-type="float" office:value="898">
            <text:p>898</text:p>
          </table:table-cell>
          <table:table-cell table:formula="of:=SUM([.M6:.N6])" office:value-type="float" office:value="898">
            <text:p>898</text:p>
          </table:table-cell>
          <table:table-cell table:style-name="ce9" office:value-type="float" office:value="841851">
            <text:p>841,851 </text:p>
          </table:table-cell>
          <table:table-cell table:formula="of:=[.P6]/[.O6]" office:value-type="float" office:value="937.473273942094">
            <text:p>937</text:p>
          </table:table-cell>
          <table:table-cell/>
          <table:table-cell table:formula="of:=[.Q6]/43.67" office:value-type="float" office:value="21.467214883034">
            <text:p>21</text:p>
          </table:table-cell>
          <table:table-cell table:formula="of:=[.Q6]/81.88" office:value-type="float" office:value="11.4493560569381">
            <text:p>11</text:p>
          </table:table-cell>
          <table:table-cell table:style-name="ce10" table:formula="of:=[.S6]*4" office:value-type="currency" office:currency="USD" office:value="85.8688595321359">
            <text:p>$86</text:p>
          </table:table-cell>
          <table:table-cell table:style-name="ce10" table:formula="of:=[.T6]*4" office:value-type="currency" office:currency="USD" office:value="45.7974242277525">
            <text:p>$46</text:p>
          </table:table-cell>
          <table:table-cell table:formula="of:=[.S6]*4" office:value-type="currency" office:currency="USD" office:value="85.8688595321359">
            <text:p>$86</text:p>
          </table:table-cell>
          <table:table-cell table:formula="of:=[.T6]*4" office:value-type="currency" office:currency="USD" office:value="45.7974242277525">
            <text:p>$46</text:p>
          </table:table-cell>
          <table:table-cell table:formula="of:=[.S6]/2" office:value-type="float" office:value="10.733607441517">
            <text:p>11</text:p>
          </table:table-cell>
          <table:table-cell table:formula="of:=[.T6]/2" office:value-type="float" office:value="5.72467802846906">
            <text:p>6</text:p>
          </table:table-cell>
          <table:table-cell table:formula="of:=[.P6]*0.183" office:value-type="float" office:value="154058.733">
            <text:p>$ 154,05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300">
            <text:p>1300</text:p>
          </table:table-cell>
          <table:table-cell table:style-name="ce1" office:value-type="string">
            <text:p>EGG_HARBOR_CITY</text:p>
          </table:table-cell>
          <table:table-cell/>
          <table:table-cell table:style-name="ce5" office:value-type="float" office:value="275">
            <text:p>275</text:p>
          </table:table-cell>
          <table:table-cell table:style-name="ce5" table:formula="of:=SUM([.F7:.G7])" office:value-type="float" office:value="275">
            <text:p>275</text:p>
          </table:table-cell>
          <table:table-cell table:style-name="ce6" office:value-type="float" office:value="387869">
            <text:p>$ 387,869 </text:p>
          </table:table-cell>
          <table:table-cell table:style-name="ce6" office:value-type="float" office:value="218229">
            <text:p>$ 218,229 </text:p>
          </table:table-cell>
          <table:table-cell table:formula="of:=SUM([.I7:.J7])" office:value-type="float" office:value="606098">
            <text:p>$ 606,098 </text:p>
          </table:table-cell>
          <table:table-cell table:formula="of:=[.K7]/[.H7]" office:value-type="float" office:value="2203.99272727273">
            <text:p>$ 2,204 </text:p>
          </table:table-cell>
          <table:table-cell/>
          <table:table-cell office:value-type="float" office:value="315">
            <text:p>315</text:p>
          </table:table-cell>
          <table:table-cell table:formula="of:=SUM([.M7:.N7])" office:value-type="float" office:value="315">
            <text:p>315</text:p>
          </table:table-cell>
          <table:table-cell table:style-name="ce9" office:value-type="float" office:value="368206">
            <text:p>368,206 </text:p>
          </table:table-cell>
          <table:table-cell table:formula="of:=[.P7]/[.O7]" office:value-type="float" office:value="1168.90793650794">
            <text:p>1169</text:p>
          </table:table-cell>
          <table:table-cell/>
          <table:table-cell table:formula="of:=[.Q7]/43.67" office:value-type="float" office:value="26.7668407718785">
            <text:p>27</text:p>
          </table:table-cell>
          <table:table-cell table:formula="of:=[.Q7]/81.88" office:value-type="float" office:value="14.2758663471902">
            <text:p>14</text:p>
          </table:table-cell>
          <table:table-cell table:style-name="ce10" table:formula="of:=[.S7]*4" office:value-type="currency" office:currency="USD" office:value="107.067363087514">
            <text:p>$107</text:p>
          </table:table-cell>
          <table:table-cell table:style-name="ce10" table:formula="of:=[.T7]*4" office:value-type="currency" office:currency="USD" office:value="57.1034653887609">
            <text:p>$57</text:p>
          </table:table-cell>
          <table:table-cell table:formula="of:=[.S7]*4" office:value-type="currency" office:currency="USD" office:value="107.067363087514">
            <text:p>$107</text:p>
          </table:table-cell>
          <table:table-cell table:formula="of:=[.T7]*4" office:value-type="currency" office:currency="USD" office:value="57.1034653887609">
            <text:p>$57</text:p>
          </table:table-cell>
          <table:table-cell table:formula="of:=[.S7]/2" office:value-type="float" office:value="13.3834203859393">
            <text:p>13</text:p>
          </table:table-cell>
          <table:table-cell table:formula="of:=[.T7]/2" office:value-type="float" office:value="7.13793317359512">
            <text:p>7</text:p>
          </table:table-cell>
          <table:table-cell table:formula="of:=[.P7]*0.183" office:value-type="float" office:value="67381.698">
            <text:p>$ 67,38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310">
            <text:p>1310</text:p>
          </table:table-cell>
          <table:table-cell table:style-name="ce1" office:value-type="string">
            <text:p>EGG_HARBOR_TOWNSHIP</text:p>
          </table:table-cell>
          <table:table-cell table:style-name="ce5" office:value-type="float" office:value="519">
            <text:p>519</text:p>
          </table:table-cell>
          <table:table-cell table:style-name="ce5"/>
          <table:table-cell table:style-name="ce5" table:formula="of:=SUM([.F8:.G8])" office:value-type="float" office:value="519">
            <text:p>519</text:p>
          </table:table-cell>
          <table:table-cell table:style-name="ce6" office:value-type="float" office:value="611640">
            <text:p>$ 611,640 </text:p>
          </table:table-cell>
          <table:table-cell table:style-name="ce6" office:value-type="float" office:value="431641">
            <text:p>$ 431,641 </text:p>
          </table:table-cell>
          <table:table-cell table:formula="of:=SUM([.I8:.J8])" office:value-type="float" office:value="1043281">
            <text:p>$ 1,043,281 </text:p>
          </table:table-cell>
          <table:table-cell table:formula="of:=[.K8]/[.H8]" office:value-type="float" office:value="2010.1753371869">
            <text:p>$ 2,010 </text:p>
          </table:table-cell>
          <table:table-cell office:value-type="float" office:value="640">
            <text:p>640</text:p>
          </table:table-cell>
          <table:table-cell/>
          <table:table-cell table:formula="of:=SUM([.M8:.N8])" office:value-type="float" office:value="640">
            <text:p>640</text:p>
          </table:table-cell>
          <table:table-cell table:style-name="ce9" office:value-type="float" office:value="797404">
            <text:p>797,404 </text:p>
          </table:table-cell>
          <table:table-cell table:formula="of:=[.P8]/[.O8]" office:value-type="float" office:value="1245.94375">
            <text:p>1246</text:p>
          </table:table-cell>
          <table:table-cell/>
          <table:table-cell table:formula="of:=[.Q8]/43.67" office:value-type="float" office:value="28.530885046943">
            <text:p>29</text:p>
          </table:table-cell>
          <table:table-cell table:formula="of:=[.Q8]/81.88" office:value-type="float" office:value="15.2167043234001">
            <text:p>15</text:p>
          </table:table-cell>
          <table:table-cell table:style-name="ce10" table:formula="of:=[.S8]*4" office:value-type="currency" office:currency="USD" office:value="114.123540187772">
            <text:p>$114</text:p>
          </table:table-cell>
          <table:table-cell table:style-name="ce10" table:formula="of:=[.T8]*4" office:value-type="currency" office:currency="USD" office:value="60.8668172936004">
            <text:p>$61</text:p>
          </table:table-cell>
          <table:table-cell table:formula="of:=[.S8]*4" office:value-type="currency" office:currency="USD" office:value="114.123540187772">
            <text:p>$114</text:p>
          </table:table-cell>
          <table:table-cell table:formula="of:=[.T8]*4" office:value-type="currency" office:currency="USD" office:value="60.8668172936004">
            <text:p>$61</text:p>
          </table:table-cell>
          <table:table-cell table:formula="of:=[.S8]/2" office:value-type="float" office:value="14.2654425234715">
            <text:p>14</text:p>
          </table:table-cell>
          <table:table-cell table:formula="of:=[.T8]/2" office:value-type="float" office:value="7.60835216170005">
            <text:p>8</text:p>
          </table:table-cell>
          <table:table-cell table:formula="of:=[.P8]*0.183" office:value-type="float" office:value="145924.932">
            <text:p>$ 145,92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410">
            <text:p>1410</text:p>
          </table:table-cell>
          <table:table-cell table:style-name="ce1" office:value-type="string">
            <text:p>ESTELL_MANOR_CITY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9:.G9])" office:value-type="float" office:value="16">
            <text:p>16</text:p>
          </table:table-cell>
          <table:table-cell table:style-name="ce6" office:value-type="float" office:value="14043">
            <text:p>$ 14,043 </text:p>
          </table:table-cell>
          <table:table-cell table:style-name="ce6" office:value-type="float" office:value="3955">
            <text:p>$ 3,955 </text:p>
          </table:table-cell>
          <table:table-cell table:formula="of:=SUM([.I9:.J9])" office:value-type="float" office:value="17998">
            <text:p>$ 17,998 </text:p>
          </table:table-cell>
          <table:table-cell table:formula="of:=[.K9]/[.H9]" office:value-type="float" office:value="1124.875">
            <text:p>$ 1,125 </text:p>
          </table:table-cell>
          <table:table-cell/>
          <table:table-cell office:value-type="float" office:value="33">
            <text:p>33</text:p>
          </table:table-cell>
          <table:table-cell table:formula="of:=SUM([.M9:.N9])" office:value-type="float" office:value="33">
            <text:p>33</text:p>
          </table:table-cell>
          <table:table-cell table:style-name="ce9" office:value-type="float" office:value="25635">
            <text:p>25,635 </text:p>
          </table:table-cell>
          <table:table-cell table:formula="of:=[.P9]/[.O9]" office:value-type="float" office:value="776.818181818182">
            <text:p>777</text:p>
          </table:table-cell>
          <table:table-cell/>
          <table:table-cell table:formula="of:=[.Q9]/43.67" office:value-type="float" office:value="17.7883714636634">
            <text:p>18</text:p>
          </table:table-cell>
          <table:table-cell table:formula="of:=[.Q9]/81.88" office:value-type="float" office:value="9.48727628014389">
            <text:p>9</text:p>
          </table:table-cell>
          <table:table-cell table:style-name="ce10" table:formula="of:=[.S9]*4" office:value-type="currency" office:currency="USD" office:value="71.1534858546537">
            <text:p>$71</text:p>
          </table:table-cell>
          <table:table-cell table:style-name="ce10" table:formula="of:=[.T9]*4" office:value-type="currency" office:currency="USD" office:value="37.9491051205756">
            <text:p>$38</text:p>
          </table:table-cell>
          <table:table-cell table:formula="of:=[.S9]*4" office:value-type="currency" office:currency="USD" office:value="71.1534858546537">
            <text:p>$71</text:p>
          </table:table-cell>
          <table:table-cell table:formula="of:=[.T9]*4" office:value-type="currency" office:currency="USD" office:value="37.9491051205756">
            <text:p>$38</text:p>
          </table:table-cell>
          <table:table-cell table:formula="of:=[.S9]/2" office:value-type="float" office:value="8.89418573183171">
            <text:p>9</text:p>
          </table:table-cell>
          <table:table-cell table:formula="of:=[.T9]/2" office:value-type="float" office:value="4.74363814007195">
            <text:p>5</text:p>
          </table:table-cell>
          <table:table-cell table:formula="of:=[.P9]*0.183" office:value-type="float" office:value="4691.205">
            <text:p>$ 4,69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540">
            <text:p>1540</text:p>
          </table:table-cell>
          <table:table-cell table:style-name="ce1" office:value-type="string">
            <text:p>FOLSOM_BORO</text:p>
          </table:table-cell>
          <table:table-cell/>
          <table:table-cell table:style-name="ce5" office:value-type="float" office:value="79">
            <text:p>79</text:p>
          </table:table-cell>
          <table:table-cell table:style-name="ce5" table:formula="of:=SUM([.F10:.G10])" office:value-type="float" office:value="79">
            <text:p>79</text:p>
          </table:table-cell>
          <table:table-cell table:style-name="ce6" office:value-type="float" office:value="77494">
            <text:p>$ 77,494 </text:p>
          </table:table-cell>
          <table:table-cell table:style-name="ce6" office:value-type="float" office:value="22270">
            <text:p>$ 22,270 </text:p>
          </table:table-cell>
          <table:table-cell table:formula="of:=SUM([.I10:.J10])" office:value-type="float" office:value="99764">
            <text:p>$ 99,764 </text:p>
          </table:table-cell>
          <table:table-cell table:formula="of:=[.K10]/[.H10]" office:value-type="float" office:value="1262.83544303797">
            <text:p>$ 1,263 </text:p>
          </table:table-cell>
          <table:table-cell/>
          <table:table-cell office:value-type="float" office:value="94">
            <text:p>94</text:p>
          </table:table-cell>
          <table:table-cell table:formula="of:=SUM([.M10:.N10])" office:value-type="float" office:value="94">
            <text:p>94</text:p>
          </table:table-cell>
          <table:table-cell table:style-name="ce9" office:value-type="float" office:value="76923">
            <text:p>76,923 </text:p>
          </table:table-cell>
          <table:table-cell table:formula="of:=[.P10]/[.O10]" office:value-type="float" office:value="818.329787234043">
            <text:p>818</text:p>
          </table:table-cell>
          <table:table-cell/>
          <table:table-cell table:formula="of:=[.Q10]/43.67" office:value-type="float" office:value="18.7389463529664">
            <text:p>19</text:p>
          </table:table-cell>
          <table:table-cell table:formula="of:=[.Q10]/81.88" office:value-type="float" office:value="9.99425729401615">
            <text:p>10</text:p>
          </table:table-cell>
          <table:table-cell table:style-name="ce10" table:formula="of:=[.S10]*4" office:value-type="currency" office:currency="USD" office:value="74.9557854118656">
            <text:p>$75</text:p>
          </table:table-cell>
          <table:table-cell table:style-name="ce10" table:formula="of:=[.T10]*4" office:value-type="currency" office:currency="USD" office:value="39.9770291760646">
            <text:p>$40</text:p>
          </table:table-cell>
          <table:table-cell table:formula="of:=[.S10]*4" office:value-type="currency" office:currency="USD" office:value="74.9557854118656">
            <text:p>$75</text:p>
          </table:table-cell>
          <table:table-cell table:formula="of:=[.T10]*4" office:value-type="currency" office:currency="USD" office:value="39.9770291760646">
            <text:p>$40</text:p>
          </table:table-cell>
          <table:table-cell table:formula="of:=[.S10]/2" office:value-type="float" office:value="9.3694731764832">
            <text:p>9</text:p>
          </table:table-cell>
          <table:table-cell table:formula="of:=[.T10]/2" office:value-type="float" office:value="4.99712864700808">
            <text:p>5</text:p>
          </table:table-cell>
          <table:table-cell table:formula="of:=[.P10]*0.183" office:value-type="float" office:value="14076.909">
            <text:p>$ 14,07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690">
            <text:p>1690</text:p>
          </table:table-cell>
          <table:table-cell table:style-name="ce1" office:value-type="string">
            <text:p>GALLOWAY_TOWNSHIP</text:p>
          </table:table-cell>
          <table:table-cell table:style-name="ce5" office:value-type="float" office:value="344">
            <text:p>344</text:p>
          </table:table-cell>
          <table:table-cell table:style-name="ce5"/>
          <table:table-cell table:style-name="ce5" table:formula="of:=SUM([.F11:.G11])" office:value-type="float" office:value="344">
            <text:p>344</text:p>
          </table:table-cell>
          <table:table-cell table:style-name="ce6" office:value-type="float" office:value="392273">
            <text:p>$ 392,273 </text:p>
          </table:table-cell>
          <table:table-cell table:style-name="ce6" office:value-type="float" office:value="283578">
            <text:p>$ 283,578 </text:p>
          </table:table-cell>
          <table:table-cell table:formula="of:=SUM([.I11:.J11])" office:value-type="float" office:value="675851">
            <text:p>$ 675,851 </text:p>
          </table:table-cell>
          <table:table-cell table:formula="of:=[.K11]/[.H11]" office:value-type="float" office:value="1964.68313953488">
            <text:p>$ 1,965 </text:p>
          </table:table-cell>
          <table:table-cell office:value-type="float" office:value="366">
            <text:p>366</text:p>
          </table:table-cell>
          <table:table-cell/>
          <table:table-cell table:formula="of:=SUM([.M11:.N11])" office:value-type="float" office:value="366">
            <text:p>366</text:p>
          </table:table-cell>
          <table:table-cell table:style-name="ce9" office:value-type="float" office:value="455660">
            <text:p>455,660 </text:p>
          </table:table-cell>
          <table:table-cell table:formula="of:=[.P11]/[.O11]" office:value-type="float" office:value="1244.97267759563">
            <text:p>1245</text:p>
          </table:table-cell>
          <table:table-cell/>
          <table:table-cell table:formula="of:=[.Q11]/43.67" office:value-type="float" office:value="28.5086484450568">
            <text:p>29</text:p>
          </table:table-cell>
          <table:table-cell table:formula="of:=[.Q11]/81.88" office:value-type="float" office:value="15.2048446213438">
            <text:p>15</text:p>
          </table:table-cell>
          <table:table-cell table:style-name="ce10" table:formula="of:=[.S11]*4" office:value-type="currency" office:currency="USD" office:value="114.034593780227">
            <text:p>$114</text:p>
          </table:table-cell>
          <table:table-cell table:style-name="ce10" table:formula="of:=[.T11]*4" office:value-type="currency" office:currency="USD" office:value="60.8193784853751">
            <text:p>$61</text:p>
          </table:table-cell>
          <table:table-cell table:formula="of:=[.S11]*4" office:value-type="currency" office:currency="USD" office:value="114.034593780227">
            <text:p>$114</text:p>
          </table:table-cell>
          <table:table-cell table:formula="of:=[.T11]*4" office:value-type="currency" office:currency="USD" office:value="60.8193784853751">
            <text:p>$61</text:p>
          </table:table-cell>
          <table:table-cell table:formula="of:=[.S11]/2" office:value-type="float" office:value="14.2543242225284">
            <text:p>14</text:p>
          </table:table-cell>
          <table:table-cell table:formula="of:=[.T11]/2" office:value-type="float" office:value="7.60242231067189">
            <text:p>8</text:p>
          </table:table-cell>
          <table:table-cell table:formula="of:=[.P11]*0.183" office:value-type="float" office:value="83385.78">
            <text:p>$ 83,38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790">
            <text:p>1790</text:p>
          </table:table-cell>
          <table:table-cell table:style-name="ce1" office:value-type="string">
            <text:p>GREATER_EGG_HARBOR_REGIONAL</text:p>
          </table:table-cell>
          <table:table-cell table:style-name="ce5" office:value-type="float" office:value="309">
            <text:p>309</text:p>
          </table:table-cell>
          <table:table-cell table:style-name="ce5"/>
          <table:table-cell table:style-name="ce5" table:formula="of:=SUM([.F12:.G12])" office:value-type="float" office:value="309">
            <text:p>309</text:p>
          </table:table-cell>
          <table:table-cell table:style-name="ce6" office:value-type="float" office:value="359299">
            <text:p>$ 359,299 </text:p>
          </table:table-cell>
          <table:table-cell table:style-name="ce6" office:value-type="float" office:value="258483">
            <text:p>$ 258,483 </text:p>
          </table:table-cell>
          <table:table-cell table:formula="of:=SUM([.I12:.J12])" office:value-type="float" office:value="617782">
            <text:p>$ 617,782 </text:p>
          </table:table-cell>
          <table:table-cell table:formula="of:=[.K12]/[.H12]" office:value-type="float" office:value="1999.29449838188">
            <text:p>$ 1,999 </text:p>
          </table:table-cell>
          <table:table-cell office:value-type="float" office:value="312">
            <text:p>312</text:p>
          </table:table-cell>
          <table:table-cell/>
          <table:table-cell table:formula="of:=SUM([.M12:.N12])" office:value-type="float" office:value="312">
            <text:p>312</text:p>
          </table:table-cell>
          <table:table-cell table:style-name="ce9" office:value-type="float" office:value="388336">
            <text:p>388,336 </text:p>
          </table:table-cell>
          <table:table-cell table:formula="of:=[.P12]/[.O12]" office:value-type="float" office:value="1244.66666666667">
            <text:p>1245</text:p>
          </table:table-cell>
          <table:table-cell/>
          <table:table-cell table:formula="of:=[.Q12]/43.67" office:value-type="float" office:value="28.5016410960995">
            <text:p>29</text:p>
          </table:table-cell>
          <table:table-cell table:formula="of:=[.Q12]/81.88" office:value-type="float" office:value="15.2011073115128">
            <text:p>15</text:p>
          </table:table-cell>
          <table:table-cell table:style-name="ce10" table:formula="of:=[.S12]*4" office:value-type="currency" office:currency="USD" office:value="114.006564384398">
            <text:p>$114</text:p>
          </table:table-cell>
          <table:table-cell table:style-name="ce10" table:formula="of:=[.T12]*4" office:value-type="currency" office:currency="USD" office:value="60.8044292460511">
            <text:p>$61</text:p>
          </table:table-cell>
          <table:table-cell table:formula="of:=[.S12]*4" office:value-type="currency" office:currency="USD" office:value="114.006564384398">
            <text:p>$114</text:p>
          </table:table-cell>
          <table:table-cell table:formula="of:=[.T12]*4" office:value-type="currency" office:currency="USD" office:value="60.8044292460511">
            <text:p>$61</text:p>
          </table:table-cell>
          <table:table-cell table:formula="of:=[.S12]/2" office:value-type="float" office:value="14.2508205480498">
            <text:p>14</text:p>
          </table:table-cell>
          <table:table-cell table:formula="of:=[.T12]/2" office:value-type="float" office:value="7.60055365575639">
            <text:p>8</text:p>
          </table:table-cell>
          <table:table-cell table:formula="of:=[.P12]*0.183" office:value-type="float" office:value="71065.488">
            <text:p>$ 71,06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940">
            <text:p>1940</text:p>
          </table:table-cell>
          <table:table-cell table:style-name="ce1" office:value-type="string">
            <text:p>HAMILTON_TOWNSHIP</text:p>
          </table:table-cell>
          <table:table-cell table:style-name="ce5" office:value-type="float" office:value="321">
            <text:p>321</text:p>
          </table:table-cell>
          <table:table-cell table:style-name="ce5"/>
          <table:table-cell table:style-name="ce5" table:formula="of:=SUM([.F13:.G13])" office:value-type="float" office:value="321">
            <text:p>321</text:p>
          </table:table-cell>
          <table:table-cell table:style-name="ce6" office:value-type="float" office:value="337658">
            <text:p>$ 337,658 </text:p>
          </table:table-cell>
          <table:table-cell table:style-name="ce6" office:value-type="float" office:value="275213">
            <text:p>$ 275,213 </text:p>
          </table:table-cell>
          <table:table-cell table:formula="of:=SUM([.I13:.J13])" office:value-type="float" office:value="612871">
            <text:p>$ 612,871 </text:p>
          </table:table-cell>
          <table:table-cell table:formula="of:=[.K13]/[.H13]" office:value-type="float" office:value="1909.2554517134">
            <text:p>$ 1,909 </text:p>
          </table:table-cell>
          <table:table-cell office:value-type="float" office:value="328">
            <text:p>328</text:p>
          </table:table-cell>
          <table:table-cell/>
          <table:table-cell table:formula="of:=SUM([.M13:.N13])" office:value-type="float" office:value="328">
            <text:p>328</text:p>
          </table:table-cell>
          <table:table-cell table:style-name="ce9" office:value-type="float" office:value="408272">
            <text:p>408,272 </text:p>
          </table:table-cell>
          <table:table-cell table:formula="of:=[.P13]/[.O13]" office:value-type="float" office:value="1244.73170731707">
            <text:p>1245</text:p>
          </table:table-cell>
          <table:table-cell/>
          <table:table-cell table:formula="of:=[.Q13]/43.67" office:value-type="float" office:value="28.5031304629511">
            <text:p>29</text:p>
          </table:table-cell>
          <table:table-cell table:formula="of:=[.Q13]/81.88" office:value-type="float" office:value="15.2019016526267">
            <text:p>15</text:p>
          </table:table-cell>
          <table:table-cell table:style-name="ce10" table:formula="of:=[.S13]*4" office:value-type="currency" office:currency="USD" office:value="114.012521851804">
            <text:p>$114</text:p>
          </table:table-cell>
          <table:table-cell table:style-name="ce10" table:formula="of:=[.T13]*4" office:value-type="currency" office:currency="USD" office:value="60.8076066105068">
            <text:p>$61</text:p>
          </table:table-cell>
          <table:table-cell table:formula="of:=[.S13]*4" office:value-type="currency" office:currency="USD" office:value="114.012521851804">
            <text:p>$114</text:p>
          </table:table-cell>
          <table:table-cell table:formula="of:=[.T13]*4" office:value-type="currency" office:currency="USD" office:value="60.8076066105068">
            <text:p>$61</text:p>
          </table:table-cell>
          <table:table-cell table:formula="of:=[.S13]/2" office:value-type="float" office:value="14.2515652314755">
            <text:p>14</text:p>
          </table:table-cell>
          <table:table-cell table:formula="of:=[.T13]/2" office:value-type="float" office:value="7.60095082631334">
            <text:p>8</text:p>
          </table:table-cell>
          <table:table-cell table:formula="of:=[.P13]*0.183" office:value-type="float" office:value="74713.776">
            <text:p>$ 74,71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960">
            <text:p>1960</text:p>
          </table:table-cell>
          <table:table-cell table:style-name="ce1" office:value-type="string">
            <text:p>HAMMONTON_TOWN</text:p>
          </table:table-cell>
          <table:table-cell/>
          <table:table-cell table:style-name="ce5" office:value-type="float" office:value="649">
            <text:p>649</text:p>
          </table:table-cell>
          <table:table-cell table:style-name="ce5" table:formula="of:=SUM([.F14:.G14])" office:value-type="float" office:value="649">
            <text:p>649</text:p>
          </table:table-cell>
          <table:table-cell table:style-name="ce6" office:value-type="float" office:value="602832">
            <text:p>$ 602,832 </text:p>
          </table:table-cell>
          <table:table-cell table:style-name="ce6" office:value-type="float" office:value="189307">
            <text:p>$ 189,307 </text:p>
          </table:table-cell>
          <table:table-cell table:formula="of:=SUM([.I14:.J14])" office:value-type="float" office:value="792139">
            <text:p>$ 792,139 </text:p>
          </table:table-cell>
          <table:table-cell table:formula="of:=[.K14]/[.H14]" office:value-type="float" office:value="1220.5531587057">
            <text:p>$ 1,221 </text:p>
          </table:table-cell>
          <table:table-cell/>
          <table:table-cell office:value-type="float" office:value="790">
            <text:p>790</text:p>
          </table:table-cell>
          <table:table-cell table:formula="of:=SUM([.M14:.N14])" office:value-type="float" office:value="790">
            <text:p>790</text:p>
          </table:table-cell>
          <table:table-cell table:style-name="ce9" office:value-type="float" office:value="658665">
            <text:p>658,665 </text:p>
          </table:table-cell>
          <table:table-cell table:formula="of:=[.P14]/[.O14]" office:value-type="float" office:value="833.753164556962">
            <text:p>834</text:p>
          </table:table-cell>
          <table:table-cell/>
          <table:table-cell table:formula="of:=[.Q14]/43.67" office:value-type="float" office:value="19.0921265069146">
            <text:p>19</text:p>
          </table:table-cell>
          <table:table-cell table:formula="of:=[.Q14]/81.88" office:value-type="float" office:value="10.1826229183801">
            <text:p>10</text:p>
          </table:table-cell>
          <table:table-cell table:style-name="ce10" table:formula="of:=[.S14]*4" office:value-type="currency" office:currency="USD" office:value="76.3685060276585">
            <text:p>$76</text:p>
          </table:table-cell>
          <table:table-cell table:style-name="ce10" table:formula="of:=[.T14]*4" office:value-type="currency" office:currency="USD" office:value="40.7304916735204">
            <text:p>$41</text:p>
          </table:table-cell>
          <table:table-cell table:formula="of:=[.S14]*4" office:value-type="currency" office:currency="USD" office:value="76.3685060276585">
            <text:p>$76</text:p>
          </table:table-cell>
          <table:table-cell table:formula="of:=[.T14]*4" office:value-type="currency" office:currency="USD" office:value="40.7304916735204">
            <text:p>$41</text:p>
          </table:table-cell>
          <table:table-cell table:formula="of:=[.S14]/2" office:value-type="float" office:value="9.54606325345732">
            <text:p>10</text:p>
          </table:table-cell>
          <table:table-cell table:formula="of:=[.T14]/2" office:value-type="float" office:value="5.09131145919005">
            <text:p>5</text:p>
          </table:table-cell>
          <table:table-cell table:formula="of:=[.P14]*0.183" office:value-type="float" office:value="120535.695">
            <text:p>$ 120,53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2680">
            <text:p>2680</text:p>
          </table:table-cell>
          <table:table-cell table:style-name="ce1" office:value-type="string">
            <text:p>LINWOOD_CITY</text:p>
          </table:table-cell>
          <table:table-cell/>
          <table:table-cell table:style-name="ce5" office:value-type="float" office:value="24">
            <text:p>24</text:p>
          </table:table-cell>
          <table:table-cell table:style-name="ce5" table:formula="of:=SUM([.F15:.G15])" office:value-type="float" office:value="24">
            <text:p>24</text:p>
          </table:table-cell>
          <table:table-cell table:style-name="ce6" office:value-type="float" office:value="14095">
            <text:p>$ 14,095 </text:p>
          </table:table-cell>
          <table:table-cell table:style-name="ce6" office:value-type="float" office:value="0">
            <text:p>$ 0 </text:p>
          </table:table-cell>
          <table:table-cell table:formula="of:=SUM([.I15:.J15])" office:value-type="float" office:value="14095">
            <text:p>$ 14,095 </text:p>
          </table:table-cell>
          <table:table-cell table:formula="of:=[.K15]/[.H15]" office:value-type="float" office:value="587.291666666667">
            <text:p>$ 587 </text:p>
          </table:table-cell>
          <table:table-cell/>
          <table:table-cell office:value-type="float" office:value="47">
            <text:p>47</text:p>
          </table:table-cell>
          <table:table-cell table:formula="of:=SUM([.M15:.N15])" office:value-type="float" office:value="47">
            <text:p>47</text:p>
          </table:table-cell>
          <table:table-cell table:style-name="ce9" office:value-type="float" office:value="32490">
            <text:p>32,490 </text:p>
          </table:table-cell>
          <table:table-cell table:formula="of:=[.P15]/[.O15]" office:value-type="float" office:value="691.276595744681">
            <text:p>691</text:p>
          </table:table-cell>
          <table:table-cell/>
          <table:table-cell table:formula="of:=[.Q15]/43.67" office:value-type="float" office:value="15.8295533717582">
            <text:p>16</text:p>
          </table:table-cell>
          <table:table-cell table:formula="of:=[.Q15]/81.88" office:value-type="float" office:value="8.44255734910455">
            <text:p>8</text:p>
          </table:table-cell>
          <table:table-cell table:style-name="ce10" table:formula="of:=[.S15]*4" office:value-type="currency" office:currency="USD" office:value="63.3182134870328">
            <text:p>$63</text:p>
          </table:table-cell>
          <table:table-cell table:style-name="ce10" table:formula="of:=[.T15]*4" office:value-type="currency" office:currency="USD" office:value="33.7702293964182">
            <text:p>$34</text:p>
          </table:table-cell>
          <table:table-cell table:formula="of:=[.S15]*4" office:value-type="currency" office:currency="USD" office:value="63.3182134870328">
            <text:p>$63</text:p>
          </table:table-cell>
          <table:table-cell table:formula="of:=[.T15]*4" office:value-type="currency" office:currency="USD" office:value="33.7702293964182">
            <text:p>$34</text:p>
          </table:table-cell>
          <table:table-cell table:formula="of:=[.S15]/2" office:value-type="float" office:value="7.9147766858791">
            <text:p>8</text:p>
          </table:table-cell>
          <table:table-cell table:formula="of:=[.T15]/2" office:value-type="float" office:value="4.22127867455228">
            <text:p>4</text:p>
          </table:table-cell>
          <table:table-cell table:formula="of:=[.P15]*0.183" office:value-type="float" office:value="5945.67">
            <text:p>$ 5,94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2910">
            <text:p>2910</text:p>
          </table:table-cell>
          <table:table-cell table:style-name="ce1" office:value-type="string">
            <text:p>MAINLAND_REGIONAL</text:p>
          </table:table-cell>
          <table:table-cell table:style-name="ce5" office:value-type="float" office:value="105">
            <text:p>105</text:p>
          </table:table-cell>
          <table:table-cell table:style-name="ce5"/>
          <table:table-cell table:style-name="ce5" table:formula="of:=SUM([.F16:.G16])" office:value-type="float" office:value="105">
            <text:p>105</text:p>
          </table:table-cell>
          <table:table-cell table:style-name="ce6" office:value-type="float" office:value="122092">
            <text:p>$ 122,092 </text:p>
          </table:table-cell>
          <table:table-cell table:style-name="ce6" office:value-type="float" office:value="87834">
            <text:p>$ 87,834 </text:p>
          </table:table-cell>
          <table:table-cell table:formula="of:=SUM([.I16:.J16])" office:value-type="float" office:value="209926">
            <text:p>$ 209,926 </text:p>
          </table:table-cell>
          <table:table-cell table:formula="of:=[.K16]/[.H16]" office:value-type="float" office:value="1999.29523809524">
            <text:p>$ 1,999 </text:p>
          </table:table-cell>
          <table:table-cell office:value-type="float" office:value="114">
            <text:p>114</text:p>
          </table:table-cell>
          <table:table-cell/>
          <table:table-cell table:formula="of:=SUM([.M16:.N16])" office:value-type="float" office:value="114">
            <text:p>114</text:p>
          </table:table-cell>
          <table:table-cell table:style-name="ce9" office:value-type="float" office:value="141945">
            <text:p>141,945 </text:p>
          </table:table-cell>
          <table:table-cell table:formula="of:=[.P16]/[.O16]" office:value-type="float" office:value="1245.13157894737">
            <text:p>1245</text:p>
          </table:table-cell>
          <table:table-cell/>
          <table:table-cell table:formula="of:=[.Q16]/43.67" office:value-type="float" office:value="28.5122871295482">
            <text:p>29</text:p>
          </table:table-cell>
          <table:table-cell table:formula="of:=[.Q16]/81.88" office:value-type="float" office:value="15.2067852826987">
            <text:p>15</text:p>
          </table:table-cell>
          <table:table-cell table:style-name="ce10" table:formula="of:=[.S16]*4" office:value-type="currency" office:currency="USD" office:value="114.049148518193">
            <text:p>$114</text:p>
          </table:table-cell>
          <table:table-cell table:style-name="ce10" table:formula="of:=[.T16]*4" office:value-type="currency" office:currency="USD" office:value="60.8271411307947">
            <text:p>$61</text:p>
          </table:table-cell>
          <table:table-cell table:formula="of:=[.S16]*4" office:value-type="currency" office:currency="USD" office:value="114.049148518193">
            <text:p>$114</text:p>
          </table:table-cell>
          <table:table-cell table:formula="of:=[.T16]*4" office:value-type="currency" office:currency="USD" office:value="60.8271411307947">
            <text:p>$61</text:p>
          </table:table-cell>
          <table:table-cell table:formula="of:=[.S16]/2" office:value-type="float" office:value="14.2561435647741">
            <text:p>14</text:p>
          </table:table-cell>
          <table:table-cell table:formula="of:=[.T16]/2" office:value-type="float" office:value="7.60339264134934">
            <text:p>8</text:p>
          </table:table-cell>
          <table:table-cell table:formula="of:=[.P16]*0.183" office:value-type="float" office:value="25975.935">
            <text:p>$ 25,9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3020">
            <text:p>3020</text:p>
          </table:table-cell>
          <table:table-cell table:style-name="ce1" office:value-type="string">
            <text:p>MARGATE_CITY</text:p>
          </table:table-cell>
          <table:table-cell table:style-name="ce5" office:value-type="string">
            <text:p><text:s/></text:p>
          </table:table-cell>
          <table:table-cell table:style-name="ce5" office:value-type="float" office:value="48">
            <text:p>48</text:p>
          </table:table-cell>
          <table:table-cell table:style-name="ce5" table:formula="of:=SUM([.F17:.G17])" office:value-type="float" office:value="48">
            <text:p>48</text:p>
          </table:table-cell>
          <table:table-cell table:style-name="ce6" office:value-type="float" office:value="37027">
            <text:p>$ 37,027 </text:p>
          </table:table-cell>
          <table:table-cell table:style-name="ce6" office:value-type="float" office:value="11867">
            <text:p>$ 11,867 </text:p>
          </table:table-cell>
          <table:table-cell table:formula="of:=SUM([.I17:.J17])" office:value-type="float" office:value="48894">
            <text:p>$ 48,894 </text:p>
          </table:table-cell>
          <table:table-cell table:formula="of:=[.K17]/[.H17]" office:value-type="float" office:value="1018.625">
            <text:p>$ 1,019 </text:p>
          </table:table-cell>
          <table:table-cell/>
          <table:table-cell office:value-type="float" office:value="45">
            <text:p>45</text:p>
          </table:table-cell>
          <table:table-cell table:formula="of:=SUM([.M17:.N17])" office:value-type="float" office:value="45">
            <text:p>45</text:p>
          </table:table-cell>
          <table:table-cell table:style-name="ce9" office:value-type="float" office:value="32801">
            <text:p>32,801 </text:p>
          </table:table-cell>
          <table:table-cell table:formula="of:=[.P17]/[.O17]" office:value-type="float" office:value="728.911111111111">
            <text:p>729</text:p>
          </table:table-cell>
          <table:table-cell/>
          <table:table-cell table:formula="of:=[.Q17]/43.67" office:value-type="float" office:value="16.6913467165356">
            <text:p>17</text:p>
          </table:table-cell>
          <table:table-cell table:formula="of:=[.Q17]/81.88" office:value-type="float" office:value="8.90218748303751">
            <text:p>9</text:p>
          </table:table-cell>
          <table:table-cell table:style-name="ce10" table:formula="of:=[.S17]*4" office:value-type="currency" office:currency="USD" office:value="66.7653868661425">
            <text:p>$67</text:p>
          </table:table-cell>
          <table:table-cell table:style-name="ce10" table:formula="of:=[.T17]*4" office:value-type="currency" office:currency="USD" office:value="35.60874993215">
            <text:p>$36</text:p>
          </table:table-cell>
          <table:table-cell table:formula="of:=[.S17]*4" office:value-type="currency" office:currency="USD" office:value="66.7653868661425">
            <text:p>$67</text:p>
          </table:table-cell>
          <table:table-cell table:formula="of:=[.T17]*4" office:value-type="currency" office:currency="USD" office:value="35.60874993215">
            <text:p>$36</text:p>
          </table:table-cell>
          <table:table-cell table:formula="of:=[.S17]/2" office:value-type="float" office:value="8.34567335826782">
            <text:p>8</text:p>
          </table:table-cell>
          <table:table-cell table:formula="of:=[.T17]/2" office:value-type="float" office:value="4.45109374151875">
            <text:p>4</text:p>
          </table:table-cell>
          <table:table-cell table:formula="of:=[.P17]*0.183" office:value-type="float" office:value="6002.583">
            <text:p>$ 6,00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3480">
            <text:p>3480</text:p>
          </table:table-cell>
          <table:table-cell table:style-name="ce1" office:value-type="string">
            <text:p>MULLICA_TOWNSHIP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69">
            <text:p>169</text:p>
          </table:table-cell>
          <table:table-cell table:style-name="ce5" table:formula="of:=SUM([.F18:.G18])" office:value-type="float" office:value="169">
            <text:p>169</text:p>
          </table:table-cell>
          <table:table-cell table:style-name="ce6" office:value-type="float" office:value="171404">
            <text:p>$ 171,404 </text:p>
          </table:table-cell>
          <table:table-cell table:style-name="ce6" office:value-type="float" office:value="54310">
            <text:p>$ 54,310 </text:p>
          </table:table-cell>
          <table:table-cell table:formula="of:=SUM([.I18:.J18])" office:value-type="float" office:value="225714">
            <text:p>$ 225,714 </text:p>
          </table:table-cell>
          <table:table-cell table:formula="of:=[.K18]/[.H18]" office:value-type="float" office:value="1335.58579881657">
            <text:p>$ 1,336 </text:p>
          </table:table-cell>
          <table:table-cell/>
          <table:table-cell office:value-type="float" office:value="171">
            <text:p>171</text:p>
          </table:table-cell>
          <table:table-cell table:formula="of:=SUM([.M18:.N18])" office:value-type="float" office:value="171">
            <text:p>171</text:p>
          </table:table-cell>
          <table:table-cell table:style-name="ce9" office:value-type="float" office:value="153128">
            <text:p>153,128 </text:p>
          </table:table-cell>
          <table:table-cell table:formula="of:=[.P18]/[.O18]" office:value-type="float" office:value="895.485380116959">
            <text:p>895</text:p>
          </table:table-cell>
          <table:table-cell/>
          <table:table-cell table:formula="of:=[.Q18]/43.67" office:value-type="float" office:value="20.5057334581397">
            <text:p>21</text:p>
          </table:table-cell>
          <table:table-cell table:formula="of:=[.Q18]/81.88" office:value-type="float" office:value="10.9365581352828">
            <text:p>11</text:p>
          </table:table-cell>
          <table:table-cell table:style-name="ce10" table:formula="of:=[.S18]*4" office:value-type="currency" office:currency="USD" office:value="82.0229338325587">
            <text:p>$82</text:p>
          </table:table-cell>
          <table:table-cell table:style-name="ce10" table:formula="of:=[.T18]*4" office:value-type="currency" office:currency="USD" office:value="43.7462325411314">
            <text:p>$44</text:p>
          </table:table-cell>
          <table:table-cell table:formula="of:=[.S18]*4" office:value-type="currency" office:currency="USD" office:value="82.0229338325587">
            <text:p>$82</text:p>
          </table:table-cell>
          <table:table-cell table:formula="of:=[.T18]*4" office:value-type="currency" office:currency="USD" office:value="43.7462325411314">
            <text:p>$44</text:p>
          </table:table-cell>
          <table:table-cell table:formula="of:=[.S18]/2" office:value-type="float" office:value="10.2528667290698">
            <text:p>10</text:p>
          </table:table-cell>
          <table:table-cell table:formula="of:=[.T18]/2" office:value-type="float" office:value="5.46827906764142">
            <text:p>5</text:p>
          </table:table-cell>
          <table:table-cell table:formula="of:=[.P18]*0.183" office:value-type="float" office:value="28022.424">
            <text:p>$ 28,02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3720">
            <text:p>3720</text:p>
          </table:table-cell>
          <table:table-cell table:style-name="ce1" office:value-type="string">
            <text:p>NORTHFIELD_CITY</text:p>
          </table:table-cell>
          <table:table-cell table:style-name="ce5" office:value-type="string">
            <text:p><text:s/></text:p>
          </table:table-cell>
          <table:table-cell table:style-name="ce5" office:value-type="float" office:value="92">
            <text:p>92</text:p>
          </table:table-cell>
          <table:table-cell table:style-name="ce5" table:formula="of:=SUM([.F19:.G19])" office:value-type="float" office:value="92">
            <text:p>92</text:p>
          </table:table-cell>
          <table:table-cell table:style-name="ce6" office:value-type="float" office:value="72528">
            <text:p>$ 72,528 </text:p>
          </table:table-cell>
          <table:table-cell table:style-name="ce6" office:value-type="float" office:value="22745">
            <text:p>$ 22,745 </text:p>
          </table:table-cell>
          <table:table-cell table:formula="of:=SUM([.I19:.J19])" office:value-type="float" office:value="95273">
            <text:p>$ 95,273 </text:p>
          </table:table-cell>
          <table:table-cell table:formula="of:=[.K19]/[.H19]" office:value-type="float" office:value="1035.57608695652">
            <text:p>$ 1,036 </text:p>
          </table:table-cell>
          <table:table-cell/>
          <table:table-cell office:value-type="float" office:value="109">
            <text:p>109</text:p>
          </table:table-cell>
          <table:table-cell table:formula="of:=SUM([.M19:.N19])" office:value-type="float" office:value="109">
            <text:p>109</text:p>
          </table:table-cell>
          <table:table-cell table:style-name="ce9" office:value-type="float" office:value="75335">
            <text:p>75,335 </text:p>
          </table:table-cell>
          <table:table-cell table:formula="of:=[.P19]/[.O19]" office:value-type="float" office:value="691.146788990826">
            <text:p>691</text:p>
          </table:table-cell>
          <table:table-cell/>
          <table:table-cell table:formula="of:=[.Q19]/43.67" office:value-type="float" office:value="15.8265809249101">
            <text:p>16</text:p>
          </table:table-cell>
          <table:table-cell table:formula="of:=[.Q19]/81.88" office:value-type="float" office:value="8.44097201991727">
            <text:p>8</text:p>
          </table:table-cell>
          <table:table-cell table:style-name="ce10" table:formula="of:=[.S19]*4" office:value-type="currency" office:currency="USD" office:value="63.3063236996406">
            <text:p>$63</text:p>
          </table:table-cell>
          <table:table-cell table:style-name="ce10" table:formula="of:=[.T19]*4" office:value-type="currency" office:currency="USD" office:value="33.7638880796691">
            <text:p>$34</text:p>
          </table:table-cell>
          <table:table-cell table:formula="of:=[.S19]*4" office:value-type="currency" office:currency="USD" office:value="63.3063236996406">
            <text:p>$63</text:p>
          </table:table-cell>
          <table:table-cell table:formula="of:=[.T19]*4" office:value-type="currency" office:currency="USD" office:value="33.7638880796691">
            <text:p>$34</text:p>
          </table:table-cell>
          <table:table-cell table:formula="of:=[.S19]/2" office:value-type="float" office:value="7.91329046245507">
            <text:p>8</text:p>
          </table:table-cell>
          <table:table-cell table:formula="of:=[.T19]/2" office:value-type="float" office:value="4.22048600995863">
            <text:p>4</text:p>
          </table:table-cell>
          <table:table-cell table:formula="of:=[.P19]*0.183" office:value-type="float" office:value="13786.305">
            <text:p>$ 13,78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4180">
            <text:p>4180</text:p>
          </table:table-cell>
          <table:table-cell table:style-name="ce1" office:value-type="string">
            <text:p>PLEASANTVILLE_CITY</text:p>
          </table:table-cell>
          <table:table-cell table:style-name="ce5" office:value-type="float" office:value="755">
            <text:p>755</text:p>
          </table:table-cell>
          <table:table-cell table:style-name="ce5"/>
          <table:table-cell table:style-name="ce5" table:formula="of:=SUM([.F20:.G20])" office:value-type="float" office:value="755">
            <text:p>755</text:p>
          </table:table-cell>
          <table:table-cell table:style-name="ce6" office:value-type="float" office:value="1475710">
            <text:p>$ 1,475,710 </text:p>
          </table:table-cell>
          <table:table-cell table:style-name="ce6" office:value-type="float" office:value="724097">
            <text:p>$ 724,097 </text:p>
          </table:table-cell>
          <table:table-cell table:formula="of:=SUM([.I20:.J20])" office:value-type="float" office:value="2199807">
            <text:p>$ 2,199,807 </text:p>
          </table:table-cell>
          <table:table-cell table:formula="of:=[.K20]/[.H20]" office:value-type="float" office:value="2913.65165562914">
            <text:p>$ 2,914 </text:p>
          </table:table-cell>
          <table:table-cell office:value-type="float" office:value="788">
            <text:p>788</text:p>
          </table:table-cell>
          <table:table-cell/>
          <table:table-cell table:formula="of:=SUM([.M20:.N20])" office:value-type="float" office:value="788">
            <text:p>788</text:p>
          </table:table-cell>
          <table:table-cell table:style-name="ce9" office:value-type="float" office:value="1465533">
            <text:p>1,465,533 </text:p>
          </table:table-cell>
          <table:table-cell table:formula="of:=[.P20]/[.O20]" office:value-type="float" office:value="1859.81345177665">
            <text:p>1860</text:p>
          </table:table-cell>
          <table:table-cell/>
          <table:table-cell table:formula="of:=[.Q20]/43.67" office:value-type="float" office:value="42.5878967661243">
            <text:p>43</text:p>
          </table:table-cell>
          <table:table-cell table:formula="of:=[.Q20]/81.88" office:value-type="float" office:value="22.7138916924359">
            <text:p>23</text:p>
          </table:table-cell>
          <table:table-cell table:style-name="ce10" table:formula="of:=[.S20]*4" office:value-type="currency" office:currency="USD" office:value="170.351587064497">
            <text:p>$170</text:p>
          </table:table-cell>
          <table:table-cell table:style-name="ce10" table:formula="of:=[.T20]*4" office:value-type="currency" office:currency="USD" office:value="90.8555667697435">
            <text:p>$91</text:p>
          </table:table-cell>
          <table:table-cell table:formula="of:=[.S20]*4" office:value-type="currency" office:currency="USD" office:value="170.351587064497">
            <text:p>$170</text:p>
          </table:table-cell>
          <table:table-cell table:formula="of:=[.T20]*4" office:value-type="currency" office:currency="USD" office:value="90.8555667697435">
            <text:p>$91</text:p>
          </table:table-cell>
          <table:table-cell table:formula="of:=[.S20]/2" office:value-type="float" office:value="21.2939483830622">
            <text:p>21</text:p>
          </table:table-cell>
          <table:table-cell table:formula="of:=[.T20]/2" office:value-type="float" office:value="11.3569458462179">
            <text:p>11</text:p>
          </table:table-cell>
          <table:table-cell table:formula="of:=[.P20]*0.183" office:value-type="float" office:value="268192.539">
            <text:p>$ 268,19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4240">
            <text:p>4240</text:p>
          </table:table-cell>
          <table:table-cell table:style-name="ce1" office:value-type="string">
            <text:p>PORT_REPUBLIC_CITY</text:p>
          </table:table-cell>
          <table:table-cell/>
          <table:table-cell table:style-name="ce5" office:value-type="float" office:value="13">
            <text:p>13</text:p>
          </table:table-cell>
          <table:table-cell table:style-name="ce5" table:formula="of:=SUM([.F21:.G21])" office:value-type="float" office:value="13">
            <text:p>13</text:p>
          </table:table-cell>
          <table:table-cell table:style-name="ce6" office:value-type="float" office:value="10969">
            <text:p>$ 10,969 </text:p>
          </table:table-cell>
          <table:table-cell table:style-name="ce6" office:value-type="float" office:value="3214">
            <text:p>$ 3,214 </text:p>
          </table:table-cell>
          <table:table-cell table:formula="of:=SUM([.I21:.J21])" office:value-type="float" office:value="14183">
            <text:p>$ 14,183 </text:p>
          </table:table-cell>
          <table:table-cell table:formula="of:=[.K21]/[.H21]" office:value-type="float" office:value="1091">
            <text:p>$ 1,091 </text:p>
          </table:table-cell>
          <table:table-cell/>
          <table:table-cell office:value-type="float" office:value="19">
            <text:p>19</text:p>
          </table:table-cell>
          <table:table-cell table:formula="of:=SUM([.M21:.N21])" office:value-type="float" office:value="19">
            <text:p>19</text:p>
          </table:table-cell>
          <table:table-cell table:style-name="ce9" office:value-type="float" office:value="14699">
            <text:p>14,699 </text:p>
          </table:table-cell>
          <table:table-cell table:formula="of:=[.P21]/[.O21]" office:value-type="float" office:value="773.631578947368">
            <text:p>774</text:p>
          </table:table-cell>
          <table:table-cell/>
          <table:table-cell table:formula="of:=[.Q21]/43.67" office:value-type="float" office:value="17.7154013956347">
            <text:p>18</text:p>
          </table:table-cell>
          <table:table-cell table:formula="of:=[.Q21]/81.88" office:value-type="float" office:value="9.44835831640655">
            <text:p>9</text:p>
          </table:table-cell>
          <table:table-cell table:style-name="ce10" table:formula="of:=[.S21]*4" office:value-type="currency" office:currency="USD" office:value="70.8616055825389">
            <text:p>$71</text:p>
          </table:table-cell>
          <table:table-cell table:style-name="ce10" table:formula="of:=[.T21]*4" office:value-type="currency" office:currency="USD" office:value="37.7934332656262">
            <text:p>$38</text:p>
          </table:table-cell>
          <table:table-cell table:formula="of:=[.S21]*4" office:value-type="currency" office:currency="USD" office:value="70.8616055825389">
            <text:p>$71</text:p>
          </table:table-cell>
          <table:table-cell table:formula="of:=[.T21]*4" office:value-type="currency" office:currency="USD" office:value="37.7934332656262">
            <text:p>$38</text:p>
          </table:table-cell>
          <table:table-cell table:formula="of:=[.S21]/2" office:value-type="float" office:value="8.85770069781736">
            <text:p>9</text:p>
          </table:table-cell>
          <table:table-cell table:formula="of:=[.T21]/2" office:value-type="float" office:value="4.72417915820328">
            <text:p>5</text:p>
          </table:table-cell>
          <table:table-cell table:formula="of:=[.P21]*0.183" office:value-type="float" office:value="2689.917">
            <text:p>$ 2,69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4800">
            <text:p>4800</text:p>
          </table:table-cell>
          <table:table-cell table:style-name="ce1" office:value-type="string">
            <text:p>SOMERS_POINT_CITY</text:p>
          </table:table-cell>
          <table:table-cell/>
          <table:table-cell table:style-name="ce5" office:value-type="float" office:value="400">
            <text:p>400</text:p>
          </table:table-cell>
          <table:table-cell table:style-name="ce5" table:formula="of:=SUM([.F22:.G22])" office:value-type="float" office:value="400">
            <text:p>400</text:p>
          </table:table-cell>
          <table:table-cell table:style-name="ce6" office:value-type="float" office:value="412650">
            <text:p>$ 412,650 </text:p>
          </table:table-cell>
          <table:table-cell table:style-name="ce6" office:value-type="float" office:value="202451">
            <text:p>$ 202,451 </text:p>
          </table:table-cell>
          <table:table-cell table:formula="of:=SUM([.I22:.J22])" office:value-type="float" office:value="615101">
            <text:p>$ 615,101 </text:p>
          </table:table-cell>
          <table:table-cell table:formula="of:=[.K22]/[.H22]" office:value-type="float" office:value="1537.7525">
            <text:p>$ 1,538 </text:p>
          </table:table-cell>
          <table:table-cell/>
          <table:table-cell office:value-type="float" office:value="418">
            <text:p>418</text:p>
          </table:table-cell>
          <table:table-cell table:formula="of:=SUM([.M22:.N22])" office:value-type="float" office:value="418">
            <text:p>418</text:p>
          </table:table-cell>
          <table:table-cell table:style-name="ce9" office:value-type="float" office:value="411073">
            <text:p>411,073 </text:p>
          </table:table-cell>
          <table:table-cell table:formula="of:=[.P22]/[.O22]" office:value-type="float" office:value="983.428229665072">
            <text:p>983</text:p>
          </table:table-cell>
          <table:table-cell/>
          <table:table-cell table:formula="of:=[.Q22]/43.67" office:value-type="float" office:value="22.519538119191">
            <text:p>23</text:p>
          </table:table-cell>
          <table:table-cell table:formula="of:=[.Q22]/81.88" office:value-type="float" office:value="12.0106036842339">
            <text:p>12</text:p>
          </table:table-cell>
          <table:table-cell table:style-name="ce10" table:formula="of:=[.S22]*4" office:value-type="currency" office:currency="USD" office:value="90.0781524767641">
            <text:p>$90</text:p>
          </table:table-cell>
          <table:table-cell table:style-name="ce10" table:formula="of:=[.T22]*4" office:value-type="currency" office:currency="USD" office:value="48.0424147369356">
            <text:p>$48</text:p>
          </table:table-cell>
          <table:table-cell table:formula="of:=[.S22]*4" office:value-type="currency" office:currency="USD" office:value="90.0781524767641">
            <text:p>$90</text:p>
          </table:table-cell>
          <table:table-cell table:formula="of:=[.T22]*4" office:value-type="currency" office:currency="USD" office:value="48.0424147369356">
            <text:p>$48</text:p>
          </table:table-cell>
          <table:table-cell table:formula="of:=[.S22]/2" office:value-type="float" office:value="11.2597690595955">
            <text:p>11</text:p>
          </table:table-cell>
          <table:table-cell table:formula="of:=[.T22]/2" office:value-type="float" office:value="6.00530184211695">
            <text:p>6</text:p>
          </table:table-cell>
          <table:table-cell table:formula="of:=[.P22]*0.183" office:value-type="float" office:value="75226.359">
            <text:p>$ 75,22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350">
            <text:p>5350</text:p>
          </table:table-cell>
          <table:table-cell table:style-name="ce1" office:value-type="string">
            <text:p>VENTNOR_CITY</text:p>
          </table:table-cell>
          <table:table-cell/>
          <table:table-cell table:style-name="ce5" office:value-type="float" office:value="403">
            <text:p>403</text:p>
          </table:table-cell>
          <table:table-cell table:style-name="ce5" table:formula="of:=SUM([.F23:.G23])" office:value-type="float" office:value="403">
            <text:p>403</text:p>
          </table:table-cell>
          <table:table-cell table:style-name="ce6" office:value-type="float" office:value="481970">
            <text:p>$ 481,970 </text:p>
          </table:table-cell>
          <table:table-cell table:style-name="ce6" office:value-type="float" office:value="242316">
            <text:p>$ 242,316 </text:p>
          </table:table-cell>
          <table:table-cell table:formula="of:=SUM([.I23:.J23])" office:value-type="float" office:value="724286">
            <text:p>$ 724,286 </text:p>
          </table:table-cell>
          <table:table-cell table:formula="of:=[.K23]/[.H23]" office:value-type="float" office:value="1797.23573200993">
            <text:p>$ 1,797 </text:p>
          </table:table-cell>
          <table:table-cell/>
          <table:table-cell office:value-type="float" office:value="457">
            <text:p>457</text:p>
          </table:table-cell>
          <table:table-cell table:formula="of:=SUM([.M23:.N23])" office:value-type="float" office:value="457">
            <text:p>457</text:p>
          </table:table-cell>
          <table:table-cell table:style-name="ce9" office:value-type="float" office:value="493250">
            <text:p>493,250 </text:p>
          </table:table-cell>
          <table:table-cell table:formula="of:=[.P23]/[.O23]" office:value-type="float" office:value="1079.32166301969">
            <text:p>1079</text:p>
          </table:table-cell>
          <table:table-cell/>
          <table:table-cell table:formula="of:=[.Q23]/43.67" office:value-type="float" office:value="24.7154033208082">
            <text:p>25</text:p>
          </table:table-cell>
          <table:table-cell table:formula="of:=[.Q23]/81.88" office:value-type="float" office:value="13.1817496704897">
            <text:p>13</text:p>
          </table:table-cell>
          <table:table-cell table:style-name="ce10" table:formula="of:=[.S23]*4" office:value-type="currency" office:currency="USD" office:value="98.8616132832328">
            <text:p>$99</text:p>
          </table:table-cell>
          <table:table-cell table:style-name="ce10" table:formula="of:=[.T23]*4" office:value-type="currency" office:currency="USD" office:value="52.7269986819587">
            <text:p>$53</text:p>
          </table:table-cell>
          <table:table-cell table:formula="of:=[.S23]*4" office:value-type="currency" office:currency="USD" office:value="98.8616132832328">
            <text:p>$99</text:p>
          </table:table-cell>
          <table:table-cell table:formula="of:=[.T23]*4" office:value-type="currency" office:currency="USD" office:value="52.7269986819587">
            <text:p>$53</text:p>
          </table:table-cell>
          <table:table-cell table:formula="of:=[.S23]/2" office:value-type="float" office:value="12.3577016604041">
            <text:p>12</text:p>
          </table:table-cell>
          <table:table-cell table:formula="of:=[.T23]/2" office:value-type="float" office:value="6.59087483524483">
            <text:p>7</text:p>
          </table:table-cell>
          <table:table-cell table:formula="of:=[.P23]*0.183" office:value-type="float" office:value="90264.75">
            <text:p>$ 90,26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760">
            <text:p>5760</text:p>
          </table:table-cell>
          <table:table-cell table:style-name="ce1" office:value-type="string">
            <text:p>WEYMOUTH_TOWNSHIP</text:p>
          </table:table-cell>
          <table:table-cell/>
          <table:table-cell table:style-name="ce5" office:value-type="float" office:value="41">
            <text:p>41</text:p>
          </table:table-cell>
          <table:table-cell table:style-name="ce5" table:formula="of:=SUM([.F24:.G24])" office:value-type="float" office:value="41">
            <text:p>41</text:p>
          </table:table-cell>
          <table:table-cell table:style-name="ce6" office:value-type="float" office:value="43656">
            <text:p>$ 43,656 </text:p>
          </table:table-cell>
          <table:table-cell table:style-name="ce6" office:value-type="float" office:value="11292">
            <text:p>$ 11,292 </text:p>
          </table:table-cell>
          <table:table-cell table:formula="of:=SUM([.I24:.J24])" office:value-type="float" office:value="54948">
            <text:p>$ 54,948 </text:p>
          </table:table-cell>
          <table:table-cell table:formula="of:=[.K24]/[.H24]" office:value-type="float" office:value="1340.19512195122">
            <text:p>$ 1,340 </text:p>
          </table:table-cell>
          <table:table-cell/>
          <table:table-cell office:value-type="float" office:value="55">
            <text:p>55</text:p>
          </table:table-cell>
          <table:table-cell table:formula="of:=SUM([.M24:.N24])" office:value-type="float" office:value="55">
            <text:p>55</text:p>
          </table:table-cell>
          <table:table-cell table:style-name="ce9" office:value-type="float" office:value="46519">
            <text:p>46,519 </text:p>
          </table:table-cell>
          <table:table-cell table:formula="of:=[.P24]/[.O24]" office:value-type="float" office:value="845.8">
            <text:p>846</text:p>
          </table:table-cell>
          <table:table-cell/>
          <table:table-cell table:formula="of:=[.Q24]/43.67" office:value-type="float" office:value="19.3679871765514">
            <text:p>19</text:p>
          </table:table-cell>
          <table:table-cell table:formula="of:=[.Q24]/81.88" office:value-type="float" office:value="10.3297508549096">
            <text:p>10</text:p>
          </table:table-cell>
          <table:table-cell table:style-name="ce10" table:formula="of:=[.S24]*4" office:value-type="currency" office:currency="USD" office:value="77.4719487062056">
            <text:p>$77</text:p>
          </table:table-cell>
          <table:table-cell table:style-name="ce10" table:formula="of:=[.T24]*4" office:value-type="currency" office:currency="USD" office:value="41.3190034196385">
            <text:p>$41</text:p>
          </table:table-cell>
          <table:table-cell table:formula="of:=[.S24]*4" office:value-type="currency" office:currency="USD" office:value="77.4719487062056">
            <text:p>$77</text:p>
          </table:table-cell>
          <table:table-cell table:formula="of:=[.T24]*4" office:value-type="currency" office:currency="USD" office:value="41.3190034196385">
            <text:p>$41</text:p>
          </table:table-cell>
          <table:table-cell table:formula="of:=[.S24]/2" office:value-type="float" office:value="9.6839935882757">
            <text:p>10</text:p>
          </table:table-cell>
          <table:table-cell table:formula="of:=[.T24]/2" office:value-type="float" office:value="5.16487542745481">
            <text:p>5</text:p>
          </table:table-cell>
          <table:table-cell table:formula="of:=[.P24]*0.183" office:value-type="float" office:value="8512.977">
            <text:p>$ 8,51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6612">
            <text:p>6612</text:p>
          </table:table-cell>
          <table:table-cell table:style-name="ce1" office:value-type="string">
            <text:p>GALLOWAY_COMMUNITY_CHARTER_SCHOOL</text:p>
          </table:table-cell>
          <table:table-cell/>
          <table:table-cell table:style-name="ce5" office:value-type="float" office:value="101">
            <text:p>101</text:p>
          </table:table-cell>
          <table:table-cell table:style-name="ce5" table:formula="of:=SUM([.F25:.G25])" office:value-type="float" office:value="101">
            <text:p>101</text:p>
          </table:table-cell>
          <table:table-cell table:style-name="ce6" office:value-type="float" office:value="123788">
            <text:p>$ 123,788 </text:p>
          </table:table-cell>
          <table:table-cell table:style-name="ce6" office:value-type="float" office:value="48682">
            <text:p>$ 48,682 </text:p>
          </table:table-cell>
          <table:table-cell table:formula="of:=SUM([.I25:.J25])" office:value-type="float" office:value="172470">
            <text:p>$ 172,470 </text:p>
          </table:table-cell>
          <table:table-cell table:formula="of:=[.K25]/[.H25]" office:value-type="float" office:value="1707.62376237624">
            <text:p>$ 1,708 </text:p>
          </table:table-cell>
          <table:table-cell/>
          <table:table-cell office:value-type="float" office:value="129">
            <text:p>129</text:p>
          </table:table-cell>
          <table:table-cell table:formula="of:=SUM([.M25:.N25])" office:value-type="float" office:value="129">
            <text:p>129</text:p>
          </table:table-cell>
          <table:table-cell table:style-name="ce9" office:value-type="float" office:value="133026">
            <text:p>133,026 </text:p>
          </table:table-cell>
          <table:table-cell table:formula="of:=[.P25]/[.O25]" office:value-type="float" office:value="1031.20930232558">
            <text:p>1031</text:p>
          </table:table-cell>
          <table:table-cell/>
          <table:table-cell table:formula="of:=[.Q25]/43.67" office:value-type="float" office:value="23.6136776351175">
            <text:p>24</text:p>
          </table:table-cell>
          <table:table-cell table:formula="of:=[.Q25]/81.88" office:value-type="float" office:value="12.5941536678747">
            <text:p>13</text:p>
          </table:table-cell>
          <table:table-cell table:style-name="ce10" table:formula="of:=[.S25]*4" office:value-type="currency" office:currency="USD" office:value="94.45471054047">
            <text:p>$94</text:p>
          </table:table-cell>
          <table:table-cell table:style-name="ce10" table:formula="of:=[.T25]*4" office:value-type="currency" office:currency="USD" office:value="50.3766146714989">
            <text:p>$50</text:p>
          </table:table-cell>
          <table:table-cell table:formula="of:=[.S25]*4" office:value-type="currency" office:currency="USD" office:value="94.45471054047">
            <text:p>$94</text:p>
          </table:table-cell>
          <table:table-cell table:formula="of:=[.T25]*4" office:value-type="currency" office:currency="USD" office:value="50.3766146714989">
            <text:p>$50</text:p>
          </table:table-cell>
          <table:table-cell table:formula="of:=[.S25]/2" office:value-type="float" office:value="11.8068388175588">
            <text:p>12</text:p>
          </table:table-cell>
          <table:table-cell table:formula="of:=[.T25]/2" office:value-type="float" office:value="6.29707683393736">
            <text:p>6</text:p>
          </table:table-cell>
          <table:table-cell table:formula="of:=[.P25]*0.183" office:value-type="float" office:value="24343.758">
            <text:p>$ 24,34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7410">
            <text:p>7410</text:p>
          </table:table-cell>
          <table:table-cell table:style-name="ce1" office:value-type="string">
            <text:p>CHARTER_TECH_HIGH_SCHOOL</text:p>
          </table:table-cell>
          <table:table-cell/>
          <table:table-cell table:style-name="ce5" office:value-type="float" office:value="66">
            <text:p>66</text:p>
          </table:table-cell>
          <table:table-cell table:style-name="ce5" table:formula="of:=SUM([.F26:.G26])" office:value-type="float" office:value="66">
            <text:p>66</text:p>
          </table:table-cell>
          <table:table-cell table:style-name="ce6" office:value-type="float" office:value="59757">
            <text:p>$ 59,757 </text:p>
          </table:table-cell>
          <table:table-cell table:style-name="ce6" office:value-type="float" office:value="23054">
            <text:p>$ 23,054 </text:p>
          </table:table-cell>
          <table:table-cell table:formula="of:=SUM([.I26:.J26])" office:value-type="float" office:value="82811">
            <text:p>$ 82,811 </text:p>
          </table:table-cell>
          <table:table-cell table:formula="of:=[.K26]/[.H26]" office:value-type="float" office:value="1254.71212121212">
            <text:p>$ 1,255 </text:p>
          </table:table-cell>
          <table:table-cell/>
          <table:table-cell office:value-type="float" office:value="75">
            <text:p>75</text:p>
          </table:table-cell>
          <table:table-cell table:formula="of:=SUM([.M26:.N26])" office:value-type="float" office:value="75">
            <text:p>75</text:p>
          </table:table-cell>
          <table:table-cell table:style-name="ce9" office:value-type="float" office:value="64698">
            <text:p>64,698 </text:p>
          </table:table-cell>
          <table:table-cell table:formula="of:=[.P26]/[.O26]" office:value-type="float" office:value="862.64">
            <text:p>863</text:p>
          </table:table-cell>
          <table:table-cell/>
          <table:table-cell table:formula="of:=[.Q26]/43.67" office:value-type="float" office:value="19.7536065949164">
            <text:p>20</text:p>
          </table:table-cell>
          <table:table-cell table:formula="of:=[.Q26]/81.88" office:value-type="float" office:value="10.5354176844162">
            <text:p>11</text:p>
          </table:table-cell>
          <table:table-cell table:style-name="ce10" table:formula="of:=[.S26]*4" office:value-type="currency" office:currency="USD" office:value="79.0144263796657">
            <text:p>$79</text:p>
          </table:table-cell>
          <table:table-cell table:style-name="ce10" table:formula="of:=[.T26]*4" office:value-type="currency" office:currency="USD" office:value="42.1416707376649">
            <text:p>$42</text:p>
          </table:table-cell>
          <table:table-cell table:formula="of:=[.S26]*4" office:value-type="currency" office:currency="USD" office:value="79.0144263796657">
            <text:p>$79</text:p>
          </table:table-cell>
          <table:table-cell table:formula="of:=[.T26]*4" office:value-type="currency" office:currency="USD" office:value="42.1416707376649">
            <text:p>$42</text:p>
          </table:table-cell>
          <table:table-cell table:formula="of:=[.S26]/2" office:value-type="float" office:value="9.87680329745821">
            <text:p>10</text:p>
          </table:table-cell>
          <table:table-cell table:formula="of:=[.T26]/2" office:value-type="float" office:value="5.26770884220811">
            <text:p>5</text:p>
          </table:table-cell>
          <table:table-cell table:formula="of:=[.P26]*0.183" office:value-type="float" office:value="11839.734">
            <text:p>$ 11,8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7420">
            <text:p>7420</text:p>
          </table:table-cell>
          <table:table-cell table:style-name="ce1" office:value-type="string">
            <text:p>OCEANSIDE_CHARTER_SCHOOL</text:p>
          </table:table-cell>
          <table:table-cell/>
          <table:table-cell table:style-name="ce5" office:value-type="float" office:value="247">
            <text:p>247</text:p>
          </table:table-cell>
          <table:table-cell table:style-name="ce5" table:formula="of:=SUM([.F27:.G27])" office:value-type="float" office:value="247">
            <text:p>247</text:p>
          </table:table-cell>
          <table:table-cell table:style-name="ce6" office:value-type="float" office:value="340419">
            <text:p>$ 340,419 </text:p>
          </table:table-cell>
          <table:table-cell table:style-name="ce6" office:value-type="float" office:value="218412">
            <text:p>$ 218,412 </text:p>
          </table:table-cell>
          <table:table-cell table:formula="of:=SUM([.I27:.J27])" office:value-type="float" office:value="558831">
            <text:p>$ 558,831 </text:p>
          </table:table-cell>
          <table:table-cell table:formula="of:=[.K27]/[.H27]" office:value-type="float" office:value="2262.47368421053">
            <text:p>$ 2,262 </text:p>
          </table:table-cell>
          <table:table-cell/>
          <table:table-cell office:value-type="float" office:value="241">
            <text:p>241</text:p>
          </table:table-cell>
          <table:table-cell table:formula="of:=SUM([.M27:.N27])" office:value-type="float" office:value="241">
            <text:p>241</text:p>
          </table:table-cell>
          <table:table-cell table:style-name="ce9" office:value-type="float" office:value="312235">
            <text:p>312,235 </text:p>
          </table:table-cell>
          <table:table-cell table:formula="of:=[.P27]/[.O27]" office:value-type="float" office:value="1295.58091286307">
            <text:p>1296</text:p>
          </table:table-cell>
          <table:table-cell/>
          <table:table-cell table:formula="of:=[.Q27]/43.67" office:value-type="float" office:value="29.6675272008947">
            <text:p>30</text:p>
          </table:table-cell>
          <table:table-cell table:formula="of:=[.Q27]/81.88" office:value-type="float" office:value="15.8229227267107">
            <text:p>16</text:p>
          </table:table-cell>
          <table:table-cell table:style-name="ce10" table:formula="of:=[.S27]*4" office:value-type="currency" office:currency="USD" office:value="118.670108803579">
            <text:p>$119</text:p>
          </table:table-cell>
          <table:table-cell table:style-name="ce10" table:formula="of:=[.T27]*4" office:value-type="currency" office:currency="USD" office:value="63.2916909068427">
            <text:p>$63</text:p>
          </table:table-cell>
          <table:table-cell table:formula="of:=[.S27]*4" office:value-type="currency" office:currency="USD" office:value="118.670108803579">
            <text:p>$119</text:p>
          </table:table-cell>
          <table:table-cell table:formula="of:=[.T27]*4" office:value-type="currency" office:currency="USD" office:value="63.2916909068427">
            <text:p>$63</text:p>
          </table:table-cell>
          <table:table-cell table:formula="of:=[.S27]/2" office:value-type="float" office:value="14.8337636004473">
            <text:p>15</text:p>
          </table:table-cell>
          <table:table-cell table:formula="of:=[.T27]/2" office:value-type="float" office:value="7.91146136335534">
            <text:p>8</text:p>
          </table:table-cell>
          <table:table-cell table:formula="of:=[.P27]*0.183" office:value-type="float" office:value="57139.005">
            <text:p>$ 57,13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7520">
            <text:p>7520</text:p>
          </table:table-cell>
          <table:table-cell table:style-name="ce1" office:value-type="string">
            <text:p>PLEASANTECH_ACADEMY_CHARTER_SCHOOL</text:p>
          </table:table-cell>
          <table:table-cell/>
          <table:table-cell table:style-name="ce5" office:value-type="float" office:value="263">
            <text:p>263</text:p>
          </table:table-cell>
          <table:table-cell table:style-name="ce5" table:formula="of:=SUM([.F28:.G28])" office:value-type="float" office:value="263">
            <text:p>263</text:p>
          </table:table-cell>
          <table:table-cell table:style-name="ce6" office:value-type="float" office:value="364346">
            <text:p>$ 364,346 </text:p>
          </table:table-cell>
          <table:table-cell table:style-name="ce6" office:value-type="float" office:value="186182">
            <text:p>$ 186,182 </text:p>
          </table:table-cell>
          <table:table-cell table:formula="of:=SUM([.I28:.J28])" office:value-type="float" office:value="550528">
            <text:p>$ 550,528 </text:p>
          </table:table-cell>
          <table:table-cell table:formula="of:=[.K28]/[.H28]" office:value-type="float" office:value="2093.26235741445">
            <text:p>$ 2,093 </text:p>
          </table:table-cell>
          <table:table-cell/>
          <table:table-cell office:value-type="float" office:value="271">
            <text:p>271</text:p>
          </table:table-cell>
          <table:table-cell table:formula="of:=SUM([.M28:.N28])" office:value-type="float" office:value="271">
            <text:p>271</text:p>
          </table:table-cell>
          <table:table-cell table:style-name="ce9" office:value-type="float" office:value="334641">
            <text:p>334,641 </text:p>
          </table:table-cell>
          <table:table-cell table:formula="of:=[.P28]/[.O28]" office:value-type="float" office:value="1234.83763837638">
            <text:p>1235</text:p>
          </table:table-cell>
          <table:table-cell/>
          <table:table-cell table:formula="of:=[.Q28]/43.67" office:value-type="float" office:value="28.27656602648">
            <text:p>28</text:p>
          </table:table-cell>
          <table:table-cell table:formula="of:=[.Q28]/81.88" office:value-type="float" office:value="15.081065441822">
            <text:p>15</text:p>
          </table:table-cell>
          <table:table-cell table:style-name="ce10" table:formula="of:=[.S28]*4" office:value-type="currency" office:currency="USD" office:value="113.10626410592">
            <text:p>$113</text:p>
          </table:table-cell>
          <table:table-cell table:style-name="ce10" table:formula="of:=[.T28]*4" office:value-type="currency" office:currency="USD" office:value="60.3242617672879">
            <text:p>$60</text:p>
          </table:table-cell>
          <table:table-cell table:formula="of:=[.S28]*4" office:value-type="currency" office:currency="USD" office:value="113.10626410592">
            <text:p>$113</text:p>
          </table:table-cell>
          <table:table-cell table:formula="of:=[.T28]*4" office:value-type="currency" office:currency="USD" office:value="60.3242617672879">
            <text:p>$60</text:p>
          </table:table-cell>
          <table:table-cell table:formula="of:=[.S28]/2" office:value-type="float" office:value="14.13828301324">
            <text:p>14</text:p>
          </table:table-cell>
          <table:table-cell table:formula="of:=[.T28]/2" office:value-type="float" office:value="7.54053272091099">
            <text:p>8</text:p>
          </table:table-cell>
          <table:table-cell table:formula="of:=[.P28]*0.183" office:value-type="float" office:value="61239.303">
            <text:p>$ 61,23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90">
            <text:p>290</text:p>
          </table:table-cell>
          <table:table-cell table:style-name="ce1" office:value-type="string">
            <text:p>BERGEN_COUNTY_VOCATIONAL</text:p>
          </table:table-cell>
          <table:table-cell/>
          <table:table-cell table:style-name="ce5" office:value-type="float" office:value="93">
            <text:p>93</text:p>
          </table:table-cell>
          <table:table-cell table:style-name="ce5" table:formula="of:=SUM([.F29:.G29])" office:value-type="float" office:value="93">
            <text:p>93</text:p>
          </table:table-cell>
          <table:table-cell table:style-name="ce6" office:value-type="float" office:value="60011">
            <text:p>$ 60,011 </text:p>
          </table:table-cell>
          <table:table-cell table:style-name="ce6" office:value-type="float" office:value="0">
            <text:p>$ 0 </text:p>
          </table:table-cell>
          <table:table-cell table:formula="of:=SUM([.I29:.J29])" office:value-type="float" office:value="60011">
            <text:p>$ 60,011 </text:p>
          </table:table-cell>
          <table:table-cell table:formula="of:=[.K29]/[.H29]" office:value-type="float" office:value="645.279569892473">
            <text:p>$ 645 </text:p>
          </table:table-cell>
          <table:table-cell/>
          <table:table-cell office:value-type="float" office:value="113">
            <text:p>113</text:p>
          </table:table-cell>
          <table:table-cell table:formula="of:=SUM([.M29:.N29])" office:value-type="float" office:value="113">
            <text:p>113</text:p>
          </table:table-cell>
          <table:table-cell table:style-name="ce9" office:value-type="float" office:value="77351">
            <text:p>77,351 </text:p>
          </table:table-cell>
          <table:table-cell table:formula="of:=[.P29]/[.O29]" office:value-type="float" office:value="684.522123893805">
            <text:p>685</text:p>
          </table:table-cell>
          <table:table-cell/>
          <table:table-cell table:formula="of:=[.Q29]/43.67" office:value-type="float" office:value="15.6748826172156">
            <text:p>16</text:p>
          </table:table-cell>
          <table:table-cell table:formula="of:=[.Q29]/81.88" office:value-type="float" office:value="8.36006502068644">
            <text:p>8</text:p>
          </table:table-cell>
          <table:table-cell table:style-name="ce10" table:formula="of:=[.S29]*4" office:value-type="currency" office:currency="USD" office:value="62.6995304688624">
            <text:p>$63</text:p>
          </table:table-cell>
          <table:table-cell table:style-name="ce10" table:formula="of:=[.T29]*4" office:value-type="currency" office:currency="USD" office:value="33.4402600827457">
            <text:p>$33</text:p>
          </table:table-cell>
          <table:table-cell table:formula="of:=[.S29]*4" office:value-type="currency" office:currency="USD" office:value="62.6995304688624">
            <text:p>$63</text:p>
          </table:table-cell>
          <table:table-cell table:formula="of:=[.T29]*4" office:value-type="currency" office:currency="USD" office:value="33.4402600827457">
            <text:p>$33</text:p>
          </table:table-cell>
          <table:table-cell table:formula="of:=[.S29]/2" office:value-type="float" office:value="7.8374413086078">
            <text:p>8</text:p>
          </table:table-cell>
          <table:table-cell table:formula="of:=[.T29]/2" office:value-type="float" office:value="4.18003251034322">
            <text:p>4</text:p>
          </table:table-cell>
          <table:table-cell table:formula="of:=[.P29]*0.183" office:value-type="float" office:value="14155.233">
            <text:p>$ 14,15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00">
            <text:p>300</text:p>
          </table:table-cell>
          <table:table-cell table:style-name="ce1" office:value-type="string">
            <text:p>BERGENFIELD_BORO</text:p>
          </table:table-cell>
          <table:table-cell table:style-name="ce5" office:value-type="float" office:value="283">
            <text:p>283</text:p>
          </table:table-cell>
          <table:table-cell table:style-name="ce5"/>
          <table:table-cell table:style-name="ce5" table:formula="of:=SUM([.F30:.G30])" office:value-type="float" office:value="283">
            <text:p>283</text:p>
          </table:table-cell>
          <table:table-cell table:style-name="ce6" office:value-type="float" office:value="354062">
            <text:p>$ 354,062 </text:p>
          </table:table-cell>
          <table:table-cell table:style-name="ce6" office:value-type="float" office:value="242588">
            <text:p>$ 242,588 </text:p>
          </table:table-cell>
          <table:table-cell table:formula="of:=SUM([.I30:.J30])" office:value-type="float" office:value="596650">
            <text:p>$ 596,650 </text:p>
          </table:table-cell>
          <table:table-cell table:formula="of:=[.K30]/[.H30]" office:value-type="float" office:value="2108.3038869258">
            <text:p>$ 2,108 </text:p>
          </table:table-cell>
          <table:table-cell office:value-type="float" office:value="261">
            <text:p>261</text:p>
          </table:table-cell>
          <table:table-cell/>
          <table:table-cell table:formula="of:=SUM([.M30:.N30])" office:value-type="float" office:value="261">
            <text:p>261</text:p>
          </table:table-cell>
          <table:table-cell table:style-name="ce9" office:value-type="float" office:value="344448">
            <text:p>344,448 </text:p>
          </table:table-cell>
          <table:table-cell table:formula="of:=[.P30]/[.O30]" office:value-type="float" office:value="1319.72413793103">
            <text:p>1320</text:p>
          </table:table-cell>
          <table:table-cell/>
          <table:table-cell table:formula="of:=[.Q30]/43.67" office:value-type="float" office:value="30.2203832821396">
            <text:p>30</text:p>
          </table:table-cell>
          <table:table-cell table:formula="of:=[.Q30]/81.88" office:value-type="float" office:value="16.1177838047269">
            <text:p>16</text:p>
          </table:table-cell>
          <table:table-cell table:style-name="ce10" table:formula="of:=[.S30]*4" office:value-type="currency" office:currency="USD" office:value="120.881533128558">
            <text:p>$121</text:p>
          </table:table-cell>
          <table:table-cell table:style-name="ce10" table:formula="of:=[.T30]*4" office:value-type="currency" office:currency="USD" office:value="64.4711352189074">
            <text:p>$64</text:p>
          </table:table-cell>
          <table:table-cell table:formula="of:=[.S30]*4" office:value-type="currency" office:currency="USD" office:value="120.881533128558">
            <text:p>$121</text:p>
          </table:table-cell>
          <table:table-cell table:formula="of:=[.T30]*4" office:value-type="currency" office:currency="USD" office:value="64.4711352189074">
            <text:p>$64</text:p>
          </table:table-cell>
          <table:table-cell table:formula="of:=[.S30]/2" office:value-type="float" office:value="15.1101916410698">
            <text:p>15</text:p>
          </table:table-cell>
          <table:table-cell table:formula="of:=[.T30]/2" office:value-type="float" office:value="8.05889190236343">
            <text:p>8</text:p>
          </table:table-cell>
          <table:table-cell table:formula="of:=[.P30]*0.183" office:value-type="float" office:value="63033.984">
            <text:p>$ 63,03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40">
            <text:p>440</text:p>
          </table:table-cell>
          <table:table-cell table:style-name="ce1" office:value-type="string">
            <text:p>BOGOTA_BORO</text:p>
          </table:table-cell>
          <table:table-cell/>
          <table:table-cell table:style-name="ce5" office:value-type="float" office:value="266">
            <text:p>266</text:p>
          </table:table-cell>
          <table:table-cell table:style-name="ce5" table:formula="of:=SUM([.F31:.G31])" office:value-type="float" office:value="266">
            <text:p>266</text:p>
          </table:table-cell>
          <table:table-cell table:style-name="ce6" office:value-type="float" office:value="247499">
            <text:p>$ 247,499 </text:p>
          </table:table-cell>
          <table:table-cell table:style-name="ce6" office:value-type="float" office:value="80626">
            <text:p>$ 80,626 </text:p>
          </table:table-cell>
          <table:table-cell table:formula="of:=SUM([.I31:.J31])" office:value-type="float" office:value="328125">
            <text:p>$ 328,125 </text:p>
          </table:table-cell>
          <table:table-cell table:formula="of:=[.K31]/[.H31]" office:value-type="float" office:value="1233.55263157895">
            <text:p>$ 1,234 </text:p>
          </table:table-cell>
          <table:table-cell/>
          <table:table-cell office:value-type="float" office:value="343">
            <text:p>343</text:p>
          </table:table-cell>
          <table:table-cell table:formula="of:=SUM([.M31:.N31])" office:value-type="float" office:value="343">
            <text:p>343</text:p>
          </table:table-cell>
          <table:table-cell table:style-name="ce9" office:value-type="float" office:value="299475">
            <text:p>299,475 </text:p>
          </table:table-cell>
          <table:table-cell table:formula="of:=[.P31]/[.O31]" office:value-type="float" office:value="873.104956268222">
            <text:p>873</text:p>
          </table:table-cell>
          <table:table-cell/>
          <table:table-cell table:formula="of:=[.Q31]/43.67" office:value-type="float" office:value="19.9932437890593">
            <text:p>20</text:p>
          </table:table-cell>
          <table:table-cell table:formula="of:=[.Q31]/81.88" office:value-type="float" office:value="10.6632261390843">
            <text:p>11</text:p>
          </table:table-cell>
          <table:table-cell table:style-name="ce10" table:formula="of:=[.S31]*4" office:value-type="currency" office:currency="USD" office:value="79.9729751562374">
            <text:p>$80</text:p>
          </table:table-cell>
          <table:table-cell table:style-name="ce10" table:formula="of:=[.T31]*4" office:value-type="currency" office:currency="USD" office:value="42.6529045563372">
            <text:p>$43</text:p>
          </table:table-cell>
          <table:table-cell table:formula="of:=[.S31]*4" office:value-type="currency" office:currency="USD" office:value="79.9729751562374">
            <text:p>$80</text:p>
          </table:table-cell>
          <table:table-cell table:formula="of:=[.T31]*4" office:value-type="currency" office:currency="USD" office:value="42.6529045563372">
            <text:p>$43</text:p>
          </table:table-cell>
          <table:table-cell table:formula="of:=[.S31]/2" office:value-type="float" office:value="9.99662189452967">
            <text:p>10</text:p>
          </table:table-cell>
          <table:table-cell table:formula="of:=[.T31]/2" office:value-type="float" office:value="5.33161306954215">
            <text:p>5</text:p>
          </table:table-cell>
          <table:table-cell table:formula="of:=[.P31]*0.183" office:value-type="float" office:value="54803.925">
            <text:p>$ 54,80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740">
            <text:p>740</text:p>
          </table:table-cell>
          <table:table-cell table:style-name="ce1" office:value-type="string">
            <text:p>CARLSTADT_BORO</text:p>
          </table:table-cell>
          <table:table-cell/>
          <table:table-cell table:style-name="ce5" office:value-type="float" office:value="64">
            <text:p>64</text:p>
          </table:table-cell>
          <table:table-cell table:style-name="ce5" table:formula="of:=SUM([.F32:.G32])" office:value-type="float" office:value="64">
            <text:p>64</text:p>
          </table:table-cell>
          <table:table-cell table:style-name="ce6" office:value-type="float" office:value="54402">
            <text:p>$ 54,402 </text:p>
          </table:table-cell>
          <table:table-cell table:style-name="ce6" office:value-type="float" office:value="15824">
            <text:p>$ 15,824 </text:p>
          </table:table-cell>
          <table:table-cell table:formula="of:=SUM([.I32:.J32])" office:value-type="float" office:value="70226">
            <text:p>$ 70,226 </text:p>
          </table:table-cell>
          <table:table-cell table:formula="of:=[.K32]/[.H32]" office:value-type="float" office:value="1097.28125">
            <text:p>$ 1,097 </text:p>
          </table:table-cell>
          <table:table-cell/>
          <table:table-cell office:value-type="float" office:value="95">
            <text:p>95</text:p>
          </table:table-cell>
          <table:table-cell table:formula="of:=SUM([.M32:.N32])" office:value-type="float" office:value="95">
            <text:p>95</text:p>
          </table:table-cell>
          <table:table-cell table:style-name="ce9" office:value-type="float" office:value="74329">
            <text:p>74,329 </text:p>
          </table:table-cell>
          <table:table-cell table:formula="of:=[.P32]/[.O32]" office:value-type="float" office:value="782.41052631579">
            <text:p>782</text:p>
          </table:table-cell>
          <table:table-cell/>
          <table:table-cell table:formula="of:=[.Q32]/43.67" office:value-type="float" office:value="17.9164306461138">
            <text:p>18</text:p>
          </table:table-cell>
          <table:table-cell table:formula="of:=[.Q32]/81.88" office:value-type="float" office:value="9.55557555344149">
            <text:p>10</text:p>
          </table:table-cell>
          <table:table-cell table:style-name="ce10" table:formula="of:=[.S32]*4" office:value-type="currency" office:currency="USD" office:value="71.6657225844552">
            <text:p>$72</text:p>
          </table:table-cell>
          <table:table-cell table:style-name="ce10" table:formula="of:=[.T32]*4" office:value-type="currency" office:currency="USD" office:value="38.222302213766">
            <text:p>$38</text:p>
          </table:table-cell>
          <table:table-cell table:formula="of:=[.S32]*4" office:value-type="currency" office:currency="USD" office:value="71.6657225844552">
            <text:p>$72</text:p>
          </table:table-cell>
          <table:table-cell table:formula="of:=[.T32]*4" office:value-type="currency" office:currency="USD" office:value="38.222302213766">
            <text:p>$38</text:p>
          </table:table-cell>
          <table:table-cell table:formula="of:=[.S32]/2" office:value-type="float" office:value="8.9582153230569">
            <text:p>9</text:p>
          </table:table-cell>
          <table:table-cell table:formula="of:=[.T32]/2" office:value-type="float" office:value="4.77778777672075">
            <text:p>5</text:p>
          </table:table-cell>
          <table:table-cell table:formula="of:=[.P32]*0.183" office:value-type="float" office:value="13602.207">
            <text:p>$ 13,60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745">
            <text:p>745</text:p>
          </table:table-cell>
          <table:table-cell table:style-name="ce1" office:value-type="string">
            <text:p>CARLSTADT-EAST_RUTHERFORD</text:p>
          </table:table-cell>
          <table:table-cell/>
          <table:table-cell table:style-name="ce5" office:value-type="float" office:value="58">
            <text:p>58</text:p>
          </table:table-cell>
          <table:table-cell table:style-name="ce5" table:formula="of:=SUM([.F33:.G33])" office:value-type="float" office:value="58">
            <text:p>58</text:p>
          </table:table-cell>
          <table:table-cell table:style-name="ce6" office:value-type="float" office:value="47245">
            <text:p>$ 47,245 </text:p>
          </table:table-cell>
          <table:table-cell table:style-name="ce6" office:value-type="float" office:value="14340">
            <text:p>$ 14,340 </text:p>
          </table:table-cell>
          <table:table-cell table:formula="of:=SUM([.I33:.J33])" office:value-type="float" office:value="61585">
            <text:p>$ 61,585 </text:p>
          </table:table-cell>
          <table:table-cell table:formula="of:=[.K33]/[.H33]" office:value-type="float" office:value="1061.81034482759">
            <text:p>$ 1,062 </text:p>
          </table:table-cell>
          <table:table-cell/>
          <table:table-cell office:value-type="float" office:value="79">
            <text:p>79</text:p>
          </table:table-cell>
          <table:table-cell table:formula="of:=SUM([.M33:.N33])" office:value-type="float" office:value="79">
            <text:p>79</text:p>
          </table:table-cell>
          <table:table-cell table:style-name="ce9" office:value-type="float" office:value="61774">
            <text:p>61,774 </text:p>
          </table:table-cell>
          <table:table-cell table:formula="of:=[.P33]/[.O33]" office:value-type="float" office:value="781.949367088608">
            <text:p>782</text:p>
          </table:table-cell>
          <table:table-cell/>
          <table:table-cell table:formula="of:=[.Q33]/43.67" office:value-type="float" office:value="17.9058705538953">
            <text:p>18</text:p>
          </table:table-cell>
          <table:table-cell table:formula="of:=[.Q33]/81.88" office:value-type="float" office:value="9.54994341827806">
            <text:p>10</text:p>
          </table:table-cell>
          <table:table-cell table:style-name="ce10" table:formula="of:=[.S33]*4" office:value-type="currency" office:currency="USD" office:value="71.6234822155812">
            <text:p>$72</text:p>
          </table:table-cell>
          <table:table-cell table:style-name="ce10" table:formula="of:=[.T33]*4" office:value-type="currency" office:currency="USD" office:value="38.1997736731122">
            <text:p>$38</text:p>
          </table:table-cell>
          <table:table-cell table:formula="of:=[.S33]*4" office:value-type="currency" office:currency="USD" office:value="71.6234822155812">
            <text:p>$72</text:p>
          </table:table-cell>
          <table:table-cell table:formula="of:=[.T33]*4" office:value-type="currency" office:currency="USD" office:value="38.1997736731122">
            <text:p>$38</text:p>
          </table:table-cell>
          <table:table-cell table:formula="of:=[.S33]/2" office:value-type="float" office:value="8.95293527694765">
            <text:p>9</text:p>
          </table:table-cell>
          <table:table-cell table:formula="of:=[.T33]/2" office:value-type="float" office:value="4.77497170913903">
            <text:p>5</text:p>
          </table:table-cell>
          <table:table-cell table:formula="of:=[.P33]*0.183" office:value-type="float" office:value="11304.642">
            <text:p>$ 11,30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890">
            <text:p>890</text:p>
          </table:table-cell>
          <table:table-cell table:style-name="ce1" office:value-type="string">
            <text:p>CLIFFSIDE_PARK_BORO</text:p>
          </table:table-cell>
          <table:table-cell table:style-name="ce5" office:value-type="float" office:value="327">
            <text:p>327</text:p>
          </table:table-cell>
          <table:table-cell table:style-name="ce5"/>
          <table:table-cell table:style-name="ce5" table:formula="of:=SUM([.F34:.G34])" office:value-type="float" office:value="327">
            <text:p>327</text:p>
          </table:table-cell>
          <table:table-cell table:style-name="ce6" office:value-type="float" office:value="402199">
            <text:p>$ 402,199 </text:p>
          </table:table-cell>
          <table:table-cell table:style-name="ce6" office:value-type="float" office:value="274276">
            <text:p>$ 274,276 </text:p>
          </table:table-cell>
          <table:table-cell table:formula="of:=SUM([.I34:.J34])" office:value-type="float" office:value="676475">
            <text:p>$ 676,475 </text:p>
          </table:table-cell>
          <table:table-cell table:formula="of:=[.K34]/[.H34]" office:value-type="float" office:value="2068.73088685015">
            <text:p>$ 2,069 </text:p>
          </table:table-cell>
          <table:table-cell office:value-type="float" office:value="279">
            <text:p>279</text:p>
          </table:table-cell>
          <table:table-cell/>
          <table:table-cell table:formula="of:=SUM([.M34:.N34])" office:value-type="float" office:value="279">
            <text:p>279</text:p>
          </table:table-cell>
          <table:table-cell table:style-name="ce9" office:value-type="float" office:value="372712">
            <text:p>372,712 </text:p>
          </table:table-cell>
          <table:table-cell table:formula="of:=[.P34]/[.O34]" office:value-type="float" office:value="1335.8853046595">
            <text:p>1336</text:p>
          </table:table-cell>
          <table:table-cell/>
          <table:table-cell table:formula="of:=[.Q34]/43.67" office:value-type="float" office:value="30.5904580870048">
            <text:p>31</text:p>
          </table:table-cell>
          <table:table-cell table:formula="of:=[.Q34]/81.88" office:value-type="float" office:value="16.315160047136">
            <text:p>16</text:p>
          </table:table-cell>
          <table:table-cell table:style-name="ce10" table:formula="of:=[.S34]*4" office:value-type="currency" office:currency="USD" office:value="122.361832348019">
            <text:p>$122</text:p>
          </table:table-cell>
          <table:table-cell table:style-name="ce10" table:formula="of:=[.T34]*4" office:value-type="currency" office:currency="USD" office:value="65.2606401885441">
            <text:p>$65</text:p>
          </table:table-cell>
          <table:table-cell table:formula="of:=[.S34]*4" office:value-type="currency" office:currency="USD" office:value="122.361832348019">
            <text:p>$122</text:p>
          </table:table-cell>
          <table:table-cell table:formula="of:=[.T34]*4" office:value-type="currency" office:currency="USD" office:value="65.2606401885441">
            <text:p>$65</text:p>
          </table:table-cell>
          <table:table-cell table:formula="of:=[.S34]/2" office:value-type="float" office:value="15.2952290435024">
            <text:p>15</text:p>
          </table:table-cell>
          <table:table-cell table:formula="of:=[.T34]/2" office:value-type="float" office:value="8.15758002356802">
            <text:p>8</text:p>
          </table:table-cell>
          <table:table-cell table:formula="of:=[.P34]*0.183" office:value-type="float" office:value="68206.296">
            <text:p>$ 68,20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130">
            <text:p>1130</text:p>
          </table:table-cell>
          <table:table-cell table:style-name="ce1" office:value-type="string">
            <text:p>DUMONT_BORO</text:p>
          </table:table-cell>
          <table:table-cell/>
          <table:table-cell table:style-name="ce5" office:value-type="float" office:value="161">
            <text:p>161</text:p>
          </table:table-cell>
          <table:table-cell table:style-name="ce5" table:formula="of:=SUM([.F35:.G35])" office:value-type="float" office:value="161">
            <text:p>161</text:p>
          </table:table-cell>
          <table:table-cell table:style-name="ce6" office:value-type="float" office:value="119725">
            <text:p>$ 119,725 </text:p>
          </table:table-cell>
          <table:table-cell table:style-name="ce6" office:value-type="float" office:value="39805">
            <text:p>$ 39,805 </text:p>
          </table:table-cell>
          <table:table-cell table:formula="of:=SUM([.I35:.J35])" office:value-type="float" office:value="159530">
            <text:p>$ 159,530 </text:p>
          </table:table-cell>
          <table:table-cell table:formula="of:=[.K35]/[.H35]" office:value-type="float" office:value="990.869565217391">
            <text:p>$ 991 </text:p>
          </table:table-cell>
          <table:table-cell/>
          <table:table-cell office:value-type="float" office:value="198">
            <text:p>198</text:p>
          </table:table-cell>
          <table:table-cell table:formula="of:=SUM([.M35:.N35])" office:value-type="float" office:value="198">
            <text:p>198</text:p>
          </table:table-cell>
          <table:table-cell table:style-name="ce9" office:value-type="float" office:value="134561">
            <text:p>134,561 </text:p>
          </table:table-cell>
          <table:table-cell table:formula="of:=[.P35]/[.O35]" office:value-type="float" office:value="679.60101010101">
            <text:p>680</text:p>
          </table:table-cell>
          <table:table-cell/>
          <table:table-cell table:formula="of:=[.Q35]/43.67" office:value-type="float" office:value="15.562193956973">
            <text:p>16</text:p>
          </table:table-cell>
          <table:table-cell table:formula="of:=[.Q35]/81.88" office:value-type="float" office:value="8.2999634843797">
            <text:p>8</text:p>
          </table:table-cell>
          <table:table-cell table:style-name="ce10" table:formula="of:=[.S35]*4" office:value-type="currency" office:currency="USD" office:value="62.2487758278919">
            <text:p>$62</text:p>
          </table:table-cell>
          <table:table-cell table:style-name="ce10" table:formula="of:=[.T35]*4" office:value-type="currency" office:currency="USD" office:value="33.1998539375188">
            <text:p>$33</text:p>
          </table:table-cell>
          <table:table-cell table:formula="of:=[.S35]*4" office:value-type="currency" office:currency="USD" office:value="62.2487758278919">
            <text:p>$62</text:p>
          </table:table-cell>
          <table:table-cell table:formula="of:=[.T35]*4" office:value-type="currency" office:currency="USD" office:value="33.1998539375188">
            <text:p>$33</text:p>
          </table:table-cell>
          <table:table-cell table:formula="of:=[.S35]/2" office:value-type="float" office:value="7.78109697848649">
            <text:p>8</text:p>
          </table:table-cell>
          <table:table-cell table:formula="of:=[.T35]/2" office:value-type="float" office:value="4.14998174218985">
            <text:p>4</text:p>
          </table:table-cell>
          <table:table-cell table:formula="of:=[.P35]*0.183" office:value-type="float" office:value="24624.663">
            <text:p>$ 24,62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230">
            <text:p>1230</text:p>
          </table:table-cell>
          <table:table-cell table:style-name="ce1" office:value-type="string">
            <text:p>EAST_RUTHERFORD_BORO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table:formula="of:=SUM([.F36:.G36])" office:value-type="float" office:value="116">
            <text:p>116</text:p>
          </table:table-cell>
          <table:table-cell table:style-name="ce6" office:value-type="float" office:value="111730">
            <text:p>$ 111,730 </text:p>
          </table:table-cell>
          <table:table-cell table:style-name="ce6" office:value-type="float" office:value="31309">
            <text:p>$ 31,309 </text:p>
          </table:table-cell>
          <table:table-cell table:formula="of:=SUM([.I36:.J36])" office:value-type="float" office:value="143039">
            <text:p>$ 143,039 </text:p>
          </table:table-cell>
          <table:table-cell table:formula="of:=[.K36]/[.H36]" office:value-type="float" office:value="1233.09482758621">
            <text:p>$ 1,233 </text:p>
          </table:table-cell>
          <table:table-cell/>
          <table:table-cell office:value-type="float" office:value="164">
            <text:p>164</text:p>
          </table:table-cell>
          <table:table-cell table:formula="of:=SUM([.M36:.N36])" office:value-type="float" office:value="164">
            <text:p>164</text:p>
          </table:table-cell>
          <table:table-cell table:style-name="ce9" office:value-type="float" office:value="133956">
            <text:p>133,956 </text:p>
          </table:table-cell>
          <table:table-cell table:formula="of:=[.P36]/[.O36]" office:value-type="float" office:value="816.804878048781">
            <text:p>817</text:p>
          </table:table-cell>
          <table:table-cell/>
          <table:table-cell table:formula="of:=[.Q36]/43.67" office:value-type="float" office:value="18.7040274341374">
            <text:p>19</text:p>
          </table:table-cell>
          <table:table-cell table:formula="of:=[.Q36]/81.88" office:value-type="float" office:value="9.97563358633098">
            <text:p>10</text:p>
          </table:table-cell>
          <table:table-cell table:style-name="ce10" table:formula="of:=[.S36]*4" office:value-type="currency" office:currency="USD" office:value="74.8161097365496">
            <text:p>$75</text:p>
          </table:table-cell>
          <table:table-cell table:style-name="ce10" table:formula="of:=[.T36]*4" office:value-type="currency" office:currency="USD" office:value="39.9025343453239">
            <text:p>$40</text:p>
          </table:table-cell>
          <table:table-cell table:formula="of:=[.S36]*4" office:value-type="currency" office:currency="USD" office:value="74.8161097365496">
            <text:p>$75</text:p>
          </table:table-cell>
          <table:table-cell table:formula="of:=[.T36]*4" office:value-type="currency" office:currency="USD" office:value="39.9025343453239">
            <text:p>$40</text:p>
          </table:table-cell>
          <table:table-cell table:formula="of:=[.S36]/2" office:value-type="float" office:value="9.3520137170687">
            <text:p>9</text:p>
          </table:table-cell>
          <table:table-cell table:formula="of:=[.T36]/2" office:value-type="float" office:value="4.98781679316549">
            <text:p>5</text:p>
          </table:table-cell>
          <table:table-cell table:formula="of:=[.P36]*0.183" office:value-type="float" office:value="24513.948">
            <text:p>$ 24,51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270">
            <text:p>1270</text:p>
          </table:table-cell>
          <table:table-cell table:style-name="ce1" office:value-type="string">
            <text:p>EDGEWATER_BORO</text:p>
          </table:table-cell>
          <table:table-cell/>
          <table:table-cell table:style-name="ce5" office:value-type="float" office:value="52">
            <text:p>52</text:p>
          </table:table-cell>
          <table:table-cell table:style-name="ce5" table:formula="of:=SUM([.F37:.G37])" office:value-type="float" office:value="52">
            <text:p>52</text:p>
          </table:table-cell>
          <table:table-cell table:style-name="ce6" office:value-type="float" office:value="48212">
            <text:p>$ 48,212 </text:p>
          </table:table-cell>
          <table:table-cell table:style-name="ce6" office:value-type="float" office:value="12856">
            <text:p>$ 12,856 </text:p>
          </table:table-cell>
          <table:table-cell table:formula="of:=SUM([.I37:.J37])" office:value-type="float" office:value="61068">
            <text:p>$ 61,068 </text:p>
          </table:table-cell>
          <table:table-cell table:formula="of:=[.K37]/[.H37]" office:value-type="float" office:value="1174.38461538462">
            <text:p>$ 1,174 </text:p>
          </table:table-cell>
          <table:table-cell/>
          <table:table-cell office:value-type="float" office:value="59">
            <text:p>59</text:p>
          </table:table-cell>
          <table:table-cell table:formula="of:=SUM([.M37:.N37])" office:value-type="float" office:value="59">
            <text:p>59</text:p>
          </table:table-cell>
          <table:table-cell table:style-name="ce9" office:value-type="float" office:value="42465">
            <text:p>42,465 </text:p>
          </table:table-cell>
          <table:table-cell table:formula="of:=[.P37]/[.O37]" office:value-type="float" office:value="719.745762711864">
            <text:p>720</text:p>
          </table:table-cell>
          <table:table-cell/>
          <table:table-cell table:formula="of:=[.Q37]/43.67" office:value-type="float" office:value="16.4814692629234">
            <text:p>16</text:p>
          </table:table-cell>
          <table:table-cell table:formula="of:=[.Q37]/81.88" office:value-type="float" office:value="8.7902511322895">
            <text:p>9</text:p>
          </table:table-cell>
          <table:table-cell table:style-name="ce10" table:formula="of:=[.S37]*4" office:value-type="currency" office:currency="USD" office:value="65.9258770516936">
            <text:p>$66</text:p>
          </table:table-cell>
          <table:table-cell table:style-name="ce10" table:formula="of:=[.T37]*4" office:value-type="currency" office:currency="USD" office:value="35.161004529158">
            <text:p>$35</text:p>
          </table:table-cell>
          <table:table-cell table:formula="of:=[.S37]*4" office:value-type="currency" office:currency="USD" office:value="65.9258770516936">
            <text:p>$66</text:p>
          </table:table-cell>
          <table:table-cell table:formula="of:=[.T37]*4" office:value-type="currency" office:currency="USD" office:value="35.161004529158">
            <text:p>$35</text:p>
          </table:table-cell>
          <table:table-cell table:formula="of:=[.S37]/2" office:value-type="float" office:value="8.24073463146169">
            <text:p>8</text:p>
          </table:table-cell>
          <table:table-cell table:formula="of:=[.T37]/2" office:value-type="float" office:value="4.39512556614475">
            <text:p>4</text:p>
          </table:table-cell>
          <table:table-cell table:formula="of:=[.P37]*0.183" office:value-type="float" office:value="7771.095">
            <text:p>$ 7,77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345">
            <text:p>1345</text:p>
          </table:table-cell>
          <table:table-cell table:style-name="ce1" office:value-type="string">
            <text:p>ELMWOOD_PARK</text:p>
          </table:table-cell>
          <table:table-cell/>
          <table:table-cell table:style-name="ce5" office:value-type="float" office:value="423">
            <text:p>423</text:p>
          </table:table-cell>
          <table:table-cell table:style-name="ce5" table:formula="of:=SUM([.F38:.G38])" office:value-type="float" office:value="423">
            <text:p>423</text:p>
          </table:table-cell>
          <table:table-cell table:style-name="ce6" office:value-type="float" office:value="363177">
            <text:p>$ 363,177 </text:p>
          </table:table-cell>
          <table:table-cell table:style-name="ce6" office:value-type="float" office:value="115629">
            <text:p>$ 115,629 </text:p>
          </table:table-cell>
          <table:table-cell table:formula="of:=SUM([.I38:.J38])" office:value-type="float" office:value="478806">
            <text:p>$ 478,806 </text:p>
          </table:table-cell>
          <table:table-cell table:formula="of:=[.K38]/[.H38]" office:value-type="float" office:value="1131.92907801418">
            <text:p>$ 1,132 </text:p>
          </table:table-cell>
          <table:table-cell/>
          <table:table-cell office:value-type="float" office:value="492">
            <text:p>492</text:p>
          </table:table-cell>
          <table:table-cell table:formula="of:=SUM([.M38:.N38])" office:value-type="float" office:value="492">
            <text:p>492</text:p>
          </table:table-cell>
          <table:table-cell table:style-name="ce9" office:value-type="float" office:value="389613">
            <text:p>389,613 </text:p>
          </table:table-cell>
          <table:table-cell table:formula="of:=[.P38]/[.O38]" office:value-type="float" office:value="791.896341463415">
            <text:p>792</text:p>
          </table:table-cell>
          <table:table-cell/>
          <table:table-cell table:formula="of:=[.Q38]/43.67" office:value-type="float" office:value="18.1336464727139">
            <text:p>18</text:p>
          </table:table-cell>
          <table:table-cell table:formula="of:=[.Q38]/81.88" office:value-type="float" office:value="9.67142576286535">
            <text:p>10</text:p>
          </table:table-cell>
          <table:table-cell table:style-name="ce10" table:formula="of:=[.S38]*4" office:value-type="currency" office:currency="USD" office:value="72.5345858908555">
            <text:p>$73</text:p>
          </table:table-cell>
          <table:table-cell table:style-name="ce10" table:formula="of:=[.T38]*4" office:value-type="currency" office:currency="USD" office:value="38.6857030514614">
            <text:p>$39</text:p>
          </table:table-cell>
          <table:table-cell table:formula="of:=[.S38]*4" office:value-type="currency" office:currency="USD" office:value="72.5345858908555">
            <text:p>$73</text:p>
          </table:table-cell>
          <table:table-cell table:formula="of:=[.T38]*4" office:value-type="currency" office:currency="USD" office:value="38.6857030514614">
            <text:p>$39</text:p>
          </table:table-cell>
          <table:table-cell table:formula="of:=[.S38]/2" office:value-type="float" office:value="9.06682323635693">
            <text:p>9</text:p>
          </table:table-cell>
          <table:table-cell table:formula="of:=[.T38]/2" office:value-type="float" office:value="4.83571288143267">
            <text:p>5</text:p>
          </table:table-cell>
          <table:table-cell table:formula="of:=[.P38]*0.183" office:value-type="float" office:value="71299.179">
            <text:p>$ 71,29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360">
            <text:p>1360</text:p>
          </table:table-cell>
          <table:table-cell table:style-name="ce1" office:value-type="string">
            <text:p>EMERSON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39:.G39])" office:value-type="float" office:value="26">
            <text:p>26</text:p>
          </table:table-cell>
          <table:table-cell table:style-name="ce6" office:value-type="float" office:value="14644">
            <text:p>$ 14,644 </text:p>
          </table:table-cell>
          <table:table-cell table:style-name="ce6" office:value-type="float" office:value="0">
            <text:p>$ 0 </text:p>
          </table:table-cell>
          <table:table-cell table:formula="of:=SUM([.I39:.J39])" office:value-type="float" office:value="14644">
            <text:p>$ 14,644 </text:p>
          </table:table-cell>
          <table:table-cell table:formula="of:=[.K39]/[.H39]" office:value-type="float" office:value="563.230769230769">
            <text:p>$ 563 </text:p>
          </table:table-cell>
          <table:table-cell/>
          <table:table-cell office:value-type="float" office:value="44">
            <text:p>44</text:p>
          </table:table-cell>
          <table:table-cell table:formula="of:=SUM([.M39:.N39])" office:value-type="float" office:value="44">
            <text:p>44</text:p>
          </table:table-cell>
          <table:table-cell table:style-name="ce9" office:value-type="float" office:value="22456">
            <text:p>22,456 </text:p>
          </table:table-cell>
          <table:table-cell table:formula="of:=[.P39]/[.O39]" office:value-type="float" office:value="510.363636363636">
            <text:p>510</text:p>
          </table:table-cell>
          <table:table-cell/>
          <table:table-cell table:formula="of:=[.Q39]/43.67" office:value-type="float" office:value="11.6868247392635">
            <text:p>12</text:p>
          </table:table-cell>
          <table:table-cell table:formula="of:=[.Q39]/81.88" office:value-type="float" office:value="6.23306834835902">
            <text:p>6</text:p>
          </table:table-cell>
          <table:table-cell table:style-name="ce10" table:formula="of:=[.S39]*4" office:value-type="currency" office:currency="USD" office:value="46.7472989570539">
            <text:p>$47</text:p>
          </table:table-cell>
          <table:table-cell table:style-name="ce10" table:formula="of:=[.T39]*4" office:value-type="currency" office:currency="USD" office:value="24.9322733934361">
            <text:p>$25</text:p>
          </table:table-cell>
          <table:table-cell table:formula="of:=[.S39]*4" office:value-type="currency" office:currency="USD" office:value="46.7472989570539">
            <text:p>$47</text:p>
          </table:table-cell>
          <table:table-cell table:formula="of:=[.T39]*4" office:value-type="currency" office:currency="USD" office:value="24.9322733934361">
            <text:p>$25</text:p>
          </table:table-cell>
          <table:table-cell table:formula="of:=[.S39]/2" office:value-type="float" office:value="5.84341236963174">
            <text:p>6</text:p>
          </table:table-cell>
          <table:table-cell table:formula="of:=[.T39]/2" office:value-type="float" office:value="3.11653417417951">
            <text:p>3</text:p>
          </table:table-cell>
          <table:table-cell table:formula="of:=[.P39]*0.183" office:value-type="float" office:value="4109.448">
            <text:p>$ 4,10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370">
            <text:p>1370</text:p>
          </table:table-cell>
          <table:table-cell table:style-name="ce1" office:value-type="string">
            <text:p>ENGLEWOOD_CITY</text:p>
          </table:table-cell>
          <table:table-cell table:style-name="ce5" office:value-type="float" office:value="389">
            <text:p>389</text:p>
          </table:table-cell>
          <table:table-cell table:style-name="ce5"/>
          <table:table-cell table:style-name="ce5" table:formula="of:=SUM([.F40:.G40])" office:value-type="float" office:value="389">
            <text:p>389</text:p>
          </table:table-cell>
          <table:table-cell table:style-name="ce6" office:value-type="float" office:value="500981">
            <text:p>$ 500,981 </text:p>
          </table:table-cell>
          <table:table-cell table:style-name="ce6" office:value-type="float" office:value="323731">
            <text:p>$ 323,731 </text:p>
          </table:table-cell>
          <table:table-cell table:formula="of:=SUM([.I40:.J40])" office:value-type="float" office:value="824712">
            <text:p>$ 824,712 </text:p>
          </table:table-cell>
          <table:table-cell table:formula="of:=[.K40]/[.H40]" office:value-type="float" office:value="2120.0822622108">
            <text:p>$ 2,120 </text:p>
          </table:table-cell>
          <table:table-cell office:value-type="float" office:value="336">
            <text:p>336</text:p>
          </table:table-cell>
          <table:table-cell/>
          <table:table-cell table:formula="of:=SUM([.M40:.N40])" office:value-type="float" office:value="336">
            <text:p>336</text:p>
          </table:table-cell>
          <table:table-cell table:style-name="ce9" office:value-type="float" office:value="447038">
            <text:p>447,038 </text:p>
          </table:table-cell>
          <table:table-cell table:formula="of:=[.P40]/[.O40]" office:value-type="float" office:value="1330.47023809524">
            <text:p>1330</text:p>
          </table:table-cell>
          <table:table-cell/>
          <table:table-cell table:formula="of:=[.Q40]/43.67" office:value-type="float" office:value="30.46645839467">
            <text:p>30</text:p>
          </table:table-cell>
          <table:table-cell table:formula="of:=[.Q40]/81.88" office:value-type="float" office:value="16.2490258682858">
            <text:p>16</text:p>
          </table:table-cell>
          <table:table-cell table:style-name="ce10" table:formula="of:=[.S40]*4" office:value-type="currency" office:currency="USD" office:value="121.86583357868">
            <text:p>$122</text:p>
          </table:table-cell>
          <table:table-cell table:style-name="ce10" table:formula="of:=[.T40]*4" office:value-type="currency" office:currency="USD" office:value="64.9961034731431">
            <text:p>$65</text:p>
          </table:table-cell>
          <table:table-cell table:formula="of:=[.S40]*4" office:value-type="currency" office:currency="USD" office:value="121.86583357868">
            <text:p>$122</text:p>
          </table:table-cell>
          <table:table-cell table:formula="of:=[.T40]*4" office:value-type="currency" office:currency="USD" office:value="64.9961034731431">
            <text:p>$65</text:p>
          </table:table-cell>
          <table:table-cell table:formula="of:=[.S40]/2" office:value-type="float" office:value="15.233229197335">
            <text:p>15</text:p>
          </table:table-cell>
          <table:table-cell table:formula="of:=[.T40]/2" office:value-type="float" office:value="8.12451293414288">
            <text:p>8</text:p>
          </table:table-cell>
          <table:table-cell table:formula="of:=[.P40]*0.183" office:value-type="float" office:value="81807.954">
            <text:p>$ 81,80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450">
            <text:p>1450</text:p>
          </table:table-cell>
          <table:table-cell table:style-name="ce1" office:value-type="string">
            <text:p>FAIR_LAWN</text:p>
          </table:table-cell>
          <table:table-cell table:style-name="ce5" office:value-type="float" office:value="179">
            <text:p>179</text:p>
          </table:table-cell>
          <table:table-cell table:style-name="ce5"/>
          <table:table-cell table:style-name="ce5" table:formula="of:=SUM([.F41:.G41])" office:value-type="float" office:value="179">
            <text:p>179</text:p>
          </table:table-cell>
          <table:table-cell table:style-name="ce6" office:value-type="float" office:value="120019">
            <text:p>$ 120,019 </text:p>
          </table:table-cell>
          <table:table-cell table:style-name="ce6" office:value-type="float" office:value="0">
            <text:p>$ 0 </text:p>
          </table:table-cell>
          <table:table-cell table:formula="of:=SUM([.I41:.J41])" office:value-type="float" office:value="120019">
            <text:p>$ 120,019 </text:p>
          </table:table-cell>
          <table:table-cell table:formula="of:=[.K41]/[.H41]" office:value-type="float" office:value="670.497206703911">
            <text:p>$ 670 </text:p>
          </table:table-cell>
          <table:table-cell office:value-type="float" office:value="157">
            <text:p>157</text:p>
          </table:table-cell>
          <table:table-cell/>
          <table:table-cell table:formula="of:=SUM([.M41:.N41])" office:value-type="float" office:value="157">
            <text:p>157</text:p>
          </table:table-cell>
          <table:table-cell table:style-name="ce9" office:value-type="float" office:value="128066">
            <text:p>128,066 </text:p>
          </table:table-cell>
          <table:table-cell table:formula="of:=[.P41]/[.O41]" office:value-type="float" office:value="815.707006369427">
            <text:p>816</text:p>
          </table:table-cell>
          <table:table-cell/>
          <table:table-cell table:formula="of:=[.Q41]/43.67" office:value-type="float" office:value="18.678887253708">
            <text:p>19</text:p>
          </table:table-cell>
          <table:table-cell table:formula="of:=[.Q41]/81.88" office:value-type="float" office:value="9.96222528541068">
            <text:p>10</text:p>
          </table:table-cell>
          <table:table-cell table:style-name="ce10" table:formula="of:=[.S41]*4" office:value-type="currency" office:currency="USD" office:value="74.7155490148319">
            <text:p>$75</text:p>
          </table:table-cell>
          <table:table-cell table:style-name="ce10" table:formula="of:=[.T41]*4" office:value-type="currency" office:currency="USD" office:value="39.8489011416427">
            <text:p>$40</text:p>
          </table:table-cell>
          <table:table-cell table:formula="of:=[.S41]*4" office:value-type="currency" office:currency="USD" office:value="74.7155490148319">
            <text:p>$75</text:p>
          </table:table-cell>
          <table:table-cell table:formula="of:=[.T41]*4" office:value-type="currency" office:currency="USD" office:value="39.8489011416427">
            <text:p>$40</text:p>
          </table:table-cell>
          <table:table-cell table:formula="of:=[.S41]/2" office:value-type="float" office:value="9.33944362685398">
            <text:p>9</text:p>
          </table:table-cell>
          <table:table-cell table:formula="of:=[.T41]/2" office:value-type="float" office:value="4.98111264270534">
            <text:p>5</text:p>
          </table:table-cell>
          <table:table-cell table:formula="of:=[.P41]*0.183" office:value-type="float" office:value="23436.078">
            <text:p>$ 23,43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470">
            <text:p>1470</text:p>
          </table:table-cell>
          <table:table-cell table:style-name="ce1" office:value-type="string">
            <text:p>FAIRVIEW_BORO</text:p>
          </table:table-cell>
          <table:table-cell/>
          <table:table-cell table:style-name="ce5" office:value-type="float" office:value="573">
            <text:p>573</text:p>
          </table:table-cell>
          <table:table-cell table:style-name="ce5" table:formula="of:=SUM([.F42:.G42])" office:value-type="float" office:value="573">
            <text:p>573</text:p>
          </table:table-cell>
          <table:table-cell table:style-name="ce6" office:value-type="float" office:value="740058">
            <text:p>$ 740,058 </text:p>
          </table:table-cell>
          <table:table-cell table:style-name="ce6" office:value-type="float" office:value="450016">
            <text:p>$ 450,016 </text:p>
          </table:table-cell>
          <table:table-cell table:formula="of:=SUM([.I42:.J42])" office:value-type="float" office:value="1190074">
            <text:p>$ 1,190,074 </text:p>
          </table:table-cell>
          <table:table-cell table:formula="of:=[.K42]/[.H42]" office:value-type="float" office:value="2076.91797556719">
            <text:p>$ 2,077 </text:p>
          </table:table-cell>
          <table:table-cell/>
          <table:table-cell office:value-type="float" office:value="670">
            <text:p>670</text:p>
          </table:table-cell>
          <table:table-cell table:formula="of:=SUM([.M42:.N42])" office:value-type="float" office:value="670">
            <text:p>670</text:p>
          </table:table-cell>
          <table:table-cell table:style-name="ce9" office:value-type="float" office:value="781355">
            <text:p>781,355 </text:p>
          </table:table-cell>
          <table:table-cell table:formula="of:=[.P42]/[.O42]" office:value-type="float" office:value="1166.20149253731">
            <text:p>1166</text:p>
          </table:table-cell>
          <table:table-cell/>
          <table:table-cell table:formula="of:=[.Q42]/43.67" office:value-type="float" office:value="26.7048658698721">
            <text:p>27</text:p>
          </table:table-cell>
          <table:table-cell table:formula="of:=[.Q42]/81.88" office:value-type="float" office:value="14.2428125615207">
            <text:p>14</text:p>
          </table:table-cell>
          <table:table-cell table:style-name="ce10" table:formula="of:=[.S42]*4" office:value-type="currency" office:currency="USD" office:value="106.819463479488">
            <text:p>$107</text:p>
          </table:table-cell>
          <table:table-cell table:style-name="ce10" table:formula="of:=[.T42]*4" office:value-type="currency" office:currency="USD" office:value="56.9712502460827">
            <text:p>$57</text:p>
          </table:table-cell>
          <table:table-cell table:formula="of:=[.S42]*4" office:value-type="currency" office:currency="USD" office:value="106.819463479488">
            <text:p>$107</text:p>
          </table:table-cell>
          <table:table-cell table:formula="of:=[.T42]*4" office:value-type="currency" office:currency="USD" office:value="56.9712502460827">
            <text:p>$57</text:p>
          </table:table-cell>
          <table:table-cell table:formula="of:=[.S42]/2" office:value-type="float" office:value="13.352432934936">
            <text:p>13</text:p>
          </table:table-cell>
          <table:table-cell table:formula="of:=[.T42]/2" office:value-type="float" office:value="7.12140628076034">
            <text:p>7</text:p>
          </table:table-cell>
          <table:table-cell table:formula="of:=[.P42]*0.183" office:value-type="float" office:value="142987.965">
            <text:p>$ 142,98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550">
            <text:p>1550</text:p>
          </table:table-cell>
          <table:table-cell table:style-name="ce1" office:value-type="string">
            <text:p>FORT_LEE_BORO</text:p>
          </table:table-cell>
          <table:table-cell table:style-name="ce5" office:value-type="float" office:value="425">
            <text:p>425</text:p>
          </table:table-cell>
          <table:table-cell table:style-name="ce5"/>
          <table:table-cell table:style-name="ce5" table:formula="of:=SUM([.F43:.G43])" office:value-type="float" office:value="425">
            <text:p>425</text:p>
          </table:table-cell>
          <table:table-cell table:style-name="ce6" office:value-type="float" office:value="590381">
            <text:p>$ 590,381 </text:p>
          </table:table-cell>
          <table:table-cell table:style-name="ce6" office:value-type="float" office:value="355519">
            <text:p>$ 355,519 </text:p>
          </table:table-cell>
          <table:table-cell table:formula="of:=SUM([.I43:.J43])" office:value-type="float" office:value="945900">
            <text:p>$ 945,900 </text:p>
          </table:table-cell>
          <table:table-cell table:formula="of:=[.K43]/[.H43]" office:value-type="float" office:value="2225.64705882353">
            <text:p>$ 2,226 </text:p>
          </table:table-cell>
          <table:table-cell office:value-type="float" office:value="386">
            <text:p>386</text:p>
          </table:table-cell>
          <table:table-cell/>
          <table:table-cell table:formula="of:=SUM([.M43:.N43])" office:value-type="float" office:value="386">
            <text:p>386</text:p>
          </table:table-cell>
          <table:table-cell table:style-name="ce9" office:value-type="float" office:value="517131">
            <text:p>517,131 </text:p>
          </table:table-cell>
          <table:table-cell table:formula="of:=[.P43]/[.O43]" office:value-type="float" office:value="1339.71761658031">
            <text:p>1340</text:p>
          </table:table-cell>
          <table:table-cell/>
          <table:table-cell table:formula="of:=[.Q43]/43.67" office:value-type="float" office:value="30.6782142564761">
            <text:p>31</text:p>
          </table:table-cell>
          <table:table-cell table:formula="of:=[.Q43]/81.88" office:value-type="float" office:value="16.3619640520312">
            <text:p>16</text:p>
          </table:table-cell>
          <table:table-cell table:style-name="ce10" table:formula="of:=[.S43]*4" office:value-type="currency" office:currency="USD" office:value="122.712857025904">
            <text:p>$123</text:p>
          </table:table-cell>
          <table:table-cell table:style-name="ce10" table:formula="of:=[.T43]*4" office:value-type="currency" office:currency="USD" office:value="65.4478562081246">
            <text:p>$65</text:p>
          </table:table-cell>
          <table:table-cell table:formula="of:=[.S43]*4" office:value-type="currency" office:currency="USD" office:value="122.712857025904">
            <text:p>$123</text:p>
          </table:table-cell>
          <table:table-cell table:formula="of:=[.T43]*4" office:value-type="currency" office:currency="USD" office:value="65.4478562081246">
            <text:p>$65</text:p>
          </table:table-cell>
          <table:table-cell table:formula="of:=[.S43]/2" office:value-type="float" office:value="15.339107128238">
            <text:p>15</text:p>
          </table:table-cell>
          <table:table-cell table:formula="of:=[.T43]/2" office:value-type="float" office:value="8.18098202601558">
            <text:p>8</text:p>
          </table:table-cell>
          <table:table-cell table:formula="of:=[.P43]*0.183" office:value-type="float" office:value="94634.973">
            <text:p>$ 94,63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700">
            <text:p>1700</text:p>
          </table:table-cell>
          <table:table-cell table:style-name="ce1" office:value-type="string">
            <text:p>GARFIELD_CITY</text:p>
          </table:table-cell>
          <table:table-cell table:style-name="ce5" office:value-type="float" office:value="650">
            <text:p>650</text:p>
          </table:table-cell>
          <table:table-cell table:style-name="ce5"/>
          <table:table-cell table:style-name="ce5" table:formula="of:=SUM([.F44:.G44])" office:value-type="float" office:value="650">
            <text:p>650</text:p>
          </table:table-cell>
          <table:table-cell table:style-name="ce6" office:value-type="float" office:value="825308">
            <text:p>$ 825,308 </text:p>
          </table:table-cell>
          <table:table-cell table:style-name="ce6" office:value-type="float" office:value="531184">
            <text:p>$ 531,184 </text:p>
          </table:table-cell>
          <table:table-cell table:formula="of:=SUM([.I44:.J44])" office:value-type="float" office:value="1356492">
            <text:p>$ 1,356,492 </text:p>
          </table:table-cell>
          <table:table-cell table:formula="of:=[.K44]/[.H44]" office:value-type="float" office:value="2086.91076923077">
            <text:p>$ 2,087 </text:p>
          </table:table-cell>
          <table:table-cell office:value-type="float" office:value="564">
            <text:p>564</text:p>
          </table:table-cell>
          <table:table-cell/>
          <table:table-cell table:formula="of:=SUM([.M44:.N44])" office:value-type="float" office:value="564">
            <text:p>564</text:p>
          </table:table-cell>
          <table:table-cell table:style-name="ce9" office:value-type="float" office:value="746330">
            <text:p>746,330 </text:p>
          </table:table-cell>
          <table:table-cell table:formula="of:=[.P44]/[.O44]" office:value-type="float" office:value="1323.28014184397">
            <text:p>1323</text:p>
          </table:table-cell>
          <table:table-cell/>
          <table:table-cell table:formula="of:=[.Q44]/43.67" office:value-type="float" office:value="30.3018122702993">
            <text:p>30</text:p>
          </table:table-cell>
          <table:table-cell table:formula="of:=[.Q44]/81.88" office:value-type="float" office:value="16.1612132614066">
            <text:p>16</text:p>
          </table:table-cell>
          <table:table-cell table:style-name="ce10" table:formula="of:=[.S44]*4" office:value-type="currency" office:currency="USD" office:value="121.207249081197">
            <text:p>$121</text:p>
          </table:table-cell>
          <table:table-cell table:style-name="ce10" table:formula="of:=[.T44]*4" office:value-type="currency" office:currency="USD" office:value="64.6448530456264">
            <text:p>$65</text:p>
          </table:table-cell>
          <table:table-cell table:formula="of:=[.S44]*4" office:value-type="currency" office:currency="USD" office:value="121.207249081197">
            <text:p>$121</text:p>
          </table:table-cell>
          <table:table-cell table:formula="of:=[.T44]*4" office:value-type="currency" office:currency="USD" office:value="64.6448530456264">
            <text:p>$65</text:p>
          </table:table-cell>
          <table:table-cell table:formula="of:=[.S44]/2" office:value-type="float" office:value="15.1509061351497">
            <text:p>15</text:p>
          </table:table-cell>
          <table:table-cell table:formula="of:=[.T44]/2" office:value-type="float" office:value="8.0806066307033">
            <text:p>8</text:p>
          </table:table-cell>
          <table:table-cell table:formula="of:=[.P44]*0.183" office:value-type="float" office:value="136578.39">
            <text:p>$ 136,57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860">
            <text:p>1860</text:p>
          </table:table-cell>
          <table:table-cell table:style-name="ce1" office:value-type="string">
            <text:p>HACKENSACK_CITY</text:p>
          </table:table-cell>
          <table:table-cell table:style-name="ce5" office:value-type="float" office:value="752">
            <text:p>752</text:p>
          </table:table-cell>
          <table:table-cell table:style-name="ce5"/>
          <table:table-cell table:style-name="ce5" table:formula="of:=SUM([.F45:.G45])" office:value-type="float" office:value="752">
            <text:p>752</text:p>
          </table:table-cell>
          <table:table-cell table:style-name="ce6" office:value-type="float" office:value="914935">
            <text:p>$ 914,935 </text:p>
          </table:table-cell>
          <table:table-cell table:style-name="ce6" office:value-type="float" office:value="667709">
            <text:p>$ 667,709 </text:p>
          </table:table-cell>
          <table:table-cell table:formula="of:=SUM([.I45:.J45])" office:value-type="float" office:value="1582644">
            <text:p>$ 1,582,644 </text:p>
          </table:table-cell>
          <table:table-cell table:formula="of:=[.K45]/[.H45]" office:value-type="float" office:value="2104.57978723404">
            <text:p>$ 2,105 </text:p>
          </table:table-cell>
          <table:table-cell office:value-type="float" office:value="638">
            <text:p>638</text:p>
          </table:table-cell>
          <table:table-cell/>
          <table:table-cell table:formula="of:=SUM([.M45:.N45])" office:value-type="float" office:value="638">
            <text:p>638</text:p>
          </table:table-cell>
          <table:table-cell table:style-name="ce9" office:value-type="float" office:value="863328">
            <text:p>863,328 </text:p>
          </table:table-cell>
          <table:table-cell table:formula="of:=[.P45]/[.O45]" office:value-type="float" office:value="1353.17868338558">
            <text:p>1353</text:p>
          </table:table-cell>
          <table:table-cell/>
          <table:table-cell table:formula="of:=[.Q45]/43.67" office:value-type="float" office:value="30.9864594317742">
            <text:p>31</text:p>
          </table:table-cell>
          <table:table-cell table:formula="of:=[.Q45]/81.88" office:value-type="float" office:value="16.5263639885879">
            <text:p>17</text:p>
          </table:table-cell>
          <table:table-cell table:style-name="ce10" table:formula="of:=[.S45]*4" office:value-type="currency" office:currency="USD" office:value="123.945837727097">
            <text:p>$124</text:p>
          </table:table-cell>
          <table:table-cell table:style-name="ce10" table:formula="of:=[.T45]*4" office:value-type="currency" office:currency="USD" office:value="66.1054559543517">
            <text:p>$66</text:p>
          </table:table-cell>
          <table:table-cell table:formula="of:=[.S45]*4" office:value-type="currency" office:currency="USD" office:value="123.945837727097">
            <text:p>$124</text:p>
          </table:table-cell>
          <table:table-cell table:formula="of:=[.T45]*4" office:value-type="currency" office:currency="USD" office:value="66.1054559543517">
            <text:p>$66</text:p>
          </table:table-cell>
          <table:table-cell table:formula="of:=[.S45]/2" office:value-type="float" office:value="15.4932297158871">
            <text:p>15</text:p>
          </table:table-cell>
          <table:table-cell table:formula="of:=[.T45]/2" office:value-type="float" office:value="8.26318199429397">
            <text:p>8</text:p>
          </table:table-cell>
          <table:table-cell table:formula="of:=[.P45]*0.183" office:value-type="float" office:value="157989.024">
            <text:p>$ 157,98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080">
            <text:p>2080</text:p>
          </table:table-cell>
          <table:table-cell table:style-name="ce1" office:value-type="string">
            <text:p>HASBROUCK_HEIGHTS_BORO</text:p>
          </table:table-cell>
          <table:table-cell table:style-name="ce5" office:value-type="string">
            <text:p><text:s/></text:p>
          </table:table-cell>
          <table:table-cell table:style-name="ce5" office:value-type="float" office:value="35">
            <text:p>35</text:p>
          </table:table-cell>
          <table:table-cell table:style-name="ce5" table:formula="of:=SUM([.F46:.G46])" office:value-type="float" office:value="35">
            <text:p>35</text:p>
          </table:table-cell>
          <table:table-cell table:style-name="ce6" office:value-type="float" office:value="643">
            <text:p>$ 643 </text:p>
          </table:table-cell>
          <table:table-cell table:style-name="ce6" office:value-type="float" office:value="0">
            <text:p>$ 0 </text:p>
          </table:table-cell>
          <table:table-cell table:formula="of:=SUM([.I46:.J46])" office:value-type="float" office:value="643">
            <text:p>$ 643 </text:p>
          </table:table-cell>
          <table:table-cell table:formula="of:=[.K46]/[.H46]" office:value-type="float" office:value="18.3714285714286">
            <text:p>$ 18 </text:p>
          </table:table-cell>
          <table:table-cell/>
          <table:table-cell office:value-type="float" office:value="111">
            <text:p>111</text:p>
          </table:table-cell>
          <table:table-cell table:formula="of:=SUM([.M46:.N46])" office:value-type="float" office:value="111">
            <text:p>111</text:p>
          </table:table-cell>
          <table:table-cell table:style-name="ce9" office:value-type="float" office:value="76452">
            <text:p>76,452 </text:p>
          </table:table-cell>
          <table:table-cell table:formula="of:=[.P46]/[.O46]" office:value-type="float" office:value="688.756756756757">
            <text:p>689</text:p>
          </table:table-cell>
          <table:table-cell/>
          <table:table-cell table:formula="of:=[.Q46]/43.67" office:value-type="float" office:value="15.7718515401135">
            <text:p>16</text:p>
          </table:table-cell>
          <table:table-cell table:formula="of:=[.Q46]/81.88" office:value-type="float" office:value="8.41178256908594">
            <text:p>8</text:p>
          </table:table-cell>
          <table:table-cell table:style-name="ce10" table:formula="of:=[.S46]*4" office:value-type="currency" office:currency="USD" office:value="63.087406160454">
            <text:p>$63</text:p>
          </table:table-cell>
          <table:table-cell table:style-name="ce10" table:formula="of:=[.T46]*4" office:value-type="currency" office:currency="USD" office:value="33.6471302763438">
            <text:p>$34</text:p>
          </table:table-cell>
          <table:table-cell table:formula="of:=[.S46]*4" office:value-type="currency" office:currency="USD" office:value="63.087406160454">
            <text:p>$63</text:p>
          </table:table-cell>
          <table:table-cell table:formula="of:=[.T46]*4" office:value-type="currency" office:currency="USD" office:value="33.6471302763438">
            <text:p>$34</text:p>
          </table:table-cell>
          <table:table-cell table:formula="of:=[.S46]/2" office:value-type="float" office:value="7.88592577005675">
            <text:p>8</text:p>
          </table:table-cell>
          <table:table-cell table:formula="of:=[.T46]/2" office:value-type="float" office:value="4.20589128454297">
            <text:p>4</text:p>
          </table:table-cell>
          <table:table-cell table:formula="of:=[.P46]*0.183" office:value-type="float" office:value="13990.716">
            <text:p>$ 13,99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180">
            <text:p>2180</text:p>
          </table:table-cell>
          <table:table-cell table:style-name="ce1" office:value-type="string">
            <text:p>HILLSDALE</text:p>
          </table:table-cell>
          <table:table-cell/>
          <table:table-cell table:style-name="ce5" office:value-type="float" office:value="52">
            <text:p>52</text:p>
          </table:table-cell>
          <table:table-cell table:style-name="ce5" table:formula="of:=SUM([.F47:.G47])" office:value-type="float" office:value="52">
            <text:p>52</text:p>
          </table:table-cell>
          <table:table-cell table:style-name="ce6" office:value-type="float" office:value="30547">
            <text:p>$ 30,547 </text:p>
          </table:table-cell>
          <table:table-cell table:style-name="ce6" office:value-type="float" office:value="0">
            <text:p>$ 0 </text:p>
          </table:table-cell>
          <table:table-cell table:formula="of:=SUM([.I47:.J47])" office:value-type="float" office:value="30547">
            <text:p>$ 30,547 </text:p>
          </table:table-cell>
          <table:table-cell table:formula="of:=[.K47]/[.H47]" office:value-type="float" office:value="587.442307692308">
            <text:p>$ 587 </text:p>
          </table:table-cell>
          <table:table-cell/>
          <table:table-cell office:value-type="float" office:value="71">
            <text:p>71</text:p>
          </table:table-cell>
          <table:table-cell table:formula="of:=SUM([.M47:.N47])" office:value-type="float" office:value="71">
            <text:p>71</text:p>
          </table:table-cell>
          <table:table-cell table:style-name="ce9" office:value-type="float" office:value="36544">
            <text:p>36,544 </text:p>
          </table:table-cell>
          <table:table-cell table:formula="of:=[.P47]/[.O47]" office:value-type="float" office:value="514.704225352113">
            <text:p>515</text:p>
          </table:table-cell>
          <table:table-cell/>
          <table:table-cell table:formula="of:=[.Q47]/43.67" office:value-type="float" office:value="11.7862199531054">
            <text:p>12</text:p>
          </table:table-cell>
          <table:table-cell table:formula="of:=[.Q47]/81.88" office:value-type="float" office:value="6.28607993835018">
            <text:p>6</text:p>
          </table:table-cell>
          <table:table-cell table:style-name="ce10" table:formula="of:=[.S47]*4" office:value-type="currency" office:currency="USD" office:value="47.1448798124216">
            <text:p>$47</text:p>
          </table:table-cell>
          <table:table-cell table:style-name="ce10" table:formula="of:=[.T47]*4" office:value-type="currency" office:currency="USD" office:value="25.1443197534007">
            <text:p>$25</text:p>
          </table:table-cell>
          <table:table-cell table:formula="of:=[.S47]*4" office:value-type="currency" office:currency="USD" office:value="47.1448798124216">
            <text:p>$47</text:p>
          </table:table-cell>
          <table:table-cell table:formula="of:=[.T47]*4" office:value-type="currency" office:currency="USD" office:value="25.1443197534007">
            <text:p>$25</text:p>
          </table:table-cell>
          <table:table-cell table:formula="of:=[.S47]/2" office:value-type="float" office:value="5.8931099765527">
            <text:p>6</text:p>
          </table:table-cell>
          <table:table-cell table:formula="of:=[.T47]/2" office:value-type="float" office:value="3.14303996917509">
            <text:p>3</text:p>
          </table:table-cell>
          <table:table-cell table:formula="of:=[.P47]*0.183" office:value-type="float" office:value="6687.552">
            <text:p>$ 6,68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620">
            <text:p>2620</text:p>
          </table:table-cell>
          <table:table-cell table:style-name="ce1" office:value-type="string">
            <text:p>LEONIA_BORO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table:formula="of:=SUM([.F48:.G48])" office:value-type="float" office:value="115">
            <text:p>115</text:p>
          </table:table-cell>
          <table:table-cell table:style-name="ce6" office:value-type="float" office:value="90238">
            <text:p>$ 90,238 </text:p>
          </table:table-cell>
          <table:table-cell table:style-name="ce6" office:value-type="float" office:value="28432">
            <text:p>$ 28,432 </text:p>
          </table:table-cell>
          <table:table-cell table:formula="of:=SUM([.I48:.J48])" office:value-type="float" office:value="118670">
            <text:p>$ 118,670 </text:p>
          </table:table-cell>
          <table:table-cell table:formula="of:=[.K48]/[.H48]" office:value-type="float" office:value="1031.91304347826">
            <text:p>$ 1,032 </text:p>
          </table:table-cell>
          <table:table-cell/>
          <table:table-cell office:value-type="float" office:value="149">
            <text:p>149</text:p>
          </table:table-cell>
          <table:table-cell table:formula="of:=SUM([.M48:.N48])" office:value-type="float" office:value="149">
            <text:p>149</text:p>
          </table:table-cell>
          <table:table-cell table:style-name="ce9" office:value-type="float" office:value="102983">
            <text:p>102,983 </text:p>
          </table:table-cell>
          <table:table-cell table:formula="of:=[.P48]/[.O48]" office:value-type="float" office:value="691.161073825503">
            <text:p>691</text:p>
          </table:table-cell>
          <table:table-cell/>
          <table:table-cell table:formula="of:=[.Q48]/43.67" office:value-type="float" office:value="15.8269080335586">
            <text:p>16</text:p>
          </table:table-cell>
          <table:table-cell table:formula="of:=[.Q48]/81.88" office:value-type="float" office:value="8.44114648052642">
            <text:p>8</text:p>
          </table:table-cell>
          <table:table-cell table:style-name="ce10" table:formula="of:=[.S48]*4" office:value-type="currency" office:currency="USD" office:value="63.3076321342343">
            <text:p>$63</text:p>
          </table:table-cell>
          <table:table-cell table:style-name="ce10" table:formula="of:=[.T48]*4" office:value-type="currency" office:currency="USD" office:value="33.7645859221057">
            <text:p>$34</text:p>
          </table:table-cell>
          <table:table-cell table:formula="of:=[.S48]*4" office:value-type="currency" office:currency="USD" office:value="63.3076321342343">
            <text:p>$63</text:p>
          </table:table-cell>
          <table:table-cell table:formula="of:=[.T48]*4" office:value-type="currency" office:currency="USD" office:value="33.7645859221057">
            <text:p>$34</text:p>
          </table:table-cell>
          <table:table-cell table:formula="of:=[.S48]/2" office:value-type="float" office:value="7.91345401677929">
            <text:p>8</text:p>
          </table:table-cell>
          <table:table-cell table:formula="of:=[.T48]/2" office:value-type="float" office:value="4.22057324026321">
            <text:p>4</text:p>
          </table:table-cell>
          <table:table-cell table:formula="of:=[.P48]*0.183" office:value-type="float" office:value="18845.889">
            <text:p>$ 18,84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710">
            <text:p>2710</text:p>
          </table:table-cell>
          <table:table-cell table:style-name="ce1" office:value-type="string">
            <text:p>LITTLE_FERRY_BORO</text:p>
          </table:table-cell>
          <table:table-cell table:style-name="ce5"/>
          <table:table-cell table:style-name="ce5" office:value-type="float" office:value="188">
            <text:p>188</text:p>
          </table:table-cell>
          <table:table-cell table:style-name="ce5" table:formula="of:=SUM([.F49:.G49])" office:value-type="float" office:value="188">
            <text:p>188</text:p>
          </table:table-cell>
          <table:table-cell table:style-name="ce6" office:value-type="float" office:value="159234">
            <text:p>$ 159,234 </text:p>
          </table:table-cell>
          <table:table-cell table:style-name="ce6" office:value-type="float" office:value="50362">
            <text:p>$ 50,362 </text:p>
          </table:table-cell>
          <table:table-cell table:formula="of:=SUM([.I49:.J49])" office:value-type="float" office:value="209596">
            <text:p>$ 209,596 </text:p>
          </table:table-cell>
          <table:table-cell table:formula="of:=[.K49]/[.H49]" office:value-type="float" office:value="1114.87234042553">
            <text:p>$ 1,115 </text:p>
          </table:table-cell>
          <table:table-cell/>
          <table:table-cell office:value-type="float" office:value="288">
            <text:p>288</text:p>
          </table:table-cell>
          <table:table-cell table:formula="of:=SUM([.M49:.N49])" office:value-type="float" office:value="288">
            <text:p>288</text:p>
          </table:table-cell>
          <table:table-cell table:style-name="ce9" office:value-type="float" office:value="251065">
            <text:p>251,065 </text:p>
          </table:table-cell>
          <table:table-cell table:formula="of:=[.P49]/[.O49]" office:value-type="float" office:value="871.753472222222">
            <text:p>872</text:p>
          </table:table-cell>
          <table:table-cell/>
          <table:table-cell table:formula="of:=[.Q49]/43.67" office:value-type="float" office:value="19.9622961351551">
            <text:p>20</text:p>
          </table:table-cell>
          <table:table-cell table:formula="of:=[.Q49]/81.88" office:value-type="float" office:value="10.646720471693">
            <text:p>11</text:p>
          </table:table-cell>
          <table:table-cell table:style-name="ce10" table:formula="of:=[.S49]*4" office:value-type="currency" office:currency="USD" office:value="79.8491845406203">
            <text:p>$80</text:p>
          </table:table-cell>
          <table:table-cell table:style-name="ce10" table:formula="of:=[.T49]*4" office:value-type="currency" office:currency="USD" office:value="42.586881886772">
            <text:p>$43</text:p>
          </table:table-cell>
          <table:table-cell table:formula="of:=[.S49]*4" office:value-type="currency" office:currency="USD" office:value="79.8491845406203">
            <text:p>$80</text:p>
          </table:table-cell>
          <table:table-cell table:formula="of:=[.T49]*4" office:value-type="currency" office:currency="USD" office:value="42.586881886772">
            <text:p>$43</text:p>
          </table:table-cell>
          <table:table-cell table:formula="of:=[.S49]/2" office:value-type="float" office:value="9.98114806757754">
            <text:p>10</text:p>
          </table:table-cell>
          <table:table-cell table:formula="of:=[.T49]/2" office:value-type="float" office:value="5.3233602358465">
            <text:p>5</text:p>
          </table:table-cell>
          <table:table-cell table:formula="of:=[.P49]*0.183" office:value-type="float" office:value="45944.895">
            <text:p>$ 45,94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740">
            <text:p>2740</text:p>
          </table:table-cell>
          <table:table-cell table:style-name="ce1" office:value-type="string">
            <text:p>LODI_BOROUGH</text:p>
          </table:table-cell>
          <table:table-cell table:style-name="ce5" office:value-type="float" office:value="373">
            <text:p>373</text:p>
          </table:table-cell>
          <table:table-cell table:style-name="ce5"/>
          <table:table-cell table:style-name="ce5" table:formula="of:=SUM([.F50:.G50])" office:value-type="float" office:value="373">
            <text:p>373</text:p>
          </table:table-cell>
          <table:table-cell table:style-name="ce6" office:value-type="float" office:value="425553">
            <text:p>$ 425,553 </text:p>
          </table:table-cell>
          <table:table-cell table:style-name="ce6" office:value-type="float" office:value="308673">
            <text:p>$ 308,673 </text:p>
          </table:table-cell>
          <table:table-cell table:formula="of:=SUM([.I50:.J50])" office:value-type="float" office:value="734226">
            <text:p>$ 734,226 </text:p>
          </table:table-cell>
          <table:table-cell table:formula="of:=[.K50]/[.H50]" office:value-type="float" office:value="1968.43431635389">
            <text:p>$ 1,968 </text:p>
          </table:table-cell>
          <table:table-cell office:value-type="float" office:value="322">
            <text:p>322</text:p>
          </table:table-cell>
          <table:table-cell/>
          <table:table-cell table:formula="of:=SUM([.M50:.N50])" office:value-type="float" office:value="322">
            <text:p>322</text:p>
          </table:table-cell>
          <table:table-cell table:style-name="ce9" office:value-type="float" office:value="419965">
            <text:p>419,965 </text:p>
          </table:table-cell>
          <table:table-cell table:formula="of:=[.P50]/[.O50]" office:value-type="float" office:value="1304.23913043478">
            <text:p>1304</text:p>
          </table:table-cell>
          <table:table-cell/>
          <table:table-cell table:formula="of:=[.Q50]/43.67" office:value-type="float" office:value="29.8657918579066">
            <text:p>30</text:p>
          </table:table-cell>
          <table:table-cell table:formula="of:=[.Q50]/81.88" office:value-type="float" office:value="15.9286654913872">
            <text:p>16</text:p>
          </table:table-cell>
          <table:table-cell table:style-name="ce10" table:formula="of:=[.S50]*4" office:value-type="currency" office:currency="USD" office:value="119.463167431627">
            <text:p>$119</text:p>
          </table:table-cell>
          <table:table-cell table:style-name="ce10" table:formula="of:=[.T50]*4" office:value-type="currency" office:currency="USD" office:value="63.7146619655487">
            <text:p>$64</text:p>
          </table:table-cell>
          <table:table-cell table:formula="of:=[.S50]*4" office:value-type="currency" office:currency="USD" office:value="119.463167431627">
            <text:p>$119</text:p>
          </table:table-cell>
          <table:table-cell table:formula="of:=[.T50]*4" office:value-type="currency" office:currency="USD" office:value="63.7146619655487">
            <text:p>$64</text:p>
          </table:table-cell>
          <table:table-cell table:formula="of:=[.S50]/2" office:value-type="float" office:value="14.9328959289533">
            <text:p>15</text:p>
          </table:table-cell>
          <table:table-cell table:formula="of:=[.T50]/2" office:value-type="float" office:value="7.96433274569359">
            <text:p>8</text:p>
          </table:table-cell>
          <table:table-cell table:formula="of:=[.P50]*0.183" office:value-type="float" office:value="76853.595">
            <text:p>$ 76,85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860">
            <text:p>2860</text:p>
          </table:table-cell>
          <table:table-cell table:style-name="ce1" office:value-type="string">
            <text:p>LYNDHURST_TOWNSHIP</text:p>
          </table:table-cell>
          <table:table-cell/>
          <table:table-cell table:style-name="ce5" office:value-type="float" office:value="292">
            <text:p>292</text:p>
          </table:table-cell>
          <table:table-cell table:style-name="ce5" table:formula="of:=SUM([.F51:.G51])" office:value-type="float" office:value="292">
            <text:p>292</text:p>
          </table:table-cell>
          <table:table-cell table:style-name="ce6" office:value-type="float" office:value="218355">
            <text:p>$ 218,355 </text:p>
          </table:table-cell>
          <table:table-cell table:style-name="ce6" office:value-type="float" office:value="72070">
            <text:p>$ 72,070 </text:p>
          </table:table-cell>
          <table:table-cell table:formula="of:=SUM([.I51:.J51])" office:value-type="float" office:value="290425">
            <text:p>$ 290,425 </text:p>
          </table:table-cell>
          <table:table-cell table:formula="of:=[.K51]/[.H51]" office:value-type="float" office:value="994.606164383562">
            <text:p>$ 995 </text:p>
          </table:table-cell>
          <table:table-cell/>
          <table:table-cell office:value-type="float" office:value="306">
            <text:p>306</text:p>
          </table:table-cell>
          <table:table-cell table:formula="of:=SUM([.M51:.N51])" office:value-type="float" office:value="306">
            <text:p>306</text:p>
          </table:table-cell>
          <table:table-cell table:style-name="ce9" office:value-type="float" office:value="206992">
            <text:p>206,992 </text:p>
          </table:table-cell>
          <table:table-cell table:formula="of:=[.P51]/[.O51]" office:value-type="float" office:value="676.444444444445">
            <text:p>676</text:p>
          </table:table-cell>
          <table:table-cell/>
          <table:table-cell table:formula="of:=[.Q51]/43.67" office:value-type="float" office:value="15.4899117115742">
            <text:p>15</text:p>
          </table:table-cell>
          <table:table-cell table:formula="of:=[.Q51]/81.88" office:value-type="float" office:value="8.26141236497856">
            <text:p>8</text:p>
          </table:table-cell>
          <table:table-cell table:style-name="ce10" table:formula="of:=[.S51]*4" office:value-type="currency" office:currency="USD" office:value="61.9596468462967">
            <text:p>$62</text:p>
          </table:table-cell>
          <table:table-cell table:style-name="ce10" table:formula="of:=[.T51]*4" office:value-type="currency" office:currency="USD" office:value="33.0456494599142">
            <text:p>$33</text:p>
          </table:table-cell>
          <table:table-cell table:formula="of:=[.S51]*4" office:value-type="currency" office:currency="USD" office:value="61.9596468462967">
            <text:p>$62</text:p>
          </table:table-cell>
          <table:table-cell table:formula="of:=[.T51]*4" office:value-type="currency" office:currency="USD" office:value="33.0456494599142">
            <text:p>$33</text:p>
          </table:table-cell>
          <table:table-cell table:formula="of:=[.S51]/2" office:value-type="float" office:value="7.74495585578709">
            <text:p>8</text:p>
          </table:table-cell>
          <table:table-cell table:formula="of:=[.T51]/2" office:value-type="float" office:value="4.13070618248928">
            <text:p>4</text:p>
          </table:table-cell>
          <table:table-cell table:formula="of:=[.P51]*0.183" office:value-type="float" office:value="37879.536">
            <text:p>$ 37,88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900">
            <text:p>2900</text:p>
          </table:table-cell>
          <table:table-cell table:style-name="ce1" office:value-type="string">
            <text:p>MAHWAH_TOWNSHIP</text:p>
          </table:table-cell>
          <table:table-cell table:style-name="ce5" office:value-type="float" office:value="126">
            <text:p>126</text:p>
          </table:table-cell>
          <table:table-cell table:style-name="ce5"/>
          <table:table-cell table:style-name="ce5" table:formula="of:=SUM([.F52:.G52])" office:value-type="float" office:value="126">
            <text:p>126</text:p>
          </table:table-cell>
          <table:table-cell table:style-name="ce6" office:value-type="float" office:value="80273">
            <text:p>$ 80,273 </text:p>
          </table:table-cell>
          <table:table-cell table:style-name="ce6" office:value-type="float" office:value="0">
            <text:p>$ 0 </text:p>
          </table:table-cell>
          <table:table-cell table:formula="of:=SUM([.I52:.J52])" office:value-type="float" office:value="80273">
            <text:p>$ 80,273 </text:p>
          </table:table-cell>
          <table:table-cell table:formula="of:=[.K52]/[.H52]" office:value-type="float" office:value="637.087301587302">
            <text:p>$ 637 </text:p>
          </table:table-cell>
          <table:table-cell office:value-type="float" office:value="100">
            <text:p>100</text:p>
          </table:table-cell>
          <table:table-cell/>
          <table:table-cell table:formula="of:=SUM([.M52:.N52])" office:value-type="float" office:value="100">
            <text:p>100</text:p>
          </table:table-cell>
          <table:table-cell table:style-name="ce9" office:value-type="float" office:value="86130">
            <text:p>86,130 </text:p>
          </table:table-cell>
          <table:table-cell table:formula="of:=[.P52]/[.O52]" office:value-type="float" office:value="861.3">
            <text:p>861</text:p>
          </table:table-cell>
          <table:table-cell/>
          <table:table-cell table:formula="of:=[.Q52]/43.67" office:value-type="float" office:value="19.7229219143577">
            <text:p>20</text:p>
          </table:table-cell>
          <table:table-cell table:formula="of:=[.Q52]/81.88" office:value-type="float" office:value="10.519052271617">
            <text:p>11</text:p>
          </table:table-cell>
          <table:table-cell table:style-name="ce10" table:formula="of:=[.S52]*4" office:value-type="currency" office:currency="USD" office:value="78.8916876574307">
            <text:p>$79</text:p>
          </table:table-cell>
          <table:table-cell table:style-name="ce10" table:formula="of:=[.T52]*4" office:value-type="currency" office:currency="USD" office:value="42.076209086468">
            <text:p>$42</text:p>
          </table:table-cell>
          <table:table-cell table:formula="of:=[.S52]*4" office:value-type="currency" office:currency="USD" office:value="78.8916876574307">
            <text:p>$79</text:p>
          </table:table-cell>
          <table:table-cell table:formula="of:=[.T52]*4" office:value-type="currency" office:currency="USD" office:value="42.076209086468">
            <text:p>$42</text:p>
          </table:table-cell>
          <table:table-cell table:formula="of:=[.S52]/2" office:value-type="float" office:value="9.86146095717884">
            <text:p>10</text:p>
          </table:table-cell>
          <table:table-cell table:formula="of:=[.T52]/2" office:value-type="float" office:value="5.2595261358085">
            <text:p>5</text:p>
          </table:table-cell>
          <table:table-cell table:formula="of:=[.P52]*0.183" office:value-type="float" office:value="15761.79">
            <text:p>$ 15,76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060">
            <text:p>3060</text:p>
          </table:table-cell>
          <table:table-cell table:style-name="ce1" office:value-type="string">
            <text:p>MAYWOOD_BORO</text:p>
          </table:table-cell>
          <table:table-cell/>
          <table:table-cell table:style-name="ce5" office:value-type="float" office:value="124">
            <text:p>124</text:p>
          </table:table-cell>
          <table:table-cell table:style-name="ce5" table:formula="of:=SUM([.F53:.G53])" office:value-type="float" office:value="124">
            <text:p>124</text:p>
          </table:table-cell>
          <table:table-cell table:style-name="ce6" office:value-type="float" office:value="93053">
            <text:p>$ 93,053 </text:p>
          </table:table-cell>
          <table:table-cell table:style-name="ce6" office:value-type="float" office:value="30657">
            <text:p>$ 30,657 </text:p>
          </table:table-cell>
          <table:table-cell table:formula="of:=SUM([.I53:.J53])" office:value-type="float" office:value="123710">
            <text:p>$ 123,710 </text:p>
          </table:table-cell>
          <table:table-cell table:formula="of:=[.K53]/[.H53]" office:value-type="float" office:value="997.661290322581">
            <text:p>$ 998 </text:p>
          </table:table-cell>
          <table:table-cell/>
          <table:table-cell office:value-type="float" office:value="125">
            <text:p>125</text:p>
          </table:table-cell>
          <table:table-cell table:formula="of:=SUM([.M53:.N53])" office:value-type="float" office:value="125">
            <text:p>125</text:p>
          </table:table-cell>
          <table:table-cell table:style-name="ce9" office:value-type="float" office:value="85979">
            <text:p>85,979 </text:p>
          </table:table-cell>
          <table:table-cell table:formula="of:=[.P53]/[.O53]" office:value-type="float" office:value="687.832">
            <text:p>688</text:p>
          </table:table-cell>
          <table:table-cell/>
          <table:table-cell table:formula="of:=[.Q53]/43.67" office:value-type="float" office:value="15.7506755209526">
            <text:p>16</text:p>
          </table:table-cell>
          <table:table-cell table:formula="of:=[.Q53]/81.88" office:value-type="float" office:value="8.40048851978505">
            <text:p>8</text:p>
          </table:table-cell>
          <table:table-cell table:style-name="ce10" table:formula="of:=[.S53]*4" office:value-type="currency" office:currency="USD" office:value="63.0027020838104">
            <text:p>$63</text:p>
          </table:table-cell>
          <table:table-cell table:style-name="ce10" table:formula="of:=[.T53]*4" office:value-type="currency" office:currency="USD" office:value="33.6019540791402">
            <text:p>$34</text:p>
          </table:table-cell>
          <table:table-cell table:formula="of:=[.S53]*4" office:value-type="currency" office:currency="USD" office:value="63.0027020838104">
            <text:p>$63</text:p>
          </table:table-cell>
          <table:table-cell table:formula="of:=[.T53]*4" office:value-type="currency" office:currency="USD" office:value="33.6019540791402">
            <text:p>$34</text:p>
          </table:table-cell>
          <table:table-cell table:formula="of:=[.S53]/2" office:value-type="float" office:value="7.8753377604763">
            <text:p>8</text:p>
          </table:table-cell>
          <table:table-cell table:formula="of:=[.T53]/2" office:value-type="float" office:value="4.20024425989253">
            <text:p>4</text:p>
          </table:table-cell>
          <table:table-cell table:formula="of:=[.P53]*0.183" office:value-type="float" office:value="15734.157">
            <text:p>$ 15,73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170">
            <text:p>3170</text:p>
          </table:table-cell>
          <table:table-cell table:style-name="ce1" office:value-type="string">
            <text:p>MIDLAND_PARK_BORO</text:p>
          </table:table-cell>
          <table:table-cell table:style-name="ce5"/>
          <table:table-cell table:style-name="ce5" office:value-type="float" office:value="22">
            <text:p>22</text:p>
          </table:table-cell>
          <table:table-cell table:style-name="ce5" table:formula="of:=SUM([.F54:.G54])" office:value-type="float" office:value="22">
            <text:p>22</text:p>
          </table:table-cell>
          <table:table-cell table:style-name="ce6" office:value-type="float" office:value="12391">
            <text:p>$ 12,391 </text:p>
          </table:table-cell>
          <table:table-cell table:style-name="ce6" office:value-type="float" office:value="0">
            <text:p>$ 0 </text:p>
          </table:table-cell>
          <table:table-cell table:formula="of:=SUM([.I54:.J54])" office:value-type="float" office:value="12391">
            <text:p>$ 12,391 </text:p>
          </table:table-cell>
          <table:table-cell table:formula="of:=[.K54]/[.H54]" office:value-type="float" office:value="563.227272727273">
            <text:p>$ 563 </text:p>
          </table:table-cell>
          <table:table-cell/>
          <table:table-cell office:value-type="float" office:value="27">
            <text:p>27</text:p>
          </table:table-cell>
          <table:table-cell table:formula="of:=SUM([.M54:.N54])" office:value-type="float" office:value="27">
            <text:p>27</text:p>
          </table:table-cell>
          <table:table-cell table:style-name="ce9" office:value-type="float" office:value="13871">
            <text:p>13,871 </text:p>
          </table:table-cell>
          <table:table-cell table:formula="of:=[.P54]/[.O54]" office:value-type="float" office:value="513.740740740741">
            <text:p>514</text:p>
          </table:table-cell>
          <table:table-cell/>
          <table:table-cell table:formula="of:=[.Q54]/43.67" office:value-type="float" office:value="11.7641571042075">
            <text:p>12</text:p>
          </table:table-cell>
          <table:table-cell table:formula="of:=[.Q54]/81.88" office:value-type="float" office:value="6.27431290596899">
            <text:p>6</text:p>
          </table:table-cell>
          <table:table-cell table:style-name="ce10" table:formula="of:=[.S54]*4" office:value-type="currency" office:currency="USD" office:value="47.0566284168299">
            <text:p>$47</text:p>
          </table:table-cell>
          <table:table-cell table:style-name="ce10" table:formula="of:=[.T54]*4" office:value-type="currency" office:currency="USD" office:value="25.097251623876">
            <text:p>$25</text:p>
          </table:table-cell>
          <table:table-cell table:formula="of:=[.S54]*4" office:value-type="currency" office:currency="USD" office:value="47.0566284168299">
            <text:p>$47</text:p>
          </table:table-cell>
          <table:table-cell table:formula="of:=[.T54]*4" office:value-type="currency" office:currency="USD" office:value="25.097251623876">
            <text:p>$25</text:p>
          </table:table-cell>
          <table:table-cell table:formula="of:=[.S54]/2" office:value-type="float" office:value="5.88207855210374">
            <text:p>6</text:p>
          </table:table-cell>
          <table:table-cell table:formula="of:=[.T54]/2" office:value-type="float" office:value="3.13715645298449">
            <text:p>3</text:p>
          </table:table-cell>
          <table:table-cell table:formula="of:=[.P54]*0.183" office:value-type="float" office:value="2538.393">
            <text:p>$ 2,53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350">
            <text:p>3350</text:p>
          </table:table-cell>
          <table:table-cell table:style-name="ce1" office:value-type="string">
            <text:p>MOONACHIE_BORO</text:p>
          </table:table-cell>
          <table:table-cell table:style-name="ce5"/>
          <table:table-cell table:style-name="ce5" office:value-type="float" office:value="87">
            <text:p>87</text:p>
          </table:table-cell>
          <table:table-cell table:style-name="ce5" table:formula="of:=SUM([.F55:.G55])" office:value-type="float" office:value="87">
            <text:p>87</text:p>
          </table:table-cell>
          <table:table-cell table:style-name="ce6" office:value-type="float" office:value="84943">
            <text:p>$ 84,943 </text:p>
          </table:table-cell>
          <table:table-cell table:style-name="ce6" office:value-type="float" office:value="38640">
            <text:p>$ 38,640 </text:p>
          </table:table-cell>
          <table:table-cell table:formula="of:=SUM([.I55:.J55])" office:value-type="float" office:value="123583">
            <text:p>$ 123,583 </text:p>
          </table:table-cell>
          <table:table-cell table:formula="of:=[.K55]/[.H55]" office:value-type="float" office:value="1420.49425287356">
            <text:p>$ 1,420 </text:p>
          </table:table-cell>
          <table:table-cell/>
          <table:table-cell office:value-type="float" office:value="103">
            <text:p>103</text:p>
          </table:table-cell>
          <table:table-cell table:formula="of:=SUM([.M55:.N55])" office:value-type="float" office:value="103">
            <text:p>103</text:p>
          </table:table-cell>
          <table:table-cell table:style-name="ce9" office:value-type="float" office:value="97768">
            <text:p>97,768 </text:p>
          </table:table-cell>
          <table:table-cell table:formula="of:=[.P55]/[.O55]" office:value-type="float" office:value="949.203883495146">
            <text:p>949</text:p>
          </table:table-cell>
          <table:table-cell/>
          <table:table-cell table:formula="of:=[.Q55]/43.67" office:value-type="float" office:value="21.7358342911643">
            <text:p>22</text:p>
          </table:table-cell>
          <table:table-cell table:formula="of:=[.Q55]/81.88" office:value-type="float" office:value="11.5926219283726">
            <text:p>12</text:p>
          </table:table-cell>
          <table:table-cell table:style-name="ce10" table:formula="of:=[.S55]*4" office:value-type="currency" office:currency="USD" office:value="86.9433371646572">
            <text:p>$87</text:p>
          </table:table-cell>
          <table:table-cell table:style-name="ce10" table:formula="of:=[.T55]*4" office:value-type="currency" office:currency="USD" office:value="46.3704877134903">
            <text:p>$46</text:p>
          </table:table-cell>
          <table:table-cell table:formula="of:=[.S55]*4" office:value-type="currency" office:currency="USD" office:value="86.9433371646572">
            <text:p>$87</text:p>
          </table:table-cell>
          <table:table-cell table:formula="of:=[.T55]*4" office:value-type="currency" office:currency="USD" office:value="46.3704877134903">
            <text:p>$46</text:p>
          </table:table-cell>
          <table:table-cell table:formula="of:=[.S55]/2" office:value-type="float" office:value="10.8679171455822">
            <text:p>11</text:p>
          </table:table-cell>
          <table:table-cell table:formula="of:=[.T55]/2" office:value-type="float" office:value="5.79631096418628">
            <text:p>6</text:p>
          </table:table-cell>
          <table:table-cell table:formula="of:=[.P55]*0.183" office:value-type="float" office:value="17891.544">
            <text:p>$ 17,89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550">
            <text:p>3550</text:p>
          </table:table-cell>
          <table:table-cell table:style-name="ce1" office:value-type="string">
            <text:p>NEW_MILFORD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table:formula="of:=SUM([.F56:.G56])" office:value-type="float" office:value="113">
            <text:p>113</text:p>
          </table:table-cell>
          <table:table-cell table:style-name="ce6" office:value-type="float" office:value="85991">
            <text:p>$ 85,991 </text:p>
          </table:table-cell>
          <table:table-cell table:style-name="ce6" office:value-type="float" office:value="27938">
            <text:p>$ 27,938 </text:p>
          </table:table-cell>
          <table:table-cell table:formula="of:=SUM([.I56:.J56])" office:value-type="float" office:value="113929">
            <text:p>$ 113,929 </text:p>
          </table:table-cell>
          <table:table-cell table:formula="of:=[.K56]/[.H56]" office:value-type="float" office:value="1008.22123893805">
            <text:p>$ 1,008 </text:p>
          </table:table-cell>
          <table:table-cell/>
          <table:table-cell office:value-type="float" office:value="127">
            <text:p>127</text:p>
          </table:table-cell>
          <table:table-cell table:formula="of:=SUM([.M56:.N56])" office:value-type="float" office:value="127">
            <text:p>127</text:p>
          </table:table-cell>
          <table:table-cell table:style-name="ce9" office:value-type="float" office:value="87774">
            <text:p>87,774 </text:p>
          </table:table-cell>
          <table:table-cell table:formula="of:=[.P56]/[.O56]" office:value-type="float" office:value="691.133858267717">
            <text:p>691</text:p>
          </table:table-cell>
          <table:table-cell/>
          <table:table-cell table:formula="of:=[.Q56]/43.67" office:value-type="float" office:value="15.8262848240833">
            <text:p>16</text:p>
          </table:table-cell>
          <table:table-cell table:formula="of:=[.Q56]/81.88" office:value-type="float" office:value="8.44081409706542">
            <text:p>8</text:p>
          </table:table-cell>
          <table:table-cell table:style-name="ce10" table:formula="of:=[.S56]*4" office:value-type="currency" office:currency="USD" office:value="63.3051392963331">
            <text:p>$63</text:p>
          </table:table-cell>
          <table:table-cell table:style-name="ce10" table:formula="of:=[.T56]*4" office:value-type="currency" office:currency="USD" office:value="33.7632563882617">
            <text:p>$34</text:p>
          </table:table-cell>
          <table:table-cell table:formula="of:=[.S56]*4" office:value-type="currency" office:currency="USD" office:value="63.3051392963331">
            <text:p>$63</text:p>
          </table:table-cell>
          <table:table-cell table:formula="of:=[.T56]*4" office:value-type="currency" office:currency="USD" office:value="33.7632563882617">
            <text:p>$34</text:p>
          </table:table-cell>
          <table:table-cell table:formula="of:=[.S56]/2" office:value-type="float" office:value="7.91314241204164">
            <text:p>8</text:p>
          </table:table-cell>
          <table:table-cell table:formula="of:=[.T56]/2" office:value-type="float" office:value="4.22040704853271">
            <text:p>4</text:p>
          </table:table-cell>
          <table:table-cell table:formula="of:=[.P56]*0.183" office:value-type="float" office:value="16062.642">
            <text:p>$ 16,06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600">
            <text:p>3600</text:p>
          </table:table-cell>
          <table:table-cell table:style-name="ce1" office:value-type="string">
            <text:p>NORTH_ARLINGTON_BORO</text:p>
          </table:table-cell>
          <table:table-cell/>
          <table:table-cell table:style-name="ce5" office:value-type="float" office:value="173">
            <text:p>173</text:p>
          </table:table-cell>
          <table:table-cell table:style-name="ce5" table:formula="of:=SUM([.F57:.G57])" office:value-type="float" office:value="173">
            <text:p>173</text:p>
          </table:table-cell>
          <table:table-cell table:style-name="ce6" office:value-type="float" office:value="129849">
            <text:p>$ 129,849 </text:p>
          </table:table-cell>
          <table:table-cell table:style-name="ce6" office:value-type="float" office:value="42772">
            <text:p>$ 42,772 </text:p>
          </table:table-cell>
          <table:table-cell table:formula="of:=SUM([.I57:.J57])" office:value-type="float" office:value="172621">
            <text:p>$ 172,621 </text:p>
          </table:table-cell>
          <table:table-cell table:formula="of:=[.K57]/[.H57]" office:value-type="float" office:value="997.809248554913">
            <text:p>$ 998 </text:p>
          </table:table-cell>
          <table:table-cell/>
          <table:table-cell office:value-type="float" office:value="209">
            <text:p>209</text:p>
          </table:table-cell>
          <table:table-cell table:formula="of:=SUM([.M57:.N57])" office:value-type="float" office:value="209">
            <text:p>209</text:p>
          </table:table-cell>
          <table:table-cell table:style-name="ce9" office:value-type="float" office:value="141988">
            <text:p>141,988 </text:p>
          </table:table-cell>
          <table:table-cell table:formula="of:=[.P57]/[.O57]" office:value-type="float" office:value="679.368421052632">
            <text:p>679</text:p>
          </table:table-cell>
          <table:table-cell/>
          <table:table-cell table:formula="of:=[.Q57]/43.67" office:value-type="float" office:value="15.5568678967857">
            <text:p>16</text:p>
          </table:table-cell>
          <table:table-cell table:formula="of:=[.Q57]/81.88" office:value-type="float" office:value="8.29712287558172">
            <text:p>8</text:p>
          </table:table-cell>
          <table:table-cell table:style-name="ce10" table:formula="of:=[.S57]*4" office:value-type="currency" office:currency="USD" office:value="62.2274715871428">
            <text:p>$62</text:p>
          </table:table-cell>
          <table:table-cell table:style-name="ce10" table:formula="of:=[.T57]*4" office:value-type="currency" office:currency="USD" office:value="33.1884915023269">
            <text:p>$33</text:p>
          </table:table-cell>
          <table:table-cell table:formula="of:=[.S57]*4" office:value-type="currency" office:currency="USD" office:value="62.2274715871428">
            <text:p>$62</text:p>
          </table:table-cell>
          <table:table-cell table:formula="of:=[.T57]*4" office:value-type="currency" office:currency="USD" office:value="33.1884915023269">
            <text:p>$33</text:p>
          </table:table-cell>
          <table:table-cell table:formula="of:=[.S57]/2" office:value-type="float" office:value="7.77843394839285">
            <text:p>8</text:p>
          </table:table-cell>
          <table:table-cell table:formula="of:=[.T57]/2" office:value-type="float" office:value="4.14856143779086">
            <text:p>4</text:p>
          </table:table-cell>
          <table:table-cell table:formula="of:=[.P57]*0.183" office:value-type="float" office:value="25983.804">
            <text:p>$ 25,98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710">
            <text:p>3710</text:p>
          </table:table-cell>
          <table:table-cell table:style-name="ce1" office:value-type="string">
            <text:p>NORTHERN_VALLEY_REGIONAL</text:p>
          </table:table-cell>
          <table:table-cell table:style-name="ce5" office:value-type="float" office:value="63">
            <text:p>63</text:p>
          </table:table-cell>
          <table:table-cell table:style-name="ce5"/>
          <table:table-cell table:style-name="ce5" table:formula="of:=SUM([.F58:.G58])" office:value-type="float" office:value="63">
            <text:p>63</text:p>
          </table:table-cell>
          <table:table-cell table:style-name="ce6" office:value-type="float" office:value="40682">
            <text:p>$ 40,682 </text:p>
          </table:table-cell>
          <table:table-cell table:style-name="ce6" office:value-type="float" office:value="0">
            <text:p>$ 0 </text:p>
          </table:table-cell>
          <table:table-cell table:formula="of:=SUM([.I58:.J58])" office:value-type="float" office:value="40682">
            <text:p>$ 40,682 </text:p>
          </table:table-cell>
          <table:table-cell table:formula="of:=[.K58]/[.H58]" office:value-type="float" office:value="645.746031746032">
            <text:p>$ 646 </text:p>
          </table:table-cell>
          <table:table-cell office:value-type="float" office:value="51">
            <text:p>51</text:p>
          </table:table-cell>
          <table:table-cell/>
          <table:table-cell table:formula="of:=SUM([.M58:.N58])" office:value-type="float" office:value="51">
            <text:p>51</text:p>
          </table:table-cell>
          <table:table-cell table:style-name="ce9" office:value-type="float" office:value="41604">
            <text:p>41,604 </text:p>
          </table:table-cell>
          <table:table-cell table:formula="of:=[.P58]/[.O58]" office:value-type="float" office:value="815.764705882353">
            <text:p>816</text:p>
          </table:table-cell>
          <table:table-cell/>
          <table:table-cell table:formula="of:=[.Q58]/43.67" office:value-type="float" office:value="18.6802085157397">
            <text:p>19</text:p>
          </table:table-cell>
          <table:table-cell table:formula="of:=[.Q58]/81.88" office:value-type="float" office:value="9.96292996925199">
            <text:p>10</text:p>
          </table:table-cell>
          <table:table-cell table:style-name="ce10" table:formula="of:=[.S58]*4" office:value-type="currency" office:currency="USD" office:value="74.7208340629588">
            <text:p>$75</text:p>
          </table:table-cell>
          <table:table-cell table:style-name="ce10" table:formula="of:=[.T58]*4" office:value-type="currency" office:currency="USD" office:value="39.851719877008">
            <text:p>$40</text:p>
          </table:table-cell>
          <table:table-cell table:formula="of:=[.S58]*4" office:value-type="currency" office:currency="USD" office:value="74.7208340629588">
            <text:p>$75</text:p>
          </table:table-cell>
          <table:table-cell table:formula="of:=[.T58]*4" office:value-type="currency" office:currency="USD" office:value="39.851719877008">
            <text:p>$40</text:p>
          </table:table-cell>
          <table:table-cell table:formula="of:=[.S58]/2" office:value-type="float" office:value="9.34010425786985">
            <text:p>9</text:p>
          </table:table-cell>
          <table:table-cell table:formula="of:=[.T58]/2" office:value-type="float" office:value="4.981464984626">
            <text:p>5</text:p>
          </table:table-cell>
          <table:table-cell table:formula="of:=[.P58]*0.183" office:value-type="float" office:value="7613.532">
            <text:p>$ 7,61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760">
            <text:p>3760</text:p>
          </table:table-cell>
          <table:table-cell table:style-name="ce1" office:value-type="string">
            <text:p>OAKLAND_BORO</text:p>
          </table:table-cell>
          <table:table-cell/>
          <table:table-cell table:style-name="ce5" office:value-type="float" office:value="39">
            <text:p>39</text:p>
          </table:table-cell>
          <table:table-cell table:style-name="ce5" table:formula="of:=SUM([.F59:.G59])" office:value-type="float" office:value="39">
            <text:p>39</text:p>
          </table:table-cell>
          <table:table-cell table:style-name="ce6" office:value-type="float" office:value="33154">
            <text:p>$ 33,154 </text:p>
          </table:table-cell>
          <table:table-cell table:style-name="ce6" office:value-type="float" office:value="11186">
            <text:p>$ 11,186 </text:p>
          </table:table-cell>
          <table:table-cell table:formula="of:=SUM([.I59:.J59])" office:value-type="float" office:value="44340">
            <text:p>$ 44,340 </text:p>
          </table:table-cell>
          <table:table-cell table:formula="of:=[.K59]/[.H59]" office:value-type="float" office:value="1136.92307692308">
            <text:p>$ 1,137 </text:p>
          </table:table-cell>
          <table:table-cell/>
          <table:table-cell office:value-type="float" office:value="39">
            <text:p>39</text:p>
          </table:table-cell>
          <table:table-cell table:formula="of:=SUM([.M59:.N59])" office:value-type="float" office:value="39">
            <text:p>39</text:p>
          </table:table-cell>
          <table:table-cell table:style-name="ce9" office:value-type="float" office:value="25032">
            <text:p>25,032 </text:p>
          </table:table-cell>
          <table:table-cell table:formula="of:=[.P59]/[.O59]" office:value-type="float" office:value="641.846153846154">
            <text:p>642</text:p>
          </table:table-cell>
          <table:table-cell/>
          <table:table-cell table:formula="of:=[.Q59]/43.67" office:value-type="float" office:value="14.6976449243452">
            <text:p>15</text:p>
          </table:table-cell>
          <table:table-cell table:formula="of:=[.Q59]/81.88" office:value-type="float" office:value="7.83886362782308">
            <text:p>8</text:p>
          </table:table-cell>
          <table:table-cell table:style-name="ce10" table:formula="of:=[.S59]*4" office:value-type="currency" office:currency="USD" office:value="58.7905796973807">
            <text:p>$59</text:p>
          </table:table-cell>
          <table:table-cell table:style-name="ce10" table:formula="of:=[.T59]*4" office:value-type="currency" office:currency="USD" office:value="31.3554545112923">
            <text:p>$31</text:p>
          </table:table-cell>
          <table:table-cell table:formula="of:=[.S59]*4" office:value-type="currency" office:currency="USD" office:value="58.7905796973807">
            <text:p>$59</text:p>
          </table:table-cell>
          <table:table-cell table:formula="of:=[.T59]*4" office:value-type="currency" office:currency="USD" office:value="31.3554545112923">
            <text:p>$31</text:p>
          </table:table-cell>
          <table:table-cell table:formula="of:=[.S59]/2" office:value-type="float" office:value="7.34882246217259">
            <text:p>7</text:p>
          </table:table-cell>
          <table:table-cell table:formula="of:=[.T59]/2" office:value-type="float" office:value="3.91943181391154">
            <text:p>4</text:p>
          </table:table-cell>
          <table:table-cell table:formula="of:=[.P59]*0.183" office:value-type="float" office:value="4580.856">
            <text:p>$ 4,5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10">
            <text:p>3910</text:p>
          </table:table-cell>
          <table:table-cell table:style-name="ce1" office:value-type="string">
            <text:p>PALISADES_PARK</text:p>
          </table:table-cell>
          <table:table-cell/>
          <table:table-cell table:style-name="ce5" office:value-type="float" office:value="276">
            <text:p>276</text:p>
          </table:table-cell>
          <table:table-cell table:style-name="ce5" table:formula="of:=SUM([.F60:.G60])" office:value-type="float" office:value="276">
            <text:p>276</text:p>
          </table:table-cell>
          <table:table-cell table:style-name="ce6" office:value-type="float" office:value="239387">
            <text:p>$ 239,387 </text:p>
          </table:table-cell>
          <table:table-cell table:style-name="ce6" office:value-type="float" office:value="77900">
            <text:p>$ 77,900 </text:p>
          </table:table-cell>
          <table:table-cell table:formula="of:=SUM([.I60:.J60])" office:value-type="float" office:value="317287">
            <text:p>$ 317,287 </text:p>
          </table:table-cell>
          <table:table-cell table:formula="of:=[.K60]/[.H60]" office:value-type="float" office:value="1149.59057971014">
            <text:p>$ 1,150 </text:p>
          </table:table-cell>
          <table:table-cell/>
          <table:table-cell office:value-type="float" office:value="373">
            <text:p>373</text:p>
          </table:table-cell>
          <table:table-cell table:formula="of:=SUM([.M60:.N60])" office:value-type="float" office:value="373">
            <text:p>373</text:p>
          </table:table-cell>
          <table:table-cell table:style-name="ce9" office:value-type="float" office:value="309345">
            <text:p>309,345 </text:p>
          </table:table-cell>
          <table:table-cell table:formula="of:=[.P60]/[.O60]" office:value-type="float" office:value="829.343163538874">
            <text:p>829</text:p>
          </table:table-cell>
          <table:table-cell/>
          <table:table-cell table:formula="of:=[.Q60]/43.67" office:value-type="float" office:value="18.9911418259417">
            <text:p>19</text:p>
          </table:table-cell>
          <table:table-cell table:formula="of:=[.Q60]/81.88" office:value-type="float" office:value="10.1287635996443">
            <text:p>10</text:p>
          </table:table-cell>
          <table:table-cell table:style-name="ce10" table:formula="of:=[.S60]*4" office:value-type="currency" office:currency="USD" office:value="75.9645673037668">
            <text:p>$76</text:p>
          </table:table-cell>
          <table:table-cell table:style-name="ce10" table:formula="of:=[.T60]*4" office:value-type="currency" office:currency="USD" office:value="40.5150543985771">
            <text:p>$41</text:p>
          </table:table-cell>
          <table:table-cell table:formula="of:=[.S60]*4" office:value-type="currency" office:currency="USD" office:value="75.9645673037668">
            <text:p>$76</text:p>
          </table:table-cell>
          <table:table-cell table:formula="of:=[.T60]*4" office:value-type="currency" office:currency="USD" office:value="40.5150543985771">
            <text:p>$41</text:p>
          </table:table-cell>
          <table:table-cell table:formula="of:=[.S60]/2" office:value-type="float" office:value="9.49557091297085">
            <text:p>9</text:p>
          </table:table-cell>
          <table:table-cell table:formula="of:=[.T60]/2" office:value-type="float" office:value="5.06438179982214">
            <text:p>5</text:p>
          </table:table-cell>
          <table:table-cell table:formula="of:=[.P60]*0.183" office:value-type="float" office:value="56610.135">
            <text:p>$ 56,61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30">
            <text:p>3930</text:p>
          </table:table-cell>
          <table:table-cell table:style-name="ce1" office:value-type="string">
            <text:p>PARAMUS_BORO</text:p>
          </table:table-cell>
          <table:table-cell table:style-name="ce5" office:value-type="float" office:value="219">
            <text:p>219</text:p>
          </table:table-cell>
          <table:table-cell table:style-name="ce5"/>
          <table:table-cell table:style-name="ce5" table:formula="of:=SUM([.F61:.G61])" office:value-type="float" office:value="219">
            <text:p>219</text:p>
          </table:table-cell>
          <table:table-cell table:style-name="ce6" office:value-type="float" office:value="138645">
            <text:p>$ 138,645 </text:p>
          </table:table-cell>
          <table:table-cell table:style-name="ce6" office:value-type="float" office:value="0">
            <text:p>$ 0 </text:p>
          </table:table-cell>
          <table:table-cell table:formula="of:=SUM([.I61:.J61])" office:value-type="float" office:value="138645">
            <text:p>$ 138,645 </text:p>
          </table:table-cell>
          <table:table-cell table:formula="of:=[.K61]/[.H61]" office:value-type="float" office:value="633.082191780822">
            <text:p>$ 633 </text:p>
          </table:table-cell>
          <table:table-cell office:value-type="float" office:value="207">
            <text:p>207</text:p>
          </table:table-cell>
          <table:table-cell/>
          <table:table-cell table:formula="of:=SUM([.M61:.N61])" office:value-type="float" office:value="207">
            <text:p>207</text:p>
          </table:table-cell>
          <table:table-cell table:style-name="ce9" office:value-type="float" office:value="168555">
            <text:p>168,555 </text:p>
          </table:table-cell>
          <table:table-cell table:formula="of:=[.P61]/[.O61]" office:value-type="float" office:value="814.275362318841">
            <text:p>814</text:p>
          </table:table-cell>
          <table:table-cell/>
          <table:table-cell table:formula="of:=[.Q61]/43.67" office:value-type="float" office:value="18.6461040146288">
            <text:p>19</text:p>
          </table:table-cell>
          <table:table-cell table:formula="of:=[.Q61]/81.88" office:value-type="float" office:value="9.94474062431413">
            <text:p>10</text:p>
          </table:table-cell>
          <table:table-cell table:style-name="ce10" table:formula="of:=[.S61]*4" office:value-type="currency" office:currency="USD" office:value="74.5844160585153">
            <text:p>$75</text:p>
          </table:table-cell>
          <table:table-cell table:style-name="ce10" table:formula="of:=[.T61]*4" office:value-type="currency" office:currency="USD" office:value="39.7789624972565">
            <text:p>$40</text:p>
          </table:table-cell>
          <table:table-cell table:formula="of:=[.S61]*4" office:value-type="currency" office:currency="USD" office:value="74.5844160585153">
            <text:p>$75</text:p>
          </table:table-cell>
          <table:table-cell table:formula="of:=[.T61]*4" office:value-type="currency" office:currency="USD" office:value="39.7789624972565">
            <text:p>$40</text:p>
          </table:table-cell>
          <table:table-cell table:formula="of:=[.S61]/2" office:value-type="float" office:value="9.32305200731441">
            <text:p>9</text:p>
          </table:table-cell>
          <table:table-cell table:formula="of:=[.T61]/2" office:value-type="float" office:value="4.97237031215706">
            <text:p>5</text:p>
          </table:table-cell>
          <table:table-cell table:formula="of:=[.P61]*0.183" office:value-type="float" office:value="30845.565">
            <text:p>$ 30,84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40">
            <text:p>3940</text:p>
          </table:table-cell>
          <table:table-cell table:style-name="ce1" office:value-type="string">
            <text:p>PARK_RIDGE_BORO</text:p>
          </table:table-cell>
          <table:table-cell/>
          <table:table-cell table:style-name="ce5" office:value-type="float" office:value="27">
            <text:p>27</text:p>
          </table:table-cell>
          <table:table-cell table:style-name="ce5" table:formula="of:=SUM([.F62:.G62])" office:value-type="float" office:value="27">
            <text:p>27</text:p>
          </table:table-cell>
          <table:table-cell table:style-name="ce6" office:value-type="float" office:value="10701">
            <text:p>$ 10,701 </text:p>
          </table:table-cell>
          <table:table-cell table:style-name="ce6" office:value-type="float" office:value="0">
            <text:p>$ 0 </text:p>
          </table:table-cell>
          <table:table-cell table:formula="of:=SUM([.I62:.J62])" office:value-type="float" office:value="10701">
            <text:p>$ 10,701 </text:p>
          </table:table-cell>
          <table:table-cell table:formula="of:=[.K62]/[.H62]" office:value-type="float" office:value="396.333333333333">
            <text:p>$ 396 </text:p>
          </table:table-cell>
          <table:table-cell/>
          <table:table-cell office:value-type="float" office:value="36">
            <text:p>36</text:p>
          </table:table-cell>
          <table:table-cell table:formula="of:=SUM([.M62:.N62])" office:value-type="float" office:value="36">
            <text:p>36</text:p>
          </table:table-cell>
          <table:table-cell table:style-name="ce9" office:value-type="float" office:value="18568">
            <text:p>18,568 </text:p>
          </table:table-cell>
          <table:table-cell table:formula="of:=[.P62]/[.O62]" office:value-type="float" office:value="515.777777777778">
            <text:p>516</text:p>
          </table:table-cell>
          <table:table-cell/>
          <table:table-cell table:formula="of:=[.Q62]/43.67" office:value-type="float" office:value="11.8108032465715">
            <text:p>12</text:p>
          </table:table-cell>
          <table:table-cell table:formula="of:=[.Q62]/81.88" office:value-type="float" office:value="6.29919122835586">
            <text:p>6</text:p>
          </table:table-cell>
          <table:table-cell table:style-name="ce10" table:formula="of:=[.S62]*4" office:value-type="currency" office:currency="USD" office:value="47.243212986286">
            <text:p>$47</text:p>
          </table:table-cell>
          <table:table-cell table:style-name="ce10" table:formula="of:=[.T62]*4" office:value-type="currency" office:currency="USD" office:value="25.1967649134234">
            <text:p>$25</text:p>
          </table:table-cell>
          <table:table-cell table:formula="of:=[.S62]*4" office:value-type="currency" office:currency="USD" office:value="47.243212986286">
            <text:p>$47</text:p>
          </table:table-cell>
          <table:table-cell table:formula="of:=[.T62]*4" office:value-type="currency" office:currency="USD" office:value="25.1967649134234">
            <text:p>$25</text:p>
          </table:table-cell>
          <table:table-cell table:formula="of:=[.S62]/2" office:value-type="float" office:value="5.90540162328576">
            <text:p>6</text:p>
          </table:table-cell>
          <table:table-cell table:formula="of:=[.T62]/2" office:value-type="float" office:value="3.14959561417793">
            <text:p>3</text:p>
          </table:table-cell>
          <table:table-cell table:formula="of:=[.P62]*0.183" office:value-type="float" office:value="3397.944">
            <text:p>$ 3,39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60">
            <text:p>3960</text:p>
          </table:table-cell>
          <table:table-cell table:style-name="ce1" office:value-type="string">
            <text:p>PASCACK_VALLEY_REGIONAL</text:p>
          </table:table-cell>
          <table:table-cell table:style-name="ce5" office:value-type="float" office:value="39">
            <text:p>39</text:p>
          </table:table-cell>
          <table:table-cell table:style-name="ce5"/>
          <table:table-cell table:style-name="ce5" table:formula="of:=SUM([.F63:.G63])" office:value-type="float" office:value="39">
            <text:p>39</text:p>
          </table:table-cell>
          <table:table-cell table:style-name="ce6" office:value-type="float" office:value="25037">
            <text:p>$ 25,037 </text:p>
          </table:table-cell>
          <table:table-cell table:style-name="ce6" office:value-type="float" office:value="0">
            <text:p>$ 0 </text:p>
          </table:table-cell>
          <table:table-cell table:formula="of:=SUM([.I63:.J63])" office:value-type="float" office:value="25037">
            <text:p>$ 25,037 </text:p>
          </table:table-cell>
          <table:table-cell table:formula="of:=[.K63]/[.H63]" office:value-type="float" office:value="641.974358974359">
            <text:p>$ 642 </text:p>
          </table:table-cell>
          <table:table-cell office:value-type="float" office:value="34">
            <text:p>34</text:p>
          </table:table-cell>
          <table:table-cell/>
          <table:table-cell table:formula="of:=SUM([.M63:.N63])" office:value-type="float" office:value="34">
            <text:p>34</text:p>
          </table:table-cell>
          <table:table-cell table:style-name="ce9" office:value-type="float" office:value="27734">
            <text:p>27,734 </text:p>
          </table:table-cell>
          <table:table-cell table:formula="of:=[.P63]/[.O63]" office:value-type="float" office:value="815.705882352941">
            <text:p>816</text:p>
          </table:table-cell>
          <table:table-cell/>
          <table:table-cell table:formula="of:=[.Q63]/43.67" office:value-type="float" office:value="18.6788615148372">
            <text:p>19</text:p>
          </table:table-cell>
          <table:table-cell table:formula="of:=[.Q63]/81.88" office:value-type="float" office:value="9.96221155780339">
            <text:p>10</text:p>
          </table:table-cell>
          <table:table-cell table:style-name="ce10" table:formula="of:=[.S63]*4" office:value-type="currency" office:currency="USD" office:value="74.7154460593489">
            <text:p>$75</text:p>
          </table:table-cell>
          <table:table-cell table:style-name="ce10" table:formula="of:=[.T63]*4" office:value-type="currency" office:currency="USD" office:value="39.8488462312135">
            <text:p>$40</text:p>
          </table:table-cell>
          <table:table-cell table:formula="of:=[.S63]*4" office:value-type="currency" office:currency="USD" office:value="74.7154460593489">
            <text:p>$75</text:p>
          </table:table-cell>
          <table:table-cell table:formula="of:=[.T63]*4" office:value-type="currency" office:currency="USD" office:value="39.8488462312135">
            <text:p>$40</text:p>
          </table:table-cell>
          <table:table-cell table:formula="of:=[.S63]/2" office:value-type="float" office:value="9.33943075741861">
            <text:p>9</text:p>
          </table:table-cell>
          <table:table-cell table:formula="of:=[.T63]/2" office:value-type="float" office:value="4.98110577890169">
            <text:p>5</text:p>
          </table:table-cell>
          <table:table-cell table:formula="of:=[.P63]*0.183" office:value-type="float" office:value="5075.322">
            <text:p>$ 5,07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10">
            <text:p>4310</text:p>
          </table:table-cell>
          <table:table-cell table:style-name="ce1" office:value-type="string">
            <text:p>RAMSEY BORO</text:p>
          </table:table-cell>
          <table:table-cell table:style-name="ce5" table:number-columns-repeated="3"/>
          <table:table-cell table:style-name="ce6" table:number-columns-repeated="2"/>
          <table:table-cell table:number-columns-repeated="3"/>
          <table:table-cell office:value-type="float" office:value="82">
            <text:p>82</text:p>
          </table:table-cell>
          <table:table-cell table:formula="of:=SUM([.M64:.N64])" office:value-type="float" office:value="82">
            <text:p>82</text:p>
          </table:table-cell>
          <table:table-cell table:style-name="ce9" office:value-type="float" office:value="42891">
            <text:p>42,891 </text:p>
          </table:table-cell>
          <table:table-cell table:formula="of:=[.P64]/[.O64]" office:value-type="float" office:value="523.060975609756">
            <text:p>523</text:p>
          </table:table-cell>
          <table:table-cell/>
          <table:table-cell table:formula="of:=[.Q64]/43.67" office:value-type="float" office:value="11.9775813054673">
            <text:p>12</text:p>
          </table:table-cell>
          <table:table-cell table:formula="of:=[.Q64]/81.88" office:value-type="float" office:value="6.38814088433996">
            <text:p>6</text:p>
          </table:table-cell>
          <table:table-cell table:style-name="ce10" table:formula="of:=[.S64]*4" office:value-type="currency" office:currency="USD" office:value="47.9103252218691">
            <text:p>$48</text:p>
          </table:table-cell>
          <table:table-cell table:style-name="ce10" table:formula="of:=[.T64]*4" office:value-type="currency" office:currency="USD" office:value="25.5525635373598">
            <text:p>$26</text:p>
          </table:table-cell>
          <table:table-cell table:formula="of:=[.S64]*4" office:value-type="currency" office:currency="USD" office:value="47.9103252218691">
            <text:p>$48</text:p>
          </table:table-cell>
          <table:table-cell table:formula="of:=[.T64]*4" office:value-type="currency" office:currency="USD" office:value="25.5525635373598">
            <text:p>$26</text:p>
          </table:table-cell>
          <table:table-cell table:formula="of:=[.S64]/2" office:value-type="float" office:value="5.98879065273364">
            <text:p>6</text:p>
          </table:table-cell>
          <table:table-cell table:formula="of:=[.T64]/2" office:value-type="float" office:value="3.19407044216998">
            <text:p>3</text:p>
          </table:table-cell>
          <table:table-cell table:formula="of:=[.P64]*0.183" office:value-type="float" office:value="7849.053">
            <text:p>$ 7,84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70">
            <text:p>4370</text:p>
          </table:table-cell>
          <table:table-cell table:style-name="ce1" office:value-type="string">
            <text:p>RIDGEFIELD_BORO</text:p>
          </table:table-cell>
          <table:table-cell/>
          <table:table-cell table:style-name="ce5" office:value-type="float" office:value="189">
            <text:p>189</text:p>
          </table:table-cell>
          <table:table-cell table:style-name="ce5" table:formula="of:=SUM([.F65:.G65])" office:value-type="float" office:value="189">
            <text:p>189</text:p>
          </table:table-cell>
          <table:table-cell table:style-name="ce6" office:value-type="float" office:value="168165">
            <text:p>$ 168,165 </text:p>
          </table:table-cell>
          <table:table-cell table:style-name="ce6" office:value-type="float" office:value="46728">
            <text:p>$ 46,728 </text:p>
          </table:table-cell>
          <table:table-cell table:formula="of:=SUM([.I65:.J65])" office:value-type="float" office:value="214893">
            <text:p>$ 214,893 </text:p>
          </table:table-cell>
          <table:table-cell table:formula="of:=[.K65]/[.H65]" office:value-type="float" office:value="1137">
            <text:p>$ 1,137 </text:p>
          </table:table-cell>
          <table:table-cell/>
          <table:table-cell office:value-type="float" office:value="242">
            <text:p>242</text:p>
          </table:table-cell>
          <table:table-cell table:formula="of:=SUM([.M65:.N65])" office:value-type="float" office:value="242">
            <text:p>242</text:p>
          </table:table-cell>
          <table:table-cell table:style-name="ce9" office:value-type="float" office:value="165345">
            <text:p>165,345 </text:p>
          </table:table-cell>
          <table:table-cell table:formula="of:=[.P65]/[.O65]" office:value-type="float" office:value="683.243801652893">
            <text:p>683</text:p>
          </table:table-cell>
          <table:table-cell/>
          <table:table-cell table:formula="of:=[.Q65]/43.67" office:value-type="float" office:value="15.6456102966085">
            <text:p>16</text:p>
          </table:table-cell>
          <table:table-cell table:formula="of:=[.Q65]/81.88" office:value-type="float" office:value="8.34445287802751">
            <text:p>8</text:p>
          </table:table-cell>
          <table:table-cell table:style-name="ce10" table:formula="of:=[.S65]*4" office:value-type="currency" office:currency="USD" office:value="62.5824411864339">
            <text:p>$63</text:p>
          </table:table-cell>
          <table:table-cell table:style-name="ce10" table:formula="of:=[.T65]*4" office:value-type="currency" office:currency="USD" office:value="33.37781151211">
            <text:p>$33</text:p>
          </table:table-cell>
          <table:table-cell table:formula="of:=[.S65]*4" office:value-type="currency" office:currency="USD" office:value="62.5824411864339">
            <text:p>$63</text:p>
          </table:table-cell>
          <table:table-cell table:formula="of:=[.T65]*4" office:value-type="currency" office:currency="USD" office:value="33.37781151211">
            <text:p>$33</text:p>
          </table:table-cell>
          <table:table-cell table:formula="of:=[.S65]/2" office:value-type="float" office:value="7.82280514830424">
            <text:p>8</text:p>
          </table:table-cell>
          <table:table-cell table:formula="of:=[.T65]/2" office:value-type="float" office:value="4.17222643901376">
            <text:p>4</text:p>
          </table:table-cell>
          <table:table-cell table:formula="of:=[.P65]*0.183" office:value-type="float" office:value="30258.135">
            <text:p>$ 30,25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80">
            <text:p>4380</text:p>
          </table:table-cell>
          <table:table-cell table:style-name="ce1" office:value-type="string">
            <text:p>RIDGEFIELD_PARK_TOWNSHIP</text:p>
          </table:table-cell>
          <table:table-cell/>
          <table:table-cell table:style-name="ce5" office:value-type="float" office:value="178">
            <text:p>178</text:p>
          </table:table-cell>
          <table:table-cell table:style-name="ce5" table:formula="of:=SUM([.F66:.G66])" office:value-type="float" office:value="178">
            <text:p>178</text:p>
          </table:table-cell>
          <table:table-cell table:style-name="ce6" office:value-type="float" office:value="287569">
            <text:p>$ 287,569 </text:p>
          </table:table-cell>
          <table:table-cell table:style-name="ce6" office:value-type="float" office:value="44008">
            <text:p>$ 44,008 </text:p>
          </table:table-cell>
          <table:table-cell table:formula="of:=SUM([.I66:.J66])" office:value-type="float" office:value="331577">
            <text:p>$ 331,577 </text:p>
          </table:table-cell>
          <table:table-cell table:formula="of:=[.K66]/[.H66]" office:value-type="float" office:value="1862.79213483146">
            <text:p>$ 1,863 </text:p>
          </table:table-cell>
          <table:table-cell/>
          <table:table-cell office:value-type="float" office:value="436">
            <text:p>436</text:p>
          </table:table-cell>
          <table:table-cell table:formula="of:=SUM([.M66:.N66])" office:value-type="float" office:value="436">
            <text:p>436</text:p>
          </table:table-cell>
          <table:table-cell table:style-name="ce9" office:value-type="float" office:value="349742">
            <text:p>349,742 </text:p>
          </table:table-cell>
          <table:table-cell table:formula="of:=[.P66]/[.O66]" office:value-type="float" office:value="802.160550458716">
            <text:p>802</text:p>
          </table:table-cell>
          <table:table-cell/>
          <table:table-cell table:formula="of:=[.Q66]/43.67" office:value-type="float" office:value="18.3686867519743">
            <text:p>18</text:p>
          </table:table-cell>
          <table:table-cell table:formula="of:=[.Q66]/81.88" office:value-type="float" office:value="9.796782492168">
            <text:p>10</text:p>
          </table:table-cell>
          <table:table-cell table:style-name="ce10" table:formula="of:=[.S66]*4" office:value-type="currency" office:currency="USD" office:value="73.474747007897">
            <text:p>$73</text:p>
          </table:table-cell>
          <table:table-cell table:style-name="ce10" table:formula="of:=[.T66]*4" office:value-type="currency" office:currency="USD" office:value="39.187129968672">
            <text:p>$39</text:p>
          </table:table-cell>
          <table:table-cell table:formula="of:=[.S66]*4" office:value-type="currency" office:currency="USD" office:value="73.474747007897">
            <text:p>$73</text:p>
          </table:table-cell>
          <table:table-cell table:formula="of:=[.T66]*4" office:value-type="currency" office:currency="USD" office:value="39.187129968672">
            <text:p>$39</text:p>
          </table:table-cell>
          <table:table-cell table:formula="of:=[.S66]/2" office:value-type="float" office:value="9.18434337598713">
            <text:p>9</text:p>
          </table:table-cell>
          <table:table-cell table:formula="of:=[.T66]/2" office:value-type="float" office:value="4.898391246084">
            <text:p>5</text:p>
          </table:table-cell>
          <table:table-cell table:formula="of:=[.P66]*0.183" office:value-type="float" office:value="64002.786">
            <text:p>$ 64,00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90">
            <text:p>4390</text:p>
          </table:table-cell>
          <table:table-cell table:style-name="ce1" office:value-type="string">
            <text:p>RIDGEWOOD_VILLAGE</text:p>
          </table:table-cell>
          <table:table-cell table:style-name="ce5" office:value-type="float" office:value="155">
            <text:p>155</text:p>
          </table:table-cell>
          <table:table-cell table:style-name="ce5"/>
          <table:table-cell table:style-name="ce5" table:formula="of:=SUM([.F67:.G67])" office:value-type="float" office:value="155">
            <text:p>155</text:p>
          </table:table-cell>
          <table:table-cell table:style-name="ce6" office:value-type="float" office:value="107139">
            <text:p>$ 107,139 </text:p>
          </table:table-cell>
          <table:table-cell table:style-name="ce6" office:value-type="float" office:value="0">
            <text:p>$ 0 </text:p>
          </table:table-cell>
          <table:table-cell table:formula="of:=SUM([.I67:.J67])" office:value-type="float" office:value="107139">
            <text:p>$ 107,139 </text:p>
          </table:table-cell>
          <table:table-cell table:formula="of:=[.K67]/[.H67]" office:value-type="float" office:value="691.21935483871">
            <text:p>$ 691 </text:p>
          </table:table-cell>
          <table:table-cell office:value-type="float" office:value="120">
            <text:p>120</text:p>
          </table:table-cell>
          <table:table-cell/>
          <table:table-cell table:formula="of:=SUM([.M67:.N67])" office:value-type="float" office:value="120">
            <text:p>120</text:p>
          </table:table-cell>
          <table:table-cell table:style-name="ce9" office:value-type="float" office:value="110386">
            <text:p>110,386 </text:p>
          </table:table-cell>
          <table:table-cell table:formula="of:=[.P67]/[.O67]" office:value-type="float" office:value="919.883333333333">
            <text:p>920</text:p>
          </table:table-cell>
          <table:table-cell/>
          <table:table-cell table:formula="of:=[.Q67]/43.67" office:value-type="float" office:value="21.0644225631631">
            <text:p>21</text:p>
          </table:table-cell>
          <table:table-cell table:formula="of:=[.Q67]/81.88" office:value-type="float" office:value="11.2345302068067">
            <text:p>11</text:p>
          </table:table-cell>
          <table:table-cell table:style-name="ce10" table:formula="of:=[.S67]*4" office:value-type="currency" office:currency="USD" office:value="84.2576902526525">
            <text:p>$84</text:p>
          </table:table-cell>
          <table:table-cell table:style-name="ce10" table:formula="of:=[.T67]*4" office:value-type="currency" office:currency="USD" office:value="44.9381208272268">
            <text:p>$45</text:p>
          </table:table-cell>
          <table:table-cell table:formula="of:=[.S67]*4" office:value-type="currency" office:currency="USD" office:value="84.2576902526525">
            <text:p>$84</text:p>
          </table:table-cell>
          <table:table-cell table:formula="of:=[.T67]*4" office:value-type="currency" office:currency="USD" office:value="44.9381208272268">
            <text:p>$45</text:p>
          </table:table-cell>
          <table:table-cell table:formula="of:=[.S67]/2" office:value-type="float" office:value="10.5322112815816">
            <text:p>11</text:p>
          </table:table-cell>
          <table:table-cell table:formula="of:=[.T67]/2" office:value-type="float" office:value="5.61726510340336">
            <text:p>6</text:p>
          </table:table-cell>
          <table:table-cell table:formula="of:=[.P67]*0.183" office:value-type="float" office:value="20200.638">
            <text:p>$ 20,2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470">
            <text:p>4470</text:p>
          </table:table-cell>
          <table:table-cell table:style-name="ce1" office:value-type="string">
            <text:p>ROCHELLE_PARK</text:p>
          </table:table-cell>
          <table:table-cell/>
          <table:table-cell table:style-name="ce5" office:value-type="float" office:value="20">
            <text:p>20</text:p>
          </table:table-cell>
          <table:table-cell table:style-name="ce5" table:formula="of:=SUM([.F68:.G68])" office:value-type="float" office:value="20">
            <text:p>20</text:p>
          </table:table-cell>
          <table:table-cell table:style-name="ce6" office:value-type="float" office:value="13887">
            <text:p>$ 13,887 </text:p>
          </table:table-cell>
          <table:table-cell table:style-name="ce6" office:value-type="float" office:value="0">
            <text:p>$ 0 </text:p>
          </table:table-cell>
          <table:table-cell table:formula="of:=SUM([.I68:.J68])" office:value-type="float" office:value="13887">
            <text:p>$ 13,887 </text:p>
          </table:table-cell>
          <table:table-cell table:formula="of:=[.K68]/[.H68]" office:value-type="float" office:value="694.35">
            <text:p>$ 694 </text:p>
          </table:table-cell>
          <table:table-cell/>
          <table:table-cell office:value-type="float" office:value="45">
            <text:p>45</text:p>
          </table:table-cell>
          <table:table-cell table:formula="of:=SUM([.M68:.N68])" office:value-type="float" office:value="45">
            <text:p>45</text:p>
          </table:table-cell>
          <table:table-cell table:style-name="ce9" office:value-type="float" office:value="31113">
            <text:p>31,113 </text:p>
          </table:table-cell>
          <table:table-cell table:formula="of:=[.P68]/[.O68]" office:value-type="float" office:value="691.4">
            <text:p>691</text:p>
          </table:table-cell>
          <table:table-cell/>
          <table:table-cell table:formula="of:=[.Q68]/43.67" office:value-type="float" office:value="15.8323792076941">
            <text:p>16</text:p>
          </table:table-cell>
          <table:table-cell table:formula="of:=[.Q68]/81.88" office:value-type="float" office:value="8.44406448461163">
            <text:p>8</text:p>
          </table:table-cell>
          <table:table-cell table:style-name="ce10" table:formula="of:=[.S68]*4" office:value-type="currency" office:currency="USD" office:value="63.3295168307763">
            <text:p>$63</text:p>
          </table:table-cell>
          <table:table-cell table:style-name="ce10" table:formula="of:=[.T68]*4" office:value-type="currency" office:currency="USD" office:value="33.7762579384465">
            <text:p>$34</text:p>
          </table:table-cell>
          <table:table-cell table:formula="of:=[.S68]*4" office:value-type="currency" office:currency="USD" office:value="63.3295168307763">
            <text:p>$63</text:p>
          </table:table-cell>
          <table:table-cell table:formula="of:=[.T68]*4" office:value-type="currency" office:currency="USD" office:value="33.7762579384465">
            <text:p>$34</text:p>
          </table:table-cell>
          <table:table-cell table:formula="of:=[.S68]/2" office:value-type="float" office:value="7.91618960384703">
            <text:p>8</text:p>
          </table:table-cell>
          <table:table-cell table:formula="of:=[.T68]/2" office:value-type="float" office:value="4.22203224230581">
            <text:p>4</text:p>
          </table:table-cell>
          <table:table-cell table:formula="of:=[.P68]*0.183" office:value-type="float" office:value="5693.679">
            <text:p>$ 5,69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610">
            <text:p>4610</text:p>
          </table:table-cell>
          <table:table-cell table:style-name="ce1" office:value-type="string">
            <text:p>SADDLE_BROOK_TOWNSHIP</text:p>
          </table:table-cell>
          <table:table-cell/>
          <table:table-cell table:style-name="ce5" office:value-type="float" office:value="127">
            <text:p>127</text:p>
          </table:table-cell>
          <table:table-cell table:style-name="ce5" table:formula="of:=SUM([.F69:.G69])" office:value-type="float" office:value="127">
            <text:p>127</text:p>
          </table:table-cell>
          <table:table-cell table:style-name="ce6" office:value-type="float" office:value="96103">
            <text:p>$ 96,103 </text:p>
          </table:table-cell>
          <table:table-cell table:style-name="ce6" office:value-type="float" office:value="31399">
            <text:p>$ 31,399 </text:p>
          </table:table-cell>
          <table:table-cell table:formula="of:=SUM([.I69:.J69])" office:value-type="float" office:value="127502">
            <text:p>$ 127,502 </text:p>
          </table:table-cell>
          <table:table-cell table:formula="of:=[.K69]/[.H69]" office:value-type="float" office:value="1003.95275590551">
            <text:p>$ 1,004 </text:p>
          </table:table-cell>
          <table:table-cell/>
          <table:table-cell office:value-type="float" office:value="153">
            <text:p>153</text:p>
          </table:table-cell>
          <table:table-cell table:formula="of:=SUM([.M69:.N69])" office:value-type="float" office:value="153">
            <text:p>153</text:p>
          </table:table-cell>
          <table:table-cell table:style-name="ce9" office:value-type="float" office:value="105402">
            <text:p>105,402 </text:p>
          </table:table-cell>
          <table:table-cell table:formula="of:=[.P69]/[.O69]" office:value-type="float" office:value="688.901960784314">
            <text:p>689</text:p>
          </table:table-cell>
          <table:table-cell/>
          <table:table-cell table:formula="of:=[.Q69]/43.67" office:value-type="float" office:value="15.7751765693683">
            <text:p>16</text:p>
          </table:table-cell>
          <table:table-cell table:formula="of:=[.Q69]/81.88" office:value-type="float" office:value="8.41355594509421">
            <text:p>8</text:p>
          </table:table-cell>
          <table:table-cell table:style-name="ce10" table:formula="of:=[.S69]*4" office:value-type="currency" office:currency="USD" office:value="63.1007062774732">
            <text:p>$63</text:p>
          </table:table-cell>
          <table:table-cell table:style-name="ce10" table:formula="of:=[.T69]*4" office:value-type="currency" office:currency="USD" office:value="33.6542237803768">
            <text:p>$34</text:p>
          </table:table-cell>
          <table:table-cell table:formula="of:=[.S69]*4" office:value-type="currency" office:currency="USD" office:value="63.1007062774732">
            <text:p>$63</text:p>
          </table:table-cell>
          <table:table-cell table:formula="of:=[.T69]*4" office:value-type="currency" office:currency="USD" office:value="33.6542237803768">
            <text:p>$34</text:p>
          </table:table-cell>
          <table:table-cell table:formula="of:=[.S69]/2" office:value-type="float" office:value="7.88758828468415">
            <text:p>8</text:p>
          </table:table-cell>
          <table:table-cell table:formula="of:=[.T69]/2" office:value-type="float" office:value="4.2067779725471">
            <text:p>4</text:p>
          </table:table-cell>
          <table:table-cell table:formula="of:=[.P69]*0.183" office:value-type="float" office:value="19288.566">
            <text:p>$ 19,28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870">
            <text:p>4870</text:p>
          </table:table-cell>
          <table:table-cell table:style-name="ce1" office:value-type="string">
            <text:p>SOUTH_HACKENSACK_TOWNSHIP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70:.G70])" office:value-type="float" office:value="35">
            <text:p>35</text:p>
          </table:table-cell>
          <table:table-cell table:style-name="ce6" office:value-type="float" office:value="29557">
            <text:p>$ 29,557 </text:p>
          </table:table-cell>
          <table:table-cell table:style-name="ce6" office:value-type="float" office:value="8909">
            <text:p>$ 8,909 </text:p>
          </table:table-cell>
          <table:table-cell table:formula="of:=SUM([.I70:.J70])" office:value-type="float" office:value="38466">
            <text:p>$ 38,466 </text:p>
          </table:table-cell>
          <table:table-cell table:formula="of:=[.K70]/[.H70]" office:value-type="float" office:value="1099.02857142857">
            <text:p>$ 1,099 </text:p>
          </table:table-cell>
          <table:table-cell office:value-type="string">
            <text:p><text:s/></text:p>
          </table:table-cell>
          <table:table-cell office:value-type="float" office:value="48">
            <text:p>48</text:p>
          </table:table-cell>
          <table:table-cell table:formula="of:=SUM([.M70:.N70])" office:value-type="float" office:value="48">
            <text:p>48</text:p>
          </table:table-cell>
          <table:table-cell table:style-name="ce9" office:value-type="float" office:value="38139">
            <text:p>38,139 </text:p>
          </table:table-cell>
          <table:table-cell table:formula="of:=[.P70]/[.O70]" office:value-type="float" office:value="794.5625">
            <text:p>795</text:p>
          </table:table-cell>
          <table:table-cell/>
          <table:table-cell table:formula="of:=[.Q70]/43.67" office:value-type="float" office:value="18.1946988779482">
            <text:p>18</text:p>
          </table:table-cell>
          <table:table-cell table:formula="of:=[.Q70]/81.88" office:value-type="float" office:value="9.70398754274548">
            <text:p>10</text:p>
          </table:table-cell>
          <table:table-cell table:style-name="ce10" table:formula="of:=[.S70]*4" office:value-type="currency" office:currency="USD" office:value="72.778795511793">
            <text:p>$73</text:p>
          </table:table-cell>
          <table:table-cell table:style-name="ce10" table:formula="of:=[.T70]*4" office:value-type="currency" office:currency="USD" office:value="38.8159501709819">
            <text:p>$39</text:p>
          </table:table-cell>
          <table:table-cell table:formula="of:=[.S70]*4" office:value-type="currency" office:currency="USD" office:value="72.778795511793">
            <text:p>$73</text:p>
          </table:table-cell>
          <table:table-cell table:formula="of:=[.T70]*4" office:value-type="currency" office:currency="USD" office:value="38.8159501709819">
            <text:p>$39</text:p>
          </table:table-cell>
          <table:table-cell table:formula="of:=[.S70]/2" office:value-type="float" office:value="9.09734943897412">
            <text:p>9</text:p>
          </table:table-cell>
          <table:table-cell table:formula="of:=[.T70]/2" office:value-type="float" office:value="4.85199377137274">
            <text:p>5</text:p>
          </table:table-cell>
          <table:table-cell table:formula="of:=[.P70]*0.183" office:value-type="float" office:value="6979.437">
            <text:p>$ 6,97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150">
            <text:p>5150</text:p>
          </table:table-cell>
          <table:table-cell table:style-name="ce1" office:value-type="string">
            <text:p>TEANECK_TOWNSHIP</text:p>
          </table:table-cell>
          <table:table-cell table:style-name="ce5" office:value-type="float" office:value="370">
            <text:p>370</text:p>
          </table:table-cell>
          <table:table-cell table:style-name="ce5"/>
          <table:table-cell table:style-name="ce5" table:formula="of:=SUM([.F71:.G71])" office:value-type="float" office:value="370">
            <text:p>370</text:p>
          </table:table-cell>
          <table:table-cell table:style-name="ce6" office:value-type="float" office:value="454787">
            <text:p>$ 454,787 </text:p>
          </table:table-cell>
          <table:table-cell table:style-name="ce6" office:value-type="float" office:value="320385">
            <text:p>$ 320,385 </text:p>
          </table:table-cell>
          <table:table-cell table:formula="of:=SUM([.I71:.J71])" office:value-type="float" office:value="775172">
            <text:p>$ 775,172 </text:p>
          </table:table-cell>
          <table:table-cell table:formula="of:=[.K71]/[.H71]" office:value-type="float" office:value="2095.05945945946">
            <text:p>$ 2,095 </text:p>
          </table:table-cell>
          <table:table-cell office:value-type="float" office:value="325">
            <text:p>325</text:p>
          </table:table-cell>
          <table:table-cell office:value-type="string">
            <text:p><text:s/></text:p>
          </table:table-cell>
          <table:table-cell table:formula="of:=SUM([.M71:.N71])" office:value-type="float" office:value="325">
            <text:p>325</text:p>
          </table:table-cell>
          <table:table-cell table:style-name="ce9" office:value-type="float" office:value="246291">
            <text:p>246,291 </text:p>
          </table:table-cell>
          <table:table-cell table:formula="of:=[.P71]/[.O71]" office:value-type="float" office:value="757.818461538462">
            <text:p>758</text:p>
          </table:table-cell>
          <table:table-cell/>
          <table:table-cell table:formula="of:=[.Q71]/43.67" office:value-type="float" office:value="17.3532965774779">
            <text:p>17</text:p>
          </table:table-cell>
          <table:table-cell table:formula="of:=[.Q71]/81.88" office:value-type="float" office:value="9.2552327984668">
            <text:p>9</text:p>
          </table:table-cell>
          <table:table-cell table:style-name="ce10" table:formula="of:=[.S71]*4" office:value-type="currency" office:currency="USD" office:value="69.4131863099118">
            <text:p>$69</text:p>
          </table:table-cell>
          <table:table-cell table:style-name="ce10" table:formula="of:=[.T71]*4" office:value-type="currency" office:currency="USD" office:value="37.0209311938672">
            <text:p>$37</text:p>
          </table:table-cell>
          <table:table-cell table:formula="of:=[.S71]*4" office:value-type="currency" office:currency="USD" office:value="69.4131863099118">
            <text:p>$69</text:p>
          </table:table-cell>
          <table:table-cell table:formula="of:=[.T71]*4" office:value-type="currency" office:currency="USD" office:value="37.0209311938672">
            <text:p>$37</text:p>
          </table:table-cell>
          <table:table-cell table:formula="of:=[.S71]/2" office:value-type="float" office:value="8.67664828873897">
            <text:p>9</text:p>
          </table:table-cell>
          <table:table-cell table:formula="of:=[.T71]/2" office:value-type="float" office:value="4.6276163992334">
            <text:p>5</text:p>
          </table:table-cell>
          <table:table-cell table:formula="of:=[.P71]*0.183" office:value-type="float" office:value="45071.253">
            <text:p>$ 45,07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430">
            <text:p>5430</text:p>
          </table:table-cell>
          <table:table-cell table:style-name="ce1" office:value-type="string">
            <text:p>WALLINGTON_BORO</text:p>
          </table:table-cell>
          <table:table-cell/>
          <table:table-cell table:style-name="ce5" office:value-type="float" office:value="175">
            <text:p>175</text:p>
          </table:table-cell>
          <table:table-cell table:style-name="ce5" table:formula="of:=SUM([.F72:.G72])" office:value-type="float" office:value="175">
            <text:p>175</text:p>
          </table:table-cell>
          <table:table-cell table:style-name="ce6" office:value-type="float" office:value="147548">
            <text:p>$ 147,548 </text:p>
          </table:table-cell>
          <table:table-cell table:style-name="ce6" office:value-type="float" office:value="44256">
            <text:p>$ 44,256 </text:p>
          </table:table-cell>
          <table:table-cell table:formula="of:=SUM([.I72:.J72])" office:value-type="float" office:value="191804">
            <text:p>$ 191,804 </text:p>
          </table:table-cell>
          <table:table-cell table:formula="of:=[.K72]/[.H72]" office:value-type="float" office:value="1096.02285714286">
            <text:p>$ 1,096 </text:p>
          </table:table-cell>
          <table:table-cell/>
          <table:table-cell office:value-type="float" office:value="224">
            <text:p>224</text:p>
          </table:table-cell>
          <table:table-cell table:formula="of:=SUM([.M72:.N72])" office:value-type="float" office:value="224">
            <text:p>224</text:p>
          </table:table-cell>
          <table:table-cell table:style-name="ce9" office:value-type="float" office:value="176867">
            <text:p>176,867 </text:p>
          </table:table-cell>
          <table:table-cell table:formula="of:=[.P72]/[.O72]" office:value-type="float" office:value="789.584821428571">
            <text:p>790</text:p>
          </table:table-cell>
          <table:table-cell/>
          <table:table-cell table:formula="of:=[.Q72]/43.67" office:value-type="float" office:value="18.0807149399719">
            <text:p>18</text:p>
          </table:table-cell>
          <table:table-cell table:formula="of:=[.Q72]/81.88" office:value-type="float" office:value="9.64319518110126">
            <text:p>10</text:p>
          </table:table-cell>
          <table:table-cell table:style-name="ce10" table:formula="of:=[.S72]*4" office:value-type="currency" office:currency="USD" office:value="72.3228597598875">
            <text:p>$72</text:p>
          </table:table-cell>
          <table:table-cell table:style-name="ce10" table:formula="of:=[.T72]*4" office:value-type="currency" office:currency="USD" office:value="38.5727807244051">
            <text:p>$39</text:p>
          </table:table-cell>
          <table:table-cell table:formula="of:=[.S72]*4" office:value-type="currency" office:currency="USD" office:value="72.3228597598875">
            <text:p>$72</text:p>
          </table:table-cell>
          <table:table-cell table:formula="of:=[.T72]*4" office:value-type="currency" office:currency="USD" office:value="38.5727807244051">
            <text:p>$39</text:p>
          </table:table-cell>
          <table:table-cell table:formula="of:=[.S72]/2" office:value-type="float" office:value="9.04035746998593">
            <text:p>9</text:p>
          </table:table-cell>
          <table:table-cell table:formula="of:=[.T72]/2" office:value-type="float" office:value="4.82159759055063">
            <text:p>5</text:p>
          </table:table-cell>
          <table:table-cell table:formula="of:=[.P72]*0.183" office:value-type="float" office:value="32366.661">
            <text:p>$ 32,36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755">
            <text:p>5755</text:p>
          </table:table-cell>
          <table:table-cell table:style-name="ce1" office:value-type="string">
            <text:p>WESTWOOD_REGIONAL</text:p>
          </table:table-cell>
          <table:table-cell table:style-name="ce5" office:value-type="float" office:value="81">
            <text:p>81</text:p>
          </table:table-cell>
          <table:table-cell table:style-name="ce5"/>
          <table:table-cell table:style-name="ce5" table:formula="of:=SUM([.F73:.G73])" office:value-type="float" office:value="81">
            <text:p>81</text:p>
          </table:table-cell>
          <table:table-cell table:style-name="ce6" office:value-type="float" office:value="71240">
            <text:p>$ 71,240 </text:p>
          </table:table-cell>
          <table:table-cell table:style-name="ce6" office:value-type="float" office:value="0">
            <text:p>$ 0 </text:p>
          </table:table-cell>
          <table:table-cell table:formula="of:=SUM([.I73:.J73])" office:value-type="float" office:value="71240">
            <text:p>$ 71,240 </text:p>
          </table:table-cell>
          <table:table-cell table:formula="of:=[.K73]/[.H73]" office:value-type="float" office:value="879.506172839506">
            <text:p>$ 880 </text:p>
          </table:table-cell>
          <table:table-cell office:value-type="float" office:value="89">
            <text:p>89</text:p>
          </table:table-cell>
          <table:table-cell office:value-type="string">
            <text:p><text:s/></text:p>
          </table:table-cell>
          <table:table-cell table:formula="of:=SUM([.M73:.N73])" office:value-type="float" office:value="89">
            <text:p>89</text:p>
          </table:table-cell>
          <table:table-cell table:style-name="ce9" office:value-type="float" office:value="72473">
            <text:p>72,473 </text:p>
          </table:table-cell>
          <table:table-cell table:formula="of:=[.P73]/[.O73]" office:value-type="float" office:value="814.303370786517">
            <text:p>814</text:p>
          </table:table-cell>
          <table:table-cell/>
          <table:table-cell table:formula="of:=[.Q73]/43.67" office:value-type="float" office:value="18.6467453809599">
            <text:p>19</text:p>
          </table:table-cell>
          <table:table-cell table:formula="of:=[.Q73]/81.88" office:value-type="float" office:value="9.94508269157935">
            <text:p>10</text:p>
          </table:table-cell>
          <table:table-cell table:style-name="ce10" table:formula="of:=[.S73]*4" office:value-type="currency" office:currency="USD" office:value="74.5869815238394">
            <text:p>$75</text:p>
          </table:table-cell>
          <table:table-cell table:style-name="ce10" table:formula="of:=[.T73]*4" office:value-type="currency" office:currency="USD" office:value="39.7803307663174">
            <text:p>$40</text:p>
          </table:table-cell>
          <table:table-cell table:formula="of:=[.S73]*4" office:value-type="currency" office:currency="USD" office:value="74.5869815238394">
            <text:p>$75</text:p>
          </table:table-cell>
          <table:table-cell table:formula="of:=[.T73]*4" office:value-type="currency" office:currency="USD" office:value="39.7803307663174">
            <text:p>$40</text:p>
          </table:table-cell>
          <table:table-cell table:formula="of:=[.S73]/2" office:value-type="float" office:value="9.32337269047993">
            <text:p>9</text:p>
          </table:table-cell>
          <table:table-cell table:formula="of:=[.T73]/2" office:value-type="float" office:value="4.97254134578967">
            <text:p>5</text:p>
          </table:table-cell>
          <table:table-cell table:formula="of:=[.P73]*0.183" office:value-type="float" office:value="13262.559">
            <text:p>$ 13,26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830">
            <text:p>5830</text:p>
          </table:table-cell>
          <table:table-cell table:style-name="ce1" office:value-type="string">
            <text:p>WOOD-RIDGE_BORO</text:p>
          </table:table-cell>
          <table:table-cell/>
          <table:table-cell table:style-name="ce5" office:value-type="float" office:value="76">
            <text:p>76</text:p>
          </table:table-cell>
          <table:table-cell table:style-name="ce5" table:formula="of:=SUM([.F74:.G74])" office:value-type="float" office:value="76">
            <text:p>76</text:p>
          </table:table-cell>
          <table:table-cell table:style-name="ce6" office:value-type="float" office:value="60731">
            <text:p>$ 60,731 </text:p>
          </table:table-cell>
          <table:table-cell table:style-name="ce6" office:value-type="float" office:value="18790">
            <text:p>$ 18,790 </text:p>
          </table:table-cell>
          <table:table-cell table:formula="of:=SUM([.I74:.J74])" office:value-type="float" office:value="79521">
            <text:p>$ 79,521 </text:p>
          </table:table-cell>
          <table:table-cell table:formula="of:=[.K74]/[.H74]" office:value-type="float" office:value="1046.32894736842">
            <text:p>$ 1,046 </text:p>
          </table:table-cell>
          <table:table-cell office:value-type="string">
            <text:p><text:s/></text:p>
          </table:table-cell>
          <table:table-cell office:value-type="float" office:value="105">
            <text:p>105</text:p>
          </table:table-cell>
          <table:table-cell table:formula="of:=SUM([.M74:.N74])" office:value-type="float" office:value="105">
            <text:p>105</text:p>
          </table:table-cell>
          <table:table-cell table:style-name="ce9" office:value-type="float" office:value="72570">
            <text:p>72,570 </text:p>
          </table:table-cell>
          <table:table-cell table:formula="of:=[.P74]/[.O74]" office:value-type="float" office:value="691.142857142857">
            <text:p>691</text:p>
          </table:table-cell>
          <table:table-cell/>
          <table:table-cell table:formula="of:=[.Q74]/43.67" office:value-type="float" office:value="15.8264908894632">
            <text:p>16</text:p>
          </table:table-cell>
          <table:table-cell table:formula="of:=[.Q74]/81.88" office:value-type="float" office:value="8.44092400027915">
            <text:p>8</text:p>
          </table:table-cell>
          <table:table-cell table:style-name="ce10" table:formula="of:=[.S74]*4" office:value-type="currency" office:currency="USD" office:value="63.3059635578527">
            <text:p>$63</text:p>
          </table:table-cell>
          <table:table-cell table:style-name="ce10" table:formula="of:=[.T74]*4" office:value-type="currency" office:currency="USD" office:value="33.7636960011166">
            <text:p>$34</text:p>
          </table:table-cell>
          <table:table-cell table:formula="of:=[.S74]*4" office:value-type="currency" office:currency="USD" office:value="63.3059635578527">
            <text:p>$63</text:p>
          </table:table-cell>
          <table:table-cell table:formula="of:=[.T74]*4" office:value-type="currency" office:currency="USD" office:value="33.7636960011166">
            <text:p>$34</text:p>
          </table:table-cell>
          <table:table-cell table:formula="of:=[.S74]/2" office:value-type="float" office:value="7.91324544473159">
            <text:p>8</text:p>
          </table:table-cell>
          <table:table-cell table:formula="of:=[.T74]/2" office:value-type="float" office:value="4.22046200013958">
            <text:p>4</text:p>
          </table:table-cell>
          <table:table-cell table:formula="of:=[.P74]*0.183" office:value-type="float" office:value="13280.31">
            <text:p>$ 13,28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6013">
            <text:p>6013</text:p>
          </table:table-cell>
          <table:table-cell table:style-name="ce1" office:value-type="string">
            <text:p>BERGEN_ARTS_AND_SCIENCES</text:p>
          </table:table-cell>
          <table:table-cell/>
          <table:table-cell table:style-name="ce5" office:value-type="float" office:value="96">
            <text:p>96</text:p>
          </table:table-cell>
          <table:table-cell table:style-name="ce5" table:formula="of:=SUM([.F75:.G75])" office:value-type="float" office:value="96">
            <text:p>96</text:p>
          </table:table-cell>
          <table:table-cell table:style-name="ce6" office:value-type="float" office:value="88009">
            <text:p>$ 88,009 </text:p>
          </table:table-cell>
          <table:table-cell table:style-name="ce6" office:value-type="float" office:value="28730">
            <text:p>$ 28,730 </text:p>
          </table:table-cell>
          <table:table-cell table:formula="of:=SUM([.I75:.J75])" office:value-type="float" office:value="116739">
            <text:p>$ 116,739 </text:p>
          </table:table-cell>
          <table:table-cell table:formula="of:=[.K75]/[.H75]" office:value-type="float" office:value="1216.03125">
            <text:p>$ 1,216 </text:p>
          </table:table-cell>
          <table:table-cell/>
          <table:table-cell office:value-type="float" office:value="90">
            <text:p>90</text:p>
          </table:table-cell>
          <table:table-cell table:formula="of:=SUM([.M75:.N75])" office:value-type="float" office:value="90">
            <text:p>90</text:p>
          </table:table-cell>
          <table:table-cell table:style-name="ce9" office:value-type="float" office:value="75852">
            <text:p>75,852 </text:p>
          </table:table-cell>
          <table:table-cell table:formula="of:=[.P75]/[.O75]" office:value-type="float" office:value="842.8">
            <text:p>843</text:p>
          </table:table-cell>
          <table:table-cell office:value-type="string">
            <text:p>&lt;== Div Error in source!</text:p>
          </table:table-cell>
          <table:table-cell table:formula="of:=[.Q75]/43.67" office:value-type="float" office:value="19.2992901305244">
            <text:p>19</text:p>
          </table:table-cell>
          <table:table-cell table:formula="of:=[.Q75]/81.88" office:value-type="float" office:value="10.2931118710308">
            <text:p>10</text:p>
          </table:table-cell>
          <table:table-cell table:style-name="ce10" table:formula="of:=[.S75]*4" office:value-type="currency" office:currency="USD" office:value="77.1971605220976">
            <text:p>$77</text:p>
          </table:table-cell>
          <table:table-cell table:style-name="ce10" table:formula="of:=[.T75]*4" office:value-type="currency" office:currency="USD" office:value="41.1724474841231">
            <text:p>$41</text:p>
          </table:table-cell>
          <table:table-cell table:formula="of:=[.S75]*4" office:value-type="currency" office:currency="USD" office:value="77.1971605220976">
            <text:p>$77</text:p>
          </table:table-cell>
          <table:table-cell table:formula="of:=[.T75]*4" office:value-type="currency" office:currency="USD" office:value="41.1724474841231">
            <text:p>$41</text:p>
          </table:table-cell>
          <table:table-cell table:formula="of:=[.S75]/2" office:value-type="float" office:value="9.64964506526219">
            <text:p>10</text:p>
          </table:table-cell>
          <table:table-cell table:formula="of:=[.T75]/2" office:value-type="float" office:value="5.14655593551539">
            <text:p>5</text:p>
          </table:table-cell>
          <table:table-cell table:formula="of:=[.P75]*0.183" office:value-type="float" office:value="13880.916">
            <text:p>$ 13,8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6430">
            <text:p>6430</text:p>
          </table:table-cell>
          <table:table-cell table:style-name="ce1" office:value-type="string">
            <text:p>ENGLEWOOD_ON_THE_PALISADE</text:p>
          </table:table-cell>
          <table:table-cell/>
          <table:table-cell table:style-name="ce5" office:value-type="float" office:value="88">
            <text:p>88</text:p>
          </table:table-cell>
          <table:table-cell table:style-name="ce5" table:formula="of:=SUM([.F76:.G76])" office:value-type="float" office:value="88">
            <text:p>88</text:p>
          </table:table-cell>
          <table:table-cell table:style-name="ce6" office:value-type="float" office:value="111799">
            <text:p>$ 111,799 </text:p>
          </table:table-cell>
          <table:table-cell table:style-name="ce6" office:value-type="float" office:value="59520">
            <text:p>$ 59,520 </text:p>
          </table:table-cell>
          <table:table-cell table:formula="of:=SUM([.I76:.J76])" office:value-type="float" office:value="171319">
            <text:p>$ 171,319 </text:p>
          </table:table-cell>
          <table:table-cell table:formula="of:=[.K76]/[.H76]" office:value-type="float" office:value="1946.80681818182">
            <text:p>$ 1,947 </text:p>
          </table:table-cell>
          <table:table-cell/>
          <table:table-cell office:value-type="float" office:value="108">
            <text:p>108</text:p>
          </table:table-cell>
          <table:table-cell table:formula="of:=SUM([.M76:.N76])" office:value-type="float" office:value="108">
            <text:p>108</text:p>
          </table:table-cell>
          <table:table-cell table:style-name="ce9" office:value-type="float" office:value="119291">
            <text:p>119,291 </text:p>
          </table:table-cell>
          <table:table-cell table:formula="of:=[.P76]/[.O76]" office:value-type="float" office:value="1104.5462962963">
            <text:p>1105</text:p>
          </table:table-cell>
          <table:table-cell/>
          <table:table-cell table:formula="of:=[.Q76]/43.67" office:value-type="float" office:value="25.293022585214">
            <text:p>25</text:p>
          </table:table-cell>
          <table:table-cell table:formula="of:=[.Q76]/81.88" office:value-type="float" office:value="13.4898179811468">
            <text:p>13</text:p>
          </table:table-cell>
          <table:table-cell table:style-name="ce10" table:formula="of:=[.S76]*4" office:value-type="currency" office:currency="USD" office:value="101.172090340856">
            <text:p>$101</text:p>
          </table:table-cell>
          <table:table-cell table:style-name="ce10" table:formula="of:=[.T76]*4" office:value-type="currency" office:currency="USD" office:value="53.959271924587">
            <text:p>$54</text:p>
          </table:table-cell>
          <table:table-cell table:formula="of:=[.S76]*4" office:value-type="currency" office:currency="USD" office:value="101.172090340856">
            <text:p>$101</text:p>
          </table:table-cell>
          <table:table-cell table:formula="of:=[.T76]*4" office:value-type="currency" office:currency="USD" office:value="53.959271924587">
            <text:p>$54</text:p>
          </table:table-cell>
          <table:table-cell table:formula="of:=[.S76]/2" office:value-type="float" office:value="12.646511292607">
            <text:p>13</text:p>
          </table:table-cell>
          <table:table-cell table:formula="of:=[.T76]/2" office:value-type="float" office:value="6.74490899057338">
            <text:p>7</text:p>
          </table:table-cell>
          <table:table-cell table:formula="of:=[.P76]*0.183" office:value-type="float" office:value="21830.253">
            <text:p>$ 21,83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7890">
            <text:p>7890</text:p>
          </table:table-cell>
          <table:table-cell table:style-name="ce1" office:value-type="string">
            <text:p>TEANECK_COMMUNITY_CS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77:.G77])" office:value-type="float" office:value="16">
            <text:p>16</text:p>
          </table:table-cell>
          <table:table-cell table:style-name="ce6" office:value-type="float" office:value="11829">
            <text:p>$ 11,829 </text:p>
          </table:table-cell>
          <table:table-cell table:style-name="ce6" office:value-type="float" office:value="3955">
            <text:p>$ 3,955 </text:p>
          </table:table-cell>
          <table:table-cell table:formula="of:=SUM([.I77:.J77])" office:value-type="float" office:value="15784">
            <text:p>$ 15,784 </text:p>
          </table:table-cell>
          <table:table-cell table:formula="of:=[.K77]/[.H77]" office:value-type="float" office:value="986.5">
            <text:p>$ 987 </text:p>
          </table:table-cell>
          <table:table-cell/>
          <table:table-cell office:value-type="float" office:value="20">
            <text:p>20</text:p>
          </table:table-cell>
          <table:table-cell table:formula="of:=SUM([.M77:.N77])" office:value-type="float" office:value="20">
            <text:p>20</text:p>
          </table:table-cell>
          <table:table-cell table:style-name="ce9" office:value-type="float" office:value="14585">
            <text:p>14,585 </text:p>
          </table:table-cell>
          <table:table-cell table:formula="of:=[.P77]/[.O77]" office:value-type="float" office:value="729.25">
            <text:p>729</text:p>
          </table:table-cell>
          <table:table-cell/>
          <table:table-cell table:formula="of:=[.Q77]/43.67" office:value-type="float" office:value="16.6991069384016">
            <text:p>17</text:p>
          </table:table-cell>
          <table:table-cell table:formula="of:=[.Q77]/81.88" office:value-type="float" office:value="8.90632633121641">
            <text:p>9</text:p>
          </table:table-cell>
          <table:table-cell table:style-name="ce10" table:formula="of:=[.S77]*4" office:value-type="currency" office:currency="USD" office:value="66.7964277536066">
            <text:p>$67</text:p>
          </table:table-cell>
          <table:table-cell table:style-name="ce10" table:formula="of:=[.T77]*4" office:value-type="currency" office:currency="USD" office:value="35.6253053248657">
            <text:p>$36</text:p>
          </table:table-cell>
          <table:table-cell table:formula="of:=[.S77]*4" office:value-type="currency" office:currency="USD" office:value="66.7964277536066">
            <text:p>$67</text:p>
          </table:table-cell>
          <table:table-cell table:formula="of:=[.T77]*4" office:value-type="currency" office:currency="USD" office:value="35.6253053248657">
            <text:p>$36</text:p>
          </table:table-cell>
          <table:table-cell table:formula="of:=[.S77]/2" office:value-type="float" office:value="8.34955346920082">
            <text:p>8</text:p>
          </table:table-cell>
          <table:table-cell table:formula="of:=[.T77]/2" office:value-type="float" office:value="4.45316316560821">
            <text:p>4</text:p>
          </table:table-cell>
          <table:table-cell table:formula="of:=[.P77]*0.183" office:value-type="float" office:value="2669.055">
            <text:p>$ 2,66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00">
            <text:p>200</text:p>
          </table:table-cell>
          <table:table-cell table:style-name="ce1" office:value-type="string">
            <text:p>BASS_RIVER_TOWNSHIP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78:.G78])" office:value-type="float" office:value="16">
            <text:p>16</text:p>
          </table:table-cell>
          <table:table-cell table:style-name="ce6" office:value-type="float" office:value="15593">
            <text:p>$ 15,593 </text:p>
          </table:table-cell>
          <table:table-cell table:style-name="ce6" office:value-type="float" office:value="3955">
            <text:p>$ 3,955 </text:p>
          </table:table-cell>
          <table:table-cell table:formula="of:=SUM([.I78:.J78])" office:value-type="float" office:value="19548">
            <text:p>$ 19,548 </text:p>
          </table:table-cell>
          <table:table-cell table:formula="of:=[.K78]/[.H78]" office:value-type="float" office:value="1221.75">
            <text:p>$ 1,222 </text:p>
          </table:table-cell>
          <table:table-cell/>
          <table:table-cell office:value-type="float" office:value="25">
            <text:p>25</text:p>
          </table:table-cell>
          <table:table-cell table:formula="of:=SUM([.M78:.N78])" office:value-type="float" office:value="25">
            <text:p>25</text:p>
          </table:table-cell>
          <table:table-cell table:style-name="ce9" office:value-type="float" office:value="20177">
            <text:p>20,177 </text:p>
          </table:table-cell>
          <table:table-cell table:formula="of:=[.P78]/[.O78]" office:value-type="float" office:value="807.08">
            <text:p>807</text:p>
          </table:table-cell>
          <table:table-cell/>
          <table:table-cell table:formula="of:=[.Q78]/43.67" office:value-type="float" office:value="18.481337302496">
            <text:p>18</text:p>
          </table:table-cell>
          <table:table-cell table:formula="of:=[.Q78]/81.88" office:value-type="float" office:value="9.85686370297997">
            <text:p>10</text:p>
          </table:table-cell>
          <table:table-cell table:style-name="ce10" table:formula="of:=[.S78]*4" office:value-type="currency" office:currency="USD" office:value="73.925349209984">
            <text:p>$74</text:p>
          </table:table-cell>
          <table:table-cell table:style-name="ce10" table:formula="of:=[.T78]*4" office:value-type="currency" office:currency="USD" office:value="39.4274548119199">
            <text:p>$39</text:p>
          </table:table-cell>
          <table:table-cell table:formula="of:=[.S78]*4" office:value-type="currency" office:currency="USD" office:value="73.925349209984">
            <text:p>$74</text:p>
          </table:table-cell>
          <table:table-cell table:formula="of:=[.T78]*4" office:value-type="currency" office:currency="USD" office:value="39.4274548119199">
            <text:p>$39</text:p>
          </table:table-cell>
          <table:table-cell table:formula="of:=[.S78]/2" office:value-type="float" office:value="9.240668651248">
            <text:p>9</text:p>
          </table:table-cell>
          <table:table-cell table:formula="of:=[.T78]/2" office:value-type="float" office:value="4.92843185148999">
            <text:p>5</text:p>
          </table:table-cell>
          <table:table-cell table:formula="of:=[.P78]*0.183" office:value-type="float" office:value="3692.391">
            <text:p>$ 3,69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80">
            <text:p>380</text:p>
          </table:table-cell>
          <table:table-cell table:style-name="ce1" office:value-type="string">
            <text:p>BEVERLY_CITY</text:p>
          </table:table-cell>
          <table:table-cell/>
          <table:table-cell table:style-name="ce5" office:value-type="float" office:value="141">
            <text:p>141</text:p>
          </table:table-cell>
          <table:table-cell table:style-name="ce5" table:formula="of:=SUM([.F79:.G79])" office:value-type="float" office:value="141">
            <text:p>141</text:p>
          </table:table-cell>
          <table:table-cell table:style-name="ce6" office:value-type="float" office:value="178430">
            <text:p>$ 178,430 </text:p>
          </table:table-cell>
          <table:table-cell table:style-name="ce6" office:value-type="float" office:value="108884">
            <text:p>$ 108,884 </text:p>
          </table:table-cell>
          <table:table-cell table:formula="of:=SUM([.I79:.J79])" office:value-type="float" office:value="287314">
            <text:p>$ 287,314 </text:p>
          </table:table-cell>
          <table:table-cell table:formula="of:=[.K79]/[.H79]" office:value-type="float" office:value="2037.68794326241">
            <text:p>$ 2,038 </text:p>
          </table:table-cell>
          <table:table-cell/>
          <table:table-cell office:value-type="float" office:value="170">
            <text:p>170</text:p>
          </table:table-cell>
          <table:table-cell table:formula="of:=SUM([.M79:.N79])" office:value-type="float" office:value="170">
            <text:p>170</text:p>
          </table:table-cell>
          <table:table-cell table:style-name="ce9" office:value-type="float" office:value="206026">
            <text:p>206,026 </text:p>
          </table:table-cell>
          <table:table-cell table:formula="of:=[.P79]/[.O79]" office:value-type="float" office:value="1211.91764705882">
            <text:p>1212</text:p>
          </table:table-cell>
          <table:table-cell/>
          <table:table-cell table:formula="of:=[.Q79]/43.67" office:value-type="float" office:value="27.7517207936529">
            <text:p>28</text:p>
          </table:table-cell>
          <table:table-cell table:formula="of:=[.Q79]/81.88" office:value-type="float" office:value="14.8011437110262">
            <text:p>15</text:p>
          </table:table-cell>
          <table:table-cell table:style-name="ce10" table:formula="of:=[.S79]*4" office:value-type="currency" office:currency="USD" office:value="111.006883174612">
            <text:p>$111</text:p>
          </table:table-cell>
          <table:table-cell table:style-name="ce10" table:formula="of:=[.T79]*4" office:value-type="currency" office:currency="USD" office:value="59.2045748441047">
            <text:p>$59</text:p>
          </table:table-cell>
          <table:table-cell table:formula="of:=[.S79]*4" office:value-type="currency" office:currency="USD" office:value="111.006883174612">
            <text:p>$111</text:p>
          </table:table-cell>
          <table:table-cell table:formula="of:=[.T79]*4" office:value-type="currency" office:currency="USD" office:value="59.2045748441047">
            <text:p>$59</text:p>
          </table:table-cell>
          <table:table-cell table:formula="of:=[.S79]/2" office:value-type="float" office:value="13.8758603968265">
            <text:p>14</text:p>
          </table:table-cell>
          <table:table-cell table:formula="of:=[.T79]/2" office:value-type="float" office:value="7.40057185551309">
            <text:p>7</text:p>
          </table:table-cell>
          <table:table-cell table:formula="of:=[.P79]*0.183" office:value-type="float" office:value="37702.758">
            <text:p>$ 37,70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75">
            <text:p>475</text:p>
          </table:table-cell>
          <table:table-cell table:style-name="ce1" office:value-type="string">
            <text:p>BORDENTOWN_REGIONAL</text:p>
          </table:table-cell>
          <table:table-cell/>
          <table:table-cell table:style-name="ce5" office:value-type="float" office:value="300">
            <text:p>300</text:p>
          </table:table-cell>
          <table:table-cell table:style-name="ce5" table:formula="of:=SUM([.F80:.G80])" office:value-type="float" office:value="300">
            <text:p>300</text:p>
          </table:table-cell>
          <table:table-cell table:style-name="ce6" office:value-type="float" office:value="225021">
            <text:p>$ 225,021 </text:p>
          </table:table-cell>
          <table:table-cell table:style-name="ce6" office:value-type="float" office:value="74172">
            <text:p>$ 74,172 </text:p>
          </table:table-cell>
          <table:table-cell table:formula="of:=SUM([.I80:.J80])" office:value-type="float" office:value="299193">
            <text:p>$ 299,193 </text:p>
          </table:table-cell>
          <table:table-cell table:formula="of:=[.K80]/[.H80]" office:value-type="float" office:value="997.31">
            <text:p>$ 997 </text:p>
          </table:table-cell>
          <table:table-cell/>
          <table:table-cell office:value-type="float" office:value="346">
            <text:p>346</text:p>
          </table:table-cell>
          <table:table-cell table:formula="of:=SUM([.M80:.N80])" office:value-type="float" office:value="346">
            <text:p>346</text:p>
          </table:table-cell>
          <table:table-cell table:style-name="ce9" office:value-type="float" office:value="234867">
            <text:p>234,867 </text:p>
          </table:table-cell>
          <table:table-cell table:formula="of:=[.P80]/[.O80]" office:value-type="float" office:value="678.806358381503">
            <text:p>679</text:p>
          </table:table-cell>
          <table:table-cell/>
          <table:table-cell table:formula="of:=[.Q80]/43.67" office:value-type="float" office:value="15.5439972150562">
            <text:p>16</text:p>
          </table:table-cell>
          <table:table-cell table:formula="of:=[.Q80]/81.88" office:value-type="float" office:value="8.2902584071996">
            <text:p>8</text:p>
          </table:table-cell>
          <table:table-cell table:style-name="ce10" table:formula="of:=[.S80]*4" office:value-type="currency" office:currency="USD" office:value="62.1759888602247">
            <text:p>$62</text:p>
          </table:table-cell>
          <table:table-cell table:style-name="ce10" table:formula="of:=[.T80]*4" office:value-type="currency" office:currency="USD" office:value="33.1610336287984">
            <text:p>$33</text:p>
          </table:table-cell>
          <table:table-cell table:formula="of:=[.S80]*4" office:value-type="currency" office:currency="USD" office:value="62.1759888602247">
            <text:p>$62</text:p>
          </table:table-cell>
          <table:table-cell table:formula="of:=[.T80]*4" office:value-type="currency" office:currency="USD" office:value="33.1610336287984">
            <text:p>$33</text:p>
          </table:table-cell>
          <table:table-cell table:formula="of:=[.S80]/2" office:value-type="float" office:value="7.77199860752809">
            <text:p>8</text:p>
          </table:table-cell>
          <table:table-cell table:formula="of:=[.T80]/2" office:value-type="float" office:value="4.1451292035998">
            <text:p>4</text:p>
          </table:table-cell>
          <table:table-cell table:formula="of:=[.P80]*0.183" office:value-type="float" office:value="42980.661">
            <text:p>$ 42,9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00">
            <text:p>600</text:p>
          </table:table-cell>
          <table:table-cell table:style-name="ce1" office:value-type="string">
            <text:p>BURLINGTON_CITY</text:p>
          </table:table-cell>
          <table:table-cell/>
          <table:table-cell table:style-name="ce5" office:value-type="float" office:value="517">
            <text:p>517</text:p>
          </table:table-cell>
          <table:table-cell table:style-name="ce5" table:formula="of:=SUM([.F81:.G81])" office:value-type="float" office:value="517">
            <text:p>517</text:p>
          </table:table-cell>
          <table:table-cell table:style-name="ce6" office:value-type="float" office:value="553707">
            <text:p>$ 553,707 </text:p>
          </table:table-cell>
          <table:table-cell table:style-name="ce6" office:value-type="float" office:value="222106">
            <text:p>$ 222,106 </text:p>
          </table:table-cell>
          <table:table-cell table:formula="of:=SUM([.I81:.J81])" office:value-type="float" office:value="775813">
            <text:p>$ 775,813 </text:p>
          </table:table-cell>
          <table:table-cell table:formula="of:=[.K81]/[.H81]" office:value-type="float" office:value="1500.60541586074">
            <text:p>$ 1,501 </text:p>
          </table:table-cell>
          <table:table-cell/>
          <table:table-cell office:value-type="float" office:value="591">
            <text:p>591</text:p>
          </table:table-cell>
          <table:table-cell table:formula="of:=SUM([.M81:.N81])" office:value-type="float" office:value="591">
            <text:p>591</text:p>
          </table:table-cell>
          <table:table-cell table:style-name="ce9" office:value-type="float" office:value="561544">
            <text:p>561,544 </text:p>
          </table:table-cell>
          <table:table-cell table:formula="of:=[.P81]/[.O81]" office:value-type="float" office:value="950.159052453469">
            <text:p>950</text:p>
          </table:table-cell>
          <table:table-cell/>
          <table:table-cell table:formula="of:=[.Q81]/43.67" office:value-type="float" office:value="21.7577067197955">
            <text:p>22</text:p>
          </table:table-cell>
          <table:table-cell table:formula="of:=[.Q81]/81.88" office:value-type="float" office:value="11.6042874017278">
            <text:p>12</text:p>
          </table:table-cell>
          <table:table-cell table:style-name="ce10" table:formula="of:=[.S81]*4" office:value-type="currency" office:currency="USD" office:value="87.0308268791819">
            <text:p>$87</text:p>
          </table:table-cell>
          <table:table-cell table:style-name="ce10" table:formula="of:=[.T81]*4" office:value-type="currency" office:currency="USD" office:value="46.417149606911">
            <text:p>$46</text:p>
          </table:table-cell>
          <table:table-cell table:formula="of:=[.S81]*4" office:value-type="currency" office:currency="USD" office:value="87.0308268791819">
            <text:p>$87</text:p>
          </table:table-cell>
          <table:table-cell table:formula="of:=[.T81]*4" office:value-type="currency" office:currency="USD" office:value="46.417149606911">
            <text:p>$46</text:p>
          </table:table-cell>
          <table:table-cell table:formula="of:=[.S81]/2" office:value-type="float" office:value="10.8788533598977">
            <text:p>11</text:p>
          </table:table-cell>
          <table:table-cell table:formula="of:=[.T81]/2" office:value-type="float" office:value="5.80214370086388">
            <text:p>6</text:p>
          </table:table-cell>
          <table:table-cell table:formula="of:=[.P81]*0.183" office:value-type="float" office:value="102762.552">
            <text:p>$ 102,76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10">
            <text:p>610</text:p>
          </table:table-cell>
          <table:table-cell table:style-name="ce1" office:value-type="string">
            <text:p>BURLINGTON_COUNTY_VOCATIONAL</text:p>
          </table:table-cell>
          <table:table-cell/>
          <table:table-cell table:style-name="ce5" office:value-type="float" office:value="339">
            <text:p>339</text:p>
          </table:table-cell>
          <table:table-cell table:style-name="ce5" table:formula="of:=SUM([.F82:.G82])" office:value-type="float" office:value="339">
            <text:p>339</text:p>
          </table:table-cell>
          <table:table-cell table:style-name="ce6" office:value-type="float" office:value="524985">
            <text:p>$ 524,985 </text:p>
          </table:table-cell>
          <table:table-cell table:style-name="ce6" office:value-type="float" office:value="91985">
            <text:p>$ 91,985 </text:p>
          </table:table-cell>
          <table:table-cell table:formula="of:=SUM([.I82:.J82])" office:value-type="float" office:value="616970">
            <text:p>$ 616,970 </text:p>
          </table:table-cell>
          <table:table-cell table:formula="of:=[.K82]/[.H82]" office:value-type="float" office:value="1819.97050147493">
            <text:p>$ 1,820 </text:p>
          </table:table-cell>
          <table:table-cell/>
          <table:table-cell office:value-type="float" office:value="414">
            <text:p>414</text:p>
          </table:table-cell>
          <table:table-cell table:formula="of:=SUM([.M82:.N82])" office:value-type="float" office:value="414">
            <text:p>414</text:p>
          </table:table-cell>
          <table:table-cell table:style-name="ce9" office:value-type="float" office:value="458474">
            <text:p>458,474 </text:p>
          </table:table-cell>
          <table:table-cell table:formula="of:=[.P82]/[.O82]" office:value-type="float" office:value="1107.42512077295">
            <text:p>1107</text:p>
          </table:table-cell>
          <table:table-cell/>
          <table:table-cell table:formula="of:=[.Q82]/43.67" office:value-type="float" office:value="25.3589448310727">
            <text:p>25</text:p>
          </table:table-cell>
          <table:table-cell table:formula="of:=[.Q82]/81.88" office:value-type="float" office:value="13.5249770490101">
            <text:p>14</text:p>
          </table:table-cell>
          <table:table-cell table:style-name="ce10" table:formula="of:=[.S82]*4" office:value-type="currency" office:currency="USD" office:value="101.435779324291">
            <text:p>$101</text:p>
          </table:table-cell>
          <table:table-cell table:style-name="ce10" table:formula="of:=[.T82]*4" office:value-type="currency" office:currency="USD" office:value="54.0999081960404">
            <text:p>$54</text:p>
          </table:table-cell>
          <table:table-cell table:formula="of:=[.S82]*4" office:value-type="currency" office:currency="USD" office:value="101.435779324291">
            <text:p>$101</text:p>
          </table:table-cell>
          <table:table-cell table:formula="of:=[.T82]*4" office:value-type="currency" office:currency="USD" office:value="54.0999081960404">
            <text:p>$54</text:p>
          </table:table-cell>
          <table:table-cell table:formula="of:=[.S82]/2" office:value-type="float" office:value="12.6794724155364">
            <text:p>13</text:p>
          </table:table-cell>
          <table:table-cell table:formula="of:=[.T82]/2" office:value-type="float" office:value="6.76248852450505">
            <text:p>7</text:p>
          </table:table-cell>
          <table:table-cell table:formula="of:=[.P82]*0.183" office:value-type="float" office:value="83900.742">
            <text:p>$ 83,9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20">
            <text:p>620</text:p>
          </table:table-cell>
          <table:table-cell table:style-name="ce1" office:value-type="string">
            <text:p>BURLINGTON_TOWNSHIP</text:p>
          </table:table-cell>
          <table:table-cell table:style-name="ce5" office:value-type="float" office:value="135">
            <text:p>135</text:p>
          </table:table-cell>
          <table:table-cell table:style-name="ce5"/>
          <table:table-cell table:style-name="ce5" table:formula="of:=SUM([.F83:.G83])" office:value-type="float" office:value="135">
            <text:p>135</text:p>
          </table:table-cell>
          <table:table-cell table:style-name="ce6" office:value-type="float" office:value="113531">
            <text:p>$ 113,531 </text:p>
          </table:table-cell>
          <table:table-cell table:style-name="ce6" office:value-type="float" office:value="0">
            <text:p>$ 0 </text:p>
          </table:table-cell>
          <table:table-cell table:formula="of:=SUM([.I83:.J83])" office:value-type="float" office:value="113531">
            <text:p>$ 113,531 </text:p>
          </table:table-cell>
          <table:table-cell table:formula="of:=[.K83]/[.H83]" office:value-type="float" office:value="840.97037037037">
            <text:p>$ 841 </text:p>
          </table:table-cell>
          <table:table-cell office:value-type="float" office:value="151">
            <text:p>151</text:p>
          </table:table-cell>
          <table:table-cell/>
          <table:table-cell table:formula="of:=SUM([.M83:.N83])" office:value-type="float" office:value="151">
            <text:p>151</text:p>
          </table:table-cell>
          <table:table-cell table:style-name="ce9" office:value-type="float" office:value="122960">
            <text:p>122,960 </text:p>
          </table:table-cell>
          <table:table-cell table:formula="of:=[.P83]/[.O83]" office:value-type="float" office:value="814.304635761589">
            <text:p>814</text:p>
          </table:table-cell>
          <table:table-cell/>
          <table:table-cell table:formula="of:=[.Q83]/43.67" office:value-type="float" office:value="18.6467743476435">
            <text:p>19</text:p>
          </table:table-cell>
          <table:table-cell table:formula="of:=[.Q83]/81.88" office:value-type="float" office:value="9.94509814071311">
            <text:p>10</text:p>
          </table:table-cell>
          <table:table-cell table:style-name="ce10" table:formula="of:=[.S83]*4" office:value-type="currency" office:currency="USD" office:value="74.5870973905738">
            <text:p>$75</text:p>
          </table:table-cell>
          <table:table-cell table:style-name="ce10" table:formula="of:=[.T83]*4" office:value-type="currency" office:currency="USD" office:value="39.7803925628524">
            <text:p>$40</text:p>
          </table:table-cell>
          <table:table-cell table:formula="of:=[.S83]*4" office:value-type="currency" office:currency="USD" office:value="74.5870973905738">
            <text:p>$75</text:p>
          </table:table-cell>
          <table:table-cell table:formula="of:=[.T83]*4" office:value-type="currency" office:currency="USD" office:value="39.7803925628524">
            <text:p>$40</text:p>
          </table:table-cell>
          <table:table-cell table:formula="of:=[.S83]/2" office:value-type="float" office:value="9.32338717382173">
            <text:p>9</text:p>
          </table:table-cell>
          <table:table-cell table:formula="of:=[.T83]/2" office:value-type="float" office:value="4.97254907035656">
            <text:p>5</text:p>
          </table:table-cell>
          <table:table-cell table:formula="of:=[.P83]*0.183" office:value-type="float" office:value="22501.68">
            <text:p>$ 22,50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830">
            <text:p>830</text:p>
          </table:table-cell>
          <table:table-cell table:style-name="ce1" office:value-type="string">
            <text:p>CHESTERFIELD_TOWNSHIP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84:.G84])" office:value-type="float" office:value="17">
            <text:p>17</text:p>
          </table:table-cell>
          <table:table-cell table:style-name="ce6" office:value-type="float" office:value="9679">
            <text:p>$ 9,679 </text:p>
          </table:table-cell>
          <table:table-cell table:style-name="ce6" office:value-type="float" office:value="0">
            <text:p>$ 0 </text:p>
          </table:table-cell>
          <table:table-cell table:formula="of:=SUM([.I84:.J84])" office:value-type="float" office:value="9679">
            <text:p>$ 9,679 </text:p>
          </table:table-cell>
          <table:table-cell table:formula="of:=[.K84]/[.H84]" office:value-type="float" office:value="569.352941176471">
            <text:p>$ 569 </text:p>
          </table:table-cell>
          <table:table-cell/>
          <table:table-cell office:value-type="float" office:value="21">
            <text:p>21</text:p>
          </table:table-cell>
          <table:table-cell table:formula="of:=SUM([.M84:.N84])" office:value-type="float" office:value="21">
            <text:p>21</text:p>
          </table:table-cell>
          <table:table-cell table:style-name="ce9" office:value-type="float" office:value="10789">
            <text:p>10,789 </text:p>
          </table:table-cell>
          <table:table-cell table:formula="of:=[.P84]/[.O84]" office:value-type="float" office:value="513.761904761905">
            <text:p>514</text:p>
          </table:table-cell>
          <table:table-cell/>
          <table:table-cell table:formula="of:=[.Q84]/43.67" office:value-type="float" office:value="11.7646417394528">
            <text:p>12</text:p>
          </table:table-cell>
          <table:table-cell table:formula="of:=[.Q84]/81.88" office:value-type="float" office:value="6.27457138204574">
            <text:p>6</text:p>
          </table:table-cell>
          <table:table-cell table:style-name="ce10" table:formula="of:=[.S84]*4" office:value-type="currency" office:currency="USD" office:value="47.0585669578113">
            <text:p>$47</text:p>
          </table:table-cell>
          <table:table-cell table:style-name="ce10" table:formula="of:=[.T84]*4" office:value-type="currency" office:currency="USD" office:value="25.0982855281829">
            <text:p>$25</text:p>
          </table:table-cell>
          <table:table-cell table:formula="of:=[.S84]*4" office:value-type="currency" office:currency="USD" office:value="47.0585669578113">
            <text:p>$47</text:p>
          </table:table-cell>
          <table:table-cell table:formula="of:=[.T84]*4" office:value-type="currency" office:currency="USD" office:value="25.0982855281829">
            <text:p>$25</text:p>
          </table:table-cell>
          <table:table-cell table:formula="of:=[.S84]/2" office:value-type="float" office:value="5.88232086972641">
            <text:p>6</text:p>
          </table:table-cell>
          <table:table-cell table:formula="of:=[.T84]/2" office:value-type="float" office:value="3.13728569102287">
            <text:p>3</text:p>
          </table:table-cell>
          <table:table-cell table:formula="of:=[.P84]*0.183" office:value-type="float" office:value="1974.387">
            <text:p>$ 1,97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840">
            <text:p>840</text:p>
          </table:table-cell>
          <table:table-cell table:style-name="ce1" office:value-type="string">
            <text:p>CINNAMINSON_TOWNSHIP</text:p>
          </table:table-cell>
          <table:table-cell/>
          <table:table-cell table:style-name="ce5" office:value-type="float" office:value="112">
            <text:p>112</text:p>
          </table:table-cell>
          <table:table-cell table:style-name="ce5" table:formula="of:=SUM([.F85:.G85])" office:value-type="float" office:value="112">
            <text:p>112</text:p>
          </table:table-cell>
          <table:table-cell table:style-name="ce6" office:value-type="float" office:value="75723">
            <text:p>$ 75,723 </text:p>
          </table:table-cell>
          <table:table-cell table:style-name="ce6" office:value-type="float" office:value="0">
            <text:p>$ 0 </text:p>
          </table:table-cell>
          <table:table-cell table:formula="of:=SUM([.I85:.J85])" office:value-type="float" office:value="75723">
            <text:p>$ 75,723 </text:p>
          </table:table-cell>
          <table:table-cell table:formula="of:=[.K85]/[.H85]" office:value-type="float" office:value="676.098214285714">
            <text:p>$ 676 </text:p>
          </table:table-cell>
          <table:table-cell/>
          <table:table-cell office:value-type="float" office:value="118">
            <text:p>118</text:p>
          </table:table-cell>
          <table:table-cell table:formula="of:=SUM([.M85:.N85])" office:value-type="float" office:value="118">
            <text:p>118</text:p>
          </table:table-cell>
          <table:table-cell table:style-name="ce9" office:value-type="float" office:value="80644">
            <text:p>80,644 </text:p>
          </table:table-cell>
          <table:table-cell table:formula="of:=[.P85]/[.O85]" office:value-type="float" office:value="683.423728813559">
            <text:p>683</text:p>
          </table:table-cell>
          <table:table-cell/>
          <table:table-cell table:formula="of:=[.Q85]/43.67" office:value-type="float" office:value="15.6497304514211">
            <text:p>16</text:p>
          </table:table-cell>
          <table:table-cell table:formula="of:=[.Q85]/81.88" office:value-type="float" office:value="8.34665032747386">
            <text:p>8</text:p>
          </table:table-cell>
          <table:table-cell table:style-name="ce10" table:formula="of:=[.S85]*4" office:value-type="currency" office:currency="USD" office:value="62.5989218056844">
            <text:p>$63</text:p>
          </table:table-cell>
          <table:table-cell table:style-name="ce10" table:formula="of:=[.T85]*4" office:value-type="currency" office:currency="USD" office:value="33.3866013098954">
            <text:p>$33</text:p>
          </table:table-cell>
          <table:table-cell table:formula="of:=[.S85]*4" office:value-type="currency" office:currency="USD" office:value="62.5989218056844">
            <text:p>$63</text:p>
          </table:table-cell>
          <table:table-cell table:formula="of:=[.T85]*4" office:value-type="currency" office:currency="USD" office:value="33.3866013098954">
            <text:p>$33</text:p>
          </table:table-cell>
          <table:table-cell table:formula="of:=[.S85]/2" office:value-type="float" office:value="7.82486522571055">
            <text:p>8</text:p>
          </table:table-cell>
          <table:table-cell table:formula="of:=[.T85]/2" office:value-type="float" office:value="4.17332516373693">
            <text:p>4</text:p>
          </table:table-cell>
          <table:table-cell table:formula="of:=[.P85]*0.183" office:value-type="float" office:value="14757.852">
            <text:p>$ 14,75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030">
            <text:p>1030</text:p>
          </table:table-cell>
          <table:table-cell table:style-name="ce1" office:value-type="string">
            <text:p>DELANCO_TOWNSHIP</text:p>
          </table:table-cell>
          <table:table-cell/>
          <table:table-cell table:style-name="ce5" office:value-type="float" office:value="78">
            <text:p>78</text:p>
          </table:table-cell>
          <table:table-cell table:style-name="ce5" table:formula="of:=SUM([.F86:.G86])" office:value-type="float" office:value="78">
            <text:p>78</text:p>
          </table:table-cell>
          <table:table-cell table:style-name="ce6" office:value-type="float" office:value="67626">
            <text:p>$ 67,626 </text:p>
          </table:table-cell>
          <table:table-cell table:style-name="ce6" office:value-type="float" office:value="21869">
            <text:p>$ 21,869 </text:p>
          </table:table-cell>
          <table:table-cell table:formula="of:=SUM([.I86:.J86])" office:value-type="float" office:value="89495">
            <text:p>$ 89,495 </text:p>
          </table:table-cell>
          <table:table-cell table:formula="of:=[.K86]/[.H86]" office:value-type="float" office:value="1147.3717948718">
            <text:p>$ 1,147 </text:p>
          </table:table-cell>
          <table:table-cell/>
          <table:table-cell office:value-type="float" office:value="81">
            <text:p>81</text:p>
          </table:table-cell>
          <table:table-cell table:formula="of:=SUM([.M86:.N86])" office:value-type="float" office:value="81">
            <text:p>81</text:p>
          </table:table-cell>
          <table:table-cell table:style-name="ce9" office:value-type="float" office:value="63958">
            <text:p>63,958 </text:p>
          </table:table-cell>
          <table:table-cell table:formula="of:=[.P86]/[.O86]" office:value-type="float" office:value="789.604938271605">
            <text:p>790</text:p>
          </table:table-cell>
          <table:table-cell/>
          <table:table-cell table:formula="of:=[.Q86]/43.67" office:value-type="float" office:value="18.0811755958691">
            <text:p>18</text:p>
          </table:table-cell>
          <table:table-cell table:formula="of:=[.Q86]/81.88" office:value-type="float" office:value="9.64344086799713">
            <text:p>10</text:p>
          </table:table-cell>
          <table:table-cell table:style-name="ce10" table:formula="of:=[.S86]*4" office:value-type="currency" office:currency="USD" office:value="72.3247023834765">
            <text:p>$72</text:p>
          </table:table-cell>
          <table:table-cell table:style-name="ce10" table:formula="of:=[.T86]*4" office:value-type="currency" office:currency="USD" office:value="38.5737634719885">
            <text:p>$39</text:p>
          </table:table-cell>
          <table:table-cell table:formula="of:=[.S86]*4" office:value-type="currency" office:currency="USD" office:value="72.3247023834765">
            <text:p>$72</text:p>
          </table:table-cell>
          <table:table-cell table:formula="of:=[.T86]*4" office:value-type="currency" office:currency="USD" office:value="38.5737634719885">
            <text:p>$39</text:p>
          </table:table-cell>
          <table:table-cell table:formula="of:=[.S86]/2" office:value-type="float" office:value="9.04058779793457">
            <text:p>9</text:p>
          </table:table-cell>
          <table:table-cell table:formula="of:=[.T86]/2" office:value-type="float" office:value="4.82172043399857">
            <text:p>5</text:p>
          </table:table-cell>
          <table:table-cell table:formula="of:=[.P86]*0.183" office:value-type="float" office:value="11704.314">
            <text:p>$ 11,70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060">
            <text:p>1060</text:p>
          </table:table-cell>
          <table:table-cell table:style-name="ce1" office:value-type="string">
            <text:p>DELRAN_TOWNSHIP</text:p>
          </table:table-cell>
          <table:table-cell/>
          <table:table-cell table:style-name="ce5" office:value-type="float" office:value="249">
            <text:p>249</text:p>
          </table:table-cell>
          <table:table-cell table:style-name="ce5" table:formula="of:=SUM([.F87:.G87])" office:value-type="float" office:value="249">
            <text:p>249</text:p>
          </table:table-cell>
          <table:table-cell table:style-name="ce6" office:value-type="float" office:value="187445">
            <text:p>$ 187,445 </text:p>
          </table:table-cell>
          <table:table-cell table:style-name="ce6" office:value-type="float" office:value="61562">
            <text:p>$ 61,562 </text:p>
          </table:table-cell>
          <table:table-cell table:formula="of:=SUM([.I87:.J87])" office:value-type="float" office:value="249007">
            <text:p>$ 249,007 </text:p>
          </table:table-cell>
          <table:table-cell table:formula="of:=[.K87]/[.H87]" office:value-type="float" office:value="1000.0281124498">
            <text:p>$ 1,000 </text:p>
          </table:table-cell>
          <table:table-cell/>
          <table:table-cell office:value-type="float" office:value="343">
            <text:p>343</text:p>
          </table:table-cell>
          <table:table-cell table:formula="of:=SUM([.M87:.N87])" office:value-type="float" office:value="343">
            <text:p>343</text:p>
          </table:table-cell>
          <table:table-cell table:style-name="ce9" office:value-type="float" office:value="233533">
            <text:p>233,533 </text:p>
          </table:table-cell>
          <table:table-cell table:formula="of:=[.P87]/[.O87]" office:value-type="float" office:value="680.854227405248">
            <text:p>681</text:p>
          </table:table-cell>
          <table:table-cell/>
          <table:table-cell table:formula="of:=[.Q87]/43.67" office:value-type="float" office:value="15.59089139925">
            <text:p>16</text:p>
          </table:table-cell>
          <table:table-cell table:formula="of:=[.Q87]/81.88" office:value-type="float" office:value="8.31526902058192">
            <text:p>8</text:p>
          </table:table-cell>
          <table:table-cell table:style-name="ce10" table:formula="of:=[.S87]*4" office:value-type="currency" office:currency="USD" office:value="62.363565597">
            <text:p>$62</text:p>
          </table:table-cell>
          <table:table-cell table:style-name="ce10" table:formula="of:=[.T87]*4" office:value-type="currency" office:currency="USD" office:value="33.2610760823277">
            <text:p>$33</text:p>
          </table:table-cell>
          <table:table-cell table:formula="of:=[.S87]*4" office:value-type="currency" office:currency="USD" office:value="62.363565597">
            <text:p>$62</text:p>
          </table:table-cell>
          <table:table-cell table:formula="of:=[.T87]*4" office:value-type="currency" office:currency="USD" office:value="33.2610760823277">
            <text:p>$33</text:p>
          </table:table-cell>
          <table:table-cell table:formula="of:=[.S87]/2" office:value-type="float" office:value="7.795445699625">
            <text:p>8</text:p>
          </table:table-cell>
          <table:table-cell table:formula="of:=[.T87]/2" office:value-type="float" office:value="4.15763451029096">
            <text:p>4</text:p>
          </table:table-cell>
          <table:table-cell table:formula="of:=[.P87]*0.183" office:value-type="float" office:value="42736.539">
            <text:p>$ 42,73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250">
            <text:p>1250</text:p>
          </table:table-cell>
          <table:table-cell table:style-name="ce1" office:value-type="string">
            <text:p>EASTAMPTON_TOWNSHIP</text:p>
          </table:table-cell>
          <table:table-cell/>
          <table:table-cell table:style-name="ce5" office:value-type="float" office:value="91">
            <text:p>91</text:p>
          </table:table-cell>
          <table:table-cell table:style-name="ce5" table:formula="of:=SUM([.F88:.G88])" office:value-type="float" office:value="91">
            <text:p>91</text:p>
          </table:table-cell>
          <table:table-cell table:style-name="ce6" office:value-type="float" office:value="70779">
            <text:p>$ 70,779 </text:p>
          </table:table-cell>
          <table:table-cell table:style-name="ce6" office:value-type="float" office:value="22499">
            <text:p>$ 22,499 </text:p>
          </table:table-cell>
          <table:table-cell table:formula="of:=SUM([.I88:.J88])" office:value-type="float" office:value="93278">
            <text:p>$ 93,278 </text:p>
          </table:table-cell>
          <table:table-cell table:formula="of:=[.K88]/[.H88]" office:value-type="float" office:value="1025.03296703297">
            <text:p>$ 1,025 </text:p>
          </table:table-cell>
          <table:table-cell/>
          <table:table-cell office:value-type="float" office:value="112">
            <text:p>112</text:p>
          </table:table-cell>
          <table:table-cell table:formula="of:=SUM([.M88:.N88])" office:value-type="float" office:value="112">
            <text:p>112</text:p>
          </table:table-cell>
          <table:table-cell table:style-name="ce9" office:value-type="float" office:value="85906">
            <text:p>85,906 </text:p>
          </table:table-cell>
          <table:table-cell table:formula="of:=[.P88]/[.O88]" office:value-type="float" office:value="767.017857142857">
            <text:p>767</text:p>
          </table:table-cell>
          <table:table-cell/>
          <table:table-cell table:formula="of:=[.Q88]/43.67" office:value-type="float" office:value="17.5639536785632">
            <text:p>18</text:p>
          </table:table-cell>
          <table:table-cell table:formula="of:=[.Q88]/81.88" office:value-type="float" office:value="9.36758496754833">
            <text:p>9</text:p>
          </table:table-cell>
          <table:table-cell table:style-name="ce10" table:formula="of:=[.S88]*4" office:value-type="currency" office:currency="USD" office:value="70.255814714253">
            <text:p>$70</text:p>
          </table:table-cell>
          <table:table-cell table:style-name="ce10" table:formula="of:=[.T88]*4" office:value-type="currency" office:currency="USD" office:value="37.4703398701933">
            <text:p>$37</text:p>
          </table:table-cell>
          <table:table-cell table:formula="of:=[.S88]*4" office:value-type="currency" office:currency="USD" office:value="70.255814714253">
            <text:p>$70</text:p>
          </table:table-cell>
          <table:table-cell table:formula="of:=[.T88]*4" office:value-type="currency" office:currency="USD" office:value="37.4703398701933">
            <text:p>$37</text:p>
          </table:table-cell>
          <table:table-cell table:formula="of:=[.S88]/2" office:value-type="float" office:value="8.78197683928162">
            <text:p>9</text:p>
          </table:table-cell>
          <table:table-cell table:formula="of:=[.T88]/2" office:value-type="float" office:value="4.68379248377416">
            <text:p>5</text:p>
          </table:table-cell>
          <table:table-cell table:formula="of:=[.P88]*0.183" office:value-type="float" office:value="15720.798">
            <text:p>$ 15,72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280">
            <text:p>1280</text:p>
          </table:table-cell>
          <table:table-cell table:style-name="ce1" office:value-type="string">
            <text:p>EDGEWATER_PARK_TOWNSHIP</text:p>
          </table:table-cell>
          <table:table-cell/>
          <table:table-cell table:style-name="ce5" office:value-type="float" office:value="216">
            <text:p>216</text:p>
          </table:table-cell>
          <table:table-cell table:style-name="ce5" table:formula="of:=SUM([.F89:.G89])" office:value-type="float" office:value="216">
            <text:p>216</text:p>
          </table:table-cell>
          <table:table-cell table:style-name="ce6" office:value-type="float" office:value="211280">
            <text:p>$ 211,280 </text:p>
          </table:table-cell>
          <table:table-cell table:style-name="ce6" office:value-type="float" office:value="81587">
            <text:p>$ 81,587 </text:p>
          </table:table-cell>
          <table:table-cell table:formula="of:=SUM([.I89:.J89])" office:value-type="float" office:value="292867">
            <text:p>$ 292,867 </text:p>
          </table:table-cell>
          <table:table-cell table:formula="of:=[.K89]/[.H89]" office:value-type="float" office:value="1355.86574074074">
            <text:p>$ 1,356 </text:p>
          </table:table-cell>
          <table:table-cell/>
          <table:table-cell office:value-type="float" office:value="136">
            <text:p>136</text:p>
          </table:table-cell>
          <table:table-cell table:formula="of:=SUM([.M89:.N89])" office:value-type="float" office:value="136">
            <text:p>136</text:p>
          </table:table-cell>
          <table:table-cell table:style-name="ce9" office:value-type="float" office:value="172107">
            <text:p>172,107 </text:p>
          </table:table-cell>
          <table:table-cell table:formula="of:=[.P89]/[.O89]" office:value-type="float" office:value="1265.49264705882">
            <text:p>1265</text:p>
          </table:table-cell>
          <table:table-cell/>
          <table:table-cell table:formula="of:=[.Q89]/43.67" office:value-type="float" office:value="28.9785355406188">
            <text:p>29</text:p>
          </table:table-cell>
          <table:table-cell table:formula="of:=[.Q89]/81.88" office:value-type="float" office:value="15.4554548981293">
            <text:p>15</text:p>
          </table:table-cell>
          <table:table-cell table:style-name="ce10" table:formula="of:=[.S89]*4" office:value-type="currency" office:currency="USD" office:value="115.914142162475">
            <text:p>$116</text:p>
          </table:table-cell>
          <table:table-cell table:style-name="ce10" table:formula="of:=[.T89]*4" office:value-type="currency" office:currency="USD" office:value="61.821819592517">
            <text:p>$62</text:p>
          </table:table-cell>
          <table:table-cell table:formula="of:=[.S89]*4" office:value-type="currency" office:currency="USD" office:value="115.914142162475">
            <text:p>$116</text:p>
          </table:table-cell>
          <table:table-cell table:formula="of:=[.T89]*4" office:value-type="currency" office:currency="USD" office:value="61.821819592517">
            <text:p>$62</text:p>
          </table:table-cell>
          <table:table-cell table:formula="of:=[.S89]/2" office:value-type="float" office:value="14.4892677703094">
            <text:p>14</text:p>
          </table:table-cell>
          <table:table-cell table:formula="of:=[.T89]/2" office:value-type="float" office:value="7.72772744906463">
            <text:p>8</text:p>
          </table:table-cell>
          <table:table-cell table:formula="of:=[.P89]*0.183" office:value-type="float" office:value="31495.581">
            <text:p>$ 31,49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420">
            <text:p>1420</text:p>
          </table:table-cell>
          <table:table-cell table:style-name="ce1" office:value-type="string">
            <text:p>EVESHAM_TOWNSHIP</text:p>
          </table:table-cell>
          <table:table-cell table:style-name="ce5" office:value-type="float" office:value="188">
            <text:p>188</text:p>
          </table:table-cell>
          <table:table-cell table:style-name="ce5"/>
          <table:table-cell table:style-name="ce5" table:formula="of:=SUM([.F90:.G90])" office:value-type="float" office:value="188">
            <text:p>188</text:p>
          </table:table-cell>
          <table:table-cell table:style-name="ce6" office:value-type="float" office:value="134982">
            <text:p>$ 134,982 </text:p>
          </table:table-cell>
          <table:table-cell table:style-name="ce6" office:value-type="float" office:value="0">
            <text:p>$ 0 </text:p>
          </table:table-cell>
          <table:table-cell table:formula="of:=SUM([.I90:.J90])" office:value-type="float" office:value="134982">
            <text:p>$ 134,982 </text:p>
          </table:table-cell>
          <table:table-cell table:formula="of:=[.K90]/[.H90]" office:value-type="float" office:value="717.989361702128">
            <text:p>$ 718 </text:p>
          </table:table-cell>
          <table:table-cell office:value-type="float" office:value="207">
            <text:p>207</text:p>
          </table:table-cell>
          <table:table-cell/>
          <table:table-cell table:formula="of:=SUM([.M90:.N90])" office:value-type="float" office:value="207">
            <text:p>207</text:p>
          </table:table-cell>
          <table:table-cell table:style-name="ce9" office:value-type="float" office:value="159798">
            <text:p>159,798 </text:p>
          </table:table-cell>
          <table:table-cell table:formula="of:=[.P90]/[.O90]" office:value-type="float" office:value="771.971014492754">
            <text:p>772</text:p>
          </table:table-cell>
          <table:table-cell/>
          <table:table-cell table:formula="of:=[.Q90]/43.67" office:value-type="float" office:value="17.6773761047116">
            <text:p>18</text:p>
          </table:table-cell>
          <table:table-cell table:formula="of:=[.Q90]/81.88" office:value-type="float" office:value="9.42807785164575">
            <text:p>9</text:p>
          </table:table-cell>
          <table:table-cell table:style-name="ce10" table:formula="of:=[.S90]*4" office:value-type="currency" office:currency="USD" office:value="70.7095044188462">
            <text:p>$71</text:p>
          </table:table-cell>
          <table:table-cell table:style-name="ce10" table:formula="of:=[.T90]*4" office:value-type="currency" office:currency="USD" office:value="37.712311406583">
            <text:p>$38</text:p>
          </table:table-cell>
          <table:table-cell table:formula="of:=[.S90]*4" office:value-type="currency" office:currency="USD" office:value="70.7095044188462">
            <text:p>$71</text:p>
          </table:table-cell>
          <table:table-cell table:formula="of:=[.T90]*4" office:value-type="currency" office:currency="USD" office:value="37.712311406583">
            <text:p>$38</text:p>
          </table:table-cell>
          <table:table-cell table:formula="of:=[.S90]/2" office:value-type="float" office:value="8.83868805235578">
            <text:p>9</text:p>
          </table:table-cell>
          <table:table-cell table:formula="of:=[.T90]/2" office:value-type="float" office:value="4.71403892582287">
            <text:p>5</text:p>
          </table:table-cell>
          <table:table-cell table:formula="of:=[.P90]*0.183" office:value-type="float" office:value="29243.034">
            <text:p>$ 29,24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520">
            <text:p>1520</text:p>
          </table:table-cell>
          <table:table-cell table:style-name="ce1" office:value-type="string">
            <text:p>FLORENCE_TOWNSHIP</text:p>
          </table:table-cell>
          <table:table-cell/>
          <table:table-cell table:style-name="ce5" office:value-type="float" office:value="337">
            <text:p>337</text:p>
          </table:table-cell>
          <table:table-cell table:style-name="ce5" table:formula="of:=SUM([.F91:.G91])" office:value-type="float" office:value="337">
            <text:p>337</text:p>
          </table:table-cell>
          <table:table-cell table:style-name="ce6" office:value-type="float" office:value="280852">
            <text:p>$ 280,852 </text:p>
          </table:table-cell>
          <table:table-cell table:style-name="ce6" office:value-type="float" office:value="90734">
            <text:p>$ 90,734 </text:p>
          </table:table-cell>
          <table:table-cell table:formula="of:=SUM([.I91:.J91])" office:value-type="float" office:value="371586">
            <text:p>$ 371,586 </text:p>
          </table:table-cell>
          <table:table-cell table:formula="of:=[.K91]/[.H91]" office:value-type="float" office:value="1102.62908011869">
            <text:p>$ 1,103 </text:p>
          </table:table-cell>
          <table:table-cell/>
          <table:table-cell office:value-type="float" office:value="367">
            <text:p>367</text:p>
          </table:table-cell>
          <table:table-cell table:formula="of:=SUM([.M91:.N91])" office:value-type="float" office:value="367">
            <text:p>367</text:p>
          </table:table-cell>
          <table:table-cell table:style-name="ce9" office:value-type="float" office:value="311421">
            <text:p>311,421 </text:p>
          </table:table-cell>
          <table:table-cell table:formula="of:=[.P91]/[.O91]" office:value-type="float" office:value="848.558583106267">
            <text:p>849</text:p>
          </table:table-cell>
          <table:table-cell/>
          <table:table-cell table:formula="of:=[.Q91]/43.67" office:value-type="float" office:value="19.4311560134249">
            <text:p>19</text:p>
          </table:table-cell>
          <table:table-cell table:formula="of:=[.Q91]/81.88" office:value-type="float" office:value="10.3634414155626">
            <text:p>10</text:p>
          </table:table-cell>
          <table:table-cell table:style-name="ce10" table:formula="of:=[.S91]*4" office:value-type="currency" office:currency="USD" office:value="77.7246240536998">
            <text:p>$78</text:p>
          </table:table-cell>
          <table:table-cell table:style-name="ce10" table:formula="of:=[.T91]*4" office:value-type="currency" office:currency="USD" office:value="41.4537656622505">
            <text:p>$41</text:p>
          </table:table-cell>
          <table:table-cell table:formula="of:=[.S91]*4" office:value-type="currency" office:currency="USD" office:value="77.7246240536998">
            <text:p>$78</text:p>
          </table:table-cell>
          <table:table-cell table:formula="of:=[.T91]*4" office:value-type="currency" office:currency="USD" office:value="41.4537656622505">
            <text:p>$41</text:p>
          </table:table-cell>
          <table:table-cell table:formula="of:=[.S91]/2" office:value-type="float" office:value="9.71557800671247">
            <text:p>10</text:p>
          </table:table-cell>
          <table:table-cell table:formula="of:=[.T91]/2" office:value-type="float" office:value="5.18172070778131">
            <text:p>5</text:p>
          </table:table-cell>
          <table:table-cell table:formula="of:=[.P91]*0.183" office:value-type="float" office:value="56990.043">
            <text:p>$ 56,99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910">
            <text:p>1910</text:p>
          </table:table-cell>
          <table:table-cell table:style-name="ce1" office:value-type="string">
            <text:p>HAINESPORT_TOWNSHIP</text:p>
          </table:table-cell>
          <table:table-cell/>
          <table:table-cell table:style-name="ce5" office:value-type="float" office:value="54">
            <text:p>54</text:p>
          </table:table-cell>
          <table:table-cell table:style-name="ce5" table:formula="of:=SUM([.F92:.G92])" office:value-type="float" office:value="54">
            <text:p>54</text:p>
          </table:table-cell>
          <table:table-cell table:style-name="ce6" office:value-type="float" office:value="40710">
            <text:p>$ 40,710 </text:p>
          </table:table-cell>
          <table:table-cell table:style-name="ce6" office:value-type="float" office:value="13351">
            <text:p>$ 13,351 </text:p>
          </table:table-cell>
          <table:table-cell table:formula="of:=SUM([.I92:.J92])" office:value-type="float" office:value="54061">
            <text:p>$ 54,061 </text:p>
          </table:table-cell>
          <table:table-cell table:formula="of:=[.K92]/[.H92]" office:value-type="float" office:value="1001.12962962963">
            <text:p>$ 1,001 </text:p>
          </table:table-cell>
          <table:table-cell/>
          <table:table-cell office:value-type="float" office:value="55">
            <text:p>55</text:p>
          </table:table-cell>
          <table:table-cell table:formula="of:=SUM([.M92:.N92])" office:value-type="float" office:value="55">
            <text:p>55</text:p>
          </table:table-cell>
          <table:table-cell table:style-name="ce9" office:value-type="float" office:value="38480">
            <text:p>38,480 </text:p>
          </table:table-cell>
          <table:table-cell table:formula="of:=[.P92]/[.O92]" office:value-type="float" office:value="699.636363636364">
            <text:p>700</text:p>
          </table:table-cell>
          <table:table-cell/>
          <table:table-cell table:formula="of:=[.Q92]/43.67" office:value-type="float" office:value="16.0209838249683">
            <text:p>16</text:p>
          </table:table-cell>
          <table:table-cell table:formula="of:=[.Q92]/81.88" office:value-type="float" office:value="8.54465514944264">
            <text:p>9</text:p>
          </table:table-cell>
          <table:table-cell table:style-name="ce10" table:formula="of:=[.S92]*4" office:value-type="currency" office:currency="USD" office:value="64.083935299873">
            <text:p>$64</text:p>
          </table:table-cell>
          <table:table-cell table:style-name="ce10" table:formula="of:=[.T92]*4" office:value-type="currency" office:currency="USD" office:value="34.1786205977706">
            <text:p>$34</text:p>
          </table:table-cell>
          <table:table-cell table:formula="of:=[.S92]*4" office:value-type="currency" office:currency="USD" office:value="64.083935299873">
            <text:p>$64</text:p>
          </table:table-cell>
          <table:table-cell table:formula="of:=[.T92]*4" office:value-type="currency" office:currency="USD" office:value="34.1786205977706">
            <text:p>$34</text:p>
          </table:table-cell>
          <table:table-cell table:formula="of:=[.S92]/2" office:value-type="float" office:value="8.01049191248413">
            <text:p>8</text:p>
          </table:table-cell>
          <table:table-cell table:formula="of:=[.T92]/2" office:value-type="float" office:value="4.27232757472132">
            <text:p>4</text:p>
          </table:table-cell>
          <table:table-cell table:formula="of:=[.P92]*0.183" office:value-type="float" office:value="7041.84">
            <text:p>$ 7,04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610">
            <text:p>2610</text:p>
          </table:table-cell>
          <table:table-cell table:style-name="ce1" office:value-type="string">
            <text:p>LENAPE_REGIONAL</text:p>
          </table:table-cell>
          <table:table-cell table:style-name="ce5" office:value-type="float" office:value="163">
            <text:p>163</text:p>
          </table:table-cell>
          <table:table-cell table:style-name="ce5"/>
          <table:table-cell table:style-name="ce5" table:formula="of:=SUM([.F93:.G93])" office:value-type="float" office:value="163">
            <text:p>163</text:p>
          </table:table-cell>
          <table:table-cell table:style-name="ce6" office:value-type="float" office:value="100103">
            <text:p>$ 100,103 </text:p>
          </table:table-cell>
          <table:table-cell table:style-name="ce6" office:value-type="float" office:value="0">
            <text:p>$ 0 </text:p>
          </table:table-cell>
          <table:table-cell table:formula="of:=SUM([.I93:.J93])" office:value-type="float" office:value="100103">
            <text:p>$ 100,103 </text:p>
          </table:table-cell>
          <table:table-cell table:formula="of:=[.K93]/[.H93]" office:value-type="float" office:value="614.128834355828">
            <text:p>$ 614 </text:p>
          </table:table-cell>
          <table:table-cell office:value-type="float" office:value="186">
            <text:p>186</text:p>
          </table:table-cell>
          <table:table-cell/>
          <table:table-cell table:formula="of:=SUM([.M93:.N93])" office:value-type="float" office:value="186">
            <text:p>186</text:p>
          </table:table-cell>
          <table:table-cell table:style-name="Default" office:value-type="float" office:value="143529">
            <text:p>143529</text:p>
          </table:table-cell>
          <table:table-cell table:formula="of:=[.P93]/[.O93]" office:value-type="float" office:value="771.661290322581">
            <text:p>772</text:p>
          </table:table-cell>
          <table:table-cell/>
          <table:table-cell table:formula="of:=[.Q93]/43.67" office:value-type="float" office:value="17.6702837261869">
            <text:p>18</text:p>
          </table:table-cell>
          <table:table-cell table:formula="of:=[.Q93]/81.88" office:value-type="float" office:value="9.42429519201979">
            <text:p>9</text:p>
          </table:table-cell>
          <table:table-cell table:style-name="ce10" table:formula="of:=[.S93]*4" office:value-type="currency" office:currency="USD" office:value="70.6811349047475">
            <text:p>$71</text:p>
          </table:table-cell>
          <table:table-cell table:style-name="ce10" table:formula="of:=[.T93]*4" office:value-type="currency" office:currency="USD" office:value="37.6971807680792">
            <text:p>$38</text:p>
          </table:table-cell>
          <table:table-cell table:formula="of:=[.S93]*4" office:value-type="currency" office:currency="USD" office:value="70.6811349047475">
            <text:p>$71</text:p>
          </table:table-cell>
          <table:table-cell table:formula="of:=[.T93]*4" office:value-type="currency" office:currency="USD" office:value="37.6971807680792">
            <text:p>$38</text:p>
          </table:table-cell>
          <table:table-cell table:formula="of:=[.S93]/2" office:value-type="float" office:value="8.83514186309344">
            <text:p>9</text:p>
          </table:table-cell>
          <table:table-cell table:formula="of:=[.T93]/2" office:value-type="float" office:value="4.7121475960099">
            <text:p>5</text:p>
          </table:table-cell>
          <table:table-cell table:formula="of:=[.P93]*0.183" office:value-type="float" office:value="26265.807">
            <text:p>$ 26,26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850">
            <text:p>2850</text:p>
          </table:table-cell>
          <table:table-cell table:style-name="ce1" office:value-type="string">
            <text:p>LUMBERTON_TOWNSHIP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table:formula="of:=SUM([.F94:.G94])" office:value-type="float" office:value="115">
            <text:p>115</text:p>
          </table:table-cell>
          <table:table-cell table:style-name="ce6" office:value-type="float" office:value="86653">
            <text:p>$ 86,653 </text:p>
          </table:table-cell>
          <table:table-cell table:style-name="ce6" office:value-type="float" office:value="28432">
            <text:p>$ 28,432 </text:p>
          </table:table-cell>
          <table:table-cell table:formula="of:=SUM([.I94:.J94])" office:value-type="float" office:value="115085">
            <text:p>$ 115,085 </text:p>
          </table:table-cell>
          <table:table-cell table:formula="of:=[.K94]/[.H94]" office:value-type="float" office:value="1000.73913043478">
            <text:p>$ 1,001 </text:p>
          </table:table-cell>
          <table:table-cell/>
          <table:table-cell office:value-type="float" office:value="134">
            <text:p>134</text:p>
          </table:table-cell>
          <table:table-cell table:formula="of:=SUM([.M94:.N94])" office:value-type="float" office:value="134">
            <text:p>134</text:p>
          </table:table-cell>
          <table:table-cell table:style-name="ce9" office:value-type="float" office:value="90976">
            <text:p>90,976 </text:p>
          </table:table-cell>
          <table:table-cell table:formula="of:=[.P94]/[.O94]" office:value-type="float" office:value="678.925373134328">
            <text:p>679</text:p>
          </table:table-cell>
          <table:table-cell/>
          <table:table-cell table:formula="of:=[.Q94]/43.67" office:value-type="float" office:value="15.5467225357071">
            <text:p>16</text:p>
          </table:table-cell>
          <table:table-cell table:formula="of:=[.Q94]/81.88" office:value-type="float" office:value="8.2917119337363">
            <text:p>8</text:p>
          </table:table-cell>
          <table:table-cell table:style-name="ce10" table:formula="of:=[.S94]*4" office:value-type="currency" office:currency="USD" office:value="62.1868901428283">
            <text:p>$62</text:p>
          </table:table-cell>
          <table:table-cell table:style-name="ce10" table:formula="of:=[.T94]*4" office:value-type="currency" office:currency="USD" office:value="33.1668477349452">
            <text:p>$33</text:p>
          </table:table-cell>
          <table:table-cell table:formula="of:=[.S94]*4" office:value-type="currency" office:currency="USD" office:value="62.1868901428283">
            <text:p>$62</text:p>
          </table:table-cell>
          <table:table-cell table:formula="of:=[.T94]*4" office:value-type="currency" office:currency="USD" office:value="33.1668477349452">
            <text:p>$33</text:p>
          </table:table-cell>
          <table:table-cell table:formula="of:=[.S94]/2" office:value-type="float" office:value="7.77336126785354">
            <text:p>8</text:p>
          </table:table-cell>
          <table:table-cell table:formula="of:=[.T94]/2" office:value-type="float" office:value="4.14585596686815">
            <text:p>4</text:p>
          </table:table-cell>
          <table:table-cell table:formula="of:=[.P94]*0.183" office:value-type="float" office:value="16648.608">
            <text:p>$ 16,64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960">
            <text:p>2960</text:p>
          </table:table-cell>
          <table:table-cell table:style-name="ce1" office:value-type="string">
            <text:p>MANSFIELD_TOWNSHIP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95:.G95])" office:value-type="float" office:value="17">
            <text:p>17</text:p>
          </table:table-cell>
          <table:table-cell table:style-name="ce6" office:value-type="float" office:value="12944">
            <text:p>$ 12,944 </text:p>
          </table:table-cell>
          <table:table-cell table:style-name="ce6" office:value-type="float" office:value="0">
            <text:p>$ 0 </text:p>
          </table:table-cell>
          <table:table-cell table:formula="of:=SUM([.I95:.J95])" office:value-type="float" office:value="12944">
            <text:p>$ 12,944 </text:p>
          </table:table-cell>
          <table:table-cell table:formula="of:=[.K95]/[.H95]" office:value-type="float" office:value="761.411764705882">
            <text:p>$ 761 </text:p>
          </table:table-cell>
          <table:table-cell/>
          <table:table-cell office:value-type="float" office:value="23">
            <text:p>23</text:p>
          </table:table-cell>
          <table:table-cell table:formula="of:=SUM([.M95:.N95])" office:value-type="float" office:value="23">
            <text:p>23</text:p>
          </table:table-cell>
          <table:table-cell table:style-name="ce9" office:value-type="float" office:value="12461">
            <text:p>12,461 </text:p>
          </table:table-cell>
          <table:table-cell table:formula="of:=[.P95]/[.O95]" office:value-type="float" office:value="541.782608695652">
            <text:p>542</text:p>
          </table:table-cell>
          <table:table-cell/>
          <table:table-cell table:formula="of:=[.Q95]/43.67" office:value-type="float" office:value="12.4062882687349">
            <text:p>12</text:p>
          </table:table-cell>
          <table:table-cell table:formula="of:=[.Q95]/81.88" office:value-type="float" office:value="6.61678808861324">
            <text:p>7</text:p>
          </table:table-cell>
          <table:table-cell table:style-name="ce10" table:formula="of:=[.S95]*4" office:value-type="currency" office:currency="USD" office:value="49.6251530749395">
            <text:p>$50</text:p>
          </table:table-cell>
          <table:table-cell table:style-name="ce10" table:formula="of:=[.T95]*4" office:value-type="currency" office:currency="USD" office:value="26.467152354453">
            <text:p>$26</text:p>
          </table:table-cell>
          <table:table-cell table:formula="of:=[.S95]*4" office:value-type="currency" office:currency="USD" office:value="49.6251530749395">
            <text:p>$50</text:p>
          </table:table-cell>
          <table:table-cell table:formula="of:=[.T95]*4" office:value-type="currency" office:currency="USD" office:value="26.467152354453">
            <text:p>$26</text:p>
          </table:table-cell>
          <table:table-cell table:formula="of:=[.S95]/2" office:value-type="float" office:value="6.20314413436744">
            <text:p>6</text:p>
          </table:table-cell>
          <table:table-cell table:formula="of:=[.T95]/2" office:value-type="float" office:value="3.30839404430662">
            <text:p>3</text:p>
          </table:table-cell>
          <table:table-cell table:formula="of:=[.P95]*0.183" office:value-type="float" office:value="2280.363">
            <text:p>$ 2,28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010">
            <text:p>3010</text:p>
          </table:table-cell>
          <table:table-cell table:style-name="ce1" office:value-type="string">
            <text:p>MAPLE_SHADE_TOWNSHIP</text:p>
          </table:table-cell>
          <table:table-cell table:style-name="ce5" office:value-type="float" office:value="167">
            <text:p>167</text:p>
          </table:table-cell>
          <table:table-cell table:style-name="ce5"/>
          <table:table-cell table:style-name="ce5" table:formula="of:=SUM([.F96:.G96])" office:value-type="float" office:value="167">
            <text:p>167</text:p>
          </table:table-cell>
          <table:table-cell table:style-name="ce6" office:value-type="float" office:value="194601">
            <text:p>$ 194,601 </text:p>
          </table:table-cell>
          <table:table-cell table:style-name="ce6" office:value-type="float" office:value="140533">
            <text:p>$ 140,533 </text:p>
          </table:table-cell>
          <table:table-cell table:formula="of:=SUM([.I96:.J96])" office:value-type="float" office:value="335134">
            <text:p>$ 335,134 </text:p>
          </table:table-cell>
          <table:table-cell table:formula="of:=[.K96]/[.H96]" office:value-type="float" office:value="2006.79041916168">
            <text:p>$ 2,007 </text:p>
          </table:table-cell>
          <table:table-cell office:value-type="float" office:value="166">
            <text:p>166</text:p>
          </table:table-cell>
          <table:table-cell/>
          <table:table-cell table:formula="of:=SUM([.M96:.N96])" office:value-type="float" office:value="166">
            <text:p>166</text:p>
          </table:table-cell>
          <table:table-cell table:style-name="ce9" office:value-type="float" office:value="206590">
            <text:p>206,590 </text:p>
          </table:table-cell>
          <table:table-cell table:formula="of:=[.P96]/[.O96]" office:value-type="float" office:value="1244.51807228916">
            <text:p>1245</text:p>
          </table:table-cell>
          <table:table-cell/>
          <table:table-cell table:formula="of:=[.Q96]/43.67" office:value-type="float" office:value="28.4982384311691">
            <text:p>28</text:p>
          </table:table-cell>
          <table:table-cell table:formula="of:=[.Q96]/81.88" office:value-type="float" office:value="15.1992925291788">
            <text:p>15</text:p>
          </table:table-cell>
          <table:table-cell table:style-name="ce10" table:formula="of:=[.S96]*4" office:value-type="currency" office:currency="USD" office:value="113.992953724677">
            <text:p>$114</text:p>
          </table:table-cell>
          <table:table-cell table:style-name="ce10" table:formula="of:=[.T96]*4" office:value-type="currency" office:currency="USD" office:value="60.797170116715">
            <text:p>$61</text:p>
          </table:table-cell>
          <table:table-cell table:formula="of:=[.S96]*4" office:value-type="currency" office:currency="USD" office:value="113.992953724677">
            <text:p>$114</text:p>
          </table:table-cell>
          <table:table-cell table:formula="of:=[.T96]*4" office:value-type="currency" office:currency="USD" office:value="60.797170116715">
            <text:p>$61</text:p>
          </table:table-cell>
          <table:table-cell table:formula="of:=[.S96]/2" office:value-type="float" office:value="14.2491192155846">
            <text:p>14</text:p>
          </table:table-cell>
          <table:table-cell table:formula="of:=[.T96]/2" office:value-type="float" office:value="7.59964626458938">
            <text:p>8</text:p>
          </table:table-cell>
          <table:table-cell table:formula="of:=[.P96]*0.183" office:value-type="float" office:value="37805.97">
            <text:p>$ 37,80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080">
            <text:p>3080</text:p>
          </table:table-cell>
          <table:table-cell table:style-name="ce1" office:value-type="string">
            <text:p>MEDFORD_TOWNSHIP</text:p>
          </table:table-cell>
          <table:table-cell table:style-name="ce5" office:value-type="float" office:value="90">
            <text:p>90</text:p>
          </table:table-cell>
          <table:table-cell table:style-name="ce5"/>
          <table:table-cell table:style-name="ce5" table:formula="of:=SUM([.F97:.G97])" office:value-type="float" office:value="90">
            <text:p>90</text:p>
          </table:table-cell>
          <table:table-cell table:style-name="ce6" office:value-type="float" office:value="70744">
            <text:p>$ 70,744 </text:p>
          </table:table-cell>
          <table:table-cell table:style-name="ce6" office:value-type="float" office:value="0">
            <text:p>$ 0 </text:p>
          </table:table-cell>
          <table:table-cell table:formula="of:=SUM([.I97:.J97])" office:value-type="float" office:value="70744">
            <text:p>$ 70,744 </text:p>
          </table:table-cell>
          <table:table-cell table:formula="of:=[.K97]/[.H97]" office:value-type="float" office:value="786.044444444445">
            <text:p>$ 786 </text:p>
          </table:table-cell>
          <table:table-cell office:value-type="float" office:value="99">
            <text:p>99</text:p>
          </table:table-cell>
          <table:table-cell/>
          <table:table-cell table:formula="of:=SUM([.M97:.N97])" office:value-type="float" office:value="99">
            <text:p>99</text:p>
          </table:table-cell>
          <table:table-cell table:style-name="ce9" office:value-type="float" office:value="76882">
            <text:p>76,882 </text:p>
          </table:table-cell>
          <table:table-cell table:formula="of:=[.P97]/[.O97]" office:value-type="float" office:value="776.585858585859">
            <text:p>777</text:p>
          </table:table-cell>
          <table:table-cell/>
          <table:table-cell table:formula="of:=[.Q97]/43.67" office:value-type="float" office:value="17.7830514904021">
            <text:p>18</text:p>
          </table:table-cell>
          <table:table-cell table:formula="of:=[.Q97]/81.88" office:value-type="float" office:value="9.48443891775597">
            <text:p>9</text:p>
          </table:table-cell>
          <table:table-cell table:style-name="ce10" table:formula="of:=[.S97]*4" office:value-type="currency" office:currency="USD" office:value="71.1322059616083">
            <text:p>$71</text:p>
          </table:table-cell>
          <table:table-cell table:style-name="ce10" table:formula="of:=[.T97]*4" office:value-type="currency" office:currency="USD" office:value="37.9377556710239">
            <text:p>$38</text:p>
          </table:table-cell>
          <table:table-cell table:formula="of:=[.S97]*4" office:value-type="currency" office:currency="USD" office:value="71.1322059616083">
            <text:p>$71</text:p>
          </table:table-cell>
          <table:table-cell table:formula="of:=[.T97]*4" office:value-type="currency" office:currency="USD" office:value="37.9377556710239">
            <text:p>$38</text:p>
          </table:table-cell>
          <table:table-cell table:formula="of:=[.S97]/2" office:value-type="float" office:value="8.89152574520104">
            <text:p>9</text:p>
          </table:table-cell>
          <table:table-cell table:formula="of:=[.T97]/2" office:value-type="float" office:value="4.74221945887798">
            <text:p>5</text:p>
          </table:table-cell>
          <table:table-cell table:formula="of:=[.P97]*0.183" office:value-type="float" office:value="14069.406">
            <text:p>$ 14,06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360">
            <text:p>3360</text:p>
          </table:table-cell>
          <table:table-cell table:style-name="ce1" office:value-type="string">
            <text:p>MOORESTOWN_TOWNSHIP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5" table:formula="of:=SUM([.F98:.G98])" office:value-type="float" office:value="150">
            <text:p>150</text:p>
          </table:table-cell>
          <table:table-cell table:style-name="ce6" office:value-type="float" office:value="113930">
            <text:p>$ 113,930 </text:p>
          </table:table-cell>
          <table:table-cell table:style-name="ce6" office:value-type="float" office:value="0">
            <text:p>$ 0 </text:p>
          </table:table-cell>
          <table:table-cell table:formula="of:=SUM([.I98:.J98])" office:value-type="float" office:value="113930">
            <text:p>$ 113,930 </text:p>
          </table:table-cell>
          <table:table-cell table:formula="of:=[.K98]/[.H98]" office:value-type="float" office:value="759.533333333333">
            <text:p>$ 760 </text:p>
          </table:table-cell>
          <table:table-cell office:value-type="float" office:value="160">
            <text:p>160</text:p>
          </table:table-cell>
          <table:table-cell/>
          <table:table-cell table:formula="of:=SUM([.M98:.N98])" office:value-type="float" office:value="160">
            <text:p>160</text:p>
          </table:table-cell>
          <table:table-cell table:style-name="ce9" office:value-type="float" office:value="123700">
            <text:p>123,700 </text:p>
          </table:table-cell>
          <table:table-cell table:formula="of:=[.P98]/[.O98]" office:value-type="float" office:value="773.125">
            <text:p>773</text:p>
          </table:table-cell>
          <table:table-cell/>
          <table:table-cell table:formula="of:=[.Q98]/43.67" office:value-type="float" office:value="17.7038012365468">
            <text:p>18</text:p>
          </table:table-cell>
          <table:table-cell table:formula="of:=[.Q98]/81.88" office:value-type="float" office:value="9.44217147044455">
            <text:p>9</text:p>
          </table:table-cell>
          <table:table-cell table:style-name="ce10" table:formula="of:=[.S98]*4" office:value-type="currency" office:currency="USD" office:value="70.8152049461873">
            <text:p>$71</text:p>
          </table:table-cell>
          <table:table-cell table:style-name="ce10" table:formula="of:=[.T98]*4" office:value-type="currency" office:currency="USD" office:value="37.7686858817782">
            <text:p>$38</text:p>
          </table:table-cell>
          <table:table-cell table:formula="of:=[.S98]*4" office:value-type="currency" office:currency="USD" office:value="70.8152049461873">
            <text:p>$71</text:p>
          </table:table-cell>
          <table:table-cell table:formula="of:=[.T98]*4" office:value-type="currency" office:currency="USD" office:value="37.7686858817782">
            <text:p>$38</text:p>
          </table:table-cell>
          <table:table-cell table:formula="of:=[.S98]/2" office:value-type="float" office:value="8.85190061827341">
            <text:p>9</text:p>
          </table:table-cell>
          <table:table-cell table:formula="of:=[.T98]/2" office:value-type="float" office:value="4.72108573522228">
            <text:p>5</text:p>
          </table:table-cell>
          <table:table-cell table:formula="of:=[.P98]*0.183" office:value-type="float" office:value="22637.1">
            <text:p>$ 22,63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430">
            <text:p>3430</text:p>
          </table:table-cell>
          <table:table-cell table:style-name="ce1" office:value-type="string">
            <text:p>MOUNT_HOLLY_TOWNSHIP</text:p>
          </table:table-cell>
          <table:table-cell/>
          <table:table-cell table:style-name="ce5" office:value-type="float" office:value="348">
            <text:p>348</text:p>
          </table:table-cell>
          <table:table-cell table:style-name="ce5" table:formula="of:=SUM([.F99:.G99])" office:value-type="float" office:value="348">
            <text:p>348</text:p>
          </table:table-cell>
          <table:table-cell table:style-name="ce6" office:value-type="float" office:value="444148">
            <text:p>$ 444,148 </text:p>
          </table:table-cell>
          <table:table-cell table:style-name="ce6" office:value-type="float" office:value="170631">
            <text:p>$ 170,631 </text:p>
          </table:table-cell>
          <table:table-cell table:formula="of:=SUM([.I99:.J99])" office:value-type="float" office:value="614779">
            <text:p>$ 614,779 </text:p>
          </table:table-cell>
          <table:table-cell table:formula="of:=[.K99]/[.H99]" office:value-type="float" office:value="1766.60632183908">
            <text:p>$ 1,767 </text:p>
          </table:table-cell>
          <table:table-cell/>
          <table:table-cell office:value-type="float" office:value="364">
            <text:p>364</text:p>
          </table:table-cell>
          <table:table-cell table:formula="of:=SUM([.M99:.N99])" office:value-type="float" office:value="364">
            <text:p>364</text:p>
          </table:table-cell>
          <table:table-cell table:style-name="ce9" office:value-type="float" office:value="421938">
            <text:p>421,938 </text:p>
          </table:table-cell>
          <table:table-cell table:formula="of:=[.P99]/[.O99]" office:value-type="float" office:value="1159.17032967033">
            <text:p>1159</text:p>
          </table:table-cell>
          <table:table-cell/>
          <table:table-cell table:formula="of:=[.Q99]/43.67" office:value-type="float" office:value="26.5438591635065">
            <text:p>27</text:p>
          </table:table-cell>
          <table:table-cell table:formula="of:=[.Q99]/81.88" office:value-type="float" office:value="14.1569410072097">
            <text:p>14</text:p>
          </table:table-cell>
          <table:table-cell table:style-name="ce10" table:formula="of:=[.S99]*4" office:value-type="currency" office:currency="USD" office:value="106.175436654026">
            <text:p>$106</text:p>
          </table:table-cell>
          <table:table-cell table:style-name="ce10" table:formula="of:=[.T99]*4" office:value-type="currency" office:currency="USD" office:value="56.6277640288388">
            <text:p>$57</text:p>
          </table:table-cell>
          <table:table-cell table:formula="of:=[.S99]*4" office:value-type="currency" office:currency="USD" office:value="106.175436654026">
            <text:p>$106</text:p>
          </table:table-cell>
          <table:table-cell table:formula="of:=[.T99]*4" office:value-type="currency" office:currency="USD" office:value="56.6277640288388">
            <text:p>$57</text:p>
          </table:table-cell>
          <table:table-cell table:formula="of:=[.S99]/2" office:value-type="float" office:value="13.2719295817533">
            <text:p>13</text:p>
          </table:table-cell>
          <table:table-cell table:formula="of:=[.T99]/2" office:value-type="float" office:value="7.07847050360485">
            <text:p>7</text:p>
          </table:table-cell>
          <table:table-cell table:formula="of:=[.P99]*0.183" office:value-type="float" office:value="77214.654">
            <text:p>$ 77,21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440">
            <text:p>3440</text:p>
          </table:table-cell>
          <table:table-cell table:style-name="ce1" office:value-type="string">
            <text:p>MOUNT_LAUREL_TOWNSHIP</text:p>
          </table:table-cell>
          <table:table-cell table:style-name="ce5" office:value-type="float" office:value="207">
            <text:p>207</text:p>
          </table:table-cell>
          <table:table-cell table:style-name="ce5"/>
          <table:table-cell table:style-name="ce5" table:formula="of:=SUM([.F100:.G100])" office:value-type="float" office:value="207">
            <text:p>207</text:p>
          </table:table-cell>
          <table:table-cell table:style-name="ce6" office:value-type="float" office:value="133959">
            <text:p>$ 133,959 </text:p>
          </table:table-cell>
          <table:table-cell table:style-name="ce6" office:value-type="float" office:value="0">
            <text:p>$ 0 </text:p>
          </table:table-cell>
          <table:table-cell table:formula="of:=SUM([.I100:.J100])" office:value-type="float" office:value="133959">
            <text:p>$ 133,959 </text:p>
          </table:table-cell>
          <table:table-cell table:formula="of:=[.K100]/[.H100]" office:value-type="float" office:value="647.144927536232">
            <text:p>$ 647 </text:p>
          </table:table-cell>
          <table:table-cell office:value-type="float" office:value="223">
            <text:p>223</text:p>
          </table:table-cell>
          <table:table-cell/>
          <table:table-cell table:formula="of:=SUM([.M100:.N100])" office:value-type="float" office:value="223">
            <text:p>223</text:p>
          </table:table-cell>
          <table:table-cell table:style-name="ce9" office:value-type="float" office:value="172416">
            <text:p>172,416 </text:p>
          </table:table-cell>
          <table:table-cell table:formula="of:=[.P100]/[.O100]" office:value-type="float" office:value="773.165919282511">
            <text:p>773</text:p>
          </table:table-cell>
          <table:table-cell/>
          <table:table-cell table:formula="of:=[.Q100]/43.67" office:value-type="float" office:value="17.7047382478249">
            <text:p>18</text:p>
          </table:table-cell>
          <table:table-cell table:formula="of:=[.Q100]/81.88" office:value-type="float" office:value="9.44267121742197">
            <text:p>9</text:p>
          </table:table-cell>
          <table:table-cell table:style-name="ce10" table:formula="of:=[.S100]*4" office:value-type="currency" office:currency="USD" office:value="70.8189529912994">
            <text:p>$71</text:p>
          </table:table-cell>
          <table:table-cell table:style-name="ce10" table:formula="of:=[.T100]*4" office:value-type="currency" office:currency="USD" office:value="37.7706848696879">
            <text:p>$38</text:p>
          </table:table-cell>
          <table:table-cell table:formula="of:=[.S100]*4" office:value-type="currency" office:currency="USD" office:value="70.8189529912994">
            <text:p>$71</text:p>
          </table:table-cell>
          <table:table-cell table:formula="of:=[.T100]*4" office:value-type="currency" office:currency="USD" office:value="37.7706848696879">
            <text:p>$38</text:p>
          </table:table-cell>
          <table:table-cell table:formula="of:=[.S100]/2" office:value-type="float" office:value="8.85236912391243">
            <text:p>9</text:p>
          </table:table-cell>
          <table:table-cell table:formula="of:=[.T100]/2" office:value-type="float" office:value="4.72133560871099">
            <text:p>5</text:p>
          </table:table-cell>
          <table:table-cell table:formula="of:=[.P100]*0.183" office:value-type="float" office:value="31552.128">
            <text:p>$ 31,55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540">
            <text:p>3540</text:p>
          </table:table-cell>
          <table:table-cell table:style-name="ce1" office:value-type="string">
            <text:p>NEW_HANOVER_TOWNSHIP</text:p>
          </table:table-cell>
          <table:table-cell/>
          <table:table-cell table:style-name="ce5" office:value-type="float" office:value="67">
            <text:p>67</text:p>
          </table:table-cell>
          <table:table-cell table:style-name="ce5" table:formula="of:=SUM([.F101:.G101])" office:value-type="float" office:value="67">
            <text:p>67</text:p>
          </table:table-cell>
          <table:table-cell table:style-name="ce6" office:value-type="float" office:value="92247">
            <text:p>$ 92,247 </text:p>
          </table:table-cell>
          <table:table-cell table:style-name="ce6" office:value-type="float" office:value="36533">
            <text:p>$ 36,533 </text:p>
          </table:table-cell>
          <table:table-cell table:formula="of:=SUM([.I101:.J101])" office:value-type="float" office:value="128780">
            <text:p>$ 128,780 </text:p>
          </table:table-cell>
          <table:table-cell table:formula="of:=[.K101]/[.H101]" office:value-type="float" office:value="1922.08955223881">
            <text:p>$ 1,922 </text:p>
          </table:table-cell>
          <table:table-cell/>
          <table:table-cell office:value-type="float" office:value="78">
            <text:p>78</text:p>
          </table:table-cell>
          <table:table-cell table:formula="of:=SUM([.M101:.N101])" office:value-type="float" office:value="78">
            <text:p>78</text:p>
          </table:table-cell>
          <table:table-cell table:style-name="ce9" office:value-type="float" office:value="86513">
            <text:p>86,513 </text:p>
          </table:table-cell>
          <table:table-cell table:formula="of:=[.P101]/[.O101]" office:value-type="float" office:value="1109.14102564103">
            <text:p>1109</text:p>
          </table:table-cell>
          <table:table-cell/>
          <table:table-cell table:formula="of:=[.Q101]/43.67" office:value-type="float" office:value="25.3982373629729">
            <text:p>25</text:p>
          </table:table-cell>
          <table:table-cell table:formula="of:=[.Q101]/81.88" office:value-type="float" office:value="13.5459333859432">
            <text:p>14</text:p>
          </table:table-cell>
          <table:table-cell table:style-name="ce10" table:formula="of:=[.S101]*4" office:value-type="currency" office:currency="USD" office:value="101.592949451892">
            <text:p>$102</text:p>
          </table:table-cell>
          <table:table-cell table:style-name="ce10" table:formula="of:=[.T101]*4" office:value-type="currency" office:currency="USD" office:value="54.1837335437726">
            <text:p>$54</text:p>
          </table:table-cell>
          <table:table-cell table:formula="of:=[.S101]*4" office:value-type="currency" office:currency="USD" office:value="101.592949451892">
            <text:p>$102</text:p>
          </table:table-cell>
          <table:table-cell table:formula="of:=[.T101]*4" office:value-type="currency" office:currency="USD" office:value="54.1837335437726">
            <text:p>$54</text:p>
          </table:table-cell>
          <table:table-cell table:formula="of:=[.S101]/2" office:value-type="float" office:value="12.6991186814864">
            <text:p>13</text:p>
          </table:table-cell>
          <table:table-cell table:formula="of:=[.T101]/2" office:value-type="float" office:value="6.77296669297158">
            <text:p>7</text:p>
          </table:table-cell>
          <table:table-cell table:formula="of:=[.P101]*0.183" office:value-type="float" office:value="15831.879">
            <text:p>$ 15,83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650">
            <text:p>3650</text:p>
          </table:table-cell>
          <table:table-cell table:style-name="ce1" office:value-type="string">
            <text:p>NORTH_HANOVER_TOWNSHIP</text:p>
          </table:table-cell>
          <table:table-cell/>
          <table:table-cell table:style-name="ce5" office:value-type="float" office:value="129">
            <text:p>129</text:p>
          </table:table-cell>
          <table:table-cell table:style-name="ce5" table:formula="of:=SUM([.F102:.G102])" office:value-type="float" office:value="129">
            <text:p>129</text:p>
          </table:table-cell>
          <table:table-cell table:style-name="ce6" office:value-type="float" office:value="107245">
            <text:p>$ 107,245 </text:p>
          </table:table-cell>
          <table:table-cell table:style-name="ce6" office:value-type="float" office:value="31893">
            <text:p>$ 31,893 </text:p>
          </table:table-cell>
          <table:table-cell table:formula="of:=SUM([.I102:.J102])" office:value-type="float" office:value="139138">
            <text:p>$ 139,138 </text:p>
          </table:table-cell>
          <table:table-cell table:formula="of:=[.K102]/[.H102]" office:value-type="float" office:value="1078.58914728682">
            <text:p>$ 1,079 </text:p>
          </table:table-cell>
          <table:table-cell/>
          <table:table-cell office:value-type="float" office:value="184">
            <text:p>184</text:p>
          </table:table-cell>
          <table:table-cell table:formula="of:=SUM([.M102:.N102])" office:value-type="float" office:value="184">
            <text:p>184</text:p>
          </table:table-cell>
          <table:table-cell table:style-name="ce9" office:value-type="float" office:value="145799">
            <text:p>145,799 </text:p>
          </table:table-cell>
          <table:table-cell table:formula="of:=[.P102]/[.O102]" office:value-type="float" office:value="792.385869565217">
            <text:p>792</text:p>
          </table:table-cell>
          <table:table-cell/>
          <table:table-cell table:formula="of:=[.Q102]/43.67" office:value-type="float" office:value="18.1448561842276">
            <text:p>18</text:p>
          </table:table-cell>
          <table:table-cell table:formula="of:=[.Q102]/81.88" office:value-type="float" office:value="9.67740436694208">
            <text:p>10</text:p>
          </table:table-cell>
          <table:table-cell table:style-name="ce10" table:formula="of:=[.S102]*4" office:value-type="currency" office:currency="USD" office:value="72.5794247369102">
            <text:p>$73</text:p>
          </table:table-cell>
          <table:table-cell table:style-name="ce10" table:formula="of:=[.T102]*4" office:value-type="currency" office:currency="USD" office:value="38.7096174677683">
            <text:p>$39</text:p>
          </table:table-cell>
          <table:table-cell table:formula="of:=[.S102]*4" office:value-type="currency" office:currency="USD" office:value="72.5794247369102">
            <text:p>$73</text:p>
          </table:table-cell>
          <table:table-cell table:formula="of:=[.T102]*4" office:value-type="currency" office:currency="USD" office:value="38.7096174677683">
            <text:p>$39</text:p>
          </table:table-cell>
          <table:table-cell table:formula="of:=[.S102]/2" office:value-type="float" office:value="9.07242809211378">
            <text:p>9</text:p>
          </table:table-cell>
          <table:table-cell table:formula="of:=[.T102]/2" office:value-type="float" office:value="4.83870218347104">
            <text:p>5</text:p>
          </table:table-cell>
          <table:table-cell table:formula="of:=[.P102]*0.183" office:value-type="float" office:value="26681.217">
            <text:p>$ 26,6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690">
            <text:p>3690</text:p>
          </table:table-cell>
          <table:table-cell table:style-name="ce1" office:value-type="string">
            <text:p>NORTHERN_BURLINGTON_COUNTY_REGIONAL</text:p>
          </table:table-cell>
          <table:table-cell table:style-name="ce5" office:value-type="float" office:value="76">
            <text:p>76</text:p>
          </table:table-cell>
          <table:table-cell table:style-name="ce5"/>
          <table:table-cell table:style-name="ce5" table:formula="of:=SUM([.F103:.G103])" office:value-type="float" office:value="76">
            <text:p>76</text:p>
          </table:table-cell>
          <table:table-cell table:style-name="ce6" office:value-type="float" office:value="53110">
            <text:p>$ 53,110 </text:p>
          </table:table-cell>
          <table:table-cell table:style-name="ce6" office:value-type="float" office:value="0">
            <text:p>$ 0 </text:p>
          </table:table-cell>
          <table:table-cell table:formula="of:=SUM([.I103:.J103])" office:value-type="float" office:value="53110">
            <text:p>$ 53,110 </text:p>
          </table:table-cell>
          <table:table-cell table:formula="of:=[.K103]/[.H103]" office:value-type="float" office:value="698.815789473684">
            <text:p>$ 699 </text:p>
          </table:table-cell>
          <table:table-cell office:value-type="float" office:value="78">
            <text:p>78</text:p>
          </table:table-cell>
          <table:table-cell/>
          <table:table-cell table:formula="of:=SUM([.M103:.N103])" office:value-type="float" office:value="78">
            <text:p>78</text:p>
          </table:table-cell>
          <table:table-cell table:style-name="ce9" office:value-type="float" office:value="97345">
            <text:p>97,345 </text:p>
          </table:table-cell>
          <table:table-cell table:formula="of:=[.P103]/[.O103]" office:value-type="float" office:value="1248.01282051282">
            <text:p>1248</text:p>
          </table:table-cell>
          <table:table-cell/>
          <table:table-cell table:formula="of:=[.Q103]/43.67" office:value-type="float" office:value="28.5782647243604">
            <text:p>29</text:p>
          </table:table-cell>
          <table:table-cell table:formula="of:=[.Q103]/81.88" office:value-type="float" office:value="15.2419738704546">
            <text:p>15</text:p>
          </table:table-cell>
          <table:table-cell table:style-name="ce10" table:formula="of:=[.S103]*4" office:value-type="currency" office:currency="USD" office:value="114.313058897442">
            <text:p>$114</text:p>
          </table:table-cell>
          <table:table-cell table:style-name="ce10" table:formula="of:=[.T103]*4" office:value-type="currency" office:currency="USD" office:value="60.9678954818183">
            <text:p>$61</text:p>
          </table:table-cell>
          <table:table-cell table:formula="of:=[.S103]*4" office:value-type="currency" office:currency="USD" office:value="114.313058897442">
            <text:p>$114</text:p>
          </table:table-cell>
          <table:table-cell table:formula="of:=[.T103]*4" office:value-type="currency" office:currency="USD" office:value="60.9678954818183">
            <text:p>$61</text:p>
          </table:table-cell>
          <table:table-cell table:formula="of:=[.S103]/2" office:value-type="float" office:value="14.2891323621802">
            <text:p>14</text:p>
          </table:table-cell>
          <table:table-cell table:formula="of:=[.T103]/2" office:value-type="float" office:value="7.62098693522729">
            <text:p>8</text:p>
          </table:table-cell>
          <table:table-cell table:formula="of:=[.P103]*0.183" office:value-type="float" office:value="17814.135">
            <text:p>$ 17,81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920">
            <text:p>3920</text:p>
          </table:table-cell>
          <table:table-cell table:style-name="ce1" office:value-type="string">
            <text:p>PALMYRA_BORO</text:p>
          </table:table-cell>
          <table:table-cell/>
          <table:table-cell table:style-name="ce5" office:value-type="float" office:value="180">
            <text:p>180</text:p>
          </table:table-cell>
          <table:table-cell table:style-name="ce5" table:formula="of:=SUM([.F104:.G104])" office:value-type="float" office:value="180">
            <text:p>180</text:p>
          </table:table-cell>
          <table:table-cell table:style-name="ce6" office:value-type="float" office:value="181220">
            <text:p>$ 181,220 </text:p>
          </table:table-cell>
          <table:table-cell table:style-name="ce6" office:value-type="float" office:value="49695">
            <text:p>$ 49,695 </text:p>
          </table:table-cell>
          <table:table-cell table:formula="of:=SUM([.I104:.J104])" office:value-type="float" office:value="230915">
            <text:p>$ 230,915 </text:p>
          </table:table-cell>
          <table:table-cell table:formula="of:=[.K104]/[.H104]" office:value-type="float" office:value="1282.86111111111">
            <text:p>$ 1,283 </text:p>
          </table:table-cell>
          <table:table-cell/>
          <table:table-cell office:value-type="float" office:value="197">
            <text:p>197</text:p>
          </table:table-cell>
          <table:table-cell table:formula="of:=SUM([.M104:.N104])" office:value-type="float" office:value="197">
            <text:p>197</text:p>
          </table:table-cell>
          <table:table-cell table:style-name="ce9" office:value-type="float" office:value="167536">
            <text:p>167,536 </text:p>
          </table:table-cell>
          <table:table-cell table:formula="of:=[.P104]/[.O104]" office:value-type="float" office:value="850.43654822335">
            <text:p>850</text:p>
          </table:table-cell>
          <table:table-cell/>
          <table:table-cell table:formula="of:=[.Q104]/43.67" office:value-type="float" office:value="19.4741595654534">
            <text:p>19</text:p>
          </table:table-cell>
          <table:table-cell table:formula="of:=[.Q104]/81.88" office:value-type="float" office:value="10.3863769934459">
            <text:p>10</text:p>
          </table:table-cell>
          <table:table-cell table:style-name="ce10" table:formula="of:=[.S104]*4" office:value-type="currency" office:currency="USD" office:value="77.8966382618136">
            <text:p>$78</text:p>
          </table:table-cell>
          <table:table-cell table:style-name="ce10" table:formula="of:=[.T104]*4" office:value-type="currency" office:currency="USD" office:value="41.5455079737836">
            <text:p>$42</text:p>
          </table:table-cell>
          <table:table-cell table:formula="of:=[.S104]*4" office:value-type="currency" office:currency="USD" office:value="77.8966382618136">
            <text:p>$78</text:p>
          </table:table-cell>
          <table:table-cell table:formula="of:=[.T104]*4" office:value-type="currency" office:currency="USD" office:value="41.5455079737836">
            <text:p>$42</text:p>
          </table:table-cell>
          <table:table-cell table:formula="of:=[.S104]/2" office:value-type="float" office:value="9.7370797827267">
            <text:p>10</text:p>
          </table:table-cell>
          <table:table-cell table:formula="of:=[.T104]/2" office:value-type="float" office:value="5.19318849672295">
            <text:p>5</text:p>
          </table:table-cell>
          <table:table-cell table:formula="of:=[.P104]*0.183" office:value-type="float" office:value="30659.088">
            <text:p>$ 30,65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050">
            <text:p>4050</text:p>
          </table:table-cell>
          <table:table-cell table:style-name="ce1" office:value-type="string">
            <text:p>PEMBERTON_TOWNSHIP</text:p>
          </table:table-cell>
          <table:table-cell table:style-name="ce5" office:value-type="float" office:value="614">
            <text:p>614</text:p>
          </table:table-cell>
          <table:table-cell table:style-name="ce5"/>
          <table:table-cell table:style-name="ce5" table:formula="of:=SUM([.F105:.G105])" office:value-type="float" office:value="614">
            <text:p>614</text:p>
          </table:table-cell>
          <table:table-cell table:style-name="ce6" office:value-type="float" office:value="838556">
            <text:p>$ 838,556 </text:p>
          </table:table-cell>
          <table:table-cell table:style-name="ce6" office:value-type="float" office:value="514455">
            <text:p>$ 514,455 </text:p>
          </table:table-cell>
          <table:table-cell table:formula="of:=SUM([.I105:.J105])" office:value-type="float" office:value="1353011">
            <text:p>$ 1,353,011 </text:p>
          </table:table-cell>
          <table:table-cell table:formula="of:=[.K105]/[.H105]" office:value-type="float" office:value="2203.6009771987">
            <text:p>$ 2,204 </text:p>
          </table:table-cell>
          <table:table-cell office:value-type="float" office:value="673">
            <text:p>673</text:p>
          </table:table-cell>
          <table:table-cell/>
          <table:table-cell table:formula="of:=SUM([.M105:.N105])" office:value-type="float" office:value="673">
            <text:p>673</text:p>
          </table:table-cell>
          <table:table-cell table:style-name="ce9" office:value-type="float" office:value="790975">
            <text:p>790,975 </text:p>
          </table:table-cell>
          <table:table-cell table:formula="of:=[.P105]/[.O105]" office:value-type="float" office:value="1175.29717682021">
            <text:p>1175</text:p>
          </table:table-cell>
          <table:table-cell/>
          <table:table-cell table:formula="of:=[.Q105]/43.67" office:value-type="float" office:value="26.9131480838152">
            <text:p>27</text:p>
          </table:table-cell>
          <table:table-cell table:formula="of:=[.Q105]/81.88" office:value-type="float" office:value="14.35389810479">
            <text:p>14</text:p>
          </table:table-cell>
          <table:table-cell table:style-name="ce10" table:formula="of:=[.S105]*4" office:value-type="currency" office:currency="USD" office:value="107.652592335261">
            <text:p>$108</text:p>
          </table:table-cell>
          <table:table-cell table:style-name="ce10" table:formula="of:=[.T105]*4" office:value-type="currency" office:currency="USD" office:value="57.4155924191601">
            <text:p>$57</text:p>
          </table:table-cell>
          <table:table-cell table:formula="of:=[.S105]*4" office:value-type="currency" office:currency="USD" office:value="107.652592335261">
            <text:p>$108</text:p>
          </table:table-cell>
          <table:table-cell table:formula="of:=[.T105]*4" office:value-type="currency" office:currency="USD" office:value="57.4155924191601">
            <text:p>$57</text:p>
          </table:table-cell>
          <table:table-cell table:formula="of:=[.S105]/2" office:value-type="float" office:value="13.4565740419076">
            <text:p>13</text:p>
          </table:table-cell>
          <table:table-cell table:formula="of:=[.T105]/2" office:value-type="float" office:value="7.17694905239502">
            <text:p>7</text:p>
          </table:table-cell>
          <table:table-cell table:formula="of:=[.P105]*0.183" office:value-type="float" office:value="144748.425">
            <text:p>$ 144,74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320">
            <text:p>4320</text:p>
          </table:table-cell>
          <table:table-cell table:style-name="ce1" office:value-type="string">
            <text:p>RANCOCAS_VALLEY_REGIONAL</text:p>
          </table:table-cell>
          <table:table-cell table:style-name="ce5" office:value-type="float" office:value="97">
            <text:p>97</text:p>
          </table:table-cell>
          <table:table-cell table:style-name="ce5"/>
          <table:table-cell table:style-name="ce5" table:formula="of:=SUM([.F106:.G106])" office:value-type="float" office:value="97">
            <text:p>97</text:p>
          </table:table-cell>
          <table:table-cell table:style-name="ce6" office:value-type="float" office:value="113166">
            <text:p>$ 113,166 </text:p>
          </table:table-cell>
          <table:table-cell table:style-name="ce6" office:value-type="float" office:value="81142">
            <text:p>$ 81,142 </text:p>
          </table:table-cell>
          <table:table-cell table:formula="of:=SUM([.I106:.J106])" office:value-type="float" office:value="194308">
            <text:p>$ 194,308 </text:p>
          </table:table-cell>
          <table:table-cell table:formula="of:=[.K106]/[.H106]" office:value-type="float" office:value="2003.17525773196">
            <text:p>$ 2,003 </text:p>
          </table:table-cell>
          <table:table-cell office:value-type="float" office:value="99">
            <text:p>99</text:p>
          </table:table-cell>
          <table:table-cell/>
          <table:table-cell table:formula="of:=SUM([.M106:.N106])" office:value-type="float" office:value="99">
            <text:p>99</text:p>
          </table:table-cell>
          <table:table-cell table:style-name="ce9" office:value-type="float" office:value="123227">
            <text:p>123,227 </text:p>
          </table:table-cell>
          <table:table-cell table:formula="of:=[.P106]/[.O106]" office:value-type="float" office:value="1244.71717171717">
            <text:p>1245</text:p>
          </table:table-cell>
          <table:table-cell/>
          <table:table-cell table:formula="of:=[.Q106]/43.67" office:value-type="float" office:value="28.5027976120259">
            <text:p>29</text:p>
          </table:table-cell>
          <table:table-cell table:formula="of:=[.Q106]/81.88" office:value-type="float" office:value="15.2017241294232">
            <text:p>15</text:p>
          </table:table-cell>
          <table:table-cell table:style-name="ce10" table:formula="of:=[.S106]*4" office:value-type="currency" office:currency="USD" office:value="114.011190448104">
            <text:p>$114</text:p>
          </table:table-cell>
          <table:table-cell table:style-name="ce10" table:formula="of:=[.T106]*4" office:value-type="currency" office:currency="USD" office:value="60.8068965176928">
            <text:p>$61</text:p>
          </table:table-cell>
          <table:table-cell table:formula="of:=[.S106]*4" office:value-type="currency" office:currency="USD" office:value="114.011190448104">
            <text:p>$114</text:p>
          </table:table-cell>
          <table:table-cell table:formula="of:=[.T106]*4" office:value-type="currency" office:currency="USD" office:value="60.8068965176928">
            <text:p>$61</text:p>
          </table:table-cell>
          <table:table-cell table:formula="of:=[.S106]/2" office:value-type="float" office:value="14.251398806013">
            <text:p>14</text:p>
          </table:table-cell>
          <table:table-cell table:formula="of:=[.T106]/2" office:value-type="float" office:value="7.6008620647116">
            <text:p>8</text:p>
          </table:table-cell>
          <table:table-cell table:formula="of:=[.P106]*0.183" office:value-type="float" office:value="22550.541">
            <text:p>$ 22,55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450">
            <text:p>4450</text:p>
          </table:table-cell>
          <table:table-cell table:style-name="ce1" office:value-type="string">
            <text:p>RIVERSIDE_TOWNSHIP</text:p>
          </table:table-cell>
          <table:table-cell/>
          <table:table-cell table:style-name="ce5" office:value-type="float" office:value="341">
            <text:p>341</text:p>
          </table:table-cell>
          <table:table-cell table:style-name="ce5" table:formula="of:=SUM([.F107:.G107])" office:value-type="float" office:value="341">
            <text:p>341</text:p>
          </table:table-cell>
          <table:table-cell table:style-name="ce6" office:value-type="float" office:value="346839">
            <text:p>$ 346,839 </text:p>
          </table:table-cell>
          <table:table-cell table:style-name="ce6" office:value-type="float" office:value="119412">
            <text:p>$ 119,412 </text:p>
          </table:table-cell>
          <table:table-cell table:formula="of:=SUM([.I107:.J107])" office:value-type="float" office:value="466251">
            <text:p>$ 466,251 </text:p>
          </table:table-cell>
          <table:table-cell table:formula="of:=[.K107]/[.H107]" office:value-type="float" office:value="1367.30498533724">
            <text:p>$ 1,367 </text:p>
          </table:table-cell>
          <table:table-cell/>
          <table:table-cell office:value-type="float" office:value="432">
            <text:p>432</text:p>
          </table:table-cell>
          <table:table-cell table:formula="of:=SUM([.M107:.N107])" office:value-type="float" office:value="432">
            <text:p>432</text:p>
          </table:table-cell>
          <table:table-cell table:style-name="ce9" office:value-type="float" office:value="395947">
            <text:p>395,947 </text:p>
          </table:table-cell>
          <table:table-cell table:formula="of:=[.P107]/[.O107]" office:value-type="float" office:value="916.543981481482">
            <text:p>917</text:p>
          </table:table-cell>
          <table:table-cell/>
          <table:table-cell table:formula="of:=[.Q107]/43.67" office:value-type="float" office:value="20.9879546938741">
            <text:p>21</text:p>
          </table:table-cell>
          <table:table-cell table:formula="of:=[.Q107]/81.88" office:value-type="float" office:value="11.1937467205848">
            <text:p>11</text:p>
          </table:table-cell>
          <table:table-cell table:style-name="ce10" table:formula="of:=[.S107]*4" office:value-type="currency" office:currency="USD" office:value="83.9518187754964">
            <text:p>$84</text:p>
          </table:table-cell>
          <table:table-cell table:style-name="ce10" table:formula="of:=[.T107]*4" office:value-type="currency" office:currency="USD" office:value="44.7749868823391">
            <text:p>$45</text:p>
          </table:table-cell>
          <table:table-cell table:formula="of:=[.S107]*4" office:value-type="currency" office:currency="USD" office:value="83.9518187754964">
            <text:p>$84</text:p>
          </table:table-cell>
          <table:table-cell table:formula="of:=[.T107]*4" office:value-type="currency" office:currency="USD" office:value="44.7749868823391">
            <text:p>$45</text:p>
          </table:table-cell>
          <table:table-cell table:formula="of:=[.S107]/2" office:value-type="float" office:value="10.493977346937">
            <text:p>10</text:p>
          </table:table-cell>
          <table:table-cell table:formula="of:=[.T107]/2" office:value-type="float" office:value="5.59687336029239">
            <text:p>6</text:p>
          </table:table-cell>
          <table:table-cell table:formula="of:=[.P107]*0.183" office:value-type="float" office:value="72458.301">
            <text:p>$ 72,45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460">
            <text:p>4460</text:p>
          </table:table-cell>
          <table:table-cell table:style-name="ce1" office:value-type="string">
            <text:p>RIVERTON</text:p>
          </table:table-cell>
          <table:table-cell/>
          <table:table-cell table:style-name="ce5" office:value-type="float" office:value="18">
            <text:p>18</text:p>
          </table:table-cell>
          <table:table-cell table:style-name="ce5" table:formula="of:=SUM([.F108:.G108])" office:value-type="float" office:value="18">
            <text:p>18</text:p>
          </table:table-cell>
          <table:table-cell table:style-name="ce6" office:value-type="float" office:value="13277">
            <text:p>$ 13,277 </text:p>
          </table:table-cell>
          <table:table-cell table:style-name="ce6" office:value-type="float" office:value="4451">
            <text:p>$ 4,451 </text:p>
          </table:table-cell>
          <table:table-cell table:formula="of:=SUM([.I108:.J108])" office:value-type="float" office:value="17728">
            <text:p>$ 17,728 </text:p>
          </table:table-cell>
          <table:table-cell table:formula="of:=[.K108]/[.H108]" office:value-type="float" office:value="984.888888888889">
            <text:p>$ 985 </text:p>
          </table:table-cell>
          <table:table-cell/>
          <table:table-cell office:value-type="float" office:value="22">
            <text:p>22</text:p>
          </table:table-cell>
          <table:table-cell table:formula="of:=SUM([.M108:.N108])" office:value-type="float" office:value="22">
            <text:p>22</text:p>
          </table:table-cell>
          <table:table-cell table:style-name="ce9" office:value-type="float" office:value="14947">
            <text:p>14,947 </text:p>
          </table:table-cell>
          <table:table-cell table:formula="of:=[.P108]/[.O108]" office:value-type="float" office:value="679.409090909091">
            <text:p>679</text:p>
          </table:table-cell>
          <table:table-cell/>
          <table:table-cell table:formula="of:=[.Q108]/43.67" office:value-type="float" office:value="15.5577991964527">
            <text:p>16</text:p>
          </table:table-cell>
          <table:table-cell table:formula="of:=[.Q108]/81.88" office:value-type="float" office:value="8.29761957632011">
            <text:p>8</text:p>
          </table:table-cell>
          <table:table-cell table:style-name="ce10" table:formula="of:=[.S108]*4" office:value-type="currency" office:currency="USD" office:value="62.2311967858109">
            <text:p>$62</text:p>
          </table:table-cell>
          <table:table-cell table:style-name="ce10" table:formula="of:=[.T108]*4" office:value-type="currency" office:currency="USD" office:value="33.1904783052805">
            <text:p>$33</text:p>
          </table:table-cell>
          <table:table-cell table:formula="of:=[.S108]*4" office:value-type="currency" office:currency="USD" office:value="62.2311967858109">
            <text:p>$62</text:p>
          </table:table-cell>
          <table:table-cell table:formula="of:=[.T108]*4" office:value-type="currency" office:currency="USD" office:value="33.1904783052805">
            <text:p>$33</text:p>
          </table:table-cell>
          <table:table-cell table:formula="of:=[.S108]/2" office:value-type="float" office:value="7.77889959822637">
            <text:p>8</text:p>
          </table:table-cell>
          <table:table-cell table:formula="of:=[.T108]/2" office:value-type="float" office:value="4.14880978816006">
            <text:p>4</text:p>
          </table:table-cell>
          <table:table-cell table:formula="of:=[.P108]*0.183" office:value-type="float" office:value="2735.301">
            <text:p>$ 2,73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740">
            <text:p>4740</text:p>
          </table:table-cell>
          <table:table-cell table:style-name="ce1" office:value-type="string">
            <text:p>SHAMONG_TOWNSHIP</text:p>
          </table:table-cell>
          <table:table-cell/>
          <table:table-cell table:style-name="ce5" office:value-type="float" office:value="32">
            <text:p>32</text:p>
          </table:table-cell>
          <table:table-cell table:style-name="ce5" table:formula="of:=SUM([.F109:.G109])" office:value-type="float" office:value="32">
            <text:p>32</text:p>
          </table:table-cell>
          <table:table-cell table:style-name="ce6" office:value-type="float" office:value="18728">
            <text:p>$ 18,728 </text:p>
          </table:table-cell>
          <table:table-cell table:style-name="ce6" office:value-type="float" office:value="0">
            <text:p>$ 0 </text:p>
          </table:table-cell>
          <table:table-cell table:formula="of:=SUM([.I109:.J109])" office:value-type="float" office:value="18728">
            <text:p>$ 18,728 </text:p>
          </table:table-cell>
          <table:table-cell table:formula="of:=[.K109]/[.H109]" office:value-type="float" office:value="585.25">
            <text:p>$ 585 </text:p>
          </table:table-cell>
          <table:table-cell/>
          <table:table-cell office:value-type="float" office:value="34">
            <text:p>34</text:p>
          </table:table-cell>
          <table:table-cell table:formula="of:=SUM([.M109:.N109])" office:value-type="float" office:value="34">
            <text:p>34</text:p>
          </table:table-cell>
          <table:table-cell table:style-name="ce9" office:value-type="float" office:value="17416">
            <text:p>17,416 </text:p>
          </table:table-cell>
          <table:table-cell table:formula="of:=[.P109]/[.O109]" office:value-type="float" office:value="512.235294117647">
            <text:p>512</text:p>
          </table:table-cell>
          <table:table-cell/>
          <table:table-cell table:formula="of:=[.Q109]/43.67" office:value-type="float" office:value="11.7296838588882">
            <text:p>12</text:p>
          </table:table-cell>
          <table:table-cell table:formula="of:=[.Q109]/81.88" office:value-type="float" office:value="6.25592689445099">
            <text:p>6</text:p>
          </table:table-cell>
          <table:table-cell table:style-name="ce10" table:formula="of:=[.S109]*4" office:value-type="currency" office:currency="USD" office:value="46.9187354355527">
            <text:p>$47</text:p>
          </table:table-cell>
          <table:table-cell table:style-name="ce10" table:formula="of:=[.T109]*4" office:value-type="currency" office:currency="USD" office:value="25.023707577804">
            <text:p>$25</text:p>
          </table:table-cell>
          <table:table-cell table:formula="of:=[.S109]*4" office:value-type="currency" office:currency="USD" office:value="46.9187354355527">
            <text:p>$47</text:p>
          </table:table-cell>
          <table:table-cell table:formula="of:=[.T109]*4" office:value-type="currency" office:currency="USD" office:value="25.023707577804">
            <text:p>$25</text:p>
          </table:table-cell>
          <table:table-cell table:formula="of:=[.S109]/2" office:value-type="float" office:value="5.86484192944409">
            <text:p>6</text:p>
          </table:table-cell>
          <table:table-cell table:formula="of:=[.T109]/2" office:value-type="float" office:value="3.1279634472255">
            <text:p>3</text:p>
          </table:table-cell>
          <table:table-cell table:formula="of:=[.P109]*0.183" office:value-type="float" office:value="3187.128">
            <text:p>$ 3,18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930">
            <text:p>4930</text:p>
          </table:table-cell>
          <table:table-cell table:style-name="ce1" office:value-type="string">
            <text:p>SOUTHAMPTON_TOWNSHIP</text:p>
          </table:table-cell>
          <table:table-cell/>
          <table:table-cell table:style-name="ce5" office:value-type="float" office:value="60">
            <text:p>60</text:p>
          </table:table-cell>
          <table:table-cell table:style-name="ce5" table:formula="of:=SUM([.F110:.G110])" office:value-type="float" office:value="60">
            <text:p>60</text:p>
          </table:table-cell>
          <table:table-cell table:style-name="ce6" office:value-type="float" office:value="45169">
            <text:p>$ 45,169 </text:p>
          </table:table-cell>
          <table:table-cell table:style-name="ce6" office:value-type="float" office:value="14835">
            <text:p>$ 14,835 </text:p>
          </table:table-cell>
          <table:table-cell table:formula="of:=SUM([.I110:.J110])" office:value-type="float" office:value="60004">
            <text:p>$ 60,004 </text:p>
          </table:table-cell>
          <table:table-cell table:formula="of:=[.K110]/[.H110]" office:value-type="float" office:value="1000.06666666667">
            <text:p>$ 1,000 </text:p>
          </table:table-cell>
          <table:table-cell/>
          <table:table-cell office:value-type="float" office:value="69">
            <text:p>69</text:p>
          </table:table-cell>
          <table:table-cell table:formula="of:=SUM([.M110:.N110])" office:value-type="float" office:value="69">
            <text:p>69</text:p>
          </table:table-cell>
          <table:table-cell table:style-name="ce9" office:value-type="float" office:value="46832">
            <text:p>46,832 </text:p>
          </table:table-cell>
          <table:table-cell table:formula="of:=[.P110]/[.O110]" office:value-type="float" office:value="678.724637681159">
            <text:p>679</text:p>
          </table:table-cell>
          <table:table-cell/>
          <table:table-cell table:formula="of:=[.Q110]/43.67" office:value-type="float" office:value="15.5421258914852">
            <text:p>16</text:p>
          </table:table-cell>
          <table:table-cell table:formula="of:=[.Q110]/81.88" office:value-type="float" office:value="8.28926035272544">
            <text:p>8</text:p>
          </table:table-cell>
          <table:table-cell table:style-name="ce10" table:formula="of:=[.S110]*4" office:value-type="currency" office:currency="USD" office:value="62.1685035659409">
            <text:p>$62</text:p>
          </table:table-cell>
          <table:table-cell table:style-name="ce10" table:formula="of:=[.T110]*4" office:value-type="currency" office:currency="USD" office:value="33.1570414109018">
            <text:p>$33</text:p>
          </table:table-cell>
          <table:table-cell table:formula="of:=[.S110]*4" office:value-type="currency" office:currency="USD" office:value="62.1685035659409">
            <text:p>$62</text:p>
          </table:table-cell>
          <table:table-cell table:formula="of:=[.T110]*4" office:value-type="currency" office:currency="USD" office:value="33.1570414109018">
            <text:p>$33</text:p>
          </table:table-cell>
          <table:table-cell table:formula="of:=[.S110]/2" office:value-type="float" office:value="7.77106294574261">
            <text:p>8</text:p>
          </table:table-cell>
          <table:table-cell table:formula="of:=[.T110]/2" office:value-type="float" office:value="4.14463017636272">
            <text:p>4</text:p>
          </table:table-cell>
          <table:table-cell table:formula="of:=[.P110]*0.183" office:value-type="float" office:value="8570.256">
            <text:p>$ 8,57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010">
            <text:p>5010</text:p>
          </table:table-cell>
          <table:table-cell table:style-name="ce1" office:value-type="string">
            <text:p>SPRINGFIELD_TOWNSHIP</text:p>
          </table:table-cell>
          <table:table-cell/>
          <table:table-cell table:style-name="ce5" office:value-type="float" office:value="12">
            <text:p>12</text:p>
          </table:table-cell>
          <table:table-cell table:style-name="ce5" table:formula="of:=SUM([.F111:.G111])" office:value-type="float" office:value="12">
            <text:p>12</text:p>
          </table:table-cell>
          <table:table-cell table:style-name="ce6" office:value-type="float" office:value="7366">
            <text:p>$ 7,366 </text:p>
          </table:table-cell>
          <table:table-cell table:style-name="ce6" office:value-type="float" office:value="0">
            <text:p>$ 0 </text:p>
          </table:table-cell>
          <table:table-cell table:formula="of:=SUM([.I111:.J111])" office:value-type="float" office:value="7366">
            <text:p>$ 7,366 </text:p>
          </table:table-cell>
          <table:table-cell table:formula="of:=[.K111]/[.H111]" office:value-type="float" office:value="613.833333333333">
            <text:p>$ 614 </text:p>
          </table:table-cell>
          <table:table-cell/>
          <table:table-cell office:value-type="float" office:value="15">
            <text:p>15</text:p>
          </table:table-cell>
          <table:table-cell table:formula="of:=SUM([.M111:.N111])" office:value-type="float" office:value="15">
            <text:p>15</text:p>
          </table:table-cell>
          <table:table-cell table:style-name="ce9" office:value-type="float" office:value="9680">
            <text:p>9,680 </text:p>
          </table:table-cell>
          <table:table-cell table:formula="of:=[.P111]/[.O111]" office:value-type="float" office:value="645.333333333333">
            <text:p>645</text:p>
          </table:table-cell>
          <table:table-cell/>
          <table:table-cell table:formula="of:=[.Q111]/43.67" office:value-type="float" office:value="14.7774979009236">
            <text:p>15</text:p>
          </table:table-cell>
          <table:table-cell table:formula="of:=[.Q111]/81.88" office:value-type="float" office:value="7.88145253216089">
            <text:p>8</text:p>
          </table:table-cell>
          <table:table-cell table:style-name="ce10" table:formula="of:=[.S111]*4" office:value-type="currency" office:currency="USD" office:value="59.1099916036944">
            <text:p>$59</text:p>
          </table:table-cell>
          <table:table-cell table:style-name="ce10" table:formula="of:=[.T111]*4" office:value-type="currency" office:currency="USD" office:value="31.5258101286435">
            <text:p>$32</text:p>
          </table:table-cell>
          <table:table-cell table:formula="of:=[.S111]*4" office:value-type="currency" office:currency="USD" office:value="59.1099916036944">
            <text:p>$59</text:p>
          </table:table-cell>
          <table:table-cell table:formula="of:=[.T111]*4" office:value-type="currency" office:currency="USD" office:value="31.5258101286435">
            <text:p>$32</text:p>
          </table:table-cell>
          <table:table-cell table:formula="of:=[.S111]/2" office:value-type="float" office:value="7.3887489504618">
            <text:p>7</text:p>
          </table:table-cell>
          <table:table-cell table:formula="of:=[.T111]/2" office:value-type="float" office:value="3.94072626608044">
            <text:p>4</text:p>
          </table:table-cell>
          <table:table-cell table:formula="of:=[.P111]*0.183" office:value-type="float" office:value="1771.44">
            <text:p>$ 1,77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130">
            <text:p>5130</text:p>
          </table:table-cell>
          <table:table-cell table:style-name="ce1" office:value-type="string">
            <text:p>TABERNACLE_TOWNSHIP</text:p>
          </table:table-cell>
          <table:table-cell/>
          <table:table-cell table:style-name="ce5" office:value-type="float" office:value="42">
            <text:p>42</text:p>
          </table:table-cell>
          <table:table-cell table:style-name="ce5" table:formula="of:=SUM([.F112:.G112])" office:value-type="float" office:value="42">
            <text:p>42</text:p>
          </table:table-cell>
          <table:table-cell table:style-name="ce6" office:value-type="float" office:value="31553">
            <text:p>$ 31,553 </text:p>
          </table:table-cell>
          <table:table-cell table:style-name="ce6" office:value-type="float" office:value="0">
            <text:p>$ 0 </text:p>
          </table:table-cell>
          <table:table-cell table:formula="of:=SUM([.I112:.J112])" office:value-type="float" office:value="31553">
            <text:p>$ 31,553 </text:p>
          </table:table-cell>
          <table:table-cell table:formula="of:=[.K112]/[.H112]" office:value-type="float" office:value="751.261904761905">
            <text:p>$ 751 </text:p>
          </table:table-cell>
          <table:table-cell/>
          <table:table-cell office:value-type="float" office:value="52">
            <text:p>52</text:p>
          </table:table-cell>
          <table:table-cell table:formula="of:=SUM([.M112:.N112])" office:value-type="float" office:value="52">
            <text:p>52</text:p>
          </table:table-cell>
          <table:table-cell table:style-name="ce9" office:value-type="float" office:value="40024">
            <text:p>40,024 </text:p>
          </table:table-cell>
          <table:table-cell table:formula="of:=[.P112]/[.O112]" office:value-type="float" office:value="769.692307692308">
            <text:p>770</text:p>
          </table:table-cell>
          <table:table-cell/>
          <table:table-cell table:formula="of:=[.Q112]/43.67" office:value-type="float" office:value="17.6251959627275">
            <text:p>18</text:p>
          </table:table-cell>
          <table:table-cell table:formula="of:=[.Q112]/81.88" office:value-type="float" office:value="9.40024801773703">
            <text:p>9</text:p>
          </table:table-cell>
          <table:table-cell table:style-name="ce10" table:formula="of:=[.S112]*4" office:value-type="currency" office:currency="USD" office:value="70.5007838509098">
            <text:p>$71</text:p>
          </table:table-cell>
          <table:table-cell table:style-name="ce10" table:formula="of:=[.T112]*4" office:value-type="currency" office:currency="USD" office:value="37.6009920709481">
            <text:p>$38</text:p>
          </table:table-cell>
          <table:table-cell table:formula="of:=[.S112]*4" office:value-type="currency" office:currency="USD" office:value="70.5007838509098">
            <text:p>$71</text:p>
          </table:table-cell>
          <table:table-cell table:formula="of:=[.T112]*4" office:value-type="currency" office:currency="USD" office:value="37.6009920709481">
            <text:p>$38</text:p>
          </table:table-cell>
          <table:table-cell table:formula="of:=[.S112]/2" office:value-type="float" office:value="8.81259798136373">
            <text:p>9</text:p>
          </table:table-cell>
          <table:table-cell table:formula="of:=[.T112]/2" office:value-type="float" office:value="4.70012400886851">
            <text:p>5</text:p>
          </table:table-cell>
          <table:table-cell table:formula="of:=[.P112]*0.183" office:value-type="float" office:value="7324.392">
            <text:p>$ 7,32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490">
            <text:p>5490</text:p>
          </table:table-cell>
          <table:table-cell table:style-name="ce1" office:value-type="string">
            <text:p>WASHINGTON_TOWNSHIP</text:p>
          </table:table-cell>
          <table:table-cell/>
          <table:table-cell table:style-name="ce5" office:value-type="float" office:value="10">
            <text:p>10</text:p>
          </table:table-cell>
          <table:table-cell table:style-name="ce5" table:formula="of:=SUM([.F113:.G113])" office:value-type="float" office:value="10">
            <text:p>10</text:p>
          </table:table-cell>
          <table:table-cell table:style-name="ce6" office:value-type="float" office:value="7377">
            <text:p>$ 7,377 </text:p>
          </table:table-cell>
          <table:table-cell table:style-name="ce6" office:value-type="float" office:value="2472">
            <text:p>$ 2,472 </text:p>
          </table:table-cell>
          <table:table-cell table:formula="of:=SUM([.I113:.J113])" office:value-type="float" office:value="9849">
            <text:p>$ 9,849 </text:p>
          </table:table-cell>
          <table:table-cell table:formula="of:=[.K113]/[.H113]" office:value-type="float" office:value="984.9">
            <text:p>$ 985 </text:p>
          </table:table-cell>
          <table:table-cell/>
          <table:table-cell office:value-type="float" office:value="10">
            <text:p>10</text:p>
          </table:table-cell>
          <table:table-cell table:formula="of:=SUM([.M113:.N113])" office:value-type="float" office:value="10">
            <text:p>10</text:p>
          </table:table-cell>
          <table:table-cell table:style-name="ce9" office:value-type="float" office:value="7642">
            <text:p>7,642 </text:p>
          </table:table-cell>
          <table:table-cell table:formula="of:=[.P113]/[.O113]" office:value-type="float" office:value="764.2">
            <text:p>764</text:p>
          </table:table-cell>
          <table:table-cell/>
          <table:table-cell table:formula="of:=[.Q113]/43.67" office:value-type="float" office:value="17.4994275246164">
            <text:p>17</text:p>
          </table:table-cell>
          <table:table-cell table:formula="of:=[.Q113]/81.88" office:value-type="float" office:value="9.33317049340498">
            <text:p>9</text:p>
          </table:table-cell>
          <table:table-cell table:style-name="ce10" table:formula="of:=[.S113]*4" office:value-type="currency" office:currency="USD" office:value="69.9977100984658">
            <text:p>$70</text:p>
          </table:table-cell>
          <table:table-cell table:style-name="ce10" table:formula="of:=[.T113]*4" office:value-type="currency" office:currency="USD" office:value="37.3326819736199">
            <text:p>$37</text:p>
          </table:table-cell>
          <table:table-cell table:formula="of:=[.S113]*4" office:value-type="currency" office:currency="USD" office:value="69.9977100984658">
            <text:p>$70</text:p>
          </table:table-cell>
          <table:table-cell table:formula="of:=[.T113]*4" office:value-type="currency" office:currency="USD" office:value="37.3326819736199">
            <text:p>$37</text:p>
          </table:table-cell>
          <table:table-cell table:formula="of:=[.S113]/2" office:value-type="float" office:value="8.74971376230822">
            <text:p>9</text:p>
          </table:table-cell>
          <table:table-cell table:formula="of:=[.T113]/2" office:value-type="float" office:value="4.66658524670249">
            <text:p>5</text:p>
          </table:table-cell>
          <table:table-cell table:formula="of:=[.P113]*0.183" office:value-type="float" office:value="1398.486">
            <text:p>$ 1,39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720">
            <text:p>5720</text:p>
          </table:table-cell>
          <table:table-cell table:style-name="ce1" office:value-type="string">
            <text:p>WESTAMPTON</text:p>
          </table:table-cell>
          <table:table-cell/>
          <table:table-cell table:style-name="ce5" office:value-type="float" office:value="68">
            <text:p>68</text:p>
          </table:table-cell>
          <table:table-cell table:style-name="ce5" table:formula="of:=SUM([.F114:.G114])" office:value-type="float" office:value="68">
            <text:p>68</text:p>
          </table:table-cell>
          <table:table-cell table:style-name="ce6" office:value-type="float" office:value="51162">
            <text:p>$ 51,162 </text:p>
          </table:table-cell>
          <table:table-cell table:style-name="ce6" office:value-type="float" office:value="16812">
            <text:p>$ 16,812 </text:p>
          </table:table-cell>
          <table:table-cell table:formula="of:=SUM([.I114:.J114])" office:value-type="float" office:value="67974">
            <text:p>$ 67,974 </text:p>
          </table:table-cell>
          <table:table-cell table:formula="of:=[.K114]/[.H114]" office:value-type="float" office:value="999.617647058824">
            <text:p>$ 1,000 </text:p>
          </table:table-cell>
          <table:table-cell/>
          <table:table-cell office:value-type="float" office:value="75">
            <text:p>75</text:p>
          </table:table-cell>
          <table:table-cell table:formula="of:=SUM([.M114:.N114])" office:value-type="float" office:value="75">
            <text:p>75</text:p>
          </table:table-cell>
          <table:table-cell table:style-name="ce9" office:value-type="float" office:value="50869">
            <text:p>50,869 </text:p>
          </table:table-cell>
          <table:table-cell table:formula="of:=[.P114]/[.O114]" office:value-type="float" office:value="678.253333333333">
            <text:p>678</text:p>
          </table:table-cell>
          <table:table-cell/>
          <table:table-cell table:formula="of:=[.Q114]/43.67" office:value-type="float" office:value="15.5313334859934">
            <text:p>16</text:p>
          </table:table-cell>
          <table:table-cell table:formula="of:=[.Q114]/81.88" office:value-type="float" office:value="8.2835043152581">
            <text:p>8</text:p>
          </table:table-cell>
          <table:table-cell table:style-name="ce10" table:formula="of:=[.S114]*4" office:value-type="currency" office:currency="USD" office:value="62.1253339439737">
            <text:p>$62</text:p>
          </table:table-cell>
          <table:table-cell table:style-name="ce10" table:formula="of:=[.T114]*4" office:value-type="currency" office:currency="USD" office:value="33.1340172610324">
            <text:p>$33</text:p>
          </table:table-cell>
          <table:table-cell table:formula="of:=[.S114]*4" office:value-type="currency" office:currency="USD" office:value="62.1253339439737">
            <text:p>$62</text:p>
          </table:table-cell>
          <table:table-cell table:formula="of:=[.T114]*4" office:value-type="currency" office:currency="USD" office:value="33.1340172610324">
            <text:p>$33</text:p>
          </table:table-cell>
          <table:table-cell table:formula="of:=[.S114]/2" office:value-type="float" office:value="7.76566674299672">
            <text:p>8</text:p>
          </table:table-cell>
          <table:table-cell table:formula="of:=[.T114]/2" office:value-type="float" office:value="4.14175215762905">
            <text:p>4</text:p>
          </table:table-cell>
          <table:table-cell table:formula="of:=[.P114]*0.183" office:value-type="float" office:value="9309.027">
            <text:p>$ 9,30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805">
            <text:p>5805</text:p>
          </table:table-cell>
          <table:table-cell table:style-name="ce1" office:value-type="string">
            <text:p>WILLINGBORO_TOWNSHIP</text:p>
          </table:table-cell>
          <table:table-cell table:style-name="ce5" office:value-type="float" office:value="589">
            <text:p>589</text:p>
          </table:table-cell>
          <table:table-cell table:style-name="ce5"/>
          <table:table-cell table:style-name="ce5" table:formula="of:=SUM([.F115:.G115])" office:value-type="float" office:value="589">
            <text:p>589</text:p>
          </table:table-cell>
          <table:table-cell table:style-name="ce6" office:value-type="float" office:value="645619">
            <text:p>$ 645,619 </text:p>
          </table:table-cell>
          <table:table-cell table:style-name="ce6" office:value-type="float" office:value="490197">
            <text:p>$ 490,197 </text:p>
          </table:table-cell>
          <table:table-cell table:formula="of:=SUM([.I115:.J115])" office:value-type="float" office:value="1135816">
            <text:p>$ 1,135,816 </text:p>
          </table:table-cell>
          <table:table-cell table:formula="of:=[.K115]/[.H115]" office:value-type="float" office:value="1928.38030560272">
            <text:p>$ 1,928 </text:p>
          </table:table-cell>
          <table:table-cell office:value-type="float" office:value="590">
            <text:p>590</text:p>
          </table:table-cell>
          <table:table-cell/>
          <table:table-cell table:formula="of:=SUM([.M115:.N115])" office:value-type="float" office:value="590">
            <text:p>590</text:p>
          </table:table-cell>
          <table:table-cell table:style-name="ce9" office:value-type="float" office:value="738232">
            <text:p>738,232 </text:p>
          </table:table-cell>
          <table:table-cell table:formula="of:=[.P115]/[.O115]" office:value-type="float" office:value="1251.2406779661">
            <text:p>1251</text:p>
          </table:table-cell>
          <table:table-cell/>
          <table:table-cell table:formula="of:=[.Q115]/43.67" office:value-type="float" office:value="28.652179481706">
            <text:p>29</text:p>
          </table:table-cell>
          <table:table-cell table:formula="of:=[.Q115]/81.88" office:value-type="float" office:value="15.2813956761859">
            <text:p>15</text:p>
          </table:table-cell>
          <table:table-cell table:style-name="ce10" table:formula="of:=[.S115]*4" office:value-type="currency" office:currency="USD" office:value="114.608717926824">
            <text:p>$115</text:p>
          </table:table-cell>
          <table:table-cell table:style-name="ce10" table:formula="of:=[.T115]*4" office:value-type="currency" office:currency="USD" office:value="61.1255827047436">
            <text:p>$61</text:p>
          </table:table-cell>
          <table:table-cell table:formula="of:=[.S115]*4" office:value-type="currency" office:currency="USD" office:value="114.608717926824">
            <text:p>$115</text:p>
          </table:table-cell>
          <table:table-cell table:formula="of:=[.T115]*4" office:value-type="currency" office:currency="USD" office:value="61.1255827047436">
            <text:p>$61</text:p>
          </table:table-cell>
          <table:table-cell table:formula="of:=[.S115]/2" office:value-type="float" office:value="14.326089740853">
            <text:p>14</text:p>
          </table:table-cell>
          <table:table-cell table:formula="of:=[.T115]/2" office:value-type="float" office:value="7.64069783809295">
            <text:p>8</text:p>
          </table:table-cell>
          <table:table-cell table:formula="of:=[.P115]*0.183" office:value-type="float" office:value="135096.456">
            <text:p>$ 135,09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890">
            <text:p>5890</text:p>
          </table:table-cell>
          <table:table-cell table:style-name="ce1" office:value-type="string">
            <text:p>WOODLAND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116:.G116])" office:value-type="float" office:value="15">
            <text:p>15</text:p>
          </table:table-cell>
          <table:table-cell table:style-name="ce6" office:value-type="float" office:value="11060">
            <text:p>$ 11,060 </text:p>
          </table:table-cell>
          <table:table-cell table:style-name="ce6" office:value-type="float" office:value="3708">
            <text:p>$ 3,708 </text:p>
          </table:table-cell>
          <table:table-cell table:formula="of:=SUM([.I116:.J116])" office:value-type="float" office:value="14768">
            <text:p>$ 14,768 </text:p>
          </table:table-cell>
          <table:table-cell table:formula="of:=[.K116]/[.H116]" office:value-type="float" office:value="984.533333333333">
            <text:p>$ 985 </text:p>
          </table:table-cell>
          <table:table-cell/>
          <table:table-cell office:value-type="float" office:value="24">
            <text:p>24</text:p>
          </table:table-cell>
          <table:table-cell table:formula="of:=SUM([.M116:.N116])" office:value-type="float" office:value="24">
            <text:p>24</text:p>
          </table:table-cell>
          <table:table-cell table:style-name="ce9" office:value-type="float" office:value="18461">
            <text:p>18,461 </text:p>
          </table:table-cell>
          <table:table-cell table:formula="of:=[.P116]/[.O116]" office:value-type="float" office:value="769.208333333333">
            <text:p>769</text:p>
          </table:table-cell>
          <table:table-cell/>
          <table:table-cell table:formula="of:=[.Q116]/43.67" office:value-type="float" office:value="17.614113426456">
            <text:p>18</text:p>
          </table:table-cell>
          <table:table-cell table:formula="of:=[.Q116]/81.88" office:value-type="float" office:value="9.39433724149161">
            <text:p>9</text:p>
          </table:table-cell>
          <table:table-cell table:style-name="ce10" table:formula="of:=[.S116]*4" office:value-type="currency" office:currency="USD" office:value="70.456453705824">
            <text:p>$70</text:p>
          </table:table-cell>
          <table:table-cell table:style-name="ce10" table:formula="of:=[.T116]*4" office:value-type="currency" office:currency="USD" office:value="37.5773489659665">
            <text:p>$38</text:p>
          </table:table-cell>
          <table:table-cell table:formula="of:=[.S116]*4" office:value-type="currency" office:currency="USD" office:value="70.456453705824">
            <text:p>$70</text:p>
          </table:table-cell>
          <table:table-cell table:formula="of:=[.T116]*4" office:value-type="currency" office:currency="USD" office:value="37.5773489659665">
            <text:p>$38</text:p>
          </table:table-cell>
          <table:table-cell table:formula="of:=[.S116]/2" office:value-type="float" office:value="8.807056713228">
            <text:p>9</text:p>
          </table:table-cell>
          <table:table-cell table:formula="of:=[.T116]/2" office:value-type="float" office:value="4.69716862074581">
            <text:p>5</text:p>
          </table:table-cell>
          <table:table-cell table:formula="of:=[.P116]*0.183" office:value-type="float" office:value="3378.363">
            <text:p>$ 3,37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026">
            <text:p>6026</text:p>
          </table:table-cell>
          <table:table-cell table:style-name="ce1" office:value-type="string">
            <text:p>RIVERBANK_CHARTER_SCHOOL</text:p>
          </table:table-cell>
          <table:table-cell/>
          <table:table-cell table:style-name="ce5" office:value-type="float" office:value="11">
            <text:p>11</text:p>
          </table:table-cell>
          <table:table-cell table:style-name="ce5" table:formula="of:=SUM([.F117:.G117])" office:value-type="float" office:value="11">
            <text:p>11</text:p>
          </table:table-cell>
          <table:table-cell table:style-name="ce6" office:value-type="float" office:value="11525">
            <text:p>$ 11,525 </text:p>
          </table:table-cell>
          <table:table-cell table:style-name="ce6" office:value-type="float" office:value="5576">
            <text:p>$ 5,576 </text:p>
          </table:table-cell>
          <table:table-cell table:formula="of:=SUM([.I117:.J117])" office:value-type="float" office:value="17101">
            <text:p>$ 17,101 </text:p>
          </table:table-cell>
          <table:table-cell table:formula="of:=[.K117]/[.H117]" office:value-type="float" office:value="1554.63636363636">
            <text:p>$ 1,555 </text:p>
          </table:table-cell>
          <table:table-cell/>
          <table:table-cell office:value-type="float" office:value="10">
            <text:p>10</text:p>
          </table:table-cell>
          <table:table-cell table:formula="of:=SUM([.M117:.N117])" office:value-type="float" office:value="10">
            <text:p>10</text:p>
          </table:table-cell>
          <table:table-cell table:style-name="ce9" office:value-type="float" office:value="9271">
            <text:p>9,271 </text:p>
          </table:table-cell>
          <table:table-cell table:formula="of:=[.P117]/[.O117]" office:value-type="float" office:value="927.1">
            <text:p>927</text:p>
          </table:table-cell>
          <table:table-cell office:value-type="string">
            <text:p>&lt;== Div Error in source!</text:p>
          </table:table-cell>
          <table:table-cell table:formula="of:=[.Q117]/43.67" office:value-type="float" office:value="21.2296771238837">
            <text:p>21</text:p>
          </table:table-cell>
          <table:table-cell table:formula="of:=[.Q117]/81.88" office:value-type="float" office:value="11.3226673180264">
            <text:p>11</text:p>
          </table:table-cell>
          <table:table-cell table:style-name="ce10" table:formula="of:=[.S117]*4" office:value-type="currency" office:currency="USD" office:value="84.9187084955347">
            <text:p>$85</text:p>
          </table:table-cell>
          <table:table-cell table:style-name="ce10" table:formula="of:=[.T117]*4" office:value-type="currency" office:currency="USD" office:value="45.2906692721055">
            <text:p>$45</text:p>
          </table:table-cell>
          <table:table-cell table:formula="of:=[.S117]*4" office:value-type="currency" office:currency="USD" office:value="84.9187084955347">
            <text:p>$85</text:p>
          </table:table-cell>
          <table:table-cell table:formula="of:=[.T117]*4" office:value-type="currency" office:currency="USD" office:value="45.2906692721055">
            <text:p>$45</text:p>
          </table:table-cell>
          <table:table-cell table:formula="of:=[.S117]/2" office:value-type="float" office:value="10.6148385619418">
            <text:p>11</text:p>
          </table:table-cell>
          <table:table-cell table:formula="of:=[.T117]/2" office:value-type="float" office:value="5.66133365901319">
            <text:p>6</text:p>
          </table:table-cell>
          <table:table-cell table:formula="of:=[.P117]*0.183" office:value-type="float" office:value="1696.593">
            <text:p>$ 1,69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50">
            <text:p>150</text:p>
          </table:table-cell>
          <table:table-cell table:style-name="ce1" office:value-type="string">
            <text:p>AUDUBON_BORO</text:p>
          </table:table-cell>
          <table:table-cell/>
          <table:table-cell table:style-name="ce5" office:value-type="float" office:value="117">
            <text:p>117</text:p>
          </table:table-cell>
          <table:table-cell table:style-name="ce5" table:formula="of:=SUM([.F118:.G118])" office:value-type="float" office:value="117">
            <text:p>117</text:p>
          </table:table-cell>
          <table:table-cell table:style-name="ce6" office:value-type="float" office:value="87301">
            <text:p>$ 87,301 </text:p>
          </table:table-cell>
          <table:table-cell table:style-name="ce6" office:value-type="float" office:value="28927">
            <text:p>$ 28,927 </text:p>
          </table:table-cell>
          <table:table-cell table:formula="of:=SUM([.I118:.J118])" office:value-type="float" office:value="116228">
            <text:p>$ 116,228 </text:p>
          </table:table-cell>
          <table:table-cell table:formula="of:=[.K118]/[.H118]" office:value-type="float" office:value="993.401709401709">
            <text:p>$ 993 </text:p>
          </table:table-cell>
          <table:table-cell/>
          <table:table-cell office:value-type="float" office:value="139">
            <text:p>139</text:p>
          </table:table-cell>
          <table:table-cell table:formula="of:=SUM([.M118:.N118])" office:value-type="float" office:value="139">
            <text:p>139</text:p>
          </table:table-cell>
          <table:table-cell table:style-name="ce9" office:value-type="float" office:value="94406">
            <text:p>94,406 </text:p>
          </table:table-cell>
          <table:table-cell table:formula="of:=[.P118]/[.O118]" office:value-type="float" office:value="679.179856115108">
            <text:p>679</text:p>
          </table:table-cell>
          <table:table-cell/>
          <table:table-cell table:formula="of:=[.Q118]/43.67" office:value-type="float" office:value="15.5525499453883">
            <text:p>16</text:p>
          </table:table-cell>
          <table:table-cell table:formula="of:=[.Q118]/81.88" office:value-type="float" office:value="8.29481993301304">
            <text:p>8</text:p>
          </table:table-cell>
          <table:table-cell table:style-name="ce10" table:formula="of:=[.S118]*4" office:value-type="currency" office:currency="USD" office:value="62.2101997815533">
            <text:p>$62</text:p>
          </table:table-cell>
          <table:table-cell table:style-name="ce10" table:formula="of:=[.T118]*4" office:value-type="currency" office:currency="USD" office:value="33.1792797320522">
            <text:p>$33</text:p>
          </table:table-cell>
          <table:table-cell table:formula="of:=[.S118]*4" office:value-type="currency" office:currency="USD" office:value="62.2101997815533">
            <text:p>$62</text:p>
          </table:table-cell>
          <table:table-cell table:formula="of:=[.T118]*4" office:value-type="currency" office:currency="USD" office:value="33.1792797320522">
            <text:p>$33</text:p>
          </table:table-cell>
          <table:table-cell table:formula="of:=[.S118]/2" office:value-type="float" office:value="7.77627497269416">
            <text:p>8</text:p>
          </table:table-cell>
          <table:table-cell table:formula="of:=[.T118]/2" office:value-type="float" office:value="4.14740996650652">
            <text:p>4</text:p>
          </table:table-cell>
          <table:table-cell table:formula="of:=[.P118]*0.183" office:value-type="float" office:value="17276.298">
            <text:p>$ 17,2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90">
            <text:p>190</text:p>
          </table:table-cell>
          <table:table-cell table:style-name="ce1" office:value-type="string">
            <text:p>BARRINGTON_BORO</text:p>
          </table:table-cell>
          <table:table-cell/>
          <table:table-cell table:style-name="ce5" office:value-type="float" office:value="73">
            <text:p>73</text:p>
          </table:table-cell>
          <table:table-cell table:style-name="ce5" table:formula="of:=SUM([.F119:.G119])" office:value-type="float" office:value="73">
            <text:p>73</text:p>
          </table:table-cell>
          <table:table-cell table:style-name="ce6" office:value-type="float" office:value="54998">
            <text:p>$ 54,998 </text:p>
          </table:table-cell>
          <table:table-cell table:style-name="ce6" office:value-type="float" office:value="18048">
            <text:p>$ 18,048 </text:p>
          </table:table-cell>
          <table:table-cell table:formula="of:=SUM([.I119:.J119])" office:value-type="float" office:value="73046">
            <text:p>$ 73,046 </text:p>
          </table:table-cell>
          <table:table-cell table:formula="of:=[.K119]/[.H119]" office:value-type="float" office:value="1000.6301369863">
            <text:p>$ 1,001 </text:p>
          </table:table-cell>
          <table:table-cell/>
          <table:table-cell office:value-type="float" office:value="88">
            <text:p>88</text:p>
          </table:table-cell>
          <table:table-cell table:formula="of:=SUM([.M119:.N119])" office:value-type="float" office:value="88">
            <text:p>88</text:p>
          </table:table-cell>
          <table:table-cell table:style-name="ce9" office:value-type="float" office:value="59780">
            <text:p>59,780 </text:p>
          </table:table-cell>
          <table:table-cell table:formula="of:=[.P119]/[.O119]" office:value-type="float" office:value="679.318181818182">
            <text:p>679</text:p>
          </table:table-cell>
          <table:table-cell/>
          <table:table-cell table:formula="of:=[.Q119]/43.67" office:value-type="float" office:value="15.5557174677853">
            <text:p>16</text:p>
          </table:table-cell>
          <table:table-cell table:formula="of:=[.Q119]/81.88" office:value-type="float" office:value="8.29650930408136">
            <text:p>8</text:p>
          </table:table-cell>
          <table:table-cell table:style-name="ce10" table:formula="of:=[.S119]*4" office:value-type="currency" office:currency="USD" office:value="62.222869871141">
            <text:p>$62</text:p>
          </table:table-cell>
          <table:table-cell table:style-name="ce10" table:formula="of:=[.T119]*4" office:value-type="currency" office:currency="USD" office:value="33.1860372163254">
            <text:p>$33</text:p>
          </table:table-cell>
          <table:table-cell table:formula="of:=[.S119]*4" office:value-type="currency" office:currency="USD" office:value="62.222869871141">
            <text:p>$62</text:p>
          </table:table-cell>
          <table:table-cell table:formula="of:=[.T119]*4" office:value-type="currency" office:currency="USD" office:value="33.1860372163254">
            <text:p>$33</text:p>
          </table:table-cell>
          <table:table-cell table:formula="of:=[.S119]/2" office:value-type="float" office:value="7.77785873389263">
            <text:p>8</text:p>
          </table:table-cell>
          <table:table-cell table:formula="of:=[.T119]/2" office:value-type="float" office:value="4.14825465204068">
            <text:p>4</text:p>
          </table:table-cell>
          <table:table-cell table:formula="of:=[.P119]*0.183" office:value-type="float" office:value="10939.74">
            <text:p>$ 10,9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60">
            <text:p>260</text:p>
          </table:table-cell>
          <table:table-cell table:style-name="ce1" office:value-type="string">
            <text:p>BELLMAWR_BORO</text:p>
          </table:table-cell>
          <table:table-cell/>
          <table:table-cell table:style-name="ce5" office:value-type="float" office:value="306">
            <text:p>306</text:p>
          </table:table-cell>
          <table:table-cell table:style-name="ce5" table:formula="of:=SUM([.F120:.G120])" office:value-type="float" office:value="306">
            <text:p>306</text:p>
          </table:table-cell>
          <table:table-cell table:style-name="ce6" office:value-type="float" office:value="303707">
            <text:p>$ 303,707 </text:p>
          </table:table-cell>
          <table:table-cell table:style-name="ce6" office:value-type="float" office:value="117719">
            <text:p>$ 117,719 </text:p>
          </table:table-cell>
          <table:table-cell table:formula="of:=SUM([.I120:.J120])" office:value-type="float" office:value="421426">
            <text:p>$ 421,426 </text:p>
          </table:table-cell>
          <table:table-cell table:formula="of:=[.K120]/[.H120]" office:value-type="float" office:value="1377.2091503268">
            <text:p>$ 1,377 </text:p>
          </table:table-cell>
          <table:table-cell/>
          <table:table-cell office:value-type="float" office:value="337">
            <text:p>337</text:p>
          </table:table-cell>
          <table:table-cell table:formula="of:=SUM([.M120:.N120])" office:value-type="float" office:value="337">
            <text:p>337</text:p>
          </table:table-cell>
          <table:table-cell table:style-name="ce9" office:value-type="float" office:value="305638">
            <text:p>305,638 </text:p>
          </table:table-cell>
          <table:table-cell table:formula="of:=[.P120]/[.O120]" office:value-type="float" office:value="906.937685459941">
            <text:p>907</text:p>
          </table:table-cell>
          <table:table-cell/>
          <table:table-cell table:formula="of:=[.Q120]/43.67" office:value-type="float" office:value="20.7679799738938">
            <text:p>21</text:p>
          </table:table-cell>
          <table:table-cell table:formula="of:=[.Q120]/81.88" office:value-type="float" office:value="11.0764250788952">
            <text:p>11</text:p>
          </table:table-cell>
          <table:table-cell table:style-name="ce10" table:formula="of:=[.S120]*4" office:value-type="currency" office:currency="USD" office:value="83.0719198955751">
            <text:p>$83</text:p>
          </table:table-cell>
          <table:table-cell table:style-name="ce10" table:formula="of:=[.T120]*4" office:value-type="currency" office:currency="USD" office:value="44.3057003155809">
            <text:p>$44</text:p>
          </table:table-cell>
          <table:table-cell table:formula="of:=[.S120]*4" office:value-type="currency" office:currency="USD" office:value="83.0719198955751">
            <text:p>$83</text:p>
          </table:table-cell>
          <table:table-cell table:formula="of:=[.T120]*4" office:value-type="currency" office:currency="USD" office:value="44.3057003155809">
            <text:p>$44</text:p>
          </table:table-cell>
          <table:table-cell table:formula="of:=[.S120]/2" office:value-type="float" office:value="10.3839899869469">
            <text:p>10</text:p>
          </table:table-cell>
          <table:table-cell table:formula="of:=[.T120]/2" office:value-type="float" office:value="5.53821253944761">
            <text:p>6</text:p>
          </table:table-cell>
          <table:table-cell table:formula="of:=[.P120]*0.183" office:value-type="float" office:value="55931.754">
            <text:p>$ 55,93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30">
            <text:p>330</text:p>
          </table:table-cell>
          <table:table-cell table:style-name="ce1" office:value-type="string">
            <text:p>BERLIN_BORO</text:p>
          </table:table-cell>
          <table:table-cell/>
          <table:table-cell table:style-name="ce5" office:value-type="float" office:value="65">
            <text:p>65</text:p>
          </table:table-cell>
          <table:table-cell table:style-name="ce5" table:formula="of:=SUM([.F121:.G121])" office:value-type="float" office:value="65">
            <text:p>65</text:p>
          </table:table-cell>
          <table:table-cell table:style-name="ce6" office:value-type="float" office:value="53150">
            <text:p>$ 53,150 </text:p>
          </table:table-cell>
          <table:table-cell table:style-name="ce6" office:value-type="float" office:value="16070">
            <text:p>$ 16,070 </text:p>
          </table:table-cell>
          <table:table-cell table:formula="of:=SUM([.I121:.J121])" office:value-type="float" office:value="69220">
            <text:p>$ 69,220 </text:p>
          </table:table-cell>
          <table:table-cell table:formula="of:=[.K121]/[.H121]" office:value-type="float" office:value="1064.92307692308">
            <text:p>$ 1,065 </text:p>
          </table:table-cell>
          <table:table-cell/>
          <table:table-cell office:value-type="float" office:value="92">
            <text:p>92</text:p>
          </table:table-cell>
          <table:table-cell table:formula="of:=SUM([.M121:.N121])" office:value-type="float" office:value="92">
            <text:p>92</text:p>
          </table:table-cell>
          <table:table-cell table:style-name="ce9" office:value-type="float" office:value="63588">
            <text:p>63,588 </text:p>
          </table:table-cell>
          <table:table-cell table:formula="of:=[.P121]/[.O121]" office:value-type="float" office:value="691.173913043478">
            <text:p>691</text:p>
          </table:table-cell>
          <table:table-cell/>
          <table:table-cell table:formula="of:=[.Q121]/43.67" office:value-type="float" office:value="15.827202039008">
            <text:p>16</text:p>
          </table:table-cell>
          <table:table-cell table:formula="of:=[.Q121]/81.88" office:value-type="float" office:value="8.44130328582656">
            <text:p>8</text:p>
          </table:table-cell>
          <table:table-cell table:style-name="ce10" table:formula="of:=[.S121]*4" office:value-type="currency" office:currency="USD" office:value="63.3088081560319">
            <text:p>$63</text:p>
          </table:table-cell>
          <table:table-cell table:style-name="ce10" table:formula="of:=[.T121]*4" office:value-type="currency" office:currency="USD" office:value="33.7652131433062">
            <text:p>$34</text:p>
          </table:table-cell>
          <table:table-cell table:formula="of:=[.S121]*4" office:value-type="currency" office:currency="USD" office:value="63.3088081560319">
            <text:p>$63</text:p>
          </table:table-cell>
          <table:table-cell table:formula="of:=[.T121]*4" office:value-type="currency" office:currency="USD" office:value="33.7652131433062">
            <text:p>$34</text:p>
          </table:table-cell>
          <table:table-cell table:formula="of:=[.S121]/2" office:value-type="float" office:value="7.91360101950399">
            <text:p>8</text:p>
          </table:table-cell>
          <table:table-cell table:formula="of:=[.T121]/2" office:value-type="float" office:value="4.22065164291328">
            <text:p>4</text:p>
          </table:table-cell>
          <table:table-cell table:formula="of:=[.P121]*0.183" office:value-type="float" office:value="11636.604">
            <text:p>$ 11,63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40">
            <text:p>340</text:p>
          </table:table-cell>
          <table:table-cell table:style-name="ce1" office:value-type="string">
            <text:p>BERLIN_TOWNSHIP</text:p>
          </table:table-cell>
          <table:table-cell/>
          <table:table-cell table:style-name="ce5" office:value-type="float" office:value="133">
            <text:p>133</text:p>
          </table:table-cell>
          <table:table-cell table:style-name="ce5" table:formula="of:=SUM([.F122:.G122])" office:value-type="float" office:value="133">
            <text:p>133</text:p>
          </table:table-cell>
          <table:table-cell table:style-name="ce6" office:value-type="float" office:value="142442">
            <text:p>$ 142,442 </text:p>
          </table:table-cell>
          <table:table-cell table:style-name="ce6" office:value-type="float" office:value="43872">
            <text:p>$ 43,872 </text:p>
          </table:table-cell>
          <table:table-cell table:formula="of:=SUM([.I122:.J122])" office:value-type="float" office:value="186314">
            <text:p>$ 186,314 </text:p>
          </table:table-cell>
          <table:table-cell table:formula="of:=[.K122]/[.H122]" office:value-type="float" office:value="1400.85714285714">
            <text:p>$ 1,401 </text:p>
          </table:table-cell>
          <table:table-cell/>
          <table:table-cell office:value-type="float" office:value="174">
            <text:p>174</text:p>
          </table:table-cell>
          <table:table-cell table:formula="of:=SUM([.M122:.N122])" office:value-type="float" office:value="174">
            <text:p>174</text:p>
          </table:table-cell>
          <table:table-cell table:style-name="ce9" office:value-type="float" office:value="153196">
            <text:p>153,196 </text:p>
          </table:table-cell>
          <table:table-cell table:formula="of:=[.P122]/[.O122]" office:value-type="float" office:value="880.436781609195">
            <text:p>880</text:p>
          </table:table-cell>
          <table:table-cell/>
          <table:table-cell table:formula="of:=[.Q122]/43.67" office:value-type="float" office:value="20.1611353700297">
            <text:p>20</text:p>
          </table:table-cell>
          <table:table-cell table:formula="of:=[.Q122]/81.88" office:value-type="float" office:value="10.7527696825744">
            <text:p>11</text:p>
          </table:table-cell>
          <table:table-cell table:style-name="ce10" table:formula="of:=[.S122]*4" office:value-type="currency" office:currency="USD" office:value="80.6445414801187">
            <text:p>$81</text:p>
          </table:table-cell>
          <table:table-cell table:style-name="ce10" table:formula="of:=[.T122]*4" office:value-type="currency" office:currency="USD" office:value="43.0110787302978">
            <text:p>$43</text:p>
          </table:table-cell>
          <table:table-cell table:formula="of:=[.S122]*4" office:value-type="currency" office:currency="USD" office:value="80.6445414801187">
            <text:p>$81</text:p>
          </table:table-cell>
          <table:table-cell table:formula="of:=[.T122]*4" office:value-type="currency" office:currency="USD" office:value="43.0110787302978">
            <text:p>$43</text:p>
          </table:table-cell>
          <table:table-cell table:formula="of:=[.S122]/2" office:value-type="float" office:value="10.0805676850148">
            <text:p>10</text:p>
          </table:table-cell>
          <table:table-cell table:formula="of:=[.T122]/2" office:value-type="float" office:value="5.37638484128722">
            <text:p>5</text:p>
          </table:table-cell>
          <table:table-cell table:formula="of:=[.P122]*0.183" office:value-type="float" office:value="28034.868">
            <text:p>$ 28,03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90">
            <text:p>390</text:p>
          </table:table-cell>
          <table:table-cell table:style-name="ce1" office:value-type="string">
            <text:p>BLACK_HORSE_PIKE_REGIONAL</text:p>
          </table:table-cell>
          <table:table-cell table:style-name="ce5" office:value-type="float" office:value="282">
            <text:p>282</text:p>
          </table:table-cell>
          <table:table-cell table:style-name="ce5"/>
          <table:table-cell table:style-name="ce5" table:formula="of:=SUM([.F123:.G123])" office:value-type="float" office:value="282">
            <text:p>282</text:p>
          </table:table-cell>
          <table:table-cell table:style-name="ce6" office:value-type="float" office:value="369602">
            <text:p>$ 369,602 </text:p>
          </table:table-cell>
          <table:table-cell table:style-name="ce6" office:value-type="float" office:value="117719">
            <text:p>$ 117,719 </text:p>
          </table:table-cell>
          <table:table-cell table:formula="of:=SUM([.I123:.J123])" office:value-type="float" office:value="487321">
            <text:p>$ 487,321 </text:p>
          </table:table-cell>
          <table:table-cell table:formula="of:=[.K123]/[.H123]" office:value-type="float" office:value="1728.08865248227">
            <text:p>$ 1,728 </text:p>
          </table:table-cell>
          <table:table-cell office:value-type="float" office:value="277">
            <text:p>277</text:p>
          </table:table-cell>
          <table:table-cell/>
          <table:table-cell table:formula="of:=SUM([.M123:.N123])" office:value-type="float" office:value="277">
            <text:p>277</text:p>
          </table:table-cell>
          <table:table-cell table:style-name="ce9" office:value-type="float" office:value="362884">
            <text:p>362,884 </text:p>
          </table:table-cell>
          <table:table-cell table:formula="of:=[.P123]/[.O123]" office:value-type="float" office:value="1310.05054151625">
            <text:p>1310</text:p>
          </table:table-cell>
          <table:table-cell/>
          <table:table-cell table:formula="of:=[.Q123]/43.67" office:value-type="float" office:value="29.9988674494217">
            <text:p>30</text:p>
          </table:table-cell>
          <table:table-cell table:formula="of:=[.Q123]/81.88" office:value-type="float" office:value="15.9996402236962">
            <text:p>16</text:p>
          </table:table-cell>
          <table:table-cell table:style-name="ce10" table:formula="of:=[.S123]*4" office:value-type="currency" office:currency="USD" office:value="119.995469797687">
            <text:p>$120</text:p>
          </table:table-cell>
          <table:table-cell table:style-name="ce10" table:formula="of:=[.T123]*4" office:value-type="currency" office:currency="USD" office:value="63.9985608947848">
            <text:p>$64</text:p>
          </table:table-cell>
          <table:table-cell table:formula="of:=[.S123]*4" office:value-type="currency" office:currency="USD" office:value="119.995469797687">
            <text:p>$120</text:p>
          </table:table-cell>
          <table:table-cell table:formula="of:=[.T123]*4" office:value-type="currency" office:currency="USD" office:value="63.9985608947848">
            <text:p>$64</text:p>
          </table:table-cell>
          <table:table-cell table:formula="of:=[.S123]/2" office:value-type="float" office:value="14.9994337247108">
            <text:p>15</text:p>
          </table:table-cell>
          <table:table-cell table:formula="of:=[.T123]/2" office:value-type="float" office:value="7.9998201118481">
            <text:p>8</text:p>
          </table:table-cell>
          <table:table-cell table:formula="of:=[.P123]*0.183" office:value-type="float" office:value="66407.772">
            <text:p>$ 66,40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80">
            <text:p>580</text:p>
          </table:table-cell>
          <table:table-cell table:style-name="ce1" office:value-type="string">
            <text:p>BROOKLAWN_BORO</text:p>
          </table:table-cell>
          <table:table-cell/>
          <table:table-cell table:style-name="ce5" office:value-type="float" office:value="93">
            <text:p>93</text:p>
          </table:table-cell>
          <table:table-cell table:style-name="ce5" table:formula="of:=SUM([.F124:.G124])" office:value-type="float" office:value="93">
            <text:p>93</text:p>
          </table:table-cell>
          <table:table-cell table:style-name="ce6" office:value-type="float" office:value="103463">
            <text:p>$ 103,463 </text:p>
          </table:table-cell>
          <table:table-cell table:style-name="ce6" office:value-type="float" office:value="38959">
            <text:p>$ 38,959 </text:p>
          </table:table-cell>
          <table:table-cell table:formula="of:=SUM([.I124:.J124])" office:value-type="float" office:value="142422">
            <text:p>$ 142,422 </text:p>
          </table:table-cell>
          <table:table-cell table:formula="of:=[.K124]/[.H124]" office:value-type="float" office:value="1531.41935483871">
            <text:p>$ 1,531 </text:p>
          </table:table-cell>
          <table:table-cell/>
          <table:table-cell office:value-type="float" office:value="109">
            <text:p>109</text:p>
          </table:table-cell>
          <table:table-cell table:formula="of:=SUM([.M124:.N124])" office:value-type="float" office:value="109">
            <text:p>109</text:p>
          </table:table-cell>
          <table:table-cell table:style-name="ce9" office:value-type="float" office:value="104072">
            <text:p>104,072 </text:p>
          </table:table-cell>
          <table:table-cell table:formula="of:=[.P124]/[.O124]" office:value-type="float" office:value="954.788990825688">
            <text:p>955</text:p>
          </table:table-cell>
          <table:table-cell/>
          <table:table-cell table:formula="of:=[.Q124]/43.67" office:value-type="float" office:value="21.863727749615">
            <text:p>22</text:p>
          </table:table-cell>
          <table:table-cell table:formula="of:=[.Q124]/81.88" office:value-type="float" office:value="11.6608328141877">
            <text:p>12</text:p>
          </table:table-cell>
          <table:table-cell table:style-name="ce10" table:formula="of:=[.S124]*4" office:value-type="currency" office:currency="USD" office:value="87.4549109984601">
            <text:p>$87</text:p>
          </table:table-cell>
          <table:table-cell table:style-name="ce10" table:formula="of:=[.T124]*4" office:value-type="currency" office:currency="USD" office:value="46.6433312567508">
            <text:p>$47</text:p>
          </table:table-cell>
          <table:table-cell table:formula="of:=[.S124]*4" office:value-type="currency" office:currency="USD" office:value="87.4549109984601">
            <text:p>$87</text:p>
          </table:table-cell>
          <table:table-cell table:formula="of:=[.T124]*4" office:value-type="currency" office:currency="USD" office:value="46.6433312567508">
            <text:p>$47</text:p>
          </table:table-cell>
          <table:table-cell table:formula="of:=[.S124]/2" office:value-type="float" office:value="10.9318638748075">
            <text:p>11</text:p>
          </table:table-cell>
          <table:table-cell table:formula="of:=[.T124]/2" office:value-type="float" office:value="5.83041640709385">
            <text:p>6</text:p>
          </table:table-cell>
          <table:table-cell table:formula="of:=[.P124]*0.183" office:value-type="float" office:value="19045.176">
            <text:p>$ 19,04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80">
            <text:p>680</text:p>
          </table:table-cell>
          <table:table-cell table:style-name="ce1" office:value-type="string">
            <text:p>CAMDEN_CITY</text:p>
          </table:table-cell>
          <table:table-cell table:style-name="ce5" office:value-type="float" office:value="4609">
            <text:p>4,609</text:p>
          </table:table-cell>
          <table:table-cell table:style-name="ce5"/>
          <table:table-cell table:style-name="ce5" table:formula="of:=SUM([.F125:.G125])" office:value-type="float" office:value="4609">
            <text:p>4,609</text:p>
          </table:table-cell>
          <table:table-cell table:style-name="ce6" office:value-type="float" office:value="11882264">
            <text:p>$ 11,882,264 </text:p>
          </table:table-cell>
          <table:table-cell table:style-name="ce6" office:value-type="float" office:value="6397060">
            <text:p>$ 6,397,060 </text:p>
          </table:table-cell>
          <table:table-cell table:formula="of:=SUM([.I125:.J125])" office:value-type="float" office:value="18279324">
            <text:p>$ 18,279,324 </text:p>
          </table:table-cell>
          <table:table-cell table:formula="of:=[.K125]/[.H125]" office:value-type="float" office:value="3966.00650900412">
            <text:p>$ 3,966 </text:p>
          </table:table-cell>
          <table:table-cell office:value-type="float" office:value="4751">
            <text:p>4751</text:p>
          </table:table-cell>
          <table:table-cell/>
          <table:table-cell table:formula="of:=SUM([.M125:.N125])" office:value-type="float" office:value="4751">
            <text:p>4751</text:p>
          </table:table-cell>
          <table:table-cell table:style-name="ce9" office:value-type="float" office:value="11343386">
            <text:p>11,343,386 </text:p>
          </table:table-cell>
          <table:table-cell table:formula="of:=[.P125]/[.O125]" office:value-type="float" office:value="2387.57861502842">
            <text:p>2388</text:p>
          </table:table-cell>
          <table:table-cell/>
          <table:table-cell table:formula="of:=[.Q125]/43.67" office:value-type="float" office:value="54.6731993365792">
            <text:p>55</text:p>
          </table:table-cell>
          <table:table-cell table:formula="of:=[.Q125]/81.88" office:value-type="float" office:value="29.1594847951687">
            <text:p>29</text:p>
          </table:table-cell>
          <table:table-cell table:style-name="ce10" table:formula="of:=[.S125]*4" office:value-type="currency" office:currency="USD" office:value="218.692797346317">
            <text:p>$219</text:p>
          </table:table-cell>
          <table:table-cell table:style-name="ce10" table:formula="of:=[.T125]*4" office:value-type="currency" office:currency="USD" office:value="116.637939180675">
            <text:p>$117</text:p>
          </table:table-cell>
          <table:table-cell table:formula="of:=[.S125]*4" office:value-type="currency" office:currency="USD" office:value="218.692797346317">
            <text:p>$219</text:p>
          </table:table-cell>
          <table:table-cell table:formula="of:=[.T125]*4" office:value-type="currency" office:currency="USD" office:value="116.637939180675">
            <text:p>$117</text:p>
          </table:table-cell>
          <table:table-cell table:formula="of:=[.S125]/2" office:value-type="float" office:value="27.3365996682896">
            <text:p>27</text:p>
          </table:table-cell>
          <table:table-cell table:formula="of:=[.T125]/2" office:value-type="float" office:value="14.5797423975844">
            <text:p>15</text:p>
          </table:table-cell>
          <table:table-cell table:formula="of:=[.P125]*0.183" office:value-type="float" office:value="2075839.638">
            <text:p>$ 2,075,8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700">
            <text:p>700</text:p>
          </table:table-cell>
          <table:table-cell table:style-name="ce1" office:value-type="string">
            <text:p>CAMDEN_COUNTY_VOCATIONAL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000">
            <text:p>1,000</text:p>
          </table:table-cell>
          <table:table-cell table:style-name="ce5" table:formula="of:=SUM([.F126:.G126])" office:value-type="float" office:value="1000">
            <text:p>1,000</text:p>
          </table:table-cell>
          <table:table-cell table:style-name="ce6" office:value-type="float" office:value="1252496">
            <text:p>$ 1,252,496 </text:p>
          </table:table-cell>
          <table:table-cell table:style-name="ce6" office:value-type="float" office:value="753657">
            <text:p>$ 753,657 </text:p>
          </table:table-cell>
          <table:table-cell table:formula="of:=SUM([.I126:.J126])" office:value-type="float" office:value="2006153">
            <text:p>$ 2,006,153 </text:p>
          </table:table-cell>
          <table:table-cell table:formula="of:=[.K126]/[.H126]" office:value-type="float" office:value="2006.153">
            <text:p>$ 2,006 </text:p>
          </table:table-cell>
          <table:table-cell/>
          <table:table-cell office:value-type="float" office:value="1123">
            <text:p>1123</text:p>
          </table:table-cell>
          <table:table-cell table:formula="of:=SUM([.M126:.N126])" office:value-type="float" office:value="1123">
            <text:p>1123</text:p>
          </table:table-cell>
          <table:table-cell table:style-name="ce9" office:value-type="float" office:value="1272005">
            <text:p>1,272,005 </text:p>
          </table:table-cell>
          <table:table-cell table:formula="of:=[.P126]/[.O126]" office:value-type="float" office:value="1132.68477292965">
            <text:p>1133</text:p>
          </table:table-cell>
          <table:table-cell/>
          <table:table-cell table:formula="of:=[.Q126]/43.67" office:value-type="float" office:value="25.9373659933513">
            <text:p>26</text:p>
          </table:table-cell>
          <table:table-cell table:formula="of:=[.Q126]/81.88" office:value-type="float" office:value="13.8334730450617">
            <text:p>14</text:p>
          </table:table-cell>
          <table:table-cell table:style-name="ce10" table:formula="of:=[.S126]*4" office:value-type="currency" office:currency="USD" office:value="103.749463973405">
            <text:p>$104</text:p>
          </table:table-cell>
          <table:table-cell table:style-name="ce10" table:formula="of:=[.T126]*4" office:value-type="currency" office:currency="USD" office:value="55.3338921802468">
            <text:p>$55</text:p>
          </table:table-cell>
          <table:table-cell table:formula="of:=[.S126]*4" office:value-type="currency" office:currency="USD" office:value="103.749463973405">
            <text:p>$104</text:p>
          </table:table-cell>
          <table:table-cell table:formula="of:=[.T126]*4" office:value-type="currency" office:currency="USD" office:value="55.3338921802468">
            <text:p>$55</text:p>
          </table:table-cell>
          <table:table-cell table:formula="of:=[.S126]/2" office:value-type="float" office:value="12.9686829966757">
            <text:p>13</text:p>
          </table:table-cell>
          <table:table-cell table:formula="of:=[.T126]/2" office:value-type="float" office:value="6.91673652253086">
            <text:p>7</text:p>
          </table:table-cell>
          <table:table-cell table:formula="of:=[.P126]*0.183" office:value-type="float" office:value="232776.915">
            <text:p>$ 232,77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800">
            <text:p>800</text:p>
          </table:table-cell>
          <table:table-cell table:style-name="ce1" office:value-type="string">
            <text:p>CHERRY_HILL_TOWNSHIP</text:p>
          </table:table-cell>
          <table:table-cell table:style-name="ce5" office:value-type="float" office:value="705">
            <text:p>705</text:p>
          </table:table-cell>
          <table:table-cell table:style-name="ce5"/>
          <table:table-cell table:style-name="ce5" table:formula="of:=SUM([.F127:.G127])" office:value-type="float" office:value="705">
            <text:p>705</text:p>
          </table:table-cell>
          <table:table-cell table:style-name="ce6" office:value-type="float" office:value="914172">
            <text:p>$ 914,172 </text:p>
          </table:table-cell>
          <table:table-cell table:style-name="ce6" office:value-type="float" office:value="595569">
            <text:p>$ 595,569 </text:p>
          </table:table-cell>
          <table:table-cell table:formula="of:=SUM([.I127:.J127])" office:value-type="float" office:value="1509741">
            <text:p>$ 1,509,741 </text:p>
          </table:table-cell>
          <table:table-cell table:formula="of:=[.K127]/[.H127]" office:value-type="float" office:value="2141.47659574468">
            <text:p>$ 2,141 </text:p>
          </table:table-cell>
          <table:table-cell office:value-type="float" office:value="793">
            <text:p>793</text:p>
          </table:table-cell>
          <table:table-cell/>
          <table:table-cell table:formula="of:=SUM([.M127:.N127])" office:value-type="float" office:value="793">
            <text:p>793</text:p>
          </table:table-cell>
          <table:table-cell table:style-name="ce9" office:value-type="float" office:value="1017755">
            <text:p>1,017,755 </text:p>
          </table:table-cell>
          <table:table-cell table:formula="of:=[.P127]/[.O127]" office:value-type="float" office:value="1283.4237074401">
            <text:p>1283</text:p>
          </table:table-cell>
          <table:table-cell/>
          <table:table-cell table:formula="of:=[.Q127]/43.67" office:value-type="float" office:value="29.3891391673941">
            <text:p>29</text:p>
          </table:table-cell>
          <table:table-cell table:formula="of:=[.Q127]/81.88" office:value-type="float" office:value="15.6744468422093">
            <text:p>16</text:p>
          </table:table-cell>
          <table:table-cell table:style-name="ce10" table:formula="of:=[.S127]*4" office:value-type="currency" office:currency="USD" office:value="117.556556669576">
            <text:p>$118</text:p>
          </table:table-cell>
          <table:table-cell table:style-name="ce10" table:formula="of:=[.T127]*4" office:value-type="currency" office:currency="USD" office:value="62.6977873688374">
            <text:p>$63</text:p>
          </table:table-cell>
          <table:table-cell table:formula="of:=[.S127]*4" office:value-type="currency" office:currency="USD" office:value="117.556556669576">
            <text:p>$118</text:p>
          </table:table-cell>
          <table:table-cell table:formula="of:=[.T127]*4" office:value-type="currency" office:currency="USD" office:value="62.6977873688374">
            <text:p>$63</text:p>
          </table:table-cell>
          <table:table-cell table:formula="of:=[.S127]/2" office:value-type="float" office:value="14.6945695836971">
            <text:p>15</text:p>
          </table:table-cell>
          <table:table-cell table:formula="of:=[.T127]/2" office:value-type="float" office:value="7.83722342110467">
            <text:p>8</text:p>
          </table:table-cell>
          <table:table-cell table:formula="of:=[.P127]*0.183" office:value-type="float" office:value="186249.165">
            <text:p>$ 186,24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810">
            <text:p>810</text:p>
          </table:table-cell>
          <table:table-cell table:style-name="ce1" office:value-type="string">
            <text:p>CHESILHURST</text:p>
          </table:table-cell>
          <table:table-cell/>
          <table:table-cell table:style-name="ce5" office:value-type="float" office:value="66">
            <text:p>66</text:p>
          </table:table-cell>
          <table:table-cell table:style-name="ce5" table:formula="of:=SUM([.F128:.G128])" office:value-type="float" office:value="66">
            <text:p>66</text:p>
          </table:table-cell>
          <table:table-cell table:style-name="ce6" office:value-type="float" office:value="96346">
            <text:p>$ 96,346 </text:p>
          </table:table-cell>
          <table:table-cell table:style-name="ce6" office:value-type="float" office:value="53846">
            <text:p>$ 53,846 </text:p>
          </table:table-cell>
          <table:table-cell table:formula="of:=SUM([.I128:.J128])" office:value-type="float" office:value="150192">
            <text:p>$ 150,192 </text:p>
          </table:table-cell>
          <table:table-cell table:formula="of:=[.K128]/[.H128]" office:value-type="float" office:value="2275.63636363636">
            <text:p>$ 2,276 </text:p>
          </table:table-cell>
          <table:table-cell table:number-columns-repeated="2"/>
          <table:table-cell table:formula="of:=SUM([.M128:.N128])" office:value-type="float" office:value="0">
            <text:p>0</text:p>
          </table:table-cell>
          <table:table-cell table:style-name="ce9"/>
          <table:table-cell office:value-type="string">
            <text:p><text:s/></text:p>
          </table:table-cell>
          <table:table-cell/>
          <table:table-cell table:formula="of:=[.Q128]/43.67" office:value-type="float" office:value="0">
            <text:p>0</text:p>
          </table:table-cell>
          <table:table-cell table:formula="of:=[.Q128]/81.88" office:value-type="float" office:value="0">
            <text:p>0</text:p>
          </table:table-cell>
          <table:table-cell table:style-name="ce10" table:formula="of:=[.S128]*4" office:value-type="currency" office:currency="USD" office:value="0">
            <text:p>$0</text:p>
          </table:table-cell>
          <table:table-cell table:style-name="ce10" table:formula="of:=[.T128]*4" office:value-type="currency" office:currency="USD" office:value="0">
            <text:p>$0</text:p>
          </table:table-cell>
          <table:table-cell table:formula="of:=[.S128]*4" office:value-type="currency" office:currency="USD" office:value="0">
            <text:p>$0</text:p>
          </table:table-cell>
          <table:table-cell table:formula="of:=[.T128]*4" office:value-type="currency" office:currency="USD" office:value="0">
            <text:p>$0</text:p>
          </table:table-cell>
          <table:table-cell table:formula="of:=[.S128]/2" office:value-type="float" office:value="0">
            <text:p>0</text:p>
          </table:table-cell>
          <table:table-cell table:formula="of:=[.T128]/2" office:value-type="float" office:value="0">
            <text:p>0</text:p>
          </table:table-cell>
          <table:table-cell table:formula="of:=[.P128]*0.183" office:value-type="float" office:value="0">
            <text:p>$ 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880">
            <text:p>880</text:p>
          </table:table-cell>
          <table:table-cell table:style-name="ce1" office:value-type="string">
            <text:p>CLEMENTON_BORO</text:p>
          </table:table-cell>
          <table:table-cell/>
          <table:table-cell table:style-name="ce5" office:value-type="float" office:value="184">
            <text:p>184</text:p>
          </table:table-cell>
          <table:table-cell table:style-name="ce5" table:formula="of:=SUM([.F129:.G129])" office:value-type="float" office:value="184">
            <text:p>184</text:p>
          </table:table-cell>
          <table:table-cell table:style-name="ce6" office:value-type="float" office:value="206023">
            <text:p>$ 206,023 </text:p>
          </table:table-cell>
          <table:table-cell table:style-name="ce6" office:value-type="float" office:value="89943">
            <text:p>$ 89,943 </text:p>
          </table:table-cell>
          <table:table-cell table:formula="of:=SUM([.I129:.J129])" office:value-type="float" office:value="295966">
            <text:p>$ 295,966 </text:p>
          </table:table-cell>
          <table:table-cell table:formula="of:=[.K129]/[.H129]" office:value-type="float" office:value="1608.51086956522">
            <text:p>$ 1,609 </text:p>
          </table:table-cell>
          <table:table-cell/>
          <table:table-cell office:value-type="float" office:value="211">
            <text:p>211</text:p>
          </table:table-cell>
          <table:table-cell table:formula="of:=SUM([.M129:.N129])" office:value-type="float" office:value="211">
            <text:p>211</text:p>
          </table:table-cell>
          <table:table-cell table:style-name="ce9" office:value-type="float" office:value="212574">
            <text:p>212,574 </text:p>
          </table:table-cell>
          <table:table-cell table:formula="of:=[.P129]/[.O129]" office:value-type="float" office:value="1007.45971563981">
            <text:p>1007</text:p>
          </table:table-cell>
          <table:table-cell/>
          <table:table-cell table:formula="of:=[.Q129]/43.67" office:value-type="float" office:value="23.0698354852258">
            <text:p>23</text:p>
          </table:table-cell>
          <table:table-cell table:formula="of:=[.Q129]/81.88" office:value-type="float" office:value="12.304100093305">
            <text:p>12</text:p>
          </table:table-cell>
          <table:table-cell table:style-name="ce10" table:formula="of:=[.S129]*4" office:value-type="currency" office:currency="USD" office:value="92.2793419409032">
            <text:p>$92</text:p>
          </table:table-cell>
          <table:table-cell table:style-name="ce10" table:formula="of:=[.T129]*4" office:value-type="currency" office:currency="USD" office:value="49.2164003732199">
            <text:p>$49</text:p>
          </table:table-cell>
          <table:table-cell table:formula="of:=[.S129]*4" office:value-type="currency" office:currency="USD" office:value="92.2793419409032">
            <text:p>$92</text:p>
          </table:table-cell>
          <table:table-cell table:formula="of:=[.T129]*4" office:value-type="currency" office:currency="USD" office:value="49.2164003732199">
            <text:p>$49</text:p>
          </table:table-cell>
          <table:table-cell table:formula="of:=[.S129]/2" office:value-type="float" office:value="11.5349177426129">
            <text:p>12</text:p>
          </table:table-cell>
          <table:table-cell table:formula="of:=[.T129]/2" office:value-type="float" office:value="6.15205004665248">
            <text:p>6</text:p>
          </table:table-cell>
          <table:table-cell table:formula="of:=[.P129]*0.183" office:value-type="float" office:value="38901.042">
            <text:p>$ 38,9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940">
            <text:p>940</text:p>
          </table:table-cell>
          <table:table-cell table:style-name="ce1" office:value-type="string">
            <text:p>COLLINGSWOOD_BORO</text:p>
          </table:table-cell>
          <table:table-cell/>
          <table:table-cell table:style-name="ce5" office:value-type="float" office:value="379">
            <text:p>379</text:p>
          </table:table-cell>
          <table:table-cell table:style-name="ce5" table:formula="of:=SUM([.F130:.G130])" office:value-type="float" office:value="379">
            <text:p>379</text:p>
          </table:table-cell>
          <table:table-cell table:style-name="ce6" office:value-type="float" office:value="363371">
            <text:p>$ 363,371 </text:p>
          </table:table-cell>
          <table:table-cell table:style-name="ce6" office:value-type="float" office:value="107306">
            <text:p>$ 107,306 </text:p>
          </table:table-cell>
          <table:table-cell table:formula="of:=SUM([.I130:.J130])" office:value-type="float" office:value="470677">
            <text:p>$ 470,677 </text:p>
          </table:table-cell>
          <table:table-cell table:formula="of:=[.K130]/[.H130]" office:value-type="float" office:value="1241.89182058048">
            <text:p>$ 1,242 </text:p>
          </table:table-cell>
          <table:table-cell/>
          <table:table-cell office:value-type="float" office:value="472">
            <text:p>472</text:p>
          </table:table-cell>
          <table:table-cell table:formula="of:=SUM([.M130:.N130])" office:value-type="float" office:value="472">
            <text:p>472</text:p>
          </table:table-cell>
          <table:table-cell table:style-name="ce9" office:value-type="float" office:value="393026">
            <text:p>393,026 </text:p>
          </table:table-cell>
          <table:table-cell table:formula="of:=[.P130]/[.O130]" office:value-type="float" office:value="832.68220338983">
            <text:p>833</text:p>
          </table:table-cell>
          <table:table-cell/>
          <table:table-cell table:formula="of:=[.Q130]/43.67" office:value-type="float" office:value="19.0676025507174">
            <text:p>19</text:p>
          </table:table-cell>
          <table:table-cell table:formula="of:=[.Q130]/81.88" office:value-type="float" office:value="10.169543275401">
            <text:p>10</text:p>
          </table:table-cell>
          <table:table-cell table:style-name="ce10" table:formula="of:=[.S130]*4" office:value-type="currency" office:currency="USD" office:value="76.2704102028698">
            <text:p>$76</text:p>
          </table:table-cell>
          <table:table-cell table:style-name="ce10" table:formula="of:=[.T130]*4" office:value-type="currency" office:currency="USD" office:value="40.6781731016038">
            <text:p>$41</text:p>
          </table:table-cell>
          <table:table-cell table:formula="of:=[.S130]*4" office:value-type="currency" office:currency="USD" office:value="76.2704102028698">
            <text:p>$76</text:p>
          </table:table-cell>
          <table:table-cell table:formula="of:=[.T130]*4" office:value-type="currency" office:currency="USD" office:value="40.6781731016038">
            <text:p>$41</text:p>
          </table:table-cell>
          <table:table-cell table:formula="of:=[.S130]/2" office:value-type="float" office:value="9.53380127535872">
            <text:p>10</text:p>
          </table:table-cell>
          <table:table-cell table:formula="of:=[.T130]/2" office:value-type="float" office:value="5.08477163770048">
            <text:p>5</text:p>
          </table:table-cell>
          <table:table-cell table:formula="of:=[.P130]*0.183" office:value-type="float" office:value="71923.758">
            <text:p>$ 71,92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255">
            <text:p>1255</text:p>
          </table:table-cell>
          <table:table-cell table:style-name="ce1" office:value-type="string">
            <text:p>EASTERN_CAMDEN_COUNTY_REGIONAL</text:p>
          </table:table-cell>
          <table:table-cell table:style-name="ce5" office:value-type="float" office:value="96">
            <text:p>96</text:p>
          </table:table-cell>
          <table:table-cell table:style-name="ce5"/>
          <table:table-cell table:style-name="ce5" table:formula="of:=SUM([.F131:.G131])" office:value-type="float" office:value="96">
            <text:p>96</text:p>
          </table:table-cell>
          <table:table-cell table:style-name="ce6" office:value-type="float" office:value="125712">
            <text:p>$ 125,712 </text:p>
          </table:table-cell>
          <table:table-cell table:style-name="ce6" office:value-type="float" office:value="80306">
            <text:p>$ 80,306 </text:p>
          </table:table-cell>
          <table:table-cell table:formula="of:=SUM([.I131:.J131])" office:value-type="float" office:value="206018">
            <text:p>$ 206,018 </text:p>
          </table:table-cell>
          <table:table-cell table:formula="of:=[.K131]/[.H131]" office:value-type="float" office:value="2146.02083333333">
            <text:p>$ 2,146 </text:p>
          </table:table-cell>
          <table:table-cell office:value-type="float" office:value="107">
            <text:p>107</text:p>
          </table:table-cell>
          <table:table-cell/>
          <table:table-cell table:formula="of:=SUM([.M131:.N131])" office:value-type="float" office:value="107">
            <text:p>107</text:p>
          </table:table-cell>
          <table:table-cell table:style-name="ce9" office:value-type="float" office:value="133887">
            <text:p>133,887 </text:p>
          </table:table-cell>
          <table:table-cell table:formula="of:=[.P131]/[.O131]" office:value-type="float" office:value="1251.28037383178">
            <text:p>1251</text:p>
          </table:table-cell>
          <table:table-cell/>
          <table:table-cell table:formula="of:=[.Q131]/43.67" office:value-type="float" office:value="28.6530884779431">
            <text:p>29</text:p>
          </table:table-cell>
          <table:table-cell table:formula="of:=[.Q131]/81.88" office:value-type="float" office:value="15.2818804815801">
            <text:p>15</text:p>
          </table:table-cell>
          <table:table-cell table:style-name="ce10" table:formula="of:=[.S131]*4" office:value-type="currency" office:currency="USD" office:value="114.612353911772">
            <text:p>$115</text:p>
          </table:table-cell>
          <table:table-cell table:style-name="ce10" table:formula="of:=[.T131]*4" office:value-type="currency" office:currency="USD" office:value="61.1275219263203">
            <text:p>$61</text:p>
          </table:table-cell>
          <table:table-cell table:formula="of:=[.S131]*4" office:value-type="currency" office:currency="USD" office:value="114.612353911772">
            <text:p>$115</text:p>
          </table:table-cell>
          <table:table-cell table:formula="of:=[.T131]*4" office:value-type="currency" office:currency="USD" office:value="61.1275219263203">
            <text:p>$61</text:p>
          </table:table-cell>
          <table:table-cell table:formula="of:=[.S131]/2" office:value-type="float" office:value="14.3265442389716">
            <text:p>14</text:p>
          </table:table-cell>
          <table:table-cell table:formula="of:=[.T131]/2" office:value-type="float" office:value="7.64094024079003">
            <text:p>8</text:p>
          </table:table-cell>
          <table:table-cell table:formula="of:=[.P131]*0.183" office:value-type="float" office:value="24501.321">
            <text:p>$ 24,5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720">
            <text:p>1720</text:p>
          </table:table-cell>
          <table:table-cell table:style-name="ce1" office:value-type="string">
            <text:p>GIBBSBORO_BORO</text:p>
          </table:table-cell>
          <table:table-cell/>
          <table:table-cell table:style-name="ce5" office:value-type="float" office:value="19">
            <text:p>19</text:p>
          </table:table-cell>
          <table:table-cell table:style-name="ce5" table:formula="of:=SUM([.F132:.G132])" office:value-type="float" office:value="19">
            <text:p>19</text:p>
          </table:table-cell>
          <table:table-cell table:style-name="ce6" office:value-type="float" office:value="16872">
            <text:p>$ 16,872 </text:p>
          </table:table-cell>
          <table:table-cell table:style-name="ce6" office:value-type="float" office:value="4697">
            <text:p>$ 4,697 </text:p>
          </table:table-cell>
          <table:table-cell table:formula="of:=SUM([.I132:.J132])" office:value-type="float" office:value="21569">
            <text:p>$ 21,569 </text:p>
          </table:table-cell>
          <table:table-cell table:formula="of:=[.K132]/[.H132]" office:value-type="float" office:value="1135.21052631579">
            <text:p>$ 1,135 </text:p>
          </table:table-cell>
          <table:table-cell/>
          <table:table-cell office:value-type="float" office:value="17">
            <text:p>17</text:p>
          </table:table-cell>
          <table:table-cell table:formula="of:=SUM([.M132:.N132])" office:value-type="float" office:value="17">
            <text:p>17</text:p>
          </table:table-cell>
          <table:table-cell table:style-name="ce9" office:value-type="float" office:value="13985">
            <text:p>13,985 </text:p>
          </table:table-cell>
          <table:table-cell table:formula="of:=[.P132]/[.O132]" office:value-type="float" office:value="822.647058823529">
            <text:p>823</text:p>
          </table:table-cell>
          <table:table-cell/>
          <table:table-cell table:formula="of:=[.Q132]/43.67" office:value-type="float" office:value="18.8378076213311">
            <text:p>19</text:p>
          </table:table-cell>
          <table:table-cell table:formula="of:=[.Q132]/81.88" office:value-type="float" office:value="10.0469841087388">
            <text:p>10</text:p>
          </table:table-cell>
          <table:table-cell table:style-name="ce10" table:formula="of:=[.S132]*4" office:value-type="currency" office:currency="USD" office:value="75.3512304853244">
            <text:p>$75</text:p>
          </table:table-cell>
          <table:table-cell table:style-name="ce10" table:formula="of:=[.T132]*4" office:value-type="currency" office:currency="USD" office:value="40.187936434955">
            <text:p>$40</text:p>
          </table:table-cell>
          <table:table-cell table:formula="of:=[.S132]*4" office:value-type="currency" office:currency="USD" office:value="75.3512304853244">
            <text:p>$75</text:p>
          </table:table-cell>
          <table:table-cell table:formula="of:=[.T132]*4" office:value-type="currency" office:currency="USD" office:value="40.187936434955">
            <text:p>$40</text:p>
          </table:table-cell>
          <table:table-cell table:formula="of:=[.S132]/2" office:value-type="float" office:value="9.41890381066555">
            <text:p>9</text:p>
          </table:table-cell>
          <table:table-cell table:formula="of:=[.T132]/2" office:value-type="float" office:value="5.02349205436938">
            <text:p>5</text:p>
          </table:table-cell>
          <table:table-cell table:formula="of:=[.P132]*0.183" office:value-type="float" office:value="2559.255">
            <text:p>$ 2,55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770">
            <text:p>1770</text:p>
          </table:table-cell>
          <table:table-cell table:style-name="ce1" office:value-type="string">
            <text:p>GLOUCESTER_CITY</text:p>
          </table:table-cell>
          <table:table-cell/>
          <table:table-cell table:style-name="ce5" office:value-type="float" office:value="595">
            <text:p>595</text:p>
          </table:table-cell>
          <table:table-cell table:style-name="ce5" table:formula="of:=SUM([.F133:.G133])" office:value-type="float" office:value="595">
            <text:p>595</text:p>
          </table:table-cell>
          <table:table-cell table:style-name="ce6" office:value-type="float" office:value="919683">
            <text:p>$ 919,683 </text:p>
          </table:table-cell>
          <table:table-cell table:style-name="ce6" office:value-type="float" office:value="397254">
            <text:p>$ 397,254 </text:p>
          </table:table-cell>
          <table:table-cell table:formula="of:=SUM([.I133:.J133])" office:value-type="float" office:value="1316937">
            <text:p>$ 1,316,937 </text:p>
          </table:table-cell>
          <table:table-cell table:formula="of:=[.K133]/[.H133]" office:value-type="float" office:value="2213.33949579832">
            <text:p>$ 2,213 </text:p>
          </table:table-cell>
          <table:table-cell/>
          <table:table-cell office:value-type="float" office:value="867">
            <text:p>867</text:p>
          </table:table-cell>
          <table:table-cell table:formula="of:=SUM([.M133:.N133])" office:value-type="float" office:value="867">
            <text:p>867</text:p>
          </table:table-cell>
          <table:table-cell table:style-name="ce9" office:value-type="float" office:value="912145">
            <text:p>912,145 </text:p>
          </table:table-cell>
          <table:table-cell table:formula="of:=[.P133]/[.O133]" office:value-type="float" office:value="1052.07035755479">
            <text:p>1052</text:p>
          </table:table-cell>
          <table:table-cell/>
          <table:table-cell table:formula="of:=[.Q133]/43.67" office:value-type="float" office:value="24.0913752588685">
            <text:p>24</text:p>
          </table:table-cell>
          <table:table-cell table:formula="of:=[.Q133]/81.88" office:value-type="float" office:value="12.8489296232876">
            <text:p>13</text:p>
          </table:table-cell>
          <table:table-cell table:style-name="ce10" table:formula="of:=[.S133]*4" office:value-type="currency" office:currency="USD" office:value="96.3655010354739">
            <text:p>$96</text:p>
          </table:table-cell>
          <table:table-cell table:style-name="ce10" table:formula="of:=[.T133]*4" office:value-type="currency" office:currency="USD" office:value="51.3957184931503">
            <text:p>$51</text:p>
          </table:table-cell>
          <table:table-cell table:formula="of:=[.S133]*4" office:value-type="currency" office:currency="USD" office:value="96.3655010354739">
            <text:p>$96</text:p>
          </table:table-cell>
          <table:table-cell table:formula="of:=[.T133]*4" office:value-type="currency" office:currency="USD" office:value="51.3957184931503">
            <text:p>$51</text:p>
          </table:table-cell>
          <table:table-cell table:formula="of:=[.S133]/2" office:value-type="float" office:value="12.0456876294342">
            <text:p>12</text:p>
          </table:table-cell>
          <table:table-cell table:formula="of:=[.T133]/2" office:value-type="float" office:value="6.42446481164379">
            <text:p>6</text:p>
          </table:table-cell>
          <table:table-cell table:formula="of:=[.P133]*0.183" office:value-type="float" office:value="166922.535">
            <text:p>$ 166,92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780">
            <text:p>1780</text:p>
          </table:table-cell>
          <table:table-cell table:style-name="ce1" office:value-type="string">
            <text:p>GLOUCESTER_TOWNSHIP</text:p>
          </table:table-cell>
          <table:table-cell table:style-name="ce5" office:value-type="float" office:value="727">
            <text:p>727</text:p>
          </table:table-cell>
          <table:table-cell table:style-name="ce5"/>
          <table:table-cell table:style-name="ce5" table:formula="of:=SUM([.F134:.G134])" office:value-type="float" office:value="727">
            <text:p>727</text:p>
          </table:table-cell>
          <table:table-cell table:style-name="ce6" office:value-type="float" office:value="932009">
            <text:p>$ 932,009 </text:p>
          </table:table-cell>
          <table:table-cell table:style-name="ce6" office:value-type="float" office:value="615674">
            <text:p>$ 615,674 </text:p>
          </table:table-cell>
          <table:table-cell table:formula="of:=SUM([.I134:.J134])" office:value-type="float" office:value="1547683">
            <text:p>$ 1,547,683 </text:p>
          </table:table-cell>
          <table:table-cell table:formula="of:=[.K134]/[.H134]" office:value-type="float" office:value="2128.86244841816">
            <text:p>$ 2,129 </text:p>
          </table:table-cell>
          <table:table-cell office:value-type="float" office:value="756">
            <text:p>756</text:p>
          </table:table-cell>
          <table:table-cell/>
          <table:table-cell table:formula="of:=SUM([.M134:.N134])" office:value-type="float" office:value="756">
            <text:p>756</text:p>
          </table:table-cell>
          <table:table-cell table:style-name="ce9" office:value-type="float" office:value="961517">
            <text:p>961,517 </text:p>
          </table:table-cell>
          <table:table-cell table:formula="of:=[.P134]/[.O134]" office:value-type="float" office:value="1271.84788359788">
            <text:p>1272</text:p>
          </table:table-cell>
          <table:table-cell/>
          <table:table-cell table:formula="of:=[.Q134]/43.67" office:value-type="float" office:value="29.1240641996309">
            <text:p>29</text:p>
          </table:table-cell>
          <table:table-cell table:formula="of:=[.Q134]/81.88" office:value-type="float" office:value="15.5330713678296">
            <text:p>16</text:p>
          </table:table-cell>
          <table:table-cell table:style-name="ce10" table:formula="of:=[.S134]*4" office:value-type="currency" office:currency="USD" office:value="116.496256798524">
            <text:p>$116</text:p>
          </table:table-cell>
          <table:table-cell table:style-name="ce10" table:formula="of:=[.T134]*4" office:value-type="currency" office:currency="USD" office:value="62.1322854713182">
            <text:p>$62</text:p>
          </table:table-cell>
          <table:table-cell table:formula="of:=[.S134]*4" office:value-type="currency" office:currency="USD" office:value="116.496256798524">
            <text:p>$116</text:p>
          </table:table-cell>
          <table:table-cell table:formula="of:=[.T134]*4" office:value-type="currency" office:currency="USD" office:value="62.1322854713182">
            <text:p>$62</text:p>
          </table:table-cell>
          <table:table-cell table:formula="of:=[.S134]/2" office:value-type="float" office:value="14.5620320998155">
            <text:p>15</text:p>
          </table:table-cell>
          <table:table-cell table:formula="of:=[.T134]/2" office:value-type="float" office:value="7.76653568391478">
            <text:p>8</text:p>
          </table:table-cell>
          <table:table-cell table:formula="of:=[.P134]*0.183" office:value-type="float" office:value="175957.611">
            <text:p>$ 175,95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880">
            <text:p>1880</text:p>
          </table:table-cell>
          <table:table-cell table:style-name="ce1" office:value-type="string">
            <text:p>HADDON_HEIGHTS_BORO</text:p>
          </table:table-cell>
          <table:table-cell/>
          <table:table-cell table:style-name="ce5" office:value-type="float" office:value="94">
            <text:p>94</text:p>
          </table:table-cell>
          <table:table-cell table:style-name="ce5" table:formula="of:=SUM([.F135:.G135])" office:value-type="float" office:value="94">
            <text:p>94</text:p>
          </table:table-cell>
          <table:table-cell table:style-name="ce6" office:value-type="float" office:value="70870">
            <text:p>$ 70,870 </text:p>
          </table:table-cell>
          <table:table-cell table:style-name="ce6" office:value-type="float" office:value="23241">
            <text:p>$ 23,241 </text:p>
          </table:table-cell>
          <table:table-cell table:formula="of:=SUM([.I135:.J135])" office:value-type="float" office:value="94111">
            <text:p>$ 94,111 </text:p>
          </table:table-cell>
          <table:table-cell table:formula="of:=[.K135]/[.H135]" office:value-type="float" office:value="1001.18085106383">
            <text:p>$ 1,001 </text:p>
          </table:table-cell>
          <table:table-cell/>
          <table:table-cell office:value-type="float" office:value="138">
            <text:p>138</text:p>
          </table:table-cell>
          <table:table-cell table:formula="of:=SUM([.M135:.N135])" office:value-type="float" office:value="138">
            <text:p>138</text:p>
          </table:table-cell>
          <table:table-cell table:style-name="ce9" office:value-type="float" office:value="95326">
            <text:p>95,326 </text:p>
          </table:table-cell>
          <table:table-cell table:formula="of:=[.P135]/[.O135]" office:value-type="float" office:value="690.768115942029">
            <text:p>691</text:p>
          </table:table-cell>
          <table:table-cell/>
          <table:table-cell table:formula="of:=[.Q135]/43.67" office:value-type="float" office:value="15.817909684956">
            <text:p>16</text:p>
          </table:table-cell>
          <table:table-cell table:formula="of:=[.Q135]/81.88" office:value-type="float" office:value="8.43634728800719">
            <text:p>8</text:p>
          </table:table-cell>
          <table:table-cell table:style-name="ce10" table:formula="of:=[.S135]*4" office:value-type="currency" office:currency="USD" office:value="63.271638739824">
            <text:p>$63</text:p>
          </table:table-cell>
          <table:table-cell table:style-name="ce10" table:formula="of:=[.T135]*4" office:value-type="currency" office:currency="USD" office:value="33.7453891520288">
            <text:p>$34</text:p>
          </table:table-cell>
          <table:table-cell table:formula="of:=[.S135]*4" office:value-type="currency" office:currency="USD" office:value="63.271638739824">
            <text:p>$63</text:p>
          </table:table-cell>
          <table:table-cell table:formula="of:=[.T135]*4" office:value-type="currency" office:currency="USD" office:value="33.7453891520288">
            <text:p>$34</text:p>
          </table:table-cell>
          <table:table-cell table:formula="of:=[.S135]/2" office:value-type="float" office:value="7.90895484247801">
            <text:p>8</text:p>
          </table:table-cell>
          <table:table-cell table:formula="of:=[.T135]/2" office:value-type="float" office:value="4.2181736440036">
            <text:p>4</text:p>
          </table:table-cell>
          <table:table-cell table:formula="of:=[.P135]*0.183" office:value-type="float" office:value="17444.658">
            <text:p>$ 17,44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890">
            <text:p>1890</text:p>
          </table:table-cell>
          <table:table-cell table:style-name="ce1" office:value-type="string">
            <text:p>HADDON_TOWNSHIP</text:p>
          </table:table-cell>
          <table:table-cell/>
          <table:table-cell table:style-name="ce5" office:value-type="float" office:value="178">
            <text:p>178</text:p>
          </table:table-cell>
          <table:table-cell table:style-name="ce5" table:formula="of:=SUM([.F136:.G136])" office:value-type="float" office:value="178">
            <text:p>178</text:p>
          </table:table-cell>
          <table:table-cell table:style-name="ce6" office:value-type="float" office:value="133829">
            <text:p>$ 133,829 </text:p>
          </table:table-cell>
          <table:table-cell table:style-name="ce6" office:value-type="float" office:value="44008">
            <text:p>$ 44,008 </text:p>
          </table:table-cell>
          <table:table-cell table:formula="of:=SUM([.I136:.J136])" office:value-type="float" office:value="177837">
            <text:p>$ 177,837 </text:p>
          </table:table-cell>
          <table:table-cell table:formula="of:=[.K136]/[.H136]" office:value-type="float" office:value="999.084269662921">
            <text:p>$ 999 </text:p>
          </table:table-cell>
          <table:table-cell/>
          <table:table-cell office:value-type="float" office:value="194">
            <text:p>194</text:p>
          </table:table-cell>
          <table:table-cell table:formula="of:=SUM([.M136:.N136])" office:value-type="float" office:value="194">
            <text:p>194</text:p>
          </table:table-cell>
          <table:table-cell table:style-name="ce9" office:value-type="float" office:value="131550">
            <text:p>131,550 </text:p>
          </table:table-cell>
          <table:table-cell table:formula="of:=[.P136]/[.O136]" office:value-type="float" office:value="678.092783505155">
            <text:p>678</text:p>
          </table:table-cell>
          <table:table-cell/>
          <table:table-cell table:formula="of:=[.Q136]/43.67" office:value-type="float" office:value="15.5276570530148">
            <text:p>16</text:p>
          </table:table-cell>
          <table:table-cell table:formula="of:=[.Q136]/81.88" office:value-type="float" office:value="8.28154352106931">
            <text:p>8</text:p>
          </table:table-cell>
          <table:table-cell table:style-name="ce10" table:formula="of:=[.S136]*4" office:value-type="currency" office:currency="USD" office:value="62.1106282120591">
            <text:p>$62</text:p>
          </table:table-cell>
          <table:table-cell table:style-name="ce10" table:formula="of:=[.T136]*4" office:value-type="currency" office:currency="USD" office:value="33.1261740842772">
            <text:p>$33</text:p>
          </table:table-cell>
          <table:table-cell table:formula="of:=[.S136]*4" office:value-type="currency" office:currency="USD" office:value="62.1106282120591">
            <text:p>$62</text:p>
          </table:table-cell>
          <table:table-cell table:formula="of:=[.T136]*4" office:value-type="currency" office:currency="USD" office:value="33.1261740842772">
            <text:p>$33</text:p>
          </table:table-cell>
          <table:table-cell table:formula="of:=[.S136]/2" office:value-type="float" office:value="7.76382852650738">
            <text:p>8</text:p>
          </table:table-cell>
          <table:table-cell table:formula="of:=[.T136]/2" office:value-type="float" office:value="4.14077176053465">
            <text:p>4</text:p>
          </table:table-cell>
          <table:table-cell table:formula="of:=[.P136]*0.183" office:value-type="float" office:value="24073.65">
            <text:p>$ 24,07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540">
            <text:p>2540</text:p>
          </table:table-cell>
          <table:table-cell table:style-name="ce1" office:value-type="string">
            <text:p>LAUREL_SPRINGS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137:.G137])" office:value-type="float" office:value="25">
            <text:p>25</text:p>
          </table:table-cell>
          <table:table-cell table:style-name="ce6" office:value-type="float" office:value="23410">
            <text:p>$ 23,410 </text:p>
          </table:table-cell>
          <table:table-cell table:style-name="ce6" office:value-type="float" office:value="6181">
            <text:p>$ 6,181 </text:p>
          </table:table-cell>
          <table:table-cell table:formula="of:=SUM([.I137:.J137])" office:value-type="float" office:value="29591">
            <text:p>$ 29,591 </text:p>
          </table:table-cell>
          <table:table-cell table:formula="of:=[.K137]/[.H137]" office:value-type="float" office:value="1183.64">
            <text:p>$ 1,184 </text:p>
          </table:table-cell>
          <table:table-cell/>
          <table:table-cell office:value-type="float" office:value="16">
            <text:p>16</text:p>
          </table:table-cell>
          <table:table-cell table:formula="of:=SUM([.M137:.N137])" office:value-type="float" office:value="16">
            <text:p>16</text:p>
          </table:table-cell>
          <table:table-cell table:style-name="ce9" office:value-type="float" office:value="20189">
            <text:p>20,189 </text:p>
          </table:table-cell>
          <table:table-cell table:formula="of:=[.P137]/[.O137]" office:value-type="float" office:value="1261.8125">
            <text:p>1262</text:p>
          </table:table-cell>
          <table:table-cell/>
          <table:table-cell table:formula="of:=[.Q137]/43.67" office:value-type="float" office:value="28.8942637966567">
            <text:p>29</text:p>
          </table:table-cell>
          <table:table-cell table:formula="of:=[.Q137]/81.88" office:value-type="float" office:value="15.4105092818759">
            <text:p>15</text:p>
          </table:table-cell>
          <table:table-cell table:style-name="ce10" table:formula="of:=[.S137]*4" office:value-type="currency" office:currency="USD" office:value="115.577055186627">
            <text:p>$116</text:p>
          </table:table-cell>
          <table:table-cell table:style-name="ce10" table:formula="of:=[.T137]*4" office:value-type="currency" office:currency="USD" office:value="61.6420371275037">
            <text:p>$62</text:p>
          </table:table-cell>
          <table:table-cell table:formula="of:=[.S137]*4" office:value-type="currency" office:currency="USD" office:value="115.577055186627">
            <text:p>$116</text:p>
          </table:table-cell>
          <table:table-cell table:formula="of:=[.T137]*4" office:value-type="currency" office:currency="USD" office:value="61.6420371275037">
            <text:p>$62</text:p>
          </table:table-cell>
          <table:table-cell table:formula="of:=[.S137]/2" office:value-type="float" office:value="14.4471318983284">
            <text:p>14</text:p>
          </table:table-cell>
          <table:table-cell table:formula="of:=[.T137]/2" office:value-type="float" office:value="7.70525464093796">
            <text:p>8</text:p>
          </table:table-cell>
          <table:table-cell table:formula="of:=[.P137]*0.183" office:value-type="float" office:value="3694.587">
            <text:p>$ 3,69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560">
            <text:p>2560</text:p>
          </table:table-cell>
          <table:table-cell table:style-name="ce1" office:value-type="string">
            <text:p>LAWNSIDE_BORO</text:p>
          </table:table-cell>
          <table:table-cell/>
          <table:table-cell table:style-name="ce5" office:value-type="float" office:value="121">
            <text:p>121</text:p>
          </table:table-cell>
          <table:table-cell table:style-name="ce5" table:formula="of:=SUM([.F138:.G138])" office:value-type="float" office:value="121">
            <text:p>121</text:p>
          </table:table-cell>
          <table:table-cell table:style-name="ce6" office:value-type="float" office:value="149722">
            <text:p>$ 149,722 </text:p>
          </table:table-cell>
          <table:table-cell table:style-name="ce6" office:value-type="float" office:value="71905">
            <text:p>$ 71,905 </text:p>
          </table:table-cell>
          <table:table-cell table:formula="of:=SUM([.I138:.J138])" office:value-type="float" office:value="221627">
            <text:p>$ 221,627 </text:p>
          </table:table-cell>
          <table:table-cell table:formula="of:=[.K138]/[.H138]" office:value-type="float" office:value="1831.62809917355">
            <text:p>$ 1,832 </text:p>
          </table:table-cell>
          <table:table-cell/>
          <table:table-cell office:value-type="float" office:value="137">
            <text:p>137</text:p>
          </table:table-cell>
          <table:table-cell table:formula="of:=SUM([.M138:.N138])" office:value-type="float" office:value="137">
            <text:p>137</text:p>
          </table:table-cell>
          <table:table-cell table:style-name="ce9" office:value-type="float" office:value="151698">
            <text:p>151,698 </text:p>
          </table:table-cell>
          <table:table-cell table:formula="of:=[.P138]/[.O138]" office:value-type="float" office:value="1107.28467153285">
            <text:p>1107</text:p>
          </table:table-cell>
          <table:table-cell/>
          <table:table-cell table:formula="of:=[.Q138]/43.67" office:value-type="float" office:value="25.3557286817689">
            <text:p>25</text:p>
          </table:table-cell>
          <table:table-cell table:formula="of:=[.Q138]/81.88" office:value-type="float" office:value="13.5232617431955">
            <text:p>14</text:p>
          </table:table-cell>
          <table:table-cell table:style-name="ce10" table:formula="of:=[.S138]*4" office:value-type="currency" office:currency="USD" office:value="101.422914727076">
            <text:p>$101</text:p>
          </table:table-cell>
          <table:table-cell table:style-name="ce10" table:formula="of:=[.T138]*4" office:value-type="currency" office:currency="USD" office:value="54.093046972782">
            <text:p>$54</text:p>
          </table:table-cell>
          <table:table-cell table:formula="of:=[.S138]*4" office:value-type="currency" office:currency="USD" office:value="101.422914727076">
            <text:p>$101</text:p>
          </table:table-cell>
          <table:table-cell table:formula="of:=[.T138]*4" office:value-type="currency" office:currency="USD" office:value="54.093046972782">
            <text:p>$54</text:p>
          </table:table-cell>
          <table:table-cell table:formula="of:=[.S138]/2" office:value-type="float" office:value="12.6778643408844">
            <text:p>13</text:p>
          </table:table-cell>
          <table:table-cell table:formula="of:=[.T138]/2" office:value-type="float" office:value="6.76163087159775">
            <text:p>7</text:p>
          </table:table-cell>
          <table:table-cell table:formula="of:=[.P138]*0.183" office:value-type="float" office:value="27760.734">
            <text:p>$ 27,76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670">
            <text:p>2670</text:p>
          </table:table-cell>
          <table:table-cell table:style-name="ce1" office:value-type="string">
            <text:p>LINDENWOLD_BORO</text:p>
          </table:table-cell>
          <table:table-cell/>
          <table:table-cell table:style-name="ce5" office:value-type="float" office:value="1140">
            <text:p>1,140</text:p>
          </table:table-cell>
          <table:table-cell table:style-name="ce5" table:formula="of:=SUM([.F139:.G139])" office:value-type="float" office:value="1140">
            <text:p>1,140</text:p>
          </table:table-cell>
          <table:table-cell table:style-name="ce6" office:value-type="float" office:value="1356507">
            <text:p>$ 1,356,507 </text:p>
          </table:table-cell>
          <table:table-cell table:style-name="ce6" office:value-type="float" office:value="815605">
            <text:p>$ 815,605 </text:p>
          </table:table-cell>
          <table:table-cell table:formula="of:=SUM([.I139:.J139])" office:value-type="float" office:value="2172112">
            <text:p>$ 2,172,112 </text:p>
          </table:table-cell>
          <table:table-cell table:formula="of:=[.K139]/[.H139]" office:value-type="float" office:value="1905.36140350877">
            <text:p>$ 1,905 </text:p>
          </table:table-cell>
          <table:table-cell/>
          <table:table-cell office:value-type="float" office:value="1213">
            <text:p>1213</text:p>
          </table:table-cell>
          <table:table-cell table:formula="of:=SUM([.M139:.N139])" office:value-type="float" office:value="1213">
            <text:p>1213</text:p>
          </table:table-cell>
          <table:table-cell table:style-name="ce9" office:value-type="float" office:value="1337830">
            <text:p>1,337,830 </text:p>
          </table:table-cell>
          <table:table-cell table:formula="of:=[.P139]/[.O139]" office:value-type="float" office:value="1102.91014014839">
            <text:p>1103</text:p>
          </table:table-cell>
          <table:table-cell/>
          <table:table-cell table:formula="of:=[.Q139]/43.67" office:value-type="float" office:value="25.2555562204807">
            <text:p>25</text:p>
          </table:table-cell>
          <table:table-cell table:formula="of:=[.Q139]/81.88" office:value-type="float" office:value="13.4698356149046">
            <text:p>13</text:p>
          </table:table-cell>
          <table:table-cell table:style-name="ce10" table:formula="of:=[.S139]*4" office:value-type="currency" office:currency="USD" office:value="101.022224881923">
            <text:p>$101</text:p>
          </table:table-cell>
          <table:table-cell table:style-name="ce10" table:formula="of:=[.T139]*4" office:value-type="currency" office:currency="USD" office:value="53.8793424596186">
            <text:p>$54</text:p>
          </table:table-cell>
          <table:table-cell table:formula="of:=[.S139]*4" office:value-type="currency" office:currency="USD" office:value="101.022224881923">
            <text:p>$101</text:p>
          </table:table-cell>
          <table:table-cell table:formula="of:=[.T139]*4" office:value-type="currency" office:currency="USD" office:value="53.8793424596186">
            <text:p>$54</text:p>
          </table:table-cell>
          <table:table-cell table:formula="of:=[.S139]/2" office:value-type="float" office:value="12.6277781102404">
            <text:p>13</text:p>
          </table:table-cell>
          <table:table-cell table:formula="of:=[.T139]/2" office:value-type="float" office:value="6.73491780745232">
            <text:p>7</text:p>
          </table:table-cell>
          <table:table-cell table:formula="of:=[.P139]*0.183" office:value-type="float" office:value="244822.89">
            <text:p>$ 244,82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890">
            <text:p>2890</text:p>
          </table:table-cell>
          <table:table-cell table:style-name="ce1" office:value-type="string">
            <text:p>MAGNOLIA_BORO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table:formula="of:=SUM([.F140:.G140])" office:value-type="float" office:value="113">
            <text:p>113</text:p>
          </table:table-cell>
          <table:table-cell table:style-name="ce6" office:value-type="float" office:value="110578">
            <text:p>$ 110,578 </text:p>
          </table:table-cell>
          <table:table-cell table:style-name="ce6" office:value-type="float" office:value="36777">
            <text:p>$ 36,777 </text:p>
          </table:table-cell>
          <table:table-cell table:formula="of:=SUM([.I140:.J140])" office:value-type="float" office:value="147355">
            <text:p>$ 147,355 </text:p>
          </table:table-cell>
          <table:table-cell table:formula="of:=[.K140]/[.H140]" office:value-type="float" office:value="1304.02654867257">
            <text:p>$ 1,304 </text:p>
          </table:table-cell>
          <table:table-cell/>
          <table:table-cell office:value-type="float" office:value="110">
            <text:p>110</text:p>
          </table:table-cell>
          <table:table-cell table:formula="of:=SUM([.M140:.N140])" office:value-type="float" office:value="110">
            <text:p>110</text:p>
          </table:table-cell>
          <table:table-cell table:style-name="ce9" office:value-type="float" office:value="93529">
            <text:p>93,529 </text:p>
          </table:table-cell>
          <table:table-cell table:formula="of:=[.P140]/[.O140]" office:value-type="float" office:value="850.263636363636">
            <text:p>850</text:p>
          </table:table-cell>
          <table:table-cell/>
          <table:table-cell table:formula="of:=[.Q140]/43.67" office:value-type="float" office:value="19.4702000541249">
            <text:p>19</text:p>
          </table:table-cell>
          <table:table-cell table:formula="of:=[.Q140]/81.88" office:value-type="float" office:value="10.3842652218324">
            <text:p>10</text:p>
          </table:table-cell>
          <table:table-cell table:style-name="ce10" table:formula="of:=[.S140]*4" office:value-type="currency" office:currency="USD" office:value="77.8808002164998">
            <text:p>$78</text:p>
          </table:table-cell>
          <table:table-cell table:style-name="ce10" table:formula="of:=[.T140]*4" office:value-type="currency" office:currency="USD" office:value="41.5370608873296">
            <text:p>$42</text:p>
          </table:table-cell>
          <table:table-cell table:formula="of:=[.S140]*4" office:value-type="currency" office:currency="USD" office:value="77.8808002164998">
            <text:p>$78</text:p>
          </table:table-cell>
          <table:table-cell table:formula="of:=[.T140]*4" office:value-type="currency" office:currency="USD" office:value="41.5370608873296">
            <text:p>$42</text:p>
          </table:table-cell>
          <table:table-cell table:formula="of:=[.S140]/2" office:value-type="float" office:value="9.73510002706247">
            <text:p>10</text:p>
          </table:table-cell>
          <table:table-cell table:formula="of:=[.T140]/2" office:value-type="float" office:value="5.1921326109162">
            <text:p>5</text:p>
          </table:table-cell>
          <table:table-cell table:formula="of:=[.P140]*0.183" office:value-type="float" office:value="17115.807">
            <text:p>$ 17,11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110">
            <text:p>3110</text:p>
          </table:table-cell>
          <table:table-cell table:style-name="ce1" office:value-type="string">
            <text:p>MERCHANTVILLE_BORO</text:p>
          </table:table-cell>
          <table:table-cell/>
          <table:table-cell table:style-name="ce5" office:value-type="float" office:value="80">
            <text:p>80</text:p>
          </table:table-cell>
          <table:table-cell table:style-name="ce5" table:formula="of:=SUM([.F141:.G141])" office:value-type="float" office:value="80">
            <text:p>80</text:p>
          </table:table-cell>
          <table:table-cell table:style-name="ce6" office:value-type="float" office:value="91156">
            <text:p>$ 91,156 </text:p>
          </table:table-cell>
          <table:table-cell table:style-name="ce6" office:value-type="float" office:value="23296">
            <text:p>$ 23,296 </text:p>
          </table:table-cell>
          <table:table-cell table:formula="of:=SUM([.I141:.J141])" office:value-type="float" office:value="114452">
            <text:p>$ 114,452 </text:p>
          </table:table-cell>
          <table:table-cell table:formula="of:=[.K141]/[.H141]" office:value-type="float" office:value="1430.65">
            <text:p>$ 1,431 </text:p>
          </table:table-cell>
          <table:table-cell/>
          <table:table-cell office:value-type="float" office:value="126">
            <text:p>126</text:p>
          </table:table-cell>
          <table:table-cell table:formula="of:=SUM([.M141:.N141])" office:value-type="float" office:value="126">
            <text:p>126</text:p>
          </table:table-cell>
          <table:table-cell table:style-name="ce9" office:value-type="float" office:value="117067">
            <text:p>117,067 </text:p>
          </table:table-cell>
          <table:table-cell table:formula="of:=[.P141]/[.O141]" office:value-type="float" office:value="929.103174603175">
            <text:p>929</text:p>
          </table:table-cell>
          <table:table-cell/>
          <table:table-cell table:formula="of:=[.Q141]/43.67" office:value-type="float" office:value="21.2755478498552">
            <text:p>21</text:p>
          </table:table-cell>
          <table:table-cell table:formula="of:=[.Q141]/81.88" office:value-type="float" office:value="11.3471320786905">
            <text:p>11</text:p>
          </table:table-cell>
          <table:table-cell table:style-name="ce10" table:formula="of:=[.S141]*4" office:value-type="currency" office:currency="USD" office:value="85.1021913994206">
            <text:p>$85</text:p>
          </table:table-cell>
          <table:table-cell table:style-name="ce10" table:formula="of:=[.T141]*4" office:value-type="currency" office:currency="USD" office:value="45.3885283147618">
            <text:p>$45</text:p>
          </table:table-cell>
          <table:table-cell table:formula="of:=[.S141]*4" office:value-type="currency" office:currency="USD" office:value="85.1021913994206">
            <text:p>$85</text:p>
          </table:table-cell>
          <table:table-cell table:formula="of:=[.T141]*4" office:value-type="currency" office:currency="USD" office:value="45.3885283147618">
            <text:p>$45</text:p>
          </table:table-cell>
          <table:table-cell table:formula="of:=[.S141]/2" office:value-type="float" office:value="10.6377739249276">
            <text:p>11</text:p>
          </table:table-cell>
          <table:table-cell table:formula="of:=[.T141]/2" office:value-type="float" office:value="5.67356603934523">
            <text:p>6</text:p>
          </table:table-cell>
          <table:table-cell table:formula="of:=[.P141]*0.183" office:value-type="float" office:value="21423.261">
            <text:p>$ 21,42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420">
            <text:p>3420</text:p>
          </table:table-cell>
          <table:table-cell table:style-name="ce1" office:value-type="string">
            <text:p>MOUNT_EPHRAIM_BORO</text:p>
          </table:table-cell>
          <table:table-cell/>
          <table:table-cell table:style-name="ce5" office:value-type="float" office:value="75">
            <text:p>75</text:p>
          </table:table-cell>
          <table:table-cell table:style-name="ce5" table:formula="of:=SUM([.F142:.G142])" office:value-type="float" office:value="75">
            <text:p>75</text:p>
          </table:table-cell>
          <table:table-cell table:style-name="ce6" office:value-type="float" office:value="61">
            <text:p>$ 61 </text:p>
          </table:table-cell>
          <table:table-cell table:style-name="ce6" office:value-type="float" office:value="982">
            <text:p>$ 982 </text:p>
          </table:table-cell>
          <table:table-cell table:formula="of:=SUM([.I142:.J142])" office:value-type="float" office:value="1043">
            <text:p>$ 1,043 </text:p>
          </table:table-cell>
          <table:table-cell table:formula="of:=[.K142]/[.H142]" office:value-type="float" office:value="13.9066666666667">
            <text:p>$ 14 </text:p>
          </table:table-cell>
          <table:table-cell/>
          <table:table-cell office:value-type="float" office:value="76">
            <text:p>76</text:p>
          </table:table-cell>
          <table:table-cell table:formula="of:=SUM([.M142:.N142])" office:value-type="float" office:value="76">
            <text:p>76</text:p>
          </table:table-cell>
          <table:table-cell table:style-name="ce9" office:value-type="float" office:value="58480">
            <text:p>58,480 </text:p>
          </table:table-cell>
          <table:table-cell table:formula="of:=[.P142]/[.O142]" office:value-type="float" office:value="769.473684210526">
            <text:p>769</text:p>
          </table:table-cell>
          <table:table-cell/>
          <table:table-cell table:formula="of:=[.Q142]/43.67" office:value-type="float" office:value="17.6201897002639">
            <text:p>18</text:p>
          </table:table-cell>
          <table:table-cell table:formula="of:=[.Q142]/81.88" office:value-type="float" office:value="9.39757797032885">
            <text:p>9</text:p>
          </table:table-cell>
          <table:table-cell table:style-name="ce10" table:formula="of:=[.S142]*4" office:value-type="currency" office:currency="USD" office:value="70.4807588010558">
            <text:p>$70</text:p>
          </table:table-cell>
          <table:table-cell table:style-name="ce10" table:formula="of:=[.T142]*4" office:value-type="currency" office:currency="USD" office:value="37.5903118813154">
            <text:p>$38</text:p>
          </table:table-cell>
          <table:table-cell table:formula="of:=[.S142]*4" office:value-type="currency" office:currency="USD" office:value="70.4807588010558">
            <text:p>$70</text:p>
          </table:table-cell>
          <table:table-cell table:formula="of:=[.T142]*4" office:value-type="currency" office:currency="USD" office:value="37.5903118813154">
            <text:p>$38</text:p>
          </table:table-cell>
          <table:table-cell table:formula="of:=[.S142]/2" office:value-type="float" office:value="8.81009485013197">
            <text:p>9</text:p>
          </table:table-cell>
          <table:table-cell table:formula="of:=[.T142]/2" office:value-type="float" office:value="4.69878898516443">
            <text:p>5</text:p>
          </table:table-cell>
          <table:table-cell table:formula="of:=[.P142]*0.183" office:value-type="float" office:value="10701.84">
            <text:p>$ 10,70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770">
            <text:p>3770</text:p>
          </table:table-cell>
          <table:table-cell table:style-name="ce1" office:value-type="string">
            <text:p>OAKLYN_BORO</text:p>
          </table:table-cell>
          <table:table-cell/>
          <table:table-cell table:style-name="ce5" office:value-type="float" office:value="71">
            <text:p>71</text:p>
          </table:table-cell>
          <table:table-cell table:style-name="ce5" table:formula="of:=SUM([.F143:.G143])" office:value-type="float" office:value="71">
            <text:p>71</text:p>
          </table:table-cell>
          <table:table-cell table:style-name="ce6" office:value-type="float" office:value="66">
            <text:p>$ 66 </text:p>
          </table:table-cell>
          <table:table-cell table:style-name="ce6" office:value-type="float" office:value="704">
            <text:p>$ 704 </text:p>
          </table:table-cell>
          <table:table-cell table:formula="of:=SUM([.I143:.J143])" office:value-type="float" office:value="770">
            <text:p>$ 770 </text:p>
          </table:table-cell>
          <table:table-cell table:formula="of:=[.K143]/[.H143]" office:value-type="float" office:value="10.8450704225352">
            <text:p>$ 11 </text:p>
          </table:table-cell>
          <table:table-cell office:value-type="string">
            <text:p><text:s/></text:p>
          </table:table-cell>
          <table:table-cell office:value-type="float" office:value="98">
            <text:p>98</text:p>
          </table:table-cell>
          <table:table-cell table:formula="of:=SUM([.M143:.N143])" office:value-type="float" office:value="98">
            <text:p>98</text:p>
          </table:table-cell>
          <table:table-cell table:style-name="ce9" office:value-type="float" office:value="79379">
            <text:p>79,379 </text:p>
          </table:table-cell>
          <table:table-cell table:formula="of:=[.P143]/[.O143]" office:value-type="float" office:value="809.989795918367">
            <text:p>810</text:p>
          </table:table-cell>
          <table:table-cell/>
          <table:table-cell table:formula="of:=[.Q143]/43.67" office:value-type="float" office:value="18.5479687638738">
            <text:p>19</text:p>
          </table:table-cell>
          <table:table-cell table:formula="of:=[.Q143]/81.88" office:value-type="float" office:value="9.89240102489457">
            <text:p>10</text:p>
          </table:table-cell>
          <table:table-cell table:style-name="ce10" table:formula="of:=[.S143]*4" office:value-type="currency" office:currency="USD" office:value="74.1918750554951">
            <text:p>$74</text:p>
          </table:table-cell>
          <table:table-cell table:style-name="ce10" table:formula="of:=[.T143]*4" office:value-type="currency" office:currency="USD" office:value="39.5696040995783">
            <text:p>$40</text:p>
          </table:table-cell>
          <table:table-cell table:formula="of:=[.S143]*4" office:value-type="currency" office:currency="USD" office:value="74.1918750554951">
            <text:p>$74</text:p>
          </table:table-cell>
          <table:table-cell table:formula="of:=[.T143]*4" office:value-type="currency" office:currency="USD" office:value="39.5696040995783">
            <text:p>$40</text:p>
          </table:table-cell>
          <table:table-cell table:formula="of:=[.S143]/2" office:value-type="float" office:value="9.27398438193688">
            <text:p>9</text:p>
          </table:table-cell>
          <table:table-cell table:formula="of:=[.T143]/2" office:value-type="float" office:value="4.94620051244729">
            <text:p>5</text:p>
          </table:table-cell>
          <table:table-cell table:formula="of:=[.P143]*0.183" office:value-type="float" office:value="14526.357">
            <text:p>$ 14,52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060">
            <text:p>4060</text:p>
          </table:table-cell>
          <table:table-cell table:style-name="ce1" office:value-type="string">
            <text:p>PENNSAUKEN_TOWNSHIP</text:p>
          </table:table-cell>
          <table:table-cell table:style-name="ce5" office:value-type="float" office:value="982">
            <text:p>982</text:p>
          </table:table-cell>
          <table:table-cell table:style-name="ce5"/>
          <table:table-cell table:style-name="ce5" table:formula="of:=SUM([.F144:.G144])" office:value-type="float" office:value="982">
            <text:p>982</text:p>
          </table:table-cell>
          <table:table-cell table:style-name="ce6" office:value-type="float" office:value="1">
            <text:p>$ 1 </text:p>
          </table:table-cell>
          <table:table-cell table:style-name="ce6" office:value-type="float" office:value="529">
            <text:p>$ 529 </text:p>
          </table:table-cell>
          <table:table-cell table:formula="of:=SUM([.I144:.J144])" office:value-type="float" office:value="530">
            <text:p>$ 530 </text:p>
          </table:table-cell>
          <table:table-cell table:formula="of:=[.K144]/[.H144]" office:value-type="float" office:value="0.539714867617108">
            <text:p>$ 1 </text:p>
          </table:table-cell>
          <table:table-cell office:value-type="float" office:value="1033">
            <text:p>1033</text:p>
          </table:table-cell>
          <table:table-cell/>
          <table:table-cell table:formula="of:=SUM([.M144:.N144])" office:value-type="float" office:value="1033">
            <text:p>1033</text:p>
          </table:table-cell>
          <table:table-cell table:style-name="ce9" office:value-type="float" office:value="1585913">
            <text:p>1,585,913 </text:p>
          </table:table-cell>
          <table:table-cell table:formula="of:=[.P144]/[.O144]" office:value-type="float" office:value="1535.24975798645">
            <text:p>1535</text:p>
          </table:table-cell>
          <table:table-cell/>
          <table:table-cell table:formula="of:=[.Q144]/43.67" office:value-type="float" office:value="35.1557077624559">
            <text:p>35</text:p>
          </table:table-cell>
          <table:table-cell table:formula="of:=[.Q144]/81.88" office:value-type="float" office:value="18.7499970442898">
            <text:p>19</text:p>
          </table:table-cell>
          <table:table-cell table:style-name="ce10" table:formula="of:=[.S144]*4" office:value-type="currency" office:currency="USD" office:value="140.622831049823">
            <text:p>$141</text:p>
          </table:table-cell>
          <table:table-cell table:style-name="ce10" table:formula="of:=[.T144]*4" office:value-type="currency" office:currency="USD" office:value="74.9999881771591">
            <text:p>$75</text:p>
          </table:table-cell>
          <table:table-cell table:formula="of:=[.S144]*4" office:value-type="currency" office:currency="USD" office:value="140.622831049823">
            <text:p>$141</text:p>
          </table:table-cell>
          <table:table-cell table:formula="of:=[.T144]*4" office:value-type="currency" office:currency="USD" office:value="74.9999881771591">
            <text:p>$75</text:p>
          </table:table-cell>
          <table:table-cell table:formula="of:=[.S144]/2" office:value-type="float" office:value="17.5778538812279">
            <text:p>18</text:p>
          </table:table-cell>
          <table:table-cell table:formula="of:=[.T144]/2" office:value-type="float" office:value="9.37499852214489">
            <text:p>9</text:p>
          </table:table-cell>
          <table:table-cell table:formula="of:=[.P144]*0.183" office:value-type="float" office:value="290222.079">
            <text:p>$ 290,22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110">
            <text:p>4110</text:p>
          </table:table-cell>
          <table:table-cell table:style-name="ce1" office:value-type="string">
            <text:p>PINE_HILL_BORO</text:p>
          </table:table-cell>
          <table:table-cell/>
          <table:table-cell table:style-name="ce5" office:value-type="float" office:value="621">
            <text:p>621</text:p>
          </table:table-cell>
          <table:table-cell table:style-name="ce5" table:formula="of:=SUM([.F145:.G145])" office:value-type="float" office:value="621">
            <text:p>621</text:p>
          </table:table-cell>
          <table:table-cell table:style-name="ce6" office:value-type="float" office:value="655919">
            <text:p>$ 655,919 </text:p>
          </table:table-cell>
          <table:table-cell table:style-name="ce6" office:value-type="float" office:value="269926">
            <text:p>$ 269,926 </text:p>
          </table:table-cell>
          <table:table-cell table:formula="of:=SUM([.I145:.J145])" office:value-type="float" office:value="925845">
            <text:p>$ 925,845 </text:p>
          </table:table-cell>
          <table:table-cell table:formula="of:=[.K145]/[.H145]" office:value-type="float" office:value="1490.89371980676">
            <text:p>$ 1,491 </text:p>
          </table:table-cell>
          <table:table-cell/>
          <table:table-cell office:value-type="float" office:value="613">
            <text:p>613</text:p>
          </table:table-cell>
          <table:table-cell table:formula="of:=SUM([.M145:.N145])" office:value-type="float" office:value="613">
            <text:p>613</text:p>
          </table:table-cell>
          <table:table-cell table:style-name="ce9" office:value-type="float" office:value="594289">
            <text:p>594,289 </text:p>
          </table:table-cell>
          <table:table-cell table:formula="of:=[.P145]/[.O145]" office:value-type="float" office:value="969.47634584013">
            <text:p>969</text:p>
          </table:table-cell>
          <table:table-cell/>
          <table:table-cell table:formula="of:=[.Q145]/43.67" office:value-type="float" office:value="22.2000537174291">
            <text:p>22</text:p>
          </table:table-cell>
          <table:table-cell table:formula="of:=[.Q145]/81.88" office:value-type="float" office:value="11.8402094020534">
            <text:p>12</text:p>
          </table:table-cell>
          <table:table-cell table:style-name="ce10" table:formula="of:=[.S145]*4" office:value-type="currency" office:currency="USD" office:value="88.8002148697166">
            <text:p>$89</text:p>
          </table:table-cell>
          <table:table-cell table:style-name="ce10" table:formula="of:=[.T145]*4" office:value-type="currency" office:currency="USD" office:value="47.3608376082135">
            <text:p>$47</text:p>
          </table:table-cell>
          <table:table-cell table:formula="of:=[.S145]*4" office:value-type="currency" office:currency="USD" office:value="88.8002148697166">
            <text:p>$89</text:p>
          </table:table-cell>
          <table:table-cell table:formula="of:=[.T145]*4" office:value-type="currency" office:currency="USD" office:value="47.3608376082135">
            <text:p>$47</text:p>
          </table:table-cell>
          <table:table-cell table:formula="of:=[.S145]/2" office:value-type="float" office:value="11.1000268587146">
            <text:p>11</text:p>
          </table:table-cell>
          <table:table-cell table:formula="of:=[.T145]/2" office:value-type="float" office:value="5.92010470102669">
            <text:p>6</text:p>
          </table:table-cell>
          <table:table-cell table:formula="of:=[.P145]*0.183" office:value-type="float" office:value="108754.887">
            <text:p>$ 108,75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590">
            <text:p>4590</text:p>
          </table:table-cell>
          <table:table-cell table:style-name="ce1" office:value-type="string">
            <text:p>RUNNEMEDE_BORO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table:formula="of:=SUM([.F146:.G146])" office:value-type="float" office:value="156">
            <text:p>156</text:p>
          </table:table-cell>
          <table:table-cell table:style-name="ce6" office:value-type="float" office:value="135255">
            <text:p>$ 135,255 </text:p>
          </table:table-cell>
          <table:table-cell table:style-name="ce6" office:value-type="float" office:value="43330">
            <text:p>$ 43,330 </text:p>
          </table:table-cell>
          <table:table-cell table:formula="of:=SUM([.I146:.J146])" office:value-type="float" office:value="178585">
            <text:p>$ 178,585 </text:p>
          </table:table-cell>
          <table:table-cell table:formula="of:=[.K146]/[.H146]" office:value-type="float" office:value="1144.77564102564">
            <text:p>$ 1,145 </text:p>
          </table:table-cell>
          <table:table-cell/>
          <table:table-cell office:value-type="float" office:value="171">
            <text:p>171</text:p>
          </table:table-cell>
          <table:table-cell table:formula="of:=SUM([.M146:.N146])" office:value-type="float" office:value="171">
            <text:p>171</text:p>
          </table:table-cell>
          <table:table-cell table:style-name="ce9" office:value-type="float" office:value="134934">
            <text:p>134,934 </text:p>
          </table:table-cell>
          <table:table-cell table:formula="of:=[.P146]/[.O146]" office:value-type="float" office:value="789.087719298246">
            <text:p>789</text:p>
          </table:table-cell>
          <table:table-cell/>
          <table:table-cell table:formula="of:=[.Q146]/43.67" office:value-type="float" office:value="18.0693317906628">
            <text:p>18</text:p>
          </table:table-cell>
          <table:table-cell table:formula="of:=[.Q146]/81.88" office:value-type="float" office:value="9.63712407545488">
            <text:p>10</text:p>
          </table:table-cell>
          <table:table-cell table:style-name="ce10" table:formula="of:=[.S146]*4" office:value-type="currency" office:currency="USD" office:value="72.2773271626513">
            <text:p>$72</text:p>
          </table:table-cell>
          <table:table-cell table:style-name="ce10" table:formula="of:=[.T146]*4" office:value-type="currency" office:currency="USD" office:value="38.5484963018195">
            <text:p>$39</text:p>
          </table:table-cell>
          <table:table-cell table:formula="of:=[.S146]*4" office:value-type="currency" office:currency="USD" office:value="72.2773271626513">
            <text:p>$72</text:p>
          </table:table-cell>
          <table:table-cell table:formula="of:=[.T146]*4" office:value-type="currency" office:currency="USD" office:value="38.5484963018195">
            <text:p>$39</text:p>
          </table:table-cell>
          <table:table-cell table:formula="of:=[.S146]/2" office:value-type="float" office:value="9.03466589533141">
            <text:p>9</text:p>
          </table:table-cell>
          <table:table-cell table:formula="of:=[.T146]/2" office:value-type="float" office:value="4.81856203772744">
            <text:p>5</text:p>
          </table:table-cell>
          <table:table-cell table:formula="of:=[.P146]*0.183" office:value-type="float" office:value="24692.922">
            <text:p>$ 24,69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790">
            <text:p>4790</text:p>
          </table:table-cell>
          <table:table-cell table:style-name="ce1" office:value-type="string">
            <text:p>SOMERDALE_BORO</text:p>
          </table:table-cell>
          <table:table-cell/>
          <table:table-cell table:style-name="ce5" office:value-type="float" office:value="104">
            <text:p>104</text:p>
          </table:table-cell>
          <table:table-cell table:style-name="ce5" table:formula="of:=SUM([.F147:.G147])" office:value-type="float" office:value="104">
            <text:p>104</text:p>
          </table:table-cell>
          <table:table-cell table:style-name="ce6" office:value-type="float" office:value="92348">
            <text:p>$ 92,348 </text:p>
          </table:table-cell>
          <table:table-cell table:style-name="ce6" office:value-type="float" office:value="32194">
            <text:p>$ 32,194 </text:p>
          </table:table-cell>
          <table:table-cell table:formula="of:=SUM([.I147:.J147])" office:value-type="float" office:value="124542">
            <text:p>$ 124,542 </text:p>
          </table:table-cell>
          <table:table-cell table:formula="of:=[.K147]/[.H147]" office:value-type="float" office:value="1197.51923076923">
            <text:p>$ 1,198 </text:p>
          </table:table-cell>
          <table:table-cell/>
          <table:table-cell office:value-type="float" office:value="135">
            <text:p>135</text:p>
          </table:table-cell>
          <table:table-cell table:formula="of:=SUM([.M147:.N147])" office:value-type="float" office:value="135">
            <text:p>135</text:p>
          </table:table-cell>
          <table:table-cell table:style-name="ce9" office:value-type="float" office:value="119530">
            <text:p>119,530 </text:p>
          </table:table-cell>
          <table:table-cell table:formula="of:=[.P147]/[.O147]" office:value-type="float" office:value="885.407407407407">
            <text:p>885</text:p>
          </table:table-cell>
          <table:table-cell/>
          <table:table-cell table:formula="of:=[.Q147]/43.67" office:value-type="float" office:value="20.2749578064439">
            <text:p>20</text:p>
          </table:table-cell>
          <table:table-cell table:formula="of:=[.Q147]/81.88" office:value-type="float" office:value="10.8134759087373">
            <text:p>11</text:p>
          </table:table-cell>
          <table:table-cell table:style-name="ce10" table:formula="of:=[.S147]*4" office:value-type="currency" office:currency="USD" office:value="81.0998312257758">
            <text:p>$81</text:p>
          </table:table-cell>
          <table:table-cell table:style-name="ce10" table:formula="of:=[.T147]*4" office:value-type="currency" office:currency="USD" office:value="43.2539036349491">
            <text:p>$43</text:p>
          </table:table-cell>
          <table:table-cell table:formula="of:=[.S147]*4" office:value-type="currency" office:currency="USD" office:value="81.0998312257758">
            <text:p>$81</text:p>
          </table:table-cell>
          <table:table-cell table:formula="of:=[.T147]*4" office:value-type="currency" office:currency="USD" office:value="43.2539036349491">
            <text:p>$43</text:p>
          </table:table-cell>
          <table:table-cell table:formula="of:=[.S147]/2" office:value-type="float" office:value="10.137478903222">
            <text:p>10</text:p>
          </table:table-cell>
          <table:table-cell table:formula="of:=[.T147]/2" office:value-type="float" office:value="5.40673795436863">
            <text:p>5</text:p>
          </table:table-cell>
          <table:table-cell table:formula="of:=[.P147]*0.183" office:value-type="float" office:value="21873.99">
            <text:p>$ 21,87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035">
            <text:p>5035</text:p>
          </table:table-cell>
          <table:table-cell table:style-name="ce1" office:value-type="string">
            <text:p>STERLING_HIGH_SCHOOL_DISTRICT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table:formula="of:=SUM([.F148:.G148])" office:value-type="float" office:value="116">
            <text:p>116</text:p>
          </table:table-cell>
          <table:table-cell table:style-name="ce6" office:value-type="float" office:value="98629">
            <text:p>$ 98,629 </text:p>
          </table:table-cell>
          <table:table-cell table:style-name="ce6" office:value-type="float" office:value="28680">
            <text:p>$ 28,680 </text:p>
          </table:table-cell>
          <table:table-cell table:formula="of:=SUM([.I148:.J148])" office:value-type="float" office:value="127309">
            <text:p>$ 127,309 </text:p>
          </table:table-cell>
          <table:table-cell table:formula="of:=[.K148]/[.H148]" office:value-type="float" office:value="1097.49137931035">
            <text:p>$ 1,097 </text:p>
          </table:table-cell>
          <table:table-cell/>
          <table:table-cell office:value-type="float" office:value="101">
            <text:p>101</text:p>
          </table:table-cell>
          <table:table-cell table:formula="of:=SUM([.M148:.N148])" office:value-type="float" office:value="101">
            <text:p>101</text:p>
          </table:table-cell>
          <table:table-cell table:style-name="ce9" office:value-type="float" office:value="78654">
            <text:p>78,654 </text:p>
          </table:table-cell>
          <table:table-cell table:formula="of:=[.P148]/[.O148]" office:value-type="float" office:value="778.752475247525">
            <text:p>779</text:p>
          </table:table-cell>
          <table:table-cell/>
          <table:table-cell table:formula="of:=[.Q148]/43.67" office:value-type="float" office:value="17.8326648785785">
            <text:p>18</text:p>
          </table:table-cell>
          <table:table-cell table:formula="of:=[.Q148]/81.88" office:value-type="float" office:value="9.51089979540211">
            <text:p>10</text:p>
          </table:table-cell>
          <table:table-cell table:style-name="ce10" table:formula="of:=[.S148]*4" office:value-type="currency" office:currency="USD" office:value="71.3306595143142">
            <text:p>$71</text:p>
          </table:table-cell>
          <table:table-cell table:style-name="ce10" table:formula="of:=[.T148]*4" office:value-type="currency" office:currency="USD" office:value="38.0435991816084">
            <text:p>$38</text:p>
          </table:table-cell>
          <table:table-cell table:formula="of:=[.S148]*4" office:value-type="currency" office:currency="USD" office:value="71.3306595143142">
            <text:p>$71</text:p>
          </table:table-cell>
          <table:table-cell table:formula="of:=[.T148]*4" office:value-type="currency" office:currency="USD" office:value="38.0435991816084">
            <text:p>$38</text:p>
          </table:table-cell>
          <table:table-cell table:formula="of:=[.S148]/2" office:value-type="float" office:value="8.91633243928927">
            <text:p>9</text:p>
          </table:table-cell>
          <table:table-cell table:formula="of:=[.T148]/2" office:value-type="float" office:value="4.75544989770106">
            <text:p>5</text:p>
          </table:table-cell>
          <table:table-cell table:formula="of:=[.P148]*0.183" office:value-type="float" office:value="14393.682">
            <text:p>$ 14,39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080">
            <text:p>5080</text:p>
          </table:table-cell>
          <table:table-cell table:style-name="ce1" office:value-type="string">
            <text:p>STRATFORD_BORO</text:p>
          </table:table-cell>
          <table:table-cell/>
          <table:table-cell table:style-name="ce5" office:value-type="float" office:value="88">
            <text:p>88</text:p>
          </table:table-cell>
          <table:table-cell table:style-name="ce5" table:formula="of:=SUM([.F149:.G149])" office:value-type="float" office:value="88">
            <text:p>88</text:p>
          </table:table-cell>
          <table:table-cell table:style-name="ce6" office:value-type="float" office:value="69517">
            <text:p>$ 69,517 </text:p>
          </table:table-cell>
          <table:table-cell table:style-name="ce6" office:value-type="float" office:value="21756">
            <text:p>$ 21,756 </text:p>
          </table:table-cell>
          <table:table-cell table:formula="of:=SUM([.I149:.J149])" office:value-type="float" office:value="91273">
            <text:p>$ 91,273 </text:p>
          </table:table-cell>
          <table:table-cell table:formula="of:=[.K149]/[.H149]" office:value-type="float" office:value="1037.19318181818">
            <text:p>$ 1,037 </text:p>
          </table:table-cell>
          <table:table-cell/>
          <table:table-cell office:value-type="float" office:value="128">
            <text:p>128</text:p>
          </table:table-cell>
          <table:table-cell table:formula="of:=SUM([.M149:.N149])" office:value-type="float" office:value="128">
            <text:p>128</text:p>
          </table:table-cell>
          <table:table-cell table:style-name="ce9" office:value-type="float" office:value="98327">
            <text:p>98,327 </text:p>
          </table:table-cell>
          <table:table-cell table:formula="of:=[.P149]/[.O149]" office:value-type="float" office:value="768.1796875">
            <text:p>768</text:p>
          </table:table-cell>
          <table:table-cell/>
          <table:table-cell table:formula="of:=[.Q149]/43.67" office:value-type="float" office:value="17.5905584497367">
            <text:p>18</text:p>
          </table:table-cell>
          <table:table-cell table:formula="of:=[.Q149]/81.88" office:value-type="float" office:value="9.38177439545677">
            <text:p>9</text:p>
          </table:table-cell>
          <table:table-cell table:style-name="ce10" table:formula="of:=[.S149]*4" office:value-type="currency" office:currency="USD" office:value="70.3622337989467">
            <text:p>$70</text:p>
          </table:table-cell>
          <table:table-cell table:style-name="ce10" table:formula="of:=[.T149]*4" office:value-type="currency" office:currency="USD" office:value="37.5270975818271">
            <text:p>$38</text:p>
          </table:table-cell>
          <table:table-cell table:formula="of:=[.S149]*4" office:value-type="currency" office:currency="USD" office:value="70.3622337989467">
            <text:p>$70</text:p>
          </table:table-cell>
          <table:table-cell table:formula="of:=[.T149]*4" office:value-type="currency" office:currency="USD" office:value="37.5270975818271">
            <text:p>$38</text:p>
          </table:table-cell>
          <table:table-cell table:formula="of:=[.S149]/2" office:value-type="float" office:value="8.79527922486833">
            <text:p>9</text:p>
          </table:table-cell>
          <table:table-cell table:formula="of:=[.T149]/2" office:value-type="float" office:value="4.69088719772838">
            <text:p>5</text:p>
          </table:table-cell>
          <table:table-cell table:formula="of:=[.P149]*0.183" office:value-type="float" office:value="17993.841">
            <text:p>$ 17,99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400">
            <text:p>5400</text:p>
          </table:table-cell>
          <table:table-cell table:style-name="ce1" office:value-type="string">
            <text:p>VOORHEES_TOWNSHIP</text:p>
          </table:table-cell>
          <table:table-cell table:style-name="ce5" office:value-type="float" office:value="198">
            <text:p>198</text:p>
          </table:table-cell>
          <table:table-cell table:style-name="ce5"/>
          <table:table-cell table:style-name="ce5" table:formula="of:=SUM([.F150:.G150])" office:value-type="float" office:value="198">
            <text:p>198</text:p>
          </table:table-cell>
          <table:table-cell table:style-name="ce6" office:value-type="float" office:value="256013">
            <text:p>$ 256,013 </text:p>
          </table:table-cell>
          <table:table-cell table:style-name="ce6" office:value-type="float" office:value="170649">
            <text:p>$ 170,649 </text:p>
          </table:table-cell>
          <table:table-cell table:formula="of:=SUM([.I150:.J150])" office:value-type="float" office:value="426662">
            <text:p>$ 426,662 </text:p>
          </table:table-cell>
          <table:table-cell table:formula="of:=[.K150]/[.H150]" office:value-type="float" office:value="2154.85858585859">
            <text:p>$ 2,155 </text:p>
          </table:table-cell>
          <table:table-cell office:value-type="float" office:value="198">
            <text:p>198</text:p>
          </table:table-cell>
          <table:table-cell/>
          <table:table-cell table:formula="of:=SUM([.M150:.N150])" office:value-type="float" office:value="198">
            <text:p>198</text:p>
          </table:table-cell>
          <table:table-cell table:style-name="ce9" office:value-type="float" office:value="254733">
            <text:p>254,733 </text:p>
          </table:table-cell>
          <table:table-cell table:formula="of:=[.P150]/[.O150]" office:value-type="float" office:value="1286.5303030303">
            <text:p>1287</text:p>
          </table:table-cell>
          <table:table-cell/>
          <table:table-cell table:formula="of:=[.Q150]/43.67" office:value-type="float" office:value="29.4602771474766">
            <text:p>29</text:p>
          </table:table-cell>
          <table:table-cell table:formula="of:=[.Q150]/81.88" office:value-type="float" office:value="15.7123876774585">
            <text:p>16</text:p>
          </table:table-cell>
          <table:table-cell table:style-name="ce10" table:formula="of:=[.S150]*4" office:value-type="currency" office:currency="USD" office:value="117.841108589906">
            <text:p>$118</text:p>
          </table:table-cell>
          <table:table-cell table:style-name="ce10" table:formula="of:=[.T150]*4" office:value-type="currency" office:currency="USD" office:value="62.8495507098341">
            <text:p>$63</text:p>
          </table:table-cell>
          <table:table-cell table:formula="of:=[.S150]*4" office:value-type="currency" office:currency="USD" office:value="117.841108589906">
            <text:p>$118</text:p>
          </table:table-cell>
          <table:table-cell table:formula="of:=[.T150]*4" office:value-type="currency" office:currency="USD" office:value="62.8495507098341">
            <text:p>$63</text:p>
          </table:table-cell>
          <table:table-cell table:formula="of:=[.S150]/2" office:value-type="float" office:value="14.7301385737383">
            <text:p>15</text:p>
          </table:table-cell>
          <table:table-cell table:formula="of:=[.T150]/2" office:value-type="float" office:value="7.85619383872926">
            <text:p>8</text:p>
          </table:table-cell>
          <table:table-cell table:formula="of:=[.P150]*0.183" office:value-type="float" office:value="46616.139">
            <text:p>$ 46,61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560">
            <text:p>5560</text:p>
          </table:table-cell>
          <table:table-cell table:style-name="ce1" office:value-type="string">
            <text:p>WATERFORD_TOWNSHIP</text:p>
          </table:table-cell>
          <table:table-cell/>
          <table:table-cell table:style-name="ce5" office:value-type="float" office:value="291">
            <text:p>291</text:p>
          </table:table-cell>
          <table:table-cell table:style-name="ce5" table:formula="of:=SUM([.F151:.G151])" office:value-type="float" office:value="291">
            <text:p>291</text:p>
          </table:table-cell>
          <table:table-cell table:style-name="ce6" office:value-type="float" office:value="323949">
            <text:p>$ 323,949 </text:p>
          </table:table-cell>
          <table:table-cell table:style-name="ce6" office:value-type="float" office:value="110597">
            <text:p>$ 110,597 </text:p>
          </table:table-cell>
          <table:table-cell table:formula="of:=SUM([.I151:.J151])" office:value-type="float" office:value="434546">
            <text:p>$ 434,546 </text:p>
          </table:table-cell>
          <table:table-cell table:formula="of:=[.K151]/[.H151]" office:value-type="float" office:value="1493.2852233677">
            <text:p>$ 1,493 </text:p>
          </table:table-cell>
          <table:table-cell/>
          <table:table-cell office:value-type="float" office:value="277">
            <text:p>277</text:p>
          </table:table-cell>
          <table:table-cell table:formula="of:=SUM([.M151:.N151])" office:value-type="float" office:value="277">
            <text:p>277</text:p>
          </table:table-cell>
          <table:table-cell table:style-name="ce9" office:value-type="float" office:value="245499">
            <text:p>245,499 </text:p>
          </table:table-cell>
          <table:table-cell table:formula="of:=[.P151]/[.O151]" office:value-type="float" office:value="886.27797833935">
            <text:p>886</text:p>
          </table:table-cell>
          <table:table-cell/>
          <table:table-cell table:formula="of:=[.Q151]/43.67" office:value-type="float" office:value="20.2948930235711">
            <text:p>20</text:p>
          </table:table-cell>
          <table:table-cell table:formula="of:=[.Q151]/81.88" office:value-type="float" office:value="10.8241081868509">
            <text:p>11</text:p>
          </table:table-cell>
          <table:table-cell table:style-name="ce10" table:formula="of:=[.S151]*4" office:value-type="currency" office:currency="USD" office:value="81.1795720942844">
            <text:p>$81</text:p>
          </table:table-cell>
          <table:table-cell table:style-name="ce10" table:formula="of:=[.T151]*4" office:value-type="currency" office:currency="USD" office:value="43.2964327474035">
            <text:p>$43</text:p>
          </table:table-cell>
          <table:table-cell table:formula="of:=[.S151]*4" office:value-type="currency" office:currency="USD" office:value="81.1795720942844">
            <text:p>$81</text:p>
          </table:table-cell>
          <table:table-cell table:formula="of:=[.T151]*4" office:value-type="currency" office:currency="USD" office:value="43.2964327474035">
            <text:p>$43</text:p>
          </table:table-cell>
          <table:table-cell table:formula="of:=[.S151]/2" office:value-type="float" office:value="10.1474465117856">
            <text:p>10</text:p>
          </table:table-cell>
          <table:table-cell table:formula="of:=[.T151]/2" office:value-type="float" office:value="5.41205409342544">
            <text:p>5</text:p>
          </table:table-cell>
          <table:table-cell table:formula="of:=[.P151]*0.183" office:value-type="float" office:value="44926.317">
            <text:p>$ 44,92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820">
            <text:p>5820</text:p>
          </table:table-cell>
          <table:table-cell table:style-name="ce1" office:value-type="string">
            <text:p>WINSLOW_TOWNSHIP</text:p>
          </table:table-cell>
          <table:table-cell table:style-name="ce5" office:value-type="float" office:value="733">
            <text:p>733</text:p>
          </table:table-cell>
          <table:table-cell/>
          <table:table-cell table:style-name="ce5" table:formula="of:=SUM([.F152:.G152])" office:value-type="float" office:value="733">
            <text:p>733</text:p>
          </table:table-cell>
          <table:table-cell table:style-name="ce6" office:value-type="float" office:value="871866">
            <text:p>$ 871,866 </text:p>
          </table:table-cell>
          <table:table-cell table:style-name="ce6" office:value-type="float" office:value="574293">
            <text:p>$ 574,293 </text:p>
          </table:table-cell>
          <table:table-cell table:formula="of:=SUM([.I152:.J152])" office:value-type="float" office:value="1446159">
            <text:p>$ 1,446,159 </text:p>
          </table:table-cell>
          <table:table-cell table:formula="of:=[.K152]/[.H152]" office:value-type="float" office:value="1972.93178717599">
            <text:p>$ 1,973 </text:p>
          </table:table-cell>
          <table:table-cell office:value-type="float" office:value="744">
            <text:p>744</text:p>
          </table:table-cell>
          <table:table-cell/>
          <table:table-cell table:formula="of:=SUM([.M152:.N152])" office:value-type="float" office:value="744">
            <text:p>744</text:p>
          </table:table-cell>
          <table:table-cell table:style-name="ce9" office:value-type="float" office:value="999871">
            <text:p>999,871 </text:p>
          </table:table-cell>
          <table:table-cell table:formula="of:=[.P152]/[.O152]" office:value-type="float" office:value="1343.9126344086">
            <text:p>1344</text:p>
          </table:table-cell>
          <table:table-cell/>
          <table:table-cell table:formula="of:=[.Q152]/43.67" office:value-type="float" office:value="30.7742760340875">
            <text:p>31</text:p>
          </table:table-cell>
          <table:table-cell table:formula="of:=[.Q152]/81.88" office:value-type="float" office:value="16.4131977822252">
            <text:p>16</text:p>
          </table:table-cell>
          <table:table-cell table:style-name="ce10" table:formula="of:=[.S152]*4" office:value-type="currency" office:currency="USD" office:value="123.09710413635">
            <text:p>$123</text:p>
          </table:table-cell>
          <table:table-cell table:style-name="ce10" table:formula="of:=[.T152]*4" office:value-type="currency" office:currency="USD" office:value="65.6527911289009">
            <text:p>$66</text:p>
          </table:table-cell>
          <table:table-cell table:formula="of:=[.S152]*4" office:value-type="currency" office:currency="USD" office:value="123.09710413635">
            <text:p>$123</text:p>
          </table:table-cell>
          <table:table-cell table:formula="of:=[.T152]*4" office:value-type="currency" office:currency="USD" office:value="65.6527911289009">
            <text:p>$66</text:p>
          </table:table-cell>
          <table:table-cell table:formula="of:=[.S152]/2" office:value-type="float" office:value="15.3871380170438">
            <text:p>15</text:p>
          </table:table-cell>
          <table:table-cell table:formula="of:=[.T152]/2" office:value-type="float" office:value="8.20659889111262">
            <text:p>8</text:p>
          </table:table-cell>
          <table:table-cell table:formula="of:=[.P152]*0.183" office:value-type="float" office:value="182976.393">
            <text:p>$ 182,9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900">
            <text:p>5900</text:p>
          </table:table-cell>
          <table:table-cell table:style-name="ce1" office:value-type="string">
            <text:p>WOODLYNNE_BORO</text:p>
          </table:table-cell>
          <table:table-cell/>
          <table:table-cell table:style-name="ce5" office:value-type="float" office:value="219">
            <text:p>219</text:p>
          </table:table-cell>
          <table:table-cell table:style-name="ce5" table:formula="of:=SUM([.F153:.G153])" office:value-type="float" office:value="219">
            <text:p>219</text:p>
          </table:table-cell>
          <table:table-cell table:style-name="ce6" office:value-type="float" office:value="323949">
            <text:p>$ 323,949 </text:p>
          </table:table-cell>
          <table:table-cell table:style-name="ce6" office:value-type="float" office:value="144376">
            <text:p>$ 144,376 </text:p>
          </table:table-cell>
          <table:table-cell table:formula="of:=SUM([.I153:.J153])" office:value-type="float" office:value="468325">
            <text:p>$ 468,325 </text:p>
          </table:table-cell>
          <table:table-cell table:formula="of:=[.K153]/[.H153]" office:value-type="float" office:value="2138.4703196347">
            <text:p>$ 2,138 </text:p>
          </table:table-cell>
          <table:table-cell/>
          <table:table-cell office:value-type="float" office:value="290">
            <text:p>290</text:p>
          </table:table-cell>
          <table:table-cell table:formula="of:=SUM([.M153:.N153])" office:value-type="float" office:value="290">
            <text:p>290</text:p>
          </table:table-cell>
          <table:table-cell table:style-name="ce9" office:value-type="float" office:value="345870">
            <text:p>345,870 </text:p>
          </table:table-cell>
          <table:table-cell table:formula="of:=[.P153]/[.O153]" office:value-type="float" office:value="1192.65517241379">
            <text:p>1193</text:p>
          </table:table-cell>
          <table:table-cell/>
          <table:table-cell table:formula="of:=[.Q153]/43.67" office:value-type="float" office:value="27.3106290912249">
            <text:p>27</text:p>
          </table:table-cell>
          <table:table-cell table:formula="of:=[.Q153]/81.88" office:value-type="float" office:value="14.5658912116975">
            <text:p>15</text:p>
          </table:table-cell>
          <table:table-cell table:style-name="ce10" table:formula="of:=[.S153]*4" office:value-type="currency" office:currency="USD" office:value="109.2425163649">
            <text:p>$109</text:p>
          </table:table-cell>
          <table:table-cell table:style-name="ce10" table:formula="of:=[.T153]*4" office:value-type="currency" office:currency="USD" office:value="58.2635648467901">
            <text:p>$58</text:p>
          </table:table-cell>
          <table:table-cell table:formula="of:=[.S153]*4" office:value-type="currency" office:currency="USD" office:value="109.2425163649">
            <text:p>$109</text:p>
          </table:table-cell>
          <table:table-cell table:formula="of:=[.T153]*4" office:value-type="currency" office:currency="USD" office:value="58.2635648467901">
            <text:p>$58</text:p>
          </table:table-cell>
          <table:table-cell table:formula="of:=[.S153]/2" office:value-type="float" office:value="13.6553145456125">
            <text:p>14</text:p>
          </table:table-cell>
          <table:table-cell table:formula="of:=[.T153]/2" office:value-type="float" office:value="7.28294560584876">
            <text:p>7</text:p>
          </table:table-cell>
          <table:table-cell table:formula="of:=[.P153]*0.183" office:value-type="float" office:value="63294.21">
            <text:p>$ 63,29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024">
            <text:p>6024</text:p>
          </table:table-cell>
          <table:table-cell table:style-name="ce1" office:value-type="string">
            <text:p>CAMDEN'S_PRIDE_CHARTER_SCHOOL</text:p>
          </table:table-cell>
          <table:table-cell/>
          <table:table-cell table:style-name="ce5" office:value-type="float" office:value="82">
            <text:p>82</text:p>
          </table:table-cell>
          <table:table-cell table:style-name="ce5" table:formula="of:=SUM([.F154:.G154])" office:value-type="float" office:value="82">
            <text:p>82</text:p>
          </table:table-cell>
          <table:table-cell table:style-name="ce6" office:value-type="float" office:value="180210">
            <text:p>$ 180,210 </text:p>
          </table:table-cell>
          <table:table-cell table:style-name="ce6" office:value-type="float" office:value="73523">
            <text:p>$ 73,523 </text:p>
          </table:table-cell>
          <table:table-cell table:formula="of:=SUM([.I154:.J154])" office:value-type="float" office:value="253733">
            <text:p>$ 253,733 </text:p>
          </table:table-cell>
          <table:table-cell table:formula="of:=[.K154]/[.H154]" office:value-type="float" office:value="3094.30487804878">
            <text:p>$ 3,094 </text:p>
          </table:table-cell>
          <table:table-cell/>
          <table:table-cell office:value-type="float" office:value="104">
            <text:p>104</text:p>
          </table:table-cell>
          <table:table-cell table:formula="of:=SUM([.M154:.N154])" office:value-type="float" office:value="104">
            <text:p>104</text:p>
          </table:table-cell>
          <table:table-cell table:style-name="ce9" office:value-type="float" office:value="163649">
            <text:p>163,649 </text:p>
          </table:table-cell>
          <table:table-cell table:formula="of:=[.P154]/[.O154]" office:value-type="float" office:value="1573.54807692308">
            <text:p>1574</text:p>
          </table:table-cell>
          <table:table-cell office:value-type="string">
            <text:p>&lt;== Div Error in source!</text:p>
          </table:table-cell>
          <table:table-cell table:formula="of:=[.Q154]/43.67" office:value-type="float" office:value="36.0327015553716">
            <text:p>36</text:p>
          </table:table-cell>
          <table:table-cell table:formula="of:=[.Q154]/81.88" office:value-type="float" office:value="19.2177342076585">
            <text:p>19</text:p>
          </table:table-cell>
          <table:table-cell table:style-name="ce10" table:formula="of:=[.S154]*4" office:value-type="currency" office:currency="USD" office:value="144.130806221486">
            <text:p>$144</text:p>
          </table:table-cell>
          <table:table-cell table:style-name="ce10" table:formula="of:=[.T154]*4" office:value-type="currency" office:currency="USD" office:value="76.870936830634">
            <text:p>$77</text:p>
          </table:table-cell>
          <table:table-cell table:formula="of:=[.S154]*4" office:value-type="currency" office:currency="USD" office:value="144.130806221486">
            <text:p>$144</text:p>
          </table:table-cell>
          <table:table-cell table:formula="of:=[.T154]*4" office:value-type="currency" office:currency="USD" office:value="76.870936830634">
            <text:p>$77</text:p>
          </table:table-cell>
          <table:table-cell table:formula="of:=[.S154]/2" office:value-type="float" office:value="18.0163507776858">
            <text:p>18</text:p>
          </table:table-cell>
          <table:table-cell table:formula="of:=[.T154]/2" office:value-type="float" office:value="9.60886710382924">
            <text:p>10</text:p>
          </table:table-cell>
          <table:table-cell table:formula="of:=[.P154]*0.183" office:value-type="float" office:value="29947.767">
            <text:p>$ 29,94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027">
            <text:p>6027</text:p>
          </table:table-cell>
          <table:table-cell table:style-name="ce1" office:value-type="string">
            <text:p>INSTITUTE_OF_EXCELLENCE_CHARTER_SCHOOL</text:p>
          </table:table-cell>
          <table:table-cell/>
          <table:table-cell table:style-name="ce5" office:value-type="float" office:value="37">
            <text:p>37</text:p>
          </table:table-cell>
          <table:table-cell table:style-name="ce5" table:formula="of:=SUM([.F155:.G155])" office:value-type="float" office:value="37">
            <text:p>37</text:p>
          </table:table-cell>
          <table:table-cell table:style-name="ce6" office:value-type="float" office:value="40610">
            <text:p>$ 40,610 </text:p>
          </table:table-cell>
          <table:table-cell table:style-name="ce6" office:value-type="float" office:value="19647">
            <text:p>$ 19,647 </text:p>
          </table:table-cell>
          <table:table-cell table:formula="of:=SUM([.I155:.J155])" office:value-type="float" office:value="60257">
            <text:p>$ 60,257 </text:p>
          </table:table-cell>
          <table:table-cell table:formula="of:=[.K155]/[.H155]" office:value-type="float" office:value="1628.56756756757">
            <text:p>$ 1,629 </text:p>
          </table:table-cell>
          <table:table-cell/>
          <table:table-cell office:value-type="float" office:value="51">
            <text:p>51</text:p>
          </table:table-cell>
          <table:table-cell table:formula="of:=SUM([.M155:.N155])" office:value-type="float" office:value="51">
            <text:p>51</text:p>
          </table:table-cell>
          <table:table-cell table:style-name="ce9" office:value-type="float" office:value="56478">
            <text:p>56,478 </text:p>
          </table:table-cell>
          <table:table-cell table:formula="of:=[.P155]/[.O155]" office:value-type="float" office:value="1107.41176470588">
            <text:p>1107</text:p>
          </table:table-cell>
          <table:table-cell office:value-type="string">
            <text:p>&lt;== Div Error in source!</text:p>
          </table:table-cell>
          <table:table-cell table:formula="of:=[.Q155]/43.67" office:value-type="float" office:value="25.3586389902881">
            <text:p>25</text:p>
          </table:table-cell>
          <table:table-cell table:formula="of:=[.Q155]/81.88" office:value-type="float" office:value="13.5248139314348">
            <text:p>14</text:p>
          </table:table-cell>
          <table:table-cell table:style-name="ce10" table:formula="of:=[.S155]*4" office:value-type="currency" office:currency="USD" office:value="101.434555961153">
            <text:p>$101</text:p>
          </table:table-cell>
          <table:table-cell table:style-name="ce10" table:formula="of:=[.T155]*4" office:value-type="currency" office:currency="USD" office:value="54.0992557257393">
            <text:p>$54</text:p>
          </table:table-cell>
          <table:table-cell table:formula="of:=[.S155]*4" office:value-type="currency" office:currency="USD" office:value="101.434555961153">
            <text:p>$101</text:p>
          </table:table-cell>
          <table:table-cell table:formula="of:=[.T155]*4" office:value-type="currency" office:currency="USD" office:value="54.0992557257393">
            <text:p>$54</text:p>
          </table:table-cell>
          <table:table-cell table:formula="of:=[.S155]/2" office:value-type="float" office:value="12.6793194951441">
            <text:p>13</text:p>
          </table:table-cell>
          <table:table-cell table:formula="of:=[.T155]/2" office:value-type="float" office:value="6.76240696571741">
            <text:p>7</text:p>
          </table:table-cell>
          <table:table-cell table:formula="of:=[.P155]*0.183" office:value-type="float" office:value="10335.474">
            <text:p>$ 10,33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12">
            <text:p>6212</text:p>
          </table:table-cell>
          <table:table-cell table:style-name="ce1" office:value-type="string">
            <text:p>CAMDEN_ACADEMY_CHARTER_HS</text:p>
          </table:table-cell>
          <table:table-cell/>
          <table:table-cell table:style-name="ce5" office:value-type="float" office:value="258">
            <text:p>258</text:p>
          </table:table-cell>
          <table:table-cell table:style-name="ce5" table:formula="of:=SUM([.F156:.G156])" office:value-type="float" office:value="258">
            <text:p>258</text:p>
          </table:table-cell>
          <table:table-cell table:style-name="ce6" office:value-type="float" office:value="383896">
            <text:p>$ 383,896 </text:p>
          </table:table-cell>
          <table:table-cell table:style-name="ce6" office:value-type="float" office:value="215155">
            <text:p>$ 215,155 </text:p>
          </table:table-cell>
          <table:table-cell table:formula="of:=SUM([.I156:.J156])" office:value-type="float" office:value="599051">
            <text:p>$ 599,051 </text:p>
          </table:table-cell>
          <table:table-cell table:formula="of:=[.K156]/[.H156]" office:value-type="float" office:value="2321.90310077519">
            <text:p>$ 2,322 </text:p>
          </table:table-cell>
          <table:table-cell/>
          <table:table-cell office:value-type="float" office:value="282">
            <text:p>282</text:p>
          </table:table-cell>
          <table:table-cell table:formula="of:=SUM([.M156:.N156])" office:value-type="float" office:value="282">
            <text:p>282</text:p>
          </table:table-cell>
          <table:table-cell table:style-name="ce9" office:value-type="float" office:value="354737">
            <text:p>354,737 </text:p>
          </table:table-cell>
          <table:table-cell table:formula="of:=[.P156]/[.O156]" office:value-type="float" office:value="1257.93262411348">
            <text:p>1258</text:p>
          </table:table-cell>
          <table:table-cell/>
          <table:table-cell table:formula="of:=[.Q156]/43.67" office:value-type="float" office:value="28.8054184592048">
            <text:p>29</text:p>
          </table:table-cell>
          <table:table-cell table:formula="of:=[.Q156]/81.88" office:value-type="float" office:value="15.3631243785231">
            <text:p>15</text:p>
          </table:table-cell>
          <table:table-cell table:style-name="ce10" table:formula="of:=[.S156]*4" office:value-type="currency" office:currency="USD" office:value="115.221673836819">
            <text:p>$115</text:p>
          </table:table-cell>
          <table:table-cell table:style-name="ce10" table:formula="of:=[.T156]*4" office:value-type="currency" office:currency="USD" office:value="61.4524975140926">
            <text:p>$61</text:p>
          </table:table-cell>
          <table:table-cell table:formula="of:=[.S156]*4" office:value-type="currency" office:currency="USD" office:value="115.221673836819">
            <text:p>$115</text:p>
          </table:table-cell>
          <table:table-cell table:formula="of:=[.T156]*4" office:value-type="currency" office:currency="USD" office:value="61.4524975140926">
            <text:p>$61</text:p>
          </table:table-cell>
          <table:table-cell table:formula="of:=[.S156]/2" office:value-type="float" office:value="14.4027092296024">
            <text:p>14</text:p>
          </table:table-cell>
          <table:table-cell table:formula="of:=[.T156]/2" office:value-type="float" office:value="7.68156218926157">
            <text:p>8</text:p>
          </table:table-cell>
          <table:table-cell table:formula="of:=[.P156]*0.183" office:value-type="float" office:value="64916.871">
            <text:p>$ 64,91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15">
            <text:p>6215</text:p>
          </table:table-cell>
          <table:table-cell table:style-name="ce1" office:value-type="string">
            <text:p>CAMDEN'S_PROMISE_CHARTER_SCHOOL</text:p>
          </table:table-cell>
          <table:table-cell/>
          <table:table-cell table:style-name="ce5" office:value-type="float" office:value="296">
            <text:p>296</text:p>
          </table:table-cell>
          <table:table-cell table:style-name="ce5" table:formula="of:=SUM([.F157:.G157])" office:value-type="float" office:value="296">
            <text:p>296</text:p>
          </table:table-cell>
          <table:table-cell table:style-name="ce6" office:value-type="float" office:value="434196">
            <text:p>$ 434,196 </text:p>
          </table:table-cell>
          <table:table-cell table:style-name="ce6" office:value-type="float" office:value="253956">
            <text:p>$ 253,956 </text:p>
          </table:table-cell>
          <table:table-cell table:formula="of:=SUM([.I157:.J157])" office:value-type="float" office:value="688152">
            <text:p>$ 688,152 </text:p>
          </table:table-cell>
          <table:table-cell table:formula="of:=[.K157]/[.H157]" office:value-type="float" office:value="2324.83783783784">
            <text:p>$ 2,325 </text:p>
          </table:table-cell>
          <table:table-cell/>
          <table:table-cell office:value-type="float" office:value="295">
            <text:p>295</text:p>
          </table:table-cell>
          <table:table-cell table:formula="of:=SUM([.M157:.N157])" office:value-type="float" office:value="295">
            <text:p>295</text:p>
          </table:table-cell>
          <table:table-cell table:style-name="ce9" office:value-type="float" office:value="389020">
            <text:p>389,020 </text:p>
          </table:table-cell>
          <table:table-cell table:formula="of:=[.P157]/[.O157]" office:value-type="float" office:value="1318.71186440678">
            <text:p>1319</text:p>
          </table:table-cell>
          <table:table-cell/>
          <table:table-cell table:formula="of:=[.Q157]/43.67" office:value-type="float" office:value="30.197203215177">
            <text:p>30</text:p>
          </table:table-cell>
          <table:table-cell table:formula="of:=[.Q157]/81.88" office:value-type="float" office:value="16.1054209136148">
            <text:p>16</text:p>
          </table:table-cell>
          <table:table-cell table:style-name="ce10" table:formula="of:=[.S157]*4" office:value-type="currency" office:currency="USD" office:value="120.788812860708">
            <text:p>$121</text:p>
          </table:table-cell>
          <table:table-cell table:style-name="ce10" table:formula="of:=[.T157]*4" office:value-type="currency" office:currency="USD" office:value="64.4216836544592">
            <text:p>$64</text:p>
          </table:table-cell>
          <table:table-cell table:formula="of:=[.S157]*4" office:value-type="currency" office:currency="USD" office:value="120.788812860708">
            <text:p>$121</text:p>
          </table:table-cell>
          <table:table-cell table:formula="of:=[.T157]*4" office:value-type="currency" office:currency="USD" office:value="64.4216836544592">
            <text:p>$64</text:p>
          </table:table-cell>
          <table:table-cell table:formula="of:=[.S157]/2" office:value-type="float" office:value="15.0986016075885">
            <text:p>15</text:p>
          </table:table-cell>
          <table:table-cell table:formula="of:=[.T157]/2" office:value-type="float" office:value="8.0527104568074">
            <text:p>8</text:p>
          </table:table-cell>
          <table:table-cell table:formula="of:=[.P157]*0.183" office:value-type="float" office:value="71190.66">
            <text:p>$ 71,19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32">
            <text:p>6232</text:p>
          </table:table-cell>
          <table:table-cell table:style-name="ce1" office:value-type="string">
            <text:p>ENVIRONMENT_COMMUNITY_CHARTER_SCHOOL</text:p>
          </table:table-cell>
          <table:table-cell/>
          <table:table-cell table:style-name="ce5" office:value-type="float" office:value="206">
            <text:p>206</text:p>
          </table:table-cell>
          <table:table-cell table:style-name="ce5" table:formula="of:=SUM([.F158:.G158])" office:value-type="float" office:value="206">
            <text:p>206</text:p>
          </table:table-cell>
          <table:table-cell table:style-name="ce6" office:value-type="float" office:value="271022">
            <text:p>$ 271,022 </text:p>
          </table:table-cell>
          <table:table-cell table:style-name="ce6" office:value-type="float" office:value="182824">
            <text:p>$ 182,824 </text:p>
          </table:table-cell>
          <table:table-cell table:formula="of:=SUM([.I158:.J158])" office:value-type="float" office:value="453846">
            <text:p>$ 453,846 </text:p>
          </table:table-cell>
          <table:table-cell table:formula="of:=[.K158]/[.H158]" office:value-type="float" office:value="2203.1359223301">
            <text:p>$ 2,203 </text:p>
          </table:table-cell>
          <table:table-cell/>
          <table:table-cell office:value-type="float" office:value="196">
            <text:p>196</text:p>
          </table:table-cell>
          <table:table-cell table:formula="of:=SUM([.M158:.N158])" office:value-type="float" office:value="196">
            <text:p>196</text:p>
          </table:table-cell>
          <table:table-cell table:style-name="ce9" office:value-type="float" office:value="227549">
            <text:p>227,549 </text:p>
          </table:table-cell>
          <table:table-cell table:formula="of:=[.P158]/[.O158]" office:value-type="float" office:value="1160.96428571429">
            <text:p>1161</text:p>
          </table:table-cell>
          <table:table-cell/>
          <table:table-cell table:formula="of:=[.Q158]/43.67" office:value-type="float" office:value="26.5849389904805">
            <text:p>27</text:p>
          </table:table-cell>
          <table:table-cell table:formula="of:=[.Q158]/81.88" office:value-type="float" office:value="14.1788505827343">
            <text:p>14</text:p>
          </table:table-cell>
          <table:table-cell table:style-name="ce10" table:formula="of:=[.S158]*4" office:value-type="currency" office:currency="USD" office:value="106.339755961922">
            <text:p>$106</text:p>
          </table:table-cell>
          <table:table-cell table:style-name="ce10" table:formula="of:=[.T158]*4" office:value-type="currency" office:currency="USD" office:value="56.7154023309373">
            <text:p>$57</text:p>
          </table:table-cell>
          <table:table-cell table:formula="of:=[.S158]*4" office:value-type="currency" office:currency="USD" office:value="106.339755961922">
            <text:p>$106</text:p>
          </table:table-cell>
          <table:table-cell table:formula="of:=[.T158]*4" office:value-type="currency" office:currency="USD" office:value="56.7154023309373">
            <text:p>$57</text:p>
          </table:table-cell>
          <table:table-cell table:formula="of:=[.S158]/2" office:value-type="float" office:value="13.2924694952403">
            <text:p>13</text:p>
          </table:table-cell>
          <table:table-cell table:formula="of:=[.T158]/2" office:value-type="float" office:value="7.08942529136716">
            <text:p>7</text:p>
          </table:table-cell>
          <table:table-cell table:formula="of:=[.P158]*0.183" office:value-type="float" office:value="41641.467">
            <text:p>$ 41,64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40">
            <text:p>6240</text:p>
          </table:table-cell>
          <table:table-cell table:style-name="ce1" office:value-type="string">
            <text:p>FREEDOM_ACADEMY_CHARTER_SCHOOL</text:p>
          </table:table-cell>
          <table:table-cell/>
          <table:table-cell table:style-name="ce5" office:value-type="float" office:value="144">
            <text:p>144</text:p>
          </table:table-cell>
          <table:table-cell table:style-name="ce5" table:formula="of:=SUM([.F159:.G159])" office:value-type="float" office:value="144">
            <text:p>144</text:p>
          </table:table-cell>
          <table:table-cell table:style-name="ce6" office:value-type="float" office:value="229935">
            <text:p>$ 229,935 </text:p>
          </table:table-cell>
          <table:table-cell table:style-name="ce6" office:value-type="float" office:value="110388">
            <text:p>$ 110,388 </text:p>
          </table:table-cell>
          <table:table-cell table:formula="of:=SUM([.I159:.J159])" office:value-type="float" office:value="340323">
            <text:p>$ 340,323 </text:p>
          </table:table-cell>
          <table:table-cell table:formula="of:=[.K159]/[.H159]" office:value-type="float" office:value="2363.35416666667">
            <text:p>$ 2,363 </text:p>
          </table:table-cell>
          <table:table-cell/>
          <table:table-cell office:value-type="float" office:value="117">
            <text:p>117</text:p>
          </table:table-cell>
          <table:table-cell table:formula="of:=SUM([.M159:.N159])" office:value-type="float" office:value="117">
            <text:p>117</text:p>
          </table:table-cell>
          <table:table-cell table:style-name="ce9" office:value-type="float" office:value="210932">
            <text:p>210,932 </text:p>
          </table:table-cell>
          <table:table-cell table:formula="of:=[.P159]/[.O159]" office:value-type="float" office:value="1802.83760683761">
            <text:p>1803</text:p>
          </table:table-cell>
          <table:table-cell/>
          <table:table-cell table:formula="of:=[.Q159]/43.67" office:value-type="float" office:value="41.2832060187224">
            <text:p>41</text:p>
          </table:table-cell>
          <table:table-cell table:formula="of:=[.Q159]/81.88" office:value-type="float" office:value="22.0180460043675">
            <text:p>22</text:p>
          </table:table-cell>
          <table:table-cell table:style-name="ce10" table:formula="of:=[.S159]*4" office:value-type="currency" office:currency="USD" office:value="165.13282407489">
            <text:p>$165</text:p>
          </table:table-cell>
          <table:table-cell table:style-name="ce10" table:formula="of:=[.T159]*4" office:value-type="currency" office:currency="USD" office:value="88.0721840174698">
            <text:p>$88</text:p>
          </table:table-cell>
          <table:table-cell table:formula="of:=[.S159]*4" office:value-type="currency" office:currency="USD" office:value="165.13282407489">
            <text:p>$165</text:p>
          </table:table-cell>
          <table:table-cell table:formula="of:=[.T159]*4" office:value-type="currency" office:currency="USD" office:value="88.0721840174698">
            <text:p>$88</text:p>
          </table:table-cell>
          <table:table-cell table:formula="of:=[.S159]/2" office:value-type="float" office:value="20.6416030093612">
            <text:p>21</text:p>
          </table:table-cell>
          <table:table-cell table:formula="of:=[.T159]/2" office:value-type="float" office:value="11.0090230021837">
            <text:p>11</text:p>
          </table:table-cell>
          <table:table-cell table:formula="of:=[.P159]*0.183" office:value-type="float" office:value="38600.556">
            <text:p>$ 38,6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325">
            <text:p>6325</text:p>
          </table:table-cell>
          <table:table-cell table:style-name="ce1" office:value-type="string">
            <text:p>D.U.E._SEASON_CHARTER_SCHOOL</text:p>
          </table:table-cell>
          <table:table-cell/>
          <table:table-cell table:style-name="ce5" office:value-type="float" office:value="379">
            <text:p>379</text:p>
          </table:table-cell>
          <table:table-cell table:style-name="ce5" table:formula="of:=SUM([.F160:.G160])" office:value-type="float" office:value="379">
            <text:p>379</text:p>
          </table:table-cell>
          <table:table-cell table:style-name="ce6" office:value-type="float" office:value="689942">
            <text:p>$ 689,942 </text:p>
          </table:table-cell>
          <table:table-cell table:style-name="ce6" office:value-type="float" office:value="333033">
            <text:p>$ 333,033 </text:p>
          </table:table-cell>
          <table:table-cell table:formula="of:=SUM([.I160:.J160])" office:value-type="float" office:value="1022975">
            <text:p>$ 1,022,975 </text:p>
          </table:table-cell>
          <table:table-cell table:formula="of:=[.K160]/[.H160]" office:value-type="float" office:value="2699.14248021108">
            <text:p>$ 2,699 </text:p>
          </table:table-cell>
          <table:table-cell/>
          <table:table-cell office:value-type="float" office:value="402">
            <text:p>402</text:p>
          </table:table-cell>
          <table:table-cell table:formula="of:=SUM([.M160:.N160])" office:value-type="float" office:value="402">
            <text:p>402</text:p>
          </table:table-cell>
          <table:table-cell table:style-name="ce9" office:value-type="float" office:value="518454">
            <text:p>518,454 </text:p>
          </table:table-cell>
          <table:table-cell table:formula="of:=[.P160]/[.O160]" office:value-type="float" office:value="1289.68656716418">
            <text:p>1290</text:p>
          </table:table-cell>
          <table:table-cell/>
          <table:table-cell table:formula="of:=[.Q160]/43.67" office:value-type="float" office:value="29.5325524883027">
            <text:p>30</text:p>
          </table:table-cell>
          <table:table-cell table:formula="of:=[.Q160]/81.88" office:value-type="float" office:value="15.7509351143647">
            <text:p>16</text:p>
          </table:table-cell>
          <table:table-cell table:style-name="ce10" table:formula="of:=[.S160]*4" office:value-type="currency" office:currency="USD" office:value="118.130209953211">
            <text:p>$118</text:p>
          </table:table-cell>
          <table:table-cell table:style-name="ce10" table:formula="of:=[.T160]*4" office:value-type="currency" office:currency="USD" office:value="63.0037404574587">
            <text:p>$63</text:p>
          </table:table-cell>
          <table:table-cell table:formula="of:=[.S160]*4" office:value-type="currency" office:currency="USD" office:value="118.130209953211">
            <text:p>$118</text:p>
          </table:table-cell>
          <table:table-cell table:formula="of:=[.T160]*4" office:value-type="currency" office:currency="USD" office:value="63.0037404574587">
            <text:p>$63</text:p>
          </table:table-cell>
          <table:table-cell table:formula="of:=[.S160]/2" office:value-type="float" office:value="14.7662762441514">
            <text:p>15</text:p>
          </table:table-cell>
          <table:table-cell table:formula="of:=[.T160]/2" office:value-type="float" office:value="7.87546755718233">
            <text:p>8</text:p>
          </table:table-cell>
          <table:table-cell table:formula="of:=[.P160]*0.183" office:value-type="float" office:value="94877.082">
            <text:p>$ 94,87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7109">
            <text:p>7109</text:p>
          </table:table-cell>
          <table:table-cell table:style-name="ce1" office:value-type="string">
            <text:p>LEAP_ACADEMY_UNIVERSITY_CHARTER_SCHOOL</text:p>
          </table:table-cell>
          <table:table-cell/>
          <table:table-cell table:style-name="ce5" office:value-type="float" office:value="479">
            <text:p>479</text:p>
          </table:table-cell>
          <table:table-cell table:style-name="ce5" table:formula="of:=SUM([.F161:.G161])" office:value-type="float" office:value="479">
            <text:p>479</text:p>
          </table:table-cell>
          <table:table-cell table:style-name="ce6" office:value-type="float" office:value="640058">
            <text:p>$ 640,058 </text:p>
          </table:table-cell>
          <table:table-cell table:style-name="ce6" office:value-type="float" office:value="384166">
            <text:p>$ 384,166 </text:p>
          </table:table-cell>
          <table:table-cell table:formula="of:=SUM([.I161:.J161])" office:value-type="float" office:value="1024224">
            <text:p>$ 1,024,224 </text:p>
          </table:table-cell>
          <table:table-cell table:formula="of:=[.K161]/[.H161]" office:value-type="float" office:value="2138.25469728601">
            <text:p>$ 2,138 </text:p>
          </table:table-cell>
          <table:table-cell/>
          <table:table-cell office:value-type="float" office:value="532">
            <text:p>532</text:p>
          </table:table-cell>
          <table:table-cell table:formula="of:=SUM([.M161:.N161])" office:value-type="float" office:value="532">
            <text:p>532</text:p>
          </table:table-cell>
          <table:table-cell table:style-name="ce9" office:value-type="float" office:value="629375">
            <text:p>629,375 </text:p>
          </table:table-cell>
          <table:table-cell table:formula="of:=[.P161]/[.O161]" office:value-type="float" office:value="1183.03571428571">
            <text:p>1183</text:p>
          </table:table-cell>
          <table:table-cell/>
          <table:table-cell table:formula="of:=[.Q161]/43.67" office:value-type="float" office:value="27.0903529719651">
            <text:p>27</text:p>
          </table:table-cell>
          <table:table-cell table:formula="of:=[.Q161]/81.88" office:value-type="float" office:value="14.4484088212715">
            <text:p>14</text:p>
          </table:table-cell>
          <table:table-cell table:style-name="ce10" table:formula="of:=[.S161]*4" office:value-type="currency" office:currency="USD" office:value="108.36141188786">
            <text:p>$108</text:p>
          </table:table-cell>
          <table:table-cell table:style-name="ce10" table:formula="of:=[.T161]*4" office:value-type="currency" office:currency="USD" office:value="57.7936352850862">
            <text:p>$58</text:p>
          </table:table-cell>
          <table:table-cell table:formula="of:=[.S161]*4" office:value-type="currency" office:currency="USD" office:value="108.36141188786">
            <text:p>$108</text:p>
          </table:table-cell>
          <table:table-cell table:formula="of:=[.T161]*4" office:value-type="currency" office:currency="USD" office:value="57.7936352850862">
            <text:p>$58</text:p>
          </table:table-cell>
          <table:table-cell table:formula="of:=[.S161]/2" office:value-type="float" office:value="13.5451764859825">
            <text:p>14</text:p>
          </table:table-cell>
          <table:table-cell table:formula="of:=[.T161]/2" office:value-type="float" office:value="7.22420441063577">
            <text:p>7</text:p>
          </table:table-cell>
          <table:table-cell table:formula="of:=[.P161]*0.183" office:value-type="float" office:value="115175.625">
            <text:p>$ 115,1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710">
            <text:p>710</text:p>
          </table:table-cell>
          <table:table-cell office:value-type="string">
            <text:p>CAPE_MAY_CITY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162:.G162])" office:value-type="float" office:value="17">
            <text:p>17</text:p>
          </table:table-cell>
          <table:table-cell table:style-name="ce6" office:value-type="float" office:value="38870">
            <text:p>$ 38,870 </text:p>
          </table:table-cell>
          <table:table-cell table:style-name="ce6" office:value-type="float" office:value="4203">
            <text:p>$ 4,203 </text:p>
          </table:table-cell>
          <table:table-cell table:formula="of:=SUM([.I162:.J162])" office:value-type="float" office:value="43073">
            <text:p>$ 43,073 </text:p>
          </table:table-cell>
          <table:table-cell table:formula="of:=[.K162]/[.H162]" office:value-type="float" office:value="2533.70588235294">
            <text:p>$ 2,534 </text:p>
          </table:table-cell>
          <table:table-cell/>
          <table:table-cell office:value-type="float" office:value="41">
            <text:p>41</text:p>
          </table:table-cell>
          <table:table-cell table:formula="of:=SUM([.M162:.N162])" office:value-type="float" office:value="41">
            <text:p>41</text:p>
          </table:table-cell>
          <table:table-cell table:style-name="ce9" office:value-type="float" office:value="36501">
            <text:p>36,501 </text:p>
          </table:table-cell>
          <table:table-cell table:formula="of:=[.P162]/[.O162]" office:value-type="float" office:value="890.268292682927">
            <text:p>890</text:p>
          </table:table-cell>
          <table:table-cell/>
          <table:table-cell table:formula="of:=[.Q162]/43.67" office:value-type="float" office:value="20.3862672929454">
            <text:p>20</text:p>
          </table:table-cell>
          <table:table-cell table:formula="of:=[.Q162]/81.88" office:value-type="float" office:value="10.8728418744862">
            <text:p>11</text:p>
          </table:table-cell>
          <table:table-cell table:style-name="ce10" table:formula="of:=[.S162]*4" office:value-type="currency" office:currency="USD" office:value="81.5450691717817">
            <text:p>$82</text:p>
          </table:table-cell>
          <table:table-cell table:style-name="ce10" table:formula="of:=[.T162]*4" office:value-type="currency" office:currency="USD" office:value="43.4913674979446">
            <text:p>$43</text:p>
          </table:table-cell>
          <table:table-cell table:formula="of:=[.S162]*4" office:value-type="currency" office:currency="USD" office:value="81.5450691717817">
            <text:p>$82</text:p>
          </table:table-cell>
          <table:table-cell table:formula="of:=[.T162]*4" office:value-type="currency" office:currency="USD" office:value="43.4913674979446">
            <text:p>$43</text:p>
          </table:table-cell>
          <table:table-cell table:formula="of:=[.S162]/2" office:value-type="float" office:value="10.1931336464727">
            <text:p>10</text:p>
          </table:table-cell>
          <table:table-cell table:formula="of:=[.T162]/2" office:value-type="float" office:value="5.43642093724308">
            <text:p>5</text:p>
          </table:table-cell>
          <table:table-cell table:formula="of:=[.P162]*0.183" office:value-type="float" office:value="6679.683">
            <text:p>$ 6,68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720">
            <text:p>720</text:p>
          </table:table-cell>
          <table:table-cell office:value-type="string">
            <text:p>CAPE_MAY_COUNTY_VOCATIONAL</text:p>
          </table:table-cell>
          <table:table-cell/>
          <table:table-cell table:style-name="ce5" office:value-type="float" office:value="94">
            <text:p>94</text:p>
          </table:table-cell>
          <table:table-cell table:style-name="ce5" table:formula="of:=SUM([.F163:.G163])" office:value-type="float" office:value="94">
            <text:p>94</text:p>
          </table:table-cell>
          <table:table-cell table:style-name="ce6" office:value-type="float" office:value="77997">
            <text:p>$ 77,997 </text:p>
          </table:table-cell>
          <table:table-cell table:style-name="ce6" office:value-type="float" office:value="23117">
            <text:p>$ 23,117 </text:p>
          </table:table-cell>
          <table:table-cell table:formula="of:=SUM([.I163:.J163])" office:value-type="float" office:value="101114">
            <text:p>$ 101,114 </text:p>
          </table:table-cell>
          <table:table-cell table:formula="of:=[.K163]/[.H163]" office:value-type="float" office:value="1075.68085106383">
            <text:p>$ 1,076 </text:p>
          </table:table-cell>
          <table:table-cell/>
          <table:table-cell office:value-type="float" office:value="102">
            <text:p>102</text:p>
          </table:table-cell>
          <table:table-cell table:formula="of:=SUM([.M163:.N163])" office:value-type="float" office:value="102">
            <text:p>102</text:p>
          </table:table-cell>
          <table:table-cell table:style-name="ce9" office:value-type="float" office:value="78034">
            <text:p>78,034 </text:p>
          </table:table-cell>
          <table:table-cell table:formula="of:=[.P163]/[.O163]" office:value-type="float" office:value="765.039215686275">
            <text:p>765</text:p>
          </table:table-cell>
          <table:table-cell/>
          <table:table-cell table:formula="of:=[.Q163]/43.67" office:value-type="float" office:value="17.518644737492">
            <text:p>18</text:p>
          </table:table-cell>
          <table:table-cell table:formula="of:=[.Q163]/81.88" office:value-type="float" office:value="9.34341983007175">
            <text:p>9</text:p>
          </table:table-cell>
          <table:table-cell table:style-name="ce10" table:formula="of:=[.S163]*4" office:value-type="currency" office:currency="USD" office:value="70.0745789499679">
            <text:p>$70</text:p>
          </table:table-cell>
          <table:table-cell table:style-name="ce10" table:formula="of:=[.T163]*4" office:value-type="currency" office:currency="USD" office:value="37.373679320287">
            <text:p>$37</text:p>
          </table:table-cell>
          <table:table-cell table:formula="of:=[.S163]*4" office:value-type="currency" office:currency="USD" office:value="70.0745789499679">
            <text:p>$70</text:p>
          </table:table-cell>
          <table:table-cell table:formula="of:=[.T163]*4" office:value-type="currency" office:currency="USD" office:value="37.373679320287">
            <text:p>$37</text:p>
          </table:table-cell>
          <table:table-cell table:formula="of:=[.S163]/2" office:value-type="float" office:value="8.75932236874599">
            <text:p>9</text:p>
          </table:table-cell>
          <table:table-cell table:formula="of:=[.T163]/2" office:value-type="float" office:value="4.67170991503587">
            <text:p>5</text:p>
          </table:table-cell>
          <table:table-cell table:formula="of:=[.P163]*0.183" office:value-type="float" office:value="14280.222">
            <text:p>$ 14,28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1080">
            <text:p>1080</text:p>
          </table:table-cell>
          <table:table-cell office:value-type="string">
            <text:p>DENNIS_TOWNSHIP</text:p>
          </table:table-cell>
          <table:table-cell/>
          <table:table-cell table:style-name="ce5" office:value-type="float" office:value="80">
            <text:p>80</text:p>
          </table:table-cell>
          <table:table-cell table:style-name="ce5" table:formula="of:=SUM([.F164:.G164])" office:value-type="float" office:value="80">
            <text:p>80</text:p>
          </table:table-cell>
          <table:table-cell table:style-name="ce6" office:value-type="float" office:value="59820">
            <text:p>$ 59,820 </text:p>
          </table:table-cell>
          <table:table-cell table:style-name="ce6" office:value-type="float" office:value="19779">
            <text:p>$ 19,779 </text:p>
          </table:table-cell>
          <table:table-cell table:formula="of:=SUM([.I164:.J164])" office:value-type="float" office:value="79599">
            <text:p>$ 79,599 </text:p>
          </table:table-cell>
          <table:table-cell table:formula="of:=[.K164]/[.H164]" office:value-type="float" office:value="994.9875">
            <text:p>$ 995 </text:p>
          </table:table-cell>
          <table:table-cell/>
          <table:table-cell office:value-type="float" office:value="91">
            <text:p>91</text:p>
          </table:table-cell>
          <table:table-cell table:formula="of:=SUM([.M164:.N164])" office:value-type="float" office:value="91">
            <text:p>91</text:p>
          </table:table-cell>
          <table:table-cell table:style-name="ce9" office:value-type="float" office:value="61754">
            <text:p>61,754 </text:p>
          </table:table-cell>
          <table:table-cell table:formula="of:=[.P164]/[.O164]" office:value-type="float" office:value="678.615384615385">
            <text:p>679</text:p>
          </table:table-cell>
          <table:table-cell/>
          <table:table-cell table:formula="of:=[.Q164]/43.67" office:value-type="float" office:value="15.5396241038558">
            <text:p>16</text:p>
          </table:table-cell>
          <table:table-cell table:formula="of:=[.Q164]/81.88" office:value-type="float" office:value="8.28792604562023">
            <text:p>8</text:p>
          </table:table-cell>
          <table:table-cell table:style-name="ce10" table:formula="of:=[.S164]*4" office:value-type="currency" office:currency="USD" office:value="62.1584964154234">
            <text:p>$62</text:p>
          </table:table-cell>
          <table:table-cell table:style-name="ce10" table:formula="of:=[.T164]*4" office:value-type="currency" office:currency="USD" office:value="33.1517041824809">
            <text:p>$33</text:p>
          </table:table-cell>
          <table:table-cell table:formula="of:=[.S164]*4" office:value-type="currency" office:currency="USD" office:value="62.1584964154234">
            <text:p>$62</text:p>
          </table:table-cell>
          <table:table-cell table:formula="of:=[.T164]*4" office:value-type="currency" office:currency="USD" office:value="33.1517041824809">
            <text:p>$33</text:p>
          </table:table-cell>
          <table:table-cell table:formula="of:=[.S164]/2" office:value-type="float" office:value="7.76981205192792">
            <text:p>8</text:p>
          </table:table-cell>
          <table:table-cell table:formula="of:=[.T164]/2" office:value-type="float" office:value="4.14396302281012">
            <text:p>4</text:p>
          </table:table-cell>
          <table:table-cell table:formula="of:=[.P164]*0.183" office:value-type="float" office:value="11300.982">
            <text:p>$ 11,3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2820">
            <text:p>2820</text:p>
          </table:table-cell>
          <table:table-cell office:value-type="string">
            <text:p>LOWER_CAPE_MAY_REGIONAL</text:p>
          </table:table-cell>
          <table:table-cell table:style-name="ce5" office:value-type="float" office:value="199">
            <text:p>199</text:p>
          </table:table-cell>
          <table:table-cell table:style-name="ce5"/>
          <table:table-cell table:style-name="ce5" table:formula="of:=SUM([.F165:.G165])" office:value-type="float" office:value="199">
            <text:p>199</text:p>
          </table:table-cell>
          <table:table-cell table:style-name="ce6" office:value-type="float" office:value="257098">
            <text:p>$ 257,098 </text:p>
          </table:table-cell>
          <table:table-cell table:style-name="ce6" office:value-type="float" office:value="164794">
            <text:p>$ 164,794 </text:p>
          </table:table-cell>
          <table:table-cell table:formula="of:=SUM([.I165:.J165])" office:value-type="float" office:value="421892">
            <text:p>$ 421,892 </text:p>
          </table:table-cell>
          <table:table-cell table:formula="of:=[.K165]/[.H165]" office:value-type="float" office:value="2120.06030150754">
            <text:p>$ 2,120 </text:p>
          </table:table-cell>
          <table:table-cell office:value-type="float" office:value="202">
            <text:p>202</text:p>
          </table:table-cell>
          <table:table-cell/>
          <table:table-cell table:formula="of:=SUM([.M165:.N165])" office:value-type="float" office:value="202">
            <text:p>202</text:p>
          </table:table-cell>
          <table:table-cell table:style-name="ce9" office:value-type="float" office:value="252738">
            <text:p>252,738 </text:p>
          </table:table-cell>
          <table:table-cell table:formula="of:=[.P165]/[.O165]" office:value-type="float" office:value="1251.17821782178">
            <text:p>1251</text:p>
          </table:table-cell>
          <table:table-cell/>
          <table:table-cell table:formula="of:=[.Q165]/43.67" office:value-type="float" office:value="28.650749205903">
            <text:p>29</text:p>
          </table:table-cell>
          <table:table-cell table:formula="of:=[.Q165]/81.88" office:value-type="float" office:value="15.280632850779">
            <text:p>15</text:p>
          </table:table-cell>
          <table:table-cell table:style-name="ce10" table:formula="of:=[.S165]*4" office:value-type="currency" office:currency="USD" office:value="114.602996823612">
            <text:p>$115</text:p>
          </table:table-cell>
          <table:table-cell table:style-name="ce10" table:formula="of:=[.T165]*4" office:value-type="currency" office:currency="USD" office:value="61.1225314031159">
            <text:p>$61</text:p>
          </table:table-cell>
          <table:table-cell table:formula="of:=[.S165]*4" office:value-type="currency" office:currency="USD" office:value="114.602996823612">
            <text:p>$115</text:p>
          </table:table-cell>
          <table:table-cell table:formula="of:=[.T165]*4" office:value-type="currency" office:currency="USD" office:value="61.1225314031159">
            <text:p>$61</text:p>
          </table:table-cell>
          <table:table-cell table:formula="of:=[.S165]/2" office:value-type="float" office:value="14.3253746029515">
            <text:p>14</text:p>
          </table:table-cell>
          <table:table-cell table:formula="of:=[.T165]/2" office:value-type="float" office:value="7.64031642538949">
            <text:p>8</text:p>
          </table:table-cell>
          <table:table-cell table:formula="of:=[.P165]*0.183" office:value-type="float" office:value="46251.054">
            <text:p>$ 46,25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2840">
            <text:p>2840</text:p>
          </table:table-cell>
          <table:table-cell office:value-type="string">
            <text:p>LOWER_TOWNSHIP</text:p>
          </table:table-cell>
          <table:table-cell table:style-name="ce5" office:value-type="float" office:value="245">
            <text:p>245</text:p>
          </table:table-cell>
          <table:table-cell table:style-name="ce5"/>
          <table:table-cell table:style-name="ce5" table:formula="of:=SUM([.F166:.G166])" office:value-type="float" office:value="245">
            <text:p>245</text:p>
          </table:table-cell>
          <table:table-cell table:style-name="ce6" office:value-type="float" office:value="308055">
            <text:p>$ 308,055 </text:p>
          </table:table-cell>
          <table:table-cell table:style-name="ce6" office:value-type="float" office:value="199090">
            <text:p>$ 199,090 </text:p>
          </table:table-cell>
          <table:table-cell table:formula="of:=SUM([.I166:.J166])" office:value-type="float" office:value="507145">
            <text:p>$ 507,145 </text:p>
          </table:table-cell>
          <table:table-cell table:formula="of:=[.K166]/[.H166]" office:value-type="float" office:value="2069.97959183673">
            <text:p>$ 2,070 </text:p>
          </table:table-cell>
          <table:table-cell office:value-type="float" office:value="264">
            <text:p>264</text:p>
          </table:table-cell>
          <table:table-cell/>
          <table:table-cell table:formula="of:=SUM([.M166:.N166])" office:value-type="float" office:value="264">
            <text:p>264</text:p>
          </table:table-cell>
          <table:table-cell table:style-name="ce9" office:value-type="float" office:value="330805">
            <text:p>330,805 </text:p>
          </table:table-cell>
          <table:table-cell table:formula="of:=[.P166]/[.O166]" office:value-type="float" office:value="1253.04924242424">
            <text:p>1253</text:p>
          </table:table-cell>
          <table:table-cell/>
          <table:table-cell table:formula="of:=[.Q166]/43.67" office:value-type="float" office:value="28.6935938269806">
            <text:p>29</text:p>
          </table:table-cell>
          <table:table-cell table:formula="of:=[.Q166]/81.88" office:value-type="float" office:value="15.3034836641945">
            <text:p>15</text:p>
          </table:table-cell>
          <table:table-cell table:style-name="ce10" table:formula="of:=[.S166]*4" office:value-type="currency" office:currency="USD" office:value="114.774375307922">
            <text:p>$115</text:p>
          </table:table-cell>
          <table:table-cell table:style-name="ce10" table:formula="of:=[.T166]*4" office:value-type="currency" office:currency="USD" office:value="61.2139346567779">
            <text:p>$61</text:p>
          </table:table-cell>
          <table:table-cell table:formula="of:=[.S166]*4" office:value-type="currency" office:currency="USD" office:value="114.774375307922">
            <text:p>$115</text:p>
          </table:table-cell>
          <table:table-cell table:formula="of:=[.T166]*4" office:value-type="currency" office:currency="USD" office:value="61.2139346567779">
            <text:p>$61</text:p>
          </table:table-cell>
          <table:table-cell table:formula="of:=[.S166]/2" office:value-type="float" office:value="14.3467969134903">
            <text:p>14</text:p>
          </table:table-cell>
          <table:table-cell table:formula="of:=[.T166]/2" office:value-type="float" office:value="7.65174183209723">
            <text:p>8</text:p>
          </table:table-cell>
          <table:table-cell table:formula="of:=[.P166]*0.183" office:value-type="float" office:value="60537.315">
            <text:p>$ 60,53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3130">
            <text:p>3130</text:p>
          </table:table-cell>
          <table:table-cell office:value-type="string">
            <text:p>MIDDLE_TOWNSHIP</text:p>
          </table:table-cell>
          <table:table-cell/>
          <table:table-cell table:style-name="ce5" office:value-type="float" office:value="655">
            <text:p>655</text:p>
          </table:table-cell>
          <table:table-cell table:style-name="ce5" table:formula="of:=SUM([.F167:.G167])" office:value-type="float" office:value="655">
            <text:p>655</text:p>
          </table:table-cell>
          <table:table-cell table:style-name="ce6" office:value-type="float" office:value="606414">
            <text:p>$ 606,414 </text:p>
          </table:table-cell>
          <table:table-cell table:style-name="ce6" office:value-type="float" office:value="212164">
            <text:p>$ 212,164 </text:p>
          </table:table-cell>
          <table:table-cell table:formula="of:=SUM([.I167:.J167])" office:value-type="float" office:value="818578">
            <text:p>$ 818,578 </text:p>
          </table:table-cell>
          <table:table-cell table:formula="of:=[.K167]/[.H167]" office:value-type="float" office:value="1249.73740458015">
            <text:p>$ 1,250 </text:p>
          </table:table-cell>
          <table:table-cell/>
          <table:table-cell office:value-type="float" office:value="698">
            <text:p>698</text:p>
          </table:table-cell>
          <table:table-cell table:formula="of:=SUM([.M167:.N167])" office:value-type="float" office:value="698">
            <text:p>698</text:p>
          </table:table-cell>
          <table:table-cell table:style-name="ce9" office:value-type="float" office:value="590896">
            <text:p>590,896 </text:p>
          </table:table-cell>
          <table:table-cell table:formula="of:=[.P167]/[.O167]" office:value-type="float" office:value="846.555873925501">
            <text:p>847</text:p>
          </table:table-cell>
          <table:table-cell/>
          <table:table-cell table:formula="of:=[.Q167]/43.67" office:value-type="float" office:value="19.3852959451683">
            <text:p>19</text:p>
          </table:table-cell>
          <table:table-cell table:formula="of:=[.Q167]/81.88" office:value-type="float" office:value="10.3389823390999">
            <text:p>10</text:p>
          </table:table-cell>
          <table:table-cell table:style-name="ce10" table:formula="of:=[.S167]*4" office:value-type="currency" office:currency="USD" office:value="77.5411837806734">
            <text:p>$78</text:p>
          </table:table-cell>
          <table:table-cell table:style-name="ce10" table:formula="of:=[.T167]*4" office:value-type="currency" office:currency="USD" office:value="41.3559293563997">
            <text:p>$41</text:p>
          </table:table-cell>
          <table:table-cell table:formula="of:=[.S167]*4" office:value-type="currency" office:currency="USD" office:value="77.5411837806734">
            <text:p>$78</text:p>
          </table:table-cell>
          <table:table-cell table:formula="of:=[.T167]*4" office:value-type="currency" office:currency="USD" office:value="41.3559293563997">
            <text:p>$41</text:p>
          </table:table-cell>
          <table:table-cell table:formula="of:=[.S167]/2" office:value-type="float" office:value="9.69264797258417">
            <text:p>10</text:p>
          </table:table-cell>
          <table:table-cell table:formula="of:=[.T167]/2" office:value-type="float" office:value="5.16949116954996">
            <text:p>5</text:p>
          </table:table-cell>
          <table:table-cell table:formula="of:=[.P167]*0.183" office:value-type="float" office:value="108133.968">
            <text:p>$ 108,13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3680">
            <text:p>3680</text:p>
          </table:table-cell>
          <table:table-cell office:value-type="string">
            <text:p>NORTH_WILDWOOD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table:formula="of:=SUM([.F168:.G168])" office:value-type="float" office:value="103">
            <text:p>103</text:p>
          </table:table-cell>
          <table:table-cell table:style-name="ce6" office:value-type="float" office:value="109813">
            <text:p>$ 109,813 </text:p>
          </table:table-cell>
          <table:table-cell table:style-name="ce6" office:value-type="float" office:value="50262">
            <text:p>$ 50,262 </text:p>
          </table:table-cell>
          <table:table-cell table:formula="of:=SUM([.I168:.J168])" office:value-type="float" office:value="160075">
            <text:p>$ 160,075 </text:p>
          </table:table-cell>
          <table:table-cell table:formula="of:=[.K168]/[.H168]" office:value-type="float" office:value="1554.12621359223">
            <text:p>$ 1,554 </text:p>
          </table:table-cell>
          <table:table-cell/>
          <table:table-cell office:value-type="float" office:value="100">
            <text:p>100</text:p>
          </table:table-cell>
          <table:table-cell table:formula="of:=SUM([.M168:.N168])" office:value-type="float" office:value="100">
            <text:p>100</text:p>
          </table:table-cell>
          <table:table-cell table:style-name="ce9" office:value-type="float" office:value="105318">
            <text:p>105,318 </text:p>
          </table:table-cell>
          <table:table-cell table:formula="of:=[.P168]/[.O168]" office:value-type="float" office:value="1053.18">
            <text:p>1053</text:p>
          </table:table-cell>
          <table:table-cell/>
          <table:table-cell table:formula="of:=[.Q168]/43.67" office:value-type="float" office:value="24.1167849782459">
            <text:p>24</text:p>
          </table:table-cell>
          <table:table-cell table:formula="of:=[.Q168]/81.88" office:value-type="float" office:value="12.8624816805081">
            <text:p>13</text:p>
          </table:table-cell>
          <table:table-cell table:style-name="ce10" table:formula="of:=[.S168]*4" office:value-type="currency" office:currency="USD" office:value="96.4671399129837">
            <text:p>$96</text:p>
          </table:table-cell>
          <table:table-cell table:style-name="ce10" table:formula="of:=[.T168]*4" office:value-type="currency" office:currency="USD" office:value="51.4499267220323">
            <text:p>$51</text:p>
          </table:table-cell>
          <table:table-cell table:formula="of:=[.S168]*4" office:value-type="currency" office:currency="USD" office:value="96.4671399129837">
            <text:p>$96</text:p>
          </table:table-cell>
          <table:table-cell table:formula="of:=[.T168]*4" office:value-type="currency" office:currency="USD" office:value="51.4499267220323">
            <text:p>$51</text:p>
          </table:table-cell>
          <table:table-cell table:formula="of:=[.S168]/2" office:value-type="float" office:value="12.058392489123">
            <text:p>12</text:p>
          </table:table-cell>
          <table:table-cell table:formula="of:=[.T168]/2" office:value-type="float" office:value="6.43124084025403">
            <text:p>6</text:p>
          </table:table-cell>
          <table:table-cell table:formula="of:=[.P168]*0.183" office:value-type="float" office:value="19273.194">
            <text:p>$ 19,27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3780">
            <text:p>3780</text:p>
          </table:table-cell>
          <table:table-cell office:value-type="string">
            <text:p>OCEAN_CITY</text:p>
          </table:table-cell>
          <table:table-cell/>
          <table:table-cell table:style-name="ce5" office:value-type="float" office:value="249">
            <text:p>249</text:p>
          </table:table-cell>
          <table:table-cell table:style-name="ce5" table:formula="of:=SUM([.F169:.G169])" office:value-type="float" office:value="249">
            <text:p>249</text:p>
          </table:table-cell>
          <table:table-cell table:style-name="ce6" office:value-type="float" office:value="195467">
            <text:p>$ 195,467 </text:p>
          </table:table-cell>
          <table:table-cell table:style-name="ce6" office:value-type="float" office:value="61562">
            <text:p>$ 61,562 </text:p>
          </table:table-cell>
          <table:table-cell table:formula="of:=SUM([.I169:.J169])" office:value-type="float" office:value="257029">
            <text:p>$ 257,029 </text:p>
          </table:table-cell>
          <table:table-cell table:formula="of:=[.K169]/[.H169]" office:value-type="float" office:value="1032.24497991968">
            <text:p>$ 1,032 </text:p>
          </table:table-cell>
          <table:table-cell/>
          <table:table-cell office:value-type="float" office:value="276">
            <text:p>276</text:p>
          </table:table-cell>
          <table:table-cell table:formula="of:=SUM([.M169:.N169])" office:value-type="float" office:value="276">
            <text:p>276</text:p>
          </table:table-cell>
          <table:table-cell table:style-name="ce9" office:value-type="float" office:value="187209">
            <text:p>187,209 </text:p>
          </table:table-cell>
          <table:table-cell table:formula="of:=[.P169]/[.O169]" office:value-type="float" office:value="678.29347826087">
            <text:p>678</text:p>
          </table:table-cell>
          <table:table-cell/>
          <table:table-cell table:formula="of:=[.Q169]/43.67" office:value-type="float" office:value="15.532252765305">
            <text:p>16</text:p>
          </table:table-cell>
          <table:table-cell table:formula="of:=[.Q169]/81.88" office:value-type="float" office:value="8.28399460504238">
            <text:p>8</text:p>
          </table:table-cell>
          <table:table-cell table:style-name="ce10" table:formula="of:=[.S169]*4" office:value-type="currency" office:currency="USD" office:value="62.12901106122">
            <text:p>$62</text:p>
          </table:table-cell>
          <table:table-cell table:style-name="ce10" table:formula="of:=[.T169]*4" office:value-type="currency" office:currency="USD" office:value="33.1359784201695">
            <text:p>$33</text:p>
          </table:table-cell>
          <table:table-cell table:formula="of:=[.S169]*4" office:value-type="currency" office:currency="USD" office:value="62.12901106122">
            <text:p>$62</text:p>
          </table:table-cell>
          <table:table-cell table:formula="of:=[.T169]*4" office:value-type="currency" office:currency="USD" office:value="33.1359784201695">
            <text:p>$33</text:p>
          </table:table-cell>
          <table:table-cell table:formula="of:=[.S169]/2" office:value-type="float" office:value="7.7661263826525">
            <text:p>8</text:p>
          </table:table-cell>
          <table:table-cell table:formula="of:=[.T169]/2" office:value-type="float" office:value="4.14199730252119">
            <text:p>4</text:p>
          </table:table-cell>
          <table:table-cell table:formula="of:=[.P169]*0.183" office:value-type="float" office:value="34259.247">
            <text:p>$ 34,25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4700">
            <text:p>4700</text:p>
          </table:table-cell>
          <table:table-cell office:value-type="string">
            <text:p>SEA_ISLE_CITY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170:.G170])" office:value-type="float" office:value="17">
            <text:p>17</text:p>
          </table:table-cell>
          <table:table-cell table:style-name="ce6" office:value-type="float" office:value="25151">
            <text:p>$ 25,151 </text:p>
          </table:table-cell>
          <table:table-cell table:style-name="ce6" office:value-type="float" office:value="6126">
            <text:p>$ 6,126 </text:p>
          </table:table-cell>
          <table:table-cell table:formula="of:=SUM([.I170:.J170])" office:value-type="float" office:value="31277">
            <text:p>$ 31,277 </text:p>
          </table:table-cell>
          <table:table-cell table:formula="of:=[.K170]/[.H170]" office:value-type="float" office:value="1839.82352941176">
            <text:p>$ 1,840 </text:p>
          </table:table-cell>
          <table:table-cell/>
          <table:table-cell office:value-type="float" office:value="15">
            <text:p>15</text:p>
          </table:table-cell>
          <table:table-cell table:formula="of:=SUM([.M170:.N170])" office:value-type="float" office:value="15">
            <text:p>15</text:p>
          </table:table-cell>
          <table:table-cell table:style-name="ce9" office:value-type="float" office:value="23891">
            <text:p>23,891 </text:p>
          </table:table-cell>
          <table:table-cell table:formula="of:=[.P170]/[.O170]" office:value-type="float" office:value="1592.73333333333">
            <text:p>1593</text:p>
          </table:table-cell>
          <table:table-cell/>
          <table:table-cell table:formula="of:=[.Q170]/43.67" office:value-type="float" office:value="36.4720250362568">
            <text:p>36</text:p>
          </table:table-cell>
          <table:table-cell table:formula="of:=[.Q170]/81.88" office:value-type="float" office:value="19.4520436411008">
            <text:p>19</text:p>
          </table:table-cell>
          <table:table-cell table:style-name="ce10" table:formula="of:=[.S170]*4" office:value-type="currency" office:currency="USD" office:value="145.888100145027">
            <text:p>$146</text:p>
          </table:table-cell>
          <table:table-cell table:style-name="ce10" table:formula="of:=[.T170]*4" office:value-type="currency" office:currency="USD" office:value="77.8081745644032">
            <text:p>$78</text:p>
          </table:table-cell>
          <table:table-cell table:formula="of:=[.S170]*4" office:value-type="currency" office:currency="USD" office:value="145.888100145027">
            <text:p>$146</text:p>
          </table:table-cell>
          <table:table-cell table:formula="of:=[.T170]*4" office:value-type="currency" office:currency="USD" office:value="77.8081745644032">
            <text:p>$78</text:p>
          </table:table-cell>
          <table:table-cell table:formula="of:=[.S170]/2" office:value-type="float" office:value="18.2360125181284">
            <text:p>18</text:p>
          </table:table-cell>
          <table:table-cell table:formula="of:=[.T170]/2" office:value-type="float" office:value="9.7260218205504">
            <text:p>10</text:p>
          </table:table-cell>
          <table:table-cell table:formula="of:=[.P170]*0.183" office:value-type="float" office:value="4372.053">
            <text:p>$ 4,37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340">
            <text:p>5340</text:p>
          </table:table-cell>
          <table:table-cell office:value-type="string">
            <text:p>UPPER_TOWNSHIP</text:p>
          </table:table-cell>
          <table:table-cell/>
          <table:table-cell table:style-name="ce5" office:value-type="float" office:value="120">
            <text:p>120</text:p>
          </table:table-cell>
          <table:table-cell table:style-name="ce5" table:formula="of:=SUM([.F171:.G171])" office:value-type="float" office:value="120">
            <text:p>120</text:p>
          </table:table-cell>
          <table:table-cell table:style-name="ce6" office:value-type="float" office:value="91473">
            <text:p>$ 91,473 </text:p>
          </table:table-cell>
          <table:table-cell table:style-name="ce6" office:value-type="float" office:value="29669">
            <text:p>$ 29,669 </text:p>
          </table:table-cell>
          <table:table-cell table:formula="of:=SUM([.I171:.J171])" office:value-type="float" office:value="121142">
            <text:p>$ 121,142 </text:p>
          </table:table-cell>
          <table:table-cell table:formula="of:=[.K171]/[.H171]" office:value-type="float" office:value="1009.51666666667">
            <text:p>$ 1,010 </text:p>
          </table:table-cell>
          <table:table-cell/>
          <table:table-cell office:value-type="float" office:value="151">
            <text:p>151</text:p>
          </table:table-cell>
          <table:table-cell table:formula="of:=SUM([.M171:.N171])" office:value-type="float" office:value="151">
            <text:p>151</text:p>
          </table:table-cell>
          <table:table-cell table:style-name="ce9" office:value-type="float" office:value="102658">
            <text:p>102,658 </text:p>
          </table:table-cell>
          <table:table-cell table:formula="of:=[.P171]/[.O171]" office:value-type="float" office:value="679.854304635762">
            <text:p>680</text:p>
          </table:table-cell>
          <table:table-cell/>
          <table:table-cell table:formula="of:=[.Q171]/43.67" office:value-type="float" office:value="15.5679941524104">
            <text:p>16</text:p>
          </table:table-cell>
          <table:table-cell table:formula="of:=[.Q171]/81.88" office:value-type="float" office:value="8.30305696917149">
            <text:p>8</text:p>
          </table:table-cell>
          <table:table-cell table:style-name="ce10" table:formula="of:=[.S171]*4" office:value-type="currency" office:currency="USD" office:value="62.2719766096415">
            <text:p>$62</text:p>
          </table:table-cell>
          <table:table-cell table:style-name="ce10" table:formula="of:=[.T171]*4" office:value-type="currency" office:currency="USD" office:value="33.212227876686">
            <text:p>$33</text:p>
          </table:table-cell>
          <table:table-cell table:formula="of:=[.S171]*4" office:value-type="currency" office:currency="USD" office:value="62.2719766096415">
            <text:p>$62</text:p>
          </table:table-cell>
          <table:table-cell table:formula="of:=[.T171]*4" office:value-type="currency" office:currency="USD" office:value="33.212227876686">
            <text:p>$33</text:p>
          </table:table-cell>
          <table:table-cell table:formula="of:=[.S171]/2" office:value-type="float" office:value="7.78399707620519">
            <text:p>8</text:p>
          </table:table-cell>
          <table:table-cell table:formula="of:=[.T171]/2" office:value-type="float" office:value="4.15152848458575">
            <text:p>4</text:p>
          </table:table-cell>
          <table:table-cell table:formula="of:=[.P171]*0.183" office:value-type="float" office:value="18786.414">
            <text:p>$ 18,78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790">
            <text:p>5790</text:p>
          </table:table-cell>
          <table:table-cell office:value-type="string">
            <text:p>WILDWOOD_CITY</text:p>
          </table:table-cell>
          <table:table-cell/>
          <table:table-cell table:style-name="ce5" office:value-type="float" office:value="516">
            <text:p>516</text:p>
          </table:table-cell>
          <table:table-cell table:style-name="ce5" table:formula="of:=SUM([.F172:.G172])" office:value-type="float" office:value="516">
            <text:p>516</text:p>
          </table:table-cell>
          <table:table-cell table:style-name="ce6" office:value-type="float" office:value="703863">
            <text:p>$ 703,863 </text:p>
          </table:table-cell>
          <table:table-cell table:style-name="ce6" office:value-type="float" office:value="406218">
            <text:p>$ 406,218 </text:p>
          </table:table-cell>
          <table:table-cell table:formula="of:=SUM([.I172:.J172])" office:value-type="float" office:value="1110081">
            <text:p>$ 1,110,081 </text:p>
          </table:table-cell>
          <table:table-cell table:formula="of:=[.K172]/[.H172]" office:value-type="float" office:value="2151.31976744186">
            <text:p>$ 2,151 </text:p>
          </table:table-cell>
          <table:table-cell/>
          <table:table-cell office:value-type="float" office:value="450">
            <text:p>450</text:p>
          </table:table-cell>
          <table:table-cell table:formula="of:=SUM([.M172:.N172])" office:value-type="float" office:value="450">
            <text:p>450</text:p>
          </table:table-cell>
          <table:table-cell table:style-name="ce9" office:value-type="float" office:value="647606">
            <text:p>647,606 </text:p>
          </table:table-cell>
          <table:table-cell table:formula="of:=[.P172]/[.O172]" office:value-type="float" office:value="1439.12444444444">
            <text:p>1439</text:p>
          </table:table-cell>
          <table:table-cell/>
          <table:table-cell table:formula="of:=[.Q172]/43.67" office:value-type="float" office:value="32.9545327328703">
            <text:p>33</text:p>
          </table:table-cell>
          <table:table-cell table:formula="of:=[.Q172]/81.88" office:value-type="float" office:value="17.5760191065516">
            <text:p>18</text:p>
          </table:table-cell>
          <table:table-cell table:style-name="ce10" table:formula="of:=[.S172]*4" office:value-type="currency" office:currency="USD" office:value="131.818130931481">
            <text:p>$132</text:p>
          </table:table-cell>
          <table:table-cell table:style-name="ce10" table:formula="of:=[.T172]*4" office:value-type="currency" office:currency="USD" office:value="70.3040764262064">
            <text:p>$70</text:p>
          </table:table-cell>
          <table:table-cell table:formula="of:=[.S172]*4" office:value-type="currency" office:currency="USD" office:value="131.818130931481">
            <text:p>$132</text:p>
          </table:table-cell>
          <table:table-cell table:formula="of:=[.T172]*4" office:value-type="currency" office:currency="USD" office:value="70.3040764262064">
            <text:p>$70</text:p>
          </table:table-cell>
          <table:table-cell table:formula="of:=[.S172]/2" office:value-type="float" office:value="16.4772663664351">
            <text:p>16</text:p>
          </table:table-cell>
          <table:table-cell table:formula="of:=[.T172]/2" office:value-type="float" office:value="8.7880095532758">
            <text:p>9</text:p>
          </table:table-cell>
          <table:table-cell table:formula="of:=[.P172]*0.183" office:value-type="float" office:value="118511.898">
            <text:p>$ 118,51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800">
            <text:p>5800</text:p>
          </table:table-cell>
          <table:table-cell office:value-type="string">
            <text:p>WILDWOOD_CREST_BORO</text:p>
          </table:table-cell>
          <table:table-cell/>
          <table:table-cell table:style-name="ce5" office:value-type="float" office:value="66">
            <text:p>66</text:p>
          </table:table-cell>
          <table:table-cell table:style-name="ce5" table:formula="of:=SUM([.F173:.G173])" office:value-type="float" office:value="66">
            <text:p>66</text:p>
          </table:table-cell>
          <table:table-cell table:style-name="ce6" office:value-type="float" office:value="60547">
            <text:p>$ 60,547 </text:p>
          </table:table-cell>
          <table:table-cell table:style-name="ce6" office:value-type="float" office:value="23054">
            <text:p>$ 23,054 </text:p>
          </table:table-cell>
          <table:table-cell table:formula="of:=SUM([.I173:.J173])" office:value-type="float" office:value="83601">
            <text:p>$ 83,601 </text:p>
          </table:table-cell>
          <table:table-cell table:formula="of:=[.K173]/[.H173]" office:value-type="float" office:value="1266.68181818182">
            <text:p>$ 1,267 </text:p>
          </table:table-cell>
          <table:table-cell/>
          <table:table-cell office:value-type="float" office:value="68">
            <text:p>68</text:p>
          </table:table-cell>
          <table:table-cell table:formula="of:=SUM([.M173:.N173])" office:value-type="float" office:value="68">
            <text:p>68</text:p>
          </table:table-cell>
          <table:table-cell table:style-name="ce9" office:value-type="float" office:value="55603">
            <text:p>55,603 </text:p>
          </table:table-cell>
          <table:table-cell table:formula="of:=[.P173]/[.O173]" office:value-type="float" office:value="817.691176470588">
            <text:p>818</text:p>
          </table:table-cell>
          <table:table-cell/>
          <table:table-cell table:formula="of:=[.Q173]/43.67" office:value-type="float" office:value="18.7243227952963">
            <text:p>19</text:p>
          </table:table-cell>
          <table:table-cell table:formula="of:=[.Q173]/81.88" office:value-type="float" office:value="9.9864579441938">
            <text:p>10</text:p>
          </table:table-cell>
          <table:table-cell table:style-name="ce10" table:formula="of:=[.S173]*4" office:value-type="currency" office:currency="USD" office:value="74.8972911811851">
            <text:p>$75</text:p>
          </table:table-cell>
          <table:table-cell table:style-name="ce10" table:formula="of:=[.T173]*4" office:value-type="currency" office:currency="USD" office:value="39.9458317767752">
            <text:p>$40</text:p>
          </table:table-cell>
          <table:table-cell table:formula="of:=[.S173]*4" office:value-type="currency" office:currency="USD" office:value="74.8972911811851">
            <text:p>$75</text:p>
          </table:table-cell>
          <table:table-cell table:formula="of:=[.T173]*4" office:value-type="currency" office:currency="USD" office:value="39.9458317767752">
            <text:p>$40</text:p>
          </table:table-cell>
          <table:table-cell table:formula="of:=[.S173]/2" office:value-type="float" office:value="9.36216139764814">
            <text:p>9</text:p>
          </table:table-cell>
          <table:table-cell table:formula="of:=[.T173]/2" office:value-type="float" office:value="4.9932289720969">
            <text:p>5</text:p>
          </table:table-cell>
          <table:table-cell table:formula="of:=[.P173]*0.183" office:value-type="float" office:value="10175.349">
            <text:p>$ 10,17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840">
            <text:p>5840</text:p>
          </table:table-cell>
          <table:table-cell office:value-type="string">
            <text:p>WOODBINE_BORO</text:p>
          </table:table-cell>
          <table:table-cell/>
          <table:table-cell table:style-name="ce5" office:value-type="float" office:value="157">
            <text:p>157</text:p>
          </table:table-cell>
          <table:table-cell table:style-name="ce5" table:formula="of:=SUM([.F174:.G174])" office:value-type="float" office:value="157">
            <text:p>157</text:p>
          </table:table-cell>
          <table:table-cell table:style-name="ce6" office:value-type="float" office:value="219224">
            <text:p>$ 219,224 </text:p>
          </table:table-cell>
          <table:table-cell table:style-name="ce6" office:value-type="float" office:value="133428">
            <text:p>$ 133,428 </text:p>
          </table:table-cell>
          <table:table-cell table:formula="of:=SUM([.I174:.J174])" office:value-type="float" office:value="352652">
            <text:p>$ 352,652 </text:p>
          </table:table-cell>
          <table:table-cell table:formula="of:=[.K174]/[.H174]" office:value-type="float" office:value="2246.19108280255">
            <text:p>$ 2,246 </text:p>
          </table:table-cell>
          <table:table-cell/>
          <table:table-cell office:value-type="float" office:value="170">
            <text:p>170</text:p>
          </table:table-cell>
          <table:table-cell table:formula="of:=SUM([.M174:.N174])" office:value-type="float" office:value="170">
            <text:p>170</text:p>
          </table:table-cell>
          <table:table-cell table:style-name="ce9" office:value-type="float" office:value="207232">
            <text:p>207,232 </text:p>
          </table:table-cell>
          <table:table-cell table:formula="of:=[.P174]/[.O174]" office:value-type="float" office:value="1219.01176470588">
            <text:p>1219</text:p>
          </table:table-cell>
          <table:table-cell/>
          <table:table-cell table:formula="of:=[.Q174]/43.67" office:value-type="float" office:value="27.9141691024933">
            <text:p>28</text:p>
          </table:table-cell>
          <table:table-cell table:formula="of:=[.Q174]/81.88" office:value-type="float" office:value="14.8877841317279">
            <text:p>15</text:p>
          </table:table-cell>
          <table:table-cell table:style-name="ce10" table:formula="of:=[.S174]*4" office:value-type="currency" office:currency="USD" office:value="111.656676409973">
            <text:p>$112</text:p>
          </table:table-cell>
          <table:table-cell table:style-name="ce10" table:formula="of:=[.T174]*4" office:value-type="currency" office:currency="USD" office:value="59.5511365269117">
            <text:p>$60</text:p>
          </table:table-cell>
          <table:table-cell table:formula="of:=[.S174]*4" office:value-type="currency" office:currency="USD" office:value="111.656676409973">
            <text:p>$112</text:p>
          </table:table-cell>
          <table:table-cell table:formula="of:=[.T174]*4" office:value-type="currency" office:currency="USD" office:value="59.5511365269117">
            <text:p>$60</text:p>
          </table:table-cell>
          <table:table-cell table:formula="of:=[.S174]/2" office:value-type="float" office:value="13.9570845512466">
            <text:p>14</text:p>
          </table:table-cell>
          <table:table-cell table:formula="of:=[.T174]/2" office:value-type="float" office:value="7.44389206586396">
            <text:p>7</text:p>
          </table:table-cell>
          <table:table-cell table:formula="of:=[.P174]*0.183" office:value-type="float" office:value="37923.456">
            <text:p>$ 37,92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40">
            <text:p>540</text:p>
          </table:table-cell>
          <table:table-cell table:style-name="ce1" office:value-type="string">
            <text:p>BRIDGETON_CITY</text:p>
          </table:table-cell>
          <table:table-cell table:style-name="ce5" office:value-type="float" office:value="1638">
            <text:p>1,638</text:p>
          </table:table-cell>
          <table:table-cell table:style-name="ce5"/>
          <table:table-cell table:style-name="ce5" table:formula="of:=SUM([.F175:.G175])" office:value-type="float" office:value="1638">
            <text:p>1,638</text:p>
          </table:table-cell>
          <table:table-cell table:style-name="ce6" office:value-type="float" office:value="3053735">
            <text:p>$ 3,053,735 </text:p>
          </table:table-cell>
          <table:table-cell table:style-name="ce6" office:value-type="float" office:value="3244938">
            <text:p>$ 3,244,938 </text:p>
          </table:table-cell>
          <table:table-cell table:formula="of:=SUM([.I175:.J175])" office:value-type="float" office:value="6298673">
            <text:p>$ 6,298,673 </text:p>
          </table:table-cell>
          <table:table-cell table:formula="of:=[.K175]/[.H175]" office:value-type="float" office:value="3845.34371184371">
            <text:p>$ 3,845 </text:p>
          </table:table-cell>
          <table:table-cell office:value-type="float" office:value="1134">
            <text:p>1134</text:p>
          </table:table-cell>
          <table:table-cell/>
          <table:table-cell table:formula="of:=SUM([.M175:.N175])" office:value-type="float" office:value="1134">
            <text:p>1134</text:p>
          </table:table-cell>
          <table:table-cell table:style-name="ce9" office:value-type="float" office:value="3088818">
            <text:p>3,088,818 </text:p>
          </table:table-cell>
          <table:table-cell table:formula="of:=[.P175]/[.O175]" office:value-type="float" office:value="2723.8253968254">
            <text:p>2724</text:p>
          </table:table-cell>
          <table:table-cell/>
          <table:table-cell table:formula="of:=[.Q175]/43.67" office:value-type="float" office:value="62.3729195517609">
            <text:p>62</text:p>
          </table:table-cell>
          <table:table-cell table:formula="of:=[.Q175]/81.88" office:value-type="float" office:value="33.26606493436">
            <text:p>33</text:p>
          </table:table-cell>
          <table:table-cell table:style-name="ce10" table:formula="of:=[.S175]*4" office:value-type="currency" office:currency="USD" office:value="249.491678207043">
            <text:p>$249</text:p>
          </table:table-cell>
          <table:table-cell table:style-name="ce10" table:formula="of:=[.T175]*4" office:value-type="currency" office:currency="USD" office:value="133.06425973744">
            <text:p>$133</text:p>
          </table:table-cell>
          <table:table-cell table:formula="of:=[.S175]*4" office:value-type="currency" office:currency="USD" office:value="249.491678207043">
            <text:p>$249</text:p>
          </table:table-cell>
          <table:table-cell table:formula="of:=[.T175]*4" office:value-type="currency" office:currency="USD" office:value="133.06425973744">
            <text:p>$133</text:p>
          </table:table-cell>
          <table:table-cell table:formula="of:=[.S175]/2" office:value-type="float" office:value="31.1864597758804">
            <text:p>31</text:p>
          </table:table-cell>
          <table:table-cell table:formula="of:=[.T175]/2" office:value-type="float" office:value="16.63303246718">
            <text:p>17</text:p>
          </table:table-cell>
          <table:table-cell table:formula="of:=[.P175]*0.183" office:value-type="float" office:value="565253.694">
            <text:p>$ 565,25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950">
            <text:p>950</text:p>
          </table:table-cell>
          <table:table-cell table:style-name="ce1" office:value-type="string">
            <text:p>COMMERCIAL_TOWNSHIP</text:p>
          </table:table-cell>
          <table:table-cell/>
          <table:table-cell table:style-name="ce5" office:value-type="float" office:value="358">
            <text:p>358</text:p>
          </table:table-cell>
          <table:table-cell table:style-name="ce5" table:formula="of:=SUM([.F176:.G176])" office:value-type="float" office:value="358">
            <text:p>358</text:p>
          </table:table-cell>
          <table:table-cell table:style-name="ce6" office:value-type="float" office:value="470070">
            <text:p>$ 470,070 </text:p>
          </table:table-cell>
          <table:table-cell table:style-name="ce6" office:value-type="float" office:value="272936">
            <text:p>$ 272,936 </text:p>
          </table:table-cell>
          <table:table-cell table:formula="of:=SUM([.I176:.J176])" office:value-type="float" office:value="743006">
            <text:p>$ 743,006 </text:p>
          </table:table-cell>
          <table:table-cell table:formula="of:=[.K176]/[.H176]" office:value-type="float" office:value="2075.43575418994">
            <text:p>$ 2,075 </text:p>
          </table:table-cell>
          <table:table-cell/>
          <table:table-cell office:value-type="float" office:value="400">
            <text:p>400</text:p>
          </table:table-cell>
          <table:table-cell table:formula="of:=SUM([.M176:.N176])" office:value-type="float" office:value="400">
            <text:p>400</text:p>
          </table:table-cell>
          <table:table-cell table:style-name="ce9" office:value-type="float" office:value="462623">
            <text:p>462,623 </text:p>
          </table:table-cell>
          <table:table-cell table:formula="of:=[.P176]/[.O176]" office:value-type="float" office:value="1156.5575">
            <text:p>1157</text:p>
          </table:table-cell>
          <table:table-cell/>
          <table:table-cell table:formula="of:=[.Q176]/43.67" office:value-type="float" office:value="26.4840279367987">
            <text:p>26</text:p>
          </table:table-cell>
          <table:table-cell table:formula="of:=[.Q176]/81.88" office:value-type="float" office:value="14.1250305324866">
            <text:p>14</text:p>
          </table:table-cell>
          <table:table-cell table:style-name="ce10" table:formula="of:=[.S176]*4" office:value-type="currency" office:currency="USD" office:value="105.936111747195">
            <text:p>$106</text:p>
          </table:table-cell>
          <table:table-cell table:style-name="ce10" table:formula="of:=[.T176]*4" office:value-type="currency" office:currency="USD" office:value="56.5001221299463">
            <text:p>$57</text:p>
          </table:table-cell>
          <table:table-cell table:formula="of:=[.S176]*4" office:value-type="currency" office:currency="USD" office:value="105.936111747195">
            <text:p>$106</text:p>
          </table:table-cell>
          <table:table-cell table:formula="of:=[.T176]*4" office:value-type="currency" office:currency="USD" office:value="56.5001221299463">
            <text:p>$57</text:p>
          </table:table-cell>
          <table:table-cell table:formula="of:=[.S176]/2" office:value-type="float" office:value="13.2420139683994">
            <text:p>13</text:p>
          </table:table-cell>
          <table:table-cell table:formula="of:=[.T176]/2" office:value-type="float" office:value="7.06251526624328">
            <text:p>7</text:p>
          </table:table-cell>
          <table:table-cell table:formula="of:=[.P176]*0.183" office:value-type="float" office:value="84660.009">
            <text:p>$ 84,66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995">
            <text:p>995</text:p>
          </table:table-cell>
          <table:table-cell table:style-name="ce1" office:value-type="string">
            <text:p>CUMBERLAND_COUNTY</text:p>
          </table:table-cell>
          <table:table-cell/>
          <table:table-cell table:style-name="ce5" office:value-type="float" office:value="76">
            <text:p>76</text:p>
          </table:table-cell>
          <table:table-cell table:style-name="ce5" table:formula="of:=SUM([.F177:.G177])" office:value-type="float" office:value="76">
            <text:p>76</text:p>
          </table:table-cell>
          <table:table-cell table:style-name="ce6" office:value-type="float" office:value="102826">
            <text:p>$ 102,826 </text:p>
          </table:table-cell>
          <table:table-cell table:style-name="ce6" office:value-type="float" office:value="39520">
            <text:p>$ 39,520 </text:p>
          </table:table-cell>
          <table:table-cell table:formula="of:=SUM([.I177:.J177])" office:value-type="float" office:value="142346">
            <text:p>$ 142,346 </text:p>
          </table:table-cell>
          <table:table-cell table:formula="of:=[.K177]/[.H177]" office:value-type="float" office:value="1872.97368421053">
            <text:p>$ 1,873 </text:p>
          </table:table-cell>
          <table:table-cell/>
          <table:table-cell office:value-type="float" office:value="106">
            <text:p>106</text:p>
          </table:table-cell>
          <table:table-cell table:formula="of:=SUM([.M177:.N177])" office:value-type="float" office:value="106">
            <text:p>106</text:p>
          </table:table-cell>
          <table:table-cell table:style-name="ce9" office:value-type="float" office:value="107687">
            <text:p>107,687 </text:p>
          </table:table-cell>
          <table:table-cell table:formula="of:=[.P177]/[.O177]" office:value-type="float" office:value="1015.91509433962">
            <text:p>1016</text:p>
          </table:table-cell>
          <table:table-cell/>
          <table:table-cell table:formula="of:=[.Q177]/43.67" office:value-type="float" office:value="23.2634553317981">
            <text:p>23</text:p>
          </table:table-cell>
          <table:table-cell table:formula="of:=[.Q177]/81.88" office:value-type="float" office:value="12.407365587929">
            <text:p>12</text:p>
          </table:table-cell>
          <table:table-cell table:style-name="ce10" table:formula="of:=[.S177]*4" office:value-type="currency" office:currency="USD" office:value="93.0538213271924">
            <text:p>$93</text:p>
          </table:table-cell>
          <table:table-cell table:style-name="ce10" table:formula="of:=[.T177]*4" office:value-type="currency" office:currency="USD" office:value="49.6294623517158">
            <text:p>$50</text:p>
          </table:table-cell>
          <table:table-cell table:formula="of:=[.S177]*4" office:value-type="currency" office:currency="USD" office:value="93.0538213271924">
            <text:p>$93</text:p>
          </table:table-cell>
          <table:table-cell table:formula="of:=[.T177]*4" office:value-type="currency" office:currency="USD" office:value="49.6294623517158">
            <text:p>$50</text:p>
          </table:table-cell>
          <table:table-cell table:formula="of:=[.S177]/2" office:value-type="float" office:value="11.631727665899">
            <text:p>12</text:p>
          </table:table-cell>
          <table:table-cell table:formula="of:=[.T177]/2" office:value-type="float" office:value="6.20368279396448">
            <text:p>6</text:p>
          </table:table-cell>
          <table:table-cell table:formula="of:=[.P177]*0.183" office:value-type="float" office:value="19706.721">
            <text:p>$ 19,70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997">
            <text:p>997</text:p>
          </table:table-cell>
          <table:table-cell table:style-name="ce1" office:value-type="string">
            <text:p>CUMBERLAND_REGIONAL</text:p>
          </table:table-cell>
          <table:table-cell table:style-name="ce5" office:value-type="float" office:value="203">
            <text:p>203</text:p>
          </table:table-cell>
          <table:table-cell table:style-name="ce5"/>
          <table:table-cell table:style-name="ce5" table:formula="of:=SUM([.F178:.G178])" office:value-type="float" office:value="203">
            <text:p>203</text:p>
          </table:table-cell>
          <table:table-cell table:style-name="ce6" office:value-type="float" office:value="282366">
            <text:p>$ 282,366 </text:p>
          </table:table-cell>
          <table:table-cell table:style-name="ce6" office:value-type="float" office:value="185641">
            <text:p>$ 185,641 </text:p>
          </table:table-cell>
          <table:table-cell table:formula="of:=SUM([.I178:.J178])" office:value-type="float" office:value="468007">
            <text:p>$ 468,007 </text:p>
          </table:table-cell>
          <table:table-cell table:formula="of:=[.K178]/[.H178]" office:value-type="float" office:value="2305.45320197044">
            <text:p>$ 2,305 </text:p>
          </table:table-cell>
          <table:table-cell office:value-type="float" office:value="133">
            <text:p>133</text:p>
          </table:table-cell>
          <table:table-cell/>
          <table:table-cell table:formula="of:=SUM([.M178:.N178])" office:value-type="float" office:value="133">
            <text:p>133</text:p>
          </table:table-cell>
          <table:table-cell table:style-name="ce9" office:value-type="float" office:value="262686">
            <text:p>262,686 </text:p>
          </table:table-cell>
          <table:table-cell table:formula="of:=[.P178]/[.O178]" office:value-type="float" office:value="1975.08270676692">
            <text:p>1975</text:p>
          </table:table-cell>
          <table:table-cell/>
          <table:table-cell table:formula="of:=[.Q178]/43.67" office:value-type="float" office:value="45.2274492046466">
            <text:p>45</text:p>
          </table:table-cell>
          <table:table-cell table:formula="of:=[.Q178]/81.88" office:value-type="float" office:value="24.1216744842076">
            <text:p>24</text:p>
          </table:table-cell>
          <table:table-cell table:style-name="ce10" table:formula="of:=[.S178]*4" office:value-type="currency" office:currency="USD" office:value="180.909796818586">
            <text:p>$181</text:p>
          </table:table-cell>
          <table:table-cell table:style-name="ce10" table:formula="of:=[.T178]*4" office:value-type="currency" office:currency="USD" office:value="96.4866979368304">
            <text:p>$96</text:p>
          </table:table-cell>
          <table:table-cell table:formula="of:=[.S178]*4" office:value-type="currency" office:currency="USD" office:value="180.909796818586">
            <text:p>$181</text:p>
          </table:table-cell>
          <table:table-cell table:formula="of:=[.T178]*4" office:value-type="currency" office:currency="USD" office:value="96.4866979368304">
            <text:p>$96</text:p>
          </table:table-cell>
          <table:table-cell table:formula="of:=[.S178]/2" office:value-type="float" office:value="22.6137246023233">
            <text:p>23</text:p>
          </table:table-cell>
          <table:table-cell table:formula="of:=[.T178]/2" office:value-type="float" office:value="12.0608372421038">
            <text:p>12</text:p>
          </table:table-cell>
          <table:table-cell table:formula="of:=[.P178]*0.183" office:value-type="float" office:value="48071.538">
            <text:p>$ 48,07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020">
            <text:p>1020</text:p>
          </table:table-cell>
          <table:table-cell table:style-name="ce1" office:value-type="string">
            <text:p>DEERFIELD_TOWNSHIP</text:p>
          </table:table-cell>
          <table:table-cell/>
          <table:table-cell table:style-name="ce5" office:value-type="float" office:value="95">
            <text:p>95</text:p>
          </table:table-cell>
          <table:table-cell table:style-name="ce5" table:formula="of:=SUM([.F179:.G179])" office:value-type="float" office:value="95">
            <text:p>95</text:p>
          </table:table-cell>
          <table:table-cell table:style-name="ce6" office:value-type="float" office:value="99857">
            <text:p>$ 99,857 </text:p>
          </table:table-cell>
          <table:table-cell table:style-name="ce6" office:value-type="float" office:value="34732">
            <text:p>$ 34,732 </text:p>
          </table:table-cell>
          <table:table-cell table:formula="of:=SUM([.I179:.J179])" office:value-type="float" office:value="134589">
            <text:p>$ 134,589 </text:p>
          </table:table-cell>
          <table:table-cell table:formula="of:=[.K179]/[.H179]" office:value-type="float" office:value="1416.72631578947">
            <text:p>$ 1,417 </text:p>
          </table:table-cell>
          <table:table-cell/>
          <table:table-cell office:value-type="float" office:value="123">
            <text:p>123</text:p>
          </table:table-cell>
          <table:table-cell table:formula="of:=SUM([.M179:.N179])" office:value-type="float" office:value="123">
            <text:p>123</text:p>
          </table:table-cell>
          <table:table-cell table:style-name="ce9" office:value-type="float" office:value="112378">
            <text:p>112,378 </text:p>
          </table:table-cell>
          <table:table-cell table:formula="of:=[.P179]/[.O179]" office:value-type="float" office:value="913.642276422764">
            <text:p>914</text:p>
          </table:table-cell>
          <table:table-cell/>
          <table:table-cell table:formula="of:=[.Q179]/43.67" office:value-type="float" office:value="20.9215085052156">
            <text:p>21</text:p>
          </table:table-cell>
          <table:table-cell table:formula="of:=[.Q179]/81.88" office:value-type="float" office:value="11.1583082122956">
            <text:p>11</text:p>
          </table:table-cell>
          <table:table-cell table:style-name="ce10" table:formula="of:=[.S179]*4" office:value-type="currency" office:currency="USD" office:value="83.6860340208623">
            <text:p>$84</text:p>
          </table:table-cell>
          <table:table-cell table:style-name="ce10" table:formula="of:=[.T179]*4" office:value-type="currency" office:currency="USD" office:value="44.6332328491824">
            <text:p>$45</text:p>
          </table:table-cell>
          <table:table-cell table:formula="of:=[.S179]*4" office:value-type="currency" office:currency="USD" office:value="83.6860340208623">
            <text:p>$84</text:p>
          </table:table-cell>
          <table:table-cell table:formula="of:=[.T179]*4" office:value-type="currency" office:currency="USD" office:value="44.6332328491824">
            <text:p>$45</text:p>
          </table:table-cell>
          <table:table-cell table:formula="of:=[.S179]/2" office:value-type="float" office:value="10.4607542526078">
            <text:p>10</text:p>
          </table:table-cell>
          <table:table-cell table:formula="of:=[.T179]/2" office:value-type="float" office:value="5.5791541061478">
            <text:p>6</text:p>
          </table:table-cell>
          <table:table-cell table:formula="of:=[.P179]*0.183" office:value-type="float" office:value="20565.174">
            <text:p>$ 20,56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120">
            <text:p>1120</text:p>
          </table:table-cell>
          <table:table-cell table:style-name="ce1" office:value-type="string">
            <text:p>DOWNE_TOWNSHIP</text:p>
          </table:table-cell>
          <table:table-cell/>
          <table:table-cell table:style-name="ce5" office:value-type="float" office:value="45">
            <text:p>45</text:p>
          </table:table-cell>
          <table:table-cell table:style-name="ce5" table:formula="of:=SUM([.F180:.G180])" office:value-type="float" office:value="45">
            <text:p>45</text:p>
          </table:table-cell>
          <table:table-cell table:style-name="ce6" office:value-type="float" office:value="83922">
            <text:p>$ 83,922 </text:p>
          </table:table-cell>
          <table:table-cell table:style-name="ce6" office:value-type="float" office:value="17166">
            <text:p>$ 17,166 </text:p>
          </table:table-cell>
          <table:table-cell table:formula="of:=SUM([.I180:.J180])" office:value-type="float" office:value="101088">
            <text:p>$ 101,088 </text:p>
          </table:table-cell>
          <table:table-cell table:formula="of:=[.K180]/[.H180]" office:value-type="float" office:value="2246.4">
            <text:p>$ 2,246 </text:p>
          </table:table-cell>
          <table:table-cell/>
          <table:table-cell office:value-type="float" office:value="54">
            <text:p>54</text:p>
          </table:table-cell>
          <table:table-cell table:formula="of:=SUM([.M180:.N180])" office:value-type="float" office:value="54">
            <text:p>54</text:p>
          </table:table-cell>
          <table:table-cell table:style-name="ce9" office:value-type="float" office:value="79724">
            <text:p>79,724 </text:p>
          </table:table-cell>
          <table:table-cell table:formula="of:=[.P180]/[.O180]" office:value-type="float" office:value="1476.37037037037">
            <text:p>1476</text:p>
          </table:table-cell>
          <table:table-cell/>
          <table:table-cell table:formula="of:=[.Q180]/43.67" office:value-type="float" office:value="33.8074277620877">
            <text:p>34</text:p>
          </table:table-cell>
          <table:table-cell table:formula="of:=[.Q180]/81.88" office:value-type="float" office:value="18.0309033997358">
            <text:p>18</text:p>
          </table:table-cell>
          <table:table-cell table:style-name="ce10" table:formula="of:=[.S180]*4" office:value-type="currency" office:currency="USD" office:value="135.229711048351">
            <text:p>$135</text:p>
          </table:table-cell>
          <table:table-cell table:style-name="ce10" table:formula="of:=[.T180]*4" office:value-type="currency" office:currency="USD" office:value="72.1236135989434">
            <text:p>$72</text:p>
          </table:table-cell>
          <table:table-cell table:formula="of:=[.S180]*4" office:value-type="currency" office:currency="USD" office:value="135.229711048351">
            <text:p>$135</text:p>
          </table:table-cell>
          <table:table-cell table:formula="of:=[.T180]*4" office:value-type="currency" office:currency="USD" office:value="72.1236135989434">
            <text:p>$72</text:p>
          </table:table-cell>
          <table:table-cell table:formula="of:=[.S180]/2" office:value-type="float" office:value="16.9037138810439">
            <text:p>17</text:p>
          </table:table-cell>
          <table:table-cell table:formula="of:=[.T180]/2" office:value-type="float" office:value="9.01545169986792">
            <text:p>9</text:p>
          </table:table-cell>
          <table:table-cell table:formula="of:=[.P180]*0.183" office:value-type="float" office:value="14589.492">
            <text:p>$ 14,58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460">
            <text:p>1460</text:p>
          </table:table-cell>
          <table:table-cell table:style-name="ce1" office:value-type="string">
            <text:p>FAIRFIELD_TOWNSHIP</text:p>
          </table:table-cell>
          <table:table-cell/>
          <table:table-cell table:style-name="ce5" office:value-type="float" office:value="290">
            <text:p>290</text:p>
          </table:table-cell>
          <table:table-cell table:style-name="ce5" table:formula="of:=SUM([.F181:.G181])" office:value-type="float" office:value="290">
            <text:p>290</text:p>
          </table:table-cell>
          <table:table-cell table:style-name="ce6" office:value-type="float" office:value="346123">
            <text:p>$ 346,123 </text:p>
          </table:table-cell>
          <table:table-cell table:style-name="ce6" office:value-type="float" office:value="207746">
            <text:p>$ 207,746 </text:p>
          </table:table-cell>
          <table:table-cell table:formula="of:=SUM([.I181:.J181])" office:value-type="float" office:value="553869">
            <text:p>$ 553,869 </text:p>
          </table:table-cell>
          <table:table-cell table:formula="of:=[.K181]/[.H181]" office:value-type="float" office:value="1909.89310344828">
            <text:p>$ 1,910 </text:p>
          </table:table-cell>
          <table:table-cell/>
          <table:table-cell office:value-type="float" office:value="257">
            <text:p>257</text:p>
          </table:table-cell>
          <table:table-cell table:formula="of:=SUM([.M181:.N181])" office:value-type="float" office:value="257">
            <text:p>257</text:p>
          </table:table-cell>
          <table:table-cell table:style-name="ce9" office:value-type="float" office:value="317951">
            <text:p>317,951 </text:p>
          </table:table-cell>
          <table:table-cell table:formula="of:=[.P181]/[.O181]" office:value-type="float" office:value="1237.16342412451">
            <text:p>1237</text:p>
          </table:table-cell>
          <table:table-cell/>
          <table:table-cell table:formula="of:=[.Q181]/43.67" office:value-type="float" office:value="28.3298242300095">
            <text:p>28</text:p>
          </table:table-cell>
          <table:table-cell table:formula="of:=[.Q181]/81.88" office:value-type="float" office:value="15.1094702506658">
            <text:p>15</text:p>
          </table:table-cell>
          <table:table-cell table:style-name="ce10" table:formula="of:=[.S181]*4" office:value-type="currency" office:currency="USD" office:value="113.319296920038">
            <text:p>$113</text:p>
          </table:table-cell>
          <table:table-cell table:style-name="ce10" table:formula="of:=[.T181]*4" office:value-type="currency" office:currency="USD" office:value="60.4378810026631">
            <text:p>$60</text:p>
          </table:table-cell>
          <table:table-cell table:formula="of:=[.S181]*4" office:value-type="currency" office:currency="USD" office:value="113.319296920038">
            <text:p>$113</text:p>
          </table:table-cell>
          <table:table-cell table:formula="of:=[.T181]*4" office:value-type="currency" office:currency="USD" office:value="60.4378810026631">
            <text:p>$60</text:p>
          </table:table-cell>
          <table:table-cell table:formula="of:=[.S181]/2" office:value-type="float" office:value="14.1649121150047">
            <text:p>14</text:p>
          </table:table-cell>
          <table:table-cell table:formula="of:=[.T181]/2" office:value-type="float" office:value="7.55473512533289">
            <text:p>8</text:p>
          </table:table-cell>
          <table:table-cell table:formula="of:=[.P181]*0.183" office:value-type="float" office:value="58185.033">
            <text:p>$ 58,18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820">
            <text:p>1820</text:p>
          </table:table-cell>
          <table:table-cell table:style-name="ce1" office:value-type="string">
            <text:p>GREENWICH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182:.G182])" office:value-type="float" office:value="15">
            <text:p>15</text:p>
          </table:table-cell>
          <table:table-cell table:style-name="ce6" office:value-type="float" office:value="14119">
            <text:p>$ 14,119 </text:p>
          </table:table-cell>
          <table:table-cell table:style-name="ce6" office:value-type="float" office:value="3980">
            <text:p>$ 3,980 </text:p>
          </table:table-cell>
          <table:table-cell table:formula="of:=SUM([.I182:.J182])" office:value-type="float" office:value="18099">
            <text:p>$ 18,099 </text:p>
          </table:table-cell>
          <table:table-cell table:formula="of:=[.K182]/[.H182]" office:value-type="float" office:value="1206.6">
            <text:p>$ 1,207 </text:p>
          </table:table-cell>
          <table:table-cell/>
          <table:table-cell office:value-type="float" office:value="11">
            <text:p>11</text:p>
          </table:table-cell>
          <table:table-cell table:formula="of:=SUM([.M182:.N182])" office:value-type="float" office:value="11">
            <text:p>11</text:p>
          </table:table-cell>
          <table:table-cell table:style-name="ce9" office:value-type="float" office:value="12396">
            <text:p>12,396 </text:p>
          </table:table-cell>
          <table:table-cell table:formula="of:=[.P182]/[.O182]" office:value-type="float" office:value="1126.90909090909">
            <text:p>1127</text:p>
          </table:table-cell>
          <table:table-cell/>
          <table:table-cell table:formula="of:=[.Q182]/43.67" office:value-type="float" office:value="25.80510856215">
            <text:p>26</text:p>
          </table:table-cell>
          <table:table-cell table:formula="of:=[.Q182]/81.88" office:value-type="float" office:value="13.7629346715815">
            <text:p>14</text:p>
          </table:table-cell>
          <table:table-cell table:style-name="ce10" table:formula="of:=[.S182]*4" office:value-type="currency" office:currency="USD" office:value="103.2204342486">
            <text:p>$103</text:p>
          </table:table-cell>
          <table:table-cell table:style-name="ce10" table:formula="of:=[.T182]*4" office:value-type="currency" office:currency="USD" office:value="55.0517386863259">
            <text:p>$55</text:p>
          </table:table-cell>
          <table:table-cell table:formula="of:=[.S182]*4" office:value-type="currency" office:currency="USD" office:value="103.2204342486">
            <text:p>$103</text:p>
          </table:table-cell>
          <table:table-cell table:formula="of:=[.T182]*4" office:value-type="currency" office:currency="USD" office:value="55.0517386863259">
            <text:p>$55</text:p>
          </table:table-cell>
          <table:table-cell table:formula="of:=[.S182]/2" office:value-type="float" office:value="12.902554281075">
            <text:p>13</text:p>
          </table:table-cell>
          <table:table-cell table:formula="of:=[.T182]/2" office:value-type="float" office:value="6.88146733579074">
            <text:p>7</text:p>
          </table:table-cell>
          <table:table-cell table:formula="of:=[.P182]*0.183" office:value-type="float" office:value="2268.468">
            <text:p>$ 2,26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2270">
            <text:p>2270</text:p>
          </table:table-cell>
          <table:table-cell table:style-name="ce1" office:value-type="string">
            <text:p>HOPEWELL_TOWNSHIP</text:p>
          </table:table-cell>
          <table:table-cell/>
          <table:table-cell table:style-name="ce5" office:value-type="float" office:value="77">
            <text:p>77</text:p>
          </table:table-cell>
          <table:table-cell table:style-name="ce5" table:formula="of:=SUM([.F183:.G183])" office:value-type="float" office:value="77">
            <text:p>77</text:p>
          </table:table-cell>
          <table:table-cell table:style-name="ce6" office:value-type="float" office:value="65450">
            <text:p>$ 65,450 </text:p>
          </table:table-cell>
          <table:table-cell table:style-name="ce6" office:value-type="float" office:value="19038">
            <text:p>$ 19,038 </text:p>
          </table:table-cell>
          <table:table-cell table:formula="of:=SUM([.I183:.J183])" office:value-type="float" office:value="84488">
            <text:p>$ 84,488 </text:p>
          </table:table-cell>
          <table:table-cell table:formula="of:=[.K183]/[.H183]" office:value-type="float" office:value="1097.24675324675">
            <text:p>$ 1,097 </text:p>
          </table:table-cell>
          <table:table-cell/>
          <table:table-cell office:value-type="float" office:value="108">
            <text:p>108</text:p>
          </table:table-cell>
          <table:table-cell table:formula="of:=SUM([.M183:.N183])" office:value-type="float" office:value="108">
            <text:p>108</text:p>
          </table:table-cell>
          <table:table-cell table:style-name="ce9" office:value-type="float" office:value="85747">
            <text:p>85,747 </text:p>
          </table:table-cell>
          <table:table-cell table:formula="of:=[.P183]/[.O183]" office:value-type="float" office:value="793.953703703704">
            <text:p>794</text:p>
          </table:table-cell>
          <table:table-cell/>
          <table:table-cell table:formula="of:=[.Q183]/43.67" office:value-type="float" office:value="18.180758042219">
            <text:p>18</text:p>
          </table:table-cell>
          <table:table-cell table:formula="of:=[.Q183]/81.88" office:value-type="float" office:value="9.69655231685031">
            <text:p>10</text:p>
          </table:table-cell>
          <table:table-cell table:style-name="ce10" table:formula="of:=[.S183]*4" office:value-type="currency" office:currency="USD" office:value="72.723032168876">
            <text:p>$73</text:p>
          </table:table-cell>
          <table:table-cell table:style-name="ce10" table:formula="of:=[.T183]*4" office:value-type="currency" office:currency="USD" office:value="38.7862092674013">
            <text:p>$39</text:p>
          </table:table-cell>
          <table:table-cell table:formula="of:=[.S183]*4" office:value-type="currency" office:currency="USD" office:value="72.723032168876">
            <text:p>$73</text:p>
          </table:table-cell>
          <table:table-cell table:formula="of:=[.T183]*4" office:value-type="currency" office:currency="USD" office:value="38.7862092674013">
            <text:p>$39</text:p>
          </table:table-cell>
          <table:table-cell table:formula="of:=[.S183]/2" office:value-type="float" office:value="9.0903790211095">
            <text:p>9</text:p>
          </table:table-cell>
          <table:table-cell table:formula="of:=[.T183]/2" office:value-type="float" office:value="4.84827615842516">
            <text:p>5</text:p>
          </table:table-cell>
          <table:table-cell table:formula="of:=[.P183]*0.183" office:value-type="float" office:value="15691.701">
            <text:p>$ 15,69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2570">
            <text:p>2570</text:p>
          </table:table-cell>
          <table:table-cell table:style-name="ce1" office:value-type="string">
            <text:p>LAWRENCE_TOWNSHIP</text:p>
          </table:table-cell>
          <table:table-cell/>
          <table:table-cell table:style-name="ce5" office:value-type="float" office:value="204">
            <text:p>204</text:p>
          </table:table-cell>
          <table:table-cell table:style-name="ce5" table:formula="of:=SUM([.F184:.G184])" office:value-type="float" office:value="204">
            <text:p>204</text:p>
          </table:table-cell>
          <table:table-cell table:style-name="ce6" office:value-type="float" office:value="241970">
            <text:p>$ 241,970 </text:p>
          </table:table-cell>
          <table:table-cell table:style-name="ce6" office:value-type="float" office:value="129380">
            <text:p>$ 129,380 </text:p>
          </table:table-cell>
          <table:table-cell table:formula="of:=SUM([.I184:.J184])" office:value-type="float" office:value="371350">
            <text:p>$ 371,350 </text:p>
          </table:table-cell>
          <table:table-cell table:formula="of:=[.K184]/[.H184]" office:value-type="float" office:value="1820.3431372549">
            <text:p>$ 1,820 </text:p>
          </table:table-cell>
          <table:table-cell/>
          <table:table-cell office:value-type="float" office:value="259">
            <text:p>259</text:p>
          </table:table-cell>
          <table:table-cell table:formula="of:=SUM([.M184:.N184])" office:value-type="float" office:value="259">
            <text:p>259</text:p>
          </table:table-cell>
          <table:table-cell table:style-name="ce9" office:value-type="float" office:value="296262">
            <text:p>296,262 </text:p>
          </table:table-cell>
          <table:table-cell table:formula="of:=[.P184]/[.O184]" office:value-type="float" office:value="1143.86872586873">
            <text:p>1144</text:p>
          </table:table-cell>
          <table:table-cell/>
          <table:table-cell table:formula="of:=[.Q184]/43.67" office:value-type="float" office:value="26.1934675032912">
            <text:p>26</text:p>
          </table:table-cell>
          <table:table-cell table:formula="of:=[.Q184]/81.88" office:value-type="float" office:value="13.9700626022072">
            <text:p>14</text:p>
          </table:table-cell>
          <table:table-cell table:style-name="ce10" table:formula="of:=[.S184]*4" office:value-type="currency" office:currency="USD" office:value="104.773870013165">
            <text:p>$105</text:p>
          </table:table-cell>
          <table:table-cell table:style-name="ce10" table:formula="of:=[.T184]*4" office:value-type="currency" office:currency="USD" office:value="55.8802504088288">
            <text:p>$56</text:p>
          </table:table-cell>
          <table:table-cell table:formula="of:=[.S184]*4" office:value-type="currency" office:currency="USD" office:value="104.773870013165">
            <text:p>$105</text:p>
          </table:table-cell>
          <table:table-cell table:formula="of:=[.T184]*4" office:value-type="currency" office:currency="USD" office:value="55.8802504088288">
            <text:p>$56</text:p>
          </table:table-cell>
          <table:table-cell table:formula="of:=[.S184]/2" office:value-type="float" office:value="13.0967337516456">
            <text:p>13</text:p>
          </table:table-cell>
          <table:table-cell table:formula="of:=[.T184]/2" office:value-type="float" office:value="6.9850313011036">
            <text:p>7</text:p>
          </table:table-cell>
          <table:table-cell table:formula="of:=[.P184]*0.183" office:value-type="float" office:value="54215.946">
            <text:p>$ 54,21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3050">
            <text:p>3050</text:p>
          </table:table-cell>
          <table:table-cell table:style-name="ce1" office:value-type="string">
            <text:p>MAURICE_RIVER_TOWNSHIP</text:p>
          </table:table-cell>
          <table:table-cell/>
          <table:table-cell table:style-name="ce5" office:value-type="float" office:value="95">
            <text:p>95</text:p>
          </table:table-cell>
          <table:table-cell table:style-name="ce5" table:formula="of:=SUM([.F185:.G185])" office:value-type="float" office:value="95">
            <text:p>95</text:p>
          </table:table-cell>
          <table:table-cell table:style-name="ce6" office:value-type="float" office:value="84">
            <text:p>$ 84 </text:p>
          </table:table-cell>
          <table:table-cell table:style-name="ce6" office:value-type="float" office:value="436">
            <text:p>$ 436 </text:p>
          </table:table-cell>
          <table:table-cell table:formula="of:=SUM([.I185:.J185])" office:value-type="float" office:value="520">
            <text:p>$ 520 </text:p>
          </table:table-cell>
          <table:table-cell table:formula="of:=[.K185]/[.H185]" office:value-type="float" office:value="5.47368421052632">
            <text:p>$ 5 </text:p>
          </table:table-cell>
          <table:table-cell/>
          <table:table-cell office:value-type="float" office:value="97">
            <text:p>97</text:p>
          </table:table-cell>
          <table:table-cell table:formula="of:=SUM([.M185:.N185])" office:value-type="float" office:value="97">
            <text:p>97</text:p>
          </table:table-cell>
          <table:table-cell table:style-name="ce9" office:value-type="float" office:value="81095">
            <text:p>81,095 </text:p>
          </table:table-cell>
          <table:table-cell table:formula="of:=[.P185]/[.O185]" office:value-type="float" office:value="836.030927835052">
            <text:p>836</text:p>
          </table:table-cell>
          <table:table-cell/>
          <table:table-cell table:formula="of:=[.Q185]/43.67" office:value-type="float" office:value="19.1442850431658">
            <text:p>19</text:p>
          </table:table-cell>
          <table:table-cell table:formula="of:=[.Q185]/81.88" office:value-type="float" office:value="10.2104412290553">
            <text:p>10</text:p>
          </table:table-cell>
          <table:table-cell table:style-name="ce10" table:formula="of:=[.S185]*4" office:value-type="currency" office:currency="USD" office:value="76.5771401726633">
            <text:p>$77</text:p>
          </table:table-cell>
          <table:table-cell table:style-name="ce10" table:formula="of:=[.T185]*4" office:value-type="currency" office:currency="USD" office:value="40.8417649162214">
            <text:p>$41</text:p>
          </table:table-cell>
          <table:table-cell table:formula="of:=[.S185]*4" office:value-type="currency" office:currency="USD" office:value="76.5771401726633">
            <text:p>$77</text:p>
          </table:table-cell>
          <table:table-cell table:formula="of:=[.T185]*4" office:value-type="currency" office:currency="USD" office:value="40.8417649162214">
            <text:p>$41</text:p>
          </table:table-cell>
          <table:table-cell table:formula="of:=[.S185]/2" office:value-type="float" office:value="9.57214252158291">
            <text:p>10</text:p>
          </table:table-cell>
          <table:table-cell table:formula="of:=[.T185]/2" office:value-type="float" office:value="5.10522061452767">
            <text:p>5</text:p>
          </table:table-cell>
          <table:table-cell table:formula="of:=[.P185]*0.183" office:value-type="float" office:value="14840.385">
            <text:p>$ 14,8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3230">
            <text:p>3230</text:p>
          </table:table-cell>
          <table:table-cell table:style-name="ce1" office:value-type="string">
            <text:p>MILLVILLE_CITY</text:p>
          </table:table-cell>
          <table:table-cell table:style-name="ce5" office:value-type="float" office:value="1398">
            <text:p>1,398</text:p>
          </table:table-cell>
          <table:table-cell table:style-name="ce5"/>
          <table:table-cell table:style-name="ce5" table:formula="of:=SUM([.F186:.G186])" office:value-type="float" office:value="1398">
            <text:p>1,398</text:p>
          </table:table-cell>
          <table:table-cell table:style-name="ce6" office:value-type="float" office:value="2158053">
            <text:p>$ 2,158,053 </text:p>
          </table:table-cell>
          <table:table-cell table:style-name="ce6" office:value-type="float" office:value="1707657">
            <text:p>$ 1,707,657 </text:p>
          </table:table-cell>
          <table:table-cell table:formula="of:=SUM([.I186:.J186])" office:value-type="float" office:value="3865710">
            <text:p>$ 3,865,710 </text:p>
          </table:table-cell>
          <table:table-cell table:formula="of:=[.K186]/[.H186]" office:value-type="float" office:value="2765.17167381974">
            <text:p>$ 2,765 </text:p>
          </table:table-cell>
          <table:table-cell office:value-type="float" office:value="970">
            <text:p>970</text:p>
          </table:table-cell>
          <table:table-cell/>
          <table:table-cell table:formula="of:=SUM([.M186:.N186])" office:value-type="float" office:value="970">
            <text:p>970</text:p>
          </table:table-cell>
          <table:table-cell table:style-name="ce9" office:value-type="float" office:value="2084297">
            <text:p>2,084,297 </text:p>
          </table:table-cell>
          <table:table-cell table:formula="of:=[.P186]/[.O186]" office:value-type="float" office:value="2148.75979381443">
            <text:p>2149</text:p>
          </table:table-cell>
          <table:table-cell/>
          <table:table-cell table:formula="of:=[.Q186]/43.67" office:value-type="float" office:value="49.2044834855606">
            <text:p>49</text:p>
          </table:table-cell>
          <table:table-cell table:formula="of:=[.Q186]/81.88" office:value-type="float" office:value="26.2427918150273">
            <text:p>26</text:p>
          </table:table-cell>
          <table:table-cell table:style-name="ce10" table:formula="of:=[.S186]*4" office:value-type="currency" office:currency="USD" office:value="196.817933942243">
            <text:p>$197</text:p>
          </table:table-cell>
          <table:table-cell table:style-name="ce10" table:formula="of:=[.T186]*4" office:value-type="currency" office:currency="USD" office:value="104.971167260109">
            <text:p>$105</text:p>
          </table:table-cell>
          <table:table-cell table:formula="of:=[.S186]*4" office:value-type="currency" office:currency="USD" office:value="196.817933942243">
            <text:p>$197</text:p>
          </table:table-cell>
          <table:table-cell table:formula="of:=[.T186]*4" office:value-type="currency" office:currency="USD" office:value="104.971167260109">
            <text:p>$105</text:p>
          </table:table-cell>
          <table:table-cell table:formula="of:=[.S186]/2" office:value-type="float" office:value="24.6022417427803">
            <text:p>25</text:p>
          </table:table-cell>
          <table:table-cell table:formula="of:=[.T186]/2" office:value-type="float" office:value="13.1213959075136">
            <text:p>13</text:p>
          </table:table-cell>
          <table:table-cell table:formula="of:=[.P186]*0.183" office:value-type="float" office:value="381426.351">
            <text:p>$ 381,42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070">
            <text:p>5070</text:p>
          </table:table-cell>
          <table:table-cell table:style-name="ce1" office:value-type="string">
            <text:p>STOW_CREEK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187:.G187])" office:value-type="float" office:value="15">
            <text:p>15</text:p>
          </table:table-cell>
          <table:table-cell table:style-name="ce6" office:value-type="float" office:value="13932">
            <text:p>$ 13,932 </text:p>
          </table:table-cell>
          <table:table-cell table:style-name="ce6" office:value-type="float" office:value="3708">
            <text:p>$ 3,708 </text:p>
          </table:table-cell>
          <table:table-cell table:formula="of:=SUM([.I187:.J187])" office:value-type="float" office:value="17640">
            <text:p>$ 17,640 </text:p>
          </table:table-cell>
          <table:table-cell table:formula="of:=[.K187]/[.H187]" office:value-type="float" office:value="1176">
            <text:p>$ 1,176 </text:p>
          </table:table-cell>
          <table:table-cell/>
          <table:table-cell office:value-type="float" office:value="22">
            <text:p>22</text:p>
          </table:table-cell>
          <table:table-cell table:formula="of:=SUM([.M187:.N187])" office:value-type="float" office:value="22">
            <text:p>22</text:p>
          </table:table-cell>
          <table:table-cell table:style-name="ce9" office:value-type="float" office:value="17046">
            <text:p>17,046 </text:p>
          </table:table-cell>
          <table:table-cell table:formula="of:=[.P187]/[.O187]" office:value-type="float" office:value="774.818181818182">
            <text:p>775</text:p>
          </table:table-cell>
          <table:table-cell/>
          <table:table-cell table:formula="of:=[.Q187]/43.67" office:value-type="float" office:value="17.7425734329787">
            <text:p>18</text:p>
          </table:table-cell>
          <table:table-cell table:formula="of:=[.Q187]/81.88" office:value-type="float" office:value="9.46285029089133">
            <text:p>9</text:p>
          </table:table-cell>
          <table:table-cell table:style-name="ce10" table:formula="of:=[.S187]*4" office:value-type="currency" office:currency="USD" office:value="70.970293731915">
            <text:p>$71</text:p>
          </table:table-cell>
          <table:table-cell table:style-name="ce10" table:formula="of:=[.T187]*4" office:value-type="currency" office:currency="USD" office:value="37.8514011635653">
            <text:p>$38</text:p>
          </table:table-cell>
          <table:table-cell table:formula="of:=[.S187]*4" office:value-type="currency" office:currency="USD" office:value="70.970293731915">
            <text:p>$71</text:p>
          </table:table-cell>
          <table:table-cell table:formula="of:=[.T187]*4" office:value-type="currency" office:currency="USD" office:value="37.8514011635653">
            <text:p>$38</text:p>
          </table:table-cell>
          <table:table-cell table:formula="of:=[.S187]/2" office:value-type="float" office:value="8.87128671648937">
            <text:p>9</text:p>
          </table:table-cell>
          <table:table-cell table:formula="of:=[.T187]/2" office:value-type="float" office:value="4.73142514544566">
            <text:p>5</text:p>
          </table:table-cell>
          <table:table-cell table:formula="of:=[.P187]*0.183" office:value-type="float" office:value="3119.418">
            <text:p>$ 3,11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300">
            <text:p>5300</text:p>
          </table:table-cell>
          <table:table-cell table:style-name="ce1" office:value-type="string">
            <text:p>UPPER_DEERFIELD_TOWNSHIP</text:p>
          </table:table-cell>
          <table:table-cell/>
          <table:table-cell table:style-name="ce5" office:value-type="float" office:value="337">
            <text:p>337</text:p>
          </table:table-cell>
          <table:table-cell table:style-name="ce5" table:formula="of:=SUM([.F188:.G188])" office:value-type="float" office:value="337">
            <text:p>337</text:p>
          </table:table-cell>
          <table:table-cell table:style-name="ce6" office:value-type="float" office:value="375911">
            <text:p>$ 375,911 </text:p>
          </table:table-cell>
          <table:table-cell table:style-name="ce6" office:value-type="float" office:value="193176">
            <text:p>$ 193,176 </text:p>
          </table:table-cell>
          <table:table-cell table:formula="of:=SUM([.I188:.J188])" office:value-type="float" office:value="569087">
            <text:p>$ 569,087 </text:p>
          </table:table-cell>
          <table:table-cell table:formula="of:=[.K188]/[.H188]" office:value-type="float" office:value="1688.68545994065">
            <text:p>$ 1,689 </text:p>
          </table:table-cell>
          <table:table-cell/>
          <table:table-cell office:value-type="float" office:value="383">
            <text:p>383</text:p>
          </table:table-cell>
          <table:table-cell table:formula="of:=SUM([.M188:.N188])" office:value-type="float" office:value="383">
            <text:p>383</text:p>
          </table:table-cell>
          <table:table-cell table:style-name="ce9" office:value-type="float" office:value="391399">
            <text:p>391,399 </text:p>
          </table:table-cell>
          <table:table-cell table:formula="of:=[.P188]/[.O188]" office:value-type="float" office:value="1021.92950391645">
            <text:p>1022</text:p>
          </table:table-cell>
          <table:table-cell/>
          <table:table-cell table:formula="of:=[.Q188]/43.67" office:value-type="float" office:value="23.401179388973">
            <text:p>23</text:p>
          </table:table-cell>
          <table:table-cell table:formula="of:=[.Q188]/81.88" office:value-type="float" office:value="12.480819539771">
            <text:p>12</text:p>
          </table:table-cell>
          <table:table-cell table:style-name="ce10" table:formula="of:=[.S188]*4" office:value-type="currency" office:currency="USD" office:value="93.6047175558918">
            <text:p>$94</text:p>
          </table:table-cell>
          <table:table-cell table:style-name="ce10" table:formula="of:=[.T188]*4" office:value-type="currency" office:currency="USD" office:value="49.923278159084">
            <text:p>$50</text:p>
          </table:table-cell>
          <table:table-cell table:formula="of:=[.S188]*4" office:value-type="currency" office:currency="USD" office:value="93.6047175558918">
            <text:p>$94</text:p>
          </table:table-cell>
          <table:table-cell table:formula="of:=[.T188]*4" office:value-type="currency" office:currency="USD" office:value="49.923278159084">
            <text:p>$50</text:p>
          </table:table-cell>
          <table:table-cell table:formula="of:=[.S188]/2" office:value-type="float" office:value="11.7005896944865">
            <text:p>12</text:p>
          </table:table-cell>
          <table:table-cell table:formula="of:=[.T188]/2" office:value-type="float" office:value="6.2404097698855">
            <text:p>6</text:p>
          </table:table-cell>
          <table:table-cell table:formula="of:=[.P188]*0.183" office:value-type="float" office:value="71626.017">
            <text:p>$ 71,62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390">
            <text:p>5390</text:p>
          </table:table-cell>
          <table:table-cell table:style-name="ce1" office:value-type="string">
            <text:p>VINELAND_CITY</text:p>
          </table:table-cell>
          <table:table-cell table:style-name="ce5" office:value-type="float" office:value="2575">
            <text:p>2,575</text:p>
          </table:table-cell>
          <table:table-cell table:style-name="ce5"/>
          <table:table-cell table:style-name="ce5" table:formula="of:=SUM([.F189:.G189])" office:value-type="float" office:value="2575">
            <text:p>2,575</text:p>
          </table:table-cell>
          <table:table-cell table:style-name="ce6" office:value-type="float" office:value="3881579">
            <text:p>$ 3,881,579 </text:p>
          </table:table-cell>
          <table:table-cell table:style-name="ce6" office:value-type="float" office:value="3080569">
            <text:p>$ 3,080,569 </text:p>
          </table:table-cell>
          <table:table-cell table:formula="of:=SUM([.I189:.J189])" office:value-type="float" office:value="6962148">
            <text:p>$ 6,962,148 </text:p>
          </table:table-cell>
          <table:table-cell table:formula="of:=[.K189]/[.H189]" office:value-type="float" office:value="2703.7467961165">
            <text:p>$ 2,704 </text:p>
          </table:table-cell>
          <table:table-cell office:value-type="float" office:value="1770">
            <text:p>1770</text:p>
          </table:table-cell>
          <table:table-cell/>
          <table:table-cell table:formula="of:=SUM([.M189:.N189])" office:value-type="float" office:value="1770">
            <text:p>1770</text:p>
          </table:table-cell>
          <table:table-cell table:style-name="ce9" office:value-type="float" office:value="3846424">
            <text:p>3,846,424 </text:p>
          </table:table-cell>
          <table:table-cell table:formula="of:=[.P189]/[.O189]" office:value-type="float" office:value="2173.1209039548">
            <text:p>2173</text:p>
          </table:table-cell>
          <table:table-cell/>
          <table:table-cell table:formula="of:=[.Q189]/43.67" office:value-type="float" office:value="49.7623289204214">
            <text:p>50</text:p>
          </table:table-cell>
          <table:table-cell table:formula="of:=[.Q189]/81.88" office:value-type="float" office:value="26.5403139222619">
            <text:p>27</text:p>
          </table:table-cell>
          <table:table-cell table:style-name="ce10" table:formula="of:=[.S189]*4" office:value-type="currency" office:currency="USD" office:value="199.049315681686">
            <text:p>$199</text:p>
          </table:table-cell>
          <table:table-cell table:style-name="ce10" table:formula="of:=[.T189]*4" office:value-type="currency" office:currency="USD" office:value="106.161255689047">
            <text:p>$106</text:p>
          </table:table-cell>
          <table:table-cell table:formula="of:=[.S189]*4" office:value-type="currency" office:currency="USD" office:value="199.049315681686">
            <text:p>$199</text:p>
          </table:table-cell>
          <table:table-cell table:formula="of:=[.T189]*4" office:value-type="currency" office:currency="USD" office:value="106.161255689047">
            <text:p>$106</text:p>
          </table:table-cell>
          <table:table-cell table:formula="of:=[.S189]/2" office:value-type="float" office:value="24.8811644602107">
            <text:p>25</text:p>
          </table:table-cell>
          <table:table-cell table:formula="of:=[.T189]/2" office:value-type="float" office:value="13.2701569611309">
            <text:p>13</text:p>
          </table:table-cell>
          <table:table-cell table:formula="of:=[.P189]*0.183" office:value-type="float" office:value="703895.592">
            <text:p>$ 703,89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6028">
            <text:p>6028</text:p>
          </table:table-cell>
          <table:table-cell table:style-name="ce1" office:value-type="string">
            <text:p>VINELAND_PUBLIC_CHARTER_SCHOOL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190:.G190])" office:value-type="float" office:value="26">
            <text:p>26</text:p>
          </table:table-cell>
          <table:table-cell table:style-name="ce6" office:value-type="float" office:value="28537">
            <text:p>$ 28,537 </text:p>
          </table:table-cell>
          <table:table-cell table:style-name="ce6" office:value-type="float" office:value="13807">
            <text:p>$ 13,807 </text:p>
          </table:table-cell>
          <table:table-cell table:formula="of:=SUM([.I190:.J190])" office:value-type="float" office:value="42344">
            <text:p>$ 42,344 </text:p>
          </table:table-cell>
          <table:table-cell table:formula="of:=[.K190]/[.H190]" office:value-type="float" office:value="1628.61538461538">
            <text:p>$ 1,629 </text:p>
          </table:table-cell>
          <table:table-cell/>
          <table:table-cell office:value-type="float" office:value="27">
            <text:p>27</text:p>
          </table:table-cell>
          <table:table-cell table:formula="of:=SUM([.M190:.N190])" office:value-type="float" office:value="27">
            <text:p>27</text:p>
          </table:table-cell>
          <table:table-cell table:style-name="ce9" office:value-type="float" office:value="31030">
            <text:p>31,030 </text:p>
          </table:table-cell>
          <table:table-cell table:formula="of:=[.P190]/[.O190]" office:value-type="float" office:value="1149.25925925926">
            <text:p>1149</text:p>
          </table:table-cell>
          <table:table-cell office:value-type="string">
            <text:p>&lt;== Div Error in source!</text:p>
          </table:table-cell>
          <table:table-cell table:formula="of:=[.Q190]/43.67" office:value-type="float" office:value="26.3169054101044">
            <text:p>26</text:p>
          </table:table-cell>
          <table:table-cell table:formula="of:=[.Q190]/81.88" office:value-type="float" office:value="14.0358971575386">
            <text:p>14</text:p>
          </table:table-cell>
          <table:table-cell table:style-name="ce10" table:formula="of:=[.S190]*4" office:value-type="currency" office:currency="USD" office:value="105.267621640418">
            <text:p>$105</text:p>
          </table:table-cell>
          <table:table-cell table:style-name="ce10" table:formula="of:=[.T190]*4" office:value-type="currency" office:currency="USD" office:value="56.1435886301543">
            <text:p>$56</text:p>
          </table:table-cell>
          <table:table-cell table:formula="of:=[.S190]*4" office:value-type="currency" office:currency="USD" office:value="105.267621640418">
            <text:p>$105</text:p>
          </table:table-cell>
          <table:table-cell table:formula="of:=[.T190]*4" office:value-type="currency" office:currency="USD" office:value="56.1435886301543">
            <text:p>$56</text:p>
          </table:table-cell>
          <table:table-cell table:formula="of:=[.S190]/2" office:value-type="float" office:value="13.1584527050522">
            <text:p>13</text:p>
          </table:table-cell>
          <table:table-cell table:formula="of:=[.T190]/2" office:value-type="float" office:value="7.01794857876929">
            <text:p>7</text:p>
          </table:table-cell>
          <table:table-cell table:formula="of:=[.P190]*0.183" office:value-type="float" office:value="5678.49">
            <text:p>$ 5,67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250">
            <text:p>250</text:p>
          </table:table-cell>
          <table:table-cell table:style-name="ce1" office:value-type="string">
            <text:p>BELLEVILLE_TOWN</text:p>
          </table:table-cell>
          <table:table-cell table:style-name="ce5" office:value-type="float" office:value="660">
            <text:p>660</text:p>
          </table:table-cell>
          <table:table-cell table:style-name="ce5"/>
          <table:table-cell table:style-name="ce5" table:formula="of:=SUM([.F191:.G191])" office:value-type="float" office:value="660">
            <text:p>660</text:p>
          </table:table-cell>
          <table:table-cell table:style-name="ce6" office:value-type="float" office:value="804248">
            <text:p>$ 804,248 </text:p>
          </table:table-cell>
          <table:table-cell table:style-name="ce6" office:value-type="float" office:value="552935">
            <text:p>$ 552,935 </text:p>
          </table:table-cell>
          <table:table-cell table:formula="of:=SUM([.I191:.J191])" office:value-type="float" office:value="1357183">
            <text:p>$ 1,357,183 </text:p>
          </table:table-cell>
          <table:table-cell table:formula="of:=[.K191]/[.H191]" office:value-type="float" office:value="2056.33787878788">
            <text:p>$ 2,056 </text:p>
          </table:table-cell>
          <table:table-cell office:value-type="float" office:value="681">
            <text:p>681</text:p>
          </table:table-cell>
          <table:table-cell/>
          <table:table-cell table:formula="of:=SUM([.M191:.N191])" office:value-type="float" office:value="681">
            <text:p>681</text:p>
          </table:table-cell>
          <table:table-cell table:style-name="ce9" office:value-type="float" office:value="852084">
            <text:p>852,084 </text:p>
          </table:table-cell>
          <table:table-cell table:formula="of:=[.P191]/[.O191]" office:value-type="float" office:value="1251.22466960352">
            <text:p>1251</text:p>
          </table:table-cell>
          <table:table-cell/>
          <table:table-cell table:formula="of:=[.Q191]/43.67" office:value-type="float" office:value="28.6518129059657">
            <text:p>29</text:p>
          </table:table-cell>
          <table:table-cell table:formula="of:=[.Q191]/81.88" office:value-type="float" office:value="15.2812001661398">
            <text:p>15</text:p>
          </table:table-cell>
          <table:table-cell table:style-name="ce10" table:formula="of:=[.S191]*4" office:value-type="currency" office:currency="USD" office:value="114.607251623863">
            <text:p>$115</text:p>
          </table:table-cell>
          <table:table-cell table:style-name="ce10" table:formula="of:=[.T191]*4" office:value-type="currency" office:currency="USD" office:value="61.1248006645591">
            <text:p>$61</text:p>
          </table:table-cell>
          <table:table-cell table:formula="of:=[.S191]*4" office:value-type="currency" office:currency="USD" office:value="114.607251623863">
            <text:p>$115</text:p>
          </table:table-cell>
          <table:table-cell table:formula="of:=[.T191]*4" office:value-type="currency" office:currency="USD" office:value="61.1248006645591">
            <text:p>$61</text:p>
          </table:table-cell>
          <table:table-cell table:formula="of:=[.S191]/2" office:value-type="float" office:value="14.3259064529829">
            <text:p>14</text:p>
          </table:table-cell>
          <table:table-cell table:formula="of:=[.T191]/2" office:value-type="float" office:value="7.64060008306988">
            <text:p>8</text:p>
          </table:table-cell>
          <table:table-cell table:formula="of:=[.P191]*0.183" office:value-type="float" office:value="155931.372">
            <text:p>$ 155,93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410">
            <text:p>410</text:p>
          </table:table-cell>
          <table:table-cell table:style-name="ce1" office:value-type="string">
            <text:p>BLOOMFIELD_TOWNSHIP</text:p>
          </table:table-cell>
          <table:table-cell table:style-name="ce5" office:value-type="float" office:value="701">
            <text:p>701</text:p>
          </table:table-cell>
          <table:table-cell table:style-name="ce5"/>
          <table:table-cell table:style-name="ce5" table:formula="of:=SUM([.F192:.G192])" office:value-type="float" office:value="701">
            <text:p>701</text:p>
          </table:table-cell>
          <table:table-cell table:style-name="ce6" office:value-type="float" office:value="816529">
            <text:p>$ 816,529 </text:p>
          </table:table-cell>
          <table:table-cell table:style-name="ce6" office:value-type="float" office:value="591742">
            <text:p>$ 591,742 </text:p>
          </table:table-cell>
          <table:table-cell table:formula="of:=SUM([.I192:.J192])" office:value-type="float" office:value="1408271">
            <text:p>$ 1,408,271 </text:p>
          </table:table-cell>
          <table:table-cell table:formula="of:=[.K192]/[.H192]" office:value-type="float" office:value="2008.94579172611">
            <text:p>$ 2,009 </text:p>
          </table:table-cell>
          <table:table-cell office:value-type="float" office:value="729">
            <text:p>729</text:p>
          </table:table-cell>
          <table:table-cell/>
          <table:table-cell table:formula="of:=SUM([.M192:.N192])" office:value-type="float" office:value="729">
            <text:p>729</text:p>
          </table:table-cell>
          <table:table-cell table:style-name="ce9" office:value-type="float" office:value="923081">
            <text:p>923,081 </text:p>
          </table:table-cell>
          <table:table-cell table:formula="of:=[.P192]/[.O192]" office:value-type="float" office:value="1266.22908093278">
            <text:p>1266</text:p>
          </table:table-cell>
          <table:table-cell/>
          <table:table-cell table:formula="of:=[.Q192]/43.67" office:value-type="float" office:value="28.9953991511973">
            <text:p>29</text:p>
          </table:table-cell>
          <table:table-cell table:formula="of:=[.Q192]/81.88" office:value-type="float" office:value="15.4644489610746">
            <text:p>15</text:p>
          </table:table-cell>
          <table:table-cell table:style-name="ce10" table:formula="of:=[.S192]*4" office:value-type="currency" office:currency="USD" office:value="115.981596604789">
            <text:p>$116</text:p>
          </table:table-cell>
          <table:table-cell table:style-name="ce10" table:formula="of:=[.T192]*4" office:value-type="currency" office:currency="USD" office:value="61.8577958442982">
            <text:p>$62</text:p>
          </table:table-cell>
          <table:table-cell table:formula="of:=[.S192]*4" office:value-type="currency" office:currency="USD" office:value="115.981596604789">
            <text:p>$116</text:p>
          </table:table-cell>
          <table:table-cell table:formula="of:=[.T192]*4" office:value-type="currency" office:currency="USD" office:value="61.8577958442982">
            <text:p>$62</text:p>
          </table:table-cell>
          <table:table-cell table:formula="of:=[.S192]/2" office:value-type="float" office:value="14.4976995755986">
            <text:p>14</text:p>
          </table:table-cell>
          <table:table-cell table:formula="of:=[.T192]/2" office:value-type="float" office:value="7.73222448053728">
            <text:p>8</text:p>
          </table:table-cell>
          <table:table-cell table:formula="of:=[.P192]*0.183" office:value-type="float" office:value="168923.823">
            <text:p>$ 168,92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1210">
            <text:p>1210</text:p>
          </table:table-cell>
          <table:table-cell table:style-name="ce1" office:value-type="string">
            <text:p>EAST_ORANGE</text:p>
          </table:table-cell>
          <table:table-cell table:style-name="ce5" office:value-type="float" office:value="2851">
            <text:p>2,851</text:p>
          </table:table-cell>
          <table:table-cell table:style-name="ce5"/>
          <table:table-cell table:style-name="ce5" table:formula="of:=SUM([.F193:.G193])" office:value-type="float" office:value="2851">
            <text:p>2,851</text:p>
          </table:table-cell>
          <table:table-cell table:style-name="ce6" office:value-type="float" office:value="5065137">
            <text:p>$ 5,065,137 </text:p>
          </table:table-cell>
          <table:table-cell table:style-name="ce6" office:value-type="float" office:value="3725401">
            <text:p>$ 3,725,401 </text:p>
          </table:table-cell>
          <table:table-cell table:formula="of:=SUM([.I193:.J193])" office:value-type="float" office:value="8790538">
            <text:p>$ 8,790,538 </text:p>
          </table:table-cell>
          <table:table-cell table:formula="of:=[.K193]/[.H193]" office:value-type="float" office:value="3083.31743247983">
            <text:p>$ 3,083 </text:p>
          </table:table-cell>
          <table:table-cell office:value-type="float" office:value="2816">
            <text:p>2816</text:p>
          </table:table-cell>
          <table:table-cell/>
          <table:table-cell table:formula="of:=SUM([.M193:.N193])" office:value-type="float" office:value="2816">
            <text:p>2816</text:p>
          </table:table-cell>
          <table:table-cell table:style-name="ce9" office:value-type="float" office:value="5047592">
            <text:p>5,047,592 </text:p>
          </table:table-cell>
          <table:table-cell table:formula="of:=[.P193]/[.O193]" office:value-type="float" office:value="1792.46875">
            <text:p>1792</text:p>
          </table:table-cell>
          <table:table-cell/>
          <table:table-cell table:formula="of:=[.Q193]/43.67" office:value-type="float" office:value="41.0457694069155">
            <text:p>41</text:p>
          </table:table-cell>
          <table:table-cell table:formula="of:=[.Q193]/81.88" office:value-type="float" office:value="21.8914112115291">
            <text:p>22</text:p>
          </table:table-cell>
          <table:table-cell table:style-name="ce10" table:formula="of:=[.S193]*4" office:value-type="currency" office:currency="USD" office:value="164.183077627662">
            <text:p>$164</text:p>
          </table:table-cell>
          <table:table-cell table:style-name="ce10" table:formula="of:=[.T193]*4" office:value-type="currency" office:currency="USD" office:value="87.5656448461163">
            <text:p>$88</text:p>
          </table:table-cell>
          <table:table-cell table:formula="of:=[.S193]*4" office:value-type="currency" office:currency="USD" office:value="164.183077627662">
            <text:p>$164</text:p>
          </table:table-cell>
          <table:table-cell table:formula="of:=[.T193]*4" office:value-type="currency" office:currency="USD" office:value="87.5656448461163">
            <text:p>$88</text:p>
          </table:table-cell>
          <table:table-cell table:formula="of:=[.S193]/2" office:value-type="float" office:value="20.5228847034577">
            <text:p>21</text:p>
          </table:table-cell>
          <table:table-cell table:formula="of:=[.T193]/2" office:value-type="float" office:value="10.9457056057645">
            <text:p>11</text:p>
          </table:table-cell>
          <table:table-cell table:formula="of:=[.P193]*0.183" office:value-type="float" office:value="923709.336">
            <text:p>$ 923,70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1390">
            <text:p>1390</text:p>
          </table:table-cell>
          <table:table-cell table:style-name="ce1" office:value-type="string">
            <text:p>ESSEX_COUNTY_VOCATIONAL-TECHNICAL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376">
            <text:p>1,376</text:p>
          </table:table-cell>
          <table:table-cell table:style-name="ce5" table:formula="of:=SUM([.F194:.G194])" office:value-type="float" office:value="1376">
            <text:p>1,376</text:p>
          </table:table-cell>
          <table:table-cell table:style-name="ce6" office:value-type="float" office:value="1974204">
            <text:p>$ 1,974,204 </text:p>
          </table:table-cell>
          <table:table-cell table:style-name="ce6" office:value-type="float" office:value="1135385">
            <text:p>$ 1,135,385 </text:p>
          </table:table-cell>
          <table:table-cell table:formula="of:=SUM([.I194:.J194])" office:value-type="float" office:value="3109589">
            <text:p>$ 3,109,589 </text:p>
          </table:table-cell>
          <table:table-cell table:formula="of:=[.K194]/[.H194]" office:value-type="float" office:value="2259.87572674419">
            <text:p>$ 2,260 </text:p>
          </table:table-cell>
          <table:table-cell/>
          <table:table-cell office:value-type="float" office:value="1399">
            <text:p>1399</text:p>
          </table:table-cell>
          <table:table-cell table:formula="of:=SUM([.M194:.N194])" office:value-type="float" office:value="1399">
            <text:p>1399</text:p>
          </table:table-cell>
          <table:table-cell table:style-name="ce9" office:value-type="float" office:value="1780263">
            <text:p>1,780,263 </text:p>
          </table:table-cell>
          <table:table-cell table:formula="of:=[.P194]/[.O194]" office:value-type="float" office:value="1272.52537526805">
            <text:p>1273</text:p>
          </table:table-cell>
          <table:table-cell/>
          <table:table-cell table:formula="of:=[.Q194]/43.67" office:value-type="float" office:value="29.1395780917804">
            <text:p>29</text:p>
          </table:table-cell>
          <table:table-cell table:formula="of:=[.Q194]/81.88" office:value-type="float" office:value="15.5413455699566">
            <text:p>16</text:p>
          </table:table-cell>
          <table:table-cell table:style-name="ce10" table:formula="of:=[.S194]*4" office:value-type="currency" office:currency="USD" office:value="116.558312367121">
            <text:p>$117</text:p>
          </table:table-cell>
          <table:table-cell table:style-name="ce10" table:formula="of:=[.T194]*4" office:value-type="currency" office:currency="USD" office:value="62.1653822798265">
            <text:p>$62</text:p>
          </table:table-cell>
          <table:table-cell table:formula="of:=[.S194]*4" office:value-type="currency" office:currency="USD" office:value="116.558312367121">
            <text:p>$117</text:p>
          </table:table-cell>
          <table:table-cell table:formula="of:=[.T194]*4" office:value-type="currency" office:currency="USD" office:value="62.1653822798265">
            <text:p>$62</text:p>
          </table:table-cell>
          <table:table-cell table:formula="of:=[.S194]/2" office:value-type="float" office:value="14.5697890458902">
            <text:p>15</text:p>
          </table:table-cell>
          <table:table-cell table:formula="of:=[.T194]/2" office:value-type="float" office:value="7.77067278497831">
            <text:p>8</text:p>
          </table:table-cell>
          <table:table-cell table:formula="of:=[.P194]*0.183" office:value-type="float" office:value="325788.129">
            <text:p>$ 325,78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2330">
            <text:p>2330</text:p>
          </table:table-cell>
          <table:table-cell table:style-name="ce1" office:value-type="string">
            <text:p>IRVINGTON_TOWNSHIP</text:p>
          </table:table-cell>
          <table:table-cell table:style-name="ce5" office:value-type="float" office:value="2312">
            <text:p>2,312</text:p>
          </table:table-cell>
          <table:table-cell table:style-name="ce5"/>
          <table:table-cell table:style-name="ce5" table:formula="of:=SUM([.F195:.G195])" office:value-type="float" office:value="2312">
            <text:p>2,312</text:p>
          </table:table-cell>
          <table:table-cell table:style-name="ce6" office:value-type="float" office:value="3895027">
            <text:p>$ 3,895,027 </text:p>
          </table:table-cell>
          <table:table-cell table:style-name="ce6" office:value-type="float" office:value="2723443">
            <text:p>$ 2,723,443 </text:p>
          </table:table-cell>
          <table:table-cell table:formula="of:=SUM([.I195:.J195])" office:value-type="float" office:value="6618470">
            <text:p>$ 6,618,470 </text:p>
          </table:table-cell>
          <table:table-cell table:formula="of:=[.K195]/[.H195]" office:value-type="float" office:value="2862.66003460208">
            <text:p>$ 2,863 </text:p>
          </table:table-cell>
          <table:table-cell office:value-type="float" office:value="2402">
            <text:p>2402</text:p>
          </table:table-cell>
          <table:table-cell/>
          <table:table-cell table:formula="of:=SUM([.M195:.N195])" office:value-type="float" office:value="2402">
            <text:p>2402</text:p>
          </table:table-cell>
          <table:table-cell table:style-name="ce9" office:value-type="float" office:value="3926297">
            <text:p>3,926,297 </text:p>
          </table:table-cell>
          <table:table-cell table:formula="of:=[.P195]/[.O195]" office:value-type="float" office:value="1634.59492089925">
            <text:p>1635</text:p>
          </table:table-cell>
          <table:table-cell/>
          <table:table-cell table:formula="of:=[.Q195]/43.67" office:value-type="float" office:value="37.4306141721834">
            <text:p>37</text:p>
          </table:table-cell>
          <table:table-cell table:formula="of:=[.Q195]/81.88" office:value-type="float" office:value="19.963298985091">
            <text:p>20</text:p>
          </table:table-cell>
          <table:table-cell table:style-name="ce10" table:formula="of:=[.S195]*4" office:value-type="currency" office:currency="USD" office:value="149.722456688734">
            <text:p>$150</text:p>
          </table:table-cell>
          <table:table-cell table:style-name="ce10" table:formula="of:=[.T195]*4" office:value-type="currency" office:currency="USD" office:value="79.853195940364">
            <text:p>$80</text:p>
          </table:table-cell>
          <table:table-cell table:formula="of:=[.S195]*4" office:value-type="currency" office:currency="USD" office:value="149.722456688734">
            <text:p>$150</text:p>
          </table:table-cell>
          <table:table-cell table:formula="of:=[.T195]*4" office:value-type="currency" office:currency="USD" office:value="79.853195940364">
            <text:p>$80</text:p>
          </table:table-cell>
          <table:table-cell table:formula="of:=[.S195]/2" office:value-type="float" office:value="18.7153070860917">
            <text:p>19</text:p>
          </table:table-cell>
          <table:table-cell table:formula="of:=[.T195]/2" office:value-type="float" office:value="9.9816494925455">
            <text:p>10</text:p>
          </table:table-cell>
          <table:table-cell table:formula="of:=[.P195]*0.183" office:value-type="float" office:value="718512.351">
            <text:p>$ 718,51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2730">
            <text:p>2730</text:p>
          </table:table-cell>
          <table:table-cell table:style-name="ce1" office:value-type="string">
            <text:p>LIVINGSTON_TOWNSHIP</text:p>
          </table:table-cell>
          <table:table-cell table:style-name="ce5" office:value-type="float" office:value="145">
            <text:p>145</text:p>
          </table:table-cell>
          <table:table-cell table:style-name="ce5"/>
          <table:table-cell table:style-name="ce5" table:formula="of:=SUM([.F196:.G196])" office:value-type="float" office:value="145">
            <text:p>145</text:p>
          </table:table-cell>
          <table:table-cell table:style-name="ce6" office:value-type="float" office:value="122658">
            <text:p>$ 122,658 </text:p>
          </table:table-cell>
          <table:table-cell table:style-name="ce6" office:value-type="float" office:value="0">
            <text:p>$ 0 </text:p>
          </table:table-cell>
          <table:table-cell table:formula="of:=SUM([.I196:.J196])" office:value-type="float" office:value="122658">
            <text:p>$ 122,658 </text:p>
          </table:table-cell>
          <table:table-cell table:formula="of:=[.K196]/[.H196]" office:value-type="float" office:value="845.91724137931">
            <text:p>$ 846 </text:p>
          </table:table-cell>
          <table:table-cell office:value-type="float" office:value="155">
            <text:p>155</text:p>
          </table:table-cell>
          <table:table-cell/>
          <table:table-cell table:formula="of:=SUM([.M196:.N196])" office:value-type="float" office:value="155">
            <text:p>155</text:p>
          </table:table-cell>
          <table:table-cell table:style-name="ce9" office:value-type="float" office:value="119980">
            <text:p>119,980 </text:p>
          </table:table-cell>
          <table:table-cell table:formula="of:=[.P196]/[.O196]" office:value-type="float" office:value="774.064516129032">
            <text:p>774</text:p>
          </table:table-cell>
          <table:table-cell/>
          <table:table-cell table:formula="of:=[.Q196]/43.67" office:value-type="float" office:value="17.7253152307999">
            <text:p>18</text:p>
          </table:table-cell>
          <table:table-cell table:formula="of:=[.Q196]/81.88" office:value-type="float" office:value="9.45364577587973">
            <text:p>9</text:p>
          </table:table-cell>
          <table:table-cell table:style-name="ce10" table:formula="of:=[.S196]*4" office:value-type="currency" office:currency="USD" office:value="70.9012609231997">
            <text:p>$71</text:p>
          </table:table-cell>
          <table:table-cell table:style-name="ce10" table:formula="of:=[.T196]*4" office:value-type="currency" office:currency="USD" office:value="37.8145831035189">
            <text:p>$38</text:p>
          </table:table-cell>
          <table:table-cell table:formula="of:=[.S196]*4" office:value-type="currency" office:currency="USD" office:value="70.9012609231997">
            <text:p>$71</text:p>
          </table:table-cell>
          <table:table-cell table:formula="of:=[.T196]*4" office:value-type="currency" office:currency="USD" office:value="37.8145831035189">
            <text:p>$38</text:p>
          </table:table-cell>
          <table:table-cell table:formula="of:=[.S196]/2" office:value-type="float" office:value="8.86265761539996">
            <text:p>9</text:p>
          </table:table-cell>
          <table:table-cell table:formula="of:=[.T196]/2" office:value-type="float" office:value="4.72682288793987">
            <text:p>5</text:p>
          </table:table-cell>
          <table:table-cell table:formula="of:=[.P196]*0.183" office:value-type="float" office:value="21956.34">
            <text:p>$ 21,95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310">
            <text:p>3310</text:p>
          </table:table-cell>
          <table:table-cell table:style-name="ce1" office:value-type="string">
            <text:p>MONTCLAIR_TOWN</text:p>
          </table:table-cell>
          <table:table-cell table:style-name="ce5" office:value-type="float" office:value="432">
            <text:p>432</text:p>
          </table:table-cell>
          <table:table-cell table:style-name="ce5"/>
          <table:table-cell table:style-name="ce5" table:formula="of:=SUM([.F197:.G197])" office:value-type="float" office:value="432">
            <text:p>432</text:p>
          </table:table-cell>
          <table:table-cell table:style-name="ce6" office:value-type="float" office:value="552234">
            <text:p>$ 552,234 </text:p>
          </table:table-cell>
          <table:table-cell table:style-name="ce6" office:value-type="float" office:value="356355">
            <text:p>$ 356,355 </text:p>
          </table:table-cell>
          <table:table-cell table:formula="of:=SUM([.I197:.J197])" office:value-type="float" office:value="908589">
            <text:p>$ 908,589 </text:p>
          </table:table-cell>
          <table:table-cell table:formula="of:=[.K197]/[.H197]" office:value-type="float" office:value="2103.21527777778">
            <text:p>$ 2,103 </text:p>
          </table:table-cell>
          <table:table-cell office:value-type="float" office:value="444">
            <text:p>444</text:p>
          </table:table-cell>
          <table:table-cell/>
          <table:table-cell table:formula="of:=SUM([.M197:.N197])" office:value-type="float" office:value="444">
            <text:p>444</text:p>
          </table:table-cell>
          <table:table-cell table:style-name="ce9" office:value-type="float" office:value="556160">
            <text:p>556,160 </text:p>
          </table:table-cell>
          <table:table-cell table:formula="of:=[.P197]/[.O197]" office:value-type="float" office:value="1252.61261261261">
            <text:p>1253</text:p>
          </table:table-cell>
          <table:table-cell/>
          <table:table-cell table:formula="of:=[.Q197]/43.67" office:value-type="float" office:value="28.6835954342252">
            <text:p>29</text:p>
          </table:table-cell>
          <table:table-cell table:formula="of:=[.Q197]/81.88" office:value-type="float" office:value="15.2981511066514">
            <text:p>15</text:p>
          </table:table-cell>
          <table:table-cell table:style-name="ce10" table:formula="of:=[.S197]*4" office:value-type="currency" office:currency="USD" office:value="114.734381736901">
            <text:p>$115</text:p>
          </table:table-cell>
          <table:table-cell table:style-name="ce10" table:formula="of:=[.T197]*4" office:value-type="currency" office:currency="USD" office:value="61.1926044266054">
            <text:p>$61</text:p>
          </table:table-cell>
          <table:table-cell table:formula="of:=[.S197]*4" office:value-type="currency" office:currency="USD" office:value="114.734381736901">
            <text:p>$115</text:p>
          </table:table-cell>
          <table:table-cell table:formula="of:=[.T197]*4" office:value-type="currency" office:currency="USD" office:value="61.1926044266054">
            <text:p>$61</text:p>
          </table:table-cell>
          <table:table-cell table:formula="of:=[.S197]/2" office:value-type="float" office:value="14.3417977171126">
            <text:p>14</text:p>
          </table:table-cell>
          <table:table-cell table:formula="of:=[.T197]/2" office:value-type="float" office:value="7.64907555332568">
            <text:p>8</text:p>
          </table:table-cell>
          <table:table-cell table:formula="of:=[.P197]*0.183" office:value-type="float" office:value="101777.28">
            <text:p>$ 101,77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570">
            <text:p>3570</text:p>
          </table:table-cell>
          <table:table-cell table:style-name="ce1" office:value-type="string">
            <text:p>NEWARK_CITY</text:p>
          </table:table-cell>
          <table:table-cell table:style-name="ce5" office:value-type="float" office:value="12850">
            <text:p>12,850</text:p>
          </table:table-cell>
          <table:table-cell table:style-name="ce5"/>
          <table:table-cell table:style-name="ce5" table:formula="of:=SUM([.F198:.G198])" office:value-type="float" office:value="12850">
            <text:p>12,850</text:p>
          </table:table-cell>
          <table:table-cell table:style-name="ce6" office:value-type="float" office:value="27526227">
            <text:p>$ 27,526,227 </text:p>
          </table:table-cell>
          <table:table-cell table:style-name="ce6" office:value-type="float" office:value="24983601">
            <text:p>$ 24,983,601 </text:p>
          </table:table-cell>
          <table:table-cell table:formula="of:=SUM([.I198:.J198])" office:value-type="float" office:value="52509828">
            <text:p>$ 52,509,828 </text:p>
          </table:table-cell>
          <table:table-cell table:formula="of:=[.K198]/[.H198]" office:value-type="float" office:value="4086.36793774319">
            <text:p>$ 4,086 </text:p>
          </table:table-cell>
          <table:table-cell office:value-type="float" office:value="12959">
            <text:p>12959</text:p>
          </table:table-cell>
          <table:table-cell/>
          <table:table-cell table:formula="of:=SUM([.M198:.N198])" office:value-type="float" office:value="12959">
            <text:p>12959</text:p>
          </table:table-cell>
          <table:table-cell table:style-name="ce9" office:value-type="float" office:value="27066996">
            <text:p>27,066,996 </text:p>
          </table:table-cell>
          <table:table-cell table:formula="of:=[.P198]/[.O198]" office:value-type="float" office:value="2088.66394011884">
            <text:p>2089</text:p>
          </table:table-cell>
          <table:table-cell/>
          <table:table-cell table:formula="of:=[.Q198]/43.67" office:value-type="float" office:value="47.8283476097741">
            <text:p>48</text:p>
          </table:table-cell>
          <table:table-cell table:formula="of:=[.Q198]/81.88" office:value-type="float" office:value="25.5088414767811">
            <text:p>26</text:p>
          </table:table-cell>
          <table:table-cell table:style-name="ce10" table:formula="of:=[.S198]*4" office:value-type="currency" office:currency="USD" office:value="191.313390439097">
            <text:p>$191</text:p>
          </table:table-cell>
          <table:table-cell table:style-name="ce10" table:formula="of:=[.T198]*4" office:value-type="currency" office:currency="USD" office:value="102.035365907124">
            <text:p>$102</text:p>
          </table:table-cell>
          <table:table-cell table:formula="of:=[.S198]*4" office:value-type="currency" office:currency="USD" office:value="191.313390439097">
            <text:p>$191</text:p>
          </table:table-cell>
          <table:table-cell table:formula="of:=[.T198]*4" office:value-type="currency" office:currency="USD" office:value="102.035365907124">
            <text:p>$102</text:p>
          </table:table-cell>
          <table:table-cell table:formula="of:=[.S198]/2" office:value-type="float" office:value="23.9141738048871">
            <text:p>24</text:p>
          </table:table-cell>
          <table:table-cell table:formula="of:=[.T198]/2" office:value-type="float" office:value="12.7544207383906">
            <text:p>13</text:p>
          </table:table-cell>
          <table:table-cell table:formula="of:=[.P198]*0.183" office:value-type="float" office:value="4953260.268">
            <text:p>$ 4,953,26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750">
            <text:p>3750</text:p>
          </table:table-cell>
          <table:table-cell table:style-name="ce1" office:value-type="string">
            <text:p>NUTLEY</text:p>
          </table:table-cell>
          <table:table-cell table:style-name="ce5" office:value-type="float" office:value="198">
            <text:p>198</text:p>
          </table:table-cell>
          <table:table-cell table:style-name="ce5"/>
          <table:table-cell table:style-name="ce5" table:formula="of:=SUM([.F199:.G199])" office:value-type="float" office:value="198">
            <text:p>198</text:p>
          </table:table-cell>
          <table:table-cell table:style-name="ce6" office:value-type="float" office:value="157655">
            <text:p>$ 157,655 </text:p>
          </table:table-cell>
          <table:table-cell table:style-name="ce6" office:value-type="float" office:value="0">
            <text:p>$ 0 </text:p>
          </table:table-cell>
          <table:table-cell table:formula="of:=SUM([.I199:.J199])" office:value-type="float" office:value="157655">
            <text:p>$ 157,655 </text:p>
          </table:table-cell>
          <table:table-cell table:formula="of:=[.K199]/[.H199]" office:value-type="float" office:value="796.237373737374">
            <text:p>$ 796 </text:p>
          </table:table-cell>
          <table:table-cell office:value-type="float" office:value="152">
            <text:p>152</text:p>
          </table:table-cell>
          <table:table-cell/>
          <table:table-cell table:formula="of:=SUM([.M199:.N199])" office:value-type="float" office:value="152">
            <text:p>152</text:p>
          </table:table-cell>
          <table:table-cell table:style-name="ce9" office:value-type="float" office:value="2012828">
            <text:p>2,012,828 </text:p>
          </table:table-cell>
          <table:table-cell table:formula="of:=[.P199]/[.O199]" office:value-type="float" office:value="13242.2894736842">
            <text:p>13242</text:p>
          </table:table-cell>
          <table:table-cell/>
          <table:table-cell table:formula="of:=[.Q199]/43.67" office:value-type="float" office:value="303.235389825606">
            <text:p>303</text:p>
          </table:table-cell>
          <table:table-cell table:formula="of:=[.Q199]/81.88" office:value-type="float" office:value="161.728010181781">
            <text:p>162</text:p>
          </table:table-cell>
          <table:table-cell table:style-name="ce10" table:formula="of:=[.S199]*4" office:value-type="currency" office:currency="USD" office:value="1212.94155930242">
            <text:p>$1,213</text:p>
          </table:table-cell>
          <table:table-cell table:style-name="ce10" table:formula="of:=[.T199]*4" office:value-type="currency" office:currency="USD" office:value="646.912040727123">
            <text:p>$647</text:p>
          </table:table-cell>
          <table:table-cell table:formula="of:=[.S199]*4" office:value-type="currency" office:currency="USD" office:value="1212.94155930242">
            <text:p>$1,213</text:p>
          </table:table-cell>
          <table:table-cell table:formula="of:=[.T199]*4" office:value-type="currency" office:currency="USD" office:value="646.912040727123">
            <text:p>$647</text:p>
          </table:table-cell>
          <table:table-cell table:formula="of:=[.S199]/2" office:value-type="float" office:value="151.617694912803">
            <text:p>152</text:p>
          </table:table-cell>
          <table:table-cell table:formula="of:=[.T199]/2" office:value-type="float" office:value="80.8640050908904">
            <text:p>81</text:p>
          </table:table-cell>
          <table:table-cell table:formula="of:=[.P199]*0.183" office:value-type="float" office:value="368347.524">
            <text:p>$ 368,34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880">
            <text:p>3880</text:p>
          </table:table-cell>
          <table:table-cell table:style-name="ce1" office:value-type="string">
            <text:p>CITY_OF_ORANGE_TOWNSHIP</text:p>
          </table:table-cell>
          <table:table-cell table:style-name="ce5" office:value-type="float" office:value="1205">
            <text:p>1,205</text:p>
          </table:table-cell>
          <table:table-cell table:style-name="ce5"/>
          <table:table-cell table:style-name="ce5" table:formula="of:=SUM([.F200:.G200])" office:value-type="float" office:value="1205">
            <text:p>1,205</text:p>
          </table:table-cell>
          <table:table-cell table:style-name="ce6" office:value-type="float" office:value="1934404">
            <text:p>$ 1,934,404 </text:p>
          </table:table-cell>
          <table:table-cell table:style-name="ce6" office:value-type="float" office:value="1258757">
            <text:p>$ 1,258,757 </text:p>
          </table:table-cell>
          <table:table-cell table:formula="of:=SUM([.I200:.J200])" office:value-type="float" office:value="3193161">
            <text:p>$ 3,193,161 </text:p>
          </table:table-cell>
          <table:table-cell table:formula="of:=[.K200]/[.H200]" office:value-type="float" office:value="2649.92614107884">
            <text:p>$ 2,650 </text:p>
          </table:table-cell>
          <table:table-cell office:value-type="float" office:value="1291">
            <text:p>1291</text:p>
          </table:table-cell>
          <table:table-cell/>
          <table:table-cell table:formula="of:=SUM([.M200:.N200])" office:value-type="float" office:value="1291">
            <text:p>1291</text:p>
          </table:table-cell>
          <table:table-cell table:style-name="ce9"/>
          <table:table-cell table:formula="of:=[.P200]/[.O200]" office:value-type="float" office:value="0">
            <text:p>0</text:p>
          </table:table-cell>
          <table:table-cell/>
          <table:table-cell table:formula="of:=[.Q200]/43.67" office:value-type="float" office:value="0">
            <text:p>0</text:p>
          </table:table-cell>
          <table:table-cell table:formula="of:=[.Q200]/81.88" office:value-type="float" office:value="0">
            <text:p>0</text:p>
          </table:table-cell>
          <table:table-cell table:style-name="ce10" table:formula="of:=[.S200]*4" office:value-type="currency" office:currency="USD" office:value="0">
            <text:p>$0</text:p>
          </table:table-cell>
          <table:table-cell table:style-name="ce10" table:formula="of:=[.T200]*4" office:value-type="currency" office:currency="USD" office:value="0">
            <text:p>$0</text:p>
          </table:table-cell>
          <table:table-cell table:formula="of:=[.S200]*4" office:value-type="currency" office:currency="USD" office:value="0">
            <text:p>$0</text:p>
          </table:table-cell>
          <table:table-cell table:formula="of:=[.T200]*4" office:value-type="currency" office:currency="USD" office:value="0">
            <text:p>$0</text:p>
          </table:table-cell>
          <table:table-cell table:formula="of:=[.S200]/2" office:value-type="float" office:value="0">
            <text:p>0</text:p>
          </table:table-cell>
          <table:table-cell table:formula="of:=[.T200]/2" office:value-type="float" office:value="0">
            <text:p>0</text:p>
          </table:table-cell>
          <table:table-cell table:formula="of:=[.P200]*0.183" office:value-type="float" office:value="0">
            <text:p>$ 0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/>
          <table:table-cell table:style-name="ce5" table:number-columns-repeated="3"/>
          <table:table-cell table:style-name="ce6" table:number-columns-repeated="2"/>
          <table:table-cell table:number-columns-repeated="3"/>
          <table:table-cell office:value-type="float" office:value="13">
            <text:p>13</text:p>
          </table:table-cell>
          <table:table-cell table:formula="of:=SUM([.M201:.N201])" office:value-type="float" office:value="13">
            <text:p>13</text:p>
          </table:table-cell>
          <table:table-cell table:style-name="ce9" office:value-type="float" office:value="11012">
            <text:p>11,012 </text:p>
          </table:table-cell>
          <table:table-cell table:formula="of:=[.P201]/[.O201]" office:value-type="float" office:value="847.076923076923">
            <text:p>847</text:p>
          </table:table-cell>
          <table:table-cell/>
          <table:table-cell table:formula="of:=[.Q201]/43.67" office:value-type="float" office:value="19.3972274576809">
            <text:p>19</text:p>
          </table:table-cell>
          <table:table-cell table:formula="of:=[.Q201]/81.88" office:value-type="float" office:value="10.3453459095863">
            <text:p>10</text:p>
          </table:table-cell>
          <table:table-cell table:style-name="ce10" table:formula="of:=[.S201]*4" office:value-type="currency" office:currency="USD" office:value="77.5889098307234">
            <text:p>$78</text:p>
          </table:table-cell>
          <table:table-cell table:style-name="ce10" table:formula="of:=[.T201]*4" office:value-type="currency" office:currency="USD" office:value="41.3813836383451">
            <text:p>$41</text:p>
          </table:table-cell>
          <table:table-cell table:formula="of:=[.S201]*4" office:value-type="currency" office:currency="USD" office:value="77.5889098307234">
            <text:p>$78</text:p>
          </table:table-cell>
          <table:table-cell table:formula="of:=[.T201]*4" office:value-type="currency" office:currency="USD" office:value="41.3813836383451">
            <text:p>$41</text:p>
          </table:table-cell>
          <table:table-cell table:formula="of:=[.S201]/2" office:value-type="float" office:value="9.69861372884043">
            <text:p>10</text:p>
          </table:table-cell>
          <table:table-cell table:formula="of:=[.T201]/2" office:value-type="float" office:value="5.17267295479313">
            <text:p>5</text:p>
          </table:table-cell>
          <table:table-cell table:formula="of:=[.P201]*0.183" office:value-type="float" office:value="2015.196">
            <text:p>$ 2,01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4900">
            <text:p>4900</text:p>
          </table:table-cell>
          <table:table-cell table:style-name="ce1" office:value-type="string">
            <text:p>SOUTH_ORANGE-MAPLEWOOD</text:p>
          </table:table-cell>
          <table:table-cell table:style-name="ce5" office:value-type="float" office:value="337">
            <text:p>337</text:p>
          </table:table-cell>
          <table:table-cell table:style-name="ce5"/>
          <table:table-cell table:style-name="ce5" table:formula="of:=SUM([.F202:.G202])" office:value-type="float" office:value="337">
            <text:p>337</text:p>
          </table:table-cell>
          <table:table-cell table:style-name="ce6" office:value-type="float" office:value="258103">
            <text:p>$ 258,103 </text:p>
          </table:table-cell>
          <table:table-cell table:style-name="ce6" office:value-type="float" office:value="0">
            <text:p>$ 0 </text:p>
          </table:table-cell>
          <table:table-cell table:formula="of:=SUM([.I202:.J202])" office:value-type="float" office:value="258103">
            <text:p>$ 258,103 </text:p>
          </table:table-cell>
          <table:table-cell table:formula="of:=[.K202]/[.H202]" office:value-type="float" office:value="765.884272997033">
            <text:p>$ 766 </text:p>
          </table:table-cell>
          <table:table-cell office:value-type="float" office:value="343">
            <text:p>343</text:p>
          </table:table-cell>
          <table:table-cell/>
          <table:table-cell table:formula="of:=SUM([.M202:.N202])" office:value-type="float" office:value="343">
            <text:p>343</text:p>
          </table:table-cell>
          <table:table-cell table:style-name="ce9" office:value-type="float" office:value="265214">
            <text:p>265,214 </text:p>
          </table:table-cell>
          <table:table-cell table:formula="of:=[.P202]/[.O202]" office:value-type="float" office:value="773.218658892128">
            <text:p>773</text:p>
          </table:table-cell>
          <table:table-cell/>
          <table:table-cell table:formula="of:=[.Q202]/43.67" office:value-type="float" office:value="17.7059459329546">
            <text:p>18</text:p>
          </table:table-cell>
          <table:table-cell table:formula="of:=[.Q202]/81.88" office:value-type="float" office:value="9.44331532599082">
            <text:p>9</text:p>
          </table:table-cell>
          <table:table-cell table:style-name="ce10" table:formula="of:=[.S202]*4" office:value-type="currency" office:currency="USD" office:value="70.8237837318185">
            <text:p>$71</text:p>
          </table:table-cell>
          <table:table-cell table:style-name="ce10" table:formula="of:=[.T202]*4" office:value-type="currency" office:currency="USD" office:value="37.7732613039633">
            <text:p>$38</text:p>
          </table:table-cell>
          <table:table-cell table:formula="of:=[.S202]*4" office:value-type="currency" office:currency="USD" office:value="70.8237837318185">
            <text:p>$71</text:p>
          </table:table-cell>
          <table:table-cell table:formula="of:=[.T202]*4" office:value-type="currency" office:currency="USD" office:value="37.7732613039633">
            <text:p>$38</text:p>
          </table:table-cell>
          <table:table-cell table:formula="of:=[.S202]/2" office:value-type="float" office:value="8.85297296647731">
            <text:p>9</text:p>
          </table:table-cell>
          <table:table-cell table:formula="of:=[.T202]/2" office:value-type="float" office:value="4.72165766299541">
            <text:p>5</text:p>
          </table:table-cell>
          <table:table-cell table:formula="of:=[.P202]*0.183" office:value-type="float" office:value="48534.162">
            <text:p>$ 48,53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5630">
            <text:p>5630</text:p>
          </table:table-cell>
          <table:table-cell table:style-name="ce1" office:value-type="string">
            <text:p>WEST_ESSEX_REGIONAL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table:formula="of:=SUM([.F203:.G203])" office:value-type="float" office:value="42">
            <text:p>42</text:p>
          </table:table-cell>
          <table:table-cell table:style-name="ce6" office:value-type="float" office:value="30294">
            <text:p>$ 30,294 </text:p>
          </table:table-cell>
          <table:table-cell table:style-name="ce6" office:value-type="float" office:value="0">
            <text:p>$ 0 </text:p>
          </table:table-cell>
          <table:table-cell table:formula="of:=SUM([.I203:.J203])" office:value-type="float" office:value="30294">
            <text:p>$ 30,294 </text:p>
          </table:table-cell>
          <table:table-cell table:formula="of:=[.K203]/[.H203]" office:value-type="float" office:value="721.285714285714">
            <text:p>$ 721 </text:p>
          </table:table-cell>
          <table:table-cell office:value-type="float" office:value="44">
            <text:p>44</text:p>
          </table:table-cell>
          <table:table-cell/>
          <table:table-cell table:formula="of:=SUM([.M203:.N203])" office:value-type="float" office:value="44">
            <text:p>44</text:p>
          </table:table-cell>
          <table:table-cell table:style-name="ce9" office:value-type="float" office:value="34019">
            <text:p>34,019 </text:p>
          </table:table-cell>
          <table:table-cell table:formula="of:=[.P203]/[.O203]" office:value-type="float" office:value="773.159090909091">
            <text:p>773</text:p>
          </table:table-cell>
          <table:table-cell/>
          <table:table-cell table:formula="of:=[.Q203]/43.67" office:value-type="float" office:value="17.7045818847971">
            <text:p>18</text:p>
          </table:table-cell>
          <table:table-cell table:formula="of:=[.Q203]/81.88" office:value-type="float" office:value="9.44258782253409">
            <text:p>9</text:p>
          </table:table-cell>
          <table:table-cell table:style-name="ce10" table:formula="of:=[.S203]*4" office:value-type="currency" office:currency="USD" office:value="70.8183275391885">
            <text:p>$71</text:p>
          </table:table-cell>
          <table:table-cell table:style-name="ce10" table:formula="of:=[.T203]*4" office:value-type="currency" office:currency="USD" office:value="37.7703512901363">
            <text:p>$38</text:p>
          </table:table-cell>
          <table:table-cell table:formula="of:=[.S203]*4" office:value-type="currency" office:currency="USD" office:value="70.8183275391885">
            <text:p>$71</text:p>
          </table:table-cell>
          <table:table-cell table:formula="of:=[.T203]*4" office:value-type="currency" office:currency="USD" office:value="37.7703512901363">
            <text:p>$38</text:p>
          </table:table-cell>
          <table:table-cell table:formula="of:=[.S203]/2" office:value-type="float" office:value="8.85229094239857">
            <text:p>9</text:p>
          </table:table-cell>
          <table:table-cell table:formula="of:=[.T203]/2" office:value-type="float" office:value="4.72129391126704">
            <text:p>5</text:p>
          </table:table-cell>
          <table:table-cell table:formula="of:=[.P203]*0.183" office:value-type="float" office:value="6225.477">
            <text:p>$ 6,22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5680">
            <text:p>5680</text:p>
          </table:table-cell>
          <table:table-cell table:style-name="ce1" office:value-type="string">
            <text:p>WEST_ORANGE_TOWN</text:p>
          </table:table-cell>
          <table:table-cell table:style-name="ce5" office:value-type="float" office:value="586">
            <text:p>586</text:p>
          </table:table-cell>
          <table:table-cell table:style-name="ce5"/>
          <table:table-cell table:style-name="ce5" table:formula="of:=SUM([.F204:.G204])" office:value-type="float" office:value="586">
            <text:p>586</text:p>
          </table:table-cell>
          <table:table-cell table:style-name="ce6" office:value-type="float" office:value="747196">
            <text:p>$ 747,196 </text:p>
          </table:table-cell>
          <table:table-cell table:style-name="ce6" office:value-type="float" office:value="496052">
            <text:p>$ 496,052 </text:p>
          </table:table-cell>
          <table:table-cell table:formula="of:=SUM([.I204:.J204])" office:value-type="float" office:value="1243248">
            <text:p>$ 1,243,248 </text:p>
          </table:table-cell>
          <table:table-cell table:formula="of:=[.K204]/[.H204]" office:value-type="float" office:value="2121.58361774744">
            <text:p>$ 2,122 </text:p>
          </table:table-cell>
          <table:table-cell office:value-type="float" office:value="633">
            <text:p>633</text:p>
          </table:table-cell>
          <table:table-cell/>
          <table:table-cell table:formula="of:=SUM([.M204:.N204])" office:value-type="float" office:value="633">
            <text:p>633</text:p>
          </table:table-cell>
          <table:table-cell table:style-name="ce9" office:value-type="float" office:value="792039">
            <text:p>792,039 </text:p>
          </table:table-cell>
          <table:table-cell table:formula="of:=[.P204]/[.O204]" office:value-type="float" office:value="1251.24644549763">
            <text:p>1251</text:p>
          </table:table-cell>
          <table:table-cell/>
          <table:table-cell table:formula="of:=[.Q204]/43.67" office:value-type="float" office:value="28.652311552499">
            <text:p>29</text:p>
          </table:table-cell>
          <table:table-cell table:formula="of:=[.Q204]/81.88" office:value-type="float" office:value="15.2814661150175">
            <text:p>15</text:p>
          </table:table-cell>
          <table:table-cell table:style-name="ce10" table:formula="of:=[.S204]*4" office:value-type="currency" office:currency="USD" office:value="114.609246209996">
            <text:p>$115</text:p>
          </table:table-cell>
          <table:table-cell table:style-name="ce10" table:formula="of:=[.T204]*4" office:value-type="currency" office:currency="USD" office:value="61.1258644600699">
            <text:p>$61</text:p>
          </table:table-cell>
          <table:table-cell table:formula="of:=[.S204]*4" office:value-type="currency" office:currency="USD" office:value="114.609246209996">
            <text:p>$115</text:p>
          </table:table-cell>
          <table:table-cell table:formula="of:=[.T204]*4" office:value-type="currency" office:currency="USD" office:value="61.1258644600699">
            <text:p>$61</text:p>
          </table:table-cell>
          <table:table-cell table:formula="of:=[.S204]/2" office:value-type="float" office:value="14.3261557762495">
            <text:p>14</text:p>
          </table:table-cell>
          <table:table-cell table:formula="of:=[.T204]/2" office:value-type="float" office:value="7.64073305750873">
            <text:p>8</text:p>
          </table:table-cell>
          <table:table-cell table:formula="of:=[.P204]*0.183" office:value-type="float" office:value="144943.137">
            <text:p>$ 144,943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ADELAIDE L SANFORD CS</text:p>
          </table:table-cell>
          <table:table-cell table:style-name="ce5" table:number-columns-repeated="3"/>
          <table:table-cell table:style-name="ce6" table:number-columns-repeated="2"/>
          <table:table-cell table:number-columns-repeated="4"/>
          <table:table-cell table:formula="of:=SUM([.M205:.N205])" office:value-type="float" office:value="0">
            <text:p>0</text:p>
          </table:table-cell>
          <table:table-cell table:style-name="ce9" office:value-type="string">
            <text:p><text:s/></text:p>
          </table:table-cell>
          <table:table-cell office:value-type="string">
            <text:p><text:s/></text:p>
          </table:table-cell>
          <table:table-cell/>
          <table:table-cell table:formula="of:=[.Q205]/43.67" office:value-type="float" office:value="0">
            <text:p>0</text:p>
          </table:table-cell>
          <table:table-cell table:formula="of:=[.Q205]/81.88" office:value-type="float" office:value="0">
            <text:p>0</text:p>
          </table:table-cell>
          <table:table-cell table:style-name="ce10" table:formula="of:=[.S205]*4" office:value-type="currency" office:currency="USD" office:value="0">
            <text:p>$0</text:p>
          </table:table-cell>
          <table:table-cell table:style-name="ce10" table:formula="of:=[.T205]*4" office:value-type="currency" office:currency="USD" office:value="0">
            <text:p>$0</text:p>
          </table:table-cell>
          <table:table-cell table:formula="of:=[.S205]*4" office:value-type="currency" office:currency="USD" office:value="0">
            <text:p>$0</text:p>
          </table:table-cell>
          <table:table-cell table:formula="of:=[.T205]*4" office:value-type="currency" office:currency="USD" office:value="0">
            <text:p>$0</text:p>
          </table:table-cell>
          <table:table-cell table:formula="of:=[.S205]/2" office:value-type="float" office:value="0">
            <text:p>0</text:p>
          </table:table-cell>
          <table:table-cell table:formula="of:=[.T205]/2" office:value-type="float" office:value="0">
            <text:p>0</text:p>
          </table:table-cell>
          <table:table-cell table:formula="of:=[.P205]*0.183" office:value-type="float" office:value="0">
            <text:p>$ 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16">
            <text:p>6016</text:p>
          </table:table-cell>
          <table:table-cell table:style-name="ce1" office:value-type="string">
            <text:p>ADELAIDE_L._SANDFORD_CHARTER_SCHOOL</text:p>
          </table:table-cell>
          <table:table-cell/>
          <table:table-cell table:style-name="ce5" office:value-type="float" office:value="132">
            <text:p>132</text:p>
          </table:table-cell>
          <table:table-cell table:style-name="ce5" table:formula="of:=SUM([.F206:.G206])" office:value-type="float" office:value="132">
            <text:p>132</text:p>
          </table:table-cell>
          <table:table-cell table:style-name="ce6" office:value-type="float" office:value="197953">
            <text:p>$ 197,953 </text:p>
          </table:table-cell>
          <table:table-cell table:style-name="ce6" office:value-type="float" office:value="102534">
            <text:p>$ 102,534 </text:p>
          </table:table-cell>
          <table:table-cell table:formula="of:=SUM([.I206:.J206])" office:value-type="float" office:value="300487">
            <text:p>$ 300,487 </text:p>
          </table:table-cell>
          <table:table-cell table:formula="of:=[.K206]/[.H206]" office:value-type="float" office:value="2276.41666666667">
            <text:p>$ 2,276 </text:p>
          </table:table-cell>
          <table:table-cell/>
          <table:table-cell office:value-type="float" office:value="159">
            <text:p>159</text:p>
          </table:table-cell>
          <table:table-cell table:formula="of:=SUM([.M206:.N206])" office:value-type="float" office:value="159">
            <text:p>159</text:p>
          </table:table-cell>
          <table:table-cell table:style-name="ce9" office:value-type="float" office:value="224410">
            <text:p>224,410 </text:p>
          </table:table-cell>
          <table:table-cell table:formula="of:=[.P206]/[.O206]" office:value-type="float" office:value="1411.38364779874">
            <text:p>1411</text:p>
          </table:table-cell>
          <table:table-cell office:value-type="string">
            <text:p>&lt;== Div Error in source!</text:p>
          </table:table-cell>
          <table:table-cell table:formula="of:=[.Q206]/43.67" office:value-type="float" office:value="32.3192958048716">
            <text:p>32</text:p>
          </table:table-cell>
          <table:table-cell table:formula="of:=[.Q206]/81.88" office:value-type="float" office:value="17.2372209061888">
            <text:p>17</text:p>
          </table:table-cell>
          <table:table-cell table:style-name="ce10" table:formula="of:=[.S206]*4" office:value-type="currency" office:currency="USD" office:value="129.277183219486">
            <text:p>$129</text:p>
          </table:table-cell>
          <table:table-cell table:style-name="ce10" table:formula="of:=[.T206]*4" office:value-type="currency" office:currency="USD" office:value="68.9488836247554">
            <text:p>$69</text:p>
          </table:table-cell>
          <table:table-cell table:formula="of:=[.S206]*4" office:value-type="currency" office:currency="USD" office:value="129.277183219486">
            <text:p>$129</text:p>
          </table:table-cell>
          <table:table-cell table:formula="of:=[.T206]*4" office:value-type="currency" office:currency="USD" office:value="68.9488836247554">
            <text:p>$69</text:p>
          </table:table-cell>
          <table:table-cell table:formula="of:=[.S206]/2" office:value-type="float" office:value="16.1596479024358">
            <text:p>16</text:p>
          </table:table-cell>
          <table:table-cell table:formula="of:=[.T206]/2" office:value-type="float" office:value="8.61861045309442">
            <text:p>9</text:p>
          </table:table-cell>
          <table:table-cell table:formula="of:=[.P206]*0.183" office:value-type="float" office:value="41067.03">
            <text:p>$ 41,06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20">
            <text:p>6020</text:p>
          </table:table-cell>
          <table:table-cell table:style-name="ce1" office:value-type="string">
            <text:p>PRIDE_ACADEMY_CHARTER_SCHOOL</text:p>
          </table:table-cell>
          <table:table-cell/>
          <table:table-cell table:style-name="ce5" office:value-type="float" office:value="101">
            <text:p>101</text:p>
          </table:table-cell>
          <table:table-cell table:style-name="ce5" table:formula="of:=SUM([.F207:.G207])" office:value-type="float" office:value="101">
            <text:p>101</text:p>
          </table:table-cell>
          <table:table-cell table:style-name="ce6" office:value-type="float" office:value="173026">
            <text:p>$ 173,026 </text:p>
          </table:table-cell>
          <table:table-cell table:style-name="ce6" office:value-type="float" office:value="64836">
            <text:p>$ 64,836 </text:p>
          </table:table-cell>
          <table:table-cell table:formula="of:=SUM([.I207:.J207])" office:value-type="float" office:value="237862">
            <text:p>$ 237,862 </text:p>
          </table:table-cell>
          <table:table-cell table:formula="of:=[.K207]/[.H207]" office:value-type="float" office:value="2355.06930693069">
            <text:p>$ 2,355 </text:p>
          </table:table-cell>
          <table:table-cell/>
          <table:table-cell office:value-type="float" office:value="158">
            <text:p>158</text:p>
          </table:table-cell>
          <table:table-cell table:formula="of:=SUM([.M207:.N207])" office:value-type="float" office:value="158">
            <text:p>158</text:p>
          </table:table-cell>
          <table:table-cell table:style-name="ce9" office:value-type="float" office:value="184706">
            <text:p>184,706 </text:p>
          </table:table-cell>
          <table:table-cell table:formula="of:=[.P207]/[.O207]" office:value-type="float" office:value="1169.0253164557">
            <text:p>1169</text:p>
          </table:table-cell>
          <table:table-cell/>
          <table:table-cell table:formula="of:=[.Q207]/43.67" office:value-type="float" office:value="26.7695286571032">
            <text:p>27</text:p>
          </table:table-cell>
          <table:table-cell table:formula="of:=[.Q207]/81.88" office:value-type="float" office:value="14.2772999078615">
            <text:p>14</text:p>
          </table:table-cell>
          <table:table-cell table:style-name="ce10" table:formula="of:=[.S207]*4" office:value-type="currency" office:currency="USD" office:value="107.078114628413">
            <text:p>$107</text:p>
          </table:table-cell>
          <table:table-cell table:style-name="ce10" table:formula="of:=[.T207]*4" office:value-type="currency" office:currency="USD" office:value="57.1091996314458">
            <text:p>$57</text:p>
          </table:table-cell>
          <table:table-cell table:formula="of:=[.S207]*4" office:value-type="currency" office:currency="USD" office:value="107.078114628413">
            <text:p>$107</text:p>
          </table:table-cell>
          <table:table-cell table:formula="of:=[.T207]*4" office:value-type="currency" office:currency="USD" office:value="57.1091996314458">
            <text:p>$57</text:p>
          </table:table-cell>
          <table:table-cell table:formula="of:=[.S207]/2" office:value-type="float" office:value="13.3847643285516">
            <text:p>13</text:p>
          </table:table-cell>
          <table:table-cell table:formula="of:=[.T207]/2" office:value-type="float" office:value="7.13864995393073">
            <text:p>7</text:p>
          </table:table-cell>
          <table:table-cell table:formula="of:=[.P207]*0.183" office:value-type="float" office:value="33801.198">
            <text:p>$ 33,8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22">
            <text:p>6022</text:p>
          </table:table-cell>
          <table:table-cell table:style-name="ce1" office:value-type="string">
            <text:p>BURCH_CHARTER_SCHOOL_OF_E</text:p>
          </table:table-cell>
          <table:table-cell/>
          <table:table-cell table:style-name="ce5" office:value-type="float" office:value="78">
            <text:p>78</text:p>
          </table:table-cell>
          <table:table-cell table:style-name="ce5" table:formula="of:=SUM([.F208:.G208])" office:value-type="float" office:value="78">
            <text:p>78</text:p>
          </table:table-cell>
          <table:table-cell table:style-name="ce6" office:value-type="float" office:value="151008">
            <text:p>$ 151,008 </text:p>
          </table:table-cell>
          <table:table-cell table:style-name="ce6" office:value-type="float" office:value="59857">
            <text:p>$ 59,857 </text:p>
          </table:table-cell>
          <table:table-cell table:formula="of:=SUM([.I208:.J208])" office:value-type="float" office:value="210865">
            <text:p>$ 210,865 </text:p>
          </table:table-cell>
          <table:table-cell table:formula="of:=[.K208]/[.H208]" office:value-type="float" office:value="2703.39743589744">
            <text:p>$ 2,703 </text:p>
          </table:table-cell>
          <table:table-cell/>
          <table:table-cell office:value-type="float" office:value="89">
            <text:p>89</text:p>
          </table:table-cell>
          <table:table-cell table:formula="of:=SUM([.M208:.N208])" office:value-type="float" office:value="89">
            <text:p>89</text:p>
          </table:table-cell>
          <table:table-cell table:style-name="ce9" office:value-type="float" office:value="116572">
            <text:p>116,572 </text:p>
          </table:table-cell>
          <table:table-cell table:formula="of:=[.P208]/[.O208]" office:value-type="float" office:value="1309.79775280899">
            <text:p>1310</text:p>
          </table:table-cell>
          <table:table-cell office:value-type="string">
            <text:p>&lt;== Div Error in source!</text:p>
          </table:table-cell>
          <table:table-cell table:formula="of:=[.Q208]/43.67" office:value-type="float" office:value="29.9930788369358">
            <text:p>30</text:p>
          </table:table-cell>
          <table:table-cell table:formula="of:=[.Q208]/81.88" office:value-type="float" office:value="15.9965529165729">
            <text:p>16</text:p>
          </table:table-cell>
          <table:table-cell table:style-name="ce10" table:formula="of:=[.S208]*4" office:value-type="currency" office:currency="USD" office:value="119.972315347743">
            <text:p>$120</text:p>
          </table:table-cell>
          <table:table-cell table:style-name="ce10" table:formula="of:=[.T208]*4" office:value-type="currency" office:currency="USD" office:value="63.9862116662916">
            <text:p>$64</text:p>
          </table:table-cell>
          <table:table-cell table:formula="of:=[.S208]*4" office:value-type="currency" office:currency="USD" office:value="119.972315347743">
            <text:p>$120</text:p>
          </table:table-cell>
          <table:table-cell table:formula="of:=[.T208]*4" office:value-type="currency" office:currency="USD" office:value="63.9862116662916">
            <text:p>$64</text:p>
          </table:table-cell>
          <table:table-cell table:formula="of:=[.S208]/2" office:value-type="float" office:value="14.9965394184679">
            <text:p>15</text:p>
          </table:table-cell>
          <table:table-cell table:formula="of:=[.T208]/2" office:value-type="float" office:value="7.99827645828645">
            <text:p>8</text:p>
          </table:table-cell>
          <table:table-cell table:formula="of:=[.P208]*0.183" office:value-type="float" office:value="21332.676">
            <text:p>$ 21,33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29">
            <text:p>6029</text:p>
          </table:table-cell>
          <table:table-cell table:style-name="ce1" office:value-type="string">
            <text:p>NEWARK_EDUCATORS_CHARTER</text:p>
          </table:table-cell>
          <table:table-cell/>
          <table:table-cell table:style-name="ce5" office:value-type="float" office:value="67">
            <text:p>67</text:p>
          </table:table-cell>
          <table:table-cell table:style-name="ce5" table:formula="of:=SUM([.F209:.G209])" office:value-type="float" office:value="67">
            <text:p>67</text:p>
          </table:table-cell>
          <table:table-cell table:style-name="ce6" office:value-type="float" office:value="73536">
            <text:p>$ 73,536 </text:p>
          </table:table-cell>
          <table:table-cell table:style-name="ce6" office:value-type="float" office:value="35578">
            <text:p>$ 35,578 </text:p>
          </table:table-cell>
          <table:table-cell table:formula="of:=SUM([.I209:.J209])" office:value-type="float" office:value="109114">
            <text:p>$ 109,114 </text:p>
          </table:table-cell>
          <table:table-cell table:formula="of:=[.K209]/[.H209]" office:value-type="float" office:value="1628.5671641791">
            <text:p>$ 1,629 </text:p>
          </table:table-cell>
          <table:table-cell/>
          <table:table-cell office:value-type="float" office:value="100">
            <text:p>100</text:p>
          </table:table-cell>
          <table:table-cell table:formula="of:=SUM([.M209:.N209])" office:value-type="float" office:value="100">
            <text:p>100</text:p>
          </table:table-cell>
          <table:table-cell table:style-name="ce9" office:value-type="float" office:value="168555">
            <text:p>168,555 </text:p>
          </table:table-cell>
          <table:table-cell table:formula="of:=[.P209]/[.O209]" office:value-type="float" office:value="1685.55">
            <text:p>1686</text:p>
          </table:table-cell>
          <table:table-cell office:value-type="string">
            <text:p>&lt;== Div Error in source!</text:p>
          </table:table-cell>
          <table:table-cell table:formula="of:=[.Q209]/43.67" office:value-type="float" office:value="38.5974353102817">
            <text:p>39</text:p>
          </table:table-cell>
          <table:table-cell table:formula="of:=[.Q209]/81.88" office:value-type="float" office:value="20.5856130923302">
            <text:p>21</text:p>
          </table:table-cell>
          <table:table-cell table:style-name="ce10" table:formula="of:=[.S209]*4" office:value-type="currency" office:currency="USD" office:value="154.389741241127">
            <text:p>$154</text:p>
          </table:table-cell>
          <table:table-cell table:style-name="ce10" table:formula="of:=[.T209]*4" office:value-type="currency" office:currency="USD" office:value="82.342452369321">
            <text:p>$82</text:p>
          </table:table-cell>
          <table:table-cell table:formula="of:=[.S209]*4" office:value-type="currency" office:currency="USD" office:value="154.389741241127">
            <text:p>$154</text:p>
          </table:table-cell>
          <table:table-cell table:formula="of:=[.T209]*4" office:value-type="currency" office:currency="USD" office:value="82.342452369321">
            <text:p>$82</text:p>
          </table:table-cell>
          <table:table-cell table:formula="of:=[.S209]/2" office:value-type="float" office:value="19.2987176551408">
            <text:p>19</text:p>
          </table:table-cell>
          <table:table-cell table:formula="of:=[.T209]/2" office:value-type="float" office:value="10.2928065461651">
            <text:p>10</text:p>
          </table:table-cell>
          <table:table-cell table:formula="of:=[.P209]*0.183" office:value-type="float" office:value="30845.565">
            <text:p>$ 30,84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320">
            <text:p>6320</text:p>
          </table:table-cell>
          <table:table-cell table:style-name="ce1" office:value-type="string">
            <text:p>DISCOVERY_CHARTER_SCHOOL</text:p>
          </table:table-cell>
          <table:table-cell/>
          <table:table-cell table:style-name="ce5" office:value-type="float" office:value="49">
            <text:p>49</text:p>
          </table:table-cell>
          <table:table-cell table:style-name="ce5" table:formula="of:=SUM([.F210:.G210])" office:value-type="float" office:value="49">
            <text:p>49</text:p>
          </table:table-cell>
          <table:table-cell table:style-name="ce6" office:value-type="float" office:value="61977">
            <text:p>$ 61,977 </text:p>
          </table:table-cell>
          <table:table-cell table:style-name="ce6" office:value-type="float" office:value="39974">
            <text:p>$ 39,974 </text:p>
          </table:table-cell>
          <table:table-cell table:formula="of:=SUM([.I210:.J210])" office:value-type="float" office:value="101951">
            <text:p>$ 101,951 </text:p>
          </table:table-cell>
          <table:table-cell table:formula="of:=[.K210]/[.H210]" office:value-type="float" office:value="2080.63265306122">
            <text:p>$ 2,081 </text:p>
          </table:table-cell>
          <table:table-cell/>
          <table:table-cell office:value-type="float" office:value="42">
            <text:p>42</text:p>
          </table:table-cell>
          <table:table-cell table:formula="of:=SUM([.M210:.N210])" office:value-type="float" office:value="42">
            <text:p>42</text:p>
          </table:table-cell>
          <table:table-cell table:style-name="ce9" office:value-type="float" office:value="54920">
            <text:p>54,920 </text:p>
          </table:table-cell>
          <table:table-cell table:formula="of:=[.P210]/[.O210]" office:value-type="float" office:value="1307.61904761905">
            <text:p>1308</text:p>
          </table:table-cell>
          <table:table-cell/>
          <table:table-cell table:formula="of:=[.Q210]/43.67" office:value-type="float" office:value="29.943188633365">
            <text:p>30</text:p>
          </table:table-cell>
          <table:table-cell table:formula="of:=[.Q210]/81.88" office:value-type="float" office:value="15.9699444017959">
            <text:p>16</text:p>
          </table:table-cell>
          <table:table-cell table:style-name="ce10" table:formula="of:=[.S210]*4" office:value-type="currency" office:currency="USD" office:value="119.77275453346">
            <text:p>$120</text:p>
          </table:table-cell>
          <table:table-cell table:style-name="ce10" table:formula="of:=[.T210]*4" office:value-type="currency" office:currency="USD" office:value="63.8797776071836">
            <text:p>$64</text:p>
          </table:table-cell>
          <table:table-cell table:formula="of:=[.S210]*4" office:value-type="currency" office:currency="USD" office:value="119.77275453346">
            <text:p>$120</text:p>
          </table:table-cell>
          <table:table-cell table:formula="of:=[.T210]*4" office:value-type="currency" office:currency="USD" office:value="63.8797776071836">
            <text:p>$64</text:p>
          </table:table-cell>
          <table:table-cell table:formula="of:=[.S210]/2" office:value-type="float" office:value="14.9715943166825">
            <text:p>15</text:p>
          </table:table-cell>
          <table:table-cell table:formula="of:=[.T210]/2" office:value-type="float" office:value="7.98497220089795">
            <text:p>8</text:p>
          </table:table-cell>
          <table:table-cell table:formula="of:=[.P210]*0.183" office:value-type="float" office:value="10050.36">
            <text:p>$ 10,05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410">
            <text:p>6410</text:p>
          </table:table-cell>
          <table:table-cell table:style-name="ce1" office:value-type="string">
            <text:p>EAST_ORANGE_COMMUNITY_CHARTER_SCHOOL</text:p>
          </table:table-cell>
          <table:table-cell/>
          <table:table-cell table:style-name="ce5" office:value-type="float" office:value="317">
            <text:p>317</text:p>
          </table:table-cell>
          <table:table-cell table:style-name="ce5" table:formula="of:=SUM([.F211:.G211])" office:value-type="float" office:value="317">
            <text:p>317</text:p>
          </table:table-cell>
          <table:table-cell table:style-name="ce6" office:value-type="float" office:value="416446">
            <text:p>$ 416,446 </text:p>
          </table:table-cell>
          <table:table-cell table:style-name="ce6" office:value-type="float" office:value="255064">
            <text:p>$ 255,064 </text:p>
          </table:table-cell>
          <table:table-cell table:formula="of:=SUM([.I211:.J211])" office:value-type="float" office:value="671510">
            <text:p>$ 671,510 </text:p>
          </table:table-cell>
          <table:table-cell table:formula="of:=[.K211]/[.H211]" office:value-type="float" office:value="2118.32807570978">
            <text:p>$ 2,118 </text:p>
          </table:table-cell>
          <table:table-cell/>
          <table:table-cell office:value-type="float" office:value="327">
            <text:p>327</text:p>
          </table:table-cell>
          <table:table-cell table:formula="of:=SUM([.M211:.N211])" office:value-type="float" office:value="327">
            <text:p>327</text:p>
          </table:table-cell>
          <table:table-cell table:style-name="ce9" office:value-type="float" office:value="393977">
            <text:p>393,977 </text:p>
          </table:table-cell>
          <table:table-cell table:formula="of:=[.P211]/[.O211]" office:value-type="float" office:value="1204.82262996942">
            <text:p>1205</text:p>
          </table:table-cell>
          <table:table-cell/>
          <table:table-cell table:formula="of:=[.Q211]/43.67" office:value-type="float" office:value="27.5892518884685">
            <text:p>28</text:p>
          </table:table-cell>
          <table:table-cell table:formula="of:=[.Q211]/81.88" office:value-type="float" office:value="14.7144923054399">
            <text:p>15</text:p>
          </table:table-cell>
          <table:table-cell table:style-name="ce10" table:formula="of:=[.S211]*4" office:value-type="currency" office:currency="USD" office:value="110.357007553874">
            <text:p>$110</text:p>
          </table:table-cell>
          <table:table-cell table:style-name="ce10" table:formula="of:=[.T211]*4" office:value-type="currency" office:currency="USD" office:value="58.8579692217596">
            <text:p>$59</text:p>
          </table:table-cell>
          <table:table-cell table:formula="of:=[.S211]*4" office:value-type="currency" office:currency="USD" office:value="110.357007553874">
            <text:p>$110</text:p>
          </table:table-cell>
          <table:table-cell table:formula="of:=[.T211]*4" office:value-type="currency" office:currency="USD" office:value="58.8579692217596">
            <text:p>$59</text:p>
          </table:table-cell>
          <table:table-cell table:formula="of:=[.S211]/2" office:value-type="float" office:value="13.7946259442342">
            <text:p>14</text:p>
          </table:table-cell>
          <table:table-cell table:formula="of:=[.T211]/2" office:value-type="float" office:value="7.35724615271995">
            <text:p>7</text:p>
          </table:table-cell>
          <table:table-cell table:formula="of:=[.P211]*0.183" office:value-type="float" office:value="72097.791">
            <text:p>$ 72,09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665">
            <text:p>6665</text:p>
          </table:table-cell>
          <table:table-cell table:style-name="ce1" office:value-type="string">
            <text:p>GRAY_CHARTER_SCHOOL</text:p>
          </table:table-cell>
          <table:table-cell/>
          <table:table-cell table:style-name="ce5" office:value-type="float" office:value="157">
            <text:p>157</text:p>
          </table:table-cell>
          <table:table-cell table:style-name="ce5" table:formula="of:=SUM([.F212:.G212])" office:value-type="float" office:value="157">
            <text:p>157</text:p>
          </table:table-cell>
          <table:table-cell table:style-name="ce6" office:value-type="float" office:value="301287">
            <text:p>$ 301,287 </text:p>
          </table:table-cell>
          <table:table-cell table:style-name="ce6" office:value-type="float" office:value="112933">
            <text:p>$ 112,933 </text:p>
          </table:table-cell>
          <table:table-cell table:formula="of:=SUM([.I212:.J212])" office:value-type="float" office:value="414220">
            <text:p>$ 414,220 </text:p>
          </table:table-cell>
          <table:table-cell table:formula="of:=[.K212]/[.H212]" office:value-type="float" office:value="2638.34394904459">
            <text:p>$ 2,638 </text:p>
          </table:table-cell>
          <table:table-cell/>
          <table:table-cell office:value-type="float" office:value="172">
            <text:p>172</text:p>
          </table:table-cell>
          <table:table-cell table:formula="of:=SUM([.M212:.N212])" office:value-type="float" office:value="172">
            <text:p>172</text:p>
          </table:table-cell>
          <table:table-cell table:style-name="ce9" office:value-type="float" office:value="276283">
            <text:p>276,283 </text:p>
          </table:table-cell>
          <table:table-cell table:formula="of:=[.P212]/[.O212]" office:value-type="float" office:value="1606.29651162791">
            <text:p>1606</text:p>
          </table:table-cell>
          <table:table-cell/>
          <table:table-cell table:formula="of:=[.Q212]/43.67" office:value-type="float" office:value="36.7826084641151">
            <text:p>37</text:p>
          </table:table-cell>
          <table:table-cell table:formula="of:=[.Q212]/81.88" office:value-type="float" office:value="19.6176906647277">
            <text:p>20</text:p>
          </table:table-cell>
          <table:table-cell table:style-name="ce10" table:formula="of:=[.S212]*4" office:value-type="currency" office:currency="USD" office:value="147.13043385646">
            <text:p>$147</text:p>
          </table:table-cell>
          <table:table-cell table:style-name="ce10" table:formula="of:=[.T212]*4" office:value-type="currency" office:currency="USD" office:value="78.4707626589109">
            <text:p>$78</text:p>
          </table:table-cell>
          <table:table-cell table:formula="of:=[.S212]*4" office:value-type="currency" office:currency="USD" office:value="147.13043385646">
            <text:p>$147</text:p>
          </table:table-cell>
          <table:table-cell table:formula="of:=[.T212]*4" office:value-type="currency" office:currency="USD" office:value="78.4707626589109">
            <text:p>$78</text:p>
          </table:table-cell>
          <table:table-cell table:formula="of:=[.S212]/2" office:value-type="float" office:value="18.3913042320576">
            <text:p>18</text:p>
          </table:table-cell>
          <table:table-cell table:formula="of:=[.T212]/2" office:value-type="float" office:value="9.80884533236387">
            <text:p>10</text:p>
          </table:table-cell>
          <table:table-cell table:formula="of:=[.P212]*0.183" office:value-type="float" office:value="50559.789">
            <text:p>$ 50,56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100">
            <text:p>7100</text:p>
          </table:table-cell>
          <table:table-cell table:style-name="ce1" office:value-type="string">
            <text:p>LADY_LIBERTY_ACADEMY_CHARTER_SCHOOL</text:p>
          </table:table-cell>
          <table:table-cell/>
          <table:table-cell table:style-name="ce5" office:value-type="float" office:value="255">
            <text:p>255</text:p>
          </table:table-cell>
          <table:table-cell table:style-name="ce5" table:formula="of:=SUM([.F213:.G213])" office:value-type="float" office:value="255">
            <text:p>255</text:p>
          </table:table-cell>
          <table:table-cell table:style-name="ce6" office:value-type="float" office:value="406267">
            <text:p>$ 406,267 </text:p>
          </table:table-cell>
          <table:table-cell table:style-name="ce6" office:value-type="float" office:value="195373">
            <text:p>$ 195,373 </text:p>
          </table:table-cell>
          <table:table-cell table:formula="of:=SUM([.I213:.J213])" office:value-type="float" office:value="601640">
            <text:p>$ 601,640 </text:p>
          </table:table-cell>
          <table:table-cell table:formula="of:=[.K213]/[.H213]" office:value-type="float" office:value="2359.37254901961">
            <text:p>$ 2,359 </text:p>
          </table:table-cell>
          <table:table-cell/>
          <table:table-cell office:value-type="float" office:value="298">
            <text:p>298</text:p>
          </table:table-cell>
          <table:table-cell table:formula="of:=SUM([.M213:.N213])" office:value-type="float" office:value="298">
            <text:p>298</text:p>
          </table:table-cell>
          <table:table-cell table:style-name="ce9" office:value-type="float" office:value="372573">
            <text:p>372,573 </text:p>
          </table:table-cell>
          <table:table-cell table:formula="of:=[.P213]/[.O213]" office:value-type="float" office:value="1250.24496644295">
            <text:p>1250</text:p>
          </table:table-cell>
          <table:table-cell/>
          <table:table-cell table:formula="of:=[.Q213]/43.67" office:value-type="float" office:value="28.6293786682609">
            <text:p>29</text:p>
          </table:table-cell>
          <table:table-cell table:formula="of:=[.Q213]/81.88" office:value-type="float" office:value="15.2692350567044">
            <text:p>15</text:p>
          </table:table-cell>
          <table:table-cell table:style-name="ce10" table:formula="of:=[.S213]*4" office:value-type="currency" office:currency="USD" office:value="114.517514673044">
            <text:p>$115</text:p>
          </table:table-cell>
          <table:table-cell table:style-name="ce10" table:formula="of:=[.T213]*4" office:value-type="currency" office:currency="USD" office:value="61.0769402268174">
            <text:p>$61</text:p>
          </table:table-cell>
          <table:table-cell table:formula="of:=[.S213]*4" office:value-type="currency" office:currency="USD" office:value="114.517514673044">
            <text:p>$115</text:p>
          </table:table-cell>
          <table:table-cell table:formula="of:=[.T213]*4" office:value-type="currency" office:currency="USD" office:value="61.0769402268174">
            <text:p>$61</text:p>
          </table:table-cell>
          <table:table-cell table:formula="of:=[.S213]/2" office:value-type="float" office:value="14.3146893341304">
            <text:p>14</text:p>
          </table:table-cell>
          <table:table-cell table:formula="of:=[.T213]/2" office:value-type="float" office:value="7.63461752835218">
            <text:p>8</text:p>
          </table:table-cell>
          <table:table-cell table:formula="of:=[.P213]*0.183" office:value-type="float" office:value="68180.859">
            <text:p>$ 68,1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210">
            <text:p>7210</text:p>
          </table:table-cell>
          <table:table-cell table:style-name="ce1" office:value-type="string">
            <text:p>MARION_P._THOMAS_CHARTER_SCHOOL</text:p>
          </table:table-cell>
          <table:table-cell/>
          <table:table-cell table:style-name="ce5" office:value-type="float" office:value="359">
            <text:p>359</text:p>
          </table:table-cell>
          <table:table-cell table:style-name="ce5" table:formula="of:=SUM([.F214:.G214])" office:value-type="float" office:value="359">
            <text:p>359</text:p>
          </table:table-cell>
          <table:table-cell table:style-name="ce6" office:value-type="float" office:value="580380">
            <text:p>$ 580,380 </text:p>
          </table:table-cell>
          <table:table-cell table:style-name="ce6" office:value-type="float" office:value="313224">
            <text:p>$ 313,224 </text:p>
          </table:table-cell>
          <table:table-cell table:formula="of:=SUM([.I214:.J214])" office:value-type="float" office:value="893604">
            <text:p>$ 893,604 </text:p>
          </table:table-cell>
          <table:table-cell table:formula="of:=[.K214]/[.H214]" office:value-type="float" office:value="2489.14763231198">
            <text:p>$ 2,489 </text:p>
          </table:table-cell>
          <table:table-cell/>
          <table:table-cell office:value-type="float" office:value="381">
            <text:p>381</text:p>
          </table:table-cell>
          <table:table-cell table:formula="of:=SUM([.M214:.N214])" office:value-type="float" office:value="381">
            <text:p>381</text:p>
          </table:table-cell>
          <table:table-cell table:style-name="ce9" office:value-type="float" office:value="481401">
            <text:p>481,401 </text:p>
          </table:table-cell>
          <table:table-cell table:formula="of:=[.P214]/[.O214]" office:value-type="float" office:value="1263.51968503937">
            <text:p>1264</text:p>
          </table:table-cell>
          <table:table-cell/>
          <table:table-cell table:formula="of:=[.Q214]/43.67" office:value-type="float" office:value="28.9333566530655">
            <text:p>29</text:p>
          </table:table-cell>
          <table:table-cell table:formula="of:=[.Q214]/81.88" office:value-type="float" office:value="15.4313591235878">
            <text:p>15</text:p>
          </table:table-cell>
          <table:table-cell table:style-name="ce10" table:formula="of:=[.S214]*4" office:value-type="currency" office:currency="USD" office:value="115.733426612262">
            <text:p>$116</text:p>
          </table:table-cell>
          <table:table-cell table:style-name="ce10" table:formula="of:=[.T214]*4" office:value-type="currency" office:currency="USD" office:value="61.7254364943513">
            <text:p>$62</text:p>
          </table:table-cell>
          <table:table-cell table:formula="of:=[.S214]*4" office:value-type="currency" office:currency="USD" office:value="115.733426612262">
            <text:p>$116</text:p>
          </table:table-cell>
          <table:table-cell table:formula="of:=[.T214]*4" office:value-type="currency" office:currency="USD" office:value="61.7254364943513">
            <text:p>$62</text:p>
          </table:table-cell>
          <table:table-cell table:formula="of:=[.S214]/2" office:value-type="float" office:value="14.4666783265327">
            <text:p>14</text:p>
          </table:table-cell>
          <table:table-cell table:formula="of:=[.T214]/2" office:value-type="float" office:value="7.71567956179391">
            <text:p>8</text:p>
          </table:table-cell>
          <table:table-cell table:formula="of:=[.P214]*0.183" office:value-type="float" office:value="88096.383">
            <text:p>$ 88,09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280">
            <text:p>7280</text:p>
          </table:table-cell>
          <table:table-cell table:style-name="ce1" office:value-type="string">
            <text:p>GREATER_NEWARK_CHARTER_SCHOOL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table:formula="of:=SUM([.F215:.G215])" office:value-type="float" office:value="103">
            <text:p>103</text:p>
          </table:table-cell>
          <table:table-cell table:style-name="ce6" office:value-type="float" office:value="141281">
            <text:p>$ 141,281 </text:p>
          </table:table-cell>
          <table:table-cell table:style-name="ce6" office:value-type="float" office:value="76731">
            <text:p>$ 76,731 </text:p>
          </table:table-cell>
          <table:table-cell table:formula="of:=SUM([.I215:.J215])" office:value-type="float" office:value="218012">
            <text:p>$ 218,012 </text:p>
          </table:table-cell>
          <table:table-cell table:formula="of:=[.K215]/[.H215]" office:value-type="float" office:value="2116.6213592233">
            <text:p>$ 2,117 </text:p>
          </table:table-cell>
          <table:table-cell/>
          <table:table-cell office:value-type="float" office:value="104">
            <text:p>104</text:p>
          </table:table-cell>
          <table:table-cell table:formula="of:=SUM([.M215:.N215])" office:value-type="float" office:value="104">
            <text:p>104</text:p>
          </table:table-cell>
          <table:table-cell table:style-name="ce9" office:value-type="float" office:value="126685">
            <text:p>126,685 </text:p>
          </table:table-cell>
          <table:table-cell table:formula="of:=[.P215]/[.O215]" office:value-type="float" office:value="1218.125">
            <text:p>1218</text:p>
          </table:table-cell>
          <table:table-cell/>
          <table:table-cell table:formula="of:=[.Q215]/43.67" office:value-type="float" office:value="27.8938630638882">
            <text:p>28</text:p>
          </table:table-cell>
          <table:table-cell table:formula="of:=[.Q215]/81.88" office:value-type="float" office:value="14.8769540791402">
            <text:p>15</text:p>
          </table:table-cell>
          <table:table-cell table:style-name="ce10" table:formula="of:=[.S215]*4" office:value-type="currency" office:currency="USD" office:value="111.575452255553">
            <text:p>$112</text:p>
          </table:table-cell>
          <table:table-cell table:style-name="ce10" table:formula="of:=[.T215]*4" office:value-type="currency" office:currency="USD" office:value="59.5078163165608">
            <text:p>$60</text:p>
          </table:table-cell>
          <table:table-cell table:formula="of:=[.S215]*4" office:value-type="currency" office:currency="USD" office:value="111.575452255553">
            <text:p>$112</text:p>
          </table:table-cell>
          <table:table-cell table:formula="of:=[.T215]*4" office:value-type="currency" office:currency="USD" office:value="59.5078163165608">
            <text:p>$60</text:p>
          </table:table-cell>
          <table:table-cell table:formula="of:=[.S215]/2" office:value-type="float" office:value="13.9469315319441">
            <text:p>14</text:p>
          </table:table-cell>
          <table:table-cell table:formula="of:=[.T215]/2" office:value-type="float" office:value="7.4384770395701">
            <text:p>7</text:p>
          </table:table-cell>
          <table:table-cell table:formula="of:=[.P215]*0.183" office:value-type="float" office:value="23183.355">
            <text:p>$ 23,18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290">
            <text:p>7290</text:p>
          </table:table-cell>
          <table:table-cell table:style-name="ce1" office:value-type="string">
            <text:p>NEW_HORIZONS_COMMUNITY_CHARTER_SCHOOL</text:p>
          </table:table-cell>
          <table:table-cell/>
          <table:table-cell table:style-name="ce5" office:value-type="float" office:value="416">
            <text:p>416</text:p>
          </table:table-cell>
          <table:table-cell table:style-name="ce5" table:formula="of:=SUM([.F216:.G216])" office:value-type="float" office:value="416">
            <text:p>416</text:p>
          </table:table-cell>
          <table:table-cell table:style-name="ce6" office:value-type="float" office:value="544770">
            <text:p>$ 544,770 </text:p>
          </table:table-cell>
          <table:table-cell table:style-name="ce6" office:value-type="float" office:value="387763">
            <text:p>$ 387,763 </text:p>
          </table:table-cell>
          <table:table-cell table:formula="of:=SUM([.I216:.J216])" office:value-type="float" office:value="932533">
            <text:p>$ 932,533 </text:p>
          </table:table-cell>
          <table:table-cell table:formula="of:=[.K216]/[.H216]" office:value-type="float" office:value="2241.66586538462">
            <text:p>$ 2,242 </text:p>
          </table:table-cell>
          <table:table-cell/>
          <table:table-cell office:value-type="float" office:value="290">
            <text:p>290</text:p>
          </table:table-cell>
          <table:table-cell table:formula="of:=SUM([.M216:.N216])" office:value-type="float" office:value="290">
            <text:p>290</text:p>
          </table:table-cell>
          <table:table-cell table:style-name="ce9" office:value-type="float" office:value="497823">
            <text:p>497,823 </text:p>
          </table:table-cell>
          <table:table-cell table:formula="of:=[.P216]/[.O216]" office:value-type="float" office:value="1716.63103448276">
            <text:p>1717</text:p>
          </table:table-cell>
          <table:table-cell/>
          <table:table-cell table:formula="of:=[.Q216]/43.67" office:value-type="float" office:value="39.3091603957582">
            <text:p>39</text:p>
          </table:table-cell>
          <table:table-cell table:formula="of:=[.Q216]/81.88" office:value-type="float" office:value="20.9652055994475">
            <text:p>21</text:p>
          </table:table-cell>
          <table:table-cell table:style-name="ce10" table:formula="of:=[.S216]*4" office:value-type="currency" office:currency="USD" office:value="157.236641583033">
            <text:p>$157</text:p>
          </table:table-cell>
          <table:table-cell table:style-name="ce10" table:formula="of:=[.T216]*4" office:value-type="currency" office:currency="USD" office:value="83.8608223977899">
            <text:p>$84</text:p>
          </table:table-cell>
          <table:table-cell table:formula="of:=[.S216]*4" office:value-type="currency" office:currency="USD" office:value="157.236641583033">
            <text:p>$157</text:p>
          </table:table-cell>
          <table:table-cell table:formula="of:=[.T216]*4" office:value-type="currency" office:currency="USD" office:value="83.8608223977899">
            <text:p>$84</text:p>
          </table:table-cell>
          <table:table-cell table:formula="of:=[.S216]/2" office:value-type="float" office:value="19.6545801978791">
            <text:p>20</text:p>
          </table:table-cell>
          <table:table-cell table:formula="of:=[.T216]/2" office:value-type="float" office:value="10.4826027997237">
            <text:p>10</text:p>
          </table:table-cell>
          <table:table-cell table:formula="of:=[.P216]*0.183" office:value-type="float" office:value="91101.609">
            <text:p>$ 91,10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320">
            <text:p>7320</text:p>
          </table:table-cell>
          <table:table-cell table:style-name="ce1" office:value-type="string">
            <text:p>NORTH_STAR_ACADEMY_CHARTER_SCHOOL_OF_NEWARK</text:p>
          </table:table-cell>
          <table:table-cell/>
          <table:table-cell table:style-name="ce5" office:value-type="float" office:value="447">
            <text:p>447</text:p>
          </table:table-cell>
          <table:table-cell table:style-name="ce5" table:formula="of:=SUM([.F217:.G217])" office:value-type="float" office:value="447">
            <text:p>447</text:p>
          </table:table-cell>
          <table:table-cell table:style-name="ce6" office:value-type="float" office:value="536562">
            <text:p>$ 536,562 </text:p>
          </table:table-cell>
          <table:table-cell table:style-name="ce6" office:value-type="float" office:value="294211">
            <text:p>$ 294,211 </text:p>
          </table:table-cell>
          <table:table-cell table:formula="of:=SUM([.I217:.J217])" office:value-type="float" office:value="830773">
            <text:p>$ 830,773 </text:p>
          </table:table-cell>
          <table:table-cell table:formula="of:=[.K217]/[.H217]" office:value-type="float" office:value="1858.55257270694">
            <text:p>$ 1,859 </text:p>
          </table:table-cell>
          <table:table-cell/>
          <table:table-cell office:value-type="float" office:value="484">
            <text:p>484</text:p>
          </table:table-cell>
          <table:table-cell table:formula="of:=SUM([.M217:.N217])" office:value-type="float" office:value="484">
            <text:p>484</text:p>
          </table:table-cell>
          <table:table-cell table:style-name="ce9" office:value-type="float" office:value="713116">
            <text:p>713,116 </text:p>
          </table:table-cell>
          <table:table-cell table:formula="of:=[.P217]/[.O217]" office:value-type="float" office:value="1473.38016528926">
            <text:p>1473</text:p>
          </table:table-cell>
          <table:table-cell office:value-type="string">
            <text:p>&lt;== Div Error in source!</text:p>
          </table:table-cell>
          <table:table-cell table:formula="of:=[.Q217]/43.67" office:value-type="float" office:value="33.7389550100585">
            <text:p>34</text:p>
          </table:table-cell>
          <table:table-cell table:formula="of:=[.Q217]/81.88" office:value-type="float" office:value="17.9943840411487">
            <text:p>18</text:p>
          </table:table-cell>
          <table:table-cell table:style-name="ce10" table:formula="of:=[.S217]*4" office:value-type="currency" office:currency="USD" office:value="134.955820040234">
            <text:p>$135</text:p>
          </table:table-cell>
          <table:table-cell table:style-name="ce10" table:formula="of:=[.T217]*4" office:value-type="currency" office:currency="USD" office:value="71.9775361645948">
            <text:p>$72</text:p>
          </table:table-cell>
          <table:table-cell table:formula="of:=[.S217]*4" office:value-type="currency" office:currency="USD" office:value="134.955820040234">
            <text:p>$135</text:p>
          </table:table-cell>
          <table:table-cell table:formula="of:=[.T217]*4" office:value-type="currency" office:currency="USD" office:value="71.9775361645948">
            <text:p>$72</text:p>
          </table:table-cell>
          <table:table-cell table:formula="of:=[.S217]/2" office:value-type="float" office:value="16.8694775050293">
            <text:p>17</text:p>
          </table:table-cell>
          <table:table-cell table:formula="of:=[.T217]/2" office:value-type="float" office:value="8.99719202057436">
            <text:p>9</text:p>
          </table:table-cell>
          <table:table-cell table:formula="of:=[.P217]*0.183" office:value-type="float" office:value="130500.228">
            <text:p>$ 130,50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325">
            <text:p>7325</text:p>
          </table:table-cell>
          <table:table-cell table:style-name="ce1" office:value-type="string">
            <text:p>TEAM_ACADEMY_CHARTER_SCHOOOL</text:p>
          </table:table-cell>
          <table:table-cell/>
          <table:table-cell table:style-name="ce5" office:value-type="float" office:value="549">
            <text:p>549</text:p>
          </table:table-cell>
          <table:table-cell table:style-name="ce5" table:formula="of:=SUM([.F218:.G218])" office:value-type="float" office:value="549">
            <text:p>549</text:p>
          </table:table-cell>
          <table:table-cell table:style-name="ce6" office:value-type="float" office:value="761951">
            <text:p>$ 761,951 </text:p>
          </table:table-cell>
          <table:table-cell table:style-name="ce6" office:value-type="float" office:value="419704">
            <text:p>$ 419,704 </text:p>
          </table:table-cell>
          <table:table-cell table:formula="of:=SUM([.I218:.J218])" office:value-type="float" office:value="1181655">
            <text:p>$ 1,181,655 </text:p>
          </table:table-cell>
          <table:table-cell table:formula="of:=[.K218]/[.H218]" office:value-type="float" office:value="2152.37704918033">
            <text:p>$ 2,152 </text:p>
          </table:table-cell>
          <table:table-cell/>
          <table:table-cell office:value-type="float" office:value="631">
            <text:p>631</text:p>
          </table:table-cell>
          <table:table-cell table:formula="of:=SUM([.M218:.N218])" office:value-type="float" office:value="631">
            <text:p>631</text:p>
          </table:table-cell>
          <table:table-cell table:style-name="ce9" office:value-type="float" office:value="868379">
            <text:p>868,379 </text:p>
          </table:table-cell>
          <table:table-cell table:formula="of:=[.P218]/[.O218]" office:value-type="float" office:value="1376.19492868463">
            <text:p>1376</text:p>
          </table:table-cell>
          <table:table-cell office:value-type="string">
            <text:p>&lt;== Div Error in source!</text:p>
          </table:table-cell>
          <table:table-cell table:formula="of:=[.Q218]/43.67" office:value-type="float" office:value="31.5135087860002">
            <text:p>32</text:p>
          </table:table-cell>
          <table:table-cell table:formula="of:=[.Q218]/81.88" office:value-type="float" office:value="16.8074612687424">
            <text:p>17</text:p>
          </table:table-cell>
          <table:table-cell table:style-name="ce10" table:formula="of:=[.S218]*4" office:value-type="currency" office:currency="USD" office:value="126.054035144001">
            <text:p>$126</text:p>
          </table:table-cell>
          <table:table-cell table:style-name="ce10" table:formula="of:=[.T218]*4" office:value-type="currency" office:currency="USD" office:value="67.2298450749696">
            <text:p>$67</text:p>
          </table:table-cell>
          <table:table-cell table:formula="of:=[.S218]*4" office:value-type="currency" office:currency="USD" office:value="126.054035144001">
            <text:p>$126</text:p>
          </table:table-cell>
          <table:table-cell table:formula="of:=[.T218]*4" office:value-type="currency" office:currency="USD" office:value="67.2298450749696">
            <text:p>$67</text:p>
          </table:table-cell>
          <table:table-cell table:formula="of:=[.S218]/2" office:value-type="float" office:value="15.7567543930001">
            <text:p>16</text:p>
          </table:table-cell>
          <table:table-cell table:formula="of:=[.T218]/2" office:value-type="float" office:value="8.4037306343712">
            <text:p>8</text:p>
          </table:table-cell>
          <table:table-cell table:formula="of:=[.P218]*0.183" office:value-type="float" office:value="158913.357">
            <text:p>$ 158,91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730">
            <text:p>7730</text:p>
          </table:table-cell>
          <table:table-cell table:style-name="ce1" office:value-type="string">
            <text:p>ROBERT_TREAT_ACADEMY_CHARTER_SCHOOL</text:p>
          </table:table-cell>
          <table:table-cell/>
          <table:table-cell table:style-name="ce5" office:value-type="float" office:value="209">
            <text:p>209</text:p>
          </table:table-cell>
          <table:table-cell table:style-name="ce5" table:formula="of:=SUM([.F219:.G219])" office:value-type="float" office:value="209">
            <text:p>209</text:p>
          </table:table-cell>
          <table:table-cell table:style-name="ce6" office:value-type="float" office:value="253443">
            <text:p>$ 253,443 </text:p>
          </table:table-cell>
          <table:table-cell table:style-name="ce6" office:value-type="float" office:value="134748">
            <text:p>$ 134,748 </text:p>
          </table:table-cell>
          <table:table-cell table:formula="of:=SUM([.I219:.J219])" office:value-type="float" office:value="388191">
            <text:p>$ 388,191 </text:p>
          </table:table-cell>
          <table:table-cell table:formula="of:=[.K219]/[.H219]" office:value-type="float" office:value="1857.37320574163">
            <text:p>$ 1,857 </text:p>
          </table:table-cell>
          <table:table-cell/>
          <table:table-cell office:value-type="float" office:value="223">
            <text:p>223</text:p>
          </table:table-cell>
          <table:table-cell table:formula="of:=SUM([.M219:.N219])" office:value-type="float" office:value="223">
            <text:p>223</text:p>
          </table:table-cell>
          <table:table-cell table:style-name="ce9" office:value-type="float" office:value="240290">
            <text:p>240,290 </text:p>
          </table:table-cell>
          <table:table-cell table:formula="of:=[.P219]/[.O219]" office:value-type="float" office:value="1077.533632287">
            <text:p>1078</text:p>
          </table:table-cell>
          <table:table-cell/>
          <table:table-cell table:formula="of:=[.Q219]/43.67" office:value-type="float" office:value="24.6744591776276">
            <text:p>25</text:p>
          </table:table-cell>
          <table:table-cell table:formula="of:=[.Q219]/81.88" office:value-type="float" office:value="13.1599124607596">
            <text:p>13</text:p>
          </table:table-cell>
          <table:table-cell table:style-name="ce10" table:formula="of:=[.S219]*4" office:value-type="currency" office:currency="USD" office:value="98.6978367105102">
            <text:p>$99</text:p>
          </table:table-cell>
          <table:table-cell table:style-name="ce10" table:formula="of:=[.T219]*4" office:value-type="currency" office:currency="USD" office:value="52.6396498430384">
            <text:p>$53</text:p>
          </table:table-cell>
          <table:table-cell table:formula="of:=[.S219]*4" office:value-type="currency" office:currency="USD" office:value="98.6978367105102">
            <text:p>$99</text:p>
          </table:table-cell>
          <table:table-cell table:formula="of:=[.T219]*4" office:value-type="currency" office:currency="USD" office:value="52.6396498430384">
            <text:p>$53</text:p>
          </table:table-cell>
          <table:table-cell table:formula="of:=[.S219]/2" office:value-type="float" office:value="12.3372295888138">
            <text:p>12</text:p>
          </table:table-cell>
          <table:table-cell table:formula="of:=[.T219]/2" office:value-type="float" office:value="6.5799562303798">
            <text:p>7</text:p>
          </table:table-cell>
          <table:table-cell table:formula="of:=[.P219]*0.183" office:value-type="float" office:value="43973.07">
            <text:p>$ 43,97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735">
            <text:p>7735</text:p>
          </table:table-cell>
          <table:table-cell table:style-name="ce1" office:value-type="string">
            <text:p>MARIA_L._VARISCO-ROGERS_CHARTER_SCHOL</text:p>
          </table:table-cell>
          <table:table-cell/>
          <table:table-cell table:style-name="ce5" office:value-type="float" office:value="158">
            <text:p>158</text:p>
          </table:table-cell>
          <table:table-cell table:style-name="ce5" table:formula="of:=SUM([.F220:.G220])" office:value-type="float" office:value="158">
            <text:p>158</text:p>
          </table:table-cell>
          <table:table-cell table:style-name="ce6" office:value-type="float" office:value="215832">
            <text:p>$ 215,832 </text:p>
          </table:table-cell>
          <table:table-cell table:style-name="ce6" office:value-type="float" office:value="125324">
            <text:p>$ 125,324 </text:p>
          </table:table-cell>
          <table:table-cell table:formula="of:=SUM([.I220:.J220])" office:value-type="float" office:value="341156">
            <text:p>$ 341,156 </text:p>
          </table:table-cell>
          <table:table-cell table:formula="of:=[.K220]/[.H220]" office:value-type="float" office:value="2159.21518987342">
            <text:p>$ 2,159 </text:p>
          </table:table-cell>
          <table:table-cell/>
          <table:table-cell office:value-type="float" office:value="197">
            <text:p>197</text:p>
          </table:table-cell>
          <table:table-cell table:formula="of:=SUM([.M220:.N220])" office:value-type="float" office:value="197">
            <text:p>197</text:p>
          </table:table-cell>
          <table:table-cell table:style-name="ce9" office:value-type="float" office:value="292527">
            <text:p>292,527 </text:p>
          </table:table-cell>
          <table:table-cell table:formula="of:=[.P220]/[.O220]" office:value-type="float" office:value="1484.90862944162">
            <text:p>1485</text:p>
          </table:table-cell>
          <table:table-cell office:value-type="string">
            <text:p>&lt;== Div Error in source!</text:p>
          </table:table-cell>
          <table:table-cell table:formula="of:=[.Q220]/43.67" office:value-type="float" office:value="34.0029454875572">
            <text:p>34</text:p>
          </table:table-cell>
          <table:table-cell table:formula="of:=[.Q220]/81.88" office:value-type="float" office:value="18.1351811118909">
            <text:p>18</text:p>
          </table:table-cell>
          <table:table-cell table:style-name="ce10" table:formula="of:=[.S220]*4" office:value-type="currency" office:currency="USD" office:value="136.011781950229">
            <text:p>$136</text:p>
          </table:table-cell>
          <table:table-cell table:style-name="ce10" table:formula="of:=[.T220]*4" office:value-type="currency" office:currency="USD" office:value="72.5407244475635">
            <text:p>$73</text:p>
          </table:table-cell>
          <table:table-cell table:formula="of:=[.S220]*4" office:value-type="currency" office:currency="USD" office:value="136.011781950229">
            <text:p>$136</text:p>
          </table:table-cell>
          <table:table-cell table:formula="of:=[.T220]*4" office:value-type="currency" office:currency="USD" office:value="72.5407244475635">
            <text:p>$73</text:p>
          </table:table-cell>
          <table:table-cell table:formula="of:=[.S220]/2" office:value-type="float" office:value="17.0014727437786">
            <text:p>17</text:p>
          </table:table-cell>
          <table:table-cell table:formula="of:=[.T220]/2" office:value-type="float" office:value="9.06759055594543">
            <text:p>9</text:p>
          </table:table-cell>
          <table:table-cell table:formula="of:=[.P220]*0.183" office:value-type="float" office:value="53532.441">
            <text:p>$ 53,53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8065">
            <text:p>8065</text:p>
          </table:table-cell>
          <table:table-cell table:style-name="ce1" office:value-type="string">
            <text:p>UNIVERSITY_HEIGHTS_CHARTER_SCHOOL</text:p>
          </table:table-cell>
          <table:table-cell/>
          <table:table-cell table:style-name="ce5" office:value-type="float" office:value="133">
            <text:p>133</text:p>
          </table:table-cell>
          <table:table-cell table:style-name="ce5" table:formula="of:=SUM([.F221:.G221])" office:value-type="float" office:value="133">
            <text:p>133</text:p>
          </table:table-cell>
          <table:table-cell table:style-name="ce6" office:value-type="float" office:value="165456">
            <text:p>$ 165,456 </text:p>
          </table:table-cell>
          <table:table-cell table:style-name="ce6" office:value-type="float" office:value="104506">
            <text:p>$ 104,506 </text:p>
          </table:table-cell>
          <table:table-cell table:formula="of:=SUM([.I221:.J221])" office:value-type="float" office:value="269962">
            <text:p>$ 269,962 </text:p>
          </table:table-cell>
          <table:table-cell table:formula="of:=[.K221]/[.H221]" office:value-type="float" office:value="2029.78947368421">
            <text:p>$ 2,030 </text:p>
          </table:table-cell>
          <table:table-cell/>
          <table:table-cell office:value-type="float" office:value="116">
            <text:p>116</text:p>
          </table:table-cell>
          <table:table-cell table:formula="of:=SUM([.M221:.N221])" office:value-type="float" office:value="116">
            <text:p>116</text:p>
          </table:table-cell>
          <table:table-cell table:style-name="ce9" office:value-type="float" office:value="146474">
            <text:p>146,474 </text:p>
          </table:table-cell>
          <table:table-cell table:formula="of:=[.P221]/[.O221]" office:value-type="float" office:value="1262.70689655172">
            <text:p>1263</text:p>
          </table:table-cell>
          <table:table-cell/>
          <table:table-cell table:formula="of:=[.Q221]/43.67" office:value-type="float" office:value="28.9147445970168">
            <text:p>29</text:p>
          </table:table-cell>
          <table:table-cell table:formula="of:=[.Q221]/81.88" office:value-type="float" office:value="15.4214325421559">
            <text:p>15</text:p>
          </table:table-cell>
          <table:table-cell table:style-name="ce10" table:formula="of:=[.S221]*4" office:value-type="currency" office:currency="USD" office:value="115.658978388067">
            <text:p>$116</text:p>
          </table:table-cell>
          <table:table-cell table:style-name="ce10" table:formula="of:=[.T221]*4" office:value-type="currency" office:currency="USD" office:value="61.6857301686236">
            <text:p>$62</text:p>
          </table:table-cell>
          <table:table-cell table:formula="of:=[.S221]*4" office:value-type="currency" office:currency="USD" office:value="115.658978388067">
            <text:p>$116</text:p>
          </table:table-cell>
          <table:table-cell table:formula="of:=[.T221]*4" office:value-type="currency" office:currency="USD" office:value="61.6857301686236">
            <text:p>$62</text:p>
          </table:table-cell>
          <table:table-cell table:formula="of:=[.S221]/2" office:value-type="float" office:value="14.4573722985084">
            <text:p>14</text:p>
          </table:table-cell>
          <table:table-cell table:formula="of:=[.T221]/2" office:value-type="float" office:value="7.71071627107794">
            <text:p>8</text:p>
          </table:table-cell>
          <table:table-cell table:formula="of:=[.P221]*0.183" office:value-type="float" office:value="26804.742">
            <text:p>$ 26,80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860">
            <text:p>860</text:p>
          </table:table-cell>
          <table:table-cell table:style-name="ce1" office:value-type="string">
            <text:p>CLAYTON_BORO</text:p>
          </table:table-cell>
          <table:table-cell/>
          <table:table-cell table:style-name="ce5" office:value-type="float" office:value="350">
            <text:p>350</text:p>
          </table:table-cell>
          <table:table-cell table:style-name="ce5" table:formula="of:=SUM([.F222:.G222])" office:value-type="float" office:value="350">
            <text:p>350</text:p>
          </table:table-cell>
          <table:table-cell table:style-name="ce6" office:value-type="float" office:value="329290">
            <text:p>$ 329,290 </text:p>
          </table:table-cell>
          <table:table-cell table:style-name="ce6" office:value-type="float" office:value="134551">
            <text:p>$ 134,551 </text:p>
          </table:table-cell>
          <table:table-cell table:formula="of:=SUM([.I222:.J222])" office:value-type="float" office:value="463841">
            <text:p>$ 463,841 </text:p>
          </table:table-cell>
          <table:table-cell table:formula="of:=[.K222]/[.H222]" office:value-type="float" office:value="1325.26">
            <text:p>$ 1,325 </text:p>
          </table:table-cell>
          <table:table-cell/>
          <table:table-cell office:value-type="float" office:value="402">
            <text:p>402</text:p>
          </table:table-cell>
          <table:table-cell table:formula="of:=SUM([.M222:.N222])" office:value-type="float" office:value="402">
            <text:p>402</text:p>
          </table:table-cell>
          <table:table-cell table:style-name="ce9" office:value-type="float" office:value="356354">
            <text:p>356,354 </text:p>
          </table:table-cell>
          <table:table-cell table:formula="of:=[.P222]/[.O222]" office:value-type="float" office:value="886.452736318408">
            <text:p>886</text:p>
          </table:table-cell>
          <table:table-cell/>
          <table:table-cell table:formula="of:=[.Q222]/43.67" office:value-type="float" office:value="20.2988948092147">
            <text:p>20</text:p>
          </table:table-cell>
          <table:table-cell table:formula="of:=[.Q222]/81.88" office:value-type="float" office:value="10.82624250511">
            <text:p>11</text:p>
          </table:table-cell>
          <table:table-cell table:style-name="ce10" table:formula="of:=[.S222]*4" office:value-type="currency" office:currency="USD" office:value="81.195579236859">
            <text:p>$81</text:p>
          </table:table-cell>
          <table:table-cell table:style-name="ce10" table:formula="of:=[.T222]*4" office:value-type="currency" office:currency="USD" office:value="43.3049700204401">
            <text:p>$43</text:p>
          </table:table-cell>
          <table:table-cell table:formula="of:=[.S222]*4" office:value-type="currency" office:currency="USD" office:value="81.195579236859">
            <text:p>$81</text:p>
          </table:table-cell>
          <table:table-cell table:formula="of:=[.T222]*4" office:value-type="currency" office:currency="USD" office:value="43.3049700204401">
            <text:p>$43</text:p>
          </table:table-cell>
          <table:table-cell table:formula="of:=[.S222]/2" office:value-type="float" office:value="10.1494474046074">
            <text:p>10</text:p>
          </table:table-cell>
          <table:table-cell table:formula="of:=[.T222]/2" office:value-type="float" office:value="5.41312125255501">
            <text:p>5</text:p>
          </table:table-cell>
          <table:table-cell table:formula="of:=[.P222]*0.183" office:value-type="float" office:value="65212.782">
            <text:p>$ 65,21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870">
            <text:p>870</text:p>
          </table:table-cell>
          <table:table-cell table:style-name="ce1" office:value-type="string">
            <text:p>CLEARVIEW_REGIONAL</text:p>
          </table:table-cell>
          <table:table-cell table:style-name="ce5" office:value-type="float" office:value="75">
            <text:p>75</text:p>
          </table:table-cell>
          <table:table-cell table:style-name="ce5"/>
          <table:table-cell table:style-name="ce5" table:formula="of:=SUM([.F223:.G223])" office:value-type="float" office:value="75">
            <text:p>75</text:p>
          </table:table-cell>
          <table:table-cell table:style-name="ce6" office:value-type="float" office:value="54370">
            <text:p>$ 54,370 </text:p>
          </table:table-cell>
          <table:table-cell table:style-name="ce6" office:value-type="float" office:value="0">
            <text:p>$ 0 </text:p>
          </table:table-cell>
          <table:table-cell table:formula="of:=SUM([.I223:.J223])" office:value-type="float" office:value="54370">
            <text:p>$ 54,370 </text:p>
          </table:table-cell>
          <table:table-cell table:formula="of:=[.K223]/[.H223]" office:value-type="float" office:value="724.933333333333">
            <text:p>$ 725 </text:p>
          </table:table-cell>
          <table:table-cell office:value-type="float" office:value="71">
            <text:p>71</text:p>
          </table:table-cell>
          <table:table-cell/>
          <table:table-cell table:formula="of:=SUM([.M223:.N223])" office:value-type="float" office:value="71">
            <text:p>71</text:p>
          </table:table-cell>
          <table:table-cell table:style-name="ce9" office:value-type="float" office:value="57815">
            <text:p>57,815 </text:p>
          </table:table-cell>
          <table:table-cell table:formula="of:=[.P223]/[.O223]" office:value-type="float" office:value="814.295774647887">
            <text:p>814</text:p>
          </table:table-cell>
          <table:table-cell/>
          <table:table-cell table:formula="of:=[.Q223]/43.67" office:value-type="float" office:value="18.6465714368648">
            <text:p>19</text:p>
          </table:table-cell>
          <table:table-cell table:formula="of:=[.Q223]/81.88" office:value-type="float" office:value="9.94498991997908">
            <text:p>10</text:p>
          </table:table-cell>
          <table:table-cell table:style-name="ce10" table:formula="of:=[.S223]*4" office:value-type="currency" office:currency="USD" office:value="74.5862857474593">
            <text:p>$75</text:p>
          </table:table-cell>
          <table:table-cell table:style-name="ce10" table:formula="of:=[.T223]*4" office:value-type="currency" office:currency="USD" office:value="39.7799596799163">
            <text:p>$40</text:p>
          </table:table-cell>
          <table:table-cell table:formula="of:=[.S223]*4" office:value-type="currency" office:currency="USD" office:value="74.5862857474593">
            <text:p>$75</text:p>
          </table:table-cell>
          <table:table-cell table:formula="of:=[.T223]*4" office:value-type="currency" office:currency="USD" office:value="39.7799596799163">
            <text:p>$40</text:p>
          </table:table-cell>
          <table:table-cell table:formula="of:=[.S223]/2" office:value-type="float" office:value="9.32328571843242">
            <text:p>9</text:p>
          </table:table-cell>
          <table:table-cell table:formula="of:=[.T223]/2" office:value-type="float" office:value="4.97249495998954">
            <text:p>5</text:p>
          </table:table-cell>
          <table:table-cell table:formula="of:=[.P223]*0.183" office:value-type="float" office:value="10580.145">
            <text:p>$ 10,58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100">
            <text:p>1100</text:p>
          </table:table-cell>
          <table:table-cell table:style-name="ce1" office:value-type="string">
            <text:p>DEPTFORD_TOWNSHIP</text:p>
          </table:table-cell>
          <table:table-cell table:style-name="ce5" office:value-type="float" office:value="447">
            <text:p>447</text:p>
          </table:table-cell>
          <table:table-cell table:style-name="ce5"/>
          <table:table-cell table:style-name="ce5" table:formula="of:=SUM([.F224:.G224])" office:value-type="float" office:value="447">
            <text:p>447</text:p>
          </table:table-cell>
          <table:table-cell table:style-name="ce6" office:value-type="float" office:value="519763">
            <text:p>$ 519,763 </text:p>
          </table:table-cell>
          <table:table-cell table:style-name="ce6" office:value-type="float" office:value="374758">
            <text:p>$ 374,758 </text:p>
          </table:table-cell>
          <table:table-cell table:formula="of:=SUM([.I224:.J224])" office:value-type="float" office:value="894521">
            <text:p>$ 894,521 </text:p>
          </table:table-cell>
          <table:table-cell table:formula="of:=[.K224]/[.H224]" office:value-type="float" office:value="2001.16554809843">
            <text:p>$ 2,001 </text:p>
          </table:table-cell>
          <table:table-cell office:value-type="float" office:value="402">
            <text:p>402</text:p>
          </table:table-cell>
          <table:table-cell/>
          <table:table-cell table:formula="of:=SUM([.M224:.N224])" office:value-type="float" office:value="402">
            <text:p>402</text:p>
          </table:table-cell>
          <table:table-cell table:style-name="ce9" office:value-type="float" office:value="502612">
            <text:p>502,612 </text:p>
          </table:table-cell>
          <table:table-cell table:formula="of:=[.P224]/[.O224]" office:value-type="float" office:value="1250.27860696517">
            <text:p>1250</text:p>
          </table:table-cell>
          <table:table-cell/>
          <table:table-cell table:formula="of:=[.Q224]/43.67" office:value-type="float" office:value="28.6301490030954">
            <text:p>29</text:p>
          </table:table-cell>
          <table:table-cell table:formula="of:=[.Q224]/81.88" office:value-type="float" office:value="15.2696459082215">
            <text:p>15</text:p>
          </table:table-cell>
          <table:table-cell table:style-name="ce10" table:formula="of:=[.S224]*4" office:value-type="currency" office:currency="USD" office:value="114.520596012381">
            <text:p>$115</text:p>
          </table:table-cell>
          <table:table-cell table:style-name="ce10" table:formula="of:=[.T224]*4" office:value-type="currency" office:currency="USD" office:value="61.0785836328859">
            <text:p>$61</text:p>
          </table:table-cell>
          <table:table-cell table:formula="of:=[.S224]*4" office:value-type="currency" office:currency="USD" office:value="114.520596012381">
            <text:p>$115</text:p>
          </table:table-cell>
          <table:table-cell table:formula="of:=[.T224]*4" office:value-type="currency" office:currency="USD" office:value="61.0785836328859">
            <text:p>$61</text:p>
          </table:table-cell>
          <table:table-cell table:formula="of:=[.S224]/2" office:value-type="float" office:value="14.3150745015477">
            <text:p>14</text:p>
          </table:table-cell>
          <table:table-cell table:formula="of:=[.T224]/2" office:value-type="float" office:value="7.63482295411074">
            <text:p>8</text:p>
          </table:table-cell>
          <table:table-cell table:formula="of:=[.P224]*0.183" office:value-type="float" office:value="91977.996">
            <text:p>$ 91,97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180">
            <text:p>1180</text:p>
          </table:table-cell>
          <table:table-cell table:style-name="ce1" office:value-type="string">
            <text:p>EAST_GREENWICH_TOWNSHIP</text:p>
          </table:table-cell>
          <table:table-cell/>
          <table:table-cell table:style-name="ce5" office:value-type="float" office:value="54">
            <text:p>54</text:p>
          </table:table-cell>
          <table:table-cell table:style-name="ce5" table:formula="of:=SUM([.F225:.G225])" office:value-type="float" office:value="54">
            <text:p>54</text:p>
          </table:table-cell>
          <table:table-cell table:style-name="ce6" office:value-type="float" office:value="40788">
            <text:p>$ 40,788 </text:p>
          </table:table-cell>
          <table:table-cell table:style-name="ce6" office:value-type="float" office:value="13351">
            <text:p>$ 13,351 </text:p>
          </table:table-cell>
          <table:table-cell table:formula="of:=SUM([.I225:.J225])" office:value-type="float" office:value="54139">
            <text:p>$ 54,139 </text:p>
          </table:table-cell>
          <table:table-cell table:formula="of:=[.K225]/[.H225]" office:value-type="float" office:value="1002.57407407407">
            <text:p>$ 1,003 </text:p>
          </table:table-cell>
          <table:table-cell/>
          <table:table-cell office:value-type="float" office:value="65">
            <text:p>65</text:p>
          </table:table-cell>
          <table:table-cell table:formula="of:=SUM([.M225:.N225])" office:value-type="float" office:value="65">
            <text:p>65</text:p>
          </table:table-cell>
          <table:table-cell table:style-name="ce9" office:value-type="float" office:value="44158">
            <text:p>44,158 </text:p>
          </table:table-cell>
          <table:table-cell table:formula="of:=[.P225]/[.O225]" office:value-type="float" office:value="679.353846153846">
            <text:p>679</text:p>
          </table:table-cell>
          <table:table-cell/>
          <table:table-cell table:formula="of:=[.Q225]/43.67" office:value-type="float" office:value="15.5565341459548">
            <text:p>16</text:p>
          </table:table-cell>
          <table:table-cell table:formula="of:=[.Q225]/81.88" office:value-type="float" office:value="8.29694487242118">
            <text:p>8</text:p>
          </table:table-cell>
          <table:table-cell table:style-name="ce10" table:formula="of:=[.S225]*4" office:value-type="currency" office:currency="USD" office:value="62.2261365838192">
            <text:p>$62</text:p>
          </table:table-cell>
          <table:table-cell table:style-name="ce10" table:formula="of:=[.T225]*4" office:value-type="currency" office:currency="USD" office:value="33.1877794896847">
            <text:p>$33</text:p>
          </table:table-cell>
          <table:table-cell table:formula="of:=[.S225]*4" office:value-type="currency" office:currency="USD" office:value="62.2261365838192">
            <text:p>$62</text:p>
          </table:table-cell>
          <table:table-cell table:formula="of:=[.T225]*4" office:value-type="currency" office:currency="USD" office:value="33.1877794896847">
            <text:p>$33</text:p>
          </table:table-cell>
          <table:table-cell table:formula="of:=[.S225]/2" office:value-type="float" office:value="7.7782670729774">
            <text:p>8</text:p>
          </table:table-cell>
          <table:table-cell table:formula="of:=[.T225]/2" office:value-type="float" office:value="4.14847243621059">
            <text:p>4</text:p>
          </table:table-cell>
          <table:table-cell table:formula="of:=[.P225]*0.183" office:value-type="float" office:value="8080.914">
            <text:p>$ 8,0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330">
            <text:p>1330</text:p>
          </table:table-cell>
          <table:table-cell table:style-name="ce1" office:value-type="string">
            <text:p>ELK_TOWNSHIP</text:p>
          </table:table-cell>
          <table:table-cell/>
          <table:table-cell table:style-name="ce5" office:value-type="float" office:value="70">
            <text:p>70</text:p>
          </table:table-cell>
          <table:table-cell table:style-name="ce5" table:formula="of:=SUM([.F226:.G226])" office:value-type="float" office:value="70">
            <text:p>70</text:p>
          </table:table-cell>
          <table:table-cell table:style-name="ce6" office:value-type="float" office:value="86373">
            <text:p>$ 86,373 </text:p>
          </table:table-cell>
          <table:table-cell table:style-name="ce6" office:value-type="float" office:value="29099">
            <text:p>$ 29,099 </text:p>
          </table:table-cell>
          <table:table-cell table:formula="of:=SUM([.I226:.J226])" office:value-type="float" office:value="115472">
            <text:p>$ 115,472 </text:p>
          </table:table-cell>
          <table:table-cell table:formula="of:=[.K226]/[.H226]" office:value-type="float" office:value="1649.6">
            <text:p>$ 1,650 </text:p>
          </table:table-cell>
          <table:table-cell/>
          <table:table-cell office:value-type="float" office:value="89">
            <text:p>89</text:p>
          </table:table-cell>
          <table:table-cell table:formula="of:=SUM([.M226:.N226])" office:value-type="float" office:value="89">
            <text:p>89</text:p>
          </table:table-cell>
          <table:table-cell table:style-name="ce9" office:value-type="float" office:value="79069">
            <text:p>79,069 </text:p>
          </table:table-cell>
          <table:table-cell table:formula="of:=[.P226]/[.O226]" office:value-type="float" office:value="888.415730337079">
            <text:p>888</text:p>
          </table:table-cell>
          <table:table-cell/>
          <table:table-cell table:formula="of:=[.Q226]/43.67" office:value-type="float" office:value="20.3438454393652">
            <text:p>20</text:p>
          </table:table-cell>
          <table:table-cell table:formula="of:=[.Q226]/81.88" office:value-type="float" office:value="10.8502165405115">
            <text:p>11</text:p>
          </table:table-cell>
          <table:table-cell table:style-name="ce10" table:formula="of:=[.S226]*4" office:value-type="currency" office:currency="USD" office:value="81.3753817574608">
            <text:p>$81</text:p>
          </table:table-cell>
          <table:table-cell table:style-name="ce10" table:formula="of:=[.T226]*4" office:value-type="currency" office:currency="USD" office:value="43.4008661620459">
            <text:p>$43</text:p>
          </table:table-cell>
          <table:table-cell table:formula="of:=[.S226]*4" office:value-type="currency" office:currency="USD" office:value="81.3753817574608">
            <text:p>$81</text:p>
          </table:table-cell>
          <table:table-cell table:formula="of:=[.T226]*4" office:value-type="currency" office:currency="USD" office:value="43.4008661620459">
            <text:p>$43</text:p>
          </table:table-cell>
          <table:table-cell table:formula="of:=[.S226]/2" office:value-type="float" office:value="10.1719227196826">
            <text:p>10</text:p>
          </table:table-cell>
          <table:table-cell table:formula="of:=[.T226]/2" office:value-type="float" office:value="5.42510827025573">
            <text:p>5</text:p>
          </table:table-cell>
          <table:table-cell table:formula="of:=[.P226]*0.183" office:value-type="float" office:value="14469.627">
            <text:p>$ 14,47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590">
            <text:p>1590</text:p>
          </table:table-cell>
          <table:table-cell table:style-name="ce1" office:value-type="string">
            <text:p>FRANKLIN_TOWNSHIP</text:p>
          </table:table-cell>
          <table:table-cell/>
          <table:table-cell table:style-name="ce5" office:value-type="float" office:value="207">
            <text:p>207</text:p>
          </table:table-cell>
          <table:table-cell table:style-name="ce5" table:formula="of:=SUM([.F227:.G227])" office:value-type="float" office:value="207">
            <text:p>207</text:p>
          </table:table-cell>
          <table:table-cell table:style-name="ce6" office:value-type="float" office:value="187341">
            <text:p>$ 187,341 </text:p>
          </table:table-cell>
          <table:table-cell table:style-name="ce6" office:value-type="float" office:value="51179">
            <text:p>$ 51,179 </text:p>
          </table:table-cell>
          <table:table-cell table:formula="of:=SUM([.I227:.J227])" office:value-type="float" office:value="238520">
            <text:p>$ 238,520 </text:p>
          </table:table-cell>
          <table:table-cell table:formula="of:=[.K227]/[.H227]" office:value-type="float" office:value="1152.27053140097">
            <text:p>$ 1,152 </text:p>
          </table:table-cell>
          <table:table-cell/>
          <table:table-cell office:value-type="float" office:value="247">
            <text:p>247</text:p>
          </table:table-cell>
          <table:table-cell table:formula="of:=SUM([.M227:.N227])" office:value-type="float" office:value="247">
            <text:p>247</text:p>
          </table:table-cell>
          <table:table-cell table:style-name="ce9" office:value-type="float" office:value="195018">
            <text:p>195,018 </text:p>
          </table:table-cell>
          <table:table-cell table:formula="of:=[.P227]/[.O227]" office:value-type="float" office:value="789.546558704453">
            <text:p>790</text:p>
          </table:table-cell>
          <table:table-cell/>
          <table:table-cell table:formula="of:=[.Q227]/43.67" office:value-type="float" office:value="18.0798387612653">
            <text:p>18</text:p>
          </table:table-cell>
          <table:table-cell table:formula="of:=[.Q227]/81.88" office:value-type="float" office:value="9.64272787865722">
            <text:p>10</text:p>
          </table:table-cell>
          <table:table-cell table:style-name="ce10" table:formula="of:=[.S227]*4" office:value-type="currency" office:currency="USD" office:value="72.319355045061">
            <text:p>$72</text:p>
          </table:table-cell>
          <table:table-cell table:style-name="ce10" table:formula="of:=[.T227]*4" office:value-type="currency" office:currency="USD" office:value="38.5709115146289">
            <text:p>$39</text:p>
          </table:table-cell>
          <table:table-cell table:formula="of:=[.S227]*4" office:value-type="currency" office:currency="USD" office:value="72.319355045061">
            <text:p>$72</text:p>
          </table:table-cell>
          <table:table-cell table:formula="of:=[.T227]*4" office:value-type="currency" office:currency="USD" office:value="38.5709115146289">
            <text:p>$39</text:p>
          </table:table-cell>
          <table:table-cell table:formula="of:=[.S227]/2" office:value-type="float" office:value="9.03991938063263">
            <text:p>9</text:p>
          </table:table-cell>
          <table:table-cell table:formula="of:=[.T227]/2" office:value-type="float" office:value="4.82136393932861">
            <text:p>5</text:p>
          </table:table-cell>
          <table:table-cell table:formula="of:=[.P227]*0.183" office:value-type="float" office:value="35688.294">
            <text:p>$ 35,68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715">
            <text:p>1715</text:p>
          </table:table-cell>
          <table:table-cell table:style-name="ce1" office:value-type="string">
            <text:p>GATEWAY_REGIONAL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table:formula="of:=SUM([.F228:.G228])" office:value-type="float" office:value="116">
            <text:p>116</text:p>
          </table:table-cell>
          <table:table-cell table:style-name="ce6" office:value-type="float" office:value="115522">
            <text:p>$ 115,522 </text:p>
          </table:table-cell>
          <table:table-cell table:style-name="ce6" office:value-type="float" office:value="28680">
            <text:p>$ 28,680 </text:p>
          </table:table-cell>
          <table:table-cell table:formula="of:=SUM([.I228:.J228])" office:value-type="float" office:value="144202">
            <text:p>$ 144,202 </text:p>
          </table:table-cell>
          <table:table-cell table:formula="of:=[.K228]/[.H228]" office:value-type="float" office:value="1243.12068965517">
            <text:p>$ 1,243 </text:p>
          </table:table-cell>
          <table:table-cell/>
          <table:table-cell office:value-type="float" office:value="138">
            <text:p>138</text:p>
          </table:table-cell>
          <table:table-cell table:formula="of:=SUM([.M228:.N228])" office:value-type="float" office:value="138">
            <text:p>138</text:p>
          </table:table-cell>
          <table:table-cell table:style-name="ce9" office:value-type="float" office:value="106315">
            <text:p>106,315 </text:p>
          </table:table-cell>
          <table:table-cell table:formula="of:=[.P228]/[.O228]" office:value-type="float" office:value="770.398550724638">
            <text:p>770</text:p>
          </table:table-cell>
          <table:table-cell/>
          <table:table-cell table:formula="of:=[.Q228]/43.67" office:value-type="float" office:value="17.6413682327602">
            <text:p>18</text:p>
          </table:table-cell>
          <table:table-cell table:formula="of:=[.Q228]/81.88" office:value-type="float" office:value="9.40887336009572">
            <text:p>9</text:p>
          </table:table-cell>
          <table:table-cell table:style-name="ce10" table:formula="of:=[.S228]*4" office:value-type="currency" office:currency="USD" office:value="70.5654729310408">
            <text:p>$71</text:p>
          </table:table-cell>
          <table:table-cell table:style-name="ce10" table:formula="of:=[.T228]*4" office:value-type="currency" office:currency="USD" office:value="37.6354934403829">
            <text:p>$38</text:p>
          </table:table-cell>
          <table:table-cell table:formula="of:=[.S228]*4" office:value-type="currency" office:currency="USD" office:value="70.5654729310408">
            <text:p>$71</text:p>
          </table:table-cell>
          <table:table-cell table:formula="of:=[.T228]*4" office:value-type="currency" office:currency="USD" office:value="37.6354934403829">
            <text:p>$38</text:p>
          </table:table-cell>
          <table:table-cell table:formula="of:=[.S228]/2" office:value-type="float" office:value="8.8206841163801">
            <text:p>9</text:p>
          </table:table-cell>
          <table:table-cell table:formula="of:=[.T228]/2" office:value-type="float" office:value="4.70443668004786">
            <text:p>5</text:p>
          </table:table-cell>
          <table:table-cell table:formula="of:=[.P228]*0.183" office:value-type="float" office:value="19455.645">
            <text:p>$ 19,45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730">
            <text:p>1730</text:p>
          </table:table-cell>
          <table:table-cell table:style-name="ce1" office:value-type="string">
            <text:p>GLASSBORO</text:p>
          </table:table-cell>
          <table:table-cell table:style-name="ce5" office:value-type="float" office:value="408">
            <text:p>408</text:p>
          </table:table-cell>
          <table:table-cell table:style-name="ce5"/>
          <table:table-cell table:style-name="ce5" table:formula="of:=SUM([.F229:.G229])" office:value-type="float" office:value="408">
            <text:p>408</text:p>
          </table:table-cell>
          <table:table-cell table:style-name="ce6" office:value-type="float" office:value="483803">
            <text:p>$ 483,803 </text:p>
          </table:table-cell>
          <table:table-cell table:style-name="ce6" office:value-type="float" office:value="339625">
            <text:p>$ 339,625 </text:p>
          </table:table-cell>
          <table:table-cell table:formula="of:=SUM([.I229:.J229])" office:value-type="float" office:value="823428">
            <text:p>$ 823,428 </text:p>
          </table:table-cell>
          <table:table-cell table:formula="of:=[.K229]/[.H229]" office:value-type="float" office:value="2018.20588235294">
            <text:p>$ 2,018 </text:p>
          </table:table-cell>
          <table:table-cell office:value-type="float" office:value="328">
            <text:p>328</text:p>
          </table:table-cell>
          <table:table-cell/>
          <table:table-cell table:formula="of:=SUM([.M229:.N229])" office:value-type="float" office:value="328">
            <text:p>328</text:p>
          </table:table-cell>
          <table:table-cell table:style-name="ce9" office:value-type="float" office:value="516620">
            <text:p>516,620 </text:p>
          </table:table-cell>
          <table:table-cell table:formula="of:=[.P229]/[.O229]" office:value-type="float" office:value="1575.06097560976">
            <text:p>1575</text:p>
          </table:table-cell>
          <table:table-cell/>
          <table:table-cell table:formula="of:=[.Q229]/43.67" office:value-type="float" office:value="36.0673454456092">
            <text:p>36</text:p>
          </table:table-cell>
          <table:table-cell table:formula="of:=[.Q229]/81.88" office:value-type="float" office:value="19.236211231189">
            <text:p>19</text:p>
          </table:table-cell>
          <table:table-cell table:style-name="ce10" table:formula="of:=[.S229]*4" office:value-type="currency" office:currency="USD" office:value="144.269381782437">
            <text:p>$144</text:p>
          </table:table-cell>
          <table:table-cell table:style-name="ce10" table:formula="of:=[.T229]*4" office:value-type="currency" office:currency="USD" office:value="76.944844924756">
            <text:p>$77</text:p>
          </table:table-cell>
          <table:table-cell table:formula="of:=[.S229]*4" office:value-type="currency" office:currency="USD" office:value="144.269381782437">
            <text:p>$144</text:p>
          </table:table-cell>
          <table:table-cell table:formula="of:=[.T229]*4" office:value-type="currency" office:currency="USD" office:value="76.944844924756">
            <text:p>$77</text:p>
          </table:table-cell>
          <table:table-cell table:formula="of:=[.S229]/2" office:value-type="float" office:value="18.0336727228046">
            <text:p>18</text:p>
          </table:table-cell>
          <table:table-cell table:formula="of:=[.T229]/2" office:value-type="float" office:value="9.61810561559451">
            <text:p>10</text:p>
          </table:table-cell>
          <table:table-cell table:formula="of:=[.P229]*0.183" office:value-type="float" office:value="94541.46">
            <text:p>$ 94,54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775">
            <text:p>1775</text:p>
          </table:table-cell>
          <table:table-cell table:style-name="ce1" office:value-type="string">
            <text:p>GLOUCESTER_COUNTY_VOCATIONAL</text:p>
          </table:table-cell>
          <table:table-cell/>
          <table:table-cell table:style-name="ce5" office:value-type="float" office:value="92">
            <text:p>92</text:p>
          </table:table-cell>
          <table:table-cell table:style-name="ce5" table:formula="of:=SUM([.F230:.G230])" office:value-type="float" office:value="92">
            <text:p>92</text:p>
          </table:table-cell>
          <table:table-cell table:style-name="ce6" office:value-type="float" office:value="69347">
            <text:p>$ 69,347 </text:p>
          </table:table-cell>
          <table:table-cell table:style-name="ce6" office:value-type="float" office:value="22745">
            <text:p>$ 22,745 </text:p>
          </table:table-cell>
          <table:table-cell table:formula="of:=SUM([.I230:.J230])" office:value-type="float" office:value="92092">
            <text:p>$ 92,092 </text:p>
          </table:table-cell>
          <table:table-cell table:formula="of:=[.K230]/[.H230]" office:value-type="float" office:value="1001">
            <text:p>$ 1,001 </text:p>
          </table:table-cell>
          <table:table-cell/>
          <table:table-cell office:value-type="float" office:value="101">
            <text:p>101</text:p>
          </table:table-cell>
          <table:table-cell table:formula="of:=SUM([.M230:.N230])" office:value-type="float" office:value="101">
            <text:p>101</text:p>
          </table:table-cell>
          <table:table-cell table:style-name="ce9" office:value-type="float" office:value="69156">
            <text:p>69,156 </text:p>
          </table:table-cell>
          <table:table-cell table:formula="of:=[.P230]/[.O230]" office:value-type="float" office:value="684.712871287129">
            <text:p>685</text:p>
          </table:table-cell>
          <table:table-cell/>
          <table:table-cell table:formula="of:=[.Q230]/43.67" office:value-type="float" office:value="15.6792505447018">
            <text:p>16</text:p>
          </table:table-cell>
          <table:table-cell table:formula="of:=[.Q230]/81.88" office:value-type="float" office:value="8.36239461757607">
            <text:p>8</text:p>
          </table:table-cell>
          <table:table-cell table:style-name="ce10" table:formula="of:=[.S230]*4" office:value-type="currency" office:currency="USD" office:value="62.7170021788073">
            <text:p>$63</text:p>
          </table:table-cell>
          <table:table-cell table:style-name="ce10" table:formula="of:=[.T230]*4" office:value-type="currency" office:currency="USD" office:value="33.4495784703043">
            <text:p>$33</text:p>
          </table:table-cell>
          <table:table-cell table:formula="of:=[.S230]*4" office:value-type="currency" office:currency="USD" office:value="62.7170021788073">
            <text:p>$63</text:p>
          </table:table-cell>
          <table:table-cell table:formula="of:=[.T230]*4" office:value-type="currency" office:currency="USD" office:value="33.4495784703043">
            <text:p>$33</text:p>
          </table:table-cell>
          <table:table-cell table:formula="of:=[.S230]/2" office:value-type="float" office:value="7.83962527235091">
            <text:p>8</text:p>
          </table:table-cell>
          <table:table-cell table:formula="of:=[.T230]/2" office:value-type="float" office:value="4.18119730878804">
            <text:p>4</text:p>
          </table:table-cell>
          <table:table-cell table:formula="of:=[.P230]*0.183" office:value-type="float" office:value="12655.548">
            <text:p>$ 12,65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830">
            <text:p>1830</text:p>
          </table:table-cell>
          <table:table-cell table:style-name="ce1" office:value-type="string">
            <text:p>GREENWICH_TOWNSHIP</text:p>
          </table:table-cell>
          <table:table-cell/>
          <table:table-cell table:style-name="ce5" office:value-type="float" office:value="71">
            <text:p>71</text:p>
          </table:table-cell>
          <table:table-cell table:style-name="ce5" table:formula="of:=SUM([.F231:.G231])" office:value-type="float" office:value="71">
            <text:p>71</text:p>
          </table:table-cell>
          <table:table-cell table:style-name="ce6" office:value-type="float" office:value="56510">
            <text:p>$ 56,510 </text:p>
          </table:table-cell>
          <table:table-cell table:style-name="ce6" office:value-type="float" office:value="17554">
            <text:p>$ 17,554 </text:p>
          </table:table-cell>
          <table:table-cell table:formula="of:=SUM([.I231:.J231])" office:value-type="float" office:value="74064">
            <text:p>$ 74,064 </text:p>
          </table:table-cell>
          <table:table-cell table:formula="of:=[.K231]/[.H231]" office:value-type="float" office:value="1043.15492957747">
            <text:p>$ 1,043 </text:p>
          </table:table-cell>
          <table:table-cell/>
          <table:table-cell office:value-type="float" office:value="102">
            <text:p>102</text:p>
          </table:table-cell>
          <table:table-cell table:formula="of:=SUM([.M231:.N231])" office:value-type="float" office:value="102">
            <text:p>102</text:p>
          </table:table-cell>
          <table:table-cell table:style-name="ce9" office:value-type="float" office:value="81005">
            <text:p>81,005 </text:p>
          </table:table-cell>
          <table:table-cell table:formula="of:=[.P231]/[.O231]" office:value-type="float" office:value="794.166666666667">
            <text:p>794</text:p>
          </table:table-cell>
          <table:table-cell/>
          <table:table-cell table:formula="of:=[.Q231]/43.67" office:value-type="float" office:value="18.1856346843752">
            <text:p>18</text:p>
          </table:table-cell>
          <table:table-cell table:formula="of:=[.Q231]/81.88" office:value-type="float" office:value="9.69915323237258">
            <text:p>10</text:p>
          </table:table-cell>
          <table:table-cell table:style-name="ce10" table:formula="of:=[.S231]*4" office:value-type="currency" office:currency="USD" office:value="72.742538737501">
            <text:p>$73</text:p>
          </table:table-cell>
          <table:table-cell table:style-name="ce10" table:formula="of:=[.T231]*4" office:value-type="currency" office:currency="USD" office:value="38.7966129294903">
            <text:p>$39</text:p>
          </table:table-cell>
          <table:table-cell table:formula="of:=[.S231]*4" office:value-type="currency" office:currency="USD" office:value="72.742538737501">
            <text:p>$73</text:p>
          </table:table-cell>
          <table:table-cell table:formula="of:=[.T231]*4" office:value-type="currency" office:currency="USD" office:value="38.7966129294903">
            <text:p>$39</text:p>
          </table:table-cell>
          <table:table-cell table:formula="of:=[.S231]/2" office:value-type="float" office:value="9.09281734218762">
            <text:p>9</text:p>
          </table:table-cell>
          <table:table-cell table:formula="of:=[.T231]/2" office:value-type="float" office:value="4.84957661618629">
            <text:p>5</text:p>
          </table:table-cell>
          <table:table-cell table:formula="of:=[.P231]*0.183" office:value-type="float" office:value="14823.915">
            <text:p>$ 14,82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070">
            <text:p>2070</text:p>
          </table:table-cell>
          <table:table-cell table:style-name="ce1" office:value-type="string">
            <text:p>HARRISON_TOWNSHIP</text:p>
          </table:table-cell>
          <table:table-cell/>
          <table:table-cell table:style-name="ce5" office:value-type="float" office:value="64">
            <text:p>64</text:p>
          </table:table-cell>
          <table:table-cell table:style-name="ce5" table:formula="of:=SUM([.F232:.G232])" office:value-type="float" office:value="64">
            <text:p>64</text:p>
          </table:table-cell>
          <table:table-cell table:style-name="ce6" office:value-type="float" office:value="43401">
            <text:p>$ 43,401 </text:p>
          </table:table-cell>
          <table:table-cell table:style-name="ce6" office:value-type="float" office:value="0">
            <text:p>$ 0 </text:p>
          </table:table-cell>
          <table:table-cell table:formula="of:=SUM([.I232:.J232])" office:value-type="float" office:value="43401">
            <text:p>$ 43,401 </text:p>
          </table:table-cell>
          <table:table-cell table:formula="of:=[.K232]/[.H232]" office:value-type="float" office:value="678.140625">
            <text:p>$ 678 </text:p>
          </table:table-cell>
          <table:table-cell/>
          <table:table-cell office:value-type="float" office:value="85">
            <text:p>85</text:p>
          </table:table-cell>
          <table:table-cell table:formula="of:=SUM([.M232:.N232])" office:value-type="float" office:value="85">
            <text:p>85</text:p>
          </table:table-cell>
          <table:table-cell table:style-name="ce9" office:value-type="float" office:value="58232">
            <text:p>58,232 </text:p>
          </table:table-cell>
          <table:table-cell table:formula="of:=[.P232]/[.O232]" office:value-type="float" office:value="685.082352941177">
            <text:p>685</text:p>
          </table:table-cell>
          <table:table-cell/>
          <table:table-cell table:formula="of:=[.Q232]/43.67" office:value-type="float" office:value="15.6877113107666">
            <text:p>16</text:p>
          </table:table-cell>
          <table:table-cell table:formula="of:=[.Q232]/81.88" office:value-type="float" office:value="8.36690709503147">
            <text:p>8</text:p>
          </table:table-cell>
          <table:table-cell table:style-name="ce10" table:formula="of:=[.S232]*4" office:value-type="currency" office:currency="USD" office:value="62.7508452430663">
            <text:p>$63</text:p>
          </table:table-cell>
          <table:table-cell table:style-name="ce10" table:formula="of:=[.T232]*4" office:value-type="currency" office:currency="USD" office:value="33.4676283801259">
            <text:p>$33</text:p>
          </table:table-cell>
          <table:table-cell table:formula="of:=[.S232]*4" office:value-type="currency" office:currency="USD" office:value="62.7508452430663">
            <text:p>$63</text:p>
          </table:table-cell>
          <table:table-cell table:formula="of:=[.T232]*4" office:value-type="currency" office:currency="USD" office:value="33.4676283801259">
            <text:p>$33</text:p>
          </table:table-cell>
          <table:table-cell table:formula="of:=[.S232]/2" office:value-type="float" office:value="7.84385565538329">
            <text:p>8</text:p>
          </table:table-cell>
          <table:table-cell table:formula="of:=[.T232]/2" office:value-type="float" office:value="4.18345354751573">
            <text:p>4</text:p>
          </table:table-cell>
          <table:table-cell table:formula="of:=[.P232]*0.183" office:value-type="float" office:value="10656.456">
            <text:p>$ 10,65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440">
            <text:p>2440</text:p>
          </table:table-cell>
          <table:table-cell table:style-name="ce1" office:value-type="string">
            <text:p>KINGSWAY_REGIONAL</text:p>
          </table:table-cell>
          <table:table-cell/>
          <table:table-cell table:style-name="ce5" office:value-type="float" office:value="106">
            <text:p>106</text:p>
          </table:table-cell>
          <table:table-cell table:style-name="ce5" table:formula="of:=SUM([.F233:.G233])" office:value-type="float" office:value="106">
            <text:p>106</text:p>
          </table:table-cell>
          <table:table-cell table:style-name="ce6" office:value-type="float" office:value="89929">
            <text:p>$ 89,929 </text:p>
          </table:table-cell>
          <table:table-cell table:style-name="ce6" office:value-type="float" office:value="26083">
            <text:p>$ 26,083 </text:p>
          </table:table-cell>
          <table:table-cell table:formula="of:=SUM([.I233:.J233])" office:value-type="float" office:value="116012">
            <text:p>$ 116,012 </text:p>
          </table:table-cell>
          <table:table-cell table:formula="of:=[.K233]/[.H233]" office:value-type="float" office:value="1094.45283018868">
            <text:p>$ 1,094 </text:p>
          </table:table-cell>
          <table:table-cell/>
          <table:table-cell office:value-type="float" office:value="132">
            <text:p>132</text:p>
          </table:table-cell>
          <table:table-cell table:formula="of:=SUM([.M233:.N233])" office:value-type="float" office:value="132">
            <text:p>132</text:p>
          </table:table-cell>
          <table:table-cell table:style-name="ce9" office:value-type="float" office:value="89817">
            <text:p>89,817 </text:p>
          </table:table-cell>
          <table:table-cell table:formula="of:=[.P233]/[.O233]" office:value-type="float" office:value="680.431818181818">
            <text:p>680</text:p>
          </table:table-cell>
          <table:table-cell/>
          <table:table-cell table:formula="of:=[.Q233]/43.67" office:value-type="float" office:value="15.5812186439619">
            <text:p>16</text:p>
          </table:table-cell>
          <table:table-cell table:formula="of:=[.Q233]/81.88" office:value-type="float" office:value="8.31011013900609">
            <text:p>8</text:p>
          </table:table-cell>
          <table:table-cell table:style-name="ce10" table:formula="of:=[.S233]*4" office:value-type="currency" office:currency="USD" office:value="62.3248745758478">
            <text:p>$62</text:p>
          </table:table-cell>
          <table:table-cell table:style-name="ce10" table:formula="of:=[.T233]*4" office:value-type="currency" office:currency="USD" office:value="33.2404405560243">
            <text:p>$33</text:p>
          </table:table-cell>
          <table:table-cell table:formula="of:=[.S233]*4" office:value-type="currency" office:currency="USD" office:value="62.3248745758478">
            <text:p>$62</text:p>
          </table:table-cell>
          <table:table-cell table:formula="of:=[.T233]*4" office:value-type="currency" office:currency="USD" office:value="33.2404405560243">
            <text:p>$33</text:p>
          </table:table-cell>
          <table:table-cell table:formula="of:=[.S233]/2" office:value-type="float" office:value="7.79060932198097">
            <text:p>8</text:p>
          </table:table-cell>
          <table:table-cell table:formula="of:=[.T233]/2" office:value-type="float" office:value="4.15505506950304">
            <text:p>4</text:p>
          </table:table-cell>
          <table:table-cell table:formula="of:=[.P233]*0.183" office:value-type="float" office:value="16436.511">
            <text:p>$ 16,43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750">
            <text:p>2750</text:p>
          </table:table-cell>
          <table:table-cell table:style-name="ce1" office:value-type="string">
            <text:p>LOGAN_TOWNSHIP</text:p>
          </table:table-cell>
          <table:table-cell/>
          <table:table-cell table:style-name="ce5" office:value-type="float" office:value="99">
            <text:p>99</text:p>
          </table:table-cell>
          <table:table-cell table:style-name="ce5" table:formula="of:=SUM([.F234:.G234])" office:value-type="float" office:value="99">
            <text:p>99</text:p>
          </table:table-cell>
          <table:table-cell table:style-name="ce6" office:value-type="float" office:value="74112">
            <text:p>$ 74,112 </text:p>
          </table:table-cell>
          <table:table-cell table:style-name="ce6" office:value-type="float" office:value="24477">
            <text:p>$ 24,477 </text:p>
          </table:table-cell>
          <table:table-cell table:formula="of:=SUM([.I234:.J234])" office:value-type="float" office:value="98589">
            <text:p>$ 98,589 </text:p>
          </table:table-cell>
          <table:table-cell table:formula="of:=[.K234]/[.H234]" office:value-type="float" office:value="995.848484848485">
            <text:p>$ 996 </text:p>
          </table:table-cell>
          <table:table-cell/>
          <table:table-cell office:value-type="float" office:value="104">
            <text:p>104</text:p>
          </table:table-cell>
          <table:table-cell table:formula="of:=SUM([.M234:.N234])" office:value-type="float" office:value="104">
            <text:p>104</text:p>
          </table:table-cell>
          <table:table-cell table:style-name="ce9" office:value-type="float" office:value="70468">
            <text:p>70,468 </text:p>
          </table:table-cell>
          <table:table-cell table:formula="of:=[.P234]/[.O234]" office:value-type="float" office:value="677.576923076923">
            <text:p>678</text:p>
          </table:table-cell>
          <table:table-cell/>
          <table:table-cell table:formula="of:=[.Q234]/43.67" office:value-type="float" office:value="15.5158443571542">
            <text:p>16</text:p>
          </table:table-cell>
          <table:table-cell table:formula="of:=[.Q234]/81.88" office:value-type="float" office:value="8.2752433204314">
            <text:p>8</text:p>
          </table:table-cell>
          <table:table-cell table:style-name="ce10" table:formula="of:=[.S234]*4" office:value-type="currency" office:currency="USD" office:value="62.0633774286167">
            <text:p>$62</text:p>
          </table:table-cell>
          <table:table-cell table:style-name="ce10" table:formula="of:=[.T234]*4" office:value-type="currency" office:currency="USD" office:value="33.1009732817256">
            <text:p>$33</text:p>
          </table:table-cell>
          <table:table-cell table:formula="of:=[.S234]*4" office:value-type="currency" office:currency="USD" office:value="62.0633774286167">
            <text:p>$62</text:p>
          </table:table-cell>
          <table:table-cell table:formula="of:=[.T234]*4" office:value-type="currency" office:currency="USD" office:value="33.1009732817256">
            <text:p>$33</text:p>
          </table:table-cell>
          <table:table-cell table:formula="of:=[.S234]/2" office:value-type="float" office:value="7.75792217857709">
            <text:p>8</text:p>
          </table:table-cell>
          <table:table-cell table:formula="of:=[.T234]/2" office:value-type="float" office:value="4.1376216602157">
            <text:p>4</text:p>
          </table:table-cell>
          <table:table-cell table:formula="of:=[.P234]*0.183" office:value-type="float" office:value="12895.644">
            <text:p>$ 12,89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990">
            <text:p>2990</text:p>
          </table:table-cell>
          <table:table-cell table:style-name="ce1" office:value-type="string">
            <text:p>MANTUA_TOWNSHIP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table:formula="of:=SUM([.F235:.G235])" office:value-type="float" office:value="113">
            <text:p>113</text:p>
          </table:table-cell>
          <table:table-cell table:style-name="ce6" office:value-type="float" office:value="85031">
            <text:p>$ 85,031 </text:p>
          </table:table-cell>
          <table:table-cell table:style-name="ce6" office:value-type="float" office:value="27938">
            <text:p>$ 27,938 </text:p>
          </table:table-cell>
          <table:table-cell table:formula="of:=SUM([.I235:.J235])" office:value-type="float" office:value="112969">
            <text:p>$ 112,969 </text:p>
          </table:table-cell>
          <table:table-cell table:formula="of:=[.K235]/[.H235]" office:value-type="float" office:value="999.725663716814">
            <text:p>$ 1,000 </text:p>
          </table:table-cell>
          <table:table-cell/>
          <table:table-cell office:value-type="float" office:value="140">
            <text:p>140</text:p>
          </table:table-cell>
          <table:table-cell table:formula="of:=SUM([.M235:.N235])" office:value-type="float" office:value="140">
            <text:p>140</text:p>
          </table:table-cell>
          <table:table-cell table:style-name="ce9" office:value-type="float" office:value="95156">
            <text:p>95,156 </text:p>
          </table:table-cell>
          <table:table-cell table:formula="of:=[.P235]/[.O235]" office:value-type="float" office:value="679.685714285714">
            <text:p>680</text:p>
          </table:table-cell>
          <table:table-cell/>
          <table:table-cell table:formula="of:=[.Q235]/43.67" office:value-type="float" office:value="15.5641335993981">
            <text:p>16</text:p>
          </table:table-cell>
          <table:table-cell table:formula="of:=[.Q235]/81.88" office:value-type="float" office:value="8.30099797613232">
            <text:p>8</text:p>
          </table:table-cell>
          <table:table-cell table:style-name="ce10" table:formula="of:=[.S235]*4" office:value-type="currency" office:currency="USD" office:value="62.2565343975923">
            <text:p>$62</text:p>
          </table:table-cell>
          <table:table-cell table:style-name="ce10" table:formula="of:=[.T235]*4" office:value-type="currency" office:currency="USD" office:value="33.2039919045293">
            <text:p>$33</text:p>
          </table:table-cell>
          <table:table-cell table:formula="of:=[.S235]*4" office:value-type="currency" office:currency="USD" office:value="62.2565343975923">
            <text:p>$62</text:p>
          </table:table-cell>
          <table:table-cell table:formula="of:=[.T235]*4" office:value-type="currency" office:currency="USD" office:value="33.2039919045293">
            <text:p>$33</text:p>
          </table:table-cell>
          <table:table-cell table:formula="of:=[.S235]/2" office:value-type="float" office:value="7.78206679969904">
            <text:p>8</text:p>
          </table:table-cell>
          <table:table-cell table:formula="of:=[.T235]/2" office:value-type="float" office:value="4.15049898806616">
            <text:p>4</text:p>
          </table:table-cell>
          <table:table-cell table:formula="of:=[.P235]*0.183" office:value-type="float" office:value="17413.548">
            <text:p>$ 17,41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3280">
            <text:p>3280</text:p>
          </table:table-cell>
          <table:table-cell table:style-name="ce1" office:value-type="string">
            <text:p>MONROE_TOWNSHIP</text:p>
          </table:table-cell>
          <table:table-cell table:style-name="ce5" office:value-type="float" office:value="462">
            <text:p>462</text:p>
          </table:table-cell>
          <table:table-cell table:style-name="ce5"/>
          <table:table-cell table:style-name="ce5" table:formula="of:=SUM([.F236:.G236])" office:value-type="float" office:value="462">
            <text:p>462</text:p>
          </table:table-cell>
          <table:table-cell table:style-name="ce6" office:value-type="float" office:value="544248">
            <text:p>$ 544,248 </text:p>
          </table:table-cell>
          <table:table-cell table:style-name="ce6" office:value-type="float" office:value="379777">
            <text:p>$ 379,777 </text:p>
          </table:table-cell>
          <table:table-cell table:formula="of:=SUM([.I236:.J236])" office:value-type="float" office:value="924025">
            <text:p>$ 924,025 </text:p>
          </table:table-cell>
          <table:table-cell table:formula="of:=[.K236]/[.H236]" office:value-type="float" office:value="2000.05411255411">
            <text:p>$ 2,000 </text:p>
          </table:table-cell>
          <table:table-cell office:value-type="float" office:value="417">
            <text:p>417</text:p>
          </table:table-cell>
          <table:table-cell/>
          <table:table-cell table:formula="of:=SUM([.M236:.N236])" office:value-type="float" office:value="417">
            <text:p>417</text:p>
          </table:table-cell>
          <table:table-cell table:style-name="ce9" office:value-type="float" office:value="540770">
            <text:p>540,770 </text:p>
          </table:table-cell>
          <table:table-cell table:formula="of:=[.P236]/[.O236]" office:value-type="float" office:value="1296.81055155875">
            <text:p>1297</text:p>
          </table:table-cell>
          <table:table-cell/>
          <table:table-cell table:formula="of:=[.Q236]/43.67" office:value-type="float" office:value="29.6956847162526">
            <text:p>30</text:p>
          </table:table-cell>
          <table:table-cell table:formula="of:=[.Q236]/81.88" office:value-type="float" office:value="15.8379402974933">
            <text:p>16</text:p>
          </table:table-cell>
          <table:table-cell table:style-name="ce10" table:formula="of:=[.S236]*4" office:value-type="currency" office:currency="USD" office:value="118.782738865011">
            <text:p>$119</text:p>
          </table:table-cell>
          <table:table-cell table:style-name="ce10" table:formula="of:=[.T236]*4" office:value-type="currency" office:currency="USD" office:value="63.3517611899733">
            <text:p>$63</text:p>
          </table:table-cell>
          <table:table-cell table:formula="of:=[.S236]*4" office:value-type="currency" office:currency="USD" office:value="118.782738865011">
            <text:p>$119</text:p>
          </table:table-cell>
          <table:table-cell table:formula="of:=[.T236]*4" office:value-type="currency" office:currency="USD" office:value="63.3517611899733">
            <text:p>$63</text:p>
          </table:table-cell>
          <table:table-cell table:formula="of:=[.S236]/2" office:value-type="float" office:value="14.8478423581263">
            <text:p>15</text:p>
          </table:table-cell>
          <table:table-cell table:formula="of:=[.T236]/2" office:value-type="float" office:value="7.91897014874666">
            <text:p>8</text:p>
          </table:table-cell>
          <table:table-cell table:formula="of:=[.P236]*0.183" office:value-type="float" office:value="98960.91">
            <text:p>$ 98,96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3490">
            <text:p>3490</text:p>
          </table:table-cell>
          <table:table-cell table:style-name="ce1" office:value-type="string">
            <text:p>NATIONAL_PARK_BORO</text:p>
          </table:table-cell>
          <table:table-cell/>
          <table:table-cell table:style-name="ce5" office:value-type="float" office:value="60">
            <text:p>60</text:p>
          </table:table-cell>
          <table:table-cell table:style-name="ce5" table:formula="of:=SUM([.F237:.G237])" office:value-type="float" office:value="60">
            <text:p>60</text:p>
          </table:table-cell>
          <table:table-cell table:style-name="ce6" office:value-type="float" office:value="52293">
            <text:p>$ 52,293 </text:p>
          </table:table-cell>
          <table:table-cell table:style-name="ce6" office:value-type="float" office:value="17382">
            <text:p>$ 17,382 </text:p>
          </table:table-cell>
          <table:table-cell table:formula="of:=SUM([.I237:.J237])" office:value-type="float" office:value="69675">
            <text:p>$ 69,675 </text:p>
          </table:table-cell>
          <table:table-cell table:formula="of:=[.K237]/[.H237]" office:value-type="float" office:value="1161.25">
            <text:p>$ 1,161 </text:p>
          </table:table-cell>
          <table:table-cell/>
          <table:table-cell office:value-type="float" office:value="58">
            <text:p>58</text:p>
          </table:table-cell>
          <table:table-cell table:formula="of:=SUM([.M237:.N237])" office:value-type="float" office:value="58">
            <text:p>58</text:p>
          </table:table-cell>
          <table:table-cell table:style-name="ce9" office:value-type="float" office:value="48092">
            <text:p>48,092 </text:p>
          </table:table-cell>
          <table:table-cell table:formula="of:=[.P237]/[.O237]" office:value-type="float" office:value="829.172413793103">
            <text:p>829</text:p>
          </table:table-cell>
          <table:table-cell/>
          <table:table-cell table:formula="of:=[.Q237]/43.67" office:value-type="float" office:value="18.9872318248936">
            <text:p>19</text:p>
          </table:table-cell>
          <table:table-cell table:formula="of:=[.Q237]/81.88" office:value-type="float" office:value="10.1266782339168">
            <text:p>10</text:p>
          </table:table-cell>
          <table:table-cell table:style-name="ce10" table:formula="of:=[.S237]*4" office:value-type="currency" office:currency="USD" office:value="75.9489272995744">
            <text:p>$76</text:p>
          </table:table-cell>
          <table:table-cell table:style-name="ce10" table:formula="of:=[.T237]*4" office:value-type="currency" office:currency="USD" office:value="40.506712935667">
            <text:p>$41</text:p>
          </table:table-cell>
          <table:table-cell table:formula="of:=[.S237]*4" office:value-type="currency" office:currency="USD" office:value="75.9489272995744">
            <text:p>$76</text:p>
          </table:table-cell>
          <table:table-cell table:formula="of:=[.T237]*4" office:value-type="currency" office:currency="USD" office:value="40.506712935667">
            <text:p>$41</text:p>
          </table:table-cell>
          <table:table-cell table:formula="of:=[.S237]/2" office:value-type="float" office:value="9.4936159124468">
            <text:p>9</text:p>
          </table:table-cell>
          <table:table-cell table:formula="of:=[.T237]/2" office:value-type="float" office:value="5.06333911695838">
            <text:p>5</text:p>
          </table:table-cell>
          <table:table-cell table:formula="of:=[.P237]*0.183" office:value-type="float" office:value="8800.836">
            <text:p>$ 8,8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020">
            <text:p>4020</text:p>
          </table:table-cell>
          <table:table-cell table:style-name="ce1" office:value-type="string">
            <text:p>PAULSBORO_BORO</text:p>
          </table:table-cell>
          <table:table-cell/>
          <table:table-cell table:style-name="ce5" office:value-type="float" office:value="676">
            <text:p>676</text:p>
          </table:table-cell>
          <table:table-cell table:style-name="ce5" table:formula="of:=SUM([.F238:.G238])" office:value-type="float" office:value="676">
            <text:p>676</text:p>
          </table:table-cell>
          <table:table-cell table:style-name="ce6" office:value-type="float" office:value="929119">
            <text:p>$ 929,119 </text:p>
          </table:table-cell>
          <table:table-cell table:style-name="ce6" office:value-type="float" office:value="497807">
            <text:p>$ 497,807 </text:p>
          </table:table-cell>
          <table:table-cell table:formula="of:=SUM([.I238:.J238])" office:value-type="float" office:value="1426926">
            <text:p>$ 1,426,926 </text:p>
          </table:table-cell>
          <table:table-cell table:formula="of:=[.K238]/[.H238]" office:value-type="float" office:value="2110.83727810651">
            <text:p>$ 2,111 </text:p>
          </table:table-cell>
          <table:table-cell/>
          <table:table-cell office:value-type="float" office:value="609">
            <text:p>609</text:p>
          </table:table-cell>
          <table:table-cell table:formula="of:=SUM([.M238:.N238])" office:value-type="float" office:value="609">
            <text:p>609</text:p>
          </table:table-cell>
          <table:table-cell table:style-name="ce9" office:value-type="float" office:value="849751">
            <text:p>849,751 </text:p>
          </table:table-cell>
          <table:table-cell table:formula="of:=[.P238]/[.O238]" office:value-type="float" office:value="1395.32183908046">
            <text:p>1395</text:p>
          </table:table-cell>
          <table:table-cell/>
          <table:table-cell table:formula="of:=[.Q238]/43.67" office:value-type="float" office:value="31.9514962006059">
            <text:p>32</text:p>
          </table:table-cell>
          <table:table-cell table:formula="of:=[.Q238]/81.88" office:value-type="float" office:value="17.0410581226241">
            <text:p>17</text:p>
          </table:table-cell>
          <table:table-cell table:style-name="ce10" table:formula="of:=[.S238]*4" office:value-type="currency" office:currency="USD" office:value="127.805984802424">
            <text:p>$128</text:p>
          </table:table-cell>
          <table:table-cell table:style-name="ce10" table:formula="of:=[.T238]*4" office:value-type="currency" office:currency="USD" office:value="68.1642324904963">
            <text:p>$68</text:p>
          </table:table-cell>
          <table:table-cell table:formula="of:=[.S238]*4" office:value-type="currency" office:currency="USD" office:value="127.805984802424">
            <text:p>$128</text:p>
          </table:table-cell>
          <table:table-cell table:formula="of:=[.T238]*4" office:value-type="currency" office:currency="USD" office:value="68.1642324904963">
            <text:p>$68</text:p>
          </table:table-cell>
          <table:table-cell table:formula="of:=[.S238]/2" office:value-type="float" office:value="15.975748100303">
            <text:p>16</text:p>
          </table:table-cell>
          <table:table-cell table:formula="of:=[.T238]/2" office:value-type="float" office:value="8.52052906131204">
            <text:p>9</text:p>
          </table:table-cell>
          <table:table-cell table:formula="of:=[.P238]*0.183" office:value-type="float" office:value="155504.433">
            <text:p>$ 155,50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140">
            <text:p>4140</text:p>
          </table:table-cell>
          <table:table-cell table:style-name="ce1" office:value-type="string">
            <text:p>PITMAN_BORO</text:p>
          </table:table-cell>
          <table:table-cell/>
          <table:table-cell table:style-name="ce5" office:value-type="float" office:value="120">
            <text:p>120</text:p>
          </table:table-cell>
          <table:table-cell table:style-name="ce5" table:formula="of:=SUM([.F239:.G239])" office:value-type="float" office:value="120">
            <text:p>120</text:p>
          </table:table-cell>
          <table:table-cell table:style-name="ce6" office:value-type="float" office:value="91064">
            <text:p>$ 91,064 </text:p>
          </table:table-cell>
          <table:table-cell table:style-name="ce6" office:value-type="float" office:value="29669">
            <text:p>$ 29,669 </text:p>
          </table:table-cell>
          <table:table-cell table:formula="of:=SUM([.I239:.J239])" office:value-type="float" office:value="120733">
            <text:p>$ 120,733 </text:p>
          </table:table-cell>
          <table:table-cell table:formula="of:=[.K239]/[.H239]" office:value-type="float" office:value="1006.10833333333">
            <text:p>$ 1,006 </text:p>
          </table:table-cell>
          <table:table-cell/>
          <table:table-cell office:value-type="float" office:value="146">
            <text:p>146</text:p>
          </table:table-cell>
          <table:table-cell table:formula="of:=SUM([.M239:.N239])" office:value-type="float" office:value="146">
            <text:p>146</text:p>
          </table:table-cell>
          <table:table-cell table:style-name="ce9" office:value-type="float" office:value="99203">
            <text:p>99,203 </text:p>
          </table:table-cell>
          <table:table-cell table:formula="of:=[.P239]/[.O239]" office:value-type="float" office:value="679.472602739726">
            <text:p>679</text:p>
          </table:table-cell>
          <table:table-cell/>
          <table:table-cell table:formula="of:=[.Q239]/43.67" office:value-type="float" office:value="15.5592535548369">
            <text:p>16</text:p>
          </table:table-cell>
          <table:table-cell table:formula="of:=[.Q239]/81.88" office:value-type="float" office:value="8.29839524596637">
            <text:p>8</text:p>
          </table:table-cell>
          <table:table-cell table:style-name="ce10" table:formula="of:=[.S239]*4" office:value-type="currency" office:currency="USD" office:value="62.2370142193475">
            <text:p>$62</text:p>
          </table:table-cell>
          <table:table-cell table:style-name="ce10" table:formula="of:=[.T239]*4" office:value-type="currency" office:currency="USD" office:value="33.1935809838655">
            <text:p>$33</text:p>
          </table:table-cell>
          <table:table-cell table:formula="of:=[.S239]*4" office:value-type="currency" office:currency="USD" office:value="62.2370142193475">
            <text:p>$62</text:p>
          </table:table-cell>
          <table:table-cell table:formula="of:=[.T239]*4" office:value-type="currency" office:currency="USD" office:value="33.1935809838655">
            <text:p>$33</text:p>
          </table:table-cell>
          <table:table-cell table:formula="of:=[.S239]/2" office:value-type="float" office:value="7.77962677741843">
            <text:p>8</text:p>
          </table:table-cell>
          <table:table-cell table:formula="of:=[.T239]/2" office:value-type="float" office:value="4.14919762298318">
            <text:p>4</text:p>
          </table:table-cell>
          <table:table-cell table:formula="of:=[.P239]*0.183" office:value-type="float" office:value="18154.149">
            <text:p>$ 18,15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880">
            <text:p>4880</text:p>
          </table:table-cell>
          <table:table-cell table:style-name="ce1" office:value-type="string">
            <text:p>SOUTH_HARRISON_TOWNSHIP</text:p>
          </table:table-cell>
          <table:table-cell/>
          <table:table-cell table:style-name="ce5" office:value-type="float" office:value="21">
            <text:p>21</text:p>
          </table:table-cell>
          <table:table-cell table:style-name="ce5" table:formula="of:=SUM([.F240:.G240])" office:value-type="float" office:value="21">
            <text:p>21</text:p>
          </table:table-cell>
          <table:table-cell table:style-name="ce6" office:value-type="float" office:value="15489">
            <text:p>$ 15,489 </text:p>
          </table:table-cell>
          <table:table-cell table:style-name="ce6" office:value-type="float" office:value="5192">
            <text:p>$ 5,192 </text:p>
          </table:table-cell>
          <table:table-cell table:formula="of:=SUM([.I240:.J240])" office:value-type="float" office:value="20681">
            <text:p>$ 20,681 </text:p>
          </table:table-cell>
          <table:table-cell table:formula="of:=[.K240]/[.H240]" office:value-type="float" office:value="984.809523809524">
            <text:p>$ 985 </text:p>
          </table:table-cell>
          <table:table-cell/>
          <table:table-cell office:value-type="float" office:value="12">
            <text:p>12</text:p>
          </table:table-cell>
          <table:table-cell table:formula="of:=SUM([.M240:.N240])" office:value-type="float" office:value="12">
            <text:p>12</text:p>
          </table:table-cell>
          <table:table-cell table:style-name="ce9" office:value-type="float" office:value="9539">
            <text:p>9,539 </text:p>
          </table:table-cell>
          <table:table-cell table:formula="of:=[.P240]/[.O240]" office:value-type="float" office:value="794.916666666667">
            <text:p>795</text:p>
          </table:table-cell>
          <table:table-cell/>
          <table:table-cell table:formula="of:=[.Q240]/43.67" office:value-type="float" office:value="18.202808945882">
            <text:p>18</text:p>
          </table:table-cell>
          <table:table-cell table:formula="of:=[.Q240]/81.88" office:value-type="float" office:value="9.70831297834229">
            <text:p>10</text:p>
          </table:table-cell>
          <table:table-cell table:style-name="ce10" table:formula="of:=[.S240]*4" office:value-type="currency" office:currency="USD" office:value="72.811235783528">
            <text:p>$73</text:p>
          </table:table-cell>
          <table:table-cell table:style-name="ce10" table:formula="of:=[.T240]*4" office:value-type="currency" office:currency="USD" office:value="38.8332519133692">
            <text:p>$39</text:p>
          </table:table-cell>
          <table:table-cell table:formula="of:=[.S240]*4" office:value-type="currency" office:currency="USD" office:value="72.811235783528">
            <text:p>$73</text:p>
          </table:table-cell>
          <table:table-cell table:formula="of:=[.T240]*4" office:value-type="currency" office:currency="USD" office:value="38.8332519133692">
            <text:p>$39</text:p>
          </table:table-cell>
          <table:table-cell table:formula="of:=[.S240]/2" office:value-type="float" office:value="9.101404472941">
            <text:p>9</text:p>
          </table:table-cell>
          <table:table-cell table:formula="of:=[.T240]/2" office:value-type="float" office:value="4.85415648917115">
            <text:p>5</text:p>
          </table:table-cell>
          <table:table-cell table:formula="of:=[.P240]*0.183" office:value-type="float" office:value="1745.637">
            <text:p>$ 1,74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940">
            <text:p>4940</text:p>
          </table:table-cell>
          <table:table-cell table:style-name="ce1" office:value-type="string">
            <text:p>DELSEA_REGIONAL_H.S_DISTRICT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5" table:formula="of:=SUM([.F241:.G241])" office:value-type="float" office:value="150">
            <text:p>150</text:p>
          </table:table-cell>
          <table:table-cell table:style-name="ce6" office:value-type="float" office:value="174781">
            <text:p>$ 174,781 </text:p>
          </table:table-cell>
          <table:table-cell table:style-name="ce6" office:value-type="float" office:value="119622">
            <text:p>$ 119,622 </text:p>
          </table:table-cell>
          <table:table-cell table:formula="of:=SUM([.I241:.J241])" office:value-type="float" office:value="294403">
            <text:p>$ 294,403 </text:p>
          </table:table-cell>
          <table:table-cell table:formula="of:=[.K241]/[.H241]" office:value-type="float" office:value="1962.68666666667">
            <text:p>$ 1,963 </text:p>
          </table:table-cell>
          <table:table-cell office:value-type="float" office:value="151">
            <text:p>151</text:p>
          </table:table-cell>
          <table:table-cell/>
          <table:table-cell table:formula="of:=SUM([.M241:.N241])" office:value-type="float" office:value="151">
            <text:p>151</text:p>
          </table:table-cell>
          <table:table-cell table:style-name="ce9" office:value-type="float" office:value="187934">
            <text:p>187,934 </text:p>
          </table:table-cell>
          <table:table-cell table:formula="of:=[.P241]/[.O241]" office:value-type="float" office:value="1244.59602649007">
            <text:p>1245</text:p>
          </table:table-cell>
          <table:table-cell/>
          <table:table-cell table:formula="of:=[.Q241]/43.67" office:value-type="float" office:value="28.5000235056118">
            <text:p>29</text:p>
          </table:table-cell>
          <table:table-cell table:formula="of:=[.Q241]/81.88" office:value-type="float" office:value="15.2002445834156">
            <text:p>15</text:p>
          </table:table-cell>
          <table:table-cell table:style-name="ce10" table:formula="of:=[.S241]*4" office:value-type="currency" office:currency="USD" office:value="114.000094022447">
            <text:p>$114</text:p>
          </table:table-cell>
          <table:table-cell table:style-name="ce10" table:formula="of:=[.T241]*4" office:value-type="currency" office:currency="USD" office:value="60.8009783336623">
            <text:p>$61</text:p>
          </table:table-cell>
          <table:table-cell table:formula="of:=[.S241]*4" office:value-type="currency" office:currency="USD" office:value="114.000094022447">
            <text:p>$114</text:p>
          </table:table-cell>
          <table:table-cell table:formula="of:=[.T241]*4" office:value-type="currency" office:currency="USD" office:value="60.8009783336623">
            <text:p>$61</text:p>
          </table:table-cell>
          <table:table-cell table:formula="of:=[.S241]/2" office:value-type="float" office:value="14.2500117528059">
            <text:p>14</text:p>
          </table:table-cell>
          <table:table-cell table:formula="of:=[.T241]/2" office:value-type="float" office:value="7.60012229170778">
            <text:p>8</text:p>
          </table:table-cell>
          <table:table-cell table:formula="of:=[.P241]*0.183" office:value-type="float" office:value="34391.922">
            <text:p>$ 34,39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120">
            <text:p>5120</text:p>
          </table:table-cell>
          <table:table-cell table:style-name="ce1" office:value-type="string">
            <text:p>SWEDESBORO-WOOLWICH</text:p>
          </table:table-cell>
          <table:table-cell/>
          <table:table-cell table:style-name="ce5" office:value-type="float" office:value="99">
            <text:p>99</text:p>
          </table:table-cell>
          <table:table-cell table:style-name="ce5" table:formula="of:=SUM([.F242:.G242])" office:value-type="float" office:value="99">
            <text:p>99</text:p>
          </table:table-cell>
          <table:table-cell table:style-name="ce6" office:value-type="float" office:value="74612">
            <text:p>$ 74,612 </text:p>
          </table:table-cell>
          <table:table-cell table:style-name="ce6" office:value-type="float" office:value="24477">
            <text:p>$ 24,477 </text:p>
          </table:table-cell>
          <table:table-cell table:formula="of:=SUM([.I242:.J242])" office:value-type="float" office:value="99089">
            <text:p>$ 99,089 </text:p>
          </table:table-cell>
          <table:table-cell table:formula="of:=[.K242]/[.H242]" office:value-type="float" office:value="1000.89898989899">
            <text:p>$ 1,001 </text:p>
          </table:table-cell>
          <table:table-cell/>
          <table:table-cell office:value-type="float" office:value="135">
            <text:p>135</text:p>
          </table:table-cell>
          <table:table-cell table:formula="of:=SUM([.M242:.N242])" office:value-type="float" office:value="135">
            <text:p>135</text:p>
          </table:table-cell>
          <table:table-cell table:style-name="ce9" office:value-type="float" office:value="92024">
            <text:p>92,024 </text:p>
          </table:table-cell>
          <table:table-cell table:formula="of:=[.P242]/[.O242]" office:value-type="float" office:value="681.659259259259">
            <text:p>682</text:p>
          </table:table-cell>
          <table:table-cell/>
          <table:table-cell table:formula="of:=[.Q242]/43.67" office:value-type="float" office:value="15.6093258360261">
            <text:p>16</text:p>
          </table:table-cell>
          <table:table-cell table:formula="of:=[.Q242]/81.88" office:value-type="float" office:value="8.32510087028895">
            <text:p>8</text:p>
          </table:table-cell>
          <table:table-cell table:style-name="ce10" table:formula="of:=[.S242]*4" office:value-type="currency" office:currency="USD" office:value="62.4373033441044">
            <text:p>$62</text:p>
          </table:table-cell>
          <table:table-cell table:style-name="ce10" table:formula="of:=[.T242]*4" office:value-type="currency" office:currency="USD" office:value="33.3004034811558">
            <text:p>$33</text:p>
          </table:table-cell>
          <table:table-cell table:formula="of:=[.S242]*4" office:value-type="currency" office:currency="USD" office:value="62.4373033441044">
            <text:p>$62</text:p>
          </table:table-cell>
          <table:table-cell table:formula="of:=[.T242]*4" office:value-type="currency" office:currency="USD" office:value="33.3004034811558">
            <text:p>$33</text:p>
          </table:table-cell>
          <table:table-cell table:formula="of:=[.S242]/2" office:value-type="float" office:value="7.80466291801304">
            <text:p>8</text:p>
          </table:table-cell>
          <table:table-cell table:formula="of:=[.T242]/2" office:value-type="float" office:value="4.16255043514448">
            <text:p>4</text:p>
          </table:table-cell>
          <table:table-cell table:formula="of:=[.P242]*0.183" office:value-type="float" office:value="16840.392">
            <text:p>$ 16,8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500">
            <text:p>5500</text:p>
          </table:table-cell>
          <table:table-cell table:style-name="ce1" office:value-type="string">
            <text:p>WASHINGTON_TOWNSHIP</text:p>
          </table:table-cell>
          <table:table-cell table:style-name="ce5" office:value-type="float" office:value="437">
            <text:p>437</text:p>
          </table:table-cell>
          <table:table-cell table:style-name="ce5"/>
          <table:table-cell table:style-name="ce5" table:formula="of:=SUM([.F243:.G243])" office:value-type="float" office:value="437">
            <text:p>437</text:p>
          </table:table-cell>
          <table:table-cell table:style-name="ce6" office:value-type="float" office:value="276696">
            <text:p>$ 276,696 </text:p>
          </table:table-cell>
          <table:table-cell table:style-name="ce6" office:value-type="float" office:value="0">
            <text:p>$ 0 </text:p>
          </table:table-cell>
          <table:table-cell table:formula="of:=SUM([.I243:.J243])" office:value-type="float" office:value="276696">
            <text:p>$ 276,696 </text:p>
          </table:table-cell>
          <table:table-cell table:formula="of:=[.K243]/[.H243]" office:value-type="float" office:value="633.171624713959">
            <text:p>$ 633 </text:p>
          </table:table-cell>
          <table:table-cell office:value-type="float" office:value="416">
            <text:p>416</text:p>
          </table:table-cell>
          <table:table-cell/>
          <table:table-cell table:formula="of:=SUM([.M243:.N243])" office:value-type="float" office:value="416">
            <text:p>416</text:p>
          </table:table-cell>
          <table:table-cell table:style-name="ce9" office:value-type="float" office:value="319399">
            <text:p>319,399 </text:p>
          </table:table-cell>
          <table:table-cell table:formula="of:=[.P243]/[.O243]" office:value-type="float" office:value="767.786057692308">
            <text:p>768</text:p>
          </table:table-cell>
          <table:table-cell/>
          <table:table-cell table:formula="of:=[.Q243]/43.67" office:value-type="float" office:value="17.5815447147311">
            <text:p>18</text:p>
          </table:table-cell>
          <table:table-cell table:formula="of:=[.Q243]/81.88" office:value-type="float" office:value="9.37696699673068">
            <text:p>9</text:p>
          </table:table-cell>
          <table:table-cell table:style-name="ce10" table:formula="of:=[.S243]*4" office:value-type="currency" office:currency="USD" office:value="70.3261788589245">
            <text:p>$70</text:p>
          </table:table-cell>
          <table:table-cell table:style-name="ce10" table:formula="of:=[.T243]*4" office:value-type="currency" office:currency="USD" office:value="37.5078679869227">
            <text:p>$38</text:p>
          </table:table-cell>
          <table:table-cell table:formula="of:=[.S243]*4" office:value-type="currency" office:currency="USD" office:value="70.3261788589245">
            <text:p>$70</text:p>
          </table:table-cell>
          <table:table-cell table:formula="of:=[.T243]*4" office:value-type="currency" office:currency="USD" office:value="37.5078679869227">
            <text:p>$38</text:p>
          </table:table-cell>
          <table:table-cell table:formula="of:=[.S243]/2" office:value-type="float" office:value="8.79077235736556">
            <text:p>9</text:p>
          </table:table-cell>
          <table:table-cell table:formula="of:=[.T243]/2" office:value-type="float" office:value="4.68848349836534">
            <text:p>5</text:p>
          </table:table-cell>
          <table:table-cell table:formula="of:=[.P243]*0.183" office:value-type="float" office:value="58450.017">
            <text:p>$ 58,45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620">
            <text:p>5620</text:p>
          </table:table-cell>
          <table:table-cell table:style-name="ce1" office:value-type="string">
            <text:p>WEST_DEPTFORD_TOWNSHIP</text:p>
          </table:table-cell>
          <table:table-cell table:style-name="ce5" office:value-type="float" office:value="176">
            <text:p>176</text:p>
          </table:table-cell>
          <table:table-cell table:style-name="ce5"/>
          <table:table-cell table:style-name="ce5" table:formula="of:=SUM([.F244:.G244])" office:value-type="float" office:value="176">
            <text:p>176</text:p>
          </table:table-cell>
          <table:table-cell table:style-name="ce6" office:value-type="float" office:value="239724">
            <text:p>$ 239,724 </text:p>
          </table:table-cell>
          <table:table-cell table:style-name="ce6" office:value-type="float" office:value="158100">
            <text:p>$ 158,100 </text:p>
          </table:table-cell>
          <table:table-cell table:formula="of:=SUM([.I244:.J244])" office:value-type="float" office:value="397824">
            <text:p>$ 397,824 </text:p>
          </table:table-cell>
          <table:table-cell table:formula="of:=[.K244]/[.H244]" office:value-type="float" office:value="2260.36363636364">
            <text:p>$ 2,260 </text:p>
          </table:table-cell>
          <table:table-cell office:value-type="float" office:value="191">
            <text:p>191</text:p>
          </table:table-cell>
          <table:table-cell/>
          <table:table-cell table:formula="of:=SUM([.M244:.N244])" office:value-type="float" office:value="191">
            <text:p>191</text:p>
          </table:table-cell>
          <table:table-cell table:style-name="ce9" office:value-type="float" office:value="239043">
            <text:p>239,043 </text:p>
          </table:table-cell>
          <table:table-cell table:formula="of:=[.P244]/[.O244]" office:value-type="float" office:value="1251.53403141361">
            <text:p>1252</text:p>
          </table:table-cell>
          <table:table-cell/>
          <table:table-cell table:formula="of:=[.Q244]/43.67" office:value-type="float" office:value="28.6588969868013">
            <text:p>29</text:p>
          </table:table-cell>
          <table:table-cell table:formula="of:=[.Q244]/81.88" office:value-type="float" office:value="15.284978400264">
            <text:p>15</text:p>
          </table:table-cell>
          <table:table-cell table:style-name="ce10" table:formula="of:=[.S244]*4" office:value-type="currency" office:currency="USD" office:value="114.635587947205">
            <text:p>$115</text:p>
          </table:table-cell>
          <table:table-cell table:style-name="ce10" table:formula="of:=[.T244]*4" office:value-type="currency" office:currency="USD" office:value="61.1399136010558">
            <text:p>$61</text:p>
          </table:table-cell>
          <table:table-cell table:formula="of:=[.S244]*4" office:value-type="currency" office:currency="USD" office:value="114.635587947205">
            <text:p>$115</text:p>
          </table:table-cell>
          <table:table-cell table:formula="of:=[.T244]*4" office:value-type="currency" office:currency="USD" office:value="61.1399136010558">
            <text:p>$61</text:p>
          </table:table-cell>
          <table:table-cell table:formula="of:=[.S244]/2" office:value-type="float" office:value="14.3294484934006">
            <text:p>14</text:p>
          </table:table-cell>
          <table:table-cell table:formula="of:=[.T244]/2" office:value-type="float" office:value="7.64248920013198">
            <text:p>8</text:p>
          </table:table-cell>
          <table:table-cell table:formula="of:=[.P244]*0.183" office:value-type="float" office:value="43744.869">
            <text:p>$ 43,74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740">
            <text:p>5740</text:p>
          </table:table-cell>
          <table:table-cell table:style-name="ce1" office:value-type="string">
            <text:p>WESTVILLE_BORO</text:p>
          </table:table-cell>
          <table:table-cell/>
          <table:table-cell table:style-name="ce5" office:value-type="float" office:value="81">
            <text:p>81</text:p>
          </table:table-cell>
          <table:table-cell table:style-name="ce5" table:formula="of:=SUM([.F245:.G245])" office:value-type="float" office:value="81">
            <text:p>81</text:p>
          </table:table-cell>
          <table:table-cell table:style-name="ce6" office:value-type="float" office:value="84123">
            <text:p>$ 84,123 </text:p>
          </table:table-cell>
          <table:table-cell table:style-name="ce6" office:value-type="float" office:value="28376">
            <text:p>$ 28,376 </text:p>
          </table:table-cell>
          <table:table-cell table:formula="of:=SUM([.I245:.J245])" office:value-type="float" office:value="112499">
            <text:p>$ 112,499 </text:p>
          </table:table-cell>
          <table:table-cell table:formula="of:=[.K245]/[.H245]" office:value-type="float" office:value="1388.87654320988">
            <text:p>$ 1,389 </text:p>
          </table:table-cell>
          <table:table-cell/>
          <table:table-cell office:value-type="float" office:value="106">
            <text:p>106</text:p>
          </table:table-cell>
          <table:table-cell table:formula="of:=SUM([.M245:.N245])" office:value-type="float" office:value="106">
            <text:p>106</text:p>
          </table:table-cell>
          <table:table-cell table:style-name="ce9" office:value-type="float" office:value="95595">
            <text:p>95,595 </text:p>
          </table:table-cell>
          <table:table-cell table:formula="of:=[.P245]/[.O245]" office:value-type="float" office:value="901.839622641509">
            <text:p>902</text:p>
          </table:table-cell>
          <table:table-cell/>
          <table:table-cell table:formula="of:=[.Q245]/43.67" office:value-type="float" office:value="20.6512393551983">
            <text:p>21</text:p>
          </table:table-cell>
          <table:table-cell table:formula="of:=[.Q245]/81.88" office:value-type="float" office:value="11.0141624650893">
            <text:p>11</text:p>
          </table:table-cell>
          <table:table-cell table:style-name="ce10" table:formula="of:=[.S245]*4" office:value-type="currency" office:currency="USD" office:value="82.6049574207932">
            <text:p>$83</text:p>
          </table:table-cell>
          <table:table-cell table:style-name="ce10" table:formula="of:=[.T245]*4" office:value-type="currency" office:currency="USD" office:value="44.0566498603571">
            <text:p>$44</text:p>
          </table:table-cell>
          <table:table-cell table:formula="of:=[.S245]*4" office:value-type="currency" office:currency="USD" office:value="82.6049574207932">
            <text:p>$83</text:p>
          </table:table-cell>
          <table:table-cell table:formula="of:=[.T245]*4" office:value-type="currency" office:currency="USD" office:value="44.0566498603571">
            <text:p>$44</text:p>
          </table:table-cell>
          <table:table-cell table:formula="of:=[.S245]/2" office:value-type="float" office:value="10.3256196775991">
            <text:p>10</text:p>
          </table:table-cell>
          <table:table-cell table:formula="of:=[.T245]/2" office:value-type="float" office:value="5.50708123254464">
            <text:p>6</text:p>
          </table:table-cell>
          <table:table-cell table:formula="of:=[.P245]*0.183" office:value-type="float" office:value="17493.885">
            <text:p>$ 17,49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860">
            <text:p>5860</text:p>
          </table:table-cell>
          <table:table-cell table:style-name="ce1" office:value-type="string">
            <text:p>WOODBURY_CITY</text:p>
          </table:table-cell>
          <table:table-cell/>
          <table:table-cell table:style-name="ce5" office:value-type="float" office:value="660">
            <text:p>660</text:p>
          </table:table-cell>
          <table:table-cell table:style-name="ce5" table:formula="of:=SUM([.F246:.G246])" office:value-type="float" office:value="660">
            <text:p>660</text:p>
          </table:table-cell>
          <table:table-cell table:style-name="ce6" office:value-type="float" office:value="734474">
            <text:p>$ 734,474 </text:p>
          </table:table-cell>
          <table:table-cell table:style-name="ce6" office:value-type="float" office:value="401259">
            <text:p>$ 401,259 </text:p>
          </table:table-cell>
          <table:table-cell table:formula="of:=SUM([.I246:.J246])" office:value-type="float" office:value="1135733">
            <text:p>$ 1,135,733 </text:p>
          </table:table-cell>
          <table:table-cell table:formula="of:=[.K246]/[.H246]" office:value-type="float" office:value="1720.80757575758">
            <text:p>$ 1,721 </text:p>
          </table:table-cell>
          <table:table-cell/>
          <table:table-cell office:value-type="float" office:value="684">
            <text:p>684</text:p>
          </table:table-cell>
          <table:table-cell table:formula="of:=SUM([.M246:.N246])" office:value-type="float" office:value="684">
            <text:p>684</text:p>
          </table:table-cell>
          <table:table-cell table:style-name="ce9" office:value-type="float" office:value="709633">
            <text:p>709,633 </text:p>
          </table:table-cell>
          <table:table-cell table:formula="of:=[.P246]/[.O246]" office:value-type="float" office:value="1037.47514619883">
            <text:p>1037</text:p>
          </table:table-cell>
          <table:table-cell/>
          <table:table-cell table:formula="of:=[.Q246]/43.67" office:value-type="float" office:value="23.7571592901037">
            <text:p>24</text:p>
          </table:table-cell>
          <table:table-cell table:formula="of:=[.Q246]/81.88" office:value-type="float" office:value="12.6706783854278">
            <text:p>13</text:p>
          </table:table-cell>
          <table:table-cell table:style-name="ce10" table:formula="of:=[.S246]*4" office:value-type="currency" office:currency="USD" office:value="95.028637160415">
            <text:p>$95</text:p>
          </table:table-cell>
          <table:table-cell table:style-name="ce10" table:formula="of:=[.T246]*4" office:value-type="currency" office:currency="USD" office:value="50.6827135417113">
            <text:p>$51</text:p>
          </table:table-cell>
          <table:table-cell table:formula="of:=[.S246]*4" office:value-type="currency" office:currency="USD" office:value="95.028637160415">
            <text:p>$95</text:p>
          </table:table-cell>
          <table:table-cell table:formula="of:=[.T246]*4" office:value-type="currency" office:currency="USD" office:value="50.6827135417113">
            <text:p>$51</text:p>
          </table:table-cell>
          <table:table-cell table:formula="of:=[.S246]/2" office:value-type="float" office:value="11.8785796450519">
            <text:p>12</text:p>
          </table:table-cell>
          <table:table-cell table:formula="of:=[.T246]/2" office:value-type="float" office:value="6.33533919271391">
            <text:p>6</text:p>
          </table:table-cell>
          <table:table-cell table:formula="of:=[.P246]*0.183" office:value-type="float" office:value="129862.839">
            <text:p>$ 129,86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870">
            <text:p>5870</text:p>
          </table:table-cell>
          <table:table-cell table:style-name="ce1" office:value-type="string">
            <text:p>WOODBURY_HEIGHTS_BORO</text:p>
          </table:table-cell>
          <table:table-cell/>
          <table:table-cell table:style-name="ce5" office:value-type="float" office:value="23">
            <text:p>23</text:p>
          </table:table-cell>
          <table:table-cell table:style-name="ce5" table:formula="of:=SUM([.F247:.G247])" office:value-type="float" office:value="23">
            <text:p>23</text:p>
          </table:table-cell>
          <table:table-cell table:style-name="ce6" office:value-type="float" office:value="17221">
            <text:p>$ 17,221 </text:p>
          </table:table-cell>
          <table:table-cell table:style-name="ce6" office:value-type="float" office:value="5687">
            <text:p>$ 5,687 </text:p>
          </table:table-cell>
          <table:table-cell table:formula="of:=SUM([.I247:.J247])" office:value-type="float" office:value="22908">
            <text:p>$ 22,908 </text:p>
          </table:table-cell>
          <table:table-cell table:formula="of:=[.K247]/[.H247]" office:value-type="float" office:value="996">
            <text:p>$ 996 </text:p>
          </table:table-cell>
          <table:table-cell/>
          <table:table-cell office:value-type="float" office:value="25">
            <text:p>25</text:p>
          </table:table-cell>
          <table:table-cell table:formula="of:=SUM([.M247:.N247])" office:value-type="float" office:value="25">
            <text:p>25</text:p>
          </table:table-cell>
          <table:table-cell table:style-name="ce9" office:value-type="float" office:value="16948">
            <text:p>16,948 </text:p>
          </table:table-cell>
          <table:table-cell table:formula="of:=[.P247]/[.O247]" office:value-type="float" office:value="677.92">
            <text:p>678</text:p>
          </table:table-cell>
          <table:table-cell/>
          <table:table-cell table:formula="of:=[.Q247]/43.67" office:value-type="float" office:value="15.5237004808793">
            <text:p>16</text:p>
          </table:table-cell>
          <table:table-cell table:formula="of:=[.Q247]/81.88" office:value-type="float" office:value="8.27943331704934">
            <text:p>8</text:p>
          </table:table-cell>
          <table:table-cell table:style-name="ce10" table:formula="of:=[.S247]*4" office:value-type="currency" office:currency="USD" office:value="62.0948019235173">
            <text:p>$62</text:p>
          </table:table-cell>
          <table:table-cell table:style-name="ce10" table:formula="of:=[.T247]*4" office:value-type="currency" office:currency="USD" office:value="33.1177332681974">
            <text:p>$33</text:p>
          </table:table-cell>
          <table:table-cell table:formula="of:=[.S247]*4" office:value-type="currency" office:currency="USD" office:value="62.0948019235173">
            <text:p>$62</text:p>
          </table:table-cell>
          <table:table-cell table:formula="of:=[.T247]*4" office:value-type="currency" office:currency="USD" office:value="33.1177332681974">
            <text:p>$33</text:p>
          </table:table-cell>
          <table:table-cell table:formula="of:=[.S247]/2" office:value-type="float" office:value="7.76185024043966">
            <text:p>8</text:p>
          </table:table-cell>
          <table:table-cell table:formula="of:=[.T247]/2" office:value-type="float" office:value="4.13971665852467">
            <text:p>4</text:p>
          </table:table-cell>
          <table:table-cell table:formula="of:=[.P247]*0.183" office:value-type="float" office:value="3101.484">
            <text:p>$ 3,1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20">
            <text:p>220</text:p>
          </table:table-cell>
          <table:table-cell table:style-name="ce1" office:value-type="string">
            <text:p>BAYONNE_CITY</text:p>
          </table:table-cell>
          <table:table-cell table:style-name="ce5" office:value-type="float" office:value="1481">
            <text:p>1,481</text:p>
          </table:table-cell>
          <table:table-cell table:style-name="ce5"/>
          <table:table-cell table:style-name="ce5" table:formula="of:=SUM([.F248:.G248])" office:value-type="float" office:value="1481">
            <text:p>1,481</text:p>
          </table:table-cell>
          <table:table-cell table:style-name="ce6" office:value-type="float" office:value="2469456">
            <text:p>$ 2,469,456 </text:p>
          </table:table-cell>
          <table:table-cell table:style-name="ce6" office:value-type="float" office:value="1560622">
            <text:p>$ 1,560,622 </text:p>
          </table:table-cell>
          <table:table-cell table:formula="of:=SUM([.I248:.J248])" office:value-type="float" office:value="4030078">
            <text:p>$ 4,030,078 </text:p>
          </table:table-cell>
          <table:table-cell table:formula="of:=[.K248]/[.H248]" office:value-type="float" office:value="2721.18703578663">
            <text:p>$ 2,721 </text:p>
          </table:table-cell>
          <table:table-cell office:value-type="float" office:value="1665">
            <text:p>1665</text:p>
          </table:table-cell>
          <table:table-cell/>
          <table:table-cell table:formula="of:=SUM([.M248:.N248])" office:value-type="float" office:value="1665">
            <text:p>1665</text:p>
          </table:table-cell>
          <table:table-cell table:style-name="ce9" office:value-type="float" office:value="2644341">
            <text:p>2,644,341 </text:p>
          </table:table-cell>
          <table:table-cell table:formula="of:=[.P248]/[.O248]" office:value-type="float" office:value="1588.19279279279">
            <text:p>1588</text:p>
          </table:table-cell>
          <table:table-cell/>
          <table:table-cell table:formula="of:=[.Q248]/43.67" office:value-type="float" office:value="36.3680511287564">
            <text:p>36</text:p>
          </table:table-cell>
          <table:table-cell table:formula="of:=[.Q248]/81.88" office:value-type="float" office:value="19.3965900438788">
            <text:p>19</text:p>
          </table:table-cell>
          <table:table-cell table:style-name="ce10" table:formula="of:=[.S248]*4" office:value-type="currency" office:currency="USD" office:value="145.472204515026">
            <text:p>$145</text:p>
          </table:table-cell>
          <table:table-cell table:style-name="ce10" table:formula="of:=[.T248]*4" office:value-type="currency" office:currency="USD" office:value="77.586360175515">
            <text:p>$78</text:p>
          </table:table-cell>
          <table:table-cell table:formula="of:=[.S248]*4" office:value-type="currency" office:currency="USD" office:value="145.472204515026">
            <text:p>$145</text:p>
          </table:table-cell>
          <table:table-cell table:formula="of:=[.T248]*4" office:value-type="currency" office:currency="USD" office:value="77.586360175515">
            <text:p>$78</text:p>
          </table:table-cell>
          <table:table-cell table:formula="of:=[.S248]/2" office:value-type="float" office:value="18.1840255643782">
            <text:p>18</text:p>
          </table:table-cell>
          <table:table-cell table:formula="of:=[.T248]/2" office:value-type="float" office:value="9.69829502193938">
            <text:p>10</text:p>
          </table:table-cell>
          <table:table-cell table:formula="of:=[.P248]*0.183" office:value-type="float" office:value="483914.403">
            <text:p>$ 483,91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1200">
            <text:p>1200</text:p>
          </table:table-cell>
          <table:table-cell table:style-name="ce1" office:value-type="string">
            <text:p>EAST_NEWARK_BORO</text:p>
          </table:table-cell>
          <table:table-cell/>
          <table:table-cell table:style-name="ce5" office:value-type="float" office:value="138">
            <text:p>138</text:p>
          </table:table-cell>
          <table:table-cell table:style-name="ce5" table:formula="of:=SUM([.F249:.G249])" office:value-type="float" office:value="138">
            <text:p>138</text:p>
          </table:table-cell>
          <table:table-cell table:style-name="ce6" office:value-type="float" office:value="168147">
            <text:p>$ 168,147 </text:p>
          </table:table-cell>
          <table:table-cell table:style-name="ce6" office:value-type="float" office:value="103227">
            <text:p>$ 103,227 </text:p>
          </table:table-cell>
          <table:table-cell table:formula="of:=SUM([.I249:.J249])" office:value-type="float" office:value="271374">
            <text:p>$ 271,374 </text:p>
          </table:table-cell>
          <table:table-cell table:formula="of:=[.K249]/[.H249]" office:value-type="float" office:value="1966.47826086957">
            <text:p>$ 1,966 </text:p>
          </table:table-cell>
          <table:table-cell/>
          <table:table-cell office:value-type="float" office:value="261">
            <text:p>261</text:p>
          </table:table-cell>
          <table:table-cell table:formula="of:=SUM([.M249:.N249])" office:value-type="float" office:value="261">
            <text:p>261</text:p>
          </table:table-cell>
          <table:table-cell table:style-name="ce9" office:value-type="float" office:value="317720">
            <text:p>317,720 </text:p>
          </table:table-cell>
          <table:table-cell table:formula="of:=[.P249]/[.O249]" office:value-type="float" office:value="1217.31800766284">
            <text:p>1217</text:p>
          </table:table-cell>
          <table:table-cell/>
          <table:table-cell table:formula="of:=[.Q249]/43.67" office:value-type="float" office:value="27.8753837339784">
            <text:p>28</text:p>
          </table:table-cell>
          <table:table-cell table:formula="of:=[.Q249]/81.88" office:value-type="float" office:value="14.867098286063">
            <text:p>15</text:p>
          </table:table-cell>
          <table:table-cell table:style-name="ce10" table:formula="of:=[.S249]*4" office:value-type="currency" office:currency="USD" office:value="111.501534935913">
            <text:p>$112</text:p>
          </table:table-cell>
          <table:table-cell table:style-name="ce10" table:formula="of:=[.T249]*4" office:value-type="currency" office:currency="USD" office:value="59.4683931442519">
            <text:p>$59</text:p>
          </table:table-cell>
          <table:table-cell table:formula="of:=[.S249]*4" office:value-type="currency" office:currency="USD" office:value="111.501534935913">
            <text:p>$112</text:p>
          </table:table-cell>
          <table:table-cell table:formula="of:=[.T249]*4" office:value-type="currency" office:currency="USD" office:value="59.4683931442519">
            <text:p>$59</text:p>
          </table:table-cell>
          <table:table-cell table:formula="of:=[.S249]/2" office:value-type="float" office:value="13.9376918669892">
            <text:p>14</text:p>
          </table:table-cell>
          <table:table-cell table:formula="of:=[.T249]/2" office:value-type="float" office:value="7.43354914303148">
            <text:p>7</text:p>
          </table:table-cell>
          <table:table-cell table:formula="of:=[.P249]*0.183" office:value-type="float" office:value="58142.76">
            <text:p>$ 58,14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1850">
            <text:p>1850</text:p>
          </table:table-cell>
          <table:table-cell table:style-name="ce1" office:value-type="string">
            <text:p>GUTTENBERG_TOWN</text:p>
          </table:table-cell>
          <table:table-cell/>
          <table:table-cell table:style-name="ce5" office:value-type="float" office:value="651">
            <text:p>651</text:p>
          </table:table-cell>
          <table:table-cell table:style-name="ce5" table:formula="of:=SUM([.F250:.G250])" office:value-type="float" office:value="651">
            <text:p>651</text:p>
          </table:table-cell>
          <table:table-cell table:style-name="ce6" office:value-type="float" office:value="832326">
            <text:p>$ 832,326 </text:p>
          </table:table-cell>
          <table:table-cell table:style-name="ce6" office:value-type="float" office:value="54312">
            <text:p>$ 54,312 </text:p>
          </table:table-cell>
          <table:table-cell table:formula="of:=SUM([.I250:.J250])" office:value-type="float" office:value="886638">
            <text:p>$ 886,638 </text:p>
          </table:table-cell>
          <table:table-cell table:formula="of:=[.K250]/[.H250]" office:value-type="float" office:value="1361.96313364055">
            <text:p>$ 1,362 </text:p>
          </table:table-cell>
          <table:table-cell/>
          <table:table-cell office:value-type="float" office:value="665">
            <text:p>665</text:p>
          </table:table-cell>
          <table:table-cell table:formula="of:=SUM([.M250:.N250])" office:value-type="float" office:value="665">
            <text:p>665</text:p>
          </table:table-cell>
          <table:table-cell table:style-name="ce9" office:value-type="float" office:value="769026">
            <text:p>769,026 </text:p>
          </table:table-cell>
          <table:table-cell table:formula="of:=[.P250]/[.O250]" office:value-type="float" office:value="1156.43007518797">
            <text:p>1156</text:p>
          </table:table-cell>
          <table:table-cell/>
          <table:table-cell table:formula="of:=[.Q250]/43.67" office:value-type="float" office:value="26.481110034073">
            <text:p>26</text:p>
          </table:table-cell>
          <table:table-cell table:formula="of:=[.Q250]/81.88" office:value-type="float" office:value="14.123474293942">
            <text:p>14</text:p>
          </table:table-cell>
          <table:table-cell table:style-name="ce10" table:formula="of:=[.S250]*4" office:value-type="currency" office:currency="USD" office:value="105.924440136292">
            <text:p>$106</text:p>
          </table:table-cell>
          <table:table-cell table:style-name="ce10" table:formula="of:=[.T250]*4" office:value-type="currency" office:currency="USD" office:value="56.493897175768">
            <text:p>$56</text:p>
          </table:table-cell>
          <table:table-cell table:formula="of:=[.S250]*4" office:value-type="currency" office:currency="USD" office:value="105.924440136292">
            <text:p>$106</text:p>
          </table:table-cell>
          <table:table-cell table:formula="of:=[.T250]*4" office:value-type="currency" office:currency="USD" office:value="56.493897175768">
            <text:p>$56</text:p>
          </table:table-cell>
          <table:table-cell table:formula="of:=[.S250]/2" office:value-type="float" office:value="13.2405550170365">
            <text:p>13</text:p>
          </table:table-cell>
          <table:table-cell table:formula="of:=[.T250]/2" office:value-type="float" office:value="7.06173714697099">
            <text:p>7</text:p>
          </table:table-cell>
          <table:table-cell table:formula="of:=[.P250]*0.183" office:value-type="float" office:value="140731.758">
            <text:p>$ 140,73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060">
            <text:p>2060</text:p>
          </table:table-cell>
          <table:table-cell table:style-name="ce1" office:value-type="string">
            <text:p>HARRISON_TOWN</text:p>
          </table:table-cell>
          <table:table-cell/>
          <table:table-cell table:style-name="ce5" office:value-type="float" office:value="918">
            <text:p>918</text:p>
          </table:table-cell>
          <table:table-cell table:style-name="ce5" table:formula="of:=SUM([.F251:.G251])" office:value-type="float" office:value="918">
            <text:p>918</text:p>
          </table:table-cell>
          <table:table-cell table:style-name="ce6" office:value-type="float" office:value="1088757">
            <text:p>$ 1,088,757 </text:p>
          </table:table-cell>
          <table:table-cell table:style-name="ce6" office:value-type="float" office:value="648679">
            <text:p>$ 648,679 </text:p>
          </table:table-cell>
          <table:table-cell table:formula="of:=SUM([.I251:.J251])" office:value-type="float" office:value="1737436">
            <text:p>$ 1,737,436 </text:p>
          </table:table-cell>
          <table:table-cell table:formula="of:=[.K251]/[.H251]" office:value-type="float" office:value="1892.63180827887">
            <text:p>$ 1,893 </text:p>
          </table:table-cell>
          <table:table-cell/>
          <table:table-cell office:value-type="float" office:value="1036">
            <text:p>1036</text:p>
          </table:table-cell>
          <table:table-cell table:formula="of:=SUM([.M251:.N251])" office:value-type="float" office:value="1036">
            <text:p>1036</text:p>
          </table:table-cell>
          <table:table-cell table:style-name="ce9" office:value-type="float" office:value="1143337">
            <text:p>1,143,337 </text:p>
          </table:table-cell>
          <table:table-cell table:formula="of:=[.P251]/[.O251]" office:value-type="float" office:value="1103.60714285714">
            <text:p>1104</text:p>
          </table:table-cell>
          <table:table-cell/>
          <table:table-cell table:formula="of:=[.Q251]/43.67" office:value-type="float" office:value="25.271516896202">
            <text:p>25</text:p>
          </table:table-cell>
          <table:table-cell table:formula="of:=[.Q251]/81.88" office:value-type="float" office:value="13.4783481052411">
            <text:p>13</text:p>
          </table:table-cell>
          <table:table-cell table:style-name="ce10" table:formula="of:=[.S251]*4" office:value-type="currency" office:currency="USD" office:value="101.086067584808">
            <text:p>$101</text:p>
          </table:table-cell>
          <table:table-cell table:style-name="ce10" table:formula="of:=[.T251]*4" office:value-type="currency" office:currency="USD" office:value="53.9133924209645">
            <text:p>$54</text:p>
          </table:table-cell>
          <table:table-cell table:formula="of:=[.S251]*4" office:value-type="currency" office:currency="USD" office:value="101.086067584808">
            <text:p>$101</text:p>
          </table:table-cell>
          <table:table-cell table:formula="of:=[.T251]*4" office:value-type="currency" office:currency="USD" office:value="53.9133924209645">
            <text:p>$54</text:p>
          </table:table-cell>
          <table:table-cell table:formula="of:=[.S251]/2" office:value-type="float" office:value="12.635758448101">
            <text:p>13</text:p>
          </table:table-cell>
          <table:table-cell table:formula="of:=[.T251]/2" office:value-type="float" office:value="6.73917405262056">
            <text:p>7</text:p>
          </table:table-cell>
          <table:table-cell table:formula="of:=[.P251]*0.183" office:value-type="float" office:value="209230.671">
            <text:p>$ 209,23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210">
            <text:p>2210</text:p>
          </table:table-cell>
          <table:table-cell table:style-name="ce1" office:value-type="string">
            <text:p>HOBOKEN_CITY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5" table:formula="of:=SUM([.F252:.G252])" office:value-type="float" office:value="452">
            <text:p>452</text:p>
          </table:table-cell>
          <table:table-cell table:style-name="ce6" office:value-type="float" office:value="1214429">
            <text:p>$ 1,214,429 </text:p>
          </table:table-cell>
          <table:table-cell table:style-name="ce6" office:value-type="float" office:value="346781">
            <text:p>$ 346,781 </text:p>
          </table:table-cell>
          <table:table-cell table:formula="of:=SUM([.I252:.J252])" office:value-type="float" office:value="1561210">
            <text:p>$ 1,561,210 </text:p>
          </table:table-cell>
          <table:table-cell table:formula="of:=[.K252]/[.H252]" office:value-type="float" office:value="3454.00442477876">
            <text:p>$ 3,454 </text:p>
          </table:table-cell>
          <table:table-cell office:value-type="float" office:value="465">
            <text:p>465</text:p>
          </table:table-cell>
          <table:table-cell/>
          <table:table-cell table:formula="of:=SUM([.M252:.N252])" office:value-type="float" office:value="465">
            <text:p>465</text:p>
          </table:table-cell>
          <table:table-cell table:style-name="ce9" office:value-type="float" office:value="985934">
            <text:p>985,934 </text:p>
          </table:table-cell>
          <table:table-cell table:formula="of:=[.P252]/[.O252]" office:value-type="float" office:value="2120.28817204301">
            <text:p>2120</text:p>
          </table:table-cell>
          <table:table-cell/>
          <table:table-cell table:formula="of:=[.Q252]/43.67" office:value-type="float" office:value="48.5525113817955">
            <text:p>49</text:p>
          </table:table-cell>
          <table:table-cell table:formula="of:=[.Q252]/81.88" office:value-type="float" office:value="25.8950680513313">
            <text:p>26</text:p>
          </table:table-cell>
          <table:table-cell table:style-name="ce10" table:formula="of:=[.S252]*4" office:value-type="currency" office:currency="USD" office:value="194.210045527182">
            <text:p>$194</text:p>
          </table:table-cell>
          <table:table-cell table:style-name="ce10" table:formula="of:=[.T252]*4" office:value-type="currency" office:currency="USD" office:value="103.580272205325">
            <text:p>$104</text:p>
          </table:table-cell>
          <table:table-cell table:formula="of:=[.S252]*4" office:value-type="currency" office:currency="USD" office:value="194.210045527182">
            <text:p>$194</text:p>
          </table:table-cell>
          <table:table-cell table:formula="of:=[.T252]*4" office:value-type="currency" office:currency="USD" office:value="103.580272205325">
            <text:p>$104</text:p>
          </table:table-cell>
          <table:table-cell table:formula="of:=[.S252]/2" office:value-type="float" office:value="24.2762556908978">
            <text:p>24</text:p>
          </table:table-cell>
          <table:table-cell table:formula="of:=[.T252]/2" office:value-type="float" office:value="12.9475340256657">
            <text:p>13</text:p>
          </table:table-cell>
          <table:table-cell table:formula="of:=[.P252]*0.183" office:value-type="float" office:value="180425.922">
            <text:p>$ 180,42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295">
            <text:p>2295</text:p>
          </table:table-cell>
          <table:table-cell table:style-name="ce1" office:value-type="string">
            <text:p>HUDSON_COUNTY_VOCATIONAL</text:p>
          </table:table-cell>
          <table:table-cell/>
          <table:table-cell table:style-name="ce5" office:value-type="float" office:value="411">
            <text:p>411</text:p>
          </table:table-cell>
          <table:table-cell table:style-name="ce5" table:formula="of:=SUM([.F253:.G253])" office:value-type="float" office:value="411">
            <text:p>411</text:p>
          </table:table-cell>
          <table:table-cell table:style-name="ce6" office:value-type="float" office:value="434326">
            <text:p>$ 434,326 </text:p>
          </table:table-cell>
          <table:table-cell table:style-name="ce6" office:value-type="float" office:value="112009">
            <text:p>$ 112,009 </text:p>
          </table:table-cell>
          <table:table-cell table:formula="of:=SUM([.I253:.J253])" office:value-type="float" office:value="546335">
            <text:p>$ 546,335 </text:p>
          </table:table-cell>
          <table:table-cell table:formula="of:=[.K253]/[.H253]" office:value-type="float" office:value="1329.28223844282">
            <text:p>$ 1,329 </text:p>
          </table:table-cell>
          <table:table-cell/>
          <table:table-cell office:value-type="float" office:value="629">
            <text:p>629</text:p>
          </table:table-cell>
          <table:table-cell table:formula="of:=SUM([.M253:.N253])" office:value-type="float" office:value="629">
            <text:p>629</text:p>
          </table:table-cell>
          <table:table-cell table:style-name="ce9" office:value-type="float" office:value="562758">
            <text:p>562,758 </text:p>
          </table:table-cell>
          <table:table-cell table:formula="of:=[.P253]/[.O253]" office:value-type="float" office:value="894.68680445151">
            <text:p>895</text:p>
          </table:table-cell>
          <table:table-cell/>
          <table:table-cell table:formula="of:=[.Q253]/43.67" office:value-type="float" office:value="20.4874468617245">
            <text:p>20</text:p>
          </table:table-cell>
          <table:table-cell table:formula="of:=[.Q253]/81.88" office:value-type="float" office:value="10.926805134972">
            <text:p>11</text:p>
          </table:table-cell>
          <table:table-cell table:style-name="ce10" table:formula="of:=[.S253]*4" office:value-type="currency" office:currency="USD" office:value="81.9497874468981">
            <text:p>$82</text:p>
          </table:table-cell>
          <table:table-cell table:style-name="ce10" table:formula="of:=[.T253]*4" office:value-type="currency" office:currency="USD" office:value="43.7072205398882">
            <text:p>$44</text:p>
          </table:table-cell>
          <table:table-cell table:formula="of:=[.S253]*4" office:value-type="currency" office:currency="USD" office:value="81.9497874468981">
            <text:p>$82</text:p>
          </table:table-cell>
          <table:table-cell table:formula="of:=[.T253]*4" office:value-type="currency" office:currency="USD" office:value="43.7072205398882">
            <text:p>$44</text:p>
          </table:table-cell>
          <table:table-cell table:formula="of:=[.S253]/2" office:value-type="float" office:value="10.2437234308623">
            <text:p>10</text:p>
          </table:table-cell>
          <table:table-cell table:formula="of:=[.T253]/2" office:value-type="float" office:value="5.46340256748602">
            <text:p>5</text:p>
          </table:table-cell>
          <table:table-cell table:formula="of:=[.P253]*0.183" office:value-type="float" office:value="102984.714">
            <text:p>$ 102,98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390">
            <text:p>2390</text:p>
          </table:table-cell>
          <table:table-cell table:style-name="ce1" office:value-type="string">
            <text:p>JERSEY_CITY</text:p>
          </table:table-cell>
          <table:table-cell table:style-name="ce5" office:value-type="float" office:value="7891">
            <text:p>7,891</text:p>
          </table:table-cell>
          <table:table-cell table:style-name="ce5"/>
          <table:table-cell table:style-name="ce5" table:formula="of:=SUM([.F254:.G254])" office:value-type="float" office:value="7891">
            <text:p>7,891</text:p>
          </table:table-cell>
          <table:table-cell table:style-name="ce6" office:value-type="float" office:value="16833147">
            <text:p>$ 16,833,147 </text:p>
          </table:table-cell>
          <table:table-cell table:style-name="ce6" office:value-type="float" office:value="12957978">
            <text:p>$ 12,957,978 </text:p>
          </table:table-cell>
          <table:table-cell table:formula="of:=SUM([.I254:.J254])" office:value-type="float" office:value="29791125">
            <text:p>$ 29,791,125 </text:p>
          </table:table-cell>
          <table:table-cell table:formula="of:=[.K254]/[.H254]" office:value-type="float" office:value="3775.3294892916">
            <text:p>$ 3,775 </text:p>
          </table:table-cell>
          <table:table-cell office:value-type="float" office:value="8427">
            <text:p>8427</text:p>
          </table:table-cell>
          <table:table-cell/>
          <table:table-cell table:formula="of:=SUM([.M254:.N254])" office:value-type="float" office:value="8427">
            <text:p>8427</text:p>
          </table:table-cell>
          <table:table-cell table:style-name="ce9" office:value-type="float" office:value="16701860">
            <text:p>16,701,860 </text:p>
          </table:table-cell>
          <table:table-cell table:formula="of:=[.P254]/[.O254]" office:value-type="float" office:value="1981.94612554883">
            <text:p>1982</text:p>
          </table:table-cell>
          <table:table-cell/>
          <table:table-cell table:formula="of:=[.Q254]/43.67" office:value-type="float" office:value="45.3846147366346">
            <text:p>45</text:p>
          </table:table-cell>
          <table:table-cell table:formula="of:=[.Q254]/81.88" office:value-type="float" office:value="24.205497380909">
            <text:p>24</text:p>
          </table:table-cell>
          <table:table-cell table:style-name="ce10" table:formula="of:=[.S254]*4" office:value-type="currency" office:currency="USD" office:value="181.538458946538">
            <text:p>$182</text:p>
          </table:table-cell>
          <table:table-cell table:style-name="ce10" table:formula="of:=[.T254]*4" office:value-type="currency" office:currency="USD" office:value="96.8219895236361">
            <text:p>$97</text:p>
          </table:table-cell>
          <table:table-cell table:formula="of:=[.S254]*4" office:value-type="currency" office:currency="USD" office:value="181.538458946538">
            <text:p>$182</text:p>
          </table:table-cell>
          <table:table-cell table:formula="of:=[.T254]*4" office:value-type="currency" office:currency="USD" office:value="96.8219895236361">
            <text:p>$97</text:p>
          </table:table-cell>
          <table:table-cell table:formula="of:=[.S254]/2" office:value-type="float" office:value="22.6923073683173">
            <text:p>23</text:p>
          </table:table-cell>
          <table:table-cell table:formula="of:=[.T254]/2" office:value-type="float" office:value="12.1027486904545">
            <text:p>12</text:p>
          </table:table-cell>
          <table:table-cell table:formula="of:=[.P254]*0.183" office:value-type="float" office:value="3056440.38">
            <text:p>$ 3,056,4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410">
            <text:p>2410</text:p>
          </table:table-cell>
          <table:table-cell table:style-name="ce1" office:value-type="string">
            <text:p>KEARNY_TOWN</text:p>
          </table:table-cell>
          <table:table-cell table:style-name="ce5" office:value-type="float" office:value="816">
            <text:p>816</text:p>
          </table:table-cell>
          <table:table-cell table:style-name="ce5"/>
          <table:table-cell table:style-name="ce5" table:formula="of:=SUM([.F255:.G255])" office:value-type="float" office:value="816">
            <text:p>816</text:p>
          </table:table-cell>
          <table:table-cell table:style-name="ce6" office:value-type="float" office:value="1254638">
            <text:p>$ 1,254,638 </text:p>
          </table:table-cell>
          <table:table-cell table:style-name="ce6" office:value-type="float" office:value="742204">
            <text:p>$ 742,204 </text:p>
          </table:table-cell>
          <table:table-cell table:formula="of:=SUM([.I255:.J255])" office:value-type="float" office:value="1996842">
            <text:p>$ 1,996,842 </text:p>
          </table:table-cell>
          <table:table-cell table:formula="of:=[.K255]/[.H255]" office:value-type="float" office:value="2447.11029411765">
            <text:p>$ 2,447 </text:p>
          </table:table-cell>
          <table:table-cell office:value-type="float" office:value="912">
            <text:p>912</text:p>
          </table:table-cell>
          <table:table-cell/>
          <table:table-cell table:formula="of:=SUM([.M255:.N255])" office:value-type="float" office:value="912">
            <text:p>912</text:p>
          </table:table-cell>
          <table:table-cell table:style-name="ce9" office:value-type="float" office:value="1373268">
            <text:p>1,373,268 </text:p>
          </table:table-cell>
          <table:table-cell table:formula="of:=[.P255]/[.O255]" office:value-type="float" office:value="1505.77631578947">
            <text:p>1506</text:p>
          </table:table-cell>
          <table:table-cell/>
          <table:table-cell table:formula="of:=[.Q255]/43.67" office:value-type="float" office:value="34.4807949573958">
            <text:p>34</text:p>
          </table:table-cell>
          <table:table-cell table:formula="of:=[.Q255]/81.88" office:value-type="float" office:value="18.3900380531201">
            <text:p>18</text:p>
          </table:table-cell>
          <table:table-cell table:style-name="ce10" table:formula="of:=[.S255]*4" office:value-type="currency" office:currency="USD" office:value="137.923179829583">
            <text:p>$138</text:p>
          </table:table-cell>
          <table:table-cell table:style-name="ce10" table:formula="of:=[.T255]*4" office:value-type="currency" office:currency="USD" office:value="73.5601522124804">
            <text:p>$74</text:p>
          </table:table-cell>
          <table:table-cell table:formula="of:=[.S255]*4" office:value-type="currency" office:currency="USD" office:value="137.923179829583">
            <text:p>$138</text:p>
          </table:table-cell>
          <table:table-cell table:formula="of:=[.T255]*4" office:value-type="currency" office:currency="USD" office:value="73.5601522124804">
            <text:p>$74</text:p>
          </table:table-cell>
          <table:table-cell table:formula="of:=[.S255]/2" office:value-type="float" office:value="17.2403974786979">
            <text:p>17</text:p>
          </table:table-cell>
          <table:table-cell table:formula="of:=[.T255]/2" office:value-type="float" office:value="9.19501902656005">
            <text:p>9</text:p>
          </table:table-cell>
          <table:table-cell table:formula="of:=[.P255]*0.183" office:value-type="float" office:value="251308.044">
            <text:p>$ 251,30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3610">
            <text:p>3610</text:p>
          </table:table-cell>
          <table:table-cell table:style-name="ce1" office:value-type="string">
            <text:p>NORTH_BERGEN_TOWNSHIP</text:p>
          </table:table-cell>
          <table:table-cell table:style-name="ce5" office:value-type="float" office:value="1861">
            <text:p>1,861</text:p>
          </table:table-cell>
          <table:table-cell table:style-name="ce5"/>
          <table:table-cell table:style-name="ce5" table:formula="of:=SUM([.F256:.G256])" office:value-type="float" office:value="1861">
            <text:p>1,861</text:p>
          </table:table-cell>
          <table:table-cell table:style-name="ce6" office:value-type="float" office:value="3161850">
            <text:p>$ 3,161,850 </text:p>
          </table:table-cell>
          <table:table-cell table:style-name="ce6" office:value-type="float" office:value="2042578">
            <text:p>$ 2,042,578 </text:p>
          </table:table-cell>
          <table:table-cell table:formula="of:=SUM([.I256:.J256])" office:value-type="float" office:value="5204428">
            <text:p>$ 5,204,428 </text:p>
          </table:table-cell>
          <table:table-cell table:formula="of:=[.K256]/[.H256]" office:value-type="float" office:value="2796.57603439011">
            <text:p>$ 2,797 </text:p>
          </table:table-cell>
          <table:table-cell office:value-type="float" office:value="2065">
            <text:p>2065</text:p>
          </table:table-cell>
          <table:table-cell/>
          <table:table-cell table:formula="of:=SUM([.M256:.N256])" office:value-type="float" office:value="2065">
            <text:p>2065</text:p>
          </table:table-cell>
          <table:table-cell table:style-name="ce9" office:value-type="float" office:value="3321210">
            <text:p>3,321,210 </text:p>
          </table:table-cell>
          <table:table-cell table:formula="of:=[.P256]/[.O256]" office:value-type="float" office:value="1608.33414043584">
            <text:p>1608</text:p>
          </table:table-cell>
          <table:table-cell/>
          <table:table-cell table:formula="of:=[.Q256]/43.67" office:value-type="float" office:value="36.8292681574499">
            <text:p>37</text:p>
          </table:table-cell>
          <table:table-cell table:formula="of:=[.Q256]/81.88" office:value-type="float" office:value="19.6425762144093">
            <text:p>20</text:p>
          </table:table-cell>
          <table:table-cell table:style-name="ce10" table:formula="of:=[.S256]*4" office:value-type="currency" office:currency="USD" office:value="147.317072629799">
            <text:p>$147</text:p>
          </table:table-cell>
          <table:table-cell table:style-name="ce10" table:formula="of:=[.T256]*4" office:value-type="currency" office:currency="USD" office:value="78.5703048576373">
            <text:p>$79</text:p>
          </table:table-cell>
          <table:table-cell table:formula="of:=[.S256]*4" office:value-type="currency" office:currency="USD" office:value="147.317072629799">
            <text:p>$147</text:p>
          </table:table-cell>
          <table:table-cell table:formula="of:=[.T256]*4" office:value-type="currency" office:currency="USD" office:value="78.5703048576373">
            <text:p>$79</text:p>
          </table:table-cell>
          <table:table-cell table:formula="of:=[.S256]/2" office:value-type="float" office:value="18.4146340787249">
            <text:p>18</text:p>
          </table:table-cell>
          <table:table-cell table:formula="of:=[.T256]/2" office:value-type="float" office:value="9.82128810720466">
            <text:p>10</text:p>
          </table:table-cell>
          <table:table-cell table:formula="of:=[.P256]*0.183" office:value-type="float" office:value="607781.43">
            <text:p>$ 607,7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4730">
            <text:p>4730</text:p>
          </table:table-cell>
          <table:table-cell table:style-name="ce1" office:value-type="string">
            <text:p>SECAUCUS_TOWN</text:p>
          </table:table-cell>
          <table:table-cell/>
          <table:table-cell table:style-name="ce5" office:value-type="float" office:value="307">
            <text:p>307</text:p>
          </table:table-cell>
          <table:table-cell table:style-name="ce5" table:formula="of:=SUM([.F257:.G257])" office:value-type="float" office:value="307">
            <text:p>307</text:p>
          </table:table-cell>
          <table:table-cell table:style-name="ce6" office:value-type="float" office:value="276110">
            <text:p>$ 276,110 </text:p>
          </table:table-cell>
          <table:table-cell table:style-name="ce6" office:value-type="float" office:value="76297">
            <text:p>$ 76,297 </text:p>
          </table:table-cell>
          <table:table-cell table:formula="of:=SUM([.I257:.J257])" office:value-type="float" office:value="352407">
            <text:p>$ 352,407 </text:p>
          </table:table-cell>
          <table:table-cell table:formula="of:=[.K257]/[.H257]" office:value-type="float" office:value="1147.90553745928">
            <text:p>$ 1,148 </text:p>
          </table:table-cell>
          <table:table-cell/>
          <table:table-cell office:value-type="float" office:value="325">
            <text:p>325</text:p>
          </table:table-cell>
          <table:table-cell table:formula="of:=SUM([.M257:.N257])" office:value-type="float" office:value="325">
            <text:p>325</text:p>
          </table:table-cell>
          <table:table-cell table:style-name="ce9" office:value-type="float" office:value="263604">
            <text:p>263,604 </text:p>
          </table:table-cell>
          <table:table-cell table:formula="of:=[.P257]/[.O257]" office:value-type="float" office:value="811.089230769231">
            <text:p>811</text:p>
          </table:table-cell>
          <table:table-cell/>
          <table:table-cell table:formula="of:=[.Q257]/43.67" office:value-type="float" office:value="18.5731447393916">
            <text:p>19</text:p>
          </table:table-cell>
          <table:table-cell table:formula="of:=[.Q257]/81.88" office:value-type="float" office:value="9.90582841682011">
            <text:p>10</text:p>
          </table:table-cell>
          <table:table-cell table:style-name="ce10" table:formula="of:=[.S257]*4" office:value-type="currency" office:currency="USD" office:value="74.2925789575664">
            <text:p>$74</text:p>
          </table:table-cell>
          <table:table-cell table:style-name="ce10" table:formula="of:=[.T257]*4" office:value-type="currency" office:currency="USD" office:value="39.6233136672804">
            <text:p>$40</text:p>
          </table:table-cell>
          <table:table-cell table:formula="of:=[.S257]*4" office:value-type="currency" office:currency="USD" office:value="74.2925789575664">
            <text:p>$74</text:p>
          </table:table-cell>
          <table:table-cell table:formula="of:=[.T257]*4" office:value-type="currency" office:currency="USD" office:value="39.6233136672804">
            <text:p>$40</text:p>
          </table:table-cell>
          <table:table-cell table:formula="of:=[.S257]/2" office:value-type="float" office:value="9.2865723696958">
            <text:p>9</text:p>
          </table:table-cell>
          <table:table-cell table:formula="of:=[.T257]/2" office:value-type="float" office:value="4.95291420841006">
            <text:p>5</text:p>
          </table:table-cell>
          <table:table-cell table:formula="of:=[.P257]*0.183" office:value-type="float" office:value="48239.532">
            <text:p>$ 48,2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5240">
            <text:p>5240</text:p>
          </table:table-cell>
          <table:table-cell table:style-name="ce1" office:value-type="string">
            <text:p>UNION_CITY</text:p>
          </table:table-cell>
          <table:table-cell table:style-name="ce5" office:value-type="float" office:value="3205">
            <text:p>3,205</text:p>
          </table:table-cell>
          <table:table-cell table:style-name="ce5"/>
          <table:table-cell table:style-name="ce5" table:formula="of:=SUM([.F258:.G258])" office:value-type="float" office:value="3205">
            <text:p>3,205</text:p>
          </table:table-cell>
          <table:table-cell table:style-name="ce6" office:value-type="float" office:value="5802432">
            <text:p>$ 5,802,432 </text:p>
          </table:table-cell>
          <table:table-cell table:style-name="ce6" office:value-type="float" office:value="4222299">
            <text:p>$ 4,222,299 </text:p>
          </table:table-cell>
          <table:table-cell table:formula="of:=SUM([.I258:.J258])" office:value-type="float" office:value="10024731">
            <text:p>$ 10,024,731 </text:p>
          </table:table-cell>
          <table:table-cell table:formula="of:=[.K258]/[.H258]" office:value-type="float" office:value="3127.84118564743">
            <text:p>$ 3,128 </text:p>
          </table:table-cell>
          <table:table-cell office:value-type="float" office:value="3455">
            <text:p>3455</text:p>
          </table:table-cell>
          <table:table-cell/>
          <table:table-cell table:formula="of:=SUM([.M258:.N258])" office:value-type="float" office:value="3455">
            <text:p>3455</text:p>
          </table:table-cell>
          <table:table-cell table:style-name="ce9" office:value-type="float" office:value="6186955">
            <text:p>6,186,955 </text:p>
          </table:table-cell>
          <table:table-cell table:formula="of:=[.P258]/[.O258]" office:value-type="float" office:value="1790.72503617945">
            <text:p>1791</text:p>
          </table:table-cell>
          <table:table-cell/>
          <table:table-cell table:formula="of:=[.Q258]/43.67" office:value-type="float" office:value="41.0058400773861">
            <text:p>41</text:p>
          </table:table-cell>
          <table:table-cell table:formula="of:=[.Q258]/81.88" office:value-type="float" office:value="21.8701152440089">
            <text:p>22</text:p>
          </table:table-cell>
          <table:table-cell table:style-name="ce10" table:formula="of:=[.S258]*4" office:value-type="currency" office:currency="USD" office:value="164.023360309544">
            <text:p>$164</text:p>
          </table:table-cell>
          <table:table-cell table:style-name="ce10" table:formula="of:=[.T258]*4" office:value-type="currency" office:currency="USD" office:value="87.4804609760357">
            <text:p>$87</text:p>
          </table:table-cell>
          <table:table-cell table:formula="of:=[.S258]*4" office:value-type="currency" office:currency="USD" office:value="164.023360309544">
            <text:p>$164</text:p>
          </table:table-cell>
          <table:table-cell table:formula="of:=[.T258]*4" office:value-type="currency" office:currency="USD" office:value="87.4804609760357">
            <text:p>$87</text:p>
          </table:table-cell>
          <table:table-cell table:formula="of:=[.S258]/2" office:value-type="float" office:value="20.502920038693">
            <text:p>21</text:p>
          </table:table-cell>
          <table:table-cell table:formula="of:=[.T258]/2" office:value-type="float" office:value="10.9350576220045">
            <text:p>11</text:p>
          </table:table-cell>
          <table:table-cell table:formula="of:=[.P258]*0.183" office:value-type="float" office:value="1132212.765">
            <text:p>$ 1,132,21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5580">
            <text:p>5580</text:p>
          </table:table-cell>
          <table:table-cell table:style-name="ce1" office:value-type="string">
            <text:p>WEEHAWKEN_TOWNSHIP</text:p>
          </table:table-cell>
          <table:table-cell/>
          <table:table-cell table:style-name="ce5" office:value-type="float" office:value="398">
            <text:p>398</text:p>
          </table:table-cell>
          <table:table-cell table:style-name="ce5" table:formula="of:=SUM([.F259:.G259])" office:value-type="float" office:value="398">
            <text:p>398</text:p>
          </table:table-cell>
          <table:table-cell table:style-name="ce6" office:value-type="float" office:value="492907">
            <text:p>$ 492,907 </text:p>
          </table:table-cell>
          <table:table-cell table:style-name="ce6" office:value-type="float" office:value="198999">
            <text:p>$ 198,999 </text:p>
          </table:table-cell>
          <table:table-cell table:formula="of:=SUM([.I259:.J259])" office:value-type="float" office:value="691906">
            <text:p>$ 691,906 </text:p>
          </table:table-cell>
          <table:table-cell table:formula="of:=[.K259]/[.H259]" office:value-type="float" office:value="1738.45728643216">
            <text:p>$ 1,738 </text:p>
          </table:table-cell>
          <table:table-cell/>
          <table:table-cell office:value-type="float" office:value="505">
            <text:p>505</text:p>
          </table:table-cell>
          <table:table-cell table:formula="of:=SUM([.M259:.N259])" office:value-type="float" office:value="505">
            <text:p>505</text:p>
          </table:table-cell>
          <table:table-cell table:style-name="ce9" office:value-type="float" office:value="524620">
            <text:p>524,620 </text:p>
          </table:table-cell>
          <table:table-cell table:formula="of:=[.P259]/[.O259]" office:value-type="float" office:value="1038.85148514851">
            <text:p>1039</text:p>
          </table:table-cell>
          <table:table-cell/>
          <table:table-cell table:formula="of:=[.Q259]/43.67" office:value-type="float" office:value="23.7886760968288">
            <text:p>24</text:p>
          </table:table-cell>
          <table:table-cell table:formula="of:=[.Q259]/81.88" office:value-type="float" office:value="12.6874876056243">
            <text:p>13</text:p>
          </table:table-cell>
          <table:table-cell table:style-name="ce10" table:formula="of:=[.S259]*4" office:value-type="currency" office:currency="USD" office:value="95.1547043873153">
            <text:p>$95</text:p>
          </table:table-cell>
          <table:table-cell table:style-name="ce10" table:formula="of:=[.T259]*4" office:value-type="currency" office:currency="USD" office:value="50.7499504224971">
            <text:p>$51</text:p>
          </table:table-cell>
          <table:table-cell table:formula="of:=[.S259]*4" office:value-type="currency" office:currency="USD" office:value="95.1547043873153">
            <text:p>$95</text:p>
          </table:table-cell>
          <table:table-cell table:formula="of:=[.T259]*4" office:value-type="currency" office:currency="USD" office:value="50.7499504224971">
            <text:p>$51</text:p>
          </table:table-cell>
          <table:table-cell table:formula="of:=[.S259]/2" office:value-type="float" office:value="11.8943380484144">
            <text:p>12</text:p>
          </table:table-cell>
          <table:table-cell table:formula="of:=[.T259]/2" office:value-type="float" office:value="6.34374380281213">
            <text:p>6</text:p>
          </table:table-cell>
          <table:table-cell table:formula="of:=[.P259]*0.183" office:value-type="float" office:value="96005.46">
            <text:p>$ 96,00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5670">
            <text:p>5670</text:p>
          </table:table-cell>
          <table:table-cell table:style-name="ce1" office:value-type="string">
            <text:p>WEST_NEW_YORK_TOWN</text:p>
          </table:table-cell>
          <table:table-cell table:style-name="ce5" office:value-type="float" office:value="1762">
            <text:p>1,762</text:p>
          </table:table-cell>
          <table:table-cell table:style-name="ce5"/>
          <table:table-cell table:style-name="ce5" table:formula="of:=SUM([.F260:.G260])" office:value-type="float" office:value="1762">
            <text:p>1,762</text:p>
          </table:table-cell>
          <table:table-cell table:style-name="ce6" office:value-type="float" office:value="3225441">
            <text:p>$ 3,225,441 </text:p>
          </table:table-cell>
          <table:table-cell table:style-name="ce6" office:value-type="float" office:value="2094020">
            <text:p>$ 2,094,020 </text:p>
          </table:table-cell>
          <table:table-cell table:formula="of:=SUM([.I260:.J260])" office:value-type="float" office:value="5319461">
            <text:p>$ 5,319,461 </text:p>
          </table:table-cell>
          <table:table-cell table:formula="of:=[.K260]/[.H260]" office:value-type="float" office:value="3018.99035187287">
            <text:p>$ 3,019 </text:p>
          </table:table-cell>
          <table:table-cell office:value-type="float" office:value="1972">
            <text:p>1972</text:p>
          </table:table-cell>
          <table:table-cell/>
          <table:table-cell table:formula="of:=SUM([.M260:.N260])" office:value-type="float" office:value="1972">
            <text:p>1972</text:p>
          </table:table-cell>
          <table:table-cell table:style-name="ce9" office:value-type="float" office:value="3447701">
            <text:p>3,447,701 </text:p>
          </table:table-cell>
          <table:table-cell table:formula="of:=[.P260]/[.O260]" office:value-type="float" office:value="1748.32707910751">
            <text:p>1748</text:p>
          </table:table-cell>
          <table:table-cell/>
          <table:table-cell table:formula="of:=[.Q260]/43.67" office:value-type="float" office:value="40.0349686079117">
            <text:p>40</text:p>
          </table:table-cell>
          <table:table-cell table:formula="of:=[.Q260]/81.88" office:value-type="float" office:value="21.3523092221239">
            <text:p>21</text:p>
          </table:table-cell>
          <table:table-cell table:style-name="ce10" table:formula="of:=[.S260]*4" office:value-type="currency" office:currency="USD" office:value="160.139874431647">
            <text:p>$160</text:p>
          </table:table-cell>
          <table:table-cell table:style-name="ce10" table:formula="of:=[.T260]*4" office:value-type="currency" office:currency="USD" office:value="85.4092368884956">
            <text:p>$85</text:p>
          </table:table-cell>
          <table:table-cell table:formula="of:=[.S260]*4" office:value-type="currency" office:currency="USD" office:value="160.139874431647">
            <text:p>$160</text:p>
          </table:table-cell>
          <table:table-cell table:formula="of:=[.T260]*4" office:value-type="currency" office:currency="USD" office:value="85.4092368884956">
            <text:p>$85</text:p>
          </table:table-cell>
          <table:table-cell table:formula="of:=[.S260]/2" office:value-type="float" office:value="20.0174843039559">
            <text:p>20</text:p>
          </table:table-cell>
          <table:table-cell table:formula="of:=[.T260]/2" office:value-type="float" office:value="10.676154611062">
            <text:p>11</text:p>
          </table:table-cell>
          <table:table-cell table:formula="of:=[.P260]*0.183" office:value-type="float" office:value="630929.283">
            <text:p>$ 630,92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030">
            <text:p>6030</text:p>
          </table:table-cell>
          <table:table-cell table:style-name="ce1" office:value-type="string">
            <text:p>THE_ETHICAL_COMMUNITY_CHARTER_SCHOOL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261:.G261])" office:value-type="float" office:value="35">
            <text:p>35</text:p>
          </table:table-cell>
          <table:table-cell table:style-name="ce6" office:value-type="float" office:value="37886">
            <text:p>$ 37,886 </text:p>
          </table:table-cell>
          <table:table-cell table:style-name="ce6" office:value-type="float" office:value="18320">
            <text:p>$ 18,320 </text:p>
          </table:table-cell>
          <table:table-cell table:formula="of:=SUM([.I261:.J261])" office:value-type="float" office:value="56206">
            <text:p>$ 56,206 </text:p>
          </table:table-cell>
          <table:table-cell table:formula="of:=[.K261]/[.H261]" office:value-type="float" office:value="1605.88571428571">
            <text:p>$ 1,606 </text:p>
          </table:table-cell>
          <table:table-cell/>
          <table:table-cell office:value-type="float" office:value="29">
            <text:p>29</text:p>
          </table:table-cell>
          <table:table-cell table:formula="of:=SUM([.M261:.N261])" office:value-type="float" office:value="29">
            <text:p>29</text:p>
          </table:table-cell>
          <table:table-cell table:style-name="ce9" office:value-type="float" office:value="21827">
            <text:p>21,827 </text:p>
          </table:table-cell>
          <table:table-cell table:formula="of:=[.P261]/[.O261]" office:value-type="float" office:value="752.655172413793">
            <text:p>753</text:p>
          </table:table-cell>
          <table:table-cell office:value-type="string">
            <text:p>&lt;== Div Error in source!</text:p>
          </table:table-cell>
          <table:table-cell table:formula="of:=[.Q261]/43.67" office:value-type="float" office:value="17.2350623405952">
            <text:p>17</text:p>
          </table:table-cell>
          <table:table-cell table:formula="of:=[.Q261]/81.88" office:value-type="float" office:value="9.19217357613328">
            <text:p>9</text:p>
          </table:table-cell>
          <table:table-cell table:style-name="ce10" table:formula="of:=[.S261]*4" office:value-type="currency" office:currency="USD" office:value="68.9402493623809">
            <text:p>$69</text:p>
          </table:table-cell>
          <table:table-cell table:style-name="ce10" table:formula="of:=[.T261]*4" office:value-type="currency" office:currency="USD" office:value="36.7686943045331">
            <text:p>$37</text:p>
          </table:table-cell>
          <table:table-cell table:formula="of:=[.S261]*4" office:value-type="currency" office:currency="USD" office:value="68.9402493623809">
            <text:p>$69</text:p>
          </table:table-cell>
          <table:table-cell table:formula="of:=[.T261]*4" office:value-type="currency" office:currency="USD" office:value="36.7686943045331">
            <text:p>$37</text:p>
          </table:table-cell>
          <table:table-cell table:formula="of:=[.S261]/2" office:value-type="float" office:value="8.61753117029761">
            <text:p>9</text:p>
          </table:table-cell>
          <table:table-cell table:formula="of:=[.T261]/2" office:value-type="float" office:value="4.59608678806664">
            <text:p>5</text:p>
          </table:table-cell>
          <table:table-cell table:formula="of:=[.P261]*0.183" office:value-type="float" office:value="3994.341">
            <text:p>$ 3,99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220">
            <text:p>6220</text:p>
          </table:table-cell>
          <table:table-cell table:style-name="ce1" office:value-type="string">
            <text:p>C.R.E.A.T.E._CHARTER_SCHOOL</text:p>
          </table:table-cell>
          <table:table-cell/>
          <table:table-cell table:style-name="ce5" office:value-type="float" office:value="242">
            <text:p>242</text:p>
          </table:table-cell>
          <table:table-cell table:style-name="ce5" table:formula="of:=SUM([.F262:.G262])" office:value-type="float" office:value="242">
            <text:p>242</text:p>
          </table:table-cell>
          <table:table-cell table:style-name="ce6" office:value-type="float" office:value="271997">
            <text:p>$ 271,997 </text:p>
          </table:table-cell>
          <table:table-cell table:style-name="ce6" office:value-type="float" office:value="196152">
            <text:p>$ 196,152 </text:p>
          </table:table-cell>
          <table:table-cell table:formula="of:=SUM([.I262:.J262])" office:value-type="float" office:value="468149">
            <text:p>$ 468,149 </text:p>
          </table:table-cell>
          <table:table-cell table:formula="of:=[.K262]/[.H262]" office:value-type="float" office:value="1934.5">
            <text:p>$ 1,935 </text:p>
          </table:table-cell>
          <table:table-cell/>
          <table:table-cell office:value-type="float" office:value="272">
            <text:p>272</text:p>
          </table:table-cell>
          <table:table-cell table:formula="of:=SUM([.M262:.N262])" office:value-type="float" office:value="272">
            <text:p>272</text:p>
          </table:table-cell>
          <table:table-cell table:style-name="ce9" office:value-type="float" office:value="328826">
            <text:p>328,826 </text:p>
          </table:table-cell>
          <table:table-cell table:formula="of:=[.P262]/[.O262]" office:value-type="float" office:value="1208.91911764706">
            <text:p>1209</text:p>
          </table:table-cell>
          <table:table-cell/>
          <table:table-cell table:formula="of:=[.Q262]/43.67" office:value-type="float" office:value="27.6830574226485">
            <text:p>28</text:p>
          </table:table-cell>
          <table:table-cell table:formula="of:=[.Q262]/81.88" office:value-type="float" office:value="14.7645226874335">
            <text:p>15</text:p>
          </table:table-cell>
          <table:table-cell table:style-name="ce10" table:formula="of:=[.S262]*4" office:value-type="currency" office:currency="USD" office:value="110.732229690594">
            <text:p>$111</text:p>
          </table:table-cell>
          <table:table-cell table:style-name="ce10" table:formula="of:=[.T262]*4" office:value-type="currency" office:currency="USD" office:value="59.0580907497342">
            <text:p>$59</text:p>
          </table:table-cell>
          <table:table-cell table:formula="of:=[.S262]*4" office:value-type="currency" office:currency="USD" office:value="110.732229690594">
            <text:p>$111</text:p>
          </table:table-cell>
          <table:table-cell table:formula="of:=[.T262]*4" office:value-type="currency" office:currency="USD" office:value="59.0580907497342">
            <text:p>$59</text:p>
          </table:table-cell>
          <table:table-cell table:formula="of:=[.S262]/2" office:value-type="float" office:value="13.8415287113242">
            <text:p>14</text:p>
          </table:table-cell>
          <table:table-cell table:formula="of:=[.T262]/2" office:value-type="float" office:value="7.38226134371677">
            <text:p>7</text:p>
          </table:table-cell>
          <table:table-cell table:formula="of:=[.P262]*0.183" office:value-type="float" office:value="60175.158">
            <text:p>$ 60,17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235">
            <text:p>6235</text:p>
          </table:table-cell>
          <table:table-cell table:style-name="ce1" office:value-type="string">
            <text:p>LIBERTY_ACADEMY_CHARTER_SCHOOL</text:p>
          </table:table-cell>
          <table:table-cell/>
          <table:table-cell table:style-name="ce5" office:value-type="float" office:value="154">
            <text:p>154</text:p>
          </table:table-cell>
          <table:table-cell table:style-name="ce5" table:formula="of:=SUM([.F263:.G263])" office:value-type="float" office:value="154">
            <text:p>154</text:p>
          </table:table-cell>
          <table:table-cell table:style-name="ce6" office:value-type="float" office:value="249254">
            <text:p>$ 249,254 </text:p>
          </table:table-cell>
          <table:table-cell table:style-name="ce6" office:value-type="float" office:value="115030">
            <text:p>$ 115,030 </text:p>
          </table:table-cell>
          <table:table-cell table:formula="of:=SUM([.I263:.J263])" office:value-type="float" office:value="364284">
            <text:p>$ 364,284 </text:p>
          </table:table-cell>
          <table:table-cell table:formula="of:=[.K263]/[.H263]" office:value-type="float" office:value="2365.48051948052">
            <text:p>$ 2,365 </text:p>
          </table:table-cell>
          <table:table-cell/>
          <table:table-cell office:value-type="float" office:value="150">
            <text:p>150</text:p>
          </table:table-cell>
          <table:table-cell table:formula="of:=SUM([.M263:.N263])" office:value-type="float" office:value="150">
            <text:p>150</text:p>
          </table:table-cell>
          <table:table-cell table:style-name="ce9" office:value-type="float" office:value="240224">
            <text:p>240,224 </text:p>
          </table:table-cell>
          <table:table-cell table:formula="of:=[.P263]/[.O263]" office:value-type="float" office:value="1601.49333333333">
            <text:p>1601</text:p>
          </table:table-cell>
          <table:table-cell/>
          <table:table-cell table:formula="of:=[.Q263]/43.67" office:value-type="float" office:value="36.6726204106557">
            <text:p>37</text:p>
          </table:table-cell>
          <table:table-cell table:formula="of:=[.Q263]/81.88" office:value-type="float" office:value="19.559029474027">
            <text:p>20</text:p>
          </table:table-cell>
          <table:table-cell table:style-name="ce10" table:formula="of:=[.S263]*4" office:value-type="currency" office:currency="USD" office:value="146.690481642623">
            <text:p>$147</text:p>
          </table:table-cell>
          <table:table-cell table:style-name="ce10" table:formula="of:=[.T263]*4" office:value-type="currency" office:currency="USD" office:value="78.2361178961081">
            <text:p>$78</text:p>
          </table:table-cell>
          <table:table-cell table:formula="of:=[.S263]*4" office:value-type="currency" office:currency="USD" office:value="146.690481642623">
            <text:p>$147</text:p>
          </table:table-cell>
          <table:table-cell table:formula="of:=[.T263]*4" office:value-type="currency" office:currency="USD" office:value="78.2361178961081">
            <text:p>$78</text:p>
          </table:table-cell>
          <table:table-cell table:formula="of:=[.S263]/2" office:value-type="float" office:value="18.3363102053278">
            <text:p>18</text:p>
          </table:table-cell>
          <table:table-cell table:formula="of:=[.T263]/2" office:value-type="float" office:value="9.77951473701352">
            <text:p>10</text:p>
          </table:table-cell>
          <table:table-cell table:formula="of:=[.P263]*0.183" office:value-type="float" office:value="43960.992">
            <text:p>$ 43,96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420">
            <text:p>6420</text:p>
          </table:table-cell>
          <table:table-cell table:style-name="ce1" office:value-type="string">
            <text:p>ELYSIAN_CHARTER_SCHOOL_OF_HOBOKEN</text:p>
          </table:table-cell>
          <table:table-cell/>
          <table:table-cell table:style-name="ce5" office:value-type="float" office:value="36">
            <text:p>36</text:p>
          </table:table-cell>
          <table:table-cell table:style-name="ce5" table:formula="of:=SUM([.F264:.G264])" office:value-type="float" office:value="36">
            <text:p>36</text:p>
          </table:table-cell>
          <table:table-cell table:style-name="ce6" office:value-type="float" office:value="42057">
            <text:p>$ 42,057 </text:p>
          </table:table-cell>
          <table:table-cell table:style-name="ce6" office:value-type="float" office:value="8900">
            <text:p>$ 8,900 </text:p>
          </table:table-cell>
          <table:table-cell table:formula="of:=SUM([.I264:.J264])" office:value-type="float" office:value="50957">
            <text:p>$ 50,957 </text:p>
          </table:table-cell>
          <table:table-cell table:formula="of:=[.K264]/[.H264]" office:value-type="float" office:value="1415.47222222222">
            <text:p>$ 1,415 </text:p>
          </table:table-cell>
          <table:table-cell/>
          <table:table-cell office:value-type="float" office:value="39">
            <text:p>39</text:p>
          </table:table-cell>
          <table:table-cell table:formula="of:=SUM([.M264:.N264])" office:value-type="float" office:value="39">
            <text:p>39</text:p>
          </table:table-cell>
          <table:table-cell table:style-name="ce9" office:value-type="float" office:value="35479">
            <text:p>35,479 </text:p>
          </table:table-cell>
          <table:table-cell table:formula="of:=[.P264]/[.O264]" office:value-type="float" office:value="909.717948717949">
            <text:p>910</text:p>
          </table:table-cell>
          <table:table-cell/>
          <table:table-cell table:formula="of:=[.Q264]/43.67" office:value-type="float" office:value="20.8316452648946">
            <text:p>21</text:p>
          </table:table-cell>
          <table:table-cell table:formula="of:=[.Q264]/81.88" office:value-type="float" office:value="11.1103804191249">
            <text:p>11</text:p>
          </table:table-cell>
          <table:table-cell table:style-name="ce10" table:formula="of:=[.S264]*4" office:value-type="currency" office:currency="USD" office:value="83.3265810595785">
            <text:p>$83</text:p>
          </table:table-cell>
          <table:table-cell table:style-name="ce10" table:formula="of:=[.T264]*4" office:value-type="currency" office:currency="USD" office:value="44.4415216764997">
            <text:p>$44</text:p>
          </table:table-cell>
          <table:table-cell table:formula="of:=[.S264]*4" office:value-type="currency" office:currency="USD" office:value="83.3265810595785">
            <text:p>$83</text:p>
          </table:table-cell>
          <table:table-cell table:formula="of:=[.T264]*4" office:value-type="currency" office:currency="USD" office:value="44.4415216764997">
            <text:p>$44</text:p>
          </table:table-cell>
          <table:table-cell table:formula="of:=[.S264]/2" office:value-type="float" office:value="10.4158226324473">
            <text:p>10</text:p>
          </table:table-cell>
          <table:table-cell table:formula="of:=[.T264]/2" office:value-type="float" office:value="5.55519020956246">
            <text:p>6</text:p>
          </table:table-cell>
          <table:table-cell table:formula="of:=[.P264]*0.183" office:value-type="float" office:value="6492.657">
            <text:p>$ 6,49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720">
            <text:p>6720</text:p>
          </table:table-cell>
          <table:table-cell table:style-name="ce1" office:value-type="string">
            <text:p>HOBOKEN_CHARTER_SCHOOL</text:p>
          </table:table-cell>
          <table:table-cell/>
          <table:table-cell table:style-name="ce5" office:value-type="float" office:value="78">
            <text:p>78</text:p>
          </table:table-cell>
          <table:table-cell table:style-name="ce5" table:formula="of:=SUM([.F265:.G265])" office:value-type="float" office:value="78">
            <text:p>78</text:p>
          </table:table-cell>
          <table:table-cell table:style-name="ce6" office:value-type="float" office:value="76706">
            <text:p>$ 76,706 </text:p>
          </table:table-cell>
          <table:table-cell table:style-name="ce6" office:value-type="float" office:value="30193">
            <text:p>$ 30,193 </text:p>
          </table:table-cell>
          <table:table-cell table:formula="of:=SUM([.I265:.J265])" office:value-type="float" office:value="106899">
            <text:p>$ 106,899 </text:p>
          </table:table-cell>
          <table:table-cell table:formula="of:=[.K265]/[.H265]" office:value-type="float" office:value="1370.5">
            <text:p>$ 1,371 </text:p>
          </table:table-cell>
          <table:table-cell/>
          <table:table-cell office:value-type="float" office:value="65">
            <text:p>65</text:p>
          </table:table-cell>
          <table:table-cell table:formula="of:=SUM([.M265:.N265])" office:value-type="float" office:value="65">
            <text:p>65</text:p>
          </table:table-cell>
          <table:table-cell table:style-name="ce9" office:value-type="float" office:value="67096">
            <text:p>67,096 </text:p>
          </table:table-cell>
          <table:table-cell table:formula="of:=[.P265]/[.O265]" office:value-type="float" office:value="1032.24615384615">
            <text:p>1032</text:p>
          </table:table-cell>
          <table:table-cell/>
          <table:table-cell table:formula="of:=[.Q265]/43.67" office:value-type="float" office:value="23.6374205139948">
            <text:p>24</text:p>
          </table:table-cell>
          <table:table-cell table:formula="of:=[.Q265]/81.88" office:value-type="float" office:value="12.6068167299237">
            <text:p>13</text:p>
          </table:table-cell>
          <table:table-cell table:style-name="ce10" table:formula="of:=[.S265]*4" office:value-type="currency" office:currency="USD" office:value="94.5496820559793">
            <text:p>$95</text:p>
          </table:table-cell>
          <table:table-cell table:style-name="ce10" table:formula="of:=[.T265]*4" office:value-type="currency" office:currency="USD" office:value="50.4272669196949">
            <text:p>$50</text:p>
          </table:table-cell>
          <table:table-cell table:formula="of:=[.S265]*4" office:value-type="currency" office:currency="USD" office:value="94.5496820559793">
            <text:p>$95</text:p>
          </table:table-cell>
          <table:table-cell table:formula="of:=[.T265]*4" office:value-type="currency" office:currency="USD" office:value="50.4272669196949">
            <text:p>$50</text:p>
          </table:table-cell>
          <table:table-cell table:formula="of:=[.S265]/2" office:value-type="float" office:value="11.8187102569974">
            <text:p>12</text:p>
          </table:table-cell>
          <table:table-cell table:formula="of:=[.T265]/2" office:value-type="float" office:value="6.30340836496186">
            <text:p>6</text:p>
          </table:table-cell>
          <table:table-cell table:formula="of:=[.P265]*0.183" office:value-type="float" office:value="12278.568">
            <text:p>$ 12,27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910">
            <text:p>6910</text:p>
          </table:table-cell>
          <table:table-cell table:style-name="ce1" office:value-type="string">
            <text:p>JERSEY_CITY_COMMUNITY_CHARTER_SCHOOL</text:p>
          </table:table-cell>
          <table:table-cell/>
          <table:table-cell table:style-name="ce5" office:value-type="float" office:value="419">
            <text:p>419</text:p>
          </table:table-cell>
          <table:table-cell table:style-name="ce5" table:formula="of:=SUM([.F266:.G266])" office:value-type="float" office:value="419">
            <text:p>419</text:p>
          </table:table-cell>
          <table:table-cell table:style-name="ce6" office:value-type="float" office:value="622393">
            <text:p>$ 622,393 </text:p>
          </table:table-cell>
          <table:table-cell table:style-name="ce6" office:value-type="float" office:value="360466">
            <text:p>$ 360,466 </text:p>
          </table:table-cell>
          <table:table-cell table:formula="of:=SUM([.I266:.J266])" office:value-type="float" office:value="982859">
            <text:p>$ 982,859 </text:p>
          </table:table-cell>
          <table:table-cell table:formula="of:=[.K266]/[.H266]" office:value-type="float" office:value="2345.72553699284">
            <text:p>$ 2,346 </text:p>
          </table:table-cell>
          <table:table-cell/>
          <table:table-cell office:value-type="float" office:value="431">
            <text:p>431</text:p>
          </table:table-cell>
          <table:table-cell table:formula="of:=SUM([.M266:.N266])" office:value-type="float" office:value="431">
            <text:p>431</text:p>
          </table:table-cell>
          <table:table-cell table:style-name="ce9" office:value-type="float" office:value="554645">
            <text:p>554,645 </text:p>
          </table:table-cell>
          <table:table-cell table:formula="of:=[.P266]/[.O266]" office:value-type="float" office:value="1286.87935034803">
            <text:p>1287</text:p>
          </table:table-cell>
          <table:table-cell/>
          <table:table-cell table:formula="of:=[.Q266]/43.67" office:value-type="float" office:value="29.4682699873604">
            <text:p>29</text:p>
          </table:table-cell>
          <table:table-cell table:formula="of:=[.Q266]/81.88" office:value-type="float" office:value="15.7166505904742">
            <text:p>16</text:p>
          </table:table-cell>
          <table:table-cell table:style-name="ce10" table:formula="of:=[.S266]*4" office:value-type="currency" office:currency="USD" office:value="117.873079949442">
            <text:p>$118</text:p>
          </table:table-cell>
          <table:table-cell table:style-name="ce10" table:formula="of:=[.T266]*4" office:value-type="currency" office:currency="USD" office:value="62.8666023618968">
            <text:p>$63</text:p>
          </table:table-cell>
          <table:table-cell table:formula="of:=[.S266]*4" office:value-type="currency" office:currency="USD" office:value="117.873079949442">
            <text:p>$118</text:p>
          </table:table-cell>
          <table:table-cell table:formula="of:=[.T266]*4" office:value-type="currency" office:currency="USD" office:value="62.8666023618968">
            <text:p>$63</text:p>
          </table:table-cell>
          <table:table-cell table:formula="of:=[.S266]/2" office:value-type="float" office:value="14.7341349936802">
            <text:p>15</text:p>
          </table:table-cell>
          <table:table-cell table:formula="of:=[.T266]/2" office:value-type="float" office:value="7.8583252952371">
            <text:p>8</text:p>
          </table:table-cell>
          <table:table-cell table:formula="of:=[.P266]*0.183" office:value-type="float" office:value="101500.035">
            <text:p>$ 101,50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915">
            <text:p>6915</text:p>
          </table:table-cell>
          <table:table-cell table:style-name="ce1" office:value-type="string">
            <text:p>JERSEY_CITY_GOLDEN_DOOR</text:p>
          </table:table-cell>
          <table:table-cell/>
          <table:table-cell table:style-name="ce5" office:value-type="float" office:value="255">
            <text:p>255</text:p>
          </table:table-cell>
          <table:table-cell table:style-name="ce5" table:formula="of:=SUM([.F267:.G267])" office:value-type="float" office:value="255">
            <text:p>255</text:p>
          </table:table-cell>
          <table:table-cell table:style-name="ce6" office:value-type="float" office:value="327431">
            <text:p>$ 327,431 </text:p>
          </table:table-cell>
          <table:table-cell table:style-name="ce6" office:value-type="float" office:value="179588">
            <text:p>$ 179,588 </text:p>
          </table:table-cell>
          <table:table-cell table:formula="of:=SUM([.I267:.J267])" office:value-type="float" office:value="507019">
            <text:p>$ 507,019 </text:p>
          </table:table-cell>
          <table:table-cell table:formula="of:=[.K267]/[.H267]" office:value-type="float" office:value="1988.30980392157">
            <text:p>$ 1,988 </text:p>
          </table:table-cell>
          <table:table-cell/>
          <table:table-cell office:value-type="float" office:value="257">
            <text:p>257</text:p>
          </table:table-cell>
          <table:table-cell table:formula="of:=SUM([.M267:.N267])" office:value-type="float" office:value="257">
            <text:p>257</text:p>
          </table:table-cell>
          <table:table-cell table:style-name="ce9" office:value-type="float" office:value="300873">
            <text:p>300,873 </text:p>
          </table:table-cell>
          <table:table-cell table:formula="of:=[.P267]/[.O267]" office:value-type="float" office:value="1170.71206225681">
            <text:p>1171</text:p>
          </table:table-cell>
          <table:table-cell/>
          <table:table-cell table:formula="of:=[.Q267]/43.67" office:value-type="float" office:value="26.8081534750815">
            <text:p>27</text:p>
          </table:table-cell>
          <table:table-cell table:formula="of:=[.Q267]/81.88" office:value-type="float" office:value="14.2979001252664">
            <text:p>14</text:p>
          </table:table-cell>
          <table:table-cell table:style-name="ce10" table:formula="of:=[.S267]*4" office:value-type="currency" office:currency="USD" office:value="107.232613900326">
            <text:p>$107</text:p>
          </table:table-cell>
          <table:table-cell table:style-name="ce10" table:formula="of:=[.T267]*4" office:value-type="currency" office:currency="USD" office:value="57.1916005010654">
            <text:p>$57</text:p>
          </table:table-cell>
          <table:table-cell table:formula="of:=[.S267]*4" office:value-type="currency" office:currency="USD" office:value="107.232613900326">
            <text:p>$107</text:p>
          </table:table-cell>
          <table:table-cell table:formula="of:=[.T267]*4" office:value-type="currency" office:currency="USD" office:value="57.1916005010654">
            <text:p>$57</text:p>
          </table:table-cell>
          <table:table-cell table:formula="of:=[.S267]/2" office:value-type="float" office:value="13.4040767375408">
            <text:p>13</text:p>
          </table:table-cell>
          <table:table-cell table:formula="of:=[.T267]/2" office:value-type="float" office:value="7.14895006263318">
            <text:p>7</text:p>
          </table:table-cell>
          <table:table-cell table:formula="of:=[.P267]*0.183" office:value-type="float" office:value="55059.759">
            <text:p>$ 55,06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7115">
            <text:p>7115</text:p>
          </table:table-cell>
          <table:table-cell table:style-name="ce1" office:value-type="string">
            <text:p>LEARNING_COMMUNITY_CHARTER_SCHOOL</text:p>
          </table:table-cell>
          <table:table-cell/>
          <table:table-cell table:style-name="ce5" office:value-type="float" office:value="87">
            <text:p>87</text:p>
          </table:table-cell>
          <table:table-cell table:style-name="ce5" table:formula="of:=SUM([.F268:.G268])" office:value-type="float" office:value="87">
            <text:p>87</text:p>
          </table:table-cell>
          <table:table-cell table:style-name="ce6" office:value-type="float" office:value="119131">
            <text:p>$ 119,131 </text:p>
          </table:table-cell>
          <table:table-cell table:style-name="ce6" office:value-type="float" office:value="31260">
            <text:p>$ 31,260 </text:p>
          </table:table-cell>
          <table:table-cell table:formula="of:=SUM([.I268:.J268])" office:value-type="float" office:value="150391">
            <text:p>$ 150,391 </text:p>
          </table:table-cell>
          <table:table-cell table:formula="of:=[.K268]/[.H268]" office:value-type="float" office:value="1728.63218390805">
            <text:p>$ 1,729 </text:p>
          </table:table-cell>
          <table:table-cell/>
          <table:table-cell office:value-type="float" office:value="138">
            <text:p>138</text:p>
          </table:table-cell>
          <table:table-cell table:formula="of:=SUM([.M268:.N268])" office:value-type="float" office:value="138">
            <text:p>138</text:p>
          </table:table-cell>
          <table:table-cell table:style-name="ce9" office:value-type="float" office:value="121142">
            <text:p>121,142 </text:p>
          </table:table-cell>
          <table:table-cell table:formula="of:=[.P268]/[.O268]" office:value-type="float" office:value="877.840579710145">
            <text:p>878</text:p>
          </table:table-cell>
          <table:table-cell/>
          <table:table-cell table:formula="of:=[.Q268]/43.67" office:value-type="float" office:value="20.1016849029115">
            <text:p>20</text:p>
          </table:table-cell>
          <table:table-cell table:formula="of:=[.Q268]/81.88" office:value-type="float" office:value="10.7210622827326">
            <text:p>11</text:p>
          </table:table-cell>
          <table:table-cell table:style-name="ce10" table:formula="of:=[.S268]*4" office:value-type="currency" office:currency="USD" office:value="80.406739611646">
            <text:p>$80</text:p>
          </table:table-cell>
          <table:table-cell table:style-name="ce10" table:formula="of:=[.T268]*4" office:value-type="currency" office:currency="USD" office:value="42.8842491309304">
            <text:p>$43</text:p>
          </table:table-cell>
          <table:table-cell table:formula="of:=[.S268]*4" office:value-type="currency" office:currency="USD" office:value="80.406739611646">
            <text:p>$80</text:p>
          </table:table-cell>
          <table:table-cell table:formula="of:=[.T268]*4" office:value-type="currency" office:currency="USD" office:value="42.8842491309304">
            <text:p>$43</text:p>
          </table:table-cell>
          <table:table-cell table:formula="of:=[.S268]/2" office:value-type="float" office:value="10.0508424514557">
            <text:p>10</text:p>
          </table:table-cell>
          <table:table-cell table:formula="of:=[.T268]/2" office:value-type="float" office:value="5.3605311413663">
            <text:p>5</text:p>
          </table:table-cell>
          <table:table-cell table:formula="of:=[.P268]*0.183" office:value-type="float" office:value="22168.986">
            <text:p>$ 22,16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7820">
            <text:p>7820</text:p>
          </table:table-cell>
          <table:table-cell table:style-name="ce1" office:value-type="string">
            <text:p>SCHOMBURG_CHARTER_SCHOOL</text:p>
          </table:table-cell>
          <table:table-cell/>
          <table:table-cell table:style-name="ce5" office:value-type="float" office:value="174">
            <text:p>174</text:p>
          </table:table-cell>
          <table:table-cell table:style-name="ce5" table:formula="of:=SUM([.F269:.G269])" office:value-type="float" office:value="174">
            <text:p>174</text:p>
          </table:table-cell>
          <table:table-cell table:style-name="ce6" office:value-type="float" office:value="376783">
            <text:p>$ 376,783 </text:p>
          </table:table-cell>
          <table:table-cell table:style-name="ce6" office:value-type="float" office:value="156995">
            <text:p>$ 156,995 </text:p>
          </table:table-cell>
          <table:table-cell table:formula="of:=SUM([.I269:.J269])" office:value-type="float" office:value="533778">
            <text:p>$ 533,778 </text:p>
          </table:table-cell>
          <table:table-cell table:formula="of:=[.K269]/[.H269]" office:value-type="float" office:value="3067.68965517241">
            <text:p>$ 3,068 </text:p>
          </table:table-cell>
          <table:table-cell/>
          <table:table-cell office:value-type="float" office:value="170">
            <text:p>170</text:p>
          </table:table-cell>
          <table:table-cell table:formula="of:=SUM([.M269:.N269])" office:value-type="float" office:value="170">
            <text:p>170</text:p>
          </table:table-cell>
          <table:table-cell table:style-name="ce9" office:value-type="float" office:value="357941">
            <text:p>357,941 </text:p>
          </table:table-cell>
          <table:table-cell table:formula="of:=[.P269]/[.O269]" office:value-type="float" office:value="2105.53529411765">
            <text:p>2106</text:p>
          </table:table-cell>
          <table:table-cell/>
          <table:table-cell table:formula="of:=[.Q269]/43.67" office:value-type="float" office:value="48.214685003839">
            <text:p>48</text:p>
          </table:table-cell>
          <table:table-cell table:formula="of:=[.Q269]/81.88" office:value-type="float" office:value="25.7148912325067">
            <text:p>26</text:p>
          </table:table-cell>
          <table:table-cell table:style-name="ce10" table:formula="of:=[.S269]*4" office:value-type="currency" office:currency="USD" office:value="192.858740015356">
            <text:p>$193</text:p>
          </table:table-cell>
          <table:table-cell table:style-name="ce10" table:formula="of:=[.T269]*4" office:value-type="currency" office:currency="USD" office:value="102.859564930027">
            <text:p>$103</text:p>
          </table:table-cell>
          <table:table-cell table:formula="of:=[.S269]*4" office:value-type="currency" office:currency="USD" office:value="192.858740015356">
            <text:p>$193</text:p>
          </table:table-cell>
          <table:table-cell table:formula="of:=[.T269]*4" office:value-type="currency" office:currency="USD" office:value="102.859564930027">
            <text:p>$103</text:p>
          </table:table-cell>
          <table:table-cell table:formula="of:=[.S269]/2" office:value-type="float" office:value="24.1073425019195">
            <text:p>24</text:p>
          </table:table-cell>
          <table:table-cell table:formula="of:=[.T269]/2" office:value-type="float" office:value="12.8574456162533">
            <text:p>13</text:p>
          </table:table-cell>
          <table:table-cell table:formula="of:=[.P269]*0.183" office:value-type="float" office:value="65503.203">
            <text:p>$ 65,50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7830">
            <text:p>7830</text:p>
          </table:table-cell>
          <table:table-cell table:style-name="ce1" office:value-type="string">
            <text:p>SOARING_HEIGHTS_CHARTER_SCHOOL</text:p>
          </table:table-cell>
          <table:table-cell/>
          <table:table-cell table:style-name="ce5" office:value-type="float" office:value="110">
            <text:p>110</text:p>
          </table:table-cell>
          <table:table-cell table:style-name="ce5" table:formula="of:=SUM([.F270:.G270])" office:value-type="float" office:value="110">
            <text:p>110</text:p>
          </table:table-cell>
          <table:table-cell table:style-name="ce6" office:value-type="float" office:value="133065">
            <text:p>$ 133,065 </text:p>
          </table:table-cell>
          <table:table-cell table:style-name="ce6" office:value-type="float" office:value="78485">
            <text:p>$ 78,485 </text:p>
          </table:table-cell>
          <table:table-cell table:formula="of:=SUM([.I270:.J270])" office:value-type="float" office:value="211550">
            <text:p>$ 211,550 </text:p>
          </table:table-cell>
          <table:table-cell table:formula="of:=[.K270]/[.H270]" office:value-type="float" office:value="1923.18181818182">
            <text:p>$ 1,923 </text:p>
          </table:table-cell>
          <table:table-cell/>
          <table:table-cell office:value-type="float" office:value="106">
            <text:p>106</text:p>
          </table:table-cell>
          <table:table-cell table:formula="of:=SUM([.M270:.N270])" office:value-type="float" office:value="106">
            <text:p>106</text:p>
          </table:table-cell>
          <table:table-cell table:style-name="ce9" office:value-type="float" office:value="124006">
            <text:p>124,006 </text:p>
          </table:table-cell>
          <table:table-cell table:formula="of:=[.P270]/[.O270]" office:value-type="float" office:value="1169.8679245283">
            <text:p>1170</text:p>
          </table:table-cell>
          <table:table-cell/>
          <table:table-cell table:formula="of:=[.Q270]/43.67" office:value-type="float" office:value="26.7888235522854">
            <text:p>27</text:p>
          </table:table-cell>
          <table:table-cell table:formula="of:=[.Q270]/81.88" office:value-type="float" office:value="14.2875906757243">
            <text:p>14</text:p>
          </table:table-cell>
          <table:table-cell table:style-name="ce10" table:formula="of:=[.S270]*4" office:value-type="currency" office:currency="USD" office:value="107.155294209141">
            <text:p>$107</text:p>
          </table:table-cell>
          <table:table-cell table:style-name="ce10" table:formula="of:=[.T270]*4" office:value-type="currency" office:currency="USD" office:value="57.150362702897">
            <text:p>$57</text:p>
          </table:table-cell>
          <table:table-cell table:formula="of:=[.S270]*4" office:value-type="currency" office:currency="USD" office:value="107.155294209141">
            <text:p>$107</text:p>
          </table:table-cell>
          <table:table-cell table:formula="of:=[.T270]*4" office:value-type="currency" office:currency="USD" office:value="57.150362702897">
            <text:p>$57</text:p>
          </table:table-cell>
          <table:table-cell table:formula="of:=[.S270]/2" office:value-type="float" office:value="13.3944117761427">
            <text:p>13</text:p>
          </table:table-cell>
          <table:table-cell table:formula="of:=[.T270]/2" office:value-type="float" office:value="7.14379533786213">
            <text:p>7</text:p>
          </table:table-cell>
          <table:table-cell table:formula="of:=[.P270]*0.183" office:value-type="float" office:value="22693.098">
            <text:p>$ 22,69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8060">
            <text:p>8060</text:p>
          </table:table-cell>
          <table:table-cell table:style-name="ce1" office:value-type="string">
            <text:p>UNIVERSITY_ACADEMY_CHARTER_SCHOOL</text:p>
          </table:table-cell>
          <table:table-cell/>
          <table:table-cell table:style-name="ce5" office:value-type="float" office:value="204">
            <text:p>204</text:p>
          </table:table-cell>
          <table:table-cell table:style-name="ce5" table:formula="of:=SUM([.F271:.G271])" office:value-type="float" office:value="204">
            <text:p>204</text:p>
          </table:table-cell>
          <table:table-cell table:style-name="ce6" office:value-type="float" office:value="272983">
            <text:p>$ 272,983 </text:p>
          </table:table-cell>
          <table:table-cell table:style-name="ce6" office:value-type="float" office:value="144890">
            <text:p>$ 144,890 </text:p>
          </table:table-cell>
          <table:table-cell table:formula="of:=SUM([.I271:.J271])" office:value-type="float" office:value="417873">
            <text:p>$ 417,873 </text:p>
          </table:table-cell>
          <table:table-cell table:formula="of:=[.K271]/[.H271]" office:value-type="float" office:value="2048.39705882353">
            <text:p>$ 2,048 </text:p>
          </table:table-cell>
          <table:table-cell/>
          <table:table-cell office:value-type="float" office:value="210">
            <text:p>210</text:p>
          </table:table-cell>
          <table:table-cell table:formula="of:=SUM([.M271:.N271])" office:value-type="float" office:value="210">
            <text:p>210</text:p>
          </table:table-cell>
          <table:table-cell table:style-name="ce9" office:value-type="float" office:value="247175">
            <text:p>247,175 </text:p>
          </table:table-cell>
          <table:table-cell table:formula="of:=[.P271]/[.O271]" office:value-type="float" office:value="1177.02380952381">
            <text:p>1177</text:p>
          </table:table-cell>
          <table:table-cell/>
          <table:table-cell table:formula="of:=[.Q271]/43.67" office:value-type="float" office:value="26.9526862725855">
            <text:p>27</text:p>
          </table:table-cell>
          <table:table-cell table:formula="of:=[.Q271]/81.88" office:value-type="float" office:value="14.3749854607207">
            <text:p>14</text:p>
          </table:table-cell>
          <table:table-cell table:style-name="ce10" table:formula="of:=[.S271]*4" office:value-type="currency" office:currency="USD" office:value="107.810745090342">
            <text:p>$108</text:p>
          </table:table-cell>
          <table:table-cell table:style-name="ce10" table:formula="of:=[.T271]*4" office:value-type="currency" office:currency="USD" office:value="57.4999418428827">
            <text:p>$57</text:p>
          </table:table-cell>
          <table:table-cell table:formula="of:=[.S271]*4" office:value-type="currency" office:currency="USD" office:value="107.810745090342">
            <text:p>$108</text:p>
          </table:table-cell>
          <table:table-cell table:formula="of:=[.T271]*4" office:value-type="currency" office:currency="USD" office:value="57.4999418428827">
            <text:p>$57</text:p>
          </table:table-cell>
          <table:table-cell table:formula="of:=[.S271]/2" office:value-type="float" office:value="13.4763431362928">
            <text:p>13</text:p>
          </table:table-cell>
          <table:table-cell table:formula="of:=[.T271]/2" office:value-type="float" office:value="7.18749273036034">
            <text:p>7</text:p>
          </table:table-cell>
          <table:table-cell table:formula="of:=[.P271]*0.183" office:value-type="float" office:value="45233.025">
            <text:p>$ 45,233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>
            <text:p>HUNTERDON</text:p>
          </table:table-cell>
          <table:table-cell table:style-name="ce2" office:value-type="float" office:value="20">
            <text:p>20</text:p>
          </table:table-cell>
          <table:table-cell table:style-name="ce1" office:value-type="string">
            <text:p>ALEXANDRIA TWP</text:p>
          </table:table-cell>
          <table:table-cell/>
          <table:table-cell table:style-name="ce5" table:number-columns-repeated="2"/>
          <table:table-cell table:style-name="ce6" table:number-columns-repeated="2"/>
          <table:table-cell table:number-columns-repeated="4"/>
          <table:table-cell office:value-type="float" office:value="14">
            <text:p>14</text:p>
          </table:table-cell>
          <table:table-cell table:style-name="ce9" office:value-type="float" office:value="7323">
            <text:p>7,323 </text:p>
          </table:table-cell>
          <table:table-cell table:formula="of:=[.P272]/[.O272]" office:value-type="float" office:value="523.071428571429">
            <text:p>523</text:p>
          </table:table-cell>
          <table:table-cell/>
          <table:table-cell table:formula="of:=[.Q272]/43.67" office:value-type="float" office:value="11.977820667997">
            <text:p>12</text:p>
          </table:table-cell>
          <table:table-cell table:formula="of:=[.Q272]/81.88" office:value-type="float" office:value="6.3882685463047">
            <text:p>6</text:p>
          </table:table-cell>
          <table:table-cell table:style-name="ce10" table:formula="of:=[.S272]*4" office:value-type="currency" office:currency="USD" office:value="47.911282671988">
            <text:p>$48</text:p>
          </table:table-cell>
          <table:table-cell table:style-name="ce10" table:formula="of:=[.T272]*4" office:value-type="currency" office:currency="USD" office:value="25.5530741852188">
            <text:p>$26</text:p>
          </table:table-cell>
          <table:table-cell table:formula="of:=[.S272]*4" office:value-type="currency" office:currency="USD" office:value="47.911282671988">
            <text:p>$48</text:p>
          </table:table-cell>
          <table:table-cell table:formula="of:=[.T272]*4" office:value-type="currency" office:currency="USD" office:value="25.5530741852188">
            <text:p>$26</text:p>
          </table:table-cell>
          <table:table-cell table:formula="of:=[.S272]/2" office:value-type="float" office:value="5.98891033399849">
            <text:p>6</text:p>
          </table:table-cell>
          <table:table-cell table:formula="of:=[.T272]/2" office:value-type="float" office:value="3.19413427315235">
            <text:p>3</text:p>
          </table:table-cell>
          <table:table-cell table:formula="of:=[.P272]*0.183" office:value-type="float" office:value="1340.109">
            <text:p>$ 1,3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430">
            <text:p>430</text:p>
          </table:table-cell>
          <table:table-cell table:style-name="ce1" office:value-type="string">
            <text:p>BLOOMSBURY_BORO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273:.G273])" office:value-type="float" office:value="16">
            <text:p>16</text:p>
          </table:table-cell>
          <table:table-cell table:style-name="ce6" office:value-type="float" office:value="12002">
            <text:p>$ 12,002 </text:p>
          </table:table-cell>
          <table:table-cell table:style-name="ce6" office:value-type="float" office:value="3955">
            <text:p>$ 3,955 </text:p>
          </table:table-cell>
          <table:table-cell table:formula="of:=SUM([.I273:.J273])" office:value-type="float" office:value="15957">
            <text:p>$ 15,957 </text:p>
          </table:table-cell>
          <table:table-cell table:formula="of:=[.K273]/[.H273]" office:value-type="float" office:value="997.3125">
            <text:p>$ 997 </text:p>
          </table:table-cell>
          <table:table-cell/>
          <table:table-cell office:value-type="float" office:value="17">
            <text:p>17</text:p>
          </table:table-cell>
          <table:table-cell table:formula="of:=SUM([.M273:.N273])" office:value-type="float" office:value="17">
            <text:p>17</text:p>
          </table:table-cell>
          <table:table-cell table:style-name="ce9" office:value-type="float" office:value="11523">
            <text:p>11,523 </text:p>
          </table:table-cell>
          <table:table-cell table:formula="of:=[.P273]/[.O273]" office:value-type="float" office:value="677.823529411765">
            <text:p>678</text:p>
          </table:table-cell>
          <table:table-cell/>
          <table:table-cell table:formula="of:=[.Q273]/43.67" office:value-type="float" office:value="15.5214913993992">
            <text:p>16</text:p>
          </table:table-cell>
          <table:table-cell table:formula="of:=[.Q273]/81.88" office:value-type="float" office:value="8.27825512227363">
            <text:p>8</text:p>
          </table:table-cell>
          <table:table-cell table:style-name="ce10" table:formula="of:=[.S273]*4" office:value-type="currency" office:currency="USD" office:value="62.085965597597">
            <text:p>$62</text:p>
          </table:table-cell>
          <table:table-cell table:style-name="ce10" table:formula="of:=[.T273]*4" office:value-type="currency" office:currency="USD" office:value="33.1130204890945">
            <text:p>$33</text:p>
          </table:table-cell>
          <table:table-cell table:formula="of:=[.S273]*4" office:value-type="currency" office:currency="USD" office:value="62.085965597597">
            <text:p>$62</text:p>
          </table:table-cell>
          <table:table-cell table:formula="of:=[.T273]*4" office:value-type="currency" office:currency="USD" office:value="33.1130204890945">
            <text:p>$33</text:p>
          </table:table-cell>
          <table:table-cell table:formula="of:=[.S273]/2" office:value-type="float" office:value="7.76074569969962">
            <text:p>8</text:p>
          </table:table-cell>
          <table:table-cell table:formula="of:=[.T273]/2" office:value-type="float" office:value="4.13912756113681">
            <text:p>4</text:p>
          </table:table-cell>
          <table:table-cell table:formula="of:=[.P273]*0.183" office:value-type="float" office:value="2108.709">
            <text:p>$ 2,10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910">
            <text:p>910</text:p>
          </table:table-cell>
          <table:table-cell table:style-name="ce1" office:value-type="string">
            <text:p>CLINTON-GLEN_GARDNER</text:p>
          </table:table-cell>
          <table:table-cell/>
          <table:table-cell table:style-name="ce5" office:value-type="float" office:value="30">
            <text:p>30</text:p>
          </table:table-cell>
          <table:table-cell table:style-name="ce5" table:formula="of:=SUM([.F274:.G274])" office:value-type="float" office:value="30">
            <text:p>30</text:p>
          </table:table-cell>
          <table:table-cell table:style-name="ce6" office:value-type="float" office:value="26414">
            <text:p>$ 26,414 </text:p>
          </table:table-cell>
          <table:table-cell table:style-name="ce6" office:value-type="float" office:value="7417">
            <text:p>$ 7,417 </text:p>
          </table:table-cell>
          <table:table-cell table:formula="of:=SUM([.I274:.J274])" office:value-type="float" office:value="33831">
            <text:p>$ 33,831 </text:p>
          </table:table-cell>
          <table:table-cell table:formula="of:=[.K274]/[.H274]" office:value-type="float" office:value="1127.7">
            <text:p>$ 1,128 </text:p>
          </table:table-cell>
          <table:table-cell/>
          <table:table-cell office:value-type="float" office:value="22">
            <text:p>22</text:p>
          </table:table-cell>
          <table:table-cell table:formula="of:=SUM([.M274:.N274])" office:value-type="float" office:value="22">
            <text:p>22</text:p>
          </table:table-cell>
          <table:table-cell table:style-name="ce9" office:value-type="float" office:value="16706">
            <text:p>16,706 </text:p>
          </table:table-cell>
          <table:table-cell table:formula="of:=[.P274]/[.O274]" office:value-type="float" office:value="759.363636363636">
            <text:p>759</text:p>
          </table:table-cell>
          <table:table-cell/>
          <table:table-cell table:formula="of:=[.Q274]/43.67" office:value-type="float" office:value="17.3886795595062">
            <text:p>17</text:p>
          </table:table-cell>
          <table:table-cell table:formula="of:=[.Q274]/81.88" office:value-type="float" office:value="9.27410401030333">
            <text:p>9</text:p>
          </table:table-cell>
          <table:table-cell table:style-name="ce10" table:formula="of:=[.S274]*4" office:value-type="currency" office:currency="USD" office:value="69.5547182380249">
            <text:p>$70</text:p>
          </table:table-cell>
          <table:table-cell table:style-name="ce10" table:formula="of:=[.T274]*4" office:value-type="currency" office:currency="USD" office:value="37.0964160412133">
            <text:p>$37</text:p>
          </table:table-cell>
          <table:table-cell table:formula="of:=[.S274]*4" office:value-type="currency" office:currency="USD" office:value="69.5547182380249">
            <text:p>$70</text:p>
          </table:table-cell>
          <table:table-cell table:formula="of:=[.T274]*4" office:value-type="currency" office:currency="USD" office:value="37.0964160412133">
            <text:p>$37</text:p>
          </table:table-cell>
          <table:table-cell table:formula="of:=[.S274]/2" office:value-type="float" office:value="8.69433977975311">
            <text:p>9</text:p>
          </table:table-cell>
          <table:table-cell table:formula="of:=[.T274]/2" office:value-type="float" office:value="4.63705200515166">
            <text:p>5</text:p>
          </table:table-cell>
          <table:table-cell table:formula="of:=[.P274]*0.183" office:value-type="float" office:value="3057.198">
            <text:p>$ 3,057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CLINTON_TWP</text:p>
          </table:table-cell>
          <table:table-cell/>
          <table:table-cell table:style-name="ce5" table:number-columns-repeated="2"/>
          <table:table-cell table:style-name="ce6" table:number-columns-repeated="2"/>
          <table:table-cell table:number-columns-repeated="3"/>
          <table:table-cell office:value-type="float" office:value="45">
            <text:p>45</text:p>
          </table:table-cell>
          <table:table-cell table:formula="of:=SUM([.M275:.N275])" office:value-type="float" office:value="45">
            <text:p>45</text:p>
          </table:table-cell>
          <table:table-cell table:style-name="ce9" office:value-type="float" office:value="23527">
            <text:p>23,527 </text:p>
          </table:table-cell>
          <table:table-cell table:formula="of:=[.P275]/[.O275]" office:value-type="float" office:value="522.822222222222">
            <text:p>523</text:p>
          </table:table-cell>
          <table:table-cell/>
          <table:table-cell table:formula="of:=[.Q275]/43.67" office:value-type="float" office:value="11.9721140879831">
            <text:p>12</text:p>
          </table:table-cell>
          <table:table-cell table:formula="of:=[.Q275]/81.88" office:value-type="float" office:value="6.385224990501">
            <text:p>6</text:p>
          </table:table-cell>
          <table:table-cell table:style-name="ce10" table:formula="of:=[.S275]*4" office:value-type="currency" office:currency="USD" office:value="47.8884563519324">
            <text:p>$48</text:p>
          </table:table-cell>
          <table:table-cell table:style-name="ce10" table:formula="of:=[.T275]*4" office:value-type="currency" office:currency="USD" office:value="25.540899962004">
            <text:p>$26</text:p>
          </table:table-cell>
          <table:table-cell table:formula="of:=[.S275]*4" office:value-type="currency" office:currency="USD" office:value="47.8884563519324">
            <text:p>$48</text:p>
          </table:table-cell>
          <table:table-cell table:formula="of:=[.T275]*4" office:value-type="currency" office:currency="USD" office:value="25.540899962004">
            <text:p>$26</text:p>
          </table:table-cell>
          <table:table-cell table:formula="of:=[.S275]/2" office:value-type="float" office:value="5.98605704399155">
            <text:p>6</text:p>
          </table:table-cell>
          <table:table-cell table:formula="of:=[.T275]/2" office:value-type="float" office:value="3.1926124952505">
            <text:p>3</text:p>
          </table:table-cell>
          <table:table-cell table:formula="of:=[.P275]*0.183" office:value-type="float" office:value="4305.441">
            <text:p>$ 4,30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040">
            <text:p>1040</text:p>
          </table:table-cell>
          <table:table-cell table:style-name="ce1" office:value-type="string">
            <text:p>DELAWARE_TOWNSHIP</text:p>
          </table:table-cell>
          <table:table-cell/>
          <table:table-cell table:style-name="ce5" office:value-type="float" office:value="11">
            <text:p>11</text:p>
          </table:table-cell>
          <table:table-cell table:style-name="ce5" table:formula="of:=SUM([.F276:.G276])" office:value-type="float" office:value="11">
            <text:p>11</text:p>
          </table:table-cell>
          <table:table-cell table:style-name="ce6" office:value-type="float" office:value="8905">
            <text:p>$ 8,905 </text:p>
          </table:table-cell>
          <table:table-cell table:style-name="ce6" office:value-type="float" office:value="0">
            <text:p>$ 0 </text:p>
          </table:table-cell>
          <table:table-cell table:formula="of:=SUM([.I276:.J276])" office:value-type="float" office:value="8905">
            <text:p>$ 8,905 </text:p>
          </table:table-cell>
          <table:table-cell table:formula="of:=[.K276]/[.H276]" office:value-type="float" office:value="809.545454545455">
            <text:p>$ 810 </text:p>
          </table:table-cell>
          <table:table-cell/>
          <table:table-cell office:value-type="float" office:value="17">
            <text:p>17</text:p>
          </table:table-cell>
          <table:table-cell table:formula="of:=SUM([.M276:.N276])" office:value-type="float" office:value="17">
            <text:p>17</text:p>
          </table:table-cell>
          <table:table-cell table:style-name="ce9" office:value-type="float" office:value="8369">
            <text:p>8,369 </text:p>
          </table:table-cell>
          <table:table-cell table:formula="of:=[.P276]/[.O276]" office:value-type="float" office:value="492.294117647059">
            <text:p>492</text:p>
          </table:table-cell>
          <table:table-cell/>
          <table:table-cell table:formula="of:=[.Q276]/43.67" office:value-type="float" office:value="11.2730505529439">
            <text:p>11</text:p>
          </table:table-cell>
          <table:table-cell table:formula="of:=[.Q276]/81.88" office:value-type="float" office:value="6.01238541337395">
            <text:p>6</text:p>
          </table:table-cell>
          <table:table-cell table:style-name="ce10" table:formula="of:=[.S276]*4" office:value-type="currency" office:currency="USD" office:value="45.0922022117755">
            <text:p>$45</text:p>
          </table:table-cell>
          <table:table-cell table:style-name="ce10" table:formula="of:=[.T276]*4" office:value-type="currency" office:currency="USD" office:value="24.0495416534958">
            <text:p>$24</text:p>
          </table:table-cell>
          <table:table-cell table:formula="of:=[.S276]*4" office:value-type="currency" office:currency="USD" office:value="45.0922022117755">
            <text:p>$45</text:p>
          </table:table-cell>
          <table:table-cell table:formula="of:=[.T276]*4" office:value-type="currency" office:currency="USD" office:value="24.0495416534958">
            <text:p>$24</text:p>
          </table:table-cell>
          <table:table-cell table:formula="of:=[.S276]/2" office:value-type="float" office:value="5.63652527647194">
            <text:p>6</text:p>
          </table:table-cell>
          <table:table-cell table:formula="of:=[.T276]/2" office:value-type="float" office:value="3.00619270668697">
            <text:p>3</text:p>
          </table:table-cell>
          <table:table-cell table:formula="of:=[.P276]*0.183" office:value-type="float" office:value="1531.527">
            <text:p>$ 1,532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DELAWARE_VALLEY_REGIONAL</text:p>
          </table:table-cell>
          <table:table-cell/>
          <table:table-cell table:style-name="ce5" table:number-columns-repeated="2"/>
          <table:table-cell table:style-name="ce6" table:number-columns-repeated="2"/>
          <table:table-cell table:number-columns-repeated="3"/>
          <table:table-cell office:value-type="float" office:value="28">
            <text:p>28</text:p>
          </table:table-cell>
          <table:table-cell table:formula="of:=SUM([.M277:.N277])" office:value-type="float" office:value="28">
            <text:p>28</text:p>
          </table:table-cell>
          <table:table-cell table:style-name="ce9" office:value-type="float" office:value="14646">
            <text:p>14,646 </text:p>
          </table:table-cell>
          <table:table-cell table:formula="of:=[.P277]/[.O277]" office:value-type="float" office:value="523.071428571429">
            <text:p>523</text:p>
          </table:table-cell>
          <table:table-cell/>
          <table:table-cell table:formula="of:=[.Q277]/43.67" office:value-type="float" office:value="11.977820667997">
            <text:p>12</text:p>
          </table:table-cell>
          <table:table-cell table:formula="of:=[.Q277]/81.88" office:value-type="float" office:value="6.3882685463047">
            <text:p>6</text:p>
          </table:table-cell>
          <table:table-cell table:style-name="ce10" table:formula="of:=[.S277]*4" office:value-type="currency" office:currency="USD" office:value="47.911282671988">
            <text:p>$48</text:p>
          </table:table-cell>
          <table:table-cell table:style-name="ce10" table:formula="of:=[.T277]*4" office:value-type="currency" office:currency="USD" office:value="25.5530741852188">
            <text:p>$26</text:p>
          </table:table-cell>
          <table:table-cell table:formula="of:=[.S277]*4" office:value-type="currency" office:currency="USD" office:value="47.911282671988">
            <text:p>$48</text:p>
          </table:table-cell>
          <table:table-cell table:formula="of:=[.T277]*4" office:value-type="currency" office:currency="USD" office:value="25.5530741852188">
            <text:p>$26</text:p>
          </table:table-cell>
          <table:table-cell table:formula="of:=[.S277]/2" office:value-type="float" office:value="5.98891033399849">
            <text:p>6</text:p>
          </table:table-cell>
          <table:table-cell table:formula="of:=[.T277]/2" office:value-type="float" office:value="3.19413427315235">
            <text:p>3</text:p>
          </table:table-cell>
          <table:table-cell table:formula="of:=[.P277]*0.183" office:value-type="float" office:value="2680.218">
            <text:p>$ 2,68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160">
            <text:p>1160</text:p>
          </table:table-cell>
          <table:table-cell table:style-name="ce1" office:value-type="string">
            <text:p>EAST_AMWELL_TOWNSHIP</text:p>
          </table:table-cell>
          <table:table-cell/>
          <table:table-cell table:style-name="ce5" office:value-type="float" office:value="13">
            <text:p>13</text:p>
          </table:table-cell>
          <table:table-cell table:style-name="ce5" table:formula="of:=SUM([.F278:.G278])" office:value-type="float" office:value="13">
            <text:p>13</text:p>
          </table:table-cell>
          <table:table-cell table:style-name="ce6" office:value-type="float" office:value="7324">
            <text:p>$ 7,324 </text:p>
          </table:table-cell>
          <table:table-cell table:style-name="ce6" office:value-type="float" office:value="0">
            <text:p>$ 0 </text:p>
          </table:table-cell>
          <table:table-cell table:formula="of:=SUM([.I278:.J278])" office:value-type="float" office:value="7324">
            <text:p>$ 7,324 </text:p>
          </table:table-cell>
          <table:table-cell table:formula="of:=[.K278]/[.H278]" office:value-type="float" office:value="563.384615384615">
            <text:p>$ 563 </text:p>
          </table:table-cell>
          <table:table-cell/>
          <table:table-cell office:value-type="float" office:value="27">
            <text:p>27</text:p>
          </table:table-cell>
          <table:table-cell table:formula="of:=SUM([.M278:.N278])" office:value-type="float" office:value="27">
            <text:p>27</text:p>
          </table:table-cell>
          <table:table-cell table:style-name="ce9" office:value-type="float" office:value="17829">
            <text:p>17,829 </text:p>
          </table:table-cell>
          <table:table-cell table:formula="of:=[.P278]/[.O278]" office:value-type="float" office:value="660.333333333333">
            <text:p>660</text:p>
          </table:table-cell>
          <table:table-cell/>
          <table:table-cell table:formula="of:=[.Q278]/43.67" office:value-type="float" office:value="15.1209831310587">
            <text:p>15</text:p>
          </table:table-cell>
          <table:table-cell table:formula="of:=[.Q278]/81.88" office:value-type="float" office:value="8.06464745155512">
            <text:p>8</text:p>
          </table:table-cell>
          <table:table-cell table:style-name="ce10" table:formula="of:=[.S278]*4" office:value-type="currency" office:currency="USD" office:value="60.4839325242348">
            <text:p>$60</text:p>
          </table:table-cell>
          <table:table-cell table:style-name="ce10" table:formula="of:=[.T278]*4" office:value-type="currency" office:currency="USD" office:value="32.2585898062205">
            <text:p>$32</text:p>
          </table:table-cell>
          <table:table-cell table:formula="of:=[.S278]*4" office:value-type="currency" office:currency="USD" office:value="60.4839325242348">
            <text:p>$60</text:p>
          </table:table-cell>
          <table:table-cell table:formula="of:=[.T278]*4" office:value-type="currency" office:currency="USD" office:value="32.2585898062205">
            <text:p>$32</text:p>
          </table:table-cell>
          <table:table-cell table:formula="of:=[.S278]/2" office:value-type="float" office:value="7.56049156552935">
            <text:p>8</text:p>
          </table:table-cell>
          <table:table-cell table:formula="of:=[.T278]/2" office:value-type="float" office:value="4.03232372577756">
            <text:p>4</text:p>
          </table:table-cell>
          <table:table-cell table:formula="of:=[.P278]*0.183" office:value-type="float" office:value="3262.707">
            <text:p>$ 3,26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510">
            <text:p>1510</text:p>
          </table:table-cell>
          <table:table-cell table:style-name="ce1" office:value-type="string">
            <text:p>FLEMINGTON-RARITAN_REGIONAL</text:p>
          </table:table-cell>
          <table:table-cell table:style-name="ce5" office:value-type="float" office:value="98">
            <text:p>98</text:p>
          </table:table-cell>
          <table:table-cell table:style-name="ce5"/>
          <table:table-cell table:style-name="ce5" table:formula="of:=SUM([.F279:.G279])" office:value-type="float" office:value="98">
            <text:p>98</text:p>
          </table:table-cell>
          <table:table-cell table:style-name="ce6" office:value-type="float" office:value="100018">
            <text:p>$ 100,018 </text:p>
          </table:table-cell>
          <table:table-cell table:style-name="ce6" office:value-type="float" office:value="0">
            <text:p>$ 0 </text:p>
          </table:table-cell>
          <table:table-cell table:formula="of:=SUM([.I279:.J279])" office:value-type="float" office:value="100018">
            <text:p>$ 100,018 </text:p>
          </table:table-cell>
          <table:table-cell table:formula="of:=[.K279]/[.H279]" office:value-type="float" office:value="1020.59183673469">
            <text:p>$ 1,021 </text:p>
          </table:table-cell>
          <table:table-cell office:value-type="float" office:value="109">
            <text:p>109</text:p>
          </table:table-cell>
          <table:table-cell office:value-type="string">
            <text:p><text:s/></text:p>
          </table:table-cell>
          <table:table-cell table:formula="of:=SUM([.M279:.N279])" office:value-type="float" office:value="109">
            <text:p>109</text:p>
          </table:table-cell>
          <table:table-cell table:style-name="ce9" office:value-type="float" office:value="83618">
            <text:p>83,618 </text:p>
          </table:table-cell>
          <table:table-cell table:formula="of:=[.P279]/[.O279]" office:value-type="float" office:value="767.137614678899">
            <text:p>767</text:p>
          </table:table-cell>
          <table:table-cell/>
          <table:table-cell table:formula="of:=[.Q279]/43.67" office:value-type="float" office:value="17.5666960082184">
            <text:p>18</text:p>
          </table:table-cell>
          <table:table-cell table:formula="of:=[.Q279]/81.88" office:value-type="float" office:value="9.36904756569247">
            <text:p>9</text:p>
          </table:table-cell>
          <table:table-cell table:style-name="ce10" table:formula="of:=[.S279]*4" office:value-type="currency" office:currency="USD" office:value="70.2667840328737">
            <text:p>$70</text:p>
          </table:table-cell>
          <table:table-cell table:style-name="ce10" table:formula="of:=[.T279]*4" office:value-type="currency" office:currency="USD" office:value="37.4761902627699">
            <text:p>$37</text:p>
          </table:table-cell>
          <table:table-cell table:formula="of:=[.S279]*4" office:value-type="currency" office:currency="USD" office:value="70.2667840328737">
            <text:p>$70</text:p>
          </table:table-cell>
          <table:table-cell table:formula="of:=[.T279]*4" office:value-type="currency" office:currency="USD" office:value="37.4761902627699">
            <text:p>$37</text:p>
          </table:table-cell>
          <table:table-cell table:formula="of:=[.S279]/2" office:value-type="float" office:value="8.78334800410922">
            <text:p>9</text:p>
          </table:table-cell>
          <table:table-cell table:formula="of:=[.T279]/2" office:value-type="float" office:value="4.68452378284623">
            <text:p>5</text:p>
          </table:table-cell>
          <table:table-cell table:formula="of:=[.P279]*0.183" office:value-type="float" office:value="15302.094">
            <text:p>$ 15,30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680">
            <text:p>1680</text:p>
          </table:table-cell>
          <table:table-cell table:style-name="ce1" office:value-type="string">
            <text:p>FRENCHTOWN_BORO</text:p>
          </table:table-cell>
          <table:table-cell/>
          <table:table-cell table:style-name="ce5" office:value-type="float" office:value="19">
            <text:p>19</text:p>
          </table:table-cell>
          <table:table-cell table:style-name="ce5" table:formula="of:=SUM([.F280:.G280])" office:value-type="float" office:value="19">
            <text:p>19</text:p>
          </table:table-cell>
          <table:table-cell table:style-name="ce6" office:value-type="float" office:value="14274">
            <text:p>$ 14,274 </text:p>
          </table:table-cell>
          <table:table-cell table:style-name="ce6" office:value-type="float" office:value="4697">
            <text:p>$ 4,697 </text:p>
          </table:table-cell>
          <table:table-cell table:formula="of:=SUM([.I280:.J280])" office:value-type="float" office:value="18971">
            <text:p>$ 18,971 </text:p>
          </table:table-cell>
          <table:table-cell table:formula="of:=[.K280]/[.H280]" office:value-type="float" office:value="998.473684210526">
            <text:p>$ 998 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 table:formula="of:=SUM([.M280:.N280])" office:value-type="float" office:value="18">
            <text:p>18</text:p>
          </table:table-cell>
          <table:table-cell table:style-name="ce9" office:value-type="float" office:value="12851">
            <text:p>12,851 </text:p>
          </table:table-cell>
          <table:table-cell table:formula="of:=[.P280]/[.O280]" office:value-type="float" office:value="713.944444444445">
            <text:p>714</text:p>
          </table:table-cell>
          <table:table-cell/>
          <table:table-cell table:formula="of:=[.Q280]/43.67" office:value-type="float" office:value="16.3486247869119">
            <text:p>16</text:p>
          </table:table-cell>
          <table:table-cell table:formula="of:=[.Q280]/81.88" office:value-type="float" office:value="8.71939966346415">
            <text:p>9</text:p>
          </table:table-cell>
          <table:table-cell table:style-name="ce10" table:formula="of:=[.S280]*4" office:value-type="currency" office:currency="USD" office:value="65.3944991476478">
            <text:p>$65</text:p>
          </table:table-cell>
          <table:table-cell table:style-name="ce10" table:formula="of:=[.T280]*4" office:value-type="currency" office:currency="USD" office:value="34.8775986538566">
            <text:p>$35</text:p>
          </table:table-cell>
          <table:table-cell table:formula="of:=[.S280]*4" office:value-type="currency" office:currency="USD" office:value="65.3944991476478">
            <text:p>$65</text:p>
          </table:table-cell>
          <table:table-cell table:formula="of:=[.T280]*4" office:value-type="currency" office:currency="USD" office:value="34.8775986538566">
            <text:p>$35</text:p>
          </table:table-cell>
          <table:table-cell table:formula="of:=[.S280]/2" office:value-type="float" office:value="8.17431239345597">
            <text:p>8</text:p>
          </table:table-cell>
          <table:table-cell table:formula="of:=[.T280]/2" office:value-type="float" office:value="4.35969983173207">
            <text:p>4</text:p>
          </table:table-cell>
          <table:table-cell table:formula="of:=[.P280]*0.183" office:value-type="float" office:value="2351.733">
            <text:p>$ 2,35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970">
            <text:p>1970</text:p>
          </table:table-cell>
          <table:table-cell table:style-name="ce1" office:value-type="string">
            <text:p>HAMPTON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281:.G281])" office:value-type="float" office:value="25">
            <text:p>25</text:p>
          </table:table-cell>
          <table:table-cell table:style-name="ce6" office:value-type="float" office:value="21072">
            <text:p>$ 21,072 </text:p>
          </table:table-cell>
          <table:table-cell table:style-name="ce6" office:value-type="float" office:value="6384">
            <text:p>$ 6,384 </text:p>
          </table:table-cell>
          <table:table-cell table:formula="of:=SUM([.I281:.J281])" office:value-type="float" office:value="27456">
            <text:p>$ 27,456 </text:p>
          </table:table-cell>
          <table:table-cell table:formula="of:=[.K281]/[.H281]" office:value-type="float" office:value="1098.24">
            <text:p>$ 1,098 </text:p>
          </table:table-cell>
          <table:table-cell/>
          <table:table-cell office:value-type="float" office:value="23">
            <text:p>23</text:p>
          </table:table-cell>
          <table:table-cell table:formula="of:=SUM([.M281:.N281])" office:value-type="float" office:value="23">
            <text:p>23</text:p>
          </table:table-cell>
          <table:table-cell table:style-name="ce9" office:value-type="float" office:value="26155">
            <text:p>26,155 </text:p>
          </table:table-cell>
          <table:table-cell table:formula="of:=[.P281]/[.O281]" office:value-type="float" office:value="1137.17391304348">
            <text:p>1137</text:p>
          </table:table-cell>
          <table:table-cell/>
          <table:table-cell table:formula="of:=[.Q281]/43.67" office:value-type="float" office:value="26.0401628816917">
            <text:p>26</text:p>
          </table:table-cell>
          <table:table-cell table:formula="of:=[.Q281]/81.88" office:value-type="float" office:value="13.8882988891485">
            <text:p>14</text:p>
          </table:table-cell>
          <table:table-cell table:style-name="ce10" table:formula="of:=[.S281]*4" office:value-type="currency" office:currency="USD" office:value="104.160651526767">
            <text:p>$104</text:p>
          </table:table-cell>
          <table:table-cell table:style-name="ce10" table:formula="of:=[.T281]*4" office:value-type="currency" office:currency="USD" office:value="55.553195556594">
            <text:p>$56</text:p>
          </table:table-cell>
          <table:table-cell table:formula="of:=[.S281]*4" office:value-type="currency" office:currency="USD" office:value="104.160651526767">
            <text:p>$104</text:p>
          </table:table-cell>
          <table:table-cell table:formula="of:=[.T281]*4" office:value-type="currency" office:currency="USD" office:value="55.553195556594">
            <text:p>$56</text:p>
          </table:table-cell>
          <table:table-cell table:formula="of:=[.S281]/2" office:value-type="float" office:value="13.0200814408459">
            <text:p>13</text:p>
          </table:table-cell>
          <table:table-cell table:formula="of:=[.T281]/2" office:value-type="float" office:value="6.94414944457424">
            <text:p>7</text:p>
          </table:table-cell>
          <table:table-cell table:formula="of:=[.P281]*0.183" office:value-type="float" office:value="4786.365">
            <text:p>$ 4,78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140">
            <text:p>2140</text:p>
          </table:table-cell>
          <table:table-cell table:style-name="ce1" office:value-type="string">
            <text:p>HIGH_BRIDGE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282:.G282])" office:value-type="float" office:value="25">
            <text:p>25</text:p>
          </table:table-cell>
          <table:table-cell table:style-name="ce6" office:value-type="float" office:value="18585">
            <text:p>$ 18,585 </text:p>
          </table:table-cell>
          <table:table-cell table:style-name="ce6" office:value-type="float" office:value="6181">
            <text:p>$ 6,181 </text:p>
          </table:table-cell>
          <table:table-cell table:formula="of:=SUM([.I282:.J282])" office:value-type="float" office:value="24766">
            <text:p>$ 24,766 </text:p>
          </table:table-cell>
          <table:table-cell table:formula="of:=[.K282]/[.H282]" office:value-type="float" office:value="990.64">
            <text:p>$ 991 </text:p>
          </table:table-cell>
          <table:table-cell/>
          <table:table-cell office:value-type="float" office:value="22">
            <text:p>22</text:p>
          </table:table-cell>
          <table:table-cell table:formula="of:=SUM([.M282:.N282])" office:value-type="float" office:value="22">
            <text:p>22</text:p>
          </table:table-cell>
          <table:table-cell table:style-name="Default" office:value-type="float" office:value="15683">
            <text:p>15683</text:p>
          </table:table-cell>
          <table:table-cell table:formula="of:=[.P282]/[.O282]" office:value-type="float" office:value="712.863636363636">
            <text:p>713</text:p>
          </table:table-cell>
          <table:table-cell/>
          <table:table-cell table:formula="of:=[.Q282]/43.67" office:value-type="float" office:value="16.3238753460874">
            <text:p>16</text:p>
          </table:table-cell>
          <table:table-cell table:formula="of:=[.Q282]/81.88" office:value-type="float" office:value="8.7061997601812">
            <text:p>9</text:p>
          </table:table-cell>
          <table:table-cell table:style-name="ce10" table:formula="of:=[.S282]*4" office:value-type="currency" office:currency="USD" office:value="65.2955013843496">
            <text:p>$65</text:p>
          </table:table-cell>
          <table:table-cell table:style-name="ce10" table:formula="of:=[.T282]*4" office:value-type="currency" office:currency="USD" office:value="34.8247990407248">
            <text:p>$35</text:p>
          </table:table-cell>
          <table:table-cell table:formula="of:=[.S282]*4" office:value-type="currency" office:currency="USD" office:value="65.2955013843496">
            <text:p>$65</text:p>
          </table:table-cell>
          <table:table-cell table:formula="of:=[.T282]*4" office:value-type="currency" office:currency="USD" office:value="34.8247990407248">
            <text:p>$35</text:p>
          </table:table-cell>
          <table:table-cell table:formula="of:=[.S282]/2" office:value-type="float" office:value="8.1619376730437">
            <text:p>8</text:p>
          </table:table-cell>
          <table:table-cell table:formula="of:=[.T282]/2" office:value-type="float" office:value="4.3530998800906">
            <text:p>4</text:p>
          </table:table-cell>
          <table:table-cell table:formula="of:=[.P282]*0.183" office:value-type="float" office:value="2869.989">
            <text:p>$ 2,87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220">
            <text:p>2220</text:p>
          </table:table-cell>
          <table:table-cell table:style-name="ce1" office:value-type="string">
            <text:p>HOLLAND_TOWNSHIP</text:p>
          </table:table-cell>
          <table:table-cell/>
          <table:table-cell table:style-name="ce5" office:value-type="float" office:value="23">
            <text:p>23</text:p>
          </table:table-cell>
          <table:table-cell table:style-name="ce5" table:formula="of:=SUM([.F283:.G283])" office:value-type="float" office:value="23">
            <text:p>23</text:p>
          </table:table-cell>
          <table:table-cell table:style-name="ce6" office:value-type="float" office:value="12985">
            <text:p>$ 12,985 </text:p>
          </table:table-cell>
          <table:table-cell table:style-name="ce6" office:value-type="float" office:value="0">
            <text:p>$ 0 </text:p>
          </table:table-cell>
          <table:table-cell table:formula="of:=SUM([.I283:.J283])" office:value-type="float" office:value="12985">
            <text:p>$ 12,985 </text:p>
          </table:table-cell>
          <table:table-cell table:formula="of:=[.K283]/[.H283]" office:value-type="float" office:value="564.565217391304">
            <text:p>$ 565 </text:p>
          </table:table-cell>
          <table:table-cell/>
          <table:table-cell office:value-type="float" office:value="19">
            <text:p>19</text:p>
          </table:table-cell>
          <table:table-cell table:formula="of:=SUM([.M283:.N283])" office:value-type="float" office:value="19">
            <text:p>19</text:p>
          </table:table-cell>
          <table:table-cell table:style-name="ce9" office:value-type="float" office:value="10528">
            <text:p>10,528 </text:p>
          </table:table-cell>
          <table:table-cell table:formula="of:=[.P283]/[.O283]" office:value-type="float" office:value="554.105263157895">
            <text:p>554</text:p>
          </table:table-cell>
          <table:table-cell/>
          <table:table-cell table:formula="of:=[.Q283]/43.67" office:value-type="float" office:value="12.6884649223241">
            <text:p>13</text:p>
          </table:table-cell>
          <table:table-cell table:formula="of:=[.Q283]/81.88" office:value-type="float" office:value="6.76728460134214">
            <text:p>7</text:p>
          </table:table-cell>
          <table:table-cell table:style-name="ce10" table:formula="of:=[.S283]*4" office:value-type="currency" office:currency="USD" office:value="50.7538596892965">
            <text:p>$51</text:p>
          </table:table-cell>
          <table:table-cell table:style-name="ce10" table:formula="of:=[.T283]*4" office:value-type="currency" office:currency="USD" office:value="27.0691384053686">
            <text:p>$27</text:p>
          </table:table-cell>
          <table:table-cell table:formula="of:=[.S283]*4" office:value-type="currency" office:currency="USD" office:value="50.7538596892965">
            <text:p>$51</text:p>
          </table:table-cell>
          <table:table-cell table:formula="of:=[.T283]*4" office:value-type="currency" office:currency="USD" office:value="27.0691384053686">
            <text:p>$27</text:p>
          </table:table-cell>
          <table:table-cell table:formula="of:=[.S283]/2" office:value-type="float" office:value="6.34423246116206">
            <text:p>6</text:p>
          </table:table-cell>
          <table:table-cell table:formula="of:=[.T283]/2" office:value-type="float" office:value="3.38364230067107">
            <text:p>3</text:p>
          </table:table-cell>
          <table:table-cell table:formula="of:=[.P283]*0.183" office:value-type="float" office:value="1926.624">
            <text:p>$ 1,92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300">
            <text:p>2300</text:p>
          </table:table-cell>
          <table:table-cell table:style-name="ce1" office:value-type="string">
            <text:p>HUNTERDON_CENTRAL_REGIONAL</text:p>
          </table:table-cell>
          <table:table-cell table:style-name="ce5" office:value-type="float" office:value="54">
            <text:p>54</text:p>
          </table:table-cell>
          <table:table-cell/>
          <table:table-cell table:style-name="ce5" table:formula="of:=SUM([.F284:.G284])" office:value-type="float" office:value="54">
            <text:p>54</text:p>
          </table:table-cell>
          <table:table-cell table:style-name="ce6" office:value-type="float" office:value="37793">
            <text:p>$ 37,793 </text:p>
          </table:table-cell>
          <table:table-cell table:style-name="ce6" office:value-type="float" office:value="0">
            <text:p>$ 0 </text:p>
          </table:table-cell>
          <table:table-cell table:formula="of:=SUM([.I284:.J284])" office:value-type="float" office:value="37793">
            <text:p>$ 37,793 </text:p>
          </table:table-cell>
          <table:table-cell table:formula="of:=[.K284]/[.H284]" office:value-type="float" office:value="699.87037037037">
            <text:p>$ 700 </text:p>
          </table:table-cell>
          <table:table-cell office:value-type="float" office:value="62">
            <text:p>62</text:p>
          </table:table-cell>
          <table:table-cell/>
          <table:table-cell table:formula="of:=SUM([.M284:.N284])" office:value-type="float" office:value="62">
            <text:p>62</text:p>
          </table:table-cell>
          <table:table-cell table:style-name="ce9" office:value-type="float" office:value="47643">
            <text:p>47,643 </text:p>
          </table:table-cell>
          <table:table-cell table:formula="of:=[.P284]/[.O284]" office:value-type="float" office:value="768.435483870968">
            <text:p>768</text:p>
          </table:table-cell>
          <table:table-cell/>
          <table:table-cell table:formula="of:=[.Q284]/43.67" office:value-type="float" office:value="17.59641593476">
            <text:p>18</text:p>
          </table:table-cell>
          <table:table-cell table:formula="of:=[.Q284]/81.88" office:value-type="float" office:value="9.38489843516082">
            <text:p>9</text:p>
          </table:table-cell>
          <table:table-cell table:style-name="ce10" table:formula="of:=[.S284]*4" office:value-type="currency" office:currency="USD" office:value="70.3856637390399">
            <text:p>$70</text:p>
          </table:table-cell>
          <table:table-cell table:style-name="ce10" table:formula="of:=[.T284]*4" office:value-type="currency" office:currency="USD" office:value="37.5395937406433">
            <text:p>$38</text:p>
          </table:table-cell>
          <table:table-cell table:formula="of:=[.S284]*4" office:value-type="currency" office:currency="USD" office:value="70.3856637390399">
            <text:p>$70</text:p>
          </table:table-cell>
          <table:table-cell table:formula="of:=[.T284]*4" office:value-type="currency" office:currency="USD" office:value="37.5395937406433">
            <text:p>$38</text:p>
          </table:table-cell>
          <table:table-cell table:formula="of:=[.S284]/2" office:value-type="float" office:value="8.79820796737998">
            <text:p>9</text:p>
          </table:table-cell>
          <table:table-cell table:formula="of:=[.T284]/2" office:value-type="float" office:value="4.69244921758041">
            <text:p>5</text:p>
          </table:table-cell>
          <table:table-cell table:formula="of:=[.P284]*0.183" office:value-type="float" office:value="8718.669">
            <text:p>$ 8,719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KINGWOOD</text:p>
          </table:table-cell>
          <table:table-cell table:style-name="ce5"/>
          <table:table-cell/>
          <table:table-cell table:style-name="ce5"/>
          <table:table-cell table:style-name="ce6" table:number-columns-repeated="2"/>
          <table:table-cell table:number-columns-repeated="3"/>
          <table:table-cell office:value-type="float" office:value="11">
            <text:p>11</text:p>
          </table:table-cell>
          <table:table-cell table:formula="of:=SUM([.M285:.N285])" office:value-type="float" office:value="11">
            <text:p>11</text:p>
          </table:table-cell>
          <table:table-cell table:style-name="ce9" office:value-type="float" office:value="5753">
            <text:p>5,753 </text:p>
          </table:table-cell>
          <table:table-cell table:formula="of:=[.P285]/[.O285]" office:value-type="float" office:value="523">
            <text:p>523</text:p>
          </table:table-cell>
          <table:table-cell/>
          <table:table-cell table:formula="of:=[.Q285]/43.67" office:value-type="float" office:value="11.976185024044">
            <text:p>12</text:p>
          </table:table-cell>
          <table:table-cell table:formula="of:=[.Q285]/81.88" office:value-type="float" office:value="6.38739618954568">
            <text:p>6</text:p>
          </table:table-cell>
          <table:table-cell table:style-name="ce10" table:formula="of:=[.S285]*4" office:value-type="currency" office:currency="USD" office:value="47.9047400961759">
            <text:p>$48</text:p>
          </table:table-cell>
          <table:table-cell table:style-name="ce10" table:formula="of:=[.T285]*4" office:value-type="currency" office:currency="USD" office:value="25.5495847581827">
            <text:p>$26</text:p>
          </table:table-cell>
          <table:table-cell table:formula="of:=[.S285]*4" office:value-type="currency" office:currency="USD" office:value="47.9047400961759">
            <text:p>$48</text:p>
          </table:table-cell>
          <table:table-cell table:formula="of:=[.T285]*4" office:value-type="currency" office:currency="USD" office:value="25.5495847581827">
            <text:p>$26</text:p>
          </table:table-cell>
          <table:table-cell table:formula="of:=[.S285]/2" office:value-type="float" office:value="5.98809251202198">
            <text:p>6</text:p>
          </table:table-cell>
          <table:table-cell table:formula="of:=[.T285]/2" office:value-type="float" office:value="3.19369809477284">
            <text:p>3</text:p>
          </table:table-cell>
          <table:table-cell table:formula="of:=[.P285]*0.183" office:value-type="float" office:value="1052.799">
            <text:p>$ 1,05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530">
            <text:p>2530</text:p>
          </table:table-cell>
          <table:table-cell table:style-name="ce1" office:value-type="string">
            <text:p>LAMBERTVILLE_CITY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286:.G286])" office:value-type="float" office:value="25">
            <text:p>25</text:p>
          </table:table-cell>
          <table:table-cell table:style-name="ce6" office:value-type="float" office:value="21003">
            <text:p>$ 21,003 </text:p>
          </table:table-cell>
          <table:table-cell table:style-name="ce6" office:value-type="float" office:value="6240">
            <text:p>$ 6,240 </text:p>
          </table:table-cell>
          <table:table-cell table:formula="of:=SUM([.I286:.J286])" office:value-type="float" office:value="27243">
            <text:p>$ 27,243 </text:p>
          </table:table-cell>
          <table:table-cell table:formula="of:=[.K286]/[.H286]" office:value-type="float" office:value="1089.72">
            <text:p>$ 1,090 </text:p>
          </table:table-cell>
          <table:table-cell/>
          <table:table-cell office:value-type="float" office:value="34">
            <text:p>34</text:p>
          </table:table-cell>
          <table:table-cell table:formula="of:=SUM([.M286:.N286])" office:value-type="float" office:value="34">
            <text:p>34</text:p>
          </table:table-cell>
          <table:table-cell table:style-name="ce9" office:value-type="float" office:value="27052">
            <text:p>27,052 </text:p>
          </table:table-cell>
          <table:table-cell table:formula="of:=[.P286]/[.O286]" office:value-type="float" office:value="795.647058823529">
            <text:p>796</text:p>
          </table:table-cell>
          <table:table-cell/>
          <table:table-cell table:formula="of:=[.Q286]/43.67" office:value-type="float" office:value="18.2195342070879">
            <text:p>18</text:p>
          </table:table-cell>
          <table:table-cell table:formula="of:=[.Q286]/81.88" office:value-type="float" office:value="9.71723325382913">
            <text:p>10</text:p>
          </table:table-cell>
          <table:table-cell table:style-name="ce10" table:formula="of:=[.S286]*4" office:value-type="currency" office:currency="USD" office:value="72.8781368283517">
            <text:p>$73</text:p>
          </table:table-cell>
          <table:table-cell table:style-name="ce10" table:formula="of:=[.T286]*4" office:value-type="currency" office:currency="USD" office:value="38.8689330153165">
            <text:p>$39</text:p>
          </table:table-cell>
          <table:table-cell table:formula="of:=[.S286]*4" office:value-type="currency" office:currency="USD" office:value="72.8781368283517">
            <text:p>$73</text:p>
          </table:table-cell>
          <table:table-cell table:formula="of:=[.T286]*4" office:value-type="currency" office:currency="USD" office:value="38.8689330153165">
            <text:p>$39</text:p>
          </table:table-cell>
          <table:table-cell table:formula="of:=[.S286]/2" office:value-type="float" office:value="9.10976710354396">
            <text:p>9</text:p>
          </table:table-cell>
          <table:table-cell table:formula="of:=[.T286]/2" office:value-type="float" office:value="4.85861662691457">
            <text:p>5</text:p>
          </table:table-cell>
          <table:table-cell table:formula="of:=[.P286]*0.183" office:value-type="float" office:value="4950.516">
            <text:p>$ 4,95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600">
            <text:p>2600</text:p>
          </table:table-cell>
          <table:table-cell table:style-name="ce1" office:value-type="string">
            <text:p>LEBANON_TOWNSHIP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287:.G287])" office:value-type="float" office:value="16">
            <text:p>16</text:p>
          </table:table-cell>
          <table:table-cell table:style-name="ce6" office:value-type="float" office:value="9010">
            <text:p>$ 9,010 </text:p>
          </table:table-cell>
          <table:table-cell table:style-name="ce6" office:value-type="float" office:value="0">
            <text:p>$ 0 </text:p>
          </table:table-cell>
          <table:table-cell table:formula="of:=SUM([.I287:.J287])" office:value-type="float" office:value="9010">
            <text:p>$ 9,010 </text:p>
          </table:table-cell>
          <table:table-cell table:formula="of:=[.K287]/[.H287]" office:value-type="float" office:value="563.125">
            <text:p>$ 563 </text:p>
          </table:table-cell>
          <table:table-cell/>
          <table:table-cell office:value-type="float" office:value="17">
            <text:p>17</text:p>
          </table:table-cell>
          <table:table-cell table:formula="of:=SUM([.M287:.N287])" office:value-type="float" office:value="17">
            <text:p>17</text:p>
          </table:table-cell>
          <table:table-cell table:style-name="ce9" office:value-type="float" office:value="8711">
            <text:p>8,711 </text:p>
          </table:table-cell>
          <table:table-cell table:formula="of:=[.P287]/[.O287]" office:value-type="float" office:value="512.411764705882">
            <text:p>512</text:p>
          </table:table-cell>
          <table:table-cell/>
          <table:table-cell table:formula="of:=[.Q287]/43.67" office:value-type="float" office:value="11.7337248615957">
            <text:p>12</text:p>
          </table:table-cell>
          <table:table-cell table:formula="of:=[.Q287]/81.88" office:value-type="float" office:value="6.2580821287968">
            <text:p>6</text:p>
          </table:table-cell>
          <table:table-cell table:style-name="ce10" table:formula="of:=[.S287]*4" office:value-type="currency" office:currency="USD" office:value="46.9348994463826">
            <text:p>$47</text:p>
          </table:table-cell>
          <table:table-cell table:style-name="ce10" table:formula="of:=[.T287]*4" office:value-type="currency" office:currency="USD" office:value="25.0323285151872">
            <text:p>$25</text:p>
          </table:table-cell>
          <table:table-cell table:formula="of:=[.S287]*4" office:value-type="currency" office:currency="USD" office:value="46.9348994463826">
            <text:p>$47</text:p>
          </table:table-cell>
          <table:table-cell table:formula="of:=[.T287]*4" office:value-type="currency" office:currency="USD" office:value="25.0323285151872">
            <text:p>$25</text:p>
          </table:table-cell>
          <table:table-cell table:formula="of:=[.S287]/2" office:value-type="float" office:value="5.86686243079783">
            <text:p>6</text:p>
          </table:table-cell>
          <table:table-cell table:formula="of:=[.T287]/2" office:value-type="float" office:value="3.1290410643984">
            <text:p>3</text:p>
          </table:table-cell>
          <table:table-cell table:formula="of:=[.P287]*0.183" office:value-type="float" office:value="1594.113">
            <text:p>$ 1,594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READINGTON</text:p>
          </table:table-cell>
          <table:table-cell/>
          <table:table-cell table:style-name="ce5" table:number-columns-repeated="2"/>
          <table:table-cell table:style-name="ce6" table:number-columns-repeated="2"/>
          <table:table-cell table:number-columns-repeated="3"/>
          <table:table-cell office:value-type="float" office:value="48">
            <text:p>48</text:p>
          </table:table-cell>
          <table:table-cell table:formula="of:=SUM([.M288:.N288])" office:value-type="float" office:value="48">
            <text:p>48</text:p>
          </table:table-cell>
          <table:table-cell table:style-name="ce9" office:value-type="float" office:value="25106">
            <text:p>25,106 </text:p>
          </table:table-cell>
          <table:table-cell table:formula="of:=[.P288]/[.O288]" office:value-type="float" office:value="523.041666666667">
            <text:p>523</text:p>
          </table:table-cell>
          <table:table-cell/>
          <table:table-cell table:formula="of:=[.Q288]/43.67" office:value-type="float" office:value="11.9771391496832">
            <text:p>12</text:p>
          </table:table-cell>
          <table:table-cell table:formula="of:=[.Q288]/81.88" office:value-type="float" office:value="6.38790506432177">
            <text:p>6</text:p>
          </table:table-cell>
          <table:table-cell table:style-name="ce10" table:formula="of:=[.S288]*4" office:value-type="currency" office:currency="USD" office:value="47.9085565987329">
            <text:p>$48</text:p>
          </table:table-cell>
          <table:table-cell table:style-name="ce10" table:formula="of:=[.T288]*4" office:value-type="currency" office:currency="USD" office:value="25.5516202572871">
            <text:p>$26</text:p>
          </table:table-cell>
          <table:table-cell table:formula="of:=[.S288]*4" office:value-type="currency" office:currency="USD" office:value="47.9085565987329">
            <text:p>$48</text:p>
          </table:table-cell>
          <table:table-cell table:formula="of:=[.T288]*4" office:value-type="currency" office:currency="USD" office:value="25.5516202572871">
            <text:p>$26</text:p>
          </table:table-cell>
          <table:table-cell table:formula="of:=[.S288]/2" office:value-type="float" office:value="5.98856957484161">
            <text:p>6</text:p>
          </table:table-cell>
          <table:table-cell table:formula="of:=[.T288]/2" office:value-type="float" office:value="3.19395253216089">
            <text:p>3</text:p>
          </table:table-cell>
          <table:table-cell table:formula="of:=[.P288]*0.183" office:value-type="float" office:value="4594.398">
            <text:p>$ 4,59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4890">
            <text:p>4890</text:p>
          </table:table-cell>
          <table:table-cell table:style-name="ce1" office:value-type="string">
            <text:p>SOUTH_HUNTERDON_REGIONAL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289:.G289])" office:value-type="float" office:value="15">
            <text:p>15</text:p>
          </table:table-cell>
          <table:table-cell table:style-name="ce6" office:value-type="float" office:value="9207">
            <text:p>$ 9,207 </text:p>
          </table:table-cell>
          <table:table-cell table:style-name="ce6" office:value-type="float" office:value="0">
            <text:p>$ 0 </text:p>
          </table:table-cell>
          <table:table-cell table:formula="of:=SUM([.I289:.J289])" office:value-type="float" office:value="9207">
            <text:p>$ 9,207 </text:p>
          </table:table-cell>
          <table:table-cell table:formula="of:=[.K289]/[.H289]" office:value-type="float" office:value="613.8">
            <text:p>$ 614 </text:p>
          </table:table-cell>
          <table:table-cell/>
          <table:table-cell office:value-type="float" office:value="14">
            <text:p>14</text:p>
          </table:table-cell>
          <table:table-cell table:formula="of:=SUM([.M289:.N289])" office:value-type="float" office:value="14">
            <text:p>14</text:p>
          </table:table-cell>
          <table:table-cell table:style-name="ce9" office:value-type="float" office:value="11469">
            <text:p>11,469 </text:p>
          </table:table-cell>
          <table:table-cell table:formula="of:=[.P289]/[.O289]" office:value-type="float" office:value="819.214285714286">
            <text:p>819</text:p>
          </table:table-cell>
          <table:table-cell/>
          <table:table-cell table:formula="of:=[.Q289]/43.67" office:value-type="float" office:value="18.7592004972358">
            <text:p>19</text:p>
          </table:table-cell>
          <table:table-cell table:formula="of:=[.Q289]/81.88" office:value-type="float" office:value="10.0050596692023">
            <text:p>10</text:p>
          </table:table-cell>
          <table:table-cell table:style-name="ce10" table:formula="of:=[.S289]*4" office:value-type="currency" office:currency="USD" office:value="75.036801988943">
            <text:p>$75</text:p>
          </table:table-cell>
          <table:table-cell table:style-name="ce10" table:formula="of:=[.T289]*4" office:value-type="currency" office:currency="USD" office:value="40.0202386768093">
            <text:p>$40</text:p>
          </table:table-cell>
          <table:table-cell table:formula="of:=[.S289]*4" office:value-type="currency" office:currency="USD" office:value="75.036801988943">
            <text:p>$75</text:p>
          </table:table-cell>
          <table:table-cell table:formula="of:=[.T289]*4" office:value-type="currency" office:currency="USD" office:value="40.0202386768093">
            <text:p>$40</text:p>
          </table:table-cell>
          <table:table-cell table:formula="of:=[.S289]/2" office:value-type="float" office:value="9.37960024861788">
            <text:p>9</text:p>
          </table:table-cell>
          <table:table-cell table:formula="of:=[.T289]/2" office:value-type="float" office:value="5.00252983460116">
            <text:p>5</text:p>
          </table:table-cell>
          <table:table-cell table:formula="of:=[.P289]*0.183" office:value-type="float" office:value="2098.827">
            <text:p>$ 2,09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1245">
            <text:p>1245</text:p>
          </table:table-cell>
          <table:table-cell table:style-name="ce1" office:value-type="string">
            <text:p>EAST_WINDSOR_REGIONAL</text:p>
          </table:table-cell>
          <table:table-cell table:style-name="ce5" office:value-type="float" office:value="333">
            <text:p>333</text:p>
          </table:table-cell>
          <table:table-cell table:style-name="ce5"/>
          <table:table-cell table:style-name="ce5" table:formula="of:=SUM([.F290:.G290])" office:value-type="float" office:value="333">
            <text:p>333</text:p>
          </table:table-cell>
          <table:table-cell table:style-name="ce6" office:value-type="float" office:value="390686">
            <text:p>$ 390,686 </text:p>
          </table:table-cell>
          <table:table-cell table:style-name="ce6" office:value-type="float" office:value="281905">
            <text:p>$ 281,905 </text:p>
          </table:table-cell>
          <table:table-cell table:formula="of:=SUM([.I290:.J290])" office:value-type="float" office:value="672591">
            <text:p>$ 672,591 </text:p>
          </table:table-cell>
          <table:table-cell table:formula="of:=[.K290]/[.H290]" office:value-type="float" office:value="2019.79279279279">
            <text:p>$ 2,020 </text:p>
          </table:table-cell>
          <table:table-cell office:value-type="float" office:value="363">
            <text:p>363</text:p>
          </table:table-cell>
          <table:table-cell office:value-type="string">
            <text:p><text:s/></text:p>
          </table:table-cell>
          <table:table-cell table:formula="of:=SUM([.M290:.N290])" office:value-type="float" office:value="363">
            <text:p>363</text:p>
          </table:table-cell>
          <table:table-cell table:style-name="ce9" office:value-type="float" office:value="452001">
            <text:p>452,001 </text:p>
          </table:table-cell>
          <table:table-cell table:formula="of:=[.P290]/[.O290]" office:value-type="float" office:value="1245.18181818182">
            <text:p>1245</text:p>
          </table:table-cell>
          <table:table-cell/>
          <table:table-cell table:formula="of:=[.Q290]/43.67" office:value-type="float" office:value="28.5134375585486">
            <text:p>29</text:p>
          </table:table-cell>
          <table:table-cell table:formula="of:=[.Q290]/81.88" office:value-type="float" office:value="15.2073988541991">
            <text:p>15</text:p>
          </table:table-cell>
          <table:table-cell table:style-name="ce10" table:formula="of:=[.S290]*4" office:value-type="currency" office:currency="USD" office:value="114.053750234194">
            <text:p>$114</text:p>
          </table:table-cell>
          <table:table-cell table:style-name="ce10" table:formula="of:=[.T290]*4" office:value-type="currency" office:currency="USD" office:value="60.8295954167962">
            <text:p>$61</text:p>
          </table:table-cell>
          <table:table-cell table:formula="of:=[.S290]*4" office:value-type="currency" office:currency="USD" office:value="114.053750234194">
            <text:p>$114</text:p>
          </table:table-cell>
          <table:table-cell table:formula="of:=[.T290]*4" office:value-type="currency" office:currency="USD" office:value="60.8295954167962">
            <text:p>$61</text:p>
          </table:table-cell>
          <table:table-cell table:formula="of:=[.S290]/2" office:value-type="float" office:value="14.2567187792743">
            <text:p>14</text:p>
          </table:table-cell>
          <table:table-cell table:formula="of:=[.T290]/2" office:value-type="float" office:value="7.60369942709953">
            <text:p>8</text:p>
          </table:table-cell>
          <table:table-cell table:formula="of:=[.P290]*0.183" office:value-type="float" office:value="82716.183">
            <text:p>$ 82,71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1430">
            <text:p>1430</text:p>
          </table:table-cell>
          <table:table-cell table:style-name="ce1" office:value-type="string">
            <text:p>EWING_TOWNSHIP</text:p>
          </table:table-cell>
          <table:table-cell table:style-name="ce5" office:value-type="float" office:value="394">
            <text:p>394</text:p>
          </table:table-cell>
          <table:table-cell table:style-name="ce5"/>
          <table:table-cell table:style-name="ce5" table:formula="of:=SUM([.F291:.G291])" office:value-type="float" office:value="394">
            <text:p>394</text:p>
          </table:table-cell>
          <table:table-cell table:style-name="ce6" office:value-type="float" office:value="459304">
            <text:p>$ 459,304 </text:p>
          </table:table-cell>
          <table:table-cell table:style-name="ce6" office:value-type="float" office:value="312856">
            <text:p>$ 312,856 </text:p>
          </table:table-cell>
          <table:table-cell table:formula="of:=SUM([.I291:.J291])" office:value-type="float" office:value="772160">
            <text:p>$ 772,160 </text:p>
          </table:table-cell>
          <table:table-cell table:formula="of:=[.K291]/[.H291]" office:value-type="float" office:value="1959.79695431472">
            <text:p>$ 1,960 </text:p>
          </table:table-cell>
          <table:table-cell office:value-type="float" office:value="386">
            <text:p>386</text:p>
          </table:table-cell>
          <table:table-cell office:value-type="string">
            <text:p><text:s/></text:p>
          </table:table-cell>
          <table:table-cell table:formula="of:=SUM([.M291:.N291])" office:value-type="float" office:value="386">
            <text:p>386</text:p>
          </table:table-cell>
          <table:table-cell table:style-name="ce9" office:value-type="float" office:value="479183">
            <text:p>479,183 </text:p>
          </table:table-cell>
          <table:table-cell table:formula="of:=[.P291]/[.O291]" office:value-type="float" office:value="1241.4067357513">
            <text:p>1241</text:p>
          </table:table-cell>
          <table:table-cell/>
          <table:table-cell table:formula="of:=[.Q291]/43.67" office:value-type="float" office:value="28.4269918880535">
            <text:p>28</text:p>
          </table:table-cell>
          <table:table-cell table:formula="of:=[.Q291]/81.88" office:value-type="float" office:value="15.1612937927613">
            <text:p>15</text:p>
          </table:table-cell>
          <table:table-cell table:style-name="ce10" table:formula="of:=[.S291]*4" office:value-type="currency" office:currency="USD" office:value="113.707967552214">
            <text:p>$114</text:p>
          </table:table-cell>
          <table:table-cell table:style-name="ce10" table:formula="of:=[.T291]*4" office:value-type="currency" office:currency="USD" office:value="60.6451751710452">
            <text:p>$61</text:p>
          </table:table-cell>
          <table:table-cell table:formula="of:=[.S291]*4" office:value-type="currency" office:currency="USD" office:value="113.707967552214">
            <text:p>$114</text:p>
          </table:table-cell>
          <table:table-cell table:formula="of:=[.T291]*4" office:value-type="currency" office:currency="USD" office:value="60.6451751710452">
            <text:p>$61</text:p>
          </table:table-cell>
          <table:table-cell table:formula="of:=[.S291]/2" office:value-type="float" office:value="14.2134959440267">
            <text:p>14</text:p>
          </table:table-cell>
          <table:table-cell table:formula="of:=[.T291]/2" office:value-type="float" office:value="7.58064689638065">
            <text:p>8</text:p>
          </table:table-cell>
          <table:table-cell table:formula="of:=[.P291]*0.183" office:value-type="float" office:value="87690.489">
            <text:p>$ 87,69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1950">
            <text:p>1950</text:p>
          </table:table-cell>
          <table:table-cell table:style-name="ce1" office:value-type="string">
            <text:p>HAMILTON_TOWNSHIP</text:p>
          </table:table-cell>
          <table:table-cell table:style-name="ce5" office:value-type="float" office:value="1155">
            <text:p>1,155</text:p>
          </table:table-cell>
          <table:table-cell table:style-name="ce5"/>
          <table:table-cell table:style-name="ce5" table:formula="of:=SUM([.F292:.G292])" office:value-type="float" office:value="1155">
            <text:p>1,155</text:p>
          </table:table-cell>
          <table:table-cell table:style-name="ce6" office:value-type="float" office:value="1445915">
            <text:p>$ 1,445,915 </text:p>
          </table:table-cell>
          <table:table-cell table:style-name="ce6" office:value-type="float" office:value="1150207">
            <text:p>$ 1,150,207 </text:p>
          </table:table-cell>
          <table:table-cell table:formula="of:=SUM([.I292:.J292])" office:value-type="float" office:value="2596122">
            <text:p>$ 2,596,122 </text:p>
          </table:table-cell>
          <table:table-cell table:formula="of:=[.K292]/[.H292]" office:value-type="float" office:value="2247.72467532468">
            <text:p>$ 2,248 </text:p>
          </table:table-cell>
          <table:table-cell office:value-type="float" office:value="1132">
            <text:p>1132</text:p>
          </table:table-cell>
          <table:table-cell/>
          <table:table-cell table:formula="of:=SUM([.M292:.N292])" office:value-type="float" office:value="1132">
            <text:p>1132</text:p>
          </table:table-cell>
          <table:table-cell table:style-name="ce9" office:value-type="float" office:value="1515217">
            <text:p>1,515,217 </text:p>
          </table:table-cell>
          <table:table-cell table:formula="of:=[.P292]/[.O292]" office:value-type="float" office:value="1338.53091872792">
            <text:p>1339</text:p>
          </table:table-cell>
          <table:table-cell/>
          <table:table-cell table:formula="of:=[.Q292]/43.67" office:value-type="float" office:value="30.6510400441474">
            <text:p>31</text:p>
          </table:table-cell>
          <table:table-cell table:formula="of:=[.Q292]/81.88" office:value-type="float" office:value="16.3474709175368">
            <text:p>16</text:p>
          </table:table-cell>
          <table:table-cell table:style-name="ce10" table:formula="of:=[.S292]*4" office:value-type="currency" office:currency="USD" office:value="122.604160176589">
            <text:p>$123</text:p>
          </table:table-cell>
          <table:table-cell table:style-name="ce10" table:formula="of:=[.T292]*4" office:value-type="currency" office:currency="USD" office:value="65.3898836701473">
            <text:p>$65</text:p>
          </table:table-cell>
          <table:table-cell table:formula="of:=[.S292]*4" office:value-type="currency" office:currency="USD" office:value="122.604160176589">
            <text:p>$123</text:p>
          </table:table-cell>
          <table:table-cell table:formula="of:=[.T292]*4" office:value-type="currency" office:currency="USD" office:value="65.3898836701473">
            <text:p>$65</text:p>
          </table:table-cell>
          <table:table-cell table:formula="of:=[.S292]/2" office:value-type="float" office:value="15.3255200220737">
            <text:p>15</text:p>
          </table:table-cell>
          <table:table-cell table:formula="of:=[.T292]/2" office:value-type="float" office:value="8.17373545876841">
            <text:p>8</text:p>
          </table:table-cell>
          <table:table-cell table:formula="of:=[.P292]*0.183" office:value-type="float" office:value="277284.711">
            <text:p>$ 277,28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2280">
            <text:p>2280</text:p>
          </table:table-cell>
          <table:table-cell table:style-name="ce1" office:value-type="string">
            <text:p>HOPEWELL_VALLEY_REGIONAL</text:p>
          </table:table-cell>
          <table:table-cell table:style-name="ce5" office:value-type="float" office:value="89">
            <text:p>89</text:p>
          </table:table-cell>
          <table:table-cell table:style-name="ce5"/>
          <table:table-cell table:style-name="ce5" table:formula="of:=SUM([.F293:.G293])" office:value-type="float" office:value="89">
            <text:p>89</text:p>
          </table:table-cell>
          <table:table-cell table:style-name="ce6" office:value-type="float" office:value="62293">
            <text:p>$ 62,293 </text:p>
          </table:table-cell>
          <table:table-cell table:style-name="ce6" office:value-type="float" office:value="0">
            <text:p>$ 0 </text:p>
          </table:table-cell>
          <table:table-cell table:formula="of:=SUM([.I293:.J293])" office:value-type="float" office:value="62293">
            <text:p>$ 62,293 </text:p>
          </table:table-cell>
          <table:table-cell table:formula="of:=[.K293]/[.H293]" office:value-type="float" office:value="699.921348314607">
            <text:p>$ 700 </text:p>
          </table:table-cell>
          <table:table-cell office:value-type="float" office:value="103">
            <text:p>103</text:p>
          </table:table-cell>
          <table:table-cell/>
          <table:table-cell table:formula="of:=SUM([.M293:.N293])" office:value-type="float" office:value="103">
            <text:p>103</text:p>
          </table:table-cell>
          <table:table-cell table:style-name="ce9" office:value-type="float" office:value="79160">
            <text:p>79,160 </text:p>
          </table:table-cell>
          <table:table-cell table:formula="of:=[.P293]/[.O293]" office:value-type="float" office:value="768.543689320388">
            <text:p>769</text:p>
          </table:table-cell>
          <table:table-cell/>
          <table:table-cell table:formula="of:=[.Q293]/43.67" office:value-type="float" office:value="17.5988937330064">
            <text:p>18</text:p>
          </table:table-cell>
          <table:table-cell table:formula="of:=[.Q293]/81.88" office:value-type="float" office:value="9.38621994773313">
            <text:p>9</text:p>
          </table:table-cell>
          <table:table-cell table:style-name="ce10" table:formula="of:=[.S293]*4" office:value-type="currency" office:currency="USD" office:value="70.3955749320255">
            <text:p>$70</text:p>
          </table:table-cell>
          <table:table-cell table:style-name="ce10" table:formula="of:=[.T293]*4" office:value-type="currency" office:currency="USD" office:value="37.5448797909325">
            <text:p>$38</text:p>
          </table:table-cell>
          <table:table-cell table:formula="of:=[.S293]*4" office:value-type="currency" office:currency="USD" office:value="70.3955749320255">
            <text:p>$70</text:p>
          </table:table-cell>
          <table:table-cell table:formula="of:=[.T293]*4" office:value-type="currency" office:currency="USD" office:value="37.5448797909325">
            <text:p>$38</text:p>
          </table:table-cell>
          <table:table-cell table:formula="of:=[.S293]/2" office:value-type="float" office:value="8.79944686650319">
            <text:p>9</text:p>
          </table:table-cell>
          <table:table-cell table:formula="of:=[.T293]/2" office:value-type="float" office:value="4.69310997386656">
            <text:p>5</text:p>
          </table:table-cell>
          <table:table-cell table:formula="of:=[.P293]*0.183" office:value-type="float" office:value="14486.28">
            <text:p>$ 14,48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2580">
            <text:p>2580</text:p>
          </table:table-cell>
          <table:table-cell table:style-name="ce1" office:value-type="string">
            <text:p>LAWRENCE_TOWNSHIP</text:p>
          </table:table-cell>
          <table:table-cell table:style-name="ce5" office:value-type="float" office:value="211">
            <text:p>211</text:p>
          </table:table-cell>
          <table:table-cell table:style-name="ce5"/>
          <table:table-cell table:style-name="ce5" table:formula="of:=SUM([.F294:.G294])" office:value-type="float" office:value="211">
            <text:p>211</text:p>
          </table:table-cell>
          <table:table-cell table:style-name="ce6" office:value-type="float" office:value="161720">
            <text:p>$ 161,720 </text:p>
          </table:table-cell>
          <table:table-cell table:style-name="ce6" office:value-type="float" office:value="0">
            <text:p>$ 0 </text:p>
          </table:table-cell>
          <table:table-cell table:formula="of:=SUM([.I294:.J294])" office:value-type="float" office:value="161720">
            <text:p>$ 161,720 </text:p>
          </table:table-cell>
          <table:table-cell table:formula="of:=[.K294]/[.H294]" office:value-type="float" office:value="766.445497630332">
            <text:p>$ 766 </text:p>
          </table:table-cell>
          <table:table-cell office:value-type="float" office:value="237">
            <text:p>237</text:p>
          </table:table-cell>
          <table:table-cell/>
          <table:table-cell table:formula="of:=SUM([.M294:.N294])" office:value-type="float" office:value="237">
            <text:p>237</text:p>
          </table:table-cell>
          <table:table-cell table:style-name="ce9" office:value-type="float" office:value="296944">
            <text:p>296,944 </text:p>
          </table:table-cell>
          <table:table-cell table:formula="of:=[.P294]/[.O294]" office:value-type="float" office:value="1252.92827004219">
            <text:p>1253</text:p>
          </table:table-cell>
          <table:table-cell/>
          <table:table-cell table:formula="of:=[.Q294]/43.67" office:value-type="float" office:value="28.6908236785481">
            <text:p>29</text:p>
          </table:table-cell>
          <table:table-cell table:formula="of:=[.Q294]/81.88" office:value-type="float" office:value="15.3020062291426">
            <text:p>15</text:p>
          </table:table-cell>
          <table:table-cell table:style-name="ce10" table:formula="of:=[.S294]*4" office:value-type="currency" office:currency="USD" office:value="114.763294714192">
            <text:p>$115</text:p>
          </table:table-cell>
          <table:table-cell table:style-name="ce10" table:formula="of:=[.T294]*4" office:value-type="currency" office:currency="USD" office:value="61.2080249165703">
            <text:p>$61</text:p>
          </table:table-cell>
          <table:table-cell table:formula="of:=[.S294]*4" office:value-type="currency" office:currency="USD" office:value="114.763294714192">
            <text:p>$115</text:p>
          </table:table-cell>
          <table:table-cell table:formula="of:=[.T294]*4" office:value-type="currency" office:currency="USD" office:value="61.2080249165703">
            <text:p>$61</text:p>
          </table:table-cell>
          <table:table-cell table:formula="of:=[.S294]/2" office:value-type="float" office:value="14.345411839274">
            <text:p>14</text:p>
          </table:table-cell>
          <table:table-cell table:formula="of:=[.T294]/2" office:value-type="float" office:value="7.65100311457129">
            <text:p>8</text:p>
          </table:table-cell>
          <table:table-cell table:formula="of:=[.P294]*0.183" office:value-type="float" office:value="54340.752">
            <text:p>$ 54,34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3105">
            <text:p>3105</text:p>
          </table:table-cell>
          <table:table-cell table:style-name="ce1" office:value-type="string">
            <text:p>MERCER_COUNTY_VOCATIONAL</text:p>
          </table:table-cell>
          <table:table-cell/>
          <table:table-cell table:style-name="ce5" office:value-type="float" office:value="14">
            <text:p>14</text:p>
          </table:table-cell>
          <table:table-cell table:style-name="ce5" table:formula="of:=SUM([.F295:.G295])" office:value-type="float" office:value="14">
            <text:p>14</text:p>
          </table:table-cell>
          <table:table-cell table:style-name="ce6" office:value-type="float" office:value="12973">
            <text:p>$ 12,973 </text:p>
          </table:table-cell>
          <table:table-cell table:style-name="ce6" office:value-type="float" office:value="0">
            <text:p>$ 0 </text:p>
          </table:table-cell>
          <table:table-cell table:formula="of:=SUM([.I295:.J295])" office:value-type="float" office:value="12973">
            <text:p>$ 12,973 </text:p>
          </table:table-cell>
          <table:table-cell table:formula="of:=[.K295]/[.H295]" office:value-type="float" office:value="926.642857142857">
            <text:p>$ 927 </text:p>
          </table:table-cell>
          <table:table-cell/>
          <table:table-cell office:value-type="float" office:value="57">
            <text:p>57</text:p>
          </table:table-cell>
          <table:table-cell table:formula="of:=SUM([.M295:.N295])" office:value-type="float" office:value="57">
            <text:p>57</text:p>
          </table:table-cell>
          <table:table-cell table:style-name="ce9" office:value-type="float" office:value="39064">
            <text:p>39,064 </text:p>
          </table:table-cell>
          <table:table-cell table:formula="of:=[.P295]/[.O295]" office:value-type="float" office:value="685.333333333333">
            <text:p>685</text:p>
          </table:table-cell>
          <table:table-cell/>
          <table:table-cell table:formula="of:=[.Q295]/43.67" office:value-type="float" office:value="15.6934585146172">
            <text:p>16</text:p>
          </table:table-cell>
          <table:table-cell table:formula="of:=[.Q295]/81.88" office:value-type="float" office:value="8.36997231721218">
            <text:p>8</text:p>
          </table:table-cell>
          <table:table-cell table:style-name="ce10" table:formula="of:=[.S295]*4" office:value-type="currency" office:currency="USD" office:value="62.7738340584688">
            <text:p>$63</text:p>
          </table:table-cell>
          <table:table-cell table:style-name="ce10" table:formula="of:=[.T295]*4" office:value-type="currency" office:currency="USD" office:value="33.4798892688487">
            <text:p>$33</text:p>
          </table:table-cell>
          <table:table-cell table:formula="of:=[.S295]*4" office:value-type="currency" office:currency="USD" office:value="62.7738340584688">
            <text:p>$63</text:p>
          </table:table-cell>
          <table:table-cell table:formula="of:=[.T295]*4" office:value-type="currency" office:currency="USD" office:value="33.4798892688487">
            <text:p>$33</text:p>
          </table:table-cell>
          <table:table-cell table:formula="of:=[.S295]/2" office:value-type="float" office:value="7.8467292573086">
            <text:p>8</text:p>
          </table:table-cell>
          <table:table-cell table:formula="of:=[.T295]/2" office:value-type="float" office:value="4.18498615860609">
            <text:p>4</text:p>
          </table:table-cell>
          <table:table-cell table:formula="of:=[.P295]*0.183" office:value-type="float" office:value="7148.712">
            <text:p>$ 7,14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4255">
            <text:p>4255</text:p>
          </table:table-cell>
          <table:table-cell table:style-name="ce1" office:value-type="string">
            <text:p>PRINCETON_REGIONAL</text:p>
          </table:table-cell>
          <table:table-cell table:style-name="ce5" office:value-type="float" office:value="208">
            <text:p>208</text:p>
          </table:table-cell>
          <table:table-cell table:style-name="ce5"/>
          <table:table-cell table:style-name="ce5" table:formula="of:=SUM([.F296:.G296])" office:value-type="float" office:value="208">
            <text:p>208</text:p>
          </table:table-cell>
          <table:table-cell table:style-name="ce6" office:value-type="float" office:value="234480">
            <text:p>$ 234,480 </text:p>
          </table:table-cell>
          <table:table-cell table:style-name="ce6" office:value-type="float" office:value="173994">
            <text:p>$ 173,994 </text:p>
          </table:table-cell>
          <table:table-cell table:formula="of:=SUM([.I296:.J296])" office:value-type="float" office:value="408474">
            <text:p>$ 408,474 </text:p>
          </table:table-cell>
          <table:table-cell table:formula="of:=[.K296]/[.H296]" office:value-type="float" office:value="1963.81730769231">
            <text:p>$ 1,964 </text:p>
          </table:table-cell>
          <table:table-cell office:value-type="float" office:value="194">
            <text:p>194</text:p>
          </table:table-cell>
          <table:table-cell/>
          <table:table-cell table:formula="of:=SUM([.M296:.N296])" office:value-type="float" office:value="194">
            <text:p>194</text:p>
          </table:table-cell>
          <table:table-cell table:style-name="ce9" office:value-type="float" office:value="238848">
            <text:p>238,848 </text:p>
          </table:table-cell>
          <table:table-cell table:formula="of:=[.P296]/[.O296]" office:value-type="float" office:value="1231.17525773196">
            <text:p>1231</text:p>
          </table:table-cell>
          <table:table-cell/>
          <table:table-cell table:formula="of:=[.Q296]/43.67" office:value-type="float" office:value="28.1927011159139">
            <text:p>28</text:p>
          </table:table-cell>
          <table:table-cell table:formula="of:=[.Q296]/81.88" office:value-type="float" office:value="15.0363368066922">
            <text:p>15</text:p>
          </table:table-cell>
          <table:table-cell table:style-name="ce10" table:formula="of:=[.S296]*4" office:value-type="currency" office:currency="USD" office:value="112.770804463655">
            <text:p>$113</text:p>
          </table:table-cell>
          <table:table-cell table:style-name="ce10" table:formula="of:=[.T296]*4" office:value-type="currency" office:currency="USD" office:value="60.1453472267689">
            <text:p>$60</text:p>
          </table:table-cell>
          <table:table-cell table:formula="of:=[.S296]*4" office:value-type="currency" office:currency="USD" office:value="112.770804463655">
            <text:p>$113</text:p>
          </table:table-cell>
          <table:table-cell table:formula="of:=[.T296]*4" office:value-type="currency" office:currency="USD" office:value="60.1453472267689">
            <text:p>$60</text:p>
          </table:table-cell>
          <table:table-cell table:formula="of:=[.S296]/2" office:value-type="float" office:value="14.0963505579569">
            <text:p>14</text:p>
          </table:table-cell>
          <table:table-cell table:formula="of:=[.T296]/2" office:value-type="float" office:value="7.51816840334611">
            <text:p>8</text:p>
          </table:table-cell>
          <table:table-cell table:formula="of:=[.P296]*0.183" office:value-type="float" office:value="43709.184">
            <text:p>$ 43,70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5210">
            <text:p>5210</text:p>
          </table:table-cell>
          <table:table-cell table:style-name="ce1" office:value-type="string">
            <text:p>TRENTON_CITY</text:p>
          </table:table-cell>
          <table:table-cell table:style-name="ce5" office:value-type="float" office:value="3558">
            <text:p>3,558</text:p>
          </table:table-cell>
          <table:table-cell table:style-name="ce5"/>
          <table:table-cell table:style-name="ce5" table:formula="of:=SUM([.F297:.G297])" office:value-type="float" office:value="3558">
            <text:p>3,558</text:p>
          </table:table-cell>
          <table:table-cell table:style-name="ce6" office:value-type="float" office:value="5977324">
            <text:p>$ 5,977,324 </text:p>
          </table:table-cell>
          <table:table-cell table:style-name="ce6" office:value-type="float" office:value="4865402">
            <text:p>$ 4,865,402 </text:p>
          </table:table-cell>
          <table:table-cell table:formula="of:=SUM([.I297:.J297])" office:value-type="float" office:value="10842726">
            <text:p>$ 10,842,726 </text:p>
          </table:table-cell>
          <table:table-cell table:formula="of:=[.K297]/[.H297]" office:value-type="float" office:value="3047.4215851602">
            <text:p>$ 3,047 </text:p>
          </table:table-cell>
          <table:table-cell office:value-type="float" office:value="3423">
            <text:p>3423</text:p>
          </table:table-cell>
          <table:table-cell/>
          <table:table-cell table:formula="of:=SUM([.M297:.N297])" office:value-type="float" office:value="3423">
            <text:p>3423</text:p>
          </table:table-cell>
          <table:table-cell table:style-name="ce9" office:value-type="float" office:value="6068990">
            <text:p>6,068,990 </text:p>
          </table:table-cell>
          <table:table-cell table:formula="of:=[.P297]/[.O297]" office:value-type="float" office:value="1773.00321355536">
            <text:p>1773</text:p>
          </table:table-cell>
          <table:table-cell/>
          <table:table-cell table:formula="of:=[.Q297]/43.67" office:value-type="float" office:value="40.6000277892228">
            <text:p>41</text:p>
          </table:table-cell>
          <table:table-cell table:formula="of:=[.Q297]/81.88" office:value-type="float" office:value="21.653678719533">
            <text:p>22</text:p>
          </table:table-cell>
          <table:table-cell table:style-name="ce10" table:formula="of:=[.S297]*4" office:value-type="currency" office:currency="USD" office:value="162.400111156891">
            <text:p>$162</text:p>
          </table:table-cell>
          <table:table-cell table:style-name="ce10" table:formula="of:=[.T297]*4" office:value-type="currency" office:currency="USD" office:value="86.614714878132">
            <text:p>$87</text:p>
          </table:table-cell>
          <table:table-cell table:formula="of:=[.S297]*4" office:value-type="currency" office:currency="USD" office:value="162.400111156891">
            <text:p>$162</text:p>
          </table:table-cell>
          <table:table-cell table:formula="of:=[.T297]*4" office:value-type="currency" office:currency="USD" office:value="86.614714878132">
            <text:p>$87</text:p>
          </table:table-cell>
          <table:table-cell table:formula="of:=[.S297]/2" office:value-type="float" office:value="20.3000138946114">
            <text:p>20</text:p>
          </table:table-cell>
          <table:table-cell table:formula="of:=[.T297]/2" office:value-type="float" office:value="10.8268393597665">
            <text:p>11</text:p>
          </table:table-cell>
          <table:table-cell table:formula="of:=[.P297]*0.183" office:value-type="float" office:value="1110625.17">
            <text:p>$ 1,110,625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ROBBINSVILLE</text:p>
          </table:table-cell>
          <table:table-cell table:style-name="ce5" table:number-columns-repeated="3"/>
          <table:table-cell table:style-name="ce6" table:number-columns-repeated="2"/>
          <table:table-cell table:number-columns-repeated="3"/>
          <table:table-cell office:value-type="float" office:value="60">
            <text:p>60</text:p>
          </table:table-cell>
          <table:table-cell table:formula="of:=SUM([.M298:.N298])" office:value-type="float" office:value="60">
            <text:p>60</text:p>
          </table:table-cell>
          <table:table-cell table:style-name="ce9" office:value-type="float" office:value="31383">
            <text:p>31,383 </text:p>
          </table:table-cell>
          <table:table-cell table:formula="of:=[.P298]/[.O298]" office:value-type="float" office:value="523.05">
            <text:p>523</text:p>
          </table:table-cell>
          <table:table-cell/>
          <table:table-cell table:formula="of:=[.Q298]/43.67" office:value-type="float" office:value="11.9773299748111">
            <text:p>12</text:p>
          </table:table-cell>
          <table:table-cell table:formula="of:=[.Q298]/81.88" office:value-type="float" office:value="6.38800683927699">
            <text:p>6</text:p>
          </table:table-cell>
          <table:table-cell table:style-name="ce10" table:formula="of:=[.S298]*4" office:value-type="currency" office:currency="USD" office:value="47.9093198992443">
            <text:p>$48</text:p>
          </table:table-cell>
          <table:table-cell table:style-name="ce10" table:formula="of:=[.T298]*4" office:value-type="currency" office:currency="USD" office:value="25.552027357108">
            <text:p>$26</text:p>
          </table:table-cell>
          <table:table-cell table:formula="of:=[.S298]*4" office:value-type="currency" office:currency="USD" office:value="47.9093198992443">
            <text:p>$48</text:p>
          </table:table-cell>
          <table:table-cell table:formula="of:=[.T298]*4" office:value-type="currency" office:currency="USD" office:value="25.552027357108">
            <text:p>$26</text:p>
          </table:table-cell>
          <table:table-cell table:formula="of:=[.S298]/2" office:value-type="float" office:value="5.98866498740554">
            <text:p>6</text:p>
          </table:table-cell>
          <table:table-cell table:formula="of:=[.T298]/2" office:value-type="float" office:value="3.1940034196385">
            <text:p>3</text:p>
          </table:table-cell>
          <table:table-cell table:formula="of:=[.P298]*0.183" office:value-type="float" office:value="5743.089">
            <text:p>$ 5,74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5715">
            <text:p>5715</text:p>
          </table:table-cell>
          <table:table-cell table:style-name="ce1" office:value-type="string">
            <text:p>WEST_WINDSOR-PLAINSBORO_REGIONAL</text:p>
          </table:table-cell>
          <table:table-cell table:style-name="ce5" office:value-type="float" office:value="233">
            <text:p>233</text:p>
          </table:table-cell>
          <table:table-cell table:style-name="ce5"/>
          <table:table-cell table:style-name="ce5" table:formula="of:=SUM([.F299:.G299])" office:value-type="float" office:value="233">
            <text:p>233</text:p>
          </table:table-cell>
          <table:table-cell table:style-name="ce6" office:value-type="float" office:value="161571">
            <text:p>$ 161,571 </text:p>
          </table:table-cell>
          <table:table-cell table:style-name="ce6" office:value-type="float" office:value="0">
            <text:p>$ 0 </text:p>
          </table:table-cell>
          <table:table-cell table:formula="of:=SUM([.I299:.J299])" office:value-type="float" office:value="161571">
            <text:p>$ 161,571 </text:p>
          </table:table-cell>
          <table:table-cell table:formula="of:=[.K299]/[.H299]" office:value-type="float" office:value="693.437768240343">
            <text:p>$ 693 </text:p>
          </table:table-cell>
          <table:table-cell office:value-type="float" office:value="216">
            <text:p>216</text:p>
          </table:table-cell>
          <table:table-cell office:value-type="string">
            <text:p><text:s/></text:p>
          </table:table-cell>
          <table:table-cell table:formula="of:=SUM([.M299:.N299])" office:value-type="float" office:value="216">
            <text:p>216</text:p>
          </table:table-cell>
          <table:table-cell table:style-name="ce9" office:value-type="float" office:value="165121">
            <text:p>165,121 </text:p>
          </table:table-cell>
          <table:table-cell table:formula="of:=[.P299]/[.O299]" office:value-type="float" office:value="764.449074074074">
            <text:p>764</text:p>
          </table:table-cell>
          <table:table-cell/>
          <table:table-cell table:formula="of:=[.Q299]/43.67" office:value-type="float" office:value="17.50513107566">
            <text:p>18</text:p>
          </table:table-cell>
          <table:table-cell table:formula="of:=[.Q299]/81.88" office:value-type="float" office:value="9.3362124337332">
            <text:p>9</text:p>
          </table:table-cell>
          <table:table-cell table:style-name="ce10" table:formula="of:=[.S299]*4" office:value-type="currency" office:currency="USD" office:value="70.0205243026402">
            <text:p>$70</text:p>
          </table:table-cell>
          <table:table-cell table:style-name="ce10" table:formula="of:=[.T299]*4" office:value-type="currency" office:currency="USD" office:value="37.3448497349328">
            <text:p>$37</text:p>
          </table:table-cell>
          <table:table-cell table:formula="of:=[.S299]*4" office:value-type="currency" office:currency="USD" office:value="70.0205243026402">
            <text:p>$70</text:p>
          </table:table-cell>
          <table:table-cell table:formula="of:=[.T299]*4" office:value-type="currency" office:currency="USD" office:value="37.3448497349328">
            <text:p>$37</text:p>
          </table:table-cell>
          <table:table-cell table:formula="of:=[.S299]/2" office:value-type="float" office:value="8.75256553783002">
            <text:p>9</text:p>
          </table:table-cell>
          <table:table-cell table:formula="of:=[.T299]/2" office:value-type="float" office:value="4.6681062168666">
            <text:p>5</text:p>
          </table:table-cell>
          <table:table-cell table:formula="of:=[.P299]*0.183" office:value-type="float" office:value="30217.143">
            <text:p>$ 30,21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017">
            <text:p>6017</text:p>
          </table:table-cell>
          <table:table-cell table:style-name="ce1" office:value-type="string">
            <text:p>FOUNDATION_ACADEMY_CHARTER_SCHOOL</text:p>
          </table:table-cell>
          <table:table-cell/>
          <table:table-cell table:style-name="ce5" office:value-type="float" office:value="81">
            <text:p>81</text:p>
          </table:table-cell>
          <table:table-cell table:style-name="ce5" table:formula="of:=SUM([.F300:.G300])" office:value-type="float" office:value="81">
            <text:p>81</text:p>
          </table:table-cell>
          <table:table-cell table:style-name="ce6" office:value-type="float" office:value="95656">
            <text:p>$ 95,656 </text:p>
          </table:table-cell>
          <table:table-cell table:style-name="ce6" office:value-type="float" office:value="54453">
            <text:p>$ 54,453 </text:p>
          </table:table-cell>
          <table:table-cell table:formula="of:=SUM([.I300:.J300])" office:value-type="float" office:value="150109">
            <text:p>$ 150,109 </text:p>
          </table:table-cell>
          <table:table-cell table:formula="of:=[.K300]/[.H300]" office:value-type="float" office:value="1853.1975308642">
            <text:p>$ 1,853 </text:p>
          </table:table-cell>
          <table:table-cell/>
          <table:table-cell office:value-type="float" office:value="115">
            <text:p>115</text:p>
          </table:table-cell>
          <table:table-cell table:formula="of:=SUM([.M300:.N300])" office:value-type="float" office:value="115">
            <text:p>115</text:p>
          </table:table-cell>
          <table:table-cell table:style-name="ce9" office:value-type="float" office:value="169934">
            <text:p>169,934 </text:p>
          </table:table-cell>
          <table:table-cell table:formula="of:=[.P300]/[.O300]" office:value-type="float" office:value="1477.68695652174">
            <text:p>1478</text:p>
          </table:table-cell>
          <table:table-cell/>
          <table:table-cell table:formula="of:=[.Q300]/43.67" office:value-type="float" office:value="33.8375762885674">
            <text:p>34</text:p>
          </table:table-cell>
          <table:table-cell table:formula="of:=[.Q300]/81.88" office:value-type="float" office:value="18.0469828593275">
            <text:p>18</text:p>
          </table:table-cell>
          <table:table-cell table:style-name="ce10" table:formula="of:=[.S300]*4" office:value-type="currency" office:currency="USD" office:value="135.35030515427">
            <text:p>$135</text:p>
          </table:table-cell>
          <table:table-cell table:style-name="ce10" table:formula="of:=[.T300]*4" office:value-type="currency" office:currency="USD" office:value="72.1879314373102">
            <text:p>$72</text:p>
          </table:table-cell>
          <table:table-cell table:formula="of:=[.S300]*4" office:value-type="currency" office:currency="USD" office:value="135.35030515427">
            <text:p>$135</text:p>
          </table:table-cell>
          <table:table-cell table:formula="of:=[.T300]*4" office:value-type="currency" office:currency="USD" office:value="72.1879314373102">
            <text:p>$72</text:p>
          </table:table-cell>
          <table:table-cell table:formula="of:=[.S300]/2" office:value-type="float" office:value="16.9187881442837">
            <text:p>17</text:p>
          </table:table-cell>
          <table:table-cell table:formula="of:=[.T300]/2" office:value-type="float" office:value="9.02349142966377">
            <text:p>9</text:p>
          </table:table-cell>
          <table:table-cell table:formula="of:=[.P300]*0.183" office:value-type="float" office:value="31097.922">
            <text:p>$ 31,09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023">
            <text:p>6023</text:p>
          </table:table-cell>
          <table:table-cell table:style-name="ce1" office:value-type="string">
            <text:p>CAPITAL_PREP_CHARTER_SCHOOL</text:p>
          </table:table-cell>
          <table:table-cell/>
          <table:table-cell table:style-name="ce5" office:value-type="float" office:value="197">
            <text:p>197</text:p>
          </table:table-cell>
          <table:table-cell table:style-name="ce5" table:formula="of:=SUM([.F301:.G301])" office:value-type="float" office:value="197">
            <text:p>197</text:p>
          </table:table-cell>
          <table:table-cell table:style-name="ce6" office:value-type="float" office:value="485159">
            <text:p>$ 485,159 </text:p>
          </table:table-cell>
          <table:table-cell table:style-name="ce6" office:value-type="float" office:value="184760">
            <text:p>$ 184,760 </text:p>
          </table:table-cell>
          <table:table-cell table:formula="of:=SUM([.I301:.J301])" office:value-type="float" office:value="669919">
            <text:p>$ 669,919 </text:p>
          </table:table-cell>
          <table:table-cell table:formula="of:=[.K301]/[.H301]" office:value-type="float" office:value="3400.60406091371">
            <text:p>$ 3,401 </text:p>
          </table:table-cell>
          <table:table-cell/>
          <table:table-cell office:value-type="float" office:value="214">
            <text:p>214</text:p>
          </table:table-cell>
          <table:table-cell table:formula="of:=SUM([.M301:.N301])" office:value-type="float" office:value="214">
            <text:p>214</text:p>
          </table:table-cell>
          <table:table-cell table:style-name="ce9" office:value-type="float" office:value="276980">
            <text:p>276,980 </text:p>
          </table:table-cell>
          <table:table-cell table:formula="of:=[.P301]/[.O301]" office:value-type="float" office:value="1294.29906542056">
            <text:p>1294</text:p>
          </table:table-cell>
          <table:table-cell office:value-type="string">
            <text:p>&lt;== Div Error in source!</text:p>
          </table:table-cell>
          <table:table-cell table:formula="of:=[.Q301]/43.67" office:value-type="float" office:value="29.6381741566421">
            <text:p>30</text:p>
          </table:table-cell>
          <table:table-cell table:formula="of:=[.Q301]/81.88" office:value-type="float" office:value="15.8072675307836">
            <text:p>16</text:p>
          </table:table-cell>
          <table:table-cell table:style-name="ce10" table:formula="of:=[.S301]*4" office:value-type="currency" office:currency="USD" office:value="118.552696626568">
            <text:p>$119</text:p>
          </table:table-cell>
          <table:table-cell table:style-name="ce10" table:formula="of:=[.T301]*4" office:value-type="currency" office:currency="USD" office:value="63.2290701231344">
            <text:p>$63</text:p>
          </table:table-cell>
          <table:table-cell table:formula="of:=[.S301]*4" office:value-type="currency" office:currency="USD" office:value="118.552696626568">
            <text:p>$119</text:p>
          </table:table-cell>
          <table:table-cell table:formula="of:=[.T301]*4" office:value-type="currency" office:currency="USD" office:value="63.2290701231344">
            <text:p>$63</text:p>
          </table:table-cell>
          <table:table-cell table:formula="of:=[.S301]/2" office:value-type="float" office:value="14.8190870783211">
            <text:p>15</text:p>
          </table:table-cell>
          <table:table-cell table:formula="of:=[.T301]/2" office:value-type="float" office:value="7.9036337653918">
            <text:p>8</text:p>
          </table:table-cell>
          <table:table-cell table:formula="of:=[.P301]*0.183" office:value-type="float" office:value="50687.34">
            <text:p>$ 50,68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025">
            <text:p>6025</text:p>
          </table:table-cell>
          <table:table-cell table:style-name="ce1" office:value-type="string">
            <text:p>PAUL_ROBESON_HUMANITIES</text:p>
          </table:table-cell>
          <table:table-cell/>
          <table:table-cell table:style-name="ce5" office:value-type="float" office:value="119">
            <text:p>119</text:p>
          </table:table-cell>
          <table:table-cell table:style-name="ce5" table:formula="of:=SUM([.F302:.G302])" office:value-type="float" office:value="119">
            <text:p>119</text:p>
          </table:table-cell>
          <table:table-cell table:style-name="ce6" office:value-type="float" office:value="233755">
            <text:p>$ 233,755 </text:p>
          </table:table-cell>
          <table:table-cell table:style-name="ce6" office:value-type="float" office:value="96098">
            <text:p>$ 96,098 </text:p>
          </table:table-cell>
          <table:table-cell table:formula="of:=SUM([.I302:.J302])" office:value-type="float" office:value="329853">
            <text:p>$ 329,853 </text:p>
          </table:table-cell>
          <table:table-cell table:formula="of:=[.K302]/[.H302]" office:value-type="float" office:value="2771.87394957983">
            <text:p>$ 2,772 </text:p>
          </table:table-cell>
          <table:table-cell/>
          <table:table-cell office:value-type="float" office:value="137">
            <text:p>137</text:p>
          </table:table-cell>
          <table:table-cell table:formula="of:=SUM([.M302:.N302])" office:value-type="float" office:value="137">
            <text:p>137</text:p>
          </table:table-cell>
          <table:table-cell table:style-name="ce9" office:value-type="float" office:value="185679">
            <text:p>185,679 </text:p>
          </table:table-cell>
          <table:table-cell table:formula="of:=[.P302]/[.O302]" office:value-type="float" office:value="1355.32116788321">
            <text:p>1355</text:p>
          </table:table-cell>
          <table:table-cell office:value-type="string">
            <text:p>&lt;== Div Error in source!</text:p>
          </table:table-cell>
          <table:table-cell table:formula="of:=[.Q302]/43.67" office:value-type="float" office:value="31.0355202171562">
            <text:p>31</text:p>
          </table:table-cell>
          <table:table-cell table:formula="of:=[.Q302]/81.88" office:value-type="float" office:value="16.5525301402444">
            <text:p>17</text:p>
          </table:table-cell>
          <table:table-cell table:style-name="ce10" table:formula="of:=[.S302]*4" office:value-type="currency" office:currency="USD" office:value="124.142080868625">
            <text:p>$124</text:p>
          </table:table-cell>
          <table:table-cell table:style-name="ce10" table:formula="of:=[.T302]*4" office:value-type="currency" office:currency="USD" office:value="66.2101205609776">
            <text:p>$66</text:p>
          </table:table-cell>
          <table:table-cell table:formula="of:=[.S302]*4" office:value-type="currency" office:currency="USD" office:value="124.142080868625">
            <text:p>$124</text:p>
          </table:table-cell>
          <table:table-cell table:formula="of:=[.T302]*4" office:value-type="currency" office:currency="USD" office:value="66.2101205609776">
            <text:p>$66</text:p>
          </table:table-cell>
          <table:table-cell table:formula="of:=[.S302]/2" office:value-type="float" office:value="15.5177601085781">
            <text:p>16</text:p>
          </table:table-cell>
          <table:table-cell table:formula="of:=[.T302]/2" office:value-type="float" office:value="8.2762650701222">
            <text:p>8</text:p>
          </table:table-cell>
          <table:table-cell table:formula="of:=[.P302]*0.183" office:value-type="float" office:value="33979.257">
            <text:p>$ 33,97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425">
            <text:p>6425</text:p>
          </table:table-cell>
          <table:table-cell table:style-name="ce1" office:value-type="string">
            <text:p>EMILY_FISHER_CHARTER_SCHOOL_OF_ADV._s</text:p>
          </table:table-cell>
          <table:table-cell/>
          <table:table-cell table:style-name="ce5" office:value-type="float" office:value="255">
            <text:p>255</text:p>
          </table:table-cell>
          <table:table-cell table:style-name="ce5" table:formula="of:=SUM([.F303:.G303])" office:value-type="float" office:value="255">
            <text:p>255</text:p>
          </table:table-cell>
          <table:table-cell table:style-name="ce6" office:value-type="float" office:value="359158">
            <text:p>$ 359,158 </text:p>
          </table:table-cell>
          <table:table-cell table:style-name="ce6" office:value-type="float" office:value="221283">
            <text:p>$ 221,283 </text:p>
          </table:table-cell>
          <table:table-cell table:formula="of:=SUM([.I303:.J303])" office:value-type="float" office:value="580441">
            <text:p>$ 580,441 </text:p>
          </table:table-cell>
          <table:table-cell table:formula="of:=[.K303]/[.H303]" office:value-type="float" office:value="2276.23921568627">
            <text:p>$ 2,276 </text:p>
          </table:table-cell>
          <table:table-cell/>
          <table:table-cell office:value-type="float" office:value="284">
            <text:p>284</text:p>
          </table:table-cell>
          <table:table-cell table:formula="of:=SUM([.M303:.N303])" office:value-type="float" office:value="284">
            <text:p>284</text:p>
          </table:table-cell>
          <table:table-cell table:style-name="ce9" office:value-type="float" office:value="347059">
            <text:p>347,059 </text:p>
          </table:table-cell>
          <table:table-cell table:formula="of:=[.P303]/[.O303]" office:value-type="float" office:value="1222.03873239437">
            <text:p>1222</text:p>
          </table:table-cell>
          <table:table-cell/>
          <table:table-cell table:formula="of:=[.Q303]/43.67" office:value-type="float" office:value="27.9834836820327">
            <text:p>28</text:p>
          </table:table-cell>
          <table:table-cell table:formula="of:=[.Q303]/81.88" office:value-type="float" office:value="14.9247524718413">
            <text:p>15</text:p>
          </table:table-cell>
          <table:table-cell table:style-name="ce10" table:formula="of:=[.S303]*4" office:value-type="currency" office:currency="USD" office:value="111.933934728131">
            <text:p>$112</text:p>
          </table:table-cell>
          <table:table-cell table:style-name="ce10" table:formula="of:=[.T303]*4" office:value-type="currency" office:currency="USD" office:value="59.6990098873652">
            <text:p>$60</text:p>
          </table:table-cell>
          <table:table-cell table:formula="of:=[.S303]*4" office:value-type="currency" office:currency="USD" office:value="111.933934728131">
            <text:p>$112</text:p>
          </table:table-cell>
          <table:table-cell table:formula="of:=[.T303]*4" office:value-type="currency" office:currency="USD" office:value="59.6990098873652">
            <text:p>$60</text:p>
          </table:table-cell>
          <table:table-cell table:formula="of:=[.S303]/2" office:value-type="float" office:value="13.9917418410163">
            <text:p>14</text:p>
          </table:table-cell>
          <table:table-cell table:formula="of:=[.T303]/2" office:value-type="float" office:value="7.46237623592065">
            <text:p>7</text:p>
          </table:table-cell>
          <table:table-cell table:formula="of:=[.P303]*0.183" office:value-type="float" office:value="63511.797">
            <text:p>$ 63,51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810">
            <text:p>6810</text:p>
          </table:table-cell>
          <table:table-cell table:style-name="ce1" office:value-type="string">
            <text:p>INTERNATIONAL_CHARTER_SCHOOL_OF_TRENTON</text:p>
          </table:table-cell>
          <table:table-cell/>
          <table:table-cell table:style-name="ce5" office:value-type="float" office:value="61">
            <text:p>61</text:p>
          </table:table-cell>
          <table:table-cell table:style-name="ce5" table:formula="of:=SUM([.F304:.G304])" office:value-type="float" office:value="61">
            <text:p>61</text:p>
          </table:table-cell>
          <table:table-cell table:style-name="ce6" office:value-type="float" office:value="88352">
            <text:p>$ 88,352 </text:p>
          </table:table-cell>
          <table:table-cell table:style-name="ce6" office:value-type="float" office:value="50973">
            <text:p>$ 50,973 </text:p>
          </table:table-cell>
          <table:table-cell table:formula="of:=SUM([.I304:.J304])" office:value-type="float" office:value="139325">
            <text:p>$ 139,325 </text:p>
          </table:table-cell>
          <table:table-cell table:formula="of:=[.K304]/[.H304]" office:value-type="float" office:value="2284.01639344262">
            <text:p>$ 2,284 </text:p>
          </table:table-cell>
          <table:table-cell/>
          <table:table-cell office:value-type="float" office:value="58">
            <text:p>58</text:p>
          </table:table-cell>
          <table:table-cell table:formula="of:=SUM([.M304:.N304])" office:value-type="float" office:value="58">
            <text:p>58</text:p>
          </table:table-cell>
          <table:table-cell table:style-name="ce9" office:value-type="float" office:value="79153">
            <text:p>79,153 </text:p>
          </table:table-cell>
          <table:table-cell table:formula="of:=[.P304]/[.O304]" office:value-type="float" office:value="1364.70689655172">
            <text:p>1365</text:p>
          </table:table-cell>
          <table:table-cell/>
          <table:table-cell table:formula="of:=[.Q304]/43.67" office:value-type="float" office:value="31.2504441619355">
            <text:p>31</text:p>
          </table:table-cell>
          <table:table-cell table:formula="of:=[.Q304]/81.88" office:value-type="float" office:value="16.6671579940367">
            <text:p>17</text:p>
          </table:table-cell>
          <table:table-cell table:style-name="ce10" table:formula="of:=[.S304]*4" office:value-type="currency" office:currency="USD" office:value="125.001776647742">
            <text:p>$125</text:p>
          </table:table-cell>
          <table:table-cell table:style-name="ce10" table:formula="of:=[.T304]*4" office:value-type="currency" office:currency="USD" office:value="66.6686319761468">
            <text:p>$67</text:p>
          </table:table-cell>
          <table:table-cell table:formula="of:=[.S304]*4" office:value-type="currency" office:currency="USD" office:value="125.001776647742">
            <text:p>$125</text:p>
          </table:table-cell>
          <table:table-cell table:formula="of:=[.T304]*4" office:value-type="currency" office:currency="USD" office:value="66.6686319761468">
            <text:p>$67</text:p>
          </table:table-cell>
          <table:table-cell table:formula="of:=[.S304]/2" office:value-type="float" office:value="15.6252220809678">
            <text:p>16</text:p>
          </table:table-cell>
          <table:table-cell table:formula="of:=[.T304]/2" office:value-type="float" office:value="8.33357899701835">
            <text:p>8</text:p>
          </table:table-cell>
          <table:table-cell table:formula="of:=[.P304]*0.183" office:value-type="float" office:value="14484.999">
            <text:p>$ 14,48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7500">
            <text:p>7500</text:p>
          </table:table-cell>
          <table:table-cell table:style-name="ce1" office:value-type="string">
            <text:p>PACE_CHARTER_SCHOOL_OF_HAMILTON</text:p>
          </table:table-cell>
          <table:table-cell/>
          <table:table-cell table:style-name="ce5" office:value-type="float" office:value="44">
            <text:p>44</text:p>
          </table:table-cell>
          <table:table-cell table:style-name="ce5" table:formula="of:=SUM([.F305:.G305])" office:value-type="float" office:value="44">
            <text:p>44</text:p>
          </table:table-cell>
          <table:table-cell table:style-name="ce6" office:value-type="float" office:value="79036">
            <text:p>$ 79,036 </text:p>
          </table:table-cell>
          <table:table-cell table:style-name="ce6" office:value-type="float" office:value="24914">
            <text:p>$ 24,914 </text:p>
          </table:table-cell>
          <table:table-cell table:formula="of:=SUM([.I305:.J305])" office:value-type="float" office:value="103950">
            <text:p>$ 103,950 </text:p>
          </table:table-cell>
          <table:table-cell table:formula="of:=[.K305]/[.H305]" office:value-type="float" office:value="2362.5">
            <text:p>$ 2,363 </text:p>
          </table:table-cell>
          <table:table-cell/>
          <table:table-cell office:value-type="float" office:value="48">
            <text:p>48</text:p>
          </table:table-cell>
          <table:table-cell table:formula="of:=SUM([.M305:.N305])" office:value-type="float" office:value="48">
            <text:p>48</text:p>
          </table:table-cell>
          <table:table-cell table:style-name="ce9" office:value-type="float" office:value="73030">
            <text:p>73,030 </text:p>
          </table:table-cell>
          <table:table-cell table:formula="of:=[.P305]/[.O305]" office:value-type="float" office:value="1521.45833333333">
            <text:p>1521</text:p>
          </table:table-cell>
          <table:table-cell office:value-type="string">
            <text:p>&lt;== Div Error in source!</text:p>
          </table:table-cell>
          <table:table-cell table:formula="of:=[.Q305]/43.67" office:value-type="float" office:value="34.8398977177315">
            <text:p>35</text:p>
          </table:table-cell>
          <table:table-cell table:formula="of:=[.Q305]/81.88" office:value-type="float" office:value="18.5815624491125">
            <text:p>19</text:p>
          </table:table-cell>
          <table:table-cell table:style-name="ce10" table:formula="of:=[.S305]*4" office:value-type="currency" office:currency="USD" office:value="139.359590870926">
            <text:p>$139</text:p>
          </table:table-cell>
          <table:table-cell table:style-name="ce10" table:formula="of:=[.T305]*4" office:value-type="currency" office:currency="USD" office:value="74.3262497964501">
            <text:p>$74</text:p>
          </table:table-cell>
          <table:table-cell table:formula="of:=[.S305]*4" office:value-type="currency" office:currency="USD" office:value="139.359590870926">
            <text:p>$139</text:p>
          </table:table-cell>
          <table:table-cell table:formula="of:=[.T305]*4" office:value-type="currency" office:currency="USD" office:value="74.3262497964501">
            <text:p>$74</text:p>
          </table:table-cell>
          <table:table-cell table:formula="of:=[.S305]/2" office:value-type="float" office:value="17.4199488588657">
            <text:p>17</text:p>
          </table:table-cell>
          <table:table-cell table:formula="of:=[.T305]/2" office:value-type="float" office:value="9.29078122455626">
            <text:p>9</text:p>
          </table:table-cell>
          <table:table-cell table:formula="of:=[.P305]*0.183" office:value-type="float" office:value="13364.49">
            <text:p>$ 13,36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7901">
            <text:p>7901</text:p>
          </table:table-cell>
          <table:table-cell table:style-name="ce1" office:value-type="string">
            <text:p>TRENTON_COMMUNITY_CHARTER_SCHOOL</text:p>
          </table:table-cell>
          <table:table-cell/>
          <table:table-cell table:style-name="ce5" office:value-type="float" office:value="443">
            <text:p>443</text:p>
          </table:table-cell>
          <table:table-cell table:style-name="ce5" table:formula="of:=SUM([.F306:.G306])" office:value-type="float" office:value="443">
            <text:p>443</text:p>
          </table:table-cell>
          <table:table-cell table:style-name="ce6" office:value-type="float" office:value="634416">
            <text:p>$ 634,416 </text:p>
          </table:table-cell>
          <table:table-cell table:style-name="ce6" office:value-type="float" office:value="381632">
            <text:p>$ 381,632 </text:p>
          </table:table-cell>
          <table:table-cell table:formula="of:=SUM([.I306:.J306])" office:value-type="float" office:value="1016048">
            <text:p>$ 1,016,048 </text:p>
          </table:table-cell>
          <table:table-cell table:formula="of:=[.K306]/[.H306]" office:value-type="float" office:value="2293.56207674944">
            <text:p>$ 2,294 </text:p>
          </table:table-cell>
          <table:table-cell/>
          <table:table-cell office:value-type="float" office:value="467">
            <text:p>467</text:p>
          </table:table-cell>
          <table:table-cell table:formula="of:=SUM([.M306:.N306])" office:value-type="float" office:value="467">
            <text:p>467</text:p>
          </table:table-cell>
          <table:table-cell table:style-name="ce9" office:value-type="float" office:value="597057">
            <text:p>597,057 </text:p>
          </table:table-cell>
          <table:table-cell table:formula="of:=[.P306]/[.O306]" office:value-type="float" office:value="1278.49464668094">
            <text:p>1278</text:p>
          </table:table-cell>
          <table:table-cell/>
          <table:table-cell table:formula="of:=[.Q306]/43.67" office:value-type="float" office:value="29.2762685294468">
            <text:p>29</text:p>
          </table:table-cell>
          <table:table-cell table:formula="of:=[.Q306]/81.88" office:value-type="float" office:value="15.6142482496451">
            <text:p>16</text:p>
          </table:table-cell>
          <table:table-cell table:style-name="ce10" table:formula="of:=[.S306]*4" office:value-type="currency" office:currency="USD" office:value="117.105074117787">
            <text:p>$117</text:p>
          </table:table-cell>
          <table:table-cell table:style-name="ce10" table:formula="of:=[.T306]*4" office:value-type="currency" office:currency="USD" office:value="62.4569929985805">
            <text:p>$62</text:p>
          </table:table-cell>
          <table:table-cell table:formula="of:=[.S306]*4" office:value-type="currency" office:currency="USD" office:value="117.105074117787">
            <text:p>$117</text:p>
          </table:table-cell>
          <table:table-cell table:formula="of:=[.T306]*4" office:value-type="currency" office:currency="USD" office:value="62.4569929985805">
            <text:p>$62</text:p>
          </table:table-cell>
          <table:table-cell table:formula="of:=[.S306]/2" office:value-type="float" office:value="14.6381342647234">
            <text:p>15</text:p>
          </table:table-cell>
          <table:table-cell table:formula="of:=[.T306]/2" office:value-type="float" office:value="7.80712412482256">
            <text:p>8</text:p>
          </table:table-cell>
          <table:table-cell table:formula="of:=[.P306]*0.183" office:value-type="float" office:value="109261.431">
            <text:p>$ 109,26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8140">
            <text:p>8140</text:p>
          </table:table-cell>
          <table:table-cell table:style-name="ce1" office:value-type="string">
            <text:p>VILLAGE_CHARTER_SCHOOL</text:p>
          </table:table-cell>
          <table:table-cell/>
          <table:table-cell table:style-name="ce5" office:value-type="float" office:value="207">
            <text:p>207</text:p>
          </table:table-cell>
          <table:table-cell table:style-name="ce5" table:formula="of:=SUM([.F307:.G307])" office:value-type="float" office:value="207">
            <text:p>207</text:p>
          </table:table-cell>
          <table:table-cell table:style-name="ce6" office:value-type="float" office:value="278142">
            <text:p>$ 278,142 </text:p>
          </table:table-cell>
          <table:table-cell table:style-name="ce6" office:value-type="float" office:value="158025">
            <text:p>$ 158,025 </text:p>
          </table:table-cell>
          <table:table-cell table:formula="of:=SUM([.I307:.J307])" office:value-type="float" office:value="436167">
            <text:p>$ 436,167 </text:p>
          </table:table-cell>
          <table:table-cell table:formula="of:=[.K307]/[.H307]" office:value-type="float" office:value="2107.08695652174">
            <text:p>$ 2,107 </text:p>
          </table:table-cell>
          <table:table-cell/>
          <table:table-cell office:value-type="float" office:value="199">
            <text:p>199</text:p>
          </table:table-cell>
          <table:table-cell table:formula="of:=SUM([.M307:.N307])" office:value-type="float" office:value="199">
            <text:p>199</text:p>
          </table:table-cell>
          <table:table-cell table:style-name="ce9" office:value-type="float" office:value="256412">
            <text:p>256,412 </text:p>
          </table:table-cell>
          <table:table-cell table:formula="of:=[.P307]/[.O307]" office:value-type="float" office:value="1288.50251256281">
            <text:p>1289</text:p>
          </table:table-cell>
          <table:table-cell/>
          <table:table-cell table:formula="of:=[.Q307]/43.67" office:value-type="float" office:value="29.5054388038199">
            <text:p>30</text:p>
          </table:table-cell>
          <table:table-cell table:formula="of:=[.Q307]/81.88" office:value-type="float" office:value="15.736474261881">
            <text:p>16</text:p>
          </table:table-cell>
          <table:table-cell table:style-name="ce10" table:formula="of:=[.S307]*4" office:value-type="currency" office:currency="USD" office:value="118.021755215279">
            <text:p>$118</text:p>
          </table:table-cell>
          <table:table-cell table:style-name="ce10" table:formula="of:=[.T307]*4" office:value-type="currency" office:currency="USD" office:value="62.9458970475239">
            <text:p>$63</text:p>
          </table:table-cell>
          <table:table-cell table:formula="of:=[.S307]*4" office:value-type="currency" office:currency="USD" office:value="118.021755215279">
            <text:p>$118</text:p>
          </table:table-cell>
          <table:table-cell table:formula="of:=[.T307]*4" office:value-type="currency" office:currency="USD" office:value="62.9458970475239">
            <text:p>$63</text:p>
          </table:table-cell>
          <table:table-cell table:formula="of:=[.S307]/2" office:value-type="float" office:value="14.7527194019099">
            <text:p>15</text:p>
          </table:table-cell>
          <table:table-cell table:formula="of:=[.T307]/2" office:value-type="float" office:value="7.86823713094049">
            <text:p>8</text:p>
          </table:table-cell>
          <table:table-cell table:formula="of:=[.P307]*0.183" office:value-type="float" office:value="46923.396">
            <text:p>$ 46,92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750">
            <text:p>750</text:p>
          </table:table-cell>
          <table:table-cell table:style-name="ce1" office:value-type="string">
            <text:p>CARTERET_BORO</text:p>
          </table:table-cell>
          <table:table-cell table:style-name="ce5" office:value-type="float" office:value="437">
            <text:p>437</text:p>
          </table:table-cell>
          <table:table-cell table:style-name="ce5"/>
          <table:table-cell table:style-name="ce5" table:formula="of:=SUM([.F308:.G308])" office:value-type="float" office:value="437">
            <text:p>437</text:p>
          </table:table-cell>
          <table:table-cell table:style-name="ce6" office:value-type="float" office:value="588194">
            <text:p>$ 588,194 </text:p>
          </table:table-cell>
          <table:table-cell table:style-name="ce6" office:value-type="float" office:value="367229">
            <text:p>$ 367,229 </text:p>
          </table:table-cell>
          <table:table-cell table:formula="of:=SUM([.I308:.J308])" office:value-type="float" office:value="955423">
            <text:p>$ 955,423 </text:p>
          </table:table-cell>
          <table:table-cell table:formula="of:=[.K308]/[.H308]" office:value-type="float" office:value="2186.32265446224">
            <text:p>$ 2,186 </text:p>
          </table:table-cell>
          <table:table-cell office:value-type="float" office:value="491">
            <text:p>491</text:p>
          </table:table-cell>
          <table:table-cell/>
          <table:table-cell table:formula="of:=SUM([.M308:.N308])" office:value-type="float" office:value="491">
            <text:p>491</text:p>
          </table:table-cell>
          <table:table-cell table:style-name="ce9" office:value-type="float" office:value="615255">
            <text:p>615,255 </text:p>
          </table:table-cell>
          <table:table-cell table:formula="of:=[.P308]/[.O308]" office:value-type="float" office:value="1253.06517311609">
            <text:p>1253</text:p>
          </table:table-cell>
          <table:table-cell/>
          <table:table-cell table:formula="of:=[.Q308]/43.67" office:value-type="float" office:value="28.6939586241376">
            <text:p>29</text:p>
          </table:table-cell>
          <table:table-cell table:formula="of:=[.Q308]/81.88" office:value-type="float" office:value="15.3036782256484">
            <text:p>15</text:p>
          </table:table-cell>
          <table:table-cell table:style-name="ce10" table:formula="of:=[.S308]*4" office:value-type="currency" office:currency="USD" office:value="114.77583449655">
            <text:p>$115</text:p>
          </table:table-cell>
          <table:table-cell table:style-name="ce10" table:formula="of:=[.T308]*4" office:value-type="currency" office:currency="USD" office:value="61.2147129025935">
            <text:p>$61</text:p>
          </table:table-cell>
          <table:table-cell table:formula="of:=[.S308]*4" office:value-type="currency" office:currency="USD" office:value="114.77583449655">
            <text:p>$115</text:p>
          </table:table-cell>
          <table:table-cell table:formula="of:=[.T308]*4" office:value-type="currency" office:currency="USD" office:value="61.2147129025935">
            <text:p>$61</text:p>
          </table:table-cell>
          <table:table-cell table:formula="of:=[.S308]/2" office:value-type="float" office:value="14.3469793120688">
            <text:p>14</text:p>
          </table:table-cell>
          <table:table-cell table:formula="of:=[.T308]/2" office:value-type="float" office:value="7.65183911282419">
            <text:p>8</text:p>
          </table:table-cell>
          <table:table-cell table:formula="of:=[.P308]*0.183" office:value-type="float" office:value="112591.665">
            <text:p>$ 112,59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1140">
            <text:p>1140</text:p>
          </table:table-cell>
          <table:table-cell table:style-name="ce1" office:value-type="string">
            <text:p>DUNELLEN_BORO</text:p>
          </table:table-cell>
          <table:table-cell/>
          <table:table-cell table:style-name="ce5" office:value-type="float" office:value="224">
            <text:p>224</text:p>
          </table:table-cell>
          <table:table-cell table:style-name="ce5" table:formula="of:=SUM([.F309:.G309])" office:value-type="float" office:value="224">
            <text:p>224</text:p>
          </table:table-cell>
          <table:table-cell table:style-name="ce6" office:value-type="float" office:value="205591">
            <text:p>$ 205,591 </text:p>
          </table:table-cell>
          <table:table-cell table:style-name="ce6" office:value-type="float" office:value="63934">
            <text:p>$ 63,934 </text:p>
          </table:table-cell>
          <table:table-cell table:formula="of:=SUM([.I309:.J309])" office:value-type="float" office:value="269525">
            <text:p>$ 269,525 </text:p>
          </table:table-cell>
          <table:table-cell table:formula="of:=[.K309]/[.H309]" office:value-type="float" office:value="1203.23660714286">
            <text:p>$ 1,203 </text:p>
          </table:table-cell>
          <table:table-cell/>
          <table:table-cell office:value-type="float" office:value="288">
            <text:p>288</text:p>
          </table:table-cell>
          <table:table-cell table:formula="of:=SUM([.M309:.N309])" office:value-type="float" office:value="288">
            <text:p>288</text:p>
          </table:table-cell>
          <table:table-cell table:style-name="ce9" office:value-type="float" office:value="242559">
            <text:p>242,559 </text:p>
          </table:table-cell>
          <table:table-cell table:formula="of:=[.P309]/[.O309]" office:value-type="float" office:value="842.21875">
            <text:p>842</text:p>
          </table:table-cell>
          <table:table-cell/>
          <table:table-cell table:formula="of:=[.Q309]/43.67" office:value-type="float" office:value="19.2859800778567">
            <text:p>19</text:p>
          </table:table-cell>
          <table:table-cell table:formula="of:=[.Q309]/81.88" office:value-type="float" office:value="10.2860130679043">
            <text:p>10</text:p>
          </table:table-cell>
          <table:table-cell table:style-name="ce10" table:formula="of:=[.S309]*4" office:value-type="currency" office:currency="USD" office:value="77.1439203114266">
            <text:p>$77</text:p>
          </table:table-cell>
          <table:table-cell table:style-name="ce10" table:formula="of:=[.T309]*4" office:value-type="currency" office:currency="USD" office:value="41.144052271617">
            <text:p>$41</text:p>
          </table:table-cell>
          <table:table-cell table:formula="of:=[.S309]*4" office:value-type="currency" office:currency="USD" office:value="77.1439203114266">
            <text:p>$77</text:p>
          </table:table-cell>
          <table:table-cell table:formula="of:=[.T309]*4" office:value-type="currency" office:currency="USD" office:value="41.144052271617">
            <text:p>$41</text:p>
          </table:table-cell>
          <table:table-cell table:formula="of:=[.S309]/2" office:value-type="float" office:value="9.64299003892833">
            <text:p>10</text:p>
          </table:table-cell>
          <table:table-cell table:formula="of:=[.T309]/2" office:value-type="float" office:value="5.14300653395213">
            <text:p>5</text:p>
          </table:table-cell>
          <table:table-cell table:formula="of:=[.P309]*0.183" office:value-type="float" office:value="44388.297">
            <text:p>$ 44,38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1170">
            <text:p>1170</text:p>
          </table:table-cell>
          <table:table-cell table:style-name="ce1" office:value-type="string">
            <text:p>EAST_BRUNSWICK_TOWNSHIP</text:p>
          </table:table-cell>
          <table:table-cell table:style-name="ce5" office:value-type="float" office:value="290">
            <text:p>290</text:p>
          </table:table-cell>
          <table:table-cell table:style-name="ce5"/>
          <table:table-cell table:style-name="ce5" table:formula="of:=SUM([.F310:.G310])" office:value-type="float" office:value="290">
            <text:p>290</text:p>
          </table:table-cell>
          <table:table-cell table:style-name="ce6" office:value-type="float" office:value="255493">
            <text:p>$ 255,493 </text:p>
          </table:table-cell>
          <table:table-cell table:style-name="ce6" office:value-type="float" office:value="0">
            <text:p>$ 0 </text:p>
          </table:table-cell>
          <table:table-cell table:formula="of:=SUM([.I310:.J310])" office:value-type="float" office:value="255493">
            <text:p>$ 255,493 </text:p>
          </table:table-cell>
          <table:table-cell table:formula="of:=[.K310]/[.H310]" office:value-type="float" office:value="881.010344827586">
            <text:p>$ 881 </text:p>
          </table:table-cell>
          <table:table-cell office:value-type="float" office:value="354">
            <text:p>354</text:p>
          </table:table-cell>
          <table:table-cell/>
          <table:table-cell table:formula="of:=SUM([.M310:.N310])" office:value-type="float" office:value="354">
            <text:p>354</text:p>
          </table:table-cell>
          <table:table-cell table:style-name="ce9" office:value-type="float" office:value="267517">
            <text:p>267,517 </text:p>
          </table:table-cell>
          <table:table-cell table:formula="of:=[.P310]/[.O310]" office:value-type="float" office:value="755.697740112994">
            <text:p>756</text:p>
          </table:table-cell>
          <table:table-cell/>
          <table:table-cell table:formula="of:=[.Q310]/43.67" office:value-type="float" office:value="17.3047341450193">
            <text:p>17</text:p>
          </table:table-cell>
          <table:table-cell table:formula="of:=[.Q310]/81.88" office:value-type="float" office:value="9.22933243909373">
            <text:p>9</text:p>
          </table:table-cell>
          <table:table-cell table:style-name="ce10" table:formula="of:=[.S310]*4" office:value-type="currency" office:currency="USD" office:value="69.2189365800773">
            <text:p>$69</text:p>
          </table:table-cell>
          <table:table-cell table:style-name="ce10" table:formula="of:=[.T310]*4" office:value-type="currency" office:currency="USD" office:value="36.9173297563749">
            <text:p>$37</text:p>
          </table:table-cell>
          <table:table-cell table:formula="of:=[.S310]*4" office:value-type="currency" office:currency="USD" office:value="69.2189365800773">
            <text:p>$69</text:p>
          </table:table-cell>
          <table:table-cell table:formula="of:=[.T310]*4" office:value-type="currency" office:currency="USD" office:value="36.9173297563749">
            <text:p>$37</text:p>
          </table:table-cell>
          <table:table-cell table:formula="of:=[.S310]/2" office:value-type="float" office:value="8.65236707250967">
            <text:p>9</text:p>
          </table:table-cell>
          <table:table-cell table:formula="of:=[.T310]/2" office:value-type="float" office:value="4.61466621954686">
            <text:p>5</text:p>
          </table:table-cell>
          <table:table-cell table:formula="of:=[.P310]*0.183" office:value-type="float" office:value="48955.611">
            <text:p>$ 48,95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1290">
            <text:p>1290</text:p>
          </table:table-cell>
          <table:table-cell table:style-name="ce1" office:value-type="string">
            <text:p>EDISON_TOWNSHIP</text:p>
          </table:table-cell>
          <table:table-cell table:style-name="ce5" office:value-type="float" office:value="674">
            <text:p>674</text:p>
          </table:table-cell>
          <table:table-cell table:style-name="ce5"/>
          <table:table-cell table:style-name="ce5" table:formula="of:=SUM([.F311:.G311])" office:value-type="float" office:value="674">
            <text:p>674</text:p>
          </table:table-cell>
          <table:table-cell table:style-name="ce6" office:value-type="float" office:value="586745">
            <text:p>$ 586,745 </text:p>
          </table:table-cell>
          <table:table-cell table:style-name="ce6" office:value-type="float" office:value="0">
            <text:p>$ 0 </text:p>
          </table:table-cell>
          <table:table-cell table:formula="of:=SUM([.I311:.J311])" office:value-type="float" office:value="586745">
            <text:p>$ 586,745 </text:p>
          </table:table-cell>
          <table:table-cell table:formula="of:=[.K311]/[.H311]" office:value-type="float" office:value="870.541543026706">
            <text:p>$ 871 </text:p>
          </table:table-cell>
          <table:table-cell office:value-type="float" office:value="803">
            <text:p>803</text:p>
          </table:table-cell>
          <table:table-cell/>
          <table:table-cell table:formula="of:=SUM([.M311:.N311])" office:value-type="float" office:value="803">
            <text:p>803</text:p>
          </table:table-cell>
          <table:table-cell table:style-name="ce9" office:value-type="float" office:value="620810">
            <text:p>620,810 </text:p>
          </table:table-cell>
          <table:table-cell table:formula="of:=[.P311]/[.O311]" office:value-type="float" office:value="773.113325031133">
            <text:p>773</text:p>
          </table:table-cell>
          <table:table-cell/>
          <table:table-cell table:formula="of:=[.Q311]/43.67" office:value-type="float" office:value="17.7035338912556">
            <text:p>18</text:p>
          </table:table-cell>
          <table:table-cell table:formula="of:=[.Q311]/81.88" office:value-type="float" office:value="9.44202888411252">
            <text:p>9</text:p>
          </table:table-cell>
          <table:table-cell table:style-name="ce10" table:formula="of:=[.S311]*4" office:value-type="currency" office:currency="USD" office:value="70.8141355650225">
            <text:p>$71</text:p>
          </table:table-cell>
          <table:table-cell table:style-name="ce10" table:formula="of:=[.T311]*4" office:value-type="currency" office:currency="USD" office:value="37.7681155364501">
            <text:p>$38</text:p>
          </table:table-cell>
          <table:table-cell table:formula="of:=[.S311]*4" office:value-type="currency" office:currency="USD" office:value="70.8141355650225">
            <text:p>$71</text:p>
          </table:table-cell>
          <table:table-cell table:formula="of:=[.T311]*4" office:value-type="currency" office:currency="USD" office:value="37.7681155364501">
            <text:p>$38</text:p>
          </table:table-cell>
          <table:table-cell table:formula="of:=[.S311]/2" office:value-type="float" office:value="8.85176694562781">
            <text:p>9</text:p>
          </table:table-cell>
          <table:table-cell table:formula="of:=[.T311]/2" office:value-type="float" office:value="4.72101444205626">
            <text:p>5</text:p>
          </table:table-cell>
          <table:table-cell table:formula="of:=[.P311]*0.183" office:value-type="float" office:value="113608.23">
            <text:p>$ 113,60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2150">
            <text:p>2150</text:p>
          </table:table-cell>
          <table:table-cell table:style-name="ce1" office:value-type="string">
            <text:p>HIGHLAND_PARK_BORO</text:p>
          </table:table-cell>
          <table:table-cell/>
          <table:table-cell table:style-name="ce5" office:value-type="float" office:value="283">
            <text:p>283</text:p>
          </table:table-cell>
          <table:table-cell table:style-name="ce5" table:formula="of:=SUM([.F312:.G312])" office:value-type="float" office:value="283">
            <text:p>283</text:p>
          </table:table-cell>
          <table:table-cell table:style-name="ce6" office:value-type="float" office:value="263135">
            <text:p>$ 263,135 </text:p>
          </table:table-cell>
          <table:table-cell table:style-name="ce6" office:value-type="float" office:value="80962">
            <text:p>$ 80,962 </text:p>
          </table:table-cell>
          <table:table-cell table:formula="of:=SUM([.I312:.J312])" office:value-type="float" office:value="344097">
            <text:p>$ 344,097 </text:p>
          </table:table-cell>
          <table:table-cell table:formula="of:=[.K312]/[.H312]" office:value-type="float" office:value="1215.89045936396">
            <text:p>$ 1,216 </text:p>
          </table:table-cell>
          <table:table-cell office:value-type="string">
            <text:p><text:s/></text:p>
          </table:table-cell>
          <table:table-cell office:value-type="float" office:value="322">
            <text:p>322</text:p>
          </table:table-cell>
          <table:table-cell table:formula="of:=SUM([.M312:.N312])" office:value-type="float" office:value="322">
            <text:p>322</text:p>
          </table:table-cell>
          <table:table-cell table:style-name="ce9" office:value-type="float" office:value="263447">
            <text:p>263,447 </text:p>
          </table:table-cell>
          <table:table-cell table:formula="of:=[.P312]/[.O312]" office:value-type="float" office:value="818.158385093168">
            <text:p>818</text:p>
          </table:table-cell>
          <table:table-cell/>
          <table:table-cell table:formula="of:=[.Q312]/43.67" office:value-type="float" office:value="18.7350214127128">
            <text:p>19</text:p>
          </table:table-cell>
          <table:table-cell table:formula="of:=[.Q312]/81.88" office:value-type="float" office:value="9.99216396059071">
            <text:p>10</text:p>
          </table:table-cell>
          <table:table-cell table:style-name="ce10" table:formula="of:=[.S312]*4" office:value-type="currency" office:currency="USD" office:value="74.9400856508512">
            <text:p>$75</text:p>
          </table:table-cell>
          <table:table-cell table:style-name="ce10" table:formula="of:=[.T312]*4" office:value-type="currency" office:currency="USD" office:value="39.9686558423629">
            <text:p>$40</text:p>
          </table:table-cell>
          <table:table-cell table:formula="of:=[.S312]*4" office:value-type="currency" office:currency="USD" office:value="74.9400856508512">
            <text:p>$75</text:p>
          </table:table-cell>
          <table:table-cell table:formula="of:=[.T312]*4" office:value-type="currency" office:currency="USD" office:value="39.9686558423629">
            <text:p>$40</text:p>
          </table:table-cell>
          <table:table-cell table:formula="of:=[.S312]/2" office:value-type="float" office:value="9.3675107063564">
            <text:p>9</text:p>
          </table:table-cell>
          <table:table-cell table:formula="of:=[.T312]/2" office:value-type="float" office:value="4.99608198029536">
            <text:p>5</text:p>
          </table:table-cell>
          <table:table-cell table:formula="of:=[.P312]*0.183" office:value-type="float" office:value="48210.801">
            <text:p>$ 48,21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2370">
            <text:p>2370</text:p>
          </table:table-cell>
          <table:table-cell table:style-name="ce1" office:value-type="string">
            <text:p>JAMESBURG_BORO</text:p>
          </table:table-cell>
          <table:table-cell/>
          <table:table-cell table:style-name="ce5" office:value-type="float" office:value="164">
            <text:p>164</text:p>
          </table:table-cell>
          <table:table-cell table:style-name="ce5" table:formula="of:=SUM([.F313:.G313])" office:value-type="float" office:value="164">
            <text:p>164</text:p>
          </table:table-cell>
          <table:table-cell table:style-name="ce6" office:value-type="float" office:value="173924">
            <text:p>$ 173,924 </text:p>
          </table:table-cell>
          <table:table-cell table:style-name="ce6" office:value-type="float" office:value="61801">
            <text:p>$ 61,801 </text:p>
          </table:table-cell>
          <table:table-cell table:formula="of:=SUM([.I313:.J313])" office:value-type="float" office:value="235725">
            <text:p>$ 235,725 </text:p>
          </table:table-cell>
          <table:table-cell table:formula="of:=[.K313]/[.H313]" office:value-type="float" office:value="1437.34756097561">
            <text:p>$ 1,437 </text:p>
          </table:table-cell>
          <table:table-cell/>
          <table:table-cell office:value-type="float" office:value="199">
            <text:p>199</text:p>
          </table:table-cell>
          <table:table-cell table:formula="of:=SUM([.M313:.N313])" office:value-type="float" office:value="199">
            <text:p>199</text:p>
          </table:table-cell>
          <table:table-cell table:style-name="ce9" office:value-type="float" office:value="177370">
            <text:p>177,370 </text:p>
          </table:table-cell>
          <table:table-cell table:formula="of:=[.P313]/[.O313]" office:value-type="float" office:value="891.306532663317">
            <text:p>891</text:p>
          </table:table-cell>
          <table:table-cell/>
          <table:table-cell table:formula="of:=[.Q313]/43.67" office:value-type="float" office:value="20.4100419661854">
            <text:p>20</text:p>
          </table:table-cell>
          <table:table-cell table:formula="of:=[.Q313]/81.88" office:value-type="float" office:value="10.8855218937875">
            <text:p>11</text:p>
          </table:table-cell>
          <table:table-cell table:style-name="ce10" table:formula="of:=[.S313]*4" office:value-type="currency" office:currency="USD" office:value="81.6401678647416">
            <text:p>$82</text:p>
          </table:table-cell>
          <table:table-cell table:style-name="ce10" table:formula="of:=[.T313]*4" office:value-type="currency" office:currency="USD" office:value="43.5420875751498">
            <text:p>$44</text:p>
          </table:table-cell>
          <table:table-cell table:formula="of:=[.S313]*4" office:value-type="currency" office:currency="USD" office:value="81.6401678647416">
            <text:p>$82</text:p>
          </table:table-cell>
          <table:table-cell table:formula="of:=[.T313]*4" office:value-type="currency" office:currency="USD" office:value="43.5420875751498">
            <text:p>$44</text:p>
          </table:table-cell>
          <table:table-cell table:formula="of:=[.S313]/2" office:value-type="float" office:value="10.2050209830927">
            <text:p>10</text:p>
          </table:table-cell>
          <table:table-cell table:formula="of:=[.T313]/2" office:value-type="float" office:value="5.44276094689373">
            <text:p>5</text:p>
          </table:table-cell>
          <table:table-cell table:formula="of:=[.P313]*0.183" office:value-type="float" office:value="32458.71">
            <text:p>$ 32,45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120">
            <text:p>3120</text:p>
          </table:table-cell>
          <table:table-cell table:style-name="ce1" office:value-type="string">
            <text:p>METUCHEN</text:p>
          </table:table-cell>
          <table:table-cell/>
          <table:table-cell table:style-name="ce5" office:value-type="float" office:value="93">
            <text:p>93</text:p>
          </table:table-cell>
          <table:table-cell table:style-name="ce5" table:formula="of:=SUM([.F314:.G314])" office:value-type="float" office:value="93">
            <text:p>93</text:p>
          </table:table-cell>
          <table:table-cell table:style-name="ce6" office:value-type="float" office:value="52964">
            <text:p>$ 52,964 </text:p>
          </table:table-cell>
          <table:table-cell table:style-name="ce6" office:value-type="float" office:value="0">
            <text:p>$ 0 </text:p>
          </table:table-cell>
          <table:table-cell table:formula="of:=SUM([.I314:.J314])" office:value-type="float" office:value="52964">
            <text:p>$ 52,964 </text:p>
          </table:table-cell>
          <table:table-cell table:formula="of:=[.K314]/[.H314]" office:value-type="float" office:value="569.505376344086">
            <text:p>$ 570 </text:p>
          </table:table-cell>
          <table:table-cell/>
          <table:table-cell office:value-type="float" office:value="94">
            <text:p>94</text:p>
          </table:table-cell>
          <table:table-cell table:formula="of:=SUM([.M314:.N314])" office:value-type="float" office:value="94">
            <text:p>94</text:p>
          </table:table-cell>
          <table:table-cell table:style-name="ce9" office:value-type="float" office:value="49187">
            <text:p>49,187 </text:p>
          </table:table-cell>
          <table:table-cell table:formula="of:=[.P314]/[.O314]" office:value-type="float" office:value="523.265957446809">
            <text:p>523</text:p>
          </table:table-cell>
          <table:table-cell/>
          <table:table-cell table:formula="of:=[.Q314]/43.67" office:value-type="float" office:value="11.9822751876988">
            <text:p>12</text:p>
          </table:table-cell>
          <table:table-cell table:formula="of:=[.Q314]/81.88" office:value-type="float" office:value="6.39064432641437">
            <text:p>6</text:p>
          </table:table-cell>
          <table:table-cell table:style-name="ce10" table:formula="of:=[.S314]*4" office:value-type="currency" office:currency="USD" office:value="47.9291007507954">
            <text:p>$48</text:p>
          </table:table-cell>
          <table:table-cell table:style-name="ce10" table:formula="of:=[.T314]*4" office:value-type="currency" office:currency="USD" office:value="25.5625773056575">
            <text:p>$26</text:p>
          </table:table-cell>
          <table:table-cell table:formula="of:=[.S314]*4" office:value-type="currency" office:currency="USD" office:value="47.9291007507954">
            <text:p>$48</text:p>
          </table:table-cell>
          <table:table-cell table:formula="of:=[.T314]*4" office:value-type="currency" office:currency="USD" office:value="25.5625773056575">
            <text:p>$26</text:p>
          </table:table-cell>
          <table:table-cell table:formula="of:=[.S314]/2" office:value-type="float" office:value="5.99113759384942">
            <text:p>6</text:p>
          </table:table-cell>
          <table:table-cell table:formula="of:=[.T314]/2" office:value-type="float" office:value="3.19532216320718">
            <text:p>3</text:p>
          </table:table-cell>
          <table:table-cell table:formula="of:=[.P314]*0.183" office:value-type="float" office:value="9001.221">
            <text:p>$ 9,0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140">
            <text:p>3140</text:p>
          </table:table-cell>
          <table:table-cell table:style-name="ce1" office:value-type="string">
            <text:p>MIDDLESEX_BORO</text:p>
          </table:table-cell>
          <table:table-cell/>
          <table:table-cell table:style-name="ce5" office:value-type="float" office:value="221">
            <text:p>221</text:p>
          </table:table-cell>
          <table:table-cell table:style-name="ce5" table:formula="of:=SUM([.F315:.G315])" office:value-type="float" office:value="221">
            <text:p>221</text:p>
          </table:table-cell>
          <table:table-cell table:style-name="ce6" office:value-type="float" office:value="167773">
            <text:p>$ 167,773 </text:p>
          </table:table-cell>
          <table:table-cell table:style-name="ce6" office:value-type="float" office:value="54516">
            <text:p>$ 54,516 </text:p>
          </table:table-cell>
          <table:table-cell table:formula="of:=SUM([.I315:.J315])" office:value-type="float" office:value="222289">
            <text:p>$ 222,289 </text:p>
          </table:table-cell>
          <table:table-cell table:formula="of:=[.K315]/[.H315]" office:value-type="float" office:value="1005.83257918552">
            <text:p>$ 1,006 </text:p>
          </table:table-cell>
          <table:table-cell/>
          <table:table-cell office:value-type="float" office:value="258">
            <text:p>258</text:p>
          </table:table-cell>
          <table:table-cell table:formula="of:=SUM([.M315:.N315])" office:value-type="float" office:value="258">
            <text:p>258</text:p>
          </table:table-cell>
          <table:table-cell table:style-name="ce9" office:value-type="float" office:value="177974">
            <text:p>177,974 </text:p>
          </table:table-cell>
          <table:table-cell table:formula="of:=[.P315]/[.O315]" office:value-type="float" office:value="689.821705426357">
            <text:p>690</text:p>
          </table:table-cell>
          <table:table-cell/>
          <table:table-cell table:formula="of:=[.Q315]/43.67" office:value-type="float" office:value="15.7962378160375">
            <text:p>16</text:p>
          </table:table-cell>
          <table:table-cell table:formula="of:=[.Q315]/81.88" office:value-type="float" office:value="8.42478878146503">
            <text:p>8</text:p>
          </table:table-cell>
          <table:table-cell table:style-name="ce10" table:formula="of:=[.S315]*4" office:value-type="currency" office:currency="USD" office:value="63.1849512641499">
            <text:p>$63</text:p>
          </table:table-cell>
          <table:table-cell table:style-name="ce10" table:formula="of:=[.T315]*4" office:value-type="currency" office:currency="USD" office:value="33.6991551258601">
            <text:p>$34</text:p>
          </table:table-cell>
          <table:table-cell table:formula="of:=[.S315]*4" office:value-type="currency" office:currency="USD" office:value="63.1849512641499">
            <text:p>$63</text:p>
          </table:table-cell>
          <table:table-cell table:formula="of:=[.T315]*4" office:value-type="currency" office:currency="USD" office:value="33.6991551258601">
            <text:p>$34</text:p>
          </table:table-cell>
          <table:table-cell table:formula="of:=[.S315]/2" office:value-type="float" office:value="7.89811890801874">
            <text:p>8</text:p>
          </table:table-cell>
          <table:table-cell table:formula="of:=[.T315]/2" office:value-type="float" office:value="4.21239439073252">
            <text:p>4</text:p>
          </table:table-cell>
          <table:table-cell table:formula="of:=[.P315]*0.183" office:value-type="float" office:value="32569.242">
            <text:p>$ 32,56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150">
            <text:p>3150</text:p>
          </table:table-cell>
          <table:table-cell table:style-name="ce1" office:value-type="string">
            <text:p>MIDDLESEX_COUNTY_VOCATIONAL</text:p>
          </table:table-cell>
          <table:table-cell/>
          <table:table-cell table:style-name="ce5" office:value-type="float" office:value="403">
            <text:p>403</text:p>
          </table:table-cell>
          <table:table-cell table:style-name="ce5" table:formula="of:=SUM([.F316:.G316])" office:value-type="float" office:value="403">
            <text:p>403</text:p>
          </table:table-cell>
          <table:table-cell table:style-name="ce6" office:value-type="float" office:value="386978">
            <text:p>$ 386,978 </text:p>
          </table:table-cell>
          <table:table-cell table:style-name="ce6" office:value-type="float" office:value="158706">
            <text:p>$ 158,706 </text:p>
          </table:table-cell>
          <table:table-cell table:formula="of:=SUM([.I316:.J316])" office:value-type="float" office:value="545684">
            <text:p>$ 545,684 </text:p>
          </table:table-cell>
          <table:table-cell table:formula="of:=[.K316]/[.H316]" office:value-type="float" office:value="1354.05459057072">
            <text:p>$ 1,354 </text:p>
          </table:table-cell>
          <table:table-cell/>
          <table:table-cell office:value-type="float" office:value="417">
            <text:p>417</text:p>
          </table:table-cell>
          <table:table-cell table:formula="of:=SUM([.M316:.N316])" office:value-type="float" office:value="417">
            <text:p>417</text:p>
          </table:table-cell>
          <table:table-cell table:style-name="ce9" office:value-type="float" office:value="368233">
            <text:p>368,233 </text:p>
          </table:table-cell>
          <table:table-cell table:formula="of:=[.P316]/[.O316]" office:value-type="float" office:value="883.052757793765">
            <text:p>883</text:p>
          </table:table-cell>
          <table:table-cell/>
          <table:table-cell table:formula="of:=[.Q316]/43.67" office:value-type="float" office:value="20.2210386488153">
            <text:p>20</text:p>
          </table:table-cell>
          <table:table-cell table:formula="of:=[.Q316]/81.88" office:value-type="float" office:value="10.7847185856591">
            <text:p>11</text:p>
          </table:table-cell>
          <table:table-cell table:style-name="ce10" table:formula="of:=[.S316]*4" office:value-type="currency" office:currency="USD" office:value="80.8841545952613">
            <text:p>$81</text:p>
          </table:table-cell>
          <table:table-cell table:style-name="ce10" table:formula="of:=[.T316]*4" office:value-type="currency" office:currency="USD" office:value="43.1388743426363">
            <text:p>$43</text:p>
          </table:table-cell>
          <table:table-cell table:formula="of:=[.S316]*4" office:value-type="currency" office:currency="USD" office:value="80.8841545952613">
            <text:p>$81</text:p>
          </table:table-cell>
          <table:table-cell table:formula="of:=[.T316]*4" office:value-type="currency" office:currency="USD" office:value="43.1388743426363">
            <text:p>$43</text:p>
          </table:table-cell>
          <table:table-cell table:formula="of:=[.S316]/2" office:value-type="float" office:value="10.1105193244077">
            <text:p>10</text:p>
          </table:table-cell>
          <table:table-cell table:formula="of:=[.T316]/2" office:value-type="float" office:value="5.39235929282954">
            <text:p>5</text:p>
          </table:table-cell>
          <table:table-cell table:formula="of:=[.P316]*0.183" office:value-type="float" office:value="67386.639">
            <text:p>$ 67,38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220">
            <text:p>3220</text:p>
          </table:table-cell>
          <table:table-cell table:style-name="ce1" office:value-type="string">
            <text:p>MILLTOWN</text:p>
          </table:table-cell>
          <table:table-cell/>
          <table:table-cell table:style-name="ce5" office:value-type="float" office:value="21">
            <text:p>21</text:p>
          </table:table-cell>
          <table:table-cell table:style-name="ce5" table:formula="of:=SUM([.F317:.G317])" office:value-type="float" office:value="21">
            <text:p>21</text:p>
          </table:table-cell>
          <table:table-cell table:style-name="ce6" office:value-type="float" office:value="18863">
            <text:p>$ 18,863 </text:p>
          </table:table-cell>
          <table:table-cell table:style-name="ce6" office:value-type="float" office:value="0">
            <text:p>$ 0 </text:p>
          </table:table-cell>
          <table:table-cell table:formula="of:=SUM([.I317:.J317])" office:value-type="float" office:value="18863">
            <text:p>$ 18,863 </text:p>
          </table:table-cell>
          <table:table-cell table:formula="of:=[.K317]/[.H317]" office:value-type="float" office:value="898.238095238095">
            <text:p>$ 898 </text:p>
          </table:table-cell>
          <table:table-cell/>
          <table:table-cell office:value-type="float" office:value="27">
            <text:p>27</text:p>
          </table:table-cell>
          <table:table-cell table:formula="of:=SUM([.M317:.N317])" office:value-type="float" office:value="27">
            <text:p>27</text:p>
          </table:table-cell>
          <table:table-cell table:style-name="ce9" office:value-type="float" office:value="16176">
            <text:p>16,176 </text:p>
          </table:table-cell>
          <table:table-cell table:formula="of:=[.P317]/[.O317]" office:value-type="float" office:value="599.111111111111">
            <text:p>599</text:p>
          </table:table-cell>
          <table:table-cell/>
          <table:table-cell table:formula="of:=[.Q317]/43.67" office:value-type="float" office:value="13.7190545250999">
            <text:p>14</text:p>
          </table:table-cell>
          <table:table-cell table:formula="of:=[.Q317]/81.88" office:value-type="float" office:value="7.31694078054606">
            <text:p>7</text:p>
          </table:table-cell>
          <table:table-cell table:style-name="ce10" table:formula="of:=[.S317]*4" office:value-type="currency" office:currency="USD" office:value="54.8762181003995">
            <text:p>$55</text:p>
          </table:table-cell>
          <table:table-cell table:style-name="ce10" table:formula="of:=[.T317]*4" office:value-type="currency" office:currency="USD" office:value="29.2677631221842">
            <text:p>$29</text:p>
          </table:table-cell>
          <table:table-cell table:formula="of:=[.S317]*4" office:value-type="currency" office:currency="USD" office:value="54.8762181003995">
            <text:p>$55</text:p>
          </table:table-cell>
          <table:table-cell table:formula="of:=[.T317]*4" office:value-type="currency" office:currency="USD" office:value="29.2677631221842">
            <text:p>$29</text:p>
          </table:table-cell>
          <table:table-cell table:formula="of:=[.S317]/2" office:value-type="float" office:value="6.85952726254993">
            <text:p>7</text:p>
          </table:table-cell>
          <table:table-cell table:formula="of:=[.T317]/2" office:value-type="float" office:value="3.65847039027303">
            <text:p>4</text:p>
          </table:table-cell>
          <table:table-cell table:formula="of:=[.P317]*0.183" office:value-type="float" office:value="2960.208">
            <text:p>$ 2,96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290">
            <text:p>3290</text:p>
          </table:table-cell>
          <table:table-cell table:style-name="ce1" office:value-type="string">
            <text:p>MONROE_TOWNSHIP</text:p>
          </table:table-cell>
          <table:table-cell table:style-name="ce5" office:value-type="float" office:value="84">
            <text:p>84</text:p>
          </table:table-cell>
          <table:table-cell table:style-name="ce5"/>
          <table:table-cell table:style-name="ce5" table:formula="of:=SUM([.F318:.G318])" office:value-type="float" office:value="84">
            <text:p>84</text:p>
          </table:table-cell>
          <table:table-cell table:style-name="ce6" office:value-type="float" office:value="72520">
            <text:p>$ 72,520 </text:p>
          </table:table-cell>
          <table:table-cell table:style-name="ce6" office:value-type="float" office:value="0">
            <text:p>$ 0 </text:p>
          </table:table-cell>
          <table:table-cell table:formula="of:=SUM([.I318:.J318])" office:value-type="float" office:value="72520">
            <text:p>$ 72,520 </text:p>
          </table:table-cell>
          <table:table-cell table:formula="of:=[.K318]/[.H318]" office:value-type="float" office:value="863.333333333333">
            <text:p>$ 863 </text:p>
          </table:table-cell>
          <table:table-cell office:value-type="float" office:value="101">
            <text:p>101</text:p>
          </table:table-cell>
          <table:table-cell/>
          <table:table-cell table:formula="of:=SUM([.M318:.N318])" office:value-type="float" office:value="101">
            <text:p>101</text:p>
          </table:table-cell>
          <table:table-cell table:style-name="ce9" office:value-type="float" office:value="77970">
            <text:p>77,970 </text:p>
          </table:table-cell>
          <table:table-cell table:formula="of:=[.P318]/[.O318]" office:value-type="float" office:value="771.980198019802">
            <text:p>772</text:p>
          </table:table-cell>
          <table:table-cell/>
          <table:table-cell table:formula="of:=[.Q318]/43.67" office:value-type="float" office:value="17.6775863984383">
            <text:p>18</text:p>
          </table:table-cell>
          <table:table-cell table:formula="of:=[.Q318]/81.88" office:value-type="float" office:value="9.42819001001224">
            <text:p>9</text:p>
          </table:table-cell>
          <table:table-cell table:style-name="ce10" table:formula="of:=[.S318]*4" office:value-type="currency" office:currency="USD" office:value="70.7103455937533">
            <text:p>$71</text:p>
          </table:table-cell>
          <table:table-cell table:style-name="ce10" table:formula="of:=[.T318]*4" office:value-type="currency" office:currency="USD" office:value="37.7127600400489">
            <text:p>$38</text:p>
          </table:table-cell>
          <table:table-cell table:formula="of:=[.S318]*4" office:value-type="currency" office:currency="USD" office:value="70.7103455937533">
            <text:p>$71</text:p>
          </table:table-cell>
          <table:table-cell table:formula="of:=[.T318]*4" office:value-type="currency" office:currency="USD" office:value="37.7127600400489">
            <text:p>$38</text:p>
          </table:table-cell>
          <table:table-cell table:formula="of:=[.S318]/2" office:value-type="float" office:value="8.83879319921917">
            <text:p>9</text:p>
          </table:table-cell>
          <table:table-cell table:formula="of:=[.T318]/2" office:value-type="float" office:value="4.71409500500612">
            <text:p>5</text:p>
          </table:table-cell>
          <table:table-cell table:formula="of:=[.P318]*0.183" office:value-type="float" office:value="14268.51">
            <text:p>$ 14,26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530">
            <text:p>3530</text:p>
          </table:table-cell>
          <table:table-cell table:style-name="ce1" office:value-type="string">
            <text:p>NEW_BRUNSWICK_CITY</text:p>
          </table:table-cell>
          <table:table-cell table:style-name="ce5" office:value-type="float" office:value="1106">
            <text:p>1,106</text:p>
          </table:table-cell>
          <table:table-cell table:style-name="ce5"/>
          <table:table-cell table:style-name="ce5" table:formula="of:=SUM([.F319:.G319])" office:value-type="float" office:value="1106">
            <text:p>1,106</text:p>
          </table:table-cell>
          <table:table-cell table:style-name="ce6" office:value-type="float" office:value="2118401">
            <text:p>$ 2,118,401 </text:p>
          </table:table-cell>
          <table:table-cell table:style-name="ce6" office:value-type="float" office:value="1054715">
            <text:p>$ 1,054,715 </text:p>
          </table:table-cell>
          <table:table-cell table:formula="of:=SUM([.I319:.J319])" office:value-type="float" office:value="3173116">
            <text:p>$ 3,173,116 </text:p>
          </table:table-cell>
          <table:table-cell table:formula="of:=[.K319]/[.H319]" office:value-type="float" office:value="2869.00180831826">
            <text:p>$ 2,869 </text:p>
          </table:table-cell>
          <table:table-cell office:value-type="float" office:value="1273">
            <text:p>1273</text:p>
          </table:table-cell>
          <table:table-cell/>
          <table:table-cell table:formula="of:=SUM([.M319:.N319])" office:value-type="float" office:value="1273">
            <text:p>1273</text:p>
          </table:table-cell>
          <table:table-cell table:style-name="ce9" office:value-type="float" office:value="2091101">
            <text:p>2,091,101 </text:p>
          </table:table-cell>
          <table:table-cell table:formula="of:=[.P319]/[.O319]" office:value-type="float" office:value="1642.65593087196">
            <text:p>1643</text:p>
          </table:table-cell>
          <table:table-cell/>
          <table:table-cell table:formula="of:=[.Q319]/43.67" office:value-type="float" office:value="37.6152033632232">
            <text:p>38</text:p>
          </table:table-cell>
          <table:table-cell table:formula="of:=[.Q319]/81.88" office:value-type="float" office:value="20.0617480565701">
            <text:p>20</text:p>
          </table:table-cell>
          <table:table-cell table:style-name="ce10" table:formula="of:=[.S319]*4" office:value-type="currency" office:currency="USD" office:value="150.460813452893">
            <text:p>$150</text:p>
          </table:table-cell>
          <table:table-cell table:style-name="ce10" table:formula="of:=[.T319]*4" office:value-type="currency" office:currency="USD" office:value="80.2469922262802">
            <text:p>$80</text:p>
          </table:table-cell>
          <table:table-cell table:formula="of:=[.S319]*4" office:value-type="currency" office:currency="USD" office:value="150.460813452893">
            <text:p>$150</text:p>
          </table:table-cell>
          <table:table-cell table:formula="of:=[.T319]*4" office:value-type="currency" office:currency="USD" office:value="80.2469922262802">
            <text:p>$80</text:p>
          </table:table-cell>
          <table:table-cell table:formula="of:=[.S319]/2" office:value-type="float" office:value="18.8076016816116">
            <text:p>19</text:p>
          </table:table-cell>
          <table:table-cell table:formula="of:=[.T319]/2" office:value-type="float" office:value="10.030874028285">
            <text:p>10</text:p>
          </table:table-cell>
          <table:table-cell table:formula="of:=[.P319]*0.183" office:value-type="float" office:value="382671.483">
            <text:p>$ 382,67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620">
            <text:p>3620</text:p>
          </table:table-cell>
          <table:table-cell table:style-name="ce1" office:value-type="string">
            <text:p>NORTH_BRUNSWICK_TOWNSHIP</text:p>
          </table:table-cell>
          <table:table-cell table:style-name="ce5" office:value-type="float" office:value="375">
            <text:p>375</text:p>
          </table:table-cell>
          <table:table-cell table:style-name="ce5"/>
          <table:table-cell table:style-name="ce5" table:formula="of:=SUM([.F320:.G320])" office:value-type="float" office:value="375">
            <text:p>375</text:p>
          </table:table-cell>
          <table:table-cell table:style-name="ce6" office:value-type="float" office:value="453064">
            <text:p>$ 453,064 </text:p>
          </table:table-cell>
          <table:table-cell table:style-name="ce6" office:value-type="float" office:value="311183">
            <text:p>$ 311,183 </text:p>
          </table:table-cell>
          <table:table-cell table:formula="of:=SUM([.I320:.J320])" office:value-type="float" office:value="764247">
            <text:p>$ 764,247 </text:p>
          </table:table-cell>
          <table:table-cell table:formula="of:=[.K320]/[.H320]" office:value-type="float" office:value="2037.992">
            <text:p>$ 2,038 </text:p>
          </table:table-cell>
          <table:table-cell office:value-type="float" office:value="470">
            <text:p>470</text:p>
          </table:table-cell>
          <table:table-cell/>
          <table:table-cell table:formula="of:=SUM([.M320:.N320])" office:value-type="float" office:value="470">
            <text:p>470</text:p>
          </table:table-cell>
          <table:table-cell table:style-name="ce9" office:value-type="float" office:value="591531">
            <text:p>591,531 </text:p>
          </table:table-cell>
          <table:table-cell table:formula="of:=[.P320]/[.O320]" office:value-type="float" office:value="1258.57659574468">
            <text:p>1259</text:p>
          </table:table-cell>
          <table:table-cell/>
          <table:table-cell table:formula="of:=[.Q320]/43.67" office:value-type="float" office:value="28.8201647754678">
            <text:p>29</text:p>
          </table:table-cell>
          <table:table-cell table:formula="of:=[.Q320]/81.88" office:value-type="float" office:value="15.3709892005945">
            <text:p>15</text:p>
          </table:table-cell>
          <table:table-cell table:style-name="ce10" table:formula="of:=[.S320]*4" office:value-type="currency" office:currency="USD" office:value="115.280659101871">
            <text:p>$115</text:p>
          </table:table-cell>
          <table:table-cell table:style-name="ce10" table:formula="of:=[.T320]*4" office:value-type="currency" office:currency="USD" office:value="61.4839568023782">
            <text:p>$61</text:p>
          </table:table-cell>
          <table:table-cell table:formula="of:=[.S320]*4" office:value-type="currency" office:currency="USD" office:value="115.280659101871">
            <text:p>$115</text:p>
          </table:table-cell>
          <table:table-cell table:formula="of:=[.T320]*4" office:value-type="currency" office:currency="USD" office:value="61.4839568023782">
            <text:p>$61</text:p>
          </table:table-cell>
          <table:table-cell table:formula="of:=[.S320]/2" office:value-type="float" office:value="14.4100823877339">
            <text:p>14</text:p>
          </table:table-cell>
          <table:table-cell table:formula="of:=[.T320]/2" office:value-type="float" office:value="7.68549460029727">
            <text:p>8</text:p>
          </table:table-cell>
          <table:table-cell table:formula="of:=[.P320]*0.183" office:value-type="float" office:value="108250.173">
            <text:p>$ 108,25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845">
            <text:p>3845</text:p>
          </table:table-cell>
          <table:table-cell table:style-name="ce1" office:value-type="string">
            <text:p>OLD_BRIDGE_TOWNSHIP</text:p>
          </table:table-cell>
          <table:table-cell table:style-name="ce5" office:value-type="float" office:value="536">
            <text:p>536</text:p>
          </table:table-cell>
          <table:table-cell table:style-name="ce5"/>
          <table:table-cell table:style-name="ce5" table:formula="of:=SUM([.F321:.G321])" office:value-type="float" office:value="536">
            <text:p>536</text:p>
          </table:table-cell>
          <table:table-cell table:style-name="ce6" office:value-type="float" office:value="464343">
            <text:p>$ 464,343 </text:p>
          </table:table-cell>
          <table:table-cell table:style-name="ce6" office:value-type="float" office:value="0">
            <text:p>$ 0 </text:p>
          </table:table-cell>
          <table:table-cell table:formula="of:=SUM([.I321:.J321])" office:value-type="float" office:value="464343">
            <text:p>$ 464,343 </text:p>
          </table:table-cell>
          <table:table-cell table:formula="of:=[.K321]/[.H321]" office:value-type="float" office:value="866.311567164179">
            <text:p>$ 866 </text:p>
          </table:table-cell>
          <table:table-cell office:value-type="float" office:value="630">
            <text:p>630</text:p>
          </table:table-cell>
          <table:table-cell/>
          <table:table-cell table:formula="of:=SUM([.M321:.N321])" office:value-type="float" office:value="630">
            <text:p>630</text:p>
          </table:table-cell>
          <table:table-cell table:style-name="ce9" office:value-type="float" office:value="789386">
            <text:p>789,386 </text:p>
          </table:table-cell>
          <table:table-cell table:formula="of:=[.P321]/[.O321]" office:value-type="float" office:value="1252.99365079365">
            <text:p>1253</text:p>
          </table:table-cell>
          <table:table-cell/>
          <table:table-cell table:formula="of:=[.Q321]/43.67" office:value-type="float" office:value="28.6923208333788">
            <text:p>29</text:p>
          </table:table-cell>
          <table:table-cell table:formula="of:=[.Q321]/81.88" office:value-type="float" office:value="15.3028047239088">
            <text:p>15</text:p>
          </table:table-cell>
          <table:table-cell table:style-name="ce10" table:formula="of:=[.S321]*4" office:value-type="currency" office:currency="USD" office:value="114.769283333515">
            <text:p>$115</text:p>
          </table:table-cell>
          <table:table-cell table:style-name="ce10" table:formula="of:=[.T321]*4" office:value-type="currency" office:currency="USD" office:value="61.2112188956351">
            <text:p>$61</text:p>
          </table:table-cell>
          <table:table-cell table:formula="of:=[.S321]*4" office:value-type="currency" office:currency="USD" office:value="114.769283333515">
            <text:p>$115</text:p>
          </table:table-cell>
          <table:table-cell table:formula="of:=[.T321]*4" office:value-type="currency" office:currency="USD" office:value="61.2112188956351">
            <text:p>$61</text:p>
          </table:table-cell>
          <table:table-cell table:formula="of:=[.S321]/2" office:value-type="float" office:value="14.3461604166894">
            <text:p>14</text:p>
          </table:table-cell>
          <table:table-cell table:formula="of:=[.T321]/2" office:value-type="float" office:value="7.65140236195439">
            <text:p>8</text:p>
          </table:table-cell>
          <table:table-cell table:formula="of:=[.P321]*0.183" office:value-type="float" office:value="144457.638">
            <text:p>$ 144,45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090">
            <text:p>4090</text:p>
          </table:table-cell>
          <table:table-cell table:style-name="ce1" office:value-type="string">
            <text:p>PERTH_AMBOY_CITY</text:p>
          </table:table-cell>
          <table:table-cell table:style-name="ce5" office:value-type="float" office:value="1759">
            <text:p>1,759</text:p>
          </table:table-cell>
          <table:table-cell table:style-name="ce5"/>
          <table:table-cell table:style-name="ce5" table:formula="of:=SUM([.F322:.G322])" office:value-type="float" office:value="1759">
            <text:p>1,759</text:p>
          </table:table-cell>
          <table:table-cell table:style-name="ce6" office:value-type="float" office:value="3411079">
            <text:p>$ 3,411,079 </text:p>
          </table:table-cell>
          <table:table-cell table:style-name="ce6" office:value-type="float" office:value="1898681">
            <text:p>$ 1,898,681 </text:p>
          </table:table-cell>
          <table:table-cell table:formula="of:=SUM([.I322:.J322])" office:value-type="float" office:value="5309760">
            <text:p>$ 5,309,760 </text:p>
          </table:table-cell>
          <table:table-cell table:formula="of:=[.K322]/[.H322]" office:value-type="float" office:value="3018.62421830586">
            <text:p>$ 3,019 </text:p>
          </table:table-cell>
          <table:table-cell office:value-type="float" office:value="2061">
            <text:p>2061</text:p>
          </table:table-cell>
          <table:table-cell/>
          <table:table-cell table:formula="of:=SUM([.M322:.N322])" office:value-type="float" office:value="2061">
            <text:p>2061</text:p>
          </table:table-cell>
          <table:table-cell table:style-name="ce9" office:value-type="float" office:value="3246748">
            <text:p>3,246,748 </text:p>
          </table:table-cell>
          <table:table-cell table:formula="of:=[.P322]/[.O322]" office:value-type="float" office:value="1575.32654051431">
            <text:p>1575</text:p>
          </table:table-cell>
          <table:table-cell/>
          <table:table-cell table:formula="of:=[.Q322]/43.67" office:value-type="float" office:value="36.0734266204331">
            <text:p>36</text:p>
          </table:table-cell>
          <table:table-cell table:formula="of:=[.Q322]/81.88" office:value-type="float" office:value="19.2394545739413">
            <text:p>19</text:p>
          </table:table-cell>
          <table:table-cell table:style-name="ce10" table:formula="of:=[.S322]*4" office:value-type="currency" office:currency="USD" office:value="144.293706481732">
            <text:p>$144</text:p>
          </table:table-cell>
          <table:table-cell table:style-name="ce10" table:formula="of:=[.T322]*4" office:value-type="currency" office:currency="USD" office:value="76.9578182957652">
            <text:p>$77</text:p>
          </table:table-cell>
          <table:table-cell table:formula="of:=[.S322]*4" office:value-type="currency" office:currency="USD" office:value="144.293706481732">
            <text:p>$144</text:p>
          </table:table-cell>
          <table:table-cell table:formula="of:=[.T322]*4" office:value-type="currency" office:currency="USD" office:value="76.9578182957652">
            <text:p>$77</text:p>
          </table:table-cell>
          <table:table-cell table:formula="of:=[.S322]/2" office:value-type="float" office:value="18.0367133102165">
            <text:p>18</text:p>
          </table:table-cell>
          <table:table-cell table:formula="of:=[.T322]/2" office:value-type="float" office:value="9.61972728697065">
            <text:p>10</text:p>
          </table:table-cell>
          <table:table-cell table:formula="of:=[.P322]*0.183" office:value-type="float" office:value="594154.884">
            <text:p>$ 594,15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130">
            <text:p>4130</text:p>
          </table:table-cell>
          <table:table-cell table:style-name="ce1" office:value-type="string">
            <text:p>PISCATAWAY_TOWNSHIP</text:p>
          </table:table-cell>
          <table:table-cell table:style-name="ce5" office:value-type="float" office:value="369">
            <text:p>369</text:p>
          </table:table-cell>
          <table:table-cell table:style-name="ce5"/>
          <table:table-cell table:style-name="ce5" table:formula="of:=SUM([.F323:.G323])" office:value-type="float" office:value="369">
            <text:p>369</text:p>
          </table:table-cell>
          <table:table-cell table:style-name="ce6" office:value-type="float" office:value="327747">
            <text:p>$ 327,747 </text:p>
          </table:table-cell>
          <table:table-cell table:style-name="ce6" office:value-type="float" office:value="0">
            <text:p>$ 0 </text:p>
          </table:table-cell>
          <table:table-cell table:formula="of:=SUM([.I323:.J323])" office:value-type="float" office:value="327747">
            <text:p>$ 327,747 </text:p>
          </table:table-cell>
          <table:table-cell table:formula="of:=[.K323]/[.H323]" office:value-type="float" office:value="888.20325203252">
            <text:p>$ 888 </text:p>
          </table:table-cell>
          <table:table-cell office:value-type="float" office:value="414">
            <text:p>414</text:p>
          </table:table-cell>
          <table:table-cell/>
          <table:table-cell table:formula="of:=SUM([.M323:.N323])" office:value-type="float" office:value="414">
            <text:p>414</text:p>
          </table:table-cell>
          <table:table-cell table:style-name="ce9" office:value-type="float" office:value="518795">
            <text:p>518,795 </text:p>
          </table:table-cell>
          <table:table-cell table:formula="of:=[.P323]/[.O323]" office:value-type="float" office:value="1253.12801932367">
            <text:p>1253</text:p>
          </table:table-cell>
          <table:table-cell/>
          <table:table-cell table:formula="of:=[.Q323]/43.67" office:value-type="float" office:value="28.6953977404092">
            <text:p>29</text:p>
          </table:table-cell>
          <table:table-cell table:formula="of:=[.Q323]/81.88" office:value-type="float" office:value="15.3044457660439">
            <text:p>15</text:p>
          </table:table-cell>
          <table:table-cell table:style-name="ce10" table:formula="of:=[.S323]*4" office:value-type="currency" office:currency="USD" office:value="114.781590961637">
            <text:p>$115</text:p>
          </table:table-cell>
          <table:table-cell table:style-name="ce10" table:formula="of:=[.T323]*4" office:value-type="currency" office:currency="USD" office:value="61.2177830641754">
            <text:p>$61</text:p>
          </table:table-cell>
          <table:table-cell table:formula="of:=[.S323]*4" office:value-type="currency" office:currency="USD" office:value="114.781590961637">
            <text:p>$115</text:p>
          </table:table-cell>
          <table:table-cell table:formula="of:=[.T323]*4" office:value-type="currency" office:currency="USD" office:value="61.2177830641754">
            <text:p>$61</text:p>
          </table:table-cell>
          <table:table-cell table:formula="of:=[.S323]/2" office:value-type="float" office:value="14.3476988702046">
            <text:p>14</text:p>
          </table:table-cell>
          <table:table-cell table:formula="of:=[.T323]/2" office:value-type="float" office:value="7.65222288302193">
            <text:p>8</text:p>
          </table:table-cell>
          <table:table-cell table:formula="of:=[.P323]*0.183" office:value-type="float" office:value="94939.485">
            <text:p>$ 94,93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660">
            <text:p>4660</text:p>
          </table:table-cell>
          <table:table-cell table:style-name="ce1" office:value-type="string">
            <text:p>SAYREVILLE</text:p>
          </table:table-cell>
          <table:table-cell table:style-name="ce5" office:value-type="float" office:value="338">
            <text:p>338</text:p>
          </table:table-cell>
          <table:table-cell table:style-name="ce5"/>
          <table:table-cell table:style-name="ce5" table:formula="of:=SUM([.F324:.G324])" office:value-type="float" office:value="338">
            <text:p>338</text:p>
          </table:table-cell>
          <table:table-cell table:style-name="ce6" office:value-type="float" office:value="289803">
            <text:p>$ 289,803 </text:p>
          </table:table-cell>
          <table:table-cell table:style-name="ce6" office:value-type="float" office:value="0">
            <text:p>$ 0 </text:p>
          </table:table-cell>
          <table:table-cell table:formula="of:=SUM([.I324:.J324])" office:value-type="float" office:value="289803">
            <text:p>$ 289,803 </text:p>
          </table:table-cell>
          <table:table-cell table:formula="of:=[.K324]/[.H324]" office:value-type="float" office:value="857.405325443787">
            <text:p>$ 857 </text:p>
          </table:table-cell>
          <table:table-cell office:value-type="float" office:value="426">
            <text:p>426</text:p>
          </table:table-cell>
          <table:table-cell/>
          <table:table-cell table:formula="of:=SUM([.M324:.N324])" office:value-type="float" office:value="426">
            <text:p>426</text:p>
          </table:table-cell>
          <table:table-cell table:style-name="ce9" office:value-type="float" office:value="533741">
            <text:p>533,741 </text:p>
          </table:table-cell>
          <table:table-cell table:formula="of:=[.P324]/[.O324]" office:value-type="float" office:value="1252.91314553991">
            <text:p>1253</text:p>
          </table:table-cell>
          <table:table-cell/>
          <table:table-cell table:formula="of:=[.Q324]/43.67" office:value-type="float" office:value="28.6904773423381">
            <text:p>29</text:p>
          </table:table-cell>
          <table:table-cell table:formula="of:=[.Q324]/81.88" office:value-type="float" office:value="15.3018215136774">
            <text:p>15</text:p>
          </table:table-cell>
          <table:table-cell table:style-name="ce10" table:formula="of:=[.S324]*4" office:value-type="currency" office:currency="USD" office:value="114.761909369353">
            <text:p>$115</text:p>
          </table:table-cell>
          <table:table-cell table:style-name="ce10" table:formula="of:=[.T324]*4" office:value-type="currency" office:currency="USD" office:value="61.2072860547096">
            <text:p>$61</text:p>
          </table:table-cell>
          <table:table-cell table:formula="of:=[.S324]*4" office:value-type="currency" office:currency="USD" office:value="114.761909369353">
            <text:p>$115</text:p>
          </table:table-cell>
          <table:table-cell table:formula="of:=[.T324]*4" office:value-type="currency" office:currency="USD" office:value="61.2072860547096">
            <text:p>$61</text:p>
          </table:table-cell>
          <table:table-cell table:formula="of:=[.S324]/2" office:value-type="float" office:value="14.3452386711691">
            <text:p>14</text:p>
          </table:table-cell>
          <table:table-cell table:formula="of:=[.T324]/2" office:value-type="float" office:value="7.6509107568387">
            <text:p>8</text:p>
          </table:table-cell>
          <table:table-cell table:formula="of:=[.P324]*0.183" office:value-type="float" office:value="97674.603">
            <text:p>$ 97,67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830">
            <text:p>4830</text:p>
          </table:table-cell>
          <table:table-cell table:style-name="ce1" office:value-type="string">
            <text:p>SOUTH_AMBOY_CITY</text:p>
          </table:table-cell>
          <table:table-cell/>
          <table:table-cell table:style-name="ce5" office:value-type="float" office:value="224">
            <text:p>224</text:p>
          </table:table-cell>
          <table:table-cell table:style-name="ce5" table:formula="of:=SUM([.F325:.G325])" office:value-type="float" office:value="224">
            <text:p>224</text:p>
          </table:table-cell>
          <table:table-cell table:style-name="ce6" office:value-type="float" office:value="232815">
            <text:p>$ 232,815 </text:p>
          </table:table-cell>
          <table:table-cell table:style-name="ce6" office:value-type="float" office:value="64849">
            <text:p>$ 64,849 </text:p>
          </table:table-cell>
          <table:table-cell table:formula="of:=SUM([.I325:.J325])" office:value-type="float" office:value="297664">
            <text:p>$ 297,664 </text:p>
          </table:table-cell>
          <table:table-cell table:formula="of:=[.K325]/[.H325]" office:value-type="float" office:value="1328.85714285714">
            <text:p>$ 1,329 </text:p>
          </table:table-cell>
          <table:table-cell/>
          <table:table-cell office:value-type="float" office:value="296">
            <text:p>296</text:p>
          </table:table-cell>
          <table:table-cell table:formula="of:=SUM([.M325:.N325])" office:value-type="float" office:value="296">
            <text:p>296</text:p>
          </table:table-cell>
          <table:table-cell table:style-name="ce9" office:value-type="float" office:value="253324">
            <text:p>253,324 </text:p>
          </table:table-cell>
          <table:table-cell table:formula="of:=[.P325]/[.O325]" office:value-type="float" office:value="855.824324324324">
            <text:p>856</text:p>
          </table:table-cell>
          <table:table-cell/>
          <table:table-cell table:formula="of:=[.Q325]/43.67" office:value-type="float" office:value="19.5975343330507">
            <text:p>20</text:p>
          </table:table-cell>
          <table:table-cell table:formula="of:=[.Q325]/81.88" office:value-type="float" office:value="10.4521778740147">
            <text:p>10</text:p>
          </table:table-cell>
          <table:table-cell table:style-name="ce10" table:formula="of:=[.S325]*4" office:value-type="currency" office:currency="USD" office:value="78.3901373322028">
            <text:p>$78</text:p>
          </table:table-cell>
          <table:table-cell table:style-name="ce10" table:formula="of:=[.T325]*4" office:value-type="currency" office:currency="USD" office:value="41.8087114960588">
            <text:p>$42</text:p>
          </table:table-cell>
          <table:table-cell table:formula="of:=[.S325]*4" office:value-type="currency" office:currency="USD" office:value="78.3901373322028">
            <text:p>$78</text:p>
          </table:table-cell>
          <table:table-cell table:formula="of:=[.T325]*4" office:value-type="currency" office:currency="USD" office:value="41.8087114960588">
            <text:p>$42</text:p>
          </table:table-cell>
          <table:table-cell table:formula="of:=[.S325]/2" office:value-type="float" office:value="9.79876716652535">
            <text:p>10</text:p>
          </table:table-cell>
          <table:table-cell table:formula="of:=[.T325]/2" office:value-type="float" office:value="5.22608893700736">
            <text:p>5</text:p>
          </table:table-cell>
          <table:table-cell table:formula="of:=[.P325]*0.183" office:value-type="float" office:value="46358.292">
            <text:p>$ 46,35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860">
            <text:p>4860</text:p>
          </table:table-cell>
          <table:table-cell table:style-name="ce1" office:value-type="string">
            <text:p>SOUTH_BRUNSWICK_TOWNSHIP</text:p>
          </table:table-cell>
          <table:table-cell table:style-name="ce5" office:value-type="float" office:value="192">
            <text:p>192</text:p>
          </table:table-cell>
          <table:table-cell table:style-name="ce5"/>
          <table:table-cell table:style-name="ce5" table:formula="of:=SUM([.F326:.G326])" office:value-type="float" office:value="192">
            <text:p>192</text:p>
          </table:table-cell>
          <table:table-cell table:style-name="ce6" office:value-type="float" office:value="189967">
            <text:p>$ 189,967 </text:p>
          </table:table-cell>
          <table:table-cell table:style-name="ce6" office:value-type="float" office:value="0">
            <text:p>$ 0 </text:p>
          </table:table-cell>
          <table:table-cell table:formula="of:=SUM([.I326:.J326])" office:value-type="float" office:value="189967">
            <text:p>$ 189,967 </text:p>
          </table:table-cell>
          <table:table-cell table:formula="of:=[.K326]/[.H326]" office:value-type="float" office:value="989.411458333333">
            <text:p>$ 989 </text:p>
          </table:table-cell>
          <table:table-cell office:value-type="float" office:value="250">
            <text:p>250</text:p>
          </table:table-cell>
          <table:table-cell/>
          <table:table-cell table:formula="of:=SUM([.M326:.N326])" office:value-type="float" office:value="250">
            <text:p>250</text:p>
          </table:table-cell>
          <table:table-cell table:style-name="ce9" office:value-type="float" office:value="190197">
            <text:p>190,197 </text:p>
          </table:table-cell>
          <table:table-cell table:formula="of:=[.P326]/[.O326]" office:value-type="float" office:value="760.788">
            <text:p>761</text:p>
          </table:table-cell>
          <table:table-cell/>
          <table:table-cell table:formula="of:=[.Q326]/43.67" office:value-type="float" office:value="17.4212960842684">
            <text:p>17</text:p>
          </table:table-cell>
          <table:table-cell table:formula="of:=[.Q326]/81.88" office:value-type="float" office:value="9.29149975574011">
            <text:p>9</text:p>
          </table:table-cell>
          <table:table-cell table:style-name="ce10" table:formula="of:=[.S326]*4" office:value-type="currency" office:currency="USD" office:value="69.6851843370735">
            <text:p>$70</text:p>
          </table:table-cell>
          <table:table-cell table:style-name="ce10" table:formula="of:=[.T326]*4" office:value-type="currency" office:currency="USD" office:value="37.1659990229604">
            <text:p>$37</text:p>
          </table:table-cell>
          <table:table-cell table:formula="of:=[.S326]*4" office:value-type="currency" office:currency="USD" office:value="69.6851843370735">
            <text:p>$70</text:p>
          </table:table-cell>
          <table:table-cell table:formula="of:=[.T326]*4" office:value-type="currency" office:currency="USD" office:value="37.1659990229604">
            <text:p>$37</text:p>
          </table:table-cell>
          <table:table-cell table:formula="of:=[.S326]/2" office:value-type="float" office:value="8.71064804213419">
            <text:p>9</text:p>
          </table:table-cell>
          <table:table-cell table:formula="of:=[.T326]/2" office:value-type="float" office:value="4.64574987787005">
            <text:p>5</text:p>
          </table:table-cell>
          <table:table-cell table:formula="of:=[.P326]*0.183" office:value-type="float" office:value="34806.051">
            <text:p>$ 34,80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910">
            <text:p>4910</text:p>
          </table:table-cell>
          <table:table-cell table:style-name="ce1" office:value-type="string">
            <text:p>SOUTH_PLAINFIELD</text:p>
          </table:table-cell>
          <table:table-cell table:style-name="ce5" office:value-type="float" office:value="187">
            <text:p>187</text:p>
          </table:table-cell>
          <table:table-cell table:style-name="ce5"/>
          <table:table-cell table:style-name="ce5" table:formula="of:=SUM([.F327:.G327])" office:value-type="float" office:value="187">
            <text:p>187</text:p>
          </table:table-cell>
          <table:table-cell table:style-name="ce6" office:value-type="float" office:value="147453">
            <text:p>$ 147,453 </text:p>
          </table:table-cell>
          <table:table-cell table:style-name="ce6" office:value-type="float" office:value="0">
            <text:p>$ 0 </text:p>
          </table:table-cell>
          <table:table-cell table:formula="of:=SUM([.I327:.J327])" office:value-type="float" office:value="147453">
            <text:p>$ 147,453 </text:p>
          </table:table-cell>
          <table:table-cell table:formula="of:=[.K327]/[.H327]" office:value-type="float" office:value="788.51871657754">
            <text:p>$ 789 </text:p>
          </table:table-cell>
          <table:table-cell office:value-type="float" office:value="22">
            <text:p>22</text:p>
          </table:table-cell>
          <table:table-cell/>
          <table:table-cell office:value-type="float" office:value="222">
            <text:p>222</text:p>
          </table:table-cell>
          <table:table-cell table:style-name="ce9" office:value-type="float" office:value="278141">
            <text:p>278,141 </text:p>
          </table:table-cell>
          <table:table-cell table:formula="of:=[.P327]/[.O327]" office:value-type="float" office:value="1252.88738738739">
            <text:p>1253</text:p>
          </table:table-cell>
          <table:table-cell/>
          <table:table-cell table:formula="of:=[.Q327]/43.67" office:value-type="float" office:value="28.6898875060084">
            <text:p>29</text:p>
          </table:table-cell>
          <table:table-cell table:formula="of:=[.Q327]/81.88" office:value-type="float" office:value="15.3015069294991">
            <text:p>15</text:p>
          </table:table-cell>
          <table:table-cell table:style-name="ce10" table:formula="of:=[.S327]*4" office:value-type="currency" office:currency="USD" office:value="114.759550024034">
            <text:p>$115</text:p>
          </table:table-cell>
          <table:table-cell table:style-name="ce10" table:formula="of:=[.T327]*4" office:value-type="currency" office:currency="USD" office:value="61.2060277179965">
            <text:p>$61</text:p>
          </table:table-cell>
          <table:table-cell table:formula="of:=[.S327]*4" office:value-type="currency" office:currency="USD" office:value="114.759550024034">
            <text:p>$115</text:p>
          </table:table-cell>
          <table:table-cell table:formula="of:=[.T327]*4" office:value-type="currency" office:currency="USD" office:value="61.2060277179965">
            <text:p>$61</text:p>
          </table:table-cell>
          <table:table-cell table:formula="of:=[.S327]/2" office:value-type="float" office:value="14.3449437530042">
            <text:p>14</text:p>
          </table:table-cell>
          <table:table-cell table:formula="of:=[.T327]/2" office:value-type="float" office:value="7.65075346474956">
            <text:p>8</text:p>
          </table:table-cell>
          <table:table-cell table:formula="of:=[.P327]*0.183" office:value-type="float" office:value="50899.803">
            <text:p>$ 50,90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920">
            <text:p>4920</text:p>
          </table:table-cell>
          <table:table-cell table:style-name="ce1" office:value-type="string">
            <text:p>SOUTH_RIVER_BORO</text:p>
          </table:table-cell>
          <table:table-cell/>
          <table:table-cell table:style-name="ce5" office:value-type="float" office:value="501">
            <text:p>501</text:p>
          </table:table-cell>
          <table:table-cell table:style-name="ce5" table:formula="of:=SUM([.F328:.G328])" office:value-type="float" office:value="501">
            <text:p>501</text:p>
          </table:table-cell>
          <table:table-cell table:style-name="ce6" office:value-type="float" office:value="442878">
            <text:p>$ 442,878 </text:p>
          </table:table-cell>
          <table:table-cell table:style-name="ce6" office:value-type="float" office:value="152283">
            <text:p>$ 152,283 </text:p>
          </table:table-cell>
          <table:table-cell table:formula="of:=SUM([.I328:.J328])" office:value-type="float" office:value="595161">
            <text:p>$ 595,161 </text:p>
          </table:table-cell>
          <table:table-cell table:formula="of:=[.K328]/[.H328]" office:value-type="float" office:value="1187.94610778443">
            <text:p>$ 1,188 </text:p>
          </table:table-cell>
          <table:table-cell/>
          <table:table-cell office:value-type="float" office:value="634">
            <text:p>634</text:p>
          </table:table-cell>
          <table:table-cell table:formula="of:=SUM([.M328:.N328])" office:value-type="float" office:value="634">
            <text:p>634</text:p>
          </table:table-cell>
          <table:table-cell table:style-name="ce9" office:value-type="float" office:value="543942">
            <text:p>543,942 </text:p>
          </table:table-cell>
          <table:table-cell table:formula="of:=[.P328]/[.O328]" office:value-type="float" office:value="857.952681388013">
            <text:p>858</text:p>
          </table:table-cell>
          <table:table-cell/>
          <table:table-cell table:formula="of:=[.Q328]/43.67" office:value-type="float" office:value="19.6462716141061">
            <text:p>20</text:p>
          </table:table-cell>
          <table:table-cell table:formula="of:=[.Q328]/81.88" office:value-type="float" office:value="10.4781714873963">
            <text:p>10</text:p>
          </table:table-cell>
          <table:table-cell table:style-name="ce10" table:formula="of:=[.S328]*4" office:value-type="currency" office:currency="USD" office:value="78.5850864564243">
            <text:p>$79</text:p>
          </table:table-cell>
          <table:table-cell table:style-name="ce10" table:formula="of:=[.T328]*4" office:value-type="currency" office:currency="USD" office:value="41.9126859495854">
            <text:p>$42</text:p>
          </table:table-cell>
          <table:table-cell table:formula="of:=[.S328]*4" office:value-type="currency" office:currency="USD" office:value="78.5850864564243">
            <text:p>$79</text:p>
          </table:table-cell>
          <table:table-cell table:formula="of:=[.T328]*4" office:value-type="currency" office:currency="USD" office:value="41.9126859495854">
            <text:p>$42</text:p>
          </table:table-cell>
          <table:table-cell table:formula="of:=[.S328]/2" office:value-type="float" office:value="9.82313580705304">
            <text:p>10</text:p>
          </table:table-cell>
          <table:table-cell table:formula="of:=[.T328]/2" office:value-type="float" office:value="5.23908574369817">
            <text:p>5</text:p>
          </table:table-cell>
          <table:table-cell table:formula="of:=[.P328]*0.183" office:value-type="float" office:value="99541.386">
            <text:p>$ 99,54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970">
            <text:p>4970</text:p>
          </table:table-cell>
          <table:table-cell table:style-name="ce1" office:value-type="string">
            <text:p>SPOTSWOOD_BORO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table:formula="of:=SUM([.F329:.G329])" office:value-type="float" office:value="113">
            <text:p>113</text:p>
          </table:table-cell>
          <table:table-cell table:style-name="ce6" office:value-type="float" office:value="85146">
            <text:p>$ 85,146 </text:p>
          </table:table-cell>
          <table:table-cell table:style-name="ce6" office:value-type="float" office:value="27938">
            <text:p>$ 27,938 </text:p>
          </table:table-cell>
          <table:table-cell table:formula="of:=SUM([.I329:.J329])" office:value-type="float" office:value="113084">
            <text:p>$ 113,084 </text:p>
          </table:table-cell>
          <table:table-cell table:formula="of:=[.K329]/[.H329]" office:value-type="float" office:value="1000.74336283186">
            <text:p>$ 1,001 </text:p>
          </table:table-cell>
          <table:table-cell/>
          <table:table-cell office:value-type="float" office:value="133">
            <text:p>133</text:p>
          </table:table-cell>
          <table:table-cell table:formula="of:=SUM([.M329:.N329])" office:value-type="float" office:value="133">
            <text:p>133</text:p>
          </table:table-cell>
          <table:table-cell table:style-name="ce9" office:value-type="float" office:value="90316">
            <text:p>90,316 </text:p>
          </table:table-cell>
          <table:table-cell table:formula="of:=[.P329]/[.O329]" office:value-type="float" office:value="679.067669172932">
            <text:p>679</text:p>
          </table:table-cell>
          <table:table-cell/>
          <table:table-cell table:formula="of:=[.Q329]/43.67" office:value-type="float" office:value="15.5499809748782">
            <text:p>16</text:p>
          </table:table-cell>
          <table:table-cell table:formula="of:=[.Q329]/81.88" office:value-type="float" office:value="8.29344979449111">
            <text:p>8</text:p>
          </table:table-cell>
          <table:table-cell table:style-name="ce10" table:formula="of:=[.S329]*4" office:value-type="currency" office:currency="USD" office:value="62.1999238995129">
            <text:p>$62</text:p>
          </table:table-cell>
          <table:table-cell table:style-name="ce10" table:formula="of:=[.T329]*4" office:value-type="currency" office:currency="USD" office:value="33.1737991779645">
            <text:p>$33</text:p>
          </table:table-cell>
          <table:table-cell table:formula="of:=[.S329]*4" office:value-type="currency" office:currency="USD" office:value="62.1999238995129">
            <text:p>$62</text:p>
          </table:table-cell>
          <table:table-cell table:formula="of:=[.T329]*4" office:value-type="currency" office:currency="USD" office:value="33.1737991779645">
            <text:p>$33</text:p>
          </table:table-cell>
          <table:table-cell table:formula="of:=[.S329]/2" office:value-type="float" office:value="7.77499048743912">
            <text:p>8</text:p>
          </table:table-cell>
          <table:table-cell table:formula="of:=[.T329]/2" office:value-type="float" office:value="4.14672489724556">
            <text:p>4</text:p>
          </table:table-cell>
          <table:table-cell table:formula="of:=[.P329]*0.183" office:value-type="float" office:value="16527.828">
            <text:p>$ 16,52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5850">
            <text:p>5850</text:p>
          </table:table-cell>
          <table:table-cell table:style-name="ce1" office:value-type="string">
            <text:p>WOODBRIDGE_TOWNSHIP</text:p>
          </table:table-cell>
          <table:table-cell table:style-name="ce5" office:value-type="float" office:value="894">
            <text:p>894</text:p>
          </table:table-cell>
          <table:table-cell table:style-name="ce5"/>
          <table:table-cell table:style-name="ce5" table:formula="of:=SUM([.F330:.G330])" office:value-type="float" office:value="894">
            <text:p>894</text:p>
          </table:table-cell>
          <table:table-cell table:style-name="ce6" office:value-type="float" office:value="1214040">
            <text:p>$ 1,214,040 </text:p>
          </table:table-cell>
          <table:table-cell table:style-name="ce6" office:value-type="float" office:value="82041">
            <text:p>$ 82,041 </text:p>
          </table:table-cell>
          <table:table-cell table:formula="of:=SUM([.I330:.J330])" office:value-type="float" office:value="1296081">
            <text:p>$ 1,296,081 </text:p>
          </table:table-cell>
          <table:table-cell table:formula="of:=[.K330]/[.H330]" office:value-type="float" office:value="1449.75503355705">
            <text:p>$ 1,450 </text:p>
          </table:table-cell>
          <table:table-cell office:value-type="float" office:value="1044">
            <text:p>1044</text:p>
          </table:table-cell>
          <table:table-cell/>
          <table:table-cell table:formula="of:=SUM([.M330:.N330])" office:value-type="float" office:value="1044">
            <text:p>1044</text:p>
          </table:table-cell>
          <table:table-cell table:style-name="ce9" office:value-type="float" office:value="1394849">
            <text:p>1,394,849 </text:p>
          </table:table-cell>
          <table:table-cell table:formula="of:=[.P330]/[.O330]" office:value-type="float" office:value="1336.0622605364">
            <text:p>1336</text:p>
          </table:table-cell>
          <table:table-cell/>
          <table:table-cell table:formula="of:=[.Q330]/43.67" office:value-type="float" office:value="30.5945102023448">
            <text:p>31</text:p>
          </table:table-cell>
          <table:table-cell table:formula="of:=[.Q330]/81.88" office:value-type="float" office:value="16.3173212083097">
            <text:p>16</text:p>
          </table:table-cell>
          <table:table-cell table:style-name="ce10" table:formula="of:=[.S330]*4" office:value-type="currency" office:currency="USD" office:value="122.378040809379">
            <text:p>$122</text:p>
          </table:table-cell>
          <table:table-cell table:style-name="ce10" table:formula="of:=[.T330]*4" office:value-type="currency" office:currency="USD" office:value="65.2692848332388">
            <text:p>$65</text:p>
          </table:table-cell>
          <table:table-cell table:formula="of:=[.S330]*4" office:value-type="currency" office:currency="USD" office:value="122.378040809379">
            <text:p>$122</text:p>
          </table:table-cell>
          <table:table-cell table:formula="of:=[.T330]*4" office:value-type="currency" office:currency="USD" office:value="65.2692848332388">
            <text:p>$65</text:p>
          </table:table-cell>
          <table:table-cell table:formula="of:=[.S330]/2" office:value-type="float" office:value="15.2972551011724">
            <text:p>15</text:p>
          </table:table-cell>
          <table:table-cell table:formula="of:=[.T330]/2" office:value-type="float" office:value="8.15866060415485">
            <text:p>8</text:p>
          </table:table-cell>
          <table:table-cell table:formula="of:=[.P330]*0.183" office:value-type="float" office:value="255257.367">
            <text:p>$ 255,25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6018">
            <text:p>6018</text:p>
          </table:table-cell>
          <table:table-cell table:style-name="ce1" office:value-type="string">
            <text:p>CENTRAL_JERSEY_COLLEGE_PREP_CHARTER_SCHOOL</text:p>
          </table:table-cell>
          <table:table-cell/>
          <table:table-cell table:style-name="ce5" office:value-type="float" office:value="99">
            <text:p>99</text:p>
          </table:table-cell>
          <table:table-cell table:style-name="ce5" table:formula="of:=SUM([.F331:.G331])" office:value-type="float" office:value="99">
            <text:p>99</text:p>
          </table:table-cell>
          <table:table-cell table:style-name="ce6" office:value-type="float" office:value="98376">
            <text:p>$ 98,376 </text:p>
          </table:table-cell>
          <table:table-cell table:style-name="ce6" office:value-type="float" office:value="45496">
            <text:p>$ 45,496 </text:p>
          </table:table-cell>
          <table:table-cell table:formula="of:=SUM([.I331:.J331])" office:value-type="float" office:value="143872">
            <text:p>$ 143,872 </text:p>
          </table:table-cell>
          <table:table-cell table:formula="of:=[.K331]/[.H331]" office:value-type="float" office:value="1453.25252525253">
            <text:p>$ 1,453 </text:p>
          </table:table-cell>
          <table:table-cell office:value-type="string">
            <text:p><text:s/></text:p>
          </table:table-cell>
          <table:table-cell office:value-type="float" office:value="93">
            <text:p>93</text:p>
          </table:table-cell>
          <table:table-cell table:formula="of:=SUM([.M331:.N331])" office:value-type="float" office:value="93">
            <text:p>93</text:p>
          </table:table-cell>
          <table:table-cell table:style-name="ce9" office:value-type="float" office:value="81102">
            <text:p>81,102 </text:p>
          </table:table-cell>
          <table:table-cell table:formula="of:=[.P331]/[.O331]" office:value-type="float" office:value="872.064516129032">
            <text:p>872</text:p>
          </table:table-cell>
          <table:table-cell/>
          <table:table-cell table:formula="of:=[.Q331]/43.67" office:value-type="float" office:value="19.9694187343493">
            <text:p>20</text:p>
          </table:table-cell>
          <table:table-cell table:formula="of:=[.Q331]/81.88" office:value-type="float" office:value="10.6505192492554">
            <text:p>11</text:p>
          </table:table-cell>
          <table:table-cell table:style-name="ce10" table:formula="of:=[.S331]*4" office:value-type="currency" office:currency="USD" office:value="79.8776749373971">
            <text:p>$80</text:p>
          </table:table-cell>
          <table:table-cell table:style-name="ce10" table:formula="of:=[.T331]*4" office:value-type="currency" office:currency="USD" office:value="42.6020769970216">
            <text:p>$43</text:p>
          </table:table-cell>
          <table:table-cell table:formula="of:=[.S331]*4" office:value-type="currency" office:currency="USD" office:value="79.8776749373971">
            <text:p>$80</text:p>
          </table:table-cell>
          <table:table-cell table:formula="of:=[.T331]*4" office:value-type="currency" office:currency="USD" office:value="42.6020769970216">
            <text:p>$43</text:p>
          </table:table-cell>
          <table:table-cell table:formula="of:=[.S331]/2" office:value-type="float" office:value="9.98470936717463">
            <text:p>10</text:p>
          </table:table-cell>
          <table:table-cell table:formula="of:=[.T331]/2" office:value-type="float" office:value="5.3252596246277">
            <text:p>5</text:p>
          </table:table-cell>
          <table:table-cell table:formula="of:=[.P331]*0.183" office:value-type="float" office:value="14841.666">
            <text:p>$ 14,84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6635">
            <text:p>6635</text:p>
          </table:table-cell>
          <table:table-cell table:style-name="ce1" office:value-type="string">
            <text:p>GREATER_BRUNSWICK_CHARTER_SCHOOL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table:formula="of:=SUM([.F332:.G332])" office:value-type="float" office:value="115">
            <text:p>115</text:p>
          </table:table-cell>
          <table:table-cell table:style-name="ce6" office:value-type="float" office:value="140730">
            <text:p>$ 140,730 </text:p>
          </table:table-cell>
          <table:table-cell table:style-name="ce6" office:value-type="float" office:value="68343">
            <text:p>$ 68,343 </text:p>
          </table:table-cell>
          <table:table-cell table:formula="of:=SUM([.I332:.J332])" office:value-type="float" office:value="209073">
            <text:p>$ 209,073 </text:p>
          </table:table-cell>
          <table:table-cell table:formula="of:=[.K332]/[.H332]" office:value-type="float" office:value="1818.02608695652">
            <text:p>$ 1,818 </text:p>
          </table:table-cell>
          <table:table-cell/>
          <table:table-cell office:value-type="float" office:value="143">
            <text:p>143</text:p>
          </table:table-cell>
          <table:table-cell table:formula="of:=SUM([.M332:.N332])" office:value-type="float" office:value="143">
            <text:p>143</text:p>
          </table:table-cell>
          <table:table-cell table:style-name="ce9" office:value-type="float" office:value="152221">
            <text:p>152,221 </text:p>
          </table:table-cell>
          <table:table-cell table:formula="of:=[.P332]/[.O332]" office:value-type="float" office:value="1064.48251748252">
            <text:p>1064</text:p>
          </table:table-cell>
          <table:table-cell/>
          <table:table-cell table:formula="of:=[.Q332]/43.67" office:value-type="float" office:value="24.3756014994852">
            <text:p>24</text:p>
          </table:table-cell>
          <table:table-cell table:formula="of:=[.Q332]/81.88" office:value-type="float" office:value="13.0005192657855">
            <text:p>13</text:p>
          </table:table-cell>
          <table:table-cell table:style-name="ce10" table:formula="of:=[.S332]*4" office:value-type="currency" office:currency="USD" office:value="97.5024059979407">
            <text:p>$98</text:p>
          </table:table-cell>
          <table:table-cell table:style-name="ce10" table:formula="of:=[.T332]*4" office:value-type="currency" office:currency="USD" office:value="52.002077063142">
            <text:p>$52</text:p>
          </table:table-cell>
          <table:table-cell table:formula="of:=[.S332]*4" office:value-type="currency" office:currency="USD" office:value="97.5024059979407">
            <text:p>$98</text:p>
          </table:table-cell>
          <table:table-cell table:formula="of:=[.T332]*4" office:value-type="currency" office:currency="USD" office:value="52.002077063142">
            <text:p>$52</text:p>
          </table:table-cell>
          <table:table-cell table:formula="of:=[.S332]/2" office:value-type="float" office:value="12.1878007497426">
            <text:p>12</text:p>
          </table:table-cell>
          <table:table-cell table:formula="of:=[.T332]/2" office:value-type="float" office:value="6.50025963289276">
            <text:p>7</text:p>
          </table:table-cell>
          <table:table-cell table:formula="of:=[.P332]*0.183" office:value-type="float" office:value="27856.443">
            <text:p>$ 27,85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310">
            <text:p>5310</text:p>
          </table:table-cell>
          <table:table-cell table:style-name="ce1" office:value-type="string">
            <text:p>UPPER_FREEHOLD_REGIONAL</text:p>
          </table:table-cell>
          <table:table-cell/>
          <table:table-cell table:style-name="ce5" office:value-type="float" office:value="47">
            <text:p>47</text:p>
          </table:table-cell>
          <table:table-cell table:style-name="ce5" table:formula="of:=SUM([.F333:.G333])" office:value-type="float" office:value="47">
            <text:p>47</text:p>
          </table:table-cell>
          <table:table-cell table:style-name="ce6" office:value-type="float" office:value="26474">
            <text:p>$ 26,474 </text:p>
          </table:table-cell>
          <table:table-cell table:style-name="ce6" office:value-type="float" office:value="0">
            <text:p>$ 0 </text:p>
          </table:table-cell>
          <table:table-cell table:formula="of:=SUM([.I333:.J333])" office:value-type="float" office:value="26474">
            <text:p>$ 26,474 </text:p>
          </table:table-cell>
          <table:table-cell table:formula="of:=[.K333]/[.H333]" office:value-type="float" office:value="563.276595744681">
            <text:p>$ 563 </text:p>
          </table:table-cell>
          <table:table-cell table:number-columns-repeated="2"/>
          <table:table-cell table:formula="of:=SUM([.M333:.N333])" office:value-type="float" office:value="0">
            <text:p>0</text:p>
          </table:table-cell>
          <table:table-cell table:style-name="ce9"/>
          <table:table-cell office:value-type="string">
            <text:p><text:s/></text:p>
          </table:table-cell>
          <table:table-cell/>
          <table:table-cell table:formula="of:=[.Q333]/43.67" office:value-type="float" office:value="0">
            <text:p>0</text:p>
          </table:table-cell>
          <table:table-cell table:formula="of:=[.Q333]/81.88" office:value-type="float" office:value="0">
            <text:p>0</text:p>
          </table:table-cell>
          <table:table-cell table:style-name="ce10" table:formula="of:=[.S333]*4" office:value-type="currency" office:currency="USD" office:value="0">
            <text:p>$0</text:p>
          </table:table-cell>
          <table:table-cell table:style-name="ce10" table:formula="of:=[.T333]*4" office:value-type="currency" office:currency="USD" office:value="0">
            <text:p>$0</text:p>
          </table:table-cell>
          <table:table-cell table:formula="of:=[.S333]*4" office:value-type="currency" office:currency="USD" office:value="0">
            <text:p>$0</text:p>
          </table:table-cell>
          <table:table-cell table:formula="of:=[.T333]*4" office:value-type="currency" office:currency="USD" office:value="0">
            <text:p>$0</text:p>
          </table:table-cell>
          <table:table-cell table:formula="of:=[.S333]/2" office:value-type="float" office:value="0">
            <text:p>0</text:p>
          </table:table-cell>
          <table:table-cell table:formula="of:=[.T333]/2" office:value-type="float" office:value="0">
            <text:p>0</text:p>
          </table:table-cell>
          <table:table-cell table:formula="of:=[.P333]*0.183" office:value-type="float" office:value="0">
            <text:p>$ 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420">
            <text:p>5420</text:p>
          </table:table-cell>
          <table:table-cell table:style-name="ce1" office:value-type="string">
            <text:p>WALL_TOWNSHIP</text:p>
          </table:table-cell>
          <table:table-cell table:style-name="ce5" office:value-type="float" office:value="174">
            <text:p>174</text:p>
          </table:table-cell>
          <table:table-cell table:style-name="ce5"/>
          <table:table-cell table:style-name="ce5" table:formula="of:=SUM([.F334:.G334])" office:value-type="float" office:value="174">
            <text:p>174</text:p>
          </table:table-cell>
          <table:table-cell table:style-name="ce6" office:value-type="float" office:value="131956">
            <text:p>$ 131,956 </text:p>
          </table:table-cell>
          <table:table-cell table:style-name="ce6" office:value-type="float" office:value="0">
            <text:p>$ 0 </text:p>
          </table:table-cell>
          <table:table-cell table:formula="of:=SUM([.I334:.J334])" office:value-type="float" office:value="131956">
            <text:p>$ 131,956 </text:p>
          </table:table-cell>
          <table:table-cell table:formula="of:=[.K334]/[.H334]" office:value-type="float" office:value="758.367816091954">
            <text:p>$ 758 </text:p>
          </table:table-cell>
          <table:table-cell office:value-type="float" office:value="227">
            <text:p>227</text:p>
          </table:table-cell>
          <table:table-cell/>
          <table:table-cell table:formula="of:=SUM([.M334:.N334])" office:value-type="float" office:value="227">
            <text:p>227</text:p>
          </table:table-cell>
          <table:table-cell table:style-name="ce9" office:value-type="float" office:value="284384">
            <text:p>284,384 </text:p>
          </table:table-cell>
          <table:table-cell table:formula="of:=[.P334]/[.O334]" office:value-type="float" office:value="1252.79295154185">
            <text:p>1253</text:p>
          </table:table-cell>
          <table:table-cell/>
          <table:table-cell table:formula="of:=[.Q334]/43.67" office:value-type="float" office:value="28.6877250181326">
            <text:p>29</text:p>
          </table:table-cell>
          <table:table-cell table:formula="of:=[.Q334]/81.88" office:value-type="float" office:value="15.300353585025">
            <text:p>15</text:p>
          </table:table-cell>
          <table:table-cell table:style-name="ce10" table:formula="of:=[.S334]*4" office:value-type="currency" office:currency="USD" office:value="114.75090007253">
            <text:p>$115</text:p>
          </table:table-cell>
          <table:table-cell table:style-name="ce10" table:formula="of:=[.T334]*4" office:value-type="currency" office:currency="USD" office:value="61.2014143401002">
            <text:p>$61</text:p>
          </table:table-cell>
          <table:table-cell table:formula="of:=[.S334]*4" office:value-type="currency" office:currency="USD" office:value="114.75090007253">
            <text:p>$115</text:p>
          </table:table-cell>
          <table:table-cell table:formula="of:=[.T334]*4" office:value-type="currency" office:currency="USD" office:value="61.2014143401002">
            <text:p>$61</text:p>
          </table:table-cell>
          <table:table-cell table:formula="of:=[.S334]/2" office:value-type="float" office:value="14.3438625090663">
            <text:p>14</text:p>
          </table:table-cell>
          <table:table-cell table:formula="of:=[.T334]/2" office:value-type="float" office:value="7.65017679251252">
            <text:p>8</text:p>
          </table:table-cell>
          <table:table-cell table:formula="of:=[.P334]*0.183" office:value-type="float" office:value="52042.272">
            <text:p>$ 52,04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640">
            <text:p>5640</text:p>
          </table:table-cell>
          <table:table-cell table:style-name="ce1" office:value-type="string">
            <text:p>WEST_LONG_BRANCH</text:p>
          </table:table-cell>
          <table:table-cell/>
          <table:table-cell table:style-name="ce5" office:value-type="float" office:value="29">
            <text:p>29</text:p>
          </table:table-cell>
          <table:table-cell table:style-name="ce5" table:formula="of:=SUM([.F335:.G335])" office:value-type="float" office:value="29">
            <text:p>29</text:p>
          </table:table-cell>
          <table:table-cell table:style-name="ce6" office:value-type="float" office:value="16335">
            <text:p>$ 16,335 </text:p>
          </table:table-cell>
          <table:table-cell table:style-name="ce6" office:value-type="float" office:value="0">
            <text:p>$ 0 </text:p>
          </table:table-cell>
          <table:table-cell table:formula="of:=SUM([.I335:.J335])" office:value-type="float" office:value="16335">
            <text:p>$ 16,335 </text:p>
          </table:table-cell>
          <table:table-cell table:formula="of:=[.K335]/[.H335]" office:value-type="float" office:value="563.275862068965">
            <text:p>$ 563 </text:p>
          </table:table-cell>
          <table:table-cell/>
          <table:table-cell office:value-type="float" office:value="25">
            <text:p>25</text:p>
          </table:table-cell>
          <table:table-cell table:formula="of:=SUM([.M335:.N335])" office:value-type="float" office:value="25">
            <text:p>25</text:p>
          </table:table-cell>
          <table:table-cell table:style-name="ce9" office:value-type="float" office:value="13460">
            <text:p>13,460 </text:p>
          </table:table-cell>
          <table:table-cell table:formula="of:=[.P335]/[.O335]" office:value-type="float" office:value="538.4">
            <text:p>538</text:p>
          </table:table-cell>
          <table:table-cell/>
          <table:table-cell table:formula="of:=[.Q335]/43.67" office:value-type="float" office:value="12.328829860316">
            <text:p>12</text:p>
          </table:table-cell>
          <table:table-cell table:formula="of:=[.Q335]/81.88" office:value-type="float" office:value="6.57547630679043">
            <text:p>7</text:p>
          </table:table-cell>
          <table:table-cell table:style-name="ce10" table:formula="of:=[.S335]*4" office:value-type="currency" office:currency="USD" office:value="49.315319441264">
            <text:p>$49</text:p>
          </table:table-cell>
          <table:table-cell table:style-name="ce10" table:formula="of:=[.T335]*4" office:value-type="currency" office:currency="USD" office:value="26.3019052271617">
            <text:p>$26</text:p>
          </table:table-cell>
          <table:table-cell table:formula="of:=[.S335]*4" office:value-type="currency" office:currency="USD" office:value="49.315319441264">
            <text:p>$49</text:p>
          </table:table-cell>
          <table:table-cell table:formula="of:=[.T335]*4" office:value-type="currency" office:currency="USD" office:value="26.3019052271617">
            <text:p>$26</text:p>
          </table:table-cell>
          <table:table-cell table:formula="of:=[.S335]/2" office:value-type="float" office:value="6.164414930158">
            <text:p>6</text:p>
          </table:table-cell>
          <table:table-cell table:formula="of:=[.T335]/2" office:value-type="float" office:value="3.28773815339521">
            <text:p>3</text:p>
          </table:table-cell>
          <table:table-cell table:formula="of:=[.P335]*0.183" office:value-type="float" office:value="2463.18">
            <text:p>$ 2,46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00">
            <text:p>100</text:p>
          </table:table-cell>
          <table:table-cell table:style-name="ce1" office:value-type="string">
            <text:p>ASBURY_PARK_CITY</text:p>
          </table:table-cell>
          <table:table-cell/>
          <table:table-cell table:style-name="ce5" office:value-type="float" office:value="1504">
            <text:p>1,504</text:p>
          </table:table-cell>
          <table:table-cell table:style-name="ce5" table:formula="of:=SUM([.F336:.G336])" office:value-type="float" office:value="1504">
            <text:p>1,504</text:p>
          </table:table-cell>
          <table:table-cell table:style-name="ce6" office:value-type="float" office:value="2603894">
            <text:p>$ 2,603,894 </text:p>
          </table:table-cell>
          <table:table-cell table:style-name="ce6" office:value-type="float" office:value="1261663">
            <text:p>$ 1,261,663 </text:p>
          </table:table-cell>
          <table:table-cell table:formula="of:=SUM([.I336:.J336])" office:value-type="float" office:value="3865557">
            <text:p>$ 3,865,557 </text:p>
          </table:table-cell>
          <table:table-cell table:formula="of:=[.K336]/[.H336]" office:value-type="float" office:value="2570.18417553191">
            <text:p>$ 2,570 </text:p>
          </table:table-cell>
          <table:table-cell/>
          <table:table-cell office:value-type="float" office:value="1546">
            <text:p>1546</text:p>
          </table:table-cell>
          <table:table-cell table:formula="of:=SUM([.M336:.N336])" office:value-type="float" office:value="1546">
            <text:p>1546</text:p>
          </table:table-cell>
          <table:table-cell table:style-name="ce9" office:value-type="float" office:value="2408989">
            <text:p>2,408,989 </text:p>
          </table:table-cell>
          <table:table-cell table:formula="of:=[.P336]/[.O336]" office:value-type="float" office:value="1558.20763260026">
            <text:p>1558</text:p>
          </table:table-cell>
          <table:table-cell/>
          <table:table-cell table:formula="of:=[.Q336]/43.67" office:value-type="float" office:value="35.681420485465">
            <text:p>36</text:p>
          </table:table-cell>
          <table:table-cell table:formula="of:=[.Q336]/81.88" office:value-type="float" office:value="19.0303814435791">
            <text:p>19</text:p>
          </table:table-cell>
          <table:table-cell table:style-name="ce10" table:formula="of:=[.S336]*4" office:value-type="currency" office:currency="USD" office:value="142.72568194186">
            <text:p>$143</text:p>
          </table:table-cell>
          <table:table-cell table:style-name="ce10" table:formula="of:=[.T336]*4" office:value-type="currency" office:currency="USD" office:value="76.1215257743165">
            <text:p>$76</text:p>
          </table:table-cell>
          <table:table-cell table:formula="of:=[.S336]*4" office:value-type="currency" office:currency="USD" office:value="142.72568194186">
            <text:p>$143</text:p>
          </table:table-cell>
          <table:table-cell table:formula="of:=[.T336]*4" office:value-type="currency" office:currency="USD" office:value="76.1215257743165">
            <text:p>$76</text:p>
          </table:table-cell>
          <table:table-cell table:formula="of:=[.S336]/2" office:value-type="float" office:value="17.8407102427325">
            <text:p>18</text:p>
          </table:table-cell>
          <table:table-cell table:formula="of:=[.T336]/2" office:value-type="float" office:value="9.51519072178956">
            <text:p>10</text:p>
          </table:table-cell>
          <table:table-cell table:formula="of:=[.P336]*0.183" office:value-type="float" office:value="440844.987">
            <text:p>$ 440,84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30">
            <text:p>130</text:p>
          </table:table-cell>
          <table:table-cell table:style-name="ce1" office:value-type="string">
            <text:p>ATLANTIC_HIGHLANDS_BORO</text:p>
          </table:table-cell>
          <table:table-cell/>
          <table:table-cell table:style-name="ce5" office:value-type="float" office:value="21">
            <text:p>21</text:p>
          </table:table-cell>
          <table:table-cell table:style-name="ce5" table:formula="of:=SUM([.F337:.G337])" office:value-type="float" office:value="21">
            <text:p>21</text:p>
          </table:table-cell>
          <table:table-cell table:style-name="ce6" office:value-type="float" office:value="17458">
            <text:p>$ 17,458 </text:p>
          </table:table-cell>
          <table:table-cell table:style-name="ce6" office:value-type="float" office:value="5192">
            <text:p>$ 5,192 </text:p>
          </table:table-cell>
          <table:table-cell table:formula="of:=SUM([.I337:.J337])" office:value-type="float" office:value="22650">
            <text:p>$ 22,650 </text:p>
          </table:table-cell>
          <table:table-cell table:formula="of:=[.K337]/[.H337]" office:value-type="float" office:value="1078.57142857143">
            <text:p>$ 1,079 </text:p>
          </table:table-cell>
          <table:table-cell/>
          <table:table-cell office:value-type="float" office:value="32">
            <text:p>32</text:p>
          </table:table-cell>
          <table:table-cell table:formula="of:=SUM([.M337:.N337])" office:value-type="float" office:value="32">
            <text:p>32</text:p>
          </table:table-cell>
          <table:table-cell table:style-name="ce9" office:value-type="float" office:value="21907">
            <text:p>21,907 </text:p>
          </table:table-cell>
          <table:table-cell table:formula="of:=[.P337]/[.O337]" office:value-type="float" office:value="684.59375">
            <text:p>685</text:p>
          </table:table-cell>
          <table:table-cell/>
          <table:table-cell table:formula="of:=[.Q337]/43.67" office:value-type="float" office:value="15.6765227845203">
            <text:p>16</text:p>
          </table:table-cell>
          <table:table-cell table:formula="of:=[.Q337]/81.88" office:value-type="float" office:value="8.36093978993649">
            <text:p>8</text:p>
          </table:table-cell>
          <table:table-cell table:style-name="ce10" table:formula="of:=[.S337]*4" office:value-type="currency" office:currency="USD" office:value="62.7060911380811">
            <text:p>$63</text:p>
          </table:table-cell>
          <table:table-cell table:style-name="ce10" table:formula="of:=[.T337]*4" office:value-type="currency" office:currency="USD" office:value="33.443759159746">
            <text:p>$33</text:p>
          </table:table-cell>
          <table:table-cell table:formula="of:=[.S337]*4" office:value-type="currency" office:currency="USD" office:value="62.7060911380811">
            <text:p>$63</text:p>
          </table:table-cell>
          <table:table-cell table:formula="of:=[.T337]*4" office:value-type="currency" office:currency="USD" office:value="33.443759159746">
            <text:p>$33</text:p>
          </table:table-cell>
          <table:table-cell table:formula="of:=[.S337]/2" office:value-type="float" office:value="7.83826139226013">
            <text:p>8</text:p>
          </table:table-cell>
          <table:table-cell table:formula="of:=[.T337]/2" office:value-type="float" office:value="4.18046989496825">
            <text:p>4</text:p>
          </table:table-cell>
          <table:table-cell table:formula="of:=[.P337]*0.183" office:value-type="float" office:value="4008.981">
            <text:p>$ 4,009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AVON BORO</text:p>
          </table:table-cell>
          <table:table-cell/>
          <table:table-cell table:style-name="ce5" table:number-columns-repeated="2"/>
          <table:table-cell table:style-name="ce6" table:number-columns-repeated="2"/>
          <table:table-cell table:number-columns-repeated="3"/>
          <table:table-cell office:value-type="float" office:value="17">
            <text:p>17</text:p>
          </table:table-cell>
          <table:table-cell table:formula="of:=SUM([.M338:.N338])" office:value-type="float" office:value="17">
            <text:p>17</text:p>
          </table:table-cell>
          <table:table-cell table:style-name="ce9" office:value-type="float" office:value="11754">
            <text:p>11,754 </text:p>
          </table:table-cell>
          <table:table-cell table:formula="of:=[.P338]/[.O338]" office:value-type="float" office:value="691.411764705882">
            <text:p>691</text:p>
          </table:table-cell>
          <table:table-cell/>
          <table:table-cell table:formula="of:=[.Q338]/43.67" office:value-type="float" office:value="15.8326486078746">
            <text:p>16</text:p>
          </table:table-cell>
          <table:table-cell table:formula="of:=[.Q338]/81.88" office:value-type="float" office:value="8.44420816690135">
            <text:p>8</text:p>
          </table:table-cell>
          <table:table-cell table:style-name="ce10" table:formula="of:=[.S338]*4" office:value-type="currency" office:currency="USD" office:value="63.3305944314983">
            <text:p>$63</text:p>
          </table:table-cell>
          <table:table-cell table:style-name="ce10" table:formula="of:=[.T338]*4" office:value-type="currency" office:currency="USD" office:value="33.7768326676054">
            <text:p>$34</text:p>
          </table:table-cell>
          <table:table-cell table:formula="of:=[.S338]*4" office:value-type="currency" office:currency="USD" office:value="63.3305944314983">
            <text:p>$63</text:p>
          </table:table-cell>
          <table:table-cell table:formula="of:=[.T338]*4" office:value-type="currency" office:currency="USD" office:value="33.7768326676054">
            <text:p>$34</text:p>
          </table:table-cell>
          <table:table-cell table:formula="of:=[.S338]/2" office:value-type="float" office:value="7.91632430393728">
            <text:p>8</text:p>
          </table:table-cell>
          <table:table-cell table:formula="of:=[.T338]/2" office:value-type="float" office:value="4.22210408345067">
            <text:p>4</text:p>
          </table:table-cell>
          <table:table-cell table:formula="of:=[.P338]*0.183" office:value-type="float" office:value="2150.982">
            <text:p>$ 2,15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70">
            <text:p>270</text:p>
          </table:table-cell>
          <table:table-cell table:style-name="ce1" office:value-type="string">
            <text:p>BELMAR_BORO</text:p>
          </table:table-cell>
          <table:table-cell/>
          <table:table-cell table:style-name="ce5" office:value-type="float" office:value="181">
            <text:p>181</text:p>
          </table:table-cell>
          <table:table-cell table:style-name="ce5" table:formula="of:=SUM([.F339:.G339])" office:value-type="float" office:value="181">
            <text:p>181</text:p>
          </table:table-cell>
          <table:table-cell table:style-name="ce6" office:value-type="float" office:value="197949">
            <text:p>$ 197,949 </text:p>
          </table:table-cell>
          <table:table-cell table:style-name="ce6" office:value-type="float" office:value="91315">
            <text:p>$ 91,315 </text:p>
          </table:table-cell>
          <table:table-cell table:formula="of:=SUM([.I339:.J339])" office:value-type="float" office:value="289264">
            <text:p>$ 289,264 </text:p>
          </table:table-cell>
          <table:table-cell table:formula="of:=[.K339]/[.H339]" office:value-type="float" office:value="1598.14364640884">
            <text:p>$ 1,598 </text:p>
          </table:table-cell>
          <table:table-cell/>
          <table:table-cell office:value-type="float" office:value="225">
            <text:p>225</text:p>
          </table:table-cell>
          <table:table-cell table:formula="of:=SUM([.M339:.N339])" office:value-type="float" office:value="225">
            <text:p>225</text:p>
          </table:table-cell>
          <table:table-cell table:style-name="ce9" office:value-type="float" office:value="226451">
            <text:p>226,451 </text:p>
          </table:table-cell>
          <table:table-cell table:formula="of:=[.P339]/[.O339]" office:value-type="float" office:value="1006.44888888889">
            <text:p>1006</text:p>
          </table:table-cell>
          <table:table-cell/>
          <table:table-cell table:formula="of:=[.Q339]/43.67" office:value-type="float" office:value="23.046688547948">
            <text:p>23</text:p>
          </table:table-cell>
          <table:table-cell table:formula="of:=[.Q339]/81.88" office:value-type="float" office:value="12.2917548716279">
            <text:p>12</text:p>
          </table:table-cell>
          <table:table-cell table:style-name="ce10" table:formula="of:=[.S339]*4" office:value-type="currency" office:currency="USD" office:value="92.186754191792">
            <text:p>$92</text:p>
          </table:table-cell>
          <table:table-cell table:style-name="ce10" table:formula="of:=[.T339]*4" office:value-type="currency" office:currency="USD" office:value="49.1670194865114">
            <text:p>$49</text:p>
          </table:table-cell>
          <table:table-cell table:formula="of:=[.S339]*4" office:value-type="currency" office:currency="USD" office:value="92.186754191792">
            <text:p>$92</text:p>
          </table:table-cell>
          <table:table-cell table:formula="of:=[.T339]*4" office:value-type="currency" office:currency="USD" office:value="49.1670194865114">
            <text:p>$49</text:p>
          </table:table-cell>
          <table:table-cell table:formula="of:=[.S339]/2" office:value-type="float" office:value="11.523344273974">
            <text:p>12</text:p>
          </table:table-cell>
          <table:table-cell table:formula="of:=[.T339]/2" office:value-type="float" office:value="6.14587743581393">
            <text:p>6</text:p>
          </table:table-cell>
          <table:table-cell table:formula="of:=[.P339]*0.183" office:value-type="float" office:value="41440.533">
            <text:p>$ 41,44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00">
            <text:p>500</text:p>
          </table:table-cell>
          <table:table-cell table:style-name="ce1" office:value-type="string">
            <text:p>BRADLEY_BEACH_BORO</text:p>
          </table:table-cell>
          <table:table-cell/>
          <table:table-cell table:style-name="ce5" office:value-type="float" office:value="102">
            <text:p>102</text:p>
          </table:table-cell>
          <table:table-cell table:style-name="ce5" table:formula="of:=SUM([.F340:.G340])" office:value-type="float" office:value="102">
            <text:p>102</text:p>
          </table:table-cell>
          <table:table-cell table:style-name="ce6" office:value-type="float" office:value="125079">
            <text:p>$ 125,079 </text:p>
          </table:table-cell>
          <table:table-cell table:style-name="ce6" office:value-type="float" office:value="57766">
            <text:p>$ 57,766 </text:p>
          </table:table-cell>
          <table:table-cell table:formula="of:=SUM([.I340:.J340])" office:value-type="float" office:value="182845">
            <text:p>$ 182,845 </text:p>
          </table:table-cell>
          <table:table-cell table:formula="of:=[.K340]/[.H340]" office:value-type="float" office:value="1792.59803921569">
            <text:p>$ 1,793 </text:p>
          </table:table-cell>
          <table:table-cell/>
          <table:table-cell office:value-type="float" office:value="108">
            <text:p>108</text:p>
          </table:table-cell>
          <table:table-cell table:formula="of:=SUM([.M340:.N340])" office:value-type="float" office:value="108">
            <text:p>108</text:p>
          </table:table-cell>
          <table:table-cell table:style-name="ce9" office:value-type="float" office:value="113475">
            <text:p>113,475 </text:p>
          </table:table-cell>
          <table:table-cell table:formula="of:=[.P340]/[.O340]" office:value-type="float" office:value="1050.69444444444">
            <text:p>1051</text:p>
          </table:table-cell>
          <table:table-cell/>
          <table:table-cell table:formula="of:=[.Q340]/43.67" office:value-type="float" office:value="24.059868203445">
            <text:p>24</text:p>
          </table:table-cell>
          <table:table-cell table:formula="of:=[.Q340]/81.88" office:value-type="float" office:value="12.8321256038647">
            <text:p>13</text:p>
          </table:table-cell>
          <table:table-cell table:style-name="ce10" table:formula="of:=[.S340]*4" office:value-type="currency" office:currency="USD" office:value="96.2394728137801">
            <text:p>$96</text:p>
          </table:table-cell>
          <table:table-cell table:style-name="ce10" table:formula="of:=[.T340]*4" office:value-type="currency" office:currency="USD" office:value="51.3285024154589">
            <text:p>$51</text:p>
          </table:table-cell>
          <table:table-cell table:formula="of:=[.S340]*4" office:value-type="currency" office:currency="USD" office:value="96.2394728137801">
            <text:p>$96</text:p>
          </table:table-cell>
          <table:table-cell table:formula="of:=[.T340]*4" office:value-type="currency" office:currency="USD" office:value="51.3285024154589">
            <text:p>$51</text:p>
          </table:table-cell>
          <table:table-cell table:formula="of:=[.S340]/2" office:value-type="float" office:value="12.0299341017225">
            <text:p>12</text:p>
          </table:table-cell>
          <table:table-cell table:formula="of:=[.T340]/2" office:value-type="float" office:value="6.41606280193237">
            <text:p>6</text:p>
          </table:table-cell>
          <table:table-cell table:formula="of:=[.P340]*0.183" office:value-type="float" office:value="20765.925">
            <text:p>$ 20,76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260">
            <text:p>1260</text:p>
          </table:table-cell>
          <table:table-cell table:style-name="ce1" office:value-type="string">
            <text:p>EATONTOWN_BORO</text:p>
          </table:table-cell>
          <table:table-cell/>
          <table:table-cell table:style-name="ce5" office:value-type="float" office:value="236">
            <text:p>236</text:p>
          </table:table-cell>
          <table:table-cell table:style-name="ce5" table:formula="of:=SUM([.F341:.G341])" office:value-type="float" office:value="236">
            <text:p>236</text:p>
          </table:table-cell>
          <table:table-cell table:style-name="ce6" office:value-type="float" office:value="195921">
            <text:p>$ 195,921 </text:p>
          </table:table-cell>
          <table:table-cell table:style-name="ce6" office:value-type="float" office:value="63524">
            <text:p>$ 63,524 </text:p>
          </table:table-cell>
          <table:table-cell table:formula="of:=SUM([.I341:.J341])" office:value-type="float" office:value="259445">
            <text:p>$ 259,445 </text:p>
          </table:table-cell>
          <table:table-cell table:formula="of:=[.K341]/[.H341]" office:value-type="float" office:value="1099.34322033898">
            <text:p>$ 1,099 </text:p>
          </table:table-cell>
          <table:table-cell/>
          <table:table-cell office:value-type="float" office:value="299">
            <text:p>299</text:p>
          </table:table-cell>
          <table:table-cell table:formula="of:=SUM([.M341:.N341])" office:value-type="float" office:value="299">
            <text:p>299</text:p>
          </table:table-cell>
          <table:table-cell table:style-name="ce9" office:value-type="float" office:value="253917">
            <text:p>253,917 </text:p>
          </table:table-cell>
          <table:table-cell table:formula="of:=[.P341]/[.O341]" office:value-type="float" office:value="849.220735785953">
            <text:p>849</text:p>
          </table:table-cell>
          <table:table-cell/>
          <table:table-cell table:formula="of:=[.Q341]/43.67" office:value-type="float" office:value="19.446318657796">
            <text:p>19</text:p>
          </table:table-cell>
          <table:table-cell table:formula="of:=[.Q341]/81.88" office:value-type="float" office:value="10.3715282826814">
            <text:p>10</text:p>
          </table:table-cell>
          <table:table-cell table:style-name="ce10" table:formula="of:=[.S341]*4" office:value-type="currency" office:currency="USD" office:value="77.7852746311842">
            <text:p>$78</text:p>
          </table:table-cell>
          <table:table-cell table:style-name="ce10" table:formula="of:=[.T341]*4" office:value-type="currency" office:currency="USD" office:value="41.4861131307256">
            <text:p>$41</text:p>
          </table:table-cell>
          <table:table-cell table:formula="of:=[.S341]*4" office:value-type="currency" office:currency="USD" office:value="77.7852746311842">
            <text:p>$78</text:p>
          </table:table-cell>
          <table:table-cell table:formula="of:=[.T341]*4" office:value-type="currency" office:currency="USD" office:value="41.4861131307256">
            <text:p>$41</text:p>
          </table:table-cell>
          <table:table-cell table:formula="of:=[.S341]/2" office:value-type="float" office:value="9.72315932889802">
            <text:p>10</text:p>
          </table:table-cell>
          <table:table-cell table:formula="of:=[.T341]/2" office:value-type="float" office:value="5.1857641413407">
            <text:p>5</text:p>
          </table:table-cell>
          <table:table-cell table:formula="of:=[.P341]*0.183" office:value-type="float" office:value="46466.811">
            <text:p>$ 46,46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490">
            <text:p>1490</text:p>
          </table:table-cell>
          <table:table-cell table:style-name="ce1" office:value-type="string">
            <text:p>FARMINGDALE_BORO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342:.G342])" office:value-type="float" office:value="17">
            <text:p>17</text:p>
          </table:table-cell>
          <table:table-cell table:style-name="ce6" office:value-type="float" office:value="12745">
            <text:p>$ 12,745 </text:p>
          </table:table-cell>
          <table:table-cell table:style-name="ce6" office:value-type="float" office:value="4203">
            <text:p>$ 4,203 </text:p>
          </table:table-cell>
          <table:table-cell table:formula="of:=SUM([.I342:.J342])" office:value-type="float" office:value="16948">
            <text:p>$ 16,948 </text:p>
          </table:table-cell>
          <table:table-cell table:formula="of:=[.K342]/[.H342]" office:value-type="float" office:value="996.941176470588">
            <text:p>$ 997 </text:p>
          </table:table-cell>
          <table:table-cell/>
          <table:table-cell office:value-type="float" office:value="22">
            <text:p>22</text:p>
          </table:table-cell>
          <table:table-cell table:formula="of:=SUM([.M342:.N342])" office:value-type="float" office:value="22">
            <text:p>22</text:p>
          </table:table-cell>
          <table:table-cell table:style-name="ce9" office:value-type="float" office:value="16873">
            <text:p>16,873 </text:p>
          </table:table-cell>
          <table:table-cell table:formula="of:=[.P342]/[.O342]" office:value-type="float" office:value="766.954545454546">
            <text:p>767</text:p>
          </table:table-cell>
          <table:table-cell/>
          <table:table-cell table:formula="of:=[.Q342]/43.67" office:value-type="float" office:value="17.5625039032413">
            <text:p>18</text:p>
          </table:table-cell>
          <table:table-cell table:formula="of:=[.Q342]/81.88" office:value-type="float" office:value="9.3668117422392">
            <text:p>9</text:p>
          </table:table-cell>
          <table:table-cell table:style-name="ce10" table:formula="of:=[.S342]*4" office:value-type="currency" office:currency="USD" office:value="70.250015612965">
            <text:p>$70</text:p>
          </table:table-cell>
          <table:table-cell table:style-name="ce10" table:formula="of:=[.T342]*4" office:value-type="currency" office:currency="USD" office:value="37.4672469689568">
            <text:p>$37</text:p>
          </table:table-cell>
          <table:table-cell table:formula="of:=[.S342]*4" office:value-type="currency" office:currency="USD" office:value="70.250015612965">
            <text:p>$70</text:p>
          </table:table-cell>
          <table:table-cell table:formula="of:=[.T342]*4" office:value-type="currency" office:currency="USD" office:value="37.4672469689568">
            <text:p>$37</text:p>
          </table:table-cell>
          <table:table-cell table:formula="of:=[.S342]/2" office:value-type="float" office:value="8.78125195162063">
            <text:p>9</text:p>
          </table:table-cell>
          <table:table-cell table:formula="of:=[.T342]/2" office:value-type="float" office:value="4.6834058711196">
            <text:p>5</text:p>
          </table:table-cell>
          <table:table-cell table:formula="of:=[.P342]*0.183" office:value-type="float" office:value="3087.759">
            <text:p>$ 3,08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640">
            <text:p>1640</text:p>
          </table:table-cell>
          <table:table-cell table:style-name="ce1" office:value-type="string">
            <text:p>FREEHOLD_BORO</text:p>
          </table:table-cell>
          <table:table-cell/>
          <table:table-cell table:style-name="ce5" office:value-type="float" office:value="687">
            <text:p>687</text:p>
          </table:table-cell>
          <table:table-cell table:style-name="ce5" table:formula="of:=SUM([.F343:.G343])" office:value-type="float" office:value="687">
            <text:p>687</text:p>
          </table:table-cell>
          <table:table-cell table:style-name="ce6" office:value-type="float" office:value="824185">
            <text:p>$ 824,185 </text:p>
          </table:table-cell>
          <table:table-cell table:style-name="ce6" office:value-type="float" office:value="497735">
            <text:p>$ 497,735 </text:p>
          </table:table-cell>
          <table:table-cell table:formula="of:=SUM([.I343:.J343])" office:value-type="float" office:value="1321920">
            <text:p>$ 1,321,920 </text:p>
          </table:table-cell>
          <table:table-cell table:formula="of:=[.K343]/[.H343]" office:value-type="float" office:value="1924.19213973799">
            <text:p>$ 1,924 </text:p>
          </table:table-cell>
          <table:table-cell/>
          <table:table-cell office:value-type="float" office:value="772">
            <text:p>772</text:p>
          </table:table-cell>
          <table:table-cell table:formula="of:=SUM([.M343:.N343])" office:value-type="float" office:value="772">
            <text:p>772</text:p>
          </table:table-cell>
          <table:table-cell table:style-name="ce9" office:value-type="float" office:value="751138">
            <text:p>751,138 </text:p>
          </table:table-cell>
          <table:table-cell table:formula="of:=[.P343]/[.O343]" office:value-type="float" office:value="972.976683937824">
            <text:p>973</text:p>
          </table:table-cell>
          <table:table-cell/>
          <table:table-cell table:formula="of:=[.Q343]/43.67" office:value-type="float" office:value="22.2802080132316">
            <text:p>22</text:p>
          </table:table-cell>
          <table:table-cell table:formula="of:=[.Q343]/81.88" office:value-type="float" office:value="11.8829590124307">
            <text:p>12</text:p>
          </table:table-cell>
          <table:table-cell table:style-name="ce10" table:formula="of:=[.S343]*4" office:value-type="currency" office:currency="USD" office:value="89.1208320529264">
            <text:p>$89</text:p>
          </table:table-cell>
          <table:table-cell table:style-name="ce10" table:formula="of:=[.T343]*4" office:value-type="currency" office:currency="USD" office:value="47.5318360497227">
            <text:p>$48</text:p>
          </table:table-cell>
          <table:table-cell table:formula="of:=[.S343]*4" office:value-type="currency" office:currency="USD" office:value="89.1208320529264">
            <text:p>$89</text:p>
          </table:table-cell>
          <table:table-cell table:formula="of:=[.T343]*4" office:value-type="currency" office:currency="USD" office:value="47.5318360497227">
            <text:p>$48</text:p>
          </table:table-cell>
          <table:table-cell table:formula="of:=[.S343]/2" office:value-type="float" office:value="11.1401040066158">
            <text:p>11</text:p>
          </table:table-cell>
          <table:table-cell table:formula="of:=[.T343]/2" office:value-type="float" office:value="5.94147950621534">
            <text:p>6</text:p>
          </table:table-cell>
          <table:table-cell table:formula="of:=[.P343]*0.183" office:value-type="float" office:value="137458.254">
            <text:p>$ 137,45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650">
            <text:p>1650</text:p>
          </table:table-cell>
          <table:table-cell table:style-name="ce1" office:value-type="string">
            <text:p>FREEHOLD_REGIONAL_H._S._DISTRICT</text:p>
          </table:table-cell>
          <table:table-cell table:style-name="ce5" office:value-type="float" office:value="375">
            <text:p>375</text:p>
          </table:table-cell>
          <table:table-cell table:style-name="ce5"/>
          <table:table-cell table:style-name="ce5" table:formula="of:=SUM([.F344:.G344])" office:value-type="float" office:value="375">
            <text:p>375</text:p>
          </table:table-cell>
          <table:table-cell table:style-name="ce6" office:value-type="float" office:value="295359">
            <text:p>$ 295,359 </text:p>
          </table:table-cell>
          <table:table-cell table:style-name="ce6" office:value-type="float" office:value="0">
            <text:p>$ 0 </text:p>
          </table:table-cell>
          <table:table-cell table:formula="of:=SUM([.I344:.J344])" office:value-type="float" office:value="295359">
            <text:p>$ 295,359 </text:p>
          </table:table-cell>
          <table:table-cell table:formula="of:=[.K344]/[.H344]" office:value-type="float" office:value="787.624">
            <text:p>$ 788 </text:p>
          </table:table-cell>
          <table:table-cell office:value-type="float" office:value="413">
            <text:p>413</text:p>
          </table:table-cell>
          <table:table-cell/>
          <table:table-cell table:formula="of:=SUM([.M344:.N344])" office:value-type="float" office:value="413">
            <text:p>413</text:p>
          </table:table-cell>
          <table:table-cell table:style-name="Default" office:value-type="float" office:value="319297">
            <text:p>319297</text:p>
          </table:table-cell>
          <table:table-cell table:formula="of:=[.P344]/[.O344]" office:value-type="float" office:value="773.116222760291">
            <text:p>773</text:p>
          </table:table-cell>
          <table:table-cell/>
          <table:table-cell table:formula="of:=[.Q344]/43.67" office:value-type="float" office:value="17.7036002464001">
            <text:p>18</text:p>
          </table:table-cell>
          <table:table-cell table:formula="of:=[.Q344]/81.88" office:value-type="float" office:value="9.44206427406315">
            <text:p>9</text:p>
          </table:table-cell>
          <table:table-cell table:style-name="ce10" table:formula="of:=[.S344]*4" office:value-type="currency" office:currency="USD" office:value="70.8144009856002">
            <text:p>$71</text:p>
          </table:table-cell>
          <table:table-cell table:style-name="ce10" table:formula="of:=[.T344]*4" office:value-type="currency" office:currency="USD" office:value="37.7682570962526">
            <text:p>$38</text:p>
          </table:table-cell>
          <table:table-cell table:formula="of:=[.S344]*4" office:value-type="currency" office:currency="USD" office:value="70.8144009856002">
            <text:p>$71</text:p>
          </table:table-cell>
          <table:table-cell table:formula="of:=[.T344]*4" office:value-type="currency" office:currency="USD" office:value="37.7682570962526">
            <text:p>$38</text:p>
          </table:table-cell>
          <table:table-cell table:formula="of:=[.S344]/2" office:value-type="float" office:value="8.85180012320003">
            <text:p>9</text:p>
          </table:table-cell>
          <table:table-cell table:formula="of:=[.T344]/2" office:value-type="float" office:value="4.72103213703157">
            <text:p>5</text:p>
          </table:table-cell>
          <table:table-cell table:formula="of:=[.P344]*0.183" office:value-type="float" office:value="58431.351">
            <text:p>$ 58,43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660">
            <text:p>1660</text:p>
          </table:table-cell>
          <table:table-cell table:style-name="ce1" office:value-type="string">
            <text:p>FREEHOLD_TOWNSHIP</text:p>
          </table:table-cell>
          <table:table-cell table:style-name="ce5" office:value-type="float" office:value="174">
            <text:p>174</text:p>
          </table:table-cell>
          <table:table-cell table:style-name="ce5"/>
          <table:table-cell table:style-name="ce5" table:formula="of:=SUM([.F345:.G345])" office:value-type="float" office:value="174">
            <text:p>174</text:p>
          </table:table-cell>
          <table:table-cell table:style-name="ce6" office:value-type="float" office:value="140704">
            <text:p>$ 140,704 </text:p>
          </table:table-cell>
          <table:table-cell table:style-name="ce6" office:value-type="float" office:value="0">
            <text:p>$ 0 </text:p>
          </table:table-cell>
          <table:table-cell table:formula="of:=SUM([.I345:.J345])" office:value-type="float" office:value="140704">
            <text:p>$ 140,704 </text:p>
          </table:table-cell>
          <table:table-cell table:formula="of:=[.K345]/[.H345]" office:value-type="float" office:value="808.64367816092">
            <text:p>$ 809 </text:p>
          </table:table-cell>
          <table:table-cell office:value-type="float" office:value="185">
            <text:p>185</text:p>
          </table:table-cell>
          <table:table-cell/>
          <table:table-cell table:formula="of:=SUM([.M345:.N345])" office:value-type="float" office:value="185">
            <text:p>185</text:p>
          </table:table-cell>
          <table:table-cell table:style-name="ce9" office:value-type="float" office:value="143028">
            <text:p>143,028 </text:p>
          </table:table-cell>
          <table:table-cell table:formula="of:=[.P345]/[.O345]" office:value-type="float" office:value="773.124324324324">
            <text:p>773</text:p>
          </table:table-cell>
          <table:table-cell/>
          <table:table-cell table:formula="of:=[.Q345]/43.67" office:value-type="float" office:value="17.7037857642392">
            <text:p>18</text:p>
          </table:table-cell>
          <table:table-cell table:formula="of:=[.Q345]/81.88" office:value-type="float" office:value="9.44216321842116">
            <text:p>9</text:p>
          </table:table-cell>
          <table:table-cell table:style-name="ce10" table:formula="of:=[.S345]*4" office:value-type="currency" office:currency="USD" office:value="70.8151430569567">
            <text:p>$71</text:p>
          </table:table-cell>
          <table:table-cell table:style-name="ce10" table:formula="of:=[.T345]*4" office:value-type="currency" office:currency="USD" office:value="37.7686528736846">
            <text:p>$38</text:p>
          </table:table-cell>
          <table:table-cell table:formula="of:=[.S345]*4" office:value-type="currency" office:currency="USD" office:value="70.8151430569567">
            <text:p>$71</text:p>
          </table:table-cell>
          <table:table-cell table:formula="of:=[.T345]*4" office:value-type="currency" office:currency="USD" office:value="37.7686528736846">
            <text:p>$38</text:p>
          </table:table-cell>
          <table:table-cell table:formula="of:=[.S345]/2" office:value-type="float" office:value="8.85189288211958">
            <text:p>9</text:p>
          </table:table-cell>
          <table:table-cell table:formula="of:=[.T345]/2" office:value-type="float" office:value="4.72108160921058">
            <text:p>5</text:p>
          </table:table-cell>
          <table:table-cell table:formula="of:=[.P345]*0.183" office:value-type="float" office:value="26174.124">
            <text:p>$ 26,17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105">
            <text:p>2105</text:p>
          </table:table-cell>
          <table:table-cell table:style-name="ce1" office:value-type="string">
            <text:p>HAZLET_TOWNSHIP</text:p>
          </table:table-cell>
          <table:table-cell table:style-name="ce5" office:value-type="float" office:value="160">
            <text:p>160</text:p>
          </table:table-cell>
          <table:table-cell table:style-name="ce5"/>
          <table:table-cell table:style-name="ce5" table:formula="of:=SUM([.F346:.G346])" office:value-type="float" office:value="160">
            <text:p>160</text:p>
          </table:table-cell>
          <table:table-cell table:style-name="ce6" office:value-type="float" office:value="118290">
            <text:p>$ 118,290 </text:p>
          </table:table-cell>
          <table:table-cell table:style-name="ce6" office:value-type="float" office:value="0">
            <text:p>$ 0 </text:p>
          </table:table-cell>
          <table:table-cell table:formula="of:=SUM([.I346:.J346])" office:value-type="float" office:value="118290">
            <text:p>$ 118,290 </text:p>
          </table:table-cell>
          <table:table-cell table:formula="of:=[.K346]/[.H346]" office:value-type="float" office:value="739.3125">
            <text:p>$ 739 </text:p>
          </table:table-cell>
          <table:table-cell office:value-type="float" office:value="156">
            <text:p>156</text:p>
          </table:table-cell>
          <table:table-cell/>
          <table:table-cell table:formula="of:=SUM([.M346:.N346])" office:value-type="float" office:value="156">
            <text:p>156</text:p>
          </table:table-cell>
          <table:table-cell table:style-name="ce9" office:value-type="float" office:value="120360">
            <text:p>120,360 </text:p>
          </table:table-cell>
          <table:table-cell table:formula="of:=[.P346]/[.O346]" office:value-type="float" office:value="771.538461538462">
            <text:p>772</text:p>
          </table:table-cell>
          <table:table-cell/>
          <table:table-cell table:formula="of:=[.Q346]/43.67" office:value-type="float" office:value="17.6674710679748">
            <text:p>18</text:p>
          </table:table-cell>
          <table:table-cell table:formula="of:=[.Q346]/81.88" office:value-type="float" office:value="9.4227950847394">
            <text:p>9</text:p>
          </table:table-cell>
          <table:table-cell table:style-name="ce10" table:formula="of:=[.S346]*4" office:value-type="currency" office:currency="USD" office:value="70.6698842718994">
            <text:p>$71</text:p>
          </table:table-cell>
          <table:table-cell table:style-name="ce10" table:formula="of:=[.T346]*4" office:value-type="currency" office:currency="USD" office:value="37.6911803389576">
            <text:p>$38</text:p>
          </table:table-cell>
          <table:table-cell table:formula="of:=[.S346]*4" office:value-type="currency" office:currency="USD" office:value="70.6698842718994">
            <text:p>$71</text:p>
          </table:table-cell>
          <table:table-cell table:formula="of:=[.T346]*4" office:value-type="currency" office:currency="USD" office:value="37.6911803389576">
            <text:p>$38</text:p>
          </table:table-cell>
          <table:table-cell table:formula="of:=[.S346]/2" office:value-type="float" office:value="8.83373553398742">
            <text:p>9</text:p>
          </table:table-cell>
          <table:table-cell table:formula="of:=[.T346]/2" office:value-type="float" office:value="4.7113975423697">
            <text:p>5</text:p>
          </table:table-cell>
          <table:table-cell table:formula="of:=[.P346]*0.183" office:value-type="float" office:value="22025.88">
            <text:p>$ 22,02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120">
            <text:p>2120</text:p>
          </table:table-cell>
          <table:table-cell table:style-name="ce1" office:value-type="string">
            <text:p>HENRY_HUDSON_REGIONAL</text:p>
          </table:table-cell>
          <table:table-cell/>
          <table:table-cell table:style-name="ce5" office:value-type="float" office:value="72">
            <text:p>72</text:p>
          </table:table-cell>
          <table:table-cell table:style-name="ce5" table:formula="of:=SUM([.F347:.G347])" office:value-type="float" office:value="72">
            <text:p>72</text:p>
          </table:table-cell>
          <table:table-cell table:style-name="ce6" office:value-type="float" office:value="65462">
            <text:p>$ 65,462 </text:p>
          </table:table-cell>
          <table:table-cell table:style-name="ce6" office:value-type="float" office:value="18945">
            <text:p>$ 18,945 </text:p>
          </table:table-cell>
          <table:table-cell table:formula="of:=SUM([.I347:.J347])" office:value-type="float" office:value="84407">
            <text:p>$ 84,407 </text:p>
          </table:table-cell>
          <table:table-cell table:formula="of:=[.K347]/[.H347]" office:value-type="float" office:value="1172.31944444444">
            <text:p>$ 1,172 </text:p>
          </table:table-cell>
          <table:table-cell/>
          <table:table-cell office:value-type="float" office:value="79">
            <text:p>79</text:p>
          </table:table-cell>
          <table:table-cell table:formula="of:=SUM([.M347:.N347])" office:value-type="float" office:value="79">
            <text:p>79</text:p>
          </table:table-cell>
          <table:table-cell table:style-name="ce9" office:value-type="float" office:value="66440">
            <text:p>66,440 </text:p>
          </table:table-cell>
          <table:table-cell table:formula="of:=[.P347]/[.O347]" office:value-type="float" office:value="841.012658227848">
            <text:p>841</text:p>
          </table:table-cell>
          <table:table-cell/>
          <table:table-cell table:formula="of:=[.Q347]/43.67" office:value-type="float" office:value="19.2583617638619">
            <text:p>19</text:p>
          </table:table-cell>
          <table:table-cell table:formula="of:=[.Q347]/81.88" office:value-type="float" office:value="10.2712830755722">
            <text:p>10</text:p>
          </table:table-cell>
          <table:table-cell table:style-name="ce10" table:formula="of:=[.S347]*4" office:value-type="currency" office:currency="USD" office:value="77.0334470554475">
            <text:p>$77</text:p>
          </table:table-cell>
          <table:table-cell table:style-name="ce10" table:formula="of:=[.T347]*4" office:value-type="currency" office:currency="USD" office:value="41.0851323022886">
            <text:p>$41</text:p>
          </table:table-cell>
          <table:table-cell table:formula="of:=[.S347]*4" office:value-type="currency" office:currency="USD" office:value="77.0334470554475">
            <text:p>$77</text:p>
          </table:table-cell>
          <table:table-cell table:formula="of:=[.T347]*4" office:value-type="currency" office:currency="USD" office:value="41.0851323022886">
            <text:p>$41</text:p>
          </table:table-cell>
          <table:table-cell table:formula="of:=[.S347]/2" office:value-type="float" office:value="9.62918088193094">
            <text:p>10</text:p>
          </table:table-cell>
          <table:table-cell table:formula="of:=[.T347]/2" office:value-type="float" office:value="5.13564153778608">
            <text:p>5</text:p>
          </table:table-cell>
          <table:table-cell table:formula="of:=[.P347]*0.183" office:value-type="float" office:value="12158.52">
            <text:p>$ 12,15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160">
            <text:p>2160</text:p>
          </table:table-cell>
          <table:table-cell table:style-name="ce1" office:value-type="string">
            <text:p>HIGHLANDS_BORO</text:p>
          </table:table-cell>
          <table:table-cell/>
          <table:table-cell table:style-name="ce5" office:value-type="float" office:value="47">
            <text:p>47</text:p>
          </table:table-cell>
          <table:table-cell table:style-name="ce5" table:formula="of:=SUM([.F348:.G348])" office:value-type="float" office:value="47">
            <text:p>47</text:p>
          </table:table-cell>
          <table:table-cell table:style-name="ce6" office:value-type="float" office:value="55456">
            <text:p>$ 55,456 </text:p>
          </table:table-cell>
          <table:table-cell table:style-name="ce6" office:value-type="float" office:value="18527">
            <text:p>$ 18,527 </text:p>
          </table:table-cell>
          <table:table-cell table:formula="of:=SUM([.I348:.J348])" office:value-type="float" office:value="73983">
            <text:p>$ 73,983 </text:p>
          </table:table-cell>
          <table:table-cell table:formula="of:=[.K348]/[.H348]" office:value-type="float" office:value="1574.10638297872">
            <text:p>$ 1,574 </text:p>
          </table:table-cell>
          <table:table-cell/>
          <table:table-cell office:value-type="float" office:value="69">
            <text:p>69</text:p>
          </table:table-cell>
          <table:table-cell table:formula="of:=SUM([.M348:.N348])" office:value-type="float" office:value="69">
            <text:p>69</text:p>
          </table:table-cell>
          <table:table-cell table:style-name="ce9" office:value-type="float" office:value="70505">
            <text:p>70,505 </text:p>
          </table:table-cell>
          <table:table-cell table:formula="of:=[.P348]/[.O348]" office:value-type="float" office:value="1021.8115942029">
            <text:p>1022</text:p>
          </table:table-cell>
          <table:table-cell/>
          <table:table-cell table:formula="of:=[.Q348]/43.67" office:value-type="float" office:value="23.3984793726334">
            <text:p>23</text:p>
          </table:table-cell>
          <table:table-cell table:formula="of:=[.Q348]/81.88" office:value-type="float" office:value="12.479379509073">
            <text:p>12</text:p>
          </table:table-cell>
          <table:table-cell table:style-name="ce10" table:formula="of:=[.S348]*4" office:value-type="currency" office:currency="USD" office:value="93.5939174905334">
            <text:p>$94</text:p>
          </table:table-cell>
          <table:table-cell table:style-name="ce10" table:formula="of:=[.T348]*4" office:value-type="currency" office:currency="USD" office:value="49.9175180362921">
            <text:p>$50</text:p>
          </table:table-cell>
          <table:table-cell table:formula="of:=[.S348]*4" office:value-type="currency" office:currency="USD" office:value="93.5939174905334">
            <text:p>$94</text:p>
          </table:table-cell>
          <table:table-cell table:formula="of:=[.T348]*4" office:value-type="currency" office:currency="USD" office:value="49.9175180362921">
            <text:p>$50</text:p>
          </table:table-cell>
          <table:table-cell table:formula="of:=[.S348]/2" office:value-type="float" office:value="11.6992396863167">
            <text:p>12</text:p>
          </table:table-cell>
          <table:table-cell table:formula="of:=[.T348]/2" office:value-type="float" office:value="6.23968975453651">
            <text:p>6</text:p>
          </table:table-cell>
          <table:table-cell table:formula="of:=[.P348]*0.183" office:value-type="float" office:value="12902.415">
            <text:p>$ 12,902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HOLMDEL</text:p>
          </table:table-cell>
          <table:table-cell/>
          <table:table-cell table:style-name="ce5" table:number-columns-repeated="2"/>
          <table:table-cell table:style-name="ce6" table:number-columns-repeated="2"/>
          <table:table-cell table:number-columns-repeated="3"/>
          <table:table-cell office:value-type="float" office:value="65">
            <text:p>65</text:p>
          </table:table-cell>
          <table:table-cell table:formula="of:=SUM([.M349:.N349])" office:value-type="float" office:value="65">
            <text:p>65</text:p>
          </table:table-cell>
          <table:table-cell table:style-name="ce9" office:value-type="float" office:value="33998">
            <text:p>33,998 </text:p>
          </table:table-cell>
          <table:table-cell table:formula="of:=[.P349]/[.O349]" office:value-type="float" office:value="523.046153846154">
            <text:p>523</text:p>
          </table:table-cell>
          <table:table-cell/>
          <table:table-cell table:formula="of:=[.Q349]/43.67" office:value-type="float" office:value="11.9772419016752">
            <text:p>12</text:p>
          </table:table-cell>
          <table:table-cell table:formula="of:=[.Q349]/81.88" office:value-type="float" office:value="6.38795986622074">
            <text:p>6</text:p>
          </table:table-cell>
          <table:table-cell table:style-name="ce10" table:formula="of:=[.S349]*4" office:value-type="currency" office:currency="USD" office:value="47.9089676067006">
            <text:p>$48</text:p>
          </table:table-cell>
          <table:table-cell table:style-name="ce10" table:formula="of:=[.T349]*4" office:value-type="currency" office:currency="USD" office:value="25.5518394648829">
            <text:p>$26</text:p>
          </table:table-cell>
          <table:table-cell table:formula="of:=[.S349]*4" office:value-type="currency" office:currency="USD" office:value="47.9089676067006">
            <text:p>$48</text:p>
          </table:table-cell>
          <table:table-cell table:formula="of:=[.T349]*4" office:value-type="currency" office:currency="USD" office:value="25.5518394648829">
            <text:p>$26</text:p>
          </table:table-cell>
          <table:table-cell table:formula="of:=[.S349]/2" office:value-type="float" office:value="5.98862095083758">
            <text:p>6</text:p>
          </table:table-cell>
          <table:table-cell table:formula="of:=[.T349]/2" office:value-type="float" office:value="3.19397993311037">
            <text:p>3</text:p>
          </table:table-cell>
          <table:table-cell table:formula="of:=[.P349]*0.183" office:value-type="float" office:value="6221.634">
            <text:p>$ 6,22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290">
            <text:p>2290</text:p>
          </table:table-cell>
          <table:table-cell table:style-name="ce1" office:value-type="string">
            <text:p>HOWELL_TOWNSHIP</text:p>
          </table:table-cell>
          <table:table-cell table:style-name="ce5" office:value-type="float" office:value="336">
            <text:p>336</text:p>
          </table:table-cell>
          <table:table-cell table:style-name="ce5"/>
          <table:table-cell table:style-name="ce5" table:formula="of:=SUM([.F350:.G350])" office:value-type="float" office:value="336">
            <text:p>336</text:p>
          </table:table-cell>
          <table:table-cell table:style-name="ce6" office:value-type="float" office:value="264632">
            <text:p>$ 264,632 </text:p>
          </table:table-cell>
          <table:table-cell table:style-name="ce6" office:value-type="float" office:value="0">
            <text:p>$ 0 </text:p>
          </table:table-cell>
          <table:table-cell table:formula="of:=SUM([.I350:.J350])" office:value-type="float" office:value="264632">
            <text:p>$ 264,632 </text:p>
          </table:table-cell>
          <table:table-cell table:formula="of:=[.K350]/[.H350]" office:value-type="float" office:value="787.595238095238">
            <text:p>$ 788 </text:p>
          </table:table-cell>
          <table:table-cell office:value-type="float" office:value="367">
            <text:p>367</text:p>
          </table:table-cell>
          <table:table-cell office:value-type="string">
            <text:p><text:s/></text:p>
          </table:table-cell>
          <table:table-cell table:formula="of:=SUM([.M350:.N350])" office:value-type="float" office:value="367">
            <text:p>367</text:p>
          </table:table-cell>
          <table:table-cell table:style-name="ce9" office:value-type="float" office:value="283732">
            <text:p>283,732 </text:p>
          </table:table-cell>
          <table:table-cell table:formula="of:=[.P350]/[.O350]" office:value-type="float" office:value="773.111716621253">
            <text:p>773</text:p>
          </table:table-cell>
          <table:table-cell/>
          <table:table-cell table:formula="of:=[.Q350]/43.67" office:value-type="float" office:value="17.7034970602531">
            <text:p>18</text:p>
          </table:table-cell>
          <table:table-cell table:formula="of:=[.Q350]/81.88" office:value-type="float" office:value="9.4420092406113">
            <text:p>9</text:p>
          </table:table-cell>
          <table:table-cell table:style-name="ce10" table:formula="of:=[.S350]*4" office:value-type="currency" office:currency="USD" office:value="70.8139882410125">
            <text:p>$71</text:p>
          </table:table-cell>
          <table:table-cell table:style-name="ce10" table:formula="of:=[.T350]*4" office:value-type="currency" office:currency="USD" office:value="37.7680369624452">
            <text:p>$38</text:p>
          </table:table-cell>
          <table:table-cell table:formula="of:=[.S350]*4" office:value-type="currency" office:currency="USD" office:value="70.8139882410125">
            <text:p>$71</text:p>
          </table:table-cell>
          <table:table-cell table:formula="of:=[.T350]*4" office:value-type="currency" office:currency="USD" office:value="37.7680369624452">
            <text:p>$38</text:p>
          </table:table-cell>
          <table:table-cell table:formula="of:=[.S350]/2" office:value-type="float" office:value="8.85174853012656">
            <text:p>9</text:p>
          </table:table-cell>
          <table:table-cell table:formula="of:=[.T350]/2" office:value-type="float" office:value="4.72100462030565">
            <text:p>5</text:p>
          </table:table-cell>
          <table:table-cell table:formula="of:=[.P350]*0.183" office:value-type="float" office:value="51922.956">
            <text:p>$ 51,92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400">
            <text:p>2400</text:p>
          </table:table-cell>
          <table:table-cell table:style-name="ce1" office:value-type="string">
            <text:p>KEANSBURG_BORO</text:p>
          </table:table-cell>
          <table:table-cell/>
          <table:table-cell table:style-name="ce5" office:value-type="float" office:value="660">
            <text:p>660</text:p>
          </table:table-cell>
          <table:table-cell table:style-name="ce5" table:formula="of:=SUM([.F351:.G351])" office:value-type="float" office:value="660">
            <text:p>660</text:p>
          </table:table-cell>
          <table:table-cell table:style-name="ce6" office:value-type="float" office:value="1358440">
            <text:p>$ 1,358,440 </text:p>
          </table:table-cell>
          <table:table-cell table:style-name="ce6" office:value-type="float" office:value="409015">
            <text:p>$ 409,015 </text:p>
          </table:table-cell>
          <table:table-cell table:formula="of:=SUM([.I351:.J351])" office:value-type="float" office:value="1767455">
            <text:p>$ 1,767,455 </text:p>
          </table:table-cell>
          <table:table-cell table:formula="of:=[.K351]/[.H351]" office:value-type="float" office:value="2677.96212121212">
            <text:p>$ 2,678 </text:p>
          </table:table-cell>
          <table:table-cell office:value-type="string">
            <text:p><text:s/></text:p>
          </table:table-cell>
          <table:table-cell office:value-type="float" office:value="748">
            <text:p>748</text:p>
          </table:table-cell>
          <table:table-cell table:formula="of:=SUM([.M351:.N351])" office:value-type="float" office:value="748">
            <text:p>748</text:p>
          </table:table-cell>
          <table:table-cell table:style-name="ce9" office:value-type="float" office:value="1244451">
            <text:p>1,244,451 </text:p>
          </table:table-cell>
          <table:table-cell table:formula="of:=[.P351]/[.O351]" office:value-type="float" office:value="1663.70454545455">
            <text:p>1664</text:p>
          </table:table-cell>
          <table:table-cell/>
          <table:table-cell table:formula="of:=[.Q351]/43.67" office:value-type="float" office:value="38.0971959114849">
            <text:p>38</text:p>
          </table:table-cell>
          <table:table-cell table:formula="of:=[.Q351]/81.88" office:value-type="float" office:value="20.3188146733579">
            <text:p>20</text:p>
          </table:table-cell>
          <table:table-cell table:style-name="ce10" table:formula="of:=[.S351]*4" office:value-type="currency" office:currency="USD" office:value="152.38878364594">
            <text:p>$152</text:p>
          </table:table-cell>
          <table:table-cell table:style-name="ce10" table:formula="of:=[.T351]*4" office:value-type="currency" office:currency="USD" office:value="81.2752586934316">
            <text:p>$81</text:p>
          </table:table-cell>
          <table:table-cell table:formula="of:=[.S351]*4" office:value-type="currency" office:currency="USD" office:value="152.38878364594">
            <text:p>$152</text:p>
          </table:table-cell>
          <table:table-cell table:formula="of:=[.T351]*4" office:value-type="currency" office:currency="USD" office:value="81.2752586934316">
            <text:p>$81</text:p>
          </table:table-cell>
          <table:table-cell table:formula="of:=[.S351]/2" office:value-type="float" office:value="19.0485979557424">
            <text:p>19</text:p>
          </table:table-cell>
          <table:table-cell table:formula="of:=[.T351]/2" office:value-type="float" office:value="10.159407336679">
            <text:p>10</text:p>
          </table:table-cell>
          <table:table-cell table:formula="of:=[.P351]*0.183" office:value-type="float" office:value="227734.533">
            <text:p>$ 227,73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430">
            <text:p>2430</text:p>
          </table:table-cell>
          <table:table-cell table:style-name="ce1" office:value-type="string">
            <text:p>KEYPORT_BORO</text:p>
          </table:table-cell>
          <table:table-cell/>
          <table:table-cell table:style-name="ce5" office:value-type="float" office:value="289">
            <text:p>289</text:p>
          </table:table-cell>
          <table:table-cell table:style-name="ce5" table:formula="of:=SUM([.F352:.G352])" office:value-type="float" office:value="289">
            <text:p>289</text:p>
          </table:table-cell>
          <table:table-cell table:style-name="ce6" office:value-type="float" office:value="198418">
            <text:p>$ 198,418 </text:p>
          </table:table-cell>
          <table:table-cell table:style-name="ce6" office:value-type="float" office:value="36652">
            <text:p>$ 36,652 </text:p>
          </table:table-cell>
          <table:table-cell table:formula="of:=SUM([.I352:.J352])" office:value-type="float" office:value="235070">
            <text:p>$ 235,070 </text:p>
          </table:table-cell>
          <table:table-cell table:formula="of:=[.K352]/[.H352]" office:value-type="float" office:value="813.391003460208">
            <text:p>$ 813 </text:p>
          </table:table-cell>
          <table:table-cell/>
          <table:table-cell office:value-type="float" office:value="358">
            <text:p>358</text:p>
          </table:table-cell>
          <table:table-cell table:formula="of:=SUM([.M352:.N352])" office:value-type="float" office:value="358">
            <text:p>358</text:p>
          </table:table-cell>
          <table:table-cell table:style-name="ce9" office:value-type="float" office:value="325556">
            <text:p>325,556 </text:p>
          </table:table-cell>
          <table:table-cell table:formula="of:=[.P352]/[.O352]" office:value-type="float" office:value="909.374301675978">
            <text:p>909</text:p>
          </table:table-cell>
          <table:table-cell/>
          <table:table-cell table:formula="of:=[.Q352]/43.67" office:value-type="float" office:value="20.8237760860082">
            <text:p>21</text:p>
          </table:table-cell>
          <table:table-cell table:formula="of:=[.Q352]/81.88" office:value-type="float" office:value="11.106183459648">
            <text:p>11</text:p>
          </table:table-cell>
          <table:table-cell table:style-name="ce10" table:formula="of:=[.S352]*4" office:value-type="currency" office:currency="USD" office:value="83.2951043440328">
            <text:p>$83</text:p>
          </table:table-cell>
          <table:table-cell table:style-name="ce10" table:formula="of:=[.T352]*4" office:value-type="currency" office:currency="USD" office:value="44.424733838592">
            <text:p>$44</text:p>
          </table:table-cell>
          <table:table-cell table:formula="of:=[.S352]*4" office:value-type="currency" office:currency="USD" office:value="83.2951043440328">
            <text:p>$83</text:p>
          </table:table-cell>
          <table:table-cell table:formula="of:=[.T352]*4" office:value-type="currency" office:currency="USD" office:value="44.424733838592">
            <text:p>$44</text:p>
          </table:table-cell>
          <table:table-cell table:formula="of:=[.S352]/2" office:value-type="float" office:value="10.4118880430041">
            <text:p>10</text:p>
          </table:table-cell>
          <table:table-cell table:formula="of:=[.T352]/2" office:value-type="float" office:value="5.553091729824">
            <text:p>6</text:p>
          </table:table-cell>
          <table:table-cell table:formula="of:=[.P352]*0.183" office:value-type="float" office:value="59576.748">
            <text:p>$ 59,57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770">
            <text:p>2770</text:p>
          </table:table-cell>
          <table:table-cell table:style-name="ce1" office:value-type="string">
            <text:p>LONG_BRANCH_CITY</text:p>
          </table:table-cell>
          <table:table-cell table:style-name="ce5" office:value-type="float" office:value="850">
            <text:p>850</text:p>
          </table:table-cell>
          <table:table-cell table:style-name="ce5"/>
          <table:table-cell table:style-name="ce5" table:formula="of:=SUM([.F353:.G353])" office:value-type="float" office:value="850">
            <text:p>850</text:p>
          </table:table-cell>
          <table:table-cell table:style-name="ce6" office:value-type="float" office:value="1555680">
            <text:p>$ 1,555,680 </text:p>
          </table:table-cell>
          <table:table-cell table:style-name="ce6" office:value-type="float" office:value="779695">
            <text:p>$ 779,695 </text:p>
          </table:table-cell>
          <table:table-cell table:formula="of:=SUM([.I353:.J353])" office:value-type="float" office:value="2335375">
            <text:p>$ 2,335,375 </text:p>
          </table:table-cell>
          <table:table-cell table:formula="of:=[.K353]/[.H353]" office:value-type="float" office:value="2747.5">
            <text:p>$ 2,748 </text:p>
          </table:table-cell>
          <table:table-cell office:value-type="float" office:value="929">
            <text:p>929</text:p>
          </table:table-cell>
          <table:table-cell office:value-type="string">
            <text:p><text:s/></text:p>
          </table:table-cell>
          <table:table-cell table:formula="of:=SUM([.M353:.N353])" office:value-type="float" office:value="929">
            <text:p>929</text:p>
          </table:table-cell>
          <table:table-cell table:style-name="ce9" office:value-type="float" office:value="1479720">
            <text:p>1,479,720 </text:p>
          </table:table-cell>
          <table:table-cell table:formula="of:=[.P353]/[.O353]" office:value-type="float" office:value="1592.80947255113">
            <text:p>1593</text:p>
          </table:table-cell>
          <table:table-cell/>
          <table:table-cell table:formula="of:=[.Q353]/43.67" office:value-type="float" office:value="36.4737685493733">
            <text:p>36</text:p>
          </table:table-cell>
          <table:table-cell table:formula="of:=[.Q353]/81.88" office:value-type="float" office:value="19.4529735289586">
            <text:p>19</text:p>
          </table:table-cell>
          <table:table-cell table:style-name="ce10" table:formula="of:=[.S353]*4" office:value-type="currency" office:currency="USD" office:value="145.895074197493">
            <text:p>$146</text:p>
          </table:table-cell>
          <table:table-cell table:style-name="ce10" table:formula="of:=[.T353]*4" office:value-type="currency" office:currency="USD" office:value="77.8118941158344">
            <text:p>$78</text:p>
          </table:table-cell>
          <table:table-cell table:formula="of:=[.S353]*4" office:value-type="currency" office:currency="USD" office:value="145.895074197493">
            <text:p>$146</text:p>
          </table:table-cell>
          <table:table-cell table:formula="of:=[.T353]*4" office:value-type="currency" office:currency="USD" office:value="77.8118941158344">
            <text:p>$78</text:p>
          </table:table-cell>
          <table:table-cell table:formula="of:=[.S353]/2" office:value-type="float" office:value="18.2368842746866">
            <text:p>18</text:p>
          </table:table-cell>
          <table:table-cell table:formula="of:=[.T353]/2" office:value-type="float" office:value="9.7264867644793">
            <text:p>10</text:p>
          </table:table-cell>
          <table:table-cell table:formula="of:=[.P353]*0.183" office:value-type="float" office:value="270788.76">
            <text:p>$ 270,78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920">
            <text:p>2920</text:p>
          </table:table-cell>
          <table:table-cell table:style-name="ce1" office:value-type="string">
            <text:p>MANALAPAN-ENGLISHTOWN_REGIONAL</text:p>
          </table:table-cell>
          <table:table-cell table:style-name="ce5" office:value-type="float" office:value="225">
            <text:p>225</text:p>
          </table:table-cell>
          <table:table-cell table:style-name="ce5"/>
          <table:table-cell table:style-name="ce5" table:formula="of:=SUM([.F354:.G354])" office:value-type="float" office:value="225">
            <text:p>225</text:p>
          </table:table-cell>
          <table:table-cell table:style-name="ce6" office:value-type="float" office:value="180585">
            <text:p>$ 180,585 </text:p>
          </table:table-cell>
          <table:table-cell table:style-name="ce6" office:value-type="float" office:value="0">
            <text:p>$ 0 </text:p>
          </table:table-cell>
          <table:table-cell table:formula="of:=SUM([.I354:.J354])" office:value-type="float" office:value="180585">
            <text:p>$ 180,585 </text:p>
          </table:table-cell>
          <table:table-cell table:formula="of:=[.K354]/[.H354]" office:value-type="float" office:value="802.6">
            <text:p>$ 803 </text:p>
          </table:table-cell>
          <table:table-cell office:value-type="float" office:value="247">
            <text:p>247</text:p>
          </table:table-cell>
          <table:table-cell/>
          <table:table-cell table:formula="of:=SUM([.M354:.N354])" office:value-type="float" office:value="247">
            <text:p>247</text:p>
          </table:table-cell>
          <table:table-cell table:style-name="ce9" office:value-type="float" office:value="190954">
            <text:p>190,954 </text:p>
          </table:table-cell>
          <table:table-cell table:formula="of:=[.P354]/[.O354]" office:value-type="float" office:value="773.093117408907">
            <text:p>773</text:p>
          </table:table-cell>
          <table:table-cell/>
          <table:table-cell table:formula="of:=[.Q354]/43.67" office:value-type="float" office:value="17.7030711566042">
            <text:p>18</text:p>
          </table:table-cell>
          <table:table-cell table:formula="of:=[.Q354]/81.88" office:value-type="float" office:value="9.44178208853086">
            <text:p>9</text:p>
          </table:table-cell>
          <table:table-cell table:style-name="ce10" table:formula="of:=[.S354]*4" office:value-type="currency" office:currency="USD" office:value="70.8122846264169">
            <text:p>$71</text:p>
          </table:table-cell>
          <table:table-cell table:style-name="ce10" table:formula="of:=[.T354]*4" office:value-type="currency" office:currency="USD" office:value="37.7671283541234">
            <text:p>$38</text:p>
          </table:table-cell>
          <table:table-cell table:formula="of:=[.S354]*4" office:value-type="currency" office:currency="USD" office:value="70.8122846264169">
            <text:p>$71</text:p>
          </table:table-cell>
          <table:table-cell table:formula="of:=[.T354]*4" office:value-type="currency" office:currency="USD" office:value="37.7671283541234">
            <text:p>$38</text:p>
          </table:table-cell>
          <table:table-cell table:formula="of:=[.S354]/2" office:value-type="float" office:value="8.85153557830212">
            <text:p>9</text:p>
          </table:table-cell>
          <table:table-cell table:formula="of:=[.T354]/2" office:value-type="float" office:value="4.72089104426543">
            <text:p>5</text:p>
          </table:table-cell>
          <table:table-cell table:formula="of:=[.P354]*0.183" office:value-type="float" office:value="34944.582">
            <text:p>$ 34,94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930">
            <text:p>2930</text:p>
          </table:table-cell>
          <table:table-cell table:style-name="ce1" office:value-type="string">
            <text:p>MANASQUAN_BORO</text:p>
          </table:table-cell>
          <table:table-cell/>
          <table:table-cell table:style-name="ce5" office:value-type="float" office:value="92">
            <text:p>92</text:p>
          </table:table-cell>
          <table:table-cell table:style-name="ce5" table:formula="of:=SUM([.F355:.G355])" office:value-type="float" office:value="92">
            <text:p>92</text:p>
          </table:table-cell>
          <table:table-cell table:style-name="ce6" office:value-type="float" office:value="68071">
            <text:p>$ 68,071 </text:p>
          </table:table-cell>
          <table:table-cell table:style-name="ce6" office:value-type="float" office:value="22622">
            <text:p>$ 22,622 </text:p>
          </table:table-cell>
          <table:table-cell table:formula="of:=SUM([.I355:.J355])" office:value-type="float" office:value="90693">
            <text:p>$ 90,693 </text:p>
          </table:table-cell>
          <table:table-cell table:formula="of:=[.K355]/[.H355]" office:value-type="float" office:value="985.79347826087">
            <text:p>$ 986 </text:p>
          </table:table-cell>
          <table:table-cell/>
          <table:table-cell office:value-type="float" office:value="114">
            <text:p>114</text:p>
          </table:table-cell>
          <table:table-cell table:formula="of:=SUM([.M355:.N355])" office:value-type="float" office:value="114">
            <text:p>114</text:p>
          </table:table-cell>
          <table:table-cell table:style-name="ce9" office:value-type="float" office:value="77490">
            <text:p>77,490 </text:p>
          </table:table-cell>
          <table:table-cell table:formula="of:=[.P355]/[.O355]" office:value-type="float" office:value="679.736842105263">
            <text:p>680</text:p>
          </table:table-cell>
          <table:table-cell/>
          <table:table-cell table:formula="of:=[.Q355]/43.67" office:value-type="float" office:value="15.5653043761224">
            <text:p>16</text:p>
          </table:table-cell>
          <table:table-cell table:formula="of:=[.Q355]/81.88" office:value-type="float" office:value="8.30162239991772">
            <text:p>8</text:p>
          </table:table-cell>
          <table:table-cell table:style-name="ce10" table:formula="of:=[.S355]*4" office:value-type="currency" office:currency="USD" office:value="62.2612175044894">
            <text:p>$62</text:p>
          </table:table-cell>
          <table:table-cell table:style-name="ce10" table:formula="of:=[.T355]*4" office:value-type="currency" office:currency="USD" office:value="33.2064895996709">
            <text:p>$33</text:p>
          </table:table-cell>
          <table:table-cell table:formula="of:=[.S355]*4" office:value-type="currency" office:currency="USD" office:value="62.2612175044894">
            <text:p>$62</text:p>
          </table:table-cell>
          <table:table-cell table:formula="of:=[.T355]*4" office:value-type="currency" office:currency="USD" office:value="33.2064895996709">
            <text:p>$33</text:p>
          </table:table-cell>
          <table:table-cell table:formula="of:=[.S355]/2" office:value-type="float" office:value="7.78265218806118">
            <text:p>8</text:p>
          </table:table-cell>
          <table:table-cell table:formula="of:=[.T355]/2" office:value-type="float" office:value="4.15081119995886">
            <text:p>4</text:p>
          </table:table-cell>
          <table:table-cell table:formula="of:=[.P355]*0.183" office:value-type="float" office:value="14180.67">
            <text:p>$ 14,1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030">
            <text:p>3030</text:p>
          </table:table-cell>
          <table:table-cell table:style-name="ce1" office:value-type="string">
            <text:p>MARLBORO_TOWNSHIP</text:p>
          </table:table-cell>
          <table:table-cell table:style-name="ce5" office:value-type="float" office:value="188">
            <text:p>188</text:p>
          </table:table-cell>
          <table:table-cell table:style-name="ce5"/>
          <table:table-cell table:style-name="ce5" table:formula="of:=SUM([.F356:.G356])" office:value-type="float" office:value="188">
            <text:p>188</text:p>
          </table:table-cell>
          <table:table-cell table:style-name="ce6" office:value-type="float" office:value="145893">
            <text:p>$ 145,893 </text:p>
          </table:table-cell>
          <table:table-cell table:style-name="ce6" office:value-type="float" office:value="0">
            <text:p>$ 0 </text:p>
          </table:table-cell>
          <table:table-cell table:formula="of:=SUM([.I356:.J356])" office:value-type="float" office:value="145893">
            <text:p>$ 145,893 </text:p>
          </table:table-cell>
          <table:table-cell table:formula="of:=[.K356]/[.H356]" office:value-type="float" office:value="776.026595744681">
            <text:p>$ 776 </text:p>
          </table:table-cell>
          <table:table-cell office:value-type="float" office:value="200">
            <text:p>200</text:p>
          </table:table-cell>
          <table:table-cell/>
          <table:table-cell table:formula="of:=SUM([.M356:.N356])" office:value-type="float" office:value="200">
            <text:p>200</text:p>
          </table:table-cell>
          <table:table-cell table:style-name="ce9" office:value-type="float" office:value="154623">
            <text:p>154,623 </text:p>
          </table:table-cell>
          <table:table-cell table:formula="of:=[.P356]/[.O356]" office:value-type="float" office:value="773.115">
            <text:p>773</text:p>
          </table:table-cell>
          <table:table-cell/>
          <table:table-cell table:formula="of:=[.Q356]/43.67" office:value-type="float" office:value="17.7035722463934">
            <text:p>18</text:p>
          </table:table-cell>
          <table:table-cell table:formula="of:=[.Q356]/81.88" office:value-type="float" office:value="9.44204934049829">
            <text:p>9</text:p>
          </table:table-cell>
          <table:table-cell table:style-name="ce10" table:formula="of:=[.S356]*4" office:value-type="currency" office:currency="USD" office:value="70.8142889855736">
            <text:p>$71</text:p>
          </table:table-cell>
          <table:table-cell table:style-name="ce10" table:formula="of:=[.T356]*4" office:value-type="currency" office:currency="USD" office:value="37.7681973619932">
            <text:p>$38</text:p>
          </table:table-cell>
          <table:table-cell table:formula="of:=[.S356]*4" office:value-type="currency" office:currency="USD" office:value="70.8142889855736">
            <text:p>$71</text:p>
          </table:table-cell>
          <table:table-cell table:formula="of:=[.T356]*4" office:value-type="currency" office:currency="USD" office:value="37.7681973619932">
            <text:p>$38</text:p>
          </table:table-cell>
          <table:table-cell table:formula="of:=[.S356]/2" office:value-type="float" office:value="8.8517861231967">
            <text:p>9</text:p>
          </table:table-cell>
          <table:table-cell table:formula="of:=[.T356]/2" office:value-type="float" office:value="4.72102467024915">
            <text:p>5</text:p>
          </table:table-cell>
          <table:table-cell table:formula="of:=[.P356]*0.183" office:value-type="float" office:value="28296.009">
            <text:p>$ 28,29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040">
            <text:p>3040</text:p>
          </table:table-cell>
          <table:table-cell table:style-name="ce1" office:value-type="string">
            <text:p>MATAWAN-ABERDEEN_REGIONAL</text:p>
          </table:table-cell>
          <table:table-cell table:style-name="ce5" office:value-type="float" office:value="265">
            <text:p>265</text:p>
          </table:table-cell>
          <table:table-cell table:style-name="ce5"/>
          <table:table-cell table:style-name="ce5" table:formula="of:=SUM([.F357:.G357])" office:value-type="float" office:value="265">
            <text:p>265</text:p>
          </table:table-cell>
          <table:table-cell table:style-name="ce6" office:value-type="float" office:value="340345">
            <text:p>$ 340,345 </text:p>
          </table:table-cell>
          <table:table-cell table:style-name="ce6" office:value-type="float" office:value="224186">
            <text:p>$ 224,186 </text:p>
          </table:table-cell>
          <table:table-cell table:formula="of:=SUM([.I357:.J357])" office:value-type="float" office:value="564531">
            <text:p>$ 564,531 </text:p>
          </table:table-cell>
          <table:table-cell table:formula="of:=[.K357]/[.H357]" office:value-type="float" office:value="2130.30566037736">
            <text:p>$ 2,130 </text:p>
          </table:table-cell>
          <table:table-cell office:value-type="float" office:value="292">
            <text:p>292</text:p>
          </table:table-cell>
          <table:table-cell/>
          <table:table-cell table:formula="of:=SUM([.M357:.N357])" office:value-type="float" office:value="292">
            <text:p>292</text:p>
          </table:table-cell>
          <table:table-cell table:style-name="ce9" office:value-type="float" office:value="365877">
            <text:p>365,877 </text:p>
          </table:table-cell>
          <table:table-cell table:formula="of:=[.P357]/[.O357]" office:value-type="float" office:value="1253.00342465753">
            <text:p>1253</text:p>
          </table:table-cell>
          <table:table-cell/>
          <table:table-cell table:formula="of:=[.Q357]/43.67" office:value-type="float" office:value="28.6925446452378">
            <text:p>29</text:p>
          </table:table-cell>
          <table:table-cell table:formula="of:=[.Q357]/81.88" office:value-type="float" office:value="15.3029240920559">
            <text:p>15</text:p>
          </table:table-cell>
          <table:table-cell table:style-name="ce10" table:formula="of:=[.S357]*4" office:value-type="currency" office:currency="USD" office:value="114.770178580951">
            <text:p>$115</text:p>
          </table:table-cell>
          <table:table-cell table:style-name="ce10" table:formula="of:=[.T357]*4" office:value-type="currency" office:currency="USD" office:value="61.2116963682235">
            <text:p>$61</text:p>
          </table:table-cell>
          <table:table-cell table:formula="of:=[.S357]*4" office:value-type="currency" office:currency="USD" office:value="114.770178580951">
            <text:p>$115</text:p>
          </table:table-cell>
          <table:table-cell table:formula="of:=[.T357]*4" office:value-type="currency" office:currency="USD" office:value="61.2116963682235">
            <text:p>$61</text:p>
          </table:table-cell>
          <table:table-cell table:formula="of:=[.S357]/2" office:value-type="float" office:value="14.3462723226189">
            <text:p>14</text:p>
          </table:table-cell>
          <table:table-cell table:formula="of:=[.T357]/2" office:value-type="float" office:value="7.65146204602793">
            <text:p>8</text:p>
          </table:table-cell>
          <table:table-cell table:formula="of:=[.P357]*0.183" office:value-type="float" office:value="66955.491">
            <text:p>$ 66,95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160">
            <text:p>3160</text:p>
          </table:table-cell>
          <table:table-cell table:style-name="ce1" office:value-type="string">
            <text:p>MIDDLETOWN_TOWNSHIP</text:p>
          </table:table-cell>
          <table:table-cell table:style-name="ce5" office:value-type="float" office:value="454">
            <text:p>454</text:p>
          </table:table-cell>
          <table:table-cell table:style-name="ce5"/>
          <table:table-cell table:style-name="ce5" table:formula="of:=SUM([.F358:.G358])" office:value-type="float" office:value="454">
            <text:p>454</text:p>
          </table:table-cell>
          <table:table-cell table:style-name="ce6" office:value-type="float" office:value="362649">
            <text:p>$ 362,649 </text:p>
          </table:table-cell>
          <table:table-cell table:style-name="ce6" office:value-type="float" office:value="0">
            <text:p>$ 0 </text:p>
          </table:table-cell>
          <table:table-cell table:formula="of:=SUM([.I358:.J358])" office:value-type="float" office:value="362649">
            <text:p>$ 362,649 </text:p>
          </table:table-cell>
          <table:table-cell table:formula="of:=[.K358]/[.H358]" office:value-type="float" office:value="798.786343612335">
            <text:p>$ 799 </text:p>
          </table:table-cell>
          <table:table-cell office:value-type="float" office:value="523">
            <text:p>523</text:p>
          </table:table-cell>
          <table:table-cell/>
          <table:table-cell table:formula="of:=SUM([.M358:.N358])" office:value-type="float" office:value="523">
            <text:p>523</text:p>
          </table:table-cell>
          <table:table-cell table:style-name="ce9" office:value-type="float" office:value="404325">
            <text:p>404,325 </text:p>
          </table:table-cell>
          <table:table-cell table:formula="of:=[.P358]/[.O358]" office:value-type="float" office:value="773.087954110899">
            <text:p>773</text:p>
          </table:table-cell>
          <table:table-cell/>
          <table:table-cell table:formula="of:=[.Q358]/43.67" office:value-type="float" office:value="17.7029529221639">
            <text:p>18</text:p>
          </table:table-cell>
          <table:table-cell table:formula="of:=[.Q358]/81.88" office:value-type="float" office:value="9.44171902920003">
            <text:p>9</text:p>
          </table:table-cell>
          <table:table-cell table:style-name="ce10" table:formula="of:=[.S358]*4" office:value-type="currency" office:currency="USD" office:value="70.8118116886557">
            <text:p>$71</text:p>
          </table:table-cell>
          <table:table-cell table:style-name="ce10" table:formula="of:=[.T358]*4" office:value-type="currency" office:currency="USD" office:value="37.7668761168001">
            <text:p>$38</text:p>
          </table:table-cell>
          <table:table-cell table:formula="of:=[.S358]*4" office:value-type="currency" office:currency="USD" office:value="70.8118116886557">
            <text:p>$71</text:p>
          </table:table-cell>
          <table:table-cell table:formula="of:=[.T358]*4" office:value-type="currency" office:currency="USD" office:value="37.7668761168001">
            <text:p>$38</text:p>
          </table:table-cell>
          <table:table-cell table:formula="of:=[.S358]/2" office:value-type="float" office:value="8.85147646108196">
            <text:p>9</text:p>
          </table:table-cell>
          <table:table-cell table:formula="of:=[.T358]/2" office:value-type="float" office:value="4.72085951460002">
            <text:p>5</text:p>
          </table:table-cell>
          <table:table-cell table:formula="of:=[.P358]*0.183" office:value-type="float" office:value="73991.475">
            <text:p>$ 73,991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MILLSTONE TWP</text:p>
          </table:table-cell>
          <table:table-cell table:style-name="ce5" table:number-columns-repeated="3"/>
          <table:table-cell table:style-name="ce6" table:number-columns-repeated="2"/>
          <table:table-cell table:number-columns-repeated="3"/>
          <table:table-cell office:value-type="float" office:value="45">
            <text:p>45</text:p>
          </table:table-cell>
          <table:table-cell table:formula="of:=SUM([.M359:.N359])" office:value-type="float" office:value="45">
            <text:p>45</text:p>
          </table:table-cell>
          <table:table-cell table:style-name="ce9" office:value-type="float" office:value="23537">
            <text:p>23,537 </text:p>
          </table:table-cell>
          <table:table-cell table:formula="of:=[.P359]/[.O359]" office:value-type="float" office:value="523.044444444445">
            <text:p>523</text:p>
          </table:table-cell>
          <table:table-cell/>
          <table:table-cell table:formula="of:=[.Q359]/43.67" office:value-type="float" office:value="11.9772027580592">
            <text:p>12</text:p>
          </table:table-cell>
          <table:table-cell table:formula="of:=[.Q359]/81.88" office:value-type="float" office:value="6.38793898930685">
            <text:p>6</text:p>
          </table:table-cell>
          <table:table-cell table:style-name="ce10" table:formula="of:=[.S359]*4" office:value-type="currency" office:currency="USD" office:value="47.9088110322367">
            <text:p>$48</text:p>
          </table:table-cell>
          <table:table-cell table:style-name="ce10" table:formula="of:=[.T359]*4" office:value-type="currency" office:currency="USD" office:value="25.5517559572274">
            <text:p>$26</text:p>
          </table:table-cell>
          <table:table-cell table:formula="of:=[.S359]*4" office:value-type="currency" office:currency="USD" office:value="47.9088110322367">
            <text:p>$48</text:p>
          </table:table-cell>
          <table:table-cell table:formula="of:=[.T359]*4" office:value-type="currency" office:currency="USD" office:value="25.5517559572274">
            <text:p>$26</text:p>
          </table:table-cell>
          <table:table-cell table:formula="of:=[.S359]/2" office:value-type="float" office:value="5.98860137902959">
            <text:p>6</text:p>
          </table:table-cell>
          <table:table-cell table:formula="of:=[.T359]/2" office:value-type="float" office:value="3.19396949465342">
            <text:p>3</text:p>
          </table:table-cell>
          <table:table-cell table:formula="of:=[.P359]*0.183" office:value-type="float" office:value="4307.271">
            <text:p>$ 4,30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260">
            <text:p>3260</text:p>
          </table:table-cell>
          <table:table-cell table:style-name="ce1" office:value-type="string">
            <text:p>MONMOUTH_COUNTY_VOCATIONAL</text:p>
          </table:table-cell>
          <table:table-cell/>
          <table:table-cell table:style-name="ce5" office:value-type="float" office:value="137">
            <text:p>137</text:p>
          </table:table-cell>
          <table:table-cell table:style-name="ce5" table:formula="of:=SUM([.F360:.G360])" office:value-type="float" office:value="137">
            <text:p>137</text:p>
          </table:table-cell>
          <table:table-cell table:style-name="ce6" office:value-type="float" office:value="116335">
            <text:p>$ 116,335 </text:p>
          </table:table-cell>
          <table:table-cell table:style-name="ce6" office:value-type="float" office:value="33748">
            <text:p>$ 33,748 </text:p>
          </table:table-cell>
          <table:table-cell table:formula="of:=SUM([.I360:.J360])" office:value-type="float" office:value="150083">
            <text:p>$ 150,083 </text:p>
          </table:table-cell>
          <table:table-cell table:formula="of:=[.K360]/[.H360]" office:value-type="float" office:value="1095.49635036496">
            <text:p>$ 1,095 </text:p>
          </table:table-cell>
          <table:table-cell/>
          <table:table-cell office:value-type="float" office:value="146">
            <text:p>146</text:p>
          </table:table-cell>
          <table:table-cell table:formula="of:=SUM([.M360:.N360])" office:value-type="float" office:value="146">
            <text:p>146</text:p>
          </table:table-cell>
          <table:table-cell table:style-name="ce9" office:value-type="float" office:value="105052">
            <text:p>105,052 </text:p>
          </table:table-cell>
          <table:table-cell table:formula="of:=[.P360]/[.O360]" office:value-type="float" office:value="719.534246575342">
            <text:p>720</text:p>
          </table:table-cell>
          <table:table-cell/>
          <table:table-cell table:formula="of:=[.Q360]/43.67" office:value-type="float" office:value="16.476625751668">
            <text:p>16</text:p>
          </table:table-cell>
          <table:table-cell table:formula="of:=[.Q360]/81.88" office:value-type="float" office:value="8.78766788685079">
            <text:p>9</text:p>
          </table:table-cell>
          <table:table-cell table:style-name="ce10" table:formula="of:=[.S360]*4" office:value-type="currency" office:currency="USD" office:value="65.9065030066721">
            <text:p>$66</text:p>
          </table:table-cell>
          <table:table-cell table:style-name="ce10" table:formula="of:=[.T360]*4" office:value-type="currency" office:currency="USD" office:value="35.1506715474031">
            <text:p>$35</text:p>
          </table:table-cell>
          <table:table-cell table:formula="of:=[.S360]*4" office:value-type="currency" office:currency="USD" office:value="65.9065030066721">
            <text:p>$66</text:p>
          </table:table-cell>
          <table:table-cell table:formula="of:=[.T360]*4" office:value-type="currency" office:currency="USD" office:value="35.1506715474031">
            <text:p>$35</text:p>
          </table:table-cell>
          <table:table-cell table:formula="of:=[.S360]/2" office:value-type="float" office:value="8.23831287583401">
            <text:p>8</text:p>
          </table:table-cell>
          <table:table-cell table:formula="of:=[.T360]/2" office:value-type="float" office:value="4.39383394342539">
            <text:p>4</text:p>
          </table:table-cell>
          <table:table-cell table:formula="of:=[.P360]*0.183" office:value-type="float" office:value="19224.516">
            <text:p>$ 19,22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270">
            <text:p>3270</text:p>
          </table:table-cell>
          <table:table-cell table:style-name="ce1" office:value-type="string">
            <text:p>MONMOUTH_REGIONAL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5" table:formula="of:=SUM([.F361:.G361])" office:value-type="float" office:value="70">
            <text:p>70</text:p>
          </table:table-cell>
          <table:table-cell table:style-name="ce6" office:value-type="float" office:value="85657">
            <text:p>$ 85,657 </text:p>
          </table:table-cell>
          <table:table-cell table:style-name="ce6" office:value-type="float" office:value="57720">
            <text:p>$ 57,720 </text:p>
          </table:table-cell>
          <table:table-cell table:formula="of:=SUM([.I361:.J361])" office:value-type="float" office:value="143377">
            <text:p>$ 143,377 </text:p>
          </table:table-cell>
          <table:table-cell table:formula="of:=[.K361]/[.H361]" office:value-type="float" office:value="2048.24285714286">
            <text:p>$ 2,048 </text:p>
          </table:table-cell>
          <table:table-cell office:value-type="float" office:value="76">
            <text:p>76</text:p>
          </table:table-cell>
          <table:table-cell office:value-type="string">
            <text:p><text:s/></text:p>
          </table:table-cell>
          <table:table-cell table:formula="of:=SUM([.M361:.N361])" office:value-type="float" office:value="76">
            <text:p>76</text:p>
          </table:table-cell>
          <table:table-cell table:style-name="ce9" office:value-type="float" office:value="95095">
            <text:p>95,095 </text:p>
          </table:table-cell>
          <table:table-cell table:formula="of:=[.P361]/[.O361]" office:value-type="float" office:value="1251.25">
            <text:p>1251</text:p>
          </table:table-cell>
          <table:table-cell/>
          <table:table-cell table:formula="of:=[.Q361]/43.67" office:value-type="float" office:value="28.6523929471033">
            <text:p>29</text:p>
          </table:table-cell>
          <table:table-cell table:formula="of:=[.Q361]/81.88" office:value-type="float" office:value="15.2815095261358">
            <text:p>15</text:p>
          </table:table-cell>
          <table:table-cell table:style-name="ce10" table:formula="of:=[.S361]*4" office:value-type="currency" office:currency="USD" office:value="114.609571788413">
            <text:p>$115</text:p>
          </table:table-cell>
          <table:table-cell table:style-name="ce10" table:formula="of:=[.T361]*4" office:value-type="currency" office:currency="USD" office:value="61.1260381045432">
            <text:p>$61</text:p>
          </table:table-cell>
          <table:table-cell table:formula="of:=[.S361]*4" office:value-type="currency" office:currency="USD" office:value="114.609571788413">
            <text:p>$115</text:p>
          </table:table-cell>
          <table:table-cell table:formula="of:=[.T361]*4" office:value-type="currency" office:currency="USD" office:value="61.1260381045432">
            <text:p>$61</text:p>
          </table:table-cell>
          <table:table-cell table:formula="of:=[.S361]/2" office:value-type="float" office:value="14.3261964735516">
            <text:p>14</text:p>
          </table:table-cell>
          <table:table-cell table:formula="of:=[.T361]/2" office:value-type="float" office:value="7.6407547630679">
            <text:p>8</text:p>
          </table:table-cell>
          <table:table-cell table:formula="of:=[.P361]*0.183" office:value-type="float" office:value="17402.385">
            <text:p>$ 17,40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500">
            <text:p>3500</text:p>
          </table:table-cell>
          <table:table-cell table:style-name="ce1" office:value-type="string">
            <text:p>NEPTUNE_CITY</text:p>
          </table:table-cell>
          <table:table-cell/>
          <table:table-cell table:style-name="ce5" office:value-type="float" office:value="99">
            <text:p>99</text:p>
          </table:table-cell>
          <table:table-cell table:style-name="ce5" table:formula="of:=SUM([.F362:.G362])" office:value-type="float" office:value="99">
            <text:p>99</text:p>
          </table:table-cell>
          <table:table-cell table:style-name="ce6" office:value-type="float" office:value="90041">
            <text:p>$ 90,041 </text:p>
          </table:table-cell>
          <table:table-cell table:style-name="ce6" office:value-type="float" office:value="34195">
            <text:p>$ 34,195 </text:p>
          </table:table-cell>
          <table:table-cell table:formula="of:=SUM([.I362:.J362])" office:value-type="float" office:value="124236">
            <text:p>$ 124,236 </text:p>
          </table:table-cell>
          <table:table-cell table:formula="of:=[.K362]/[.H362]" office:value-type="float" office:value="1254.90909090909">
            <text:p>$ 1,255 </text:p>
          </table:table-cell>
          <table:table-cell/>
          <table:table-cell office:value-type="float" office:value="107">
            <text:p>107</text:p>
          </table:table-cell>
          <table:table-cell table:formula="of:=SUM([.M362:.N362])" office:value-type="float" office:value="107">
            <text:p>107</text:p>
          </table:table-cell>
          <table:table-cell table:style-name="ce9" office:value-type="float" office:value="89979">
            <text:p>89,979 </text:p>
          </table:table-cell>
          <table:table-cell table:formula="of:=[.P362]/[.O362]" office:value-type="float" office:value="840.92523364486">
            <text:p>841</text:p>
          </table:table-cell>
          <table:table-cell/>
          <table:table-cell table:formula="of:=[.Q362]/43.67" office:value-type="float" office:value="19.2563598269947">
            <text:p>19</text:p>
          </table:table-cell>
          <table:table-cell table:formula="of:=[.Q362]/81.88" office:value-type="float" office:value="10.2702153596099">
            <text:p>10</text:p>
          </table:table-cell>
          <table:table-cell table:style-name="ce10" table:formula="of:=[.S362]*4" office:value-type="currency" office:currency="USD" office:value="77.0254393079789">
            <text:p>$77</text:p>
          </table:table-cell>
          <table:table-cell table:style-name="ce10" table:formula="of:=[.T362]*4" office:value-type="currency" office:currency="USD" office:value="41.0808614384397">
            <text:p>$41</text:p>
          </table:table-cell>
          <table:table-cell table:formula="of:=[.S362]*4" office:value-type="currency" office:currency="USD" office:value="77.0254393079789">
            <text:p>$77</text:p>
          </table:table-cell>
          <table:table-cell table:formula="of:=[.T362]*4" office:value-type="currency" office:currency="USD" office:value="41.0808614384397">
            <text:p>$41</text:p>
          </table:table-cell>
          <table:table-cell table:formula="of:=[.S362]/2" office:value-type="float" office:value="9.62817991349736">
            <text:p>10</text:p>
          </table:table-cell>
          <table:table-cell table:formula="of:=[.T362]/2" office:value-type="float" office:value="5.13510767980496">
            <text:p>5</text:p>
          </table:table-cell>
          <table:table-cell table:formula="of:=[.P362]*0.183" office:value-type="float" office:value="16466.157">
            <text:p>$ 16,46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510">
            <text:p>3510</text:p>
          </table:table-cell>
          <table:table-cell table:style-name="ce1" office:value-type="string">
            <text:p>NEPTUNE_TOWNSHIP</text:p>
          </table:table-cell>
          <table:table-cell table:style-name="ce5" office:value-type="float" office:value="605">
            <text:p>605</text:p>
          </table:table-cell>
          <table:table-cell table:style-name="ce5"/>
          <table:table-cell table:style-name="ce5" table:formula="of:=SUM([.F363:.G363])" office:value-type="float" office:value="605">
            <text:p>605</text:p>
          </table:table-cell>
          <table:table-cell table:style-name="ce6" office:value-type="float" office:value="864692">
            <text:p>$ 864,692 </text:p>
          </table:table-cell>
          <table:table-cell table:style-name="ce6" office:value-type="float" office:value="506928">
            <text:p>$ 506,928 </text:p>
          </table:table-cell>
          <table:table-cell table:formula="of:=SUM([.I363:.J363])" office:value-type="float" office:value="1371620">
            <text:p>$ 1,371,620 </text:p>
          </table:table-cell>
          <table:table-cell table:formula="of:=[.K363]/[.H363]" office:value-type="float" office:value="2267.14049586777">
            <text:p>$ 2,267 </text:p>
          </table:table-cell>
          <table:table-cell office:value-type="float" office:value="662">
            <text:p>662</text:p>
          </table:table-cell>
          <table:table-cell/>
          <table:table-cell table:formula="of:=SUM([.M363:.N363])" office:value-type="float" office:value="662">
            <text:p>662</text:p>
          </table:table-cell>
          <table:table-cell table:style-name="ce9" office:value-type="float" office:value="928822">
            <text:p>928,822 </text:p>
          </table:table-cell>
          <table:table-cell table:formula="of:=[.P363]/[.O363]" office:value-type="float" office:value="1403.05438066465">
            <text:p>1403</text:p>
          </table:table-cell>
          <table:table-cell/>
          <table:table-cell table:formula="of:=[.Q363]/43.67" office:value-type="float" office:value="32.1285637889776">
            <text:p>32</text:p>
          </table:table-cell>
          <table:table-cell table:formula="of:=[.Q363]/81.88" office:value-type="float" office:value="17.1354956114393">
            <text:p>17</text:p>
          </table:table-cell>
          <table:table-cell table:style-name="ce10" table:formula="of:=[.S363]*4" office:value-type="currency" office:currency="USD" office:value="128.51425515591">
            <text:p>$129</text:p>
          </table:table-cell>
          <table:table-cell table:style-name="ce10" table:formula="of:=[.T363]*4" office:value-type="currency" office:currency="USD" office:value="68.5419824457573">
            <text:p>$69</text:p>
          </table:table-cell>
          <table:table-cell table:formula="of:=[.S363]*4" office:value-type="currency" office:currency="USD" office:value="128.51425515591">
            <text:p>$129</text:p>
          </table:table-cell>
          <table:table-cell table:formula="of:=[.T363]*4" office:value-type="currency" office:currency="USD" office:value="68.5419824457573">
            <text:p>$69</text:p>
          </table:table-cell>
          <table:table-cell table:formula="of:=[.S363]/2" office:value-type="float" office:value="16.0642818944888">
            <text:p>16</text:p>
          </table:table-cell>
          <table:table-cell table:formula="of:=[.T363]/2" office:value-type="float" office:value="8.56774780571967">
            <text:p>9</text:p>
          </table:table-cell>
          <table:table-cell table:formula="of:=[.P363]*0.183" office:value-type="float" office:value="169974.426">
            <text:p>$ 169,97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810">
            <text:p>3810</text:p>
          </table:table-cell>
          <table:table-cell table:style-name="ce1" office:value-type="string">
            <text:p>OCEAN_TOWNSHIP</text:p>
          </table:table-cell>
          <table:table-cell table:style-name="ce5" office:value-type="float" office:value="370">
            <text:p>370</text:p>
          </table:table-cell>
          <table:table-cell table:style-name="ce5"/>
          <table:table-cell table:style-name="ce5" table:formula="of:=SUM([.F364:.G364])" office:value-type="float" office:value="370">
            <text:p>370</text:p>
          </table:table-cell>
          <table:table-cell table:style-name="ce6" office:value-type="float" office:value="446488">
            <text:p>$ 446,488 </text:p>
          </table:table-cell>
          <table:table-cell table:style-name="ce6" office:value-type="float" office:value="307837">
            <text:p>$ 307,837 </text:p>
          </table:table-cell>
          <table:table-cell table:formula="of:=SUM([.I364:.J364])" office:value-type="float" office:value="754325">
            <text:p>$ 754,325 </text:p>
          </table:table-cell>
          <table:table-cell table:formula="of:=[.K364]/[.H364]" office:value-type="float" office:value="2038.71621621622">
            <text:p>$ 2,039 </text:p>
          </table:table-cell>
          <table:table-cell office:value-type="float" office:value="368">
            <text:p>368</text:p>
          </table:table-cell>
          <table:table-cell/>
          <table:table-cell table:formula="of:=SUM([.M364:.N364])" office:value-type="float" office:value="368">
            <text:p>368</text:p>
          </table:table-cell>
          <table:table-cell table:style-name="ce9" office:value-type="float" office:value="460444">
            <text:p>460,444 </text:p>
          </table:table-cell>
          <table:table-cell table:formula="of:=[.P364]/[.O364]" office:value-type="float" office:value="1251.20652173913">
            <text:p>1251</text:p>
          </table:table-cell>
          <table:table-cell/>
          <table:table-cell table:formula="of:=[.Q364]/43.67" office:value-type="float" office:value="28.6513973377406">
            <text:p>29</text:p>
          </table:table-cell>
          <table:table-cell table:formula="of:=[.Q364]/81.88" office:value-type="float" office:value="15.2809785263695">
            <text:p>15</text:p>
          </table:table-cell>
          <table:table-cell table:style-name="ce10" table:formula="of:=[.S364]*4" office:value-type="currency" office:currency="USD" office:value="114.605589350962">
            <text:p>$115</text:p>
          </table:table-cell>
          <table:table-cell table:style-name="ce10" table:formula="of:=[.T364]*4" office:value-type="currency" office:currency="USD" office:value="61.1239141054778">
            <text:p>$61</text:p>
          </table:table-cell>
          <table:table-cell table:formula="of:=[.S364]*4" office:value-type="currency" office:currency="USD" office:value="114.605589350962">
            <text:p>$115</text:p>
          </table:table-cell>
          <table:table-cell table:formula="of:=[.T364]*4" office:value-type="currency" office:currency="USD" office:value="61.1239141054778">
            <text:p>$61</text:p>
          </table:table-cell>
          <table:table-cell table:formula="of:=[.S364]/2" office:value-type="float" office:value="14.3256986688703">
            <text:p>14</text:p>
          </table:table-cell>
          <table:table-cell table:formula="of:=[.T364]/2" office:value-type="float" office:value="7.64048926318473">
            <text:p>8</text:p>
          </table:table-cell>
          <table:table-cell table:formula="of:=[.P364]*0.183" office:value-type="float" office:value="84261.252">
            <text:p>$ 84,26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830">
            <text:p>3830</text:p>
          </table:table-cell>
          <table:table-cell table:style-name="ce1" office:value-type="string">
            <text:p>OCEANPORT_BOROUGH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365:.G365])" office:value-type="float" office:value="17">
            <text:p>17</text:p>
          </table:table-cell>
          <table:table-cell table:style-name="ce6" office:value-type="float" office:value="14012">
            <text:p>$ 14,012 </text:p>
          </table:table-cell>
          <table:table-cell table:style-name="ce6" office:value-type="float" office:value="0">
            <text:p>$ 0 </text:p>
          </table:table-cell>
          <table:table-cell table:formula="of:=SUM([.I365:.J365])" office:value-type="float" office:value="14012">
            <text:p>$ 14,012 </text:p>
          </table:table-cell>
          <table:table-cell table:formula="of:=[.K365]/[.H365]" office:value-type="float" office:value="824.235294117647">
            <text:p>$ 824 </text:p>
          </table:table-cell>
          <table:table-cell/>
          <table:table-cell office:value-type="float" office:value="19">
            <text:p>19</text:p>
          </table:table-cell>
          <table:table-cell table:formula="of:=SUM([.M365:.N365])" office:value-type="float" office:value="19">
            <text:p>19</text:p>
          </table:table-cell>
          <table:table-cell table:style-name="ce9" office:value-type="float" office:value="11471">
            <text:p>11,471 </text:p>
          </table:table-cell>
          <table:table-cell table:formula="of:=[.P365]/[.O365]" office:value-type="float" office:value="603.736842105263">
            <text:p>604</text:p>
          </table:table-cell>
          <table:table-cell/>
          <table:table-cell table:formula="of:=[.Q365]/43.67" office:value-type="float" office:value="13.8249792101045">
            <text:p>14</text:p>
          </table:table-cell>
          <table:table-cell table:formula="of:=[.Q365]/81.88" office:value-type="float" office:value="7.37343480832026">
            <text:p>7</text:p>
          </table:table-cell>
          <table:table-cell table:style-name="ce10" table:formula="of:=[.S365]*4" office:value-type="currency" office:currency="USD" office:value="55.299916840418">
            <text:p>$55</text:p>
          </table:table-cell>
          <table:table-cell table:style-name="ce10" table:formula="of:=[.T365]*4" office:value-type="currency" office:currency="USD" office:value="29.4937392332811">
            <text:p>$29</text:p>
          </table:table-cell>
          <table:table-cell table:formula="of:=[.S365]*4" office:value-type="currency" office:currency="USD" office:value="55.299916840418">
            <text:p>$55</text:p>
          </table:table-cell>
          <table:table-cell table:formula="of:=[.T365]*4" office:value-type="currency" office:currency="USD" office:value="29.4937392332811">
            <text:p>$29</text:p>
          </table:table-cell>
          <table:table-cell table:formula="of:=[.S365]/2" office:value-type="float" office:value="6.91248960505225">
            <text:p>7</text:p>
          </table:table-cell>
          <table:table-cell table:formula="of:=[.T365]/2" office:value-type="float" office:value="3.68671740416013">
            <text:p>4</text:p>
          </table:table-cell>
          <table:table-cell table:formula="of:=[.P365]*0.183" office:value-type="float" office:value="2099.193">
            <text:p>$ 2,09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360">
            <text:p>4360</text:p>
          </table:table-cell>
          <table:table-cell table:style-name="ce1" office:value-type="string">
            <text:p>RED_BANK_BORO</text:p>
          </table:table-cell>
          <table:table-cell/>
          <table:table-cell table:style-name="ce5" office:value-type="float" office:value="578">
            <text:p>578</text:p>
          </table:table-cell>
          <table:table-cell table:style-name="ce5" table:formula="of:=SUM([.F366:.G366])" office:value-type="float" office:value="578">
            <text:p>578</text:p>
          </table:table-cell>
          <table:table-cell table:style-name="ce6" office:value-type="float" office:value="748195">
            <text:p>$ 748,195 </text:p>
          </table:table-cell>
          <table:table-cell table:style-name="ce6" office:value-type="float" office:value="493602">
            <text:p>$ 493,602 </text:p>
          </table:table-cell>
          <table:table-cell table:formula="of:=SUM([.I366:.J366])" office:value-type="float" office:value="1241797">
            <text:p>$ 1,241,797 </text:p>
          </table:table-cell>
          <table:table-cell table:formula="of:=[.K366]/[.H366]" office:value-type="float" office:value="2148.43771626298">
            <text:p>$ 2,148 </text:p>
          </table:table-cell>
          <table:table-cell/>
          <table:table-cell office:value-type="float" office:value="593">
            <text:p>593</text:p>
          </table:table-cell>
          <table:table-cell table:formula="of:=SUM([.M366:.N366])" office:value-type="float" office:value="593">
            <text:p>593</text:p>
          </table:table-cell>
          <table:table-cell table:style-name="ce9" office:value-type="float" office:value="691325">
            <text:p>691,325 </text:p>
          </table:table-cell>
          <table:table-cell table:formula="of:=[.P366]/[.O366]" office:value-type="float" office:value="1165.80944350759">
            <text:p>1166</text:p>
          </table:table-cell>
          <table:table-cell/>
          <table:table-cell table:formula="of:=[.Q366]/43.67" office:value-type="float" office:value="26.6958883331255">
            <text:p>27</text:p>
          </table:table-cell>
          <table:table-cell table:formula="of:=[.Q366]/81.88" office:value-type="float" office:value="14.2380244688274">
            <text:p>14</text:p>
          </table:table-cell>
          <table:table-cell table:style-name="ce10" table:formula="of:=[.S366]*4" office:value-type="currency" office:currency="USD" office:value="106.783553332502">
            <text:p>$107</text:p>
          </table:table-cell>
          <table:table-cell table:style-name="ce10" table:formula="of:=[.T366]*4" office:value-type="currency" office:currency="USD" office:value="56.9520978753097">
            <text:p>$57</text:p>
          </table:table-cell>
          <table:table-cell table:formula="of:=[.S366]*4" office:value-type="currency" office:currency="USD" office:value="106.783553332502">
            <text:p>$107</text:p>
          </table:table-cell>
          <table:table-cell table:formula="of:=[.T366]*4" office:value-type="currency" office:currency="USD" office:value="56.9520978753097">
            <text:p>$57</text:p>
          </table:table-cell>
          <table:table-cell table:formula="of:=[.S366]/2" office:value-type="float" office:value="13.3479441665627">
            <text:p>13</text:p>
          </table:table-cell>
          <table:table-cell table:formula="of:=[.T366]/2" office:value-type="float" office:value="7.11901223441371">
            <text:p>7</text:p>
          </table:table-cell>
          <table:table-cell table:formula="of:=[.P366]*0.183" office:value-type="float" office:value="126512.475">
            <text:p>$ 126,51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365">
            <text:p>4365</text:p>
          </table:table-cell>
          <table:table-cell table:style-name="ce1" office:value-type="string">
            <text:p>RED_BANK_REGIONAL</text:p>
          </table:table-cell>
          <table:table-cell table:style-name="ce5" office:value-type="float" office:value="57">
            <text:p>57</text:p>
          </table:table-cell>
          <table:table-cell table:style-name="ce5"/>
          <table:table-cell table:style-name="ce5" table:formula="of:=SUM([.F367:.G367])" office:value-type="float" office:value="57">
            <text:p>57</text:p>
          </table:table-cell>
          <table:table-cell table:style-name="ce6" office:value-type="float" office:value="66276">
            <text:p>$ 66,276 </text:p>
          </table:table-cell>
          <table:table-cell table:style-name="ce6" office:value-type="float" office:value="47681">
            <text:p>$ 47,681 </text:p>
          </table:table-cell>
          <table:table-cell table:formula="of:=SUM([.I367:.J367])" office:value-type="float" office:value="113957">
            <text:p>$ 113,957 </text:p>
          </table:table-cell>
          <table:table-cell table:formula="of:=[.K367]/[.H367]" office:value-type="float" office:value="1999.24561403509">
            <text:p>$ 1,999 </text:p>
          </table:table-cell>
          <table:table-cell office:value-type="float" office:value="69">
            <text:p>69</text:p>
          </table:table-cell>
          <table:table-cell/>
          <table:table-cell table:formula="of:=SUM([.M367:.N367])" office:value-type="float" office:value="69">
            <text:p>69</text:p>
          </table:table-cell>
          <table:table-cell table:style-name="ce9" office:value-type="float" office:value="86263">
            <text:p>86,263 </text:p>
          </table:table-cell>
          <table:table-cell table:formula="of:=[.P367]/[.O367]" office:value-type="float" office:value="1250.1884057971">
            <text:p>1250</text:p>
          </table:table-cell>
          <table:table-cell/>
          <table:table-cell table:formula="of:=[.Q367]/43.67" office:value-type="float" office:value="28.6280834851638">
            <text:p>29</text:p>
          </table:table-cell>
          <table:table-cell table:formula="of:=[.Q367]/81.88" office:value-type="float" office:value="15.2685442818405">
            <text:p>15</text:p>
          </table:table-cell>
          <table:table-cell table:style-name="ce10" table:formula="of:=[.S367]*4" office:value-type="currency" office:currency="USD" office:value="114.512333940655">
            <text:p>$115</text:p>
          </table:table-cell>
          <table:table-cell table:style-name="ce10" table:formula="of:=[.T367]*4" office:value-type="currency" office:currency="USD" office:value="61.0741771273621">
            <text:p>$61</text:p>
          </table:table-cell>
          <table:table-cell table:formula="of:=[.S367]*4" office:value-type="currency" office:currency="USD" office:value="114.512333940655">
            <text:p>$115</text:p>
          </table:table-cell>
          <table:table-cell table:formula="of:=[.T367]*4" office:value-type="currency" office:currency="USD" office:value="61.0741771273621">
            <text:p>$61</text:p>
          </table:table-cell>
          <table:table-cell table:formula="of:=[.S367]/2" office:value-type="float" office:value="14.3140417425819">
            <text:p>14</text:p>
          </table:table-cell>
          <table:table-cell table:formula="of:=[.T367]/2" office:value-type="float" office:value="7.63427214092026">
            <text:p>8</text:p>
          </table:table-cell>
          <table:table-cell table:formula="of:=[.P367]*0.183" office:value-type="float" office:value="15786.129">
            <text:p>$ 15,78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760">
            <text:p>4760</text:p>
          </table:table-cell>
          <table:table-cell table:style-name="ce1" office:value-type="string">
            <text:p>SHORE_REGIONAL</text:p>
          </table:table-cell>
          <table:table-cell table:style-name="ce5" office:value-type="float" office:value="25">
            <text:p>25</text:p>
          </table:table-cell>
          <table:table-cell table:style-name="ce5"/>
          <table:table-cell table:style-name="ce5" table:formula="of:=SUM([.F368:.G368])" office:value-type="float" office:value="25">
            <text:p>25</text:p>
          </table:table-cell>
          <table:table-cell table:style-name="ce6" office:value-type="float" office:value="21554">
            <text:p>$ 21,554 </text:p>
          </table:table-cell>
          <table:table-cell table:style-name="ce6" office:value-type="float" office:value="0">
            <text:p>$ 0 </text:p>
          </table:table-cell>
          <table:table-cell table:formula="of:=SUM([.I368:.J368])" office:value-type="float" office:value="21554">
            <text:p>$ 21,554 </text:p>
          </table:table-cell>
          <table:table-cell table:formula="of:=[.K368]/[.H368]" office:value-type="float" office:value="862.16">
            <text:p>$ 862 </text:p>
          </table:table-cell>
          <table:table-cell office:value-type="float" office:value="29">
            <text:p>29</text:p>
          </table:table-cell>
          <table:table-cell/>
          <table:table-cell table:formula="of:=SUM([.M368:.N368])" office:value-type="float" office:value="29">
            <text:p>29</text:p>
          </table:table-cell>
          <table:table-cell table:style-name="ce9" office:value-type="float" office:value="22390">
            <text:p>22,390 </text:p>
          </table:table-cell>
          <table:table-cell table:formula="of:=[.P368]/[.O368]" office:value-type="float" office:value="772.068965517241">
            <text:p>772</text:p>
          </table:table-cell>
          <table:table-cell/>
          <table:table-cell table:formula="of:=[.Q368]/43.67" office:value-type="float" office:value="17.6796190867241">
            <text:p>18</text:p>
          </table:table-cell>
          <table:table-cell table:formula="of:=[.Q368]/81.88" office:value-type="float" office:value="9.42927412698145">
            <text:p>9</text:p>
          </table:table-cell>
          <table:table-cell table:style-name="ce10" table:formula="of:=[.S368]*4" office:value-type="currency" office:currency="USD" office:value="70.7184763468964">
            <text:p>$71</text:p>
          </table:table-cell>
          <table:table-cell table:style-name="ce10" table:formula="of:=[.T368]*4" office:value-type="currency" office:currency="USD" office:value="37.7170965079258">
            <text:p>$38</text:p>
          </table:table-cell>
          <table:table-cell table:formula="of:=[.S368]*4" office:value-type="currency" office:currency="USD" office:value="70.7184763468964">
            <text:p>$71</text:p>
          </table:table-cell>
          <table:table-cell table:formula="of:=[.T368]*4" office:value-type="currency" office:currency="USD" office:value="37.7170965079258">
            <text:p>$38</text:p>
          </table:table-cell>
          <table:table-cell table:formula="of:=[.S368]/2" office:value-type="float" office:value="8.83980954336205">
            <text:p>9</text:p>
          </table:table-cell>
          <table:table-cell table:formula="of:=[.T368]/2" office:value-type="float" office:value="4.71463706349073">
            <text:p>5</text:p>
          </table:table-cell>
          <table:table-cell table:formula="of:=[.P368]*0.183" office:value-type="float" office:value="4097.37">
            <text:p>$ 4,09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990">
            <text:p>4990</text:p>
          </table:table-cell>
          <table:table-cell table:style-name="ce1" office:value-type="string">
            <text:p>SPRING_LAKE_HEIGHTS_BOROUGH</text:p>
          </table:table-cell>
          <table:table-cell/>
          <table:table-cell table:style-name="ce5" office:value-type="float" office:value="13">
            <text:p>13</text:p>
          </table:table-cell>
          <table:table-cell table:style-name="ce5" table:formula="of:=SUM([.F369:.G369])" office:value-type="float" office:value="13">
            <text:p>13</text:p>
          </table:table-cell>
          <table:table-cell table:style-name="ce6" office:value-type="float" office:value="9630">
            <text:p>$ 9,630 </text:p>
          </table:table-cell>
          <table:table-cell table:style-name="ce6" office:value-type="float" office:value="0">
            <text:p>$ 0 </text:p>
          </table:table-cell>
          <table:table-cell table:formula="of:=SUM([.I369:.J369])" office:value-type="float" office:value="9630">
            <text:p>$ 9,630 </text:p>
          </table:table-cell>
          <table:table-cell table:formula="of:=[.K369]/[.H369]" office:value-type="float" office:value="740.769230769231">
            <text:p>$ 741 </text:p>
          </table:table-cell>
          <table:table-cell/>
          <table:table-cell office:value-type="float" office:value="15">
            <text:p>15</text:p>
          </table:table-cell>
          <table:table-cell table:formula="of:=SUM([.M369:.N369])" office:value-type="float" office:value="15">
            <text:p>15</text:p>
          </table:table-cell>
          <table:table-cell table:style-name="ce9" office:value-type="float" office:value="8463">
            <text:p>8,463 </text:p>
          </table:table-cell>
          <table:table-cell table:formula="of:=[.P369]/[.O369]" office:value-type="float" office:value="564.2">
            <text:p>564</text:p>
          </table:table-cell>
          <table:table-cell/>
          <table:table-cell table:formula="of:=[.Q369]/43.67" office:value-type="float" office:value="12.9196244561484">
            <text:p>13</text:p>
          </table:table-cell>
          <table:table-cell table:formula="of:=[.Q369]/81.88" office:value-type="float" office:value="6.89057156814851">
            <text:p>7</text:p>
          </table:table-cell>
          <table:table-cell table:style-name="ce10" table:formula="of:=[.S369]*4" office:value-type="currency" office:currency="USD" office:value="51.6784978245935">
            <text:p>$52</text:p>
          </table:table-cell>
          <table:table-cell table:style-name="ce10" table:formula="of:=[.T369]*4" office:value-type="currency" office:currency="USD" office:value="27.562286272594">
            <text:p>$28</text:p>
          </table:table-cell>
          <table:table-cell table:formula="of:=[.S369]*4" office:value-type="currency" office:currency="USD" office:value="51.6784978245935">
            <text:p>$52</text:p>
          </table:table-cell>
          <table:table-cell table:formula="of:=[.T369]*4" office:value-type="currency" office:currency="USD" office:value="27.562286272594">
            <text:p>$28</text:p>
          </table:table-cell>
          <table:table-cell table:formula="of:=[.S369]/2" office:value-type="float" office:value="6.45981222807419">
            <text:p>6</text:p>
          </table:table-cell>
          <table:table-cell table:formula="of:=[.T369]/2" office:value-type="float" office:value="3.44528578407426">
            <text:p>3</text:p>
          </table:table-cell>
          <table:table-cell table:formula="of:=[.P369]*0.183" office:value-type="float" office:value="1548.729">
            <text:p>$ 1,54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185">
            <text:p>5185</text:p>
          </table:table-cell>
          <table:table-cell table:style-name="ce1" office:value-type="string">
            <text:p>TINTON_FALLS</text:p>
          </table:table-cell>
          <table:table-cell/>
          <table:table-cell table:style-name="ce5" office:value-type="float" office:value="122">
            <text:p>122</text:p>
          </table:table-cell>
          <table:table-cell table:style-name="ce5" table:formula="of:=SUM([.F370:.G370])" office:value-type="float" office:value="122">
            <text:p>122</text:p>
          </table:table-cell>
          <table:table-cell table:style-name="ce6" office:value-type="float" office:value="104001">
            <text:p>$ 104,001 </text:p>
          </table:table-cell>
          <table:table-cell table:style-name="ce6" office:value-type="float" office:value="30163">
            <text:p>$ 30,163 </text:p>
          </table:table-cell>
          <table:table-cell table:formula="of:=SUM([.I370:.J370])" office:value-type="float" office:value="134164">
            <text:p>$ 134,164 </text:p>
          </table:table-cell>
          <table:table-cell table:formula="of:=[.K370]/[.H370]" office:value-type="float" office:value="1099.70491803279">
            <text:p>$ 1,100 </text:p>
          </table:table-cell>
          <table:table-cell/>
          <table:table-cell office:value-type="float" office:value="135">
            <text:p>135</text:p>
          </table:table-cell>
          <table:table-cell table:formula="of:=SUM([.M370:.N370])" office:value-type="float" office:value="135">
            <text:p>135</text:p>
          </table:table-cell>
          <table:table-cell table:style-name="ce9" office:value-type="float" office:value="96835">
            <text:p>96,835 </text:p>
          </table:table-cell>
          <table:table-cell table:formula="of:=[.P370]/[.O370]" office:value-type="float" office:value="717.296296296296">
            <text:p>717</text:p>
          </table:table-cell>
          <table:table-cell/>
          <table:table-cell table:formula="of:=[.Q370]/43.67" office:value-type="float" office:value="16.4253788938927">
            <text:p>16</text:p>
          </table:table-cell>
          <table:table-cell table:formula="of:=[.Q370]/81.88" office:value-type="float" office:value="8.76033581211891">
            <text:p>9</text:p>
          </table:table-cell>
          <table:table-cell table:style-name="ce10" table:formula="of:=[.S370]*4" office:value-type="currency" office:currency="USD" office:value="65.701515575571">
            <text:p>$66</text:p>
          </table:table-cell>
          <table:table-cell table:style-name="ce10" table:formula="of:=[.T370]*4" office:value-type="currency" office:currency="USD" office:value="35.0413432484756">
            <text:p>$35</text:p>
          </table:table-cell>
          <table:table-cell table:formula="of:=[.S370]*4" office:value-type="currency" office:currency="USD" office:value="65.701515575571">
            <text:p>$66</text:p>
          </table:table-cell>
          <table:table-cell table:formula="of:=[.T370]*4" office:value-type="currency" office:currency="USD" office:value="35.0413432484756">
            <text:p>$35</text:p>
          </table:table-cell>
          <table:table-cell table:formula="of:=[.S370]/2" office:value-type="float" office:value="8.21268944694637">
            <text:p>8</text:p>
          </table:table-cell>
          <table:table-cell table:formula="of:=[.T370]/2" office:value-type="float" office:value="4.38016790605946">
            <text:p>4</text:p>
          </table:table-cell>
          <table:table-cell table:formula="of:=[.P370]*0.183" office:value-type="float" office:value="17720.805">
            <text:p>$ 17,72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230">
            <text:p>5230</text:p>
          </table:table-cell>
          <table:table-cell table:style-name="ce1" office:value-type="string">
            <text:p>UNION_BEACH</text:p>
          </table:table-cell>
          <table:table-cell/>
          <table:table-cell table:style-name="ce5" office:value-type="float" office:value="179">
            <text:p>179</text:p>
          </table:table-cell>
          <table:table-cell table:style-name="ce5" table:formula="of:=SUM([.F371:.G371])" office:value-type="float" office:value="179">
            <text:p>179</text:p>
          </table:table-cell>
          <table:table-cell table:style-name="ce6" office:value-type="float" office:value="155683">
            <text:p>$ 155,683 </text:p>
          </table:table-cell>
          <table:table-cell table:style-name="ce6" office:value-type="float" office:value="52296">
            <text:p>$ 52,296 </text:p>
          </table:table-cell>
          <table:table-cell table:formula="of:=SUM([.I371:.J371])" office:value-type="float" office:value="207979">
            <text:p>$ 207,979 </text:p>
          </table:table-cell>
          <table:table-cell table:formula="of:=[.K371]/[.H371]" office:value-type="float" office:value="1161.8938547486">
            <text:p>$ 1,162 </text:p>
          </table:table-cell>
          <table:table-cell/>
          <table:table-cell office:value-type="float" office:value="172">
            <text:p>172</text:p>
          </table:table-cell>
          <table:table-cell table:formula="of:=SUM([.M371:.N371])" office:value-type="float" office:value="172">
            <text:p>172</text:p>
          </table:table-cell>
          <table:table-cell table:style-name="ce9" office:value-type="float" office:value="143987">
            <text:p>143,987 </text:p>
          </table:table-cell>
          <table:table-cell table:formula="of:=[.P371]/[.O371]" office:value-type="float" office:value="837.133720930233">
            <text:p>837</text:p>
          </table:table-cell>
          <table:table-cell/>
          <table:table-cell table:formula="of:=[.Q371]/43.67" office:value-type="float" office:value="19.1695379191718">
            <text:p>19</text:p>
          </table:table-cell>
          <table:table-cell table:formula="of:=[.Q371]/81.88" office:value-type="float" office:value="10.2239096352007">
            <text:p>10</text:p>
          </table:table-cell>
          <table:table-cell table:style-name="ce10" table:formula="of:=[.S371]*4" office:value-type="currency" office:currency="USD" office:value="76.6781516766872">
            <text:p>$77</text:p>
          </table:table-cell>
          <table:table-cell table:style-name="ce10" table:formula="of:=[.T371]*4" office:value-type="currency" office:currency="USD" office:value="40.8956385408028">
            <text:p>$41</text:p>
          </table:table-cell>
          <table:table-cell table:formula="of:=[.S371]*4" office:value-type="currency" office:currency="USD" office:value="76.6781516766872">
            <text:p>$77</text:p>
          </table:table-cell>
          <table:table-cell table:formula="of:=[.T371]*4" office:value-type="currency" office:currency="USD" office:value="40.8956385408028">
            <text:p>$41</text:p>
          </table:table-cell>
          <table:table-cell table:formula="of:=[.S371]/2" office:value-type="float" office:value="9.5847689595859">
            <text:p>10</text:p>
          </table:table-cell>
          <table:table-cell table:formula="of:=[.T371]/2" office:value-type="float" office:value="5.11195481760035">
            <text:p>5</text:p>
          </table:table-cell>
          <table:table-cell table:formula="of:=[.P371]*0.183" office:value-type="float" office:value="26349.621">
            <text:p>$ 26,35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6010">
            <text:p>6010</text:p>
          </table:table-cell>
          <table:table-cell table:style-name="ce1" office:value-type="string">
            <text:p>ACADEMY_CHARTER_HIGH_SCHOOL</text:p>
          </table:table-cell>
          <table:table-cell/>
          <table:table-cell table:style-name="ce5" office:value-type="float" office:value="124">
            <text:p>124</text:p>
          </table:table-cell>
          <table:table-cell table:style-name="ce5" table:formula="of:=SUM([.F372:.G372])" office:value-type="float" office:value="124">
            <text:p>124</text:p>
          </table:table-cell>
          <table:table-cell table:style-name="ce6" office:value-type="float" office:value="157603">
            <text:p>$ 157,603 </text:p>
          </table:table-cell>
          <table:table-cell table:style-name="ce6" office:value-type="float" office:value="101933">
            <text:p>$ 101,933 </text:p>
          </table:table-cell>
          <table:table-cell table:formula="of:=SUM([.I372:.J372])" office:value-type="float" office:value="259536">
            <text:p>$ 259,536 </text:p>
          </table:table-cell>
          <table:table-cell table:formula="of:=[.K372]/[.H372]" office:value-type="float" office:value="2093.03225806452">
            <text:p>$ 2,093 </text:p>
          </table:table-cell>
          <table:table-cell/>
          <table:table-cell office:value-type="float" office:value="108">
            <text:p>108</text:p>
          </table:table-cell>
          <table:table-cell table:formula="of:=SUM([.M372:.N372])" office:value-type="float" office:value="108">
            <text:p>108</text:p>
          </table:table-cell>
          <table:table-cell table:style-name="ce9" office:value-type="float" office:value="139489">
            <text:p>139,489 </text:p>
          </table:table-cell>
          <table:table-cell table:formula="of:=[.P372]/[.O372]" office:value-type="float" office:value="1291.56481481482">
            <text:p>1292</text:p>
          </table:table-cell>
          <table:table-cell/>
          <table:table-cell table:formula="of:=[.Q372]/43.67" office:value-type="float" office:value="29.5755625100713">
            <text:p>30</text:p>
          </table:table-cell>
          <table:table-cell table:formula="of:=[.Q372]/81.88" office:value-type="float" office:value="15.7738741428287">
            <text:p>16</text:p>
          </table:table-cell>
          <table:table-cell table:style-name="ce10" table:formula="of:=[.S372]*4" office:value-type="currency" office:currency="USD" office:value="118.302250040285">
            <text:p>$118</text:p>
          </table:table-cell>
          <table:table-cell table:style-name="ce10" table:formula="of:=[.T372]*4" office:value-type="currency" office:currency="USD" office:value="63.0954965713149">
            <text:p>$63</text:p>
          </table:table-cell>
          <table:table-cell table:formula="of:=[.S372]*4" office:value-type="currency" office:currency="USD" office:value="118.302250040285">
            <text:p>$118</text:p>
          </table:table-cell>
          <table:table-cell table:formula="of:=[.T372]*4" office:value-type="currency" office:currency="USD" office:value="63.0954965713149">
            <text:p>$63</text:p>
          </table:table-cell>
          <table:table-cell table:formula="of:=[.S372]/2" office:value-type="float" office:value="14.7877812550357">
            <text:p>15</text:p>
          </table:table-cell>
          <table:table-cell table:formula="of:=[.T372]/2" office:value-type="float" office:value="7.88693707141436">
            <text:p>8</text:p>
          </table:table-cell>
          <table:table-cell table:formula="of:=[.P372]*0.183" office:value-type="float" office:value="25526.487">
            <text:p>$ 25,52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6740">
            <text:p>6740</text:p>
          </table:table-cell>
          <table:table-cell table:style-name="ce1" office:value-type="string">
            <text:p>HOPE_ACADEMY_CHARTER_SCHOOL</text:p>
          </table:table-cell>
          <table:table-cell/>
          <table:table-cell table:style-name="ce5" office:value-type="float" office:value="88">
            <text:p>88</text:p>
          </table:table-cell>
          <table:table-cell table:style-name="ce5" table:formula="of:=SUM([.F373:.G373])" office:value-type="float" office:value="88">
            <text:p>88</text:p>
          </table:table-cell>
          <table:table-cell table:style-name="ce6" office:value-type="float" office:value="142540">
            <text:p>$ 142,540 </text:p>
          </table:table-cell>
          <table:table-cell table:style-name="ce6" office:value-type="float" office:value="71705">
            <text:p>$ 71,705 </text:p>
          </table:table-cell>
          <table:table-cell table:formula="of:=SUM([.I373:.J373])" office:value-type="float" office:value="214245">
            <text:p>$ 214,245 </text:p>
          </table:table-cell>
          <table:table-cell table:formula="of:=[.K373]/[.H373]" office:value-type="float" office:value="2434.60227272727">
            <text:p>$ 2,435 </text:p>
          </table:table-cell>
          <table:table-cell/>
          <table:table-cell office:value-type="float" office:value="134">
            <text:p>134</text:p>
          </table:table-cell>
          <table:table-cell table:formula="of:=SUM([.M373:.N373])" office:value-type="float" office:value="134">
            <text:p>134</text:p>
          </table:table-cell>
          <table:table-cell table:style-name="ce9" office:value-type="float" office:value="160992">
            <text:p>160,992 </text:p>
          </table:table-cell>
          <table:table-cell table:formula="of:=[.P373]/[.O373]" office:value-type="float" office:value="1201.4328358209">
            <text:p>1201</text:p>
          </table:table-cell>
          <table:table-cell/>
          <table:table-cell table:formula="of:=[.Q373]/43.67" office:value-type="float" office:value="27.5116289402541">
            <text:p>28</text:p>
          </table:table-cell>
          <table:table-cell table:formula="of:=[.Q373]/81.88" office:value-type="float" office:value="14.6730927677198">
            <text:p>15</text:p>
          </table:table-cell>
          <table:table-cell table:style-name="ce10" table:formula="of:=[.S373]*4" office:value-type="currency" office:currency="USD" office:value="110.046515761016">
            <text:p>$110</text:p>
          </table:table-cell>
          <table:table-cell table:style-name="ce10" table:formula="of:=[.T373]*4" office:value-type="currency" office:currency="USD" office:value="58.6923710708791">
            <text:p>$59</text:p>
          </table:table-cell>
          <table:table-cell table:formula="of:=[.S373]*4" office:value-type="currency" office:currency="USD" office:value="110.046515761016">
            <text:p>$110</text:p>
          </table:table-cell>
          <table:table-cell table:formula="of:=[.T373]*4" office:value-type="currency" office:currency="USD" office:value="58.6923710708791">
            <text:p>$59</text:p>
          </table:table-cell>
          <table:table-cell table:formula="of:=[.S373]/2" office:value-type="float" office:value="13.755814470127">
            <text:p>14</text:p>
          </table:table-cell>
          <table:table-cell table:formula="of:=[.T373]/2" office:value-type="float" office:value="7.33654638385989">
            <text:p>7</text:p>
          </table:table-cell>
          <table:table-cell table:formula="of:=[.P373]*0.183" office:value-type="float" office:value="29461.536">
            <text:p>$ 29,46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7720">
            <text:p>7720</text:p>
          </table:table-cell>
          <table:table-cell table:style-name="ce1" office:value-type="string">
            <text:p>THE_RED_BANK_CHARTER_SCHOOL</text:p>
          </table:table-cell>
          <table:table-cell/>
          <table:table-cell table:style-name="ce5" office:value-type="float" office:value="43">
            <text:p>43</text:p>
          </table:table-cell>
          <table:table-cell table:style-name="ce5" table:formula="of:=SUM([.F374:.G374])" office:value-type="float" office:value="43">
            <text:p>43</text:p>
          </table:table-cell>
          <table:table-cell table:style-name="ce6" office:value-type="float" office:value="56742">
            <text:p>$ 56,742 </text:p>
          </table:table-cell>
          <table:table-cell table:style-name="ce6" office:value-type="float" office:value="15460">
            <text:p>$ 15,460 </text:p>
          </table:table-cell>
          <table:table-cell table:formula="of:=SUM([.I374:.J374])" office:value-type="float" office:value="72202">
            <text:p>$ 72,202 </text:p>
          </table:table-cell>
          <table:table-cell table:formula="of:=[.K374]/[.H374]" office:value-type="float" office:value="1679.11627906977">
            <text:p>$ 1,679 </text:p>
          </table:table-cell>
          <table:table-cell/>
          <table:table-cell office:value-type="float" office:value="49">
            <text:p>49</text:p>
          </table:table-cell>
          <table:table-cell table:formula="of:=SUM([.M374:.N374])" office:value-type="float" office:value="49">
            <text:p>49</text:p>
          </table:table-cell>
          <table:table-cell table:style-name="ce9" office:value-type="float" office:value="51065">
            <text:p>51,065 </text:p>
          </table:table-cell>
          <table:table-cell table:formula="of:=[.P374]/[.O374]" office:value-type="float" office:value="1042.14285714286">
            <text:p>1042</text:p>
          </table:table-cell>
          <table:table-cell/>
          <table:table-cell table:formula="of:=[.Q374]/43.67" office:value-type="float" office:value="23.8640452746246">
            <text:p>24</text:p>
          </table:table-cell>
          <table:table-cell table:formula="of:=[.Q374]/81.88" office:value-type="float" office:value="12.7276851141043">
            <text:p>13</text:p>
          </table:table-cell>
          <table:table-cell table:style-name="ce10" table:formula="of:=[.S374]*4" office:value-type="currency" office:currency="USD" office:value="95.4561810984985">
            <text:p>$95</text:p>
          </table:table-cell>
          <table:table-cell table:style-name="ce10" table:formula="of:=[.T374]*4" office:value-type="currency" office:currency="USD" office:value="50.9107404564171">
            <text:p>$51</text:p>
          </table:table-cell>
          <table:table-cell table:formula="of:=[.S374]*4" office:value-type="currency" office:currency="USD" office:value="95.4561810984985">
            <text:p>$95</text:p>
          </table:table-cell>
          <table:table-cell table:formula="of:=[.T374]*4" office:value-type="currency" office:currency="USD" office:value="50.9107404564171">
            <text:p>$51</text:p>
          </table:table-cell>
          <table:table-cell table:formula="of:=[.S374]/2" office:value-type="float" office:value="11.9320226373123">
            <text:p>12</text:p>
          </table:table-cell>
          <table:table-cell table:formula="of:=[.T374]/2" office:value-type="float" office:value="6.36384255705213">
            <text:p>6</text:p>
          </table:table-cell>
          <table:table-cell table:formula="of:=[.P374]*0.183" office:value-type="float" office:value="9344.895">
            <text:p>$ 9,34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50">
            <text:p>450</text:p>
          </table:table-cell>
          <table:table-cell table:style-name="ce1" office:value-type="string">
            <text:p>BOONTON_TOWN</text:p>
          </table:table-cell>
          <table:table-cell/>
          <table:table-cell table:style-name="ce5" office:value-type="float" office:value="213">
            <text:p>213</text:p>
          </table:table-cell>
          <table:table-cell table:style-name="ce5" table:formula="of:=SUM([.F375:.G375])" office:value-type="float" office:value="213">
            <text:p>213</text:p>
          </table:table-cell>
          <table:table-cell table:style-name="ce6" office:value-type="float" office:value="182776">
            <text:p>$ 182,776 </text:p>
          </table:table-cell>
          <table:table-cell table:style-name="ce6" office:value-type="float" office:value="57299">
            <text:p>$ 57,299 </text:p>
          </table:table-cell>
          <table:table-cell table:formula="of:=SUM([.I375:.J375])" office:value-type="float" office:value="240075">
            <text:p>$ 240,075 </text:p>
          </table:table-cell>
          <table:table-cell table:formula="of:=[.K375]/[.H375]" office:value-type="float" office:value="1127.11267605634">
            <text:p>$ 1,127 </text:p>
          </table:table-cell>
          <table:table-cell/>
          <table:table-cell office:value-type="float" office:value="250">
            <text:p>250</text:p>
          </table:table-cell>
          <table:table-cell table:formula="of:=SUM([.M375:.N375])" office:value-type="float" office:value="250">
            <text:p>250</text:p>
          </table:table-cell>
          <table:table-cell table:style-name="ce9" office:value-type="float" office:value="205192">
            <text:p>205,192 </text:p>
          </table:table-cell>
          <table:table-cell table:formula="of:=[.P375]/[.O375]" office:value-type="float" office:value="820.768">
            <text:p>821</text:p>
          </table:table-cell>
          <table:table-cell/>
          <table:table-cell table:formula="of:=[.Q375]/43.67" office:value-type="float" office:value="18.7947790245019">
            <text:p>19</text:p>
          </table:table-cell>
          <table:table-cell table:formula="of:=[.Q375]/81.88" office:value-type="float" office:value="10.0240351734245">
            <text:p>10</text:p>
          </table:table-cell>
          <table:table-cell table:style-name="ce10" table:formula="of:=[.S375]*4" office:value-type="currency" office:currency="USD" office:value="75.1791160980078">
            <text:p>$75</text:p>
          </table:table-cell>
          <table:table-cell table:style-name="ce10" table:formula="of:=[.T375]*4" office:value-type="currency" office:currency="USD" office:value="40.0961406936981">
            <text:p>$40</text:p>
          </table:table-cell>
          <table:table-cell table:formula="of:=[.S375]*4" office:value-type="currency" office:currency="USD" office:value="75.1791160980078">
            <text:p>$75</text:p>
          </table:table-cell>
          <table:table-cell table:formula="of:=[.T375]*4" office:value-type="currency" office:currency="USD" office:value="40.0961406936981">
            <text:p>$40</text:p>
          </table:table-cell>
          <table:table-cell table:formula="of:=[.S375]/2" office:value-type="float" office:value="9.39738951225097">
            <text:p>9</text:p>
          </table:table-cell>
          <table:table-cell table:formula="of:=[.T375]/2" office:value-type="float" office:value="5.01201758671226">
            <text:p>5</text:p>
          </table:table-cell>
          <table:table-cell table:formula="of:=[.P375]*0.183" office:value-type="float" office:value="37550.136">
            <text:p>$ 37,55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60">
            <text:p>460</text:p>
          </table:table-cell>
          <table:table-cell table:style-name="ce1" office:value-type="string">
            <text:p>BOONTON_TOWNSHIP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376:.G376])" office:value-type="float" office:value="16">
            <text:p>16</text:p>
          </table:table-cell>
          <table:table-cell table:style-name="ce6" office:value-type="float" office:value="9010">
            <text:p>$ 9,010 </text:p>
          </table:table-cell>
          <table:table-cell table:style-name="ce6" office:value-type="float" office:value="0">
            <text:p>$ 0 </text:p>
          </table:table-cell>
          <table:table-cell table:formula="of:=SUM([.I376:.J376])" office:value-type="float" office:value="9010">
            <text:p>$ 9,010 </text:p>
          </table:table-cell>
          <table:table-cell table:formula="of:=[.K376]/[.H376]" office:value-type="float" office:value="563.125">
            <text:p>$ 563 </text:p>
          </table:table-cell>
          <table:table-cell/>
          <table:table-cell office:value-type="float" office:value="11">
            <text:p>11</text:p>
          </table:table-cell>
          <table:table-cell table:formula="of:=SUM([.M376:.N376])" office:value-type="float" office:value="11">
            <text:p>11</text:p>
          </table:table-cell>
          <table:table-cell table:style-name="ce9" office:value-type="float" office:value="7324">
            <text:p>7,324 </text:p>
          </table:table-cell>
          <table:table-cell table:formula="of:=[.P376]/[.O376]" office:value-type="float" office:value="665.818181818182">
            <text:p>666</text:p>
          </table:table-cell>
          <table:table-cell/>
          <table:table-cell table:formula="of:=[.Q376]/43.67" office:value-type="float" office:value="15.2465807606637">
            <text:p>15</text:p>
          </table:table-cell>
          <table:table-cell table:formula="of:=[.Q376]/81.88" office:value-type="float" office:value="8.13163387662655">
            <text:p>8</text:p>
          </table:table-cell>
          <table:table-cell table:style-name="ce10" table:formula="of:=[.S376]*4" office:value-type="currency" office:currency="USD" office:value="60.9863230426546">
            <text:p>$61</text:p>
          </table:table-cell>
          <table:table-cell table:style-name="ce10" table:formula="of:=[.T376]*4" office:value-type="currency" office:currency="USD" office:value="32.5265355065062">
            <text:p>$33</text:p>
          </table:table-cell>
          <table:table-cell table:formula="of:=[.S376]*4" office:value-type="currency" office:currency="USD" office:value="60.9863230426546">
            <text:p>$61</text:p>
          </table:table-cell>
          <table:table-cell table:formula="of:=[.T376]*4" office:value-type="currency" office:currency="USD" office:value="32.5265355065062">
            <text:p>$33</text:p>
          </table:table-cell>
          <table:table-cell table:formula="of:=[.S376]/2" office:value-type="float" office:value="7.62329038033183">
            <text:p>8</text:p>
          </table:table-cell>
          <table:table-cell table:formula="of:=[.T376]/2" office:value-type="float" office:value="4.06581693831328">
            <text:p>4</text:p>
          </table:table-cell>
          <table:table-cell table:formula="of:=[.P376]*0.183" office:value-type="float" office:value="1340.292">
            <text:p>$ 1,3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630">
            <text:p>630</text:p>
          </table:table-cell>
          <table:table-cell table:style-name="ce1" office:value-type="string">
            <text:p>BUTLER_BORO</text:p>
          </table:table-cell>
          <table:table-cell/>
          <table:table-cell table:style-name="ce5" office:value-type="float" office:value="82">
            <text:p>82</text:p>
          </table:table-cell>
          <table:table-cell table:style-name="ce5" table:formula="of:=SUM([.F377:.G377])" office:value-type="float" office:value="82">
            <text:p>82</text:p>
          </table:table-cell>
          <table:table-cell table:style-name="ce6" office:value-type="float" office:value="69328">
            <text:p>$ 69,328 </text:p>
          </table:table-cell>
          <table:table-cell table:style-name="ce6" office:value-type="float" office:value="20149">
            <text:p>$ 20,149 </text:p>
          </table:table-cell>
          <table:table-cell table:formula="of:=SUM([.I377:.J377])" office:value-type="float" office:value="89477">
            <text:p>$ 89,477 </text:p>
          </table:table-cell>
          <table:table-cell table:formula="of:=[.K377]/[.H377]" office:value-type="float" office:value="1091.18292682927">
            <text:p>$ 1,091 </text:p>
          </table:table-cell>
          <table:table-cell/>
          <table:table-cell office:value-type="float" office:value="93">
            <text:p>93</text:p>
          </table:table-cell>
          <table:table-cell table:formula="of:=SUM([.M377:.N377])" office:value-type="float" office:value="93">
            <text:p>93</text:p>
          </table:table-cell>
          <table:table-cell table:style-name="ce9" office:value-type="float" office:value="64663">
            <text:p>64,663 </text:p>
          </table:table-cell>
          <table:table-cell table:formula="of:=[.P377]/[.O377]" office:value-type="float" office:value="695.301075268817">
            <text:p>695</text:p>
          </table:table-cell>
          <table:table-cell/>
          <table:table-cell table:formula="of:=[.Q377]/43.67" office:value-type="float" office:value="15.9217099901263">
            <text:p>16</text:p>
          </table:table-cell>
          <table:table-cell table:formula="of:=[.Q377]/81.88" office:value-type="float" office:value="8.49170829590642">
            <text:p>8</text:p>
          </table:table-cell>
          <table:table-cell table:style-name="ce10" table:formula="of:=[.S377]*4" office:value-type="currency" office:currency="USD" office:value="63.6868399605053">
            <text:p>$64</text:p>
          </table:table-cell>
          <table:table-cell table:style-name="ce10" table:formula="of:=[.T377]*4" office:value-type="currency" office:currency="USD" office:value="33.9668331836257">
            <text:p>$34</text:p>
          </table:table-cell>
          <table:table-cell table:formula="of:=[.S377]*4" office:value-type="currency" office:currency="USD" office:value="63.6868399605053">
            <text:p>$64</text:p>
          </table:table-cell>
          <table:table-cell table:formula="of:=[.T377]*4" office:value-type="currency" office:currency="USD" office:value="33.9668331836257">
            <text:p>$34</text:p>
          </table:table-cell>
          <table:table-cell table:formula="of:=[.S377]/2" office:value-type="float" office:value="7.96085499506317">
            <text:p>8</text:p>
          </table:table-cell>
          <table:table-cell table:formula="of:=[.T377]/2" office:value-type="float" office:value="4.24585414795321">
            <text:p>4</text:p>
          </table:table-cell>
          <table:table-cell table:formula="of:=[.P377]*0.183" office:value-type="float" office:value="11833.329">
            <text:p>$ 11,83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820">
            <text:p>820</text:p>
          </table:table-cell>
          <table:table-cell table:style-name="ce1" office:value-type="string">
            <text:p>CHESTER_TOWNSHIP</text:p>
          </table:table-cell>
          <table:table-cell/>
          <table:table-cell table:style-name="ce5" office:value-type="float" office:value="36">
            <text:p>36</text:p>
          </table:table-cell>
          <table:table-cell table:style-name="ce5" table:formula="of:=SUM([.F378:.G378])" office:value-type="float" office:value="36">
            <text:p>36</text:p>
          </table:table-cell>
          <table:table-cell table:style-name="ce6" office:value-type="float" office:value="20278">
            <text:p>$ 20,278 </text:p>
          </table:table-cell>
          <table:table-cell table:style-name="ce6" office:value-type="float" office:value="0">
            <text:p>$ 0 </text:p>
          </table:table-cell>
          <table:table-cell table:formula="of:=SUM([.I378:.J378])" office:value-type="float" office:value="20278">
            <text:p>$ 20,278 </text:p>
          </table:table-cell>
          <table:table-cell table:formula="of:=[.K378]/[.H378]" office:value-type="float" office:value="563.277777777778">
            <text:p>$ 563 </text:p>
          </table:table-cell>
          <table:table-cell/>
          <table:table-cell office:value-type="float" office:value="55">
            <text:p>55</text:p>
          </table:table-cell>
          <table:table-cell table:formula="of:=SUM([.M378:.N378])" office:value-type="float" office:value="55">
            <text:p>55</text:p>
          </table:table-cell>
          <table:table-cell table:style-name="ce9" office:value-type="float" office:value="28358">
            <text:p>28,358 </text:p>
          </table:table-cell>
          <table:table-cell table:formula="of:=[.P378]/[.O378]" office:value-type="float" office:value="515.6">
            <text:p>516</text:p>
          </table:table-cell>
          <table:table-cell/>
          <table:table-cell table:formula="of:=[.Q378]/43.67" office:value-type="float" office:value="11.8067323105106">
            <text:p>12</text:p>
          </table:table-cell>
          <table:table-cell table:formula="of:=[.Q378]/81.88" office:value-type="float" office:value="6.29702002931119">
            <text:p>6</text:p>
          </table:table-cell>
          <table:table-cell table:style-name="ce10" table:formula="of:=[.S378]*4" office:value-type="currency" office:currency="USD" office:value="47.2269292420426">
            <text:p>$47</text:p>
          </table:table-cell>
          <table:table-cell table:style-name="ce10" table:formula="of:=[.T378]*4" office:value-type="currency" office:currency="USD" office:value="25.1880801172447">
            <text:p>$25</text:p>
          </table:table-cell>
          <table:table-cell table:formula="of:=[.S378]*4" office:value-type="currency" office:currency="USD" office:value="47.2269292420426">
            <text:p>$47</text:p>
          </table:table-cell>
          <table:table-cell table:formula="of:=[.T378]*4" office:value-type="currency" office:currency="USD" office:value="25.1880801172447">
            <text:p>$25</text:p>
          </table:table-cell>
          <table:table-cell table:formula="of:=[.S378]/2" office:value-type="float" office:value="5.90336615525532">
            <text:p>6</text:p>
          </table:table-cell>
          <table:table-cell table:formula="of:=[.T378]/2" office:value-type="float" office:value="3.14851001465559">
            <text:p>3</text:p>
          </table:table-cell>
          <table:table-cell table:formula="of:=[.P378]*0.183" office:value-type="float" office:value="5189.514">
            <text:p>$ 5,19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1090">
            <text:p>1090</text:p>
          </table:table-cell>
          <table:table-cell table:style-name="ce1" office:value-type="string">
            <text:p>DENVILLE_TOWNSHIP</text:p>
          </table:table-cell>
          <table:table-cell/>
          <table:table-cell table:style-name="ce5" office:value-type="float" office:value="44">
            <text:p>44</text:p>
          </table:table-cell>
          <table:table-cell table:style-name="ce5" table:formula="of:=SUM([.F379:.G379])" office:value-type="float" office:value="44">
            <text:p>44</text:p>
          </table:table-cell>
          <table:table-cell table:style-name="ce6" office:value-type="float" office:value="16897">
            <text:p>$ 16,897 </text:p>
          </table:table-cell>
          <table:table-cell table:style-name="ce6" office:value-type="float" office:value="0">
            <text:p>$ 0 </text:p>
          </table:table-cell>
          <table:table-cell table:formula="of:=SUM([.I379:.J379])" office:value-type="float" office:value="16897">
            <text:p>$ 16,897 </text:p>
          </table:table-cell>
          <table:table-cell table:formula="of:=[.K379]/[.H379]" office:value-type="float" office:value="384.022727272727">
            <text:p>$ 384 </text:p>
          </table:table-cell>
          <table:table-cell/>
          <table:table-cell office:value-type="float" office:value="13">
            <text:p>13</text:p>
          </table:table-cell>
          <table:table-cell table:formula="of:=SUM([.M379:.N379])" office:value-type="float" office:value="13">
            <text:p>13</text:p>
          </table:table-cell>
          <table:table-cell table:style-name="ce9" office:value-type="float" office:value="20136">
            <text:p>20,136 </text:p>
          </table:table-cell>
          <table:table-cell table:formula="of:=[.P379]/[.O379]" office:value-type="float" office:value="1548.92307692308">
            <text:p>1549</text:p>
          </table:table-cell>
          <table:table-cell/>
          <table:table-cell table:formula="of:=[.Q379]/43.67" office:value-type="float" office:value="35.4688133025664">
            <text:p>35</text:p>
          </table:table-cell>
          <table:table-cell table:formula="of:=[.Q379]/81.88" office:value-type="float" office:value="18.9169892149863">
            <text:p>19</text:p>
          </table:table-cell>
          <table:table-cell table:style-name="ce10" table:formula="of:=[.S379]*4" office:value-type="currency" office:currency="USD" office:value="141.875253210266">
            <text:p>$142</text:p>
          </table:table-cell>
          <table:table-cell table:style-name="ce10" table:formula="of:=[.T379]*4" office:value-type="currency" office:currency="USD" office:value="75.6679568599451">
            <text:p>$76</text:p>
          </table:table-cell>
          <table:table-cell table:formula="of:=[.S379]*4" office:value-type="currency" office:currency="USD" office:value="141.875253210266">
            <text:p>$142</text:p>
          </table:table-cell>
          <table:table-cell table:formula="of:=[.T379]*4" office:value-type="currency" office:currency="USD" office:value="75.6679568599451">
            <text:p>$76</text:p>
          </table:table-cell>
          <table:table-cell table:formula="of:=[.S379]/2" office:value-type="float" office:value="17.7344066512832">
            <text:p>18</text:p>
          </table:table-cell>
          <table:table-cell table:formula="of:=[.T379]/2" office:value-type="float" office:value="9.45849460749314">
            <text:p>9</text:p>
          </table:table-cell>
          <table:table-cell table:formula="of:=[.P379]*0.183" office:value-type="float" office:value="3684.888">
            <text:p>$ 3,68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1110">
            <text:p>1110</text:p>
          </table:table-cell>
          <table:table-cell table:style-name="ce1" office:value-type="string">
            <text:p>DOVER_TOWN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406">
            <text:p>1,406</text:p>
          </table:table-cell>
          <table:table-cell table:style-name="ce5" table:formula="of:=SUM([.F380:.G380])" office:value-type="float" office:value="1406">
            <text:p>1,406</text:p>
          </table:table-cell>
          <table:table-cell table:style-name="ce6" office:value-type="float" office:value="1650947">
            <text:p>$ 1,650,947 </text:p>
          </table:table-cell>
          <table:table-cell table:style-name="ce6" office:value-type="float" office:value="974490">
            <text:p>$ 974,490 </text:p>
          </table:table-cell>
          <table:table-cell table:formula="of:=SUM([.I380:.J380])" office:value-type="float" office:value="2625437">
            <text:p>$ 2,625,437 </text:p>
          </table:table-cell>
          <table:table-cell table:formula="of:=[.K380]/[.H380]" office:value-type="float" office:value="1867.3093883357">
            <text:p>$ 1,867 </text:p>
          </table:table-cell>
          <table:table-cell/>
          <table:table-cell office:value-type="float" office:value="1511">
            <text:p>1511</text:p>
          </table:table-cell>
          <table:table-cell table:formula="of:=SUM([.M380:.N380])" office:value-type="float" office:value="1511">
            <text:p>1511</text:p>
          </table:table-cell>
          <table:table-cell table:style-name="ce9" office:value-type="float" office:value="1647552">
            <text:p>1,647,552 </text:p>
          </table:table-cell>
          <table:table-cell table:formula="of:=[.P380]/[.O380]" office:value-type="float" office:value="1090.37193911317">
            <text:p>1090</text:p>
          </table:table-cell>
          <table:table-cell/>
          <table:table-cell table:formula="of:=[.Q380]/43.67" office:value-type="float" office:value="24.9684437626098">
            <text:p>25</text:p>
          </table:table-cell>
          <table:table-cell table:formula="of:=[.Q380]/81.88" office:value-type="float" office:value="13.3167066330382">
            <text:p>13</text:p>
          </table:table-cell>
          <table:table-cell table:style-name="ce10" table:formula="of:=[.S380]*4" office:value-type="currency" office:currency="USD" office:value="99.8737750504392">
            <text:p>$100</text:p>
          </table:table-cell>
          <table:table-cell table:style-name="ce10" table:formula="of:=[.T380]*4" office:value-type="currency" office:currency="USD" office:value="53.2668265321529">
            <text:p>$53</text:p>
          </table:table-cell>
          <table:table-cell table:formula="of:=[.S380]*4" office:value-type="currency" office:currency="USD" office:value="99.8737750504392">
            <text:p>$100</text:p>
          </table:table-cell>
          <table:table-cell table:formula="of:=[.T380]*4" office:value-type="currency" office:currency="USD" office:value="53.2668265321529">
            <text:p>$53</text:p>
          </table:table-cell>
          <table:table-cell table:formula="of:=[.S380]/2" office:value-type="float" office:value="12.4842218813049">
            <text:p>12</text:p>
          </table:table-cell>
          <table:table-cell table:formula="of:=[.T380]/2" office:value-type="float" office:value="6.65835331651912">
            <text:p>7</text:p>
          </table:table-cell>
          <table:table-cell table:formula="of:=[.P380]*0.183" office:value-type="float" office:value="301502.016">
            <text:p>$ 301,50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1990">
            <text:p>1990</text:p>
          </table:table-cell>
          <table:table-cell table:style-name="ce1" office:value-type="string">
            <text:p>HANOVER_PARK_REGIONAL</text:p>
          </table:table-cell>
          <table:table-cell table:style-name="ce5" office:value-type="float" office:value="37">
            <text:p>37</text:p>
          </table:table-cell>
          <table:table-cell table:style-name="ce5"/>
          <table:table-cell table:style-name="ce5" table:formula="of:=SUM([.F381:.G381])" office:value-type="float" office:value="37">
            <text:p>37</text:p>
          </table:table-cell>
          <table:table-cell table:style-name="ce6" office:value-type="float" office:value="25892">
            <text:p>$ 25,892 </text:p>
          </table:table-cell>
          <table:table-cell table:style-name="ce6" office:value-type="float" office:value="0">
            <text:p>$ 0 </text:p>
          </table:table-cell>
          <table:table-cell table:formula="of:=SUM([.I381:.J381])" office:value-type="float" office:value="25892">
            <text:p>$ 25,892 </text:p>
          </table:table-cell>
          <table:table-cell table:formula="of:=[.K381]/[.H381]" office:value-type="float" office:value="699.783783783784">
            <text:p>$ 700 </text:p>
          </table:table-cell>
          <table:table-cell office:value-type="float" office:value="38">
            <text:p>38</text:p>
          </table:table-cell>
          <table:table-cell/>
          <table:table-cell table:formula="of:=SUM([.M381:.N381])" office:value-type="float" office:value="38">
            <text:p>38</text:p>
          </table:table-cell>
          <table:table-cell table:style-name="ce9" office:value-type="float" office:value="29194">
            <text:p>29,194 </text:p>
          </table:table-cell>
          <table:table-cell table:formula="of:=[.P381]/[.O381]" office:value-type="float" office:value="768.263157894737">
            <text:p>768</text:p>
          </table:table-cell>
          <table:table-cell/>
          <table:table-cell table:formula="of:=[.Q381]/43.67" office:value-type="float" office:value="17.5924698395864">
            <text:p>18</text:p>
          </table:table-cell>
          <table:table-cell table:formula="of:=[.Q381]/81.88" office:value-type="float" office:value="9.38279381893914">
            <text:p>9</text:p>
          </table:table-cell>
          <table:table-cell table:style-name="ce10" table:formula="of:=[.S381]*4" office:value-type="currency" office:currency="USD" office:value="70.3698793583455">
            <text:p>$70</text:p>
          </table:table-cell>
          <table:table-cell table:style-name="ce10" table:formula="of:=[.T381]*4" office:value-type="currency" office:currency="USD" office:value="37.5311752757566">
            <text:p>$38</text:p>
          </table:table-cell>
          <table:table-cell table:formula="of:=[.S381]*4" office:value-type="currency" office:currency="USD" office:value="70.3698793583455">
            <text:p>$70</text:p>
          </table:table-cell>
          <table:table-cell table:formula="of:=[.T381]*4" office:value-type="currency" office:currency="USD" office:value="37.5311752757566">
            <text:p>$38</text:p>
          </table:table-cell>
          <table:table-cell table:formula="of:=[.S381]/2" office:value-type="float" office:value="8.79623491979319">
            <text:p>9</text:p>
          </table:table-cell>
          <table:table-cell table:formula="of:=[.T381]/2" office:value-type="float" office:value="4.69139690946957">
            <text:p>5</text:p>
          </table:table-cell>
          <table:table-cell table:formula="of:=[.P381]*0.183" office:value-type="float" office:value="5342.502">
            <text:p>$ 5,34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2380">
            <text:p>2380</text:p>
          </table:table-cell>
          <table:table-cell table:style-name="ce1" office:value-type="string">
            <text:p>JEFFERSON_TOWNSHIP</text:p>
          </table:table-cell>
          <table:table-cell table:style-name="ce5" office:value-type="float" office:value="115">
            <text:p>115</text:p>
          </table:table-cell>
          <table:table-cell table:style-name="ce5"/>
          <table:table-cell table:style-name="ce5" table:formula="of:=SUM([.F382:.G382])" office:value-type="float" office:value="115">
            <text:p>115</text:p>
          </table:table-cell>
          <table:table-cell table:style-name="ce6" office:value-type="float" office:value="80489">
            <text:p>$ 80,489 </text:p>
          </table:table-cell>
          <table:table-cell table:style-name="ce6" office:value-type="float" office:value="0">
            <text:p>$ 0 </text:p>
          </table:table-cell>
          <table:table-cell table:formula="of:=SUM([.I382:.J382])" office:value-type="float" office:value="80489">
            <text:p>$ 80,489 </text:p>
          </table:table-cell>
          <table:table-cell table:formula="of:=[.K382]/[.H382]" office:value-type="float" office:value="699.904347826087">
            <text:p>$ 700 </text:p>
          </table:table-cell>
          <table:table-cell office:value-type="float" office:value="130">
            <text:p>130</text:p>
          </table:table-cell>
          <table:table-cell/>
          <table:table-cell table:formula="of:=SUM([.M382:.N382])" office:value-type="float" office:value="130">
            <text:p>130</text:p>
          </table:table-cell>
          <table:table-cell table:style-name="ce9" office:value-type="float" office:value="100358">
            <text:p>100,358 </text:p>
          </table:table-cell>
          <table:table-cell table:formula="of:=[.P382]/[.O382]" office:value-type="float" office:value="771.984615384615">
            <text:p>772</text:p>
          </table:table-cell>
          <table:table-cell/>
          <table:table-cell table:formula="of:=[.Q382]/43.67" office:value-type="float" office:value="17.677687551743">
            <text:p>18</text:p>
          </table:table-cell>
          <table:table-cell table:formula="of:=[.Q382]/81.88" office:value-type="float" office:value="9.42824395926497">
            <text:p>9</text:p>
          </table:table-cell>
          <table:table-cell table:style-name="ce10" table:formula="of:=[.S382]*4" office:value-type="currency" office:currency="USD" office:value="70.7107502069719">
            <text:p>$71</text:p>
          </table:table-cell>
          <table:table-cell table:style-name="ce10" table:formula="of:=[.T382]*4" office:value-type="currency" office:currency="USD" office:value="37.7129758370599">
            <text:p>$38</text:p>
          </table:table-cell>
          <table:table-cell table:formula="of:=[.S382]*4" office:value-type="currency" office:currency="USD" office:value="70.7107502069719">
            <text:p>$71</text:p>
          </table:table-cell>
          <table:table-cell table:formula="of:=[.T382]*4" office:value-type="currency" office:currency="USD" office:value="37.7129758370599">
            <text:p>$38</text:p>
          </table:table-cell>
          <table:table-cell table:formula="of:=[.S382]/2" office:value-type="float" office:value="8.83884377587148">
            <text:p>9</text:p>
          </table:table-cell>
          <table:table-cell table:formula="of:=[.T382]/2" office:value-type="float" office:value="4.71412197963248">
            <text:p>5</text:p>
          </table:table-cell>
          <table:table-cell table:formula="of:=[.P382]*0.183" office:value-type="float" office:value="18365.514">
            <text:p>$ 18,36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2650">
            <text:p>2650</text:p>
          </table:table-cell>
          <table:table-cell table:style-name="ce1" office:value-type="string">
            <text:p>LINCOLN_PARK_BORO</text:p>
          </table:table-cell>
          <table:table-cell/>
          <table:table-cell table:style-name="ce5" office:value-type="float" office:value="70">
            <text:p>70</text:p>
          </table:table-cell>
          <table:table-cell table:style-name="ce5" table:formula="of:=SUM([.F383:.G383])" office:value-type="float" office:value="70">
            <text:p>70</text:p>
          </table:table-cell>
          <table:table-cell table:style-name="ce6" office:value-type="float" office:value="60647">
            <text:p>$ 60,647 </text:p>
          </table:table-cell>
          <table:table-cell table:style-name="ce6" office:value-type="float" office:value="17306">
            <text:p>$ 17,306 </text:p>
          </table:table-cell>
          <table:table-cell table:formula="of:=SUM([.I383:.J383])" office:value-type="float" office:value="77953">
            <text:p>$ 77,953 </text:p>
          </table:table-cell>
          <table:table-cell table:formula="of:=[.K383]/[.H383]" office:value-type="float" office:value="1113.61428571429">
            <text:p>$ 1,114 </text:p>
          </table:table-cell>
          <table:table-cell/>
          <table:table-cell office:value-type="float" office:value="132">
            <text:p>132</text:p>
          </table:table-cell>
          <table:table-cell table:formula="of:=SUM([.M383:.N383])" office:value-type="float" office:value="132">
            <text:p>132</text:p>
          </table:table-cell>
          <table:table-cell table:style-name="ce9" office:value-type="float" office:value="90534">
            <text:p>90,534 </text:p>
          </table:table-cell>
          <table:table-cell table:formula="of:=[.P383]/[.O383]" office:value-type="float" office:value="685.863636363636">
            <text:p>686</text:p>
          </table:table-cell>
          <table:table-cell/>
          <table:table-cell table:formula="of:=[.Q383]/43.67" office:value-type="float" office:value="15.7056019318442">
            <text:p>16</text:p>
          </table:table-cell>
          <table:table-cell table:formula="of:=[.Q383]/81.88" office:value-type="float" office:value="8.37644890527157">
            <text:p>8</text:p>
          </table:table-cell>
          <table:table-cell table:style-name="ce10" table:formula="of:=[.S383]*4" office:value-type="currency" office:currency="USD" office:value="62.8224077273768">
            <text:p>$63</text:p>
          </table:table-cell>
          <table:table-cell table:style-name="ce10" table:formula="of:=[.T383]*4" office:value-type="currency" office:currency="USD" office:value="33.5057956210863">
            <text:p>$34</text:p>
          </table:table-cell>
          <table:table-cell table:formula="of:=[.S383]*4" office:value-type="currency" office:currency="USD" office:value="62.8224077273768">
            <text:p>$63</text:p>
          </table:table-cell>
          <table:table-cell table:formula="of:=[.T383]*4" office:value-type="currency" office:currency="USD" office:value="33.5057956210863">
            <text:p>$34</text:p>
          </table:table-cell>
          <table:table-cell table:formula="of:=[.S383]/2" office:value-type="float" office:value="7.8528009659221">
            <text:p>8</text:p>
          </table:table-cell>
          <table:table-cell table:formula="of:=[.T383]/2" office:value-type="float" office:value="4.18822445263579">
            <text:p>4</text:p>
          </table:table-cell>
          <table:table-cell table:formula="of:=[.P383]*0.183" office:value-type="float" office:value="16567.722">
            <text:p>$ 16,56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2870">
            <text:p>2870</text:p>
          </table:table-cell>
          <table:table-cell table:style-name="ce1" office:value-type="string">
            <text:p>MADISON</text:p>
          </table:table-cell>
          <table:table-cell/>
          <table:table-cell table:style-name="ce5" office:value-type="float" office:value="109">
            <text:p>109</text:p>
          </table:table-cell>
          <table:table-cell table:style-name="ce5" table:formula="of:=SUM([.F384:.G384])" office:value-type="float" office:value="109">
            <text:p>109</text:p>
          </table:table-cell>
          <table:table-cell table:style-name="ce6" office:value-type="float" office:value="68515">
            <text:p>$ 68,515 </text:p>
          </table:table-cell>
          <table:table-cell table:style-name="ce6" office:value-type="float" office:value="0">
            <text:p>$ 0 </text:p>
          </table:table-cell>
          <table:table-cell table:formula="of:=SUM([.I384:.J384])" office:value-type="float" office:value="68515">
            <text:p>$ 68,515 </text:p>
          </table:table-cell>
          <table:table-cell table:formula="of:=[.K384]/[.H384]" office:value-type="float" office:value="628.577981651376">
            <text:p>$ 629 </text:p>
          </table:table-cell>
          <table:table-cell/>
          <table:table-cell office:value-type="float" office:value="120">
            <text:p>120</text:p>
          </table:table-cell>
          <table:table-cell table:formula="of:=SUM([.M384:.N384])" office:value-type="float" office:value="120">
            <text:p>120</text:p>
          </table:table-cell>
          <table:table-cell table:style-name="ce9" office:value-type="float" office:value="82942">
            <text:p>82,942 </text:p>
          </table:table-cell>
          <table:table-cell table:formula="of:=[.P384]/[.O384]" office:value-type="float" office:value="691.183333333333">
            <text:p>691</text:p>
          </table:table-cell>
          <table:table-cell/>
          <table:table-cell table:formula="of:=[.Q384]/43.67" office:value-type="float" office:value="15.8274177543699">
            <text:p>16</text:p>
          </table:table-cell>
          <table:table-cell table:formula="of:=[.Q384]/81.88" office:value-type="float" office:value="8.44141833577593">
            <text:p>8</text:p>
          </table:table-cell>
          <table:table-cell table:style-name="ce10" table:formula="of:=[.S384]*4" office:value-type="currency" office:currency="USD" office:value="63.3096710174796">
            <text:p>$63</text:p>
          </table:table-cell>
          <table:table-cell table:style-name="ce10" table:formula="of:=[.T384]*4" office:value-type="currency" office:currency="USD" office:value="33.7656733431037">
            <text:p>$34</text:p>
          </table:table-cell>
          <table:table-cell table:formula="of:=[.S384]*4" office:value-type="currency" office:currency="USD" office:value="63.3096710174796">
            <text:p>$63</text:p>
          </table:table-cell>
          <table:table-cell table:formula="of:=[.T384]*4" office:value-type="currency" office:currency="USD" office:value="33.7656733431037">
            <text:p>$34</text:p>
          </table:table-cell>
          <table:table-cell table:formula="of:=[.S384]/2" office:value-type="float" office:value="7.91370887718495">
            <text:p>8</text:p>
          </table:table-cell>
          <table:table-cell table:formula="of:=[.T384]/2" office:value-type="float" office:value="4.22070916788797">
            <text:p>4</text:p>
          </table:table-cell>
          <table:table-cell table:formula="of:=[.P384]*0.183" office:value-type="float" office:value="15178.386">
            <text:p>$ 15,17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240">
            <text:p>3240</text:p>
          </table:table-cell>
          <table:table-cell table:style-name="ce1" office:value-type="string">
            <text:p>MINE_HILL_TOWNSHIP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table:formula="of:=SUM([.F385:.G385])" office:value-type="float" office:value="103">
            <text:p>103</text:p>
          </table:table-cell>
          <table:table-cell table:style-name="ce6" office:value-type="float" office:value="94637">
            <text:p>$ 94,637 </text:p>
          </table:table-cell>
          <table:table-cell table:style-name="ce6" office:value-type="float" office:value="36575">
            <text:p>$ 36,575 </text:p>
          </table:table-cell>
          <table:table-cell table:formula="of:=SUM([.I385:.J385])" office:value-type="float" office:value="131212">
            <text:p>$ 131,212 </text:p>
          </table:table-cell>
          <table:table-cell table:formula="of:=[.K385]/[.H385]" office:value-type="float" office:value="1273.90291262136">
            <text:p>$ 1,274 </text:p>
          </table:table-cell>
          <table:table-cell/>
          <table:table-cell office:value-type="float" office:value="73">
            <text:p>73</text:p>
          </table:table-cell>
          <table:table-cell table:formula="of:=SUM([.M385:.N385])" office:value-type="float" office:value="73">
            <text:p>73</text:p>
          </table:table-cell>
          <table:table-cell table:style-name="ce9" office:value-type="float" office:value="78095">
            <text:p>78,095 </text:p>
          </table:table-cell>
          <table:table-cell table:formula="of:=[.P385]/[.O385]" office:value-type="float" office:value="1069.79452054795">
            <text:p>1070</text:p>
          </table:table-cell>
          <table:table-cell/>
          <table:table-cell table:formula="of:=[.Q385]/43.67" office:value-type="float" office:value="24.497241139179">
            <text:p>24</text:p>
          </table:table-cell>
          <table:table-cell table:formula="of:=[.Q385]/81.88" office:value-type="float" office:value="13.0653947306784">
            <text:p>13</text:p>
          </table:table-cell>
          <table:table-cell table:style-name="ce10" table:formula="of:=[.S385]*4" office:value-type="currency" office:currency="USD" office:value="97.9889645567159">
            <text:p>$98</text:p>
          </table:table-cell>
          <table:table-cell table:style-name="ce10" table:formula="of:=[.T385]*4" office:value-type="currency" office:currency="USD" office:value="52.2615789227135">
            <text:p>$52</text:p>
          </table:table-cell>
          <table:table-cell table:formula="of:=[.S385]*4" office:value-type="currency" office:currency="USD" office:value="97.9889645567159">
            <text:p>$98</text:p>
          </table:table-cell>
          <table:table-cell table:formula="of:=[.T385]*4" office:value-type="currency" office:currency="USD" office:value="52.2615789227135">
            <text:p>$52</text:p>
          </table:table-cell>
          <table:table-cell table:formula="of:=[.S385]/2" office:value-type="float" office:value="12.2486205695895">
            <text:p>12</text:p>
          </table:table-cell>
          <table:table-cell table:formula="of:=[.T385]/2" office:value-type="float" office:value="6.53269736533919">
            <text:p>7</text:p>
          </table:table-cell>
          <table:table-cell table:formula="of:=[.P385]*0.183" office:value-type="float" office:value="14291.385">
            <text:p>$ 14,29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40">
            <text:p>3340</text:p>
          </table:table-cell>
          <table:table-cell table:style-name="ce1" office:value-type="string">
            <text:p>MONTVILLE_TOWNSHIP</text:p>
          </table:table-cell>
          <table:table-cell table:style-name="ce5" office:value-type="float" office:value="166">
            <text:p>166</text:p>
          </table:table-cell>
          <table:table-cell table:style-name="ce5"/>
          <table:table-cell table:style-name="ce5" table:formula="of:=SUM([.F386:.G386])" office:value-type="float" office:value="166">
            <text:p>166</text:p>
          </table:table-cell>
          <table:table-cell table:style-name="ce6" office:value-type="float" office:value="154015">
            <text:p>$ 154,015 </text:p>
          </table:table-cell>
          <table:table-cell table:style-name="ce6" office:value-type="float" office:value="0">
            <text:p>$ 0 </text:p>
          </table:table-cell>
          <table:table-cell table:formula="of:=SUM([.I386:.J386])" office:value-type="float" office:value="154015">
            <text:p>$ 154,015 </text:p>
          </table:table-cell>
          <table:table-cell table:formula="of:=[.K386]/[.H386]" office:value-type="float" office:value="927.801204819277">
            <text:p>$ 928 </text:p>
          </table:table-cell>
          <table:table-cell/>
          <table:table-cell office:value-type="float" office:value="176">
            <text:p>176</text:p>
          </table:table-cell>
          <table:table-cell table:formula="of:=SUM([.M386:.N386])" office:value-type="float" office:value="176">
            <text:p>176</text:p>
          </table:table-cell>
          <table:table-cell table:style-name="ce9" office:value-type="float" office:value="143316">
            <text:p>143,316 </text:p>
          </table:table-cell>
          <table:table-cell table:formula="of:=[.P386]/[.O386]" office:value-type="float" office:value="814.295454545455">
            <text:p>814</text:p>
          </table:table-cell>
          <table:table-cell/>
          <table:table-cell table:formula="of:=[.Q386]/43.67" office:value-type="float" office:value="18.6465641068343">
            <text:p>19</text:p>
          </table:table-cell>
          <table:table-cell table:formula="of:=[.Q386]/81.88" office:value-type="float" office:value="9.94498601056979">
            <text:p>10</text:p>
          </table:table-cell>
          <table:table-cell table:style-name="ce10" table:formula="of:=[.S386]*4" office:value-type="currency" office:currency="USD" office:value="74.5862564273373">
            <text:p>$75</text:p>
          </table:table-cell>
          <table:table-cell table:style-name="ce10" table:formula="of:=[.T386]*4" office:value-type="currency" office:currency="USD" office:value="39.7799440422792">
            <text:p>$40</text:p>
          </table:table-cell>
          <table:table-cell table:formula="of:=[.S386]*4" office:value-type="currency" office:currency="USD" office:value="74.5862564273373">
            <text:p>$75</text:p>
          </table:table-cell>
          <table:table-cell table:formula="of:=[.T386]*4" office:value-type="currency" office:currency="USD" office:value="39.7799440422792">
            <text:p>$40</text:p>
          </table:table-cell>
          <table:table-cell table:formula="of:=[.S386]/2" office:value-type="float" office:value="9.32328205341716">
            <text:p>9</text:p>
          </table:table-cell>
          <table:table-cell table:formula="of:=[.T386]/2" office:value-type="float" office:value="4.9724930052849">
            <text:p>5</text:p>
          </table:table-cell>
          <table:table-cell table:formula="of:=[.P386]*0.183" office:value-type="float" office:value="26226.828">
            <text:p>$ 26,22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65">
            <text:p>3365</text:p>
          </table:table-cell>
          <table:table-cell table:style-name="ce1" office:value-type="string">
            <text:p>MORRIS_COUNTY_VOCATIONAL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387:.G387])" office:value-type="float" office:value="35">
            <text:p>35</text:p>
          </table:table-cell>
          <table:table-cell table:style-name="ce6" office:value-type="float" office:value="42187">
            <text:p>$ 42,187 </text:p>
          </table:table-cell>
          <table:table-cell table:style-name="ce6" office:value-type="float" office:value="8653">
            <text:p>$ 8,653 </text:p>
          </table:table-cell>
          <table:table-cell table:formula="of:=SUM([.I387:.J387])" office:value-type="float" office:value="50840">
            <text:p>$ 50,840 </text:p>
          </table:table-cell>
          <table:table-cell table:formula="of:=[.K387]/[.H387]" office:value-type="float" office:value="1452.57142857143">
            <text:p>$ 1,453 </text:p>
          </table:table-cell>
          <table:table-cell/>
          <table:table-cell office:value-type="float" office:value="27">
            <text:p>27</text:p>
          </table:table-cell>
          <table:table-cell table:formula="of:=SUM([.M387:.N387])" office:value-type="float" office:value="27">
            <text:p>27</text:p>
          </table:table-cell>
          <table:table-cell table:style-name="ce9" office:value-type="float" office:value="26684">
            <text:p>26,684 </text:p>
          </table:table-cell>
          <table:table-cell table:formula="of:=[.P387]/[.O387]" office:value-type="float" office:value="988.296296296296">
            <text:p>988</text:p>
          </table:table-cell>
          <table:table-cell/>
          <table:table-cell table:formula="of:=[.Q387]/43.67" office:value-type="float" office:value="22.631012051667">
            <text:p>23</text:p>
          </table:table-cell>
          <table:table-cell table:formula="of:=[.Q387]/81.88" office:value-type="float" office:value="12.0700573558414">
            <text:p>12</text:p>
          </table:table-cell>
          <table:table-cell table:style-name="ce10" table:formula="of:=[.S387]*4" office:value-type="currency" office:currency="USD" office:value="90.5240482066679">
            <text:p>$91</text:p>
          </table:table-cell>
          <table:table-cell table:style-name="ce10" table:formula="of:=[.T387]*4" office:value-type="currency" office:currency="USD" office:value="48.2802294233657">
            <text:p>$48</text:p>
          </table:table-cell>
          <table:table-cell table:formula="of:=[.S387]*4" office:value-type="currency" office:currency="USD" office:value="90.5240482066679">
            <text:p>$91</text:p>
          </table:table-cell>
          <table:table-cell table:formula="of:=[.T387]*4" office:value-type="currency" office:currency="USD" office:value="48.2802294233657">
            <text:p>$48</text:p>
          </table:table-cell>
          <table:table-cell table:formula="of:=[.S387]/2" office:value-type="float" office:value="11.3155060258335">
            <text:p>11</text:p>
          </table:table-cell>
          <table:table-cell table:formula="of:=[.T387]/2" office:value-type="float" office:value="6.03502867792072">
            <text:p>6</text:p>
          </table:table-cell>
          <table:table-cell table:formula="of:=[.P387]*0.183" office:value-type="float" office:value="4883.172">
            <text:p>$ 4,88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70">
            <text:p>3370</text:p>
          </table:table-cell>
          <table:table-cell table:style-name="ce1" office:value-type="string">
            <text:p>MORRIS_HILLS_REGIONAL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table:formula="of:=SUM([.F388:.G388])" office:value-type="float" office:value="21">
            <text:p>21</text:p>
          </table:table-cell>
          <table:table-cell table:style-name="ce6" office:value-type="float" office:value="53905">
            <text:p>$ 53,905 </text:p>
          </table:table-cell>
          <table:table-cell table:style-name="ce6" office:value-type="float" office:value="0">
            <text:p>$ 0 </text:p>
          </table:table-cell>
          <table:table-cell table:formula="of:=SUM([.I388:.J388])" office:value-type="float" office:value="53905">
            <text:p>$ 53,905 </text:p>
          </table:table-cell>
          <table:table-cell table:formula="of:=[.K388]/[.H388]" office:value-type="float" office:value="2566.90476190476">
            <text:p>$ 2,567 </text:p>
          </table:table-cell>
          <table:table-cell office:value-type="float" office:value="85">
            <text:p>85</text:p>
          </table:table-cell>
          <table:table-cell/>
          <table:table-cell table:formula="of:=SUM([.M388:.N388])" office:value-type="float" office:value="85">
            <text:p>85</text:p>
          </table:table-cell>
          <table:table-cell table:style-name="ce9" office:value-type="float" office:value="65622">
            <text:p>65,622 </text:p>
          </table:table-cell>
          <table:table-cell table:formula="of:=[.P388]/[.O388]" office:value-type="float" office:value="772.023529411765">
            <text:p>772</text:p>
          </table:table-cell>
          <table:table-cell/>
          <table:table-cell table:formula="of:=[.Q388]/43.67" office:value-type="float" office:value="17.6785786446477">
            <text:p>18</text:p>
          </table:table-cell>
          <table:table-cell table:formula="of:=[.Q388]/81.88" office:value-type="float" office:value="9.42871921606943">
            <text:p>9</text:p>
          </table:table-cell>
          <table:table-cell table:style-name="ce10" table:formula="of:=[.S388]*4" office:value-type="currency" office:currency="USD" office:value="70.7143145785908">
            <text:p>$71</text:p>
          </table:table-cell>
          <table:table-cell table:style-name="ce10" table:formula="of:=[.T388]*4" office:value-type="currency" office:currency="USD" office:value="37.7148768642777">
            <text:p>$38</text:p>
          </table:table-cell>
          <table:table-cell table:formula="of:=[.S388]*4" office:value-type="currency" office:currency="USD" office:value="70.7143145785908">
            <text:p>$71</text:p>
          </table:table-cell>
          <table:table-cell table:formula="of:=[.T388]*4" office:value-type="currency" office:currency="USD" office:value="37.7148768642777">
            <text:p>$38</text:p>
          </table:table-cell>
          <table:table-cell table:formula="of:=[.S388]/2" office:value-type="float" office:value="8.83928932232385">
            <text:p>9</text:p>
          </table:table-cell>
          <table:table-cell table:formula="of:=[.T388]/2" office:value-type="float" office:value="4.71435960803471">
            <text:p>5</text:p>
          </table:table-cell>
          <table:table-cell table:formula="of:=[.P388]*0.183" office:value-type="float" office:value="12008.826">
            <text:p>$ 12,009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MORRIS_PLAINS_BORO</text:p>
          </table:table-cell>
          <table:table-cell table:style-name="ce5" table:number-columns-repeated="3"/>
          <table:table-cell table:style-name="ce6" table:number-columns-repeated="2"/>
          <table:table-cell table:number-columns-repeated="2"/>
          <table:table-cell office:value-type="string">
            <text:p><text:s/></text:p>
          </table:table-cell>
          <table:table-cell office:value-type="float" office:value="15">
            <text:p>15</text:p>
          </table:table-cell>
          <table:table-cell table:formula="of:=SUM([.M389:.N389])" office:value-type="float" office:value="15">
            <text:p>15</text:p>
          </table:table-cell>
          <table:table-cell table:style-name="ce9" office:value-type="float" office:value="7845">
            <text:p>7,845 </text:p>
          </table:table-cell>
          <table:table-cell table:formula="of:=[.P389]/[.O389]" office:value-type="float" office:value="523">
            <text:p>523</text:p>
          </table:table-cell>
          <table:table-cell/>
          <table:table-cell table:formula="of:=[.Q389]/43.67" office:value-type="float" office:value="11.976185024044">
            <text:p>12</text:p>
          </table:table-cell>
          <table:table-cell table:formula="of:=[.Q389]/81.88" office:value-type="float" office:value="6.38739618954568">
            <text:p>6</text:p>
          </table:table-cell>
          <table:table-cell table:style-name="ce10" table:formula="of:=[.S389]*4" office:value-type="currency" office:currency="USD" office:value="47.9047400961759">
            <text:p>$48</text:p>
          </table:table-cell>
          <table:table-cell table:style-name="ce10" table:formula="of:=[.T389]*4" office:value-type="currency" office:currency="USD" office:value="25.5495847581827">
            <text:p>$26</text:p>
          </table:table-cell>
          <table:table-cell table:formula="of:=[.S389]*4" office:value-type="currency" office:currency="USD" office:value="47.9047400961759">
            <text:p>$48</text:p>
          </table:table-cell>
          <table:table-cell table:formula="of:=[.T389]*4" office:value-type="currency" office:currency="USD" office:value="25.5495847581827">
            <text:p>$26</text:p>
          </table:table-cell>
          <table:table-cell table:formula="of:=[.S389]/2" office:value-type="float" office:value="5.98809251202198">
            <text:p>6</text:p>
          </table:table-cell>
          <table:table-cell table:formula="of:=[.T389]/2" office:value-type="float" office:value="3.19369809477284">
            <text:p>3</text:p>
          </table:table-cell>
          <table:table-cell table:formula="of:=[.P389]*0.183" office:value-type="float" office:value="1435.635">
            <text:p>$ 1,43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85">
            <text:p>3385</text:p>
          </table:table-cell>
          <table:table-cell table:style-name="ce1" office:value-type="string">
            <text:p>MORRIS_SCHOOL_DISTRICT</text:p>
          </table:table-cell>
          <table:table-cell table:style-name="ce5" office:value-type="float" office:value="336">
            <text:p>336</text:p>
          </table:table-cell>
          <table:table-cell table:style-name="ce5"/>
          <table:table-cell table:style-name="ce5" table:formula="of:=SUM([.F390:.G390])" office:value-type="float" office:value="336">
            <text:p>336</text:p>
          </table:table-cell>
          <table:table-cell table:style-name="ce6" office:value-type="float" office:value="478590">
            <text:p>$ 478,590 </text:p>
          </table:table-cell>
          <table:table-cell table:style-name="ce6" office:value-type="float" office:value="285251">
            <text:p>$ 285,251 </text:p>
          </table:table-cell>
          <table:table-cell table:formula="of:=SUM([.I390:.J390])" office:value-type="float" office:value="763841">
            <text:p>$ 763,841 </text:p>
          </table:table-cell>
          <table:table-cell table:formula="of:=[.K390]/[.H390]" office:value-type="float" office:value="2273.33630952381">
            <text:p>$ 2,273 </text:p>
          </table:table-cell>
          <table:table-cell office:value-type="float" office:value="352">
            <text:p>352</text:p>
          </table:table-cell>
          <table:table-cell/>
          <table:table-cell table:formula="of:=SUM([.M390:.N390])" office:value-type="float" office:value="352">
            <text:p>352</text:p>
          </table:table-cell>
          <table:table-cell table:style-name="ce9" office:value-type="float" office:value="465307">
            <text:p>465,307 </text:p>
          </table:table-cell>
          <table:table-cell table:formula="of:=[.P390]/[.O390]" office:value-type="float" office:value="1321.89488636364">
            <text:p>1322</text:p>
          </table:table-cell>
          <table:table-cell/>
          <table:table-cell table:formula="of:=[.Q390]/43.67" office:value-type="float" office:value="30.2700912838021">
            <text:p>30</text:p>
          </table:table-cell>
          <table:table-cell table:formula="of:=[.Q390]/81.88" office:value-type="float" office:value="16.1442951436692">
            <text:p>16</text:p>
          </table:table-cell>
          <table:table-cell table:style-name="ce10" table:formula="of:=[.S390]*4" office:value-type="currency" office:currency="USD" office:value="121.080365135208">
            <text:p>$121</text:p>
          </table:table-cell>
          <table:table-cell table:style-name="ce10" table:formula="of:=[.T390]*4" office:value-type="currency" office:currency="USD" office:value="64.5771805746769">
            <text:p>$65</text:p>
          </table:table-cell>
          <table:table-cell table:formula="of:=[.S390]*4" office:value-type="currency" office:currency="USD" office:value="121.080365135208">
            <text:p>$121</text:p>
          </table:table-cell>
          <table:table-cell table:formula="of:=[.T390]*4" office:value-type="currency" office:currency="USD" office:value="64.5771805746769">
            <text:p>$65</text:p>
          </table:table-cell>
          <table:table-cell table:formula="of:=[.S390]/2" office:value-type="float" office:value="15.135045641901">
            <text:p>15</text:p>
          </table:table-cell>
          <table:table-cell table:formula="of:=[.T390]/2" office:value-type="float" office:value="8.07214757183461">
            <text:p>8</text:p>
          </table:table-cell>
          <table:table-cell table:formula="of:=[.P390]*0.183" office:value-type="float" office:value="85151.181">
            <text:p>$ 85,15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410">
            <text:p>3410</text:p>
          </table:table-cell>
          <table:table-cell table:style-name="ce1" office:value-type="string">
            <text:p>MOUNT_ARLINGTON_BORO</text:p>
          </table:table-cell>
          <table:table-cell/>
          <table:table-cell table:style-name="ce5" office:value-type="float" office:value="19">
            <text:p>19</text:p>
          </table:table-cell>
          <table:table-cell table:style-name="ce5" table:formula="of:=SUM([.F391:.G391])" office:value-type="float" office:value="19">
            <text:p>19</text:p>
          </table:table-cell>
          <table:table-cell table:style-name="ce6" office:value-type="float" office:value="20942">
            <text:p>$ 20,942 </text:p>
          </table:table-cell>
          <table:table-cell table:style-name="ce6" office:value-type="float" office:value="4697">
            <text:p>$ 4,697 </text:p>
          </table:table-cell>
          <table:table-cell table:formula="of:=SUM([.I391:.J391])" office:value-type="float" office:value="25639">
            <text:p>$ 25,639 </text:p>
          </table:table-cell>
          <table:table-cell table:formula="of:=[.K391]/[.H391]" office:value-type="float" office:value="1349.42105263158">
            <text:p>$ 1,349 </text:p>
          </table:table-cell>
          <table:table-cell/>
          <table:table-cell office:value-type="float" office:value="33">
            <text:p>33</text:p>
          </table:table-cell>
          <table:table-cell table:formula="of:=SUM([.M391:.N391])" office:value-type="float" office:value="33">
            <text:p>33</text:p>
          </table:table-cell>
          <table:table-cell table:style-name="ce9" office:value-type="float" office:value="22817">
            <text:p>22,817 </text:p>
          </table:table-cell>
          <table:table-cell table:formula="of:=[.P391]/[.O391]" office:value-type="float" office:value="691.424242424242">
            <text:p>691</text:p>
          </table:table-cell>
          <table:table-cell/>
          <table:table-cell table:formula="of:=[.Q391]/43.67" office:value-type="float" office:value="15.8329343353387">
            <text:p>16</text:p>
          </table:table-cell>
          <table:table-cell table:formula="of:=[.Q391]/81.88" office:value-type="float" office:value="8.44436055720863">
            <text:p>8</text:p>
          </table:table-cell>
          <table:table-cell table:style-name="ce10" table:formula="of:=[.S391]*4" office:value-type="currency" office:currency="USD" office:value="63.3317373413549">
            <text:p>$63</text:p>
          </table:table-cell>
          <table:table-cell table:style-name="ce10" table:formula="of:=[.T391]*4" office:value-type="currency" office:currency="USD" office:value="33.7774422288345">
            <text:p>$34</text:p>
          </table:table-cell>
          <table:table-cell table:formula="of:=[.S391]*4" office:value-type="currency" office:currency="USD" office:value="63.3317373413549">
            <text:p>$63</text:p>
          </table:table-cell>
          <table:table-cell table:formula="of:=[.T391]*4" office:value-type="currency" office:currency="USD" office:value="33.7774422288345">
            <text:p>$34</text:p>
          </table:table-cell>
          <table:table-cell table:formula="of:=[.S391]/2" office:value-type="float" office:value="7.91646716766937">
            <text:p>8</text:p>
          </table:table-cell>
          <table:table-cell table:formula="of:=[.T391]/2" office:value-type="float" office:value="4.22218027860431">
            <text:p>4</text:p>
          </table:table-cell>
          <table:table-cell table:formula="of:=[.P391]*0.183" office:value-type="float" office:value="4175.511">
            <text:p>$ 4,1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450">
            <text:p>3450</text:p>
          </table:table-cell>
          <table:table-cell table:style-name="ce1" office:value-type="string">
            <text:p>MOUNT_OLIVE_TOWNSHIP</text:p>
          </table:table-cell>
          <table:table-cell table:style-name="ce5" office:value-type="float" office:value="133">
            <text:p>133</text:p>
          </table:table-cell>
          <table:table-cell table:style-name="ce5"/>
          <table:table-cell table:style-name="ce5" table:formula="of:=SUM([.F392:.G392])" office:value-type="float" office:value="133">
            <text:p>133</text:p>
          </table:table-cell>
          <table:table-cell table:style-name="ce6" office:value-type="float" office:value="94493">
            <text:p>$ 94,493 </text:p>
          </table:table-cell>
          <table:table-cell table:style-name="ce6" office:value-type="float" office:value="0">
            <text:p>$ 0 </text:p>
          </table:table-cell>
          <table:table-cell table:formula="of:=SUM([.I392:.J392])" office:value-type="float" office:value="94493">
            <text:p>$ 94,493 </text:p>
          </table:table-cell>
          <table:table-cell table:formula="of:=[.K392]/[.H392]" office:value-type="float" office:value="710.473684210526">
            <text:p>$ 710 </text:p>
          </table:table-cell>
          <table:table-cell office:value-type="float" office:value="135">
            <text:p>135</text:p>
          </table:table-cell>
          <table:table-cell/>
          <table:table-cell table:formula="of:=SUM([.M392:.N392])" office:value-type="float" office:value="135">
            <text:p>135</text:p>
          </table:table-cell>
          <table:table-cell table:style-name="ce9" office:value-type="float" office:value="104305">
            <text:p>104,305 </text:p>
          </table:table-cell>
          <table:table-cell table:formula="of:=[.P392]/[.O392]" office:value-type="float" office:value="772.62962962963">
            <text:p>773</text:p>
          </table:table-cell>
          <table:table-cell/>
          <table:table-cell table:formula="of:=[.Q392]/43.67" office:value-type="float" office:value="17.6924577428356">
            <text:p>18</text:p>
          </table:table-cell>
          <table:table-cell table:formula="of:=[.Q392]/81.88" office:value-type="float" office:value="9.4361215147732">
            <text:p>9</text:p>
          </table:table-cell>
          <table:table-cell table:style-name="ce10" table:formula="of:=[.S392]*4" office:value-type="currency" office:currency="USD" office:value="70.7698309713423">
            <text:p>$71</text:p>
          </table:table-cell>
          <table:table-cell table:style-name="ce10" table:formula="of:=[.T392]*4" office:value-type="currency" office:currency="USD" office:value="37.7444860590928">
            <text:p>$38</text:p>
          </table:table-cell>
          <table:table-cell table:formula="of:=[.S392]*4" office:value-type="currency" office:currency="USD" office:value="70.7698309713423">
            <text:p>$71</text:p>
          </table:table-cell>
          <table:table-cell table:formula="of:=[.T392]*4" office:value-type="currency" office:currency="USD" office:value="37.7444860590928">
            <text:p>$38</text:p>
          </table:table-cell>
          <table:table-cell table:formula="of:=[.S392]/2" office:value-type="float" office:value="8.84622887141779">
            <text:p>9</text:p>
          </table:table-cell>
          <table:table-cell table:formula="of:=[.T392]/2" office:value-type="float" office:value="4.7180607573866">
            <text:p>5</text:p>
          </table:table-cell>
          <table:table-cell table:formula="of:=[.P392]*0.183" office:value-type="float" office:value="19087.815">
            <text:p>$ 19,08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460">
            <text:p>3460</text:p>
          </table:table-cell>
          <table:table-cell table:style-name="ce1" office:value-type="string">
            <text:p>MOUNTAIN_LAKES</text:p>
          </table:table-cell>
          <table:table-cell/>
          <table:table-cell table:style-name="ce5" office:value-type="float" office:value="39">
            <text:p>39</text:p>
          </table:table-cell>
          <table:table-cell table:style-name="ce5" table:formula="of:=SUM([.F393:.G393])" office:value-type="float" office:value="39">
            <text:p>39</text:p>
          </table:table-cell>
          <table:table-cell table:style-name="ce6" office:value-type="float" office:value="22341">
            <text:p>$ 22,341 </text:p>
          </table:table-cell>
          <table:table-cell table:style-name="ce6" office:value-type="float" office:value="0">
            <text:p>$ 0 </text:p>
          </table:table-cell>
          <table:table-cell table:formula="of:=SUM([.I393:.J393])" office:value-type="float" office:value="22341">
            <text:p>$ 22,341 </text:p>
          </table:table-cell>
          <table:table-cell table:formula="of:=[.K393]/[.H393]" office:value-type="float" office:value="572.846153846154">
            <text:p>$ 573 </text:p>
          </table:table-cell>
          <table:table-cell/>
          <table:table-cell office:value-type="float" office:value="39">
            <text:p>39</text:p>
          </table:table-cell>
          <table:table-cell table:formula="of:=SUM([.M393:.N393])" office:value-type="float" office:value="39">
            <text:p>39</text:p>
          </table:table-cell>
          <table:table-cell table:style-name="ce9" office:value-type="float" office:value="21517">
            <text:p>21,517 </text:p>
          </table:table-cell>
          <table:table-cell table:formula="of:=[.P393]/[.O393]" office:value-type="float" office:value="551.717948717949">
            <text:p>552</text:p>
          </table:table-cell>
          <table:table-cell/>
          <table:table-cell table:formula="of:=[.Q393]/43.67" office:value-type="float" office:value="12.6337977723368">
            <text:p>13</text:p>
          </table:table-cell>
          <table:table-cell table:formula="of:=[.Q393]/81.88" office:value-type="float" office:value="6.73812834291584">
            <text:p>7</text:p>
          </table:table-cell>
          <table:table-cell table:style-name="ce10" table:formula="of:=[.S393]*4" office:value-type="currency" office:currency="USD" office:value="50.5351910893473">
            <text:p>$51</text:p>
          </table:table-cell>
          <table:table-cell table:style-name="ce10" table:formula="of:=[.T393]*4" office:value-type="currency" office:currency="USD" office:value="26.9525133716634">
            <text:p>$27</text:p>
          </table:table-cell>
          <table:table-cell table:formula="of:=[.S393]*4" office:value-type="currency" office:currency="USD" office:value="50.5351910893473">
            <text:p>$51</text:p>
          </table:table-cell>
          <table:table-cell table:formula="of:=[.T393]*4" office:value-type="currency" office:currency="USD" office:value="26.9525133716634">
            <text:p>$27</text:p>
          </table:table-cell>
          <table:table-cell table:formula="of:=[.S393]/2" office:value-type="float" office:value="6.31689888616841">
            <text:p>6</text:p>
          </table:table-cell>
          <table:table-cell table:formula="of:=[.T393]/2" office:value-type="float" office:value="3.36906417145792">
            <text:p>3</text:p>
          </table:table-cell>
          <table:table-cell table:formula="of:=[.P393]*0.183" office:value-type="float" office:value="3937.611">
            <text:p>$ 3,93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520">
            <text:p>3520</text:p>
          </table:table-cell>
          <table:table-cell table:style-name="ce1" office:value-type="string">
            <text:p>NETCONG_BORO</text:p>
          </table:table-cell>
          <table:table-cell/>
          <table:table-cell table:style-name="ce5" office:value-type="float" office:value="44">
            <text:p>44</text:p>
          </table:table-cell>
          <table:table-cell table:style-name="ce5" table:formula="of:=SUM([.F394:.G394])" office:value-type="float" office:value="44">
            <text:p>44</text:p>
          </table:table-cell>
          <table:table-cell table:style-name="ce6" office:value-type="float" office:value="37159">
            <text:p>$ 37,159 </text:p>
          </table:table-cell>
          <table:table-cell table:style-name="ce6" office:value-type="float" office:value="11224">
            <text:p>$ 11,224 </text:p>
          </table:table-cell>
          <table:table-cell table:formula="of:=SUM([.I394:.J394])" office:value-type="float" office:value="48383">
            <text:p>$ 48,383 </text:p>
          </table:table-cell>
          <table:table-cell table:formula="of:=[.K394]/[.H394]" office:value-type="float" office:value="1099.61363636364">
            <text:p>$ 1,100 </text:p>
          </table:table-cell>
          <table:table-cell/>
          <table:table-cell office:value-type="float" office:value="57">
            <text:p>57</text:p>
          </table:table-cell>
          <table:table-cell table:formula="of:=SUM([.M394:.N394])" office:value-type="float" office:value="57">
            <text:p>57</text:p>
          </table:table-cell>
          <table:table-cell table:style-name="ce9" office:value-type="float" office:value="45349">
            <text:p>45,349 </text:p>
          </table:table-cell>
          <table:table-cell table:formula="of:=[.P394]/[.O394]" office:value-type="float" office:value="795.59649122807">
            <text:p>796</text:p>
          </table:table-cell>
          <table:table-cell/>
          <table:table-cell table:formula="of:=[.Q394]/43.67" office:value-type="float" office:value="18.2183762589437">
            <text:p>18</text:p>
          </table:table-cell>
          <table:table-cell table:formula="of:=[.Q394]/81.88" office:value-type="float" office:value="9.71661567205753">
            <text:p>10</text:p>
          </table:table-cell>
          <table:table-cell table:style-name="ce10" table:formula="of:=[.S394]*4" office:value-type="currency" office:currency="USD" office:value="72.8735050357747">
            <text:p>$73</text:p>
          </table:table-cell>
          <table:table-cell table:style-name="ce10" table:formula="of:=[.T394]*4" office:value-type="currency" office:currency="USD" office:value="38.8664626882301">
            <text:p>$39</text:p>
          </table:table-cell>
          <table:table-cell table:formula="of:=[.S394]*4" office:value-type="currency" office:currency="USD" office:value="72.8735050357747">
            <text:p>$73</text:p>
          </table:table-cell>
          <table:table-cell table:formula="of:=[.T394]*4" office:value-type="currency" office:currency="USD" office:value="38.8664626882301">
            <text:p>$39</text:p>
          </table:table-cell>
          <table:table-cell table:formula="of:=[.S394]/2" office:value-type="float" office:value="9.10918812947184">
            <text:p>9</text:p>
          </table:table-cell>
          <table:table-cell table:formula="of:=[.T394]/2" office:value-type="float" office:value="4.85830783602876">
            <text:p>5</text:p>
          </table:table-cell>
          <table:table-cell table:formula="of:=[.P394]*0.183" office:value-type="float" office:value="8298.867">
            <text:p>$ 8,29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950">
            <text:p>3950</text:p>
          </table:table-cell>
          <table:table-cell table:style-name="ce1" office:value-type="string">
            <text:p>PARSIPPANY-TROY_HILLS_TOWNSHIP</text:p>
          </table:table-cell>
          <table:table-cell table:style-name="ce5" office:value-type="float" office:value="324">
            <text:p>324</text:p>
          </table:table-cell>
          <table:table-cell table:style-name="ce5"/>
          <table:table-cell table:style-name="ce5" table:formula="of:=SUM([.F395:.G395])" office:value-type="float" office:value="324">
            <text:p>324</text:p>
          </table:table-cell>
          <table:table-cell table:style-name="ce6" office:value-type="float" office:value="255989">
            <text:p>$ 255,989 </text:p>
          </table:table-cell>
          <table:table-cell table:style-name="ce6" office:value-type="float" office:value="0">
            <text:p>$ 0 </text:p>
          </table:table-cell>
          <table:table-cell table:formula="of:=SUM([.I395:.J395])" office:value-type="float" office:value="255989">
            <text:p>$ 255,989 </text:p>
          </table:table-cell>
          <table:table-cell table:formula="of:=[.K395]/[.H395]" office:value-type="float" office:value="790.08950617284">
            <text:p>$ 790 </text:p>
          </table:table-cell>
          <table:table-cell office:value-type="float" office:value="356">
            <text:p>356</text:p>
          </table:table-cell>
          <table:table-cell/>
          <table:table-cell table:formula="of:=SUM([.M395:.N395])" office:value-type="float" office:value="356">
            <text:p>356</text:p>
          </table:table-cell>
          <table:table-cell table:style-name="ce9" office:value-type="float" office:value="275229">
            <text:p>275,229 </text:p>
          </table:table-cell>
          <table:table-cell table:formula="of:=[.P395]/[.O395]" office:value-type="float" office:value="773.115168539326">
            <text:p>773</text:p>
          </table:table-cell>
          <table:table-cell/>
          <table:table-cell table:formula="of:=[.Q395]/43.67" office:value-type="float" office:value="17.703576105778">
            <text:p>18</text:p>
          </table:table-cell>
          <table:table-cell table:formula="of:=[.Q395]/81.88" office:value-type="float" office:value="9.44205139886817">
            <text:p>9</text:p>
          </table:table-cell>
          <table:table-cell table:style-name="ce10" table:formula="of:=[.S395]*4" office:value-type="currency" office:currency="USD" office:value="70.814304423112">
            <text:p>$71</text:p>
          </table:table-cell>
          <table:table-cell table:style-name="ce10" table:formula="of:=[.T395]*4" office:value-type="currency" office:currency="USD" office:value="37.7682055954727">
            <text:p>$38</text:p>
          </table:table-cell>
          <table:table-cell table:formula="of:=[.S395]*4" office:value-type="currency" office:currency="USD" office:value="70.814304423112">
            <text:p>$71</text:p>
          </table:table-cell>
          <table:table-cell table:formula="of:=[.T395]*4" office:value-type="currency" office:currency="USD" office:value="37.7682055954727">
            <text:p>$38</text:p>
          </table:table-cell>
          <table:table-cell table:formula="of:=[.S395]/2" office:value-type="float" office:value="8.85178805288901">
            <text:p>9</text:p>
          </table:table-cell>
          <table:table-cell table:formula="of:=[.T395]/2" office:value-type="float" office:value="4.72102569943409">
            <text:p>5</text:p>
          </table:table-cell>
          <table:table-cell table:formula="of:=[.P395]*0.183" office:value-type="float" office:value="50366.907">
            <text:p>$ 50,36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330">
            <text:p>4330</text:p>
          </table:table-cell>
          <table:table-cell table:style-name="ce1" office:value-type="string">
            <text:p>RANDOLPH_TOWNSHIP</text:p>
          </table:table-cell>
          <table:table-cell table:style-name="ce5" office:value-type="float" office:value="131">
            <text:p>131</text:p>
          </table:table-cell>
          <table:table-cell table:style-name="ce5"/>
          <table:table-cell table:style-name="ce5" table:formula="of:=SUM([.F396:.G396])" office:value-type="float" office:value="131">
            <text:p>131</text:p>
          </table:table-cell>
          <table:table-cell table:style-name="ce6" office:value-type="float" office:value="93001">
            <text:p>$ 93,001 </text:p>
          </table:table-cell>
          <table:table-cell table:style-name="ce6" office:value-type="float" office:value="0">
            <text:p>$ 0 </text:p>
          </table:table-cell>
          <table:table-cell table:formula="of:=SUM([.I396:.J396])" office:value-type="float" office:value="93001">
            <text:p>$ 93,001 </text:p>
          </table:table-cell>
          <table:table-cell table:formula="of:=[.K396]/[.H396]" office:value-type="float" office:value="709.931297709924">
            <text:p>$ 710 </text:p>
          </table:table-cell>
          <table:table-cell office:value-type="string">
            <text:p><text:s/></text:p>
          </table:table-cell>
          <table:table-cell office:value-type="float" office:value="60">
            <text:p>60</text:p>
          </table:table-cell>
          <table:table-cell table:formula="of:=SUM([.M396:.N396])" office:value-type="float" office:value="60">
            <text:p>60</text:p>
          </table:table-cell>
          <table:table-cell table:style-name="ce9" office:value-type="float" office:value="31383">
            <text:p>31,383 </text:p>
          </table:table-cell>
          <table:table-cell table:formula="of:=[.P396]/[.O396]" office:value-type="float" office:value="523.05">
            <text:p>523</text:p>
          </table:table-cell>
          <table:table-cell/>
          <table:table-cell table:formula="of:=[.Q396]/43.67" office:value-type="float" office:value="11.9773299748111">
            <text:p>12</text:p>
          </table:table-cell>
          <table:table-cell table:formula="of:=[.Q396]/81.88" office:value-type="float" office:value="6.38800683927699">
            <text:p>6</text:p>
          </table:table-cell>
          <table:table-cell table:style-name="ce10" table:formula="of:=[.S396]*4" office:value-type="currency" office:currency="USD" office:value="47.9093198992443">
            <text:p>$48</text:p>
          </table:table-cell>
          <table:table-cell table:style-name="ce10" table:formula="of:=[.T396]*4" office:value-type="currency" office:currency="USD" office:value="25.552027357108">
            <text:p>$26</text:p>
          </table:table-cell>
          <table:table-cell table:formula="of:=[.S396]*4" office:value-type="currency" office:currency="USD" office:value="47.9093198992443">
            <text:p>$48</text:p>
          </table:table-cell>
          <table:table-cell table:formula="of:=[.T396]*4" office:value-type="currency" office:currency="USD" office:value="25.552027357108">
            <text:p>$26</text:p>
          </table:table-cell>
          <table:table-cell table:formula="of:=[.S396]/2" office:value-type="float" office:value="5.98866498740554">
            <text:p>6</text:p>
          </table:table-cell>
          <table:table-cell table:formula="of:=[.T396]/2" office:value-type="float" office:value="3.1940034196385">
            <text:p>3</text:p>
          </table:table-cell>
          <table:table-cell table:formula="of:=[.P396]*0.183" office:value-type="float" office:value="5743.089">
            <text:p>$ 5,743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RIVERDALE_BORO</text:p>
          </table:table-cell>
          <table:table-cell table:style-name="ce5" table:number-columns-repeated="3"/>
          <table:table-cell table:style-name="ce6" table:number-columns-repeated="2"/>
          <table:table-cell table:number-columns-repeated="3"/>
          <table:table-cell office:value-type="float" office:value="20">
            <text:p>20</text:p>
          </table:table-cell>
          <table:table-cell table:formula="of:=SUM([.M397:.N397])" office:value-type="float" office:value="20">
            <text:p>20</text:p>
          </table:table-cell>
          <table:table-cell table:style-name="ce9" office:value-type="float" office:value="13829">
            <text:p>13,829 </text:p>
          </table:table-cell>
          <table:table-cell table:formula="of:=[.P397]/[.O397]" office:value-type="float" office:value="691.45">
            <text:p>691</text:p>
          </table:table-cell>
          <table:table-cell/>
          <table:table-cell table:formula="of:=[.Q397]/43.67" office:value-type="float" office:value="15.8335241584612">
            <text:p>16</text:p>
          </table:table-cell>
          <table:table-cell table:formula="of:=[.Q397]/81.88" office:value-type="float" office:value="8.44467513434294">
            <text:p>8</text:p>
          </table:table-cell>
          <table:table-cell table:style-name="ce10" table:formula="of:=[.S397]*4" office:value-type="currency" office:currency="USD" office:value="63.3340966338447">
            <text:p>$63</text:p>
          </table:table-cell>
          <table:table-cell table:style-name="ce10" table:formula="of:=[.T397]*4" office:value-type="currency" office:currency="USD" office:value="33.7787005373718">
            <text:p>$34</text:p>
          </table:table-cell>
          <table:table-cell table:formula="of:=[.S397]*4" office:value-type="currency" office:currency="USD" office:value="63.3340966338447">
            <text:p>$63</text:p>
          </table:table-cell>
          <table:table-cell table:formula="of:=[.T397]*4" office:value-type="currency" office:currency="USD" office:value="33.7787005373718">
            <text:p>$34</text:p>
          </table:table-cell>
          <table:table-cell table:formula="of:=[.S397]/2" office:value-type="float" office:value="7.91676207923059">
            <text:p>8</text:p>
          </table:table-cell>
          <table:table-cell table:formula="of:=[.T397]/2" office:value-type="float" office:value="4.22233756717147">
            <text:p>4</text:p>
          </table:table-cell>
          <table:table-cell table:formula="of:=[.P397]*0.183" office:value-type="float" office:value="2530.707">
            <text:p>$ 2,53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480">
            <text:p>4480</text:p>
          </table:table-cell>
          <table:table-cell table:style-name="ce1" office:value-type="string">
            <text:p>ROCKAWAY_BORO</text:p>
          </table:table-cell>
          <table:table-cell/>
          <table:table-cell table:style-name="ce5" office:value-type="float" office:value="71">
            <text:p>71</text:p>
          </table:table-cell>
          <table:table-cell table:style-name="ce5" table:formula="of:=SUM([.F398:.G398])" office:value-type="float" office:value="71">
            <text:p>71</text:p>
          </table:table-cell>
          <table:table-cell table:style-name="ce6" office:value-type="float" office:value="53465">
            <text:p>$ 53,465 </text:p>
          </table:table-cell>
          <table:table-cell table:style-name="ce6" office:value-type="float" office:value="17554">
            <text:p>$ 17,554 </text:p>
          </table:table-cell>
          <table:table-cell table:formula="of:=SUM([.I398:.J398])" office:value-type="float" office:value="71019">
            <text:p>$ 71,019 </text:p>
          </table:table-cell>
          <table:table-cell table:formula="of:=[.K398]/[.H398]" office:value-type="float" office:value="1000.2676056338">
            <text:p>$ 1,000 </text:p>
          </table:table-cell>
          <table:table-cell office:value-type="string">
            <text:p><text:s/></text:p>
          </table:table-cell>
          <table:table-cell office:value-type="float" office:value="87">
            <text:p>87</text:p>
          </table:table-cell>
          <table:table-cell table:formula="of:=SUM([.M398:.N398])" office:value-type="float" office:value="87">
            <text:p>87</text:p>
          </table:table-cell>
          <table:table-cell table:style-name="ce9" office:value-type="float" office:value="59119">
            <text:p>59,119 </text:p>
          </table:table-cell>
          <table:table-cell table:formula="of:=[.P398]/[.O398]" office:value-type="float" office:value="679.528735632184">
            <text:p>680</text:p>
          </table:table-cell>
          <table:table-cell/>
          <table:table-cell table:formula="of:=[.Q398]/43.67" office:value-type="float" office:value="15.5605389428025">
            <text:p>16</text:p>
          </table:table-cell>
          <table:table-cell table:formula="of:=[.Q398]/81.88" office:value-type="float" office:value="8.29908079668031">
            <text:p>8</text:p>
          </table:table-cell>
          <table:table-cell table:style-name="ce10" table:formula="of:=[.S398]*4" office:value-type="currency" office:currency="USD" office:value="62.2421557712099">
            <text:p>$62</text:p>
          </table:table-cell>
          <table:table-cell table:style-name="ce10" table:formula="of:=[.T398]*4" office:value-type="currency" office:currency="USD" office:value="33.1963231867212">
            <text:p>$33</text:p>
          </table:table-cell>
          <table:table-cell table:formula="of:=[.S398]*4" office:value-type="currency" office:currency="USD" office:value="62.2421557712099">
            <text:p>$62</text:p>
          </table:table-cell>
          <table:table-cell table:formula="of:=[.T398]*4" office:value-type="currency" office:currency="USD" office:value="33.1963231867212">
            <text:p>$33</text:p>
          </table:table-cell>
          <table:table-cell table:formula="of:=[.S398]/2" office:value-type="float" office:value="7.78026947140124">
            <text:p>8</text:p>
          </table:table-cell>
          <table:table-cell table:formula="of:=[.T398]/2" office:value-type="float" office:value="4.14954039834016">
            <text:p>4</text:p>
          </table:table-cell>
          <table:table-cell table:formula="of:=[.P398]*0.183" office:value-type="float" office:value="10818.777">
            <text:p>$ 10,81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490">
            <text:p>4490</text:p>
          </table:table-cell>
          <table:table-cell table:style-name="ce1" office:value-type="string">
            <text:p>ROCKAWAY_TOWNSHIP</text:p>
          </table:table-cell>
          <table:table-cell table:style-name="ce5" office:value-type="float" office:value="91">
            <text:p>91</text:p>
          </table:table-cell>
          <table:table-cell table:style-name="ce5"/>
          <table:table-cell table:style-name="ce5" table:formula="of:=SUM([.F399:.G399])" office:value-type="float" office:value="91">
            <text:p>91</text:p>
          </table:table-cell>
          <table:table-cell table:style-name="ce6" office:value-type="float" office:value="58390">
            <text:p>$ 58,390 </text:p>
          </table:table-cell>
          <table:table-cell table:style-name="ce6" office:value-type="float" office:value="0">
            <text:p>$ 0 </text:p>
          </table:table-cell>
          <table:table-cell table:formula="of:=SUM([.I399:.J399])" office:value-type="float" office:value="58390">
            <text:p>$ 58,390 </text:p>
          </table:table-cell>
          <table:table-cell table:formula="of:=[.K399]/[.H399]" office:value-type="float" office:value="641.648351648352">
            <text:p>$ 642 </text:p>
          </table:table-cell>
          <table:table-cell office:value-type="float" office:value="106">
            <text:p>106</text:p>
          </table:table-cell>
          <table:table-cell office:value-type="string">
            <text:p><text:s/></text:p>
          </table:table-cell>
          <table:table-cell table:formula="of:=SUM([.M399:.N399])" office:value-type="float" office:value="106">
            <text:p>106</text:p>
          </table:table-cell>
          <table:table-cell table:style-name="ce9" office:value-type="float" office:value="81941">
            <text:p>81,941 </text:p>
          </table:table-cell>
          <table:table-cell table:formula="of:=[.P399]/[.O399]" office:value-type="float" office:value="773.028301886792">
            <text:p>773</text:p>
          </table:table-cell>
          <table:table-cell/>
          <table:table-cell table:formula="of:=[.Q399]/43.67" office:value-type="float" office:value="17.7015869449689">
            <text:p>18</text:p>
          </table:table-cell>
          <table:table-cell table:formula="of:=[.Q399]/81.88" office:value-type="float" office:value="9.44099049690758">
            <text:p>9</text:p>
          </table:table-cell>
          <table:table-cell table:style-name="ce10" table:formula="of:=[.S399]*4" office:value-type="currency" office:currency="USD" office:value="70.8063477798757">
            <text:p>$71</text:p>
          </table:table-cell>
          <table:table-cell table:style-name="ce10" table:formula="of:=[.T399]*4" office:value-type="currency" office:currency="USD" office:value="37.7639619876303">
            <text:p>$38</text:p>
          </table:table-cell>
          <table:table-cell table:formula="of:=[.S399]*4" office:value-type="currency" office:currency="USD" office:value="70.8063477798757">
            <text:p>$71</text:p>
          </table:table-cell>
          <table:table-cell table:formula="of:=[.T399]*4" office:value-type="currency" office:currency="USD" office:value="37.7639619876303">
            <text:p>$38</text:p>
          </table:table-cell>
          <table:table-cell table:formula="of:=[.S399]/2" office:value-type="float" office:value="8.85079347248446">
            <text:p>9</text:p>
          </table:table-cell>
          <table:table-cell table:formula="of:=[.T399]/2" office:value-type="float" office:value="4.72049524845379">
            <text:p>5</text:p>
          </table:table-cell>
          <table:table-cell table:formula="of:=[.P399]*0.183" office:value-type="float" office:value="14995.203">
            <text:p>$ 14,99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560">
            <text:p>4560</text:p>
          </table:table-cell>
          <table:table-cell table:style-name="ce1" office:value-type="string">
            <text:p>ROXBURY_TOWNSHIP</text:p>
          </table:table-cell>
          <table:table-cell table:style-name="ce5" office:value-type="float" office:value="117">
            <text:p>117</text:p>
          </table:table-cell>
          <table:table-cell table:style-name="ce5"/>
          <table:table-cell table:style-name="ce5" table:formula="of:=SUM([.F400:.G400])" office:value-type="float" office:value="117">
            <text:p>117</text:p>
          </table:table-cell>
          <table:table-cell table:style-name="ce6" office:value-type="float" office:value="84763">
            <text:p>$ 84,763 </text:p>
          </table:table-cell>
          <table:table-cell table:style-name="ce6" office:value-type="float" office:value="0">
            <text:p>$ 0 </text:p>
          </table:table-cell>
          <table:table-cell table:formula="of:=SUM([.I400:.J400])" office:value-type="float" office:value="84763">
            <text:p>$ 84,763 </text:p>
          </table:table-cell>
          <table:table-cell table:formula="of:=[.K400]/[.H400]" office:value-type="float" office:value="724.470085470086">
            <text:p>$ 724 </text:p>
          </table:table-cell>
          <table:table-cell office:value-type="float" office:value="135">
            <text:p>135</text:p>
          </table:table-cell>
          <table:table-cell office:value-type="string">
            <text:p><text:s/></text:p>
          </table:table-cell>
          <table:table-cell table:formula="of:=SUM([.M400:.N400])" office:value-type="float" office:value="135">
            <text:p>135</text:p>
          </table:table-cell>
          <table:table-cell table:style-name="ce9" office:value-type="float" office:value="104168">
            <text:p>104,168 </text:p>
          </table:table-cell>
          <table:table-cell table:formula="of:=[.P400]/[.O400]" office:value-type="float" office:value="771.614814814815">
            <text:p>772</text:p>
          </table:table-cell>
          <table:table-cell/>
          <table:table-cell table:formula="of:=[.Q400]/43.67" office:value-type="float" office:value="17.6692194828215">
            <text:p>18</text:p>
          </table:table-cell>
          <table:table-cell table:formula="of:=[.Q400]/81.88" office:value-type="float" office:value="9.4237275868932">
            <text:p>9</text:p>
          </table:table-cell>
          <table:table-cell table:style-name="ce10" table:formula="of:=[.S400]*4" office:value-type="currency" office:currency="USD" office:value="70.676877931286">
            <text:p>$71</text:p>
          </table:table-cell>
          <table:table-cell table:style-name="ce10" table:formula="of:=[.T400]*4" office:value-type="currency" office:currency="USD" office:value="37.6949103475728">
            <text:p>$38</text:p>
          </table:table-cell>
          <table:table-cell table:formula="of:=[.S400]*4" office:value-type="currency" office:currency="USD" office:value="70.676877931286">
            <text:p>$71</text:p>
          </table:table-cell>
          <table:table-cell table:formula="of:=[.T400]*4" office:value-type="currency" office:currency="USD" office:value="37.6949103475728">
            <text:p>$38</text:p>
          </table:table-cell>
          <table:table-cell table:formula="of:=[.S400]/2" office:value-type="float" office:value="8.83460974141075">
            <text:p>9</text:p>
          </table:table-cell>
          <table:table-cell table:formula="of:=[.T400]/2" office:value-type="float" office:value="4.7118637934466">
            <text:p>5</text:p>
          </table:table-cell>
          <table:table-cell table:formula="of:=[.P400]*0.183" office:value-type="float" office:value="19062.744">
            <text:p>$ 19,06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5770">
            <text:p>5770</text:p>
          </table:table-cell>
          <table:table-cell table:style-name="ce1" office:value-type="string">
            <text:p>WHARTON_BORO</text:p>
          </table:table-cell>
          <table:table-cell/>
          <table:table-cell table:style-name="ce5" office:value-type="float" office:value="212">
            <text:p>212</text:p>
          </table:table-cell>
          <table:table-cell table:style-name="ce5" table:formula="of:=SUM([.F401:.G401])" office:value-type="float" office:value="212">
            <text:p>212</text:p>
          </table:table-cell>
          <table:table-cell table:style-name="ce6" office:value-type="float" office:value="201965">
            <text:p>$ 201,965 </text:p>
          </table:table-cell>
          <table:table-cell table:style-name="ce6" office:value-type="float" office:value="82725">
            <text:p>$ 82,725 </text:p>
          </table:table-cell>
          <table:table-cell table:formula="of:=SUM([.I401:.J401])" office:value-type="float" office:value="284690">
            <text:p>$ 284,690 </text:p>
          </table:table-cell>
          <table:table-cell table:formula="of:=[.K401]/[.H401]" office:value-type="float" office:value="1342.87735849057">
            <text:p>$ 1,343 </text:p>
          </table:table-cell>
          <table:table-cell office:value-type="string">
            <text:p><text:s/></text:p>
          </table:table-cell>
          <table:table-cell office:value-type="float" office:value="266">
            <text:p>266</text:p>
          </table:table-cell>
          <table:table-cell table:formula="of:=SUM([.M401:.N401])" office:value-type="float" office:value="266">
            <text:p>266</text:p>
          </table:table-cell>
          <table:table-cell table:style-name="ce9" office:value-type="float" office:value="246530">
            <text:p>246,530 </text:p>
          </table:table-cell>
          <table:table-cell table:formula="of:=[.P401]/[.O401]" office:value-type="float" office:value="926.804511278196">
            <text:p>927</text:p>
          </table:table-cell>
          <table:table-cell/>
          <table:table-cell table:formula="of:=[.Q401]/43.67" office:value-type="float" office:value="21.2229107231096">
            <text:p>21</text:p>
          </table:table-cell>
          <table:table-cell table:formula="of:=[.Q401]/81.88" office:value-type="float" office:value="11.3190585158549">
            <text:p>11</text:p>
          </table:table-cell>
          <table:table-cell table:style-name="ce10" table:formula="of:=[.S401]*4" office:value-type="currency" office:currency="USD" office:value="84.8916428924383">
            <text:p>$85</text:p>
          </table:table-cell>
          <table:table-cell table:style-name="ce10" table:formula="of:=[.T401]*4" office:value-type="currency" office:currency="USD" office:value="45.2762340634194">
            <text:p>$45</text:p>
          </table:table-cell>
          <table:table-cell table:formula="of:=[.S401]*4" office:value-type="currency" office:currency="USD" office:value="84.8916428924383">
            <text:p>$85</text:p>
          </table:table-cell>
          <table:table-cell table:formula="of:=[.T401]*4" office:value-type="currency" office:currency="USD" office:value="45.2762340634194">
            <text:p>$45</text:p>
          </table:table-cell>
          <table:table-cell table:formula="of:=[.S401]/2" office:value-type="float" office:value="10.6114553615548">
            <text:p>11</text:p>
          </table:table-cell>
          <table:table-cell table:formula="of:=[.T401]/2" office:value-type="float" office:value="5.65952925792743">
            <text:p>6</text:p>
          </table:table-cell>
          <table:table-cell table:formula="of:=[.P401]*0.183" office:value-type="float" office:value="45114.99">
            <text:p>$ 45,11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185">
            <text:p>185</text:p>
          </table:table-cell>
          <table:table-cell table:style-name="ce1" office:value-type="string">
            <text:p>BARNEGAT_TOWNSHIP</text:p>
          </table:table-cell>
          <table:table-cell/>
          <table:table-cell table:style-name="ce5" office:value-type="float" office:value="427">
            <text:p>427</text:p>
          </table:table-cell>
          <table:table-cell table:style-name="ce5" table:formula="of:=SUM([.F402:.G402])" office:value-type="float" office:value="427">
            <text:p>427</text:p>
          </table:table-cell>
          <table:table-cell table:style-name="ce6" office:value-type="float" office:value="340762">
            <text:p>$ 340,762 </text:p>
          </table:table-cell>
          <table:table-cell table:style-name="ce6" office:value-type="float" office:value="105571">
            <text:p>$ 105,571 </text:p>
          </table:table-cell>
          <table:table-cell table:formula="of:=SUM([.I402:.J402])" office:value-type="float" office:value="446333">
            <text:p>$ 446,333 </text:p>
          </table:table-cell>
          <table:table-cell table:formula="of:=[.K402]/[.H402]" office:value-type="float" office:value="1045.27634660422">
            <text:p>$ 1,045 </text:p>
          </table:table-cell>
          <table:table-cell/>
          <table:table-cell office:value-type="float" office:value="516">
            <text:p>516</text:p>
          </table:table-cell>
          <table:table-cell table:formula="of:=SUM([.M402:.N402])" office:value-type="float" office:value="516">
            <text:p>516</text:p>
          </table:table-cell>
          <table:table-cell table:style-name="ce9" office:value-type="float" office:value="402071">
            <text:p>402,071 </text:p>
          </table:table-cell>
          <table:table-cell table:formula="of:=[.P402]/[.O402]" office:value-type="float" office:value="779.207364341085">
            <text:p>779</text:p>
          </table:table-cell>
          <table:table-cell/>
          <table:table-cell table:formula="of:=[.Q402]/43.67" office:value-type="float" office:value="17.843081390911">
            <text:p>18</text:p>
          </table:table-cell>
          <table:table-cell table:formula="of:=[.Q402]/81.88" office:value-type="float" office:value="9.51645535345732">
            <text:p>10</text:p>
          </table:table-cell>
          <table:table-cell table:style-name="ce10" table:formula="of:=[.S402]*4" office:value-type="currency" office:currency="USD" office:value="71.3723255636442">
            <text:p>$71</text:p>
          </table:table-cell>
          <table:table-cell table:style-name="ce10" table:formula="of:=[.T402]*4" office:value-type="currency" office:currency="USD" office:value="38.0658214138293">
            <text:p>$38</text:p>
          </table:table-cell>
          <table:table-cell table:formula="of:=[.S402]*4" office:value-type="currency" office:currency="USD" office:value="71.3723255636442">
            <text:p>$71</text:p>
          </table:table-cell>
          <table:table-cell table:formula="of:=[.T402]*4" office:value-type="currency" office:currency="USD" office:value="38.0658214138293">
            <text:p>$38</text:p>
          </table:table-cell>
          <table:table-cell table:formula="of:=[.S402]/2" office:value-type="float" office:value="8.92154069545552">
            <text:p>9</text:p>
          </table:table-cell>
          <table:table-cell table:formula="of:=[.T402]/2" office:value-type="float" office:value="4.75822767672866">
            <text:p>5</text:p>
          </table:table-cell>
          <table:table-cell table:formula="of:=[.P402]*0.183" office:value-type="float" office:value="73578.993">
            <text:p>$ 73,57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20">
            <text:p>320</text:p>
          </table:table-cell>
          <table:table-cell table:style-name="ce1" office:value-type="string">
            <text:p>BERKELEY_TOWNSHIP</text:p>
          </table:table-cell>
          <table:table-cell table:style-name="ce5" office:value-type="float" office:value="172">
            <text:p>172</text:p>
          </table:table-cell>
          <table:table-cell table:style-name="ce5"/>
          <table:table-cell table:style-name="ce5" table:formula="of:=SUM([.F403:.G403])" office:value-type="float" office:value="172">
            <text:p>172</text:p>
          </table:table-cell>
          <table:table-cell table:style-name="ce6" office:value-type="float" office:value="199844">
            <text:p>$ 199,844 </text:p>
          </table:table-cell>
          <table:table-cell table:style-name="ce6" office:value-type="float" office:value="149736">
            <text:p>$ 149,736 </text:p>
          </table:table-cell>
          <table:table-cell table:formula="of:=SUM([.I403:.J403])" office:value-type="float" office:value="349580">
            <text:p>$ 349,580 </text:p>
          </table:table-cell>
          <table:table-cell table:formula="of:=[.K403]/[.H403]" office:value-type="float" office:value="2032.44186046512">
            <text:p>$ 2,032 </text:p>
          </table:table-cell>
          <table:table-cell office:value-type="float" office:value="205">
            <text:p>205</text:p>
          </table:table-cell>
          <table:table-cell/>
          <table:table-cell table:formula="of:=SUM([.M403:.N403])" office:value-type="float" office:value="205">
            <text:p>205</text:p>
          </table:table-cell>
          <table:table-cell table:style-name="ce9" office:value-type="float" office:value="255377">
            <text:p>255,377 </text:p>
          </table:table-cell>
          <table:table-cell table:formula="of:=[.P403]/[.O403]" office:value-type="float" office:value="1245.74146341463">
            <text:p>1246</text:p>
          </table:table-cell>
          <table:table-cell/>
          <table:table-cell table:formula="of:=[.Q403]/43.67" office:value-type="float" office:value="28.5262528833211">
            <text:p>29</text:p>
          </table:table-cell>
          <table:table-cell table:formula="of:=[.Q403]/81.88" office:value-type="float" office:value="15.2142337984201">
            <text:p>15</text:p>
          </table:table-cell>
          <table:table-cell table:style-name="ce10" table:formula="of:=[.S403]*4" office:value-type="currency" office:currency="USD" office:value="114.105011533285">
            <text:p>$114</text:p>
          </table:table-cell>
          <table:table-cell table:style-name="ce10" table:formula="of:=[.T403]*4" office:value-type="currency" office:currency="USD" office:value="60.8569351936802">
            <text:p>$61</text:p>
          </table:table-cell>
          <table:table-cell table:formula="of:=[.S403]*4" office:value-type="currency" office:currency="USD" office:value="114.105011533285">
            <text:p>$114</text:p>
          </table:table-cell>
          <table:table-cell table:formula="of:=[.T403]*4" office:value-type="currency" office:currency="USD" office:value="60.8569351936802">
            <text:p>$61</text:p>
          </table:table-cell>
          <table:table-cell table:formula="of:=[.S403]/2" office:value-type="float" office:value="14.2631264416606">
            <text:p>14</text:p>
          </table:table-cell>
          <table:table-cell table:formula="of:=[.T403]/2" office:value-type="float" office:value="7.60711689921003">
            <text:p>8</text:p>
          </table:table-cell>
          <table:table-cell table:formula="of:=[.P403]*0.183" office:value-type="float" office:value="46733.991">
            <text:p>$ 46,73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30">
            <text:p>530</text:p>
          </table:table-cell>
          <table:table-cell table:style-name="ce1" office:value-type="string">
            <text:p>BRICK_TOWNSHIP</text:p>
          </table:table-cell>
          <table:table-cell table:style-name="ce5" office:value-type="float" office:value="834">
            <text:p>834</text:p>
          </table:table-cell>
          <table:table-cell table:style-name="ce5"/>
          <table:table-cell table:style-name="ce5" table:formula="of:=SUM([.F404:.G404])" office:value-type="float" office:value="834">
            <text:p>834</text:p>
          </table:table-cell>
          <table:table-cell table:style-name="ce6" office:value-type="float" office:value="1005285">
            <text:p>$ 1,005,285 </text:p>
          </table:table-cell>
          <table:table-cell table:style-name="ce6" office:value-type="float" office:value="777480">
            <text:p>$ 777,480 </text:p>
          </table:table-cell>
          <table:table-cell table:formula="of:=SUM([.I404:.J404])" office:value-type="float" office:value="1782765">
            <text:p>$ 1,782,765 </text:p>
          </table:table-cell>
          <table:table-cell table:formula="of:=[.K404]/[.H404]" office:value-type="float" office:value="2137.60791366906">
            <text:p>$ 2,138 </text:p>
          </table:table-cell>
          <table:table-cell office:value-type="float" office:value="1002">
            <text:p>1002</text:p>
          </table:table-cell>
          <table:table-cell/>
          <table:table-cell table:formula="of:=SUM([.M404:.N404])" office:value-type="float" office:value="1002">
            <text:p>1002</text:p>
          </table:table-cell>
          <table:table-cell table:style-name="ce9" office:value-type="float" office:value="1325409">
            <text:p>1,325,409 </text:p>
          </table:table-cell>
          <table:table-cell table:formula="of:=[.P404]/[.O404]" office:value-type="float" office:value="1322.76347305389">
            <text:p>1323</text:p>
          </table:table-cell>
          <table:table-cell/>
          <table:table-cell table:formula="of:=[.Q404]/43.67" office:value-type="float" office:value="30.2899810637484">
            <text:p>30</text:p>
          </table:table-cell>
          <table:table-cell table:formula="of:=[.Q404]/81.88" office:value-type="float" office:value="16.1549031882498">
            <text:p>16</text:p>
          </table:table-cell>
          <table:table-cell table:style-name="ce10" table:formula="of:=[.S404]*4" office:value-type="currency" office:currency="USD" office:value="121.159924254994">
            <text:p>$121</text:p>
          </table:table-cell>
          <table:table-cell table:style-name="ce10" table:formula="of:=[.T404]*4" office:value-type="currency" office:currency="USD" office:value="64.6196127529992">
            <text:p>$65</text:p>
          </table:table-cell>
          <table:table-cell table:formula="of:=[.S404]*4" office:value-type="currency" office:currency="USD" office:value="121.159924254994">
            <text:p>$121</text:p>
          </table:table-cell>
          <table:table-cell table:formula="of:=[.T404]*4" office:value-type="currency" office:currency="USD" office:value="64.6196127529992">
            <text:p>$65</text:p>
          </table:table-cell>
          <table:table-cell table:formula="of:=[.S404]/2" office:value-type="float" office:value="15.1449905318742">
            <text:p>15</text:p>
          </table:table-cell>
          <table:table-cell table:formula="of:=[.T404]/2" office:value-type="float" office:value="8.07745159412489">
            <text:p>8</text:p>
          </table:table-cell>
          <table:table-cell table:formula="of:=[.P404]*0.183" office:value-type="float" office:value="242549.847">
            <text:p>$ 242,55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770">
            <text:p>770</text:p>
          </table:table-cell>
          <table:table-cell table:style-name="ce1" office:value-type="string">
            <text:p>CENTRAL_REGIONAL</text:p>
          </table:table-cell>
          <table:table-cell table:style-name="ce5" office:value-type="float" office:value="202">
            <text:p>202</text:p>
          </table:table-cell>
          <table:table-cell table:style-name="ce5"/>
          <table:table-cell table:style-name="ce5" table:formula="of:=SUM([.F405:.G405])" office:value-type="float" office:value="202">
            <text:p>202</text:p>
          </table:table-cell>
          <table:table-cell table:style-name="ce6" office:value-type="float" office:value="234871">
            <text:p>$ 234,871 </text:p>
          </table:table-cell>
          <table:table-cell table:style-name="ce6" office:value-type="float" office:value="168975">
            <text:p>$ 168,975 </text:p>
          </table:table-cell>
          <table:table-cell table:formula="of:=SUM([.I405:.J405])" office:value-type="float" office:value="403846">
            <text:p>$ 403,846 </text:p>
          </table:table-cell>
          <table:table-cell table:formula="of:=[.K405]/[.H405]" office:value-type="float" office:value="1999.23762376238">
            <text:p>$ 1,999 </text:p>
          </table:table-cell>
          <table:table-cell office:value-type="float" office:value="247">
            <text:p>247</text:p>
          </table:table-cell>
          <table:table-cell/>
          <table:table-cell table:formula="of:=SUM([.M405:.N405])" office:value-type="float" office:value="247">
            <text:p>247</text:p>
          </table:table-cell>
          <table:table-cell table:style-name="ce9" office:value-type="float" office:value="307736">
            <text:p>307,736 </text:p>
          </table:table-cell>
          <table:table-cell table:formula="of:=[.P405]/[.O405]" office:value-type="float" office:value="1245.89473684211">
            <text:p>1246</text:p>
          </table:table-cell>
          <table:table-cell/>
          <table:table-cell table:formula="of:=[.Q405]/43.67" office:value-type="float" office:value="28.5297626938884">
            <text:p>29</text:p>
          </table:table-cell>
          <table:table-cell table:formula="of:=[.Q405]/81.88" office:value-type="float" office:value="15.2161057259661">
            <text:p>15</text:p>
          </table:table-cell>
          <table:table-cell table:style-name="ce10" table:formula="of:=[.S405]*4" office:value-type="currency" office:currency="USD" office:value="114.119050775553">
            <text:p>$114</text:p>
          </table:table-cell>
          <table:table-cell table:style-name="ce10" table:formula="of:=[.T405]*4" office:value-type="currency" office:currency="USD" office:value="60.8644229038645">
            <text:p>$61</text:p>
          </table:table-cell>
          <table:table-cell table:formula="of:=[.S405]*4" office:value-type="currency" office:currency="USD" office:value="114.119050775553">
            <text:p>$114</text:p>
          </table:table-cell>
          <table:table-cell table:formula="of:=[.T405]*4" office:value-type="currency" office:currency="USD" office:value="60.8644229038645">
            <text:p>$61</text:p>
          </table:table-cell>
          <table:table-cell table:formula="of:=[.S405]/2" office:value-type="float" office:value="14.2648813469442">
            <text:p>14</text:p>
          </table:table-cell>
          <table:table-cell table:formula="of:=[.T405]/2" office:value-type="float" office:value="7.60805286298306">
            <text:p>8</text:p>
          </table:table-cell>
          <table:table-cell table:formula="of:=[.P405]*0.183" office:value-type="float" office:value="56315.688">
            <text:p>$ 56,31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1150">
            <text:p>1150</text:p>
          </table:table-cell>
          <table:table-cell table:style-name="ce1" office:value-type="string">
            <text:p>EAGLESWOOD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406:.G406])" office:value-type="float" office:value="15">
            <text:p>15</text:p>
          </table:table-cell>
          <table:table-cell table:style-name="ce6" office:value-type="float" office:value="14208">
            <text:p>$ 14,208 </text:p>
          </table:table-cell>
          <table:table-cell table:style-name="ce6" office:value-type="float" office:value="3708">
            <text:p>$ 3,708 </text:p>
          </table:table-cell>
          <table:table-cell table:formula="of:=SUM([.I406:.J406])" office:value-type="float" office:value="17916">
            <text:p>$ 17,916 </text:p>
          </table:table-cell>
          <table:table-cell table:formula="of:=[.K406]/[.H406]" office:value-type="float" office:value="1194.4">
            <text:p>$ 1,194 </text:p>
          </table:table-cell>
          <table:table-cell/>
          <table:table-cell office:value-type="float" office:value="22">
            <text:p>22</text:p>
          </table:table-cell>
          <table:table-cell table:formula="of:=SUM([.M406:.N406])" office:value-type="float" office:value="22">
            <text:p>22</text:p>
          </table:table-cell>
          <table:table-cell table:style-name="ce9" office:value-type="float" office:value="17242">
            <text:p>17,242 </text:p>
          </table:table-cell>
          <table:table-cell table:formula="of:=[.P406]/[.O406]" office:value-type="float" office:value="783.727272727273">
            <text:p>784</text:p>
          </table:table-cell>
          <table:table-cell/>
          <table:table-cell table:formula="of:=[.Q406]/43.67" office:value-type="float" office:value="17.9465828423923">
            <text:p>18</text:p>
          </table:table-cell>
          <table:table-cell table:formula="of:=[.Q406]/81.88" office:value-type="float" office:value="9.57165697028912">
            <text:p>10</text:p>
          </table:table-cell>
          <table:table-cell table:style-name="ce10" table:formula="of:=[.S406]*4" office:value-type="currency" office:currency="USD" office:value="71.7863313695693">
            <text:p>$72</text:p>
          </table:table-cell>
          <table:table-cell table:style-name="ce10" table:formula="of:=[.T406]*4" office:value-type="currency" office:currency="USD" office:value="38.2866278811565">
            <text:p>$38</text:p>
          </table:table-cell>
          <table:table-cell table:formula="of:=[.S406]*4" office:value-type="currency" office:currency="USD" office:value="71.7863313695693">
            <text:p>$72</text:p>
          </table:table-cell>
          <table:table-cell table:formula="of:=[.T406]*4" office:value-type="currency" office:currency="USD" office:value="38.2866278811565">
            <text:p>$38</text:p>
          </table:table-cell>
          <table:table-cell table:formula="of:=[.S406]/2" office:value-type="float" office:value="8.97329142119616">
            <text:p>9</text:p>
          </table:table-cell>
          <table:table-cell table:formula="of:=[.T406]/2" office:value-type="float" office:value="4.78582848514456">
            <text:p>5</text:p>
          </table:table-cell>
          <table:table-cell table:formula="of:=[.P406]*0.183" office:value-type="float" office:value="3155.286">
            <text:p>$ 3,15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360">
            <text:p>2360</text:p>
          </table:table-cell>
          <table:table-cell table:style-name="ce1" office:value-type="string">
            <text:p>JACKSON_TOWNSHIP</text:p>
          </table:table-cell>
          <table:table-cell table:style-name="ce5" office:value-type="float" office:value="469">
            <text:p>469</text:p>
          </table:table-cell>
          <table:table-cell table:style-name="ce5"/>
          <table:table-cell table:style-name="ce5" table:formula="of:=SUM([.F407:.G407])" office:value-type="float" office:value="469">
            <text:p>469</text:p>
          </table:table-cell>
          <table:table-cell table:style-name="ce6" office:value-type="float" office:value="326338">
            <text:p>$ 326,338 </text:p>
          </table:table-cell>
          <table:table-cell table:style-name="ce6" office:value-type="float" office:value="0">
            <text:p>$ 0 </text:p>
          </table:table-cell>
          <table:table-cell table:formula="of:=SUM([.I407:.J407])" office:value-type="float" office:value="326338">
            <text:p>$ 326,338 </text:p>
          </table:table-cell>
          <table:table-cell table:formula="of:=[.K407]/[.H407]" office:value-type="float" office:value="695.816631130064">
            <text:p>$ 696 </text:p>
          </table:table-cell>
          <table:table-cell office:value-type="float" office:value="513">
            <text:p>513</text:p>
          </table:table-cell>
          <table:table-cell/>
          <table:table-cell table:formula="of:=SUM([.M407:.N407])" office:value-type="float" office:value="513">
            <text:p>513</text:p>
          </table:table-cell>
          <table:table-cell table:style-name="ce9" office:value-type="float" office:value="640329">
            <text:p>640,329 </text:p>
          </table:table-cell>
          <table:table-cell table:formula="of:=[.P407]/[.O407]" office:value-type="float" office:value="1248.20467836257">
            <text:p>1248</text:p>
          </table:table-cell>
          <table:table-cell/>
          <table:table-cell table:formula="of:=[.Q407]/43.67" office:value-type="float" office:value="28.5826580802055">
            <text:p>29</text:p>
          </table:table-cell>
          <table:table-cell table:formula="of:=[.Q407]/81.88" office:value-type="float" office:value="15.2443170293426">
            <text:p>15</text:p>
          </table:table-cell>
          <table:table-cell table:style-name="ce10" table:formula="of:=[.S407]*4" office:value-type="currency" office:currency="USD" office:value="114.330632320822">
            <text:p>$114</text:p>
          </table:table-cell>
          <table:table-cell table:style-name="ce10" table:formula="of:=[.T407]*4" office:value-type="currency" office:currency="USD" office:value="60.9772681173705">
            <text:p>$61</text:p>
          </table:table-cell>
          <table:table-cell table:formula="of:=[.S407]*4" office:value-type="currency" office:currency="USD" office:value="114.330632320822">
            <text:p>$114</text:p>
          </table:table-cell>
          <table:table-cell table:formula="of:=[.T407]*4" office:value-type="currency" office:currency="USD" office:value="60.9772681173705">
            <text:p>$61</text:p>
          </table:table-cell>
          <table:table-cell table:formula="of:=[.S407]/2" office:value-type="float" office:value="14.2913290401027">
            <text:p>14</text:p>
          </table:table-cell>
          <table:table-cell table:formula="of:=[.T407]/2" office:value-type="float" office:value="7.62215851467131">
            <text:p>8</text:p>
          </table:table-cell>
          <table:table-cell table:formula="of:=[.P407]*0.183" office:value-type="float" office:value="117180.207">
            <text:p>$ 117,18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480">
            <text:p>2480</text:p>
          </table:table-cell>
          <table:table-cell table:style-name="ce1" office:value-type="string">
            <text:p>LACEY_TOWNSHIP</text:p>
          </table:table-cell>
          <table:table-cell table:style-name="ce5" office:value-type="float" office:value="333">
            <text:p>333</text:p>
          </table:table-cell>
          <table:table-cell table:style-name="ce5"/>
          <table:table-cell table:style-name="ce5" table:formula="of:=SUM([.F408:.G408])" office:value-type="float" office:value="333">
            <text:p>333</text:p>
          </table:table-cell>
          <table:table-cell table:style-name="ce6" office:value-type="float" office:value="381195">
            <text:p>$ 381,195 </text:p>
          </table:table-cell>
          <table:table-cell table:style-name="ce6" office:value-type="float" office:value="278559">
            <text:p>$ 278,559 </text:p>
          </table:table-cell>
          <table:table-cell table:formula="of:=SUM([.I408:.J408])" office:value-type="float" office:value="659754">
            <text:p>$ 659,754 </text:p>
          </table:table-cell>
          <table:table-cell table:formula="of:=[.K408]/[.H408]" office:value-type="float" office:value="1981.24324324324">
            <text:p>$ 1,981 </text:p>
          </table:table-cell>
          <table:table-cell office:value-type="float" office:value="403">
            <text:p>403</text:p>
          </table:table-cell>
          <table:table-cell/>
          <table:table-cell table:formula="of:=SUM([.M408:.N408])" office:value-type="float" office:value="403">
            <text:p>403</text:p>
          </table:table-cell>
          <table:table-cell table:style-name="ce9" office:value-type="float" office:value="502080">
            <text:p>502,080 </text:p>
          </table:table-cell>
          <table:table-cell table:formula="of:=[.P408]/[.O408]" office:value-type="float" office:value="1245.85607940447">
            <text:p>1246</text:p>
          </table:table-cell>
          <table:table-cell/>
          <table:table-cell table:formula="of:=[.Q408]/43.67" office:value-type="float" office:value="28.5288774766308">
            <text:p>29</text:p>
          </table:table-cell>
          <table:table-cell table:formula="of:=[.Q408]/81.88" office:value-type="float" office:value="15.215633602888">
            <text:p>15</text:p>
          </table:table-cell>
          <table:table-cell table:style-name="ce10" table:formula="of:=[.S408]*4" office:value-type="currency" office:currency="USD" office:value="114.115509906523">
            <text:p>$114</text:p>
          </table:table-cell>
          <table:table-cell table:style-name="ce10" table:formula="of:=[.T408]*4" office:value-type="currency" office:currency="USD" office:value="60.8625344115519">
            <text:p>$61</text:p>
          </table:table-cell>
          <table:table-cell table:formula="of:=[.S408]*4" office:value-type="currency" office:currency="USD" office:value="114.115509906523">
            <text:p>$114</text:p>
          </table:table-cell>
          <table:table-cell table:formula="of:=[.T408]*4" office:value-type="currency" office:currency="USD" office:value="60.8625344115519">
            <text:p>$61</text:p>
          </table:table-cell>
          <table:table-cell table:formula="of:=[.S408]/2" office:value-type="float" office:value="14.2644387383154">
            <text:p>14</text:p>
          </table:table-cell>
          <table:table-cell table:formula="of:=[.T408]/2" office:value-type="float" office:value="7.60781680144398">
            <text:p>8</text:p>
          </table:table-cell>
          <table:table-cell table:formula="of:=[.P408]*0.183" office:value-type="float" office:value="91880.64">
            <text:p>$ 91,8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500">
            <text:p>2500</text:p>
          </table:table-cell>
          <table:table-cell table:style-name="ce1" office:value-type="string">
            <text:p>LAKEHURST_BORO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table:formula="of:=SUM([.F409:.G409])" office:value-type="float" office:value="115">
            <text:p>115</text:p>
          </table:table-cell>
          <table:table-cell table:style-name="ce6" office:value-type="float" office:value="118714">
            <text:p>$ 118,714 </text:p>
          </table:table-cell>
          <table:table-cell table:style-name="ce6" office:value-type="float" office:value="40329">
            <text:p>$ 40,329 </text:p>
          </table:table-cell>
          <table:table-cell table:formula="of:=SUM([.I409:.J409])" office:value-type="float" office:value="159043">
            <text:p>$ 159,043 </text:p>
          </table:table-cell>
          <table:table-cell table:formula="of:=[.K409]/[.H409]" office:value-type="float" office:value="1382.98260869565">
            <text:p>$ 1,383 </text:p>
          </table:table-cell>
          <table:table-cell/>
          <table:table-cell office:value-type="float" office:value="117">
            <text:p>117</text:p>
          </table:table-cell>
          <table:table-cell table:formula="of:=SUM([.M409:.N409])" office:value-type="float" office:value="117">
            <text:p>117</text:p>
          </table:table-cell>
          <table:table-cell table:style-name="ce9" office:value-type="float" office:value="103927">
            <text:p>103,927 </text:p>
          </table:table-cell>
          <table:table-cell table:formula="of:=[.P409]/[.O409]" office:value-type="float" office:value="888.264957264957">
            <text:p>888</text:p>
          </table:table-cell>
          <table:table-cell/>
          <table:table-cell table:formula="of:=[.Q409]/43.67" office:value-type="float" office:value="20.3403928844735">
            <text:p>20</text:p>
          </table:table-cell>
          <table:table-cell table:formula="of:=[.Q409]/81.88" office:value-type="float" office:value="10.8483751497919">
            <text:p>11</text:p>
          </table:table-cell>
          <table:table-cell table:style-name="ce10" table:formula="of:=[.S409]*4" office:value-type="currency" office:currency="USD" office:value="81.3615715378939">
            <text:p>$81</text:p>
          </table:table-cell>
          <table:table-cell table:style-name="ce10" table:formula="of:=[.T409]*4" office:value-type="currency" office:currency="USD" office:value="43.3935005991674">
            <text:p>$43</text:p>
          </table:table-cell>
          <table:table-cell table:formula="of:=[.S409]*4" office:value-type="currency" office:currency="USD" office:value="81.3615715378939">
            <text:p>$81</text:p>
          </table:table-cell>
          <table:table-cell table:formula="of:=[.T409]*4" office:value-type="currency" office:currency="USD" office:value="43.3935005991674">
            <text:p>$43</text:p>
          </table:table-cell>
          <table:table-cell table:formula="of:=[.S409]/2" office:value-type="float" office:value="10.1701964422367">
            <text:p>10</text:p>
          </table:table-cell>
          <table:table-cell table:formula="of:=[.T409]/2" office:value-type="float" office:value="5.42418757489593">
            <text:p>5</text:p>
          </table:table-cell>
          <table:table-cell table:formula="of:=[.P409]*0.183" office:value-type="float" office:value="19018.641">
            <text:p>$ 19,01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520">
            <text:p>2520</text:p>
          </table:table-cell>
          <table:table-cell table:style-name="ce1" office:value-type="string">
            <text:p>LAKEWOOD_TOWNSHIP</text:p>
          </table:table-cell>
          <table:table-cell table:style-name="ce5" office:value-type="float" office:value="4094">
            <text:p>4,094</text:p>
          </table:table-cell>
          <table:table-cell table:style-name="ce5"/>
          <table:table-cell table:style-name="ce5" table:formula="of:=SUM([.F410:.G410])" office:value-type="float" office:value="4094">
            <text:p>4,094</text:p>
          </table:table-cell>
          <table:table-cell table:style-name="ce6" office:value-type="float" office:value="6852047">
            <text:p>$ 6,852,047 </text:p>
          </table:table-cell>
          <table:table-cell table:style-name="ce6" office:value-type="float" office:value="5934358">
            <text:p>$ 5,934,358 </text:p>
          </table:table-cell>
          <table:table-cell table:formula="of:=SUM([.I410:.J410])" office:value-type="float" office:value="12786405">
            <text:p>$ 12,786,405 </text:p>
          </table:table-cell>
          <table:table-cell table:formula="of:=[.K410]/[.H410]" office:value-type="float" office:value="3123.2059110894">
            <text:p>$ 3,123 </text:p>
          </table:table-cell>
          <table:table-cell office:value-type="float" office:value="4560">
            <text:p>4560</text:p>
          </table:table-cell>
          <table:table-cell/>
          <table:table-cell table:formula="of:=SUM([.M410:.N410])" office:value-type="float" office:value="4560">
            <text:p>4560</text:p>
          </table:table-cell>
          <table:table-cell table:style-name="ce9" office:value-type="float" office:value="861120">
            <text:p>861,120 </text:p>
          </table:table-cell>
          <table:table-cell table:formula="of:=[.P410]/[.O410]" office:value-type="float" office:value="188.842105263158">
            <text:p>189</text:p>
          </table:table-cell>
          <table:table-cell/>
          <table:table-cell table:formula="of:=[.Q410]/43.67" office:value-type="float" office:value="4.32429826570089">
            <text:p>4</text:p>
          </table:table-cell>
          <table:table-cell table:formula="of:=[.Q410]/81.88" office:value-type="float" office:value="2.3063276167948">
            <text:p>2</text:p>
          </table:table-cell>
          <table:table-cell table:style-name="ce10" table:formula="of:=[.S410]*4" office:value-type="currency" office:currency="USD" office:value="17.2971930628036">
            <text:p>$17</text:p>
          </table:table-cell>
          <table:table-cell table:style-name="ce10" table:formula="of:=[.T410]*4" office:value-type="currency" office:currency="USD" office:value="9.22531046717918">
            <text:p>$9</text:p>
          </table:table-cell>
          <table:table-cell table:formula="of:=[.S410]*4" office:value-type="currency" office:currency="USD" office:value="17.2971930628036">
            <text:p>$17</text:p>
          </table:table-cell>
          <table:table-cell table:formula="of:=[.T410]*4" office:value-type="currency" office:currency="USD" office:value="9.22531046717918">
            <text:p>$9</text:p>
          </table:table-cell>
          <table:table-cell table:formula="of:=[.S410]/2" office:value-type="float" office:value="2.16214913285045">
            <text:p>2</text:p>
          </table:table-cell>
          <table:table-cell table:formula="of:=[.T410]/2" office:value-type="float" office:value="1.1531638083974">
            <text:p>1</text:p>
          </table:table-cell>
          <table:table-cell table:formula="of:=[.P410]*0.183" office:value-type="float" office:value="157584.96">
            <text:p>$ 157,58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550">
            <text:p>2550</text:p>
          </table:table-cell>
          <table:table-cell table:style-name="ce1" office:value-type="string">
            <text:p>LAVALLETTE_BORO</text:p>
          </table:table-cell>
          <table:table-cell/>
          <table:table-cell table:style-name="ce5" office:value-type="float" office:value="28">
            <text:p>28</text:p>
          </table:table-cell>
          <table:table-cell table:style-name="ce5" table:formula="of:=SUM([.F411:.G411])" office:value-type="float" office:value="28">
            <text:p>28</text:p>
          </table:table-cell>
          <table:table-cell table:style-name="ce6" office:value-type="float" office:value="24220">
            <text:p>$ 24,220 </text:p>
          </table:table-cell>
          <table:table-cell table:style-name="ce6" office:value-type="float" office:value="7757">
            <text:p>$ 7,757 </text:p>
          </table:table-cell>
          <table:table-cell table:formula="of:=SUM([.I411:.J411])" office:value-type="float" office:value="31977">
            <text:p>$ 31,977 </text:p>
          </table:table-cell>
          <table:table-cell table:formula="of:=[.K411]/[.H411]" office:value-type="float" office:value="1142.03571428571">
            <text:p>$ 1,142 </text:p>
          </table:table-cell>
          <table:table-cell/>
          <table:table-cell office:value-type="float" office:value="23">
            <text:p>23</text:p>
          </table:table-cell>
          <table:table-cell table:formula="of:=SUM([.M411:.N411])" office:value-type="float" office:value="23">
            <text:p>23</text:p>
          </table:table-cell>
          <table:table-cell table:style-name="ce9" office:value-type="float" office:value="20402">
            <text:p>20,402 </text:p>
          </table:table-cell>
          <table:table-cell table:formula="of:=[.P411]/[.O411]" office:value-type="float" office:value="887.04347826087">
            <text:p>887</text:p>
          </table:table-cell>
          <table:table-cell/>
          <table:table-cell table:formula="of:=[.Q411]/43.67" office:value-type="float" office:value="20.3124222180185">
            <text:p>20</text:p>
          </table:table-cell>
          <table:table-cell table:formula="of:=[.Q411]/81.88" office:value-type="float" office:value="10.8334572332788">
            <text:p>11</text:p>
          </table:table-cell>
          <table:table-cell table:style-name="ce10" table:formula="of:=[.S411]*4" office:value-type="currency" office:currency="USD" office:value="81.2496888720742">
            <text:p>$81</text:p>
          </table:table-cell>
          <table:table-cell table:style-name="ce10" table:formula="of:=[.T411]*4" office:value-type="currency" office:currency="USD" office:value="43.3338289331153">
            <text:p>$43</text:p>
          </table:table-cell>
          <table:table-cell table:formula="of:=[.S411]*4" office:value-type="currency" office:currency="USD" office:value="81.2496888720742">
            <text:p>$81</text:p>
          </table:table-cell>
          <table:table-cell table:formula="of:=[.T411]*4" office:value-type="currency" office:currency="USD" office:value="43.3338289331153">
            <text:p>$43</text:p>
          </table:table-cell>
          <table:table-cell table:formula="of:=[.S411]/2" office:value-type="float" office:value="10.1562111090093">
            <text:p>10</text:p>
          </table:table-cell>
          <table:table-cell table:formula="of:=[.T411]/2" office:value-type="float" office:value="5.41672861663941">
            <text:p>5</text:p>
          </table:table-cell>
          <table:table-cell table:formula="of:=[.P411]*0.183" office:value-type="float" office:value="3733.566">
            <text:p>$ 3,73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690">
            <text:p>2690</text:p>
          </table:table-cell>
          <table:table-cell table:style-name="ce1" office:value-type="string">
            <text:p>LITTLE_EGG_HARBOR_TOWNSHIP</text:p>
          </table:table-cell>
          <table:table-cell/>
          <table:table-cell table:style-name="ce5" office:value-type="float" office:value="380">
            <text:p>380</text:p>
          </table:table-cell>
          <table:table-cell table:style-name="ce5" table:formula="of:=SUM([.F412:.G412])" office:value-type="float" office:value="380">
            <text:p>380</text:p>
          </table:table-cell>
          <table:table-cell table:style-name="ce6" office:value-type="float" office:value="345659">
            <text:p>$ 345,659 </text:p>
          </table:table-cell>
          <table:table-cell table:style-name="ce6" office:value-type="float" office:value="128375">
            <text:p>$ 128,375 </text:p>
          </table:table-cell>
          <table:table-cell table:formula="of:=SUM([.I412:.J412])" office:value-type="float" office:value="474034">
            <text:p>$ 474,034 </text:p>
          </table:table-cell>
          <table:table-cell table:formula="of:=[.K412]/[.H412]" office:value-type="float" office:value="1247.45789473684">
            <text:p>$ 1,247 </text:p>
          </table:table-cell>
          <table:table-cell/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 table:style-name="ce9" office:value-type="float" office:value="330585">
            <text:p>330,585 </text:p>
          </table:table-cell>
          <table:table-cell table:formula="of:=[.P412]/[.O412]" office:value-type="float" office:value="836.924050632911">
            <text:p>837</text:p>
          </table:table-cell>
          <table:table-cell/>
          <table:table-cell table:formula="of:=[.Q412]/43.67" office:value-type="float" office:value="19.1647366758166">
            <text:p>19</text:p>
          </table:table-cell>
          <table:table-cell table:formula="of:=[.Q412]/81.88" office:value-type="float" office:value="10.2213489329862">
            <text:p>10</text:p>
          </table:table-cell>
          <table:table-cell table:style-name="ce10" table:formula="of:=[.S412]*4" office:value-type="currency" office:currency="USD" office:value="76.6589467032664">
            <text:p>$77</text:p>
          </table:table-cell>
          <table:table-cell table:style-name="ce10" table:formula="of:=[.T412]*4" office:value-type="currency" office:currency="USD" office:value="40.8853957319449">
            <text:p>$41</text:p>
          </table:table-cell>
          <table:table-cell table:formula="of:=[.S412]*4" office:value-type="currency" office:currency="USD" office:value="76.6589467032664">
            <text:p>$77</text:p>
          </table:table-cell>
          <table:table-cell table:formula="of:=[.T412]*4" office:value-type="currency" office:currency="USD" office:value="40.8853957319449">
            <text:p>$41</text:p>
          </table:table-cell>
          <table:table-cell table:formula="of:=[.S412]/2" office:value-type="float" office:value="9.5823683379083">
            <text:p>10</text:p>
          </table:table-cell>
          <table:table-cell table:formula="of:=[.T412]/2" office:value-type="float" office:value="5.11067446649311">
            <text:p>5</text:p>
          </table:table-cell>
          <table:table-cell table:formula="of:=[.P412]*0.183" office:value-type="float" office:value="60497.055">
            <text:p>$ 60,49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760">
            <text:p>2760</text:p>
          </table:table-cell>
          <table:table-cell table:style-name="ce1" office:value-type="string">
            <text:p>LONG_BEACH_ISLAND</text:p>
          </table:table-cell>
          <table:table-cell/>
          <table:table-cell table:style-name="ce5" office:value-type="float" office:value="40">
            <text:p>40</text:p>
          </table:table-cell>
          <table:table-cell table:style-name="ce5" table:formula="of:=SUM([.F413:.G413])" office:value-type="float" office:value="40">
            <text:p>40</text:p>
          </table:table-cell>
          <table:table-cell table:style-name="ce6" office:value-type="float" office:value="34481">
            <text:p>$ 34,481 </text:p>
          </table:table-cell>
          <table:table-cell table:style-name="ce6" office:value-type="float" office:value="10820">
            <text:p>$ 10,820 </text:p>
          </table:table-cell>
          <table:table-cell table:formula="of:=SUM([.I413:.J413])" office:value-type="float" office:value="45301">
            <text:p>$ 45,301 </text:p>
          </table:table-cell>
          <table:table-cell table:formula="of:=[.K413]/[.H413]" office:value-type="float" office:value="1132.525">
            <text:p>$ 1,133 </text:p>
          </table:table-cell>
          <table:table-cell/>
          <table:table-cell office:value-type="float" office:value="36">
            <text:p>36</text:p>
          </table:table-cell>
          <table:table-cell table:formula="of:=SUM([.M413:.N413])" office:value-type="float" office:value="36">
            <text:p>36</text:p>
          </table:table-cell>
          <table:table-cell table:style-name="ce9" office:value-type="float" office:value="29069">
            <text:p>29,069 </text:p>
          </table:table-cell>
          <table:table-cell table:formula="of:=[.P413]/[.O413]" office:value-type="float" office:value="807.472222222222">
            <text:p>807</text:p>
          </table:table-cell>
          <table:table-cell/>
          <table:table-cell table:formula="of:=[.Q413]/43.67" office:value-type="float" office:value="18.4903188051803">
            <text:p>18</text:p>
          </table:table-cell>
          <table:table-cell table:formula="of:=[.Q413]/81.88" office:value-type="float" office:value="9.86165391087228">
            <text:p>10</text:p>
          </table:table-cell>
          <table:table-cell table:style-name="ce10" table:formula="of:=[.S413]*4" office:value-type="currency" office:currency="USD" office:value="73.9612752207211">
            <text:p>$74</text:p>
          </table:table-cell>
          <table:table-cell table:style-name="ce10" table:formula="of:=[.T413]*4" office:value-type="currency" office:currency="USD" office:value="39.4466156434891">
            <text:p>$39</text:p>
          </table:table-cell>
          <table:table-cell table:formula="of:=[.S413]*4" office:value-type="currency" office:currency="USD" office:value="73.9612752207211">
            <text:p>$74</text:p>
          </table:table-cell>
          <table:table-cell table:formula="of:=[.T413]*4" office:value-type="currency" office:currency="USD" office:value="39.4466156434891">
            <text:p>$39</text:p>
          </table:table-cell>
          <table:table-cell table:formula="of:=[.S413]/2" office:value-type="float" office:value="9.24515940259013">
            <text:p>9</text:p>
          </table:table-cell>
          <table:table-cell table:formula="of:=[.T413]/2" office:value-type="float" office:value="4.93082695543614">
            <text:p>5</text:p>
          </table:table-cell>
          <table:table-cell table:formula="of:=[.P413]*0.183" office:value-type="float" office:value="5319.627">
            <text:p>$ 5,32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940">
            <text:p>2940</text:p>
          </table:table-cell>
          <table:table-cell table:style-name="ce1" office:value-type="string">
            <text:p>MANCHESTER_TOWNSHIP</text:p>
          </table:table-cell>
          <table:table-cell table:style-name="ce5" office:value-type="float" office:value="259">
            <text:p>259</text:p>
          </table:table-cell>
          <table:table-cell table:style-name="ce5"/>
          <table:table-cell table:style-name="ce5" table:formula="of:=SUM([.F414:.G414])" office:value-type="float" office:value="259">
            <text:p>259</text:p>
          </table:table-cell>
          <table:table-cell table:style-name="ce6" office:value-type="float" office:value="296497">
            <text:p>$ 296,497 </text:p>
          </table:table-cell>
          <table:table-cell table:style-name="ce6" office:value-type="float" office:value="214984">
            <text:p>$ 214,984 </text:p>
          </table:table-cell>
          <table:table-cell table:formula="of:=SUM([.I414:.J414])" office:value-type="float" office:value="511481">
            <text:p>$ 511,481 </text:p>
          </table:table-cell>
          <table:table-cell table:formula="of:=[.K414]/[.H414]" office:value-type="float" office:value="1974.83011583012">
            <text:p>$ 1,975 </text:p>
          </table:table-cell>
          <table:table-cell office:value-type="float" office:value="302">
            <text:p>302</text:p>
          </table:table-cell>
          <table:table-cell/>
          <table:table-cell table:formula="of:=SUM([.M414:.N414])" office:value-type="float" office:value="302">
            <text:p>302</text:p>
          </table:table-cell>
          <table:table-cell table:style-name="ce9" office:value-type="float" office:value="376177">
            <text:p>376,177 </text:p>
          </table:table-cell>
          <table:table-cell table:formula="of:=[.P414]/[.O414]" office:value-type="float" office:value="1245.61920529801">
            <text:p>1246</text:p>
          </table:table-cell>
          <table:table-cell/>
          <table:table-cell table:formula="of:=[.Q414]/43.67" office:value-type="float" office:value="28.5234532928329">
            <text:p>29</text:p>
          </table:table-cell>
          <table:table-cell table:formula="of:=[.Q414]/81.88" office:value-type="float" office:value="15.2127406606987">
            <text:p>15</text:p>
          </table:table-cell>
          <table:table-cell table:style-name="ce10" table:formula="of:=[.S414]*4" office:value-type="currency" office:currency="USD" office:value="114.093813171332">
            <text:p>$114</text:p>
          </table:table-cell>
          <table:table-cell table:style-name="ce10" table:formula="of:=[.T414]*4" office:value-type="currency" office:currency="USD" office:value="60.850962642795">
            <text:p>$61</text:p>
          </table:table-cell>
          <table:table-cell table:formula="of:=[.S414]*4" office:value-type="currency" office:currency="USD" office:value="114.093813171332">
            <text:p>$114</text:p>
          </table:table-cell>
          <table:table-cell table:formula="of:=[.T414]*4" office:value-type="currency" office:currency="USD" office:value="60.850962642795">
            <text:p>$61</text:p>
          </table:table-cell>
          <table:table-cell table:formula="of:=[.S414]/2" office:value-type="float" office:value="14.2617266464165">
            <text:p>14</text:p>
          </table:table-cell>
          <table:table-cell table:formula="of:=[.T414]/2" office:value-type="float" office:value="7.60637033034937">
            <text:p>8</text:p>
          </table:table-cell>
          <table:table-cell table:formula="of:=[.P414]*0.183" office:value-type="float" office:value="68840.391">
            <text:p>$ 68,8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790">
            <text:p>3790</text:p>
          </table:table-cell>
          <table:table-cell table:style-name="ce1" office:value-type="string">
            <text:p>OCEAN_COUNTY_VOCATIONAL</text:p>
          </table:table-cell>
          <table:table-cell/>
          <table:table-cell table:style-name="ce5" office:value-type="float" office:value="127">
            <text:p>127</text:p>
          </table:table-cell>
          <table:table-cell table:style-name="ce5" table:formula="of:=SUM([.F415:.G415])" office:value-type="float" office:value="127">
            <text:p>127</text:p>
          </table:table-cell>
          <table:table-cell table:style-name="ce6" office:value-type="float" office:value="106009">
            <text:p>$ 106,009 </text:p>
          </table:table-cell>
          <table:table-cell table:style-name="ce6" office:value-type="float" office:value="31276">
            <text:p>$ 31,276 </text:p>
          </table:table-cell>
          <table:table-cell table:formula="of:=SUM([.I415:.J415])" office:value-type="float" office:value="137285">
            <text:p>$ 137,285 </text:p>
          </table:table-cell>
          <table:table-cell table:formula="of:=[.K415]/[.H415]" office:value-type="float" office:value="1080.9842519685">
            <text:p>$ 1,081 </text:p>
          </table:table-cell>
          <table:table-cell/>
          <table:table-cell office:value-type="float" office:value="196">
            <text:p>196</text:p>
          </table:table-cell>
          <table:table-cell table:formula="of:=SUM([.M415:.N415])" office:value-type="float" office:value="196">
            <text:p>196</text:p>
          </table:table-cell>
          <table:table-cell table:style-name="ce9" office:value-type="float" office:value="152676">
            <text:p>152,676 </text:p>
          </table:table-cell>
          <table:table-cell table:formula="of:=[.P415]/[.O415]" office:value-type="float" office:value="778.959183673469">
            <text:p>779</text:p>
          </table:table-cell>
          <table:table-cell/>
          <table:table-cell table:formula="of:=[.Q415]/43.67" office:value-type="float" office:value="17.8373982979956">
            <text:p>18</text:p>
          </table:table-cell>
          <table:table-cell table:formula="of:=[.Q415]/81.88" office:value-type="float" office:value="9.51342432429738">
            <text:p>10</text:p>
          </table:table-cell>
          <table:table-cell table:style-name="ce10" table:formula="of:=[.S415]*4" office:value-type="currency" office:currency="USD" office:value="71.3495931919825">
            <text:p>$71</text:p>
          </table:table-cell>
          <table:table-cell table:style-name="ce10" table:formula="of:=[.T415]*4" office:value-type="currency" office:currency="USD" office:value="38.0536972971895">
            <text:p>$38</text:p>
          </table:table-cell>
          <table:table-cell table:formula="of:=[.S415]*4" office:value-type="currency" office:currency="USD" office:value="71.3495931919825">
            <text:p>$71</text:p>
          </table:table-cell>
          <table:table-cell table:formula="of:=[.T415]*4" office:value-type="currency" office:currency="USD" office:value="38.0536972971895">
            <text:p>$38</text:p>
          </table:table-cell>
          <table:table-cell table:formula="of:=[.S415]/2" office:value-type="float" office:value="8.91869914899782">
            <text:p>9</text:p>
          </table:table-cell>
          <table:table-cell table:formula="of:=[.T415]/2" office:value-type="float" office:value="4.75671216214869">
            <text:p>5</text:p>
          </table:table-cell>
          <table:table-cell table:formula="of:=[.P415]*0.183" office:value-type="float" office:value="27939.708">
            <text:p>$ 27,9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800">
            <text:p>3800</text:p>
          </table:table-cell>
          <table:table-cell table:style-name="ce1" office:value-type="string">
            <text:p>OCEAN_GATE_BORO</text:p>
          </table:table-cell>
          <table:table-cell/>
          <table:table-cell table:style-name="ce5" office:value-type="float" office:value="50">
            <text:p>50</text:p>
          </table:table-cell>
          <table:table-cell table:style-name="ce5" table:formula="of:=SUM([.F416:.G416])" office:value-type="float" office:value="50">
            <text:p>50</text:p>
          </table:table-cell>
          <table:table-cell table:style-name="ce6" office:value-type="float" office:value="48545">
            <text:p>$ 48,545 </text:p>
          </table:table-cell>
          <table:table-cell table:style-name="ce6" office:value-type="float" office:value="22840">
            <text:p>$ 22,840 </text:p>
          </table:table-cell>
          <table:table-cell table:formula="of:=SUM([.I416:.J416])" office:value-type="float" office:value="71385">
            <text:p>$ 71,385 </text:p>
          </table:table-cell>
          <table:table-cell table:formula="of:=[.K416]/[.H416]" office:value-type="float" office:value="1427.7">
            <text:p>$ 1,428 </text:p>
          </table:table-cell>
          <table:table-cell/>
          <table:table-cell office:value-type="float" office:value="66">
            <text:p>66</text:p>
          </table:table-cell>
          <table:table-cell table:formula="of:=SUM([.M416:.N416])" office:value-type="float" office:value="66">
            <text:p>66</text:p>
          </table:table-cell>
          <table:table-cell table:style-name="ce9" office:value-type="float" office:value="65797">
            <text:p>65,797 </text:p>
          </table:table-cell>
          <table:table-cell table:formula="of:=[.P416]/[.O416]" office:value-type="float" office:value="996.924242424242">
            <text:p>997</text:p>
          </table:table-cell>
          <table:table-cell/>
          <table:table-cell table:formula="of:=[.Q416]/43.67" office:value-type="float" office:value="22.8285835224237">
            <text:p>23</text:p>
          </table:table-cell>
          <table:table-cell table:formula="of:=[.Q416]/81.88" office:value-type="float" office:value="12.1754304155379">
            <text:p>12</text:p>
          </table:table-cell>
          <table:table-cell table:style-name="ce10" table:formula="of:=[.S416]*4" office:value-type="currency" office:currency="USD" office:value="91.3143340896947">
            <text:p>$91</text:p>
          </table:table-cell>
          <table:table-cell table:style-name="ce10" table:formula="of:=[.T416]*4" office:value-type="currency" office:currency="USD" office:value="48.7017216621516">
            <text:p>$49</text:p>
          </table:table-cell>
          <table:table-cell table:formula="of:=[.S416]*4" office:value-type="currency" office:currency="USD" office:value="91.3143340896947">
            <text:p>$91</text:p>
          </table:table-cell>
          <table:table-cell table:formula="of:=[.T416]*4" office:value-type="currency" office:currency="USD" office:value="48.7017216621516">
            <text:p>$49</text:p>
          </table:table-cell>
          <table:table-cell table:formula="of:=[.S416]/2" office:value-type="float" office:value="11.4142917612118">
            <text:p>11</text:p>
          </table:table-cell>
          <table:table-cell table:formula="of:=[.T416]/2" office:value-type="float" office:value="6.08771520776895">
            <text:p>6</text:p>
          </table:table-cell>
          <table:table-cell table:formula="of:=[.P416]*0.183" office:value-type="float" office:value="12040.851">
            <text:p>$ 12,04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820">
            <text:p>3820</text:p>
          </table:table-cell>
          <table:table-cell table:style-name="ce1" office:value-type="string">
            <text:p>OCEAN_TOWNSHIP</text:p>
          </table:table-cell>
          <table:table-cell/>
          <table:table-cell table:style-name="ce5" office:value-type="float" office:value="102">
            <text:p>102</text:p>
          </table:table-cell>
          <table:table-cell table:style-name="ce5" table:formula="of:=SUM([.F417:.G417])" office:value-type="float" office:value="102">
            <text:p>102</text:p>
          </table:table-cell>
          <table:table-cell table:style-name="ce6" office:value-type="float" office:value="88673">
            <text:p>$ 88,673 </text:p>
          </table:table-cell>
          <table:table-cell table:style-name="ce6" office:value-type="float" office:value="29148">
            <text:p>$ 29,148 </text:p>
          </table:table-cell>
          <table:table-cell table:formula="of:=SUM([.I417:.J417])" office:value-type="float" office:value="117821">
            <text:p>$ 117,821 </text:p>
          </table:table-cell>
          <table:table-cell table:formula="of:=[.K417]/[.H417]" office:value-type="float" office:value="1155.10784313725">
            <text:p>$ 1,155 </text:p>
          </table:table-cell>
          <table:table-cell/>
          <table:table-cell office:value-type="float" office:value="103">
            <text:p>103</text:p>
          </table:table-cell>
          <table:table-cell table:formula="of:=SUM([.M417:.N417])" office:value-type="float" office:value="103">
            <text:p>103</text:p>
          </table:table-cell>
          <table:table-cell table:style-name="ce9" office:value-type="float" office:value="81590">
            <text:p>81,590 </text:p>
          </table:table-cell>
          <table:table-cell table:formula="of:=[.P417]/[.O417]" office:value-type="float" office:value="792.135922330097">
            <text:p>792</text:p>
          </table:table-cell>
          <table:table-cell/>
          <table:table-cell table:formula="of:=[.Q417]/43.67" office:value-type="float" office:value="18.1391326386558">
            <text:p>18</text:p>
          </table:table-cell>
          <table:table-cell table:formula="of:=[.Q417]/81.88" office:value-type="float" office:value="9.6743517627027">
            <text:p>10</text:p>
          </table:table-cell>
          <table:table-cell table:style-name="ce10" table:formula="of:=[.S417]*4" office:value-type="currency" office:currency="USD" office:value="72.556530554623">
            <text:p>$73</text:p>
          </table:table-cell>
          <table:table-cell table:style-name="ce10" table:formula="of:=[.T417]*4" office:value-type="currency" office:currency="USD" office:value="38.6974070508108">
            <text:p>$39</text:p>
          </table:table-cell>
          <table:table-cell table:formula="of:=[.S417]*4" office:value-type="currency" office:currency="USD" office:value="72.556530554623">
            <text:p>$73</text:p>
          </table:table-cell>
          <table:table-cell table:formula="of:=[.T417]*4" office:value-type="currency" office:currency="USD" office:value="38.6974070508108">
            <text:p>$39</text:p>
          </table:table-cell>
          <table:table-cell table:formula="of:=[.S417]/2" office:value-type="float" office:value="9.06956631932788">
            <text:p>9</text:p>
          </table:table-cell>
          <table:table-cell table:formula="of:=[.T417]/2" office:value-type="float" office:value="4.83717588135135">
            <text:p>5</text:p>
          </table:table-cell>
          <table:table-cell table:formula="of:=[.P417]*0.183" office:value-type="float" office:value="14930.97">
            <text:p>$ 14,93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105">
            <text:p>4105</text:p>
          </table:table-cell>
          <table:table-cell table:style-name="ce1" office:value-type="string">
            <text:p>PINELANDS_REGIONAL</text:p>
          </table:table-cell>
          <table:table-cell table:style-name="ce5" office:value-type="float" office:value="154">
            <text:p>154</text:p>
          </table:table-cell>
          <table:table-cell table:style-name="ce5"/>
          <table:table-cell table:style-name="ce5" table:formula="of:=SUM([.F418:.G418])" office:value-type="float" office:value="154">
            <text:p>154</text:p>
          </table:table-cell>
          <table:table-cell table:style-name="ce6" office:value-type="float" office:value="180240">
            <text:p>$ 180,240 </text:p>
          </table:table-cell>
          <table:table-cell table:style-name="ce6" office:value-type="float" office:value="130497">
            <text:p>$ 130,497 </text:p>
          </table:table-cell>
          <table:table-cell table:formula="of:=SUM([.I418:.J418])" office:value-type="float" office:value="310737">
            <text:p>$ 310,737 </text:p>
          </table:table-cell>
          <table:table-cell table:formula="of:=[.K418]/[.H418]" office:value-type="float" office:value="2017.77272727273">
            <text:p>$ 2,018 </text:p>
          </table:table-cell>
          <table:table-cell/>
          <table:table-cell office:value-type="float" office:value="187">
            <text:p>187</text:p>
          </table:table-cell>
          <table:table-cell table:formula="of:=SUM([.M418:.N418])" office:value-type="float" office:value="187">
            <text:p>187</text:p>
          </table:table-cell>
          <table:table-cell table:style-name="ce9" office:value-type="float" office:value="232978">
            <text:p>232,978 </text:p>
          </table:table-cell>
          <table:table-cell table:formula="of:=[.P418]/[.O418]" office:value-type="float" office:value="1245.87165775401">
            <text:p>1246</text:p>
          </table:table-cell>
          <table:table-cell/>
          <table:table-cell table:formula="of:=[.Q418]/43.67" office:value-type="float" office:value="28.529234205496">
            <text:p>29</text:p>
          </table:table-cell>
          <table:table-cell table:formula="of:=[.Q418]/81.88" office:value-type="float" office:value="15.2158238611872">
            <text:p>15</text:p>
          </table:table-cell>
          <table:table-cell table:style-name="ce10" table:formula="of:=[.S418]*4" office:value-type="currency" office:currency="USD" office:value="114.116936821984">
            <text:p>$114</text:p>
          </table:table-cell>
          <table:table-cell table:style-name="ce10" table:formula="of:=[.T418]*4" office:value-type="currency" office:currency="USD" office:value="60.8632954447489">
            <text:p>$61</text:p>
          </table:table-cell>
          <table:table-cell table:formula="of:=[.S418]*4" office:value-type="currency" office:currency="USD" office:value="114.116936821984">
            <text:p>$114</text:p>
          </table:table-cell>
          <table:table-cell table:formula="of:=[.T418]*4" office:value-type="currency" office:currency="USD" office:value="60.8632954447489">
            <text:p>$61</text:p>
          </table:table-cell>
          <table:table-cell table:formula="of:=[.S418]/2" office:value-type="float" office:value="14.264617102748">
            <text:p>14</text:p>
          </table:table-cell>
          <table:table-cell table:formula="of:=[.T418]/2" office:value-type="float" office:value="7.60791193059362">
            <text:p>8</text:p>
          </table:table-cell>
          <table:table-cell table:formula="of:=[.P418]*0.183" office:value-type="float" office:value="42634.974">
            <text:p>$ 42,63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190">
            <text:p>4190</text:p>
          </table:table-cell>
          <table:table-cell table:style-name="ce1" office:value-type="string">
            <text:p>PLUMSTED_TOWNSHIP</text:p>
          </table:table-cell>
          <table:table-cell/>
          <table:table-cell table:style-name="ce5" office:value-type="float" office:value="185">
            <text:p>185</text:p>
          </table:table-cell>
          <table:table-cell table:style-name="ce5" table:formula="of:=SUM([.F419:.G419])" office:value-type="float" office:value="185">
            <text:p>185</text:p>
          </table:table-cell>
          <table:table-cell table:style-name="ce6" office:value-type="float" office:value="138764">
            <text:p>$ 138,764 </text:p>
          </table:table-cell>
          <table:table-cell table:style-name="ce6" office:value-type="float" office:value="45739">
            <text:p>$ 45,739 </text:p>
          </table:table-cell>
          <table:table-cell table:formula="of:=SUM([.I419:.J419])" office:value-type="float" office:value="184503">
            <text:p>$ 184,503 </text:p>
          </table:table-cell>
          <table:table-cell table:formula="of:=[.K419]/[.H419]" office:value-type="float" office:value="997.313513513513">
            <text:p>$ 997 </text:p>
          </table:table-cell>
          <table:table-cell/>
          <table:table-cell office:value-type="float" office:value="177">
            <text:p>177</text:p>
          </table:table-cell>
          <table:table-cell table:formula="of:=SUM([.M419:.N419])" office:value-type="float" office:value="177">
            <text:p>177</text:p>
          </table:table-cell>
          <table:table-cell table:style-name="ce9" office:value-type="float" office:value="126035">
            <text:p>126,035 </text:p>
          </table:table-cell>
          <table:table-cell table:formula="of:=[.P419]/[.O419]" office:value-type="float" office:value="712.062146892655">
            <text:p>712</text:p>
          </table:table-cell>
          <table:table-cell/>
          <table:table-cell table:formula="of:=[.Q419]/43.67" office:value-type="float" office:value="16.3055220263947">
            <text:p>16</text:p>
          </table:table-cell>
          <table:table-cell table:formula="of:=[.Q419]/81.88" office:value-type="float" office:value="8.69641117357909">
            <text:p>9</text:p>
          </table:table-cell>
          <table:table-cell table:style-name="ce10" table:formula="of:=[.S419]*4" office:value-type="currency" office:currency="USD" office:value="65.2220881055787">
            <text:p>$65</text:p>
          </table:table-cell>
          <table:table-cell table:style-name="ce10" table:formula="of:=[.T419]*4" office:value-type="currency" office:currency="USD" office:value="34.7856446943163">
            <text:p>$35</text:p>
          </table:table-cell>
          <table:table-cell table:formula="of:=[.S419]*4" office:value-type="currency" office:currency="USD" office:value="65.2220881055787">
            <text:p>$65</text:p>
          </table:table-cell>
          <table:table-cell table:formula="of:=[.T419]*4" office:value-type="currency" office:currency="USD" office:value="34.7856446943163">
            <text:p>$35</text:p>
          </table:table-cell>
          <table:table-cell table:formula="of:=[.S419]/2" office:value-type="float" office:value="8.15276101319734">
            <text:p>8</text:p>
          </table:table-cell>
          <table:table-cell table:formula="of:=[.T419]/2" office:value-type="float" office:value="4.34820558678954">
            <text:p>4</text:p>
          </table:table-cell>
          <table:table-cell table:formula="of:=[.P419]*0.183" office:value-type="float" office:value="23064.405">
            <text:p>$ 23,06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210">
            <text:p>4210</text:p>
          </table:table-cell>
          <table:table-cell table:style-name="ce1" office:value-type="string">
            <text:p>POINT_PLEASANT_BOROUGH</text:p>
          </table:table-cell>
          <table:table-cell/>
          <table:table-cell table:style-name="ce5" office:value-type="float" office:value="55">
            <text:p>55</text:p>
          </table:table-cell>
          <table:table-cell table:style-name="ce5" table:formula="of:=SUM([.F420:.G420])" office:value-type="float" office:value="55">
            <text:p>55</text:p>
          </table:table-cell>
          <table:table-cell table:style-name="ce6" office:value-type="float" office:value="106033">
            <text:p>$ 106,033 </text:p>
          </table:table-cell>
          <table:table-cell table:style-name="ce6" office:value-type="float" office:value="0">
            <text:p>$ 0 </text:p>
          </table:table-cell>
          <table:table-cell table:formula="of:=SUM([.I420:.J420])" office:value-type="float" office:value="106033">
            <text:p>$ 106,033 </text:p>
          </table:table-cell>
          <table:table-cell table:formula="of:=[.K420]/[.H420]" office:value-type="float" office:value="1927.87272727273">
            <text:p>$ 1,928 </text:p>
          </table:table-cell>
          <table:table-cell/>
          <table:table-cell office:value-type="float" office:value="197">
            <text:p>197</text:p>
          </table:table-cell>
          <table:table-cell table:formula="of:=SUM([.M420:.N420])" office:value-type="float" office:value="197">
            <text:p>197</text:p>
          </table:table-cell>
          <table:table-cell table:style-name="ce9" office:value-type="float" office:value="246000">
            <text:p>246,000 </text:p>
          </table:table-cell>
          <table:table-cell table:formula="of:=[.P420]/[.O420]" office:value-type="float" office:value="1248.73096446701">
            <text:p>1249</text:p>
          </table:table-cell>
          <table:table-cell/>
          <table:table-cell table:formula="of:=[.Q420]/43.67" office:value-type="float" office:value="28.5947095137853">
            <text:p>29</text:p>
          </table:table-cell>
          <table:table-cell table:formula="of:=[.Q420]/81.88" office:value-type="float" office:value="15.2507445587079">
            <text:p>15</text:p>
          </table:table-cell>
          <table:table-cell table:style-name="ce10" table:formula="of:=[.S420]*4" office:value-type="currency" office:currency="USD" office:value="114.378838055141">
            <text:p>$114</text:p>
          </table:table-cell>
          <table:table-cell table:style-name="ce10" table:formula="of:=[.T420]*4" office:value-type="currency" office:currency="USD" office:value="61.0029782348317">
            <text:p>$61</text:p>
          </table:table-cell>
          <table:table-cell table:formula="of:=[.S420]*4" office:value-type="currency" office:currency="USD" office:value="114.378838055141">
            <text:p>$114</text:p>
          </table:table-cell>
          <table:table-cell table:formula="of:=[.T420]*4" office:value-type="currency" office:currency="USD" office:value="61.0029782348317">
            <text:p>$61</text:p>
          </table:table-cell>
          <table:table-cell table:formula="of:=[.S420]/2" office:value-type="float" office:value="14.2973547568927">
            <text:p>14</text:p>
          </table:table-cell>
          <table:table-cell table:formula="of:=[.T420]/2" office:value-type="float" office:value="7.62537227935396">
            <text:p>8</text:p>
          </table:table-cell>
          <table:table-cell table:formula="of:=[.P420]*0.183" office:value-type="float" office:value="45018">
            <text:p>$ 45,01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220">
            <text:p>4220</text:p>
          </table:table-cell>
          <table:table-cell table:style-name="ce1" office:value-type="string">
            <text:p>POINT_PLEASANT_BEACH_BORO</text:p>
          </table:table-cell>
          <table:table-cell table:style-name="ce5" office:value-type="float" office:value="64">
            <text:p>64</text:p>
          </table:table-cell>
          <table:table-cell table:style-name="ce5"/>
          <table:table-cell table:style-name="ce5" table:formula="of:=SUM([.F421:.G421])" office:value-type="float" office:value="64">
            <text:p>64</text:p>
          </table:table-cell>
          <table:table-cell table:style-name="ce6" office:value-type="float" office:value="43865">
            <text:p>$ 43,865 </text:p>
          </table:table-cell>
          <table:table-cell table:style-name="ce6" office:value-type="float" office:value="13475">
            <text:p>$ 13,475 </text:p>
          </table:table-cell>
          <table:table-cell table:formula="of:=SUM([.I421:.J421])" office:value-type="float" office:value="57340">
            <text:p>$ 57,340 </text:p>
          </table:table-cell>
          <table:table-cell table:formula="of:=[.K421]/[.H421]" office:value-type="float" office:value="895.9375">
            <text:p>$ 896 </text:p>
          </table:table-cell>
          <table:table-cell/>
          <table:table-cell office:value-type="float" office:value="78">
            <text:p>78</text:p>
          </table:table-cell>
          <table:table-cell table:formula="of:=SUM([.M421:.N421])" office:value-type="float" office:value="78">
            <text:p>78</text:p>
          </table:table-cell>
          <table:table-cell table:style-name="ce9" office:value-type="float" office:value="53911">
            <text:p>53,911 </text:p>
          </table:table-cell>
          <table:table-cell table:formula="of:=[.P421]/[.O421]" office:value-type="float" office:value="691.166666666667">
            <text:p>691</text:p>
          </table:table-cell>
          <table:table-cell/>
          <table:table-cell table:formula="of:=[.Q421]/43.67" office:value-type="float" office:value="15.8270361041142">
            <text:p>16</text:p>
          </table:table-cell>
          <table:table-cell table:formula="of:=[.Q421]/81.88" office:value-type="float" office:value="8.44121478586549">
            <text:p>8</text:p>
          </table:table-cell>
          <table:table-cell table:style-name="ce10" table:formula="of:=[.S421]*4" office:value-type="currency" office:currency="USD" office:value="63.3081444164568">
            <text:p>$63</text:p>
          </table:table-cell>
          <table:table-cell table:style-name="ce10" table:formula="of:=[.T421]*4" office:value-type="currency" office:currency="USD" office:value="33.764859143462">
            <text:p>$34</text:p>
          </table:table-cell>
          <table:table-cell table:formula="of:=[.S421]*4" office:value-type="currency" office:currency="USD" office:value="63.3081444164568">
            <text:p>$63</text:p>
          </table:table-cell>
          <table:table-cell table:formula="of:=[.T421]*4" office:value-type="currency" office:currency="USD" office:value="33.764859143462">
            <text:p>$34</text:p>
          </table:table-cell>
          <table:table-cell table:formula="of:=[.S421]/2" office:value-type="float" office:value="7.91351805205709">
            <text:p>8</text:p>
          </table:table-cell>
          <table:table-cell table:formula="of:=[.T421]/2" office:value-type="float" office:value="4.22060739293275">
            <text:p>4</text:p>
          </table:table-cell>
          <table:table-cell table:formula="of:=[.P421]*0.183" office:value-type="float" office:value="9865.713">
            <text:p>$ 9,86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710">
            <text:p>4710</text:p>
          </table:table-cell>
          <table:table-cell table:style-name="ce1" office:value-type="string">
            <text:p>SEASIDE_HEIGHTS_BORO</text:p>
          </table:table-cell>
          <table:table-cell/>
          <table:table-cell table:style-name="ce5" office:value-type="float" office:value="145">
            <text:p>145</text:p>
          </table:table-cell>
          <table:table-cell table:style-name="ce5" table:formula="of:=SUM([.F422:.G422])" office:value-type="float" office:value="145">
            <text:p>145</text:p>
          </table:table-cell>
          <table:table-cell table:style-name="ce6" office:value-type="float" office:value="239742">
            <text:p>$ 239,742 </text:p>
          </table:table-cell>
          <table:table-cell table:style-name="ce6" office:value-type="float" office:value="129351">
            <text:p>$ 129,351 </text:p>
          </table:table-cell>
          <table:table-cell table:formula="of:=SUM([.I422:.J422])" office:value-type="float" office:value="369093">
            <text:p>$ 369,093 </text:p>
          </table:table-cell>
          <table:table-cell table:formula="of:=[.K422]/[.H422]" office:value-type="float" office:value="2545.46896551724">
            <text:p>$ 2,545 </text:p>
          </table:table-cell>
          <table:table-cell/>
          <table:table-cell office:value-type="float" office:value="158">
            <text:p>158</text:p>
          </table:table-cell>
          <table:table-cell table:formula="of:=SUM([.M422:.N422])" office:value-type="float" office:value="158">
            <text:p>158</text:p>
          </table:table-cell>
          <table:table-cell table:style-name="ce9" office:value-type="float" office:value="219691">
            <text:p>219,691 </text:p>
          </table:table-cell>
          <table:table-cell table:formula="of:=[.P422]/[.O422]" office:value-type="float" office:value="1390.44936708861">
            <text:p>1390</text:p>
          </table:table-cell>
          <table:table-cell/>
          <table:table-cell table:formula="of:=[.Q422]/43.67" office:value-type="float" office:value="31.8399213897094">
            <text:p>32</text:p>
          </table:table-cell>
          <table:table-cell table:formula="of:=[.Q422]/81.88" office:value-type="float" office:value="16.9815506483709">
            <text:p>17</text:p>
          </table:table-cell>
          <table:table-cell table:style-name="ce10" table:formula="of:=[.S422]*4" office:value-type="currency" office:currency="USD" office:value="127.359685558837">
            <text:p>$127</text:p>
          </table:table-cell>
          <table:table-cell table:style-name="ce10" table:formula="of:=[.T422]*4" office:value-type="currency" office:currency="USD" office:value="67.9262025934835">
            <text:p>$68</text:p>
          </table:table-cell>
          <table:table-cell table:formula="of:=[.S422]*4" office:value-type="currency" office:currency="USD" office:value="127.359685558837">
            <text:p>$127</text:p>
          </table:table-cell>
          <table:table-cell table:formula="of:=[.T422]*4" office:value-type="currency" office:currency="USD" office:value="67.9262025934835">
            <text:p>$68</text:p>
          </table:table-cell>
          <table:table-cell table:formula="of:=[.S422]/2" office:value-type="float" office:value="15.9199606948547">
            <text:p>16</text:p>
          </table:table-cell>
          <table:table-cell table:formula="of:=[.T422]/2" office:value-type="float" office:value="8.49077532418544">
            <text:p>8</text:p>
          </table:table-cell>
          <table:table-cell table:formula="of:=[.P422]*0.183" office:value-type="float" office:value="40203.453">
            <text:p>$ 40,20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720">
            <text:p>4720</text:p>
          </table:table-cell>
          <table:table-cell table:style-name="ce1" office:value-type="string">
            <text:p>SEASIDE_PARK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423:.G423])" office:value-type="float" office:value="25">
            <text:p>25</text:p>
          </table:table-cell>
          <table:table-cell table:style-name="ce6" office:value-type="float" office:value="25589">
            <text:p>$ 25,589 </text:p>
          </table:table-cell>
          <table:table-cell table:style-name="ce6" office:value-type="float" office:value="3268">
            <text:p>$ 3,268 </text:p>
          </table:table-cell>
          <table:table-cell table:formula="of:=SUM([.I423:.J423])" office:value-type="float" office:value="28857">
            <text:p>$ 28,857 </text:p>
          </table:table-cell>
          <table:table-cell table:formula="of:=[.K423]/[.H423]" office:value-type="float" office:value="1154.28">
            <text:p>$ 1,154 </text:p>
          </table:table-cell>
          <table:table-cell/>
          <table:table-cell office:value-type="float" office:value="22">
            <text:p>22</text:p>
          </table:table-cell>
          <table:table-cell table:formula="of:=SUM([.M423:.N423])" office:value-type="float" office:value="22">
            <text:p>22</text:p>
          </table:table-cell>
          <table:table-cell table:style-name="ce9" office:value-type="float" office:value="23370">
            <text:p>23,370 </text:p>
          </table:table-cell>
          <table:table-cell table:formula="of:=[.P423]/[.O423]" office:value-type="float" office:value="1062.27272727273">
            <text:p>1062</text:p>
          </table:table-cell>
          <table:table-cell/>
          <table:table-cell table:formula="of:=[.Q423]/43.67" office:value-type="float" office:value="24.3249994795678">
            <text:p>24</text:p>
          </table:table-cell>
          <table:table-cell table:formula="of:=[.Q423]/81.88" office:value-type="float" office:value="12.9735311098281">
            <text:p>13</text:p>
          </table:table-cell>
          <table:table-cell table:style-name="ce10" table:formula="of:=[.S423]*4" office:value-type="currency" office:currency="USD" office:value="97.2999979182713">
            <text:p>$97</text:p>
          </table:table-cell>
          <table:table-cell table:style-name="ce10" table:formula="of:=[.T423]*4" office:value-type="currency" office:currency="USD" office:value="51.8941244393125">
            <text:p>$52</text:p>
          </table:table-cell>
          <table:table-cell table:formula="of:=[.S423]*4" office:value-type="currency" office:currency="USD" office:value="97.2999979182713">
            <text:p>$97</text:p>
          </table:table-cell>
          <table:table-cell table:formula="of:=[.T423]*4" office:value-type="currency" office:currency="USD" office:value="51.8941244393125">
            <text:p>$52</text:p>
          </table:table-cell>
          <table:table-cell table:formula="of:=[.S423]/2" office:value-type="float" office:value="12.1624997397839">
            <text:p>12</text:p>
          </table:table-cell>
          <table:table-cell table:formula="of:=[.T423]/2" office:value-type="float" office:value="6.48676555491407">
            <text:p>6</text:p>
          </table:table-cell>
          <table:table-cell table:formula="of:=[.P423]*0.183" office:value-type="float" office:value="4276.71">
            <text:p>$ 4,27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950">
            <text:p>4950</text:p>
          </table:table-cell>
          <table:table-cell table:style-name="ce1" office:value-type="string">
            <text:p>SOUTHERN_REGIONAL</text:p>
          </table:table-cell>
          <table:table-cell table:style-name="ce5" office:value-type="float" office:value="141">
            <text:p>141</text:p>
          </table:table-cell>
          <table:table-cell table:style-name="ce5"/>
          <table:table-cell table:style-name="ce5" table:formula="of:=SUM([.F424:.G424])" office:value-type="float" office:value="141">
            <text:p>141</text:p>
          </table:table-cell>
          <table:table-cell table:style-name="ce6" office:value-type="float" office:value="159919">
            <text:p>$ 159,919 </text:p>
          </table:table-cell>
          <table:table-cell table:style-name="ce6" office:value-type="float" office:value="119622">
            <text:p>$ 119,622 </text:p>
          </table:table-cell>
          <table:table-cell table:formula="of:=SUM([.I424:.J424])" office:value-type="float" office:value="279541">
            <text:p>$ 279,541 </text:p>
          </table:table-cell>
          <table:table-cell table:formula="of:=[.K424]/[.H424]" office:value-type="float" office:value="1982.56028368794">
            <text:p>$ 1,983 </text:p>
          </table:table-cell>
          <table:table-cell office:value-type="float" office:value="162">
            <text:p>162</text:p>
          </table:table-cell>
          <table:table-cell/>
          <table:table-cell table:formula="of:=SUM([.M424:.N424])" office:value-type="float" office:value="162">
            <text:p>162</text:p>
          </table:table-cell>
          <table:table-cell table:style-name="ce9" office:value-type="float" office:value="201771">
            <text:p>201,771 </text:p>
          </table:table-cell>
          <table:table-cell table:formula="of:=[.P424]/[.O424]" office:value-type="float" office:value="1245.5">
            <text:p>1246</text:p>
          </table:table-cell>
          <table:table-cell/>
          <table:table-cell table:formula="of:=[.Q424]/43.67" office:value-type="float" office:value="28.5207236088848">
            <text:p>29</text:p>
          </table:table-cell>
          <table:table-cell table:formula="of:=[.Q424]/81.88" office:value-type="float" office:value="15.2112848070347">
            <text:p>15</text:p>
          </table:table-cell>
          <table:table-cell table:style-name="ce10" table:formula="of:=[.S424]*4" office:value-type="currency" office:currency="USD" office:value="114.082894435539">
            <text:p>$114</text:p>
          </table:table-cell>
          <table:table-cell table:style-name="ce10" table:formula="of:=[.T424]*4" office:value-type="currency" office:currency="USD" office:value="60.8451392281387">
            <text:p>$61</text:p>
          </table:table-cell>
          <table:table-cell table:formula="of:=[.S424]*4" office:value-type="currency" office:currency="USD" office:value="114.082894435539">
            <text:p>$114</text:p>
          </table:table-cell>
          <table:table-cell table:formula="of:=[.T424]*4" office:value-type="currency" office:currency="USD" office:value="60.8451392281387">
            <text:p>$61</text:p>
          </table:table-cell>
          <table:table-cell table:formula="of:=[.S424]/2" office:value-type="float" office:value="14.2603618044424">
            <text:p>14</text:p>
          </table:table-cell>
          <table:table-cell table:formula="of:=[.T424]/2" office:value-type="float" office:value="7.60564240351734">
            <text:p>8</text:p>
          </table:table-cell>
          <table:table-cell table:formula="of:=[.P424]*0.183" office:value-type="float" office:value="36924.093">
            <text:p>$ 36,92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020">
            <text:p>5020</text:p>
          </table:table-cell>
          <table:table-cell table:style-name="ce1" office:value-type="string">
            <text:p>STAFFORD_TOWNSHIP</text:p>
          </table:table-cell>
          <table:table-cell table:style-name="ce5" office:value-type="float" office:value="168">
            <text:p>168</text:p>
          </table:table-cell>
          <table:table-cell table:style-name="ce5"/>
          <table:table-cell table:style-name="ce5" table:formula="of:=SUM([.F425:.G425])" office:value-type="float" office:value="168">
            <text:p>168</text:p>
          </table:table-cell>
          <table:table-cell table:style-name="ce6" office:value-type="float" office:value="174812">
            <text:p>$ 174,812 </text:p>
          </table:table-cell>
          <table:table-cell table:style-name="ce6" office:value-type="float" office:value="138861">
            <text:p>$ 138,861 </text:p>
          </table:table-cell>
          <table:table-cell table:formula="of:=SUM([.I425:.J425])" office:value-type="float" office:value="313673">
            <text:p>$ 313,673 </text:p>
          </table:table-cell>
          <table:table-cell table:formula="of:=[.K425]/[.H425]" office:value-type="float" office:value="1867.10119047619">
            <text:p>$ 1,867 </text:p>
          </table:table-cell>
          <table:table-cell office:value-type="float" office:value="196">
            <text:p>196</text:p>
          </table:table-cell>
          <table:table-cell/>
          <table:table-cell table:formula="of:=SUM([.M425:.N425])" office:value-type="float" office:value="196">
            <text:p>196</text:p>
          </table:table-cell>
          <table:table-cell table:style-name="ce9" office:value-type="float" office:value="244131">
            <text:p>244,131 </text:p>
          </table:table-cell>
          <table:table-cell table:formula="of:=[.P425]/[.O425]" office:value-type="float" office:value="1245.56632653061">
            <text:p>1246</text:p>
          </table:table-cell>
          <table:table-cell/>
          <table:table-cell table:formula="of:=[.Q425]/43.67" office:value-type="float" office:value="28.5222424211269">
            <text:p>29</text:p>
          </table:table-cell>
          <table:table-cell table:formula="of:=[.Q425]/81.88" office:value-type="float" office:value="15.2120948525966">
            <text:p>15</text:p>
          </table:table-cell>
          <table:table-cell table:style-name="ce10" table:formula="of:=[.S425]*4" office:value-type="currency" office:currency="USD" office:value="114.088969684508">
            <text:p>$114</text:p>
          </table:table-cell>
          <table:table-cell table:style-name="ce10" table:formula="of:=[.T425]*4" office:value-type="currency" office:currency="USD" office:value="60.8483794103865">
            <text:p>$61</text:p>
          </table:table-cell>
          <table:table-cell table:formula="of:=[.S425]*4" office:value-type="currency" office:currency="USD" office:value="114.088969684508">
            <text:p>$114</text:p>
          </table:table-cell>
          <table:table-cell table:formula="of:=[.T425]*4" office:value-type="currency" office:currency="USD" office:value="60.8483794103865">
            <text:p>$61</text:p>
          </table:table-cell>
          <table:table-cell table:formula="of:=[.S425]/2" office:value-type="float" office:value="14.2611212105635">
            <text:p>14</text:p>
          </table:table-cell>
          <table:table-cell table:formula="of:=[.T425]/2" office:value-type="float" office:value="7.60604742629832">
            <text:p>8</text:p>
          </table:table-cell>
          <table:table-cell table:formula="of:=[.P425]*0.183" office:value-type="float" office:value="44675.973">
            <text:p>$ 44,6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190">
            <text:p>5190</text:p>
          </table:table-cell>
          <table:table-cell table:style-name="ce1" office:value-type="string">
            <text:p>TOMS_RIVER_REGIONAL</text:p>
          </table:table-cell>
          <table:table-cell table:style-name="ce5" office:value-type="float" office:value="1605">
            <text:p>1,605</text:p>
          </table:table-cell>
          <table:table-cell table:style-name="ce5"/>
          <table:table-cell table:style-name="ce5" table:formula="of:=SUM([.F426:.G426])" office:value-type="float" office:value="1605">
            <text:p>1,605</text:p>
          </table:table-cell>
          <table:table-cell table:style-name="ce6" office:value-type="float" office:value="2068749">
            <text:p>$ 2,068,749 </text:p>
          </table:table-cell>
          <table:table-cell table:style-name="ce6" office:value-type="float" office:value="1732176">
            <text:p>$ 1,732,176 </text:p>
          </table:table-cell>
          <table:table-cell table:formula="of:=SUM([.I426:.J426])" office:value-type="float" office:value="3800925">
            <text:p>$ 3,800,925 </text:p>
          </table:table-cell>
          <table:table-cell table:formula="of:=[.K426]/[.H426]" office:value-type="float" office:value="2368.17757009346">
            <text:p>$ 2,368 </text:p>
          </table:table-cell>
          <table:table-cell office:value-type="float" office:value="1928">
            <text:p>1928</text:p>
          </table:table-cell>
          <table:table-cell/>
          <table:table-cell table:formula="of:=SUM([.M426:.N426])" office:value-type="float" office:value="1928">
            <text:p>1928</text:p>
          </table:table-cell>
          <table:table-cell table:style-name="ce9" office:value-type="float" office:value="2699935">
            <text:p>2,699,935 </text:p>
          </table:table-cell>
          <table:table-cell table:formula="of:=[.P426]/[.O426]" office:value-type="float" office:value="1400.38122406639">
            <text:p>1400</text:p>
          </table:table-cell>
          <table:table-cell/>
          <table:table-cell table:formula="of:=[.Q426]/43.67" office:value-type="float" office:value="32.0673511350215">
            <text:p>32</text:p>
          </table:table-cell>
          <table:table-cell table:formula="of:=[.Q426]/81.88" office:value-type="float" office:value="17.1028483642695">
            <text:p>17</text:p>
          </table:table-cell>
          <table:table-cell table:style-name="ce10" table:formula="of:=[.S426]*4" office:value-type="currency" office:currency="USD" office:value="128.269404540086">
            <text:p>$128</text:p>
          </table:table-cell>
          <table:table-cell table:style-name="ce10" table:formula="of:=[.T426]*4" office:value-type="currency" office:currency="USD" office:value="68.4113934570782">
            <text:p>$68</text:p>
          </table:table-cell>
          <table:table-cell table:formula="of:=[.S426]*4" office:value-type="currency" office:currency="USD" office:value="128.269404540086">
            <text:p>$128</text:p>
          </table:table-cell>
          <table:table-cell table:formula="of:=[.T426]*4" office:value-type="currency" office:currency="USD" office:value="68.4113934570782">
            <text:p>$68</text:p>
          </table:table-cell>
          <table:table-cell table:formula="of:=[.S426]/2" office:value-type="float" office:value="16.0336755675108">
            <text:p>16</text:p>
          </table:table-cell>
          <table:table-cell table:formula="of:=[.T426]/2" office:value-type="float" office:value="8.55142418213477">
            <text:p>9</text:p>
          </table:table-cell>
          <table:table-cell table:formula="of:=[.P426]*0.183" office:value-type="float" office:value="494088.105">
            <text:p>$ 494,08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220">
            <text:p>5220</text:p>
          </table:table-cell>
          <table:table-cell table:style-name="ce1" office:value-type="string">
            <text:p>TUCKERTON_BORO</text:p>
          </table:table-cell>
          <table:table-cell/>
          <table:table-cell table:style-name="ce5" office:value-type="float" office:value="76">
            <text:p>76</text:p>
          </table:table-cell>
          <table:table-cell table:style-name="ce5" table:formula="of:=SUM([.F427:.G427])" office:value-type="float" office:value="76">
            <text:p>76</text:p>
          </table:table-cell>
          <table:table-cell table:style-name="ce6" office:value-type="float" office:value="78514">
            <text:p>$ 78,514 </text:p>
          </table:table-cell>
          <table:table-cell table:style-name="ce6" office:value-type="float" office:value="33349">
            <text:p>$ 33,349 </text:p>
          </table:table-cell>
          <table:table-cell table:formula="of:=SUM([.I427:.J427])" office:value-type="float" office:value="111863">
            <text:p>$ 111,863 </text:p>
          </table:table-cell>
          <table:table-cell table:formula="of:=[.K427]/[.H427]" office:value-type="float" office:value="1471.88157894737">
            <text:p>$ 1,472 </text:p>
          </table:table-cell>
          <table:table-cell/>
          <table:table-cell office:value-type="float" office:value="98">
            <text:p>98</text:p>
          </table:table-cell>
          <table:table-cell table:formula="of:=SUM([.M427:.N427])" office:value-type="float" office:value="98">
            <text:p>98</text:p>
          </table:table-cell>
          <table:table-cell table:style-name="ce9" office:value-type="float" office:value="92344">
            <text:p>92,344 </text:p>
          </table:table-cell>
          <table:table-cell table:formula="of:=[.P427]/[.O427]" office:value-type="float" office:value="942.285714285714">
            <text:p>942</text:p>
          </table:table-cell>
          <table:table-cell/>
          <table:table-cell table:formula="of:=[.Q427]/43.67" office:value-type="float" office:value="21.5774150282966">
            <text:p>22</text:p>
          </table:table-cell>
          <table:table-cell table:formula="of:=[.Q427]/81.88" office:value-type="float" office:value="11.5081303649941">
            <text:p>12</text:p>
          </table:table-cell>
          <table:table-cell table:style-name="ce10" table:formula="of:=[.S427]*4" office:value-type="currency" office:currency="USD" office:value="86.3096601131866">
            <text:p>$86</text:p>
          </table:table-cell>
          <table:table-cell table:style-name="ce10" table:formula="of:=[.T427]*4" office:value-type="currency" office:currency="USD" office:value="46.0325214599763">
            <text:p>$46</text:p>
          </table:table-cell>
          <table:table-cell table:formula="of:=[.S427]*4" office:value-type="currency" office:currency="USD" office:value="86.3096601131866">
            <text:p>$86</text:p>
          </table:table-cell>
          <table:table-cell table:formula="of:=[.T427]*4" office:value-type="currency" office:currency="USD" office:value="46.0325214599763">
            <text:p>$46</text:p>
          </table:table-cell>
          <table:table-cell table:formula="of:=[.S427]/2" office:value-type="float" office:value="10.7887075141483">
            <text:p>11</text:p>
          </table:table-cell>
          <table:table-cell table:formula="of:=[.T427]/2" office:value-type="float" office:value="5.75406518249704">
            <text:p>6</text:p>
          </table:table-cell>
          <table:table-cell table:formula="of:=[.P427]*0.183" office:value-type="float" office:value="16898.952">
            <text:p>$ 16,89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20">
            <text:p>420</text:p>
          </table:table-cell>
          <table:table-cell table:style-name="ce1" office:value-type="string">
            <text:p>BLOOMINGDALE_BORO</text:p>
          </table:table-cell>
          <table:table-cell/>
          <table:table-cell table:style-name="ce5" office:value-type="float" office:value="62">
            <text:p>62</text:p>
          </table:table-cell>
          <table:table-cell table:style-name="ce5" table:formula="of:=SUM([.F428:.G428])" office:value-type="float" office:value="62">
            <text:p>62</text:p>
          </table:table-cell>
          <table:table-cell table:style-name="ce6" office:value-type="float" office:value="46516">
            <text:p>$ 46,516 </text:p>
          </table:table-cell>
          <table:table-cell table:style-name="ce6" office:value-type="float" office:value="15329">
            <text:p>$ 15,329 </text:p>
          </table:table-cell>
          <table:table-cell table:formula="of:=SUM([.I428:.J428])" office:value-type="float" office:value="61845">
            <text:p>$ 61,845 </text:p>
          </table:table-cell>
          <table:table-cell table:formula="of:=[.K428]/[.H428]" office:value-type="float" office:value="997.5">
            <text:p>$ 998 </text:p>
          </table:table-cell>
          <table:table-cell/>
          <table:table-cell office:value-type="float" office:value="55">
            <text:p>55</text:p>
          </table:table-cell>
          <table:table-cell table:formula="of:=SUM([.M428:.N428])" office:value-type="float" office:value="55">
            <text:p>55</text:p>
          </table:table-cell>
          <table:table-cell table:style-name="ce9" office:value-type="float" office:value="39211">
            <text:p>39,211 </text:p>
          </table:table-cell>
          <table:table-cell table:formula="of:=[.P428]/[.O428]" office:value-type="float" office:value="712.927272727273">
            <text:p>713</text:p>
          </table:table-cell>
          <table:table-cell/>
          <table:table-cell table:formula="of:=[.Q428]/43.67" office:value-type="float" office:value="16.3253325561546">
            <text:p>16</text:p>
          </table:table-cell>
          <table:table-cell table:formula="of:=[.Q428]/81.88" office:value-type="float" office:value="8.70697695074832">
            <text:p>9</text:p>
          </table:table-cell>
          <table:table-cell table:style-name="ce10" table:formula="of:=[.S428]*4" office:value-type="currency" office:currency="USD" office:value="65.3013302246185">
            <text:p>$65</text:p>
          </table:table-cell>
          <table:table-cell table:style-name="ce10" table:formula="of:=[.T428]*4" office:value-type="currency" office:currency="USD" office:value="34.8279078029933">
            <text:p>$35</text:p>
          </table:table-cell>
          <table:table-cell table:formula="of:=[.S428]*4" office:value-type="currency" office:currency="USD" office:value="65.3013302246185">
            <text:p>$65</text:p>
          </table:table-cell>
          <table:table-cell table:formula="of:=[.T428]*4" office:value-type="currency" office:currency="USD" office:value="34.8279078029933">
            <text:p>$35</text:p>
          </table:table-cell>
          <table:table-cell table:formula="of:=[.S428]/2" office:value-type="float" office:value="8.16266627807731">
            <text:p>8</text:p>
          </table:table-cell>
          <table:table-cell table:formula="of:=[.T428]/2" office:value-type="float" office:value="4.35348847537416">
            <text:p>4</text:p>
          </table:table-cell>
          <table:table-cell table:formula="of:=[.P428]*0.183" office:value-type="float" office:value="7175.613">
            <text:p>$ 7,1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900">
            <text:p>900</text:p>
          </table:table-cell>
          <table:table-cell table:style-name="ce1" office:value-type="string">
            <text:p>CLIFTON_CITY</text:p>
          </table:table-cell>
          <table:table-cell table:style-name="ce5" office:value-type="float" office:value="1568">
            <text:p>1,568</text:p>
          </table:table-cell>
          <table:table-cell table:style-name="ce5"/>
          <table:table-cell table:style-name="ce5" table:formula="of:=SUM([.F429:.G429])" office:value-type="float" office:value="1568">
            <text:p>1,568</text:p>
          </table:table-cell>
          <table:table-cell table:style-name="ce6" office:value-type="float" office:value="2095253">
            <text:p>$ 2,095,253 </text:p>
          </table:table-cell>
          <table:table-cell table:style-name="ce6" office:value-type="float" office:value="1692803">
            <text:p>$ 1,692,803 </text:p>
          </table:table-cell>
          <table:table-cell table:formula="of:=SUM([.I429:.J429])" office:value-type="float" office:value="3788056">
            <text:p>$ 3,788,056 </text:p>
          </table:table-cell>
          <table:table-cell table:formula="of:=[.K429]/[.H429]" office:value-type="float" office:value="2415.85204081633">
            <text:p>$ 2,416 </text:p>
          </table:table-cell>
          <table:table-cell office:value-type="float" office:value="1820">
            <text:p>1820</text:p>
          </table:table-cell>
          <table:table-cell/>
          <table:table-cell table:formula="of:=SUM([.M429:.N429])" office:value-type="float" office:value="1820">
            <text:p>1820</text:p>
          </table:table-cell>
          <table:table-cell table:style-name="ce9" office:value-type="float" office:value="2908060">
            <text:p>2,908,060 </text:p>
          </table:table-cell>
          <table:table-cell table:formula="of:=[.P429]/[.O429]" office:value-type="float" office:value="1597.83516483516">
            <text:p>1598</text:p>
          </table:table-cell>
          <table:table-cell/>
          <table:table-cell table:formula="of:=[.Q429]/43.67" office:value-type="float" office:value="36.5888519540912">
            <text:p>37</text:p>
          </table:table-cell>
          <table:table-cell table:formula="of:=[.Q429]/81.88" office:value-type="float" office:value="19.5143522818169">
            <text:p>20</text:p>
          </table:table-cell>
          <table:table-cell table:style-name="ce10" table:formula="of:=[.S429]*4" office:value-type="currency" office:currency="USD" office:value="146.355407816365">
            <text:p>$146</text:p>
          </table:table-cell>
          <table:table-cell table:style-name="ce10" table:formula="of:=[.T429]*4" office:value-type="currency" office:currency="USD" office:value="78.0574091272675">
            <text:p>$78</text:p>
          </table:table-cell>
          <table:table-cell table:formula="of:=[.S429]*4" office:value-type="currency" office:currency="USD" office:value="146.355407816365">
            <text:p>$146</text:p>
          </table:table-cell>
          <table:table-cell table:formula="of:=[.T429]*4" office:value-type="currency" office:currency="USD" office:value="78.0574091272675">
            <text:p>$78</text:p>
          </table:table-cell>
          <table:table-cell table:formula="of:=[.S429]/2" office:value-type="float" office:value="18.2944259770456">
            <text:p>18</text:p>
          </table:table-cell>
          <table:table-cell table:formula="of:=[.T429]/2" office:value-type="float" office:value="9.75717614090843">
            <text:p>10</text:p>
          </table:table-cell>
          <table:table-cell table:formula="of:=[.P429]*0.183" office:value-type="float" office:value="532174.98">
            <text:p>$ 532,17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1920">
            <text:p>1920</text:p>
          </table:table-cell>
          <table:table-cell table:style-name="ce1" office:value-type="string">
            <text:p>HALEDON_BORO</text:p>
          </table:table-cell>
          <table:table-cell/>
          <table:table-cell table:style-name="ce5" office:value-type="float" office:value="389">
            <text:p>389</text:p>
          </table:table-cell>
          <table:table-cell table:style-name="ce5" table:formula="of:=SUM([.F430:.G430])" office:value-type="float" office:value="389">
            <text:p>389</text:p>
          </table:table-cell>
          <table:table-cell table:style-name="ce6" office:value-type="float" office:value="439850">
            <text:p>$ 439,850 </text:p>
          </table:table-cell>
          <table:table-cell table:style-name="ce6" office:value-type="float" office:value="205297">
            <text:p>$ 205,297 </text:p>
          </table:table-cell>
          <table:table-cell table:formula="of:=SUM([.I430:.J430])" office:value-type="float" office:value="645147">
            <text:p>$ 645,147 </text:p>
          </table:table-cell>
          <table:table-cell table:formula="of:=[.K430]/[.H430]" office:value-type="float" office:value="1658.47557840617">
            <text:p>$ 1,658 </text:p>
          </table:table-cell>
          <table:table-cell/>
          <table:table-cell office:value-type="float" office:value="517">
            <text:p>517</text:p>
          </table:table-cell>
          <table:table-cell table:formula="of:=SUM([.M430:.N430])" office:value-type="float" office:value="517">
            <text:p>517</text:p>
          </table:table-cell>
          <table:table-cell table:style-name="ce9" office:value-type="float" office:value="362165">
            <text:p>362,165 </text:p>
          </table:table-cell>
          <table:table-cell table:formula="of:=[.P430]/[.O430]" office:value-type="float" office:value="700.512572533849">
            <text:p>701</text:p>
          </table:table-cell>
          <table:table-cell/>
          <table:table-cell table:formula="of:=[.Q430]/43.67" office:value-type="float" office:value="16.0410481459549">
            <text:p>16</text:p>
          </table:table-cell>
          <table:table-cell table:formula="of:=[.Q430]/81.88" office:value-type="float" office:value="8.55535628399914">
            <text:p>9</text:p>
          </table:table-cell>
          <table:table-cell table:style-name="ce10" table:formula="of:=[.S430]*4" office:value-type="currency" office:currency="USD" office:value="64.1641925838195">
            <text:p>$64</text:p>
          </table:table-cell>
          <table:table-cell table:style-name="ce10" table:formula="of:=[.T430]*4" office:value-type="currency" office:currency="USD" office:value="34.2214251359965">
            <text:p>$34</text:p>
          </table:table-cell>
          <table:table-cell table:formula="of:=[.S430]*4" office:value-type="currency" office:currency="USD" office:value="64.1641925838195">
            <text:p>$64</text:p>
          </table:table-cell>
          <table:table-cell table:formula="of:=[.T430]*4" office:value-type="currency" office:currency="USD" office:value="34.2214251359965">
            <text:p>$34</text:p>
          </table:table-cell>
          <table:table-cell table:formula="of:=[.S430]/2" office:value-type="float" office:value="8.02052407297743">
            <text:p>8</text:p>
          </table:table-cell>
          <table:table-cell table:formula="of:=[.T430]/2" office:value-type="float" office:value="4.27767814199957">
            <text:p>4</text:p>
          </table:table-cell>
          <table:table-cell table:formula="of:=[.P430]*0.183" office:value-type="float" office:value="66276.195">
            <text:p>$ 66,2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2100">
            <text:p>2100</text:p>
          </table:table-cell>
          <table:table-cell table:style-name="ce1" office:value-type="string">
            <text:p>HAWTHORNE_BORO</text:p>
          </table:table-cell>
          <table:table-cell/>
          <table:table-cell table:style-name="ce5" office:value-type="float" office:value="283">
            <text:p>283</text:p>
          </table:table-cell>
          <table:table-cell table:style-name="ce5" table:formula="of:=SUM([.F431:.G431])" office:value-type="float" office:value="283">
            <text:p>283</text:p>
          </table:table-cell>
          <table:table-cell table:style-name="ce6" office:value-type="float" office:value="212740">
            <text:p>$ 212,740 </text:p>
          </table:table-cell>
          <table:table-cell table:style-name="ce6" office:value-type="float" office:value="69969">
            <text:p>$ 69,969 </text:p>
          </table:table-cell>
          <table:table-cell table:formula="of:=SUM([.I431:.J431])" office:value-type="float" office:value="282709">
            <text:p>$ 282,709 </text:p>
          </table:table-cell>
          <table:table-cell table:formula="of:=[.K431]/[.H431]" office:value-type="float" office:value="998.971731448763">
            <text:p>$ 999 </text:p>
          </table:table-cell>
          <table:table-cell/>
          <table:table-cell office:value-type="float" office:value="326">
            <text:p>326</text:p>
          </table:table-cell>
          <table:table-cell table:formula="of:=SUM([.M431:.N431])" office:value-type="float" office:value="326">
            <text:p>326</text:p>
          </table:table-cell>
          <table:table-cell table:style-name="ce9" office:value-type="float" office:value="221290">
            <text:p>221,290 </text:p>
          </table:table-cell>
          <table:table-cell table:formula="of:=[.P431]/[.O431]" office:value-type="float" office:value="678.803680981595">
            <text:p>679</text:p>
          </table:table-cell>
          <table:table-cell/>
          <table:table-cell table:formula="of:=[.Q431]/43.67" office:value-type="float" office:value="15.5439359052346">
            <text:p>16</text:p>
          </table:table-cell>
          <table:table-cell table:formula="of:=[.Q431]/81.88" office:value-type="float" office:value="8.29022570812891">
            <text:p>8</text:p>
          </table:table-cell>
          <table:table-cell table:style-name="ce10" table:formula="of:=[.S431]*4" office:value-type="currency" office:currency="USD" office:value="62.1757436209384">
            <text:p>$62</text:p>
          </table:table-cell>
          <table:table-cell table:style-name="ce10" table:formula="of:=[.T431]*4" office:value-type="currency" office:currency="USD" office:value="33.1609028325156">
            <text:p>$33</text:p>
          </table:table-cell>
          <table:table-cell table:formula="of:=[.S431]*4" office:value-type="currency" office:currency="USD" office:value="62.1757436209384">
            <text:p>$62</text:p>
          </table:table-cell>
          <table:table-cell table:formula="of:=[.T431]*4" office:value-type="currency" office:currency="USD" office:value="33.1609028325156">
            <text:p>$33</text:p>
          </table:table-cell>
          <table:table-cell table:formula="of:=[.S431]/2" office:value-type="float" office:value="7.7719679526173">
            <text:p>8</text:p>
          </table:table-cell>
          <table:table-cell table:formula="of:=[.T431]/2" office:value-type="float" office:value="4.14511285406446">
            <text:p>4</text:p>
          </table:table-cell>
          <table:table-cell table:formula="of:=[.P431]*0.183" office:value-type="float" office:value="40496.07">
            <text:p>$ 40,49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2510">
            <text:p>2510</text:p>
          </table:table-cell>
          <table:table-cell table:style-name="ce1" office:value-type="string">
            <text:p>LAKELAND_REGIONAL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5" table:formula="of:=SUM([.F432:.G432])" office:value-type="float" office:value="48">
            <text:p>48</text:p>
          </table:table-cell>
          <table:table-cell table:style-name="ce6" office:value-type="float" office:value="36361">
            <text:p>$ 36,361 </text:p>
          </table:table-cell>
          <table:table-cell table:style-name="ce6" office:value-type="float" office:value="0">
            <text:p>$ 0 </text:p>
          </table:table-cell>
          <table:table-cell table:formula="of:=SUM([.I432:.J432])" office:value-type="float" office:value="36361">
            <text:p>$ 36,361 </text:p>
          </table:table-cell>
          <table:table-cell table:formula="of:=[.K432]/[.H432]" office:value-type="float" office:value="757.520833333333">
            <text:p>$ 758 </text:p>
          </table:table-cell>
          <table:table-cell office:value-type="float" office:value="53">
            <text:p>53</text:p>
          </table:table-cell>
          <table:table-cell/>
          <table:table-cell table:formula="of:=SUM([.M432:.N432])" office:value-type="float" office:value="53">
            <text:p>53</text:p>
          </table:table-cell>
          <table:table-cell table:style-name="ce9" office:value-type="float" office:value="40898">
            <text:p>40,898 </text:p>
          </table:table-cell>
          <table:table-cell table:formula="of:=[.P432]/[.O432]" office:value-type="float" office:value="771.660377358491">
            <text:p>772</text:p>
          </table:table-cell>
          <table:table-cell/>
          <table:table-cell table:formula="of:=[.Q432]/43.67" office:value-type="float" office:value="17.6702628202082">
            <text:p>18</text:p>
          </table:table-cell>
          <table:table-cell table:formula="of:=[.Q432]/81.88" office:value-type="float" office:value="9.42428404199427">
            <text:p>9</text:p>
          </table:table-cell>
          <table:table-cell table:style-name="ce10" table:formula="of:=[.S432]*4" office:value-type="currency" office:currency="USD" office:value="70.6810512808327">
            <text:p>$71</text:p>
          </table:table-cell>
          <table:table-cell table:style-name="ce10" table:formula="of:=[.T432]*4" office:value-type="currency" office:currency="USD" office:value="37.6971361679771">
            <text:p>$38</text:p>
          </table:table-cell>
          <table:table-cell table:formula="of:=[.S432]*4" office:value-type="currency" office:currency="USD" office:value="70.6810512808327">
            <text:p>$71</text:p>
          </table:table-cell>
          <table:table-cell table:formula="of:=[.T432]*4" office:value-type="currency" office:currency="USD" office:value="37.6971361679771">
            <text:p>$38</text:p>
          </table:table-cell>
          <table:table-cell table:formula="of:=[.S432]/2" office:value-type="float" office:value="8.83513141010408">
            <text:p>9</text:p>
          </table:table-cell>
          <table:table-cell table:formula="of:=[.T432]/2" office:value-type="float" office:value="4.71214202099713">
            <text:p>5</text:p>
          </table:table-cell>
          <table:table-cell table:formula="of:=[.P432]*0.183" office:value-type="float" office:value="7484.334">
            <text:p>$ 7,48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2700">
            <text:p>2700</text:p>
          </table:table-cell>
          <table:table-cell table:style-name="ce1" office:value-type="string">
            <text:p>LITTLE_FALLS_TOWNSHIP</text:p>
          </table:table-cell>
          <table:table-cell/>
          <table:table-cell table:style-name="ce5" office:value-type="float" office:value="41">
            <text:p>41</text:p>
          </table:table-cell>
          <table:table-cell table:style-name="ce5" table:formula="of:=SUM([.F433:.G433])" office:value-type="float" office:value="41">
            <text:p>41</text:p>
          </table:table-cell>
          <table:table-cell table:style-name="ce6" office:value-type="float" office:value="29509">
            <text:p>$ 29,509 </text:p>
          </table:table-cell>
          <table:table-cell table:style-name="ce6" office:value-type="float" office:value="0">
            <text:p>$ 0 </text:p>
          </table:table-cell>
          <table:table-cell table:formula="of:=SUM([.I433:.J433])" office:value-type="float" office:value="29509">
            <text:p>$ 29,509 </text:p>
          </table:table-cell>
          <table:table-cell table:formula="of:=[.K433]/[.H433]" office:value-type="float" office:value="719.731707317073">
            <text:p>$ 720 </text:p>
          </table:table-cell>
          <table:table-cell/>
          <table:table-cell office:value-type="float" office:value="70">
            <text:p>70</text:p>
          </table:table-cell>
          <table:table-cell table:formula="of:=SUM([.M433:.N433])" office:value-type="float" office:value="70">
            <text:p>70</text:p>
          </table:table-cell>
          <table:table-cell table:style-name="ce9" office:value-type="float" office:value="48397">
            <text:p>48,397 </text:p>
          </table:table-cell>
          <table:table-cell table:formula="of:=[.P433]/[.O433]" office:value-type="float" office:value="691.385714285714">
            <text:p>691</text:p>
          </table:table-cell>
          <table:table-cell/>
          <table:table-cell table:formula="of:=[.Q433]/43.67" office:value-type="float" office:value="15.8320520789035">
            <text:p>16</text:p>
          </table:table-cell>
          <table:table-cell table:formula="of:=[.Q433]/81.88" office:value-type="float" office:value="8.44389001325982">
            <text:p>8</text:p>
          </table:table-cell>
          <table:table-cell table:style-name="ce10" table:formula="of:=[.S433]*4" office:value-type="currency" office:currency="USD" office:value="63.3282083156139">
            <text:p>$63</text:p>
          </table:table-cell>
          <table:table-cell table:style-name="ce10" table:formula="of:=[.T433]*4" office:value-type="currency" office:currency="USD" office:value="33.7755600530393">
            <text:p>$34</text:p>
          </table:table-cell>
          <table:table-cell table:formula="of:=[.S433]*4" office:value-type="currency" office:currency="USD" office:value="63.3282083156139">
            <text:p>$63</text:p>
          </table:table-cell>
          <table:table-cell table:formula="of:=[.T433]*4" office:value-type="currency" office:currency="USD" office:value="33.7755600530393">
            <text:p>$34</text:p>
          </table:table-cell>
          <table:table-cell table:formula="of:=[.S433]/2" office:value-type="float" office:value="7.91602603945173">
            <text:p>8</text:p>
          </table:table-cell>
          <table:table-cell table:formula="of:=[.T433]/2" office:value-type="float" office:value="4.22194500662991">
            <text:p>4</text:p>
          </table:table-cell>
          <table:table-cell table:formula="of:=[.P433]*0.183" office:value-type="float" office:value="8856.651">
            <text:p>$ 8,85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640">
            <text:p>3640</text:p>
          </table:table-cell>
          <table:table-cell table:style-name="ce1" office:value-type="string">
            <text:p>NORTH_HALEDON</text:p>
          </table:table-cell>
          <table:table-cell/>
          <table:table-cell table:style-name="ce5" office:value-type="float" office:value="33">
            <text:p>33</text:p>
          </table:table-cell>
          <table:table-cell table:style-name="ce5" table:formula="of:=SUM([.F434:.G434])" office:value-type="float" office:value="33">
            <text:p>33</text:p>
          </table:table-cell>
          <table:table-cell table:style-name="ce6" office:value-type="float" office:value="18780">
            <text:p>$ 18,780 </text:p>
          </table:table-cell>
          <table:table-cell table:style-name="ce6" office:value-type="float" office:value="0">
            <text:p>$ 0 </text:p>
          </table:table-cell>
          <table:table-cell table:formula="of:=SUM([.I434:.J434])" office:value-type="float" office:value="18780">
            <text:p>$ 18,780 </text:p>
          </table:table-cell>
          <table:table-cell table:formula="of:=[.K434]/[.H434]" office:value-type="float" office:value="569.090909090909">
            <text:p>$ 569 </text:p>
          </table:table-cell>
          <table:table-cell/>
          <table:table-cell office:value-type="float" office:value="87">
            <text:p>87</text:p>
          </table:table-cell>
          <table:table-cell table:formula="of:=SUM([.M434:.N434])" office:value-type="float" office:value="87">
            <text:p>87</text:p>
          </table:table-cell>
          <table:table-cell table:style-name="ce9" office:value-type="float" office:value="39030">
            <text:p>39,030 </text:p>
          </table:table-cell>
          <table:table-cell table:formula="of:=[.P434]/[.O434]" office:value-type="float" office:value="448.620689655172">
            <text:p>449</text:p>
          </table:table-cell>
          <table:table-cell/>
          <table:table-cell table:formula="of:=[.Q434]/43.67" office:value-type="float" office:value="10.2729720553051">
            <text:p>10</text:p>
          </table:table-cell>
          <table:table-cell table:formula="of:=[.Q434]/81.88" office:value-type="float" office:value="5.47900207199771">
            <text:p>5</text:p>
          </table:table-cell>
          <table:table-cell table:style-name="ce10" table:formula="of:=[.S434]*4" office:value-type="currency" office:currency="USD" office:value="41.0918882212203">
            <text:p>$41</text:p>
          </table:table-cell>
          <table:table-cell table:style-name="ce10" table:formula="of:=[.T434]*4" office:value-type="currency" office:currency="USD" office:value="21.9160082879908">
            <text:p>$22</text:p>
          </table:table-cell>
          <table:table-cell table:formula="of:=[.S434]*4" office:value-type="currency" office:currency="USD" office:value="41.0918882212203">
            <text:p>$41</text:p>
          </table:table-cell>
          <table:table-cell table:formula="of:=[.T434]*4" office:value-type="currency" office:currency="USD" office:value="21.9160082879908">
            <text:p>$22</text:p>
          </table:table-cell>
          <table:table-cell table:formula="of:=[.S434]/2" office:value-type="float" office:value="5.13648602765254">
            <text:p>5</text:p>
          </table:table-cell>
          <table:table-cell table:formula="of:=[.T434]/2" office:value-type="float" office:value="2.73950103599885">
            <text:p>3</text:p>
          </table:table-cell>
          <table:table-cell table:formula="of:=[.P434]*0.183" office:value-type="float" office:value="7142.49">
            <text:p>$ 7,14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70">
            <text:p>3970</text:p>
          </table:table-cell>
          <table:table-cell table:style-name="ce1" office:value-type="string">
            <text:p>PASSAIC_CITY</text:p>
          </table:table-cell>
          <table:table-cell table:style-name="ce5" office:value-type="float" office:value="3656">
            <text:p>3,656</text:p>
          </table:table-cell>
          <table:table-cell table:style-name="ce5"/>
          <table:table-cell table:style-name="ce5" table:formula="of:=SUM([.F435:.G435])" office:value-type="float" office:value="3656">
            <text:p>3,656</text:p>
          </table:table-cell>
          <table:table-cell table:style-name="ce6" office:value-type="float" office:value="6501902">
            <text:p>$ 6,501,902 </text:p>
          </table:table-cell>
          <table:table-cell table:style-name="ce6" office:value-type="float" office:value="5073395">
            <text:p>$ 5,073,395 </text:p>
          </table:table-cell>
          <table:table-cell table:formula="of:=SUM([.I435:.J435])" office:value-type="float" office:value="11575297">
            <text:p>$ 11,575,297 </text:p>
          </table:table-cell>
          <table:table-cell table:formula="of:=[.K435]/[.H435]" office:value-type="float" office:value="3166.10968271335">
            <text:p>$ 3,166 </text:p>
          </table:table-cell>
          <table:table-cell office:value-type="float" office:value="3977">
            <text:p>3977</text:p>
          </table:table-cell>
          <table:table-cell/>
          <table:table-cell table:formula="of:=SUM([.M435:.N435])" office:value-type="float" office:value="3977">
            <text:p>3977</text:p>
          </table:table-cell>
          <table:table-cell table:style-name="ce9" office:value-type="float" office:value="7078746">
            <text:p>7,078,746 </text:p>
          </table:table-cell>
          <table:table-cell table:formula="of:=[.P435]/[.O435]" office:value-type="float" office:value="1779.92104601458">
            <text:p>1780</text:p>
          </table:table-cell>
          <table:table-cell/>
          <table:table-cell table:formula="of:=[.Q435]/43.67" office:value-type="float" office:value="40.7584393408423">
            <text:p>41</text:p>
          </table:table-cell>
          <table:table-cell table:formula="of:=[.Q435]/81.88" office:value-type="float" office:value="21.738166170183">
            <text:p>22</text:p>
          </table:table-cell>
          <table:table-cell table:style-name="ce10" table:formula="of:=[.S435]*4" office:value-type="currency" office:currency="USD" office:value="163.033757363369">
            <text:p>$163</text:p>
          </table:table-cell>
          <table:table-cell table:style-name="ce10" table:formula="of:=[.T435]*4" office:value-type="currency" office:currency="USD" office:value="86.952664680732">
            <text:p>$87</text:p>
          </table:table-cell>
          <table:table-cell table:formula="of:=[.S435]*4" office:value-type="currency" office:currency="USD" office:value="163.033757363369">
            <text:p>$163</text:p>
          </table:table-cell>
          <table:table-cell table:formula="of:=[.T435]*4" office:value-type="currency" office:currency="USD" office:value="86.952664680732">
            <text:p>$87</text:p>
          </table:table-cell>
          <table:table-cell table:formula="of:=[.S435]/2" office:value-type="float" office:value="20.3792196704212">
            <text:p>20</text:p>
          </table:table-cell>
          <table:table-cell table:formula="of:=[.T435]/2" office:value-type="float" office:value="10.8690830850915">
            <text:p>11</text:p>
          </table:table-cell>
          <table:table-cell table:formula="of:=[.P435]*0.183" office:value-type="float" office:value="1295410.518">
            <text:p>$ 1,295,41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80">
            <text:p>3980</text:p>
          </table:table-cell>
          <table:table-cell table:style-name="ce1" office:value-type="string">
            <text:p>PASSAIC_COUNTY_MANCHESTER_REGIONAL</text:p>
          </table:table-cell>
          <table:table-cell table:style-name="ce5" office:value-type="float" office:value="115">
            <text:p>115</text:p>
          </table:table-cell>
          <table:table-cell table:style-name="ce5"/>
          <table:table-cell table:style-name="ce5" table:formula="of:=SUM([.F436:.G436])" office:value-type="float" office:value="115">
            <text:p>115</text:p>
          </table:table-cell>
          <table:table-cell table:style-name="ce6" office:value-type="float" office:value="154555">
            <text:p>$ 154,555 </text:p>
          </table:table-cell>
          <table:table-cell table:style-name="ce6" office:value-type="float" office:value="96199">
            <text:p>$ 96,199 </text:p>
          </table:table-cell>
          <table:table-cell table:formula="of:=SUM([.I436:.J436])" office:value-type="float" office:value="250754">
            <text:p>$ 250,754 </text:p>
          </table:table-cell>
          <table:table-cell table:formula="of:=[.K436]/[.H436]" office:value-type="float" office:value="2180.46956521739">
            <text:p>$ 2,180 </text:p>
          </table:table-cell>
          <table:table-cell office:value-type="float" office:value="120">
            <text:p>120</text:p>
          </table:table-cell>
          <table:table-cell/>
          <table:table-cell table:formula="of:=SUM([.M436:.N436])" office:value-type="float" office:value="120">
            <text:p>120</text:p>
          </table:table-cell>
          <table:table-cell table:style-name="ce9" office:value-type="float" office:value="172542">
            <text:p>172,542 </text:p>
          </table:table-cell>
          <table:table-cell table:formula="of:=[.P436]/[.O436]" office:value-type="float" office:value="1437.85">
            <text:p>1438</text:p>
          </table:table-cell>
          <table:table-cell/>
          <table:table-cell table:formula="of:=[.Q436]/43.67" office:value-type="float" office:value="32.925349209984">
            <text:p>33</text:p>
          </table:table-cell>
          <table:table-cell table:formula="of:=[.Q436]/81.88" office:value-type="float" office:value="17.5604543234001">
            <text:p>18</text:p>
          </table:table-cell>
          <table:table-cell table:style-name="ce10" table:formula="of:=[.S436]*4" office:value-type="currency" office:currency="USD" office:value="131.701396839936">
            <text:p>$132</text:p>
          </table:table-cell>
          <table:table-cell table:style-name="ce10" table:formula="of:=[.T436]*4" office:value-type="currency" office:currency="USD" office:value="70.2418172936004">
            <text:p>$70</text:p>
          </table:table-cell>
          <table:table-cell table:formula="of:=[.S436]*4" office:value-type="currency" office:currency="USD" office:value="131.701396839936">
            <text:p>$132</text:p>
          </table:table-cell>
          <table:table-cell table:formula="of:=[.T436]*4" office:value-type="currency" office:currency="USD" office:value="70.2418172936004">
            <text:p>$70</text:p>
          </table:table-cell>
          <table:table-cell table:formula="of:=[.S436]/2" office:value-type="float" office:value="16.462674604992">
            <text:p>16</text:p>
          </table:table-cell>
          <table:table-cell table:formula="of:=[.T436]/2" office:value-type="float" office:value="8.78022716170005">
            <text:p>9</text:p>
          </table:table-cell>
          <table:table-cell table:formula="of:=[.P436]*0.183" office:value-type="float" office:value="31575.186">
            <text:p>$ 31,57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90">
            <text:p>3990</text:p>
          </table:table-cell>
          <table:table-cell table:style-name="ce1" office:value-type="string">
            <text:p>PASSAIC_VALLEY_REGIONAL</text:p>
          </table:table-cell>
          <table:table-cell table:style-name="ce5" office:value-type="float" office:value="77">
            <text:p>77</text:p>
          </table:table-cell>
          <table:table-cell table:style-name="ce5"/>
          <table:table-cell table:style-name="ce5" table:formula="of:=SUM([.F437:.G437])" office:value-type="float" office:value="77">
            <text:p>77</text:p>
          </table:table-cell>
          <table:table-cell table:style-name="ce6" office:value-type="float" office:value="89530">
            <text:p>$ 89,530 </text:p>
          </table:table-cell>
          <table:table-cell table:style-name="ce6" office:value-type="float" office:value="64412">
            <text:p>$ 64,412 </text:p>
          </table:table-cell>
          <table:table-cell table:formula="of:=SUM([.I437:.J437])" office:value-type="float" office:value="153942">
            <text:p>$ 153,942 </text:p>
          </table:table-cell>
          <table:table-cell table:formula="of:=[.K437]/[.H437]" office:value-type="float" office:value="1999.24675324675">
            <text:p>$ 1,999 </text:p>
          </table:table-cell>
          <table:table-cell office:value-type="float" office:value="94">
            <text:p>94</text:p>
          </table:table-cell>
          <table:table-cell/>
          <table:table-cell table:formula="of:=SUM([.M437:.N437])" office:value-type="float" office:value="94">
            <text:p>94</text:p>
          </table:table-cell>
          <table:table-cell table:style-name="ce9" office:value-type="float" office:value="117112">
            <text:p>117,112 </text:p>
          </table:table-cell>
          <table:table-cell table:formula="of:=[.P437]/[.O437]" office:value-type="float" office:value="1245.87234042553">
            <text:p>1246</text:p>
          </table:table-cell>
          <table:table-cell/>
          <table:table-cell table:formula="of:=[.Q437]/43.67" office:value-type="float" office:value="28.5292498380016">
            <text:p>29</text:p>
          </table:table-cell>
          <table:table-cell table:formula="of:=[.Q437]/81.88" office:value-type="float" office:value="15.2158321986509">
            <text:p>15</text:p>
          </table:table-cell>
          <table:table-cell table:style-name="ce10" table:formula="of:=[.S437]*4" office:value-type="currency" office:currency="USD" office:value="114.116999352007">
            <text:p>$114</text:p>
          </table:table-cell>
          <table:table-cell table:style-name="ce10" table:formula="of:=[.T437]*4" office:value-type="currency" office:currency="USD" office:value="60.8633287946034">
            <text:p>$61</text:p>
          </table:table-cell>
          <table:table-cell table:formula="of:=[.S437]*4" office:value-type="currency" office:currency="USD" office:value="114.116999352007">
            <text:p>$114</text:p>
          </table:table-cell>
          <table:table-cell table:formula="of:=[.T437]*4" office:value-type="currency" office:currency="USD" office:value="60.8633287946034">
            <text:p>$61</text:p>
          </table:table-cell>
          <table:table-cell table:formula="of:=[.S437]/2" office:value-type="float" office:value="14.2646249190008">
            <text:p>14</text:p>
          </table:table-cell>
          <table:table-cell table:formula="of:=[.T437]/2" office:value-type="float" office:value="7.60791609932543">
            <text:p>8</text:p>
          </table:table-cell>
          <table:table-cell table:formula="of:=[.P437]*0.183" office:value-type="float" office:value="21431.496">
            <text:p>$ 21,43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95">
            <text:p>3995</text:p>
          </table:table-cell>
          <table:table-cell table:style-name="ce1" office:value-type="string">
            <text:p>PASSAIC_COUNTY_VOCATIONAL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458">
            <text:p>1,458</text:p>
          </table:table-cell>
          <table:table-cell table:style-name="ce5" table:formula="of:=SUM([.F438:.G438])" office:value-type="float" office:value="1458">
            <text:p>1,458</text:p>
          </table:table-cell>
          <table:table-cell table:style-name="ce6" office:value-type="float" office:value="1830966">
            <text:p>$ 1,830,966 </text:p>
          </table:table-cell>
          <table:table-cell table:style-name="ce6" office:value-type="float" office:value="1000736">
            <text:p>$ 1,000,736 </text:p>
          </table:table-cell>
          <table:table-cell table:formula="of:=SUM([.I438:.J438])" office:value-type="float" office:value="2831702">
            <text:p>$ 2,831,702 </text:p>
          </table:table-cell>
          <table:table-cell table:formula="of:=[.K438]/[.H438]" office:value-type="float" office:value="1942.18244170096">
            <text:p>$ 1,942 </text:p>
          </table:table-cell>
          <table:table-cell/>
          <table:table-cell office:value-type="float" office:value="1610">
            <text:p>1610</text:p>
          </table:table-cell>
          <table:table-cell table:formula="of:=SUM([.M438:.N438])" office:value-type="float" office:value="1610">
            <text:p>1610</text:p>
          </table:table-cell>
          <table:table-cell table:style-name="ce9" office:value-type="float" office:value="1772462">
            <text:p>1,772,462 </text:p>
          </table:table-cell>
          <table:table-cell table:formula="of:=[.P438]/[.O438]" office:value-type="float" office:value="1100.90807453416">
            <text:p>1101</text:p>
          </table:table-cell>
          <table:table-cell/>
          <table:table-cell table:formula="of:=[.Q438]/43.67" office:value-type="float" office:value="25.2097108892641">
            <text:p>25</text:p>
          </table:table-cell>
          <table:table-cell table:formula="of:=[.Q438]/81.88" office:value-type="float" office:value="13.4453843983166">
            <text:p>13</text:p>
          </table:table-cell>
          <table:table-cell table:style-name="ce10" table:formula="of:=[.S438]*4" office:value-type="currency" office:currency="USD" office:value="100.838843557056">
            <text:p>$101</text:p>
          </table:table-cell>
          <table:table-cell table:style-name="ce10" table:formula="of:=[.T438]*4" office:value-type="currency" office:currency="USD" office:value="53.7815375932663">
            <text:p>$54</text:p>
          </table:table-cell>
          <table:table-cell table:formula="of:=[.S438]*4" office:value-type="currency" office:currency="USD" office:value="100.838843557056">
            <text:p>$101</text:p>
          </table:table-cell>
          <table:table-cell table:formula="of:=[.T438]*4" office:value-type="currency" office:currency="USD" office:value="53.7815375932663">
            <text:p>$54</text:p>
          </table:table-cell>
          <table:table-cell table:formula="of:=[.S438]/2" office:value-type="float" office:value="12.604855444632">
            <text:p>13</text:p>
          </table:table-cell>
          <table:table-cell table:formula="of:=[.T438]/2" office:value-type="float" office:value="6.72269219915829">
            <text:p>7</text:p>
          </table:table-cell>
          <table:table-cell table:formula="of:=[.P438]*0.183" office:value-type="float" office:value="324360.546">
            <text:p>$ 324,36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010">
            <text:p>4010</text:p>
          </table:table-cell>
          <table:table-cell table:style-name="ce1" office:value-type="string">
            <text:p>PATERSON_CITY</text:p>
          </table:table-cell>
          <table:table-cell table:style-name="ce5" office:value-type="float" office:value="7506">
            <text:p>7,506</text:p>
          </table:table-cell>
          <table:table-cell table:style-name="ce5"/>
          <table:table-cell table:style-name="ce5" table:formula="of:=SUM([.F439:.G439])" office:value-type="float" office:value="7506">
            <text:p>7,506</text:p>
          </table:table-cell>
          <table:table-cell table:style-name="ce6" office:value-type="float" office:value="15068040">
            <text:p>$ 15,068,040 </text:p>
          </table:table-cell>
          <table:table-cell table:style-name="ce6" office:value-type="float" office:value="12200366">
            <text:p>$ 12,200,366 </text:p>
          </table:table-cell>
          <table:table-cell table:formula="of:=SUM([.I439:.J439])" office:value-type="float" office:value="27268406">
            <text:p>$ 27,268,406 </text:p>
          </table:table-cell>
          <table:table-cell table:formula="of:=[.K439]/[.H439]" office:value-type="float" office:value="3632.88116173728">
            <text:p>$ 3,633 </text:p>
          </table:table-cell>
          <table:table-cell office:value-type="float" office:value="8358">
            <text:p>8358</text:p>
          </table:table-cell>
          <table:table-cell/>
          <table:table-cell table:formula="of:=SUM([.M439:.N439])" office:value-type="float" office:value="8358">
            <text:p>8358</text:p>
          </table:table-cell>
          <table:table-cell table:style-name="ce9" office:value-type="float" office:value="16471271">
            <text:p>16,471,271 </text:p>
          </table:table-cell>
          <table:table-cell table:formula="of:=[.P439]/[.O439]" office:value-type="float" office:value="1970.71919119407">
            <text:p>1971</text:p>
          </table:table-cell>
          <table:table-cell/>
          <table:table-cell table:formula="of:=[.Q439]/43.67" office:value-type="float" office:value="45.1275289945973">
            <text:p>45</text:p>
          </table:table-cell>
          <table:table-cell table:formula="of:=[.Q439]/81.88" office:value-type="float" office:value="24.0683828919647">
            <text:p>24</text:p>
          </table:table-cell>
          <table:table-cell table:style-name="ce10" table:formula="of:=[.S439]*4" office:value-type="currency" office:currency="USD" office:value="180.510115978389">
            <text:p>$181</text:p>
          </table:table-cell>
          <table:table-cell table:style-name="ce10" table:formula="of:=[.T439]*4" office:value-type="currency" office:currency="USD" office:value="96.2735315678586">
            <text:p>$96</text:p>
          </table:table-cell>
          <table:table-cell table:formula="of:=[.S439]*4" office:value-type="currency" office:currency="USD" office:value="180.510115978389">
            <text:p>$181</text:p>
          </table:table-cell>
          <table:table-cell table:formula="of:=[.T439]*4" office:value-type="currency" office:currency="USD" office:value="96.2735315678586">
            <text:p>$96</text:p>
          </table:table-cell>
          <table:table-cell table:formula="of:=[.S439]/2" office:value-type="float" office:value="22.5637644972987">
            <text:p>23</text:p>
          </table:table-cell>
          <table:table-cell table:formula="of:=[.T439]/2" office:value-type="float" office:value="12.0341914459823">
            <text:p>12</text:p>
          </table:table-cell>
          <table:table-cell table:formula="of:=[.P439]*0.183" office:value-type="float" office:value="3014242.593">
            <text:p>$ 3,014,24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230">
            <text:p>4230</text:p>
          </table:table-cell>
          <table:table-cell table:style-name="ce1" office:value-type="string">
            <text:p>POMPTON_LAKES_BORO</text:p>
          </table:table-cell>
          <table:table-cell/>
          <table:table-cell table:style-name="ce5" office:value-type="float" office:value="129">
            <text:p>129</text:p>
          </table:table-cell>
          <table:table-cell table:style-name="ce5" table:formula="of:=SUM([.F440:.G440])" office:value-type="float" office:value="129">
            <text:p>129</text:p>
          </table:table-cell>
          <table:table-cell table:style-name="ce6" office:value-type="float" office:value="99494">
            <text:p>$ 99,494 </text:p>
          </table:table-cell>
          <table:table-cell table:style-name="ce6" office:value-type="float" office:value="31893">
            <text:p>$ 31,893 </text:p>
          </table:table-cell>
          <table:table-cell table:formula="of:=SUM([.I440:.J440])" office:value-type="float" office:value="131387">
            <text:p>$ 131,387 </text:p>
          </table:table-cell>
          <table:table-cell table:formula="of:=[.K440]/[.H440]" office:value-type="float" office:value="1018.50387596899">
            <text:p>$ 1,019 </text:p>
          </table:table-cell>
          <table:table-cell/>
          <table:table-cell office:value-type="float" office:value="142">
            <text:p>142</text:p>
          </table:table-cell>
          <table:table-cell table:formula="of:=SUM([.M440:.N440])" office:value-type="float" office:value="142">
            <text:p>142</text:p>
          </table:table-cell>
          <table:table-cell table:style-name="ce9" office:value-type="float" office:value="98143">
            <text:p>98,143 </text:p>
          </table:table-cell>
          <table:table-cell table:formula="of:=[.P440]/[.O440]" office:value-type="float" office:value="691.147887323944">
            <text:p>691</text:p>
          </table:table-cell>
          <table:table-cell/>
          <table:table-cell table:formula="of:=[.Q440]/43.67" office:value-type="float" office:value="15.8266060756571">
            <text:p>16</text:p>
          </table:table-cell>
          <table:table-cell table:formula="of:=[.Q440]/81.88" office:value-type="float" office:value="8.44098543385373">
            <text:p>8</text:p>
          </table:table-cell>
          <table:table-cell table:style-name="ce10" table:formula="of:=[.S440]*4" office:value-type="currency" office:currency="USD" office:value="63.3064243026282">
            <text:p>$63</text:p>
          </table:table-cell>
          <table:table-cell table:style-name="ce10" table:formula="of:=[.T440]*4" office:value-type="currency" office:currency="USD" office:value="33.7639417354149">
            <text:p>$34</text:p>
          </table:table-cell>
          <table:table-cell table:formula="of:=[.S440]*4" office:value-type="currency" office:currency="USD" office:value="63.3064243026282">
            <text:p>$63</text:p>
          </table:table-cell>
          <table:table-cell table:formula="of:=[.T440]*4" office:value-type="currency" office:currency="USD" office:value="33.7639417354149">
            <text:p>$34</text:p>
          </table:table-cell>
          <table:table-cell table:formula="of:=[.S440]/2" office:value-type="float" office:value="7.91330303782853">
            <text:p>8</text:p>
          </table:table-cell>
          <table:table-cell table:formula="of:=[.T440]/2" office:value-type="float" office:value="4.22049271692687">
            <text:p>4</text:p>
          </table:table-cell>
          <table:table-cell table:formula="of:=[.P440]*0.183" office:value-type="float" office:value="17960.169">
            <text:p>$ 17,96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270">
            <text:p>4270</text:p>
          </table:table-cell>
          <table:table-cell table:style-name="ce1" office:value-type="string">
            <text:p>PROSPECT_PARK_BORO</text:p>
          </table:table-cell>
          <table:table-cell/>
          <table:table-cell table:style-name="ce5" office:value-type="float" office:value="415">
            <text:p>415</text:p>
          </table:table-cell>
          <table:table-cell table:style-name="ce5" table:formula="of:=SUM([.F441:.G441])" office:value-type="float" office:value="415">
            <text:p>415</text:p>
          </table:table-cell>
          <table:table-cell table:style-name="ce6" office:value-type="float" office:value="534769">
            <text:p>$ 534,769 </text:p>
          </table:table-cell>
          <table:table-cell table:style-name="ce6" office:value-type="float" office:value="289317">
            <text:p>$ 289,317 </text:p>
          </table:table-cell>
          <table:table-cell table:formula="of:=SUM([.I441:.J441])" office:value-type="float" office:value="824086">
            <text:p>$ 824,086 </text:p>
          </table:table-cell>
          <table:table-cell table:formula="of:=[.K441]/[.H441]" office:value-type="float" office:value="1985.74939759036">
            <text:p>$ 1,986 </text:p>
          </table:table-cell>
          <table:table-cell/>
          <table:table-cell office:value-type="float" office:value="455">
            <text:p>455</text:p>
          </table:table-cell>
          <table:table-cell table:formula="of:=SUM([.M441:.N441])" office:value-type="float" office:value="455">
            <text:p>455</text:p>
          </table:table-cell>
          <table:table-cell table:style-name="ce9" office:value-type="float" office:value="506829">
            <text:p>506,829 </text:p>
          </table:table-cell>
          <table:table-cell table:formula="of:=[.P441]/[.O441]" office:value-type="float" office:value="1113.90989010989">
            <text:p>1114</text:p>
          </table:table-cell>
          <table:table-cell/>
          <table:table-cell table:formula="of:=[.Q441]/43.67" office:value-type="float" office:value="25.5074396636109">
            <text:p>26</text:p>
          </table:table-cell>
          <table:table-cell table:formula="of:=[.Q441]/81.88" office:value-type="float" office:value="13.6041755020749">
            <text:p>14</text:p>
          </table:table-cell>
          <table:table-cell table:style-name="ce10" table:formula="of:=[.S441]*4" office:value-type="currency" office:currency="USD" office:value="102.029758654444">
            <text:p>$102</text:p>
          </table:table-cell>
          <table:table-cell table:style-name="ce10" table:formula="of:=[.T441]*4" office:value-type="currency" office:currency="USD" office:value="54.4167020082995">
            <text:p>$54</text:p>
          </table:table-cell>
          <table:table-cell table:formula="of:=[.S441]*4" office:value-type="currency" office:currency="USD" office:value="102.029758654444">
            <text:p>$102</text:p>
          </table:table-cell>
          <table:table-cell table:formula="of:=[.T441]*4" office:value-type="currency" office:currency="USD" office:value="54.4167020082995">
            <text:p>$54</text:p>
          </table:table-cell>
          <table:table-cell table:formula="of:=[.S441]/2" office:value-type="float" office:value="12.7537198318055">
            <text:p>13</text:p>
          </table:table-cell>
          <table:table-cell table:formula="of:=[.T441]/2" office:value-type="float" office:value="6.80208775103743">
            <text:p>7</text:p>
          </table:table-cell>
          <table:table-cell table:formula="of:=[.P441]*0.183" office:value-type="float" office:value="92749.707">
            <text:p>$ 92,75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400">
            <text:p>4400</text:p>
          </table:table-cell>
          <table:table-cell table:style-name="ce1" office:value-type="string">
            <text:p>RINGWOOD_BORO</text:p>
          </table:table-cell>
          <table:table-cell/>
          <table:table-cell table:style-name="ce5" office:value-type="float" office:value="68">
            <text:p>68</text:p>
          </table:table-cell>
          <table:table-cell table:style-name="ce5" table:formula="of:=SUM([.F442:.G442])" office:value-type="float" office:value="68">
            <text:p>68</text:p>
          </table:table-cell>
          <table:table-cell table:style-name="ce6" office:value-type="float" office:value="50316">
            <text:p>$ 50,316 </text:p>
          </table:table-cell>
          <table:table-cell table:style-name="ce6" office:value-type="float" office:value="16812">
            <text:p>$ 16,812 </text:p>
          </table:table-cell>
          <table:table-cell table:formula="of:=SUM([.I442:.J442])" office:value-type="float" office:value="67128">
            <text:p>$ 67,128 </text:p>
          </table:table-cell>
          <table:table-cell table:formula="of:=[.K442]/[.H442]" office:value-type="float" office:value="987.176470588235">
            <text:p>$ 987 </text:p>
          </table:table-cell>
          <table:table-cell/>
          <table:table-cell office:value-type="float" office:value="65">
            <text:p>65</text:p>
          </table:table-cell>
          <table:table-cell table:formula="of:=SUM([.M442:.N442])" office:value-type="float" office:value="65">
            <text:p>65</text:p>
          </table:table-cell>
          <table:table-cell table:style-name="ce9" office:value-type="float" office:value="34875">
            <text:p>34,875 </text:p>
          </table:table-cell>
          <table:table-cell table:formula="of:=[.P442]/[.O442]" office:value-type="float" office:value="536.538461538462">
            <text:p>537</text:p>
          </table:table-cell>
          <table:table-cell/>
          <table:table-cell table:formula="of:=[.Q442]/43.67" office:value-type="float" office:value="12.2862024625249">
            <text:p>12</text:p>
          </table:table-cell>
          <table:table-cell table:formula="of:=[.Q442]/81.88" office:value-type="float" office:value="6.55274134756304">
            <text:p>7</text:p>
          </table:table-cell>
          <table:table-cell table:style-name="ce10" table:formula="of:=[.S442]*4" office:value-type="currency" office:currency="USD" office:value="49.1448098500995">
            <text:p>$49</text:p>
          </table:table-cell>
          <table:table-cell table:style-name="ce10" table:formula="of:=[.T442]*4" office:value-type="currency" office:currency="USD" office:value="26.2109653902522">
            <text:p>$26</text:p>
          </table:table-cell>
          <table:table-cell table:formula="of:=[.S442]*4" office:value-type="currency" office:currency="USD" office:value="49.1448098500995">
            <text:p>$49</text:p>
          </table:table-cell>
          <table:table-cell table:formula="of:=[.T442]*4" office:value-type="currency" office:currency="USD" office:value="26.2109653902522">
            <text:p>$26</text:p>
          </table:table-cell>
          <table:table-cell table:formula="of:=[.S442]/2" office:value-type="float" office:value="6.14310123126244">
            <text:p>6</text:p>
          </table:table-cell>
          <table:table-cell table:formula="of:=[.T442]/2" office:value-type="float" office:value="3.27637067378152">
            <text:p>3</text:p>
          </table:table-cell>
          <table:table-cell table:formula="of:=[.P442]*0.183" office:value-type="float" office:value="6382.125">
            <text:p>$ 6,38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200">
            <text:p>5200</text:p>
          </table:table-cell>
          <table:table-cell table:style-name="ce1" office:value-type="string">
            <text:p>TOTOWA_BORO</text:p>
          </table:table-cell>
          <table:table-cell/>
          <table:table-cell table:style-name="ce5" office:value-type="float" office:value="69">
            <text:p>69</text:p>
          </table:table-cell>
          <table:table-cell table:style-name="ce5" table:formula="of:=SUM([.F443:.G443])" office:value-type="float" office:value="69">
            <text:p>69</text:p>
          </table:table-cell>
          <table:table-cell table:style-name="ce6" office:value-type="float" office:value="53975">
            <text:p>$ 53,975 </text:p>
          </table:table-cell>
          <table:table-cell table:style-name="ce6" office:value-type="float" office:value="17059">
            <text:p>$ 17,059 </text:p>
          </table:table-cell>
          <table:table-cell table:formula="of:=SUM([.I443:.J443])" office:value-type="float" office:value="71034">
            <text:p>$ 71,034 </text:p>
          </table:table-cell>
          <table:table-cell table:formula="of:=[.K443]/[.H443]" office:value-type="float" office:value="1029.47826086957">
            <text:p>$ 1,029 </text:p>
          </table:table-cell>
          <table:table-cell/>
          <table:table-cell office:value-type="float" office:value="86">
            <text:p>86</text:p>
          </table:table-cell>
          <table:table-cell table:formula="of:=SUM([.M443:.N443])" office:value-type="float" office:value="86">
            <text:p>86</text:p>
          </table:table-cell>
          <table:table-cell table:style-name="ce9" office:value-type="float" office:value="59441">
            <text:p>59,441 </text:p>
          </table:table-cell>
          <table:table-cell table:formula="of:=[.P443]/[.O443]" office:value-type="float" office:value="691.174418604651">
            <text:p>691</text:p>
          </table:table-cell>
          <table:table-cell/>
          <table:table-cell table:formula="of:=[.Q443]/43.67" office:value-type="float" office:value="15.827213615861">
            <text:p>16</text:p>
          </table:table-cell>
          <table:table-cell table:formula="of:=[.Q443]/81.88" office:value-type="float" office:value="8.44130946024244">
            <text:p>8</text:p>
          </table:table-cell>
          <table:table-cell table:style-name="ce10" table:formula="of:=[.S443]*4" office:value-type="currency" office:currency="USD" office:value="63.3088544634441">
            <text:p>$63</text:p>
          </table:table-cell>
          <table:table-cell table:style-name="ce10" table:formula="of:=[.T443]*4" office:value-type="currency" office:currency="USD" office:value="33.7652378409698">
            <text:p>$34</text:p>
          </table:table-cell>
          <table:table-cell table:formula="of:=[.S443]*4" office:value-type="currency" office:currency="USD" office:value="63.3088544634441">
            <text:p>$63</text:p>
          </table:table-cell>
          <table:table-cell table:formula="of:=[.T443]*4" office:value-type="currency" office:currency="USD" office:value="33.7652378409698">
            <text:p>$34</text:p>
          </table:table-cell>
          <table:table-cell table:formula="of:=[.S443]/2" office:value-type="float" office:value="7.91360680793051">
            <text:p>8</text:p>
          </table:table-cell>
          <table:table-cell table:formula="of:=[.T443]/2" office:value-type="float" office:value="4.22065473012122">
            <text:p>4</text:p>
          </table:table-cell>
          <table:table-cell table:formula="of:=[.P443]*0.183" office:value-type="float" office:value="10877.703">
            <text:p>$ 10,87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440">
            <text:p>5440</text:p>
          </table:table-cell>
          <table:table-cell table:style-name="ce1" office:value-type="string">
            <text:p>WANAQUE_BORO</text:p>
          </table:table-cell>
          <table:table-cell/>
          <table:table-cell table:style-name="ce5" office:value-type="float" office:value="126">
            <text:p>126</text:p>
          </table:table-cell>
          <table:table-cell table:style-name="ce5" table:formula="of:=SUM([.F444:.G444])" office:value-type="float" office:value="126">
            <text:p>126</text:p>
          </table:table-cell>
          <table:table-cell table:style-name="ce6" office:value-type="float" office:value="107179">
            <text:p>$ 107,179 </text:p>
          </table:table-cell>
          <table:table-cell table:style-name="ce6" office:value-type="float" office:value="31152">
            <text:p>$ 31,152 </text:p>
          </table:table-cell>
          <table:table-cell table:formula="of:=SUM([.I444:.J444])" office:value-type="float" office:value="138331">
            <text:p>$ 138,331 </text:p>
          </table:table-cell>
          <table:table-cell table:formula="of:=[.K444]/[.H444]" office:value-type="float" office:value="1097.86507936508">
            <text:p>$ 1,098 </text:p>
          </table:table-cell>
          <table:table-cell/>
          <table:table-cell office:value-type="float" office:value="127">
            <text:p>127</text:p>
          </table:table-cell>
          <table:table-cell table:formula="of:=SUM([.M444:.N444])" office:value-type="float" office:value="127">
            <text:p>127</text:p>
          </table:table-cell>
          <table:table-cell table:style-name="ce9" office:value-type="float" office:value="91307">
            <text:p>91,307 </text:p>
          </table:table-cell>
          <table:table-cell table:formula="of:=[.P444]/[.O444]" office:value-type="float" office:value="718.952755905512">
            <text:p>719</text:p>
          </table:table-cell>
          <table:table-cell/>
          <table:table-cell table:formula="of:=[.Q444]/43.67" office:value-type="float" office:value="16.4633101878981">
            <text:p>16</text:p>
          </table:table-cell>
          <table:table-cell table:formula="of:=[.Q444]/81.88" office:value-type="float" office:value="8.78056614442491">
            <text:p>9</text:p>
          </table:table-cell>
          <table:table-cell table:style-name="ce10" table:formula="of:=[.S444]*4" office:value-type="currency" office:currency="USD" office:value="65.8532407515926">
            <text:p>$66</text:p>
          </table:table-cell>
          <table:table-cell table:style-name="ce10" table:formula="of:=[.T444]*4" office:value-type="currency" office:currency="USD" office:value="35.1222645776997">
            <text:p>$35</text:p>
          </table:table-cell>
          <table:table-cell table:formula="of:=[.S444]*4" office:value-type="currency" office:currency="USD" office:value="65.8532407515926">
            <text:p>$66</text:p>
          </table:table-cell>
          <table:table-cell table:formula="of:=[.T444]*4" office:value-type="currency" office:currency="USD" office:value="35.1222645776997">
            <text:p>$35</text:p>
          </table:table-cell>
          <table:table-cell table:formula="of:=[.S444]/2" office:value-type="float" office:value="8.23165509394907">
            <text:p>8</text:p>
          </table:table-cell>
          <table:table-cell table:formula="of:=[.T444]/2" office:value-type="float" office:value="4.39028307221246">
            <text:p>4</text:p>
          </table:table-cell>
          <table:table-cell table:formula="of:=[.P444]*0.183" office:value-type="float" office:value="16709.181">
            <text:p>$ 16,70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570">
            <text:p>5570</text:p>
          </table:table-cell>
          <table:table-cell table:style-name="ce1" office:value-type="string">
            <text:p>WAYNE_TOWNSHIP</text:p>
          </table:table-cell>
          <table:table-cell table:style-name="ce5" office:value-type="float" office:value="374">
            <text:p>374</text:p>
          </table:table-cell>
          <table:table-cell table:style-name="ce5"/>
          <table:table-cell table:style-name="ce5" table:formula="of:=SUM([.F445:.G445])" office:value-type="float" office:value="374">
            <text:p>374</text:p>
          </table:table-cell>
          <table:table-cell table:style-name="ce6" office:value-type="float" office:value="290230">
            <text:p>$ 290,230 </text:p>
          </table:table-cell>
          <table:table-cell table:style-name="ce6" office:value-type="float" office:value="0">
            <text:p>$ 0 </text:p>
          </table:table-cell>
          <table:table-cell table:formula="of:=SUM([.I445:.J445])" office:value-type="float" office:value="290230">
            <text:p>$ 290,230 </text:p>
          </table:table-cell>
          <table:table-cell table:formula="of:=[.K445]/[.H445]" office:value-type="float" office:value="776.016042780749">
            <text:p>$ 776 </text:p>
          </table:table-cell>
          <table:table-cell office:value-type="float" office:value="440">
            <text:p>440</text:p>
          </table:table-cell>
          <table:table-cell/>
          <table:table-cell table:formula="of:=SUM([.M445:.N445])" office:value-type="float" office:value="440">
            <text:p>440</text:p>
          </table:table-cell>
          <table:table-cell table:style-name="ce9" office:value-type="float" office:value="340140">
            <text:p>340,140 </text:p>
          </table:table-cell>
          <table:table-cell table:formula="of:=[.P445]/[.O445]" office:value-type="float" office:value="773.045454545455">
            <text:p>773</text:p>
          </table:table-cell>
          <table:table-cell/>
          <table:table-cell table:formula="of:=[.Q445]/43.67" office:value-type="float" office:value="17.7019797239628">
            <text:p>18</text:p>
          </table:table-cell>
          <table:table-cell table:formula="of:=[.Q445]/81.88" office:value-type="float" office:value="9.44119998223565">
            <text:p>9</text:p>
          </table:table-cell>
          <table:table-cell table:style-name="ce10" table:formula="of:=[.S445]*4" office:value-type="currency" office:currency="USD" office:value="70.8079188958511">
            <text:p>$71</text:p>
          </table:table-cell>
          <table:table-cell table:style-name="ce10" table:formula="of:=[.T445]*4" office:value-type="currency" office:currency="USD" office:value="37.7647999289426">
            <text:p>$38</text:p>
          </table:table-cell>
          <table:table-cell table:formula="of:=[.S445]*4" office:value-type="currency" office:currency="USD" office:value="70.8079188958511">
            <text:p>$71</text:p>
          </table:table-cell>
          <table:table-cell table:formula="of:=[.T445]*4" office:value-type="currency" office:currency="USD" office:value="37.7647999289426">
            <text:p>$38</text:p>
          </table:table-cell>
          <table:table-cell table:formula="of:=[.S445]/2" office:value-type="float" office:value="8.85098986198139">
            <text:p>9</text:p>
          </table:table-cell>
          <table:table-cell table:formula="of:=[.T445]/2" office:value-type="float" office:value="4.72059999111782">
            <text:p>5</text:p>
          </table:table-cell>
          <table:table-cell table:formula="of:=[.P445]*0.183" office:value-type="float" office:value="62245.62">
            <text:p>$ 62,24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650">
            <text:p>5650</text:p>
          </table:table-cell>
          <table:table-cell table:style-name="ce1" office:value-type="string">
            <text:p>WEST_MILFORD_TOWNSHIP</text:p>
          </table:table-cell>
          <table:table-cell table:style-name="ce5" office:value-type="float" office:value="319">
            <text:p>319</text:p>
          </table:table-cell>
          <table:table-cell table:style-name="ce5"/>
          <table:table-cell table:style-name="ce5" table:formula="of:=SUM([.F446:.G446])" office:value-type="float" office:value="319">
            <text:p>319</text:p>
          </table:table-cell>
          <table:table-cell table:style-name="ce6" office:value-type="float" office:value="415978">
            <text:p>$ 415,978 </text:p>
          </table:table-cell>
          <table:table-cell table:style-name="ce6" office:value-type="float" office:value="272703">
            <text:p>$ 272,703 </text:p>
          </table:table-cell>
          <table:table-cell table:formula="of:=SUM([.I446:.J446])" office:value-type="float" office:value="688681">
            <text:p>$ 688,681 </text:p>
          </table:table-cell>
          <table:table-cell table:formula="of:=[.K446]/[.H446]" office:value-type="float" office:value="2158.87460815047">
            <text:p>$ 2,159 </text:p>
          </table:table-cell>
          <table:table-cell office:value-type="float" office:value="359">
            <text:p>359</text:p>
          </table:table-cell>
          <table:table-cell/>
          <table:table-cell table:formula="of:=SUM([.M446:.N446])" office:value-type="float" office:value="359">
            <text:p>359</text:p>
          </table:table-cell>
          <table:table-cell table:style-name="ce9" office:value-type="float" office:value="449199">
            <text:p>449,199 </text:p>
          </table:table-cell>
          <table:table-cell table:formula="of:=[.P446]/[.O446]" office:value-type="float" office:value="1251.25069637883">
            <text:p>1251</text:p>
          </table:table-cell>
          <table:table-cell/>
          <table:table-cell table:formula="of:=[.Q446]/43.67" office:value-type="float" office:value="28.6524088934928">
            <text:p>29</text:p>
          </table:table-cell>
          <table:table-cell table:formula="of:=[.Q446]/81.88" office:value-type="float" office:value="15.2815180310067">
            <text:p>15</text:p>
          </table:table-cell>
          <table:table-cell table:style-name="ce10" table:formula="of:=[.S446]*4" office:value-type="currency" office:currency="USD" office:value="114.609635573971">
            <text:p>$115</text:p>
          </table:table-cell>
          <table:table-cell table:style-name="ce10" table:formula="of:=[.T446]*4" office:value-type="currency" office:currency="USD" office:value="61.1260721240269">
            <text:p>$61</text:p>
          </table:table-cell>
          <table:table-cell table:formula="of:=[.S446]*4" office:value-type="currency" office:currency="USD" office:value="114.609635573971">
            <text:p>$115</text:p>
          </table:table-cell>
          <table:table-cell table:formula="of:=[.T446]*4" office:value-type="currency" office:currency="USD" office:value="61.1260721240269">
            <text:p>$61</text:p>
          </table:table-cell>
          <table:table-cell table:formula="of:=[.S446]/2" office:value-type="float" office:value="14.3262044467464">
            <text:p>14</text:p>
          </table:table-cell>
          <table:table-cell table:formula="of:=[.T446]/2" office:value-type="float" office:value="7.64075901550336">
            <text:p>8</text:p>
          </table:table-cell>
          <table:table-cell table:formula="of:=[.P446]*0.183" office:value-type="float" office:value="82203.417">
            <text:p>$ 82,20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690">
            <text:p>5690</text:p>
          </table:table-cell>
          <table:table-cell table:style-name="ce1" office:value-type="string">
            <text:p>WOODLAND_PARK</text:p>
          </table:table-cell>
          <table:table-cell/>
          <table:table-cell table:style-name="ce5" office:value-type="float" office:value="188">
            <text:p>188</text:p>
          </table:table-cell>
          <table:table-cell table:style-name="ce5" table:formula="of:=SUM([.F447:.G447])" office:value-type="float" office:value="188">
            <text:p>188</text:p>
          </table:table-cell>
          <table:table-cell table:style-name="ce6" office:value-type="float" office:value="161000">
            <text:p>$ 161,000 </text:p>
          </table:table-cell>
          <table:table-cell table:style-name="ce6" office:value-type="float" office:value="50410">
            <text:p>$ 50,410 </text:p>
          </table:table-cell>
          <table:table-cell table:formula="of:=SUM([.I447:.J447])" office:value-type="float" office:value="211410">
            <text:p>$ 211,410 </text:p>
          </table:table-cell>
          <table:table-cell table:formula="of:=[.K447]/[.H447]" office:value-type="float" office:value="1124.52127659574">
            <text:p>$ 1,125 </text:p>
          </table:table-cell>
          <table:table-cell/>
          <table:table-cell office:value-type="float" office:value="241">
            <text:p>241</text:p>
          </table:table-cell>
          <table:table-cell table:formula="of:=SUM([.M447:.N447])" office:value-type="float" office:value="241">
            <text:p>241</text:p>
          </table:table-cell>
          <table:table-cell table:style-name="ce9" office:value-type="float" office:value="192729">
            <text:p>192,729 </text:p>
          </table:table-cell>
          <table:table-cell table:formula="of:=[.P447]/[.O447]" office:value-type="float" office:value="799.705394190871">
            <text:p>800</text:p>
          </table:table-cell>
          <table:table-cell/>
          <table:table-cell table:formula="of:=[.Q447]/43.67" office:value-type="float" office:value="18.312466090929">
            <text:p>18</text:p>
          </table:table-cell>
          <table:table-cell table:formula="of:=[.Q447]/81.88" office:value-type="float" office:value="9.76679768186213">
            <text:p>10</text:p>
          </table:table-cell>
          <table:table-cell table:style-name="ce10" table:formula="of:=[.S447]*4" office:value-type="currency" office:currency="USD" office:value="73.2498643637162">
            <text:p>$73</text:p>
          </table:table-cell>
          <table:table-cell table:style-name="ce10" table:formula="of:=[.T447]*4" office:value-type="currency" office:currency="USD" office:value="39.0671907274485">
            <text:p>$39</text:p>
          </table:table-cell>
          <table:table-cell table:formula="of:=[.S447]*4" office:value-type="currency" office:currency="USD" office:value="73.2498643637162">
            <text:p>$73</text:p>
          </table:table-cell>
          <table:table-cell table:formula="of:=[.T447]*4" office:value-type="currency" office:currency="USD" office:value="39.0671907274485">
            <text:p>$39</text:p>
          </table:table-cell>
          <table:table-cell table:formula="of:=[.S447]/2" office:value-type="float" office:value="9.15623304546452">
            <text:p>9</text:p>
          </table:table-cell>
          <table:table-cell table:formula="of:=[.T447]/2" office:value-type="float" office:value="4.88339884093107">
            <text:p>5</text:p>
          </table:table-cell>
          <table:table-cell table:formula="of:=[.P447]*0.183" office:value-type="float" office:value="35269.407">
            <text:p>$ 35,26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6021">
            <text:p>6021</text:p>
          </table:table-cell>
          <table:table-cell table:style-name="ce1" office:value-type="string">
            <text:p>COMMUNITY_CHARTER_SCHOOL</text:p>
          </table:table-cell>
          <table:table-cell/>
          <table:table-cell table:style-name="ce5" office:value-type="float" office:value="255">
            <text:p>255</text:p>
          </table:table-cell>
          <table:table-cell table:style-name="ce5" table:formula="of:=SUM([.F448:.G448])" office:value-type="float" office:value="255">
            <text:p>255</text:p>
          </table:table-cell>
          <table:table-cell table:style-name="ce6" office:value-type="float" office:value="505018">
            <text:p>$ 505,018 </text:p>
          </table:table-cell>
          <table:table-cell table:style-name="ce6" office:value-type="float" office:value="203193">
            <text:p>$ 203,193 </text:p>
          </table:table-cell>
          <table:table-cell table:formula="of:=SUM([.I448:.J448])" office:value-type="float" office:value="708211">
            <text:p>$ 708,211 </text:p>
          </table:table-cell>
          <table:table-cell table:formula="of:=[.K448]/[.H448]" office:value-type="float" office:value="2777.29803921569">
            <text:p>$ 2,777 </text:p>
          </table:table-cell>
          <table:table-cell/>
          <table:table-cell office:value-type="float" office:value="325">
            <text:p>325</text:p>
          </table:table-cell>
          <table:table-cell table:formula="of:=SUM([.M448:.N448])" office:value-type="float" office:value="325">
            <text:p>325</text:p>
          </table:table-cell>
          <table:table-cell table:style-name="ce9" office:value-type="float" office:value="437014">
            <text:p>437,014 </text:p>
          </table:table-cell>
          <table:table-cell table:formula="of:=[.P448]/[.O448]" office:value-type="float" office:value="1344.65846153846">
            <text:p>1345</text:p>
          </table:table-cell>
          <table:table-cell/>
          <table:table-cell table:formula="of:=[.Q448]/43.67" office:value-type="float" office:value="30.7913547409769">
            <text:p>31</text:p>
          </table:table-cell>
          <table:table-cell table:formula="of:=[.Q448]/81.88" office:value-type="float" office:value="16.4223065649543">
            <text:p>16</text:p>
          </table:table-cell>
          <table:table-cell table:style-name="ce10" table:formula="of:=[.S448]*4" office:value-type="currency" office:currency="USD" office:value="123.165418963908">
            <text:p>$123</text:p>
          </table:table-cell>
          <table:table-cell table:style-name="ce10" table:formula="of:=[.T448]*4" office:value-type="currency" office:currency="USD" office:value="65.6892262598174">
            <text:p>$66</text:p>
          </table:table-cell>
          <table:table-cell table:formula="of:=[.S448]*4" office:value-type="currency" office:currency="USD" office:value="123.165418963908">
            <text:p>$123</text:p>
          </table:table-cell>
          <table:table-cell table:formula="of:=[.T448]*4" office:value-type="currency" office:currency="USD" office:value="65.6892262598174">
            <text:p>$66</text:p>
          </table:table-cell>
          <table:table-cell table:formula="of:=[.S448]/2" office:value-type="float" office:value="15.3956773704885">
            <text:p>15</text:p>
          </table:table-cell>
          <table:table-cell table:formula="of:=[.T448]/2" office:value-type="float" office:value="8.21115328247717">
            <text:p>8</text:p>
          </table:table-cell>
          <table:table-cell table:formula="of:=[.P448]*0.183" office:value-type="float" office:value="79973.562">
            <text:p>$ 79,97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6230">
            <text:p>6230</text:p>
          </table:table-cell>
          <table:table-cell table:style-name="ce1" office:value-type="string">
            <text:p>CLASSICAL_ACADEMY_CHARTER_SCHOOL_OF_C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449:.G449])" office:value-type="float" office:value="35">
            <text:p>35</text:p>
          </table:table-cell>
          <table:table-cell table:style-name="ce6" office:value-type="float" office:value="34044">
            <text:p>$ 34,044 </text:p>
          </table:table-cell>
          <table:table-cell table:style-name="ce6" office:value-type="float" office:value="15070">
            <text:p>$ 15,070 </text:p>
          </table:table-cell>
          <table:table-cell table:formula="of:=SUM([.I449:.J449])" office:value-type="float" office:value="49114">
            <text:p>$ 49,114 </text:p>
          </table:table-cell>
          <table:table-cell table:formula="of:=[.K449]/[.H449]" office:value-type="float" office:value="1403.25714285714">
            <text:p>$ 1,403 </text:p>
          </table:table-cell>
          <table:table-cell/>
          <table:table-cell office:value-type="float" office:value="31">
            <text:p>31</text:p>
          </table:table-cell>
          <table:table-cell table:formula="of:=SUM([.M449:.N449])" office:value-type="float" office:value="31">
            <text:p>31</text:p>
          </table:table-cell>
          <table:table-cell table:style-name="ce9" office:value-type="float" office:value="28805">
            <text:p>28,805 </text:p>
          </table:table-cell>
          <table:table-cell table:formula="of:=[.P449]/[.O449]" office:value-type="float" office:value="929.193548387097">
            <text:p>929</text:p>
          </table:table-cell>
          <table:table-cell/>
          <table:table-cell table:formula="of:=[.Q449]/43.67" office:value-type="float" office:value="21.2776173205197">
            <text:p>21</text:p>
          </table:table-cell>
          <table:table-cell table:formula="of:=[.Q449]/81.88" office:value-type="float" office:value="11.3482358132279">
            <text:p>11</text:p>
          </table:table-cell>
          <table:table-cell table:style-name="ce10" table:formula="of:=[.S449]*4" office:value-type="currency" office:currency="USD" office:value="85.1104692820789">
            <text:p>$85</text:p>
          </table:table-cell>
          <table:table-cell table:style-name="ce10" table:formula="of:=[.T449]*4" office:value-type="currency" office:currency="USD" office:value="45.3929432529114">
            <text:p>$45</text:p>
          </table:table-cell>
          <table:table-cell table:formula="of:=[.S449]*4" office:value-type="currency" office:currency="USD" office:value="85.1104692820789">
            <text:p>$85</text:p>
          </table:table-cell>
          <table:table-cell table:formula="of:=[.T449]*4" office:value-type="currency" office:currency="USD" office:value="45.3929432529114">
            <text:p>$45</text:p>
          </table:table-cell>
          <table:table-cell table:formula="of:=[.S449]/2" office:value-type="float" office:value="10.6388086602599">
            <text:p>11</text:p>
          </table:table-cell>
          <table:table-cell table:formula="of:=[.T449]/2" office:value-type="float" office:value="5.67411790661393">
            <text:p>6</text:p>
          </table:table-cell>
          <table:table-cell table:formula="of:=[.P449]*0.183" office:value-type="float" office:value="5271.315">
            <text:p>$ 5,27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7503">
            <text:p>7503</text:p>
          </table:table-cell>
          <table:table-cell table:style-name="ce1" office:value-type="string">
            <text:p>PATERSON_CHARTER_SCHOOL_FOR_SCI/TECH</text:p>
          </table:table-cell>
          <table:table-cell/>
          <table:table-cell table:style-name="ce5" office:value-type="float" office:value="552">
            <text:p>552</text:p>
          </table:table-cell>
          <table:table-cell table:style-name="ce5" table:formula="of:=SUM([.F450:.G450])" office:value-type="float" office:value="552">
            <text:p>552</text:p>
          </table:table-cell>
          <table:table-cell table:style-name="ce6" office:value-type="float" office:value="452131">
            <text:p>$ 452,131 </text:p>
          </table:table-cell>
          <table:table-cell table:style-name="ce6" office:value-type="float" office:value="245754">
            <text:p>$ 245,754 </text:p>
          </table:table-cell>
          <table:table-cell table:formula="of:=SUM([.I450:.J450])" office:value-type="float" office:value="697885">
            <text:p>$ 697,885 </text:p>
          </table:table-cell>
          <table:table-cell table:formula="of:=[.K450]/[.H450]" office:value-type="float" office:value="1264.28442028986">
            <text:p>$ 1,264 </text:p>
          </table:table-cell>
          <table:table-cell/>
          <table:table-cell office:value-type="float" office:value="321">
            <text:p>321</text:p>
          </table:table-cell>
          <table:table-cell table:formula="of:=SUM([.M450:.N450])" office:value-type="float" office:value="321">
            <text:p>321</text:p>
          </table:table-cell>
          <table:table-cell table:style-name="ce9" office:value-type="float" office:value="402886">
            <text:p>402,886 </text:p>
          </table:table-cell>
          <table:table-cell table:formula="of:=[.P450]/[.O450]" office:value-type="float" office:value="1255.09657320872">
            <text:p>1255</text:p>
          </table:table-cell>
          <table:table-cell/>
          <table:table-cell table:formula="of:=[.Q450]/43.67" office:value-type="float" office:value="28.7404756860252">
            <text:p>29</text:p>
          </table:table-cell>
          <table:table-cell table:formula="of:=[.Q450]/81.88" office:value-type="float" office:value="15.3284877040635">
            <text:p>15</text:p>
          </table:table-cell>
          <table:table-cell table:style-name="ce10" table:formula="of:=[.S450]*4" office:value-type="currency" office:currency="USD" office:value="114.961902744101">
            <text:p>$115</text:p>
          </table:table-cell>
          <table:table-cell table:style-name="ce10" table:formula="of:=[.T450]*4" office:value-type="currency" office:currency="USD" office:value="61.3139508162542">
            <text:p>$61</text:p>
          </table:table-cell>
          <table:table-cell table:formula="of:=[.S450]*4" office:value-type="currency" office:currency="USD" office:value="114.961902744101">
            <text:p>$115</text:p>
          </table:table-cell>
          <table:table-cell table:formula="of:=[.T450]*4" office:value-type="currency" office:currency="USD" office:value="61.3139508162542">
            <text:p>$61</text:p>
          </table:table-cell>
          <table:table-cell table:formula="of:=[.S450]/2" office:value-type="float" office:value="14.3702378430126">
            <text:p>14</text:p>
          </table:table-cell>
          <table:table-cell table:formula="of:=[.T450]/2" office:value-type="float" office:value="7.66424385203177">
            <text:p>8</text:p>
          </table:table-cell>
          <table:table-cell table:formula="of:=[.P450]*0.183" office:value-type="float" office:value="73728.138">
            <text:p>$ 73,72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60">
            <text:p>60</text:p>
          </table:table-cell>
          <table:table-cell table:style-name="ce1" office:value-type="string">
            <text:p>ALLOWAY_TOWNSHIP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451:.G451])" office:value-type="float" office:value="26">
            <text:p>26</text:p>
          </table:table-cell>
          <table:table-cell table:style-name="ce6" office:value-type="float" office:value="23443">
            <text:p>$ 23,443 </text:p>
          </table:table-cell>
          <table:table-cell table:style-name="ce6" office:value-type="float" office:value="6428">
            <text:p>$ 6,428 </text:p>
          </table:table-cell>
          <table:table-cell table:formula="of:=SUM([.I451:.J451])" office:value-type="float" office:value="29871">
            <text:p>$ 29,871 </text:p>
          </table:table-cell>
          <table:table-cell table:formula="of:=[.K451]/[.H451]" office:value-type="float" office:value="1148.88461538462">
            <text:p>$ 1,149 </text:p>
          </table:table-cell>
          <table:table-cell/>
          <table:table-cell office:value-type="float" office:value="32">
            <text:p>32</text:p>
          </table:table-cell>
          <table:table-cell table:formula="of:=SUM([.M451:.N451])" office:value-type="float" office:value="32">
            <text:p>32</text:p>
          </table:table-cell>
          <table:table-cell table:style-name="ce9" office:value-type="float" office:value="22325">
            <text:p>22,325 </text:p>
          </table:table-cell>
          <table:table-cell table:formula="of:=[.P451]/[.O451]" office:value-type="float" office:value="697.65625">
            <text:p>698</text:p>
          </table:table-cell>
          <table:table-cell/>
          <table:table-cell table:formula="of:=[.Q451]/43.67" office:value-type="float" office:value="15.9756411724296">
            <text:p>16</text:p>
          </table:table-cell>
          <table:table-cell table:formula="of:=[.Q451]/81.88" office:value-type="float" office:value="8.52047203224231">
            <text:p>9</text:p>
          </table:table-cell>
          <table:table-cell table:style-name="ce10" table:formula="of:=[.S451]*4" office:value-type="currency" office:currency="USD" office:value="63.9025646897183">
            <text:p>$64</text:p>
          </table:table-cell>
          <table:table-cell table:style-name="ce10" table:formula="of:=[.T451]*4" office:value-type="currency" office:currency="USD" office:value="34.0818881289692">
            <text:p>$34</text:p>
          </table:table-cell>
          <table:table-cell table:formula="of:=[.S451]*4" office:value-type="currency" office:currency="USD" office:value="63.9025646897183">
            <text:p>$64</text:p>
          </table:table-cell>
          <table:table-cell table:formula="of:=[.T451]*4" office:value-type="currency" office:currency="USD" office:value="34.0818881289692">
            <text:p>$34</text:p>
          </table:table-cell>
          <table:table-cell table:formula="of:=[.S451]/2" office:value-type="float" office:value="7.98782058621479">
            <text:p>8</text:p>
          </table:table-cell>
          <table:table-cell table:formula="of:=[.T451]/2" office:value-type="float" office:value="4.26023601612115">
            <text:p>4</text:p>
          </table:table-cell>
          <table:table-cell table:formula="of:=[.P451]*0.183" office:value-type="float" office:value="4085.475">
            <text:p>$ 4,085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ELMER</text:p>
          </table:table-cell>
          <table:table-cell/>
          <table:table-cell table:style-name="ce5" table:number-columns-repeated="2"/>
          <table:table-cell table:style-name="ce6" table:number-columns-repeated="2"/>
          <table:table-cell table:number-columns-repeated="3"/>
          <table:table-cell office:value-type="float" office:value="19">
            <text:p>19</text:p>
          </table:table-cell>
          <table:table-cell table:formula="of:=SUM([.M452:.N452])" office:value-type="float" office:value="19">
            <text:p>19</text:p>
          </table:table-cell>
          <table:table-cell table:style-name="ce9" office:value-type="float" office:value="15183">
            <text:p>15,183 </text:p>
          </table:table-cell>
          <table:table-cell table:formula="of:=[.P452]/[.O452]" office:value-type="float" office:value="799.105263157895">
            <text:p>799</text:p>
          </table:table-cell>
          <table:table-cell/>
          <table:table-cell table:formula="of:=[.Q452]/43.67" office:value-type="float" office:value="18.2987236811975">
            <text:p>18</text:p>
          </table:table-cell>
          <table:table-cell table:formula="of:=[.Q452]/81.88" office:value-type="float" office:value="9.75946828478132">
            <text:p>10</text:p>
          </table:table-cell>
          <table:table-cell table:style-name="ce10" table:formula="of:=[.S452]*4" office:value-type="currency" office:currency="USD" office:value="73.19489472479">
            <text:p>$73</text:p>
          </table:table-cell>
          <table:table-cell table:style-name="ce10" table:formula="of:=[.T452]*4" office:value-type="currency" office:currency="USD" office:value="39.0378731391253">
            <text:p>$39</text:p>
          </table:table-cell>
          <table:table-cell table:formula="of:=[.S452]*4" office:value-type="currency" office:currency="USD" office:value="73.19489472479">
            <text:p>$73</text:p>
          </table:table-cell>
          <table:table-cell table:formula="of:=[.T452]*4" office:value-type="currency" office:currency="USD" office:value="39.0378731391253">
            <text:p>$39</text:p>
          </table:table-cell>
          <table:table-cell table:formula="of:=[.S452]/2" office:value-type="float" office:value="9.14936184059875">
            <text:p>9</text:p>
          </table:table-cell>
          <table:table-cell table:formula="of:=[.T452]/2" office:value-type="float" office:value="4.87973414239066">
            <text:p>5</text:p>
          </table:table-cell>
          <table:table-cell table:formula="of:=[.P452]*0.183" office:value-type="float" office:value="2778.489">
            <text:p>$ 2,77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1350">
            <text:p>1350</text:p>
          </table:table-cell>
          <table:table-cell table:style-name="ce1" office:value-type="string">
            <text:p>ELSINBORO_TOWNSHIP</text:p>
          </table:table-cell>
          <table:table-cell/>
          <table:table-cell table:style-name="ce5" office:value-type="float" office:value="20">
            <text:p>20</text:p>
          </table:table-cell>
          <table:table-cell table:style-name="ce5" table:formula="of:=SUM([.F453:.G453])" office:value-type="float" office:value="20">
            <text:p>20</text:p>
          </table:table-cell>
          <table:table-cell table:style-name="ce6" office:value-type="float" office:value="16875">
            <text:p>$ 16,875 </text:p>
          </table:table-cell>
          <table:table-cell table:style-name="ce6" office:value-type="float" office:value="5554">
            <text:p>$ 5,554 </text:p>
          </table:table-cell>
          <table:table-cell table:formula="of:=SUM([.I453:.J453])" office:value-type="float" office:value="22429">
            <text:p>$ 22,429 </text:p>
          </table:table-cell>
          <table:table-cell table:formula="of:=[.K453]/[.H453]" office:value-type="float" office:value="1121.45">
            <text:p>$ 1,121 </text:p>
          </table:table-cell>
          <table:table-cell/>
          <table:table-cell office:value-type="float" office:value="20">
            <text:p>20</text:p>
          </table:table-cell>
          <table:table-cell table:formula="of:=SUM([.M453:.N453])" office:value-type="float" office:value="20">
            <text:p>20</text:p>
          </table:table-cell>
          <table:table-cell table:style-name="ce9" office:value-type="float" office:value="15892">
            <text:p>15,892 </text:p>
          </table:table-cell>
          <table:table-cell table:formula="of:=[.P453]/[.O453]" office:value-type="float" office:value="794.6">
            <text:p>795</text:p>
          </table:table-cell>
          <table:table-cell/>
          <table:table-cell table:formula="of:=[.Q453]/43.67" office:value-type="float" office:value="18.1955575910236">
            <text:p>18</text:p>
          </table:table-cell>
          <table:table-cell table:formula="of:=[.Q453]/81.88" office:value-type="float" office:value="9.70444553004397">
            <text:p>10</text:p>
          </table:table-cell>
          <table:table-cell table:style-name="ce10" table:formula="of:=[.S453]*4" office:value-type="currency" office:currency="USD" office:value="72.7822303640943">
            <text:p>$73</text:p>
          </table:table-cell>
          <table:table-cell table:style-name="ce10" table:formula="of:=[.T453]*4" office:value-type="currency" office:currency="USD" office:value="38.8177821201759">
            <text:p>$39</text:p>
          </table:table-cell>
          <table:table-cell table:formula="of:=[.S453]*4" office:value-type="currency" office:currency="USD" office:value="72.7822303640943">
            <text:p>$73</text:p>
          </table:table-cell>
          <table:table-cell table:formula="of:=[.T453]*4" office:value-type="currency" office:currency="USD" office:value="38.8177821201759">
            <text:p>$39</text:p>
          </table:table-cell>
          <table:table-cell table:formula="of:=[.S453]/2" office:value-type="float" office:value="9.09777879551179">
            <text:p>9</text:p>
          </table:table-cell>
          <table:table-cell table:formula="of:=[.T453]/2" office:value-type="float" office:value="4.85222276502198">
            <text:p>5</text:p>
          </table:table-cell>
          <table:table-cell table:formula="of:=[.P453]*0.183" office:value-type="float" office:value="2908.236">
            <text:p>$ 2,90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2800">
            <text:p>2800</text:p>
          </table:table-cell>
          <table:table-cell table:style-name="ce1" office:value-type="string">
            <text:p>LOWER_ALLOWAYS_CREEK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454:.G454])" office:value-type="float" office:value="15">
            <text:p>15</text:p>
          </table:table-cell>
          <table:table-cell table:style-name="ce6" office:value-type="float" office:value="13588">
            <text:p>$ 13,588 </text:p>
          </table:table-cell>
          <table:table-cell table:style-name="ce6" office:value-type="float" office:value="3708">
            <text:p>$ 3,708 </text:p>
          </table:table-cell>
          <table:table-cell table:formula="of:=SUM([.I454:.J454])" office:value-type="float" office:value="17296">
            <text:p>$ 17,296 </text:p>
          </table:table-cell>
          <table:table-cell table:formula="of:=[.K454]/[.H454]" office:value-type="float" office:value="1153.06666666667">
            <text:p>$ 1,153 </text:p>
          </table:table-cell>
          <table:table-cell/>
          <table:table-cell office:value-type="float" office:value="23">
            <text:p>23</text:p>
          </table:table-cell>
          <table:table-cell table:formula="of:=SUM([.M454:.N454])" office:value-type="float" office:value="23">
            <text:p>23</text:p>
          </table:table-cell>
          <table:table-cell table:style-name="ce9" office:value-type="float" office:value="15902">
            <text:p>15,902 </text:p>
          </table:table-cell>
          <table:table-cell table:formula="of:=[.P454]/[.O454]" office:value-type="float" office:value="691.391304347826">
            <text:p>691</text:p>
          </table:table-cell>
          <table:table-cell/>
          <table:table-cell table:formula="of:=[.Q454]/43.67" office:value-type="float" office:value="15.8321800858215">
            <text:p>16</text:p>
          </table:table-cell>
          <table:table-cell table:formula="of:=[.Q454]/81.88" office:value-type="float" office:value="8.44395828465836">
            <text:p>8</text:p>
          </table:table-cell>
          <table:table-cell table:style-name="ce10" table:formula="of:=[.S454]*4" office:value-type="currency" office:currency="USD" office:value="63.3287203432861">
            <text:p>$63</text:p>
          </table:table-cell>
          <table:table-cell table:style-name="ce10" table:formula="of:=[.T454]*4" office:value-type="currency" office:currency="USD" office:value="33.7758331386334">
            <text:p>$34</text:p>
          </table:table-cell>
          <table:table-cell table:formula="of:=[.S454]*4" office:value-type="currency" office:currency="USD" office:value="63.3287203432861">
            <text:p>$63</text:p>
          </table:table-cell>
          <table:table-cell table:formula="of:=[.T454]*4" office:value-type="currency" office:currency="USD" office:value="33.7758331386334">
            <text:p>$34</text:p>
          </table:table-cell>
          <table:table-cell table:formula="of:=[.S454]/2" office:value-type="float" office:value="7.91609004291076">
            <text:p>8</text:p>
          </table:table-cell>
          <table:table-cell table:formula="of:=[.T454]/2" office:value-type="float" office:value="4.22197914232918">
            <text:p>4</text:p>
          </table:table-cell>
          <table:table-cell table:formula="of:=[.P454]*0.183" office:value-type="float" office:value="2910.066">
            <text:p>$ 2,91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2950">
            <text:p>2950</text:p>
          </table:table-cell>
          <table:table-cell table:style-name="ce1" office:value-type="string">
            <text:p>MANNINGTON_TOWNSHIP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455:.G455])" office:value-type="float" office:value="25">
            <text:p>25</text:p>
          </table:table-cell>
          <table:table-cell table:style-name="ce6" office:value-type="float" office:value="29026">
            <text:p>$ 29,026 </text:p>
          </table:table-cell>
          <table:table-cell table:style-name="ce6" office:value-type="float" office:value="6216">
            <text:p>$ 6,216 </text:p>
          </table:table-cell>
          <table:table-cell table:formula="of:=SUM([.I455:.J455])" office:value-type="float" office:value="35242">
            <text:p>$ 35,242 </text:p>
          </table:table-cell>
          <table:table-cell table:formula="of:=[.K455]/[.H455]" office:value-type="float" office:value="1409.68">
            <text:p>$ 1,410 </text:p>
          </table:table-cell>
          <table:table-cell/>
          <table:table-cell office:value-type="float" office:value="45">
            <text:p>45</text:p>
          </table:table-cell>
          <table:table-cell table:formula="of:=SUM([.M455:.N455])" office:value-type="float" office:value="45">
            <text:p>45</text:p>
          </table:table-cell>
          <table:table-cell table:style-name="ce9" office:value-type="float" office:value="38135">
            <text:p>38,135 </text:p>
          </table:table-cell>
          <table:table-cell table:formula="of:=[.P455]/[.O455]" office:value-type="float" office:value="847.444444444444">
            <text:p>847</text:p>
          </table:table-cell>
          <table:table-cell/>
          <table:table-cell table:formula="of:=[.Q455]/43.67" office:value-type="float" office:value="19.4056433351144">
            <text:p>19</text:p>
          </table:table-cell>
          <table:table-cell table:formula="of:=[.Q455]/81.88" office:value-type="float" office:value="10.3498344460728">
            <text:p>10</text:p>
          </table:table-cell>
          <table:table-cell table:style-name="ce10" table:formula="of:=[.S455]*4" office:value-type="currency" office:currency="USD" office:value="77.6225733404575">
            <text:p>$78</text:p>
          </table:table-cell>
          <table:table-cell table:style-name="ce10" table:formula="of:=[.T455]*4" office:value-type="currency" office:currency="USD" office:value="41.3993377842914">
            <text:p>$41</text:p>
          </table:table-cell>
          <table:table-cell table:formula="of:=[.S455]*4" office:value-type="currency" office:currency="USD" office:value="77.6225733404575">
            <text:p>$78</text:p>
          </table:table-cell>
          <table:table-cell table:formula="of:=[.T455]*4" office:value-type="currency" office:currency="USD" office:value="41.3993377842914">
            <text:p>$41</text:p>
          </table:table-cell>
          <table:table-cell table:formula="of:=[.S455]/2" office:value-type="float" office:value="9.70282166755718">
            <text:p>10</text:p>
          </table:table-cell>
          <table:table-cell table:formula="of:=[.T455]/2" office:value-type="float" office:value="5.17491722303642">
            <text:p>5</text:p>
          </table:table-cell>
          <table:table-cell table:formula="of:=[.P455]*0.183" office:value-type="float" office:value="6978.705">
            <text:p>$ 6,97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3860">
            <text:p>3860</text:p>
          </table:table-cell>
          <table:table-cell table:style-name="ce1" office:value-type="string">
            <text:p>OLDMANS_TOWNSHIP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456:.G456])" office:value-type="float" office:value="25">
            <text:p>25</text:p>
          </table:table-cell>
          <table:table-cell table:style-name="ce6" office:value-type="float" office:value="22167">
            <text:p>$ 22,167 </text:p>
          </table:table-cell>
          <table:table-cell table:style-name="ce6" office:value-type="float" office:value="6181">
            <text:p>$ 6,181 </text:p>
          </table:table-cell>
          <table:table-cell table:formula="of:=SUM([.I456:.J456])" office:value-type="float" office:value="28348">
            <text:p>$ 28,348 </text:p>
          </table:table-cell>
          <table:table-cell table:formula="of:=[.K456]/[.H456]" office:value-type="float" office:value="1133.92">
            <text:p>$ 1,134 </text:p>
          </table:table-cell>
          <table:table-cell/>
          <table:table-cell office:value-type="float" office:value="35">
            <text:p>35</text:p>
          </table:table-cell>
          <table:table-cell table:formula="of:=SUM([.M456:.N456])" office:value-type="float" office:value="35">
            <text:p>35</text:p>
          </table:table-cell>
          <table:table-cell table:style-name="ce9" office:value-type="float" office:value="27789">
            <text:p>27,789 </text:p>
          </table:table-cell>
          <table:table-cell table:formula="of:=[.P456]/[.O456]" office:value-type="float" office:value="793.971428571429">
            <text:p>794</text:p>
          </table:table-cell>
          <table:table-cell/>
          <table:table-cell table:formula="of:=[.Q456]/43.67" office:value-type="float" office:value="18.181163924237">
            <text:p>18</text:p>
          </table:table-cell>
          <table:table-cell table:formula="of:=[.Q456]/81.88" office:value-type="float" office:value="9.69676879056459">
            <text:p>10</text:p>
          </table:table-cell>
          <table:table-cell table:style-name="ce10" table:formula="of:=[.S456]*4" office:value-type="currency" office:currency="USD" office:value="72.7246556969479">
            <text:p>$73</text:p>
          </table:table-cell>
          <table:table-cell table:style-name="ce10" table:formula="of:=[.T456]*4" office:value-type="currency" office:currency="USD" office:value="38.7870751622584">
            <text:p>$39</text:p>
          </table:table-cell>
          <table:table-cell table:formula="of:=[.S456]*4" office:value-type="currency" office:currency="USD" office:value="72.7246556969479">
            <text:p>$73</text:p>
          </table:table-cell>
          <table:table-cell table:formula="of:=[.T456]*4" office:value-type="currency" office:currency="USD" office:value="38.7870751622584">
            <text:p>$39</text:p>
          </table:table-cell>
          <table:table-cell table:formula="of:=[.S456]/2" office:value-type="float" office:value="9.09058196211849">
            <text:p>9</text:p>
          </table:table-cell>
          <table:table-cell table:formula="of:=[.T456]/2" office:value-type="float" office:value="4.84838439528229">
            <text:p>5</text:p>
          </table:table-cell>
          <table:table-cell table:formula="of:=[.P456]*0.183" office:value-type="float" office:value="5085.387">
            <text:p>$ 5,08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070">
            <text:p>4070</text:p>
          </table:table-cell>
          <table:table-cell table:style-name="ce1" office:value-type="string">
            <text:p>PENNS_GRV-CARNEY'S_PT_REGIONAL</text:p>
          </table:table-cell>
          <table:table-cell/>
          <table:table-cell table:style-name="ce5" office:value-type="float" office:value="1143">
            <text:p>1,143</text:p>
          </table:table-cell>
          <table:table-cell table:style-name="ce5" table:formula="of:=SUM([.F457:.G457])" office:value-type="float" office:value="1143">
            <text:p>1,143</text:p>
          </table:table-cell>
          <table:table-cell table:style-name="ce6" office:value-type="float" office:value="1378941">
            <text:p>$ 1,378,941 </text:p>
          </table:table-cell>
          <table:table-cell table:style-name="ce6" office:value-type="float" office:value="839198">
            <text:p>$ 839,198 </text:p>
          </table:table-cell>
          <table:table-cell table:formula="of:=SUM([.I457:.J457])" office:value-type="float" office:value="2218139">
            <text:p>$ 2,218,139 </text:p>
          </table:table-cell>
          <table:table-cell table:formula="of:=[.K457]/[.H457]" office:value-type="float" office:value="1940.6290463692">
            <text:p>$ 1,941 </text:p>
          </table:table-cell>
          <table:table-cell/>
          <table:table-cell office:value-type="float" office:value="1234">
            <text:p>1234</text:p>
          </table:table-cell>
          <table:table-cell table:formula="of:=SUM([.M457:.N457])" office:value-type="float" office:value="1234">
            <text:p>1234</text:p>
          </table:table-cell>
          <table:table-cell table:style-name="ce9" office:value-type="float" office:value="1381755">
            <text:p>1,381,755 </text:p>
          </table:table-cell>
          <table:table-cell table:formula="of:=[.P457]/[.O457]" office:value-type="float" office:value="1119.73662884927">
            <text:p>1120</text:p>
          </table:table-cell>
          <table:table-cell/>
          <table:table-cell table:formula="of:=[.Q457]/43.67" office:value-type="float" office:value="25.6408662433998">
            <text:p>26</text:p>
          </table:table-cell>
          <table:table-cell table:formula="of:=[.Q457]/81.88" office:value-type="float" office:value="13.6753374309877">
            <text:p>14</text:p>
          </table:table-cell>
          <table:table-cell table:style-name="ce10" table:formula="of:=[.S457]*4" office:value-type="currency" office:currency="USD" office:value="102.563464973599">
            <text:p>$103</text:p>
          </table:table-cell>
          <table:table-cell table:style-name="ce10" table:formula="of:=[.T457]*4" office:value-type="currency" office:currency="USD" office:value="54.7013497239507">
            <text:p>$55</text:p>
          </table:table-cell>
          <table:table-cell table:formula="of:=[.S457]*4" office:value-type="currency" office:currency="USD" office:value="102.563464973599">
            <text:p>$103</text:p>
          </table:table-cell>
          <table:table-cell table:formula="of:=[.T457]*4" office:value-type="currency" office:currency="USD" office:value="54.7013497239507">
            <text:p>$55</text:p>
          </table:table-cell>
          <table:table-cell table:formula="of:=[.S457]/2" office:value-type="float" office:value="12.8204331216999">
            <text:p>13</text:p>
          </table:table-cell>
          <table:table-cell table:formula="of:=[.T457]/2" office:value-type="float" office:value="6.83766871549384">
            <text:p>7</text:p>
          </table:table-cell>
          <table:table-cell table:formula="of:=[.P457]*0.183" office:value-type="float" office:value="252861.165">
            <text:p>$ 252,86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075">
            <text:p>4075</text:p>
          </table:table-cell>
          <table:table-cell table:style-name="ce1" office:value-type="string">
            <text:p>PENNSVILLE</text:p>
          </table:table-cell>
          <table:table-cell/>
          <table:table-cell table:style-name="ce5" office:value-type="float" office:value="252">
            <text:p>252</text:p>
          </table:table-cell>
          <table:table-cell table:style-name="ce5" table:formula="of:=SUM([.F458:.G458])" office:value-type="float" office:value="252">
            <text:p>252</text:p>
          </table:table-cell>
          <table:table-cell table:style-name="ce6" office:value-type="float" office:value="189925">
            <text:p>$ 189,925 </text:p>
          </table:table-cell>
          <table:table-cell table:style-name="ce6" office:value-type="float" office:value="62304">
            <text:p>$ 62,304 </text:p>
          </table:table-cell>
          <table:table-cell table:formula="of:=SUM([.I458:.J458])" office:value-type="float" office:value="252229">
            <text:p>$ 252,229 </text:p>
          </table:table-cell>
          <table:table-cell table:formula="of:=[.K458]/[.H458]" office:value-type="float" office:value="1000.90873015873">
            <text:p>$ 1,001 </text:p>
          </table:table-cell>
          <table:table-cell/>
          <table:table-cell office:value-type="float" office:value="317">
            <text:p>317</text:p>
          </table:table-cell>
          <table:table-cell table:formula="of:=SUM([.M458:.N458])" office:value-type="float" office:value="317">
            <text:p>317</text:p>
          </table:table-cell>
          <table:table-cell table:style-name="ce9" office:value-type="float" office:value="245968">
            <text:p>245,968 </text:p>
          </table:table-cell>
          <table:table-cell table:formula="of:=[.P458]/[.O458]" office:value-type="float" office:value="775.92429022082">
            <text:p>776</text:p>
          </table:table-cell>
          <table:table-cell/>
          <table:table-cell table:formula="of:=[.Q458]/43.67" office:value-type="float" office:value="17.7679022262611">
            <text:p>18</text:p>
          </table:table-cell>
          <table:table-cell table:formula="of:=[.Q458]/81.88" office:value-type="float" office:value="9.47635918686884">
            <text:p>9</text:p>
          </table:table-cell>
          <table:table-cell table:style-name="ce10" table:formula="of:=[.S458]*4" office:value-type="currency" office:currency="USD" office:value="71.0716089050442">
            <text:p>$71</text:p>
          </table:table-cell>
          <table:table-cell table:style-name="ce10" table:formula="of:=[.T458]*4" office:value-type="currency" office:currency="USD" office:value="37.9054367474753">
            <text:p>$38</text:p>
          </table:table-cell>
          <table:table-cell table:formula="of:=[.S458]*4" office:value-type="currency" office:currency="USD" office:value="71.0716089050442">
            <text:p>$71</text:p>
          </table:table-cell>
          <table:table-cell table:formula="of:=[.T458]*4" office:value-type="currency" office:currency="USD" office:value="37.9054367474753">
            <text:p>$38</text:p>
          </table:table-cell>
          <table:table-cell table:formula="of:=[.S458]/2" office:value-type="float" office:value="8.88395111313053">
            <text:p>9</text:p>
          </table:table-cell>
          <table:table-cell table:formula="of:=[.T458]/2" office:value-type="float" office:value="4.73817959343442">
            <text:p>5</text:p>
          </table:table-cell>
          <table:table-cell table:formula="of:=[.P458]*0.183" office:value-type="float" office:value="45012.144">
            <text:p>$ 45,01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150">
            <text:p>4150</text:p>
          </table:table-cell>
          <table:table-cell table:style-name="ce1" office:value-type="string">
            <text:p>PITTSGROVE_TOWNSHIP</text:p>
          </table:table-cell>
          <table:table-cell/>
          <table:table-cell table:style-name="ce5" office:value-type="float" office:value="298">
            <text:p>298</text:p>
          </table:table-cell>
          <table:table-cell table:style-name="ce5" table:formula="of:=SUM([.F459:.G459])" office:value-type="float" office:value="298">
            <text:p>298</text:p>
          </table:table-cell>
          <table:table-cell table:style-name="ce6" office:value-type="float" office:value="327842">
            <text:p>$ 327,842 </text:p>
          </table:table-cell>
          <table:table-cell table:style-name="ce6" office:value-type="float" office:value="79651">
            <text:p>$ 79,651 </text:p>
          </table:table-cell>
          <table:table-cell table:formula="of:=SUM([.I459:.J459])" office:value-type="float" office:value="407493">
            <text:p>$ 407,493 </text:p>
          </table:table-cell>
          <table:table-cell table:formula="of:=[.K459]/[.H459]" office:value-type="float" office:value="1367.42617449664">
            <text:p>$ 1,367 </text:p>
          </table:table-cell>
          <table:table-cell/>
          <table:table-cell office:value-type="float" office:value="327">
            <text:p>327</text:p>
          </table:table-cell>
          <table:table-cell table:formula="of:=SUM([.M459:.N459])" office:value-type="float" office:value="327">
            <text:p>327</text:p>
          </table:table-cell>
          <table:table-cell table:style-name="ce9" office:value-type="float" office:value="291493">
            <text:p>291,493 </text:p>
          </table:table-cell>
          <table:table-cell table:formula="of:=[.P459]/[.O459]" office:value-type="float" office:value="891.415902140673">
            <text:p>891</text:p>
          </table:table-cell>
          <table:table-cell/>
          <table:table-cell table:formula="of:=[.Q459]/43.67" office:value-type="float" office:value="20.4125464195254">
            <text:p>20</text:p>
          </table:table-cell>
          <table:table-cell table:formula="of:=[.Q459]/81.88" office:value-type="float" office:value="10.8868576226267">
            <text:p>11</text:p>
          </table:table-cell>
          <table:table-cell table:style-name="ce10" table:formula="of:=[.S459]*4" office:value-type="currency" office:currency="USD" office:value="81.6501856781015">
            <text:p>$82</text:p>
          </table:table-cell>
          <table:table-cell table:style-name="ce10" table:formula="of:=[.T459]*4" office:value-type="currency" office:currency="USD" office:value="43.5474304905067">
            <text:p>$44</text:p>
          </table:table-cell>
          <table:table-cell table:formula="of:=[.S459]*4" office:value-type="currency" office:currency="USD" office:value="81.6501856781015">
            <text:p>$82</text:p>
          </table:table-cell>
          <table:table-cell table:formula="of:=[.T459]*4" office:value-type="currency" office:currency="USD" office:value="43.5474304905067">
            <text:p>$44</text:p>
          </table:table-cell>
          <table:table-cell table:formula="of:=[.S459]/2" office:value-type="float" office:value="10.2062732097627">
            <text:p>10</text:p>
          </table:table-cell>
          <table:table-cell table:formula="of:=[.T459]/2" office:value-type="float" office:value="5.44342881131334">
            <text:p>5</text:p>
          </table:table-cell>
          <table:table-cell table:formula="of:=[.P459]*0.183" office:value-type="float" office:value="53343.219">
            <text:p>$ 53,34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280">
            <text:p>4280</text:p>
          </table:table-cell>
          <table:table-cell table:style-name="ce1" office:value-type="string">
            <text:p>QUINTON_TOWNSHIP</text:p>
          </table:table-cell>
          <table:table-cell/>
          <table:table-cell table:style-name="ce5" office:value-type="float" office:value="93">
            <text:p>93</text:p>
          </table:table-cell>
          <table:table-cell table:style-name="ce5" table:formula="of:=SUM([.F460:.G460])" office:value-type="float" office:value="93">
            <text:p>93</text:p>
          </table:table-cell>
          <table:table-cell table:style-name="ce6" office:value-type="float" office:value="86936">
            <text:p>$ 86,936 </text:p>
          </table:table-cell>
          <table:table-cell table:style-name="ce6" office:value-type="float" office:value="35343">
            <text:p>$ 35,343 </text:p>
          </table:table-cell>
          <table:table-cell table:formula="of:=SUM([.I460:.J460])" office:value-type="float" office:value="122279">
            <text:p>$ 122,279 </text:p>
          </table:table-cell>
          <table:table-cell table:formula="of:=[.K460]/[.H460]" office:value-type="float" office:value="1314.82795698925">
            <text:p>$ 1,315 </text:p>
          </table:table-cell>
          <table:table-cell/>
          <table:table-cell office:value-type="float" office:value="92">
            <text:p>92</text:p>
          </table:table-cell>
          <table:table-cell table:formula="of:=SUM([.M460:.N460])" office:value-type="float" office:value="92">
            <text:p>92</text:p>
          </table:table-cell>
          <table:table-cell table:style-name="ce9" office:value-type="float" office:value="80270">
            <text:p>80,270 </text:p>
          </table:table-cell>
          <table:table-cell table:formula="of:=[.P460]/[.O460]" office:value-type="float" office:value="872.5">
            <text:p>873</text:p>
          </table:table-cell>
          <table:table-cell/>
          <table:table-cell table:formula="of:=[.Q460]/43.67" office:value-type="float" office:value="19.9793908861919">
            <text:p>20</text:p>
          </table:table-cell>
          <table:table-cell table:formula="of:=[.Q460]/81.88" office:value-type="float" office:value="10.6558378114314">
            <text:p>11</text:p>
          </table:table-cell>
          <table:table-cell table:style-name="ce10" table:formula="of:=[.S460]*4" office:value-type="currency" office:currency="USD" office:value="79.9175635447676">
            <text:p>$80</text:p>
          </table:table-cell>
          <table:table-cell table:style-name="ce10" table:formula="of:=[.T460]*4" office:value-type="currency" office:currency="USD" office:value="42.6233512457255">
            <text:p>$43</text:p>
          </table:table-cell>
          <table:table-cell table:formula="of:=[.S460]*4" office:value-type="currency" office:currency="USD" office:value="79.9175635447676">
            <text:p>$80</text:p>
          </table:table-cell>
          <table:table-cell table:formula="of:=[.T460]*4" office:value-type="currency" office:currency="USD" office:value="42.6233512457255">
            <text:p>$43</text:p>
          </table:table-cell>
          <table:table-cell table:formula="of:=[.S460]/2" office:value-type="float" office:value="9.98969544309595">
            <text:p>10</text:p>
          </table:table-cell>
          <table:table-cell table:formula="of:=[.T460]/2" office:value-type="float" office:value="5.32791890571568">
            <text:p>5</text:p>
          </table:table-cell>
          <table:table-cell table:formula="of:=[.P460]*0.183" office:value-type="float" office:value="14689.41">
            <text:p>$ 14,68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630">
            <text:p>4630</text:p>
          </table:table-cell>
          <table:table-cell table:style-name="ce1" office:value-type="string">
            <text:p>SALEM_CITY</text:p>
          </table:table-cell>
          <table:table-cell/>
          <table:table-cell table:style-name="ce5" office:value-type="float" office:value="776">
            <text:p>776</text:p>
          </table:table-cell>
          <table:table-cell table:style-name="ce5" table:formula="of:=SUM([.F461:.G461])" office:value-type="float" office:value="776">
            <text:p>776</text:p>
          </table:table-cell>
          <table:table-cell table:style-name="ce6" office:value-type="float" office:value="1038436">
            <text:p>$ 1,038,436 </text:p>
          </table:table-cell>
          <table:table-cell table:style-name="ce6" office:value-type="float" office:value="609314">
            <text:p>$ 609,314 </text:p>
          </table:table-cell>
          <table:table-cell table:formula="of:=SUM([.I461:.J461])" office:value-type="float" office:value="1647750">
            <text:p>$ 1,647,750 </text:p>
          </table:table-cell>
          <table:table-cell table:formula="of:=[.K461]/[.H461]" office:value-type="float" office:value="2123.38917525773">
            <text:p>$ 2,123 </text:p>
          </table:table-cell>
          <table:table-cell/>
          <table:table-cell office:value-type="float" office:value="794">
            <text:p>794</text:p>
          </table:table-cell>
          <table:table-cell table:formula="of:=SUM([.M461:.N461])" office:value-type="float" office:value="794">
            <text:p>794</text:p>
          </table:table-cell>
          <table:table-cell table:style-name="ce9" office:value-type="float" office:value="986769">
            <text:p>986,769 </text:p>
          </table:table-cell>
          <table:table-cell table:formula="of:=[.P461]/[.O461]" office:value-type="float" office:value="1242.78211586902">
            <text:p>1243</text:p>
          </table:table-cell>
          <table:table-cell/>
          <table:table-cell table:formula="of:=[.Q461]/43.67" office:value-type="float" office:value="28.4584867384707">
            <text:p>28</text:p>
          </table:table-cell>
          <table:table-cell table:formula="of:=[.Q461]/81.88" office:value-type="float" office:value="15.1780913027481">
            <text:p>15</text:p>
          </table:table-cell>
          <table:table-cell table:style-name="ce10" table:formula="of:=[.S461]*4" office:value-type="currency" office:currency="USD" office:value="113.833946953883">
            <text:p>$114</text:p>
          </table:table-cell>
          <table:table-cell table:style-name="ce10" table:formula="of:=[.T461]*4" office:value-type="currency" office:currency="USD" office:value="60.7123652109926">
            <text:p>$61</text:p>
          </table:table-cell>
          <table:table-cell table:formula="of:=[.S461]*4" office:value-type="currency" office:currency="USD" office:value="113.833946953883">
            <text:p>$114</text:p>
          </table:table-cell>
          <table:table-cell table:formula="of:=[.T461]*4" office:value-type="currency" office:currency="USD" office:value="60.7123652109926">
            <text:p>$61</text:p>
          </table:table-cell>
          <table:table-cell table:formula="of:=[.S461]/2" office:value-type="float" office:value="14.2292433692354">
            <text:p>14</text:p>
          </table:table-cell>
          <table:table-cell table:formula="of:=[.T461]/2" office:value-type="float" office:value="7.58904565137407">
            <text:p>8</text:p>
          </table:table-cell>
          <table:table-cell table:formula="of:=[.P461]*0.183" office:value-type="float" office:value="180578.727">
            <text:p>$ 180,57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640">
            <text:p>4640</text:p>
          </table:table-cell>
          <table:table-cell table:style-name="ce1" office:value-type="string">
            <text:p>SALEM_COUNTY_VOCATIONAL</text:p>
          </table:table-cell>
          <table:table-cell/>
          <table:table-cell table:style-name="ce5" office:value-type="float" office:value="43">
            <text:p>43</text:p>
          </table:table-cell>
          <table:table-cell table:style-name="ce5" table:formula="of:=SUM([.F462:.G462])" office:value-type="float" office:value="43">
            <text:p>43</text:p>
          </table:table-cell>
          <table:table-cell table:style-name="ce6" office:value-type="float" office:value="38007">
            <text:p>$ 38,007 </text:p>
          </table:table-cell>
          <table:table-cell table:style-name="ce6" office:value-type="float" office:value="10507">
            <text:p>$ 10,507 </text:p>
          </table:table-cell>
          <table:table-cell table:formula="of:=SUM([.I462:.J462])" office:value-type="float" office:value="48514">
            <text:p>$ 48,514 </text:p>
          </table:table-cell>
          <table:table-cell table:formula="of:=[.K462]/[.H462]" office:value-type="float" office:value="1128.23255813954">
            <text:p>$ 1,128 </text:p>
          </table:table-cell>
          <table:table-cell/>
          <table:table-cell office:value-type="float" office:value="71">
            <text:p>71</text:p>
          </table:table-cell>
          <table:table-cell table:formula="of:=SUM([.M462:.N462])" office:value-type="float" office:value="71">
            <text:p>71</text:p>
          </table:table-cell>
          <table:table-cell table:style-name="ce9" office:value-type="float" office:value="49090">
            <text:p>49,090 </text:p>
          </table:table-cell>
          <table:table-cell table:formula="of:=[.P462]/[.O462]" office:value-type="float" office:value="691.408450704225">
            <text:p>691</text:p>
          </table:table-cell>
          <table:table-cell/>
          <table:table-cell table:formula="of:=[.Q462]/43.67" office:value-type="float" office:value="15.8325727204998">
            <text:p>16</text:p>
          </table:table-cell>
          <table:table-cell table:formula="of:=[.Q462]/81.88" office:value-type="float" office:value="8.44416769301692">
            <text:p>8</text:p>
          </table:table-cell>
          <table:table-cell table:style-name="ce10" table:formula="of:=[.S462]*4" office:value-type="currency" office:currency="USD" office:value="63.3302908819991">
            <text:p>$63</text:p>
          </table:table-cell>
          <table:table-cell table:style-name="ce10" table:formula="of:=[.T462]*4" office:value-type="currency" office:currency="USD" office:value="33.7766707720677">
            <text:p>$34</text:p>
          </table:table-cell>
          <table:table-cell table:formula="of:=[.S462]*4" office:value-type="currency" office:currency="USD" office:value="63.3302908819991">
            <text:p>$63</text:p>
          </table:table-cell>
          <table:table-cell table:formula="of:=[.T462]*4" office:value-type="currency" office:currency="USD" office:value="33.7766707720677">
            <text:p>$34</text:p>
          </table:table-cell>
          <table:table-cell table:formula="of:=[.S462]/2" office:value-type="float" office:value="7.91628636024989">
            <text:p>8</text:p>
          </table:table-cell>
          <table:table-cell table:formula="of:=[.T462]/2" office:value-type="float" office:value="4.22208384650846">
            <text:p>4</text:p>
          </table:table-cell>
          <table:table-cell table:formula="of:=[.P462]*0.183" office:value-type="float" office:value="8983.47">
            <text:p>$ 8,98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5320">
            <text:p>5320</text:p>
          </table:table-cell>
          <table:table-cell table:style-name="ce1" office:value-type="string">
            <text:p>UPPER_PITTSGROVE_TOWNSHIP</text:p>
          </table:table-cell>
          <table:table-cell/>
          <table:table-cell table:style-name="ce5" office:value-type="float" office:value="57">
            <text:p>57</text:p>
          </table:table-cell>
          <table:table-cell table:style-name="ce5" table:formula="of:=SUM([.F463:.G463])" office:value-type="float" office:value="57">
            <text:p>57</text:p>
          </table:table-cell>
          <table:table-cell table:style-name="ce6" office:value-type="float" office:value="54207">
            <text:p>$ 54,207 </text:p>
          </table:table-cell>
          <table:table-cell table:style-name="ce6" office:value-type="float" office:value="14093">
            <text:p>$ 14,093 </text:p>
          </table:table-cell>
          <table:table-cell table:formula="of:=SUM([.I463:.J463])" office:value-type="float" office:value="68300">
            <text:p>$ 68,300 </text:p>
          </table:table-cell>
          <table:table-cell table:formula="of:=[.K463]/[.H463]" office:value-type="float" office:value="1198.24561403509">
            <text:p>$ 1,198 </text:p>
          </table:table-cell>
          <table:table-cell/>
          <table:table-cell office:value-type="float" office:value="59">
            <text:p>59</text:p>
          </table:table-cell>
          <table:table-cell table:formula="of:=SUM([.M463:.N463])" office:value-type="float" office:value="59">
            <text:p>59</text:p>
          </table:table-cell>
          <table:table-cell table:style-name="ce9" office:value-type="float" office:value="47721">
            <text:p>47,721 </text:p>
          </table:table-cell>
          <table:table-cell table:formula="of:=[.P463]/[.O463]" office:value-type="float" office:value="808.830508474576">
            <text:p>809</text:p>
          </table:table-cell>
          <table:table-cell/>
          <table:table-cell table:formula="of:=[.Q463]/43.67" office:value-type="float" office:value="18.5214222229122">
            <text:p>19</text:p>
          </table:table-cell>
          <table:table-cell table:formula="of:=[.Q463]/81.88" office:value-type="float" office:value="9.87824265357323">
            <text:p>10</text:p>
          </table:table-cell>
          <table:table-cell table:style-name="ce10" table:formula="of:=[.S463]*4" office:value-type="currency" office:currency="USD" office:value="74.0856888916488">
            <text:p>$74</text:p>
          </table:table-cell>
          <table:table-cell table:style-name="ce10" table:formula="of:=[.T463]*4" office:value-type="currency" office:currency="USD" office:value="39.5129706142929">
            <text:p>$40</text:p>
          </table:table-cell>
          <table:table-cell table:formula="of:=[.S463]*4" office:value-type="currency" office:currency="USD" office:value="74.0856888916488">
            <text:p>$74</text:p>
          </table:table-cell>
          <table:table-cell table:formula="of:=[.T463]*4" office:value-type="currency" office:currency="USD" office:value="39.5129706142929">
            <text:p>$40</text:p>
          </table:table-cell>
          <table:table-cell table:formula="of:=[.S463]/2" office:value-type="float" office:value="9.26071111145611">
            <text:p>9</text:p>
          </table:table-cell>
          <table:table-cell table:formula="of:=[.T463]/2" office:value-type="float" office:value="4.93912132678662">
            <text:p>5</text:p>
          </table:table-cell>
          <table:table-cell table:formula="of:=[.P463]*0.183" office:value-type="float" office:value="8732.943">
            <text:p>$ 8,73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5910">
            <text:p>5910</text:p>
          </table:table-cell>
          <table:table-cell table:style-name="ce1" office:value-type="string">
            <text:p>WOODSTOWN-PILESGROVE_REGIONAL</text:p>
          </table:table-cell>
          <table:table-cell/>
          <table:table-cell table:style-name="ce5" office:value-type="float" office:value="188">
            <text:p>188</text:p>
          </table:table-cell>
          <table:table-cell table:style-name="ce5" table:formula="of:=SUM([.F464:.G464])" office:value-type="float" office:value="188">
            <text:p>188</text:p>
          </table:table-cell>
          <table:table-cell table:style-name="ce6" office:value-type="float" office:value="141020">
            <text:p>$ 141,020 </text:p>
          </table:table-cell>
          <table:table-cell table:style-name="ce6" office:value-type="float" office:value="46357">
            <text:p>$ 46,357 </text:p>
          </table:table-cell>
          <table:table-cell table:formula="of:=SUM([.I464:.J464])" office:value-type="float" office:value="187377">
            <text:p>$ 187,377 </text:p>
          </table:table-cell>
          <table:table-cell table:formula="of:=[.K464]/[.H464]" office:value-type="float" office:value="996.686170212766">
            <text:p>$ 997 </text:p>
          </table:table-cell>
          <table:table-cell/>
          <table:table-cell office:value-type="float" office:value="180">
            <text:p>180</text:p>
          </table:table-cell>
          <table:table-cell table:formula="of:=SUM([.M464:.N464])" office:value-type="float" office:value="180">
            <text:p>180</text:p>
          </table:table-cell>
          <table:table-cell table:style-name="ce9" office:value-type="float" office:value="128548">
            <text:p>128,548 </text:p>
          </table:table-cell>
          <table:table-cell table:formula="of:=[.P464]/[.O464]" office:value-type="float" office:value="714.155555555556">
            <text:p>714</text:p>
          </table:table-cell>
          <table:table-cell/>
          <table:table-cell table:formula="of:=[.Q464]/43.67" office:value-type="float" office:value="16.3534590234842">
            <text:p>16</text:p>
          </table:table-cell>
          <table:table-cell table:formula="of:=[.Q464]/81.88" office:value-type="float" office:value="8.7219779623297">
            <text:p>9</text:p>
          </table:table-cell>
          <table:table-cell table:style-name="ce10" table:formula="of:=[.S464]*4" office:value-type="currency" office:currency="USD" office:value="65.4138360939369">
            <text:p>$65</text:p>
          </table:table-cell>
          <table:table-cell table:style-name="ce10" table:formula="of:=[.T464]*4" office:value-type="currency" office:currency="USD" office:value="34.8879118493188">
            <text:p>$35</text:p>
          </table:table-cell>
          <table:table-cell table:formula="of:=[.S464]*4" office:value-type="currency" office:currency="USD" office:value="65.4138360939369">
            <text:p>$65</text:p>
          </table:table-cell>
          <table:table-cell table:formula="of:=[.T464]*4" office:value-type="currency" office:currency="USD" office:value="34.8879118493188">
            <text:p>$35</text:p>
          </table:table-cell>
          <table:table-cell table:formula="of:=[.S464]/2" office:value-type="float" office:value="8.17672951174211">
            <text:p>8</text:p>
          </table:table-cell>
          <table:table-cell table:formula="of:=[.T464]/2" office:value-type="float" office:value="4.36098898116485">
            <text:p>4</text:p>
          </table:table-cell>
          <table:table-cell table:formula="of:=[.P464]*0.183" office:value-type="float" office:value="23524.284">
            <text:p>$ 23,52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240">
            <text:p>240</text:p>
          </table:table-cell>
          <table:table-cell table:style-name="ce1" office:value-type="string">
            <text:p>BEDMINSTER_TOWNSHIP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465:.G465])" office:value-type="float" office:value="17">
            <text:p>17</text:p>
          </table:table-cell>
          <table:table-cell table:style-name="ce6" office:value-type="float" office:value="10839">
            <text:p>$ 10,839 </text:p>
          </table:table-cell>
          <table:table-cell table:style-name="ce6" office:value-type="float" office:value="0">
            <text:p>$ 0 </text:p>
          </table:table-cell>
          <table:table-cell table:formula="of:=SUM([.I465:.J465])" office:value-type="float" office:value="10839">
            <text:p>$ 10,839 </text:p>
          </table:table-cell>
          <table:table-cell table:formula="of:=[.K465]/[.H465]" office:value-type="float" office:value="637.588235294118">
            <text:p>$ 638 </text:p>
          </table:table-cell>
          <table:table-cell/>
          <table:table-cell office:value-type="float" office:value="28">
            <text:p>28</text:p>
          </table:table-cell>
          <table:table-cell table:formula="of:=SUM([.M465:.N465])" office:value-type="float" office:value="28">
            <text:p>28</text:p>
          </table:table-cell>
          <table:table-cell table:style-name="ce9" office:value-type="float" office:value="14619">
            <text:p>14,619 </text:p>
          </table:table-cell>
          <table:table-cell table:formula="of:=[.P465]/[.O465]" office:value-type="float" office:value="522.107142857143">
            <text:p>522</text:p>
          </table:table-cell>
          <table:table-cell/>
          <table:table-cell table:formula="of:=[.Q465]/43.67" office:value-type="float" office:value="11.9557394746312">
            <text:p>12</text:p>
          </table:table-cell>
          <table:table-cell table:formula="of:=[.Q465]/81.88" office:value-type="float" office:value="6.37649173005793">
            <text:p>6</text:p>
          </table:table-cell>
          <table:table-cell table:style-name="ce10" table:formula="of:=[.S465]*4" office:value-type="currency" office:currency="USD" office:value="47.8229578985247">
            <text:p>$48</text:p>
          </table:table-cell>
          <table:table-cell table:style-name="ce10" table:formula="of:=[.T465]*4" office:value-type="currency" office:currency="USD" office:value="25.5059669202317">
            <text:p>$26</text:p>
          </table:table-cell>
          <table:table-cell table:formula="of:=[.S465]*4" office:value-type="currency" office:currency="USD" office:value="47.8229578985247">
            <text:p>$48</text:p>
          </table:table-cell>
          <table:table-cell table:formula="of:=[.T465]*4" office:value-type="currency" office:currency="USD" office:value="25.5059669202317">
            <text:p>$26</text:p>
          </table:table-cell>
          <table:table-cell table:formula="of:=[.S465]/2" office:value-type="float" office:value="5.97786973731558">
            <text:p>6</text:p>
          </table:table-cell>
          <table:table-cell table:formula="of:=[.T465]/2" office:value-type="float" office:value="3.18824586502896">
            <text:p>3</text:p>
          </table:table-cell>
          <table:table-cell table:formula="of:=[.P465]*0.183" office:value-type="float" office:value="2675.277">
            <text:p>$ 2,67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90">
            <text:p>490</text:p>
          </table:table-cell>
          <table:table-cell table:style-name="ce1" office:value-type="string">
            <text:p>BOUND_BROOK_BORO</text:p>
          </table:table-cell>
          <table:table-cell/>
          <table:table-cell table:style-name="ce5" office:value-type="float" office:value="673">
            <text:p>673</text:p>
          </table:table-cell>
          <table:table-cell table:style-name="ce5" table:formula="of:=SUM([.F466:.G466])" office:value-type="float" office:value="673">
            <text:p>673</text:p>
          </table:table-cell>
          <table:table-cell table:style-name="ce6" office:value-type="float" office:value="764031">
            <text:p>$ 764,031 </text:p>
          </table:table-cell>
          <table:table-cell table:style-name="ce6" office:value-type="float" office:value="433854">
            <text:p>$ 433,854 </text:p>
          </table:table-cell>
          <table:table-cell table:formula="of:=SUM([.I466:.J466])" office:value-type="float" office:value="1197885">
            <text:p>$ 1,197,885 </text:p>
          </table:table-cell>
          <table:table-cell table:formula="of:=[.K466]/[.H466]" office:value-type="float" office:value="1779.91827637444">
            <text:p>$ 1,780 </text:p>
          </table:table-cell>
          <table:table-cell/>
          <table:table-cell office:value-type="float" office:value="693">
            <text:p>693</text:p>
          </table:table-cell>
          <table:table-cell table:formula="of:=SUM([.M466:.N466])" office:value-type="float" office:value="693">
            <text:p>693</text:p>
          </table:table-cell>
          <table:table-cell table:style-name="ce9" office:value-type="float" office:value="724585">
            <text:p>724,585 </text:p>
          </table:table-cell>
          <table:table-cell table:formula="of:=[.P466]/[.O466]" office:value-type="float" office:value="1045.5772005772">
            <text:p>1046</text:p>
          </table:table-cell>
          <table:table-cell/>
          <table:table-cell table:formula="of:=[.Q466]/43.67" office:value-type="float" office:value="23.9426883576185">
            <text:p>24</text:p>
          </table:table-cell>
          <table:table-cell table:formula="of:=[.Q466]/81.88" office:value-type="float" office:value="12.7696287320127">
            <text:p>13</text:p>
          </table:table-cell>
          <table:table-cell table:style-name="ce10" table:formula="of:=[.S466]*4" office:value-type="currency" office:currency="USD" office:value="95.7707534304741">
            <text:p>$96</text:p>
          </table:table-cell>
          <table:table-cell table:style-name="ce10" table:formula="of:=[.T466]*4" office:value-type="currency" office:currency="USD" office:value="51.0785149280508">
            <text:p>$51</text:p>
          </table:table-cell>
          <table:table-cell table:formula="of:=[.S466]*4" office:value-type="currency" office:currency="USD" office:value="95.7707534304741">
            <text:p>$96</text:p>
          </table:table-cell>
          <table:table-cell table:formula="of:=[.T466]*4" office:value-type="currency" office:currency="USD" office:value="51.0785149280508">
            <text:p>$51</text:p>
          </table:table-cell>
          <table:table-cell table:formula="of:=[.S466]/2" office:value-type="float" office:value="11.9713441788093">
            <text:p>12</text:p>
          </table:table-cell>
          <table:table-cell table:formula="of:=[.T466]/2" office:value-type="float" office:value="6.38481436600635">
            <text:p>6</text:p>
          </table:table-cell>
          <table:table-cell table:formula="of:=[.P466]*0.183" office:value-type="float" office:value="132599.055">
            <text:p>$ 132,59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510">
            <text:p>510</text:p>
          </table:table-cell>
          <table:table-cell table:style-name="ce1" office:value-type="string">
            <text:p>BRANCHBURG_TOWNSHIP</text:p>
          </table:table-cell>
          <table:table-cell/>
          <table:table-cell table:style-name="ce5" office:value-type="float" office:value="37">
            <text:p>37</text:p>
          </table:table-cell>
          <table:table-cell table:style-name="ce5" table:formula="of:=SUM([.F467:.G467])" office:value-type="float" office:value="37">
            <text:p>37</text:p>
          </table:table-cell>
          <table:table-cell table:style-name="ce6" office:value-type="float" office:value="20839">
            <text:p>$ 20,839 </text:p>
          </table:table-cell>
          <table:table-cell table:style-name="ce6" office:value-type="float" office:value="0">
            <text:p>$ 0 </text:p>
          </table:table-cell>
          <table:table-cell table:formula="of:=SUM([.I467:.J467])" office:value-type="float" office:value="20839">
            <text:p>$ 20,839 </text:p>
          </table:table-cell>
          <table:table-cell table:formula="of:=[.K467]/[.H467]" office:value-type="float" office:value="563.216216216216">
            <text:p>$ 563 </text:p>
          </table:table-cell>
          <table:table-cell/>
          <table:table-cell office:value-type="float" office:value="57">
            <text:p>57</text:p>
          </table:table-cell>
          <table:table-cell table:formula="of:=SUM([.M467:.N467])" office:value-type="float" office:value="57">
            <text:p>57</text:p>
          </table:table-cell>
          <table:table-cell table:style-name="ce9" office:value-type="float" office:value="29392">
            <text:p>29,392 </text:p>
          </table:table-cell>
          <table:table-cell table:formula="of:=[.P467]/[.O467]" office:value-type="float" office:value="515.649122807018">
            <text:p>516</text:p>
          </table:table-cell>
          <table:table-cell/>
          <table:table-cell table:formula="of:=[.Q467]/43.67" office:value-type="float" office:value="11.8078571744222">
            <text:p>12</text:p>
          </table:table-cell>
          <table:table-cell table:formula="of:=[.Q467]/81.88" office:value-type="float" office:value="6.29761996588932">
            <text:p>6</text:p>
          </table:table-cell>
          <table:table-cell table:style-name="ce10" table:formula="of:=[.S467]*4" office:value-type="currency" office:currency="USD" office:value="47.2314286976888">
            <text:p>$47</text:p>
          </table:table-cell>
          <table:table-cell table:style-name="ce10" table:formula="of:=[.T467]*4" office:value-type="currency" office:currency="USD" office:value="25.1904798635573">
            <text:p>$25</text:p>
          </table:table-cell>
          <table:table-cell table:formula="of:=[.S467]*4" office:value-type="currency" office:currency="USD" office:value="47.2314286976888">
            <text:p>$47</text:p>
          </table:table-cell>
          <table:table-cell table:formula="of:=[.T467]*4" office:value-type="currency" office:currency="USD" office:value="25.1904798635573">
            <text:p>$25</text:p>
          </table:table-cell>
          <table:table-cell table:formula="of:=[.S467]/2" office:value-type="float" office:value="5.9039285872111">
            <text:p>6</text:p>
          </table:table-cell>
          <table:table-cell table:formula="of:=[.T467]/2" office:value-type="float" office:value="3.14880998294466">
            <text:p>3</text:p>
          </table:table-cell>
          <table:table-cell table:formula="of:=[.P467]*0.183" office:value-type="float" office:value="5378.736">
            <text:p>$ 5,37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555">
            <text:p>555</text:p>
          </table:table-cell>
          <table:table-cell table:style-name="ce1" office:value-type="string">
            <text:p>BRIDGEWATER-RARITAN_REGIONAL</text:p>
          </table:table-cell>
          <table:table-cell table:style-name="ce5" office:value-type="float" office:value="246">
            <text:p>246</text:p>
          </table:table-cell>
          <table:table-cell table:style-name="ce5"/>
          <table:table-cell table:style-name="ce5" table:formula="of:=SUM([.F468:.G468])" office:value-type="float" office:value="246">
            <text:p>246</text:p>
          </table:table-cell>
          <table:table-cell table:style-name="ce6" office:value-type="float" office:value="188248">
            <text:p>$ 188,248 </text:p>
          </table:table-cell>
          <table:table-cell table:style-name="ce6" office:value-type="float" office:value="0">
            <text:p>$ 0 </text:p>
          </table:table-cell>
          <table:table-cell table:formula="of:=SUM([.I468:.J468])" office:value-type="float" office:value="188248">
            <text:p>$ 188,248 </text:p>
          </table:table-cell>
          <table:table-cell table:formula="of:=[.K468]/[.H468]" office:value-type="float" office:value="765.235772357724">
            <text:p>$ 765 </text:p>
          </table:table-cell>
          <table:table-cell/>
          <table:table-cell office:value-type="float" office:value="278">
            <text:p>278</text:p>
          </table:table-cell>
          <table:table-cell table:formula="of:=SUM([.M468:.N468])" office:value-type="float" office:value="278">
            <text:p>278</text:p>
          </table:table-cell>
          <table:table-cell table:style-name="ce9" office:value-type="float" office:value="214609">
            <text:p>214,609 </text:p>
          </table:table-cell>
          <table:table-cell table:formula="of:=[.P468]/[.O468]" office:value-type="float" office:value="771.974820143885">
            <text:p>772</text:p>
          </table:table-cell>
          <table:table-cell/>
          <table:table-cell table:formula="of:=[.Q468]/43.67" office:value-type="float" office:value="17.6774632503752">
            <text:p>18</text:p>
          </table:table-cell>
          <table:table-cell table:formula="of:=[.Q468]/81.88" office:value-type="float" office:value="9.42812433004256">
            <text:p>9</text:p>
          </table:table-cell>
          <table:table-cell table:style-name="ce10" table:formula="of:=[.S468]*4" office:value-type="currency" office:currency="USD" office:value="70.7098530015008">
            <text:p>$71</text:p>
          </table:table-cell>
          <table:table-cell table:style-name="ce10" table:formula="of:=[.T468]*4" office:value-type="currency" office:currency="USD" office:value="37.7124973201702">
            <text:p>$38</text:p>
          </table:table-cell>
          <table:table-cell table:formula="of:=[.S468]*4" office:value-type="currency" office:currency="USD" office:value="70.7098530015008">
            <text:p>$71</text:p>
          </table:table-cell>
          <table:table-cell table:formula="of:=[.T468]*4" office:value-type="currency" office:currency="USD" office:value="37.7124973201702">
            <text:p>$38</text:p>
          </table:table-cell>
          <table:table-cell table:formula="of:=[.S468]/2" office:value-type="float" office:value="8.8387316251876">
            <text:p>9</text:p>
          </table:table-cell>
          <table:table-cell table:formula="of:=[.T468]/2" office:value-type="float" office:value="4.71406216502128">
            <text:p>5</text:p>
          </table:table-cell>
          <table:table-cell table:formula="of:=[.P468]*0.183" office:value-type="float" office:value="39273.447">
            <text:p>$ 39,27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1610">
            <text:p>1610</text:p>
          </table:table-cell>
          <table:table-cell table:style-name="ce1" office:value-type="string">
            <text:p>FRANKLIN_TOWNSHIP</text:p>
          </table:table-cell>
          <table:table-cell table:style-name="ce5" office:value-type="float" office:value="487">
            <text:p>487</text:p>
          </table:table-cell>
          <table:table-cell table:style-name="ce5"/>
          <table:table-cell table:style-name="ce5" table:formula="of:=SUM([.F469:.G469])" office:value-type="float" office:value="487">
            <text:p>487</text:p>
          </table:table-cell>
          <table:table-cell table:style-name="ce6" office:value-type="float" office:value="641141">
            <text:p>$ 641,141 </text:p>
          </table:table-cell>
          <table:table-cell table:style-name="ce6" office:value-type="float" office:value="393162">
            <text:p>$ 393,162 </text:p>
          </table:table-cell>
          <table:table-cell table:formula="of:=SUM([.I469:.J469])" office:value-type="float" office:value="1034303">
            <text:p>$ 1,034,303 </text:p>
          </table:table-cell>
          <table:table-cell table:formula="of:=[.K469]/[.H469]" office:value-type="float" office:value="2123.82546201232">
            <text:p>$ 2,124 </text:p>
          </table:table-cell>
          <table:table-cell/>
          <table:table-cell office:value-type="float" office:value="618">
            <text:p>618</text:p>
          </table:table-cell>
          <table:table-cell table:formula="of:=SUM([.M469:.N469])" office:value-type="float" office:value="618">
            <text:p>618</text:p>
          </table:table-cell>
          <table:table-cell table:style-name="ce9" office:value-type="float" office:value="780823">
            <text:p>780,823 </text:p>
          </table:table-cell>
          <table:table-cell table:formula="of:=[.P469]/[.O469]" office:value-type="float" office:value="1263.46763754045">
            <text:p>1263</text:p>
          </table:table-cell>
          <table:table-cell/>
          <table:table-cell table:formula="of:=[.Q469]/43.67" office:value-type="float" office:value="28.9321648165893">
            <text:p>29</text:p>
          </table:table-cell>
          <table:table-cell table:formula="of:=[.Q469]/81.88" office:value-type="float" office:value="15.4307234677632">
            <text:p>15</text:p>
          </table:table-cell>
          <table:table-cell table:style-name="ce10" table:formula="of:=[.S469]*4" office:value-type="currency" office:currency="USD" office:value="115.728659266357">
            <text:p>$116</text:p>
          </table:table-cell>
          <table:table-cell table:style-name="ce10" table:formula="of:=[.T469]*4" office:value-type="currency" office:currency="USD" office:value="61.7228938710529">
            <text:p>$62</text:p>
          </table:table-cell>
          <table:table-cell table:formula="of:=[.S469]*4" office:value-type="currency" office:currency="USD" office:value="115.728659266357">
            <text:p>$116</text:p>
          </table:table-cell>
          <table:table-cell table:formula="of:=[.T469]*4" office:value-type="currency" office:currency="USD" office:value="61.7228938710529">
            <text:p>$62</text:p>
          </table:table-cell>
          <table:table-cell table:formula="of:=[.S469]/2" office:value-type="float" office:value="14.4660824082946">
            <text:p>14</text:p>
          </table:table-cell>
          <table:table-cell table:formula="of:=[.T469]/2" office:value-type="float" office:value="7.71536173388162">
            <text:p>8</text:p>
          </table:table-cell>
          <table:table-cell table:formula="of:=[.P469]*0.183" office:value-type="float" office:value="142890.609">
            <text:p>$ 142,89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2170">
            <text:p>2170</text:p>
          </table:table-cell>
          <table:table-cell table:style-name="ce1" office:value-type="string">
            <text:p>HILLSBOROUGH_TOWNSHIP</text:p>
          </table:table-cell>
          <table:table-cell table:style-name="ce5" office:value-type="float" office:value="240">
            <text:p>240</text:p>
          </table:table-cell>
          <table:table-cell table:style-name="ce5"/>
          <table:table-cell table:style-name="ce5" table:formula="of:=SUM([.F470:.G470])" office:value-type="float" office:value="240">
            <text:p>240</text:p>
          </table:table-cell>
          <table:table-cell table:style-name="ce6" office:value-type="float" office:value="247599">
            <text:p>$ 247,599 </text:p>
          </table:table-cell>
          <table:table-cell table:style-name="ce6" office:value-type="float" office:value="0">
            <text:p>$ 0 </text:p>
          </table:table-cell>
          <table:table-cell table:formula="of:=SUM([.I470:.J470])" office:value-type="float" office:value="247599">
            <text:p>$ 247,599 </text:p>
          </table:table-cell>
          <table:table-cell table:formula="of:=[.K470]/[.H470]" office:value-type="float" office:value="1031.6625">
            <text:p>$ 1,032 </text:p>
          </table:table-cell>
          <table:table-cell/>
          <table:table-cell office:value-type="float" office:value="266">
            <text:p>266</text:p>
          </table:table-cell>
          <table:table-cell table:formula="of:=SUM([.M470:.N470])" office:value-type="float" office:value="266">
            <text:p>266</text:p>
          </table:table-cell>
          <table:table-cell table:style-name="ce9" office:value-type="float" office:value="217314">
            <text:p>217,314 </text:p>
          </table:table-cell>
          <table:table-cell table:formula="of:=[.P470]/[.O470]" office:value-type="float" office:value="816.96992481203">
            <text:p>817</text:p>
          </table:table-cell>
          <table:table-cell/>
          <table:table-cell table:formula="of:=[.Q470]/43.67" office:value-type="float" office:value="18.7078068425013">
            <text:p>19</text:p>
          </table:table-cell>
          <table:table-cell table:formula="of:=[.Q470]/81.88" office:value-type="float" office:value="9.97764930156363">
            <text:p>10</text:p>
          </table:table-cell>
          <table:table-cell table:style-name="ce10" table:formula="of:=[.S470]*4" office:value-type="currency" office:currency="USD" office:value="74.831227370005">
            <text:p>$75</text:p>
          </table:table-cell>
          <table:table-cell table:style-name="ce10" table:formula="of:=[.T470]*4" office:value-type="currency" office:currency="USD" office:value="39.9105972062545">
            <text:p>$40</text:p>
          </table:table-cell>
          <table:table-cell table:formula="of:=[.S470]*4" office:value-type="currency" office:currency="USD" office:value="74.831227370005">
            <text:p>$75</text:p>
          </table:table-cell>
          <table:table-cell table:formula="of:=[.T470]*4" office:value-type="currency" office:currency="USD" office:value="39.9105972062545">
            <text:p>$40</text:p>
          </table:table-cell>
          <table:table-cell table:formula="of:=[.S470]/2" office:value-type="float" office:value="9.35390342125063">
            <text:p>9</text:p>
          </table:table-cell>
          <table:table-cell table:formula="of:=[.T470]/2" office:value-type="float" office:value="4.98882465078182">
            <text:p>5</text:p>
          </table:table-cell>
          <table:table-cell table:formula="of:=[.P470]*0.183" office:value-type="float" office:value="39768.462">
            <text:p>$ 39,76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3000">
            <text:p>3000</text:p>
          </table:table-cell>
          <table:table-cell table:style-name="ce1" office:value-type="string">
            <text:p>MANVILLE_BORO</text:p>
          </table:table-cell>
          <table:table-cell/>
          <table:table-cell table:style-name="ce5" office:value-type="float" office:value="272">
            <text:p>272</text:p>
          </table:table-cell>
          <table:table-cell table:style-name="ce5" table:formula="of:=SUM([.F471:.G471])" office:value-type="float" office:value="272">
            <text:p>272</text:p>
          </table:table-cell>
          <table:table-cell table:style-name="ce6" office:value-type="float" office:value="237424">
            <text:p>$ 237,424 </text:p>
          </table:table-cell>
          <table:table-cell table:style-name="ce6" office:value-type="float" office:value="78807">
            <text:p>$ 78,807 </text:p>
          </table:table-cell>
          <table:table-cell table:formula="of:=SUM([.I471:.J471])" office:value-type="float" office:value="316231">
            <text:p>$ 316,231 </text:p>
          </table:table-cell>
          <table:table-cell table:formula="of:=[.K471]/[.H471]" office:value-type="float" office:value="1162.61397058824">
            <text:p>$ 1,163 </text:p>
          </table:table-cell>
          <table:table-cell/>
          <table:table-cell office:value-type="float" office:value="331">
            <text:p>331</text:p>
          </table:table-cell>
          <table:table-cell table:formula="of:=SUM([.M471:.N471])" office:value-type="float" office:value="331">
            <text:p>331</text:p>
          </table:table-cell>
          <table:table-cell table:style-name="ce9" office:value-type="float" office:value="279702">
            <text:p>279,702 </text:p>
          </table:table-cell>
          <table:table-cell table:formula="of:=[.P471]/[.O471]" office:value-type="float" office:value="845.021148036254">
            <text:p>845</text:p>
          </table:table-cell>
          <table:table-cell/>
          <table:table-cell table:formula="of:=[.Q471]/43.67" office:value-type="float" office:value="19.3501522334842">
            <text:p>19</text:p>
          </table:table-cell>
          <table:table-cell table:formula="of:=[.Q471]/81.88" office:value-type="float" office:value="10.3202387400617">
            <text:p>10</text:p>
          </table:table-cell>
          <table:table-cell table:style-name="ce10" table:formula="of:=[.S471]*4" office:value-type="currency" office:currency="USD" office:value="77.4006089339367">
            <text:p>$77</text:p>
          </table:table-cell>
          <table:table-cell table:style-name="ce10" table:formula="of:=[.T471]*4" office:value-type="currency" office:currency="USD" office:value="41.2809549602469">
            <text:p>$41</text:p>
          </table:table-cell>
          <table:table-cell table:formula="of:=[.S471]*4" office:value-type="currency" office:currency="USD" office:value="77.4006089339367">
            <text:p>$77</text:p>
          </table:table-cell>
          <table:table-cell table:formula="of:=[.T471]*4" office:value-type="currency" office:currency="USD" office:value="41.2809549602469">
            <text:p>$41</text:p>
          </table:table-cell>
          <table:table-cell table:formula="of:=[.S471]/2" office:value-type="float" office:value="9.67507611674209">
            <text:p>10</text:p>
          </table:table-cell>
          <table:table-cell table:formula="of:=[.T471]/2" office:value-type="float" office:value="5.16011937003086">
            <text:p>5</text:p>
          </table:table-cell>
          <table:table-cell table:formula="of:=[.P471]*0.183" office:value-type="float" office:value="51185.466">
            <text:p>$ 51,18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3670">
            <text:p>3670</text:p>
          </table:table-cell>
          <table:table-cell table:style-name="ce1" office:value-type="string">
            <text:p>NORTH_PLAINFIELD_BORO</text:p>
          </table:table-cell>
          <table:table-cell table:style-name="ce5" office:value-type="float" office:value="367">
            <text:p>367</text:p>
          </table:table-cell>
          <table:table-cell table:style-name="ce5"/>
          <table:table-cell table:style-name="ce5" table:formula="of:=SUM([.F472:.G472])" office:value-type="float" office:value="367">
            <text:p>367</text:p>
          </table:table-cell>
          <table:table-cell table:style-name="ce6" office:value-type="float" office:value="472861">
            <text:p>$ 472,861 </text:p>
          </table:table-cell>
          <table:table-cell table:style-name="ce6" office:value-type="float" office:value="296963">
            <text:p>$ 296,963 </text:p>
          </table:table-cell>
          <table:table-cell table:formula="of:=SUM([.I472:.J472])" office:value-type="float" office:value="769824">
            <text:p>$ 769,824 </text:p>
          </table:table-cell>
          <table:table-cell table:formula="of:=[.K472]/[.H472]" office:value-type="float" office:value="2097.61307901907">
            <text:p>$ 2,098 </text:p>
          </table:table-cell>
          <table:table-cell office:value-type="float" office:value="371">
            <text:p>371</text:p>
          </table:table-cell>
          <table:table-cell/>
          <table:table-cell table:formula="of:=SUM([.M472:.N472])" office:value-type="float" office:value="371">
            <text:p>371</text:p>
          </table:table-cell>
          <table:table-cell table:style-name="ce9" office:value-type="float" office:value="469508">
            <text:p>469,508 </text:p>
          </table:table-cell>
          <table:table-cell table:formula="of:=[.P472]/[.O472]" office:value-type="float" office:value="1265.52021563342">
            <text:p>1266</text:p>
          </table:table-cell>
          <table:table-cell/>
          <table:table-cell table:formula="of:=[.Q472]/43.67" office:value-type="float" office:value="28.9791668338315">
            <text:p>29</text:p>
          </table:table-cell>
          <table:table-cell table:formula="of:=[.Q472]/81.88" office:value-type="float" office:value="15.4557915929827">
            <text:p>15</text:p>
          </table:table-cell>
          <table:table-cell table:style-name="ce10" table:formula="of:=[.S472]*4" office:value-type="currency" office:currency="USD" office:value="115.916667335326">
            <text:p>$116</text:p>
          </table:table-cell>
          <table:table-cell table:style-name="ce10" table:formula="of:=[.T472]*4" office:value-type="currency" office:currency="USD" office:value="61.8231663719308">
            <text:p>$62</text:p>
          </table:table-cell>
          <table:table-cell table:formula="of:=[.S472]*4" office:value-type="currency" office:currency="USD" office:value="115.916667335326">
            <text:p>$116</text:p>
          </table:table-cell>
          <table:table-cell table:formula="of:=[.T472]*4" office:value-type="currency" office:currency="USD" office:value="61.8231663719308">
            <text:p>$62</text:p>
          </table:table-cell>
          <table:table-cell table:formula="of:=[.S472]/2" office:value-type="float" office:value="14.4895834169158">
            <text:p>14</text:p>
          </table:table-cell>
          <table:table-cell table:formula="of:=[.T472]/2" office:value-type="float" office:value="7.72789579649135">
            <text:p>8</text:p>
          </table:table-cell>
          <table:table-cell table:formula="of:=[.P472]*0.183" office:value-type="float" office:value="85919.964">
            <text:p>$ 85,92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10">
            <text:p>4810</text:p>
          </table:table-cell>
          <table:table-cell table:style-name="ce1" office:value-type="string">
            <text:p>SOMERSET_COUNTY_VOCATIONAL</text:p>
          </table:table-cell>
          <table:table-cell/>
          <table:table-cell table:style-name="ce5" office:value-type="float" office:value="61">
            <text:p>61</text:p>
          </table:table-cell>
          <table:table-cell table:style-name="ce5" table:formula="of:=SUM([.F473:.G473])" office:value-type="float" office:value="61">
            <text:p>61</text:p>
          </table:table-cell>
          <table:table-cell table:style-name="ce6" office:value-type="float" office:value="51480">
            <text:p>$ 51,480 </text:p>
          </table:table-cell>
          <table:table-cell table:style-name="ce6" office:value-type="float" office:value="15082">
            <text:p>$ 15,082 </text:p>
          </table:table-cell>
          <table:table-cell table:formula="of:=SUM([.I473:.J473])" office:value-type="float" office:value="66562">
            <text:p>$ 66,562 </text:p>
          </table:table-cell>
          <table:table-cell table:formula="of:=[.K473]/[.H473]" office:value-type="float" office:value="1091.18032786885">
            <text:p>$ 1,091 </text:p>
          </table:table-cell>
          <table:table-cell/>
          <table:table-cell office:value-type="float" office:value="61">
            <text:p>61</text:p>
          </table:table-cell>
          <table:table-cell table:formula="of:=SUM([.M473:.N473])" office:value-type="float" office:value="61">
            <text:p>61</text:p>
          </table:table-cell>
          <table:table-cell table:style-name="ce9" office:value-type="float" office:value="43844">
            <text:p>43,844 </text:p>
          </table:table-cell>
          <table:table-cell table:formula="of:=[.P473]/[.O473]" office:value-type="float" office:value="718.754098360656">
            <text:p>719</text:p>
          </table:table-cell>
          <table:table-cell/>
          <table:table-cell table:formula="of:=[.Q473]/43.67" office:value-type="float" office:value="16.4587611257306">
            <text:p>16</text:p>
          </table:table-cell>
          <table:table-cell table:formula="of:=[.Q473]/81.88" office:value-type="float" office:value="8.77813994089711">
            <text:p>9</text:p>
          </table:table-cell>
          <table:table-cell table:style-name="ce10" table:formula="of:=[.S473]*4" office:value-type="currency" office:currency="USD" office:value="65.8350445029224">
            <text:p>$66</text:p>
          </table:table-cell>
          <table:table-cell table:style-name="ce10" table:formula="of:=[.T473]*4" office:value-type="currency" office:currency="USD" office:value="35.1125597635885">
            <text:p>$35</text:p>
          </table:table-cell>
          <table:table-cell table:formula="of:=[.S473]*4" office:value-type="currency" office:currency="USD" office:value="65.8350445029224">
            <text:p>$66</text:p>
          </table:table-cell>
          <table:table-cell table:formula="of:=[.T473]*4" office:value-type="currency" office:currency="USD" office:value="35.1125597635885">
            <text:p>$35</text:p>
          </table:table-cell>
          <table:table-cell table:formula="of:=[.S473]/2" office:value-type="float" office:value="8.2293805628653">
            <text:p>8</text:p>
          </table:table-cell>
          <table:table-cell table:formula="of:=[.T473]/2" office:value-type="float" office:value="4.38906997044856">
            <text:p>4</text:p>
          </table:table-cell>
          <table:table-cell table:formula="of:=[.P473]*0.183" office:value-type="float" office:value="8023.452">
            <text:p>$ 8,02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15">
            <text:p>4815</text:p>
          </table:table-cell>
          <table:table-cell table:style-name="ce1" office:value-type="string">
            <text:p>SOMERSET_HILLS_REGIONAL</text:p>
          </table:table-cell>
          <table:table-cell/>
          <table:table-cell table:style-name="ce5" office:value-type="float" office:value="46">
            <text:p>46</text:p>
          </table:table-cell>
          <table:table-cell table:style-name="ce5" table:formula="of:=SUM([.F474:.G474])" office:value-type="float" office:value="46">
            <text:p>46</text:p>
          </table:table-cell>
          <table:table-cell table:style-name="ce6" office:value-type="float" office:value="28890">
            <text:p>$ 28,890 </text:p>
          </table:table-cell>
          <table:table-cell table:style-name="ce6" office:value-type="float" office:value="0">
            <text:p>$ 0 </text:p>
          </table:table-cell>
          <table:table-cell table:formula="of:=SUM([.I474:.J474])" office:value-type="float" office:value="28890">
            <text:p>$ 28,890 </text:p>
          </table:table-cell>
          <table:table-cell table:formula="of:=[.K474]/[.H474]" office:value-type="float" office:value="628.04347826087">
            <text:p>$ 628 </text:p>
          </table:table-cell>
          <table:table-cell/>
          <table:table-cell office:value-type="float" office:value="98">
            <text:p>98</text:p>
          </table:table-cell>
          <table:table-cell table:formula="of:=SUM([.M474:.N474])" office:value-type="float" office:value="98">
            <text:p>98</text:p>
          </table:table-cell>
          <table:table-cell table:style-name="ce9" office:value-type="float" office:value="50999">
            <text:p>50,999 </text:p>
          </table:table-cell>
          <table:table-cell table:formula="of:=[.P474]/[.O474]" office:value-type="float" office:value="520.397959183673">
            <text:p>520</text:p>
          </table:table-cell>
          <table:table-cell/>
          <table:table-cell table:formula="of:=[.Q474]/43.67" office:value-type="float" office:value="11.9166008514695">
            <text:p>12</text:p>
          </table:table-cell>
          <table:table-cell table:formula="of:=[.Q474]/81.88" office:value-type="float" office:value="6.35561747903851">
            <text:p>6</text:p>
          </table:table-cell>
          <table:table-cell table:style-name="ce10" table:formula="of:=[.S474]*4" office:value-type="currency" office:currency="USD" office:value="47.666403405878">
            <text:p>$48</text:p>
          </table:table-cell>
          <table:table-cell table:style-name="ce10" table:formula="of:=[.T474]*4" office:value-type="currency" office:currency="USD" office:value="25.4224699161541">
            <text:p>$25</text:p>
          </table:table-cell>
          <table:table-cell table:formula="of:=[.S474]*4" office:value-type="currency" office:currency="USD" office:value="47.666403405878">
            <text:p>$48</text:p>
          </table:table-cell>
          <table:table-cell table:formula="of:=[.T474]*4" office:value-type="currency" office:currency="USD" office:value="25.4224699161541">
            <text:p>$25</text:p>
          </table:table-cell>
          <table:table-cell table:formula="of:=[.S474]/2" office:value-type="float" office:value="5.95830042573475">
            <text:p>6</text:p>
          </table:table-cell>
          <table:table-cell table:formula="of:=[.T474]/2" office:value-type="float" office:value="3.17780873951926">
            <text:p>3</text:p>
          </table:table-cell>
          <table:table-cell table:formula="of:=[.P474]*0.183" office:value-type="float" office:value="9332.817">
            <text:p>$ 9,33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20">
            <text:p>4820</text:p>
          </table:table-cell>
          <table:table-cell table:style-name="ce1" office:value-type="string">
            <text:p>SOMERVILLE_BORO</text:p>
          </table:table-cell>
          <table:table-cell/>
          <table:table-cell table:style-name="ce5" office:value-type="float" office:value="408">
            <text:p>408</text:p>
          </table:table-cell>
          <table:table-cell table:style-name="ce5" table:formula="of:=SUM([.F475:.G475])" office:value-type="float" office:value="408">
            <text:p>408</text:p>
          </table:table-cell>
          <table:table-cell table:style-name="ce6" office:value-type="float" office:value="393481">
            <text:p>$ 393,481 </text:p>
          </table:table-cell>
          <table:table-cell table:style-name="ce6" office:value-type="float" office:value="110220">
            <text:p>$ 110,220 </text:p>
          </table:table-cell>
          <table:table-cell table:formula="of:=SUM([.I475:.J475])" office:value-type="float" office:value="503701">
            <text:p>$ 503,701 </text:p>
          </table:table-cell>
          <table:table-cell table:formula="of:=[.K475]/[.H475]" office:value-type="float" office:value="1234.5612745098">
            <text:p>$ 1,235 </text:p>
          </table:table-cell>
          <table:table-cell/>
          <table:table-cell office:value-type="float" office:value="450">
            <text:p>450</text:p>
          </table:table-cell>
          <table:table-cell table:formula="of:=SUM([.M475:.N475])" office:value-type="float" office:value="450">
            <text:p>450</text:p>
          </table:table-cell>
          <table:table-cell table:style-name="ce9" office:value-type="float" office:value="360163">
            <text:p>360,163 </text:p>
          </table:table-cell>
          <table:table-cell table:formula="of:=[.P475]/[.O475]" office:value-type="float" office:value="800.362222222222">
            <text:p>800</text:p>
          </table:table-cell>
          <table:table-cell/>
          <table:table-cell table:formula="of:=[.Q475]/43.67" office:value-type="float" office:value="18.3275068060962">
            <text:p>18</text:p>
          </table:table-cell>
          <table:table-cell table:formula="of:=[.Q475]/81.88" office:value-type="float" office:value="9.77481951907941">
            <text:p>10</text:p>
          </table:table-cell>
          <table:table-cell table:style-name="ce10" table:formula="of:=[.S475]*4" office:value-type="currency" office:currency="USD" office:value="73.3100272243849">
            <text:p>$73</text:p>
          </table:table-cell>
          <table:table-cell table:style-name="ce10" table:formula="of:=[.T475]*4" office:value-type="currency" office:currency="USD" office:value="39.0992780763177">
            <text:p>$39</text:p>
          </table:table-cell>
          <table:table-cell table:formula="of:=[.S475]*4" office:value-type="currency" office:currency="USD" office:value="73.3100272243849">
            <text:p>$73</text:p>
          </table:table-cell>
          <table:table-cell table:formula="of:=[.T475]*4" office:value-type="currency" office:currency="USD" office:value="39.0992780763177">
            <text:p>$39</text:p>
          </table:table-cell>
          <table:table-cell table:formula="of:=[.S475]/2" office:value-type="float" office:value="9.16375340304811">
            <text:p>9</text:p>
          </table:table-cell>
          <table:table-cell table:formula="of:=[.T475]/2" office:value-type="float" office:value="4.88740975953971">
            <text:p>5</text:p>
          </table:table-cell>
          <table:table-cell table:formula="of:=[.P475]*0.183" office:value-type="float" office:value="65909.829">
            <text:p>$ 65,91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50">
            <text:p>4850</text:p>
          </table:table-cell>
          <table:table-cell table:style-name="ce1" office:value-type="string">
            <text:p>SOUTH_BOUND_BROOK</text:p>
          </table:table-cell>
          <table:table-cell/>
          <table:table-cell table:style-name="ce5" office:value-type="float" office:value="92">
            <text:p>92</text:p>
          </table:table-cell>
          <table:table-cell table:style-name="ce5" table:formula="of:=SUM([.F476:.G476])" office:value-type="float" office:value="92">
            <text:p>92</text:p>
          </table:table-cell>
          <table:table-cell table:style-name="ce6" office:value-type="float" office:value="94874">
            <text:p>$ 94,874 </text:p>
          </table:table-cell>
          <table:table-cell table:style-name="ce6" office:value-type="float" office:value="28314">
            <text:p>$ 28,314 </text:p>
          </table:table-cell>
          <table:table-cell table:formula="of:=SUM([.I476:.J476])" office:value-type="float" office:value="123188">
            <text:p>$ 123,188 </text:p>
          </table:table-cell>
          <table:table-cell table:formula="of:=[.K476]/[.H476]" office:value-type="float" office:value="1339">
            <text:p>$ 1,339 </text:p>
          </table:table-cell>
          <table:table-cell/>
          <table:table-cell office:value-type="float" office:value="122">
            <text:p>122</text:p>
          </table:table-cell>
          <table:table-cell table:formula="of:=SUM([.M476:.N476])" office:value-type="float" office:value="122">
            <text:p>122</text:p>
          </table:table-cell>
          <table:table-cell table:style-name="ce9" office:value-type="float" office:value="107084">
            <text:p>107,084 </text:p>
          </table:table-cell>
          <table:table-cell table:formula="of:=[.P476]/[.O476]" office:value-type="float" office:value="877.737704918033">
            <text:p>878</text:p>
          </table:table-cell>
          <table:table-cell/>
          <table:table-cell table:formula="of:=[.Q476]/43.67" office:value-type="float" office:value="20.0993291714686">
            <text:p>20</text:p>
          </table:table-cell>
          <table:table-cell table:formula="of:=[.Q476]/81.88" office:value-type="float" office:value="10.7198058734494">
            <text:p>11</text:p>
          </table:table-cell>
          <table:table-cell table:style-name="ce10" table:formula="of:=[.S476]*4" office:value-type="currency" office:currency="USD" office:value="80.3973166858743">
            <text:p>$80</text:p>
          </table:table-cell>
          <table:table-cell table:style-name="ce10" table:formula="of:=[.T476]*4" office:value-type="currency" office:currency="USD" office:value="42.8792234937974">
            <text:p>$43</text:p>
          </table:table-cell>
          <table:table-cell table:formula="of:=[.S476]*4" office:value-type="currency" office:currency="USD" office:value="80.3973166858743">
            <text:p>$80</text:p>
          </table:table-cell>
          <table:table-cell table:formula="of:=[.T476]*4" office:value-type="currency" office:currency="USD" office:value="42.8792234937974">
            <text:p>$43</text:p>
          </table:table-cell>
          <table:table-cell table:formula="of:=[.S476]/2" office:value-type="float" office:value="10.0496645857343">
            <text:p>10</text:p>
          </table:table-cell>
          <table:table-cell table:formula="of:=[.T476]/2" office:value-type="float" office:value="5.35990293672468">
            <text:p>5</text:p>
          </table:table-cell>
          <table:table-cell table:formula="of:=[.P476]*0.183" office:value-type="float" office:value="19596.372">
            <text:p>$ 19,59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5550">
            <text:p>5550</text:p>
          </table:table-cell>
          <table:table-cell table:style-name="ce1" office:value-type="string">
            <text:p>WATCHUNG_HILLS_REGIONAL</text:p>
          </table:table-cell>
          <table:table-cell table:style-name="ce5" office:value-type="float" office:value="28">
            <text:p>28</text:p>
          </table:table-cell>
          <table:table-cell table:style-name="ce5"/>
          <table:table-cell table:style-name="ce5" table:formula="of:=SUM([.F477:.G477])" office:value-type="float" office:value="28">
            <text:p>28</text:p>
          </table:table-cell>
          <table:table-cell table:style-name="ce6" office:value-type="float" office:value="19984">
            <text:p>$ 19,984 </text:p>
          </table:table-cell>
          <table:table-cell table:style-name="ce6" office:value-type="float" office:value="0">
            <text:p>$ 0 </text:p>
          </table:table-cell>
          <table:table-cell table:formula="of:=SUM([.I477:.J477])" office:value-type="float" office:value="19984">
            <text:p>$ 19,984 </text:p>
          </table:table-cell>
          <table:table-cell table:formula="of:=[.K477]/[.H477]" office:value-type="float" office:value="713.714285714286">
            <text:p>$ 714 </text:p>
          </table:table-cell>
          <table:table-cell office:value-type="float" office:value="32">
            <text:p>32</text:p>
          </table:table-cell>
          <table:table-cell/>
          <table:table-cell table:formula="of:=SUM([.M477:.N477])" office:value-type="float" office:value="32">
            <text:p>32</text:p>
          </table:table-cell>
          <table:table-cell table:style-name="ce9" office:value-type="float" office:value="24705">
            <text:p>24,705 </text:p>
          </table:table-cell>
          <table:table-cell table:formula="of:=[.P477]/[.O477]" office:value-type="float" office:value="772.03125">
            <text:p>772</text:p>
          </table:table-cell>
          <table:table-cell/>
          <table:table-cell table:formula="of:=[.Q477]/43.67" office:value-type="float" office:value="17.6787554385161">
            <text:p>18</text:p>
          </table:table-cell>
          <table:table-cell table:formula="of:=[.Q477]/81.88" office:value-type="float" office:value="9.42881350757206">
            <text:p>9</text:p>
          </table:table-cell>
          <table:table-cell table:style-name="ce10" table:formula="of:=[.S477]*4" office:value-type="currency" office:currency="USD" office:value="70.7150217540646">
            <text:p>$71</text:p>
          </table:table-cell>
          <table:table-cell table:style-name="ce10" table:formula="of:=[.T477]*4" office:value-type="currency" office:currency="USD" office:value="37.7152540302882">
            <text:p>$38</text:p>
          </table:table-cell>
          <table:table-cell table:formula="of:=[.S477]*4" office:value-type="currency" office:currency="USD" office:value="70.7150217540646">
            <text:p>$71</text:p>
          </table:table-cell>
          <table:table-cell table:formula="of:=[.T477]*4" office:value-type="currency" office:currency="USD" office:value="37.7152540302882">
            <text:p>$38</text:p>
          </table:table-cell>
          <table:table-cell table:formula="of:=[.S477]/2" office:value-type="float" office:value="8.83937771925807">
            <text:p>9</text:p>
          </table:table-cell>
          <table:table-cell table:formula="of:=[.T477]/2" office:value-type="float" office:value="4.71440675378603">
            <text:p>5</text:p>
          </table:table-cell>
          <table:table-cell table:formula="of:=[.P477]*0.183" office:value-type="float" office:value="4521.015">
            <text:p>$ 4,52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90">
            <text:p>90</text:p>
          </table:table-cell>
          <table:table-cell table:style-name="ce1" office:value-type="string">
            <text:p>ANDOVER_REGIONAL</text:p>
          </table:table-cell>
          <table:table-cell/>
          <table:table-cell table:style-name="ce5" office:value-type="float" office:value="18">
            <text:p>18</text:p>
          </table:table-cell>
          <table:table-cell table:style-name="ce5" table:formula="of:=SUM([.F478:.G478])" office:value-type="float" office:value="18">
            <text:p>18</text:p>
          </table:table-cell>
          <table:table-cell table:style-name="ce6" office:value-type="float" office:value="20428">
            <text:p>$ 20,428 </text:p>
          </table:table-cell>
          <table:table-cell table:style-name="ce6" office:value-type="float" office:value="0">
            <text:p>$ 0 </text:p>
          </table:table-cell>
          <table:table-cell table:formula="of:=SUM([.I478:.J478])" office:value-type="float" office:value="20428">
            <text:p>$ 20,428 </text:p>
          </table:table-cell>
          <table:table-cell table:formula="of:=[.K478]/[.H478]" office:value-type="float" office:value="1134.88888888889">
            <text:p>$ 1,135 </text:p>
          </table:table-cell>
          <table:table-cell/>
          <table:table-cell office:value-type="float" office:value="50">
            <text:p>50</text:p>
          </table:table-cell>
          <table:table-cell table:formula="of:=SUM([.M478:.N478])" office:value-type="float" office:value="50">
            <text:p>50</text:p>
          </table:table-cell>
          <table:table-cell table:style-name="ce9" office:value-type="float" office:value="34570">
            <text:p>34,570 </text:p>
          </table:table-cell>
          <table:table-cell table:formula="of:=[.P478]/[.O478]" office:value-type="float" office:value="691.4">
            <text:p>691</text:p>
          </table:table-cell>
          <table:table-cell/>
          <table:table-cell table:formula="of:=[.Q478]/43.67" office:value-type="float" office:value="15.8323792076941">
            <text:p>16</text:p>
          </table:table-cell>
          <table:table-cell table:formula="of:=[.Q478]/81.88" office:value-type="float" office:value="8.44406448461163">
            <text:p>8</text:p>
          </table:table-cell>
          <table:table-cell table:style-name="ce10" table:formula="of:=[.S478]*4" office:value-type="currency" office:currency="USD" office:value="63.3295168307763">
            <text:p>$63</text:p>
          </table:table-cell>
          <table:table-cell table:style-name="ce10" table:formula="of:=[.T478]*4" office:value-type="currency" office:currency="USD" office:value="33.7762579384465">
            <text:p>$34</text:p>
          </table:table-cell>
          <table:table-cell table:formula="of:=[.S478]*4" office:value-type="currency" office:currency="USD" office:value="63.3295168307763">
            <text:p>$63</text:p>
          </table:table-cell>
          <table:table-cell table:formula="of:=[.T478]*4" office:value-type="currency" office:currency="USD" office:value="33.7762579384465">
            <text:p>$34</text:p>
          </table:table-cell>
          <table:table-cell table:formula="of:=[.S478]/2" office:value-type="float" office:value="7.91618960384703">
            <text:p>8</text:p>
          </table:table-cell>
          <table:table-cell table:formula="of:=[.T478]/2" office:value-type="float" office:value="4.22203224230581">
            <text:p>4</text:p>
          </table:table-cell>
          <table:table-cell table:formula="of:=[.P478]*0.183" office:value-type="float" office:value="6326.31">
            <text:p>$ 6,32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640">
            <text:p>640</text:p>
          </table:table-cell>
          <table:table-cell table:style-name="ce1" office:value-type="string">
            <text:p>BYRAM_TOWNSHIP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479:.G479])" office:value-type="float" office:value="26">
            <text:p>26</text:p>
          </table:table-cell>
          <table:table-cell table:style-name="ce6" office:value-type="float" office:value="15180">
            <text:p>$ 15,180 </text:p>
          </table:table-cell>
          <table:table-cell table:style-name="ce6" office:value-type="float" office:value="0">
            <text:p>$ 0 </text:p>
          </table:table-cell>
          <table:table-cell table:formula="of:=SUM([.I479:.J479])" office:value-type="float" office:value="15180">
            <text:p>$ 15,180 </text:p>
          </table:table-cell>
          <table:table-cell table:formula="of:=[.K479]/[.H479]" office:value-type="float" office:value="583.846153846154">
            <text:p>$ 584 </text:p>
          </table:table-cell>
          <table:table-cell/>
          <table:table-cell office:value-type="float" office:value="16">
            <text:p>16</text:p>
          </table:table-cell>
          <table:table-cell table:formula="of:=SUM([.M479:.N479])" office:value-type="float" office:value="16">
            <text:p>16</text:p>
          </table:table-cell>
          <table:table-cell table:style-name="ce9" office:value-type="float" office:value="18825">
            <text:p>18,825 </text:p>
          </table:table-cell>
          <table:table-cell table:formula="of:=[.P479]/[.O479]" office:value-type="float" office:value="1176.5625">
            <text:p>1177</text:p>
          </table:table-cell>
          <table:table-cell/>
          <table:table-cell table:formula="of:=[.Q479]/43.67" office:value-type="float" office:value="26.9421227387222">
            <text:p>27</text:p>
          </table:table-cell>
          <table:table-cell table:formula="of:=[.Q479]/81.88" office:value-type="float" office:value="14.3693514899853">
            <text:p>14</text:p>
          </table:table-cell>
          <table:table-cell table:style-name="ce10" table:formula="of:=[.S479]*4" office:value-type="currency" office:currency="USD" office:value="107.768490954889">
            <text:p>$108</text:p>
          </table:table-cell>
          <table:table-cell table:style-name="ce10" table:formula="of:=[.T479]*4" office:value-type="currency" office:currency="USD" office:value="57.4774059599414">
            <text:p>$57</text:p>
          </table:table-cell>
          <table:table-cell table:formula="of:=[.S479]*4" office:value-type="currency" office:currency="USD" office:value="107.768490954889">
            <text:p>$108</text:p>
          </table:table-cell>
          <table:table-cell table:formula="of:=[.T479]*4" office:value-type="currency" office:currency="USD" office:value="57.4774059599414">
            <text:p>$57</text:p>
          </table:table-cell>
          <table:table-cell table:formula="of:=[.S479]/2" office:value-type="float" office:value="13.4710613693611">
            <text:p>13</text:p>
          </table:table-cell>
          <table:table-cell table:formula="of:=[.T479]/2" office:value-type="float" office:value="7.18467574499267">
            <text:p>7</text:p>
          </table:table-cell>
          <table:table-cell table:formula="of:=[.P479]*0.183" office:value-type="float" office:value="3444.975">
            <text:p>$ 3,44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560">
            <text:p>1560</text:p>
          </table:table-cell>
          <table:table-cell table:style-name="ce1" office:value-type="string">
            <text:p>FRANKFORD_TOWNSHIP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480:.G480])" office:value-type="float" office:value="35">
            <text:p>35</text:p>
          </table:table-cell>
          <table:table-cell table:style-name="ce6" office:value-type="float" office:value="26057">
            <text:p>$ 26,057 </text:p>
          </table:table-cell>
          <table:table-cell table:style-name="ce6" office:value-type="float" office:value="8653">
            <text:p>$ 8,653 </text:p>
          </table:table-cell>
          <table:table-cell table:formula="of:=SUM([.I480:.J480])" office:value-type="float" office:value="34710">
            <text:p>$ 34,710 </text:p>
          </table:table-cell>
          <table:table-cell table:formula="of:=[.K480]/[.H480]" office:value-type="float" office:value="991.714285714286">
            <text:p>$ 992 </text:p>
          </table:table-cell>
          <table:table-cell/>
          <table:table-cell office:value-type="float" office:value="39">
            <text:p>39</text:p>
          </table:table-cell>
          <table:table-cell table:formula="of:=SUM([.M480:.N480])" office:value-type="float" office:value="39">
            <text:p>39</text:p>
          </table:table-cell>
          <table:table-cell table:style-name="ce9" office:value-type="float" office:value="26455">
            <text:p>26,455 </text:p>
          </table:table-cell>
          <table:table-cell table:formula="of:=[.P480]/[.O480]" office:value-type="float" office:value="678.333333333333">
            <text:p>678</text:p>
          </table:table-cell>
          <table:table-cell/>
          <table:table-cell table:formula="of:=[.Q480]/43.67" office:value-type="float" office:value="15.5331654072208">
            <text:p>16</text:p>
          </table:table-cell>
          <table:table-cell table:formula="of:=[.Q480]/81.88" office:value-type="float" office:value="8.28448135482821">
            <text:p>8</text:p>
          </table:table-cell>
          <table:table-cell table:style-name="ce10" table:formula="of:=[.S480]*4" office:value-type="currency" office:currency="USD" office:value="62.1326616288833">
            <text:p>$62</text:p>
          </table:table-cell>
          <table:table-cell table:style-name="ce10" table:formula="of:=[.T480]*4" office:value-type="currency" office:currency="USD" office:value="33.1379254193128">
            <text:p>$33</text:p>
          </table:table-cell>
          <table:table-cell table:formula="of:=[.S480]*4" office:value-type="currency" office:currency="USD" office:value="62.1326616288833">
            <text:p>$62</text:p>
          </table:table-cell>
          <table:table-cell table:formula="of:=[.T480]*4" office:value-type="currency" office:currency="USD" office:value="33.1379254193128">
            <text:p>$33</text:p>
          </table:table-cell>
          <table:table-cell table:formula="of:=[.S480]/2" office:value-type="float" office:value="7.76658270361041">
            <text:p>8</text:p>
          </table:table-cell>
          <table:table-cell table:formula="of:=[.T480]/2" office:value-type="float" office:value="4.1422406774141">
            <text:p>4</text:p>
          </table:table-cell>
          <table:table-cell table:formula="of:=[.P480]*0.183" office:value-type="float" office:value="4841.265">
            <text:p>$ 4,84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570">
            <text:p>1570</text:p>
          </table:table-cell>
          <table:table-cell table:style-name="ce1" office:value-type="string">
            <text:p>FRANKLIN_BORO</text:p>
          </table:table-cell>
          <table:table-cell/>
          <table:table-cell table:style-name="ce5" office:value-type="float" office:value="91">
            <text:p>91</text:p>
          </table:table-cell>
          <table:table-cell table:style-name="ce5" table:formula="of:=SUM([.F481:.G481])" office:value-type="float" office:value="91">
            <text:p>91</text:p>
          </table:table-cell>
          <table:table-cell table:style-name="ce6" office:value-type="float" office:value="78013">
            <text:p>$ 78,013 </text:p>
          </table:table-cell>
          <table:table-cell table:style-name="ce6" office:value-type="float" office:value="24396">
            <text:p>$ 24,396 </text:p>
          </table:table-cell>
          <table:table-cell table:formula="of:=SUM([.I481:.J481])" office:value-type="float" office:value="102409">
            <text:p>$ 102,409 </text:p>
          </table:table-cell>
          <table:table-cell table:formula="of:=[.K481]/[.H481]" office:value-type="float" office:value="1125.37362637363">
            <text:p>$ 1,125 </text:p>
          </table:table-cell>
          <table:table-cell/>
          <table:table-cell office:value-type="float" office:value="106">
            <text:p>106</text:p>
          </table:table-cell>
          <table:table-cell table:formula="of:=SUM([.M481:.N481])" office:value-type="float" office:value="106">
            <text:p>106</text:p>
          </table:table-cell>
          <table:table-cell table:style-name="ce9" office:value-type="float" office:value="83673">
            <text:p>83,673 </text:p>
          </table:table-cell>
          <table:table-cell table:formula="of:=[.P481]/[.O481]" office:value-type="float" office:value="789.367924528302">
            <text:p>789</text:p>
          </table:table-cell>
          <table:table-cell/>
          <table:table-cell table:formula="of:=[.Q481]/43.67" office:value-type="float" office:value="18.0757482145249">
            <text:p>18</text:p>
          </table:table-cell>
          <table:table-cell table:formula="of:=[.Q481]/81.88" office:value-type="float" office:value="9.64054622042382">
            <text:p>10</text:p>
          </table:table-cell>
          <table:table-cell table:style-name="ce10" table:formula="of:=[.S481]*4" office:value-type="currency" office:currency="USD" office:value="72.3029928580995">
            <text:p>$72</text:p>
          </table:table-cell>
          <table:table-cell table:style-name="ce10" table:formula="of:=[.T481]*4" office:value-type="currency" office:currency="USD" office:value="38.5621848816953">
            <text:p>$39</text:p>
          </table:table-cell>
          <table:table-cell table:formula="of:=[.S481]*4" office:value-type="currency" office:currency="USD" office:value="72.3029928580995">
            <text:p>$72</text:p>
          </table:table-cell>
          <table:table-cell table:formula="of:=[.T481]*4" office:value-type="currency" office:currency="USD" office:value="38.5621848816953">
            <text:p>$39</text:p>
          </table:table-cell>
          <table:table-cell table:formula="of:=[.S481]/2" office:value-type="float" office:value="9.03787410726244">
            <text:p>9</text:p>
          </table:table-cell>
          <table:table-cell table:formula="of:=[.T481]/2" office:value-type="float" office:value="4.82027311021191">
            <text:p>5</text:p>
          </table:table-cell>
          <table:table-cell table:formula="of:=[.P481]*0.183" office:value-type="float" office:value="15312.159">
            <text:p>$ 15,31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630">
            <text:p>1630</text:p>
          </table:table-cell>
          <table:table-cell table:style-name="ce1" office:value-type="string">
            <text:p>FREDON_TOWNSHIP</text:p>
          </table:table-cell>
          <table:table-cell/>
          <table:table-cell table:style-name="ce5" office:value-type="float" office:value="13">
            <text:p>13</text:p>
          </table:table-cell>
          <table:table-cell table:style-name="ce5" table:formula="of:=SUM([.F482:.G482])" office:value-type="float" office:value="13">
            <text:p>13</text:p>
          </table:table-cell>
          <table:table-cell table:style-name="ce6" office:value-type="float" office:value="7562">
            <text:p>$ 7,562 </text:p>
          </table:table-cell>
          <table:table-cell table:style-name="ce6" office:value-type="float" office:value="0">
            <text:p>$ 0 </text:p>
          </table:table-cell>
          <table:table-cell table:formula="of:=SUM([.I482:.J482])" office:value-type="float" office:value="7562">
            <text:p>$ 7,562 </text:p>
          </table:table-cell>
          <table:table-cell table:formula="of:=[.K482]/[.H482]" office:value-type="float" office:value="581.692307692308">
            <text:p>$ 582 </text:p>
          </table:table-cell>
          <table:table-cell/>
          <table:table-cell office:value-type="float" office:value="15">
            <text:p>15</text:p>
          </table:table-cell>
          <table:table-cell table:formula="of:=SUM([.M482:.N482])" office:value-type="float" office:value="15">
            <text:p>15</text:p>
          </table:table-cell>
          <table:table-cell table:style-name="ce9" office:value-type="float" office:value="7842">
            <text:p>7,842 </text:p>
          </table:table-cell>
          <table:table-cell table:formula="of:=[.P482]/[.O482]" office:value-type="float" office:value="522.8">
            <text:p>523</text:p>
          </table:table-cell>
          <table:table-cell/>
          <table:table-cell table:formula="of:=[.Q482]/43.67" office:value-type="float" office:value="11.9716052209755">
            <text:p>12</text:p>
          </table:table-cell>
          <table:table-cell table:formula="of:=[.Q482]/81.88" office:value-type="float" office:value="6.38495359062042">
            <text:p>6</text:p>
          </table:table-cell>
          <table:table-cell table:style-name="ce10" table:formula="of:=[.S482]*4" office:value-type="currency" office:currency="USD" office:value="47.886420883902">
            <text:p>$48</text:p>
          </table:table-cell>
          <table:table-cell table:style-name="ce10" table:formula="of:=[.T482]*4" office:value-type="currency" office:currency="USD" office:value="25.5398143624817">
            <text:p>$26</text:p>
          </table:table-cell>
          <table:table-cell table:formula="of:=[.S482]*4" office:value-type="currency" office:currency="USD" office:value="47.886420883902">
            <text:p>$48</text:p>
          </table:table-cell>
          <table:table-cell table:formula="of:=[.T482]*4" office:value-type="currency" office:currency="USD" office:value="25.5398143624817">
            <text:p>$26</text:p>
          </table:table-cell>
          <table:table-cell table:formula="of:=[.S482]/2" office:value-type="float" office:value="5.98580261048775">
            <text:p>6</text:p>
          </table:table-cell>
          <table:table-cell table:formula="of:=[.T482]/2" office:value-type="float" office:value="3.19247679531021">
            <text:p>3</text:p>
          </table:table-cell>
          <table:table-cell table:formula="of:=[.P482]*0.183" office:value-type="float" office:value="1435.086">
            <text:p>$ 1,43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800">
            <text:p>1800</text:p>
          </table:table-cell>
          <table:table-cell table:style-name="ce1" office:value-type="string">
            <text:p>GREEN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483:.G483])" office:value-type="float" office:value="15">
            <text:p>15</text:p>
          </table:table-cell>
          <table:table-cell table:style-name="ce6" office:value-type="float" office:value="8531">
            <text:p>$ 8,531 </text:p>
          </table:table-cell>
          <table:table-cell table:style-name="ce6" office:value-type="float" office:value="0">
            <text:p>$ 0 </text:p>
          </table:table-cell>
          <table:table-cell table:formula="of:=SUM([.I483:.J483])" office:value-type="float" office:value="8531">
            <text:p>$ 8,531 </text:p>
          </table:table-cell>
          <table:table-cell table:formula="of:=[.K483]/[.H483]" office:value-type="float" office:value="568.733333333333">
            <text:p>$ 569 </text:p>
          </table:table-cell>
          <table:table-cell/>
          <table:table-cell office:value-type="float" office:value="12">
            <text:p>12</text:p>
          </table:table-cell>
          <table:table-cell table:formula="of:=SUM([.M483:.N483])" office:value-type="float" office:value="12">
            <text:p>12</text:p>
          </table:table-cell>
          <table:table-cell table:style-name="ce9" office:value-type="float" office:value="6448">
            <text:p>6,448 </text:p>
          </table:table-cell>
          <table:table-cell table:formula="of:=[.P483]/[.O483]" office:value-type="float" office:value="537.333333333333">
            <text:p>537</text:p>
          </table:table-cell>
          <table:table-cell/>
          <table:table-cell table:formula="of:=[.Q483]/43.67" office:value-type="float" office:value="12.3044042439508">
            <text:p>12</text:p>
          </table:table-cell>
          <table:table-cell table:formula="of:=[.Q483]/81.88" office:value-type="float" office:value="6.56244911252239">
            <text:p>7</text:p>
          </table:table-cell>
          <table:table-cell table:style-name="ce10" table:formula="of:=[.S483]*4" office:value-type="currency" office:currency="USD" office:value="49.2176169758034">
            <text:p>$49</text:p>
          </table:table-cell>
          <table:table-cell table:style-name="ce10" table:formula="of:=[.T483]*4" office:value-type="currency" office:currency="USD" office:value="26.2497964500896">
            <text:p>$26</text:p>
          </table:table-cell>
          <table:table-cell table:formula="of:=[.S483]*4" office:value-type="currency" office:currency="USD" office:value="49.2176169758034">
            <text:p>$49</text:p>
          </table:table-cell>
          <table:table-cell table:formula="of:=[.T483]*4" office:value-type="currency" office:currency="USD" office:value="26.2497964500896">
            <text:p>$26</text:p>
          </table:table-cell>
          <table:table-cell table:formula="of:=[.S483]/2" office:value-type="float" office:value="6.15220212197542">
            <text:p>6</text:p>
          </table:table-cell>
          <table:table-cell table:formula="of:=[.T483]/2" office:value-type="float" office:value="3.2812245562612">
            <text:p>3</text:p>
          </table:table-cell>
          <table:table-cell table:formula="of:=[.P483]*0.183" office:value-type="float" office:value="1179.984">
            <text:p>$ 1,18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930">
            <text:p>1930</text:p>
          </table:table-cell>
          <table:table-cell table:style-name="ce1" office:value-type="string">
            <text:p>HAMBURG_BORO</text:p>
          </table:table-cell>
          <table:table-cell/>
          <table:table-cell table:style-name="ce5" office:value-type="float" office:value="40">
            <text:p>40</text:p>
          </table:table-cell>
          <table:table-cell table:style-name="ce5" table:formula="of:=SUM([.F484:.G484])" office:value-type="float" office:value="40">
            <text:p>40</text:p>
          </table:table-cell>
          <table:table-cell table:style-name="ce6" office:value-type="float" office:value="32875">
            <text:p>$ 32,875 </text:p>
          </table:table-cell>
          <table:table-cell table:style-name="ce6" office:value-type="float" office:value="9890">
            <text:p>$ 9,890 </text:p>
          </table:table-cell>
          <table:table-cell table:formula="of:=SUM([.I484:.J484])" office:value-type="float" office:value="42765">
            <text:p>$ 42,765 </text:p>
          </table:table-cell>
          <table:table-cell table:formula="of:=[.K484]/[.H484]" office:value-type="float" office:value="1069.125">
            <text:p>$ 1,069 </text:p>
          </table:table-cell>
          <table:table-cell/>
          <table:table-cell office:value-type="float" office:value="42">
            <text:p>42</text:p>
          </table:table-cell>
          <table:table-cell table:formula="of:=SUM([.M484:.N484])" office:value-type="float" office:value="42">
            <text:p>42</text:p>
          </table:table-cell>
          <table:table-cell table:style-name="ce9" office:value-type="float" office:value="30620">
            <text:p>30,620 </text:p>
          </table:table-cell>
          <table:table-cell table:formula="of:=[.P484]/[.O484]" office:value-type="float" office:value="729.047619047619">
            <text:p>729</text:p>
          </table:table-cell>
          <table:table-cell/>
          <table:table-cell table:formula="of:=[.Q484]/43.67" office:value-type="float" office:value="16.6944726138681">
            <text:p>17</text:p>
          </table:table-cell>
          <table:table-cell table:formula="of:=[.Q484]/81.88" office:value-type="float" office:value="8.90385465373253">
            <text:p>9</text:p>
          </table:table-cell>
          <table:table-cell table:style-name="ce10" table:formula="of:=[.S484]*4" office:value-type="currency" office:currency="USD" office:value="66.7778904554723">
            <text:p>$67</text:p>
          </table:table-cell>
          <table:table-cell table:style-name="ce10" table:formula="of:=[.T484]*4" office:value-type="currency" office:currency="USD" office:value="35.6154186149301">
            <text:p>$36</text:p>
          </table:table-cell>
          <table:table-cell table:formula="of:=[.S484]*4" office:value-type="currency" office:currency="USD" office:value="66.7778904554723">
            <text:p>$67</text:p>
          </table:table-cell>
          <table:table-cell table:formula="of:=[.T484]*4" office:value-type="currency" office:currency="USD" office:value="35.6154186149301">
            <text:p>$36</text:p>
          </table:table-cell>
          <table:table-cell table:formula="of:=[.S484]/2" office:value-type="float" office:value="8.34723630693404">
            <text:p>8</text:p>
          </table:table-cell>
          <table:table-cell table:formula="of:=[.T484]/2" office:value-type="float" office:value="4.45192732686626">
            <text:p>4</text:p>
          </table:table-cell>
          <table:table-cell table:formula="of:=[.P484]*0.183" office:value-type="float" office:value="5603.46">
            <text:p>$ 5,60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980">
            <text:p>1980</text:p>
          </table:table-cell>
          <table:table-cell table:style-name="ce1" office:value-type="string">
            <text:p>HAMPTON_TOWNSHIP</text:p>
          </table:table-cell>
          <table:table-cell/>
          <table:table-cell table:style-name="ce5" office:value-type="float" office:value="23">
            <text:p>23</text:p>
          </table:table-cell>
          <table:table-cell table:style-name="ce5" table:formula="of:=SUM([.F485:.G485])" office:value-type="float" office:value="23">
            <text:p>23</text:p>
          </table:table-cell>
          <table:table-cell table:style-name="ce6" office:value-type="float" office:value="19564">
            <text:p>$ 19,564 </text:p>
          </table:table-cell>
          <table:table-cell table:style-name="ce6" office:value-type="float" office:value="5687">
            <text:p>$ 5,687 </text:p>
          </table:table-cell>
          <table:table-cell table:formula="of:=SUM([.I485:.J485])" office:value-type="float" office:value="25251">
            <text:p>$ 25,251 </text:p>
          </table:table-cell>
          <table:table-cell table:formula="of:=[.K485]/[.H485]" office:value-type="float" office:value="1097.86956521739">
            <text:p>$ 1,098 </text:p>
          </table:table-cell>
          <table:table-cell/>
          <table:table-cell office:value-type="float" office:value="29">
            <text:p>29</text:p>
          </table:table-cell>
          <table:table-cell table:formula="of:=SUM([.M485:.N485])" office:value-type="float" office:value="29">
            <text:p>29</text:p>
          </table:table-cell>
          <table:table-cell table:style-name="ce9" office:value-type="float" office:value="19806">
            <text:p>19,806 </text:p>
          </table:table-cell>
          <table:table-cell table:formula="of:=[.P485]/[.O485]" office:value-type="float" office:value="682.965517241379">
            <text:p>683</text:p>
          </table:table-cell>
          <table:table-cell/>
          <table:table-cell table:formula="of:=[.Q485]/43.67" office:value-type="float" office:value="15.6392378575997">
            <text:p>16</text:p>
          </table:table-cell>
          <table:table-cell table:formula="of:=[.Q485]/81.88" office:value-type="float" office:value="8.34105419200512">
            <text:p>8</text:p>
          </table:table-cell>
          <table:table-cell table:style-name="ce10" table:formula="of:=[.S485]*4" office:value-type="currency" office:currency="USD" office:value="62.5569514303988">
            <text:p>$63</text:p>
          </table:table-cell>
          <table:table-cell table:style-name="ce10" table:formula="of:=[.T485]*4" office:value-type="currency" office:currency="USD" office:value="33.3642167680205">
            <text:p>$33</text:p>
          </table:table-cell>
          <table:table-cell table:formula="of:=[.S485]*4" office:value-type="currency" office:currency="USD" office:value="62.5569514303988">
            <text:p>$63</text:p>
          </table:table-cell>
          <table:table-cell table:formula="of:=[.T485]*4" office:value-type="currency" office:currency="USD" office:value="33.3642167680205">
            <text:p>$33</text:p>
          </table:table-cell>
          <table:table-cell table:formula="of:=[.S485]/2" office:value-type="float" office:value="7.81961892879985">
            <text:p>8</text:p>
          </table:table-cell>
          <table:table-cell table:formula="of:=[.T485]/2" office:value-type="float" office:value="4.17052709600256">
            <text:p>4</text:p>
          </table:table-cell>
          <table:table-cell table:formula="of:=[.P485]*0.183" office:value-type="float" office:value="3624.498">
            <text:p>$ 3,62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030">
            <text:p>2030</text:p>
          </table:table-cell>
          <table:table-cell table:style-name="ce1" office:value-type="string">
            <text:p>HARDYSTON_TOWNSHIP</text:p>
          </table:table-cell>
          <table:table-cell/>
          <table:table-cell table:style-name="ce5" office:value-type="float" office:value="41">
            <text:p>41</text:p>
          </table:table-cell>
          <table:table-cell table:style-name="ce5" table:formula="of:=SUM([.F486:.G486])" office:value-type="float" office:value="41">
            <text:p>41</text:p>
          </table:table-cell>
          <table:table-cell table:style-name="ce6" office:value-type="float" office:value="30518">
            <text:p>$ 30,518 </text:p>
          </table:table-cell>
          <table:table-cell table:style-name="ce6" office:value-type="float" office:value="10137">
            <text:p>$ 10,137 </text:p>
          </table:table-cell>
          <table:table-cell table:formula="of:=SUM([.I486:.J486])" office:value-type="float" office:value="40655">
            <text:p>$ 40,655 </text:p>
          </table:table-cell>
          <table:table-cell table:formula="of:=[.K486]/[.H486]" office:value-type="float" office:value="991.585365853659">
            <text:p>$ 992 </text:p>
          </table:table-cell>
          <table:table-cell/>
          <table:table-cell office:value-type="float" office:value="42">
            <text:p>42</text:p>
          </table:table-cell>
          <table:table-cell table:formula="of:=SUM([.M486:.N486])" office:value-type="float" office:value="42">
            <text:p>42</text:p>
          </table:table-cell>
          <table:table-cell table:style-name="ce9" office:value-type="float" office:value="28445">
            <text:p>28,445 </text:p>
          </table:table-cell>
          <table:table-cell table:formula="of:=[.P486]/[.O486]" office:value-type="float" office:value="677.261904761905">
            <text:p>677</text:p>
          </table:table-cell>
          <table:table-cell/>
          <table:table-cell table:formula="of:=[.Q486]/43.67" office:value-type="float" office:value="15.5086307479255">
            <text:p>16</text:p>
          </table:table-cell>
          <table:table-cell table:formula="of:=[.Q486]/81.88" office:value-type="float" office:value="8.2713960034429">
            <text:p>8</text:p>
          </table:table-cell>
          <table:table-cell table:style-name="ce10" table:formula="of:=[.S486]*4" office:value-type="currency" office:currency="USD" office:value="62.0345229917018">
            <text:p>$62</text:p>
          </table:table-cell>
          <table:table-cell table:style-name="ce10" table:formula="of:=[.T486]*4" office:value-type="currency" office:currency="USD" office:value="33.0855840137716">
            <text:p>$33</text:p>
          </table:table-cell>
          <table:table-cell table:formula="of:=[.S486]*4" office:value-type="currency" office:currency="USD" office:value="62.0345229917018">
            <text:p>$62</text:p>
          </table:table-cell>
          <table:table-cell table:formula="of:=[.T486]*4" office:value-type="currency" office:currency="USD" office:value="33.0855840137716">
            <text:p>$33</text:p>
          </table:table-cell>
          <table:table-cell table:formula="of:=[.S486]/2" office:value-type="float" office:value="7.75431537396273">
            <text:p>8</text:p>
          </table:table-cell>
          <table:table-cell table:formula="of:=[.T486]/2" office:value-type="float" office:value="4.13569800172145">
            <text:p>4</text:p>
          </table:table-cell>
          <table:table-cell table:formula="of:=[.P486]*0.183" office:value-type="float" office:value="5205.435">
            <text:p>$ 5,20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165">
            <text:p>2165</text:p>
          </table:table-cell>
          <table:table-cell table:style-name="ce1" office:value-type="string">
            <text:p>HIGH_POINT_REGIONAL</text:p>
          </table:table-cell>
          <table:table-cell table:style-name="ce5" office:value-type="float" office:value="53">
            <text:p>53</text:p>
          </table:table-cell>
          <table:table-cell table:style-name="ce5"/>
          <table:table-cell table:style-name="ce5" table:formula="of:=SUM([.F487:.G487])" office:value-type="float" office:value="53">
            <text:p>53</text:p>
          </table:table-cell>
          <table:table-cell table:style-name="ce6" office:value-type="float" office:value="56">
            <text:p>$ 56 </text:p>
          </table:table-cell>
          <table:table-cell table:style-name="ce6" office:value-type="float" office:value="111">
            <text:p>$ 111 </text:p>
          </table:table-cell>
          <table:table-cell table:formula="of:=SUM([.I487:.J487])" office:value-type="float" office:value="167">
            <text:p>$ 167 </text:p>
          </table:table-cell>
          <table:table-cell table:formula="of:=[.K487]/[.H487]" office:value-type="float" office:value="3.15094339622641">
            <text:p>$ 3 </text:p>
          </table:table-cell>
          <table:table-cell office:value-type="float" office:value="43">
            <text:p>43</text:p>
          </table:table-cell>
          <table:table-cell/>
          <table:table-cell table:formula="of:=SUM([.M487:.N487])" office:value-type="float" office:value="43">
            <text:p>43</text:p>
          </table:table-cell>
          <table:table-cell table:style-name="ce9" office:value-type="float" office:value="35275">
            <text:p>35,275 </text:p>
          </table:table-cell>
          <table:table-cell table:formula="of:=[.P487]/[.O487]" office:value-type="float" office:value="820.348837209302">
            <text:p>820</text:p>
          </table:table-cell>
          <table:table-cell/>
          <table:table-cell table:formula="of:=[.Q487]/43.67" office:value-type="float" office:value="18.7851806093268">
            <text:p>19</text:p>
          </table:table-cell>
          <table:table-cell table:formula="of:=[.Q487]/81.88" office:value-type="float" office:value="10.0189159405142">
            <text:p>10</text:p>
          </table:table-cell>
          <table:table-cell table:style-name="ce10" table:formula="of:=[.S487]*4" office:value-type="currency" office:currency="USD" office:value="75.1407224373073">
            <text:p>$75</text:p>
          </table:table-cell>
          <table:table-cell table:style-name="ce10" table:formula="of:=[.T487]*4" office:value-type="currency" office:currency="USD" office:value="40.0756637620568">
            <text:p>$40</text:p>
          </table:table-cell>
          <table:table-cell table:formula="of:=[.S487]*4" office:value-type="currency" office:currency="USD" office:value="75.1407224373073">
            <text:p>$75</text:p>
          </table:table-cell>
          <table:table-cell table:formula="of:=[.T487]*4" office:value-type="currency" office:currency="USD" office:value="40.0756637620568">
            <text:p>$40</text:p>
          </table:table-cell>
          <table:table-cell table:formula="of:=[.S487]/2" office:value-type="float" office:value="9.39259030466341">
            <text:p>9</text:p>
          </table:table-cell>
          <table:table-cell table:formula="of:=[.T487]/2" office:value-type="float" office:value="5.0094579702571">
            <text:p>5</text:p>
          </table:table-cell>
          <table:table-cell table:formula="of:=[.P487]*0.183" office:value-type="float" office:value="6455.325">
            <text:p>$ 6,45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240">
            <text:p>2240</text:p>
          </table:table-cell>
          <table:table-cell table:style-name="ce1" office:value-type="string">
            <text:p>HOPATCONG</text:p>
          </table:table-cell>
          <table:table-cell/>
          <table:table-cell table:style-name="ce5" office:value-type="float" office:value="227">
            <text:p>227</text:p>
          </table:table-cell>
          <table:table-cell table:style-name="ce5" table:formula="of:=SUM([.F488:.G488])" office:value-type="float" office:value="227">
            <text:p>227</text:p>
          </table:table-cell>
          <table:table-cell table:style-name="ce6" office:value-type="float" office:value="193061">
            <text:p>$ 193,061 </text:p>
          </table:table-cell>
          <table:table-cell table:style-name="ce6" office:value-type="float" office:value="56123">
            <text:p>$ 56,123 </text:p>
          </table:table-cell>
          <table:table-cell table:formula="of:=SUM([.I488:.J488])" office:value-type="float" office:value="249184">
            <text:p>$ 249,184 </text:p>
          </table:table-cell>
          <table:table-cell table:formula="of:=[.K488]/[.H488]" office:value-type="float" office:value="1097.7268722467">
            <text:p>$ 1,098 </text:p>
          </table:table-cell>
          <table:table-cell/>
          <table:table-cell office:value-type="float" office:value="259">
            <text:p>259</text:p>
          </table:table-cell>
          <table:table-cell table:formula="of:=SUM([.M488:.N488])" office:value-type="float" office:value="259">
            <text:p>259</text:p>
          </table:table-cell>
          <table:table-cell table:style-name="ce9" office:value-type="float" office:value="180117">
            <text:p>180,117 </text:p>
          </table:table-cell>
          <table:table-cell table:formula="of:=[.P488]/[.O488]" office:value-type="float" office:value="695.432432432432">
            <text:p>695</text:p>
          </table:table-cell>
          <table:table-cell/>
          <table:table-cell table:formula="of:=[.Q488]/43.67" office:value-type="float" office:value="15.9247179398313">
            <text:p>16</text:p>
          </table:table-cell>
          <table:table-cell table:formula="of:=[.Q488]/81.88" office:value-type="float" office:value="8.49331256023977">
            <text:p>8</text:p>
          </table:table-cell>
          <table:table-cell table:style-name="ce10" table:formula="of:=[.S488]*4" office:value-type="currency" office:currency="USD" office:value="63.6988717593252">
            <text:p>$64</text:p>
          </table:table-cell>
          <table:table-cell table:style-name="ce10" table:formula="of:=[.T488]*4" office:value-type="currency" office:currency="USD" office:value="33.9732502409591">
            <text:p>$34</text:p>
          </table:table-cell>
          <table:table-cell table:formula="of:=[.S488]*4" office:value-type="currency" office:currency="USD" office:value="63.6988717593252">
            <text:p>$64</text:p>
          </table:table-cell>
          <table:table-cell table:formula="of:=[.T488]*4" office:value-type="currency" office:currency="USD" office:value="33.9732502409591">
            <text:p>$34</text:p>
          </table:table-cell>
          <table:table-cell table:formula="of:=[.S488]/2" office:value-type="float" office:value="7.96235896991564">
            <text:p>8</text:p>
          </table:table-cell>
          <table:table-cell table:formula="of:=[.T488]/2" office:value-type="float" office:value="4.24665628011989">
            <text:p>4</text:p>
          </table:table-cell>
          <table:table-cell table:formula="of:=[.P488]*0.183" office:value-type="float" office:value="32961.411">
            <text:p>$ 32,96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465">
            <text:p>2465</text:p>
          </table:table-cell>
          <table:table-cell table:style-name="ce1" office:value-type="string">
            <text:p>KITTATINNY_REGIONAL</text:p>
          </table:table-cell>
          <table:table-cell/>
          <table:table-cell table:style-name="ce5" office:value-type="float" office:value="34">
            <text:p>34</text:p>
          </table:table-cell>
          <table:table-cell table:style-name="ce5" table:formula="of:=SUM([.F489:.G489])" office:value-type="float" office:value="34">
            <text:p>34</text:p>
          </table:table-cell>
          <table:table-cell table:style-name="ce6" office:value-type="float" office:value="19365">
            <text:p>$ 19,365 </text:p>
          </table:table-cell>
          <table:table-cell table:style-name="ce6" office:value-type="float" office:value="0">
            <text:p>$ 0 </text:p>
          </table:table-cell>
          <table:table-cell table:formula="of:=SUM([.I489:.J489])" office:value-type="float" office:value="19365">
            <text:p>$ 19,365 </text:p>
          </table:table-cell>
          <table:table-cell table:formula="of:=[.K489]/[.H489]" office:value-type="float" office:value="569.558823529412">
            <text:p>$ 570 </text:p>
          </table:table-cell>
          <table:table-cell/>
          <table:table-cell office:value-type="float" office:value="39">
            <text:p>39</text:p>
          </table:table-cell>
          <table:table-cell table:formula="of:=SUM([.M489:.N489])" office:value-type="float" office:value="39">
            <text:p>39</text:p>
          </table:table-cell>
          <table:table-cell table:style-name="ce9" office:value-type="float" office:value="20011">
            <text:p>20,011 </text:p>
          </table:table-cell>
          <table:table-cell table:formula="of:=[.P489]/[.O489]" office:value-type="float" office:value="513.102564102564">
            <text:p>513</text:p>
          </table:table-cell>
          <table:table-cell/>
          <table:table-cell table:formula="of:=[.Q489]/43.67" office:value-type="float" office:value="11.7495434875788">
            <text:p>12</text:p>
          </table:table-cell>
          <table:table-cell table:formula="of:=[.Q489]/81.88" office:value-type="float" office:value="6.26651885811632">
            <text:p>6</text:p>
          </table:table-cell>
          <table:table-cell table:style-name="ce10" table:formula="of:=[.S489]*4" office:value-type="currency" office:currency="USD" office:value="46.998173950315">
            <text:p>$47</text:p>
          </table:table-cell>
          <table:table-cell table:style-name="ce10" table:formula="of:=[.T489]*4" office:value-type="currency" office:currency="USD" office:value="25.0660754324653">
            <text:p>$25</text:p>
          </table:table-cell>
          <table:table-cell table:formula="of:=[.S489]*4" office:value-type="currency" office:currency="USD" office:value="46.998173950315">
            <text:p>$47</text:p>
          </table:table-cell>
          <table:table-cell table:formula="of:=[.T489]*4" office:value-type="currency" office:currency="USD" office:value="25.0660754324653">
            <text:p>$25</text:p>
          </table:table-cell>
          <table:table-cell table:formula="of:=[.S489]/2" office:value-type="float" office:value="5.87477174378938">
            <text:p>6</text:p>
          </table:table-cell>
          <table:table-cell table:formula="of:=[.T489]/2" office:value-type="float" office:value="3.13325942905816">
            <text:p>3</text:p>
          </table:table-cell>
          <table:table-cell table:formula="of:=[.P489]*0.183" office:value-type="float" office:value="3662.013">
            <text:p>$ 3,662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office:value-type="string">
            <text:p>LAFAYETTE</text:p>
          </table:table-cell>
          <table:table-cell/>
          <table:table-cell table:style-name="ce5" table:number-columns-repeated="2"/>
          <table:table-cell table:style-name="ce6" table:number-columns-repeated="2"/>
          <table:table-cell table:number-columns-repeated="3"/>
          <table:table-cell office:value-type="float" office:value="10">
            <text:p>10</text:p>
          </table:table-cell>
          <table:table-cell table:formula="of:=SUM([.M490:.N490])" office:value-type="float" office:value="10">
            <text:p>10</text:p>
          </table:table-cell>
          <table:table-cell table:style-name="ce9" office:value-type="float" office:value="5232">
            <text:p>5,232 </text:p>
          </table:table-cell>
          <table:table-cell table:formula="of:=[.P490]/[.O490]" office:value-type="float" office:value="523.2">
            <text:p>523</text:p>
          </table:table-cell>
          <table:table-cell/>
          <table:table-cell table:formula="of:=[.Q490]/43.67" office:value-type="float" office:value="11.9807648271124">
            <text:p>12</text:p>
          </table:table-cell>
          <table:table-cell table:formula="of:=[.Q490]/81.88" office:value-type="float" office:value="6.38983878847093">
            <text:p>6</text:p>
          </table:table-cell>
          <table:table-cell table:style-name="ce10" table:formula="of:=[.S490]*4" office:value-type="currency" office:currency="USD" office:value="47.9230593084497">
            <text:p>$48</text:p>
          </table:table-cell>
          <table:table-cell table:style-name="ce10" table:formula="of:=[.T490]*4" office:value-type="currency" office:currency="USD" office:value="25.5593551538837">
            <text:p>$26</text:p>
          </table:table-cell>
          <table:table-cell table:formula="of:=[.S490]*4" office:value-type="currency" office:currency="USD" office:value="47.9230593084497">
            <text:p>$48</text:p>
          </table:table-cell>
          <table:table-cell table:formula="of:=[.T490]*4" office:value-type="currency" office:currency="USD" office:value="25.5593551538837">
            <text:p>$26</text:p>
          </table:table-cell>
          <table:table-cell table:formula="of:=[.S490]/2" office:value-type="float" office:value="5.99038241355622">
            <text:p>6</text:p>
          </table:table-cell>
          <table:table-cell table:formula="of:=[.T490]/2" office:value-type="float" office:value="3.19491939423547">
            <text:p>3</text:p>
          </table:table-cell>
          <table:table-cell table:formula="of:=[.P490]*0.183" office:value-type="float" office:value="957.456">
            <text:p>$ 95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615">
            <text:p>2615</text:p>
          </table:table-cell>
          <table:table-cell table:style-name="ce1" office:value-type="string">
            <text:p>LENAPE_VALLEY_REGIONAL_H._S._DISTRICT</text:p>
          </table:table-cell>
          <table:table-cell/>
          <table:table-cell table:style-name="ce5" office:value-type="float" office:value="29">
            <text:p>29</text:p>
          </table:table-cell>
          <table:table-cell table:style-name="ce5" table:formula="of:=SUM([.F491:.G491])" office:value-type="float" office:value="29">
            <text:p>29</text:p>
          </table:table-cell>
          <table:table-cell table:style-name="ce6" office:value-type="float" office:value="16335">
            <text:p>$ 16,335 </text:p>
          </table:table-cell>
          <table:table-cell table:style-name="ce6" office:value-type="float" office:value="0">
            <text:p>$ 0 </text:p>
          </table:table-cell>
          <table:table-cell table:formula="of:=SUM([.I491:.J491])" office:value-type="float" office:value="16335">
            <text:p>$ 16,335 </text:p>
          </table:table-cell>
          <table:table-cell table:formula="of:=[.K491]/[.H491]" office:value-type="float" office:value="563.275862068965">
            <text:p>$ 563 </text:p>
          </table:table-cell>
          <table:table-cell/>
          <table:table-cell office:value-type="float" office:value="38">
            <text:p>38</text:p>
          </table:table-cell>
          <table:table-cell table:formula="of:=SUM([.M491:.N491])" office:value-type="float" office:value="38">
            <text:p>38</text:p>
          </table:table-cell>
          <table:table-cell table:style-name="ce9" office:value-type="float" office:value="19544">
            <text:p>19,544 </text:p>
          </table:table-cell>
          <table:table-cell table:formula="of:=[.P491]/[.O491]" office:value-type="float" office:value="514.315789473684">
            <text:p>514</text:p>
          </table:table-cell>
          <table:table-cell/>
          <table:table-cell table:formula="of:=[.Q491]/43.67" office:value-type="float" office:value="11.7773251539657">
            <text:p>12</text:p>
          </table:table-cell>
          <table:table-cell table:formula="of:=[.Q491]/81.88" office:value-type="float" office:value="6.28133597305428">
            <text:p>6</text:p>
          </table:table-cell>
          <table:table-cell table:style-name="ce10" table:formula="of:=[.S491]*4" office:value-type="currency" office:currency="USD" office:value="47.109300615863">
            <text:p>$47</text:p>
          </table:table-cell>
          <table:table-cell table:style-name="ce10" table:formula="of:=[.T491]*4" office:value-type="currency" office:currency="USD" office:value="25.1253438922171">
            <text:p>$25</text:p>
          </table:table-cell>
          <table:table-cell table:formula="of:=[.S491]*4" office:value-type="currency" office:currency="USD" office:value="47.109300615863">
            <text:p>$47</text:p>
          </table:table-cell>
          <table:table-cell table:formula="of:=[.T491]*4" office:value-type="currency" office:currency="USD" office:value="25.1253438922171">
            <text:p>$25</text:p>
          </table:table-cell>
          <table:table-cell table:formula="of:=[.S491]/2" office:value-type="float" office:value="5.88866257698287">
            <text:p>6</text:p>
          </table:table-cell>
          <table:table-cell table:formula="of:=[.T491]/2" office:value-type="float" office:value="3.14066798652714">
            <text:p>3</text:p>
          </table:table-cell>
          <table:table-cell table:formula="of:=[.P491]*0.183" office:value-type="float" office:value="3576.552">
            <text:p>$ 3,57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3300">
            <text:p>3300</text:p>
          </table:table-cell>
          <table:table-cell table:style-name="ce1" office:value-type="string">
            <text:p>MONTAGUE_TOWNSHIP</text:p>
          </table:table-cell>
          <table:table-cell/>
          <table:table-cell table:style-name="ce5" office:value-type="float" office:value="71">
            <text:p>71</text:p>
          </table:table-cell>
          <table:table-cell table:style-name="ce5" table:formula="of:=SUM([.F492:.G492])" office:value-type="float" office:value="71">
            <text:p>71</text:p>
          </table:table-cell>
          <table:table-cell table:style-name="ce6" office:value-type="float" office:value="65486">
            <text:p>$ 65,486 </text:p>
          </table:table-cell>
          <table:table-cell table:style-name="ce6" office:value-type="float" office:value="23112">
            <text:p>$ 23,112 </text:p>
          </table:table-cell>
          <table:table-cell table:formula="of:=SUM([.I492:.J492])" office:value-type="float" office:value="88598">
            <text:p>$ 88,598 </text:p>
          </table:table-cell>
          <table:table-cell table:formula="of:=[.K492]/[.H492]" office:value-type="float" office:value="1247.85915492958">
            <text:p>$ 1,248 </text:p>
          </table:table-cell>
          <table:table-cell/>
          <table:table-cell office:value-type="float" office:value="70">
            <text:p>70</text:p>
          </table:table-cell>
          <table:table-cell table:formula="of:=SUM([.M492:.N492])" office:value-type="float" office:value="70">
            <text:p>70</text:p>
          </table:table-cell>
          <table:table-cell table:style-name="ce9" office:value-type="float" office:value="58704">
            <text:p>58,704 </text:p>
          </table:table-cell>
          <table:table-cell table:formula="of:=[.P492]/[.O492]" office:value-type="float" office:value="838.628571428571">
            <text:p>839</text:p>
          </table:table-cell>
          <table:table-cell/>
          <table:table-cell table:formula="of:=[.Q492]/43.67" office:value-type="float" office:value="19.2037685236678">
            <text:p>19</text:p>
          </table:table-cell>
          <table:table-cell table:formula="of:=[.Q492]/81.88" office:value-type="float" office:value="10.242166236304">
            <text:p>10</text:p>
          </table:table-cell>
          <table:table-cell table:style-name="ce10" table:formula="of:=[.S492]*4" office:value-type="currency" office:currency="USD" office:value="76.8150740946711">
            <text:p>$77</text:p>
          </table:table-cell>
          <table:table-cell table:style-name="ce10" table:formula="of:=[.T492]*4" office:value-type="currency" office:currency="USD" office:value="40.968664945216">
            <text:p>$41</text:p>
          </table:table-cell>
          <table:table-cell table:formula="of:=[.S492]*4" office:value-type="currency" office:currency="USD" office:value="76.8150740946711">
            <text:p>$77</text:p>
          </table:table-cell>
          <table:table-cell table:formula="of:=[.T492]*4" office:value-type="currency" office:currency="USD" office:value="40.968664945216">
            <text:p>$41</text:p>
          </table:table-cell>
          <table:table-cell table:formula="of:=[.S492]/2" office:value-type="float" office:value="9.60188426183388">
            <text:p>10</text:p>
          </table:table-cell>
          <table:table-cell table:formula="of:=[.T492]/2" office:value-type="float" office:value="5.121083118152">
            <text:p>5</text:p>
          </table:table-cell>
          <table:table-cell table:formula="of:=[.P492]*0.183" office:value-type="float" office:value="10742.832">
            <text:p>$ 10,74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3590">
            <text:p>3590</text:p>
          </table:table-cell>
          <table:table-cell table:style-name="ce1" office:value-type="string">
            <text:p>NEWTON_TOWN</text:p>
          </table:table-cell>
          <table:table-cell/>
          <table:table-cell table:style-name="ce5" office:value-type="float" office:value="251">
            <text:p>251</text:p>
          </table:table-cell>
          <table:table-cell table:style-name="ce5" table:formula="of:=SUM([.F493:.G493])" office:value-type="float" office:value="251">
            <text:p>251</text:p>
          </table:table-cell>
          <table:table-cell table:style-name="ce6" office:value-type="float" office:value="236306">
            <text:p>$ 236,306 </text:p>
          </table:table-cell>
          <table:table-cell table:style-name="ce6" office:value-type="float" office:value="65267">
            <text:p>$ 65,267 </text:p>
          </table:table-cell>
          <table:table-cell table:formula="of:=SUM([.I493:.J493])" office:value-type="float" office:value="301573">
            <text:p>$ 301,573 </text:p>
          </table:table-cell>
          <table:table-cell table:formula="of:=[.K493]/[.H493]" office:value-type="float" office:value="1201.48605577689">
            <text:p>$ 1,201 </text:p>
          </table:table-cell>
          <table:table-cell/>
          <table:table-cell office:value-type="float" office:value="276">
            <text:p>276</text:p>
          </table:table-cell>
          <table:table-cell table:formula="of:=SUM([.M493:.N493])" office:value-type="float" office:value="276">
            <text:p>276</text:p>
          </table:table-cell>
          <table:table-cell table:style-name="ce9" office:value-type="float" office:value="225552">
            <text:p>225,552 </text:p>
          </table:table-cell>
          <table:table-cell table:formula="of:=[.P493]/[.O493]" office:value-type="float" office:value="817.217391304348">
            <text:p>817</text:p>
          </table:table-cell>
          <table:table-cell/>
          <table:table-cell table:formula="of:=[.Q493]/43.67" office:value-type="float" office:value="18.7134735815056">
            <text:p>19</text:p>
          </table:table-cell>
          <table:table-cell table:formula="of:=[.Q493]/81.88" office:value-type="float" office:value="9.98067160850449">
            <text:p>10</text:p>
          </table:table-cell>
          <table:table-cell table:style-name="ce10" table:formula="of:=[.S493]*4" office:value-type="currency" office:currency="USD" office:value="74.8538943260222">
            <text:p>$75</text:p>
          </table:table-cell>
          <table:table-cell table:style-name="ce10" table:formula="of:=[.T493]*4" office:value-type="currency" office:currency="USD" office:value="39.922686434018">
            <text:p>$40</text:p>
          </table:table-cell>
          <table:table-cell table:formula="of:=[.S493]*4" office:value-type="currency" office:currency="USD" office:value="74.8538943260222">
            <text:p>$75</text:p>
          </table:table-cell>
          <table:table-cell table:formula="of:=[.T493]*4" office:value-type="currency" office:currency="USD" office:value="39.922686434018">
            <text:p>$40</text:p>
          </table:table-cell>
          <table:table-cell table:formula="of:=[.S493]/2" office:value-type="float" office:value="9.35673679075278">
            <text:p>9</text:p>
          </table:table-cell>
          <table:table-cell table:formula="of:=[.T493]/2" office:value-type="float" office:value="4.99033580425225">
            <text:p>5</text:p>
          </table:table-cell>
          <table:table-cell table:formula="of:=[.P493]*0.183" office:value-type="float" office:value="41276.016">
            <text:p>$ 41,2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3840">
            <text:p>3840</text:p>
          </table:table-cell>
          <table:table-cell table:style-name="ce1" office:value-type="string">
            <text:p>OGDENSBURG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494:.G494])" office:value-type="float" office:value="25">
            <text:p>25</text:p>
          </table:table-cell>
          <table:table-cell table:style-name="ce6" office:value-type="float" office:value="27069">
            <text:p>$ 27,069 </text:p>
          </table:table-cell>
          <table:table-cell table:style-name="ce6" office:value-type="float" office:value="6181">
            <text:p>$ 6,181 </text:p>
          </table:table-cell>
          <table:table-cell table:formula="of:=SUM([.I494:.J494])" office:value-type="float" office:value="33250">
            <text:p>$ 33,250 </text:p>
          </table:table-cell>
          <table:table-cell table:formula="of:=[.K494]/[.H494]" office:value-type="float" office:value="1330">
            <text:p>$ 1,330 </text:p>
          </table:table-cell>
          <table:table-cell/>
          <table:table-cell office:value-type="float" office:value="30">
            <text:p>30</text:p>
          </table:table-cell>
          <table:table-cell table:formula="of:=SUM([.M494:.N494])" office:value-type="float" office:value="30">
            <text:p>30</text:p>
          </table:table-cell>
          <table:table-cell table:style-name="ce9" office:value-type="float" office:value="21887">
            <text:p>21,887 </text:p>
          </table:table-cell>
          <table:table-cell table:formula="of:=[.P494]/[.O494]" office:value-type="float" office:value="729.566666666667">
            <text:p>730</text:p>
          </table:table-cell>
          <table:table-cell/>
          <table:table-cell table:formula="of:=[.Q494]/43.67" office:value-type="float" office:value="16.7063582932601">
            <text:p>17</text:p>
          </table:table-cell>
          <table:table-cell table:formula="of:=[.Q494]/81.88" office:value-type="float" office:value="8.91019377951474">
            <text:p>9</text:p>
          </table:table-cell>
          <table:table-cell table:style-name="ce10" table:formula="of:=[.S494]*4" office:value-type="currency" office:currency="USD" office:value="66.8254331730402">
            <text:p>$67</text:p>
          </table:table-cell>
          <table:table-cell table:style-name="ce10" table:formula="of:=[.T494]*4" office:value-type="currency" office:currency="USD" office:value="35.640775118059">
            <text:p>$36</text:p>
          </table:table-cell>
          <table:table-cell table:formula="of:=[.S494]*4" office:value-type="currency" office:currency="USD" office:value="66.8254331730402">
            <text:p>$67</text:p>
          </table:table-cell>
          <table:table-cell table:formula="of:=[.T494]*4" office:value-type="currency" office:currency="USD" office:value="35.640775118059">
            <text:p>$36</text:p>
          </table:table-cell>
          <table:table-cell table:formula="of:=[.S494]/2" office:value-type="float" office:value="8.35317914663003">
            <text:p>8</text:p>
          </table:table-cell>
          <table:table-cell table:formula="of:=[.T494]/2" office:value-type="float" office:value="4.45509688975737">
            <text:p>4</text:p>
          </table:table-cell>
          <table:table-cell table:formula="of:=[.P494]*0.183" office:value-type="float" office:value="4005.321">
            <text:p>$ 4,00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030">
            <text:p>5030</text:p>
          </table:table-cell>
          <table:table-cell table:style-name="ce1" office:value-type="string">
            <text:p>STANHOPE_BORO</text:p>
          </table:table-cell>
          <table:table-cell/>
          <table:table-cell table:style-name="ce5" office:value-type="float" office:value="23">
            <text:p>23</text:p>
          </table:table-cell>
          <table:table-cell table:style-name="ce5" table:formula="of:=SUM([.F495:.G495])" office:value-type="float" office:value="23">
            <text:p>23</text:p>
          </table:table-cell>
          <table:table-cell table:style-name="ce6" office:value-type="float" office:value="17330">
            <text:p>$ 17,330 </text:p>
          </table:table-cell>
          <table:table-cell table:style-name="ce6" office:value-type="float" office:value="5687">
            <text:p>$ 5,687 </text:p>
          </table:table-cell>
          <table:table-cell table:formula="of:=SUM([.I495:.J495])" office:value-type="float" office:value="23017">
            <text:p>$ 23,017 </text:p>
          </table:table-cell>
          <table:table-cell table:formula="of:=[.K495]/[.H495]" office:value-type="float" office:value="1000.73913043478">
            <text:p>$ 1,001 </text:p>
          </table:table-cell>
          <table:table-cell/>
          <table:table-cell office:value-type="float" office:value="34">
            <text:p>34</text:p>
          </table:table-cell>
          <table:table-cell table:formula="of:=SUM([.M495:.N495])" office:value-type="float" office:value="34">
            <text:p>34</text:p>
          </table:table-cell>
          <table:table-cell table:style-name="ce9" office:value-type="float" office:value="23171">
            <text:p>23,171 </text:p>
          </table:table-cell>
          <table:table-cell table:formula="of:=[.P495]/[.O495]" office:value-type="float" office:value="681.5">
            <text:p>682</text:p>
          </table:table-cell>
          <table:table-cell/>
          <table:table-cell table:formula="of:=[.Q495]/43.67" office:value-type="float" office:value="15.6056789558049">
            <text:p>16</text:p>
          </table:table-cell>
          <table:table-cell table:formula="of:=[.Q495]/81.88" office:value-type="float" office:value="8.32315583781143">
            <text:p>8</text:p>
          </table:table-cell>
          <table:table-cell table:style-name="ce10" table:formula="of:=[.S495]*4" office:value-type="currency" office:currency="USD" office:value="62.4227158232196">
            <text:p>$62</text:p>
          </table:table-cell>
          <table:table-cell table:style-name="ce10" table:formula="of:=[.T495]*4" office:value-type="currency" office:currency="USD" office:value="33.2926233512457">
            <text:p>$33</text:p>
          </table:table-cell>
          <table:table-cell table:formula="of:=[.S495]*4" office:value-type="currency" office:currency="USD" office:value="62.4227158232196">
            <text:p>$62</text:p>
          </table:table-cell>
          <table:table-cell table:formula="of:=[.T495]*4" office:value-type="currency" office:currency="USD" office:value="33.2926233512457">
            <text:p>$33</text:p>
          </table:table-cell>
          <table:table-cell table:formula="of:=[.S495]/2" office:value-type="float" office:value="7.80283947790245">
            <text:p>8</text:p>
          </table:table-cell>
          <table:table-cell table:formula="of:=[.T495]/2" office:value-type="float" office:value="4.16157791890572">
            <text:p>4</text:p>
          </table:table-cell>
          <table:table-cell table:formula="of:=[.P495]*0.183" office:value-type="float" office:value="4240.293">
            <text:p>$ 4,24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040">
            <text:p>5040</text:p>
          </table:table-cell>
          <table:table-cell table:style-name="ce1" office:value-type="string">
            <text:p>STILLWATER_TOWNSHIP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496:.G496])" office:value-type="float" office:value="26">
            <text:p>26</text:p>
          </table:table-cell>
          <table:table-cell table:style-name="ce6" office:value-type="float" office:value="20240">
            <text:p>$ 20,240 </text:p>
          </table:table-cell>
          <table:table-cell table:style-name="ce6" office:value-type="float" office:value="6428">
            <text:p>$ 6,428 </text:p>
          </table:table-cell>
          <table:table-cell table:formula="of:=SUM([.I496:.J496])" office:value-type="float" office:value="26668">
            <text:p>$ 26,668 </text:p>
          </table:table-cell>
          <table:table-cell table:formula="of:=[.K496]/[.H496]" office:value-type="float" office:value="1025.69230769231">
            <text:p>$ 1,026 </text:p>
          </table:table-cell>
          <table:table-cell/>
          <table:table-cell office:value-type="float" office:value="35">
            <text:p>35</text:p>
          </table:table-cell>
          <table:table-cell table:formula="of:=SUM([.M496:.N496])" office:value-type="float" office:value="35">
            <text:p>35</text:p>
          </table:table-cell>
          <table:table-cell table:style-name="ce9" office:value-type="float" office:value="24192">
            <text:p>24,192 </text:p>
          </table:table-cell>
          <table:table-cell table:formula="of:=[.P496]/[.O496]" office:value-type="float" office:value="691.2">
            <text:p>691</text:p>
          </table:table-cell>
          <table:table-cell/>
          <table:table-cell table:formula="of:=[.Q496]/43.67" office:value-type="float" office:value="15.8277994046256">
            <text:p>16</text:p>
          </table:table-cell>
          <table:table-cell table:formula="of:=[.Q496]/81.88" office:value-type="float" office:value="8.44162188568637">
            <text:p>8</text:p>
          </table:table-cell>
          <table:table-cell table:style-name="ce10" table:formula="of:=[.S496]*4" office:value-type="currency" office:currency="USD" office:value="63.3111976185024">
            <text:p>$63</text:p>
          </table:table-cell>
          <table:table-cell table:style-name="ce10" table:formula="of:=[.T496]*4" office:value-type="currency" office:currency="USD" office:value="33.7664875427455">
            <text:p>$34</text:p>
          </table:table-cell>
          <table:table-cell table:formula="of:=[.S496]*4" office:value-type="currency" office:currency="USD" office:value="63.3111976185024">
            <text:p>$63</text:p>
          </table:table-cell>
          <table:table-cell table:formula="of:=[.T496]*4" office:value-type="currency" office:currency="USD" office:value="33.7664875427455">
            <text:p>$34</text:p>
          </table:table-cell>
          <table:table-cell table:formula="of:=[.S496]/2" office:value-type="float" office:value="7.9138997023128">
            <text:p>8</text:p>
          </table:table-cell>
          <table:table-cell table:formula="of:=[.T496]/2" office:value-type="float" office:value="4.22081094284319">
            <text:p>4</text:p>
          </table:table-cell>
          <table:table-cell table:formula="of:=[.P496]*0.183" office:value-type="float" office:value="4427.136">
            <text:p>$ 4,42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100">
            <text:p>5100</text:p>
          </table:table-cell>
          <table:table-cell table:style-name="ce1" office:value-type="string">
            <text:p>SUSSEX-WANTAGE_REGIONAL</text:p>
          </table:table-cell>
          <table:table-cell/>
          <table:table-cell table:style-name="ce5" office:value-type="float" office:value="166">
            <text:p>166</text:p>
          </table:table-cell>
          <table:table-cell table:style-name="ce5" table:formula="of:=SUM([.F497:.G497])" office:value-type="float" office:value="166">
            <text:p>166</text:p>
          </table:table-cell>
          <table:table-cell table:style-name="ce6" office:value-type="float" office:value="135832">
            <text:p>$ 135,832 </text:p>
          </table:table-cell>
          <table:table-cell table:style-name="ce6" office:value-type="float" office:value="41041">
            <text:p>$ 41,041 </text:p>
          </table:table-cell>
          <table:table-cell table:formula="of:=SUM([.I497:.J497])" office:value-type="float" office:value="176873">
            <text:p>$ 176,873 </text:p>
          </table:table-cell>
          <table:table-cell table:formula="of:=[.K497]/[.H497]" office:value-type="float" office:value="1065.5">
            <text:p>$ 1,066 </text:p>
          </table:table-cell>
          <table:table-cell/>
          <table:table-cell office:value-type="float" office:value="203">
            <text:p>203</text:p>
          </table:table-cell>
          <table:table-cell table:formula="of:=SUM([.M497:.N497])" office:value-type="float" office:value="203">
            <text:p>203</text:p>
          </table:table-cell>
          <table:table-cell table:style-name="ce9" office:value-type="float" office:value="140300">
            <text:p>140,300 </text:p>
          </table:table-cell>
          <table:table-cell table:formula="of:=[.P497]/[.O497]" office:value-type="float" office:value="691.133004926108">
            <text:p>691</text:p>
          </table:table-cell>
          <table:table-cell/>
          <table:table-cell table:formula="of:=[.Q497]/43.67" office:value-type="float" office:value="15.8262652834007">
            <text:p>16</text:p>
          </table:table-cell>
          <table:table-cell table:formula="of:=[.Q497]/81.88" office:value-type="float" office:value="8.44080367520895">
            <text:p>8</text:p>
          </table:table-cell>
          <table:table-cell table:style-name="ce10" table:formula="of:=[.S497]*4" office:value-type="currency" office:currency="USD" office:value="63.3050611336028">
            <text:p>$63</text:p>
          </table:table-cell>
          <table:table-cell table:style-name="ce10" table:formula="of:=[.T497]*4" office:value-type="currency" office:currency="USD" office:value="33.7632147008358">
            <text:p>$34</text:p>
          </table:table-cell>
          <table:table-cell table:formula="of:=[.S497]*4" office:value-type="currency" office:currency="USD" office:value="63.3050611336028">
            <text:p>$63</text:p>
          </table:table-cell>
          <table:table-cell table:formula="of:=[.T497]*4" office:value-type="currency" office:currency="USD" office:value="33.7632147008358">
            <text:p>$34</text:p>
          </table:table-cell>
          <table:table-cell table:formula="of:=[.S497]/2" office:value-type="float" office:value="7.91313264170035">
            <text:p>8</text:p>
          </table:table-cell>
          <table:table-cell table:formula="of:=[.T497]/2" office:value-type="float" office:value="4.22040183760447">
            <text:p>4</text:p>
          </table:table-cell>
          <table:table-cell table:formula="of:=[.P497]*0.183" office:value-type="float" office:value="25674.9">
            <text:p>$ 25,67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110">
            <text:p>5110</text:p>
          </table:table-cell>
          <table:table-cell table:style-name="ce1" office:value-type="string">
            <text:p>SUSSEX_COUNTY_VOCATIONAL</text:p>
          </table:table-cell>
          <table:table-cell/>
          <table:table-cell table:style-name="ce5" office:value-type="float" office:value="34">
            <text:p>34</text:p>
          </table:table-cell>
          <table:table-cell table:style-name="ce5" table:formula="of:=SUM([.F498:.G498])" office:value-type="float" office:value="34">
            <text:p>34</text:p>
          </table:table-cell>
          <table:table-cell table:style-name="ce6" office:value-type="float" office:value="44388">
            <text:p>$ 44,388 </text:p>
          </table:table-cell>
          <table:table-cell table:style-name="ce6" office:value-type="float" office:value="8283">
            <text:p>$ 8,283 </text:p>
          </table:table-cell>
          <table:table-cell table:formula="of:=SUM([.I498:.J498])" office:value-type="float" office:value="52671">
            <text:p>$ 52,671 </text:p>
          </table:table-cell>
          <table:table-cell table:formula="of:=[.K498]/[.H498]" office:value-type="float" office:value="1549.14705882353">
            <text:p>$ 1,549 </text:p>
          </table:table-cell>
          <table:table-cell/>
          <table:table-cell office:value-type="float" office:value="35">
            <text:p>35</text:p>
          </table:table-cell>
          <table:table-cell table:formula="of:=SUM([.M498:.N498])" office:value-type="float" office:value="35">
            <text:p>35</text:p>
          </table:table-cell>
          <table:table-cell table:style-name="ce9" office:value-type="float" office:value="36784">
            <text:p>36,784 </text:p>
          </table:table-cell>
          <table:table-cell table:formula="of:=[.P498]/[.O498]" office:value-type="float" office:value="1050.97142857143">
            <text:p>1051</text:p>
          </table:table-cell>
          <table:table-cell/>
          <table:table-cell table:formula="of:=[.Q498]/43.67" office:value-type="float" office:value="24.0662108672184">
            <text:p>24</text:p>
          </table:table-cell>
          <table:table-cell table:formula="of:=[.Q498]/81.88" office:value-type="float" office:value="12.8355084095192">
            <text:p>13</text:p>
          </table:table-cell>
          <table:table-cell table:style-name="ce10" table:formula="of:=[.S498]*4" office:value-type="currency" office:currency="USD" office:value="96.2648434688737">
            <text:p>$96</text:p>
          </table:table-cell>
          <table:table-cell table:style-name="ce10" table:formula="of:=[.T498]*4" office:value-type="currency" office:currency="USD" office:value="51.3420336380766">
            <text:p>$51</text:p>
          </table:table-cell>
          <table:table-cell table:formula="of:=[.S498]*4" office:value-type="currency" office:currency="USD" office:value="96.2648434688737">
            <text:p>$96</text:p>
          </table:table-cell>
          <table:table-cell table:formula="of:=[.T498]*4" office:value-type="currency" office:currency="USD" office:value="51.3420336380766">
            <text:p>$51</text:p>
          </table:table-cell>
          <table:table-cell table:formula="of:=[.S498]/2" office:value-type="float" office:value="12.0331054336092">
            <text:p>12</text:p>
          </table:table-cell>
          <table:table-cell table:formula="of:=[.T498]/2" office:value-type="float" office:value="6.41775420475958">
            <text:p>6</text:p>
          </table:table-cell>
          <table:table-cell table:formula="of:=[.P498]*0.183" office:value-type="float" office:value="6731.472">
            <text:p>$ 6,73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360">
            <text:p>5360</text:p>
          </table:table-cell>
          <table:table-cell table:style-name="ce1" office:value-type="string">
            <text:p>VERNON_TOWNSHIP</text:p>
          </table:table-cell>
          <table:table-cell table:style-name="ce5" office:value-type="float" office:value="171">
            <text:p>171</text:p>
          </table:table-cell>
          <table:table-cell table:style-name="ce5"/>
          <table:table-cell table:style-name="ce5" table:formula="of:=SUM([.F499:.G499])" office:value-type="float" office:value="171">
            <text:p>171</text:p>
          </table:table-cell>
          <table:table-cell table:style-name="ce6" office:value-type="float" office:value="145287">
            <text:p>$ 145,287 </text:p>
          </table:table-cell>
          <table:table-cell table:style-name="ce6" office:value-type="float" office:value="0">
            <text:p>$ 0 </text:p>
          </table:table-cell>
          <table:table-cell table:formula="of:=SUM([.I499:.J499])" office:value-type="float" office:value="145287">
            <text:p>$ 145,287 </text:p>
          </table:table-cell>
          <table:table-cell table:formula="of:=[.K499]/[.H499]" office:value-type="float" office:value="849.631578947368">
            <text:p>$ 850 </text:p>
          </table:table-cell>
          <table:table-cell office:value-type="float" office:value="151">
            <text:p>151</text:p>
          </table:table-cell>
          <table:table-cell/>
          <table:table-cell table:formula="of:=SUM([.M499:.N499])" office:value-type="float" office:value="151">
            <text:p>151</text:p>
          </table:table-cell>
          <table:table-cell table:style-name="Default" office:value-type="float" office:value="156647">
            <text:p>156647</text:p>
          </table:table-cell>
          <table:table-cell table:formula="of:=[.P499]/[.O499]" office:value-type="float" office:value="1037.39735099338">
            <text:p>1037</text:p>
          </table:table-cell>
          <table:table-cell/>
          <table:table-cell table:formula="of:=[.Q499]/43.67" office:value-type="float" office:value="23.7553778565005">
            <text:p>24</text:p>
          </table:table-cell>
          <table:table-cell table:formula="of:=[.Q499]/81.88" office:value-type="float" office:value="12.6697282730017">
            <text:p>13</text:p>
          </table:table-cell>
          <table:table-cell table:style-name="ce10" table:formula="of:=[.S499]*4" office:value-type="currency" office:currency="USD" office:value="95.0215114260021">
            <text:p>$95</text:p>
          </table:table-cell>
          <table:table-cell table:style-name="ce10" table:formula="of:=[.T499]*4" office:value-type="currency" office:currency="USD" office:value="50.6789130920067">
            <text:p>$51</text:p>
          </table:table-cell>
          <table:table-cell table:formula="of:=[.S499]*4" office:value-type="currency" office:currency="USD" office:value="95.0215114260021">
            <text:p>$95</text:p>
          </table:table-cell>
          <table:table-cell table:formula="of:=[.T499]*4" office:value-type="currency" office:currency="USD" office:value="50.6789130920067">
            <text:p>$51</text:p>
          </table:table-cell>
          <table:table-cell table:formula="of:=[.S499]/2" office:value-type="float" office:value="11.8776889282503">
            <text:p>12</text:p>
          </table:table-cell>
          <table:table-cell table:formula="of:=[.T499]/2" office:value-type="float" office:value="6.33486413650084">
            <text:p>6</text:p>
          </table:table-cell>
          <table:table-cell table:formula="of:=[.P499]*0.183" office:value-type="float" office:value="28666.401">
            <text:p>$ 28,66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435">
            <text:p>5435</text:p>
          </table:table-cell>
          <table:table-cell table:style-name="ce1" office:value-type="string">
            <text:p>WALLKILL_VALLEY_REGIONAL</text:p>
          </table:table-cell>
          <table:table-cell/>
          <table:table-cell table:style-name="ce5" office:value-type="float" office:value="41">
            <text:p>41</text:p>
          </table:table-cell>
          <table:table-cell table:style-name="ce5" table:formula="of:=SUM([.F500:.G500])" office:value-type="float" office:value="41">
            <text:p>41</text:p>
          </table:table-cell>
          <table:table-cell table:style-name="ce6" office:value-type="float" office:value="30587">
            <text:p>$ 30,587 </text:p>
          </table:table-cell>
          <table:table-cell table:style-name="ce6" office:value-type="float" office:value="10137">
            <text:p>$ 10,137 </text:p>
          </table:table-cell>
          <table:table-cell table:formula="of:=SUM([.I500:.J500])" office:value-type="float" office:value="40724">
            <text:p>$ 40,724 </text:p>
          </table:table-cell>
          <table:table-cell table:formula="of:=[.K500]/[.H500]" office:value-type="float" office:value="993.268292682927">
            <text:p>$ 993 </text:p>
          </table:table-cell>
          <table:table-cell/>
          <table:table-cell office:value-type="float" office:value="62">
            <text:p>62</text:p>
          </table:table-cell>
          <table:table-cell table:formula="of:=SUM([.M500:.N500])" office:value-type="float" office:value="62">
            <text:p>62</text:p>
          </table:table-cell>
          <table:table-cell table:style-name="ce9" office:value-type="float" office:value="42272">
            <text:p>42,272 </text:p>
          </table:table-cell>
          <table:table-cell table:formula="of:=[.P500]/[.O500]" office:value-type="float" office:value="681.806451612903">
            <text:p>682</text:p>
          </table:table-cell>
          <table:table-cell/>
          <table:table-cell table:formula="of:=[.Q500]/43.67" office:value-type="float" office:value="15.6126963959905">
            <text:p>16</text:p>
          </table:table-cell>
          <table:table-cell table:formula="of:=[.Q500]/81.88" office:value-type="float" office:value="8.32689852971303">
            <text:p>8</text:p>
          </table:table-cell>
          <table:table-cell table:style-name="ce10" table:formula="of:=[.S500]*4" office:value-type="currency" office:currency="USD" office:value="62.4507855839618">
            <text:p>$62</text:p>
          </table:table-cell>
          <table:table-cell table:style-name="ce10" table:formula="of:=[.T500]*4" office:value-type="currency" office:currency="USD" office:value="33.3075941188521">
            <text:p>$33</text:p>
          </table:table-cell>
          <table:table-cell table:formula="of:=[.S500]*4" office:value-type="currency" office:currency="USD" office:value="62.4507855839618">
            <text:p>$62</text:p>
          </table:table-cell>
          <table:table-cell table:formula="of:=[.T500]*4" office:value-type="currency" office:currency="USD" office:value="33.3075941188521">
            <text:p>$33</text:p>
          </table:table-cell>
          <table:table-cell table:formula="of:=[.S500]/2" office:value-type="float" office:value="7.80634819799523">
            <text:p>8</text:p>
          </table:table-cell>
          <table:table-cell table:formula="of:=[.T500]/2" office:value-type="float" office:value="4.16344926485652">
            <text:p>4</text:p>
          </table:table-cell>
          <table:table-cell table:formula="of:=[.P500]*0.183" office:value-type="float" office:value="7735.776">
            <text:p>$ 7,73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7850">
            <text:p>7850</text:p>
          </table:table-cell>
          <table:table-cell table:style-name="ce1" office:value-type="string">
            <text:p>SUSSEX_COUNTY_CHARTER_SCHOOL_FOR_TECH</text:p>
          </table:table-cell>
          <table:table-cell/>
          <table:table-cell table:style-name="ce5" office:value-type="float" office:value="11">
            <text:p>11</text:p>
          </table:table-cell>
          <table:table-cell table:style-name="ce5" table:formula="of:=SUM([.F501:.G501])" office:value-type="float" office:value="11">
            <text:p>11</text:p>
          </table:table-cell>
          <table:table-cell table:style-name="ce6" office:value-type="float" office:value="10198">
            <text:p>$ 10,198 </text:p>
          </table:table-cell>
          <table:table-cell table:style-name="ce6" office:value-type="float" office:value="2720">
            <text:p>$ 2,720 </text:p>
          </table:table-cell>
          <table:table-cell table:formula="of:=SUM([.I501:.J501])" office:value-type="float" office:value="12918">
            <text:p>$ 12,918 </text:p>
          </table:table-cell>
          <table:table-cell table:formula="of:=[.K501]/[.H501]" office:value-type="float" office:value="1174.36363636364">
            <text:p>$ 1,174 </text:p>
          </table:table-cell>
          <table:table-cell/>
          <table:table-cell office:value-type="float" office:value="18">
            <text:p>18</text:p>
          </table:table-cell>
          <table:table-cell table:formula="of:=SUM([.M501:.N501])" office:value-type="float" office:value="18">
            <text:p>18</text:p>
          </table:table-cell>
          <table:table-cell table:style-name="ce9" office:value-type="float" office:value="13983">
            <text:p>13,983 </text:p>
          </table:table-cell>
          <table:table-cell table:formula="of:=[.P501]/[.O501]" office:value-type="float" office:value="776.833333333333">
            <text:p>777</text:p>
          </table:table-cell>
          <table:table-cell/>
          <table:table-cell table:formula="of:=[.Q501]/43.67" office:value-type="float" office:value="17.7887184184413">
            <text:p>18</text:p>
          </table:table-cell>
          <table:table-cell table:formula="of:=[.Q501]/81.88" office:value-type="float" office:value="9.48746132551702">
            <text:p>9</text:p>
          </table:table-cell>
          <table:table-cell table:style-name="ce10" table:formula="of:=[.S501]*4" office:value-type="currency" office:currency="USD" office:value="71.1548736737654">
            <text:p>$71</text:p>
          </table:table-cell>
          <table:table-cell table:style-name="ce10" table:formula="of:=[.T501]*4" office:value-type="currency" office:currency="USD" office:value="37.9498453020681">
            <text:p>$38</text:p>
          </table:table-cell>
          <table:table-cell table:formula="of:=[.S501]*4" office:value-type="currency" office:currency="USD" office:value="71.1548736737654">
            <text:p>$71</text:p>
          </table:table-cell>
          <table:table-cell table:formula="of:=[.T501]*4" office:value-type="currency" office:currency="USD" office:value="37.9498453020681">
            <text:p>$38</text:p>
          </table:table-cell>
          <table:table-cell table:formula="of:=[.S501]/2" office:value-type="float" office:value="8.89435920922067">
            <text:p>9</text:p>
          </table:table-cell>
          <table:table-cell table:formula="of:=[.T501]/2" office:value-type="float" office:value="4.74373066275851">
            <text:p>5</text:p>
          </table:table-cell>
          <table:table-cell table:formula="of:=[.P501]*0.183" office:value-type="float" office:value="2558.889">
            <text:p>$ 2,55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850">
            <text:p>850</text:p>
          </table:table-cell>
          <table:table-cell table:style-name="ce1" office:value-type="string">
            <text:p>CLARK_TOWNSHIP</text:p>
          </table:table-cell>
          <table:table-cell/>
          <table:table-cell table:style-name="ce5" office:value-type="float" office:value="58">
            <text:p>58</text:p>
          </table:table-cell>
          <table:table-cell table:style-name="ce5" table:formula="of:=SUM([.F502:.G502])" office:value-type="float" office:value="58">
            <text:p>58</text:p>
          </table:table-cell>
          <table:table-cell table:style-name="ce6" office:value-type="float" office:value="32668">
            <text:p>$ 32,668 </text:p>
          </table:table-cell>
          <table:table-cell table:style-name="ce6" office:value-type="float" office:value="0">
            <text:p>$ 0 </text:p>
          </table:table-cell>
          <table:table-cell table:formula="of:=SUM([.I502:.J502])" office:value-type="float" office:value="32668">
            <text:p>$ 32,668 </text:p>
          </table:table-cell>
          <table:table-cell table:formula="of:=[.K502]/[.H502]" office:value-type="float" office:value="563.241379310345">
            <text:p>$ 563 </text:p>
          </table:table-cell>
          <table:table-cell/>
          <table:table-cell office:value-type="float" office:value="94">
            <text:p>94</text:p>
          </table:table-cell>
          <table:table-cell table:formula="of:=SUM([.M502:.N502])" office:value-type="float" office:value="94">
            <text:p>94</text:p>
          </table:table-cell>
          <table:table-cell table:style-name="ce9" office:value-type="float" office:value="48242">
            <text:p>48,242 </text:p>
          </table:table-cell>
          <table:table-cell table:formula="of:=[.P502]/[.O502]" office:value-type="float" office:value="513.212765957447">
            <text:p>513</text:p>
          </table:table-cell>
          <table:table-cell/>
          <table:table-cell table:formula="of:=[.Q502]/43.67" office:value-type="float" office:value="11.7520670015445">
            <text:p>12</text:p>
          </table:table-cell>
          <table:table-cell table:formula="of:=[.Q502]/81.88" office:value-type="float" office:value="6.26786475277781">
            <text:p>6</text:p>
          </table:table-cell>
          <table:table-cell table:style-name="ce10" table:formula="of:=[.S502]*4" office:value-type="currency" office:currency="USD" office:value="47.0082680061779">
            <text:p>$47</text:p>
          </table:table-cell>
          <table:table-cell table:style-name="ce10" table:formula="of:=[.T502]*4" office:value-type="currency" office:currency="USD" office:value="25.0714590111112">
            <text:p>$25</text:p>
          </table:table-cell>
          <table:table-cell table:formula="of:=[.S502]*4" office:value-type="currency" office:currency="USD" office:value="47.0082680061779">
            <text:p>$47</text:p>
          </table:table-cell>
          <table:table-cell table:formula="of:=[.T502]*4" office:value-type="currency" office:currency="USD" office:value="25.0714590111112">
            <text:p>$25</text:p>
          </table:table-cell>
          <table:table-cell table:formula="of:=[.S502]/2" office:value-type="float" office:value="5.87603350077223">
            <text:p>6</text:p>
          </table:table-cell>
          <table:table-cell table:formula="of:=[.T502]/2" office:value-type="float" office:value="3.1339323763889">
            <text:p>3</text:p>
          </table:table-cell>
          <table:table-cell table:formula="of:=[.P502]*0.183" office:value-type="float" office:value="8828.286">
            <text:p>$ 8,82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980">
            <text:p>980</text:p>
          </table:table-cell>
          <table:table-cell table:style-name="ce1" office:value-type="string">
            <text:p>CRANFORD_TOWNSHIP</text:p>
          </table:table-cell>
          <table:table-cell table:style-name="ce5" office:value-type="float" office:value="95">
            <text:p>95</text:p>
          </table:table-cell>
          <table:table-cell table:style-name="ce5"/>
          <table:table-cell table:style-name="ce5" table:formula="of:=SUM([.F503:.G503])" office:value-type="float" office:value="95">
            <text:p>95</text:p>
          </table:table-cell>
          <table:table-cell table:style-name="ce6" office:value-type="float" office:value="63477">
            <text:p>$ 63,477 </text:p>
          </table:table-cell>
          <table:table-cell table:style-name="ce6" office:value-type="float" office:value="0">
            <text:p>$ 0 </text:p>
          </table:table-cell>
          <table:table-cell table:formula="of:=SUM([.I503:.J503])" office:value-type="float" office:value="63477">
            <text:p>$ 63,477 </text:p>
          </table:table-cell>
          <table:table-cell table:formula="of:=[.K503]/[.H503]" office:value-type="float" office:value="668.178947368421">
            <text:p>$ 668 </text:p>
          </table:table-cell>
          <table:table-cell office:value-type="float" office:value="95">
            <text:p>95</text:p>
          </table:table-cell>
          <table:table-cell/>
          <table:table-cell table:formula="of:=SUM([.M503:.N503])" office:value-type="float" office:value="95">
            <text:p>95</text:p>
          </table:table-cell>
          <table:table-cell table:style-name="ce9" office:value-type="float" office:value="72961">
            <text:p>72,961 </text:p>
          </table:table-cell>
          <table:table-cell table:formula="of:=[.P503]/[.O503]" office:value-type="float" office:value="768.01052631579">
            <text:p>768</text:p>
          </table:table-cell>
          <table:table-cell/>
          <table:table-cell table:formula="of:=[.Q503]/43.67" office:value-type="float" office:value="17.5866848251841">
            <text:p>18</text:p>
          </table:table-cell>
          <table:table-cell table:formula="of:=[.Q503]/81.88" office:value-type="float" office:value="9.37970843082303">
            <text:p>9</text:p>
          </table:table-cell>
          <table:table-cell table:style-name="ce10" table:formula="of:=[.S503]*4" office:value-type="currency" office:currency="USD" office:value="70.3467393007364">
            <text:p>$70</text:p>
          </table:table-cell>
          <table:table-cell table:style-name="ce10" table:formula="of:=[.T503]*4" office:value-type="currency" office:currency="USD" office:value="37.5188337232921">
            <text:p>$38</text:p>
          </table:table-cell>
          <table:table-cell table:formula="of:=[.S503]*4" office:value-type="currency" office:currency="USD" office:value="70.3467393007364">
            <text:p>$70</text:p>
          </table:table-cell>
          <table:table-cell table:formula="of:=[.T503]*4" office:value-type="currency" office:currency="USD" office:value="37.5188337232921">
            <text:p>$38</text:p>
          </table:table-cell>
          <table:table-cell table:formula="of:=[.S503]/2" office:value-type="float" office:value="8.79334241259205">
            <text:p>9</text:p>
          </table:table-cell>
          <table:table-cell table:formula="of:=[.T503]/2" office:value-type="float" office:value="4.68985421541151">
            <text:p>5</text:p>
          </table:table-cell>
          <table:table-cell table:formula="of:=[.P503]*0.183" office:value-type="float" office:value="13351.863">
            <text:p>$ 13,35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1320">
            <text:p>1320</text:p>
          </table:table-cell>
          <table:table-cell table:style-name="ce1" office:value-type="string">
            <text:p>ELIZABETH_CITY</text:p>
          </table:table-cell>
          <table:table-cell table:style-name="ce5" office:value-type="float" office:value="4251">
            <text:p>4,251</text:p>
          </table:table-cell>
          <table:table-cell table:style-name="ce5"/>
          <table:table-cell table:style-name="ce5" table:formula="of:=SUM([.F504:.G504])" office:value-type="float" office:value="4251">
            <text:p>4,251</text:p>
          </table:table-cell>
          <table:table-cell table:style-name="ce6" office:value-type="float" office:value="8468496">
            <text:p>$ 8,468,496 </text:p>
          </table:table-cell>
          <table:table-cell table:style-name="ce6" office:value-type="float" office:value="6123444">
            <text:p>$ 6,123,444 </text:p>
          </table:table-cell>
          <table:table-cell table:formula="of:=SUM([.I504:.J504])" office:value-type="float" office:value="14591940">
            <text:p>$ 14,591,940 </text:p>
          </table:table-cell>
          <table:table-cell table:formula="of:=[.K504]/[.H504]" office:value-type="float" office:value="3432.58997882851">
            <text:p>$ 3,433 </text:p>
          </table:table-cell>
          <table:table-cell office:value-type="float" office:value="4282">
            <text:p>4282</text:p>
          </table:table-cell>
          <table:table-cell/>
          <table:table-cell table:formula="of:=SUM([.M504:.N504])" office:value-type="float" office:value="4282">
            <text:p>4282</text:p>
          </table:table-cell>
          <table:table-cell table:style-name="ce9" office:value-type="float" office:value="8094329">
            <text:p>8,094,329 </text:p>
          </table:table-cell>
          <table:table-cell table:formula="of:=[.P504]/[.O504]" office:value-type="float" office:value="1890.31503970107">
            <text:p>1890</text:p>
          </table:table-cell>
          <table:table-cell/>
          <table:table-cell table:formula="of:=[.Q504]/43.67" office:value-type="float" office:value="43.2863530959715">
            <text:p>43</text:p>
          </table:table-cell>
          <table:table-cell table:formula="of:=[.Q504]/81.88" office:value-type="float" office:value="23.08640742185">
            <text:p>23</text:p>
          </table:table-cell>
          <table:table-cell table:style-name="ce10" table:formula="of:=[.S504]*4" office:value-type="currency" office:currency="USD" office:value="173.145412383886">
            <text:p>$173</text:p>
          </table:table-cell>
          <table:table-cell table:style-name="ce10" table:formula="of:=[.T504]*4" office:value-type="currency" office:currency="USD" office:value="92.3456296873998">
            <text:p>$92</text:p>
          </table:table-cell>
          <table:table-cell table:formula="of:=[.S504]*4" office:value-type="currency" office:currency="USD" office:value="173.145412383886">
            <text:p>$173</text:p>
          </table:table-cell>
          <table:table-cell table:formula="of:=[.T504]*4" office:value-type="currency" office:currency="USD" office:value="92.3456296873998">
            <text:p>$92</text:p>
          </table:table-cell>
          <table:table-cell table:formula="of:=[.S504]/2" office:value-type="float" office:value="21.6431765479857">
            <text:p>22</text:p>
          </table:table-cell>
          <table:table-cell table:formula="of:=[.T504]/2" office:value-type="float" office:value="11.543203710925">
            <text:p>12</text:p>
          </table:table-cell>
          <table:table-cell table:formula="of:=[.P504]*0.183" office:value-type="float" office:value="1481262.207">
            <text:p>$ 1,481,26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1710">
            <text:p>1710</text:p>
          </table:table-cell>
          <table:table-cell table:style-name="ce1" office:value-type="string">
            <text:p>GARWOOD_BORO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505:.G505])" office:value-type="float" office:value="26">
            <text:p>26</text:p>
          </table:table-cell>
          <table:table-cell table:style-name="ce6" office:value-type="float" office:value="22115">
            <text:p>$ 22,115 </text:p>
          </table:table-cell>
          <table:table-cell table:style-name="ce6" office:value-type="float" office:value="6428">
            <text:p>$ 6,428 </text:p>
          </table:table-cell>
          <table:table-cell table:formula="of:=SUM([.I505:.J505])" office:value-type="float" office:value="28543">
            <text:p>$ 28,543 </text:p>
          </table:table-cell>
          <table:table-cell table:formula="of:=[.K505]/[.H505]" office:value-type="float" office:value="1097.80769230769">
            <text:p>$ 1,098 </text:p>
          </table:table-cell>
          <table:table-cell/>
          <table:table-cell office:value-type="float" office:value="44">
            <text:p>44</text:p>
          </table:table-cell>
          <table:table-cell table:formula="of:=SUM([.M505:.N505])" office:value-type="float" office:value="44">
            <text:p>44</text:p>
          </table:table-cell>
          <table:table-cell table:style-name="ce9" office:value-type="float" office:value="30148">
            <text:p>30,148 </text:p>
          </table:table-cell>
          <table:table-cell table:formula="of:=[.P505]/[.O505]" office:value-type="float" office:value="685.181818181818">
            <text:p>685</text:p>
          </table:table-cell>
          <table:table-cell/>
          <table:table-cell table:formula="of:=[.Q505]/43.67" office:value-type="float" office:value="15.6899889668381">
            <text:p>16</text:p>
          </table:table-cell>
          <table:table-cell table:formula="of:=[.Q505]/81.88" office:value-type="float" office:value="8.36812186348093">
            <text:p>8</text:p>
          </table:table-cell>
          <table:table-cell table:style-name="ce10" table:formula="of:=[.S505]*4" office:value-type="currency" office:currency="USD" office:value="62.7599558673522">
            <text:p>$63</text:p>
          </table:table-cell>
          <table:table-cell table:style-name="ce10" table:formula="of:=[.T505]*4" office:value-type="currency" office:currency="USD" office:value="33.4724874539237">
            <text:p>$33</text:p>
          </table:table-cell>
          <table:table-cell table:formula="of:=[.S505]*4" office:value-type="currency" office:currency="USD" office:value="62.7599558673522">
            <text:p>$63</text:p>
          </table:table-cell>
          <table:table-cell table:formula="of:=[.T505]*4" office:value-type="currency" office:currency="USD" office:value="33.4724874539237">
            <text:p>$33</text:p>
          </table:table-cell>
          <table:table-cell table:formula="of:=[.S505]/2" office:value-type="float" office:value="7.84499448341903">
            <text:p>8</text:p>
          </table:table-cell>
          <table:table-cell table:formula="of:=[.T505]/2" office:value-type="float" office:value="4.18406093174046">
            <text:p>4</text:p>
          </table:table-cell>
          <table:table-cell table:formula="of:=[.P505]*0.183" office:value-type="float" office:value="5517.084">
            <text:p>$ 5,51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2190">
            <text:p>2190</text:p>
          </table:table-cell>
          <table:table-cell table:style-name="ce1" office:value-type="string">
            <text:p>HILLSIDE_TOWNSHIP</text:p>
          </table:table-cell>
          <table:table-cell table:style-name="ce5" office:value-type="float" office:value="402">
            <text:p>402</text:p>
          </table:table-cell>
          <table:table-cell table:style-name="ce5"/>
          <table:table-cell table:style-name="ce5" table:formula="of:=SUM([.F506:.G506])" office:value-type="float" office:value="402">
            <text:p>402</text:p>
          </table:table-cell>
          <table:table-cell table:style-name="ce6" office:value-type="float" office:value="526900">
            <text:p>$ 526,900 </text:p>
          </table:table-cell>
          <table:table-cell table:style-name="ce6" office:value-type="float" office:value="339624">
            <text:p>$ 339,624 </text:p>
          </table:table-cell>
          <table:table-cell table:formula="of:=SUM([.I506:.J506])" office:value-type="float" office:value="866524">
            <text:p>$ 866,524 </text:p>
          </table:table-cell>
          <table:table-cell table:formula="of:=[.K506]/[.H506]" office:value-type="float" office:value="2155.53233830846">
            <text:p>$ 2,156 </text:p>
          </table:table-cell>
          <table:table-cell office:value-type="float" office:value="430">
            <text:p>430</text:p>
          </table:table-cell>
          <table:table-cell/>
          <table:table-cell table:formula="of:=SUM([.M506:.N506])" office:value-type="float" office:value="430">
            <text:p>430</text:p>
          </table:table-cell>
          <table:table-cell table:style-name="ce9" office:value-type="float" office:value="538815">
            <text:p>538,815 </text:p>
          </table:table-cell>
          <table:table-cell table:formula="of:=[.P506]/[.O506]" office:value-type="float" office:value="1253.05813953488">
            <text:p>1253</text:p>
          </table:table-cell>
          <table:table-cell/>
          <table:table-cell table:formula="of:=[.Q506]/43.67" office:value-type="float" office:value="28.6937975620537">
            <text:p>29</text:p>
          </table:table-cell>
          <table:table-cell table:formula="of:=[.Q506]/81.88" office:value-type="float" office:value="15.3035923245589">
            <text:p>15</text:p>
          </table:table-cell>
          <table:table-cell table:style-name="ce10" table:formula="of:=[.S506]*4" office:value-type="currency" office:currency="USD" office:value="114.775190248215">
            <text:p>$115</text:p>
          </table:table-cell>
          <table:table-cell table:style-name="ce10" table:formula="of:=[.T506]*4" office:value-type="currency" office:currency="USD" office:value="61.2143692982357">
            <text:p>$61</text:p>
          </table:table-cell>
          <table:table-cell table:formula="of:=[.S506]*4" office:value-type="currency" office:currency="USD" office:value="114.775190248215">
            <text:p>$115</text:p>
          </table:table-cell>
          <table:table-cell table:formula="of:=[.T506]*4" office:value-type="currency" office:currency="USD" office:value="61.2143692982357">
            <text:p>$61</text:p>
          </table:table-cell>
          <table:table-cell table:formula="of:=[.S506]/2" office:value-type="float" office:value="14.3468987810268">
            <text:p>14</text:p>
          </table:table-cell>
          <table:table-cell table:formula="of:=[.T506]/2" office:value-type="float" office:value="7.65179616227946">
            <text:p>8</text:p>
          </table:table-cell>
          <table:table-cell table:formula="of:=[.P506]*0.183" office:value-type="float" office:value="98603.145">
            <text:p>$ 98,60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2420">
            <text:p>2420</text:p>
          </table:table-cell>
          <table:table-cell table:style-name="ce1" office:value-type="string">
            <text:p>KENILWORTH_BORO</text:p>
          </table:table-cell>
          <table:table-cell/>
          <table:table-cell table:style-name="ce5" office:value-type="float" office:value="145">
            <text:p>145</text:p>
          </table:table-cell>
          <table:table-cell table:style-name="ce5" table:formula="of:=SUM([.F507:.G507])" office:value-type="float" office:value="145">
            <text:p>145</text:p>
          </table:table-cell>
          <table:table-cell table:style-name="ce6" office:value-type="float" office:value="120245">
            <text:p>$ 120,245 </text:p>
          </table:table-cell>
          <table:table-cell table:style-name="ce6" office:value-type="float" office:value="35849">
            <text:p>$ 35,849 </text:p>
          </table:table-cell>
          <table:table-cell table:formula="of:=SUM([.I507:.J507])" office:value-type="float" office:value="156094">
            <text:p>$ 156,094 </text:p>
          </table:table-cell>
          <table:table-cell table:formula="of:=[.K507]/[.H507]" office:value-type="float" office:value="1076.51034482759">
            <text:p>$ 1,077 </text:p>
          </table:table-cell>
          <table:table-cell/>
          <table:table-cell office:value-type="float" office:value="143">
            <text:p>143</text:p>
          </table:table-cell>
          <table:table-cell table:formula="of:=SUM([.M507:.N507])" office:value-type="float" office:value="143">
            <text:p>143</text:p>
          </table:table-cell>
          <table:table-cell table:style-name="ce9" office:value-type="float" office:value="103878">
            <text:p>103,878 </text:p>
          </table:table-cell>
          <table:table-cell table:formula="of:=[.P507]/[.O507]" office:value-type="float" office:value="726.41958041958">
            <text:p>726</text:p>
          </table:table-cell>
          <table:table-cell/>
          <table:table-cell table:formula="of:=[.Q507]/43.67" office:value-type="float" office:value="16.6342931170044">
            <text:p>17</text:p>
          </table:table-cell>
          <table:table-cell table:formula="of:=[.Q507]/81.88" office:value-type="float" office:value="8.87175843209063">
            <text:p>9</text:p>
          </table:table-cell>
          <table:table-cell table:style-name="ce10" table:formula="of:=[.S507]*4" office:value-type="currency" office:currency="USD" office:value="66.5371724680174">
            <text:p>$67</text:p>
          </table:table-cell>
          <table:table-cell table:style-name="ce10" table:formula="of:=[.T507]*4" office:value-type="currency" office:currency="USD" office:value="35.4870337283625">
            <text:p>$35</text:p>
          </table:table-cell>
          <table:table-cell table:formula="of:=[.S507]*4" office:value-type="currency" office:currency="USD" office:value="66.5371724680174">
            <text:p>$67</text:p>
          </table:table-cell>
          <table:table-cell table:formula="of:=[.T507]*4" office:value-type="currency" office:currency="USD" office:value="35.4870337283625">
            <text:p>$35</text:p>
          </table:table-cell>
          <table:table-cell table:formula="of:=[.S507]/2" office:value-type="float" office:value="8.31714655850218">
            <text:p>8</text:p>
          </table:table-cell>
          <table:table-cell table:formula="of:=[.T507]/2" office:value-type="float" office:value="4.43587921604531">
            <text:p>4</text:p>
          </table:table-cell>
          <table:table-cell table:formula="of:=[.P507]*0.183" office:value-type="float" office:value="19009.674">
            <text:p>$ 19,01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2660">
            <text:p>2660</text:p>
          </table:table-cell>
          <table:table-cell table:style-name="ce1" office:value-type="string">
            <text:p>LINDEN_CITY</text:p>
          </table:table-cell>
          <table:table-cell table:style-name="ce5" office:value-type="float" office:value="781">
            <text:p>781</text:p>
          </table:table-cell>
          <table:table-cell table:style-name="ce5"/>
          <table:table-cell table:style-name="ce5" table:formula="of:=SUM([.F508:.G508])" office:value-type="float" office:value="781">
            <text:p>781</text:p>
          </table:table-cell>
          <table:table-cell table:style-name="ce6" office:value-type="float" office:value="1059223">
            <text:p>$ 1,059,223 </text:p>
          </table:table-cell>
          <table:table-cell table:style-name="ce6" office:value-type="float" office:value="676145">
            <text:p>$ 676,145 </text:p>
          </table:table-cell>
          <table:table-cell table:formula="of:=SUM([.I508:.J508])" office:value-type="float" office:value="1735368">
            <text:p>$ 1,735,368 </text:p>
          </table:table-cell>
          <table:table-cell table:formula="of:=[.K508]/[.H508]" office:value-type="float" office:value="2221.98207426376">
            <text:p>$ 2,222 </text:p>
          </table:table-cell>
          <table:table-cell office:value-type="float" office:value="821">
            <text:p>821</text:p>
          </table:table-cell>
          <table:table-cell/>
          <table:table-cell table:formula="of:=SUM([.M508:.N508])" office:value-type="float" office:value="821">
            <text:p>821</text:p>
          </table:table-cell>
          <table:table-cell table:style-name="ce9" office:value-type="float" office:value="1061972">
            <text:p>1,061,972 </text:p>
          </table:table-cell>
          <table:table-cell table:formula="of:=[.P508]/[.O508]" office:value-type="float" office:value="1293.51035322777">
            <text:p>1294</text:p>
          </table:table-cell>
          <table:table-cell/>
          <table:table-cell table:formula="of:=[.Q508]/43.67" office:value-type="float" office:value="29.6201134240387">
            <text:p>30</text:p>
          </table:table-cell>
          <table:table-cell table:formula="of:=[.Q508]/81.88" office:value-type="float" office:value="15.7976349930114">
            <text:p>16</text:p>
          </table:table-cell>
          <table:table-cell table:style-name="ce10" table:formula="of:=[.S508]*4" office:value-type="currency" office:currency="USD" office:value="118.480453696155">
            <text:p>$118</text:p>
          </table:table-cell>
          <table:table-cell table:style-name="ce10" table:formula="of:=[.T508]*4" office:value-type="currency" office:currency="USD" office:value="63.1905399720455">
            <text:p>$63</text:p>
          </table:table-cell>
          <table:table-cell table:formula="of:=[.S508]*4" office:value-type="currency" office:currency="USD" office:value="118.480453696155">
            <text:p>$118</text:p>
          </table:table-cell>
          <table:table-cell table:formula="of:=[.T508]*4" office:value-type="currency" office:currency="USD" office:value="63.1905399720455">
            <text:p>$63</text:p>
          </table:table-cell>
          <table:table-cell table:formula="of:=[.S508]/2" office:value-type="float" office:value="14.8100567120194">
            <text:p>15</text:p>
          </table:table-cell>
          <table:table-cell table:formula="of:=[.T508]/2" office:value-type="float" office:value="7.89881749650569">
            <text:p>8</text:p>
          </table:table-cell>
          <table:table-cell table:formula="of:=[.P508]*0.183" office:value-type="float" office:value="194340.876">
            <text:p>$ 194,34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160">
            <text:p>4160</text:p>
          </table:table-cell>
          <table:table-cell table:style-name="ce1" office:value-type="string">
            <text:p>PLAINFIELD_CITY</text:p>
          </table:table-cell>
          <table:table-cell table:style-name="ce5" office:value-type="float" office:value="1554">
            <text:p>1,554</text:p>
          </table:table-cell>
          <table:table-cell table:style-name="ce5"/>
          <table:table-cell table:style-name="ce5" table:formula="of:=SUM([.F509:.G509])" office:value-type="float" office:value="1554">
            <text:p>1,554</text:p>
          </table:table-cell>
          <table:table-cell table:style-name="ce6" office:value-type="float" office:value="2539230">
            <text:p>$ 2,539,230 </text:p>
          </table:table-cell>
          <table:table-cell table:style-name="ce6" office:value-type="float" office:value="1560798">
            <text:p>$ 1,560,798 </text:p>
          </table:table-cell>
          <table:table-cell table:formula="of:=SUM([.I509:.J509])" office:value-type="float" office:value="4100028">
            <text:p>$ 4,100,028 </text:p>
          </table:table-cell>
          <table:table-cell table:formula="of:=[.K509]/[.H509]" office:value-type="float" office:value="2638.37065637066">
            <text:p>$ 2,638 </text:p>
          </table:table-cell>
          <table:table-cell/>
          <table:table-cell office:value-type="float" office:value="56">
            <text:p>56</text:p>
          </table:table-cell>
          <table:table-cell table:formula="of:=SUM([.M509:.N509])" office:value-type="float" office:value="56">
            <text:p>56</text:p>
          </table:table-cell>
          <table:table-cell table:style-name="ce9" office:value-type="float" office:value="29291">
            <text:p>29,291 </text:p>
          </table:table-cell>
          <table:table-cell table:formula="of:=[.P509]/[.O509]" office:value-type="float" office:value="523.053571428572">
            <text:p>523</text:p>
          </table:table-cell>
          <table:table-cell/>
          <table:table-cell table:formula="of:=[.Q509]/43.67" office:value-type="float" office:value="11.9774117570087">
            <text:p>12</text:p>
          </table:table-cell>
          <table:table-cell table:formula="of:=[.Q509]/81.88" office:value-type="float" office:value="6.38805045711494">
            <text:p>6</text:p>
          </table:table-cell>
          <table:table-cell table:style-name="ce10" table:formula="of:=[.S509]*4" office:value-type="currency" office:currency="USD" office:value="47.9096470280349">
            <text:p>$48</text:p>
          </table:table-cell>
          <table:table-cell table:style-name="ce10" table:formula="of:=[.T509]*4" office:value-type="currency" office:currency="USD" office:value="25.5522018284598">
            <text:p>$26</text:p>
          </table:table-cell>
          <table:table-cell table:formula="of:=[.S509]*4" office:value-type="currency" office:currency="USD" office:value="47.9096470280349">
            <text:p>$48</text:p>
          </table:table-cell>
          <table:table-cell table:formula="of:=[.T509]*4" office:value-type="currency" office:currency="USD" office:value="25.5522018284598">
            <text:p>$26</text:p>
          </table:table-cell>
          <table:table-cell table:formula="of:=[.S509]/2" office:value-type="float" office:value="5.98870587850437">
            <text:p>6</text:p>
          </table:table-cell>
          <table:table-cell table:formula="of:=[.T509]/2" office:value-type="float" office:value="3.19402522855747">
            <text:p>3</text:p>
          </table:table-cell>
          <table:table-cell table:formula="of:=[.P509]*0.183" office:value-type="float" office:value="5360.253">
            <text:p>$ 5,360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290">
            <text:p>4290</text:p>
          </table:table-cell>
          <table:table-cell table:style-name="ce1" office:value-type="string">
            <text:p>RAHWAY_CITY</text:p>
          </table:table-cell>
          <table:table-cell table:style-name="ce5" office:value-type="float" office:value="461">
            <text:p>461</text:p>
          </table:table-cell>
          <table:table-cell table:style-name="ce5"/>
          <table:table-cell table:style-name="ce5" table:formula="of:=SUM([.F510:.G510])" office:value-type="float" office:value="461">
            <text:p>461</text:p>
          </table:table-cell>
          <table:table-cell table:style-name="ce6" office:value-type="float" office:value="587176">
            <text:p>$ 587,176 </text:p>
          </table:table-cell>
          <table:table-cell table:style-name="ce6" office:value-type="float" office:value="383960">
            <text:p>$ 383,960 </text:p>
          </table:table-cell>
          <table:table-cell table:formula="of:=SUM([.I510:.J510])" office:value-type="float" office:value="971136">
            <text:p>$ 971,136 </text:p>
          </table:table-cell>
          <table:table-cell table:formula="of:=[.K510]/[.H510]" office:value-type="float" office:value="2106.58568329718">
            <text:p>$ 2,107 </text:p>
          </table:table-cell>
          <table:table-cell office:value-type="float" office:value="484">
            <text:p>484</text:p>
          </table:table-cell>
          <table:table-cell/>
          <table:table-cell table:formula="of:=SUM([.M510:.N510])" office:value-type="float" office:value="484">
            <text:p>484</text:p>
          </table:table-cell>
          <table:table-cell table:style-name="ce9" office:value-type="float" office:value="605583">
            <text:p>605,583 </text:p>
          </table:table-cell>
          <table:table-cell table:formula="of:=[.P510]/[.O510]" office:value-type="float" office:value="1251.20454545455">
            <text:p>1251</text:p>
          </table:table-cell>
          <table:table-cell/>
          <table:table-cell table:formula="of:=[.Q510]/43.67" office:value-type="float" office:value="28.6513520827695">
            <text:p>29</text:p>
          </table:table-cell>
          <table:table-cell table:formula="of:=[.Q510]/81.88" office:value-type="float" office:value="15.2809543900164">
            <text:p>15</text:p>
          </table:table-cell>
          <table:table-cell table:style-name="ce10" table:formula="of:=[.S510]*4" office:value-type="currency" office:currency="USD" office:value="114.605408331078">
            <text:p>$115</text:p>
          </table:table-cell>
          <table:table-cell table:style-name="ce10" table:formula="of:=[.T510]*4" office:value-type="currency" office:currency="USD" office:value="61.1238175600657">
            <text:p>$61</text:p>
          </table:table-cell>
          <table:table-cell table:formula="of:=[.S510]*4" office:value-type="currency" office:currency="USD" office:value="114.605408331078">
            <text:p>$115</text:p>
          </table:table-cell>
          <table:table-cell table:formula="of:=[.T510]*4" office:value-type="currency" office:currency="USD" office:value="61.1238175600657">
            <text:p>$61</text:p>
          </table:table-cell>
          <table:table-cell table:formula="of:=[.S510]/2" office:value-type="float" office:value="14.3256760413848">
            <text:p>14</text:p>
          </table:table-cell>
          <table:table-cell table:formula="of:=[.T510]/2" office:value-type="float" office:value="7.64047719500822">
            <text:p>8</text:p>
          </table:table-cell>
          <table:table-cell table:formula="of:=[.P510]*0.183" office:value-type="float" office:value="110821.689">
            <text:p>$ 110,82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540">
            <text:p>4540</text:p>
          </table:table-cell>
          <table:table-cell table:style-name="ce1" office:value-type="string">
            <text:p>ROSELLE_BORO</text:p>
          </table:table-cell>
          <table:table-cell table:style-name="ce5" office:value-type="float" office:value="475">
            <text:p>475</text:p>
          </table:table-cell>
          <table:table-cell table:style-name="ce5"/>
          <table:table-cell table:style-name="ce5" table:formula="of:=SUM([.F511:.G511])" office:value-type="float" office:value="475">
            <text:p>475</text:p>
          </table:table-cell>
          <table:table-cell table:style-name="ce6" office:value-type="float" office:value="615578">
            <text:p>$ 615,578 </text:p>
          </table:table-cell>
          <table:table-cell table:style-name="ce6" office:value-type="float" office:value="400690">
            <text:p>$ 400,690 </text:p>
          </table:table-cell>
          <table:table-cell table:formula="of:=SUM([.I511:.J511])" office:value-type="float" office:value="1016268">
            <text:p>$ 1,016,268 </text:p>
          </table:table-cell>
          <table:table-cell table:formula="of:=[.K511]/[.H511]" office:value-type="float" office:value="2139.51157894737">
            <text:p>$ 2,140 </text:p>
          </table:table-cell>
          <table:table-cell office:value-type="float" office:value="481">
            <text:p>481</text:p>
          </table:table-cell>
          <table:table-cell/>
          <table:table-cell table:formula="of:=SUM([.M511:.N511])" office:value-type="float" office:value="481">
            <text:p>481</text:p>
          </table:table-cell>
          <table:table-cell table:style-name="ce9" office:value-type="float" office:value="611054">
            <text:p>611,054 </text:p>
          </table:table-cell>
          <table:table-cell table:formula="of:=[.P511]/[.O511]" office:value-type="float" office:value="1270.38253638254">
            <text:p>1270</text:p>
          </table:table-cell>
          <table:table-cell/>
          <table:table-cell table:formula="of:=[.Q511]/43.67" office:value-type="float" office:value="29.0905091912649">
            <text:p>29</text:p>
          </table:table-cell>
          <table:table-cell table:formula="of:=[.Q511]/81.88" office:value-type="float" office:value="15.5151750901629">
            <text:p>16</text:p>
          </table:table-cell>
          <table:table-cell table:style-name="ce10" table:formula="of:=[.S511]*4" office:value-type="currency" office:currency="USD" office:value="116.362036765059">
            <text:p>$116</text:p>
          </table:table-cell>
          <table:table-cell table:style-name="ce10" table:formula="of:=[.T511]*4" office:value-type="currency" office:currency="USD" office:value="62.0607003606515">
            <text:p>$62</text:p>
          </table:table-cell>
          <table:table-cell table:formula="of:=[.S511]*4" office:value-type="currency" office:currency="USD" office:value="116.362036765059">
            <text:p>$116</text:p>
          </table:table-cell>
          <table:table-cell table:formula="of:=[.T511]*4" office:value-type="currency" office:currency="USD" office:value="62.0607003606515">
            <text:p>$62</text:p>
          </table:table-cell>
          <table:table-cell table:formula="of:=[.S511]/2" office:value-type="float" office:value="14.5452545956324">
            <text:p>15</text:p>
          </table:table-cell>
          <table:table-cell table:formula="of:=[.T511]/2" office:value-type="float" office:value="7.75758754508144">
            <text:p>8</text:p>
          </table:table-cell>
          <table:table-cell table:formula="of:=[.P511]*0.183" office:value-type="float" office:value="111822.882">
            <text:p>$ 111,82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550">
            <text:p>4550</text:p>
          </table:table-cell>
          <table:table-cell table:style-name="ce1" office:value-type="string">
            <text:p>ROSELLE_PARK_BORO</text:p>
          </table:table-cell>
          <table:table-cell/>
          <table:table-cell table:style-name="ce5" office:value-type="float" office:value="336">
            <text:p>336</text:p>
          </table:table-cell>
          <table:table-cell table:style-name="ce5" table:formula="of:=SUM([.F512:.G512])" office:value-type="float" office:value="336">
            <text:p>336</text:p>
          </table:table-cell>
          <table:table-cell table:style-name="ce6" office:value-type="float" office:value="301186">
            <text:p>$ 301,186 </text:p>
          </table:table-cell>
          <table:table-cell table:style-name="ce6" office:value-type="float" office:value="88108">
            <text:p>$ 88,108 </text:p>
          </table:table-cell>
          <table:table-cell table:formula="of:=SUM([.I512:.J512])" office:value-type="float" office:value="389294">
            <text:p>$ 389,294 </text:p>
          </table:table-cell>
          <table:table-cell table:formula="of:=[.K512]/[.H512]" office:value-type="float" office:value="1158.6130952381">
            <text:p>$ 1,159 </text:p>
          </table:table-cell>
          <table:table-cell/>
          <table:table-cell office:value-type="float" office:value="391">
            <text:p>391</text:p>
          </table:table-cell>
          <table:table-cell table:formula="of:=SUM([.M512:.N512])" office:value-type="float" office:value="391">
            <text:p>391</text:p>
          </table:table-cell>
          <table:table-cell table:style-name="ce9" office:value-type="float" office:value="312462">
            <text:p>312,462 </text:p>
          </table:table-cell>
          <table:table-cell table:formula="of:=[.P512]/[.O512]" office:value-type="float" office:value="799.135549872123">
            <text:p>799</text:p>
          </table:table-cell>
          <table:table-cell/>
          <table:table-cell table:formula="of:=[.Q512]/43.67" office:value-type="float" office:value="18.2994172171313">
            <text:p>18</text:p>
          </table:table-cell>
          <table:table-cell table:formula="of:=[.Q512]/81.88" office:value-type="float" office:value="9.75983817625944">
            <text:p>10</text:p>
          </table:table-cell>
          <table:table-cell table:style-name="ce10" table:formula="of:=[.S512]*4" office:value-type="currency" office:currency="USD" office:value="73.1976688685251">
            <text:p>$73</text:p>
          </table:table-cell>
          <table:table-cell table:style-name="ce10" table:formula="of:=[.T512]*4" office:value-type="currency" office:currency="USD" office:value="39.0393527050377">
            <text:p>$39</text:p>
          </table:table-cell>
          <table:table-cell table:formula="of:=[.S512]*4" office:value-type="currency" office:currency="USD" office:value="73.1976688685251">
            <text:p>$73</text:p>
          </table:table-cell>
          <table:table-cell table:formula="of:=[.T512]*4" office:value-type="currency" office:currency="USD" office:value="39.0393527050377">
            <text:p>$39</text:p>
          </table:table-cell>
          <table:table-cell table:formula="of:=[.S512]/2" office:value-type="float" office:value="9.14970860856564">
            <text:p>9</text:p>
          </table:table-cell>
          <table:table-cell table:formula="of:=[.T512]/2" office:value-type="float" office:value="4.87991908812972">
            <text:p>5</text:p>
          </table:table-cell>
          <table:table-cell table:formula="of:=[.P512]*0.183" office:value-type="float" office:value="57180.546">
            <text:p>$ 57,18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670">
            <text:p>4670</text:p>
          </table:table-cell>
          <table:table-cell table:style-name="ce1" office:value-type="string">
            <text:p>SCOTCH_PLAINS-FANWOOD</text:p>
          </table:table-cell>
          <table:table-cell table:style-name="ce5" office:value-type="float" office:value="139">
            <text:p>139</text:p>
          </table:table-cell>
          <table:table-cell table:style-name="ce5"/>
          <table:table-cell table:style-name="ce5" table:formula="of:=SUM([.F513:.G513])" office:value-type="float" office:value="139">
            <text:p>139</text:p>
          </table:table-cell>
          <table:table-cell table:style-name="ce6" office:value-type="float" office:value="99017">
            <text:p>$ 99,017 </text:p>
          </table:table-cell>
          <table:table-cell table:style-name="ce6" office:value-type="float" office:value="0">
            <text:p>$ 0 </text:p>
          </table:table-cell>
          <table:table-cell table:formula="of:=SUM([.I513:.J513])" office:value-type="float" office:value="99017">
            <text:p>$ 99,017 </text:p>
          </table:table-cell>
          <table:table-cell table:formula="of:=[.K513]/[.H513]" office:value-type="float" office:value="712.352517985612">
            <text:p>$ 712 </text:p>
          </table:table-cell>
          <table:table-cell office:value-type="float" office:value="140">
            <text:p>140</text:p>
          </table:table-cell>
          <table:table-cell/>
          <table:table-cell table:formula="of:=SUM([.M513:.N513])" office:value-type="float" office:value="140">
            <text:p>140</text:p>
          </table:table-cell>
          <table:table-cell table:style-name="ce9" office:value-type="float" office:value="108030">
            <text:p>108,030 </text:p>
          </table:table-cell>
          <table:table-cell table:formula="of:=[.P513]/[.O513]" office:value-type="float" office:value="771.642857142857">
            <text:p>772</text:p>
          </table:table-cell>
          <table:table-cell/>
          <table:table-cell table:formula="of:=[.Q513]/43.67" office:value-type="float" office:value="17.6698616245216">
            <text:p>18</text:p>
          </table:table-cell>
          <table:table-cell table:formula="of:=[.Q513]/81.88" office:value-type="float" office:value="9.42407006769489">
            <text:p>9</text:p>
          </table:table-cell>
          <table:table-cell table:style-name="ce10" table:formula="of:=[.S513]*4" office:value-type="currency" office:currency="USD" office:value="70.6794464980863">
            <text:p>$71</text:p>
          </table:table-cell>
          <table:table-cell table:style-name="ce10" table:formula="of:=[.T513]*4" office:value-type="currency" office:currency="USD" office:value="37.6962802707795">
            <text:p>$38</text:p>
          </table:table-cell>
          <table:table-cell table:formula="of:=[.S513]*4" office:value-type="currency" office:currency="USD" office:value="70.6794464980863">
            <text:p>$71</text:p>
          </table:table-cell>
          <table:table-cell table:formula="of:=[.T513]*4" office:value-type="currency" office:currency="USD" office:value="37.6962802707795">
            <text:p>$38</text:p>
          </table:table-cell>
          <table:table-cell table:formula="of:=[.S513]/2" office:value-type="float" office:value="8.83493081226079">
            <text:p>9</text:p>
          </table:table-cell>
          <table:table-cell table:formula="of:=[.T513]/2" office:value-type="float" office:value="4.71203503384744">
            <text:p>5</text:p>
          </table:table-cell>
          <table:table-cell table:formula="of:=[.P513]*0.183" office:value-type="float" office:value="19769.49">
            <text:p>$ 19,769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000">
            <text:p>5000</text:p>
          </table:table-cell>
          <table:table-cell table:style-name="ce1" office:value-type="string">
            <text:p>SPRINGFIELD_TOWNSHIP</text:p>
          </table:table-cell>
          <table:table-cell/>
          <table:table-cell table:style-name="ce5" office:value-type="float" office:value="62">
            <text:p>62</text:p>
          </table:table-cell>
          <table:table-cell table:style-name="ce5" table:formula="of:=SUM([.F514:.G514])" office:value-type="float" office:value="62">
            <text:p>62</text:p>
          </table:table-cell>
          <table:table-cell table:style-name="ce6" office:value-type="float" office:value="40067">
            <text:p>$ 40,067 </text:p>
          </table:table-cell>
          <table:table-cell table:style-name="ce6" office:value-type="float" office:value="0">
            <text:p>$ 0 </text:p>
          </table:table-cell>
          <table:table-cell table:formula="of:=SUM([.I514:.J514])" office:value-type="float" office:value="40067">
            <text:p>$ 40,067 </text:p>
          </table:table-cell>
          <table:table-cell table:formula="of:=[.K514]/[.H514]" office:value-type="float" office:value="646.241935483871">
            <text:p>$ 646 </text:p>
          </table:table-cell>
          <table:table-cell/>
          <table:table-cell office:value-type="float" office:value="75">
            <text:p>75</text:p>
          </table:table-cell>
          <table:table-cell table:formula="of:=SUM([.M514:.N514])" office:value-type="float" office:value="75">
            <text:p>75</text:p>
          </table:table-cell>
          <table:table-cell table:style-name="ce9" office:value-type="float" office:value="39216">
            <text:p>39,216 </text:p>
          </table:table-cell>
          <table:table-cell table:formula="of:=[.P514]/[.O514]" office:value-type="float" office:value="522.88">
            <text:p>523</text:p>
          </table:table-cell>
          <table:table-cell/>
          <table:table-cell table:formula="of:=[.Q514]/43.67" office:value-type="float" office:value="11.9734371422029">
            <text:p>12</text:p>
          </table:table-cell>
          <table:table-cell table:formula="of:=[.Q514]/81.88" office:value-type="float" office:value="6.38593063019052">
            <text:p>6</text:p>
          </table:table-cell>
          <table:table-cell table:style-name="ce10" table:formula="of:=[.S514]*4" office:value-type="currency" office:currency="USD" office:value="47.8937485688115">
            <text:p>$48</text:p>
          </table:table-cell>
          <table:table-cell table:style-name="ce10" table:formula="of:=[.T514]*4" office:value-type="currency" office:currency="USD" office:value="25.5437225207621">
            <text:p>$26</text:p>
          </table:table-cell>
          <table:table-cell table:formula="of:=[.S514]*4" office:value-type="currency" office:currency="USD" office:value="47.8937485688115">
            <text:p>$48</text:p>
          </table:table-cell>
          <table:table-cell table:formula="of:=[.T514]*4" office:value-type="currency" office:currency="USD" office:value="25.5437225207621">
            <text:p>$26</text:p>
          </table:table-cell>
          <table:table-cell table:formula="of:=[.S514]/2" office:value-type="float" office:value="5.98671857110144">
            <text:p>6</text:p>
          </table:table-cell>
          <table:table-cell table:formula="of:=[.T514]/2" office:value-type="float" office:value="3.19296531509526">
            <text:p>3</text:p>
          </table:table-cell>
          <table:table-cell table:formula="of:=[.P514]*0.183" office:value-type="float" office:value="7176.528">
            <text:p>$ 7,17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090">
            <text:p>5090</text:p>
          </table:table-cell>
          <table:table-cell table:style-name="ce1" office:value-type="string">
            <text:p>SUMMIT_CITY</text:p>
          </table:table-cell>
          <table:table-cell table:style-name="ce5" office:value-type="float" office:value="142">
            <text:p>142</text:p>
          </table:table-cell>
          <table:table-cell table:style-name="ce5"/>
          <table:table-cell table:style-name="ce5" table:formula="of:=SUM([.F515:.G515])" office:value-type="float" office:value="142">
            <text:p>142</text:p>
          </table:table-cell>
          <table:table-cell table:style-name="ce6" office:value-type="float" office:value="98757">
            <text:p>$ 98,757 </text:p>
          </table:table-cell>
          <table:table-cell table:style-name="ce6" office:value-type="float" office:value="0">
            <text:p>$ 0 </text:p>
          </table:table-cell>
          <table:table-cell table:formula="of:=SUM([.I515:.J515])" office:value-type="float" office:value="98757">
            <text:p>$ 98,757 </text:p>
          </table:table-cell>
          <table:table-cell table:formula="of:=[.K515]/[.H515]" office:value-type="float" office:value="695.471830985916">
            <text:p>$ 695 </text:p>
          </table:table-cell>
          <table:table-cell office:value-type="float" office:value="129">
            <text:p>129</text:p>
          </table:table-cell>
          <table:table-cell/>
          <table:table-cell table:formula="of:=SUM([.M515:.N515])" office:value-type="float" office:value="129">
            <text:p>129</text:p>
          </table:table-cell>
          <table:table-cell table:style-name="ce9" office:value-type="float" office:value="105043">
            <text:p>105,043 </text:p>
          </table:table-cell>
          <table:table-cell table:formula="of:=[.P515]/[.O515]" office:value-type="float" office:value="814.286821705426">
            <text:p>814</text:p>
          </table:table-cell>
          <table:table-cell/>
          <table:table-cell table:formula="of:=[.Q515]/43.67" office:value-type="float" office:value="18.6463664232981">
            <text:p>19</text:p>
          </table:table-cell>
          <table:table-cell table:formula="of:=[.Q515]/81.88" office:value-type="float" office:value="9.94488057774092">
            <text:p>10</text:p>
          </table:table-cell>
          <table:table-cell table:style-name="ce10" table:formula="of:=[.S515]*4" office:value-type="currency" office:currency="USD" office:value="74.5854656931923">
            <text:p>$75</text:p>
          </table:table-cell>
          <table:table-cell table:style-name="ce10" table:formula="of:=[.T515]*4" office:value-type="currency" office:currency="USD" office:value="39.7795223109637">
            <text:p>$40</text:p>
          </table:table-cell>
          <table:table-cell table:formula="of:=[.S515]*4" office:value-type="currency" office:currency="USD" office:value="74.5854656931923">
            <text:p>$75</text:p>
          </table:table-cell>
          <table:table-cell table:formula="of:=[.T515]*4" office:value-type="currency" office:currency="USD" office:value="39.7795223109637">
            <text:p>$40</text:p>
          </table:table-cell>
          <table:table-cell table:formula="of:=[.S515]/2" office:value-type="float" office:value="9.32318321164903">
            <text:p>9</text:p>
          </table:table-cell>
          <table:table-cell table:formula="of:=[.T515]/2" office:value-type="float" office:value="4.97244028887046">
            <text:p>5</text:p>
          </table:table-cell>
          <table:table-cell table:formula="of:=[.P515]*0.183" office:value-type="float" office:value="19222.869">
            <text:p>$ 19,22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260">
            <text:p>5260</text:p>
          </table:table-cell>
          <table:table-cell table:style-name="ce1" office:value-type="string">
            <text:p>UNION_COUNTY_VOCATIONAL</text:p>
          </table:table-cell>
          <table:table-cell/>
          <table:table-cell table:style-name="ce5" office:value-type="float" office:value="139">
            <text:p>139</text:p>
          </table:table-cell>
          <table:table-cell table:style-name="ce5" table:formula="of:=SUM([.F516:.G516])" office:value-type="float" office:value="139">
            <text:p>139</text:p>
          </table:table-cell>
          <table:table-cell table:style-name="ce6" office:value-type="float" office:value="105575">
            <text:p>$ 105,575 </text:p>
          </table:table-cell>
          <table:table-cell table:style-name="ce6" office:value-type="float" office:value="34366">
            <text:p>$ 34,366 </text:p>
          </table:table-cell>
          <table:table-cell table:formula="of:=SUM([.I516:.J516])" office:value-type="float" office:value="139941">
            <text:p>$ 139,941 </text:p>
          </table:table-cell>
          <table:table-cell table:formula="of:=[.K516]/[.H516]" office:value-type="float" office:value="1006.76978417266">
            <text:p>$ 1,007 </text:p>
          </table:table-cell>
          <table:table-cell/>
          <table:table-cell office:value-type="float" office:value="184">
            <text:p>184</text:p>
          </table:table-cell>
          <table:table-cell table:formula="of:=SUM([.M516:.N516])" office:value-type="float" office:value="184">
            <text:p>184</text:p>
          </table:table-cell>
          <table:table-cell table:style-name="ce9" office:value-type="float" office:value="125201">
            <text:p>125,201 </text:p>
          </table:table-cell>
          <table:table-cell table:formula="of:=[.P516]/[.O516]" office:value-type="float" office:value="680.440217391304">
            <text:p>680</text:p>
          </table:table-cell>
          <table:table-cell/>
          <table:table-cell table:formula="of:=[.Q516]/43.67" office:value-type="float" office:value="15.5814109775888">
            <text:p>16</text:p>
          </table:table-cell>
          <table:table-cell table:formula="of:=[.Q516]/81.88" office:value-type="float" office:value="8.3102127185064">
            <text:p>8</text:p>
          </table:table-cell>
          <table:table-cell table:style-name="ce10" table:formula="of:=[.S516]*4" office:value-type="currency" office:currency="USD" office:value="62.3256439103553">
            <text:p>$62</text:p>
          </table:table-cell>
          <table:table-cell table:style-name="ce10" table:formula="of:=[.T516]*4" office:value-type="currency" office:currency="USD" office:value="33.2408508740256">
            <text:p>$33</text:p>
          </table:table-cell>
          <table:table-cell table:formula="of:=[.S516]*4" office:value-type="currency" office:currency="USD" office:value="62.3256439103553">
            <text:p>$62</text:p>
          </table:table-cell>
          <table:table-cell table:formula="of:=[.T516]*4" office:value-type="currency" office:currency="USD" office:value="33.2408508740256">
            <text:p>$33</text:p>
          </table:table-cell>
          <table:table-cell table:formula="of:=[.S516]/2" office:value-type="float" office:value="7.79070548879442">
            <text:p>8</text:p>
          </table:table-cell>
          <table:table-cell table:formula="of:=[.T516]/2" office:value-type="float" office:value="4.1551063592532">
            <text:p>4</text:p>
          </table:table-cell>
          <table:table-cell table:formula="of:=[.P516]*0.183" office:value-type="float" office:value="22911.783">
            <text:p>$ 22,91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290">
            <text:p>5290</text:p>
          </table:table-cell>
          <table:table-cell table:style-name="ce1" office:value-type="string">
            <text:p>UNION_TOWNSHIP</text:p>
          </table:table-cell>
          <table:table-cell table:style-name="ce5" office:value-type="float" office:value="550">
            <text:p>550</text:p>
          </table:table-cell>
          <table:table-cell table:style-name="ce5"/>
          <table:table-cell table:style-name="ce5" table:formula="of:=SUM([.F517:.G517])" office:value-type="float" office:value="550">
            <text:p>550</text:p>
          </table:table-cell>
          <table:table-cell table:style-name="ce6" office:value-type="float" office:value="708996">
            <text:p>$ 708,996 </text:p>
          </table:table-cell>
          <table:table-cell table:style-name="ce6" office:value-type="float" office:value="462591">
            <text:p>$ 462,591 </text:p>
          </table:table-cell>
          <table:table-cell table:formula="of:=SUM([.I517:.J517])" office:value-type="float" office:value="1171587">
            <text:p>$ 1,171,587 </text:p>
          </table:table-cell>
          <table:table-cell table:formula="of:=[.K517]/[.H517]" office:value-type="float" office:value="2130.15818181818">
            <text:p>$ 2,130 </text:p>
          </table:table-cell>
          <table:table-cell office:value-type="float" office:value="596">
            <text:p>596</text:p>
          </table:table-cell>
          <table:table-cell/>
          <table:table-cell table:formula="of:=SUM([.M517:.N517])" office:value-type="float" office:value="596">
            <text:p>596</text:p>
          </table:table-cell>
          <table:table-cell table:style-name="ce9" office:value-type="float" office:value="746811">
            <text:p>746,811 </text:p>
          </table:table-cell>
          <table:table-cell table:formula="of:=[.P517]/[.O517]" office:value-type="float" office:value="1253.03859060403">
            <text:p>1253</text:p>
          </table:table-cell>
          <table:table-cell/>
          <table:table-cell table:formula="of:=[.Q517]/43.67" office:value-type="float" office:value="28.6933499107861">
            <text:p>29</text:p>
          </table:table-cell>
          <table:table-cell table:formula="of:=[.Q517]/81.88" office:value-type="float" office:value="15.3033535735714">
            <text:p>15</text:p>
          </table:table-cell>
          <table:table-cell table:style-name="ce10" table:formula="of:=[.S517]*4" office:value-type="currency" office:currency="USD" office:value="114.773399643144">
            <text:p>$115</text:p>
          </table:table-cell>
          <table:table-cell table:style-name="ce10" table:formula="of:=[.T517]*4" office:value-type="currency" office:currency="USD" office:value="61.2134142942856">
            <text:p>$61</text:p>
          </table:table-cell>
          <table:table-cell table:formula="of:=[.S517]*4" office:value-type="currency" office:currency="USD" office:value="114.773399643144">
            <text:p>$115</text:p>
          </table:table-cell>
          <table:table-cell table:formula="of:=[.T517]*4" office:value-type="currency" office:currency="USD" office:value="61.2134142942856">
            <text:p>$61</text:p>
          </table:table-cell>
          <table:table-cell table:formula="of:=[.S517]/2" office:value-type="float" office:value="14.346674955393">
            <text:p>14</text:p>
          </table:table-cell>
          <table:table-cell table:formula="of:=[.T517]/2" office:value-type="float" office:value="7.6516767867857">
            <text:p>8</text:p>
          </table:table-cell>
          <table:table-cell table:formula="of:=[.P517]*0.183" office:value-type="float" office:value="136666.413">
            <text:p>$ 136,66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730">
            <text:p>5730</text:p>
          </table:table-cell>
          <table:table-cell table:style-name="ce1" office:value-type="string">
            <text:p>WESTFIELD TOWN</text:p>
          </table:table-cell>
          <table:table-cell table:style-name="ce5" office:value-type="float" office:value="193">
            <text:p>193</text:p>
          </table:table-cell>
          <table:table-cell table:style-name="ce5"/>
          <table:table-cell table:style-name="ce5" table:formula="of:=SUM([.F518:.G518])" office:value-type="float" office:value="193">
            <text:p>193</text:p>
          </table:table-cell>
          <table:table-cell table:style-name="ce6" office:value-type="float" office:value="165747">
            <text:p>$ 165,747 </text:p>
          </table:table-cell>
          <table:table-cell table:style-name="ce6" office:value-type="float" office:value="0">
            <text:p>$ 0 </text:p>
          </table:table-cell>
          <table:table-cell table:formula="of:=SUM([.I518:.J518])" office:value-type="float" office:value="165747">
            <text:p>$ 165,747 </text:p>
          </table:table-cell>
          <table:table-cell table:formula="of:=[.K518]/[.H518]" office:value-type="float" office:value="858.79274611399">
            <text:p>$ 859 </text:p>
          </table:table-cell>
          <table:table-cell office:value-type="float" office:value="196">
            <text:p>196</text:p>
          </table:table-cell>
          <table:table-cell/>
          <table:table-cell table:formula="of:=SUM([.M518:.N518])" office:value-type="float" office:value="196">
            <text:p>196</text:p>
          </table:table-cell>
          <table:table-cell table:style-name="ce9" office:value-type="float" office:value="159598">
            <text:p>159,598 </text:p>
          </table:table-cell>
          <table:table-cell table:formula="of:=[.P518]/[.O518]" office:value-type="float" office:value="814.275510204082">
            <text:p>814</text:p>
          </table:table-cell>
          <table:table-cell/>
          <table:table-cell table:formula="of:=[.Q518]/43.67" office:value-type="float" office:value="18.6461074010552">
            <text:p>19</text:p>
          </table:table-cell>
          <table:table-cell table:formula="of:=[.Q518]/81.88" office:value-type="float" office:value="9.94474243043578">
            <text:p>10</text:p>
          </table:table-cell>
          <table:table-cell table:style-name="ce10" table:formula="of:=[.S518]*4" office:value-type="currency" office:currency="USD" office:value="74.5844296042209">
            <text:p>$75</text:p>
          </table:table-cell>
          <table:table-cell table:style-name="ce10" table:formula="of:=[.T518]*4" office:value-type="currency" office:currency="USD" office:value="39.7789697217431">
            <text:p>$40</text:p>
          </table:table-cell>
          <table:table-cell table:formula="of:=[.S518]*4" office:value-type="currency" office:currency="USD" office:value="74.5844296042209">
            <text:p>$75</text:p>
          </table:table-cell>
          <table:table-cell table:formula="of:=[.T518]*4" office:value-type="currency" office:currency="USD" office:value="39.7789697217431">
            <text:p>$40</text:p>
          </table:table-cell>
          <table:table-cell table:formula="of:=[.S518]/2" office:value-type="float" office:value="9.32305370052761">
            <text:p>9</text:p>
          </table:table-cell>
          <table:table-cell table:formula="of:=[.T518]/2" office:value-type="float" office:value="4.97237121521789">
            <text:p>5</text:p>
          </table:table-cell>
          <table:table-cell table:formula="of:=[.P518]*0.183" office:value-type="float" office:value="29206.434">
            <text:p>$ 29,20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810">
            <text:p>5810</text:p>
          </table:table-cell>
          <table:table-cell table:style-name="ce1" office:value-type="string">
            <text:p>WINFIELD_TOWNSHIP</text:p>
          </table:table-cell>
          <table:table-cell/>
          <table:table-cell table:style-name="ce5" office:value-type="float" office:value="14">
            <text:p>14</text:p>
          </table:table-cell>
          <table:table-cell table:style-name="ce5" table:formula="of:=SUM([.F519:.G519])" office:value-type="float" office:value="14">
            <text:p>14</text:p>
          </table:table-cell>
          <table:table-cell table:style-name="ce6" office:value-type="float" office:value="15304">
            <text:p>$ 15,304 </text:p>
          </table:table-cell>
          <table:table-cell table:style-name="ce6" office:value-type="float" office:value="3461">
            <text:p>$ 3,461 </text:p>
          </table:table-cell>
          <table:table-cell table:formula="of:=SUM([.I519:.J519])" office:value-type="float" office:value="18765">
            <text:p>$ 18,765 </text:p>
          </table:table-cell>
          <table:table-cell table:formula="of:=[.K519]/[.H519]" office:value-type="float" office:value="1340.35714285714">
            <text:p>$ 1,340 </text:p>
          </table:table-cell>
          <table:table-cell/>
          <table:table-cell office:value-type="float" office:value="15">
            <text:p>15</text:p>
          </table:table-cell>
          <table:table-cell table:formula="of:=SUM([.M519:.N519])" office:value-type="float" office:value="15">
            <text:p>15</text:p>
          </table:table-cell>
          <table:table-cell table:style-name="ce9" office:value-type="float" office:value="13568">
            <text:p>13,568 </text:p>
          </table:table-cell>
          <table:table-cell table:formula="of:=[.P519]/[.O519]" office:value-type="float" office:value="904.533333333333">
            <text:p>905</text:p>
          </table:table-cell>
          <table:table-cell/>
          <table:table-cell table:formula="of:=[.Q519]/43.67" office:value-type="float" office:value="20.7129226776582">
            <text:p>21</text:p>
          </table:table-cell>
          <table:table-cell table:formula="of:=[.Q519]/81.88" office:value-type="float" office:value="11.0470607392933">
            <text:p>11</text:p>
          </table:table-cell>
          <table:table-cell table:style-name="ce10" table:formula="of:=[.S519]*4" office:value-type="currency" office:currency="USD" office:value="82.8516907106328">
            <text:p>$83</text:p>
          </table:table-cell>
          <table:table-cell table:style-name="ce10" table:formula="of:=[.T519]*4" office:value-type="currency" office:currency="USD" office:value="44.1882429571731">
            <text:p>$44</text:p>
          </table:table-cell>
          <table:table-cell table:formula="of:=[.S519]*4" office:value-type="currency" office:currency="USD" office:value="82.8516907106328">
            <text:p>$83</text:p>
          </table:table-cell>
          <table:table-cell table:formula="of:=[.T519]*4" office:value-type="currency" office:currency="USD" office:value="44.1882429571731">
            <text:p>$44</text:p>
          </table:table-cell>
          <table:table-cell table:formula="of:=[.S519]/2" office:value-type="float" office:value="10.3564613388291">
            <text:p>10</text:p>
          </table:table-cell>
          <table:table-cell table:formula="of:=[.T519]/2" office:value-type="float" office:value="5.52353036964664">
            <text:p>6</text:p>
          </table:table-cell>
          <table:table-cell table:formula="of:=[.P519]*0.183" office:value-type="float" office:value="2482.944">
            <text:p>$ 2,483 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6033">
            <text:p>6033</text:p>
          </table:table-cell>
          <table:table-cell table:style-name="ce1" office:value-type="string">
            <text:p>THE BARACK OBAMA GREN CH</text:p>
          </table:table-cell>
          <table:table-cell/>
          <table:table-cell table:style-name="ce5" table:number-columns-repeated="2"/>
          <table:table-cell table:style-name="ce6" table:number-columns-repeated="2"/>
          <table:table-cell table:number-columns-repeated="5"/>
          <table:table-cell table:style-name="ce9" office:value-type="float" office:value="36023">
            <text:p>36,023 </text:p>
          </table:table-cell>
          <table:table-cell office:value-type="float" office:value="1001">
            <text:p>1001</text:p>
          </table:table-cell>
          <table:table-cell/>
          <table:table-cell table:formula="of:=[.Q520]/43.67" office:value-type="float" office:value="22.9219143576826">
            <text:p>23</text:p>
          </table:table-cell>
          <table:table-cell table:formula="of:=[.Q520]/81.88" office:value-type="float" office:value="12.2252076209087">
            <text:p>12</text:p>
          </table:table-cell>
          <table:table-cell table:style-name="ce10" table:formula="of:=[.S520]*4" office:value-type="currency" office:currency="USD" office:value="91.6876574307305">
            <text:p>$92</text:p>
          </table:table-cell>
          <table:table-cell table:style-name="ce10" table:formula="of:=[.T520]*4" office:value-type="currency" office:currency="USD" office:value="48.9008304836346">
            <text:p>$49</text:p>
          </table:table-cell>
          <table:table-cell table:formula="of:=[.S520]*4" office:value-type="currency" office:currency="USD" office:value="91.6876574307305">
            <text:p>$92</text:p>
          </table:table-cell>
          <table:table-cell table:formula="of:=[.T520]*4" office:value-type="currency" office:currency="USD" office:value="48.9008304836346">
            <text:p>$49</text:p>
          </table:table-cell>
          <table:table-cell table:formula="of:=[.S520]/2" office:value-type="float" office:value="11.4609571788413">
            <text:p>11</text:p>
          </table:table-cell>
          <table:table-cell table:formula="of:=[.T520]/2" office:value-type="float" office:value="6.11260381045432">
            <text:p>6</text:p>
          </table:table-cell>
          <table:table-cell table:formula="of:=[.P520]*0.183" office:value-type="float" office:value="6592.209">
            <text:p>$ 6,59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6217">
            <text:p>6217</text:p>
          </table:table-cell>
          <table:table-cell table:style-name="ce1" office:value-type="string">
            <text:p>CENTRAL_JERSEY_ARTS_CHARTER_SCHOOL</text:p>
          </table:table-cell>
          <table:table-cell/>
          <table:table-cell table:style-name="ce5" office:value-type="float" office:value="133">
            <text:p>133</text:p>
          </table:table-cell>
          <table:table-cell table:style-name="ce5" table:formula="of:=SUM([.F521:.G521])" office:value-type="float" office:value="133">
            <text:p>133</text:p>
          </table:table-cell>
          <table:table-cell table:style-name="ce6" office:value-type="float" office:value="93685">
            <text:p>$ 93,685 </text:p>
          </table:table-cell>
          <table:table-cell table:style-name="ce6" office:value-type="float" office:value="77515">
            <text:p>$ 77,515 </text:p>
          </table:table-cell>
          <table:table-cell table:formula="of:=SUM([.I521:.J521])" office:value-type="float" office:value="171200">
            <text:p>$ 171,200 </text:p>
          </table:table-cell>
          <table:table-cell table:formula="of:=[.K521]/[.H521]" office:value-type="float" office:value="1287.21804511278">
            <text:p>$ 1,287 </text:p>
          </table:table-cell>
          <table:table-cell/>
          <table:table-cell office:value-type="float" office:value="169">
            <text:p>169</text:p>
          </table:table-cell>
          <table:table-cell table:formula="of:=SUM([.M521:.N521])" office:value-type="float" office:value="169">
            <text:p>169</text:p>
          </table:table-cell>
          <table:table-cell table:style-name="ce9" office:value-type="float" office:value="213118">
            <text:p>213,118 </text:p>
          </table:table-cell>
          <table:table-cell table:formula="of:=[.P521]/[.O521]" office:value-type="float" office:value="1261.05325443787">
            <text:p>1261</text:p>
          </table:table-cell>
          <table:table-cell/>
          <table:table-cell table:formula="of:=[.Q521]/43.67" office:value-type="float" office:value="28.8768778208809">
            <text:p>29</text:p>
          </table:table-cell>
          <table:table-cell table:formula="of:=[.Q521]/81.88" office:value-type="float" office:value="15.4012366199056">
            <text:p>15</text:p>
          </table:table-cell>
          <table:table-cell table:style-name="ce10" table:formula="of:=[.S521]*4" office:value-type="currency" office:currency="USD" office:value="115.507511283524">
            <text:p>$116</text:p>
          </table:table-cell>
          <table:table-cell table:style-name="ce10" table:formula="of:=[.T521]*4" office:value-type="currency" office:currency="USD" office:value="61.6049464796224">
            <text:p>$62</text:p>
          </table:table-cell>
          <table:table-cell table:formula="of:=[.S521]*4" office:value-type="currency" office:currency="USD" office:value="115.507511283524">
            <text:p>$116</text:p>
          </table:table-cell>
          <table:table-cell table:formula="of:=[.T521]*4" office:value-type="currency" office:currency="USD" office:value="61.6049464796224">
            <text:p>$62</text:p>
          </table:table-cell>
          <table:table-cell table:formula="of:=[.S521]/2" office:value-type="float" office:value="14.4384389104405">
            <text:p>14</text:p>
          </table:table-cell>
          <table:table-cell table:formula="of:=[.T521]/2" office:value-type="float" office:value="7.7006183099528">
            <text:p>8</text:p>
          </table:table-cell>
          <table:table-cell table:formula="of:=[.P521]*0.183" office:value-type="float" office:value="39000.594">
            <text:p>$ 39,00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7600">
            <text:p>7600</text:p>
          </table:table-cell>
          <table:table-cell table:style-name="ce1" office:value-type="string">
            <text:p>QUEEN_CITY_ACADEMY_CHARTER_SCHOOL</text:p>
          </table:table-cell>
          <table:table-cell/>
          <table:table-cell table:style-name="ce5" office:value-type="float" office:value="107">
            <text:p>107</text:p>
          </table:table-cell>
          <table:table-cell table:style-name="ce5" table:formula="of:=SUM([.F522:.G522])" office:value-type="float" office:value="107">
            <text:p>107</text:p>
          </table:table-cell>
          <table:table-cell table:style-name="ce6" office:value-type="float" office:value="118690">
            <text:p>$ 118,690 </text:p>
          </table:table-cell>
          <table:table-cell table:style-name="ce6" office:value-type="float" office:value="68119">
            <text:p>$ 68,119 </text:p>
          </table:table-cell>
          <table:table-cell table:formula="of:=SUM([.I522:.J522])" office:value-type="float" office:value="186809">
            <text:p>$ 186,809 </text:p>
          </table:table-cell>
          <table:table-cell table:formula="of:=[.K522]/[.H522]" office:value-type="float" office:value="1745.8785046729">
            <text:p>$ 1,746 </text:p>
          </table:table-cell>
          <table:table-cell/>
          <table:table-cell office:value-type="float" office:value="111">
            <text:p>111</text:p>
          </table:table-cell>
          <table:table-cell table:formula="of:=SUM([.M522:.N522])" office:value-type="float" office:value="111">
            <text:p>111</text:p>
          </table:table-cell>
          <table:table-cell table:style-name="ce9" office:value-type="float" office:value="120618">
            <text:p>120,618 </text:p>
          </table:table-cell>
          <table:table-cell table:formula="of:=[.P522]/[.O522]" office:value-type="float" office:value="1086.64864864865">
            <text:p>1087</text:p>
          </table:table-cell>
          <table:table-cell/>
          <table:table-cell table:formula="of:=[.Q522]/43.67" office:value-type="float" office:value="24.8831840771387">
            <text:p>25</text:p>
          </table:table-cell>
          <table:table-cell table:formula="of:=[.Q522]/81.88" office:value-type="float" office:value="13.2712341066029">
            <text:p>13</text:p>
          </table:table-cell>
          <table:table-cell table:style-name="ce10" table:formula="of:=[.S522]*4" office:value-type="currency" office:currency="USD" office:value="99.532736308555">
            <text:p>$100</text:p>
          </table:table-cell>
          <table:table-cell table:style-name="ce10" table:formula="of:=[.T522]*4" office:value-type="currency" office:currency="USD" office:value="53.0849364264118">
            <text:p>$53</text:p>
          </table:table-cell>
          <table:table-cell table:formula="of:=[.S522]*4" office:value-type="currency" office:currency="USD" office:value="99.532736308555">
            <text:p>$100</text:p>
          </table:table-cell>
          <table:table-cell table:formula="of:=[.T522]*4" office:value-type="currency" office:currency="USD" office:value="53.0849364264118">
            <text:p>$53</text:p>
          </table:table-cell>
          <table:table-cell table:formula="of:=[.S522]/2" office:value-type="float" office:value="12.4415920385694">
            <text:p>12</text:p>
          </table:table-cell>
          <table:table-cell table:formula="of:=[.T522]/2" office:value-type="float" office:value="6.63561705330147">
            <text:p>7</text:p>
          </table:table-cell>
          <table:table-cell table:formula="of:=[.P522]*0.183" office:value-type="float" office:value="22073.094">
            <text:p>$ 22,07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8010">
            <text:p>8010</text:p>
          </table:table-cell>
          <table:table-cell table:style-name="ce1" office:value-type="string">
            <text:p>UNION_COUNTY_TEAMS_CHARTER_SCHOOL</text:p>
          </table:table-cell>
          <table:table-cell/>
          <table:table-cell table:style-name="ce5" office:value-type="float" office:value="180">
            <text:p>180</text:p>
          </table:table-cell>
          <table:table-cell table:style-name="ce5" table:formula="of:=SUM([.F523:.G523])" office:value-type="float" office:value="180">
            <text:p>180</text:p>
          </table:table-cell>
          <table:table-cell table:style-name="ce6" office:value-type="float" office:value="87406">
            <text:p>$ 87,406 </text:p>
          </table:table-cell>
          <table:table-cell table:style-name="ce6" office:value-type="float" office:value="35902">
            <text:p>$ 35,902 </text:p>
          </table:table-cell>
          <table:table-cell table:formula="of:=SUM([.I523:.J523])" office:value-type="float" office:value="123308">
            <text:p>$ 123,308 </text:p>
          </table:table-cell>
          <table:table-cell table:formula="of:=[.K523]/[.H523]" office:value-type="float" office:value="685.044444444445">
            <text:p>$ 685 </text:p>
          </table:table-cell>
          <table:table-cell/>
          <table:table-cell office:value-type="float" office:value="89">
            <text:p>89</text:p>
          </table:table-cell>
          <table:table-cell table:formula="of:=SUM([.M523:.N523])" office:value-type="float" office:value="89">
            <text:p>89</text:p>
          </table:table-cell>
          <table:table-cell table:style-name="ce9" office:value-type="float" office:value="109321">
            <text:p>109,321 </text:p>
          </table:table-cell>
          <table:table-cell table:formula="of:=[.P523]/[.O523]" office:value-type="float" office:value="1228.32584269663">
            <text:p>1228</text:p>
          </table:table-cell>
          <table:table-cell office:value-type="string">
            <text:p>&lt;== Div Error in source!</text:p>
          </table:table-cell>
          <table:table-cell table:formula="of:=[.Q523]/43.67" office:value-type="float" office:value="28.1274523173032">
            <text:p>28</text:p>
          </table:table-cell>
          <table:table-cell table:formula="of:=[.Q523]/81.88" office:value-type="float" office:value="15.0015369161777">
            <text:p>15</text:p>
          </table:table-cell>
          <table:table-cell table:style-name="ce10" table:formula="of:=[.S523]*4" office:value-type="currency" office:currency="USD" office:value="112.509809269213">
            <text:p>$113</text:p>
          </table:table-cell>
          <table:table-cell table:style-name="ce10" table:formula="of:=[.T523]*4" office:value-type="currency" office:currency="USD" office:value="60.0061476647108">
            <text:p>$60</text:p>
          </table:table-cell>
          <table:table-cell table:formula="of:=[.S523]*4" office:value-type="currency" office:currency="USD" office:value="112.509809269213">
            <text:p>$113</text:p>
          </table:table-cell>
          <table:table-cell table:formula="of:=[.T523]*4" office:value-type="currency" office:currency="USD" office:value="60.0061476647108">
            <text:p>$60</text:p>
          </table:table-cell>
          <table:table-cell table:formula="of:=[.S523]/2" office:value-type="float" office:value="14.0637261586516">
            <text:p>14</text:p>
          </table:table-cell>
          <table:table-cell table:formula="of:=[.T523]/2" office:value-type="float" office:value="7.50076845808885">
            <text:p>8</text:p>
          </table:table-cell>
          <table:table-cell table:formula="of:=[.P523]*0.183" office:value-type="float" office:value="20005.743">
            <text:p>$ 20,00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30">
            <text:p>30</text:p>
          </table:table-cell>
          <table:table-cell table:style-name="ce1" office:value-type="string">
            <text:p>ALLAMUCHY_TOWNSHIP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524:.G524])" office:value-type="float" office:value="26">
            <text:p>26</text:p>
          </table:table-cell>
          <table:table-cell table:style-name="ce6" office:value-type="float" office:value="21514">
            <text:p>$ 21,514 </text:p>
          </table:table-cell>
          <table:table-cell table:style-name="ce6" office:value-type="float" office:value="6428">
            <text:p>$ 6,428 </text:p>
          </table:table-cell>
          <table:table-cell table:formula="of:=SUM([.I524:.J524])" office:value-type="float" office:value="27942">
            <text:p>$ 27,942 </text:p>
          </table:table-cell>
          <table:table-cell table:formula="of:=[.K524]/[.H524]" office:value-type="float" office:value="1074.69230769231">
            <text:p>$ 1,075 </text:p>
          </table:table-cell>
          <table:table-cell/>
          <table:table-cell office:value-type="float" office:value="17">
            <text:p>17</text:p>
          </table:table-cell>
          <table:table-cell table:formula="of:=SUM([.M524:.N524])" office:value-type="float" office:value="17">
            <text:p>17</text:p>
          </table:table-cell>
          <table:table-cell table:style-name="ce9" office:value-type="float" office:value="13679">
            <text:p>13,679 </text:p>
          </table:table-cell>
          <table:table-cell table:formula="of:=[.P524]/[.O524]" office:value-type="float" office:value="804.647058823529">
            <text:p>805</text:p>
          </table:table-cell>
          <table:table-cell/>
          <table:table-cell table:formula="of:=[.Q524]/43.67" office:value-type="float" office:value="18.425625345169">
            <text:p>18</text:p>
          </table:table-cell>
          <table:table-cell table:formula="of:=[.Q524]/81.88" office:value-type="float" office:value="9.82715020546567">
            <text:p>10</text:p>
          </table:table-cell>
          <table:table-cell table:style-name="ce10" table:formula="of:=[.S524]*4" office:value-type="currency" office:currency="USD" office:value="73.7025013806759">
            <text:p>$74</text:p>
          </table:table-cell>
          <table:table-cell table:style-name="ce10" table:formula="of:=[.T524]*4" office:value-type="currency" office:currency="USD" office:value="39.3086008218627">
            <text:p>$39</text:p>
          </table:table-cell>
          <table:table-cell table:formula="of:=[.S524]*4" office:value-type="currency" office:currency="USD" office:value="73.7025013806759">
            <text:p>$74</text:p>
          </table:table-cell>
          <table:table-cell table:formula="of:=[.T524]*4" office:value-type="currency" office:currency="USD" office:value="39.3086008218627">
            <text:p>$39</text:p>
          </table:table-cell>
          <table:table-cell table:formula="of:=[.S524]/2" office:value-type="float" office:value="9.21281267258449">
            <text:p>9</text:p>
          </table:table-cell>
          <table:table-cell table:formula="of:=[.T524]/2" office:value-type="float" office:value="4.91357510273284">
            <text:p>5</text:p>
          </table:table-cell>
          <table:table-cell table:formula="of:=[.P524]*0.183" office:value-type="float" office:value="2503.257">
            <text:p>$ 2,50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70">
            <text:p>70</text:p>
          </table:table-cell>
          <table:table-cell table:style-name="ce1" office:value-type="string">
            <text:p>ALPHA_BORO</text:p>
          </table:table-cell>
          <table:table-cell/>
          <table:table-cell table:style-name="ce5" office:value-type="float" office:value="28">
            <text:p>28</text:p>
          </table:table-cell>
          <table:table-cell table:style-name="ce5" table:formula="of:=SUM([.F525:.G525])" office:value-type="float" office:value="28">
            <text:p>28</text:p>
          </table:table-cell>
          <table:table-cell table:style-name="ce6" office:value-type="float" office:value="23633">
            <text:p>$ 23,633 </text:p>
          </table:table-cell>
          <table:table-cell table:style-name="ce6" office:value-type="float" office:value="6924">
            <text:p>$ 6,924 </text:p>
          </table:table-cell>
          <table:table-cell table:formula="of:=SUM([.I525:.J525])" office:value-type="float" office:value="30557">
            <text:p>$ 30,557 </text:p>
          </table:table-cell>
          <table:table-cell table:formula="of:=[.K525]/[.H525]" office:value-type="float" office:value="1091.32142857143">
            <text:p>$ 1,091 </text:p>
          </table:table-cell>
          <table:table-cell/>
          <table:table-cell office:value-type="float" office:value="52">
            <text:p>52</text:p>
          </table:table-cell>
          <table:table-cell table:formula="of:=SUM([.M525:.N525])" office:value-type="float" office:value="52">
            <text:p>52</text:p>
          </table:table-cell>
          <table:table-cell table:style-name="ce9" office:value-type="float" office:value="41397">
            <text:p>41,397 </text:p>
          </table:table-cell>
          <table:table-cell table:formula="of:=[.P525]/[.O525]" office:value-type="float" office:value="796.096153846154">
            <text:p>796</text:p>
          </table:table-cell>
          <table:table-cell/>
          <table:table-cell table:formula="of:=[.Q525]/43.67" office:value-type="float" office:value="18.2298180409012">
            <text:p>18</text:p>
          </table:table-cell>
          <table:table-cell table:formula="of:=[.Q525]/81.88" office:value-type="float" office:value="9.72271804892714">
            <text:p>10</text:p>
          </table:table-cell>
          <table:table-cell table:style-name="ce10" table:formula="of:=[.S525]*4" office:value-type="currency" office:currency="USD" office:value="72.9192721636047">
            <text:p>$73</text:p>
          </table:table-cell>
          <table:table-cell table:style-name="ce10" table:formula="of:=[.T525]*4" office:value-type="currency" office:currency="USD" office:value="38.8908721957085">
            <text:p>$39</text:p>
          </table:table-cell>
          <table:table-cell table:formula="of:=[.S525]*4" office:value-type="currency" office:currency="USD" office:value="72.9192721636047">
            <text:p>$73</text:p>
          </table:table-cell>
          <table:table-cell table:formula="of:=[.T525]*4" office:value-type="currency" office:currency="USD" office:value="38.8908721957085">
            <text:p>$39</text:p>
          </table:table-cell>
          <table:table-cell table:formula="of:=[.S525]/2" office:value-type="float" office:value="9.11490902045058">
            <text:p>9</text:p>
          </table:table-cell>
          <table:table-cell table:formula="of:=[.T525]/2" office:value-type="float" office:value="4.86135902446357">
            <text:p>5</text:p>
          </table:table-cell>
          <table:table-cell table:formula="of:=[.P525]*0.183" office:value-type="float" office:value="7575.651">
            <text:p>$ 7,5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80">
            <text:p>280</text:p>
          </table:table-cell>
          <table:table-cell table:style-name="ce1" office:value-type="string">
            <text:p>BELVIDERE_TOWN</text:p>
          </table:table-cell>
          <table:table-cell/>
          <table:table-cell table:style-name="ce5" office:value-type="float" office:value="68">
            <text:p>68</text:p>
          </table:table-cell>
          <table:table-cell table:style-name="ce5" table:formula="of:=SUM([.F526:.G526])" office:value-type="float" office:value="68">
            <text:p>68</text:p>
          </table:table-cell>
          <table:table-cell table:style-name="ce6" office:value-type="float" office:value="54830">
            <text:p>$ 54,830 </text:p>
          </table:table-cell>
          <table:table-cell table:style-name="ce6" office:value-type="float" office:value="16812">
            <text:p>$ 16,812 </text:p>
          </table:table-cell>
          <table:table-cell table:formula="of:=SUM([.I526:.J526])" office:value-type="float" office:value="71642">
            <text:p>$ 71,642 </text:p>
          </table:table-cell>
          <table:table-cell table:formula="of:=[.K526]/[.H526]" office:value-type="float" office:value="1053.55882352941">
            <text:p>$ 1,054 </text:p>
          </table:table-cell>
          <table:table-cell/>
          <table:table-cell office:value-type="float" office:value="70">
            <text:p>70</text:p>
          </table:table-cell>
          <table:table-cell table:formula="of:=SUM([.M526:.N526])" office:value-type="float" office:value="70">
            <text:p>70</text:p>
          </table:table-cell>
          <table:table-cell table:style-name="ce9" office:value-type="float" office:value="51030">
            <text:p>51,030 </text:p>
          </table:table-cell>
          <table:table-cell table:formula="of:=[.P526]/[.O526]" office:value-type="float" office:value="729">
            <text:p>729</text:p>
          </table:table-cell>
          <table:table-cell/>
          <table:table-cell table:formula="of:=[.Q526]/43.67" office:value-type="float" office:value="16.6933821845661">
            <text:p>17</text:p>
          </table:table-cell>
          <table:table-cell table:formula="of:=[.Q526]/81.88" office:value-type="float" office:value="8.90327308255984">
            <text:p>9</text:p>
          </table:table-cell>
          <table:table-cell table:style-name="ce10" table:formula="of:=[.S526]*4" office:value-type="currency" office:currency="USD" office:value="66.7735287382642">
            <text:p>$67</text:p>
          </table:table-cell>
          <table:table-cell table:style-name="ce10" table:formula="of:=[.T526]*4" office:value-type="currency" office:currency="USD" office:value="35.6130923302394">
            <text:p>$36</text:p>
          </table:table-cell>
          <table:table-cell table:formula="of:=[.S526]*4" office:value-type="currency" office:currency="USD" office:value="66.7735287382642">
            <text:p>$67</text:p>
          </table:table-cell>
          <table:table-cell table:formula="of:=[.T526]*4" office:value-type="currency" office:currency="USD" office:value="35.6130923302394">
            <text:p>$36</text:p>
          </table:table-cell>
          <table:table-cell table:formula="of:=[.S526]/2" office:value-type="float" office:value="8.34669109228303">
            <text:p>8</text:p>
          </table:table-cell>
          <table:table-cell table:formula="of:=[.T526]/2" office:value-type="float" office:value="4.45163654127992">
            <text:p>4</text:p>
          </table:table-cell>
          <table:table-cell table:formula="of:=[.P526]*0.183" office:value-type="float" office:value="9338.49">
            <text:p>$ 9,33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400">
            <text:p>400</text:p>
          </table:table-cell>
          <table:table-cell table:style-name="ce1" office:value-type="string">
            <text:p>BLAIRSTOWN_TOWNSHIP</text:p>
          </table:table-cell>
          <table:table-cell/>
          <table:table-cell table:style-name="ce5" office:value-type="float" office:value="53">
            <text:p>53</text:p>
          </table:table-cell>
          <table:table-cell table:style-name="ce5" table:formula="of:=SUM([.F527:.G527])" office:value-type="float" office:value="53">
            <text:p>53</text:p>
          </table:table-cell>
          <table:table-cell table:style-name="ce6" office:value-type="float" office:value="39822">
            <text:p>$ 39,822 </text:p>
          </table:table-cell>
          <table:table-cell table:style-name="ce6" office:value-type="float" office:value="13103">
            <text:p>$ 13,103 </text:p>
          </table:table-cell>
          <table:table-cell table:formula="of:=SUM([.I527:.J527])" office:value-type="float" office:value="52925">
            <text:p>$ 52,925 </text:p>
          </table:table-cell>
          <table:table-cell table:formula="of:=[.K527]/[.H527]" office:value-type="float" office:value="998.584905660377">
            <text:p>$ 999 </text:p>
          </table:table-cell>
          <table:table-cell/>
          <table:table-cell office:value-type="float" office:value="50">
            <text:p>50</text:p>
          </table:table-cell>
          <table:table-cell table:formula="of:=SUM([.M527:.N527])" office:value-type="float" office:value="50">
            <text:p>50</text:p>
          </table:table-cell>
          <table:table-cell table:style-name="ce9" office:value-type="float" office:value="35696">
            <text:p>35,696 </text:p>
          </table:table-cell>
          <table:table-cell table:formula="of:=[.P527]/[.O527]" office:value-type="float" office:value="713.92">
            <text:p>714</text:p>
          </table:table-cell>
          <table:table-cell/>
          <table:table-cell table:formula="of:=[.Q527]/43.67" office:value-type="float" office:value="16.3480650332036">
            <text:p>16</text:p>
          </table:table-cell>
          <table:table-cell table:formula="of:=[.Q527]/81.88" office:value-type="float" office:value="8.71910112359551">
            <text:p>9</text:p>
          </table:table-cell>
          <table:table-cell table:style-name="ce10" table:formula="of:=[.S527]*4" office:value-type="currency" office:currency="USD" office:value="65.3922601328143">
            <text:p>$65</text:p>
          </table:table-cell>
          <table:table-cell table:style-name="ce10" table:formula="of:=[.T527]*4" office:value-type="currency" office:currency="USD" office:value="34.876404494382">
            <text:p>$35</text:p>
          </table:table-cell>
          <table:table-cell table:formula="of:=[.S527]*4" office:value-type="currency" office:currency="USD" office:value="65.3922601328143">
            <text:p>$65</text:p>
          </table:table-cell>
          <table:table-cell table:formula="of:=[.T527]*4" office:value-type="currency" office:currency="USD" office:value="34.876404494382">
            <text:p>$35</text:p>
          </table:table-cell>
          <table:table-cell table:formula="of:=[.S527]/2" office:value-type="float" office:value="8.17403251660179">
            <text:p>8</text:p>
          </table:table-cell>
          <table:table-cell table:formula="of:=[.T527]/2" office:value-type="float" office:value="4.35955056179775">
            <text:p>4</text:p>
          </table:table-cell>
          <table:table-cell table:formula="of:=[.P527]*0.183" office:value-type="float" office:value="6532.368">
            <text:p>$ 6,53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620">
            <text:p>1620</text:p>
          </table:table-cell>
          <table:table-cell table:style-name="ce1" office:value-type="string">
            <text:p>FRANKLIN_TOWNSHIP</text:p>
          </table:table-cell>
          <table:table-cell/>
          <table:table-cell table:style-name="ce5" office:value-type="float" office:value="11">
            <text:p>11</text:p>
          </table:table-cell>
          <table:table-cell table:style-name="ce5" table:formula="of:=SUM([.F528:.G528])" office:value-type="float" office:value="11">
            <text:p>11</text:p>
          </table:table-cell>
          <table:table-cell table:style-name="ce6" office:value-type="float" office:value="17887">
            <text:p>$ 17,887 </text:p>
          </table:table-cell>
          <table:table-cell table:style-name="ce6" office:value-type="float" office:value="0">
            <text:p>$ 0 </text:p>
          </table:table-cell>
          <table:table-cell table:formula="of:=SUM([.I528:.J528])" office:value-type="float" office:value="17887">
            <text:p>$ 17,887 </text:p>
          </table:table-cell>
          <table:table-cell table:formula="of:=[.K528]/[.H528]" office:value-type="float" office:value="1626.09090909091">
            <text:p>$ 1,626 </text:p>
          </table:table-cell>
          <table:table-cell/>
          <table:table-cell office:value-type="float" office:value="13">
            <text:p>13</text:p>
          </table:table-cell>
          <table:table-cell table:formula="of:=SUM([.M528:.N528])" office:value-type="float" office:value="13">
            <text:p>13</text:p>
          </table:table-cell>
          <table:table-cell table:style-name="ce9" office:value-type="float" office:value="15204">
            <text:p>15,204 </text:p>
          </table:table-cell>
          <table:table-cell table:formula="of:=[.P528]/[.O528]" office:value-type="float" office:value="1169.53846153846">
            <text:p>1170</text:p>
          </table:table-cell>
          <table:table-cell/>
          <table:table-cell table:formula="of:=[.Q528]/43.67" office:value-type="float" office:value="26.7812791742263">
            <text:p>27</text:p>
          </table:table-cell>
          <table:table-cell table:formula="of:=[.Q528]/81.88" office:value-type="float" office:value="14.2835669459998">
            <text:p>14</text:p>
          </table:table-cell>
          <table:table-cell table:style-name="ce10" table:formula="of:=[.S528]*4" office:value-type="currency" office:currency="USD" office:value="107.125116696905">
            <text:p>$107</text:p>
          </table:table-cell>
          <table:table-cell table:style-name="ce10" table:formula="of:=[.T528]*4" office:value-type="currency" office:currency="USD" office:value="57.1342677839991">
            <text:p>$57</text:p>
          </table:table-cell>
          <table:table-cell table:formula="of:=[.S528]*4" office:value-type="currency" office:currency="USD" office:value="107.125116696905">
            <text:p>$107</text:p>
          </table:table-cell>
          <table:table-cell table:formula="of:=[.T528]*4" office:value-type="currency" office:currency="USD" office:value="57.1342677839991">
            <text:p>$57</text:p>
          </table:table-cell>
          <table:table-cell table:formula="of:=[.S528]/2" office:value-type="float" office:value="13.3906395871131">
            <text:p>13</text:p>
          </table:table-cell>
          <table:table-cell table:formula="of:=[.T528]/2" office:value-type="float" office:value="7.14178347299989">
            <text:p>7</text:p>
          </table:table-cell>
          <table:table-cell table:formula="of:=[.P528]*0.183" office:value-type="float" office:value="2782.332">
            <text:p>$ 2,78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785">
            <text:p>1785</text:p>
          </table:table-cell>
          <table:table-cell table:style-name="ce1" office:value-type="string">
            <text:p>GREAT_MEADOWS_REGIONAL</text:p>
          </table:table-cell>
          <table:table-cell/>
          <table:table-cell table:style-name="ce5" office:value-type="float" office:value="68">
            <text:p>68</text:p>
          </table:table-cell>
          <table:table-cell table:style-name="ce5" table:formula="of:=SUM([.F529:.G529])" office:value-type="float" office:value="68">
            <text:p>68</text:p>
          </table:table-cell>
          <table:table-cell table:style-name="ce6" office:value-type="float" office:value="51125">
            <text:p>$ 51,125 </text:p>
          </table:table-cell>
          <table:table-cell table:style-name="ce6" office:value-type="float" office:value="16812">
            <text:p>$ 16,812 </text:p>
          </table:table-cell>
          <table:table-cell table:formula="of:=SUM([.I529:.J529])" office:value-type="float" office:value="67937">
            <text:p>$ 67,937 </text:p>
          </table:table-cell>
          <table:table-cell table:formula="of:=[.K529]/[.H529]" office:value-type="float" office:value="999.073529411765">
            <text:p>$ 999 </text:p>
          </table:table-cell>
          <table:table-cell/>
          <table:table-cell office:value-type="float" office:value="70">
            <text:p>70</text:p>
          </table:table-cell>
          <table:table-cell table:formula="of:=SUM([.M529:.N529])" office:value-type="float" office:value="70">
            <text:p>70</text:p>
          </table:table-cell>
          <table:table-cell table:style-name="ce9" office:value-type="float" office:value="47410">
            <text:p>47,410 </text:p>
          </table:table-cell>
          <table:table-cell table:formula="of:=[.P529]/[.O529]" office:value-type="float" office:value="677.285714285714">
            <text:p>677</text:p>
          </table:table-cell>
          <table:table-cell/>
          <table:table-cell table:formula="of:=[.Q529]/43.67" office:value-type="float" office:value="15.5091759625765">
            <text:p>16</text:p>
          </table:table-cell>
          <table:table-cell table:formula="of:=[.Q529]/81.88" office:value-type="float" office:value="8.27168678902924">
            <text:p>8</text:p>
          </table:table-cell>
          <table:table-cell table:style-name="ce10" table:formula="of:=[.S529]*4" office:value-type="currency" office:currency="USD" office:value="62.0367038503059">
            <text:p>$62</text:p>
          </table:table-cell>
          <table:table-cell table:style-name="ce10" table:formula="of:=[.T529]*4" office:value-type="currency" office:currency="USD" office:value="33.086747156117">
            <text:p>$33</text:p>
          </table:table-cell>
          <table:table-cell table:formula="of:=[.S529]*4" office:value-type="currency" office:currency="USD" office:value="62.0367038503059">
            <text:p>$62</text:p>
          </table:table-cell>
          <table:table-cell table:formula="of:=[.T529]*4" office:value-type="currency" office:currency="USD" office:value="33.086747156117">
            <text:p>$33</text:p>
          </table:table-cell>
          <table:table-cell table:formula="of:=[.S529]/2" office:value-type="float" office:value="7.75458798128823">
            <text:p>8</text:p>
          </table:table-cell>
          <table:table-cell table:formula="of:=[.T529]/2" office:value-type="float" office:value="4.13584339451462">
            <text:p>4</text:p>
          </table:table-cell>
          <table:table-cell table:formula="of:=[.P529]*0.183" office:value-type="float" office:value="8676.03">
            <text:p>$ 8,6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840">
            <text:p>1840</text:p>
          </table:table-cell>
          <table:table-cell table:style-name="ce1" office:value-type="string">
            <text:p>GREENWICH_TOWNSHIP</text:p>
          </table:table-cell>
          <table:table-cell/>
          <table:table-cell table:style-name="ce5" office:value-type="float" office:value="31">
            <text:p>31</text:p>
          </table:table-cell>
          <table:table-cell table:style-name="ce5" table:formula="of:=SUM([.F530:.G530])" office:value-type="float" office:value="31">
            <text:p>31</text:p>
          </table:table-cell>
          <table:table-cell table:style-name="ce6" office:value-type="float" office:value="17629">
            <text:p>$ 17,629 </text:p>
          </table:table-cell>
          <table:table-cell table:style-name="ce6" office:value-type="float" office:value="0">
            <text:p>$ 0 </text:p>
          </table:table-cell>
          <table:table-cell table:formula="of:=SUM([.I530:.J530])" office:value-type="float" office:value="17629">
            <text:p>$ 17,629 </text:p>
          </table:table-cell>
          <table:table-cell table:formula="of:=[.K530]/[.H530]" office:value-type="float" office:value="568.677419354839">
            <text:p>$ 569 </text:p>
          </table:table-cell>
          <table:table-cell/>
          <table:table-cell office:value-type="float" office:value="43">
            <text:p>43</text:p>
          </table:table-cell>
          <table:table-cell table:formula="of:=SUM([.M530:.N530])" office:value-type="float" office:value="43">
            <text:p>43</text:p>
          </table:table-cell>
          <table:table-cell table:style-name="ce9" office:value-type="float" office:value="22138">
            <text:p>22,138 </text:p>
          </table:table-cell>
          <table:table-cell table:formula="of:=[.P530]/[.O530]" office:value-type="float" office:value="514.837209302326">
            <text:p>515</text:p>
          </table:table-cell>
          <table:table-cell/>
          <table:table-cell table:formula="of:=[.Q530]/43.67" office:value-type="float" office:value="11.7892651546216">
            <text:p>12</text:p>
          </table:table-cell>
          <table:table-cell table:formula="of:=[.Q530]/81.88" office:value-type="float" office:value="6.28770407061951">
            <text:p>6</text:p>
          </table:table-cell>
          <table:table-cell table:style-name="ce10" table:formula="of:=[.S530]*4" office:value-type="currency" office:currency="USD" office:value="47.1570606184864">
            <text:p>$47</text:p>
          </table:table-cell>
          <table:table-cell table:style-name="ce10" table:formula="of:=[.T530]*4" office:value-type="currency" office:currency="USD" office:value="25.150816282478">
            <text:p>$25</text:p>
          </table:table-cell>
          <table:table-cell table:formula="of:=[.S530]*4" office:value-type="currency" office:currency="USD" office:value="47.1570606184864">
            <text:p>$47</text:p>
          </table:table-cell>
          <table:table-cell table:formula="of:=[.T530]*4" office:value-type="currency" office:currency="USD" office:value="25.150816282478">
            <text:p>$25</text:p>
          </table:table-cell>
          <table:table-cell table:formula="of:=[.S530]/2" office:value-type="float" office:value="5.8946325773108">
            <text:p>6</text:p>
          </table:table-cell>
          <table:table-cell table:formula="of:=[.T530]/2" office:value-type="float" office:value="3.14385203530976">
            <text:p>3</text:p>
          </table:table-cell>
          <table:table-cell table:formula="of:=[.P530]*0.183" office:value-type="float" office:value="4051.254">
            <text:p>$ 4,05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870">
            <text:p>1870</text:p>
          </table:table-cell>
          <table:table-cell table:style-name="ce1" office:value-type="string">
            <text:p>HACKETTSTOWN</text:p>
          </table:table-cell>
          <table:table-cell/>
          <table:table-cell table:style-name="ce5" office:value-type="float" office:value="250">
            <text:p>250</text:p>
          </table:table-cell>
          <table:table-cell table:style-name="ce5" table:formula="of:=SUM([.F531:.G531])" office:value-type="float" office:value="250">
            <text:p>250</text:p>
          </table:table-cell>
          <table:table-cell table:style-name="ce6" office:value-type="float" office:value="187906">
            <text:p>$ 187,906 </text:p>
          </table:table-cell>
          <table:table-cell table:style-name="ce6" office:value-type="float" office:value="61810">
            <text:p>$ 61,810 </text:p>
          </table:table-cell>
          <table:table-cell table:formula="of:=SUM([.I531:.J531])" office:value-type="float" office:value="249716">
            <text:p>$ 249,716 </text:p>
          </table:table-cell>
          <table:table-cell table:formula="of:=[.K531]/[.H531]" office:value-type="float" office:value="998.864">
            <text:p>$ 999 </text:p>
          </table:table-cell>
          <table:table-cell/>
          <table:table-cell office:value-type="float" office:value="214">
            <text:p>214</text:p>
          </table:table-cell>
          <table:table-cell table:formula="of:=SUM([.M531:.N531])" office:value-type="float" office:value="214">
            <text:p>214</text:p>
          </table:table-cell>
          <table:table-cell table:style-name="ce9" office:value-type="float" office:value="152436">
            <text:p>152,436 </text:p>
          </table:table-cell>
          <table:table-cell table:formula="of:=[.P531]/[.O531]" office:value-type="float" office:value="712.317757009346">
            <text:p>712</text:p>
          </table:table-cell>
          <table:table-cell/>
          <table:table-cell table:formula="of:=[.Q531]/43.67" office:value-type="float" office:value="16.3113752463784">
            <text:p>16</text:p>
          </table:table-cell>
          <table:table-cell table:formula="of:=[.Q531]/81.88" office:value-type="float" office:value="8.69953293856065">
            <text:p>9</text:p>
          </table:table-cell>
          <table:table-cell table:style-name="ce10" table:formula="of:=[.S531]*4" office:value-type="currency" office:currency="USD" office:value="65.2455009855137">
            <text:p>$65</text:p>
          </table:table-cell>
          <table:table-cell table:style-name="ce10" table:formula="of:=[.T531]*4" office:value-type="currency" office:currency="USD" office:value="34.7981317542426">
            <text:p>$35</text:p>
          </table:table-cell>
          <table:table-cell table:formula="of:=[.S531]*4" office:value-type="currency" office:currency="USD" office:value="65.2455009855137">
            <text:p>$65</text:p>
          </table:table-cell>
          <table:table-cell table:formula="of:=[.T531]*4" office:value-type="currency" office:currency="USD" office:value="34.7981317542426">
            <text:p>$35</text:p>
          </table:table-cell>
          <table:table-cell table:formula="of:=[.S531]/2" office:value-type="float" office:value="8.15568762318921">
            <text:p>8</text:p>
          </table:table-cell>
          <table:table-cell table:formula="of:=[.T531]/2" office:value-type="float" office:value="4.34976646928032">
            <text:p>4</text:p>
          </table:table-cell>
          <table:table-cell table:formula="of:=[.P531]*0.183" office:value-type="float" office:value="27895.788">
            <text:p>$ 27,89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040">
            <text:p>2040</text:p>
          </table:table-cell>
          <table:table-cell table:style-name="ce1" office:value-type="string">
            <text:p>HARMONY_TOWNSHIP</text:p>
          </table:table-cell>
          <table:table-cell/>
          <table:table-cell table:style-name="ce5" office:value-type="float" office:value="37">
            <text:p>37</text:p>
          </table:table-cell>
          <table:table-cell table:style-name="ce5" table:formula="of:=SUM([.F532:.G532])" office:value-type="float" office:value="37">
            <text:p>37</text:p>
          </table:table-cell>
          <table:table-cell table:style-name="ce6" office:value-type="float" office:value="27368">
            <text:p>$ 27,368 </text:p>
          </table:table-cell>
          <table:table-cell table:style-name="ce6" office:value-type="float" office:value="9148">
            <text:p>$ 9,148 </text:p>
          </table:table-cell>
          <table:table-cell table:formula="of:=SUM([.I532:.J532])" office:value-type="float" office:value="36516">
            <text:p>$ 36,516 </text:p>
          </table:table-cell>
          <table:table-cell table:formula="of:=[.K532]/[.H532]" office:value-type="float" office:value="986.918918918919">
            <text:p>$ 987 </text:p>
          </table:table-cell>
          <table:table-cell/>
          <table:table-cell office:value-type="float" office:value="19">
            <text:p>19</text:p>
          </table:table-cell>
          <table:table-cell table:formula="of:=SUM([.M532:.N532])" office:value-type="float" office:value="19">
            <text:p>19</text:p>
          </table:table-cell>
          <table:table-cell table:style-name="ce9" office:value-type="float" office:value="22201">
            <text:p>22,201 </text:p>
          </table:table-cell>
          <table:table-cell table:formula="of:=[.P532]/[.O532]" office:value-type="float" office:value="1168.47368421053">
            <text:p>1168</text:p>
          </table:table-cell>
          <table:table-cell/>
          <table:table-cell table:formula="of:=[.Q532]/43.67" office:value-type="float" office:value="26.7568968218577">
            <text:p>27</text:p>
          </table:table-cell>
          <table:table-cell table:formula="of:=[.Q532]/81.88" office:value-type="float" office:value="14.2705628262155">
            <text:p>14</text:p>
          </table:table-cell>
          <table:table-cell table:style-name="ce10" table:formula="of:=[.S532]*4" office:value-type="currency" office:currency="USD" office:value="107.027587287431">
            <text:p>$107</text:p>
          </table:table-cell>
          <table:table-cell table:style-name="ce10" table:formula="of:=[.T532]*4" office:value-type="currency" office:currency="USD" office:value="57.0822513048621">
            <text:p>$57</text:p>
          </table:table-cell>
          <table:table-cell table:formula="of:=[.S532]*4" office:value-type="currency" office:currency="USD" office:value="107.027587287431">
            <text:p>$107</text:p>
          </table:table-cell>
          <table:table-cell table:formula="of:=[.T532]*4" office:value-type="currency" office:currency="USD" office:value="57.0822513048621">
            <text:p>$57</text:p>
          </table:table-cell>
          <table:table-cell table:formula="of:=[.S532]/2" office:value-type="float" office:value="13.3784484109289">
            <text:p>13</text:p>
          </table:table-cell>
          <table:table-cell table:formula="of:=[.T532]/2" office:value-type="float" office:value="7.13528141310776">
            <text:p>7</text:p>
          </table:table-cell>
          <table:table-cell table:formula="of:=[.P532]*0.183" office:value-type="float" office:value="4062.783">
            <text:p>$ 4,063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470">
            <text:p>2470</text:p>
          </table:table-cell>
          <table:table-cell table:style-name="ce1" office:value-type="string">
            <text:p>KNOWLTON_TOWNSHIP</text:p>
          </table:table-cell>
          <table:table-cell/>
          <table:table-cell table:style-name="ce5" office:value-type="float" office:value="20">
            <text:p>20</text:p>
          </table:table-cell>
          <table:table-cell table:style-name="ce5" table:formula="of:=SUM([.F533:.G533])" office:value-type="float" office:value="20">
            <text:p>20</text:p>
          </table:table-cell>
          <table:table-cell table:style-name="ce6" office:value-type="float" office:value="17722">
            <text:p>$ 17,722 </text:p>
          </table:table-cell>
          <table:table-cell table:style-name="ce6" office:value-type="float" office:value="4945">
            <text:p>$ 4,945 </text:p>
          </table:table-cell>
          <table:table-cell table:formula="of:=SUM([.I533:.J533])" office:value-type="float" office:value="22667">
            <text:p>$ 22,667 </text:p>
          </table:table-cell>
          <table:table-cell table:formula="of:=[.K533]/[.H533]" office:value-type="float" office:value="1133.35">
            <text:p>$ 1,133 </text:p>
          </table:table-cell>
          <table:table-cell/>
          <table:table-cell office:value-type="float" office:value="28">
            <text:p>28</text:p>
          </table:table-cell>
          <table:table-cell table:formula="of:=SUM([.M533:.N533])" office:value-type="float" office:value="28">
            <text:p>28</text:p>
          </table:table-cell>
          <table:table-cell table:style-name="ce9" office:value-type="float" office:value="19255">
            <text:p>19,255 </text:p>
          </table:table-cell>
          <table:table-cell table:formula="of:=[.P533]/[.O533]" office:value-type="float" office:value="687.678571428571">
            <text:p>688</text:p>
          </table:table-cell>
          <table:table-cell/>
          <table:table-cell table:formula="of:=[.Q533]/43.67" office:value-type="float" office:value="15.7471621577415">
            <text:p>16</text:p>
          </table:table-cell>
          <table:table-cell table:formula="of:=[.Q533]/81.88" office:value-type="float" office:value="8.39861469746668">
            <text:p>8</text:p>
          </table:table-cell>
          <table:table-cell table:style-name="ce10" table:formula="of:=[.S533]*4" office:value-type="currency" office:currency="USD" office:value="62.988648630966">
            <text:p>$63</text:p>
          </table:table-cell>
          <table:table-cell table:style-name="ce10" table:formula="of:=[.T533]*4" office:value-type="currency" office:currency="USD" office:value="33.5944587898667">
            <text:p>$34</text:p>
          </table:table-cell>
          <table:table-cell table:formula="of:=[.S533]*4" office:value-type="currency" office:currency="USD" office:value="62.988648630966">
            <text:p>$63</text:p>
          </table:table-cell>
          <table:table-cell table:formula="of:=[.T533]*4" office:value-type="currency" office:currency="USD" office:value="33.5944587898667">
            <text:p>$34</text:p>
          </table:table-cell>
          <table:table-cell table:formula="of:=[.S533]/2" office:value-type="float" office:value="7.87358107887075">
            <text:p>8</text:p>
          </table:table-cell>
          <table:table-cell table:formula="of:=[.T533]/2" office:value-type="float" office:value="4.19930734873334">
            <text:p>4</text:p>
          </table:table-cell>
          <table:table-cell table:formula="of:=[.P533]*0.183" office:value-type="float" office:value="3523.665">
            <text:p>$ 3,52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790">
            <text:p>2790</text:p>
          </table:table-cell>
          <table:table-cell table:style-name="ce1" office:value-type="string">
            <text:p>LOPATCONG_TOWNSHIP</text:p>
          </table:table-cell>
          <table:table-cell/>
          <table:table-cell table:style-name="ce5" office:value-type="float" office:value="45">
            <text:p>45</text:p>
          </table:table-cell>
          <table:table-cell table:style-name="ce5" table:formula="of:=SUM([.F534:.G534])" office:value-type="float" office:value="45">
            <text:p>45</text:p>
          </table:table-cell>
          <table:table-cell table:style-name="ce6" office:value-type="float" office:value="37122">
            <text:p>$ 37,122 </text:p>
          </table:table-cell>
          <table:table-cell table:style-name="ce6" office:value-type="float" office:value="11126">
            <text:p>$ 11,126 </text:p>
          </table:table-cell>
          <table:table-cell table:formula="of:=SUM([.I534:.J534])" office:value-type="float" office:value="48248">
            <text:p>$ 48,248 </text:p>
          </table:table-cell>
          <table:table-cell table:formula="of:=[.K534]/[.H534]" office:value-type="float" office:value="1072.17777777778">
            <text:p>$ 1,072 </text:p>
          </table:table-cell>
          <table:table-cell/>
          <table:table-cell office:value-type="float" office:value="64">
            <text:p>64</text:p>
          </table:table-cell>
          <table:table-cell table:formula="of:=SUM([.M534:.N534])" office:value-type="float" office:value="64">
            <text:p>64</text:p>
          </table:table-cell>
          <table:table-cell table:style-name="ce9" office:value-type="float" office:value="44234">
            <text:p>44,234 </text:p>
          </table:table-cell>
          <table:table-cell table:formula="of:=[.P534]/[.O534]" office:value-type="float" office:value="691.15625">
            <text:p>691</text:p>
          </table:table-cell>
          <table:table-cell/>
          <table:table-cell table:formula="of:=[.Q534]/43.67" office:value-type="float" office:value="15.8267975727044">
            <text:p>16</text:p>
          </table:table-cell>
          <table:table-cell table:formula="of:=[.Q534]/81.88" office:value-type="float" office:value="8.44108756717147">
            <text:p>8</text:p>
          </table:table-cell>
          <table:table-cell table:style-name="ce10" table:formula="of:=[.S534]*4" office:value-type="currency" office:currency="USD" office:value="63.3071902908175">
            <text:p>$63</text:p>
          </table:table-cell>
          <table:table-cell table:style-name="ce10" table:formula="of:=[.T534]*4" office:value-type="currency" office:currency="USD" office:value="33.7643502686859">
            <text:p>$34</text:p>
          </table:table-cell>
          <table:table-cell table:formula="of:=[.S534]*4" office:value-type="currency" office:currency="USD" office:value="63.3071902908175">
            <text:p>$63</text:p>
          </table:table-cell>
          <table:table-cell table:formula="of:=[.T534]*4" office:value-type="currency" office:currency="USD" office:value="33.7643502686859">
            <text:p>$34</text:p>
          </table:table-cell>
          <table:table-cell table:formula="of:=[.S534]/2" office:value-type="float" office:value="7.91339878635219">
            <text:p>8</text:p>
          </table:table-cell>
          <table:table-cell table:formula="of:=[.T534]/2" office:value-type="float" office:value="4.22054378358574">
            <text:p>4</text:p>
          </table:table-cell>
          <table:table-cell table:formula="of:=[.P534]*0.183" office:value-type="float" office:value="8094.822">
            <text:p>$ 8,095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970">
            <text:p>2970</text:p>
          </table:table-cell>
          <table:table-cell table:style-name="ce1" office:value-type="string">
            <text:p>MANSFIELD_TOWNSHIP</text:p>
          </table:table-cell>
          <table:table-cell/>
          <table:table-cell table:style-name="ce5" office:value-type="float" office:value="88">
            <text:p>88</text:p>
          </table:table-cell>
          <table:table-cell table:style-name="ce5" table:formula="of:=SUM([.F535:.G535])" office:value-type="float" office:value="88">
            <text:p>88</text:p>
          </table:table-cell>
          <table:table-cell table:style-name="ce6" office:value-type="float" office:value="77193">
            <text:p>$ 77,193 </text:p>
          </table:table-cell>
          <table:table-cell table:style-name="ce6" office:value-type="float" office:value="21756">
            <text:p>$ 21,756 </text:p>
          </table:table-cell>
          <table:table-cell table:formula="of:=SUM([.I535:.J535])" office:value-type="float" office:value="98949">
            <text:p>$ 98,949 </text:p>
          </table:table-cell>
          <table:table-cell table:formula="of:=[.K535]/[.H535]" office:value-type="float" office:value="1124.42045454545">
            <text:p>$ 1,124 </text:p>
          </table:table-cell>
          <table:table-cell/>
          <table:table-cell office:value-type="float" office:value="120">
            <text:p>120</text:p>
          </table:table-cell>
          <table:table-cell table:formula="of:=SUM([.M535:.N535])" office:value-type="float" office:value="120">
            <text:p>120</text:p>
          </table:table-cell>
          <table:table-cell table:style-name="ce9" office:value-type="float" office:value="94494">
            <text:p>94,494 </text:p>
          </table:table-cell>
          <table:table-cell table:formula="of:=[.P535]/[.O535]" office:value-type="float" office:value="787.45">
            <text:p>787</text:p>
          </table:table-cell>
          <table:table-cell/>
          <table:table-cell table:formula="of:=[.Q535]/43.67" office:value-type="float" office:value="18.0318296313259">
            <text:p>18</text:p>
          </table:table-cell>
          <table:table-cell table:formula="of:=[.Q535]/81.88" office:value-type="float" office:value="9.61712261846605">
            <text:p>10</text:p>
          </table:table-cell>
          <table:table-cell table:style-name="ce10" table:formula="of:=[.S535]*4" office:value-type="currency" office:currency="USD" office:value="72.1273185253034">
            <text:p>$72</text:p>
          </table:table-cell>
          <table:table-cell table:style-name="ce10" table:formula="of:=[.T535]*4" office:value-type="currency" office:currency="USD" office:value="38.4684904738642">
            <text:p>$38</text:p>
          </table:table-cell>
          <table:table-cell table:formula="of:=[.S535]*4" office:value-type="currency" office:currency="USD" office:value="72.1273185253034">
            <text:p>$72</text:p>
          </table:table-cell>
          <table:table-cell table:formula="of:=[.T535]*4" office:value-type="currency" office:currency="USD" office:value="38.4684904738642">
            <text:p>$38</text:p>
          </table:table-cell>
          <table:table-cell table:formula="of:=[.S535]/2" office:value-type="float" office:value="9.01591481566293">
            <text:p>9</text:p>
          </table:table-cell>
          <table:table-cell table:formula="of:=[.T535]/2" office:value-type="float" office:value="4.80856130923302">
            <text:p>5</text:p>
          </table:table-cell>
          <table:table-cell table:formula="of:=[.P535]*0.183" office:value-type="float" office:value="17292.402">
            <text:p>$ 17,292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3675">
            <text:p>3675</text:p>
          </table:table-cell>
          <table:table-cell table:style-name="ce1" office:value-type="string">
            <text:p>NORTH_WARREN_REGIONAL_SCHOOL_DISTRICT</text:p>
          </table:table-cell>
          <table:table-cell/>
          <table:table-cell table:style-name="ce5" office:value-type="float" office:value="43">
            <text:p>43</text:p>
          </table:table-cell>
          <table:table-cell table:style-name="ce5" table:formula="of:=SUM([.F536:.G536])" office:value-type="float" office:value="43">
            <text:p>43</text:p>
          </table:table-cell>
          <table:table-cell table:style-name="ce6" office:value-type="float" office:value="24556">
            <text:p>$ 24,556 </text:p>
          </table:table-cell>
          <table:table-cell table:style-name="ce6" office:value-type="float" office:value="0">
            <text:p>$ 0 </text:p>
          </table:table-cell>
          <table:table-cell table:formula="of:=SUM([.I536:.J536])" office:value-type="float" office:value="24556">
            <text:p>$ 24,556 </text:p>
          </table:table-cell>
          <table:table-cell table:formula="of:=[.K536]/[.H536]" office:value-type="float" office:value="571.06976744186">
            <text:p>$ 571 </text:p>
          </table:table-cell>
          <table:table-cell/>
          <table:table-cell office:value-type="float" office:value="35">
            <text:p>35</text:p>
          </table:table-cell>
          <table:table-cell table:formula="of:=SUM([.M536:.N536])" office:value-type="float" office:value="35">
            <text:p>35</text:p>
          </table:table-cell>
          <table:table-cell table:style-name="ce9" office:value-type="float" office:value="20059">
            <text:p>20,059 </text:p>
          </table:table-cell>
          <table:table-cell table:formula="of:=[.P536]/[.O536]" office:value-type="float" office:value="573.114285714286">
            <text:p>573</text:p>
          </table:table-cell>
          <table:table-cell/>
          <table:table-cell table:formula="of:=[.Q536]/43.67" office:value-type="float" office:value="13.1237528214858">
            <text:p>13</text:p>
          </table:table-cell>
          <table:table-cell table:formula="of:=[.Q536]/81.88" office:value-type="float" office:value="6.99944169167423">
            <text:p>7</text:p>
          </table:table-cell>
          <table:table-cell table:style-name="ce10" table:formula="of:=[.S536]*4" office:value-type="currency" office:currency="USD" office:value="52.4950112859433">
            <text:p>$52</text:p>
          </table:table-cell>
          <table:table-cell table:style-name="ce10" table:formula="of:=[.T536]*4" office:value-type="currency" office:currency="USD" office:value="27.9977667666969">
            <text:p>$28</text:p>
          </table:table-cell>
          <table:table-cell table:formula="of:=[.S536]*4" office:value-type="currency" office:currency="USD" office:value="52.4950112859433">
            <text:p>$52</text:p>
          </table:table-cell>
          <table:table-cell table:formula="of:=[.T536]*4" office:value-type="currency" office:currency="USD" office:value="27.9977667666969">
            <text:p>$28</text:p>
          </table:table-cell>
          <table:table-cell table:formula="of:=[.S536]/2" office:value-type="float" office:value="6.56187641074291">
            <text:p>7</text:p>
          </table:table-cell>
          <table:table-cell table:formula="of:=[.T536]/2" office:value-type="float" office:value="3.49972084583711">
            <text:p>3</text:p>
          </table:table-cell>
          <table:table-cell table:formula="of:=[.P536]*0.183" office:value-type="float" office:value="3670.797">
            <text:p>$ 3,671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3890">
            <text:p>3890</text:p>
          </table:table-cell>
          <table:table-cell table:style-name="ce1" office:value-type="string">
            <text:p>OXFORD_TOWNSHIP</text:p>
          </table:table-cell>
          <table:table-cell/>
          <table:table-cell table:style-name="ce5" office:value-type="float" office:value="20">
            <text:p>20</text:p>
          </table:table-cell>
          <table:table-cell table:style-name="ce5" table:formula="of:=SUM([.F537:.G537])" office:value-type="float" office:value="20">
            <text:p>20</text:p>
          </table:table-cell>
          <table:table-cell table:style-name="ce6" office:value-type="float" office:value="21327">
            <text:p>$ 21,327 </text:p>
          </table:table-cell>
          <table:table-cell table:style-name="ce6" office:value-type="float" office:value="4945">
            <text:p>$ 4,945 </text:p>
          </table:table-cell>
          <table:table-cell table:formula="of:=SUM([.I537:.J537])" office:value-type="float" office:value="26272">
            <text:p>$ 26,272 </text:p>
          </table:table-cell>
          <table:table-cell table:formula="of:=[.K537]/[.H537]" office:value-type="float" office:value="1313.6">
            <text:p>$ 1,314 </text:p>
          </table:table-cell>
          <table:table-cell/>
          <table:table-cell office:value-type="float" office:value="22">
            <text:p>22</text:p>
          </table:table-cell>
          <table:table-cell table:formula="of:=SUM([.M537:.N537])" office:value-type="float" office:value="22">
            <text:p>22</text:p>
          </table:table-cell>
          <table:table-cell table:style-name="ce9" office:value-type="float" office:value="17291">
            <text:p>17,291 </text:p>
          </table:table-cell>
          <table:table-cell table:formula="of:=[.P537]/[.O537]" office:value-type="float" office:value="785.954545454546">
            <text:p>786</text:p>
          </table:table-cell>
          <table:table-cell/>
          <table:table-cell table:formula="of:=[.Q537]/43.67" office:value-type="float" office:value="17.9975851947457">
            <text:p>18</text:p>
          </table:table-cell>
          <table:table-cell table:formula="of:=[.Q537]/81.88" office:value-type="float" office:value="9.59885864013856">
            <text:p>10</text:p>
          </table:table-cell>
          <table:table-cell table:style-name="ce10" table:formula="of:=[.S537]*4" office:value-type="currency" office:currency="USD" office:value="71.9903407789829">
            <text:p>$72</text:p>
          </table:table-cell>
          <table:table-cell table:style-name="ce10" table:formula="of:=[.T537]*4" office:value-type="currency" office:currency="USD" office:value="38.3954345605542">
            <text:p>$38</text:p>
          </table:table-cell>
          <table:table-cell table:formula="of:=[.S537]*4" office:value-type="currency" office:currency="USD" office:value="71.9903407789829">
            <text:p>$72</text:p>
          </table:table-cell>
          <table:table-cell table:formula="of:=[.T537]*4" office:value-type="currency" office:currency="USD" office:value="38.3954345605542">
            <text:p>$38</text:p>
          </table:table-cell>
          <table:table-cell table:formula="of:=[.S537]/2" office:value-type="float" office:value="8.99879259737286">
            <text:p>9</text:p>
          </table:table-cell>
          <table:table-cell table:formula="of:=[.T537]/2" office:value-type="float" office:value="4.79942932006928">
            <text:p>5</text:p>
          </table:table-cell>
          <table:table-cell table:formula="of:=[.P537]*0.183" office:value-type="float" office:value="3164.253">
            <text:p>$ 3,164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4100">
            <text:p>4100</text:p>
          </table:table-cell>
          <table:table-cell table:style-name="ce1" office:value-type="string">
            <text:p>PHILLIPSBURG_TOWN</text:p>
          </table:table-cell>
          <table:table-cell/>
          <table:table-cell table:style-name="ce5" office:value-type="float" office:value="1076">
            <text:p>1,076</text:p>
          </table:table-cell>
          <table:table-cell table:style-name="ce5" table:formula="of:=SUM([.F538:.G538])" office:value-type="float" office:value="1076">
            <text:p>1,076</text:p>
          </table:table-cell>
          <table:table-cell table:style-name="ce6" office:value-type="float" office:value="1139451">
            <text:p>$ 1,139,451 </text:p>
          </table:table-cell>
          <table:table-cell table:style-name="ce6" office:value-type="float" office:value="543558">
            <text:p>$ 543,558 </text:p>
          </table:table-cell>
          <table:table-cell table:formula="of:=SUM([.I538:.J538])" office:value-type="float" office:value="1683009">
            <text:p>$ 1,683,009 </text:p>
          </table:table-cell>
          <table:table-cell table:formula="of:=[.K538]/[.H538]" office:value-type="float" office:value="1564.13475836431">
            <text:p>$ 1,564 </text:p>
          </table:table-cell>
          <table:table-cell/>
          <table:table-cell office:value-type="float" office:value="1111">
            <text:p>1111</text:p>
          </table:table-cell>
          <table:table-cell table:formula="of:=SUM([.M538:.N538])" office:value-type="float" office:value="1111">
            <text:p>1111</text:p>
          </table:table-cell>
          <table:table-cell table:style-name="ce9" office:value-type="float" office:value="1040041">
            <text:p>1,040,041 </text:p>
          </table:table-cell>
          <table:table-cell table:formula="of:=[.P538]/[.O538]" office:value-type="float" office:value="936.130513051305">
            <text:p>936</text:p>
          </table:table-cell>
          <table:table-cell/>
          <table:table-cell table:formula="of:=[.Q538]/43.67" office:value-type="float" office:value="21.4364669807947">
            <text:p>21</text:p>
          </table:table-cell>
          <table:table-cell table:formula="of:=[.Q538]/81.88" office:value-type="float" office:value="11.4329569253945">
            <text:p>11</text:p>
          </table:table-cell>
          <table:table-cell table:style-name="ce10" table:formula="of:=[.S538]*4" office:value-type="currency" office:currency="USD" office:value="85.7458679231788">
            <text:p>$86</text:p>
          </table:table-cell>
          <table:table-cell table:style-name="ce10" table:formula="of:=[.T538]*4" office:value-type="currency" office:currency="USD" office:value="45.7318277015782">
            <text:p>$46</text:p>
          </table:table-cell>
          <table:table-cell table:formula="of:=[.S538]*4" office:value-type="currency" office:currency="USD" office:value="85.7458679231788">
            <text:p>$86</text:p>
          </table:table-cell>
          <table:table-cell table:formula="of:=[.T538]*4" office:value-type="currency" office:currency="USD" office:value="45.7318277015782">
            <text:p>$46</text:p>
          </table:table-cell>
          <table:table-cell table:formula="of:=[.S538]/2" office:value-type="float" office:value="10.7182334903974">
            <text:p>11</text:p>
          </table:table-cell>
          <table:table-cell table:formula="of:=[.T538]/2" office:value-type="float" office:value="5.71647846269727">
            <text:p>6</text:p>
          </table:table-cell>
          <table:table-cell table:formula="of:=[.P538]*0.183" office:value-type="float" office:value="190327.503">
            <text:p>$ 190,32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4200">
            <text:p>4200</text:p>
          </table:table-cell>
          <table:table-cell table:style-name="ce1" office:value-type="string">
            <text:p>POHATCONG_TOWNSHIP</text:p>
          </table:table-cell>
          <table:table-cell/>
          <table:table-cell table:style-name="ce5" office:value-type="float" office:value="27">
            <text:p>27</text:p>
          </table:table-cell>
          <table:table-cell table:style-name="ce5" table:formula="of:=SUM([.F539:.G539])" office:value-type="float" office:value="27">
            <text:p>27</text:p>
          </table:table-cell>
          <table:table-cell table:style-name="ce6" office:value-type="float" office:value="19912">
            <text:p>$ 19,912 </text:p>
          </table:table-cell>
          <table:table-cell table:style-name="ce6" office:value-type="float" office:value="6676">
            <text:p>$ 6,676 </text:p>
          </table:table-cell>
          <table:table-cell table:formula="of:=SUM([.I539:.J539])" office:value-type="float" office:value="26588">
            <text:p>$ 26,588 </text:p>
          </table:table-cell>
          <table:table-cell table:formula="of:=[.K539]/[.H539]" office:value-type="float" office:value="984.740740740741">
            <text:p>$ 985 </text:p>
          </table:table-cell>
          <table:table-cell/>
          <table:table-cell office:value-type="float" office:value="43">
            <text:p>43</text:p>
          </table:table-cell>
          <table:table-cell table:formula="of:=SUM([.M539:.N539])" office:value-type="float" office:value="43">
            <text:p>43</text:p>
          </table:table-cell>
          <table:table-cell table:style-name="ce9" office:value-type="float" office:value="29336">
            <text:p>29,336 </text:p>
          </table:table-cell>
          <table:table-cell table:formula="of:=[.P539]/[.O539]" office:value-type="float" office:value="682.232558139535">
            <text:p>682</text:p>
          </table:table-cell>
          <table:table-cell/>
          <table:table-cell table:formula="of:=[.Q539]/43.67" office:value-type="float" office:value="15.6224538158813">
            <text:p>16</text:p>
          </table:table-cell>
          <table:table-cell table:formula="of:=[.Q539]/81.88" office:value-type="float" office:value="8.33210256643301">
            <text:p>8</text:p>
          </table:table-cell>
          <table:table-cell table:style-name="ce10" table:formula="of:=[.S539]*4" office:value-type="currency" office:currency="USD" office:value="62.4898152635251">
            <text:p>$62</text:p>
          </table:table-cell>
          <table:table-cell table:style-name="ce10" table:formula="of:=[.T539]*4" office:value-type="currency" office:currency="USD" office:value="33.328410265732">
            <text:p>$33</text:p>
          </table:table-cell>
          <table:table-cell table:formula="of:=[.S539]*4" office:value-type="currency" office:currency="USD" office:value="62.4898152635251">
            <text:p>$62</text:p>
          </table:table-cell>
          <table:table-cell table:formula="of:=[.T539]*4" office:value-type="currency" office:currency="USD" office:value="33.328410265732">
            <text:p>$33</text:p>
          </table:table-cell>
          <table:table-cell table:formula="of:=[.S539]/2" office:value-type="float" office:value="7.81122690794063">
            <text:p>8</text:p>
          </table:table-cell>
          <table:table-cell table:formula="of:=[.T539]/2" office:value-type="float" office:value="4.16605128321651">
            <text:p>4</text:p>
          </table:table-cell>
          <table:table-cell table:formula="of:=[.P539]*0.183" office:value-type="float" office:value="5368.488">
            <text:p>$ 5,36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460">
            <text:p>5460</text:p>
          </table:table-cell>
          <table:table-cell table:style-name="ce1" office:value-type="string">
            <text:p>WARREN_COUNTY_VOCATIONAL</text:p>
          </table:table-cell>
          <table:table-cell/>
          <table:table-cell table:style-name="ce5" office:value-type="float" office:value="44">
            <text:p>44</text:p>
          </table:table-cell>
          <table:table-cell table:style-name="ce5" table:formula="of:=SUM([.F540:.G540])" office:value-type="float" office:value="44">
            <text:p>44</text:p>
          </table:table-cell>
          <table:table-cell table:style-name="ce6" office:value-type="float" office:value="32450">
            <text:p>$ 32,450 </text:p>
          </table:table-cell>
          <table:table-cell table:style-name="ce6" office:value-type="float" office:value="10879">
            <text:p>$ 10,879 </text:p>
          </table:table-cell>
          <table:table-cell table:formula="of:=SUM([.I540:.J540])" office:value-type="float" office:value="43329">
            <text:p>$ 43,329 </text:p>
          </table:table-cell>
          <table:table-cell table:formula="of:=[.K540]/[.H540]" office:value-type="float" office:value="984.75">
            <text:p>$ 985 </text:p>
          </table:table-cell>
          <table:table-cell/>
          <table:table-cell office:value-type="float" office:value="48">
            <text:p>48</text:p>
          </table:table-cell>
          <table:table-cell table:formula="of:=SUM([.M540:.N540])" office:value-type="float" office:value="48">
            <text:p>48</text:p>
          </table:table-cell>
          <table:table-cell table:style-name="ce9" office:value-type="float" office:value="32549">
            <text:p>32,549 </text:p>
          </table:table-cell>
          <table:table-cell table:formula="of:=[.P540]/[.O540]" office:value-type="float" office:value="678.104166666667">
            <text:p>678</text:p>
          </table:table-cell>
          <table:table-cell/>
          <table:table-cell table:formula="of:=[.Q540]/43.67" office:value-type="float" office:value="15.5279177162049">
            <text:p>16</text:p>
          </table:table-cell>
          <table:table-cell table:formula="of:=[.Q540]/81.88" office:value-type="float" office:value="8.28168254355968">
            <text:p>8</text:p>
          </table:table-cell>
          <table:table-cell table:style-name="ce10" table:formula="of:=[.S540]*4" office:value-type="currency" office:currency="USD" office:value="62.1116708648195">
            <text:p>$62</text:p>
          </table:table-cell>
          <table:table-cell table:style-name="ce10" table:formula="of:=[.T540]*4" office:value-type="currency" office:currency="USD" office:value="33.1267301742387">
            <text:p>$33</text:p>
          </table:table-cell>
          <table:table-cell table:formula="of:=[.S540]*4" office:value-type="currency" office:currency="USD" office:value="62.1116708648195">
            <text:p>$62</text:p>
          </table:table-cell>
          <table:table-cell table:formula="of:=[.T540]*4" office:value-type="currency" office:currency="USD" office:value="33.1267301742387">
            <text:p>$33</text:p>
          </table:table-cell>
          <table:table-cell table:formula="of:=[.S540]/2" office:value-type="float" office:value="7.76395885810243">
            <text:p>8</text:p>
          </table:table-cell>
          <table:table-cell table:formula="of:=[.T540]/2" office:value-type="float" office:value="4.14084127177984">
            <text:p>4</text:p>
          </table:table-cell>
          <table:table-cell table:formula="of:=[.P540]*0.183" office:value-type="float" office:value="5956.467">
            <text:p>$ 5,95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465">
            <text:p>5465</text:p>
          </table:table-cell>
          <table:table-cell table:style-name="ce1" office:value-type="string">
            <text:p>WARREN_HILLS_REGIONAL</text:p>
          </table:table-cell>
          <table:table-cell table:style-name="ce5" office:value-type="float" office:value="111">
            <text:p>111</text:p>
          </table:table-cell>
          <table:table-cell table:style-name="ce5"/>
          <table:table-cell table:style-name="ce5" table:formula="of:=SUM([.F541:.G541])" office:value-type="float" office:value="111">
            <text:p>111</text:p>
          </table:table-cell>
          <table:table-cell table:style-name="ce6" office:value-type="float" office:value="129057">
            <text:p>$ 129,057 </text:p>
          </table:table-cell>
          <table:table-cell table:style-name="ce6" office:value-type="float" office:value="92853">
            <text:p>$ 92,853 </text:p>
          </table:table-cell>
          <table:table-cell table:formula="of:=SUM([.I541:.J541])" office:value-type="float" office:value="221910">
            <text:p>$ 221,910 </text:p>
          </table:table-cell>
          <table:table-cell table:formula="of:=[.K541]/[.H541]" office:value-type="float" office:value="1999.18918918919">
            <text:p>$ 1,999 </text:p>
          </table:table-cell>
          <table:table-cell office:value-type="float" office:value="128">
            <text:p>128</text:p>
          </table:table-cell>
          <table:table-cell/>
          <table:table-cell table:formula="of:=SUM([.M541:.N541])" office:value-type="float" office:value="128">
            <text:p>128</text:p>
          </table:table-cell>
          <table:table-cell table:style-name="ce9" office:value-type="float" office:value="159430">
            <text:p>159,430 </text:p>
          </table:table-cell>
          <table:table-cell table:formula="of:=[.P541]/[.O541]" office:value-type="float" office:value="1245.546875">
            <text:p>1246</text:p>
          </table:table-cell>
          <table:table-cell/>
          <table:table-cell table:formula="of:=[.Q541]/43.67" office:value-type="float" office:value="28.521797000229">
            <text:p>29</text:p>
          </table:table-cell>
          <table:table-cell table:formula="of:=[.Q541]/81.88" office:value-type="float" office:value="15.2118572911578">
            <text:p>15</text:p>
          </table:table-cell>
          <table:table-cell table:style-name="ce10" table:formula="of:=[.S541]*4" office:value-type="currency" office:currency="USD" office:value="114.087188000916">
            <text:p>$114</text:p>
          </table:table-cell>
          <table:table-cell table:style-name="ce10" table:formula="of:=[.T541]*4" office:value-type="currency" office:currency="USD" office:value="60.8474291646312">
            <text:p>$61</text:p>
          </table:table-cell>
          <table:table-cell table:formula="of:=[.S541]*4" office:value-type="currency" office:currency="USD" office:value="114.087188000916">
            <text:p>$114</text:p>
          </table:table-cell>
          <table:table-cell table:formula="of:=[.T541]*4" office:value-type="currency" office:currency="USD" office:value="60.8474291646312">
            <text:p>$61</text:p>
          </table:table-cell>
          <table:table-cell table:formula="of:=[.S541]/2" office:value-type="float" office:value="14.2608985001145">
            <text:p>14</text:p>
          </table:table-cell>
          <table:table-cell table:formula="of:=[.T541]/2" office:value-type="float" office:value="7.6059286455789">
            <text:p>8</text:p>
          </table:table-cell>
          <table:table-cell table:formula="of:=[.P541]*0.183" office:value-type="float" office:value="29175.69">
            <text:p>$ 29,17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480">
            <text:p>5480</text:p>
          </table:table-cell>
          <table:table-cell table:style-name="ce1" office:value-type="string">
            <text:p>WASHINGTON_BORO</text:p>
          </table:table-cell>
          <table:table-cell/>
          <table:table-cell table:style-name="ce5" office:value-type="float" office:value="104">
            <text:p>104</text:p>
          </table:table-cell>
          <table:table-cell table:style-name="ce5" table:formula="of:=SUM([.F542:.G542])" office:value-type="float" office:value="104">
            <text:p>104</text:p>
          </table:table-cell>
          <table:table-cell table:style-name="ce6" office:value-type="float" office:value="87674">
            <text:p>$ 87,674 </text:p>
          </table:table-cell>
          <table:table-cell table:style-name="ce6" office:value-type="float" office:value="28774">
            <text:p>$ 28,774 </text:p>
          </table:table-cell>
          <table:table-cell table:formula="of:=SUM([.I542:.J542])" office:value-type="float" office:value="116448">
            <text:p>$ 116,448 </text:p>
          </table:table-cell>
          <table:table-cell table:formula="of:=[.K542]/[.H542]" office:value-type="float" office:value="1119.69230769231">
            <text:p>$ 1,120 </text:p>
          </table:table-cell>
          <table:table-cell/>
          <table:table-cell office:value-type="float" office:value="77">
            <text:p>77</text:p>
          </table:table-cell>
          <table:table-cell table:formula="of:=SUM([.M542:.N542])" office:value-type="float" office:value="77">
            <text:p>77</text:p>
          </table:table-cell>
          <table:table-cell table:style-name="ce9" office:value-type="float" office:value="71464">
            <text:p>71,464 </text:p>
          </table:table-cell>
          <table:table-cell table:formula="of:=[.P542]/[.O542]" office:value-type="float" office:value="928.103896103896">
            <text:p>928</text:p>
          </table:table-cell>
          <table:table-cell/>
          <table:table-cell table:formula="of:=[.Q542]/43.67" office:value-type="float" office:value="21.2526653561689">
            <text:p>21</text:p>
          </table:table-cell>
          <table:table-cell table:formula="of:=[.Q542]/81.88" office:value-type="float" office:value="11.3349278957486">
            <text:p>11</text:p>
          </table:table-cell>
          <table:table-cell table:style-name="ce10" table:formula="of:=[.S542]*4" office:value-type="currency" office:currency="USD" office:value="85.0106614246756">
            <text:p>$85</text:p>
          </table:table-cell>
          <table:table-cell table:style-name="ce10" table:formula="of:=[.T542]*4" office:value-type="currency" office:currency="USD" office:value="45.3397115829944">
            <text:p>$45</text:p>
          </table:table-cell>
          <table:table-cell table:formula="of:=[.S542]*4" office:value-type="currency" office:currency="USD" office:value="85.0106614246756">
            <text:p>$85</text:p>
          </table:table-cell>
          <table:table-cell table:formula="of:=[.T542]*4" office:value-type="currency" office:currency="USD" office:value="45.3397115829944">
            <text:p>$45</text:p>
          </table:table-cell>
          <table:table-cell table:formula="of:=[.S542]/2" office:value-type="float" office:value="10.6263326780845">
            <text:p>11</text:p>
          </table:table-cell>
          <table:table-cell table:formula="of:=[.T542]/2" office:value-type="float" office:value="5.66746394787431">
            <text:p>6</text:p>
          </table:table-cell>
          <table:table-cell table:formula="of:=[.P542]*0.183" office:value-type="float" office:value="13077.912">
            <text:p>$ 13,078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530">
            <text:p>5530</text:p>
          </table:table-cell>
          <table:table-cell table:style-name="ce1" office:value-type="string">
            <text:p>WASHINGTON_TOWNSHIP</text:p>
          </table:table-cell>
          <table:table-cell/>
          <table:table-cell table:style-name="ce5" office:value-type="float" office:value="22">
            <text:p>22</text:p>
          </table:table-cell>
          <table:table-cell table:style-name="ce5" table:formula="of:=SUM([.F543:.G543])" office:value-type="float" office:value="22">
            <text:p>22</text:p>
          </table:table-cell>
          <table:table-cell table:style-name="ce6" office:value-type="float" office:value="13542">
            <text:p>$ 13,542 </text:p>
          </table:table-cell>
          <table:table-cell table:style-name="ce6" office:value-type="float" office:value="0">
            <text:p>$ 0 </text:p>
          </table:table-cell>
          <table:table-cell table:formula="of:=SUM([.I543:.J543])" office:value-type="float" office:value="13542">
            <text:p>$ 13,542 </text:p>
          </table:table-cell>
          <table:table-cell table:formula="of:=[.K543]/[.H543]" office:value-type="float" office:value="615.545454545455">
            <text:p>$ 616 </text:p>
          </table:table-cell>
          <table:table-cell/>
          <table:table-cell office:value-type="float" office:value="41">
            <text:p>41</text:p>
          </table:table-cell>
          <table:table-cell table:formula="of:=SUM([.M543:.N543])" office:value-type="float" office:value="41">
            <text:p>41</text:p>
          </table:table-cell>
          <table:table-cell table:style-name="ce9" office:value-type="float" office:value="28340">
            <text:p>28,340 </text:p>
          </table:table-cell>
          <table:table-cell table:formula="of:=[.P543]/[.O543]" office:value-type="float" office:value="691.219512195122">
            <text:p>691</text:p>
          </table:table-cell>
          <table:table-cell/>
          <table:table-cell table:formula="of:=[.Q543]/43.67" office:value-type="float" office:value="15.8282462146811">
            <text:p>16</text:p>
          </table:table-cell>
          <table:table-cell table:formula="of:=[.Q543]/81.88" office:value-type="float" office:value="8.44186018802054">
            <text:p>8</text:p>
          </table:table-cell>
          <table:table-cell table:style-name="ce10" table:formula="of:=[.S543]*4" office:value-type="currency" office:currency="USD" office:value="63.3129848587243">
            <text:p>$63</text:p>
          </table:table-cell>
          <table:table-cell table:style-name="ce10" table:formula="of:=[.T543]*4" office:value-type="currency" office:currency="USD" office:value="33.7674407520822">
            <text:p>$34</text:p>
          </table:table-cell>
          <table:table-cell table:formula="of:=[.S543]*4" office:value-type="currency" office:currency="USD" office:value="63.3129848587243">
            <text:p>$63</text:p>
          </table:table-cell>
          <table:table-cell table:formula="of:=[.T543]*4" office:value-type="currency" office:currency="USD" office:value="33.7674407520822">
            <text:p>$34</text:p>
          </table:table-cell>
          <table:table-cell table:formula="of:=[.S543]/2" office:value-type="float" office:value="7.91412310734053">
            <text:p>8</text:p>
          </table:table-cell>
          <table:table-cell table:formula="of:=[.T543]/2" office:value-type="float" office:value="4.22093009401027">
            <text:p>4</text:p>
          </table:table-cell>
          <table:table-cell table:formula="of:=[.P543]*0.183" office:value-type="float" office:value="5186.22">
            <text:p>$ 5,186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780">
            <text:p>5780</text:p>
          </table:table-cell>
          <table:table-cell table:style-name="ce1" office:value-type="string">
            <text:p>WHITE_TOWNSHIP</text:p>
          </table:table-cell>
          <table:table-cell/>
          <table:table-cell table:style-name="ce5" office:value-type="float" office:value="28">
            <text:p>28</text:p>
          </table:table-cell>
          <table:table-cell table:style-name="ce5" table:formula="of:=SUM([.F544:.G544])" office:value-type="float" office:value="28">
            <text:p>28</text:p>
          </table:table-cell>
          <table:table-cell table:style-name="ce6" office:value-type="float" office:value="21255">
            <text:p>$ 21,255 </text:p>
          </table:table-cell>
          <table:table-cell table:style-name="ce6" office:value-type="float" office:value="6924">
            <text:p>$ 6,924 </text:p>
          </table:table-cell>
          <table:table-cell table:formula="of:=SUM([.I544:.J544])" office:value-type="float" office:value="28179">
            <text:p>$ 28,179 </text:p>
          </table:table-cell>
          <table:table-cell table:formula="of:=[.K544]/[.H544]" office:value-type="float" office:value="1006.39285714286">
            <text:p>$ 1,006 </text:p>
          </table:table-cell>
          <table:table-cell/>
          <table:table-cell office:value-type="float" office:value="64">
            <text:p>64</text:p>
          </table:table-cell>
          <table:table-cell table:formula="of:=SUM([.M544:.N544])" office:value-type="float" office:value="64">
            <text:p>64</text:p>
          </table:table-cell>
          <table:table-cell table:style-name="ce9" office:value-type="float" office:value="49711">
            <text:p>49,711 </text:p>
          </table:table-cell>
          <table:table-cell table:formula="of:=[.P544]/[.O544]" office:value-type="float" office:value="776.734375">
            <text:p>777</text:p>
          </table:table-cell>
          <table:table-cell/>
          <table:table-cell table:formula="of:=[.Q544]/43.67" office:value-type="float" office:value="17.7864523700481">
            <text:p>18</text:p>
          </table:table-cell>
          <table:table-cell table:formula="of:=[.Q544]/81.88" office:value-type="float" office:value="9.48625274792379">
            <text:p>9</text:p>
          </table:table-cell>
          <table:table-cell table:style-name="ce10" table:formula="of:=[.S544]*4" office:value-type="currency" office:currency="USD" office:value="71.1458094801924">
            <text:p>$71</text:p>
          </table:table-cell>
          <table:table-cell table:style-name="ce10" table:formula="of:=[.T544]*4" office:value-type="currency" office:currency="USD" office:value="37.9450109916952">
            <text:p>$38</text:p>
          </table:table-cell>
          <table:table-cell table:formula="of:=[.S544]*4" office:value-type="currency" office:currency="USD" office:value="71.1458094801924">
            <text:p>$71</text:p>
          </table:table-cell>
          <table:table-cell table:formula="of:=[.T544]*4" office:value-type="currency" office:currency="USD" office:value="37.9450109916952">
            <text:p>$38</text:p>
          </table:table-cell>
          <table:table-cell table:formula="of:=[.S544]/2" office:value-type="float" office:value="8.89322618502404">
            <text:p>9</text:p>
          </table:table-cell>
          <table:table-cell table:formula="of:=[.T544]/2" office:value-type="float" office:value="4.7431263739619">
            <text:p>5</text:p>
          </table:table-cell>
          <table:table-cell table:formula="of:=[.P544]*0.183" office:value-type="float" office:value="9097.113">
            <text:p>$ 9,097 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6031">
            <text:p>6031</text:p>
          </table:table-cell>
          <table:table-cell table:style-name="ce1" office:value-type="string">
            <text:p>THE_ELLEN_G._PRESSMAN_CHARTER_SCHOOL</text:p>
          </table:table-cell>
          <table:table-cell/>
          <table:table-cell table:style-name="ce5" office:value-type="float" office:value="42">
            <text:p>42</text:p>
          </table:table-cell>
          <table:table-cell table:style-name="ce5" table:formula="of:=SUM([.F545:.G545])" office:value-type="float" office:value="42">
            <text:p>42</text:p>
          </table:table-cell>
          <table:table-cell table:style-name="ce6" office:value-type="float" office:value="46096">
            <text:p>$ 46,096 </text:p>
          </table:table-cell>
          <table:table-cell table:style-name="ce6" office:value-type="float" office:value="22302">
            <text:p>$ 22,302 </text:p>
          </table:table-cell>
          <table:table-cell table:formula="of:=SUM([.I545:.J545])" office:value-type="float" office:value="68398">
            <text:p>$ 68,398 </text:p>
          </table:table-cell>
          <table:table-cell table:formula="of:=[.K545]/[.H545]" office:value-type="float" office:value="1628.52380952381">
            <text:p>$ 1,629 </text:p>
          </table:table-cell>
          <table:table-cell table:number-columns-repeated="2"/>
          <table:table-cell table:formula="of:=SUM([.M545:.N545])" office:value-type="float" office:value="0">
            <text:p>0</text:p>
          </table:table-cell>
          <table:table-cell table:style-name="ce9"/>
          <table:table-cell office:value-type="string">
            <text:p><text:s/></text:p>
          </table:table-cell>
          <table:table-cell/>
          <table:table-cell table:formula="of:=[.Q545]/43.67" office:value-type="float" office:value="0">
            <text:p>0</text:p>
          </table:table-cell>
          <table:table-cell table:formula="of:=[.Q545]/81.88" office:value-type="float" office:value="0">
            <text:p>0</text:p>
          </table:table-cell>
          <table:table-cell table:style-name="ce10" table:formula="of:=[.S545]*4" office:value-type="currency" office:currency="USD" office:value="0">
            <text:p>$0</text:p>
          </table:table-cell>
          <table:table-cell table:style-name="ce10" table:formula="of:=[.T545]*4" office:value-type="currency" office:currency="USD" office:value="0">
            <text:p>$0</text:p>
          </table:table-cell>
          <table:table-cell table:formula="of:=[.S545]*4" office:value-type="currency" office:currency="USD" office:value="0">
            <text:p>$0</text:p>
          </table:table-cell>
          <table:table-cell table:formula="of:=[.T545]*4" office:value-type="currency" office:currency="USD" office:value="0">
            <text:p>$0</text:p>
          </table:table-cell>
          <table:table-cell table:formula="of:=[.S545]/2" office:value-type="float" office:value="0">
            <text:p>0</text:p>
          </table:table-cell>
          <table:table-cell table:formula="of:=[.T545]/2" office:value-type="float" office:value="0">
            <text:p>0</text:p>
          </table:table-cell>
          <table:table-cell table:formula="of:=[.P545]*0.183" office:value-type="float" office:value="0">
            <text:p>$ 0 </text:p>
          </table:table-cell>
          <table:table-cell table:number-columns-repeated="997"/>
        </table:table-row>
        <table:table-row table:style-name="ro2" table:number-rows-repeated="6499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$-</number:text>
      <number:number number:decimal-places="2" number:min-integer-digits="1" number:grouping="true"/>
      <style:map style:condition="value()&gt;=0" style:apply-style-name="N132P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08/23/2010</text:date>, <text:time>20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08-23T20:38:27</dc:date>
    <meta:print-date>1969-12-31T16:00:00</meta:print-date>
    <dc:creator>Eric Laquer</dc:creator>
    <meta:editing-duration>PT33H40M39S</meta:editing-duration>
    <meta:editing-cycles>20</meta:editing-cycles>
    <meta:generator>OpenOffice.org/3.2$Unix OpenOffice.org_project/320m12$Build-9483</meta:generator>
    <meta:document-statistic meta:table-count="1" meta:cell-count="12958" meta:object-count="0"/>
  </office:meta>
</office:document-meta>
</file>